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2.104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268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number-columns-repeated="8" table:default-cell-style-name="Default"/>
        <table:table-column table:style-name="co5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4" table:default-cell-style-name="Default"/>
        <table:table-column table:style-name="co3" table:default-cell-style-name="Default"/>
        <table:table-column table:style-name="co20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  <table:table-cell office:value-type="string" calcext:value-type="string">
            <text:p>NET_P_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2.195932" calcext:value-type="float">
            <text:p>2.195932</text:p>
          </table:table-cell>
          <table:table-cell office:value-type="float" office:value="136.9664" calcext:value-type="float">
            <text:p>136.9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4264" calcext:value-type="float">
            <text:p>17.54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996" calcext:value-type="float">
            <text:p>1185.996</text:p>
          </table:table-cell>
          <table:table-cell office:value-type="float" office:value="1.54674" calcext:value-type="float">
            <text:p>1.54674</text:p>
          </table:table-cell>
          <table:table-cell office:value-type="float" office:value="0" calcext:value-type="float">
            <text:p>0</text:p>
          </table:table-cell>
          <table:table-cell office:value-type="float" office:value="0.03893466" calcext:value-type="float">
            <text:p>0.03893466</text:p>
          </table:table-cell>
          <table:table-cell office:value-type="float" office:value="0.07333166" calcext:value-type="float">
            <text:p>0.07333166</text:p>
          </table:table-cell>
          <table:table-cell office:value-type="float" office:value="0.1235855" calcext:value-type="float">
            <text:p>0.1235855</text:p>
          </table:table-cell>
          <table:table-cell office:value-type="float" office:value="0.02962959" calcext:value-type="float">
            <text:p>0.02962959</text:p>
          </table:table-cell>
          <table:table-cell office:value-type="float" office:value="0.0225426" calcext:value-type="float">
            <text:p>0.0225426</text:p>
          </table:table-cell>
          <table:table-cell office:value-type="float" office:value="0.01793747" calcext:value-type="float">
            <text:p>0.01793747</text:p>
          </table:table-cell>
          <table:table-cell office:value-type="float" office:value="0.02240378" calcext:value-type="float">
            <text:p>0.02240378</text:p>
          </table:table-cell>
          <table:table-cell office:value-type="float" office:value="0.05776887" calcext:value-type="float">
            <text:p>0.05776887</text:p>
          </table:table-cell>
          <table:table-cell office:value-type="float" office:value="0.1055102" calcext:value-type="float">
            <text:p>0.1055102</text:p>
          </table:table-cell>
          <table:table-cell office:value-type="float" office:value="0.1048785" calcext:value-type="float">
            <text:p>0.1048785</text:p>
          </table:table-cell>
          <table:table-cell office:value-type="float" office:value="0.1064889" calcext:value-type="float">
            <text:p>0.1064889</text:p>
          </table:table-cell>
          <table:table-cell office:value-type="float" office:value="0.1064484" calcext:value-type="float">
            <text:p>0.1064484</text:p>
          </table:table-cell>
          <table:table-cell office:value-type="float" office:value="0.1095804" calcext:value-type="float">
            <text:p>0.1095804</text:p>
          </table:table-cell>
          <table:table-cell office:value-type="float" office:value="0.1130812" calcext:value-type="float">
            <text:p>0.1130812</text:p>
          </table:table-cell>
          <table:table-cell office:value-type="float" office:value="0" calcext:value-type="float">
            <text:p>0</text:p>
          </table:table-cell>
          <table:table-cell office:value-type="float" office:value="8.544374" calcext:value-type="float">
            <text:p>8.544374</text:p>
          </table:table-cell>
          <table:table-cell office:value-type="float" office:value="9.92501" calcext:value-type="float">
            <text:p>9.92501</text:p>
          </table:table-cell>
          <table:table-cell office:value-type="float" office:value="17.66962" calcext:value-type="float">
            <text:p>17.66962</text:p>
          </table:table-cell>
          <table:table-cell office:value-type="float" office:value="4.487738" calcext:value-type="float">
            <text:p>4.487738</text:p>
          </table:table-cell>
          <table:table-cell office:value-type="float" office:value="3.562763" calcext:value-type="float">
            <text:p>3.562763</text:p>
          </table:table-cell>
          <table:table-cell office:value-type="float" office:value="1.753995" calcext:value-type="float">
            <text:p>1.753995</text:p>
          </table:table-cell>
          <table:table-cell office:value-type="float" office:value="1.354572" calcext:value-type="float">
            <text:p>1.354572</text:p>
          </table:table-cell>
          <table:table-cell office:value-type="float" office:value="2.848229" calcext:value-type="float">
            <text:p>2.848229</text:p>
          </table:table-cell>
          <table:table-cell office:value-type="float" office:value="4.254259" calcext:value-type="float">
            <text:p>4.254259</text:p>
          </table:table-cell>
          <table:table-cell office:value-type="float" office:value="4.228705" calcext:value-type="float">
            <text:p>4.228705</text:p>
          </table:table-cell>
          <table:table-cell office:value-type="float" office:value="4.425768" calcext:value-type="float">
            <text:p>4.425768</text:p>
          </table:table-cell>
          <table:table-cell office:value-type="float" office:value="4.436759" calcext:value-type="float">
            <text:p>4.436759</text:p>
          </table:table-cell>
          <table:table-cell office:value-type="float" office:value="4.745849" calcext:value-type="float">
            <text:p>4.745849</text:p>
          </table:table-cell>
          <table:table-cell office:value-type="float" office:value="5.068461" calcext:value-type="float">
            <text:p>5.068461</text:p>
          </table:table-cell>
          <table:table-cell office:value-type="float" office:value="0" calcext:value-type="float">
            <text:p>0</text:p>
          </table:table-cell>
          <table:table-cell office:value-type="float" office:value="0.006485295" calcext:value-type="float">
            <text:p>0.006485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941668" calcext:value-type="float">
            <text:p>0.0006941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2.195943" calcext:value-type="float">
            <text:p>2.195943</text:p>
          </table:table-cell>
          <table:table-cell office:value-type="float" office:value="136.9653" calcext:value-type="float">
            <text:p>136.9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757" calcext:value-type="float">
            <text:p>17.5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5.963" calcext:value-type="float">
            <text:p>1185.963</text:p>
          </table:table-cell>
          <table:table-cell office:value-type="float" office:value="1.545948" calcext:value-type="float">
            <text:p>1.545948</text:p>
          </table:table-cell>
          <table:table-cell office:value-type="float" office:value="0" calcext:value-type="float">
            <text:p>0</text:p>
          </table:table-cell>
          <table:table-cell office:value-type="float" office:value="0.03697399" calcext:value-type="float">
            <text:p>0.03697399</text:p>
          </table:table-cell>
          <table:table-cell office:value-type="float" office:value="0.07286035" calcext:value-type="float">
            <text:p>0.07286035</text:p>
          </table:table-cell>
          <table:table-cell office:value-type="float" office:value="0.1190075" calcext:value-type="float">
            <text:p>0.1190075</text:p>
          </table:table-cell>
          <table:table-cell office:value-type="float" office:value="0.03071419" calcext:value-type="float">
            <text:p>0.03071419</text:p>
          </table:table-cell>
          <table:table-cell office:value-type="float" office:value="0.02263136" calcext:value-type="float">
            <text:p>0.02263136</text:p>
          </table:table-cell>
          <table:table-cell office:value-type="float" office:value="0.0179111" calcext:value-type="float">
            <text:p>0.0179111</text:p>
          </table:table-cell>
          <table:table-cell office:value-type="float" office:value="0.02237606" calcext:value-type="float">
            <text:p>0.02237606</text:p>
          </table:table-cell>
          <table:table-cell office:value-type="float" office:value="0.05776665" calcext:value-type="float">
            <text:p>0.05776665</text:p>
          </table:table-cell>
          <table:table-cell office:value-type="float" office:value="0.1055666" calcext:value-type="float">
            <text:p>0.1055666</text:p>
          </table:table-cell>
          <table:table-cell office:value-type="float" office:value="0.1049588" calcext:value-type="float">
            <text:p>0.1049588</text:p>
          </table:table-cell>
          <table:table-cell office:value-type="float" office:value="0.1065889" calcext:value-type="float">
            <text:p>0.1065889</text:p>
          </table:table-cell>
          <table:table-cell office:value-type="float" office:value="0.1065517" calcext:value-type="float">
            <text:p>0.1065517</text:p>
          </table:table-cell>
          <table:table-cell office:value-type="float" office:value="0.109687" calcext:value-type="float">
            <text:p>0.109687</text:p>
          </table:table-cell>
          <table:table-cell office:value-type="float" office:value="0.1131958" calcext:value-type="float">
            <text:p>0.1131958</text:p>
          </table:table-cell>
          <table:table-cell office:value-type="float" office:value="0" calcext:value-type="float">
            <text:p>0</text:p>
          </table:table-cell>
          <table:table-cell office:value-type="float" office:value="8.538679" calcext:value-type="float">
            <text:p>8.538679</text:p>
          </table:table-cell>
          <table:table-cell office:value-type="float" office:value="9.921668" calcext:value-type="float">
            <text:p>9.921668</text:p>
          </table:table-cell>
          <table:table-cell office:value-type="float" office:value="17.66229" calcext:value-type="float">
            <text:p>17.66229</text:p>
          </table:table-cell>
          <table:table-cell office:value-type="float" office:value="4.48502" calcext:value-type="float">
            <text:p>4.48502</text:p>
          </table:table-cell>
          <table:table-cell office:value-type="float" office:value="3.560016" calcext:value-type="float">
            <text:p>3.560016</text:p>
          </table:table-cell>
          <table:table-cell office:value-type="float" office:value="1.754482" calcext:value-type="float">
            <text:p>1.754482</text:p>
          </table:table-cell>
          <table:table-cell office:value-type="float" office:value="1.356502" calcext:value-type="float">
            <text:p>1.356502</text:p>
          </table:table-cell>
          <table:table-cell office:value-type="float" office:value="2.853879" calcext:value-type="float">
            <text:p>2.853879</text:p>
          </table:table-cell>
          <table:table-cell office:value-type="float" office:value="4.263532" calcext:value-type="float">
            <text:p>4.263532</text:p>
          </table:table-cell>
          <table:table-cell office:value-type="float" office:value="4.238236" calcext:value-type="float">
            <text:p>4.238236</text:p>
          </table:table-cell>
          <table:table-cell office:value-type="float" office:value="4.435769" calcext:value-type="float">
            <text:p>4.435769</text:p>
          </table:table-cell>
          <table:table-cell office:value-type="float" office:value="4.446722" calcext:value-type="float">
            <text:p>4.446722</text:p>
          </table:table-cell>
          <table:table-cell office:value-type="float" office:value="4.75585" calcext:value-type="float">
            <text:p>4.75585</text:p>
          </table:table-cell>
          <table:table-cell office:value-type="float" office:value="5.077243" calcext:value-type="float">
            <text:p>5.077243</text:p>
          </table:table-cell>
          <table:table-cell office:value-type="float" office:value="0" calcext:value-type="float">
            <text:p>0</text:p>
          </table:table-cell>
          <table:table-cell office:value-type="float" office:value="0.005754254" calcext:value-type="float">
            <text:p>0.005754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357122" calcext:value-type="float">
            <text:p>0.001357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2.195928" calcext:value-type="float">
            <text:p>2.195928</text:p>
          </table:table-cell>
          <table:table-cell office:value-type="float" office:value="136.9643" calcext:value-type="float">
            <text:p>136.9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0867" calcext:value-type="float">
            <text:p>17.60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791337" calcext:value-type="float">
            <text:p>2.791337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615137" calcext:value-type="float">
            <text:p>1.615137E-11</text:p>
          </table:table-cell>
          <table:table-cell office:value-type="float" office:value="1185.931" calcext:value-type="float">
            <text:p>1185.931</text:p>
          </table:table-cell>
          <table:table-cell office:value-type="float" office:value="1.545282" calcext:value-type="float">
            <text:p>1.545282</text:p>
          </table:table-cell>
          <table:table-cell office:value-type="float" office:value="0" calcext:value-type="float">
            <text:p>0</text:p>
          </table:table-cell>
          <table:table-cell office:value-type="float" office:value="0.02650831" calcext:value-type="float">
            <text:p>0.02650831</text:p>
          </table:table-cell>
          <table:table-cell office:value-type="float" office:value="0.06915604" calcext:value-type="float">
            <text:p>0.06915604</text:p>
          </table:table-cell>
          <table:table-cell office:value-type="float" office:value="0.1139286" calcext:value-type="float">
            <text:p>0.1139286</text:p>
          </table:table-cell>
          <table:table-cell office:value-type="float" office:value="0.03154784" calcext:value-type="float">
            <text:p>0.03154784</text:p>
          </table:table-cell>
          <table:table-cell office:value-type="float" office:value="0.0227885" calcext:value-type="float">
            <text:p>0.0227885</text:p>
          </table:table-cell>
          <table:table-cell office:value-type="float" office:value="0.01790034" calcext:value-type="float">
            <text:p>0.01790034</text:p>
          </table:table-cell>
          <table:table-cell office:value-type="float" office:value="0.02236785" calcext:value-type="float">
            <text:p>0.02236785</text:p>
          </table:table-cell>
          <table:table-cell office:value-type="float" office:value="0.05777318" calcext:value-type="float">
            <text:p>0.05777318</text:p>
          </table:table-cell>
          <table:table-cell office:value-type="float" office:value="0.1056249" calcext:value-type="float">
            <text:p>0.1056249</text:p>
          </table:table-cell>
          <table:table-cell office:value-type="float" office:value="0.1050391" calcext:value-type="float">
            <text:p>0.1050391</text:p>
          </table:table-cell>
          <table:table-cell office:value-type="float" office:value="0.1066887" calcext:value-type="float">
            <text:p>0.1066887</text:p>
          </table:table-cell>
          <table:table-cell office:value-type="float" office:value="0.106655" calcext:value-type="float">
            <text:p>0.106655</text:p>
          </table:table-cell>
          <table:table-cell office:value-type="float" office:value="0.1097941" calcext:value-type="float">
            <text:p>0.1097941</text:p>
          </table:table-cell>
          <table:table-cell office:value-type="float" office:value="0.1133106" calcext:value-type="float">
            <text:p>0.1133106</text:p>
          </table:table-cell>
          <table:table-cell office:value-type="float" office:value="0" calcext:value-type="float">
            <text:p>0</text:p>
          </table:table-cell>
          <table:table-cell office:value-type="float" office:value="8.531845" calcext:value-type="float">
            <text:p>8.531845</text:p>
          </table:table-cell>
          <table:table-cell office:value-type="float" office:value="9.917883" calcext:value-type="float">
            <text:p>9.917883</text:p>
          </table:table-cell>
          <table:table-cell office:value-type="float" office:value="17.65426" calcext:value-type="float">
            <text:p>17.65426</text:p>
          </table:table-cell>
          <table:table-cell office:value-type="float" office:value="4.482873" calcext:value-type="float">
            <text:p>4.482873</text:p>
          </table:table-cell>
          <table:table-cell office:value-type="float" office:value="3.557371" calcext:value-type="float">
            <text:p>3.557371</text:p>
          </table:table-cell>
          <table:table-cell office:value-type="float" office:value="1.754961" calcext:value-type="float">
            <text:p>1.754961</text:p>
          </table:table-cell>
          <table:table-cell office:value-type="float" office:value="1.358417" calcext:value-type="float">
            <text:p>1.358417</text:p>
          </table:table-cell>
          <table:table-cell office:value-type="float" office:value="2.8595" calcext:value-type="float">
            <text:p>2.8595</text:p>
          </table:table-cell>
          <table:table-cell office:value-type="float" office:value="4.272765" calcext:value-type="float">
            <text:p>4.272765</text:p>
          </table:table-cell>
          <table:table-cell office:value-type="float" office:value="4.247752" calcext:value-type="float">
            <text:p>4.247752</text:p>
          </table:table-cell>
          <table:table-cell office:value-type="float" office:value="4.445753" calcext:value-type="float">
            <text:p>4.445753</text:p>
          </table:table-cell>
          <table:table-cell office:value-type="float" office:value="4.456672" calcext:value-type="float">
            <text:p>4.456672</text:p>
          </table:table-cell>
          <table:table-cell office:value-type="float" office:value="4.765849" calcext:value-type="float">
            <text:p>4.765849</text:p>
          </table:table-cell>
          <table:table-cell office:value-type="float" office:value="5.087143" calcext:value-type="float">
            <text:p>5.087143</text:p>
          </table:table-cell>
          <table:table-cell office:value-type="float" office:value="0" calcext:value-type="float">
            <text:p>0</text:p>
          </table:table-cell>
          <table:table-cell office:value-type="float" office:value="0.004638168" calcext:value-type="float">
            <text:p>0.004638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999492" calcext:value-type="float">
            <text:p>0.001999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2.195885" calcext:value-type="float">
            <text:p>2.195885</text:p>
          </table:table-cell>
          <table:table-cell office:value-type="float" office:value="136.9635" calcext:value-type="float">
            <text:p>136.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4151" calcext:value-type="float">
            <text:p>17.641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430147" calcext:value-type="float">
            <text:p>5.430147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84396" calcext:value-type="float">
            <text:p>2.984396E-11</text:p>
          </table:table-cell>
          <table:table-cell office:value-type="float" office:value="1185.899" calcext:value-type="float">
            <text:p>1185.899</text:p>
          </table:table-cell>
          <table:table-cell office:value-type="float" office:value="1.544662" calcext:value-type="float">
            <text:p>1.544662</text:p>
          </table:table-cell>
          <table:table-cell office:value-type="float" office:value="0" calcext:value-type="float">
            <text:p>0</text:p>
          </table:table-cell>
          <table:table-cell office:value-type="float" office:value="0.01770314" calcext:value-type="float">
            <text:p>0.01770314</text:p>
          </table:table-cell>
          <table:table-cell office:value-type="float" office:value="0.06885361" calcext:value-type="float">
            <text:p>0.06885361</text:p>
          </table:table-cell>
          <table:table-cell office:value-type="float" office:value="0.1134476" calcext:value-type="float">
            <text:p>0.1134476</text:p>
          </table:table-cell>
          <table:table-cell office:value-type="float" office:value="0.03104324" calcext:value-type="float">
            <text:p>0.03104324</text:p>
          </table:table-cell>
          <table:table-cell office:value-type="float" office:value="0.02286088" calcext:value-type="float">
            <text:p>0.02286088</text:p>
          </table:table-cell>
          <table:table-cell office:value-type="float" office:value="0.01790791" calcext:value-type="float">
            <text:p>0.01790791</text:p>
          </table:table-cell>
          <table:table-cell office:value-type="float" office:value="0.02239118" calcext:value-type="float">
            <text:p>0.02239118</text:p>
          </table:table-cell>
          <table:table-cell office:value-type="float" office:value="0.05778953" calcext:value-type="float">
            <text:p>0.05778953</text:p>
          </table:table-cell>
          <table:table-cell office:value-type="float" office:value="0.105686" calcext:value-type="float">
            <text:p>0.105686</text:p>
          </table:table-cell>
          <table:table-cell office:value-type="float" office:value="0.1051202" calcext:value-type="float">
            <text:p>0.1051202</text:p>
          </table:table-cell>
          <table:table-cell office:value-type="float" office:value="0.1067886" calcext:value-type="float">
            <text:p>0.1067886</text:p>
          </table:table-cell>
          <table:table-cell office:value-type="float" office:value="0.1067582" calcext:value-type="float">
            <text:p>0.1067582</text:p>
          </table:table-cell>
          <table:table-cell office:value-type="float" office:value="0.1099008" calcext:value-type="float">
            <text:p>0.1099008</text:p>
          </table:table-cell>
          <table:table-cell office:value-type="float" office:value="0.1134252" calcext:value-type="float">
            <text:p>0.1134252</text:p>
          </table:table-cell>
          <table:table-cell office:value-type="float" office:value="0" calcext:value-type="float">
            <text:p>0</text:p>
          </table:table-cell>
          <table:table-cell office:value-type="float" office:value="8.522939" calcext:value-type="float">
            <text:p>8.522939</text:p>
          </table:table-cell>
          <table:table-cell office:value-type="float" office:value="9.9138" calcext:value-type="float">
            <text:p>9.9138</text:p>
          </table:table-cell>
          <table:table-cell office:value-type="float" office:value="17.64499" calcext:value-type="float">
            <text:p>17.64499</text:p>
          </table:table-cell>
          <table:table-cell office:value-type="float" office:value="4.480816" calcext:value-type="float">
            <text:p>4.480816</text:p>
          </table:table-cell>
          <table:table-cell office:value-type="float" office:value="3.554783" calcext:value-type="float">
            <text:p>3.554783</text:p>
          </table:table-cell>
          <table:table-cell office:value-type="float" office:value="1.755434" calcext:value-type="float">
            <text:p>1.755434</text:p>
          </table:table-cell>
          <table:table-cell office:value-type="float" office:value="1.360322" calcext:value-type="float">
            <text:p>1.360322</text:p>
          </table:table-cell>
          <table:table-cell office:value-type="float" office:value="2.865104" calcext:value-type="float">
            <text:p>2.865104</text:p>
          </table:table-cell>
          <table:table-cell office:value-type="float" office:value="4.281984" calcext:value-type="float">
            <text:p>4.281984</text:p>
          </table:table-cell>
          <table:table-cell office:value-type="float" office:value="4.257244" calcext:value-type="float">
            <text:p>4.257244</text:p>
          </table:table-cell>
          <table:table-cell office:value-type="float" office:value="4.45573" calcext:value-type="float">
            <text:p>4.45573</text:p>
          </table:table-cell>
          <table:table-cell office:value-type="float" office:value="4.466595" calcext:value-type="float">
            <text:p>4.466595</text:p>
          </table:table-cell>
          <table:table-cell office:value-type="float" office:value="4.775853" calcext:value-type="float">
            <text:p>4.775853</text:p>
          </table:table-cell>
          <table:table-cell office:value-type="float" office:value="5.098367" calcext:value-type="float">
            <text:p>5.098367</text:p>
          </table:table-cell>
          <table:table-cell office:value-type="float" office:value="0" calcext:value-type="float">
            <text:p>0</text:p>
          </table:table-cell>
          <table:table-cell office:value-type="float" office:value="0.005100121" calcext:value-type="float">
            <text:p>0.005100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647463" calcext:value-type="float">
            <text:p>0.0026474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2.195811" calcext:value-type="float">
            <text:p>2.195811</text:p>
          </table:table-cell>
          <table:table-cell office:value-type="float" office:value="136.9629" calcext:value-type="float">
            <text:p>136.9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7416" calcext:value-type="float">
            <text:p>17.674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866" calcext:value-type="float">
            <text:p>1185.866</text:p>
          </table:table-cell>
          <table:table-cell office:value-type="float" office:value="1.544584" calcext:value-type="float">
            <text:p>1.544584</text:p>
          </table:table-cell>
          <table:table-cell office:value-type="float" office:value="0" calcext:value-type="float">
            <text:p>0</text:p>
          </table:table-cell>
          <table:table-cell office:value-type="float" office:value="0.01039686" calcext:value-type="float">
            <text:p>0.01039686</text:p>
          </table:table-cell>
          <table:table-cell office:value-type="float" office:value="0.06703179" calcext:value-type="float">
            <text:p>0.06703179</text:p>
          </table:table-cell>
          <table:table-cell office:value-type="float" office:value="0.112767" calcext:value-type="float">
            <text:p>0.112767</text:p>
          </table:table-cell>
          <table:table-cell office:value-type="float" office:value="0.03011072" calcext:value-type="float">
            <text:p>0.03011072</text:p>
          </table:table-cell>
          <table:table-cell office:value-type="float" office:value="0.02294015" calcext:value-type="float">
            <text:p>0.02294015</text:p>
          </table:table-cell>
          <table:table-cell office:value-type="float" office:value="0.01791662" calcext:value-type="float">
            <text:p>0.01791662</text:p>
          </table:table-cell>
          <table:table-cell office:value-type="float" office:value="0.02241626" calcext:value-type="float">
            <text:p>0.02241626</text:p>
          </table:table-cell>
          <table:table-cell office:value-type="float" office:value="0.05781632" calcext:value-type="float">
            <text:p>0.05781632</text:p>
          </table:table-cell>
          <table:table-cell office:value-type="float" office:value="0.1057507" calcext:value-type="float">
            <text:p>0.1057507</text:p>
          </table:table-cell>
          <table:table-cell office:value-type="float" office:value="0.105202" calcext:value-type="float">
            <text:p>0.105202</text:p>
          </table:table-cell>
          <table:table-cell office:value-type="float" office:value="0.1068885" calcext:value-type="float">
            <text:p>0.1068885</text:p>
          </table:table-cell>
          <table:table-cell office:value-type="float" office:value="0.1068605" calcext:value-type="float">
            <text:p>0.1068605</text:p>
          </table:table-cell>
          <table:table-cell office:value-type="float" office:value="0.110008" calcext:value-type="float">
            <text:p>0.110008</text:p>
          </table:table-cell>
          <table:table-cell office:value-type="float" office:value="0.1135396" calcext:value-type="float">
            <text:p>0.1135396</text:p>
          </table:table-cell>
          <table:table-cell office:value-type="float" office:value="0" calcext:value-type="float">
            <text:p>0</text:p>
          </table:table-cell>
          <table:table-cell office:value-type="float" office:value="8.509666" calcext:value-type="float">
            <text:p>8.509666</text:p>
          </table:table-cell>
          <table:table-cell office:value-type="float" office:value="9.90917" calcext:value-type="float">
            <text:p>9.90917</text:p>
          </table:table-cell>
          <table:table-cell office:value-type="float" office:value="17.63467" calcext:value-type="float">
            <text:p>17.63467</text:p>
          </table:table-cell>
          <table:table-cell office:value-type="float" office:value="4.478499" calcext:value-type="float">
            <text:p>4.478499</text:p>
          </table:table-cell>
          <table:table-cell office:value-type="float" office:value="3.552234" calcext:value-type="float">
            <text:p>3.552234</text:p>
          </table:table-cell>
          <table:table-cell office:value-type="float" office:value="1.755908" calcext:value-type="float">
            <text:p>1.755908</text:p>
          </table:table-cell>
          <table:table-cell office:value-type="float" office:value="1.362223" calcext:value-type="float">
            <text:p>1.362223</text:p>
          </table:table-cell>
          <table:table-cell office:value-type="float" office:value="2.870693" calcext:value-type="float">
            <text:p>2.870693</text:p>
          </table:table-cell>
          <table:table-cell office:value-type="float" office:value="4.291171" calcext:value-type="float">
            <text:p>4.291171</text:p>
          </table:table-cell>
          <table:table-cell office:value-type="float" office:value="4.266727" calcext:value-type="float">
            <text:p>4.266727</text:p>
          </table:table-cell>
          <table:table-cell office:value-type="float" office:value="4.465686" calcext:value-type="float">
            <text:p>4.465686</text:p>
          </table:table-cell>
          <table:table-cell office:value-type="float" office:value="4.476519" calcext:value-type="float">
            <text:p>4.476519</text:p>
          </table:table-cell>
          <table:table-cell office:value-type="float" office:value="4.785851" calcext:value-type="float">
            <text:p>4.785851</text:p>
          </table:table-cell>
          <table:table-cell office:value-type="float" office:value="5.110888" calcext:value-type="float">
            <text:p>5.110888</text:p>
          </table:table-cell>
          <table:table-cell office:value-type="float" office:value="0" calcext:value-type="float">
            <text:p>0</text:p>
          </table:table-cell>
          <table:table-cell office:value-type="float" office:value="0.007589237" calcext:value-type="float">
            <text:p>0.007589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256577" calcext:value-type="float">
            <text:p>0.003256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2.195814" calcext:value-type="float">
            <text:p>2.195814</text:p>
          </table:table-cell>
          <table:table-cell office:value-type="float" office:value="136.9622" calcext:value-type="float">
            <text:p>136.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0668" calcext:value-type="float">
            <text:p>17.706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834" calcext:value-type="float">
            <text:p>1185.834</text:p>
          </table:table-cell>
          <table:table-cell office:value-type="float" office:value="1.543916" calcext:value-type="float">
            <text:p>1.543916</text:p>
          </table:table-cell>
          <table:table-cell office:value-type="float" office:value="0" calcext:value-type="float">
            <text:p>0</text:p>
          </table:table-cell>
          <table:table-cell office:value-type="float" office:value="0.02807127" calcext:value-type="float">
            <text:p>0.02807127</text:p>
          </table:table-cell>
          <table:table-cell office:value-type="float" office:value="0.07192826" calcext:value-type="float">
            <text:p>0.07192826</text:p>
          </table:table-cell>
          <table:table-cell office:value-type="float" office:value="0.1143525" calcext:value-type="float">
            <text:p>0.1143525</text:p>
          </table:table-cell>
          <table:table-cell office:value-type="float" office:value="0.02943426" calcext:value-type="float">
            <text:p>0.02943426</text:p>
          </table:table-cell>
          <table:table-cell office:value-type="float" office:value="0.02305369" calcext:value-type="float">
            <text:p>0.02305369</text:p>
          </table:table-cell>
          <table:table-cell office:value-type="float" office:value="0.01793219" calcext:value-type="float">
            <text:p>0.01793219</text:p>
          </table:table-cell>
          <table:table-cell office:value-type="float" office:value="0.0224326" calcext:value-type="float">
            <text:p>0.0224326</text:p>
          </table:table-cell>
          <table:table-cell office:value-type="float" office:value="0.05785001" calcext:value-type="float">
            <text:p>0.05785001</text:p>
          </table:table-cell>
          <table:table-cell office:value-type="float" office:value="0.1058197" calcext:value-type="float">
            <text:p>0.1058197</text:p>
          </table:table-cell>
          <table:table-cell office:value-type="float" office:value="0.1052846" calcext:value-type="float">
            <text:p>0.1052846</text:p>
          </table:table-cell>
          <table:table-cell office:value-type="float" office:value="0.1069883" calcext:value-type="float">
            <text:p>0.1069883</text:p>
          </table:table-cell>
          <table:table-cell office:value-type="float" office:value="0.1069641" calcext:value-type="float">
            <text:p>0.1069641</text:p>
          </table:table-cell>
          <table:table-cell office:value-type="float" office:value="0.1101136" calcext:value-type="float">
            <text:p>0.1101136</text:p>
          </table:table-cell>
          <table:table-cell office:value-type="float" office:value="0.1136538" calcext:value-type="float">
            <text:p>0.1136538</text:p>
          </table:table-cell>
          <table:table-cell office:value-type="float" office:value="0" calcext:value-type="float">
            <text:p>0</text:p>
          </table:table-cell>
          <table:table-cell office:value-type="float" office:value="8.494324" calcext:value-type="float">
            <text:p>8.494324</text:p>
          </table:table-cell>
          <table:table-cell office:value-type="float" office:value="9.904583" calcext:value-type="float">
            <text:p>9.904583</text:p>
          </table:table-cell>
          <table:table-cell office:value-type="float" office:value="17.62371" calcext:value-type="float">
            <text:p>17.62371</text:p>
          </table:table-cell>
          <table:table-cell office:value-type="float" office:value="4.475796" calcext:value-type="float">
            <text:p>4.475796</text:p>
          </table:table-cell>
          <table:table-cell office:value-type="float" office:value="3.549759" calcext:value-type="float">
            <text:p>3.549759</text:p>
          </table:table-cell>
          <table:table-cell office:value-type="float" office:value="1.756381" calcext:value-type="float">
            <text:p>1.756381</text:p>
          </table:table-cell>
          <table:table-cell office:value-type="float" office:value="1.36412" calcext:value-type="float">
            <text:p>1.36412</text:p>
          </table:table-cell>
          <table:table-cell office:value-type="float" office:value="2.876263" calcext:value-type="float">
            <text:p>2.876263</text:p>
          </table:table-cell>
          <table:table-cell office:value-type="float" office:value="4.300338" calcext:value-type="float">
            <text:p>4.300338</text:p>
          </table:table-cell>
          <table:table-cell office:value-type="float" office:value="4.276181" calcext:value-type="float">
            <text:p>4.276181</text:p>
          </table:table-cell>
          <table:table-cell office:value-type="float" office:value="4.475639" calcext:value-type="float">
            <text:p>4.475639</text:p>
          </table:table-cell>
          <table:table-cell office:value-type="float" office:value="4.486442" calcext:value-type="float">
            <text:p>4.486442</text:p>
          </table:table-cell>
          <table:table-cell office:value-type="float" office:value="4.795818" calcext:value-type="float">
            <text:p>4.795818</text:p>
          </table:table-cell>
          <table:table-cell office:value-type="float" office:value="5.121619" calcext:value-type="float">
            <text:p>5.121619</text:p>
          </table:table-cell>
          <table:table-cell office:value-type="float" office:value="0" calcext:value-type="float">
            <text:p>0</text:p>
          </table:table-cell>
          <table:table-cell office:value-type="float" office:value="0.008553761" calcext:value-type="float">
            <text:p>0.008553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854773" calcext:value-type="float">
            <text:p>0.0038547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2.195791" calcext:value-type="float">
            <text:p>2.195791</text:p>
          </table:table-cell>
          <table:table-cell office:value-type="float" office:value="136.9616" calcext:value-type="float">
            <text:p>136.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3932" calcext:value-type="float">
            <text:p>17.73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802" calcext:value-type="float">
            <text:p>1185.802</text:p>
          </table:table-cell>
          <table:table-cell office:value-type="float" office:value="1.543348" calcext:value-type="float">
            <text:p>1.543348</text:p>
          </table:table-cell>
          <table:table-cell office:value-type="float" office:value="0" calcext:value-type="float">
            <text:p>0</text:p>
          </table:table-cell>
          <table:table-cell office:value-type="float" office:value="0.01891073" calcext:value-type="float">
            <text:p>0.01891073</text:p>
          </table:table-cell>
          <table:table-cell office:value-type="float" office:value="0.07199604" calcext:value-type="float">
            <text:p>0.07199604</text:p>
          </table:table-cell>
          <table:table-cell office:value-type="float" office:value="0.1172847" calcext:value-type="float">
            <text:p>0.1172847</text:p>
          </table:table-cell>
          <table:table-cell office:value-type="float" office:value="0.02929637" calcext:value-type="float">
            <text:p>0.02929637</text:p>
          </table:table-cell>
          <table:table-cell office:value-type="float" office:value="0.02310765" calcext:value-type="float">
            <text:p>0.02310765</text:p>
          </table:table-cell>
          <table:table-cell office:value-type="float" office:value="0.01794229" calcext:value-type="float">
            <text:p>0.01794229</text:p>
          </table:table-cell>
          <table:table-cell office:value-type="float" office:value="0.02243922" calcext:value-type="float">
            <text:p>0.02243922</text:p>
          </table:table-cell>
          <table:table-cell office:value-type="float" office:value="0.0578863" calcext:value-type="float">
            <text:p>0.0578863</text:p>
          </table:table-cell>
          <table:table-cell office:value-type="float" office:value="0.1058921" calcext:value-type="float">
            <text:p>0.1058921</text:p>
          </table:table-cell>
          <table:table-cell office:value-type="float" office:value="0.1053682" calcext:value-type="float">
            <text:p>0.1053682</text:p>
          </table:table-cell>
          <table:table-cell office:value-type="float" office:value="0.1070883" calcext:value-type="float">
            <text:p>0.1070883</text:p>
          </table:table-cell>
          <table:table-cell office:value-type="float" office:value="0.1070673" calcext:value-type="float">
            <text:p>0.1070673</text:p>
          </table:table-cell>
          <table:table-cell office:value-type="float" office:value="0.1102201" calcext:value-type="float">
            <text:p>0.1102201</text:p>
          </table:table-cell>
          <table:table-cell office:value-type="float" office:value="0.1137675" calcext:value-type="float">
            <text:p>0.1137675</text:p>
          </table:table-cell>
          <table:table-cell office:value-type="float" office:value="0" calcext:value-type="float">
            <text:p>0</text:p>
          </table:table-cell>
          <table:table-cell office:value-type="float" office:value="8.484493" calcext:value-type="float">
            <text:p>8.484493</text:p>
          </table:table-cell>
          <table:table-cell office:value-type="float" office:value="9.901639" calcext:value-type="float">
            <text:p>9.901639</text:p>
          </table:table-cell>
          <table:table-cell office:value-type="float" office:value="17.61384" calcext:value-type="float">
            <text:p>17.61384</text:p>
          </table:table-cell>
          <table:table-cell office:value-type="float" office:value="4.472859" calcext:value-type="float">
            <text:p>4.472859</text:p>
          </table:table-cell>
          <table:table-cell office:value-type="float" office:value="3.547324" calcext:value-type="float">
            <text:p>3.547324</text:p>
          </table:table-cell>
          <table:table-cell office:value-type="float" office:value="1.756854" calcext:value-type="float">
            <text:p>1.756854</text:p>
          </table:table-cell>
          <table:table-cell office:value-type="float" office:value="1.366008" calcext:value-type="float">
            <text:p>1.366008</text:p>
          </table:table-cell>
          <table:table-cell office:value-type="float" office:value="2.88182" calcext:value-type="float">
            <text:p>2.88182</text:p>
          </table:table-cell>
          <table:table-cell office:value-type="float" office:value="4.309479" calcext:value-type="float">
            <text:p>4.309479</text:p>
          </table:table-cell>
          <table:table-cell office:value-type="float" office:value="4.285633" calcext:value-type="float">
            <text:p>4.285633</text:p>
          </table:table-cell>
          <table:table-cell office:value-type="float" office:value="4.485566" calcext:value-type="float">
            <text:p>4.485566</text:p>
          </table:table-cell>
          <table:table-cell office:value-type="float" office:value="4.496348" calcext:value-type="float">
            <text:p>4.496348</text:p>
          </table:table-cell>
          <table:table-cell office:value-type="float" office:value="4.80578" calcext:value-type="float">
            <text:p>4.80578</text:p>
          </table:table-cell>
          <table:table-cell office:value-type="float" office:value="5.131897" calcext:value-type="float">
            <text:p>5.131897</text:p>
          </table:table-cell>
          <table:table-cell office:value-type="float" office:value="0" calcext:value-type="float">
            <text:p>0</text:p>
          </table:table-cell>
          <table:table-cell office:value-type="float" office:value="0.004199615" calcext:value-type="float">
            <text:p>0.00419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456909" calcext:value-type="float">
            <text:p>0.004456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2.19567" calcext:value-type="float">
            <text:p>2.19567</text:p>
          </table:table-cell>
          <table:table-cell office:value-type="float" office:value="136.9611" calcext:value-type="float">
            <text:p>136.9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7178" calcext:value-type="float">
            <text:p>17.771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77" calcext:value-type="float">
            <text:p>1185.77</text:p>
          </table:table-cell>
          <table:table-cell office:value-type="float" office:value="1.54441" calcext:value-type="float">
            <text:p>1.54441</text:p>
          </table:table-cell>
          <table:table-cell office:value-type="float" office:value="0" calcext:value-type="float">
            <text:p>0</text:p>
          </table:table-cell>
          <table:table-cell office:value-type="float" office:value="0.007422897" calcext:value-type="float">
            <text:p>0.007422897</text:p>
          </table:table-cell>
          <table:table-cell office:value-type="float" office:value="0.06585085" calcext:value-type="float">
            <text:p>0.06585085</text:p>
          </table:table-cell>
          <table:table-cell office:value-type="float" office:value="0.1142031" calcext:value-type="float">
            <text:p>0.1142031</text:p>
          </table:table-cell>
          <table:table-cell office:value-type="float" office:value="0.02903667" calcext:value-type="float">
            <text:p>0.02903667</text:p>
          </table:table-cell>
          <table:table-cell office:value-type="float" office:value="0.02310261" calcext:value-type="float">
            <text:p>0.02310261</text:p>
          </table:table-cell>
          <table:table-cell office:value-type="float" office:value="0.0179487" calcext:value-type="float">
            <text:p>0.0179487</text:p>
          </table:table-cell>
          <table:table-cell office:value-type="float" office:value="0.02246186" calcext:value-type="float">
            <text:p>0.02246186</text:p>
          </table:table-cell>
          <table:table-cell office:value-type="float" office:value="0.05792293" calcext:value-type="float">
            <text:p>0.05792293</text:p>
          </table:table-cell>
          <table:table-cell office:value-type="float" office:value="0.1059674" calcext:value-type="float">
            <text:p>0.1059674</text:p>
          </table:table-cell>
          <table:table-cell office:value-type="float" office:value="0.1054527" calcext:value-type="float">
            <text:p>0.1054527</text:p>
          </table:table-cell>
          <table:table-cell office:value-type="float" office:value="0.1071883" calcext:value-type="float">
            <text:p>0.1071883</text:p>
          </table:table-cell>
          <table:table-cell office:value-type="float" office:value="0.1071689" calcext:value-type="float">
            <text:p>0.1071689</text:p>
          </table:table-cell>
          <table:table-cell office:value-type="float" office:value="0.1103276" calcext:value-type="float">
            <text:p>0.1103276</text:p>
          </table:table-cell>
          <table:table-cell office:value-type="float" office:value="0.113881" calcext:value-type="float">
            <text:p>0.113881</text:p>
          </table:table-cell>
          <table:table-cell office:value-type="float" office:value="0" calcext:value-type="float">
            <text:p>0</text:p>
          </table:table-cell>
          <table:table-cell office:value-type="float" office:value="8.470362" calcext:value-type="float">
            <text:p>8.470362</text:p>
          </table:table-cell>
          <table:table-cell office:value-type="float" office:value="9.897325" calcext:value-type="float">
            <text:p>9.897325</text:p>
          </table:table-cell>
          <table:table-cell office:value-type="float" office:value="17.60361" calcext:value-type="float">
            <text:p>17.60361</text:p>
          </table:table-cell>
          <table:table-cell office:value-type="float" office:value="4.469794" calcext:value-type="float">
            <text:p>4.469794</text:p>
          </table:table-cell>
          <table:table-cell office:value-type="float" office:value="3.544888" calcext:value-type="float">
            <text:p>3.544888</text:p>
          </table:table-cell>
          <table:table-cell office:value-type="float" office:value="1.757328" calcext:value-type="float">
            <text:p>1.757328</text:p>
          </table:table-cell>
          <table:table-cell office:value-type="float" office:value="1.367889" calcext:value-type="float">
            <text:p>1.367889</text:p>
          </table:table-cell>
          <table:table-cell office:value-type="float" office:value="2.887372" calcext:value-type="float">
            <text:p>2.887372</text:p>
          </table:table-cell>
          <table:table-cell office:value-type="float" office:value="4.3186" calcext:value-type="float">
            <text:p>4.3186</text:p>
          </table:table-cell>
          <table:table-cell office:value-type="float" office:value="4.29505" calcext:value-type="float">
            <text:p>4.29505</text:p>
          </table:table-cell>
          <table:table-cell office:value-type="float" office:value="4.495493" calcext:value-type="float">
            <text:p>4.495493</text:p>
          </table:table-cell>
          <table:table-cell office:value-type="float" office:value="4.506233" calcext:value-type="float">
            <text:p>4.506233</text:p>
          </table:table-cell>
          <table:table-cell office:value-type="float" office:value="4.815744" calcext:value-type="float">
            <text:p>4.815744</text:p>
          </table:table-cell>
          <table:table-cell office:value-type="float" office:value="5.144763" calcext:value-type="float">
            <text:p>5.144763</text:p>
          </table:table-cell>
          <table:table-cell office:value-type="float" office:value="0" calcext:value-type="float">
            <text:p>0</text:p>
          </table:table-cell>
          <table:table-cell office:value-type="float" office:value="0.005745566" calcext:value-type="float">
            <text:p>0.00574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99418" calcext:value-type="float">
            <text:p>0.0049994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2.195601" calcext:value-type="float">
            <text:p>2.195601</text:p>
          </table:table-cell>
          <table:table-cell office:value-type="float" office:value="136.9605" calcext:value-type="float">
            <text:p>136.9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0404" calcext:value-type="float">
            <text:p>17.804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738" calcext:value-type="float">
            <text:p>1185.738</text:p>
          </table:table-cell>
          <table:table-cell office:value-type="float" office:value="1.545314" calcext:value-type="float">
            <text:p>1.545314</text:p>
          </table:table-cell>
          <table:table-cell office:value-type="float" office:value="0" calcext:value-type="float">
            <text:p>0</text:p>
          </table:table-cell>
          <table:table-cell office:value-type="float" office:value="0.01053916" calcext:value-type="float">
            <text:p>0.01053916</text:p>
          </table:table-cell>
          <table:table-cell office:value-type="float" office:value="0.06583867" calcext:value-type="float">
            <text:p>0.06583867</text:p>
          </table:table-cell>
          <table:table-cell office:value-type="float" office:value="0.1126819" calcext:value-type="float">
            <text:p>0.1126819</text:p>
          </table:table-cell>
          <table:table-cell office:value-type="float" office:value="0.02874718" calcext:value-type="float">
            <text:p>0.02874718</text:p>
          </table:table-cell>
          <table:table-cell office:value-type="float" office:value="0.02305222" calcext:value-type="float">
            <text:p>0.02305222</text:p>
          </table:table-cell>
          <table:table-cell office:value-type="float" office:value="0.01795024" calcext:value-type="float">
            <text:p>0.01795024</text:p>
          </table:table-cell>
          <table:table-cell office:value-type="float" office:value="0.02247856" calcext:value-type="float">
            <text:p>0.02247856</text:p>
          </table:table-cell>
          <table:table-cell office:value-type="float" office:value="0.05796127" calcext:value-type="float">
            <text:p>0.05796127</text:p>
          </table:table-cell>
          <table:table-cell office:value-type="float" office:value="0.1060446" calcext:value-type="float">
            <text:p>0.1060446</text:p>
          </table:table-cell>
          <table:table-cell office:value-type="float" office:value="0.1055383" calcext:value-type="float">
            <text:p>0.1055383</text:p>
          </table:table-cell>
          <table:table-cell office:value-type="float" office:value="0.1072886" calcext:value-type="float">
            <text:p>0.1072886</text:p>
          </table:table-cell>
          <table:table-cell office:value-type="float" office:value="0.1072723" calcext:value-type="float">
            <text:p>0.1072723</text:p>
          </table:table-cell>
          <table:table-cell office:value-type="float" office:value="0.1104336" calcext:value-type="float">
            <text:p>0.1104336</text:p>
          </table:table-cell>
          <table:table-cell office:value-type="float" office:value="0.1139948" calcext:value-type="float">
            <text:p>0.1139948</text:p>
          </table:table-cell>
          <table:table-cell office:value-type="float" office:value="0" calcext:value-type="float">
            <text:p>0</text:p>
          </table:table-cell>
          <table:table-cell office:value-type="float" office:value="8.452563" calcext:value-type="float">
            <text:p>8.452563</text:p>
          </table:table-cell>
          <table:table-cell office:value-type="float" office:value="9.891766" calcext:value-type="float">
            <text:p>9.891766</text:p>
          </table:table-cell>
          <table:table-cell office:value-type="float" office:value="17.59203" calcext:value-type="float">
            <text:p>17.59203</text:p>
          </table:table-cell>
          <table:table-cell office:value-type="float" office:value="4.466551" calcext:value-type="float">
            <text:p>4.466551</text:p>
          </table:table-cell>
          <table:table-cell office:value-type="float" office:value="3.542421" calcext:value-type="float">
            <text:p>3.542421</text:p>
          </table:table-cell>
          <table:table-cell office:value-type="float" office:value="1.757801" calcext:value-type="float">
            <text:p>1.757801</text:p>
          </table:table-cell>
          <table:table-cell office:value-type="float" office:value="1.369764" calcext:value-type="float">
            <text:p>1.369764</text:p>
          </table:table-cell>
          <table:table-cell office:value-type="float" office:value="2.892898" calcext:value-type="float">
            <text:p>2.892898</text:p>
          </table:table-cell>
          <table:table-cell office:value-type="float" office:value="4.327696" calcext:value-type="float">
            <text:p>4.327696</text:p>
          </table:table-cell>
          <table:table-cell office:value-type="float" office:value="4.304465" calcext:value-type="float">
            <text:p>4.304465</text:p>
          </table:table-cell>
          <table:table-cell office:value-type="float" office:value="4.505394" calcext:value-type="float">
            <text:p>4.505394</text:p>
          </table:table-cell>
          <table:table-cell office:value-type="float" office:value="4.516118" calcext:value-type="float">
            <text:p>4.516118</text:p>
          </table:table-cell>
          <table:table-cell office:value-type="float" office:value="4.825706" calcext:value-type="float">
            <text:p>4.825706</text:p>
          </table:table-cell>
          <table:table-cell office:value-type="float" office:value="5.15746" calcext:value-type="float">
            <text:p>5.15746</text:p>
          </table:table-cell>
          <table:table-cell office:value-type="float" office:value="0" calcext:value-type="float">
            <text:p>0</text:p>
          </table:table-cell>
          <table:table-cell office:value-type="float" office:value="0.005278799" calcext:value-type="float">
            <text:p>0.005278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497191" calcext:value-type="float">
            <text:p>0.0054971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2.195497" calcext:value-type="float">
            <text:p>2.195497</text:p>
          </table:table-cell>
          <table:table-cell office:value-type="float" office:value="136.96" calcext:value-type="float">
            <text:p>136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3618" calcext:value-type="float">
            <text:p>17.836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706" calcext:value-type="float">
            <text:p>1185.706</text:p>
          </table:table-cell>
          <table:table-cell office:value-type="float" office:value="1.546708" calcext:value-type="float">
            <text:p>1.546708</text:p>
          </table:table-cell>
          <table:table-cell office:value-type="float" office:value="0" calcext:value-type="float">
            <text:p>0</text:p>
          </table:table-cell>
          <table:table-cell office:value-type="float" office:value="0.02195942" calcext:value-type="float">
            <text:p>0.02195942</text:p>
          </table:table-cell>
          <table:table-cell office:value-type="float" office:value="0.06663107" calcext:value-type="float">
            <text:p>0.06663107</text:p>
          </table:table-cell>
          <table:table-cell office:value-type="float" office:value="0.1117958" calcext:value-type="float">
            <text:p>0.1117958</text:p>
          </table:table-cell>
          <table:table-cell office:value-type="float" office:value="0.02859201" calcext:value-type="float">
            <text:p>0.02859201</text:p>
          </table:table-cell>
          <table:table-cell office:value-type="float" office:value="0.02299639" calcext:value-type="float">
            <text:p>0.02299639</text:p>
          </table:table-cell>
          <table:table-cell office:value-type="float" office:value="0.01794552" calcext:value-type="float">
            <text:p>0.01794552</text:p>
          </table:table-cell>
          <table:table-cell office:value-type="float" office:value="0.02247838" calcext:value-type="float">
            <text:p>0.02247838</text:p>
          </table:table-cell>
          <table:table-cell office:value-type="float" office:value="0.05800033" calcext:value-type="float">
            <text:p>0.05800033</text:p>
          </table:table-cell>
          <table:table-cell office:value-type="float" office:value="0.1061234" calcext:value-type="float">
            <text:p>0.1061234</text:p>
          </table:table-cell>
          <table:table-cell office:value-type="float" office:value="0.1056245" calcext:value-type="float">
            <text:p>0.1056245</text:p>
          </table:table-cell>
          <table:table-cell office:value-type="float" office:value="0.1073886" calcext:value-type="float">
            <text:p>0.1073886</text:p>
          </table:table-cell>
          <table:table-cell office:value-type="float" office:value="0.1073759" calcext:value-type="float">
            <text:p>0.1073759</text:p>
          </table:table-cell>
          <table:table-cell office:value-type="float" office:value="0.1105397" calcext:value-type="float">
            <text:p>0.1105397</text:p>
          </table:table-cell>
          <table:table-cell office:value-type="float" office:value="0.1141083" calcext:value-type="float">
            <text:p>0.1141083</text:p>
          </table:table-cell>
          <table:table-cell office:value-type="float" office:value="0" calcext:value-type="float">
            <text:p>0</text:p>
          </table:table-cell>
          <table:table-cell office:value-type="float" office:value="8.437057" calcext:value-type="float">
            <text:p>8.437057</text:p>
          </table:table-cell>
          <table:table-cell office:value-type="float" office:value="9.885494" calcext:value-type="float">
            <text:p>9.885494</text:p>
          </table:table-cell>
          <table:table-cell office:value-type="float" office:value="17.57929" calcext:value-type="float">
            <text:p>17.57929</text:p>
          </table:table-cell>
          <table:table-cell office:value-type="float" office:value="4.46317" calcext:value-type="float">
            <text:p>4.46317</text:p>
          </table:table-cell>
          <table:table-cell office:value-type="float" office:value="3.539909" calcext:value-type="float">
            <text:p>3.539909</text:p>
          </table:table-cell>
          <table:table-cell office:value-type="float" office:value="1.758274" calcext:value-type="float">
            <text:p>1.758274</text:p>
          </table:table-cell>
          <table:table-cell office:value-type="float" office:value="1.371638" calcext:value-type="float">
            <text:p>1.371638</text:p>
          </table:table-cell>
          <table:table-cell office:value-type="float" office:value="2.898425" calcext:value-type="float">
            <text:p>2.898425</text:p>
          </table:table-cell>
          <table:table-cell office:value-type="float" office:value="4.336775" calcext:value-type="float">
            <text:p>4.336775</text:p>
          </table:table-cell>
          <table:table-cell office:value-type="float" office:value="4.313851" calcext:value-type="float">
            <text:p>4.313851</text:p>
          </table:table-cell>
          <table:table-cell office:value-type="float" office:value="4.515293" calcext:value-type="float">
            <text:p>4.515293</text:p>
          </table:table-cell>
          <table:table-cell office:value-type="float" office:value="4.526003" calcext:value-type="float">
            <text:p>4.526003</text:p>
          </table:table-cell>
          <table:table-cell office:value-type="float" office:value="4.835669" calcext:value-type="float">
            <text:p>4.835669</text:p>
          </table:table-cell>
          <table:table-cell office:value-type="float" office:value="5.170037" calcext:value-type="float">
            <text:p>5.170037</text:p>
          </table:table-cell>
          <table:table-cell office:value-type="float" office:value="0" calcext:value-type="float">
            <text:p>0</text:p>
          </table:table-cell>
          <table:table-cell office:value-type="float" office:value="0.005979802" calcext:value-type="float">
            <text:p>0.00597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98889" calcext:value-type="float">
            <text:p>0.00598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2.195429" calcext:value-type="float">
            <text:p>2.195429</text:p>
          </table:table-cell>
          <table:table-cell office:value-type="float" office:value="136.9595" calcext:value-type="float">
            <text:p>136.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83" calcext:value-type="float">
            <text:p>17.8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674" calcext:value-type="float">
            <text:p>1185.674</text:p>
          </table:table-cell>
          <table:table-cell office:value-type="float" office:value="1.547611" calcext:value-type="float">
            <text:p>1.547611</text:p>
          </table:table-cell>
          <table:table-cell office:value-type="float" office:value="0" calcext:value-type="float">
            <text:p>0</text:p>
          </table:table-cell>
          <table:table-cell office:value-type="float" office:value="0.01574332" calcext:value-type="float">
            <text:p>0.01574332</text:p>
          </table:table-cell>
          <table:table-cell office:value-type="float" office:value="0.06738865" calcext:value-type="float">
            <text:p>0.06738865</text:p>
          </table:table-cell>
          <table:table-cell office:value-type="float" office:value="0.1114418" calcext:value-type="float">
            <text:p>0.1114418</text:p>
          </table:table-cell>
          <table:table-cell office:value-type="float" office:value="0.02859151" calcext:value-type="float">
            <text:p>0.02859151</text:p>
          </table:table-cell>
          <table:table-cell office:value-type="float" office:value="0.02295935" calcext:value-type="float">
            <text:p>0.02295935</text:p>
          </table:table-cell>
          <table:table-cell office:value-type="float" office:value="0.01793848" calcext:value-type="float">
            <text:p>0.01793848</text:p>
          </table:table-cell>
          <table:table-cell office:value-type="float" office:value="0.02246377" calcext:value-type="float">
            <text:p>0.02246377</text:p>
          </table:table-cell>
          <table:table-cell office:value-type="float" office:value="0.05803844" calcext:value-type="float">
            <text:p>0.05803844</text:p>
          </table:table-cell>
          <table:table-cell office:value-type="float" office:value="0.1062036" calcext:value-type="float">
            <text:p>0.1062036</text:p>
          </table:table-cell>
          <table:table-cell office:value-type="float" office:value="0.1057115" calcext:value-type="float">
            <text:p>0.1057115</text:p>
          </table:table-cell>
          <table:table-cell office:value-type="float" office:value="0.1074891" calcext:value-type="float">
            <text:p>0.1074891</text:p>
          </table:table-cell>
          <table:table-cell office:value-type="float" office:value="0.1074788" calcext:value-type="float">
            <text:p>0.1074788</text:p>
          </table:table-cell>
          <table:table-cell office:value-type="float" office:value="0.1106461" calcext:value-type="float">
            <text:p>0.1106461</text:p>
          </table:table-cell>
          <table:table-cell office:value-type="float" office:value="0.1142215" calcext:value-type="float">
            <text:p>0.1142215</text:p>
          </table:table-cell>
          <table:table-cell office:value-type="float" office:value="0" calcext:value-type="float">
            <text:p>0</text:p>
          </table:table-cell>
          <table:table-cell office:value-type="float" office:value="8.42522" calcext:value-type="float">
            <text:p>8.42522</text:p>
          </table:table-cell>
          <table:table-cell office:value-type="float" office:value="9.879843" calcext:value-type="float">
            <text:p>9.879843</text:p>
          </table:table-cell>
          <table:table-cell office:value-type="float" office:value="17.56578" calcext:value-type="float">
            <text:p>17.56578</text:p>
          </table:table-cell>
          <table:table-cell office:value-type="float" office:value="4.459758" calcext:value-type="float">
            <text:p>4.459758</text:p>
          </table:table-cell>
          <table:table-cell office:value-type="float" office:value="3.537362" calcext:value-type="float">
            <text:p>3.537362</text:p>
          </table:table-cell>
          <table:table-cell office:value-type="float" office:value="1.758744" calcext:value-type="float">
            <text:p>1.758744</text:p>
          </table:table-cell>
          <table:table-cell office:value-type="float" office:value="1.373506" calcext:value-type="float">
            <text:p>1.373506</text:p>
          </table:table-cell>
          <table:table-cell office:value-type="float" office:value="2.903941" calcext:value-type="float">
            <text:p>2.903941</text:p>
          </table:table-cell>
          <table:table-cell office:value-type="float" office:value="4.345825" calcext:value-type="float">
            <text:p>4.345825</text:p>
          </table:table-cell>
          <table:table-cell office:value-type="float" office:value="4.323228" calcext:value-type="float">
            <text:p>4.323228</text:p>
          </table:table-cell>
          <table:table-cell office:value-type="float" office:value="4.525169" calcext:value-type="float">
            <text:p>4.525169</text:p>
          </table:table-cell>
          <table:table-cell office:value-type="float" office:value="4.535871" calcext:value-type="float">
            <text:p>4.535871</text:p>
          </table:table-cell>
          <table:table-cell office:value-type="float" office:value="4.84563" calcext:value-type="float">
            <text:p>4.84563</text:p>
          </table:table-cell>
          <table:table-cell office:value-type="float" office:value="5.182216" calcext:value-type="float">
            <text:p>5.182216</text:p>
          </table:table-cell>
          <table:table-cell office:value-type="float" office:value="0" calcext:value-type="float">
            <text:p>0</text:p>
          </table:table-cell>
          <table:table-cell office:value-type="float" office:value="0.004435858" calcext:value-type="float">
            <text:p>0.004435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467512" calcext:value-type="float">
            <text:p>0.0064675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2.195344" calcext:value-type="float">
            <text:p>2.195344</text:p>
          </table:table-cell>
          <table:table-cell office:value-type="float" office:value="136.959" calcext:value-type="float">
            <text:p>136.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0026" calcext:value-type="float">
            <text:p>17.90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173801" calcext:value-type="float">
            <text:p>6.173801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72656" calcext:value-type="float">
            <text:p>3.372656E-11</text:p>
          </table:table-cell>
          <table:table-cell office:value-type="float" office:value="1185.642" calcext:value-type="float">
            <text:p>1185.642</text:p>
          </table:table-cell>
          <table:table-cell office:value-type="float" office:value="1.548978" calcext:value-type="float">
            <text:p>1.548978</text:p>
          </table:table-cell>
          <table:table-cell office:value-type="float" office:value="0" calcext:value-type="float">
            <text:p>0</text:p>
          </table:table-cell>
          <table:table-cell office:value-type="float" office:value="0.01874911" calcext:value-type="float">
            <text:p>0.01874911</text:p>
          </table:table-cell>
          <table:table-cell office:value-type="float" office:value="0.06928094" calcext:value-type="float">
            <text:p>0.06928094</text:p>
          </table:table-cell>
          <table:table-cell office:value-type="float" office:value="0.1090635" calcext:value-type="float">
            <text:p>0.1090635</text:p>
          </table:table-cell>
          <table:table-cell office:value-type="float" office:value="0.02851628" calcext:value-type="float">
            <text:p>0.02851628</text:p>
          </table:table-cell>
          <table:table-cell office:value-type="float" office:value="0.02296942" calcext:value-type="float">
            <text:p>0.02296942</text:p>
          </table:table-cell>
          <table:table-cell office:value-type="float" office:value="0.01793423" calcext:value-type="float">
            <text:p>0.01793423</text:p>
          </table:table-cell>
          <table:table-cell office:value-type="float" office:value="0.0224453" calcext:value-type="float">
            <text:p>0.0224453</text:p>
          </table:table-cell>
          <table:table-cell office:value-type="float" office:value="0.05807491" calcext:value-type="float">
            <text:p>0.05807491</text:p>
          </table:table-cell>
          <table:table-cell office:value-type="float" office:value="0.1062852" calcext:value-type="float">
            <text:p>0.1062852</text:p>
          </table:table-cell>
          <table:table-cell office:value-type="float" office:value="0.1057991" calcext:value-type="float">
            <text:p>0.1057991</text:p>
          </table:table-cell>
          <table:table-cell office:value-type="float" office:value="0.1075894" calcext:value-type="float">
            <text:p>0.1075894</text:p>
          </table:table-cell>
          <table:table-cell office:value-type="float" office:value="0.1075817" calcext:value-type="float">
            <text:p>0.1075817</text:p>
          </table:table-cell>
          <table:table-cell office:value-type="float" office:value="0.1107522" calcext:value-type="float">
            <text:p>0.1107522</text:p>
          </table:table-cell>
          <table:table-cell office:value-type="float" office:value="0.114335" calcext:value-type="float">
            <text:p>0.114335</text:p>
          </table:table-cell>
          <table:table-cell office:value-type="float" office:value="0" calcext:value-type="float">
            <text:p>0</text:p>
          </table:table-cell>
          <table:table-cell office:value-type="float" office:value="8.411324" calcext:value-type="float">
            <text:p>8.411324</text:p>
          </table:table-cell>
          <table:table-cell office:value-type="float" office:value="9.873854" calcext:value-type="float">
            <text:p>9.873854</text:p>
          </table:table-cell>
          <table:table-cell office:value-type="float" office:value="17.55088" calcext:value-type="float">
            <text:p>17.55088</text:p>
          </table:table-cell>
          <table:table-cell office:value-type="float" office:value="4.456323" calcext:value-type="float">
            <text:p>4.456323</text:p>
          </table:table-cell>
          <table:table-cell office:value-type="float" office:value="3.534812" calcext:value-type="float">
            <text:p>3.534812</text:p>
          </table:table-cell>
          <table:table-cell office:value-type="float" office:value="1.759212" calcext:value-type="float">
            <text:p>1.759212</text:p>
          </table:table-cell>
          <table:table-cell office:value-type="float" office:value="1.375367" calcext:value-type="float">
            <text:p>1.375367</text:p>
          </table:table-cell>
          <table:table-cell office:value-type="float" office:value="2.909435" calcext:value-type="float">
            <text:p>2.909435</text:p>
          </table:table-cell>
          <table:table-cell office:value-type="float" office:value="4.35487" calcext:value-type="float">
            <text:p>4.35487</text:p>
          </table:table-cell>
          <table:table-cell office:value-type="float" office:value="4.332585" calcext:value-type="float">
            <text:p>4.332585</text:p>
          </table:table-cell>
          <table:table-cell office:value-type="float" office:value="4.535039" calcext:value-type="float">
            <text:p>4.535039</text:p>
          </table:table-cell>
          <table:table-cell office:value-type="float" office:value="4.545715" calcext:value-type="float">
            <text:p>4.545715</text:p>
          </table:table-cell>
          <table:table-cell office:value-type="float" office:value="4.855592" calcext:value-type="float">
            <text:p>4.855592</text:p>
          </table:table-cell>
          <table:table-cell office:value-type="float" office:value="5.194836" calcext:value-type="float">
            <text:p>5.194836</text:p>
          </table:table-cell>
          <table:table-cell office:value-type="float" office:value="0" calcext:value-type="float">
            <text:p>0</text:p>
          </table:table-cell>
          <table:table-cell office:value-type="float" office:value="0.003467631" calcext:value-type="float">
            <text:p>0.00346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14171" calcext:value-type="float">
            <text:p>0.0069141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2.195265" calcext:value-type="float">
            <text:p>2.195265</text:p>
          </table:table-cell>
          <table:table-cell office:value-type="float" office:value="136.9586" calcext:value-type="float">
            <text:p>136.9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3213" calcext:value-type="float">
            <text:p>17.93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9919745" calcext:value-type="float">
            <text:p>9.919745E-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309269" calcext:value-type="float">
            <text:p>5.309269E-11</text:p>
          </table:table-cell>
          <table:table-cell office:value-type="float" office:value="1185.61" calcext:value-type="float">
            <text:p>1185.61</text:p>
          </table:table-cell>
          <table:table-cell office:value-type="float" office:value="1.550439" calcext:value-type="float">
            <text:p>1.550439</text:p>
          </table:table-cell>
          <table:table-cell office:value-type="float" office:value="0" calcext:value-type="float">
            <text:p>0</text:p>
          </table:table-cell>
          <table:table-cell office:value-type="float" office:value="0.01890039" calcext:value-type="float">
            <text:p>0.01890039</text:p>
          </table:table-cell>
          <table:table-cell office:value-type="float" office:value="0.07131116" calcext:value-type="float">
            <text:p>0.07131116</text:p>
          </table:table-cell>
          <table:table-cell office:value-type="float" office:value="0.1069162" calcext:value-type="float">
            <text:p>0.1069162</text:p>
          </table:table-cell>
          <table:table-cell office:value-type="float" office:value="0.02918842" calcext:value-type="float">
            <text:p>0.02918842</text:p>
          </table:table-cell>
          <table:table-cell office:value-type="float" office:value="0.0229946" calcext:value-type="float">
            <text:p>0.0229946</text:p>
          </table:table-cell>
          <table:table-cell office:value-type="float" office:value="0.0179591" calcext:value-type="float">
            <text:p>0.0179591</text:p>
          </table:table-cell>
          <table:table-cell office:value-type="float" office:value="0.02244673" calcext:value-type="float">
            <text:p>0.02244673</text:p>
          </table:table-cell>
          <table:table-cell office:value-type="float" office:value="0.05811179" calcext:value-type="float">
            <text:p>0.05811179</text:p>
          </table:table-cell>
          <table:table-cell office:value-type="float" office:value="0.1063677" calcext:value-type="float">
            <text:p>0.1063677</text:p>
          </table:table-cell>
          <table:table-cell office:value-type="float" office:value="0.1058873" calcext:value-type="float">
            <text:p>0.1058873</text:p>
          </table:table-cell>
          <table:table-cell office:value-type="float" office:value="0.10769" calcext:value-type="float">
            <text:p>0.10769</text:p>
          </table:table-cell>
          <table:table-cell office:value-type="float" office:value="0.1076849" calcext:value-type="float">
            <text:p>0.1076849</text:p>
          </table:table-cell>
          <table:table-cell office:value-type="float" office:value="0.1108584" calcext:value-type="float">
            <text:p>0.1108584</text:p>
          </table:table-cell>
          <table:table-cell office:value-type="float" office:value="0.1144479" calcext:value-type="float">
            <text:p>0.1144479</text:p>
          </table:table-cell>
          <table:table-cell office:value-type="float" office:value="0" calcext:value-type="float">
            <text:p>0</text:p>
          </table:table-cell>
          <table:table-cell office:value-type="float" office:value="8.397982" calcext:value-type="float">
            <text:p>8.397982</text:p>
          </table:table-cell>
          <table:table-cell office:value-type="float" office:value="9.86848" calcext:value-type="float">
            <text:p>9.86848</text:p>
          </table:table-cell>
          <table:table-cell office:value-type="float" office:value="17.53437" calcext:value-type="float">
            <text:p>17.53437</text:p>
          </table:table-cell>
          <table:table-cell office:value-type="float" office:value="4.452953" calcext:value-type="float">
            <text:p>4.452953</text:p>
          </table:table-cell>
          <table:table-cell office:value-type="float" office:value="3.532256" calcext:value-type="float">
            <text:p>3.532256</text:p>
          </table:table-cell>
          <table:table-cell office:value-type="float" office:value="1.759683" calcext:value-type="float">
            <text:p>1.759683</text:p>
          </table:table-cell>
          <table:table-cell office:value-type="float" office:value="1.377223" calcext:value-type="float">
            <text:p>1.377223</text:p>
          </table:table-cell>
          <table:table-cell office:value-type="float" office:value="2.914929" calcext:value-type="float">
            <text:p>2.914929</text:p>
          </table:table-cell>
          <table:table-cell office:value-type="float" office:value="4.363874" calcext:value-type="float">
            <text:p>4.363874</text:p>
          </table:table-cell>
          <table:table-cell office:value-type="float" office:value="4.341926" calcext:value-type="float">
            <text:p>4.341926</text:p>
          </table:table-cell>
          <table:table-cell office:value-type="float" office:value="4.544891" calcext:value-type="float">
            <text:p>4.544891</text:p>
          </table:table-cell>
          <table:table-cell office:value-type="float" office:value="4.555561" calcext:value-type="float">
            <text:p>4.555561</text:p>
          </table:table-cell>
          <table:table-cell office:value-type="float" office:value="4.865555" calcext:value-type="float">
            <text:p>4.865555</text:p>
          </table:table-cell>
          <table:table-cell office:value-type="float" office:value="5.207452" calcext:value-type="float">
            <text:p>5.207452</text:p>
          </table:table-cell>
          <table:table-cell office:value-type="float" office:value="0" calcext:value-type="float">
            <text:p>0</text:p>
          </table:table-cell>
          <table:table-cell office:value-type="float" office:value="0.01918731" calcext:value-type="float">
            <text:p>0.01918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327446" calcext:value-type="float">
            <text:p>0.0073274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2.19534" calcext:value-type="float">
            <text:p>2.19534</text:p>
          </table:table-cell>
          <table:table-cell office:value-type="float" office:value="136.958" calcext:value-type="float">
            <text:p>136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398" calcext:value-type="float">
            <text:p>17.96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6653" calcext:value-type="float">
            <text:p>1.06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4599" calcext:value-type="float">
            <text:p>5.704599E-11</text:p>
          </table:table-cell>
          <table:table-cell office:value-type="float" office:value="1185.578" calcext:value-type="float">
            <text:p>1185.578</text:p>
          </table:table-cell>
          <table:table-cell office:value-type="float" office:value="1.550511" calcext:value-type="float">
            <text:p>1.550511</text:p>
          </table:table-cell>
          <table:table-cell office:value-type="float" office:value="0" calcext:value-type="float">
            <text:p>0</text:p>
          </table:table-cell>
          <table:table-cell office:value-type="float" office:value="0.02200584" calcext:value-type="float">
            <text:p>0.02200584</text:p>
          </table:table-cell>
          <table:table-cell office:value-type="float" office:value="0.07205284" calcext:value-type="float">
            <text:p>0.07205284</text:p>
          </table:table-cell>
          <table:table-cell office:value-type="float" office:value="0.1094374" calcext:value-type="float">
            <text:p>0.1094374</text:p>
          </table:table-cell>
          <table:table-cell office:value-type="float" office:value="0.02919997" calcext:value-type="float">
            <text:p>0.02919997</text:p>
          </table:table-cell>
          <table:table-cell office:value-type="float" office:value="0.02297914" calcext:value-type="float">
            <text:p>0.02297914</text:p>
          </table:table-cell>
          <table:table-cell office:value-type="float" office:value="0.01798519" calcext:value-type="float">
            <text:p>0.01798519</text:p>
          </table:table-cell>
          <table:table-cell office:value-type="float" office:value="0.02246293" calcext:value-type="float">
            <text:p>0.02246293</text:p>
          </table:table-cell>
          <table:table-cell office:value-type="float" office:value="0.05815907" calcext:value-type="float">
            <text:p>0.05815907</text:p>
          </table:table-cell>
          <table:table-cell office:value-type="float" office:value="0.1064527" calcext:value-type="float">
            <text:p>0.1064527</text:p>
          </table:table-cell>
          <table:table-cell office:value-type="float" office:value="0.1059759" calcext:value-type="float">
            <text:p>0.1059759</text:p>
          </table:table-cell>
          <table:table-cell office:value-type="float" office:value="0.1077907" calcext:value-type="float">
            <text:p>0.1077907</text:p>
          </table:table-cell>
          <table:table-cell office:value-type="float" office:value="0.1077873" calcext:value-type="float">
            <text:p>0.1077873</text:p>
          </table:table-cell>
          <table:table-cell office:value-type="float" office:value="0.1109637" calcext:value-type="float">
            <text:p>0.1109637</text:p>
          </table:table-cell>
          <table:table-cell office:value-type="float" office:value="0.114561" calcext:value-type="float">
            <text:p>0.114561</text:p>
          </table:table-cell>
          <table:table-cell office:value-type="float" office:value="0" calcext:value-type="float">
            <text:p>0</text:p>
          </table:table-cell>
          <table:table-cell office:value-type="float" office:value="8.383743" calcext:value-type="float">
            <text:p>8.383743</text:p>
          </table:table-cell>
          <table:table-cell office:value-type="float" office:value="9.863349" calcext:value-type="float">
            <text:p>9.863349</text:p>
          </table:table-cell>
          <table:table-cell office:value-type="float" office:value="17.51767" calcext:value-type="float">
            <text:p>17.51767</text:p>
          </table:table-cell>
          <table:table-cell office:value-type="float" office:value="4.44975" calcext:value-type="float">
            <text:p>4.44975</text:p>
          </table:table-cell>
          <table:table-cell office:value-type="float" office:value="3.529706" calcext:value-type="float">
            <text:p>3.529706</text:p>
          </table:table-cell>
          <table:table-cell office:value-type="float" office:value="1.760165" calcext:value-type="float">
            <text:p>1.760165</text:p>
          </table:table-cell>
          <table:table-cell office:value-type="float" office:value="1.379079" calcext:value-type="float">
            <text:p>1.379079</text:p>
          </table:table-cell>
          <table:table-cell office:value-type="float" office:value="2.920424" calcext:value-type="float">
            <text:p>2.920424</text:p>
          </table:table-cell>
          <table:table-cell office:value-type="float" office:value="4.372879" calcext:value-type="float">
            <text:p>4.372879</text:p>
          </table:table-cell>
          <table:table-cell office:value-type="float" office:value="4.351261" calcext:value-type="float">
            <text:p>4.351261</text:p>
          </table:table-cell>
          <table:table-cell office:value-type="float" office:value="4.554733" calcext:value-type="float">
            <text:p>4.554733</text:p>
          </table:table-cell>
          <table:table-cell office:value-type="float" office:value="4.565407" calcext:value-type="float">
            <text:p>4.565407</text:p>
          </table:table-cell>
          <table:table-cell office:value-type="float" office:value="4.875511" calcext:value-type="float">
            <text:p>4.875511</text:p>
          </table:table-cell>
          <table:table-cell office:value-type="float" office:value="5.218676" calcext:value-type="float">
            <text:p>5.218676</text:p>
          </table:table-cell>
          <table:table-cell office:value-type="float" office:value="0" calcext:value-type="float">
            <text:p>0</text:p>
          </table:table-cell>
          <table:table-cell office:value-type="float" office:value="0.006371432" calcext:value-type="float">
            <text:p>0.006371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722127" calcext:value-type="float">
            <text:p>0.0077221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2.195415" calcext:value-type="float">
            <text:p>2.195415</text:p>
          </table:table-cell>
          <table:table-cell office:value-type="float" office:value="136.9574" calcext:value-type="float">
            <text:p>136.9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9585" calcext:value-type="float">
            <text:p>17.995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6653" calcext:value-type="float">
            <text:p>1.06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4599" calcext:value-type="float">
            <text:p>5.704599E-11</text:p>
          </table:table-cell>
          <table:table-cell office:value-type="float" office:value="1185.547" calcext:value-type="float">
            <text:p>1185.547</text:p>
          </table:table-cell>
          <table:table-cell office:value-type="float" office:value="1.550012" calcext:value-type="float">
            <text:p>1.550012</text:p>
          </table:table-cell>
          <table:table-cell office:value-type="float" office:value="0" calcext:value-type="float">
            <text:p>0</text:p>
          </table:table-cell>
          <table:table-cell office:value-type="float" office:value="0.02859312" calcext:value-type="float">
            <text:p>0.02859312</text:p>
          </table:table-cell>
          <table:table-cell office:value-type="float" office:value="0.07355121" calcext:value-type="float">
            <text:p>0.07355121</text:p>
          </table:table-cell>
          <table:table-cell office:value-type="float" office:value="0.1107761" calcext:value-type="float">
            <text:p>0.1107761</text:p>
          </table:table-cell>
          <table:table-cell office:value-type="float" office:value="0.02914834" calcext:value-type="float">
            <text:p>0.02914834</text:p>
          </table:table-cell>
          <table:table-cell office:value-type="float" office:value="0.02299156" calcext:value-type="float">
            <text:p>0.02299156</text:p>
          </table:table-cell>
          <table:table-cell office:value-type="float" office:value="0.01799213" calcext:value-type="float">
            <text:p>0.01799213</text:p>
          </table:table-cell>
          <table:table-cell office:value-type="float" office:value="0.02245196" calcext:value-type="float">
            <text:p>0.02245196</text:p>
          </table:table-cell>
          <table:table-cell office:value-type="float" office:value="0.0581969" calcext:value-type="float">
            <text:p>0.0581969</text:p>
          </table:table-cell>
          <table:table-cell office:value-type="float" office:value="0.1065414" calcext:value-type="float">
            <text:p>0.1065414</text:p>
          </table:table-cell>
          <table:table-cell office:value-type="float" office:value="0.1060653" calcext:value-type="float">
            <text:p>0.1060653</text:p>
          </table:table-cell>
          <table:table-cell office:value-type="float" office:value="0.1078914" calcext:value-type="float">
            <text:p>0.1078914</text:p>
          </table:table-cell>
          <table:table-cell office:value-type="float" office:value="0.10789" calcext:value-type="float">
            <text:p>0.10789</text:p>
          </table:table-cell>
          <table:table-cell office:value-type="float" office:value="0.111069" calcext:value-type="float">
            <text:p>0.111069</text:p>
          </table:table-cell>
          <table:table-cell office:value-type="float" office:value="0.1146735" calcext:value-type="float">
            <text:p>0.1146735</text:p>
          </table:table-cell>
          <table:table-cell office:value-type="float" office:value="0" calcext:value-type="float">
            <text:p>0</text:p>
          </table:table-cell>
          <table:table-cell office:value-type="float" office:value="8.373309" calcext:value-type="float">
            <text:p>8.373309</text:p>
          </table:table-cell>
          <table:table-cell office:value-type="float" office:value="9.858694" calcext:value-type="float">
            <text:p>9.858694</text:p>
          </table:table-cell>
          <table:table-cell office:value-type="float" office:value="17.50181" calcext:value-type="float">
            <text:p>17.50181</text:p>
          </table:table-cell>
          <table:table-cell office:value-type="float" office:value="4.446544" calcext:value-type="float">
            <text:p>4.446544</text:p>
          </table:table-cell>
          <table:table-cell office:value-type="float" office:value="3.527156" calcext:value-type="float">
            <text:p>3.527156</text:p>
          </table:table-cell>
          <table:table-cell office:value-type="float" office:value="1.760652" calcext:value-type="float">
            <text:p>1.760652</text:p>
          </table:table-cell>
          <table:table-cell office:value-type="float" office:value="1.380935" calcext:value-type="float">
            <text:p>1.380935</text:p>
          </table:table-cell>
          <table:table-cell office:value-type="float" office:value="2.925913" calcext:value-type="float">
            <text:p>2.925913</text:p>
          </table:table-cell>
          <table:table-cell office:value-type="float" office:value="4.381862" calcext:value-type="float">
            <text:p>4.381862</text:p>
          </table:table-cell>
          <table:table-cell office:value-type="float" office:value="4.360561" calcext:value-type="float">
            <text:p>4.360561</text:p>
          </table:table-cell>
          <table:table-cell office:value-type="float" office:value="4.564558" calcext:value-type="float">
            <text:p>4.564558</text:p>
          </table:table-cell>
          <table:table-cell office:value-type="float" office:value="4.575237" calcext:value-type="float">
            <text:p>4.575237</text:p>
          </table:table-cell>
          <table:table-cell office:value-type="float" office:value="4.885435" calcext:value-type="float">
            <text:p>4.885435</text:p>
          </table:table-cell>
          <table:table-cell office:value-type="float" office:value="5.228835" calcext:value-type="float">
            <text:p>5.228835</text:p>
          </table:table-cell>
          <table:table-cell office:value-type="float" office:value="0" calcext:value-type="float">
            <text:p>0</text:p>
          </table:table-cell>
          <table:table-cell office:value-type="float" office:value="0.004888072" calcext:value-type="float">
            <text:p>0.004888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177368" calcext:value-type="float">
            <text:p>0.008177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2.19543" calcext:value-type="float">
            <text:p>2.19543</text:p>
          </table:table-cell>
          <table:table-cell office:value-type="float" office:value="136.9568" calcext:value-type="float">
            <text:p>136.9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2773" calcext:value-type="float">
            <text:p>18.027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6653" calcext:value-type="float">
            <text:p>1.06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4599" calcext:value-type="float">
            <text:p>5.704599E-11</text:p>
          </table:table-cell>
          <table:table-cell office:value-type="float" office:value="1185.515" calcext:value-type="float">
            <text:p>1185.515</text:p>
          </table:table-cell>
          <table:table-cell office:value-type="float" office:value="1.549769" calcext:value-type="float">
            <text:p>1.549769</text:p>
          </table:table-cell>
          <table:table-cell office:value-type="float" office:value="0" calcext:value-type="float">
            <text:p>0</text:p>
          </table:table-cell>
          <table:table-cell office:value-type="float" office:value="0.02679878" calcext:value-type="float">
            <text:p>0.02679878</text:p>
          </table:table-cell>
          <table:table-cell office:value-type="float" office:value="0.07305346" calcext:value-type="float">
            <text:p>0.07305346</text:p>
          </table:table-cell>
          <table:table-cell office:value-type="float" office:value="0.1110646" calcext:value-type="float">
            <text:p>0.1110646</text:p>
          </table:table-cell>
          <table:table-cell office:value-type="float" office:value="0.02915253" calcext:value-type="float">
            <text:p>0.02915253</text:p>
          </table:table-cell>
          <table:table-cell office:value-type="float" office:value="0.02301147" calcext:value-type="float">
            <text:p>0.02301147</text:p>
          </table:table-cell>
          <table:table-cell office:value-type="float" office:value="0.01799633" calcext:value-type="float">
            <text:p>0.01799633</text:p>
          </table:table-cell>
          <table:table-cell office:value-type="float" office:value="0.02245032" calcext:value-type="float">
            <text:p>0.02245032</text:p>
          </table:table-cell>
          <table:table-cell office:value-type="float" office:value="0.05823785" calcext:value-type="float">
            <text:p>0.05823785</text:p>
          </table:table-cell>
          <table:table-cell office:value-type="float" office:value="0.1066297" calcext:value-type="float">
            <text:p>0.1066297</text:p>
          </table:table-cell>
          <table:table-cell office:value-type="float" office:value="0.1061552" calcext:value-type="float">
            <text:p>0.1061552</text:p>
          </table:table-cell>
          <table:table-cell table:number-columns-repeated="2" office:value-type="float" office:value="0.107992" calcext:value-type="float">
            <text:p>0.107992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147859" calcext:value-type="float">
            <text:p>0.1147859</text:p>
          </table:table-cell>
          <table:table-cell office:value-type="float" office:value="0" calcext:value-type="float">
            <text:p>0</text:p>
          </table:table-cell>
          <table:table-cell office:value-type="float" office:value="8.363181" calcext:value-type="float">
            <text:p>8.363181</text:p>
          </table:table-cell>
          <table:table-cell office:value-type="float" office:value="9.8546" calcext:value-type="float">
            <text:p>9.8546</text:p>
          </table:table-cell>
          <table:table-cell office:value-type="float" office:value="17.48635" calcext:value-type="float">
            <text:p>17.48635</text:p>
          </table:table-cell>
          <table:table-cell office:value-type="float" office:value="4.443367" calcext:value-type="float">
            <text:p>4.443367</text:p>
          </table:table-cell>
          <table:table-cell office:value-type="float" office:value="3.524625" calcext:value-type="float">
            <text:p>3.524625</text:p>
          </table:table-cell>
          <table:table-cell office:value-type="float" office:value="1.76114" calcext:value-type="float">
            <text:p>1.76114</text:p>
          </table:table-cell>
          <table:table-cell office:value-type="float" office:value="1.382786" calcext:value-type="float">
            <text:p>1.382786</text:p>
          </table:table-cell>
          <table:table-cell office:value-type="float" office:value="2.931377" calcext:value-type="float">
            <text:p>2.931377</text:p>
          </table:table-cell>
          <table:table-cell office:value-type="float" office:value="4.390821" calcext:value-type="float">
            <text:p>4.390821</text:p>
          </table:table-cell>
          <table:table-cell office:value-type="float" office:value="4.369865" calcext:value-type="float">
            <text:p>4.369865</text:p>
          </table:table-cell>
          <table:table-cell office:value-type="float" office:value="4.574372" calcext:value-type="float">
            <text:p>4.574372</text:p>
          </table:table-cell>
          <table:table-cell office:value-type="float" office:value="4.585044" calcext:value-type="float">
            <text:p>4.585044</text:p>
          </table:table-cell>
          <table:table-cell office:value-type="float" office:value="4.895359" calcext:value-type="float">
            <text:p>4.895359</text:p>
          </table:table-cell>
          <table:table-cell office:value-type="float" office:value="5.239299" calcext:value-type="float">
            <text:p>5.239299</text:p>
          </table:table-cell>
          <table:table-cell office:value-type="float" office:value="0" calcext:value-type="float">
            <text:p>0</text:p>
          </table:table-cell>
          <table:table-cell office:value-type="float" office:value="0.007010639" calcext:value-type="float">
            <text:p>0.007010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654532" calcext:value-type="float">
            <text:p>0.008654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2.195437" calcext:value-type="float">
            <text:p>2.195437</text:p>
          </table:table-cell>
          <table:table-cell office:value-type="float" office:value="136.9562" calcext:value-type="float">
            <text:p>136.9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5963" calcext:value-type="float">
            <text:p>18.059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6653" calcext:value-type="float">
            <text:p>1.06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4599" calcext:value-type="float">
            <text:p>5.704599E-11</text:p>
          </table:table-cell>
          <table:table-cell office:value-type="float" office:value="1185.483" calcext:value-type="float">
            <text:p>1185.483</text:p>
          </table:table-cell>
          <table:table-cell office:value-type="float" office:value="1.549473" calcext:value-type="float">
            <text:p>1.549473</text:p>
          </table:table-cell>
          <table:table-cell office:value-type="float" office:value="0" calcext:value-type="float">
            <text:p>0</text:p>
          </table:table-cell>
          <table:table-cell office:value-type="float" office:value="0.02126039" calcext:value-type="float">
            <text:p>0.02126039</text:p>
          </table:table-cell>
          <table:table-cell office:value-type="float" office:value="0.07348693" calcext:value-type="float">
            <text:p>0.07348693</text:p>
          </table:table-cell>
          <table:table-cell office:value-type="float" office:value="0.1117231" calcext:value-type="float">
            <text:p>0.1117231</text:p>
          </table:table-cell>
          <table:table-cell office:value-type="float" office:value="0.02916896" calcext:value-type="float">
            <text:p>0.02916896</text:p>
          </table:table-cell>
          <table:table-cell office:value-type="float" office:value="0.02303375" calcext:value-type="float">
            <text:p>0.02303375</text:p>
          </table:table-cell>
          <table:table-cell office:value-type="float" office:value="0.01799954" calcext:value-type="float">
            <text:p>0.01799954</text:p>
          </table:table-cell>
          <table:table-cell office:value-type="float" office:value="0.0224543" calcext:value-type="float">
            <text:p>0.0224543</text:p>
          </table:table-cell>
          <table:table-cell office:value-type="float" office:value="0.05827876" calcext:value-type="float">
            <text:p>0.05827876</text:p>
          </table:table-cell>
          <table:table-cell office:value-type="float" office:value="0.1067177" calcext:value-type="float">
            <text:p>0.1067177</text:p>
          </table:table-cell>
          <table:table-cell office:value-type="float" office:value="0.1062459" calcext:value-type="float">
            <text:p>0.1062459</text:p>
          </table:table-cell>
          <table:table-cell office:value-type="float" office:value="0.1080928" calcext:value-type="float">
            <text:p>0.1080928</text:p>
          </table:table-cell>
          <table:table-cell office:value-type="float" office:value="0.1080942" calcext:value-type="float">
            <text:p>0.1080942</text:p>
          </table:table-cell>
          <table:table-cell office:value-type="float" office:value="0.1112806" calcext:value-type="float">
            <text:p>0.1112806</text:p>
          </table:table-cell>
          <table:table-cell office:value-type="float" office:value="0.1148983" calcext:value-type="float">
            <text:p>0.1148983</text:p>
          </table:table-cell>
          <table:table-cell office:value-type="float" office:value="0" calcext:value-type="float">
            <text:p>0</text:p>
          </table:table-cell>
          <table:table-cell office:value-type="float" office:value="8.353143" calcext:value-type="float">
            <text:p>8.353143</text:p>
          </table:table-cell>
          <table:table-cell office:value-type="float" office:value="9.85116" calcext:value-type="float">
            <text:p>9.85116</text:p>
          </table:table-cell>
          <table:table-cell office:value-type="float" office:value="17.47124" calcext:value-type="float">
            <text:p>17.47124</text:p>
          </table:table-cell>
          <table:table-cell office:value-type="float" office:value="4.440211" calcext:value-type="float">
            <text:p>4.440211</text:p>
          </table:table-cell>
          <table:table-cell office:value-type="float" office:value="3.522115" calcext:value-type="float">
            <text:p>3.522115</text:p>
          </table:table-cell>
          <table:table-cell office:value-type="float" office:value="1.761628" calcext:value-type="float">
            <text:p>1.761628</text:p>
          </table:table-cell>
          <table:table-cell office:value-type="float" office:value="1.384633" calcext:value-type="float">
            <text:p>1.384633</text:p>
          </table:table-cell>
          <table:table-cell office:value-type="float" office:value="2.93684" calcext:value-type="float">
            <text:p>2.93684</text:p>
          </table:table-cell>
          <table:table-cell office:value-type="float" office:value="4.399779" calcext:value-type="float">
            <text:p>4.399779</text:p>
          </table:table-cell>
          <table:table-cell office:value-type="float" office:value="4.379146" calcext:value-type="float">
            <text:p>4.379146</text:p>
          </table:table-cell>
          <table:table-cell office:value-type="float" office:value="4.584173" calcext:value-type="float">
            <text:p>4.584173</text:p>
          </table:table-cell>
          <table:table-cell office:value-type="float" office:value="4.594854" calcext:value-type="float">
            <text:p>4.594854</text:p>
          </table:table-cell>
          <table:table-cell office:value-type="float" office:value="4.905282" calcext:value-type="float">
            <text:p>4.905282</text:p>
          </table:table-cell>
          <table:table-cell office:value-type="float" office:value="5.249253" calcext:value-type="float">
            <text:p>5.249253</text:p>
          </table:table-cell>
          <table:table-cell office:value-type="float" office:value="0" calcext:value-type="float">
            <text:p>0</text:p>
          </table:table-cell>
          <table:table-cell office:value-type="float" office:value="0.004826358" calcext:value-type="float">
            <text:p>0.00482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139841" calcext:value-type="float">
            <text:p>0.009139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2.195451" calcext:value-type="float">
            <text:p>2.195451</text:p>
          </table:table-cell>
          <table:table-cell office:value-type="float" office:value="136.9556" calcext:value-type="float">
            <text:p>136.9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9156" calcext:value-type="float">
            <text:p>18.091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6653" calcext:value-type="float">
            <text:p>1.06653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04599" calcext:value-type="float">
            <text:p>5.704599E-11</text:p>
          </table:table-cell>
          <table:table-cell office:value-type="float" office:value="1185.451" calcext:value-type="float">
            <text:p>1185.451</text:p>
          </table:table-cell>
          <table:table-cell office:value-type="float" office:value="1.548729" calcext:value-type="float">
            <text:p>1.548729</text:p>
          </table:table-cell>
          <table:table-cell office:value-type="float" office:value="0" calcext:value-type="float">
            <text:p>0</text:p>
          </table:table-cell>
          <table:table-cell office:value-type="float" office:value="0.0336349" calcext:value-type="float">
            <text:p>0.0336349</text:p>
          </table:table-cell>
          <table:table-cell office:value-type="float" office:value="0.07755364" calcext:value-type="float">
            <text:p>0.07755364</text:p>
          </table:table-cell>
          <table:table-cell office:value-type="float" office:value="0.1136003" calcext:value-type="float">
            <text:p>0.1136003</text:p>
          </table:table-cell>
          <table:table-cell office:value-type="float" office:value="0.02921018" calcext:value-type="float">
            <text:p>0.02921018</text:p>
          </table:table-cell>
          <table:table-cell office:value-type="float" office:value="0.02305376" calcext:value-type="float">
            <text:p>0.02305376</text:p>
          </table:table-cell>
          <table:table-cell office:value-type="float" office:value="0.01800078" calcext:value-type="float">
            <text:p>0.01800078</text:p>
          </table:table-cell>
          <table:table-cell office:value-type="float" office:value="0.02246078" calcext:value-type="float">
            <text:p>0.02246078</text:p>
          </table:table-cell>
          <table:table-cell office:value-type="float" office:value="0.05831836" calcext:value-type="float">
            <text:p>0.05831836</text:p>
          </table:table-cell>
          <table:table-cell office:value-type="float" office:value="0.1068051" calcext:value-type="float">
            <text:p>0.1068051</text:p>
          </table:table-cell>
          <table:table-cell office:value-type="float" office:value="0.1063367" calcext:value-type="float">
            <text:p>0.1063367</text:p>
          </table:table-cell>
          <table:table-cell office:value-type="float" office:value="0.1081934" calcext:value-type="float">
            <text:p>0.1081934</text:p>
          </table:table-cell>
          <table:table-cell office:value-type="float" office:value="0.1081967" calcext:value-type="float">
            <text:p>0.1081967</text:p>
          </table:table-cell>
          <table:table-cell office:value-type="float" office:value="0.1113858" calcext:value-type="float">
            <text:p>0.1113858</text:p>
          </table:table-cell>
          <table:table-cell office:value-type="float" office:value="0.1150104" calcext:value-type="float">
            <text:p>0.1150104</text:p>
          </table:table-cell>
          <table:table-cell office:value-type="float" office:value="0" calcext:value-type="float">
            <text:p>0</text:p>
          </table:table-cell>
          <table:table-cell office:value-type="float" office:value="8.344802" calcext:value-type="float">
            <text:p>8.344802</text:p>
          </table:table-cell>
          <table:table-cell office:value-type="float" office:value="9.848316" calcext:value-type="float">
            <text:p>9.848316</text:p>
          </table:table-cell>
          <table:table-cell office:value-type="float" office:value="17.45664" calcext:value-type="float">
            <text:p>17.45664</text:p>
          </table:table-cell>
          <table:table-cell office:value-type="float" office:value="4.437081" calcext:value-type="float">
            <text:p>4.437081</text:p>
          </table:table-cell>
          <table:table-cell office:value-type="float" office:value="3.519626" calcext:value-type="float">
            <text:p>3.519626</text:p>
          </table:table-cell>
          <table:table-cell office:value-type="float" office:value="1.762116" calcext:value-type="float">
            <text:p>1.762116</text:p>
          </table:table-cell>
          <table:table-cell office:value-type="float" office:value="1.386479" calcext:value-type="float">
            <text:p>1.386479</text:p>
          </table:table-cell>
          <table:table-cell office:value-type="float" office:value="2.942303" calcext:value-type="float">
            <text:p>2.942303</text:p>
          </table:table-cell>
          <table:table-cell office:value-type="float" office:value="4.408733" calcext:value-type="float">
            <text:p>4.408733</text:p>
          </table:table-cell>
          <table:table-cell office:value-type="float" office:value="4.388411" calcext:value-type="float">
            <text:p>4.388411</text:p>
          </table:table-cell>
          <table:table-cell office:value-type="float" office:value="4.593958" calcext:value-type="float">
            <text:p>4.593958</text:p>
          </table:table-cell>
          <table:table-cell office:value-type="float" office:value="4.604659" calcext:value-type="float">
            <text:p>4.604659</text:p>
          </table:table-cell>
          <table:table-cell office:value-type="float" office:value="4.915196" calcext:value-type="float">
            <text:p>4.915196</text:p>
          </table:table-cell>
          <table:table-cell office:value-type="float" office:value="5.258051" calcext:value-type="float">
            <text:p>5.258051</text:p>
          </table:table-cell>
          <table:table-cell office:value-type="float" office:value="0" calcext:value-type="float">
            <text:p>0</text:p>
          </table:table-cell>
          <table:table-cell office:value-type="float" office:value="0.006501472" calcext:value-type="float">
            <text:p>0.00650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6712" calcext:value-type="float">
            <text:p>0.0096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2.19542" calcext:value-type="float">
            <text:p>2.19542</text:p>
          </table:table-cell>
          <table:table-cell office:value-type="float" office:value="136.955" calcext:value-type="float">
            <text:p>136.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2348" calcext:value-type="float">
            <text:p>18.123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488352" calcext:value-type="float">
            <text:p>1.48835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91948" calcext:value-type="float">
            <text:p>7.891948E-11</text:p>
          </table:table-cell>
          <table:table-cell office:value-type="float" office:value="1185.419" calcext:value-type="float">
            <text:p>1185.419</text:p>
          </table:table-cell>
          <table:table-cell office:value-type="float" office:value="1.548489" calcext:value-type="float">
            <text:p>1.548489</text:p>
          </table:table-cell>
          <table:table-cell office:value-type="float" office:value="0" calcext:value-type="float">
            <text:p>0</text:p>
          </table:table-cell>
          <table:table-cell office:value-type="float" office:value="0.0165878" calcext:value-type="float">
            <text:p>0.0165878</text:p>
          </table:table-cell>
          <table:table-cell office:value-type="float" office:value="0.07115078" calcext:value-type="float">
            <text:p>0.07115078</text:p>
          </table:table-cell>
          <table:table-cell office:value-type="float" office:value="0.1137316" calcext:value-type="float">
            <text:p>0.1137316</text:p>
          </table:table-cell>
          <table:table-cell office:value-type="float" office:value="0.02934291" calcext:value-type="float">
            <text:p>0.02934291</text:p>
          </table:table-cell>
          <table:table-cell office:value-type="float" office:value="0.02308401" calcext:value-type="float">
            <text:p>0.02308401</text:p>
          </table:table-cell>
          <table:table-cell office:value-type="float" office:value="0.01800064" calcext:value-type="float">
            <text:p>0.01800064</text:p>
          </table:table-cell>
          <table:table-cell office:value-type="float" office:value="0.02246719" calcext:value-type="float">
            <text:p>0.02246719</text:p>
          </table:table-cell>
          <table:table-cell office:value-type="float" office:value="0.0583562" calcext:value-type="float">
            <text:p>0.0583562</text:p>
          </table:table-cell>
          <table:table-cell office:value-type="float" office:value="0.1068916" calcext:value-type="float">
            <text:p>0.1068916</text:p>
          </table:table-cell>
          <table:table-cell office:value-type="float" office:value="0.1064277" calcext:value-type="float">
            <text:p>0.1064277</text:p>
          </table:table-cell>
          <table:table-cell office:value-type="float" office:value="0.1082944" calcext:value-type="float">
            <text:p>0.1082944</text:p>
          </table:table-cell>
          <table:table-cell office:value-type="float" office:value="0.1082987" calcext:value-type="float">
            <text:p>0.1082987</text:p>
          </table:table-cell>
          <table:table-cell office:value-type="float" office:value="0.1114918" calcext:value-type="float">
            <text:p>0.1114918</text:p>
          </table:table-cell>
          <table:table-cell office:value-type="float" office:value="0.1151226" calcext:value-type="float">
            <text:p>0.1151226</text:p>
          </table:table-cell>
          <table:table-cell office:value-type="float" office:value="0" calcext:value-type="float">
            <text:p>0</text:p>
          </table:table-cell>
          <table:table-cell office:value-type="float" office:value="8.335794" calcext:value-type="float">
            <text:p>8.335794</text:p>
          </table:table-cell>
          <table:table-cell office:value-type="float" office:value="9.84536" calcext:value-type="float">
            <text:p>9.84536</text:p>
          </table:table-cell>
          <table:table-cell office:value-type="float" office:value="17.4431" calcext:value-type="float">
            <text:p>17.4431</text:p>
          </table:table-cell>
          <table:table-cell office:value-type="float" office:value="4.434022" calcext:value-type="float">
            <text:p>4.434022</text:p>
          </table:table-cell>
          <table:table-cell office:value-type="float" office:value="3.517166" calcext:value-type="float">
            <text:p>3.517166</text:p>
          </table:table-cell>
          <table:table-cell office:value-type="float" office:value="1.762599" calcext:value-type="float">
            <text:p>1.762599</text:p>
          </table:table-cell>
          <table:table-cell office:value-type="float" office:value="1.388319" calcext:value-type="float">
            <text:p>1.388319</text:p>
          </table:table-cell>
          <table:table-cell office:value-type="float" office:value="2.947765" calcext:value-type="float">
            <text:p>2.947765</text:p>
          </table:table-cell>
          <table:table-cell office:value-type="float" office:value="4.417646" calcext:value-type="float">
            <text:p>4.417646</text:p>
          </table:table-cell>
          <table:table-cell office:value-type="float" office:value="4.397674" calcext:value-type="float">
            <text:p>4.397674</text:p>
          </table:table-cell>
          <table:table-cell office:value-type="float" office:value="4.603736" calcext:value-type="float">
            <text:p>4.603736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4.925081" calcext:value-type="float">
            <text:p>4.925081</text:p>
          </table:table-cell>
          <table:table-cell office:value-type="float" office:value="5.268364" calcext:value-type="float">
            <text:p>5.268364</text:p>
          </table:table-cell>
          <table:table-cell office:value-type="float" office:value="0" calcext:value-type="float">
            <text:p>0</text:p>
          </table:table-cell>
          <table:table-cell office:value-type="float" office:value="0.004929497" calcext:value-type="float">
            <text:p>0.00492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6833" calcext:value-type="float">
            <text:p>0.01016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.195365" calcext:value-type="float">
            <text:p>2.195365</text:p>
          </table:table-cell>
          <table:table-cell office:value-type="float" office:value="136.9545" calcext:value-type="float">
            <text:p>136.9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5526" calcext:value-type="float">
            <text:p>18.155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62192" calcext:value-type="float">
            <text:p>1.86219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837503" calcext:value-type="float">
            <text:p>9.837503E-11</text:p>
          </table:table-cell>
          <table:table-cell office:value-type="float" office:value="1185.387" calcext:value-type="float">
            <text:p>1185.387</text:p>
          </table:table-cell>
          <table:table-cell office:value-type="float" office:value="1.548706" calcext:value-type="float">
            <text:p>1.548706</text:p>
          </table:table-cell>
          <table:table-cell office:value-type="float" office:value="0" calcext:value-type="float">
            <text:p>0</text:p>
          </table:table-cell>
          <table:table-cell office:value-type="float" office:value="0.0102551" calcext:value-type="float">
            <text:p>0.0102551</text:p>
          </table:table-cell>
          <table:table-cell office:value-type="float" office:value="0.0683817" calcext:value-type="float">
            <text:p>0.0683817</text:p>
          </table:table-cell>
          <table:table-cell office:value-type="float" office:value="0.11224" calcext:value-type="float">
            <text:p>0.11224</text:p>
          </table:table-cell>
          <table:table-cell office:value-type="float" office:value="0.02936566" calcext:value-type="float">
            <text:p>0.02936566</text:p>
          </table:table-cell>
          <table:table-cell office:value-type="float" office:value="0.02310998" calcext:value-type="float">
            <text:p>0.02310998</text:p>
          </table:table-cell>
          <table:table-cell office:value-type="float" office:value="0.01801018" calcext:value-type="float">
            <text:p>0.01801018</text:p>
          </table:table-cell>
          <table:table-cell office:value-type="float" office:value="0.02248254" calcext:value-type="float">
            <text:p>0.02248254</text:p>
          </table:table-cell>
          <table:table-cell office:value-type="float" office:value="0.05839447" calcext:value-type="float">
            <text:p>0.05839447</text:p>
          </table:table-cell>
          <table:table-cell office:value-type="float" office:value="0.1069777" calcext:value-type="float">
            <text:p>0.1069777</text:p>
          </table:table-cell>
          <table:table-cell office:value-type="float" office:value="0.1065187" calcext:value-type="float">
            <text:p>0.1065187</text:p>
          </table:table-cell>
          <table:table-cell office:value-type="float" office:value="0.1083952" calcext:value-type="float">
            <text:p>0.1083952</text:p>
          </table:table-cell>
          <table:table-cell office:value-type="float" office:value="0.1084002" calcext:value-type="float">
            <text:p>0.1084002</text:p>
          </table:table-cell>
          <table:table-cell office:value-type="float" office:value="0.1115977" calcext:value-type="float">
            <text:p>0.1115977</text:p>
          </table:table-cell>
          <table:table-cell office:value-type="float" office:value="0.1152348" calcext:value-type="float">
            <text:p>0.1152348</text:p>
          </table:table-cell>
          <table:table-cell office:value-type="float" office:value="0" calcext:value-type="float">
            <text:p>0</text:p>
          </table:table-cell>
          <table:table-cell office:value-type="float" office:value="8.323028" calcext:value-type="float">
            <text:p>8.323028</text:p>
          </table:table-cell>
          <table:table-cell office:value-type="float" office:value="9.841212" calcext:value-type="float">
            <text:p>9.841212</text:p>
          </table:table-cell>
          <table:table-cell office:value-type="float" office:value="17.42913" calcext:value-type="float">
            <text:p>17.42913</text:p>
          </table:table-cell>
          <table:table-cell office:value-type="float" office:value="4.43103" calcext:value-type="float">
            <text:p>4.43103</text:p>
          </table:table-cell>
          <table:table-cell office:value-type="float" office:value="3.51474" calcext:value-type="float">
            <text:p>3.51474</text:p>
          </table:table-cell>
          <table:table-cell office:value-type="float" office:value="1.763083" calcext:value-type="float">
            <text:p>1.763083</text:p>
          </table:table-cell>
          <table:table-cell office:value-type="float" office:value="1.390155" calcext:value-type="float">
            <text:p>1.390155</text:p>
          </table:table-cell>
          <table:table-cell office:value-type="float" office:value="2.953207" calcext:value-type="float">
            <text:p>2.953207</text:p>
          </table:table-cell>
          <table:table-cell office:value-type="float" office:value="4.426559" calcext:value-type="float">
            <text:p>4.426559</text:p>
          </table:table-cell>
          <table:table-cell office:value-type="float" office:value="4.406907" calcext:value-type="float">
            <text:p>4.406907</text:p>
          </table:table-cell>
          <table:table-cell office:value-type="float" office:value="4.613493" calcext:value-type="float">
            <text:p>4.613493</text:p>
          </table:table-cell>
          <table:table-cell office:value-type="float" office:value="4.624209" calcext:value-type="float">
            <text:p>4.624209</text:p>
          </table:table-cell>
          <table:table-cell office:value-type="float" office:value="4.934966" calcext:value-type="float">
            <text:p>4.934966</text:p>
          </table:table-cell>
          <table:table-cell office:value-type="float" office:value="5.279432" calcext:value-type="float">
            <text:p>5.279432</text:p>
          </table:table-cell>
          <table:table-cell office:value-type="float" office:value="0" calcext:value-type="float">
            <text:p>0</text:p>
          </table:table-cell>
          <table:table-cell office:value-type="float" office:value="0.007166767" calcext:value-type="float">
            <text:p>0.007166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64024" calcext:value-type="float">
            <text:p>0.010640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2.195208" calcext:value-type="float">
            <text:p>2.195208</text:p>
          </table:table-cell>
          <table:table-cell office:value-type="float" office:value="136.9541" calcext:value-type="float">
            <text:p>136.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18691" calcext:value-type="float">
            <text:p>18.186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355" calcext:value-type="float">
            <text:p>1185.355</text:p>
          </table:table-cell>
          <table:table-cell office:value-type="float" office:value="1.550811" calcext:value-type="float">
            <text:p>1.550811</text:p>
          </table:table-cell>
          <table:table-cell office:value-type="float" office:value="0" calcext:value-type="float">
            <text:p>0</text:p>
          </table:table-cell>
          <table:table-cell office:value-type="float" office:value="0.006047139" calcext:value-type="float">
            <text:p>0.006047139</text:p>
          </table:table-cell>
          <table:table-cell office:value-type="float" office:value="0.06563619" calcext:value-type="float">
            <text:p>0.06563619</text:p>
          </table:table-cell>
          <table:table-cell office:value-type="float" office:value="0.1109474" calcext:value-type="float">
            <text:p>0.1109474</text:p>
          </table:table-cell>
          <table:table-cell office:value-type="float" office:value="0.02932348" calcext:value-type="float">
            <text:p>0.02932348</text:p>
          </table:table-cell>
          <table:table-cell office:value-type="float" office:value="0.02314374" calcext:value-type="float">
            <text:p>0.02314374</text:p>
          </table:table-cell>
          <table:table-cell office:value-type="float" office:value="0.01802213" calcext:value-type="float">
            <text:p>0.01802213</text:p>
          </table:table-cell>
          <table:table-cell office:value-type="float" office:value="0.02250506" calcext:value-type="float">
            <text:p>0.02250506</text:p>
          </table:table-cell>
          <table:table-cell office:value-type="float" office:value="0.0584347" calcext:value-type="float">
            <text:p>0.0584347</text:p>
          </table:table-cell>
          <table:table-cell office:value-type="float" office:value="0.1070637" calcext:value-type="float">
            <text:p>0.1070637</text:p>
          </table:table-cell>
          <table:table-cell office:value-type="float" office:value="0.1066096" calcext:value-type="float">
            <text:p>0.1066096</text:p>
          </table:table-cell>
          <table:table-cell office:value-type="float" office:value="0.1084959" calcext:value-type="float">
            <text:p>0.1084959</text:p>
          </table:table-cell>
          <table:table-cell office:value-type="float" office:value="0.108502" calcext:value-type="float">
            <text:p>0.108502</text:p>
          </table:table-cell>
          <table:table-cell office:value-type="float" office:value="0.1117037" calcext:value-type="float">
            <text:p>0.1117037</text:p>
          </table:table-cell>
          <table:table-cell office:value-type="float" office:value="0.1153465" calcext:value-type="float">
            <text:p>0.1153465</text:p>
          </table:table-cell>
          <table:table-cell office:value-type="float" office:value="0" calcext:value-type="float">
            <text:p>0</text:p>
          </table:table-cell>
          <table:table-cell office:value-type="float" office:value="8.306872" calcext:value-type="float">
            <text:p>8.306872</text:p>
          </table:table-cell>
          <table:table-cell office:value-type="float" office:value="9.836298" calcext:value-type="float">
            <text:p>9.836298</text:p>
          </table:table-cell>
          <table:table-cell office:value-type="float" office:value="17.41456" calcext:value-type="float">
            <text:p>17.41456</text:p>
          </table:table-cell>
          <table:table-cell office:value-type="float" office:value="4.428043" calcext:value-type="float">
            <text:p>4.428043</text:p>
          </table:table-cell>
          <table:table-cell office:value-type="float" office:value="3.512339" calcext:value-type="float">
            <text:p>3.512339</text:p>
          </table:table-cell>
          <table:table-cell office:value-type="float" office:value="1.763566" calcext:value-type="float">
            <text:p>1.763566</text:p>
          </table:table-cell>
          <table:table-cell office:value-type="float" office:value="1.391989" calcext:value-type="float">
            <text:p>1.391989</text:p>
          </table:table-cell>
          <table:table-cell office:value-type="float" office:value="2.958639" calcext:value-type="float">
            <text:p>2.958639</text:p>
          </table:table-cell>
          <table:table-cell office:value-type="float" office:value="4.435473" calcext:value-type="float">
            <text:p>4.435473</text:p>
          </table:table-cell>
          <table:table-cell office:value-type="float" office:value="4.416132" calcext:value-type="float">
            <text:p>4.416132</text:p>
          </table:table-cell>
          <table:table-cell office:value-type="float" office:value="4.62325" calcext:value-type="float">
            <text:p>4.62325</text:p>
          </table:table-cell>
          <table:table-cell office:value-type="float" office:value="4.633977" calcext:value-type="float">
            <text:p>4.633977</text:p>
          </table:table-cell>
          <table:table-cell office:value-type="float" office:value="4.94485" calcext:value-type="float">
            <text:p>4.94485</text:p>
          </table:table-cell>
          <table:table-cell office:value-type="float" office:value="5.291341" calcext:value-type="float">
            <text:p>5.291341</text:p>
          </table:table-cell>
          <table:table-cell office:value-type="float" office:value="0" calcext:value-type="float">
            <text:p>0</text:p>
          </table:table-cell>
          <table:table-cell office:value-type="float" office:value="0.00590784" calcext:value-type="float">
            <text:p>0.00590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0587" calcext:value-type="float">
            <text:p>0.01105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2.194968" calcext:value-type="float">
            <text:p>2.194968</text:p>
          </table:table-cell>
          <table:table-cell office:value-type="float" office:value="136.9539" calcext:value-type="float">
            <text:p>136.9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1842" calcext:value-type="float">
            <text:p>18.218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324" calcext:value-type="float">
            <text:p>1185.324</text:p>
          </table:table-cell>
          <table:table-cell office:value-type="float" office:value="1.554672" calcext:value-type="float">
            <text:p>1.554672</text:p>
          </table:table-cell>
          <table:table-cell office:value-type="float" office:value="0" calcext:value-type="float">
            <text:p>0</text:p>
          </table:table-cell>
          <table:table-cell office:value-type="float" office:value="0.01191009" calcext:value-type="float">
            <text:p>0.01191009</text:p>
          </table:table-cell>
          <table:table-cell office:value-type="float" office:value="0.06501188" calcext:value-type="float">
            <text:p>0.06501188</text:p>
          </table:table-cell>
          <table:table-cell office:value-type="float" office:value="0.1099045" calcext:value-type="float">
            <text:p>0.1099045</text:p>
          </table:table-cell>
          <table:table-cell office:value-type="float" office:value="0.02932646" calcext:value-type="float">
            <text:p>0.02932646</text:p>
          </table:table-cell>
          <table:table-cell office:value-type="float" office:value="0.02316695" calcext:value-type="float">
            <text:p>0.02316695</text:p>
          </table:table-cell>
          <table:table-cell office:value-type="float" office:value="0.0180307" calcext:value-type="float">
            <text:p>0.0180307</text:p>
          </table:table-cell>
          <table:table-cell office:value-type="float" office:value="0.02252639" calcext:value-type="float">
            <text:p>0.02252639</text:p>
          </table:table-cell>
          <table:table-cell office:value-type="float" office:value="0.0584768" calcext:value-type="float">
            <text:p>0.0584768</text:p>
          </table:table-cell>
          <table:table-cell office:value-type="float" office:value="0.1071499" calcext:value-type="float">
            <text:p>0.1071499</text:p>
          </table:table-cell>
          <table:table-cell office:value-type="float" office:value="0.1067007" calcext:value-type="float">
            <text:p>0.1067007</text:p>
          </table:table-cell>
          <table:table-cell office:value-type="float" office:value="0.1085965" calcext:value-type="float">
            <text:p>0.1085965</text:p>
          </table:table-cell>
          <table:table-cell office:value-type="float" office:value="0.1086054" calcext:value-type="float">
            <text:p>0.1086054</text:p>
          </table:table-cell>
          <table:table-cell office:value-type="float" office:value="0.1118094" calcext:value-type="float">
            <text:p>0.1118094</text:p>
          </table:table-cell>
          <table:table-cell office:value-type="float" office:value="0.1154584" calcext:value-type="float">
            <text:p>0.1154584</text:p>
          </table:table-cell>
          <table:table-cell office:value-type="float" office:value="0" calcext:value-type="float">
            <text:p>0</text:p>
          </table:table-cell>
          <table:table-cell office:value-type="float" office:value="8.288589" calcext:value-type="float">
            <text:p>8.288589</text:p>
          </table:table-cell>
          <table:table-cell office:value-type="float" office:value="9.829836" calcext:value-type="float">
            <text:p>9.829836</text:p>
          </table:table-cell>
          <table:table-cell office:value-type="float" office:value="17.39934" calcext:value-type="float">
            <text:p>17.39934</text:p>
          </table:table-cell>
          <table:table-cell office:value-type="float" office:value="4.425034" calcext:value-type="float">
            <text:p>4.425034</text:p>
          </table:table-cell>
          <table:table-cell office:value-type="float" office:value="3.509959" calcext:value-type="float">
            <text:p>3.509959</text:p>
          </table:table-cell>
          <table:table-cell office:value-type="float" office:value="1.764049" calcext:value-type="float">
            <text:p>1.764049</text:p>
          </table:table-cell>
          <table:table-cell office:value-type="float" office:value="1.393822" calcext:value-type="float">
            <text:p>1.393822</text:p>
          </table:table-cell>
          <table:table-cell office:value-type="float" office:value="2.96407" calcext:value-type="float">
            <text:p>2.96407</text:p>
          </table:table-cell>
          <table:table-cell office:value-type="float" office:value="4.444356" calcext:value-type="float">
            <text:p>4.444356</text:p>
          </table:table-cell>
          <table:table-cell office:value-type="float" office:value="4.425357" calcext:value-type="float">
            <text:p>4.425357</text:p>
          </table:table-cell>
          <table:table-cell office:value-type="float" office:value="4.632979" calcext:value-type="float">
            <text:p>4.632979</text:p>
          </table:table-cell>
          <table:table-cell office:value-type="float" office:value="4.643741" calcext:value-type="float">
            <text:p>4.643741</text:p>
          </table:table-cell>
          <table:table-cell office:value-type="float" office:value="4.954735" calcext:value-type="float">
            <text:p>4.954735</text:p>
          </table:table-cell>
          <table:table-cell office:value-type="float" office:value="5.304047" calcext:value-type="float">
            <text:p>5.304047</text:p>
          </table:table-cell>
          <table:table-cell office:value-type="float" office:value="0" calcext:value-type="float">
            <text:p>0</text:p>
          </table:table-cell>
          <table:table-cell office:value-type="float" office:value="0.005759127" calcext:value-type="float">
            <text:p>0.00575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41765" calcext:value-type="float">
            <text:p>0.01141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.194998" calcext:value-type="float">
            <text:p>2.194998</text:p>
          </table:table-cell>
          <table:table-cell office:value-type="float" office:value="136.9534" calcext:value-type="float">
            <text:p>136.9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4992" calcext:value-type="float">
            <text:p>18.24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292" calcext:value-type="float">
            <text:p>1185.292</text:p>
          </table:table-cell>
          <table:table-cell office:value-type="float" office:value="1.554611" calcext:value-type="float">
            <text:p>1.554611</text:p>
          </table:table-cell>
          <table:table-cell office:value-type="float" office:value="0" calcext:value-type="float">
            <text:p>0</text:p>
          </table:table-cell>
          <table:table-cell office:value-type="float" office:value="0.02853572" calcext:value-type="float">
            <text:p>0.02853572</text:p>
          </table:table-cell>
          <table:table-cell office:value-type="float" office:value="0.07070468" calcext:value-type="float">
            <text:p>0.07070468</text:p>
          </table:table-cell>
          <table:table-cell office:value-type="float" office:value="0.1104828" calcext:value-type="float">
            <text:p>0.1104828</text:p>
          </table:table-cell>
          <table:table-cell office:value-type="float" office:value="0.02925692" calcext:value-type="float">
            <text:p>0.02925692</text:p>
          </table:table-cell>
          <table:table-cell office:value-type="float" office:value="0.02317676" calcext:value-type="float">
            <text:p>0.02317676</text:p>
          </table:table-cell>
          <table:table-cell office:value-type="float" office:value="0.01803352" calcext:value-type="float">
            <text:p>0.01803352</text:p>
          </table:table-cell>
          <table:table-cell office:value-type="float" office:value="0.0225354" calcext:value-type="float">
            <text:p>0.0225354</text:p>
          </table:table-cell>
          <table:table-cell office:value-type="float" office:value="0.05851936" calcext:value-type="float">
            <text:p>0.05851936</text:p>
          </table:table-cell>
          <table:table-cell office:value-type="float" office:value="0.1072363" calcext:value-type="float">
            <text:p>0.1072363</text:p>
          </table:table-cell>
          <table:table-cell office:value-type="float" office:value="0.1067918" calcext:value-type="float">
            <text:p>0.1067918</text:p>
          </table:table-cell>
          <table:table-cell office:value-type="float" office:value="0.1086972" calcext:value-type="float">
            <text:p>0.1086972</text:p>
          </table:table-cell>
          <table:table-cell office:value-type="float" office:value="0.108709" calcext:value-type="float">
            <text:p>0.108709</text:p>
          </table:table-cell>
          <table:table-cell office:value-type="float" office:value="0.1119139" calcext:value-type="float">
            <text:p>0.1119139</text:p>
          </table:table-cell>
          <table:table-cell office:value-type="float" office:value="0.1155701" calcext:value-type="float">
            <text:p>0.1155701</text:p>
          </table:table-cell>
          <table:table-cell office:value-type="float" office:value="0" calcext:value-type="float">
            <text:p>0</text:p>
          </table:table-cell>
          <table:table-cell office:value-type="float" office:value="8.274474" calcext:value-type="float">
            <text:p>8.274474</text:p>
          </table:table-cell>
          <table:table-cell office:value-type="float" office:value="9.823716" calcext:value-type="float">
            <text:p>9.823716</text:p>
          </table:table-cell>
          <table:table-cell office:value-type="float" office:value="17.38406" calcext:value-type="float">
            <text:p>17.38406</text:p>
          </table:table-cell>
          <table:table-cell office:value-type="float" office:value="4.42201" calcext:value-type="float">
            <text:p>4.42201</text:p>
          </table:table-cell>
          <table:table-cell office:value-type="float" office:value="3.507581" calcext:value-type="float">
            <text:p>3.507581</text:p>
          </table:table-cell>
          <table:table-cell office:value-type="float" office:value="1.764533" calcext:value-type="float">
            <text:p>1.764533</text:p>
          </table:table-cell>
          <table:table-cell office:value-type="float" office:value="1.395655" calcext:value-type="float">
            <text:p>1.395655</text:p>
          </table:table-cell>
          <table:table-cell office:value-type="float" office:value="2.969502" calcext:value-type="float">
            <text:p>2.969502</text:p>
          </table:table-cell>
          <table:table-cell office:value-type="float" office:value="4.453224" calcext:value-type="float">
            <text:p>4.453224</text:p>
          </table:table-cell>
          <table:table-cell office:value-type="float" office:value="4.434547" calcext:value-type="float">
            <text:p>4.434547</text:p>
          </table:table-cell>
          <table:table-cell office:value-type="float" office:value="4.642708" calcext:value-type="float">
            <text:p>4.642708</text:p>
          </table:table-cell>
          <table:table-cell office:value-type="float" office:value="4.65347" calcext:value-type="float">
            <text:p>4.65347</text:p>
          </table:table-cell>
          <table:table-cell office:value-type="float" office:value="4.964614" calcext:value-type="float">
            <text:p>4.964614</text:p>
          </table:table-cell>
          <table:table-cell office:value-type="float" office:value="5.314466" calcext:value-type="float">
            <text:p>5.314466</text:p>
          </table:table-cell>
          <table:table-cell office:value-type="float" office:value="0" calcext:value-type="float">
            <text:p>0</text:p>
          </table:table-cell>
          <table:table-cell office:value-type="float" office:value="0.009992681" calcext:value-type="float">
            <text:p>0.00999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2106" calcext:value-type="float">
            <text:p>0.01182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.194902" calcext:value-type="float">
            <text:p>2.194902</text:p>
          </table:table-cell>
          <table:table-cell office:value-type="float" office:value="136.9529" calcext:value-type="float">
            <text:p>136.9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8148" calcext:value-type="float">
            <text:p>18.281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26" calcext:value-type="float">
            <text:p>1185.26</text:p>
          </table:table-cell>
          <table:table-cell office:value-type="float" office:value="1.555798" calcext:value-type="float">
            <text:p>1.555798</text:p>
          </table:table-cell>
          <table:table-cell office:value-type="float" office:value="0" calcext:value-type="float">
            <text:p>0</text:p>
          </table:table-cell>
          <table:table-cell office:value-type="float" office:value="0.01100614" calcext:value-type="float">
            <text:p>0.01100614</text:p>
          </table:table-cell>
          <table:table-cell office:value-type="float" office:value="0.0692023" calcext:value-type="float">
            <text:p>0.0692023</text:p>
          </table:table-cell>
          <table:table-cell office:value-type="float" office:value="0.1103966" calcext:value-type="float">
            <text:p>0.1103966</text:p>
          </table:table-cell>
          <table:table-cell office:value-type="float" office:value="0.02928821" calcext:value-type="float">
            <text:p>0.02928821</text:p>
          </table:table-cell>
          <table:table-cell office:value-type="float" office:value="0.02319679" calcext:value-type="float">
            <text:p>0.02319679</text:p>
          </table:table-cell>
          <table:table-cell office:value-type="float" office:value="0.01803512" calcext:value-type="float">
            <text:p>0.01803512</text:p>
          </table:table-cell>
          <table:table-cell office:value-type="float" office:value="0.02254128" calcext:value-type="float">
            <text:p>0.02254128</text:p>
          </table:table-cell>
          <table:table-cell office:value-type="float" office:value="0.05856054" calcext:value-type="float">
            <text:p>0.05856054</text:p>
          </table:table-cell>
          <table:table-cell office:value-type="float" office:value="0.107323" calcext:value-type="float">
            <text:p>0.107323</text:p>
          </table:table-cell>
          <table:table-cell office:value-type="float" office:value="0.1068832" calcext:value-type="float">
            <text:p>0.1068832</text:p>
          </table:table-cell>
          <table:table-cell office:value-type="float" office:value="0.1087981" calcext:value-type="float">
            <text:p>0.1087981</text:p>
          </table:table-cell>
          <table:table-cell office:value-type="float" office:value="0.1088093" calcext:value-type="float">
            <text:p>0.1088093</text:p>
          </table:table-cell>
          <table:table-cell office:value-type="float" office:value="0.1120194" calcext:value-type="float">
            <text:p>0.1120194</text:p>
          </table:table-cell>
          <table:table-cell office:value-type="float" office:value="0.1156813" calcext:value-type="float">
            <text:p>0.1156813</text:p>
          </table:table-cell>
          <table:table-cell office:value-type="float" office:value="0" calcext:value-type="float">
            <text:p>0</text:p>
          </table:table-cell>
          <table:table-cell office:value-type="float" office:value="8.262755" calcext:value-type="float">
            <text:p>8.262755</text:p>
          </table:table-cell>
          <table:table-cell office:value-type="float" office:value="9.819201" calcext:value-type="float">
            <text:p>9.819201</text:p>
          </table:table-cell>
          <table:table-cell office:value-type="float" office:value="17.36915" calcext:value-type="float">
            <text:p>17.36915</text:p>
          </table:table-cell>
          <table:table-cell office:value-type="float" office:value="4.418999" calcext:value-type="float">
            <text:p>4.418999</text:p>
          </table:table-cell>
          <table:table-cell office:value-type="float" office:value="3.505218" calcext:value-type="float">
            <text:p>3.505218</text:p>
          </table:table-cell>
          <table:table-cell office:value-type="float" office:value="1.765016" calcext:value-type="float">
            <text:p>1.765016</text:p>
          </table:table-cell>
          <table:table-cell office:value-type="float" office:value="1.397486" calcext:value-type="float">
            <text:p>1.397486</text:p>
          </table:table-cell>
          <table:table-cell office:value-type="float" office:value="2.974921" calcext:value-type="float">
            <text:p>2.974921</text:p>
          </table:table-cell>
          <table:table-cell office:value-type="float" office:value="4.462091" calcext:value-type="float">
            <text:p>4.462091</text:p>
          </table:table-cell>
          <table:table-cell office:value-type="float" office:value="4.443735" calcext:value-type="float">
            <text:p>4.443735</text:p>
          </table:table-cell>
          <table:table-cell office:value-type="float" office:value="4.652415" calcext:value-type="float">
            <text:p>4.652415</text:p>
          </table:table-cell>
          <table:table-cell office:value-type="float" office:value="4.6632" calcext:value-type="float">
            <text:p>4.6632</text:p>
          </table:table-cell>
          <table:table-cell office:value-type="float" office:value="4.97446" calcext:value-type="float">
            <text:p>4.97446</text:p>
          </table:table-cell>
          <table:table-cell office:value-type="float" office:value="5.324994" calcext:value-type="float">
            <text:p>5.324994</text:p>
          </table:table-cell>
          <table:table-cell office:value-type="float" office:value="0" calcext:value-type="float">
            <text:p>0</text:p>
          </table:table-cell>
          <table:table-cell office:value-type="float" office:value="0.005852038" calcext:value-type="float">
            <text:p>0.00585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22799" calcext:value-type="float">
            <text:p>0.012227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.194596" calcext:value-type="float">
            <text:p>2.194596</text:p>
          </table:table-cell>
          <table:table-cell office:value-type="float" office:value="136.9528" calcext:value-type="float">
            <text:p>136.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293" calcext:value-type="float">
            <text:p>18.312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229" calcext:value-type="float">
            <text:p>1185.229</text:p>
          </table:table-cell>
          <table:table-cell office:value-type="float" office:value="1.559843" calcext:value-type="float">
            <text:p>1.559843</text:p>
          </table:table-cell>
          <table:table-cell office:value-type="float" office:value="0" calcext:value-type="float">
            <text:p>0</text:p>
          </table:table-cell>
          <table:table-cell office:value-type="float" office:value="0.01063999" calcext:value-type="float">
            <text:p>0.01063999</text:p>
          </table:table-cell>
          <table:table-cell office:value-type="float" office:value="0.06545104" calcext:value-type="float">
            <text:p>0.06545104</text:p>
          </table:table-cell>
          <table:table-cell office:value-type="float" office:value="0.1117539" calcext:value-type="float">
            <text:p>0.1117539</text:p>
          </table:table-cell>
          <table:table-cell office:value-type="float" office:value="0.02937442" calcext:value-type="float">
            <text:p>0.02937442</text:p>
          </table:table-cell>
          <table:table-cell office:value-type="float" office:value="0.02326107" calcext:value-type="float">
            <text:p>0.02326107</text:p>
          </table:table-cell>
          <table:table-cell office:value-type="float" office:value="0.01806183" calcext:value-type="float">
            <text:p>0.01806183</text:p>
          </table:table-cell>
          <table:table-cell office:value-type="float" office:value="0.02255676" calcext:value-type="float">
            <text:p>0.02255676</text:p>
          </table:table-cell>
          <table:table-cell office:value-type="float" office:value="0.05860204" calcext:value-type="float">
            <text:p>0.05860204</text:p>
          </table:table-cell>
          <table:table-cell office:value-type="float" office:value="0.1074097" calcext:value-type="float">
            <text:p>0.1074097</text:p>
          </table:table-cell>
          <table:table-cell office:value-type="float" office:value="0.1069744" calcext:value-type="float">
            <text:p>0.1069744</text:p>
          </table:table-cell>
          <table:table-cell office:value-type="float" office:value="0.1088985" calcext:value-type="float">
            <text:p>0.1088985</text:p>
          </table:table-cell>
          <table:table-cell office:value-type="float" office:value="0.108912" calcext:value-type="float">
            <text:p>0.108912</text:p>
          </table:table-cell>
          <table:table-cell office:value-type="float" office:value="0.112125" calcext:value-type="float">
            <text:p>0.112125</text:p>
          </table:table-cell>
          <table:table-cell office:value-type="float" office:value="0.1157928" calcext:value-type="float">
            <text:p>0.1157928</text:p>
          </table:table-cell>
          <table:table-cell office:value-type="float" office:value="0" calcext:value-type="float">
            <text:p>0</text:p>
          </table:table-cell>
          <table:table-cell office:value-type="float" office:value="8.246944" calcext:value-type="float">
            <text:p>8.246944</text:p>
          </table:table-cell>
          <table:table-cell office:value-type="float" office:value="9.813328" calcext:value-type="float">
            <text:p>9.813328</text:p>
          </table:table-cell>
          <table:table-cell office:value-type="float" office:value="17.35431" calcext:value-type="float">
            <text:p>17.35431</text:p>
          </table:table-cell>
          <table:table-cell office:value-type="float" office:value="4.416018" calcext:value-type="float">
            <text:p>4.416018</text:p>
          </table:table-cell>
          <table:table-cell office:value-type="float" office:value="3.502877" calcext:value-type="float">
            <text:p>3.502877</text:p>
          </table:table-cell>
          <table:table-cell office:value-type="float" office:value="1.765501" calcext:value-type="float">
            <text:p>1.765501</text:p>
          </table:table-cell>
          <table:table-cell office:value-type="float" office:value="1.399313" calcext:value-type="float">
            <text:p>1.399313</text:p>
          </table:table-cell>
          <table:table-cell office:value-type="float" office:value="2.980322" calcext:value-type="float">
            <text:p>2.980322</text:p>
          </table:table-cell>
          <table:table-cell office:value-type="float" office:value="4.470952" calcext:value-type="float">
            <text:p>4.470952</text:p>
          </table:table-cell>
          <table:table-cell office:value-type="float" office:value="4.452919" calcext:value-type="float">
            <text:p>4.452919</text:p>
          </table:table-cell>
          <table:table-cell office:value-type="float" office:value="4.662116" calcext:value-type="float">
            <text:p>4.662116</text:p>
          </table:table-cell>
          <table:table-cell office:value-type="float" office:value="4.672931" calcext:value-type="float">
            <text:p>4.672931</text:p>
          </table:table-cell>
          <table:table-cell office:value-type="float" office:value="4.984306" calcext:value-type="float">
            <text:p>4.984306</text:p>
          </table:table-cell>
          <table:table-cell office:value-type="float" office:value="5.33718" calcext:value-type="float">
            <text:p>5.33718</text:p>
          </table:table-cell>
          <table:table-cell office:value-type="float" office:value="0" calcext:value-type="float">
            <text:p>0</text:p>
          </table:table-cell>
          <table:table-cell office:value-type="float" office:value="0.005827566" calcext:value-type="float">
            <text:p>0.00582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59237" calcext:value-type="float">
            <text:p>0.012592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.194061" calcext:value-type="float">
            <text:p>2.194061</text:p>
          </table:table-cell>
          <table:table-cell office:value-type="float" office:value="136.9527" calcext:value-type="float">
            <text:p>136.95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4436" calcext:value-type="float">
            <text:p>18.344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197" calcext:value-type="float">
            <text:p>1185.197</text:p>
          </table:table-cell>
          <table:table-cell office:value-type="float" office:value="1.566321" calcext:value-type="float">
            <text:p>1.566321</text:p>
          </table:table-cell>
          <table:table-cell office:value-type="float" office:value="0" calcext:value-type="float">
            <text:p>0</text:p>
          </table:table-cell>
          <table:table-cell office:value-type="float" office:value="0.008721725" calcext:value-type="float">
            <text:p>0.008721725</text:p>
          </table:table-cell>
          <table:table-cell office:value-type="float" office:value="0.07014664" calcext:value-type="float">
            <text:p>0.07014664</text:p>
          </table:table-cell>
          <table:table-cell office:value-type="float" office:value="0.1134522" calcext:value-type="float">
            <text:p>0.1134522</text:p>
          </table:table-cell>
          <table:table-cell office:value-type="float" office:value="0.02948975" calcext:value-type="float">
            <text:p>0.02948975</text:p>
          </table:table-cell>
          <table:table-cell office:value-type="float" office:value="0.02338048" calcext:value-type="float">
            <text:p>0.02338048</text:p>
          </table:table-cell>
          <table:table-cell office:value-type="float" office:value="0.0182961" calcext:value-type="float">
            <text:p>0.0182961</text:p>
          </table:table-cell>
          <table:table-cell office:value-type="float" office:value="0.02267336" calcext:value-type="float">
            <text:p>0.02267336</text:p>
          </table:table-cell>
          <table:table-cell office:value-type="float" office:value="0.05866485" calcext:value-type="float">
            <text:p>0.05866485</text:p>
          </table:table-cell>
          <table:table-cell office:value-type="float" office:value="0.1074986" calcext:value-type="float">
            <text:p>0.1074986</text:p>
          </table:table-cell>
          <table:table-cell office:value-type="float" office:value="0.1070658" calcext:value-type="float">
            <text:p>0.1070658</text:p>
          </table:table-cell>
          <table:table-cell office:value-type="float" office:value="0.1089991" calcext:value-type="float">
            <text:p>0.1089991</text:p>
          </table:table-cell>
          <table:table-cell office:value-type="float" office:value="0.1090137" calcext:value-type="float">
            <text:p>0.1090137</text:p>
          </table:table-cell>
          <table:table-cell office:value-type="float" office:value="0.1122286" calcext:value-type="float">
            <text:p>0.1122286</text:p>
          </table:table-cell>
          <table:table-cell office:value-type="float" office:value="0.1159047" calcext:value-type="float">
            <text:p>0.1159047</text:p>
          </table:table-cell>
          <table:table-cell office:value-type="float" office:value="0" calcext:value-type="float">
            <text:p>0</text:p>
          </table:table-cell>
          <table:table-cell office:value-type="float" office:value="8.230287" calcext:value-type="float">
            <text:p>8.230287</text:p>
          </table:table-cell>
          <table:table-cell office:value-type="float" office:value="9.807546" calcext:value-type="float">
            <text:p>9.807546</text:p>
          </table:table-cell>
          <table:table-cell office:value-type="float" office:value="17.34028" calcext:value-type="float">
            <text:p>17.34028</text:p>
          </table:table-cell>
          <table:table-cell office:value-type="float" office:value="4.413106" calcext:value-type="float">
            <text:p>4.413106</text:p>
          </table:table-cell>
          <table:table-cell office:value-type="float" office:value="3.500589" calcext:value-type="float">
            <text:p>3.500589</text:p>
          </table:table-cell>
          <table:table-cell office:value-type="float" office:value="1.766003" calcext:value-type="float">
            <text:p>1.766003</text:p>
          </table:table-cell>
          <table:table-cell office:value-type="float" office:value="1.401147" calcext:value-type="float">
            <text:p>1.401147</text:p>
          </table:table-cell>
          <table:table-cell office:value-type="float" office:value="2.985722" calcext:value-type="float">
            <text:p>2.985722</text:p>
          </table:table-cell>
          <table:table-cell office:value-type="float" office:value="4.479773" calcext:value-type="float">
            <text:p>4.479773</text:p>
          </table:table-cell>
          <table:table-cell office:value-type="float" office:value="4.46207" calcext:value-type="float">
            <text:p>4.46207</text:p>
          </table:table-cell>
          <table:table-cell office:value-type="float" office:value="4.671803" calcext:value-type="float">
            <text:p>4.671803</text:p>
          </table:table-cell>
          <table:table-cell office:value-type="float" office:value="4.682646" calcext:value-type="float">
            <text:p>4.682646</text:p>
          </table:table-cell>
          <table:table-cell office:value-type="float" office:value="4.994153" calcext:value-type="float">
            <text:p>4.994153</text:p>
          </table:table-cell>
          <table:table-cell office:value-type="float" office:value="5.347596" calcext:value-type="float">
            <text:p>5.347596</text:p>
          </table:table-cell>
          <table:table-cell office:value-type="float" office:value="0" calcext:value-type="float">
            <text:p>0</text:p>
          </table:table-cell>
          <table:table-cell office:value-type="float" office:value="0.004533943" calcext:value-type="float">
            <text:p>0.00453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3691" calcext:value-type="float">
            <text:p>0.013036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.193749" calcext:value-type="float">
            <text:p>2.193749</text:p>
          </table:table-cell>
          <table:table-cell office:value-type="float" office:value="136.9522" calcext:value-type="float">
            <text:p>136.9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7588" calcext:value-type="float">
            <text:p>18.375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165" calcext:value-type="float">
            <text:p>1185.165</text:p>
          </table:table-cell>
          <table:table-cell office:value-type="float" office:value="1.57005" calcext:value-type="float">
            <text:p>1.57005</text:p>
          </table:table-cell>
          <table:table-cell office:value-type="float" office:value="0" calcext:value-type="float">
            <text:p>0</text:p>
          </table:table-cell>
          <table:table-cell office:value-type="float" office:value="0.01500605" calcext:value-type="float">
            <text:p>0.01500605</text:p>
          </table:table-cell>
          <table:table-cell office:value-type="float" office:value="0.07185001" calcext:value-type="float">
            <text:p>0.07185001</text:p>
          </table:table-cell>
          <table:table-cell office:value-type="float" office:value="0.1136079" calcext:value-type="float">
            <text:p>0.1136079</text:p>
          </table:table-cell>
          <table:table-cell office:value-type="float" office:value="0.02916967" calcext:value-type="float">
            <text:p>0.02916967</text:p>
          </table:table-cell>
          <table:table-cell office:value-type="float" office:value="0.02303823" calcext:value-type="float">
            <text:p>0.02303823</text:p>
          </table:table-cell>
          <table:table-cell office:value-type="float" office:value="0.01862105" calcext:value-type="float">
            <text:p>0.01862105</text:p>
          </table:table-cell>
          <table:table-cell office:value-type="float" office:value="0.02292689" calcext:value-type="float">
            <text:p>0.02292689</text:p>
          </table:table-cell>
          <table:table-cell office:value-type="float" office:value="0.05880122" calcext:value-type="float">
            <text:p>0.05880122</text:p>
          </table:table-cell>
          <table:table-cell office:value-type="float" office:value="0.1076001" calcext:value-type="float">
            <text:p>0.1076001</text:p>
          </table:table-cell>
          <table:table-cell office:value-type="float" office:value="0.1071582" calcext:value-type="float">
            <text:p>0.1071582</text:p>
          </table:table-cell>
          <table:table-cell office:value-type="float" office:value="0.1090998" calcext:value-type="float">
            <text:p>0.1090998</text:p>
          </table:table-cell>
          <table:table-cell office:value-type="float" office:value="0.1091154" calcext:value-type="float">
            <text:p>0.1091154</text:p>
          </table:table-cell>
          <table:table-cell office:value-type="float" office:value="0.1123332" calcext:value-type="float">
            <text:p>0.1123332</text:p>
          </table:table-cell>
          <table:table-cell office:value-type="float" office:value="0.1160158" calcext:value-type="float">
            <text:p>0.1160158</text:p>
          </table:table-cell>
          <table:table-cell office:value-type="float" office:value="0" calcext:value-type="float">
            <text:p>0</text:p>
          </table:table-cell>
          <table:table-cell office:value-type="float" office:value="8.214685" calcext:value-type="float">
            <text:p>8.214685</text:p>
          </table:table-cell>
          <table:table-cell office:value-type="float" office:value="9.803137" calcext:value-type="float">
            <text:p>9.803137</text:p>
          </table:table-cell>
          <table:table-cell office:value-type="float" office:value="17.32681" calcext:value-type="float">
            <text:p>17.32681</text:p>
          </table:table-cell>
          <table:table-cell office:value-type="float" office:value="4.410145" calcext:value-type="float">
            <text:p>4.410145</text:p>
          </table:table-cell>
          <table:table-cell office:value-type="float" office:value="3.498257" calcext:value-type="float">
            <text:p>3.498257</text:p>
          </table:table-cell>
          <table:table-cell office:value-type="float" office:value="1.766579" calcext:value-type="float">
            <text:p>1.766579</text:p>
          </table:table-cell>
          <table:table-cell office:value-type="float" office:value="1.40302" calcext:value-type="float">
            <text:p>1.40302</text:p>
          </table:table-cell>
          <table:table-cell office:value-type="float" office:value="2.99113" calcext:value-type="float">
            <text:p>2.99113</text:p>
          </table:table-cell>
          <table:table-cell office:value-type="float" office:value="4.488595" calcext:value-type="float">
            <text:p>4.488595</text:p>
          </table:table-cell>
          <table:table-cell office:value-type="float" office:value="4.471219" calcext:value-type="float">
            <text:p>4.471219</text:p>
          </table:table-cell>
          <table:table-cell office:value-type="float" office:value="4.681476" calcext:value-type="float">
            <text:p>4.681476</text:p>
          </table:table-cell>
          <table:table-cell office:value-type="float" office:value="4.692337" calcext:value-type="float">
            <text:p>4.692337</text:p>
          </table:table-cell>
          <table:table-cell office:value-type="float" office:value="5.003997" calcext:value-type="float">
            <text:p>5.003997</text:p>
          </table:table-cell>
          <table:table-cell office:value-type="float" office:value="5.358006" calcext:value-type="float">
            <text:p>5.358006</text:p>
          </table:table-cell>
          <table:table-cell office:value-type="float" office:value="0" calcext:value-type="float">
            <text:p>0</text:p>
          </table:table-cell>
          <table:table-cell office:value-type="float" office:value="0.00508757" calcext:value-type="float">
            <text:p>0.00508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56936" calcext:value-type="float">
            <text:p>0.013569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.193793" calcext:value-type="float">
            <text:p>2.193793</text:p>
          </table:table-cell>
          <table:table-cell office:value-type="float" office:value="136.9516" calcext:value-type="float">
            <text:p>136.9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0744" calcext:value-type="float">
            <text:p>18.407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134" calcext:value-type="float">
            <text:p>1185.134</text:p>
          </table:table-cell>
          <table:table-cell office:value-type="float" office:value="1.569302" calcext:value-type="float">
            <text:p>1.569302</text:p>
          </table:table-cell>
          <table:table-cell office:value-type="float" office:value="0" calcext:value-type="float">
            <text:p>0</text:p>
          </table:table-cell>
          <table:table-cell office:value-type="float" office:value="0.03619002" calcext:value-type="float">
            <text:p>0.03619002</text:p>
          </table:table-cell>
          <table:table-cell office:value-type="float" office:value="0.07391668" calcext:value-type="float">
            <text:p>0.07391668</text:p>
          </table:table-cell>
          <table:table-cell office:value-type="float" office:value="0.1123826" calcext:value-type="float">
            <text:p>0.1123826</text:p>
          </table:table-cell>
          <table:table-cell office:value-type="float" office:value="0.02924268" calcext:value-type="float">
            <text:p>0.02924268</text:p>
          </table:table-cell>
          <table:table-cell office:value-type="float" office:value="0.0230016" calcext:value-type="float">
            <text:p>0.0230016</text:p>
          </table:table-cell>
          <table:table-cell office:value-type="float" office:value="0.01845362" calcext:value-type="float">
            <text:p>0.01845362</text:p>
          </table:table-cell>
          <table:table-cell office:value-type="float" office:value="0.0229409" calcext:value-type="float">
            <text:p>0.0229409</text:p>
          </table:table-cell>
          <table:table-cell office:value-type="float" office:value="0.05892453" calcext:value-type="float">
            <text:p>0.05892453</text:p>
          </table:table-cell>
          <table:table-cell office:value-type="float" office:value="0.1077171" calcext:value-type="float">
            <text:p>0.1077171</text:p>
          </table:table-cell>
          <table:table-cell office:value-type="float" office:value="0.1072534" calcext:value-type="float">
            <text:p>0.1072534</text:p>
          </table:table-cell>
          <table:table-cell office:value-type="float" office:value="0.1092005" calcext:value-type="float">
            <text:p>0.1092005</text:p>
          </table:table-cell>
          <table:table-cell office:value-type="float" office:value="0.1092186" calcext:value-type="float">
            <text:p>0.1092186</text:p>
          </table:table-cell>
          <table:table-cell office:value-type="float" office:value="0.1124377" calcext:value-type="float">
            <text:p>0.1124377</text:p>
          </table:table-cell>
          <table:table-cell office:value-type="float" office:value="0.1161263" calcext:value-type="float">
            <text:p>0.1161263</text:p>
          </table:table-cell>
          <table:table-cell office:value-type="float" office:value="0" calcext:value-type="float">
            <text:p>0</text:p>
          </table:table-cell>
          <table:table-cell office:value-type="float" office:value="8.20612" calcext:value-type="float">
            <text:p>8.20612</text:p>
          </table:table-cell>
          <table:table-cell office:value-type="float" office:value="9.798677" calcext:value-type="float">
            <text:p>9.798677</text:p>
          </table:table-cell>
          <table:table-cell office:value-type="float" office:value="17.31327" calcext:value-type="float">
            <text:p>17.31327</text:p>
          </table:table-cell>
          <table:table-cell office:value-type="float" office:value="4.407123" calcext:value-type="float">
            <text:p>4.407123</text:p>
          </table:table-cell>
          <table:table-cell office:value-type="float" office:value="3.495833" calcext:value-type="float">
            <text:p>3.495833</text:p>
          </table:table-cell>
          <table:table-cell office:value-type="float" office:value="1.767178" calcext:value-type="float">
            <text:p>1.767178</text:p>
          </table:table-cell>
          <table:table-cell office:value-type="float" office:value="1.404922" calcext:value-type="float">
            <text:p>1.404922</text:p>
          </table:table-cell>
          <table:table-cell office:value-type="float" office:value="2.996562" calcext:value-type="float">
            <text:p>2.996562</text:p>
          </table:table-cell>
          <table:table-cell office:value-type="float" office:value="4.497416" calcext:value-type="float">
            <text:p>4.497416</text:p>
          </table:table-cell>
          <table:table-cell office:value-type="float" office:value="4.48037" calcext:value-type="float">
            <text:p>4.48037</text:p>
          </table:table-cell>
          <table:table-cell office:value-type="float" office:value="4.691144" calcext:value-type="float">
            <text:p>4.691144</text:p>
          </table:table-cell>
          <table:table-cell office:value-type="float" office:value="4.702029" calcext:value-type="float">
            <text:p>4.702029</text:p>
          </table:table-cell>
          <table:table-cell office:value-type="float" office:value="5.013805" calcext:value-type="float">
            <text:p>5.013805</text:p>
          </table:table-cell>
          <table:table-cell office:value-type="float" office:value="5.367726" calcext:value-type="float">
            <text:p>5.367726</text:p>
          </table:table-cell>
          <table:table-cell office:value-type="float" office:value="0" calcext:value-type="float">
            <text:p>0</text:p>
          </table:table-cell>
          <table:table-cell office:value-type="float" office:value="0.007751246" calcext:value-type="float">
            <text:p>0.007751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12734" calcext:value-type="float">
            <text:p>0.014127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.193772" calcext:value-type="float">
            <text:p>2.193772</text:p>
          </table:table-cell>
          <table:table-cell office:value-type="float" office:value="136.9509" calcext:value-type="float">
            <text:p>136.9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3907" calcext:value-type="float">
            <text:p>18.43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102" calcext:value-type="float">
            <text:p>1185.102</text:p>
          </table:table-cell>
          <table:table-cell office:value-type="float" office:value="1.568449" calcext:value-type="float">
            <text:p>1.568449</text:p>
          </table:table-cell>
          <table:table-cell office:value-type="float" office:value="0" calcext:value-type="float">
            <text:p>0</text:p>
          </table:table-cell>
          <table:table-cell office:value-type="float" office:value="0.0380543" calcext:value-type="float">
            <text:p>0.0380543</text:p>
          </table:table-cell>
          <table:table-cell office:value-type="float" office:value="0.08029457" calcext:value-type="float">
            <text:p>0.08029457</text:p>
          </table:table-cell>
          <table:table-cell office:value-type="float" office:value="0.1126992" calcext:value-type="float">
            <text:p>0.1126992</text:p>
          </table:table-cell>
          <table:table-cell office:value-type="float" office:value="0.02948604" calcext:value-type="float">
            <text:p>0.02948604</text:p>
          </table:table-cell>
          <table:table-cell office:value-type="float" office:value="0.02329328" calcext:value-type="float">
            <text:p>0.02329328</text:p>
          </table:table-cell>
          <table:table-cell office:value-type="float" office:value="0.01825475" calcext:value-type="float">
            <text:p>0.01825475</text:p>
          </table:table-cell>
          <table:table-cell office:value-type="float" office:value="0.02281269" calcext:value-type="float">
            <text:p>0.02281269</text:p>
          </table:table-cell>
          <table:table-cell office:value-type="float" office:value="0.05894214" calcext:value-type="float">
            <text:p>0.05894214</text:p>
          </table:table-cell>
          <table:table-cell office:value-type="float" office:value="0.1078248" calcext:value-type="float">
            <text:p>0.1078248</text:p>
          </table:table-cell>
          <table:table-cell office:value-type="float" office:value="0.1073502" calcext:value-type="float">
            <text:p>0.1073502</text:p>
          </table:table-cell>
          <table:table-cell office:value-type="float" office:value="0.1093016" calcext:value-type="float">
            <text:p>0.1093016</text:p>
          </table:table-cell>
          <table:table-cell office:value-type="float" office:value="0.1093206" calcext:value-type="float">
            <text:p>0.1093206</text:p>
          </table:table-cell>
          <table:table-cell office:value-type="float" office:value="0.112542" calcext:value-type="float">
            <text:p>0.112542</text:p>
          </table:table-cell>
          <table:table-cell office:value-type="float" office:value="0.1162367" calcext:value-type="float">
            <text:p>0.1162367</text:p>
          </table:table-cell>
          <table:table-cell office:value-type="float" office:value="0" calcext:value-type="float">
            <text:p>0</text:p>
          </table:table-cell>
          <table:table-cell office:value-type="float" office:value="8.200262" calcext:value-type="float">
            <text:p>8.200262</text:p>
          </table:table-cell>
          <table:table-cell office:value-type="float" office:value="9.796091" calcext:value-type="float">
            <text:p>9.796091</text:p>
          </table:table-cell>
          <table:table-cell office:value-type="float" office:value="17.29964" calcext:value-type="float">
            <text:p>17.29964</text:p>
          </table:table-cell>
          <table:table-cell office:value-type="float" office:value="4.404263" calcext:value-type="float">
            <text:p>4.404263</text:p>
          </table:table-cell>
          <table:table-cell office:value-type="float" office:value="3.493534" calcext:value-type="float">
            <text:p>3.493534</text:p>
          </table:table-cell>
          <table:table-cell office:value-type="float" office:value="1.767722" calcext:value-type="float">
            <text:p>1.767722</text:p>
          </table:table-cell>
          <table:table-cell office:value-type="float" office:value="1.406797" calcext:value-type="float">
            <text:p>1.406797</text:p>
          </table:table-cell>
          <table:table-cell office:value-type="float" office:value="3.001993" calcext:value-type="float">
            <text:p>3.001993</text:p>
          </table:table-cell>
          <table:table-cell office:value-type="float" office:value="4.506238" calcext:value-type="float">
            <text:p>4.506238</text:p>
          </table:table-cell>
          <table:table-cell office:value-type="float" office:value="4.489481" calcext:value-type="float">
            <text:p>4.489481</text:p>
          </table:table-cell>
          <table:table-cell office:value-type="float" office:value="4.700788" calcext:value-type="float">
            <text:p>4.700788</text:p>
          </table:table-cell>
          <table:table-cell office:value-type="float" office:value="4.711721" calcext:value-type="float">
            <text:p>4.711721</text:p>
          </table:table-cell>
          <table:table-cell office:value-type="float" office:value="5.023612" calcext:value-type="float">
            <text:p>5.023612</text:p>
          </table:table-cell>
          <table:table-cell office:value-type="float" office:value="5.375953" calcext:value-type="float">
            <text:p>5.375953</text:p>
          </table:table-cell>
          <table:table-cell office:value-type="float" office:value="0" calcext:value-type="float">
            <text:p>0</text:p>
          </table:table-cell>
          <table:table-cell office:value-type="float" office:value="0.007468023" calcext:value-type="float">
            <text:p>0.00746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70604" calcext:value-type="float">
            <text:p>0.01470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136.9503" calcext:value-type="float">
            <text:p>136.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7075" calcext:value-type="float">
            <text:p>18.470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07" calcext:value-type="float">
            <text:p>1185.07</text:p>
          </table:table-cell>
          <table:table-cell office:value-type="float" office:value="1.567572" calcext:value-type="float">
            <text:p>1.567572</text:p>
          </table:table-cell>
          <table:table-cell office:value-type="float" office:value="0" calcext:value-type="float">
            <text:p>0</text:p>
          </table:table-cell>
          <table:table-cell office:value-type="float" office:value="0.03802427" calcext:value-type="float">
            <text:p>0.03802427</text:p>
          </table:table-cell>
          <table:table-cell office:value-type="float" office:value="0.07730915" calcext:value-type="float">
            <text:p>0.07730915</text:p>
          </table:table-cell>
          <table:table-cell office:value-type="float" office:value="0.1173339" calcext:value-type="float">
            <text:p>0.1173339</text:p>
          </table:table-cell>
          <table:table-cell office:value-type="float" office:value="0.02964546" calcext:value-type="float">
            <text:p>0.02964546</text:p>
          </table:table-cell>
          <table:table-cell office:value-type="float" office:value="0.02340414" calcext:value-type="float">
            <text:p>0.02340414</text:p>
          </table:table-cell>
          <table:table-cell office:value-type="float" office:value="0.0181546" calcext:value-type="float">
            <text:p>0.0181546</text:p>
          </table:table-cell>
          <table:table-cell office:value-type="float" office:value="0.02273559" calcext:value-type="float">
            <text:p>0.02273559</text:p>
          </table:table-cell>
          <table:table-cell office:value-type="float" office:value="0.0589337" calcext:value-type="float">
            <text:p>0.0589337</text:p>
          </table:table-cell>
          <table:table-cell office:value-type="float" office:value="0.1079151" calcext:value-type="float">
            <text:p>0.1079151</text:p>
          </table:table-cell>
          <table:table-cell office:value-type="float" office:value="0.1074464" calcext:value-type="float">
            <text:p>0.1074464</text:p>
          </table:table-cell>
          <table:table-cell office:value-type="float" office:value="0.1094027" calcext:value-type="float">
            <text:p>0.1094027</text:p>
          </table:table-cell>
          <table:table-cell office:value-type="float" office:value="0.1094222" calcext:value-type="float">
            <text:p>0.1094222</text:p>
          </table:table-cell>
          <table:table-cell office:value-type="float" office:value="0.1126464" calcext:value-type="float">
            <text:p>0.1126464</text:p>
          </table:table-cell>
          <table:table-cell office:value-type="float" office:value="0.1163471" calcext:value-type="float">
            <text:p>0.1163471</text:p>
          </table:table-cell>
          <table:table-cell office:value-type="float" office:value="0" calcext:value-type="float">
            <text:p>0</text:p>
          </table:table-cell>
          <table:table-cell office:value-type="float" office:value="8.195108" calcext:value-type="float">
            <text:p>8.195108</text:p>
          </table:table-cell>
          <table:table-cell office:value-type="float" office:value="9.794268" calcext:value-type="float">
            <text:p>9.794268</text:p>
          </table:table-cell>
          <table:table-cell office:value-type="float" office:value="17.28751" calcext:value-type="float">
            <text:p>17.28751</text:p>
          </table:table-cell>
          <table:table-cell office:value-type="float" office:value="4.401489" calcext:value-type="float">
            <text:p>4.401489</text:p>
          </table:table-cell>
          <table:table-cell office:value-type="float" office:value="3.491312" calcext:value-type="float">
            <text:p>3.491312</text:p>
          </table:table-cell>
          <table:table-cell office:value-type="float" office:value="1.768232" calcext:value-type="float">
            <text:p>1.768232</text:p>
          </table:table-cell>
          <table:table-cell office:value-type="float" office:value="1.408645" calcext:value-type="float">
            <text:p>1.408645</text:p>
          </table:table-cell>
          <table:table-cell office:value-type="float" office:value="3.007401" calcext:value-type="float">
            <text:p>3.007401</text:p>
          </table:table-cell>
          <table:table-cell office:value-type="float" office:value="4.515047" calcext:value-type="float">
            <text:p>4.515047</text:p>
          </table:table-cell>
          <table:table-cell office:value-type="float" office:value="4.498595" calcext:value-type="float">
            <text:p>4.498595</text:p>
          </table:table-cell>
          <table:table-cell office:value-type="float" office:value="4.710433" calcext:value-type="float">
            <text:p>4.710433</text:p>
          </table:table-cell>
          <table:table-cell office:value-type="float" office:value="4.721384" calcext:value-type="float">
            <text:p>4.721384</text:p>
          </table:table-cell>
          <table:table-cell office:value-type="float" office:value="5.033414" calcext:value-type="float">
            <text:p>5.033414</text:p>
          </table:table-cell>
          <table:table-cell office:value-type="float" office:value="5.383935" calcext:value-type="float">
            <text:p>5.383935</text:p>
          </table:table-cell>
          <table:table-cell office:value-type="float" office:value="0" calcext:value-type="float">
            <text:p>0</text:p>
          </table:table-cell>
          <table:table-cell office:value-type="float" office:value="0.004659026" calcext:value-type="float">
            <text:p>0.004659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28493" calcext:value-type="float">
            <text:p>0.015284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.193662" calcext:value-type="float">
            <text:p>2.193662</text:p>
          </table:table-cell>
          <table:table-cell office:value-type="float" office:value="136.9498" calcext:value-type="float">
            <text:p>136.9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0243" calcext:value-type="float">
            <text:p>18.502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038" calcext:value-type="float">
            <text:p>1185.038</text:p>
          </table:table-cell>
          <table:table-cell office:value-type="float" office:value="1.566691" calcext:value-type="float">
            <text:p>1.566691</text:p>
          </table:table-cell>
          <table:table-cell office:value-type="float" office:value="0" calcext:value-type="float">
            <text:p>0</text:p>
          </table:table-cell>
          <table:table-cell office:value-type="float" office:value="0.03223513" calcext:value-type="float">
            <text:p>0.03223513</text:p>
          </table:table-cell>
          <table:table-cell office:value-type="float" office:value="0.07367847" calcext:value-type="float">
            <text:p>0.07367847</text:p>
          </table:table-cell>
          <table:table-cell office:value-type="float" office:value="0.1183055" calcext:value-type="float">
            <text:p>0.1183055</text:p>
          </table:table-cell>
          <table:table-cell office:value-type="float" office:value="0.0297054" calcext:value-type="float">
            <text:p>0.0297054</text:p>
          </table:table-cell>
          <table:table-cell office:value-type="float" office:value="0.02348184" calcext:value-type="float">
            <text:p>0.02348184</text:p>
          </table:table-cell>
          <table:table-cell office:value-type="float" office:value="0.01810984" calcext:value-type="float">
            <text:p>0.01810984</text:p>
          </table:table-cell>
          <table:table-cell office:value-type="float" office:value="0.0227013" calcext:value-type="float">
            <text:p>0.0227013</text:p>
          </table:table-cell>
          <table:table-cell office:value-type="float" office:value="0.05893299" calcext:value-type="float">
            <text:p>0.05893299</text:p>
          </table:table-cell>
          <table:table-cell office:value-type="float" office:value="0.1079945" calcext:value-type="float">
            <text:p>0.1079945</text:p>
          </table:table-cell>
          <table:table-cell office:value-type="float" office:value="0.1075411" calcext:value-type="float">
            <text:p>0.1075411</text:p>
          </table:table-cell>
          <table:table-cell office:value-type="float" office:value="0.1095039" calcext:value-type="float">
            <text:p>0.1095039</text:p>
          </table:table-cell>
          <table:table-cell office:value-type="float" office:value="0.1095238" calcext:value-type="float">
            <text:p>0.1095238</text:p>
          </table:table-cell>
          <table:table-cell office:value-type="float" office:value="0.112751" calcext:value-type="float">
            <text:p>0.112751</text:p>
          </table:table-cell>
          <table:table-cell office:value-type="float" office:value="0.1164578" calcext:value-type="float">
            <text:p>0.1164578</text:p>
          </table:table-cell>
          <table:table-cell office:value-type="float" office:value="0" calcext:value-type="float">
            <text:p>0</text:p>
          </table:table-cell>
          <table:table-cell office:value-type="float" office:value="8.188504" calcext:value-type="float">
            <text:p>8.188504</text:p>
          </table:table-cell>
          <table:table-cell office:value-type="float" office:value="9.791218" calcext:value-type="float">
            <text:p>9.791218</text:p>
          </table:table-cell>
          <table:table-cell office:value-type="float" office:value="17.27741" calcext:value-type="float">
            <text:p>17.27741</text:p>
          </table:table-cell>
          <table:table-cell office:value-type="float" office:value="4.398789" calcext:value-type="float">
            <text:p>4.398789</text:p>
          </table:table-cell>
          <table:table-cell office:value-type="float" office:value="3.489143" calcext:value-type="float">
            <text:p>3.489143</text:p>
          </table:table-cell>
          <table:table-cell office:value-type="float" office:value="1.768722" calcext:value-type="float">
            <text:p>1.768722</text:p>
          </table:table-cell>
          <table:table-cell office:value-type="float" office:value="1.410475" calcext:value-type="float">
            <text:p>1.410475</text:p>
          </table:table-cell>
          <table:table-cell office:value-type="float" office:value="3.012796" calcext:value-type="float">
            <text:p>3.012796</text:p>
          </table:table-cell>
          <table:table-cell office:value-type="float" office:value="4.523824" calcext:value-type="float">
            <text:p>4.523824</text:p>
          </table:table-cell>
          <table:table-cell office:value-type="float" office:value="4.507706" calcext:value-type="float">
            <text:p>4.507706</text:p>
          </table:table-cell>
          <table:table-cell office:value-type="float" office:value="4.720056" calcext:value-type="float">
            <text:p>4.720056</text:p>
          </table:table-cell>
          <table:table-cell office:value-type="float" office:value="4.731036" calcext:value-type="float">
            <text:p>4.731036</text:p>
          </table:table-cell>
          <table:table-cell office:value-type="float" office:value="5.043182" calcext:value-type="float">
            <text:p>5.043182</text:p>
          </table:table-cell>
          <table:table-cell office:value-type="float" office:value="5.393151" calcext:value-type="float">
            <text:p>5.393151</text:p>
          </table:table-cell>
          <table:table-cell office:value-type="float" office:value="0" calcext:value-type="float">
            <text:p>0</text:p>
          </table:table-cell>
          <table:table-cell office:value-type="float" office:value="0.004495992" calcext:value-type="float">
            <text:p>0.004495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4502" calcext:value-type="float">
            <text:p>0.01584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2.193571" calcext:value-type="float">
            <text:p>2.193571</text:p>
          </table:table-cell>
          <table:table-cell office:value-type="float" office:value="136.9492" calcext:value-type="float">
            <text:p>136.9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416" calcext:value-type="float">
            <text:p>18.534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87879" calcext:value-type="float">
            <text:p>1.887879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7336" calcext:value-type="float">
            <text:p>9.97336E-11</text:p>
          </table:table-cell>
          <table:table-cell office:value-type="float" office:value="1185.006" calcext:value-type="float">
            <text:p>1185.006</text:p>
          </table:table-cell>
          <table:table-cell office:value-type="float" office:value="1.565866" calcext:value-type="float">
            <text:p>1.565866</text:p>
          </table:table-cell>
          <table:table-cell office:value-type="float" office:value="0" calcext:value-type="float">
            <text:p>0</text:p>
          </table:table-cell>
          <table:table-cell office:value-type="float" office:value="0.02908807" calcext:value-type="float">
            <text:p>0.02908807</text:p>
          </table:table-cell>
          <table:table-cell office:value-type="float" office:value="0.07227468" calcext:value-type="float">
            <text:p>0.07227468</text:p>
          </table:table-cell>
          <table:table-cell office:value-type="float" office:value="0.1205653" calcext:value-type="float">
            <text:p>0.1205653</text:p>
          </table:table-cell>
          <table:table-cell office:value-type="float" office:value="0.02963783" calcext:value-type="float">
            <text:p>0.02963783</text:p>
          </table:table-cell>
          <table:table-cell office:value-type="float" office:value="0.02351817" calcext:value-type="float">
            <text:p>0.02351817</text:p>
          </table:table-cell>
          <table:table-cell office:value-type="float" office:value="0.01807881" calcext:value-type="float">
            <text:p>0.01807881</text:p>
          </table:table-cell>
          <table:table-cell office:value-type="float" office:value="0.02267521" calcext:value-type="float">
            <text:p>0.02267521</text:p>
          </table:table-cell>
          <table:table-cell office:value-type="float" office:value="0.05894385" calcext:value-type="float">
            <text:p>0.05894385</text:p>
          </table:table-cell>
          <table:table-cell office:value-type="float" office:value="0.1080702" calcext:value-type="float">
            <text:p>0.1080702</text:p>
          </table:table-cell>
          <table:table-cell office:value-type="float" office:value="0.1076332" calcext:value-type="float">
            <text:p>0.1076332</text:p>
          </table:table-cell>
          <table:table-cell office:value-type="float" office:value="0.1096046" calcext:value-type="float">
            <text:p>0.1096046</text:p>
          </table:table-cell>
          <table:table-cell office:value-type="float" office:value="0.1096256" calcext:value-type="float">
            <text:p>0.1096256</text:p>
          </table:table-cell>
          <table:table-cell office:value-type="float" office:value="0.1128554" calcext:value-type="float">
            <text:p>0.1128554</text:p>
          </table:table-cell>
          <table:table-cell office:value-type="float" office:value="0.1165682" calcext:value-type="float">
            <text:p>0.1165682</text:p>
          </table:table-cell>
          <table:table-cell office:value-type="float" office:value="0" calcext:value-type="float">
            <text:p>0</text:p>
          </table:table-cell>
          <table:table-cell office:value-type="float" office:value="8.181697" calcext:value-type="float">
            <text:p>8.181697</text:p>
          </table:table-cell>
          <table:table-cell office:value-type="float" office:value="9.788112" calcext:value-type="float">
            <text:p>9.788112</text:p>
          </table:table-cell>
          <table:table-cell office:value-type="float" office:value="17.26899" calcext:value-type="float">
            <text:p>17.26899</text:p>
          </table:table-cell>
          <table:table-cell office:value-type="float" office:value="4.396095" calcext:value-type="float">
            <text:p>4.396095</text:p>
          </table:table-cell>
          <table:table-cell office:value-type="float" office:value="3.487007" calcext:value-type="float">
            <text:p>3.487007</text:p>
          </table:table-cell>
          <table:table-cell office:value-type="float" office:value="1.769202" calcext:value-type="float">
            <text:p>1.769202</text:p>
          </table:table-cell>
          <table:table-cell office:value-type="float" office:value="1.412293" calcext:value-type="float">
            <text:p>1.412293</text:p>
          </table:table-cell>
          <table:table-cell office:value-type="float" office:value="3.018166" calcext:value-type="float">
            <text:p>3.018166</text:p>
          </table:table-cell>
          <table:table-cell office:value-type="float" office:value="4.532599" calcext:value-type="float">
            <text:p>4.532599</text:p>
          </table:table-cell>
          <table:table-cell office:value-type="float" office:value="4.516793" calcext:value-type="float">
            <text:p>4.516793</text:p>
          </table:table-cell>
          <table:table-cell office:value-type="float" office:value="4.729671" calcext:value-type="float">
            <text:p>4.729671</text:p>
          </table:table-cell>
          <table:table-cell office:value-type="float" office:value="4.740686" calcext:value-type="float">
            <text:p>4.740686</text:p>
          </table:table-cell>
          <table:table-cell office:value-type="float" office:value="5.052951" calcext:value-type="float">
            <text:p>5.052951</text:p>
          </table:table-cell>
          <table:table-cell office:value-type="float" office:value="5.401866" calcext:value-type="float">
            <text:p>5.401866</text:p>
          </table:table-cell>
          <table:table-cell office:value-type="float" office:value="0" calcext:value-type="float">
            <text:p>0</text:p>
          </table:table-cell>
          <table:table-cell office:value-type="float" office:value="0.003886906" calcext:value-type="float">
            <text:p>0.00388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39745" calcext:value-type="float">
            <text:p>0.016397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2.193438" calcext:value-type="float">
            <text:p>2.193438</text:p>
          </table:table-cell>
          <table:table-cell office:value-type="float" office:value="136.9487" calcext:value-type="float">
            <text:p>136.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6585" calcext:value-type="float">
            <text:p>18.565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146122" calcext:value-type="float">
            <text:p>2.14612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32391" calcext:value-type="float">
            <text:p>1.132391E-10</text:p>
          </table:table-cell>
          <table:table-cell office:value-type="float" office:value="1184.974" calcext:value-type="float">
            <text:p>1184.974</text:p>
          </table:table-cell>
          <table:table-cell office:value-type="float" office:value="1.565255" calcext:value-type="float">
            <text:p>1.565255</text:p>
          </table:table-cell>
          <table:table-cell office:value-type="float" office:value="0" calcext:value-type="float">
            <text:p>0</text:p>
          </table:table-cell>
          <table:table-cell office:value-type="float" office:value="0.02111779" calcext:value-type="float">
            <text:p>0.02111779</text:p>
          </table:table-cell>
          <table:table-cell office:value-type="float" office:value="0.07049777" calcext:value-type="float">
            <text:p>0.07049777</text:p>
          </table:table-cell>
          <table:table-cell office:value-type="float" office:value="0.1177383" calcext:value-type="float">
            <text:p>0.1177383</text:p>
          </table:table-cell>
          <table:table-cell office:value-type="float" office:value="0.02961504" calcext:value-type="float">
            <text:p>0.02961504</text:p>
          </table:table-cell>
          <table:table-cell office:value-type="float" office:value="0.02355098" calcext:value-type="float">
            <text:p>0.02355098</text:p>
          </table:table-cell>
          <table:table-cell office:value-type="float" office:value="0.01805251" calcext:value-type="float">
            <text:p>0.01805251</text:p>
          </table:table-cell>
          <table:table-cell office:value-type="float" office:value="0.02266224" calcext:value-type="float">
            <text:p>0.02266224</text:p>
          </table:table-cell>
          <table:table-cell office:value-type="float" office:value="0.05896052" calcext:value-type="float">
            <text:p>0.05896052</text:p>
          </table:table-cell>
          <table:table-cell office:value-type="float" office:value="0.1081453" calcext:value-type="float">
            <text:p>0.1081453</text:p>
          </table:table-cell>
          <table:table-cell office:value-type="float" office:value="0.1077239" calcext:value-type="float">
            <text:p>0.1077239</text:p>
          </table:table-cell>
          <table:table-cell office:value-type="float" office:value="0.1097052" calcext:value-type="float">
            <text:p>0.1097052</text:p>
          </table:table-cell>
          <table:table-cell office:value-type="float" office:value="0.1097272" calcext:value-type="float">
            <text:p>0.1097272</text:p>
          </table:table-cell>
          <table:table-cell office:value-type="float" office:value="0.11296" calcext:value-type="float">
            <text:p>0.11296</text:p>
          </table:table-cell>
          <table:table-cell office:value-type="float" office:value="0.1166789" calcext:value-type="float">
            <text:p>0.1166789</text:p>
          </table:table-cell>
          <table:table-cell office:value-type="float" office:value="0" calcext:value-type="float">
            <text:p>0</text:p>
          </table:table-cell>
          <table:table-cell office:value-type="float" office:value="8.173872" calcext:value-type="float">
            <text:p>8.173872</text:p>
          </table:table-cell>
          <table:table-cell office:value-type="float" office:value="9.784583" calcext:value-type="float">
            <text:p>9.784583</text:p>
          </table:table-cell>
          <table:table-cell office:value-type="float" office:value="17.26108" calcext:value-type="float">
            <text:p>17.26108</text:p>
          </table:table-cell>
          <table:table-cell office:value-type="float" office:value="4.393393" calcext:value-type="float">
            <text:p>4.393393</text:p>
          </table:table-cell>
          <table:table-cell office:value-type="float" office:value="3.484891" calcext:value-type="float">
            <text:p>3.484891</text:p>
          </table:table-cell>
          <table:table-cell office:value-type="float" office:value="1.769674" calcext:value-type="float">
            <text:p>1.769674</text:p>
          </table:table-cell>
          <table:table-cell office:value-type="float" office:value="1.414099" calcext:value-type="float">
            <text:p>1.414099</text:p>
          </table:table-cell>
          <table:table-cell office:value-type="float" office:value="3.023534" calcext:value-type="float">
            <text:p>3.023534</text:p>
          </table:table-cell>
          <table:table-cell office:value-type="float" office:value="4.541368" calcext:value-type="float">
            <text:p>4.541368</text:p>
          </table:table-cell>
          <table:table-cell office:value-type="float" office:value="4.525868" calcext:value-type="float">
            <text:p>4.525868</text:p>
          </table:table-cell>
          <table:table-cell office:value-type="float" office:value="4.739278" calcext:value-type="float">
            <text:p>4.739278</text:p>
          </table:table-cell>
          <table:table-cell office:value-type="float" office:value="4.750328" calcext:value-type="float">
            <text:p>4.750328</text:p>
          </table:table-cell>
          <table:table-cell office:value-type="float" office:value="5.06272" calcext:value-type="float">
            <text:p>5.06272</text:p>
          </table:table-cell>
          <table:table-cell office:value-type="float" office:value="5.411775" calcext:value-type="float">
            <text:p>5.411775</text:p>
          </table:table-cell>
          <table:table-cell office:value-type="float" office:value="0" calcext:value-type="float">
            <text:p>0</text:p>
          </table:table-cell>
          <table:table-cell office:value-type="float" office:value="0.002950908" calcext:value-type="float">
            <text:p>0.00295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93079" calcext:value-type="float">
            <text:p>0.016930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2.193287" calcext:value-type="float">
            <text:p>2.193287</text:p>
          </table:table-cell>
          <table:table-cell office:value-type="float" office:value="136.9483" calcext:value-type="float">
            <text:p>136.9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9743" calcext:value-type="float">
            <text:p>18.59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673802" calcext:value-type="float">
            <text:p>2.67380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08121" calcext:value-type="float">
            <text:p>1.408121E-10</text:p>
          </table:table-cell>
          <table:table-cell office:value-type="float" office:value="1184.942" calcext:value-type="float">
            <text:p>1184.942</text:p>
          </table:table-cell>
          <table:table-cell office:value-type="float" office:value="1.564847" calcext:value-type="float">
            <text:p>1.564847</text:p>
          </table:table-cell>
          <table:table-cell office:value-type="float" office:value="0" calcext:value-type="float">
            <text:p>0</text:p>
          </table:table-cell>
          <table:table-cell office:value-type="float" office:value="0.01779053" calcext:value-type="float">
            <text:p>0.01779053</text:p>
          </table:table-cell>
          <table:table-cell office:value-type="float" office:value="0.07026117" calcext:value-type="float">
            <text:p>0.07026117</text:p>
          </table:table-cell>
          <table:table-cell office:value-type="float" office:value="0.1159852" calcext:value-type="float">
            <text:p>0.1159852</text:p>
          </table:table-cell>
          <table:table-cell office:value-type="float" office:value="0.02981079" calcext:value-type="float">
            <text:p>0.02981079</text:p>
          </table:table-cell>
          <table:table-cell office:value-type="float" office:value="0.02358428" calcext:value-type="float">
            <text:p>0.02358428</text:p>
          </table:table-cell>
          <table:table-cell office:value-type="float" office:value="0.01804128" calcext:value-type="float">
            <text:p>0.01804128</text:p>
          </table:table-cell>
          <table:table-cell office:value-type="float" office:value="0.0226545" calcext:value-type="float">
            <text:p>0.0226545</text:p>
          </table:table-cell>
          <table:table-cell office:value-type="float" office:value="0.05898243" calcext:value-type="float">
            <text:p>0.05898243</text:p>
          </table:table-cell>
          <table:table-cell office:value-type="float" office:value="0.1082209" calcext:value-type="float">
            <text:p>0.1082209</text:p>
          </table:table-cell>
          <table:table-cell office:value-type="float" office:value="0.1078139" calcext:value-type="float">
            <text:p>0.1078139</text:p>
          </table:table-cell>
          <table:table-cell office:value-type="float" office:value="0.1098053" calcext:value-type="float">
            <text:p>0.1098053</text:p>
          </table:table-cell>
          <table:table-cell office:value-type="float" office:value="0.1098283" calcext:value-type="float">
            <text:p>0.1098283</text:p>
          </table:table-cell>
          <table:table-cell office:value-type="float" office:value="0.1130643" calcext:value-type="float">
            <text:p>0.1130643</text:p>
          </table:table-cell>
          <table:table-cell office:value-type="float" office:value="0.1167891" calcext:value-type="float">
            <text:p>0.1167891</text:p>
          </table:table-cell>
          <table:table-cell office:value-type="float" office:value="0" calcext:value-type="float">
            <text:p>0</text:p>
          </table:table-cell>
          <table:table-cell office:value-type="float" office:value="8.164989" calcext:value-type="float">
            <text:p>8.164989</text:p>
          </table:table-cell>
          <table:table-cell office:value-type="float" office:value="9.781157" calcext:value-type="float">
            <text:p>9.781157</text:p>
          </table:table-cell>
          <table:table-cell office:value-type="float" office:value="17.25284" calcext:value-type="float">
            <text:p>17.25284</text:p>
          </table:table-cell>
          <table:table-cell office:value-type="float" office:value="4.390746" calcext:value-type="float">
            <text:p>4.390746</text:p>
          </table:table-cell>
          <table:table-cell office:value-type="float" office:value="3.482799" calcext:value-type="float">
            <text:p>3.482799</text:p>
          </table:table-cell>
          <table:table-cell office:value-type="float" office:value="1.770141" calcext:value-type="float">
            <text:p>1.770141</text:p>
          </table:table-cell>
          <table:table-cell office:value-type="float" office:value="1.415899" calcext:value-type="float">
            <text:p>1.415899</text:p>
          </table:table-cell>
          <table:table-cell office:value-type="float" office:value="3.028875" calcext:value-type="float">
            <text:p>3.028875</text:p>
          </table:table-cell>
          <table:table-cell office:value-type="float" office:value="4.550098" calcext:value-type="float">
            <text:p>4.550098</text:p>
          </table:table-cell>
          <table:table-cell office:value-type="float" office:value="4.534943" calcext:value-type="float">
            <text:p>4.534943</text:p>
          </table:table-cell>
          <table:table-cell office:value-type="float" office:value="4.748866" calcext:value-type="float">
            <text:p>4.748866</text:p>
          </table:table-cell>
          <table:table-cell office:value-type="float" office:value="4.759941" calcext:value-type="float">
            <text:p>4.759941</text:p>
          </table:table-cell>
          <table:table-cell office:value-type="float" office:value="5.072452" calcext:value-type="float">
            <text:p>5.072452</text:p>
          </table:table-cell>
          <table:table-cell office:value-type="float" office:value="5.421374" calcext:value-type="float">
            <text:p>5.421374</text:p>
          </table:table-cell>
          <table:table-cell office:value-type="float" office:value="0" calcext:value-type="float">
            <text:p>0</text:p>
          </table:table-cell>
          <table:table-cell office:value-type="float" office:value="0.003548154" calcext:value-type="float">
            <text:p>0.003548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45222" calcext:value-type="float">
            <text:p>0.017452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2.193166" calcext:value-type="float">
            <text:p>2.193166</text:p>
          </table:table-cell>
          <table:table-cell office:value-type="float" office:value="136.9478" calcext:value-type="float">
            <text:p>136.9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2904" calcext:value-type="float">
            <text:p>18.629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673802" calcext:value-type="float">
            <text:p>2.673802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08121" calcext:value-type="float">
            <text:p>1.408121E-10</text:p>
          </table:table-cell>
          <table:table-cell office:value-type="float" office:value="1184.91" calcext:value-type="float">
            <text:p>1184.91</text:p>
          </table:table-cell>
          <table:table-cell office:value-type="float" office:value="1.564101" calcext:value-type="float">
            <text:p>1.564101</text:p>
          </table:table-cell>
          <table:table-cell office:value-type="float" office:value="0" calcext:value-type="float">
            <text:p>0</text:p>
          </table:table-cell>
          <table:table-cell office:value-type="float" office:value="0.02905192" calcext:value-type="float">
            <text:p>0.02905192</text:p>
          </table:table-cell>
          <table:table-cell office:value-type="float" office:value="0.07297296" calcext:value-type="float">
            <text:p>0.07297296</text:p>
          </table:table-cell>
          <table:table-cell office:value-type="float" office:value="0.1170102" calcext:value-type="float">
            <text:p>0.1170102</text:p>
          </table:table-cell>
          <table:table-cell office:value-type="float" office:value="0.03019486" calcext:value-type="float">
            <text:p>0.03019486</text:p>
          </table:table-cell>
          <table:table-cell office:value-type="float" office:value="0.02362902" calcext:value-type="float">
            <text:p>0.02362902</text:p>
          </table:table-cell>
          <table:table-cell office:value-type="float" office:value="0.01803678" calcext:value-type="float">
            <text:p>0.01803678</text:p>
          </table:table-cell>
          <table:table-cell office:value-type="float" office:value="0.02265535" calcext:value-type="float">
            <text:p>0.02265535</text:p>
          </table:table-cell>
          <table:table-cell office:value-type="float" office:value="0.05900981" calcext:value-type="float">
            <text:p>0.05900981</text:p>
          </table:table-cell>
          <table:table-cell office:value-type="float" office:value="0.1082973" calcext:value-type="float">
            <text:p>0.1082973</text:p>
          </table:table-cell>
          <table:table-cell office:value-type="float" office:value="0.1079033" calcext:value-type="float">
            <text:p>0.1079033</text:p>
          </table:table-cell>
          <table:table-cell office:value-type="float" office:value="0.1099053" calcext:value-type="float">
            <text:p>0.1099053</text:p>
          </table:table-cell>
          <table:table-cell office:value-type="float" office:value="0.1099299" calcext:value-type="float">
            <text:p>0.1099299</text:p>
          </table:table-cell>
          <table:table-cell office:value-type="float" office:value="0.1131681" calcext:value-type="float">
            <text:p>0.1131681</text:p>
          </table:table-cell>
          <table:table-cell office:value-type="float" office:value="0.1168989" calcext:value-type="float">
            <text:p>0.1168989</text:p>
          </table:table-cell>
          <table:table-cell office:value-type="float" office:value="0" calcext:value-type="float">
            <text:p>0</text:p>
          </table:table-cell>
          <table:table-cell office:value-type="float" office:value="8.156466" calcext:value-type="float">
            <text:p>8.156466</text:p>
          </table:table-cell>
          <table:table-cell office:value-type="float" office:value="9.778081" calcext:value-type="float">
            <text:p>9.778081</text:p>
          </table:table-cell>
          <table:table-cell office:value-type="float" office:value="17.24475" calcext:value-type="float">
            <text:p>17.24475</text:p>
          </table:table-cell>
          <table:table-cell office:value-type="float" office:value="4.388237" calcext:value-type="float">
            <text:p>4.388237</text:p>
          </table:table-cell>
          <table:table-cell office:value-type="float" office:value="3.480737" calcext:value-type="float">
            <text:p>3.480737</text:p>
          </table:table-cell>
          <table:table-cell office:value-type="float" office:value="1.770599" calcext:value-type="float">
            <text:p>1.770599</text:p>
          </table:table-cell>
          <table:table-cell office:value-type="float" office:value="1.417691" calcext:value-type="float">
            <text:p>1.417691</text:p>
          </table:table-cell>
          <table:table-cell office:value-type="float" office:value="3.034212" calcext:value-type="float">
            <text:p>3.034212</text:p>
          </table:table-cell>
          <table:table-cell office:value-type="float" office:value="4.558828" calcext:value-type="float">
            <text:p>4.558828</text:p>
          </table:table-cell>
          <table:table-cell office:value-type="float" office:value="4.543995" calcext:value-type="float">
            <text:p>4.543995</text:p>
          </table:table-cell>
          <table:table-cell office:value-type="float" office:value="4.758453" calcext:value-type="float">
            <text:p>4.758453</text:p>
          </table:table-cell>
          <table:table-cell office:value-type="float" office:value="4.769554" calcext:value-type="float">
            <text:p>4.769554</text:p>
          </table:table-cell>
          <table:table-cell office:value-type="float" office:value="5.082182" calcext:value-type="float">
            <text:p>5.082182</text:p>
          </table:table-cell>
          <table:table-cell office:value-type="float" office:value="5.430035" calcext:value-type="float">
            <text:p>5.430035</text:p>
          </table:table-cell>
          <table:table-cell office:value-type="float" office:value="0" calcext:value-type="float">
            <text:p>0</text:p>
          </table:table-cell>
          <table:table-cell office:value-type="float" office:value="0.004872269" calcext:value-type="float">
            <text:p>0.004872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98873" calcext:value-type="float">
            <text:p>0.017988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2.193034" calcext:value-type="float">
            <text:p>2.193034</text:p>
          </table:table-cell>
          <table:table-cell office:value-type="float" office:value="136.9473" calcext:value-type="float">
            <text:p>136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6065" calcext:value-type="float">
            <text:p>18.660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018977" calcext:value-type="float">
            <text:p>3.018977E-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8848" calcext:value-type="float">
            <text:p>1.58848E-10</text:p>
          </table:table-cell>
          <table:table-cell office:value-type="float" office:value="1184.878" calcext:value-type="float">
            <text:p>1184.878</text:p>
          </table:table-cell>
          <table:table-cell office:value-type="float" office:value="1.563563" calcext:value-type="float">
            <text:p>1.563563</text:p>
          </table:table-cell>
          <table:table-cell office:value-type="float" office:value="0" calcext:value-type="float">
            <text:p>0</text:p>
          </table:table-cell>
          <table:table-cell office:value-type="float" office:value="0.02044275" calcext:value-type="float">
            <text:p>0.02044275</text:p>
          </table:table-cell>
          <table:table-cell office:value-type="float" office:value="0.07001987" calcext:value-type="float">
            <text:p>0.07001987</text:p>
          </table:table-cell>
          <table:table-cell office:value-type="float" office:value="0.1149012" calcext:value-type="float">
            <text:p>0.1149012</text:p>
          </table:table-cell>
          <table:table-cell office:value-type="float" office:value="0.03080638" calcext:value-type="float">
            <text:p>0.03080638</text:p>
          </table:table-cell>
          <table:table-cell office:value-type="float" office:value="0.02370544" calcext:value-type="float">
            <text:p>0.02370544</text:p>
          </table:table-cell>
          <table:table-cell office:value-type="float" office:value="0.0180363" calcext:value-type="float">
            <text:p>0.0180363</text:p>
          </table:table-cell>
          <table:table-cell office:value-type="float" office:value="0.02266219" calcext:value-type="float">
            <text:p>0.02266219</text:p>
          </table:table-cell>
          <table:table-cell office:value-type="float" office:value="0.05904033" calcext:value-type="float">
            <text:p>0.05904033</text:p>
          </table:table-cell>
          <table:table-cell office:value-type="float" office:value="0.1083756" calcext:value-type="float">
            <text:p>0.1083756</text:p>
          </table:table-cell>
          <table:table-cell office:value-type="float" office:value="0.1079929" calcext:value-type="float">
            <text:p>0.1079929</text:p>
          </table:table-cell>
          <table:table-cell office:value-type="float" office:value="0.1100048" calcext:value-type="float">
            <text:p>0.1100048</text:p>
          </table:table-cell>
          <table:table-cell office:value-type="float" office:value="0.1100309" calcext:value-type="float">
            <text:p>0.1100309</text:p>
          </table:table-cell>
          <table:table-cell office:value-type="float" office:value="0.113272" calcext:value-type="float">
            <text:p>0.113272</text:p>
          </table:table-cell>
          <table:table-cell office:value-type="float" office:value="0.1170091" calcext:value-type="float">
            <text:p>0.1170091</text:p>
          </table:table-cell>
          <table:table-cell office:value-type="float" office:value="0" calcext:value-type="float">
            <text:p>0</text:p>
          </table:table-cell>
          <table:table-cell office:value-type="float" office:value="8.148263" calcext:value-type="float">
            <text:p>8.148263</text:p>
          </table:table-cell>
          <table:table-cell office:value-type="float" office:value="9.77488" calcext:value-type="float">
            <text:p>9.77488</text:p>
          </table:table-cell>
          <table:table-cell office:value-type="float" office:value="17.23704" calcext:value-type="float">
            <text:p>17.23704</text:p>
          </table:table-cell>
          <table:table-cell office:value-type="float" office:value="4.386005" calcext:value-type="float">
            <text:p>4.386005</text:p>
          </table:table-cell>
          <table:table-cell office:value-type="float" office:value="3.478723" calcext:value-type="float">
            <text:p>3.478723</text:p>
          </table:table-cell>
          <table:table-cell office:value-type="float" office:value="1.771057" calcext:value-type="float">
            <text:p>1.771057</text:p>
          </table:table-cell>
          <table:table-cell office:value-type="float" office:value="1.419481" calcext:value-type="float">
            <text:p>1.419481</text:p>
          </table:table-cell>
          <table:table-cell office:value-type="float" office:value="3.039548" calcext:value-type="float">
            <text:p>3.039548</text:p>
          </table:table-cell>
          <table:table-cell office:value-type="float" office:value="4.567555" calcext:value-type="float">
            <text:p>4.567555</text:p>
          </table:table-cell>
          <table:table-cell office:value-type="float" office:value="4.553031" calcext:value-type="float">
            <text:p>4.553031</text:p>
          </table:table-cell>
          <table:table-cell office:value-type="float" office:value="4.768013" calcext:value-type="float">
            <text:p>4.768013</text:p>
          </table:table-cell>
          <table:table-cell office:value-type="float" office:value="4.779168" calcext:value-type="float">
            <text:p>4.779168</text:p>
          </table:table-cell>
          <table:table-cell office:value-type="float" office:value="5.09191" calcext:value-type="float">
            <text:p>5.09191</text:p>
          </table:table-cell>
          <table:table-cell office:value-type="float" office:value="5.439293" calcext:value-type="float">
            <text:p>5.439293</text:p>
          </table:table-cell>
          <table:table-cell office:value-type="float" office:value="0" calcext:value-type="float">
            <text:p>0</text:p>
          </table:table-cell>
          <table:table-cell office:value-type="float" office:value="0.003086886" calcext:value-type="float">
            <text:p>0.003086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49302" calcext:value-type="float">
            <text:p>0.018493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2.192799" calcext:value-type="float">
            <text:p>2.192799</text:p>
          </table:table-cell>
          <table:table-cell office:value-type="float" office:value="136.947" calcext:value-type="float">
            <text:p>136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9208" calcext:value-type="float">
            <text:p>18.692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76679" calcext:value-type="float">
            <text:p>4.176679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195668" calcext:value-type="float">
            <text:p>2.195668E-08</text:p>
          </table:table-cell>
          <table:table-cell office:value-type="float" office:value="1184.846" calcext:value-type="float">
            <text:p>1184.846</text:p>
          </table:table-cell>
          <table:table-cell office:value-type="float" office:value="1.563882" calcext:value-type="float">
            <text:p>1.563882</text:p>
          </table:table-cell>
          <table:table-cell office:value-type="float" office:value="0" calcext:value-type="float">
            <text:p>0</text:p>
          </table:table-cell>
          <table:table-cell office:value-type="float" office:value="0.01008055" calcext:value-type="float">
            <text:p>0.01008055</text:p>
          </table:table-cell>
          <table:table-cell office:value-type="float" office:value="0.06728412" calcext:value-type="float">
            <text:p>0.06728412</text:p>
          </table:table-cell>
          <table:table-cell office:value-type="float" office:value="0.1121901" calcext:value-type="float">
            <text:p>0.1121901</text:p>
          </table:table-cell>
          <table:table-cell office:value-type="float" office:value="0.03071556" calcext:value-type="float">
            <text:p>0.03071556</text:p>
          </table:table-cell>
          <table:table-cell office:value-type="float" office:value="0.0237929" calcext:value-type="float">
            <text:p>0.0237929</text:p>
          </table:table-cell>
          <table:table-cell office:value-type="float" office:value="0.01805001" calcext:value-type="float">
            <text:p>0.01805001</text:p>
          </table:table-cell>
          <table:table-cell office:value-type="float" office:value="0.02242668" calcext:value-type="float">
            <text:p>0.02242668</text:p>
          </table:table-cell>
          <table:table-cell office:value-type="float" office:value="0.05907396" calcext:value-type="float">
            <text:p>0.05907396</text:p>
          </table:table-cell>
          <table:table-cell office:value-type="float" office:value="0.1084549" calcext:value-type="float">
            <text:p>0.1084549</text:p>
          </table:table-cell>
          <table:table-cell office:value-type="float" office:value="0.108082" calcext:value-type="float">
            <text:p>0.108082</text:p>
          </table:table-cell>
          <table:table-cell office:value-type="float" office:value="0.1101043" calcext:value-type="float">
            <text:p>0.1101043</text:p>
          </table:table-cell>
          <table:table-cell office:value-type="float" office:value="0.1101315" calcext:value-type="float">
            <text:p>0.1101315</text:p>
          </table:table-cell>
          <table:table-cell office:value-type="float" office:value="0.113376" calcext:value-type="float">
            <text:p>0.113376</text:p>
          </table:table-cell>
          <table:table-cell office:value-type="float" office:value="0.1171193" calcext:value-type="float">
            <text:p>0.1171193</text:p>
          </table:table-cell>
          <table:table-cell office:value-type="float" office:value="0" calcext:value-type="float">
            <text:p>0</text:p>
          </table:table-cell>
          <table:table-cell office:value-type="float" office:value="8.137809" calcext:value-type="float">
            <text:p>8.137809</text:p>
          </table:table-cell>
          <table:table-cell office:value-type="float" office:value="9.770989" calcext:value-type="float">
            <text:p>9.770989</text:p>
          </table:table-cell>
          <table:table-cell office:value-type="float" office:value="17.22831" calcext:value-type="float">
            <text:p>17.22831</text:p>
          </table:table-cell>
          <table:table-cell office:value-type="float" office:value="4.383931" calcext:value-type="float">
            <text:p>4.383931</text:p>
          </table:table-cell>
          <table:table-cell office:value-type="float" office:value="3.476768" calcext:value-type="float">
            <text:p>3.476768</text:p>
          </table:table-cell>
          <table:table-cell office:value-type="float" office:value="1.771515" calcext:value-type="float">
            <text:p>1.771515</text:p>
          </table:table-cell>
          <table:table-cell office:value-type="float" office:value="1.421247" calcext:value-type="float">
            <text:p>1.421247</text:p>
          </table:table-cell>
          <table:table-cell office:value-type="float" office:value="3.044856" calcext:value-type="float">
            <text:p>3.044856</text:p>
          </table:table-cell>
          <table:table-cell office:value-type="float" office:value="4.57624" calcext:value-type="float">
            <text:p>4.57624</text:p>
          </table:table-cell>
          <table:table-cell office:value-type="float" office:value="4.562067" calcext:value-type="float">
            <text:p>4.562067</text:p>
          </table:table-cell>
          <table:table-cell office:value-type="float" office:value="4.777572" calcext:value-type="float">
            <text:p>4.777572</text:p>
          </table:table-cell>
          <table:table-cell office:value-type="float" office:value="4.788749" calcext:value-type="float">
            <text:p>4.788749</text:p>
          </table:table-cell>
          <table:table-cell office:value-type="float" office:value="5.101611" calcext:value-type="float">
            <text:p>5.101611</text:p>
          </table:table-cell>
          <table:table-cell office:value-type="float" office:value="5.450178" calcext:value-type="float">
            <text:p>5.450178</text:p>
          </table:table-cell>
          <table:table-cell office:value-type="float" office:value="0" calcext:value-type="float">
            <text:p>0</text:p>
          </table:table-cell>
          <table:table-cell office:value-type="float" office:value="0.006222704" calcext:value-type="float">
            <text:p>0.00622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98544" calcext:value-type="float">
            <text:p>0.018985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2.19239" calcext:value-type="float">
            <text:p>2.19239</text:p>
          </table:table-cell>
          <table:table-cell office:value-type="float" office:value="136.9468" calcext:value-type="float">
            <text:p>136.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2334" calcext:value-type="float">
            <text:p>18.723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80118" calcext:value-type="float">
            <text:p>4.180118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197623" calcext:value-type="float">
            <text:p>2.197623E-08</text:p>
          </table:table-cell>
          <table:table-cell office:value-type="float" office:value="1184.814" calcext:value-type="float">
            <text:p>1184.814</text:p>
          </table:table-cell>
          <table:table-cell office:value-type="float" office:value="1.566553" calcext:value-type="float">
            <text:p>1.566553</text:p>
          </table:table-cell>
          <table:table-cell office:value-type="float" office:value="0" calcext:value-type="float">
            <text:p>0</text:p>
          </table:table-cell>
          <table:table-cell office:value-type="float" office:value="0.006023054" calcext:value-type="float">
            <text:p>0.006023054</text:p>
          </table:table-cell>
          <table:table-cell office:value-type="float" office:value="0.06499486" calcext:value-type="float">
            <text:p>0.06499486</text:p>
          </table:table-cell>
          <table:table-cell office:value-type="float" office:value="0.1110456" calcext:value-type="float">
            <text:p>0.1110456</text:p>
          </table:table-cell>
          <table:table-cell office:value-type="float" office:value="0.03021978" calcext:value-type="float">
            <text:p>0.03021978</text:p>
          </table:table-cell>
          <table:table-cell office:value-type="float" office:value="0.02385324" calcext:value-type="float">
            <text:p>0.02385324</text:p>
          </table:table-cell>
          <table:table-cell office:value-type="float" office:value="0.01806298" calcext:value-type="float">
            <text:p>0.01806298</text:p>
          </table:table-cell>
          <table:table-cell office:value-type="float" office:value="0.02259388" calcext:value-type="float">
            <text:p>0.02259388</text:p>
          </table:table-cell>
          <table:table-cell office:value-type="float" office:value="0.05910547" calcext:value-type="float">
            <text:p>0.05910547</text:p>
          </table:table-cell>
          <table:table-cell office:value-type="float" office:value="0.1085354" calcext:value-type="float">
            <text:p>0.1085354</text:p>
          </table:table-cell>
          <table:table-cell office:value-type="float" office:value="0.1081707" calcext:value-type="float">
            <text:p>0.1081707</text:p>
          </table:table-cell>
          <table:table-cell office:value-type="float" office:value="0.1102037" calcext:value-type="float">
            <text:p>0.1102037</text:p>
          </table:table-cell>
          <table:table-cell office:value-type="float" office:value="0.1102322" calcext:value-type="float">
            <text:p>0.1102322</text:p>
          </table:table-cell>
          <table:table-cell office:value-type="float" office:value="0.1134802" calcext:value-type="float">
            <text:p>0.1134802</text:p>
          </table:table-cell>
          <table:table-cell office:value-type="float" office:value="0.117229" calcext:value-type="float">
            <text:p>0.117229</text:p>
          </table:table-cell>
          <table:table-cell office:value-type="float" office:value="0" calcext:value-type="float">
            <text:p>0</text:p>
          </table:table-cell>
          <table:table-cell office:value-type="float" office:value="8.122057" calcext:value-type="float">
            <text:p>8.122057</text:p>
          </table:table-cell>
          <table:table-cell office:value-type="float" office:value="9.766395" calcext:value-type="float">
            <text:p>9.766395</text:p>
          </table:table-cell>
          <table:table-cell office:value-type="float" office:value="17.21845" calcext:value-type="float">
            <text:p>17.21845</text:p>
          </table:table-cell>
          <table:table-cell office:value-type="float" office:value="4.381745" calcext:value-type="float">
            <text:p>4.381745</text:p>
          </table:table-cell>
          <table:table-cell office:value-type="float" office:value="3.474855" calcext:value-type="float">
            <text:p>3.474855</text:p>
          </table:table-cell>
          <table:table-cell office:value-type="float" office:value="1.771973" calcext:value-type="float">
            <text:p>1.771973</text:p>
          </table:table-cell>
          <table:table-cell office:value-type="float" office:value="1.423004" calcext:value-type="float">
            <text:p>1.423004</text:p>
          </table:table-cell>
          <table:table-cell office:value-type="float" office:value="3.050161" calcext:value-type="float">
            <text:p>3.050161</text:p>
          </table:table-cell>
          <table:table-cell office:value-type="float" office:value="4.584924" calcext:value-type="float">
            <text:p>4.584924</text:p>
          </table:table-cell>
          <table:table-cell office:value-type="float" office:value="4.571082" calcext:value-type="float">
            <text:p>4.571082</text:p>
          </table:table-cell>
          <table:table-cell office:value-type="float" office:value="4.787113" calcext:value-type="float">
            <text:p>4.787113</text:p>
          </table:table-cell>
          <table:table-cell office:value-type="float" office:value="4.798324" calcext:value-type="float">
            <text:p>4.798324</text:p>
          </table:table-cell>
          <table:table-cell office:value-type="float" office:value="5.1113" calcext:value-type="float">
            <text:p>5.1113</text:p>
          </table:table-cell>
          <table:table-cell office:value-type="float" office:value="5.462024" calcext:value-type="float">
            <text:p>5.462024</text:p>
          </table:table-cell>
          <table:table-cell office:value-type="float" office:value="0" calcext:value-type="float">
            <text:p>0</text:p>
          </table:table-cell>
          <table:table-cell office:value-type="float" office:value="0.006411435" calcext:value-type="float">
            <text:p>0.00641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42984" calcext:value-type="float">
            <text:p>0.019429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2.191797" calcext:value-type="float">
            <text:p>2.191797</text:p>
          </table:table-cell>
          <table:table-cell office:value-type="float" office:value="136.9468" calcext:value-type="float">
            <text:p>136.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444" calcext:value-type="float">
            <text:p>18.754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80118" calcext:value-type="float">
            <text:p>4.180118E-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197623" calcext:value-type="float">
            <text:p>2.197623E-08</text:p>
          </table:table-cell>
          <table:table-cell office:value-type="float" office:value="1184.782" calcext:value-type="float">
            <text:p>1184.782</text:p>
          </table:table-cell>
          <table:table-cell office:value-type="float" office:value="1.571947" calcext:value-type="float">
            <text:p>1.571947</text:p>
          </table:table-cell>
          <table:table-cell office:value-type="float" office:value="0" calcext:value-type="float">
            <text:p>0</text:p>
          </table:table-cell>
          <table:table-cell office:value-type="float" office:value="0.005287454" calcext:value-type="float">
            <text:p>0.005287454</text:p>
          </table:table-cell>
          <table:table-cell office:value-type="float" office:value="0.06345741" calcext:value-type="float">
            <text:p>0.06345741</text:p>
          </table:table-cell>
          <table:table-cell office:value-type="float" office:value="0.1104862" calcext:value-type="float">
            <text:p>0.1104862</text:p>
          </table:table-cell>
          <table:table-cell office:value-type="float" office:value="0.02976605" calcext:value-type="float">
            <text:p>0.02976605</text:p>
          </table:table-cell>
          <table:table-cell office:value-type="float" office:value="0.02389495" calcext:value-type="float">
            <text:p>0.02389495</text:p>
          </table:table-cell>
          <table:table-cell office:value-type="float" office:value="0.01807361" calcext:value-type="float">
            <text:p>0.01807361</text:p>
          </table:table-cell>
          <table:table-cell office:value-type="float" office:value="0.02267857" calcext:value-type="float">
            <text:p>0.02267857</text:p>
          </table:table-cell>
          <table:table-cell office:value-type="float" office:value="0.05914329" calcext:value-type="float">
            <text:p>0.05914329</text:p>
          </table:table-cell>
          <table:table-cell office:value-type="float" office:value="0.1086169" calcext:value-type="float">
            <text:p>0.1086169</text:p>
          </table:table-cell>
          <table:table-cell office:value-type="float" office:value="0.1082599" calcext:value-type="float">
            <text:p>0.1082599</text:p>
          </table:table-cell>
          <table:table-cell office:value-type="float" office:value="0.1103031" calcext:value-type="float">
            <text:p>0.1103031</text:p>
          </table:table-cell>
          <table:table-cell office:value-type="float" office:value="0.1103331" calcext:value-type="float">
            <text:p>0.1103331</text:p>
          </table:table-cell>
          <table:table-cell office:value-type="float" office:value="0.1135842" calcext:value-type="float">
            <text:p>0.1135842</text:p>
          </table:table-cell>
          <table:table-cell office:value-type="float" office:value="0.1173386" calcext:value-type="float">
            <text:p>0.1173386</text:p>
          </table:table-cell>
          <table:table-cell office:value-type="float" office:value="0" calcext:value-type="float">
            <text:p>0</text:p>
          </table:table-cell>
          <table:table-cell office:value-type="float" office:value="8.103286" calcext:value-type="float">
            <text:p>8.103286</text:p>
          </table:table-cell>
          <table:table-cell office:value-type="float" office:value="9.760783" calcext:value-type="float">
            <text:p>9.760783</text:p>
          </table:table-cell>
          <table:table-cell office:value-type="float" office:value="17.20764" calcext:value-type="float">
            <text:p>17.20764</text:p>
          </table:table-cell>
          <table:table-cell office:value-type="float" office:value="4.379356" calcext:value-type="float">
            <text:p>4.379356</text:p>
          </table:table-cell>
          <table:table-cell office:value-type="float" office:value="3.47297" calcext:value-type="float">
            <text:p>3.47297</text:p>
          </table:table-cell>
          <table:table-cell office:value-type="float" office:value="1.772432" calcext:value-type="float">
            <text:p>1.772432</text:p>
          </table:table-cell>
          <table:table-cell office:value-type="float" office:value="1.424775" calcext:value-type="float">
            <text:p>1.424775</text:p>
          </table:table-cell>
          <table:table-cell office:value-type="float" office:value="3.055465" calcext:value-type="float">
            <text:p>3.055465</text:p>
          </table:table-cell>
          <table:table-cell office:value-type="float" office:value="4.593608" calcext:value-type="float">
            <text:p>4.593608</text:p>
          </table:table-cell>
          <table:table-cell office:value-type="float" office:value="4.58008" calcext:value-type="float">
            <text:p>4.58008</text:p>
          </table:table-cell>
          <table:table-cell office:value-type="float" office:value="4.796644" calcext:value-type="float">
            <text:p>4.796644</text:p>
          </table:table-cell>
          <table:table-cell office:value-type="float" office:value="4.807899" calcext:value-type="float">
            <text:p>4.807899</text:p>
          </table:table-cell>
          <table:table-cell office:value-type="float" office:value="5.120993" calcext:value-type="float">
            <text:p>5.120993</text:p>
          </table:table-cell>
          <table:table-cell office:value-type="float" office:value="5.474544" calcext:value-type="float">
            <text:p>5.474544</text:p>
          </table:table-cell>
          <table:table-cell office:value-type="float" office:value="0" calcext:value-type="float">
            <text:p>0</text:p>
          </table:table-cell>
          <table:table-cell office:value-type="float" office:value="0.005733927" calcext:value-type="float">
            <text:p>0.0057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2882" calcext:value-type="float">
            <text:p>0.019828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2.192359" calcext:value-type="float">
            <text:p>2.192359</text:p>
          </table:table-cell>
          <table:table-cell office:value-type="float" office:value="136.9464" calcext:value-type="float">
            <text:p>136.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8542" calcext:value-type="float">
            <text:p>18.78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3465297" calcext:value-type="float">
            <text:p>3.46529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740533" calcext:value-type="float">
            <text:p>1.740533E-07</text:p>
          </table:table-cell>
          <table:table-cell office:value-type="float" office:value="1184.75" calcext:value-type="float">
            <text:p>1184.75</text:p>
          </table:table-cell>
          <table:table-cell office:value-type="float" office:value="1.572637" calcext:value-type="float">
            <text:p>1.572637</text:p>
          </table:table-cell>
          <table:table-cell office:value-type="float" office:value="0" calcext:value-type="float">
            <text:p>0</text:p>
          </table:table-cell>
          <table:table-cell office:value-type="float" office:value="0.007821271" calcext:value-type="float">
            <text:p>0.007821271</text:p>
          </table:table-cell>
          <table:table-cell office:value-type="float" office:value="0.06622458" calcext:value-type="float">
            <text:p>0.06622458</text:p>
          </table:table-cell>
          <table:table-cell office:value-type="float" office:value="0.1112099" calcext:value-type="float">
            <text:p>0.1112099</text:p>
          </table:table-cell>
          <table:table-cell office:value-type="float" office:value="0.02843655" calcext:value-type="float">
            <text:p>0.02843655</text:p>
          </table:table-cell>
          <table:table-cell office:value-type="float" office:value="0.0239023" calcext:value-type="float">
            <text:p>0.0239023</text:p>
          </table:table-cell>
          <table:table-cell office:value-type="float" office:value="0.01808056" calcext:value-type="float">
            <text:p>0.01808056</text:p>
          </table:table-cell>
          <table:table-cell office:value-type="float" office:value="0.0188099" calcext:value-type="float">
            <text:p>0.0188099</text:p>
          </table:table-cell>
          <table:table-cell office:value-type="float" office:value="0.05897188" calcext:value-type="float">
            <text:p>0.05897188</text:p>
          </table:table-cell>
          <table:table-cell office:value-type="float" office:value="0.1087006" calcext:value-type="float">
            <text:p>0.1087006</text:p>
          </table:table-cell>
          <table:table-cell office:value-type="float" office:value="0.1083493" calcext:value-type="float">
            <text:p>0.1083493</text:p>
          </table:table-cell>
          <table:table-cell office:value-type="float" office:value="0.1104022" calcext:value-type="float">
            <text:p>0.1104022</text:p>
          </table:table-cell>
          <table:table-cell office:value-type="float" office:value="0.1104346" calcext:value-type="float">
            <text:p>0.1104346</text:p>
          </table:table-cell>
          <table:table-cell office:value-type="float" office:value="0.1136862" calcext:value-type="float">
            <text:p>0.1136862</text:p>
          </table:table-cell>
          <table:table-cell office:value-type="float" office:value="0.1174486" calcext:value-type="float">
            <text:p>0.1174486</text:p>
          </table:table-cell>
          <table:table-cell office:value-type="float" office:value="0" calcext:value-type="float">
            <text:p>0</text:p>
          </table:table-cell>
          <table:table-cell office:value-type="float" office:value="8.082475" calcext:value-type="float">
            <text:p>8.082475</text:p>
          </table:table-cell>
          <table:table-cell office:value-type="float" office:value="9.755085" calcext:value-type="float">
            <text:p>9.755085</text:p>
          </table:table-cell>
          <table:table-cell office:value-type="float" office:value="17.19617" calcext:value-type="float">
            <text:p>17.19617</text:p>
          </table:table-cell>
          <table:table-cell office:value-type="float" office:value="4.376688" calcext:value-type="float">
            <text:p>4.376688</text:p>
          </table:table-cell>
          <table:table-cell office:value-type="float" office:value="3.471087" calcext:value-type="float">
            <text:p>3.471087</text:p>
          </table:table-cell>
          <table:table-cell office:value-type="float" office:value="1.77289" calcext:value-type="float">
            <text:p>1.77289</text:p>
          </table:table-cell>
          <table:table-cell office:value-type="float" office:value="1.426396" calcext:value-type="float">
            <text:p>1.426396</text:p>
          </table:table-cell>
          <table:table-cell office:value-type="float" office:value="3.060764" calcext:value-type="float">
            <text:p>3.060764</text:p>
          </table:table-cell>
          <table:table-cell office:value-type="float" office:value="4.602263" calcext:value-type="float">
            <text:p>4.602263</text:p>
          </table:table-cell>
          <table:table-cell office:value-type="float" office:value="4.58908" calcext:value-type="float">
            <text:p>4.58908</text:p>
          </table:table-cell>
          <table:table-cell office:value-type="float" office:value="4.806166" calcext:value-type="float">
            <text:p>4.806166</text:p>
          </table:table-cell>
          <table:table-cell office:value-type="float" office:value="4.817462" calcext:value-type="float">
            <text:p>4.817462</text:p>
          </table:table-cell>
          <table:table-cell office:value-type="float" office:value="5.130684" calcext:value-type="float">
            <text:p>5.130684</text:p>
          </table:table-cell>
          <table:table-cell office:value-type="float" office:value="5.484979" calcext:value-type="float">
            <text:p>5.484979</text:p>
          </table:table-cell>
          <table:table-cell office:value-type="float" office:value="0" calcext:value-type="float">
            <text:p>0</text:p>
          </table:table-cell>
          <table:table-cell office:value-type="float" office:value="0.01081658" calcext:value-type="float">
            <text:p>0.0108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52679" calcext:value-type="float">
            <text:p>0.01952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2.192134" calcext:value-type="float">
            <text:p>2.192134</text:p>
          </table:table-cell>
          <table:table-cell office:value-type="float" office:value="136.9461" calcext:value-type="float">
            <text:p>136.9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633" calcext:value-type="float">
            <text:p>18.81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3951153" calcext:value-type="float">
            <text:p>3.95115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1981688" calcext:value-type="float">
            <text:p>1.981688E-07</text:p>
          </table:table-cell>
          <table:table-cell office:value-type="float" office:value="1184.719" calcext:value-type="float">
            <text:p>1184.719</text:p>
          </table:table-cell>
          <table:table-cell office:value-type="float" office:value="1.574136" calcext:value-type="float">
            <text:p>1.574136</text:p>
          </table:table-cell>
          <table:table-cell office:value-type="float" office:value="0" calcext:value-type="float">
            <text:p>0</text:p>
          </table:table-cell>
          <table:table-cell office:value-type="float" office:value="0.008722387" calcext:value-type="float">
            <text:p>0.008722387</text:p>
          </table:table-cell>
          <table:table-cell office:value-type="float" office:value="0.06591371" calcext:value-type="float">
            <text:p>0.06591371</text:p>
          </table:table-cell>
          <table:table-cell office:value-type="float" office:value="0.1109397" calcext:value-type="float">
            <text:p>0.1109397</text:p>
          </table:table-cell>
          <table:table-cell office:value-type="float" office:value="0.02904021" calcext:value-type="float">
            <text:p>0.02904021</text:p>
          </table:table-cell>
          <table:table-cell office:value-type="float" office:value="0.02365036" calcext:value-type="float">
            <text:p>0.02365036</text:p>
          </table:table-cell>
          <table:table-cell office:value-type="float" office:value="0.01809739" calcext:value-type="float">
            <text:p>0.01809739</text:p>
          </table:table-cell>
          <table:table-cell office:value-type="float" office:value="0.0217142" calcext:value-type="float">
            <text:p>0.0217142</text:p>
          </table:table-cell>
          <table:table-cell office:value-type="float" office:value="0.05874705" calcext:value-type="float">
            <text:p>0.05874705</text:p>
          </table:table-cell>
          <table:table-cell office:value-type="float" office:value="0.1087336" calcext:value-type="float">
            <text:p>0.1087336</text:p>
          </table:table-cell>
          <table:table-cell office:value-type="float" office:value="0.108439" calcext:value-type="float">
            <text:p>0.108439</text:p>
          </table:table-cell>
          <table:table-cell office:value-type="float" office:value="0.1105013" calcext:value-type="float">
            <text:p>0.1105013</text:p>
          </table:table-cell>
          <table:table-cell office:value-type="float" office:value="0.1105349" calcext:value-type="float">
            <text:p>0.1105349</text:p>
          </table:table-cell>
          <table:table-cell office:value-type="float" office:value="0.1137901" calcext:value-type="float">
            <text:p>0.1137901</text:p>
          </table:table-cell>
          <table:table-cell office:value-type="float" office:value="0.1175574" calcext:value-type="float">
            <text:p>0.1175574</text:p>
          </table:table-cell>
          <table:table-cell office:value-type="float" office:value="0" calcext:value-type="float">
            <text:p>0</text:p>
          </table:table-cell>
          <table:table-cell office:value-type="float" office:value="8.064495" calcext:value-type="float">
            <text:p>8.064495</text:p>
          </table:table-cell>
          <table:table-cell office:value-type="float" office:value="9.74944" calcext:value-type="float">
            <text:p>9.74944</text:p>
          </table:table-cell>
          <table:table-cell office:value-type="float" office:value="17.18419" calcext:value-type="float">
            <text:p>17.18419</text:p>
          </table:table-cell>
          <table:table-cell office:value-type="float" office:value="4.373733" calcext:value-type="float">
            <text:p>4.373733</text:p>
          </table:table-cell>
          <table:table-cell office:value-type="float" office:value="3.469111" calcext:value-type="float">
            <text:p>3.469111</text:p>
          </table:table-cell>
          <table:table-cell office:value-type="float" office:value="1.773357" calcext:value-type="float">
            <text:p>1.773357</text:p>
          </table:table-cell>
          <table:table-cell office:value-type="float" office:value="1.428001" calcext:value-type="float">
            <text:p>1.428001</text:p>
          </table:table-cell>
          <table:table-cell office:value-type="float" office:value="3.066031" calcext:value-type="float">
            <text:p>3.066031</text:p>
          </table:table-cell>
          <table:table-cell office:value-type="float" office:value="4.610902" calcext:value-type="float">
            <text:p>4.610902</text:p>
          </table:table-cell>
          <table:table-cell office:value-type="float" office:value="4.59806" calcext:value-type="float">
            <text:p>4.59806</text:p>
          </table:table-cell>
          <table:table-cell office:value-type="float" office:value="4.815669" calcext:value-type="float">
            <text:p>4.815669</text:p>
          </table:table-cell>
          <table:table-cell office:value-type="float" office:value="4.827" calcext:value-type="float">
            <text:p>4.827</text:p>
          </table:table-cell>
          <table:table-cell office:value-type="float" office:value="5.140372" calcext:value-type="float">
            <text:p>5.140372</text:p>
          </table:table-cell>
          <table:table-cell office:value-type="float" office:value="5.495927" calcext:value-type="float">
            <text:p>5.495927</text:p>
          </table:table-cell>
          <table:table-cell office:value-type="float" office:value="0" calcext:value-type="float">
            <text:p>0</text:p>
          </table:table-cell>
          <table:table-cell office:value-type="float" office:value="0.006105728" calcext:value-type="float">
            <text:p>0.00610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87852" calcext:value-type="float">
            <text:p>0.019878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2.191765" calcext:value-type="float">
            <text:p>2.191765</text:p>
          </table:table-cell>
          <table:table-cell office:value-type="float" office:value="136.946" calcext:value-type="float">
            <text:p>136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4722" calcext:value-type="float">
            <text:p>18.84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21" calcext:value-type="float">
            <text:p>4.0772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202" calcext:value-type="float">
            <text:p>2.046202E-07</text:p>
          </table:table-cell>
          <table:table-cell office:value-type="float" office:value="1184.686" calcext:value-type="float">
            <text:p>1184.686</text:p>
          </table:table-cell>
          <table:table-cell office:value-type="float" office:value="1.577648" calcext:value-type="float">
            <text:p>1.577648</text:p>
          </table:table-cell>
          <table:table-cell office:value-type="float" office:value="0" calcext:value-type="float">
            <text:p>0</text:p>
          </table:table-cell>
          <table:table-cell office:value-type="float" office:value="0.005547853" calcext:value-type="float">
            <text:p>0.005547853</text:p>
          </table:table-cell>
          <table:table-cell office:value-type="float" office:value="0.06341375" calcext:value-type="float">
            <text:p>0.06341375</text:p>
          </table:table-cell>
          <table:table-cell office:value-type="float" office:value="0.1101568" calcext:value-type="float">
            <text:p>0.1101568</text:p>
          </table:table-cell>
          <table:table-cell office:value-type="float" office:value="0.02907644" calcext:value-type="float">
            <text:p>0.02907644</text:p>
          </table:table-cell>
          <table:table-cell office:value-type="float" office:value="0.02345237" calcext:value-type="float">
            <text:p>0.02345237</text:p>
          </table:table-cell>
          <table:table-cell office:value-type="float" office:value="0.01807914" calcext:value-type="float">
            <text:p>0.01807914</text:p>
          </table:table-cell>
          <table:table-cell office:value-type="float" office:value="0.02229529" calcext:value-type="float">
            <text:p>0.02229529</text:p>
          </table:table-cell>
          <table:table-cell office:value-type="float" office:value="0.059034" calcext:value-type="float">
            <text:p>0.059034</text:p>
          </table:table-cell>
          <table:table-cell office:value-type="float" office:value="0.1087777" calcext:value-type="float">
            <text:p>0.1087777</text:p>
          </table:table-cell>
          <table:table-cell office:value-type="float" office:value="0.1085288" calcext:value-type="float">
            <text:p>0.1085288</text:p>
          </table:table-cell>
          <table:table-cell office:value-type="float" office:value="0.1106005" calcext:value-type="float">
            <text:p>0.1106005</text:p>
          </table:table-cell>
          <table:table-cell office:value-type="float" office:value="0.1106353" calcext:value-type="float">
            <text:p>0.1106353</text:p>
          </table:table-cell>
          <table:table-cell office:value-type="float" office:value="0.1138938" calcext:value-type="float">
            <text:p>0.1138938</text:p>
          </table:table-cell>
          <table:table-cell office:value-type="float" office:value="0.1176666" calcext:value-type="float">
            <text:p>0.1176666</text:p>
          </table:table-cell>
          <table:table-cell office:value-type="float" office:value="0" calcext:value-type="float">
            <text:p>0</text:p>
          </table:table-cell>
          <table:table-cell office:value-type="float" office:value="8.047301" calcext:value-type="float">
            <text:p>8.047301</text:p>
          </table:table-cell>
          <table:table-cell office:value-type="float" office:value="9.743798" calcext:value-type="float">
            <text:p>9.743798</text:p>
          </table:table-cell>
          <table:table-cell office:value-type="float" office:value="17.17163" calcext:value-type="float">
            <text:p>17.17163</text:p>
          </table:table-cell>
          <table:table-cell office:value-type="float" office:value="4.37085" calcext:value-type="float">
            <text:p>4.37085</text:p>
          </table:table-cell>
          <table:table-cell office:value-type="float" office:value="3.467016" calcext:value-type="float">
            <text:p>3.467016</text:p>
          </table:table-cell>
          <table:table-cell office:value-type="float" office:value="1.773839" calcext:value-type="float">
            <text:p>1.773839</text:p>
          </table:table-cell>
          <table:table-cell office:value-type="float" office:value="1.429807" calcext:value-type="float">
            <text:p>1.429807</text:p>
          </table:table-cell>
          <table:table-cell office:value-type="float" office:value="3.071353" calcext:value-type="float">
            <text:p>3.071353</text:p>
          </table:table-cell>
          <table:table-cell office:value-type="float" office:value="4.619541" calcext:value-type="float">
            <text:p>4.619541</text:p>
          </table:table-cell>
          <table:table-cell office:value-type="float" office:value="4.607019" calcext:value-type="float">
            <text:p>4.607019</text:p>
          </table:table-cell>
          <table:table-cell office:value-type="float" office:value="4.825171" calcext:value-type="float">
            <text:p>4.825171</text:p>
          </table:table-cell>
          <table:table-cell office:value-type="float" office:value="4.836534" calcext:value-type="float">
            <text:p>4.836534</text:p>
          </table:table-cell>
          <table:table-cell office:value-type="float" office:value="5.150024" calcext:value-type="float">
            <text:p>5.150024</text:p>
          </table:table-cell>
          <table:table-cell office:value-type="float" office:value="5.507662" calcext:value-type="float">
            <text:p>5.507662</text:p>
          </table:table-cell>
          <table:table-cell office:value-type="float" office:value="0" calcext:value-type="float">
            <text:p>0</text:p>
          </table:table-cell>
          <table:table-cell office:value-type="float" office:value="0.006990261" calcext:value-type="float">
            <text:p>0.006990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18093" calcext:value-type="float">
            <text:p>0.020180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2.191037" calcext:value-type="float">
            <text:p>2.191037</text:p>
          </table:table-cell>
          <table:table-cell office:value-type="float" office:value="136.9463" calcext:value-type="float">
            <text:p>136.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7796" calcext:value-type="float">
            <text:p>18.8779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23" calcext:value-type="float">
            <text:p>4.077323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349" calcext:value-type="float">
            <text:p>2.046349E-07</text:p>
          </table:table-cell>
          <table:table-cell office:value-type="float" office:value="1184.655" calcext:value-type="float">
            <text:p>1184.655</text:p>
          </table:table-cell>
          <table:table-cell office:value-type="float" office:value="1.585151" calcext:value-type="float">
            <text:p>1.585151</text:p>
          </table:table-cell>
          <table:table-cell office:value-type="float" office:value="0" calcext:value-type="float">
            <text:p>0</text:p>
          </table:table-cell>
          <table:table-cell office:value-type="float" office:value="0.008159841" calcext:value-type="float">
            <text:p>0.008159841</text:p>
          </table:table-cell>
          <table:table-cell office:value-type="float" office:value="0.06666348" calcext:value-type="float">
            <text:p>0.06666348</text:p>
          </table:table-cell>
          <table:table-cell office:value-type="float" office:value="0.1062512" calcext:value-type="float">
            <text:p>0.1062512</text:p>
          </table:table-cell>
          <table:table-cell office:value-type="float" office:value="0.02880322" calcext:value-type="float">
            <text:p>0.02880322</text:p>
          </table:table-cell>
          <table:table-cell office:value-type="float" office:value="0.02335761" calcext:value-type="float">
            <text:p>0.02335761</text:p>
          </table:table-cell>
          <table:table-cell office:value-type="float" office:value="0.01804818" calcext:value-type="float">
            <text:p>0.01804818</text:p>
          </table:table-cell>
          <table:table-cell office:value-type="float" office:value="0.0225381" calcext:value-type="float">
            <text:p>0.0225381</text:p>
          </table:table-cell>
          <table:table-cell office:value-type="float" office:value="0.05920813" calcext:value-type="float">
            <text:p>0.05920813</text:p>
          </table:table-cell>
          <table:table-cell office:value-type="float" office:value="0.1088673" calcext:value-type="float">
            <text:p>0.1088673</text:p>
          </table:table-cell>
          <table:table-cell office:value-type="float" office:value="0.1086187" calcext:value-type="float">
            <text:p>0.1086187</text:p>
          </table:table-cell>
          <table:table-cell office:value-type="float" office:value="0.1106994" calcext:value-type="float">
            <text:p>0.1106994</text:p>
          </table:table-cell>
          <table:table-cell office:value-type="float" office:value="0.1107362" calcext:value-type="float">
            <text:p>0.1107362</text:p>
          </table:table-cell>
          <table:table-cell office:value-type="float" office:value="0.1139972" calcext:value-type="float">
            <text:p>0.1139972</text:p>
          </table:table-cell>
          <table:table-cell office:value-type="float" office:value="0.1177756" calcext:value-type="float">
            <text:p>0.1177756</text:p>
          </table:table-cell>
          <table:table-cell office:value-type="float" office:value="0" calcext:value-type="float">
            <text:p>0</text:p>
          </table:table-cell>
          <table:table-cell office:value-type="float" office:value="8.028455" calcext:value-type="float">
            <text:p>8.028455</text:p>
          </table:table-cell>
          <table:table-cell office:value-type="float" office:value="9.73757" calcext:value-type="float">
            <text:p>9.73757</text:p>
          </table:table-cell>
          <table:table-cell office:value-type="float" office:value="17.15717" calcext:value-type="float">
            <text:p>17.15717</text:p>
          </table:table-cell>
          <table:table-cell office:value-type="float" office:value="4.367896" calcext:value-type="float">
            <text:p>4.367896</text:p>
          </table:table-cell>
          <table:table-cell office:value-type="float" office:value="3.46485" calcext:value-type="float">
            <text:p>3.46485</text:p>
          </table:table-cell>
          <table:table-cell office:value-type="float" office:value="1.774313" calcext:value-type="float">
            <text:p>1.774313</text:p>
          </table:table-cell>
          <table:table-cell office:value-type="float" office:value="1.431627" calcext:value-type="float">
            <text:p>1.431627</text:p>
          </table:table-cell>
          <table:table-cell office:value-type="float" office:value="3.076717" calcext:value-type="float">
            <text:p>3.076717</text:p>
          </table:table-cell>
          <table:table-cell office:value-type="float" office:value="4.62818" calcext:value-type="float">
            <text:p>4.62818</text:p>
          </table:table-cell>
          <table:table-cell office:value-type="float" office:value="4.61598" calcext:value-type="float">
            <text:p>4.61598</text:p>
          </table:table-cell>
          <table:table-cell office:value-type="float" office:value="4.834647" calcext:value-type="float">
            <text:p>4.834647</text:p>
          </table:table-cell>
          <table:table-cell office:value-type="float" office:value="4.846069" calcext:value-type="float">
            <text:p>4.846069</text:p>
          </table:table-cell>
          <table:table-cell office:value-type="float" office:value="5.159677" calcext:value-type="float">
            <text:p>5.159677</text:p>
          </table:table-cell>
          <table:table-cell office:value-type="float" office:value="5.519855" calcext:value-type="float">
            <text:p>5.519855</text:p>
          </table:table-cell>
          <table:table-cell office:value-type="float" office:value="0" calcext:value-type="float">
            <text:p>0</text:p>
          </table:table-cell>
          <table:table-cell office:value-type="float" office:value="0.004551144" calcext:value-type="float">
            <text:p>0.00455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49315" calcext:value-type="float">
            <text:p>0.020493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2.190439" calcext:value-type="float">
            <text:p>2.190439</text:p>
          </table:table-cell>
          <table:table-cell office:value-type="float" office:value="136.9464" calcext:value-type="float">
            <text:p>136.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087" calcext:value-type="float">
            <text:p>18.908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34" calcext:value-type="float">
            <text:p>4.07733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387" calcext:value-type="float">
            <text:p>2.046387E-07</text:p>
          </table:table-cell>
          <table:table-cell office:value-type="float" office:value="1184.622" calcext:value-type="float">
            <text:p>1184.622</text:p>
          </table:table-cell>
          <table:table-cell office:value-type="float" office:value="1.59045" calcext:value-type="float">
            <text:p>1.59045</text:p>
          </table:table-cell>
          <table:table-cell office:value-type="float" office:value="0" calcext:value-type="float">
            <text:p>0</text:p>
          </table:table-cell>
          <table:table-cell office:value-type="float" office:value="0.007649153" calcext:value-type="float">
            <text:p>0.007649153</text:p>
          </table:table-cell>
          <table:table-cell office:value-type="float" office:value="0.06769872" calcext:value-type="float">
            <text:p>0.06769872</text:p>
          </table:table-cell>
          <table:table-cell office:value-type="float" office:value="0.1060291" calcext:value-type="float">
            <text:p>0.1060291</text:p>
          </table:table-cell>
          <table:table-cell office:value-type="float" office:value="0.02933474" calcext:value-type="float">
            <text:p>0.02933474</text:p>
          </table:table-cell>
          <table:table-cell office:value-type="float" office:value="0.02335242" calcext:value-type="float">
            <text:p>0.02335242</text:p>
          </table:table-cell>
          <table:table-cell office:value-type="float" office:value="0.01805534" calcext:value-type="float">
            <text:p>0.01805534</text:p>
          </table:table-cell>
          <table:table-cell office:value-type="float" office:value="0.02267339" calcext:value-type="float">
            <text:p>0.02267339</text:p>
          </table:table-cell>
          <table:table-cell office:value-type="float" office:value="0.0592827" calcext:value-type="float">
            <text:p>0.0592827</text:p>
          </table:table-cell>
          <table:table-cell office:value-type="float" office:value="0.108977" calcext:value-type="float">
            <text:p>0.108977</text:p>
          </table:table-cell>
          <table:table-cell office:value-type="float" office:value="0.1087089" calcext:value-type="float">
            <text:p>0.1087089</text:p>
          </table:table-cell>
          <table:table-cell office:value-type="float" office:value="0.1107984" calcext:value-type="float">
            <text:p>0.1107984</text:p>
          </table:table-cell>
          <table:table-cell office:value-type="float" office:value="0.1108369" calcext:value-type="float">
            <text:p>0.1108369</text:p>
          </table:table-cell>
          <table:table-cell office:value-type="float" office:value="0.1141002" calcext:value-type="float">
            <text:p>0.1141002</text:p>
          </table:table-cell>
          <table:table-cell office:value-type="float" office:value="0.1178845" calcext:value-type="float">
            <text:p>0.1178845</text:p>
          </table:table-cell>
          <table:table-cell office:value-type="float" office:value="0" calcext:value-type="float">
            <text:p>0</text:p>
          </table:table-cell>
          <table:table-cell office:value-type="float" office:value="8.012801" calcext:value-type="float">
            <text:p>8.012801</text:p>
          </table:table-cell>
          <table:table-cell office:value-type="float" office:value="9.732182" calcext:value-type="float">
            <text:p>9.732182</text:p>
          </table:table-cell>
          <table:table-cell office:value-type="float" office:value="17.1415" calcext:value-type="float">
            <text:p>17.1415</text:p>
          </table:table-cell>
          <table:table-cell office:value-type="float" office:value="4.364935" calcext:value-type="float">
            <text:p>4.364935</text:p>
          </table:table-cell>
          <table:table-cell office:value-type="float" office:value="3.462644" calcext:value-type="float">
            <text:p>3.462644</text:p>
          </table:table-cell>
          <table:table-cell office:value-type="float" office:value="1.774786" calcext:value-type="float">
            <text:p>1.774786</text:p>
          </table:table-cell>
          <table:table-cell office:value-type="float" office:value="1.43346" calcext:value-type="float">
            <text:p>1.43346</text:p>
          </table:table-cell>
          <table:table-cell office:value-type="float" office:value="3.082069" calcext:value-type="float">
            <text:p>3.082069</text:p>
          </table:table-cell>
          <table:table-cell office:value-type="float" office:value="4.636854" calcext:value-type="float">
            <text:p>4.636854</text:p>
          </table:table-cell>
          <table:table-cell office:value-type="float" office:value="4.624942" calcext:value-type="float">
            <text:p>4.624942</text:p>
          </table:table-cell>
          <table:table-cell office:value-type="float" office:value="4.844121" calcext:value-type="float">
            <text:p>4.844121</text:p>
          </table:table-cell>
          <table:table-cell office:value-type="float" office:value="4.855584" calcext:value-type="float">
            <text:p>4.855584</text:p>
          </table:table-cell>
          <table:table-cell office:value-type="float" office:value="5.169329" calcext:value-type="float">
            <text:p>5.169329</text:p>
          </table:table-cell>
          <table:table-cell office:value-type="float" office:value="5.531548" calcext:value-type="float">
            <text:p>5.531548</text:p>
          </table:table-cell>
          <table:table-cell office:value-type="float" office:value="0" calcext:value-type="float">
            <text:p>0</text:p>
          </table:table-cell>
          <table:table-cell office:value-type="float" office:value="0.004626906" calcext:value-type="float">
            <text:p>0.004626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80138" calcext:value-type="float">
            <text:p>0.020801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2.189937" calcext:value-type="float">
            <text:p>2.189937</text:p>
          </table:table-cell>
          <table:table-cell office:value-type="float" office:value="136.9464" calcext:value-type="float">
            <text:p>136.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3937" calcext:value-type="float">
            <text:p>18.9393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38" calcext:value-type="float">
            <text:p>4.07733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12" calcext:value-type="float">
            <text:p>2.046412E-07</text:p>
          </table:table-cell>
          <table:table-cell office:value-type="float" office:value="1184.591" calcext:value-type="float">
            <text:p>1184.591</text:p>
          </table:table-cell>
          <table:table-cell office:value-type="float" office:value="1.594352" calcext:value-type="float">
            <text:p>1.594352</text:p>
          </table:table-cell>
          <table:table-cell office:value-type="float" office:value="0" calcext:value-type="float">
            <text:p>0</text:p>
          </table:table-cell>
          <table:table-cell office:value-type="float" office:value="0.009323345" calcext:value-type="float">
            <text:p>0.009323345</text:p>
          </table:table-cell>
          <table:table-cell office:value-type="float" office:value="0.06898151" calcext:value-type="float">
            <text:p>0.06898151</text:p>
          </table:table-cell>
          <table:table-cell office:value-type="float" office:value="0.1058241" calcext:value-type="float">
            <text:p>0.1058241</text:p>
          </table:table-cell>
          <table:table-cell office:value-type="float" office:value="0.02966858" calcext:value-type="float">
            <text:p>0.02966858</text:p>
          </table:table-cell>
          <table:table-cell office:value-type="float" office:value="0.02335112" calcext:value-type="float">
            <text:p>0.02335112</text:p>
          </table:table-cell>
          <table:table-cell office:value-type="float" office:value="0.01806495" calcext:value-type="float">
            <text:p>0.01806495</text:p>
          </table:table-cell>
          <table:table-cell office:value-type="float" office:value="0.02272127" calcext:value-type="float">
            <text:p>0.02272127</text:p>
          </table:table-cell>
          <table:table-cell office:value-type="float" office:value="0.05933957" calcext:value-type="float">
            <text:p>0.05933957</text:p>
          </table:table-cell>
          <table:table-cell office:value-type="float" office:value="0.109089" calcext:value-type="float">
            <text:p>0.109089</text:p>
          </table:table-cell>
          <table:table-cell office:value-type="float" office:value="0.1087996" calcext:value-type="float">
            <text:p>0.1087996</text:p>
          </table:table-cell>
          <table:table-cell office:value-type="float" office:value="0.1108975" calcext:value-type="float">
            <text:p>0.1108975</text:p>
          </table:table-cell>
          <table:table-cell office:value-type="float" office:value="0.1109377" calcext:value-type="float">
            <text:p>0.1109377</text:p>
          </table:table-cell>
          <table:table-cell office:value-type="float" office:value="0.1142028" calcext:value-type="float">
            <text:p>0.1142028</text:p>
          </table:table-cell>
          <table:table-cell office:value-type="float" office:value="0.1179935" calcext:value-type="float">
            <text:p>0.1179935</text:p>
          </table:table-cell>
          <table:table-cell office:value-type="float" office:value="0" calcext:value-type="float">
            <text:p>0</text:p>
          </table:table-cell>
          <table:table-cell office:value-type="float" office:value="7.99558" calcext:value-type="float">
            <text:p>7.99558</text:p>
          </table:table-cell>
          <table:table-cell office:value-type="float" office:value="9.726864" calcext:value-type="float">
            <text:p>9.726864</text:p>
          </table:table-cell>
          <table:table-cell office:value-type="float" office:value="17.12526" calcext:value-type="float">
            <text:p>17.12526</text:p>
          </table:table-cell>
          <table:table-cell office:value-type="float" office:value="4.36208" calcext:value-type="float">
            <text:p>4.36208</text:p>
          </table:table-cell>
          <table:table-cell office:value-type="float" office:value="3.460425" calcext:value-type="float">
            <text:p>3.460425</text:p>
          </table:table-cell>
          <table:table-cell office:value-type="float" office:value="1.77526" calcext:value-type="float">
            <text:p>1.77526</text:p>
          </table:table-cell>
          <table:table-cell office:value-type="float" office:value="1.435295" calcext:value-type="float">
            <text:p>1.435295</text:p>
          </table:table-cell>
          <table:table-cell office:value-type="float" office:value="3.087407" calcext:value-type="float">
            <text:p>3.087407</text:p>
          </table:table-cell>
          <table:table-cell office:value-type="float" office:value="4.645538" calcext:value-type="float">
            <text:p>4.645538</text:p>
          </table:table-cell>
          <table:table-cell office:value-type="float" office:value="4.633894" calcext:value-type="float">
            <text:p>4.633894</text:p>
          </table:table-cell>
          <table:table-cell office:value-type="float" office:value="4.853584" calcext:value-type="float">
            <text:p>4.853584</text:p>
          </table:table-cell>
          <table:table-cell office:value-type="float" office:value="4.865084" calcext:value-type="float">
            <text:p>4.865084</text:p>
          </table:table-cell>
          <table:table-cell office:value-type="float" office:value="5.178981" calcext:value-type="float">
            <text:p>5.178981</text:p>
          </table:table-cell>
          <table:table-cell office:value-type="float" office:value="5.543236" calcext:value-type="float">
            <text:p>5.543236</text:p>
          </table:table-cell>
          <table:table-cell office:value-type="float" office:value="0" calcext:value-type="float">
            <text:p>0</text:p>
          </table:table-cell>
          <table:table-cell office:value-type="float" office:value="0.005296381" calcext:value-type="float">
            <text:p>0.00529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9068" calcext:value-type="float">
            <text:p>0.021090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2.188956" calcext:value-type="float">
            <text:p>2.188956</text:p>
          </table:table-cell>
          <table:table-cell office:value-type="float" office:value="136.9469" calcext:value-type="float">
            <text:p>136.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97007" calcext:value-type="float">
            <text:p>18.9700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" calcext:value-type="float">
            <text:p>4.0773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29" calcext:value-type="float">
            <text:p>2.046429E-07</text:p>
          </table:table-cell>
          <table:table-cell office:value-type="float" office:value="1184.559" calcext:value-type="float">
            <text:p>1184.559</text:p>
          </table:table-cell>
          <table:table-cell office:value-type="float" office:value="1.603114" calcext:value-type="float">
            <text:p>1.603114</text:p>
          </table:table-cell>
          <table:table-cell office:value-type="float" office:value="0" calcext:value-type="float">
            <text:p>0</text:p>
          </table:table-cell>
          <table:table-cell office:value-type="float" office:value="0.009573714" calcext:value-type="float">
            <text:p>0.009573714</text:p>
          </table:table-cell>
          <table:table-cell office:value-type="float" office:value="0.07022277" calcext:value-type="float">
            <text:p>0.07022277</text:p>
          </table:table-cell>
          <table:table-cell office:value-type="float" office:value="0.1101971" calcext:value-type="float">
            <text:p>0.1101971</text:p>
          </table:table-cell>
          <table:table-cell office:value-type="float" office:value="0.02948592" calcext:value-type="float">
            <text:p>0.02948592</text:p>
          </table:table-cell>
          <table:table-cell office:value-type="float" office:value="0.02352038" calcext:value-type="float">
            <text:p>0.02352038</text:p>
          </table:table-cell>
          <table:table-cell office:value-type="float" office:value="0.01820049" calcext:value-type="float">
            <text:p>0.01820049</text:p>
          </table:table-cell>
          <table:table-cell office:value-type="float" office:value="0.02277262" calcext:value-type="float">
            <text:p>0.02277262</text:p>
          </table:table-cell>
          <table:table-cell office:value-type="float" office:value="0.05939565" calcext:value-type="float">
            <text:p>0.05939565</text:p>
          </table:table-cell>
          <table:table-cell office:value-type="float" office:value="0.109197" calcext:value-type="float">
            <text:p>0.109197</text:p>
          </table:table-cell>
          <table:table-cell office:value-type="float" office:value="0.1088901" calcext:value-type="float">
            <text:p>0.1088901</text:p>
          </table:table-cell>
          <table:table-cell office:value-type="float" office:value="0.1109963" calcext:value-type="float">
            <text:p>0.1109963</text:p>
          </table:table-cell>
          <table:table-cell office:value-type="float" office:value="0.1110381" calcext:value-type="float">
            <text:p>0.1110381</text:p>
          </table:table-cell>
          <table:table-cell office:value-type="float" office:value="0.1143046" calcext:value-type="float">
            <text:p>0.1143046</text:p>
          </table:table-cell>
          <table:table-cell office:value-type="float" office:value="0.1181027" calcext:value-type="float">
            <text:p>0.1181027</text:p>
          </table:table-cell>
          <table:table-cell office:value-type="float" office:value="0" calcext:value-type="float">
            <text:p>0</text:p>
          </table:table-cell>
          <table:table-cell office:value-type="float" office:value="7.979306" calcext:value-type="float">
            <text:p>7.979306</text:p>
          </table:table-cell>
          <table:table-cell office:value-type="float" office:value="9.721936" calcext:value-type="float">
            <text:p>9.721936</text:p>
          </table:table-cell>
          <table:table-cell office:value-type="float" office:value="17.11002" calcext:value-type="float">
            <text:p>17.11002</text:p>
          </table:table-cell>
          <table:table-cell office:value-type="float" office:value="4.359275" calcext:value-type="float">
            <text:p>4.359275</text:p>
          </table:table-cell>
          <table:table-cell office:value-type="float" office:value="3.458236" calcext:value-type="float">
            <text:p>3.458236</text:p>
          </table:table-cell>
          <table:table-cell office:value-type="float" office:value="1.775741" calcext:value-type="float">
            <text:p>1.775741</text:p>
          </table:table-cell>
          <table:table-cell office:value-type="float" office:value="1.437123" calcext:value-type="float">
            <text:p>1.437123</text:p>
          </table:table-cell>
          <table:table-cell office:value-type="float" office:value="3.092733" calcext:value-type="float">
            <text:p>3.092733</text:p>
          </table:table-cell>
          <table:table-cell office:value-type="float" office:value="4.654223" calcext:value-type="float">
            <text:p>4.654223</text:p>
          </table:table-cell>
          <table:table-cell office:value-type="float" office:value="4.642816" calcext:value-type="float">
            <text:p>4.642816</text:p>
          </table:table-cell>
          <table:table-cell office:value-type="float" office:value="4.86303" calcext:value-type="float">
            <text:p>4.86303</text:p>
          </table:table-cell>
          <table:table-cell office:value-type="float" office:value="4.874579" calcext:value-type="float">
            <text:p>4.874579</text:p>
          </table:table-cell>
          <table:table-cell office:value-type="float" office:value="5.188606" calcext:value-type="float">
            <text:p>5.188606</text:p>
          </table:table-cell>
          <table:table-cell office:value-type="float" office:value="5.553565" calcext:value-type="float">
            <text:p>5.553565</text:p>
          </table:table-cell>
          <table:table-cell office:value-type="float" office:value="0" calcext:value-type="float">
            <text:p>0</text:p>
          </table:table-cell>
          <table:table-cell office:value-type="float" office:value="0.004732494" calcext:value-type="float">
            <text:p>0.00473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43303" calcext:value-type="float">
            <text:p>0.021433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2.187964" calcext:value-type="float">
            <text:p>2.187964</text:p>
          </table:table-cell>
          <table:table-cell office:value-type="float" office:value="136.9472" calcext:value-type="float">
            <text:p>136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0084" calcext:value-type="float">
            <text:p>19.00084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" calcext:value-type="float">
            <text:p>4.0773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29" calcext:value-type="float">
            <text:p>2.046429E-07</text:p>
          </table:table-cell>
          <table:table-cell office:value-type="float" office:value="1184.527" calcext:value-type="float">
            <text:p>1184.527</text:p>
          </table:table-cell>
          <table:table-cell office:value-type="float" office:value="1.610899" calcext:value-type="float">
            <text:p>1.610899</text:p>
          </table:table-cell>
          <table:table-cell office:value-type="float" office:value="0" calcext:value-type="float">
            <text:p>0</text:p>
          </table:table-cell>
          <table:table-cell office:value-type="float" office:value="0.009486344" calcext:value-type="float">
            <text:p>0.009486344</text:p>
          </table:table-cell>
          <table:table-cell office:value-type="float" office:value="0.07144944" calcext:value-type="float">
            <text:p>0.07144944</text:p>
          </table:table-cell>
          <table:table-cell office:value-type="float" office:value="0.1112355" calcext:value-type="float">
            <text:p>0.1112355</text:p>
          </table:table-cell>
          <table:table-cell office:value-type="float" office:value="0.02931825" calcext:value-type="float">
            <text:p>0.02931825</text:p>
          </table:table-cell>
          <table:table-cell office:value-type="float" office:value="0.0234202" calcext:value-type="float">
            <text:p>0.0234202</text:p>
          </table:table-cell>
          <table:table-cell office:value-type="float" office:value="0.01845272" calcext:value-type="float">
            <text:p>0.01845272</text:p>
          </table:table-cell>
          <table:table-cell office:value-type="float" office:value="0.02293525" calcext:value-type="float">
            <text:p>0.02293525</text:p>
          </table:table-cell>
          <table:table-cell office:value-type="float" office:value="0.05949865" calcext:value-type="float">
            <text:p>0.05949865</text:p>
          </table:table-cell>
          <table:table-cell office:value-type="float" office:value="0.1093075" calcext:value-type="float">
            <text:p>0.1093075</text:p>
          </table:table-cell>
          <table:table-cell office:value-type="float" office:value="0.1089813" calcext:value-type="float">
            <text:p>0.1089813</text:p>
          </table:table-cell>
          <table:table-cell office:value-type="float" office:value="0.1110952" calcext:value-type="float">
            <text:p>0.1110952</text:p>
          </table:table-cell>
          <table:table-cell office:value-type="float" office:value="0.1111381" calcext:value-type="float">
            <text:p>0.1111381</text:p>
          </table:table-cell>
          <table:table-cell office:value-type="float" office:value="0.1144068" calcext:value-type="float">
            <text:p>0.1144068</text:p>
          </table:table-cell>
          <table:table-cell office:value-type="float" office:value="0.1182113" calcext:value-type="float">
            <text:p>0.1182113</text:p>
          </table:table-cell>
          <table:table-cell office:value-type="float" office:value="0" calcext:value-type="float">
            <text:p>0</text:p>
          </table:table-cell>
          <table:table-cell office:value-type="float" office:value="7.964426" calcext:value-type="float">
            <text:p>7.964426</text:p>
          </table:table-cell>
          <table:table-cell office:value-type="float" office:value="9.717556" calcext:value-type="float">
            <text:p>9.717556</text:p>
          </table:table-cell>
          <table:table-cell office:value-type="float" office:value="17.09594" calcext:value-type="float">
            <text:p>17.09594</text:p>
          </table:table-cell>
          <table:table-cell office:value-type="float" office:value="4.356432" calcext:value-type="float">
            <text:p>4.356432</text:p>
          </table:table-cell>
          <table:table-cell office:value-type="float" office:value="3.456051" calcext:value-type="float">
            <text:p>3.456051</text:p>
          </table:table-cell>
          <table:table-cell office:value-type="float" office:value="1.776274" calcext:value-type="float">
            <text:p>1.776274</text:p>
          </table:table-cell>
          <table:table-cell office:value-type="float" office:value="1.43897" calcext:value-type="float">
            <text:p>1.43897</text:p>
          </table:table-cell>
          <table:table-cell office:value-type="float" office:value="3.098039" calcext:value-type="float">
            <text:p>3.098039</text:p>
          </table:table-cell>
          <table:table-cell office:value-type="float" office:value="4.662875" calcext:value-type="float">
            <text:p>4.662875</text:p>
          </table:table-cell>
          <table:table-cell office:value-type="float" office:value="4.651738" calcext:value-type="float">
            <text:p>4.651738</text:p>
          </table:table-cell>
          <table:table-cell office:value-type="float" office:value="4.872477" calcext:value-type="float">
            <text:p>4.872477</text:p>
          </table:table-cell>
          <table:table-cell office:value-type="float" office:value="4.884076" calcext:value-type="float">
            <text:p>4.884076</text:p>
          </table:table-cell>
          <table:table-cell office:value-type="float" office:value="5.198219" calcext:value-type="float">
            <text:p>5.198219</text:p>
          </table:table-cell>
          <table:table-cell office:value-type="float" office:value="5.563727" calcext:value-type="float">
            <text:p>5.563727</text:p>
          </table:table-cell>
          <table:table-cell office:value-type="float" office:value="0" calcext:value-type="float">
            <text:p>0</text:p>
          </table:table-cell>
          <table:table-cell office:value-type="float" office:value="0.003561465" calcext:value-type="float">
            <text:p>0.00356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86646" calcext:value-type="float">
            <text:p>0.021866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2.187114" calcext:value-type="float">
            <text:p>2.187114</text:p>
          </table:table-cell>
          <table:table-cell office:value-type="float" office:value="136.9473" calcext:value-type="float">
            <text:p>136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3164" calcext:value-type="float">
            <text:p>19.03164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495" calcext:value-type="float">
            <text:p>1184.495</text:p>
          </table:table-cell>
          <table:table-cell office:value-type="float" office:value="1.615731" calcext:value-type="float">
            <text:p>1.615731</text:p>
          </table:table-cell>
          <table:table-cell office:value-type="float" office:value="0" calcext:value-type="float">
            <text:p>0</text:p>
          </table:table-cell>
          <table:table-cell office:value-type="float" office:value="0.01168211" calcext:value-type="float">
            <text:p>0.01168211</text:p>
          </table:table-cell>
          <table:table-cell office:value-type="float" office:value="0.07283001" calcext:value-type="float">
            <text:p>0.07283001</text:p>
          </table:table-cell>
          <table:table-cell office:value-type="float" office:value="0.1117845" calcext:value-type="float">
            <text:p>0.1117845</text:p>
          </table:table-cell>
          <table:table-cell office:value-type="float" office:value="0.02928581" calcext:value-type="float">
            <text:p>0.02928581</text:p>
          </table:table-cell>
          <table:table-cell office:value-type="float" office:value="0.02333804" calcext:value-type="float">
            <text:p>0.02333804</text:p>
          </table:table-cell>
          <table:table-cell office:value-type="float" office:value="0.01861784" calcext:value-type="float">
            <text:p>0.01861784</text:p>
          </table:table-cell>
          <table:table-cell office:value-type="float" office:value="0.02308305" calcext:value-type="float">
            <text:p>0.02308305</text:p>
          </table:table-cell>
          <table:table-cell office:value-type="float" office:value="0.05962628" calcext:value-type="float">
            <text:p>0.05962628</text:p>
          </table:table-cell>
          <table:table-cell office:value-type="float" office:value="0.1094261" calcext:value-type="float">
            <text:p>0.1094261</text:p>
          </table:table-cell>
          <table:table-cell office:value-type="float" office:value="0.1090746" calcext:value-type="float">
            <text:p>0.1090746</text:p>
          </table:table-cell>
          <table:table-cell office:value-type="float" office:value="0.1111944" calcext:value-type="float">
            <text:p>0.1111944</text:p>
          </table:table-cell>
          <table:table-cell office:value-type="float" office:value="0.1112388" calcext:value-type="float">
            <text:p>0.1112388</text:p>
          </table:table-cell>
          <table:table-cell office:value-type="float" office:value="0.1145091" calcext:value-type="float">
            <text:p>0.1145091</text:p>
          </table:table-cell>
          <table:table-cell office:value-type="float" office:value="0.1183197" calcext:value-type="float">
            <text:p>0.1183197</text:p>
          </table:table-cell>
          <table:table-cell office:value-type="float" office:value="0" calcext:value-type="float">
            <text:p>0</text:p>
          </table:table-cell>
          <table:table-cell office:value-type="float" office:value="7.951734" calcext:value-type="float">
            <text:p>7.951734</text:p>
          </table:table-cell>
          <table:table-cell office:value-type="float" office:value="9.713508" calcext:value-type="float">
            <text:p>9.713508</text:p>
          </table:table-cell>
          <table:table-cell office:value-type="float" office:value="17.08231" calcext:value-type="float">
            <text:p>17.08231</text:p>
          </table:table-cell>
          <table:table-cell office:value-type="float" office:value="4.353551" calcext:value-type="float">
            <text:p>4.353551</text:p>
          </table:table-cell>
          <table:table-cell office:value-type="float" office:value="3.453831" calcext:value-type="float">
            <text:p>3.453831</text:p>
          </table:table-cell>
          <table:table-cell office:value-type="float" office:value="1.776858" calcext:value-type="float">
            <text:p>1.776858</text:p>
          </table:table-cell>
          <table:table-cell office:value-type="float" office:value="1.440845" calcext:value-type="float">
            <text:p>1.440845</text:p>
          </table:table-cell>
          <table:table-cell office:value-type="float" office:value="3.103375" calcext:value-type="float">
            <text:p>3.103375</text:p>
          </table:table-cell>
          <table:table-cell office:value-type="float" office:value="4.671514" calcext:value-type="float">
            <text:p>4.671514</text:p>
          </table:table-cell>
          <table:table-cell office:value-type="float" office:value="4.660662" calcext:value-type="float">
            <text:p>4.660662</text:p>
          </table:table-cell>
          <table:table-cell office:value-type="float" office:value="4.881905" calcext:value-type="float">
            <text:p>4.881905</text:p>
          </table:table-cell>
          <table:table-cell office:value-type="float" office:value="4.893546" calcext:value-type="float">
            <text:p>4.893546</text:p>
          </table:table-cell>
          <table:table-cell office:value-type="float" office:value="5.207833" calcext:value-type="float">
            <text:p>5.207833</text:p>
          </table:table-cell>
          <table:table-cell office:value-type="float" office:value="5.573858" calcext:value-type="float">
            <text:p>5.573858</text:p>
          </table:table-cell>
          <table:table-cell office:value-type="float" office:value="0" calcext:value-type="float">
            <text:p>0</text:p>
          </table:table-cell>
          <table:table-cell office:value-type="float" office:value="0.002944503" calcext:value-type="float">
            <text:p>0.002944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38546" calcext:value-type="float">
            <text:p>0.022385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2.186306" calcext:value-type="float">
            <text:p>2.186306</text:p>
          </table:table-cell>
          <table:table-cell office:value-type="float" office:value="136.9472" calcext:value-type="float">
            <text:p>136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6247" calcext:value-type="float">
            <text:p>19.0624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463" calcext:value-type="float">
            <text:p>1184.463</text:p>
          </table:table-cell>
          <table:table-cell office:value-type="float" office:value="1.61888" calcext:value-type="float">
            <text:p>1.61888</text:p>
          </table:table-cell>
          <table:table-cell office:value-type="float" office:value="0" calcext:value-type="float">
            <text:p>0</text:p>
          </table:table-cell>
          <table:table-cell office:value-type="float" office:value="0.01586626" calcext:value-type="float">
            <text:p>0.01586626</text:p>
          </table:table-cell>
          <table:table-cell office:value-type="float" office:value="0.07447828" calcext:value-type="float">
            <text:p>0.07447828</text:p>
          </table:table-cell>
          <table:table-cell office:value-type="float" office:value="0.1122555" calcext:value-type="float">
            <text:p>0.1122555</text:p>
          </table:table-cell>
          <table:table-cell office:value-type="float" office:value="0.02929424" calcext:value-type="float">
            <text:p>0.02929424</text:p>
          </table:table-cell>
          <table:table-cell office:value-type="float" office:value="0.02324688" calcext:value-type="float">
            <text:p>0.02324688</text:p>
          </table:table-cell>
          <table:table-cell office:value-type="float" office:value="0.01879671" calcext:value-type="float">
            <text:p>0.01879671</text:p>
          </table:table-cell>
          <table:table-cell office:value-type="float" office:value="0.02323789" calcext:value-type="float">
            <text:p>0.02323789</text:p>
          </table:table-cell>
          <table:table-cell office:value-type="float" office:value="0.05975901" calcext:value-type="float">
            <text:p>0.05975901</text:p>
          </table:table-cell>
          <table:table-cell office:value-type="float" office:value="0.1095464" calcext:value-type="float">
            <text:p>0.1095464</text:p>
          </table:table-cell>
          <table:table-cell office:value-type="float" office:value="0.1091703" calcext:value-type="float">
            <text:p>0.1091703</text:p>
          </table:table-cell>
          <table:table-cell office:value-type="float" office:value="0.1112937" calcext:value-type="float">
            <text:p>0.1112937</text:p>
          </table:table-cell>
          <table:table-cell office:value-type="float" office:value="0.1113394" calcext:value-type="float">
            <text:p>0.1113394</text:p>
          </table:table-cell>
          <table:table-cell office:value-type="float" office:value="0.1146114" calcext:value-type="float">
            <text:p>0.1146114</text:p>
          </table:table-cell>
          <table:table-cell office:value-type="float" office:value="0.118428" calcext:value-type="float">
            <text:p>0.118428</text:p>
          </table:table-cell>
          <table:table-cell office:value-type="float" office:value="0" calcext:value-type="float">
            <text:p>0</text:p>
          </table:table-cell>
          <table:table-cell office:value-type="float" office:value="7.939868" calcext:value-type="float">
            <text:p>7.939868</text:p>
          </table:table-cell>
          <table:table-cell office:value-type="float" office:value="9.709805" calcext:value-type="float">
            <text:p>9.709805</text:p>
          </table:table-cell>
          <table:table-cell office:value-type="float" office:value="17.069" calcext:value-type="float">
            <text:p>17.069</text:p>
          </table:table-cell>
          <table:table-cell office:value-type="float" office:value="4.350704" calcext:value-type="float">
            <text:p>4.350704</text:p>
          </table:table-cell>
          <table:table-cell office:value-type="float" office:value="3.451622" calcext:value-type="float">
            <text:p>3.451622</text:p>
          </table:table-cell>
          <table:table-cell office:value-type="float" office:value="1.777478" calcext:value-type="float">
            <text:p>1.777478</text:p>
          </table:table-cell>
          <table:table-cell office:value-type="float" office:value="1.442743" calcext:value-type="float">
            <text:p>1.442743</text:p>
          </table:table-cell>
          <table:table-cell office:value-type="float" office:value="3.108712" calcext:value-type="float">
            <text:p>3.108712</text:p>
          </table:table-cell>
          <table:table-cell office:value-type="float" office:value="4.680152" calcext:value-type="float">
            <text:p>4.680152</text:p>
          </table:table-cell>
          <table:table-cell office:value-type="float" office:value="4.669584" calcext:value-type="float">
            <text:p>4.669584</text:p>
          </table:table-cell>
          <table:table-cell office:value-type="float" office:value="4.891323" calcext:value-type="float">
            <text:p>4.891323</text:p>
          </table:table-cell>
          <table:table-cell office:value-type="float" office:value="4.903007" calcext:value-type="float">
            <text:p>4.903007</text:p>
          </table:table-cell>
          <table:table-cell office:value-type="float" office:value="5.217432" calcext:value-type="float">
            <text:p>5.217432</text:p>
          </table:table-cell>
          <table:table-cell office:value-type="float" office:value="5.58399" calcext:value-type="float">
            <text:p>5.58399</text:p>
          </table:table-cell>
          <table:table-cell office:value-type="float" office:value="0" calcext:value-type="float">
            <text:p>0</text:p>
          </table:table-cell>
          <table:table-cell office:value-type="float" office:value="0.0028599" calcext:value-type="float">
            <text:p>0.002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98504" calcext:value-type="float">
            <text:p>0.022985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2.185801" calcext:value-type="float">
            <text:p>2.185801</text:p>
          </table:table-cell>
          <table:table-cell office:value-type="float" office:value="136.9468" calcext:value-type="float">
            <text:p>136.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9332" calcext:value-type="float">
            <text:p>19.0933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432" calcext:value-type="float">
            <text:p>1184.432</text:p>
          </table:table-cell>
          <table:table-cell office:value-type="float" office:value="1.620214" calcext:value-type="float">
            <text:p>1.620214</text:p>
          </table:table-cell>
          <table:table-cell office:value-type="float" office:value="0" calcext:value-type="float">
            <text:p>0</text:p>
          </table:table-cell>
          <table:table-cell office:value-type="float" office:value="0.01653207" calcext:value-type="float">
            <text:p>0.01653207</text:p>
          </table:table-cell>
          <table:table-cell office:value-type="float" office:value="0.07429238" calcext:value-type="float">
            <text:p>0.07429238</text:p>
          </table:table-cell>
          <table:table-cell office:value-type="float" office:value="0.1123105" calcext:value-type="float">
            <text:p>0.1123105</text:p>
          </table:table-cell>
          <table:table-cell office:value-type="float" office:value="0.02926038" calcext:value-type="float">
            <text:p>0.02926038</text:p>
          </table:table-cell>
          <table:table-cell office:value-type="float" office:value="0.02310211" calcext:value-type="float">
            <text:p>0.02310211</text:p>
          </table:table-cell>
          <table:table-cell office:value-type="float" office:value="0.0188973" calcext:value-type="float">
            <text:p>0.0188973</text:p>
          </table:table-cell>
          <table:table-cell office:value-type="float" office:value="0.02336194" calcext:value-type="float">
            <text:p>0.02336194</text:p>
          </table:table-cell>
          <table:table-cell office:value-type="float" office:value="0.05989178" calcext:value-type="float">
            <text:p>0.05989178</text:p>
          </table:table-cell>
          <table:table-cell office:value-type="float" office:value="0.1096688" calcext:value-type="float">
            <text:p>0.1096688</text:p>
          </table:table-cell>
          <table:table-cell office:value-type="float" office:value="0.1092684" calcext:value-type="float">
            <text:p>0.1092684</text:p>
          </table:table-cell>
          <table:table-cell office:value-type="float" office:value="0.1113934" calcext:value-type="float">
            <text:p>0.1113934</text:p>
          </table:table-cell>
          <table:table-cell office:value-type="float" office:value="0.1114397" calcext:value-type="float">
            <text:p>0.1114397</text:p>
          </table:table-cell>
          <table:table-cell office:value-type="float" office:value="0.1147136" calcext:value-type="float">
            <text:p>0.1147136</text:p>
          </table:table-cell>
          <table:table-cell office:value-type="float" office:value="0.1185364" calcext:value-type="float">
            <text:p>0.1185364</text:p>
          </table:table-cell>
          <table:table-cell office:value-type="float" office:value="0" calcext:value-type="float">
            <text:p>0</text:p>
          </table:table-cell>
          <table:table-cell office:value-type="float" office:value="7.92811" calcext:value-type="float">
            <text:p>7.92811</text:p>
          </table:table-cell>
          <table:table-cell office:value-type="float" office:value="9.706306" calcext:value-type="float">
            <text:p>9.706306</text:p>
          </table:table-cell>
          <table:table-cell office:value-type="float" office:value="17.05598" calcext:value-type="float">
            <text:p>17.05598</text:p>
          </table:table-cell>
          <table:table-cell office:value-type="float" office:value="4.347885" calcext:value-type="float">
            <text:p>4.347885</text:p>
          </table:table-cell>
          <table:table-cell office:value-type="float" office:value="3.449395" calcext:value-type="float">
            <text:p>3.449395</text:p>
          </table:table-cell>
          <table:table-cell office:value-type="float" office:value="1.778131" calcext:value-type="float">
            <text:p>1.778131</text:p>
          </table:table-cell>
          <table:table-cell office:value-type="float" office:value="1.444664" calcext:value-type="float">
            <text:p>1.444664</text:p>
          </table:table-cell>
          <table:table-cell office:value-type="float" office:value="3.114057" calcext:value-type="float">
            <text:p>3.114057</text:p>
          </table:table-cell>
          <table:table-cell office:value-type="float" office:value="4.688791" calcext:value-type="float">
            <text:p>4.688791</text:p>
          </table:table-cell>
          <table:table-cell office:value-type="float" office:value="4.678505" calcext:value-type="float">
            <text:p>4.678505</text:p>
          </table:table-cell>
          <table:table-cell office:value-type="float" office:value="4.900741" calcext:value-type="float">
            <text:p>4.900741</text:p>
          </table:table-cell>
          <table:table-cell office:value-type="float" office:value="4.912462" calcext:value-type="float">
            <text:p>4.912462</text:p>
          </table:table-cell>
          <table:table-cell office:value-type="float" office:value="5.227006" calcext:value-type="float">
            <text:p>5.227006</text:p>
          </table:table-cell>
          <table:table-cell office:value-type="float" office:value="5.594126" calcext:value-type="float">
            <text:p>5.594126</text:p>
          </table:table-cell>
          <table:table-cell office:value-type="float" office:value="0" calcext:value-type="float">
            <text:p>0</text:p>
          </table:table-cell>
          <table:table-cell office:value-type="float" office:value="0.003604466" calcext:value-type="float">
            <text:p>0.003604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59519" calcext:value-type="float">
            <text:p>0.023595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2.185138" calcext:value-type="float">
            <text:p>2.185138</text:p>
          </table:table-cell>
          <table:table-cell office:value-type="float" office:value="136.9466" calcext:value-type="float">
            <text:p>136.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2413" calcext:value-type="float">
            <text:p>19.1241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4" calcext:value-type="float">
            <text:p>1184.4</text:p>
          </table:table-cell>
          <table:table-cell office:value-type="float" office:value="1.62324" calcext:value-type="float">
            <text:p>1.62324</text:p>
          </table:table-cell>
          <table:table-cell office:value-type="float" office:value="0" calcext:value-type="float">
            <text:p>0</text:p>
          </table:table-cell>
          <table:table-cell office:value-type="float" office:value="0.01541954" calcext:value-type="float">
            <text:p>0.01541954</text:p>
          </table:table-cell>
          <table:table-cell office:value-type="float" office:value="0.07400244" calcext:value-type="float">
            <text:p>0.07400244</text:p>
          </table:table-cell>
          <table:table-cell office:value-type="float" office:value="0.1123332" calcext:value-type="float">
            <text:p>0.1123332</text:p>
          </table:table-cell>
          <table:table-cell office:value-type="float" office:value="0.02951087" calcext:value-type="float">
            <text:p>0.02951087</text:p>
          </table:table-cell>
          <table:table-cell office:value-type="float" office:value="0.02329297" calcext:value-type="float">
            <text:p>0.02329297</text:p>
          </table:table-cell>
          <table:table-cell office:value-type="float" office:value="0.01887872" calcext:value-type="float">
            <text:p>0.01887872</text:p>
          </table:table-cell>
          <table:table-cell office:value-type="float" office:value="0.02338674" calcext:value-type="float">
            <text:p>0.02338674</text:p>
          </table:table-cell>
          <table:table-cell office:value-type="float" office:value="0.05998495" calcext:value-type="float">
            <text:p>0.05998495</text:p>
          </table:table-cell>
          <table:table-cell office:value-type="float" office:value="0.1097893" calcext:value-type="float">
            <text:p>0.1097893</text:p>
          </table:table-cell>
          <table:table-cell office:value-type="float" office:value="0.109368" calcext:value-type="float">
            <text:p>0.109368</text:p>
          </table:table-cell>
          <table:table-cell office:value-type="float" office:value="0.1114933" calcext:value-type="float">
            <text:p>0.1114933</text:p>
          </table:table-cell>
          <table:table-cell office:value-type="float" office:value="0.1115392" calcext:value-type="float">
            <text:p>0.1115392</text:p>
          </table:table-cell>
          <table:table-cell office:value-type="float" office:value="0.114816" calcext:value-type="float">
            <text:p>0.114816</text:p>
          </table:table-cell>
          <table:table-cell office:value-type="float" office:value="0.1186441" calcext:value-type="float">
            <text:p>0.1186441</text:p>
          </table:table-cell>
          <table:table-cell office:value-type="float" office:value="0" calcext:value-type="float">
            <text:p>0</text:p>
          </table:table-cell>
          <table:table-cell office:value-type="float" office:value="7.915962" calcext:value-type="float">
            <text:p>7.915962</text:p>
          </table:table-cell>
          <table:table-cell office:value-type="float" office:value="9.702703" calcext:value-type="float">
            <text:p>9.702703</text:p>
          </table:table-cell>
          <table:table-cell office:value-type="float" office:value="17.04309" calcext:value-type="float">
            <text:p>17.04309</text:p>
          </table:table-cell>
          <table:table-cell office:value-type="float" office:value="4.34514" calcext:value-type="float">
            <text:p>4.34514</text:p>
          </table:table-cell>
          <table:table-cell office:value-type="float" office:value="3.4472" calcext:value-type="float">
            <text:p>3.4472</text:p>
          </table:table-cell>
          <table:table-cell office:value-type="float" office:value="1.778785" calcext:value-type="float">
            <text:p>1.778785</text:p>
          </table:table-cell>
          <table:table-cell office:value-type="float" office:value="1.44659" calcext:value-type="float">
            <text:p>1.44659</text:p>
          </table:table-cell>
          <table:table-cell office:value-type="float" office:value="3.119426" calcext:value-type="float">
            <text:p>3.119426</text:p>
          </table:table-cell>
          <table:table-cell office:value-type="float" office:value="4.69743" calcext:value-type="float">
            <text:p>4.69743</text:p>
          </table:table-cell>
          <table:table-cell office:value-type="float" office:value="4.68739" calcext:value-type="float">
            <text:p>4.68739</text:p>
          </table:table-cell>
          <table:table-cell office:value-type="float" office:value="4.910138" calcext:value-type="float">
            <text:p>4.910138</text:p>
          </table:table-cell>
          <table:table-cell office:value-type="float" office:value="4.921923" calcext:value-type="float">
            <text:p>4.921923</text:p>
          </table:table-cell>
          <table:table-cell office:value-type="float" office:value="5.236581" calcext:value-type="float">
            <text:p>5.236581</text:p>
          </table:table-cell>
          <table:table-cell office:value-type="float" office:value="5.604219" calcext:value-type="float">
            <text:p>5.604219</text:p>
          </table:table-cell>
          <table:table-cell office:value-type="float" office:value="0" calcext:value-type="float">
            <text:p>0</text:p>
          </table:table-cell>
          <table:table-cell office:value-type="float" office:value="0.003341914" calcext:value-type="float">
            <text:p>0.00334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20759" calcext:value-type="float">
            <text:p>0.024207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2.184318" calcext:value-type="float">
            <text:p>2.184318</text:p>
          </table:table-cell>
          <table:table-cell office:value-type="float" office:value="136.9465" calcext:value-type="float">
            <text:p>136.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5495" calcext:value-type="float">
            <text:p>19.1549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368" calcext:value-type="float">
            <text:p>1184.368</text:p>
          </table:table-cell>
          <table:table-cell office:value-type="float" office:value="1.627401" calcext:value-type="float">
            <text:p>1.627401</text:p>
          </table:table-cell>
          <table:table-cell office:value-type="float" office:value="0" calcext:value-type="float">
            <text:p>0</text:p>
          </table:table-cell>
          <table:table-cell office:value-type="float" office:value="0.01853551" calcext:value-type="float">
            <text:p>0.01853551</text:p>
          </table:table-cell>
          <table:table-cell office:value-type="float" office:value="0.07502013" calcext:value-type="float">
            <text:p>0.07502013</text:p>
          </table:table-cell>
          <table:table-cell office:value-type="float" office:value="0.112665" calcext:value-type="float">
            <text:p>0.112665</text:p>
          </table:table-cell>
          <table:table-cell office:value-type="float" office:value="0.029712" calcext:value-type="float">
            <text:p>0.029712</text:p>
          </table:table-cell>
          <table:table-cell office:value-type="float" office:value="0.02348263" calcext:value-type="float">
            <text:p>0.02348263</text:p>
          </table:table-cell>
          <table:table-cell office:value-type="float" office:value="0.01893535" calcext:value-type="float">
            <text:p>0.01893535</text:p>
          </table:table-cell>
          <table:table-cell office:value-type="float" office:value="0.02342213" calcext:value-type="float">
            <text:p>0.02342213</text:p>
          </table:table-cell>
          <table:table-cell office:value-type="float" office:value="0.06005543" calcext:value-type="float">
            <text:p>0.06005543</text:p>
          </table:table-cell>
          <table:table-cell office:value-type="float" office:value="0.1099026" calcext:value-type="float">
            <text:p>0.1099026</text:p>
          </table:table-cell>
          <table:table-cell office:value-type="float" office:value="0.1094681" calcext:value-type="float">
            <text:p>0.1094681</text:p>
          </table:table-cell>
          <table:table-cell office:value-type="float" office:value="0.1115938" calcext:value-type="float">
            <text:p>0.1115938</text:p>
          </table:table-cell>
          <table:table-cell office:value-type="float" office:value="0.111639" calcext:value-type="float">
            <text:p>0.111639</text:p>
          </table:table-cell>
          <table:table-cell office:value-type="float" office:value="0.1149181" calcext:value-type="float">
            <text:p>0.1149181</text:p>
          </table:table-cell>
          <table:table-cell office:value-type="float" office:value="0.1187518" calcext:value-type="float">
            <text:p>0.1187518</text:p>
          </table:table-cell>
          <table:table-cell office:value-type="float" office:value="0" calcext:value-type="float">
            <text:p>0</text:p>
          </table:table-cell>
          <table:table-cell office:value-type="float" office:value="7.905302" calcext:value-type="float">
            <text:p>7.905302</text:p>
          </table:table-cell>
          <table:table-cell office:value-type="float" office:value="9.699355" calcext:value-type="float">
            <text:p>9.699355</text:p>
          </table:table-cell>
          <table:table-cell office:value-type="float" office:value="17.03032" calcext:value-type="float">
            <text:p>17.03032</text:p>
          </table:table-cell>
          <table:table-cell office:value-type="float" office:value="4.342496" calcext:value-type="float">
            <text:p>4.342496</text:p>
          </table:table-cell>
          <table:table-cell office:value-type="float" office:value="3.445082" calcext:value-type="float">
            <text:p>3.445082</text:p>
          </table:table-cell>
          <table:table-cell office:value-type="float" office:value="1.779432" calcext:value-type="float">
            <text:p>1.779432</text:p>
          </table:table-cell>
          <table:table-cell office:value-type="float" office:value="1.448513" calcext:value-type="float">
            <text:p>1.448513</text:p>
          </table:table-cell>
          <table:table-cell office:value-type="float" office:value="3.124794" calcext:value-type="float">
            <text:p>3.124794</text:p>
          </table:table-cell>
          <table:table-cell office:value-type="float" office:value="4.706069" calcext:value-type="float">
            <text:p>4.706069</text:p>
          </table:table-cell>
          <table:table-cell office:value-type="float" office:value="4.696274" calcext:value-type="float">
            <text:p>4.696274</text:p>
          </table:table-cell>
          <table:table-cell office:value-type="float" office:value="4.919528" calcext:value-type="float">
            <text:p>4.919528</text:p>
          </table:table-cell>
          <table:table-cell office:value-type="float" office:value="4.931344" calcext:value-type="float">
            <text:p>4.931344</text:p>
          </table:table-cell>
          <table:table-cell office:value-type="float" office:value="5.246156" calcext:value-type="float">
            <text:p>5.246156</text:p>
          </table:table-cell>
          <table:table-cell office:value-type="float" office:value="5.614318" calcext:value-type="float">
            <text:p>5.614318</text:p>
          </table:table-cell>
          <table:table-cell office:value-type="float" office:value="0" calcext:value-type="float">
            <text:p>0</text:p>
          </table:table-cell>
          <table:table-cell office:value-type="float" office:value="0.00226309" calcext:value-type="float">
            <text:p>0.0022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89158" calcext:value-type="float">
            <text:p>0.024891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2.183825" calcext:value-type="float">
            <text:p>2.183825</text:p>
          </table:table-cell>
          <table:table-cell office:value-type="float" office:value="136.946" calcext:value-type="float">
            <text:p>136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8579" calcext:value-type="float">
            <text:p>19.1857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338" calcext:value-type="float">
            <text:p>1184.338</text:p>
          </table:table-cell>
          <table:table-cell office:value-type="float" office:value="1.628217" calcext:value-type="float">
            <text:p>1.628217</text:p>
          </table:table-cell>
          <table:table-cell office:value-type="float" office:value="0" calcext:value-type="float">
            <text:p>0</text:p>
          </table:table-cell>
          <table:table-cell office:value-type="float" office:value="0.02478871" calcext:value-type="float">
            <text:p>0.02478871</text:p>
          </table:table-cell>
          <table:table-cell office:value-type="float" office:value="0.07641137" calcext:value-type="float">
            <text:p>0.07641137</text:p>
          </table:table-cell>
          <table:table-cell office:value-type="float" office:value="0.1127199" calcext:value-type="float">
            <text:p>0.1127199</text:p>
          </table:table-cell>
          <table:table-cell office:value-type="float" office:value="0.02984928" calcext:value-type="float">
            <text:p>0.02984928</text:p>
          </table:table-cell>
          <table:table-cell office:value-type="float" office:value="0.02358178" calcext:value-type="float">
            <text:p>0.02358178</text:p>
          </table:table-cell>
          <table:table-cell office:value-type="float" office:value="0.01895087" calcext:value-type="float">
            <text:p>0.01895087</text:p>
          </table:table-cell>
          <table:table-cell office:value-type="float" office:value="0.02347235" calcext:value-type="float">
            <text:p>0.02347235</text:p>
          </table:table-cell>
          <table:table-cell office:value-type="float" office:value="0.0601306" calcext:value-type="float">
            <text:p>0.0601306</text:p>
          </table:table-cell>
          <table:table-cell office:value-type="float" office:value="0.1100115" calcext:value-type="float">
            <text:p>0.1100115</text:p>
          </table:table-cell>
          <table:table-cell office:value-type="float" office:value="0.109568" calcext:value-type="float">
            <text:p>0.109568</text:p>
          </table:table-cell>
          <table:table-cell office:value-type="float" office:value="0.1116942" calcext:value-type="float">
            <text:p>0.1116942</text:p>
          </table:table-cell>
          <table:table-cell office:value-type="float" office:value="0.1117402" calcext:value-type="float">
            <text:p>0.1117402</text:p>
          </table:table-cell>
          <table:table-cell office:value-type="float" office:value="0.1150205" calcext:value-type="float">
            <text:p>0.1150205</text:p>
          </table:table-cell>
          <table:table-cell office:value-type="float" office:value="0.1188595" calcext:value-type="float">
            <text:p>0.1188595</text:p>
          </table:table-cell>
          <table:table-cell office:value-type="float" office:value="0" calcext:value-type="float">
            <text:p>0</text:p>
          </table:table-cell>
          <table:table-cell office:value-type="float" office:value="7.897381" calcext:value-type="float">
            <text:p>7.897381</text:p>
          </table:table-cell>
          <table:table-cell office:value-type="float" office:value="9.696107" calcext:value-type="float">
            <text:p>9.696107</text:p>
          </table:table-cell>
          <table:table-cell office:value-type="float" office:value="17.01762" calcext:value-type="float">
            <text:p>17.01762</text:p>
          </table:table-cell>
          <table:table-cell office:value-type="float" office:value="4.339882" calcext:value-type="float">
            <text:p>4.339882</text:p>
          </table:table-cell>
          <table:table-cell office:value-type="float" office:value="3.442996" calcext:value-type="float">
            <text:p>3.442996</text:p>
          </table:table-cell>
          <table:table-cell office:value-type="float" office:value="1.78009" calcext:value-type="float">
            <text:p>1.78009</text:p>
          </table:table-cell>
          <table:table-cell office:value-type="float" office:value="1.450439" calcext:value-type="float">
            <text:p>1.450439</text:p>
          </table:table-cell>
          <table:table-cell office:value-type="float" office:value="3.130162" calcext:value-type="float">
            <text:p>3.130162</text:p>
          </table:table-cell>
          <table:table-cell office:value-type="float" office:value="4.714708" calcext:value-type="float">
            <text:p>4.714708</text:p>
          </table:table-cell>
          <table:table-cell office:value-type="float" office:value="4.705159" calcext:value-type="float">
            <text:p>4.705159</text:p>
          </table:table-cell>
          <table:table-cell office:value-type="float" office:value="4.928917" calcext:value-type="float">
            <text:p>4.928917</text:p>
          </table:table-cell>
          <table:table-cell office:value-type="float" office:value="4.940766" calcext:value-type="float">
            <text:p>4.940766</text:p>
          </table:table-cell>
          <table:table-cell office:value-type="float" office:value="5.255692" calcext:value-type="float">
            <text:p>5.255692</text:p>
          </table:table-cell>
          <table:table-cell office:value-type="float" office:value="5.62441" calcext:value-type="float">
            <text:p>5.62441</text:p>
          </table:table-cell>
          <table:table-cell office:value-type="float" office:value="0" calcext:value-type="float">
            <text:p>0</text:p>
          </table:table-cell>
          <table:table-cell office:value-type="float" office:value="0.001829933" calcext:value-type="float">
            <text:p>0.001829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61817" calcext:value-type="float">
            <text:p>0.025618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2.182016" calcext:value-type="float">
            <text:p>2.182016</text:p>
          </table:table-cell>
          <table:table-cell office:value-type="float" office:value="136.9465" calcext:value-type="float">
            <text:p>136.9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1669" calcext:value-type="float">
            <text:p>19.2166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307" calcext:value-type="float">
            <text:p>1184.307</text:p>
          </table:table-cell>
          <table:table-cell office:value-type="float" office:value="1.622319" calcext:value-type="float">
            <text:p>1.622319</text:p>
          </table:table-cell>
          <table:table-cell office:value-type="float" office:value="0" calcext:value-type="float">
            <text:p>0</text:p>
          </table:table-cell>
          <table:table-cell office:value-type="float" office:value="0.04632446" calcext:value-type="float">
            <text:p>0.04632446</text:p>
          </table:table-cell>
          <table:table-cell office:value-type="float" office:value="0.08084591" calcext:value-type="float">
            <text:p>0.08084591</text:p>
          </table:table-cell>
          <table:table-cell office:value-type="float" office:value="0.1143209" calcext:value-type="float">
            <text:p>0.1143209</text:p>
          </table:table-cell>
          <table:table-cell office:value-type="float" office:value="0.03014372" calcext:value-type="float">
            <text:p>0.03014372</text:p>
          </table:table-cell>
          <table:table-cell office:value-type="float" office:value="0.02382792" calcext:value-type="float">
            <text:p>0.02382792</text:p>
          </table:table-cell>
          <table:table-cell office:value-type="float" office:value="0.0191534" calcext:value-type="float">
            <text:p>0.0191534</text:p>
          </table:table-cell>
          <table:table-cell office:value-type="float" office:value="0.02356881" calcext:value-type="float">
            <text:p>0.02356881</text:p>
          </table:table-cell>
          <table:table-cell office:value-type="float" office:value="0.06020696" calcext:value-type="float">
            <text:p>0.06020696</text:p>
          </table:table-cell>
          <table:table-cell office:value-type="float" office:value="0.1101181" calcext:value-type="float">
            <text:p>0.1101181</text:p>
          </table:table-cell>
          <table:table-cell office:value-type="float" office:value="0.1096675" calcext:value-type="float">
            <text:p>0.1096675</text:p>
          </table:table-cell>
          <table:table-cell office:value-type="float" office:value="0.1117947" calcext:value-type="float">
            <text:p>0.1117947</text:p>
          </table:table-cell>
          <table:table-cell office:value-type="float" office:value="0.1118409" calcext:value-type="float">
            <text:p>0.1118409</text:p>
          </table:table-cell>
          <table:table-cell office:value-type="float" office:value="0.1151223" calcext:value-type="float">
            <text:p>0.1151223</text:p>
          </table:table-cell>
          <table:table-cell office:value-type="float" office:value="0.118967" calcext:value-type="float">
            <text:p>0.118967</text:p>
          </table:table-cell>
          <table:table-cell office:value-type="float" office:value="0" calcext:value-type="float">
            <text:p>0</text:p>
          </table:table-cell>
          <table:table-cell office:value-type="float" office:value="7.892283" calcext:value-type="float">
            <text:p>7.892283</text:p>
          </table:table-cell>
          <table:table-cell office:value-type="float" office:value="9.693582" calcext:value-type="float">
            <text:p>9.693582</text:p>
          </table:table-cell>
          <table:table-cell office:value-type="float" office:value="17.00527" calcext:value-type="float">
            <text:p>17.00527</text:p>
          </table:table-cell>
          <table:table-cell office:value-type="float" office:value="4.337405" calcext:value-type="float">
            <text:p>4.337405</text:p>
          </table:table-cell>
          <table:table-cell office:value-type="float" office:value="3.441003" calcext:value-type="float">
            <text:p>3.441003</text:p>
          </table:table-cell>
          <table:table-cell office:value-type="float" office:value="1.780761" calcext:value-type="float">
            <text:p>1.780761</text:p>
          </table:table-cell>
          <table:table-cell office:value-type="float" office:value="1.452368" calcext:value-type="float">
            <text:p>1.452368</text:p>
          </table:table-cell>
          <table:table-cell office:value-type="float" office:value="3.13553" calcext:value-type="float">
            <text:p>3.13553</text:p>
          </table:table-cell>
          <table:table-cell office:value-type="float" office:value="4.723347" calcext:value-type="float">
            <text:p>4.723347</text:p>
          </table:table-cell>
          <table:table-cell office:value-type="float" office:value="4.714042" calcext:value-type="float">
            <text:p>4.714042</text:p>
          </table:table-cell>
          <table:table-cell office:value-type="float" office:value="4.938286" calcext:value-type="float">
            <text:p>4.938286</text:p>
          </table:table-cell>
          <table:table-cell office:value-type="float" office:value="4.950184" calcext:value-type="float">
            <text:p>4.950184</text:p>
          </table:table-cell>
          <table:table-cell office:value-type="float" office:value="5.265228" calcext:value-type="float">
            <text:p>5.265228</text:p>
          </table:table-cell>
          <table:table-cell office:value-type="float" office:value="5.634471" calcext:value-type="float">
            <text:p>5.634471</text:p>
          </table:table-cell>
          <table:table-cell office:value-type="float" office:value="0" calcext:value-type="float">
            <text:p>0</text:p>
          </table:table-cell>
          <table:table-cell office:value-type="float" office:value="0.06148717" calcext:value-type="float">
            <text:p>0.06148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65281" calcext:value-type="float">
            <text:p>0.026652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2.181808" calcext:value-type="float">
            <text:p>2.181808</text:p>
          </table:table-cell>
          <table:table-cell office:value-type="float" office:value="136.9456" calcext:value-type="float">
            <text:p>136.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4762" calcext:value-type="float">
            <text:p>19.24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277" calcext:value-type="float">
            <text:p>1184.277</text:p>
          </table:table-cell>
          <table:table-cell office:value-type="float" office:value="1.622474" calcext:value-type="float">
            <text:p>1.622474</text:p>
          </table:table-cell>
          <table:table-cell office:value-type="float" office:value="0" calcext:value-type="float">
            <text:p>0</text:p>
          </table:table-cell>
          <table:table-cell office:value-type="float" office:value="0.03057059" calcext:value-type="float">
            <text:p>0.03057059</text:p>
          </table:table-cell>
          <table:table-cell office:value-type="float" office:value="0.0777207" calcext:value-type="float">
            <text:p>0.0777207</text:p>
          </table:table-cell>
          <table:table-cell office:value-type="float" office:value="0.1134181" calcext:value-type="float">
            <text:p>0.1134181</text:p>
          </table:table-cell>
          <table:table-cell office:value-type="float" office:value="0.02965126" calcext:value-type="float">
            <text:p>0.02965126</text:p>
          </table:table-cell>
          <table:table-cell office:value-type="float" office:value="0.0233689" calcext:value-type="float">
            <text:p>0.0233689</text:p>
          </table:table-cell>
          <table:table-cell office:value-type="float" office:value="0.01932505" calcext:value-type="float">
            <text:p>0.01932505</text:p>
          </table:table-cell>
          <table:table-cell office:value-type="float" office:value="0.02375166" calcext:value-type="float">
            <text:p>0.02375166</text:p>
          </table:table-cell>
          <table:table-cell office:value-type="float" office:value="0.06033843" calcext:value-type="float">
            <text:p>0.06033843</text:p>
          </table:table-cell>
          <table:table-cell office:value-type="float" office:value="0.1102304" calcext:value-type="float">
            <text:p>0.1102304</text:p>
          </table:table-cell>
          <table:table-cell office:value-type="float" office:value="0.1097671" calcext:value-type="float">
            <text:p>0.1097671</text:p>
          </table:table-cell>
          <table:table-cell office:value-type="float" office:value="0.111895" calcext:value-type="float">
            <text:p>0.111895</text:p>
          </table:table-cell>
          <table:table-cell office:value-type="float" office:value="0.1119413" calcext:value-type="float">
            <text:p>0.1119413</text:p>
          </table:table-cell>
          <table:table-cell office:value-type="float" office:value="0.1152245" calcext:value-type="float">
            <text:p>0.1152245</text:p>
          </table:table-cell>
          <table:table-cell office:value-type="float" office:value="0.1190743" calcext:value-type="float">
            <text:p>0.1190743</text:p>
          </table:table-cell>
          <table:table-cell office:value-type="float" office:value="0" calcext:value-type="float">
            <text:p>0</text:p>
          </table:table-cell>
          <table:table-cell office:value-type="float" office:value="7.886128" calcext:value-type="float">
            <text:p>7.886128</text:p>
          </table:table-cell>
          <table:table-cell office:value-type="float" office:value="9.691487" calcext:value-type="float">
            <text:p>9.691487</text:p>
          </table:table-cell>
          <table:table-cell office:value-type="float" office:value="16.99334" calcext:value-type="float">
            <text:p>16.99334</text:p>
          </table:table-cell>
          <table:table-cell office:value-type="float" office:value="4.334901" calcext:value-type="float">
            <text:p>4.334901</text:p>
          </table:table-cell>
          <table:table-cell office:value-type="float" office:value="3.438974" calcext:value-type="float">
            <text:p>3.438974</text:p>
          </table:table-cell>
          <table:table-cell office:value-type="float" office:value="1.781495" calcext:value-type="float">
            <text:p>1.781495</text:p>
          </table:table-cell>
          <table:table-cell office:value-type="float" office:value="1.454327" calcext:value-type="float">
            <text:p>1.454327</text:p>
          </table:table-cell>
          <table:table-cell office:value-type="float" office:value="3.140898" calcext:value-type="float">
            <text:p>3.140898</text:p>
          </table:table-cell>
          <table:table-cell office:value-type="float" office:value="4.731977" calcext:value-type="float">
            <text:p>4.731977</text:p>
          </table:table-cell>
          <table:table-cell office:value-type="float" office:value="4.722926" calcext:value-type="float">
            <text:p>4.722926</text:p>
          </table:table-cell>
          <table:table-cell office:value-type="float" office:value="4.94765" calcext:value-type="float">
            <text:p>4.94765</text:p>
          </table:table-cell>
          <table:table-cell office:value-type="float" office:value="4.9596" calcext:value-type="float">
            <text:p>4.9596</text:p>
          </table:table-cell>
          <table:table-cell office:value-type="float" office:value="5.274765" calcext:value-type="float">
            <text:p>5.274765</text:p>
          </table:table-cell>
          <table:table-cell office:value-type="float" office:value="5.644535" calcext:value-type="float">
            <text:p>5.644535</text:p>
          </table:table-cell>
          <table:table-cell office:value-type="float" office:value="0" calcext:value-type="float">
            <text:p>0</text:p>
          </table:table-cell>
          <table:table-cell office:value-type="float" office:value="0.002602021" calcext:value-type="float">
            <text:p>0.00260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40346" calcext:value-type="float">
            <text:p>0.02740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2.181585" calcext:value-type="float">
            <text:p>2.181585</text:p>
          </table:table-cell>
          <table:table-cell office:value-type="float" office:value="136.945" calcext:value-type="float">
            <text:p>136.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7839" calcext:value-type="float">
            <text:p>19.2783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246" calcext:value-type="float">
            <text:p>1184.246</text:p>
          </table:table-cell>
          <table:table-cell office:value-type="float" office:value="1.622048" calcext:value-type="float">
            <text:p>1.622048</text:p>
          </table:table-cell>
          <table:table-cell office:value-type="float" office:value="0" calcext:value-type="float">
            <text:p>0</text:p>
          </table:table-cell>
          <table:table-cell office:value-type="float" office:value="0.03781874" calcext:value-type="float">
            <text:p>0.03781874</text:p>
          </table:table-cell>
          <table:table-cell office:value-type="float" office:value="0.07409095" calcext:value-type="float">
            <text:p>0.07409095</text:p>
          </table:table-cell>
          <table:table-cell office:value-type="float" office:value="0.1118494" calcext:value-type="float">
            <text:p>0.1118494</text:p>
          </table:table-cell>
          <table:table-cell office:value-type="float" office:value="0.02976441" calcext:value-type="float">
            <text:p>0.02976441</text:p>
          </table:table-cell>
          <table:table-cell office:value-type="float" office:value="0.0235878" calcext:value-type="float">
            <text:p>0.0235878</text:p>
          </table:table-cell>
          <table:table-cell office:value-type="float" office:value="0.01901597" calcext:value-type="float">
            <text:p>0.01901597</text:p>
          </table:table-cell>
          <table:table-cell office:value-type="float" office:value="0.02363508" calcext:value-type="float">
            <text:p>0.02363508</text:p>
          </table:table-cell>
          <table:table-cell office:value-type="float" office:value="0.06040191" calcext:value-type="float">
            <text:p>0.06040191</text:p>
          </table:table-cell>
          <table:table-cell office:value-type="float" office:value="0.1103449" calcext:value-type="float">
            <text:p>0.1103449</text:p>
          </table:table-cell>
          <table:table-cell office:value-type="float" office:value="0.1098674" calcext:value-type="float">
            <text:p>0.1098674</text:p>
          </table:table-cell>
          <table:table-cell office:value-type="float" office:value="0.1119955" calcext:value-type="float">
            <text:p>0.1119955</text:p>
          </table:table-cell>
          <table:table-cell office:value-type="float" office:value="0.112041" calcext:value-type="float">
            <text:p>0.112041</text:p>
          </table:table-cell>
          <table:table-cell office:value-type="float" office:value="0.115326" calcext:value-type="float">
            <text:p>0.115326</text:p>
          </table:table-cell>
          <table:table-cell office:value-type="float" office:value="0.1191816" calcext:value-type="float">
            <text:p>0.1191816</text:p>
          </table:table-cell>
          <table:table-cell office:value-type="float" office:value="0" calcext:value-type="float">
            <text:p>0</text:p>
          </table:table-cell>
          <table:table-cell office:value-type="float" office:value="7.879704" calcext:value-type="float">
            <text:p>7.879704</text:p>
          </table:table-cell>
          <table:table-cell office:value-type="float" office:value="9.688317" calcext:value-type="float">
            <text:p>9.688317</text:p>
          </table:table-cell>
          <table:table-cell office:value-type="float" office:value="16.98101" calcext:value-type="float">
            <text:p>16.98101</text:p>
          </table:table-cell>
          <table:table-cell office:value-type="float" office:value="4.332362" calcext:value-type="float">
            <text:p>4.332362</text:p>
          </table:table-cell>
          <table:table-cell office:value-type="float" office:value="3.436945" calcext:value-type="float">
            <text:p>3.436945</text:p>
          </table:table-cell>
          <table:table-cell office:value-type="float" office:value="1.782195" calcext:value-type="float">
            <text:p>1.782195</text:p>
          </table:table-cell>
          <table:table-cell office:value-type="float" office:value="1.456282" calcext:value-type="float">
            <text:p>1.456282</text:p>
          </table:table-cell>
          <table:table-cell office:value-type="float" office:value="3.146267" calcext:value-type="float">
            <text:p>3.146267</text:p>
          </table:table-cell>
          <table:table-cell office:value-type="float" office:value="4.74057" calcext:value-type="float">
            <text:p>4.74057</text:p>
          </table:table-cell>
          <table:table-cell office:value-type="float" office:value="4.731783" calcext:value-type="float">
            <text:p>4.731783</text:p>
          </table:table-cell>
          <table:table-cell office:value-type="float" office:value="4.956984" calcext:value-type="float">
            <text:p>4.956984</text:p>
          </table:table-cell>
          <table:table-cell office:value-type="float" office:value="4.968984" calcext:value-type="float">
            <text:p>4.968984</text:p>
          </table:table-cell>
          <table:table-cell office:value-type="float" office:value="5.284281" calcext:value-type="float">
            <text:p>5.284281</text:p>
          </table:table-cell>
          <table:table-cell office:value-type="float" office:value="5.654548" calcext:value-type="float">
            <text:p>5.654548</text:p>
          </table:table-cell>
          <table:table-cell office:value-type="float" office:value="0" calcext:value-type="float">
            <text:p>0</text:p>
          </table:table-cell>
          <table:table-cell office:value-type="float" office:value="0.0079693" calcext:value-type="float">
            <text:p>0.0079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12827" calcext:value-type="float">
            <text:p>0.028128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2.18145" calcext:value-type="float">
            <text:p>2.18145</text:p>
          </table:table-cell>
          <table:table-cell office:value-type="float" office:value="136.9445" calcext:value-type="float">
            <text:p>136.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0909" calcext:value-type="float">
            <text:p>19.3090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342" calcext:value-type="float">
            <text:p>4.0773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441" calcext:value-type="float">
            <text:p>2.046441E-07</text:p>
          </table:table-cell>
          <table:table-cell office:value-type="float" office:value="1184.215" calcext:value-type="float">
            <text:p>1184.215</text:p>
          </table:table-cell>
          <table:table-cell office:value-type="float" office:value="1.621181" calcext:value-type="float">
            <text:p>1.621181</text:p>
          </table:table-cell>
          <table:table-cell office:value-type="float" office:value="0" calcext:value-type="float">
            <text:p>0</text:p>
          </table:table-cell>
          <table:table-cell office:value-type="float" office:value="0.03213188" calcext:value-type="float">
            <text:p>0.03213188</text:p>
          </table:table-cell>
          <table:table-cell office:value-type="float" office:value="0.07228591" calcext:value-type="float">
            <text:p>0.07228591</text:p>
          </table:table-cell>
          <table:table-cell office:value-type="float" office:value="0.1107606" calcext:value-type="float">
            <text:p>0.1107606</text:p>
          </table:table-cell>
          <table:table-cell office:value-type="float" office:value="0.02976135" calcext:value-type="float">
            <text:p>0.02976135</text:p>
          </table:table-cell>
          <table:table-cell office:value-type="float" office:value="0.02370169" calcext:value-type="float">
            <text:p>0.02370169</text:p>
          </table:table-cell>
          <table:table-cell office:value-type="float" office:value="0.01866544" calcext:value-type="float">
            <text:p>0.01866544</text:p>
          </table:table-cell>
          <table:table-cell office:value-type="float" office:value="0.02342821" calcext:value-type="float">
            <text:p>0.02342821</text:p>
          </table:table-cell>
          <table:table-cell office:value-type="float" office:value="0.06037285" calcext:value-type="float">
            <text:p>0.06037285</text:p>
          </table:table-cell>
          <table:table-cell office:value-type="float" office:value="0.1104419" calcext:value-type="float">
            <text:p>0.1104419</text:p>
          </table:table-cell>
          <table:table-cell office:value-type="float" office:value="0.109967" calcext:value-type="float">
            <text:p>0.109967</text:p>
          </table:table-cell>
          <table:table-cell office:value-type="float" office:value="0.1120958" calcext:value-type="float">
            <text:p>0.1120958</text:p>
          </table:table-cell>
          <table:table-cell office:value-type="float" office:value="0.1121406" calcext:value-type="float">
            <text:p>0.1121406</text:p>
          </table:table-cell>
          <table:table-cell office:value-type="float" office:value="0.115428" calcext:value-type="float">
            <text:p>0.115428</text:p>
          </table:table-cell>
          <table:table-cell office:value-type="float" office:value="0.1192884" calcext:value-type="float">
            <text:p>0.1192884</text:p>
          </table:table-cell>
          <table:table-cell office:value-type="float" office:value="0" calcext:value-type="float">
            <text:p>0</text:p>
          </table:table-cell>
          <table:table-cell office:value-type="float" office:value="7.873706" calcext:value-type="float">
            <text:p>7.873706</text:p>
          </table:table-cell>
          <table:table-cell office:value-type="float" office:value="9.684792" calcext:value-type="float">
            <text:p>9.684792</text:p>
          </table:table-cell>
          <table:table-cell office:value-type="float" office:value="16.96826" calcext:value-type="float">
            <text:p>16.96826</text:p>
          </table:table-cell>
          <table:table-cell office:value-type="float" office:value="4.329874" calcext:value-type="float">
            <text:p>4.329874</text:p>
          </table:table-cell>
          <table:table-cell office:value-type="float" office:value="3.434995" calcext:value-type="float">
            <text:p>3.434995</text:p>
          </table:table-cell>
          <table:table-cell office:value-type="float" office:value="1.782817" calcext:value-type="float">
            <text:p>1.782817</text:p>
          </table:table-cell>
          <table:table-cell office:value-type="float" office:value="1.458193" calcext:value-type="float">
            <text:p>1.458193</text:p>
          </table:table-cell>
          <table:table-cell office:value-type="float" office:value="3.151618" calcext:value-type="float">
            <text:p>3.151618</text:p>
          </table:table-cell>
          <table:table-cell office:value-type="float" office:value="4.749163" calcext:value-type="float">
            <text:p>4.749163</text:p>
          </table:table-cell>
          <table:table-cell office:value-type="float" office:value="4.740628" calcext:value-type="float">
            <text:p>4.740628</text:p>
          </table:table-cell>
          <table:table-cell office:value-type="float" office:value="4.966316" calcext:value-type="float">
            <text:p>4.966316</text:p>
          </table:table-cell>
          <table:table-cell office:value-type="float" office:value="4.978362" calcext:value-type="float">
            <text:p>4.978362</text:p>
          </table:table-cell>
          <table:table-cell office:value-type="float" office:value="5.293778" calcext:value-type="float">
            <text:p>5.293778</text:p>
          </table:table-cell>
          <table:table-cell office:value-type="float" office:value="5.664277" calcext:value-type="float">
            <text:p>5.664277</text:p>
          </table:table-cell>
          <table:table-cell office:value-type="float" office:value="0" calcext:value-type="float">
            <text:p>0</text:p>
          </table:table-cell>
          <table:table-cell office:value-type="float" office:value="0.004996298" calcext:value-type="float">
            <text:p>0.004996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74743" calcext:value-type="float">
            <text:p>0.028747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2.181129" calcext:value-type="float">
            <text:p>2.181129</text:p>
          </table:table-cell>
          <table:table-cell office:value-type="float" office:value="136.9441" calcext:value-type="float">
            <text:p>136.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971" calcext:value-type="float">
            <text:p>19.3397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7636" calcext:value-type="float">
            <text:p>4.07763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6684" calcext:value-type="float">
            <text:p>2.046684E-07</text:p>
          </table:table-cell>
          <table:table-cell office:value-type="float" office:value="1184.185" calcext:value-type="float">
            <text:p>1184.185</text:p>
          </table:table-cell>
          <table:table-cell office:value-type="float" office:value="1.621275" calcext:value-type="float">
            <text:p>1.621275</text:p>
          </table:table-cell>
          <table:table-cell office:value-type="float" office:value="0" calcext:value-type="float">
            <text:p>0</text:p>
          </table:table-cell>
          <table:table-cell office:value-type="float" office:value="0.01525846" calcext:value-type="float">
            <text:p>0.01525846</text:p>
          </table:table-cell>
          <table:table-cell office:value-type="float" office:value="0.06867605" calcext:value-type="float">
            <text:p>0.06867605</text:p>
          </table:table-cell>
          <table:table-cell office:value-type="float" office:value="0.1105082" calcext:value-type="float">
            <text:p>0.1105082</text:p>
          </table:table-cell>
          <table:table-cell office:value-type="float" office:value="0.02977872" calcext:value-type="float">
            <text:p>0.02977872</text:p>
          </table:table-cell>
          <table:table-cell office:value-type="float" office:value="0.02379044" calcext:value-type="float">
            <text:p>0.02379044</text:p>
          </table:table-cell>
          <table:table-cell office:value-type="float" office:value="0.01848336" calcext:value-type="float">
            <text:p>0.01848336</text:p>
          </table:table-cell>
          <table:table-cell office:value-type="float" office:value="0.02328024" calcext:value-type="float">
            <text:p>0.02328024</text:p>
          </table:table-cell>
          <table:table-cell office:value-type="float" office:value="0.06031465" calcext:value-type="float">
            <text:p>0.06031465</text:p>
          </table:table-cell>
          <table:table-cell office:value-type="float" office:value="0.1105172" calcext:value-type="float">
            <text:p>0.1105172</text:p>
          </table:table-cell>
          <table:table-cell office:value-type="float" office:value="0.1100638" calcext:value-type="float">
            <text:p>0.1100638</text:p>
          </table:table-cell>
          <table:table-cell office:value-type="float" office:value="0.1121961" calcext:value-type="float">
            <text:p>0.1121961</text:p>
          </table:table-cell>
          <table:table-cell office:value-type="float" office:value="0.1122398" calcext:value-type="float">
            <text:p>0.1122398</text:p>
          </table:table-cell>
          <table:table-cell office:value-type="float" office:value="0.1155298" calcext:value-type="float">
            <text:p>0.1155298</text:p>
          </table:table-cell>
          <table:table-cell office:value-type="float" office:value="0.1193953" calcext:value-type="float">
            <text:p>0.1193953</text:p>
          </table:table-cell>
          <table:table-cell office:value-type="float" office:value="0" calcext:value-type="float">
            <text:p>0</text:p>
          </table:table-cell>
          <table:table-cell office:value-type="float" office:value="7.865821" calcext:value-type="float">
            <text:p>7.865821</text:p>
          </table:table-cell>
          <table:table-cell office:value-type="float" office:value="9.680821" calcext:value-type="float">
            <text:p>9.680821</text:p>
          </table:table-cell>
          <table:table-cell office:value-type="float" office:value="16.95539" calcext:value-type="float">
            <text:p>16.95539</text:p>
          </table:table-cell>
          <table:table-cell office:value-type="float" office:value="4.327408" calcext:value-type="float">
            <text:p>4.327408</text:p>
          </table:table-cell>
          <table:table-cell office:value-type="float" office:value="3.433104" calcext:value-type="float">
            <text:p>3.433104</text:p>
          </table:table-cell>
          <table:table-cell office:value-type="float" office:value="1.783375" calcext:value-type="float">
            <text:p>1.783375</text:p>
          </table:table-cell>
          <table:table-cell office:value-type="float" office:value="1.460055" calcext:value-type="float">
            <text:p>1.460055</text:p>
          </table:table-cell>
          <table:table-cell office:value-type="float" office:value="3.156938" calcext:value-type="float">
            <text:p>3.156938</text:p>
          </table:table-cell>
          <table:table-cell office:value-type="float" office:value="4.757756" calcext:value-type="float">
            <text:p>4.757756</text:p>
          </table:table-cell>
          <table:table-cell office:value-type="float" office:value="4.749476" calcext:value-type="float">
            <text:p>4.749476</text:p>
          </table:table-cell>
          <table:table-cell office:value-type="float" office:value="4.97565" calcext:value-type="float">
            <text:p>4.97565</text:p>
          </table:table-cell>
          <table:table-cell office:value-type="float" office:value="4.987745" calcext:value-type="float">
            <text:p>4.987745</text:p>
          </table:table-cell>
          <table:table-cell office:value-type="float" office:value="5.303276" calcext:value-type="float">
            <text:p>5.303276</text:p>
          </table:table-cell>
          <table:table-cell office:value-type="float" office:value="5.67461" calcext:value-type="float">
            <text:p>5.67461</text:p>
          </table:table-cell>
          <table:table-cell office:value-type="float" office:value="0" calcext:value-type="float">
            <text:p>0</text:p>
          </table:table-cell>
          <table:table-cell office:value-type="float" office:value="0.002703925" calcext:value-type="float">
            <text:p>0.002703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29901" calcext:value-type="float">
            <text:p>0.029299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2.180313" calcext:value-type="float">
            <text:p>2.180313</text:p>
          </table:table-cell>
          <table:table-cell office:value-type="float" office:value="136.9443" calcext:value-type="float">
            <text:p>136.9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7026" calcext:value-type="float">
            <text:p>19.37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115" calcext:value-type="float">
            <text:p>4.07911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476" calcext:value-type="float">
            <text:p>2.047476E-07</text:p>
          </table:table-cell>
          <table:table-cell office:value-type="float" office:value="1184.154" calcext:value-type="float">
            <text:p>1184.154</text:p>
          </table:table-cell>
          <table:table-cell office:value-type="float" office:value="1.626068" calcext:value-type="float">
            <text:p>1.626068</text:p>
          </table:table-cell>
          <table:table-cell office:value-type="float" office:value="0" calcext:value-type="float">
            <text:p>0</text:p>
          </table:table-cell>
          <table:table-cell office:value-type="float" office:value="0.004408347" calcext:value-type="float">
            <text:p>0.004408347</text:p>
          </table:table-cell>
          <table:table-cell office:value-type="float" office:value="0.06984996" calcext:value-type="float">
            <text:p>0.06984996</text:p>
          </table:table-cell>
          <table:table-cell office:value-type="float" office:value="0.1111496" calcext:value-type="float">
            <text:p>0.1111496</text:p>
          </table:table-cell>
          <table:table-cell office:value-type="float" office:value="0.03001065" calcext:value-type="float">
            <text:p>0.03001065</text:p>
          </table:table-cell>
          <table:table-cell office:value-type="float" office:value="0.02398509" calcext:value-type="float">
            <text:p>0.02398509</text:p>
          </table:table-cell>
          <table:table-cell office:value-type="float" office:value="0.0184808" calcext:value-type="float">
            <text:p>0.0184808</text:p>
          </table:table-cell>
          <table:table-cell office:value-type="float" office:value="0.02323253" calcext:value-type="float">
            <text:p>0.02323253</text:p>
          </table:table-cell>
          <table:table-cell office:value-type="float" office:value="0.0602827" calcext:value-type="float">
            <text:p>0.0602827</text:p>
          </table:table-cell>
          <table:table-cell office:value-type="float" office:value="0.1105809" calcext:value-type="float">
            <text:p>0.1105809</text:p>
          </table:table-cell>
          <table:table-cell office:value-type="float" office:value="0.1101571" calcext:value-type="float">
            <text:p>0.1101571</text:p>
          </table:table-cell>
          <table:table-cell office:value-type="float" office:value="0.1122958" calcext:value-type="float">
            <text:p>0.1122958</text:p>
          </table:table-cell>
          <table:table-cell office:value-type="float" office:value="0.1123382" calcext:value-type="float">
            <text:p>0.1123382</text:p>
          </table:table-cell>
          <table:table-cell office:value-type="float" office:value="0.1156311" calcext:value-type="float">
            <text:p>0.1156311</text:p>
          </table:table-cell>
          <table:table-cell office:value-type="float" office:value="0.1195024" calcext:value-type="float">
            <text:p>0.1195024</text:p>
          </table:table-cell>
          <table:table-cell office:value-type="float" office:value="0" calcext:value-type="float">
            <text:p>0</text:p>
          </table:table-cell>
          <table:table-cell office:value-type="float" office:value="7.853389" calcext:value-type="float">
            <text:p>7.853389</text:p>
          </table:table-cell>
          <table:table-cell office:value-type="float" office:value="9.67671" calcext:value-type="float">
            <text:p>9.67671</text:p>
          </table:table-cell>
          <table:table-cell office:value-type="float" office:value="16.94257" calcext:value-type="float">
            <text:p>16.94257</text:p>
          </table:table-cell>
          <table:table-cell office:value-type="float" office:value="4.324978" calcext:value-type="float">
            <text:p>4.324978</text:p>
          </table:table-cell>
          <table:table-cell office:value-type="float" office:value="3.431258" calcext:value-type="float">
            <text:p>3.431258</text:p>
          </table:table-cell>
          <table:table-cell office:value-type="float" office:value="1.783906" calcext:value-type="float">
            <text:p>1.783906</text:p>
          </table:table-cell>
          <table:table-cell office:value-type="float" office:value="1.46189" calcext:value-type="float">
            <text:p>1.46189</text:p>
          </table:table-cell>
          <table:table-cell office:value-type="float" office:value="3.162227" calcext:value-type="float">
            <text:p>3.162227</text:p>
          </table:table-cell>
          <table:table-cell office:value-type="float" office:value="4.766332" calcext:value-type="float">
            <text:p>4.766332</text:p>
          </table:table-cell>
          <table:table-cell office:value-type="float" office:value="4.758322" calcext:value-type="float">
            <text:p>4.758322</text:p>
          </table:table-cell>
          <table:table-cell office:value-type="float" office:value="4.984982" calcext:value-type="float">
            <text:p>4.984982</text:p>
          </table:table-cell>
          <table:table-cell office:value-type="float" office:value="4.997116" calcext:value-type="float">
            <text:p>4.997116</text:p>
          </table:table-cell>
          <table:table-cell office:value-type="float" office:value="5.312773" calcext:value-type="float">
            <text:p>5.312773</text:p>
          </table:table-cell>
          <table:table-cell office:value-type="float" office:value="5.684648" calcext:value-type="float">
            <text:p>5.684648</text:p>
          </table:table-cell>
          <table:table-cell office:value-type="float" office:value="0" calcext:value-type="float">
            <text:p>0</text:p>
          </table:table-cell>
          <table:table-cell office:value-type="float" office:value="0.005964126" calcext:value-type="float">
            <text:p>0.00596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84765" calcext:value-type="float">
            <text:p>0.029847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2.180236" calcext:value-type="float">
            <text:p>2.180236</text:p>
          </table:table-cell>
          <table:table-cell office:value-type="float" office:value="136.9437" calcext:value-type="float">
            <text:p>136.9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0074" calcext:value-type="float">
            <text:p>19.40074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115" calcext:value-type="float">
            <text:p>4.07911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476" calcext:value-type="float">
            <text:p>2.047476E-07</text:p>
          </table:table-cell>
          <table:table-cell office:value-type="float" office:value="1184.123" calcext:value-type="float">
            <text:p>1184.123</text:p>
          </table:table-cell>
          <table:table-cell office:value-type="float" office:value="1.625329" calcext:value-type="float">
            <text:p>1.625329</text:p>
          </table:table-cell>
          <table:table-cell office:value-type="float" office:value="0" calcext:value-type="float">
            <text:p>0</text:p>
          </table:table-cell>
          <table:table-cell office:value-type="float" office:value="0.02487022" calcext:value-type="float">
            <text:p>0.02487022</text:p>
          </table:table-cell>
          <table:table-cell office:value-type="float" office:value="0.07526778" calcext:value-type="float">
            <text:p>0.07526778</text:p>
          </table:table-cell>
          <table:table-cell office:value-type="float" office:value="0.1104878" calcext:value-type="float">
            <text:p>0.1104878</text:p>
          </table:table-cell>
          <table:table-cell office:value-type="float" office:value="0.02977207" calcext:value-type="float">
            <text:p>0.02977207</text:p>
          </table:table-cell>
          <table:table-cell office:value-type="float" office:value="0.02382978" calcext:value-type="float">
            <text:p>0.02382978</text:p>
          </table:table-cell>
          <table:table-cell office:value-type="float" office:value="0.01845248" calcext:value-type="float">
            <text:p>0.01845248</text:p>
          </table:table-cell>
          <table:table-cell office:value-type="float" office:value="0.02322783" calcext:value-type="float">
            <text:p>0.02322783</text:p>
          </table:table-cell>
          <table:table-cell office:value-type="float" office:value="0.0603006" calcext:value-type="float">
            <text:p>0.0603006</text:p>
          </table:table-cell>
          <table:table-cell office:value-type="float" office:value="0.1106465" calcext:value-type="float">
            <text:p>0.1106465</text:p>
          </table:table-cell>
          <table:table-cell office:value-type="float" office:value="0.1102477" calcext:value-type="float">
            <text:p>0.1102477</text:p>
          </table:table-cell>
          <table:table-cell office:value-type="float" office:value="0.1123955" calcext:value-type="float">
            <text:p>0.1123955</text:p>
          </table:table-cell>
          <table:table-cell office:value-type="float" office:value="0.1124386" calcext:value-type="float">
            <text:p>0.1124386</text:p>
          </table:table-cell>
          <table:table-cell office:value-type="float" office:value="0.1157319" calcext:value-type="float">
            <text:p>0.1157319</text:p>
          </table:table-cell>
          <table:table-cell office:value-type="float" office:value="0.1196087" calcext:value-type="float">
            <text:p>0.1196087</text:p>
          </table:table-cell>
          <table:table-cell office:value-type="float" office:value="0" calcext:value-type="float">
            <text:p>0</text:p>
          </table:table-cell>
          <table:table-cell office:value-type="float" office:value="7.840839" calcext:value-type="float">
            <text:p>7.840839</text:p>
          </table:table-cell>
          <table:table-cell office:value-type="float" office:value="9.672967" calcext:value-type="float">
            <text:p>9.672967</text:p>
          </table:table-cell>
          <table:table-cell office:value-type="float" office:value="16.92987" calcext:value-type="float">
            <text:p>16.92987</text:p>
          </table:table-cell>
          <table:table-cell office:value-type="float" office:value="4.322567" calcext:value-type="float">
            <text:p>4.322567</text:p>
          </table:table-cell>
          <table:table-cell office:value-type="float" office:value="3.42943" calcext:value-type="float">
            <text:p>3.42943</text:p>
          </table:table-cell>
          <table:table-cell office:value-type="float" office:value="1.784443" calcext:value-type="float">
            <text:p>1.784443</text:p>
          </table:table-cell>
          <table:table-cell office:value-type="float" office:value="1.463719" calcext:value-type="float">
            <text:p>1.463719</text:p>
          </table:table-cell>
          <table:table-cell office:value-type="float" office:value="3.1675" calcext:value-type="float">
            <text:p>3.1675</text:p>
          </table:table-cell>
          <table:table-cell office:value-type="float" office:value="4.77488" calcext:value-type="float">
            <text:p>4.77488</text:p>
          </table:table-cell>
          <table:table-cell office:value-type="float" office:value="4.767151" calcext:value-type="float">
            <text:p>4.767151</text:p>
          </table:table-cell>
          <table:table-cell office:value-type="float" office:value="4.994316" calcext:value-type="float">
            <text:p>4.994316</text:p>
          </table:table-cell>
          <table:table-cell office:value-type="float" office:value="5.006458" calcext:value-type="float">
            <text:p>5.006458</text:p>
          </table:table-cell>
          <table:table-cell office:value-type="float" office:value="5.322232" calcext:value-type="float">
            <text:p>5.322232</text:p>
          </table:table-cell>
          <table:table-cell office:value-type="float" office:value="5.693007" calcext:value-type="float">
            <text:p>5.693007</text:p>
          </table:table-cell>
          <table:table-cell office:value-type="float" office:value="0" calcext:value-type="float">
            <text:p>0</text:p>
          </table:table-cell>
          <table:table-cell office:value-type="float" office:value="0.00555946" calcext:value-type="float">
            <text:p>0.00555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36964" calcext:value-type="float">
            <text:p>0.030369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2.179921" calcext:value-type="float">
            <text:p>2.179921</text:p>
          </table:table-cell>
          <table:table-cell office:value-type="float" office:value="136.9434" calcext:value-type="float">
            <text:p>136.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3129" calcext:value-type="float">
            <text:p>19.4312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224" calcext:value-type="float">
            <text:p>4.07922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534" calcext:value-type="float">
            <text:p>2.047534E-07</text:p>
          </table:table-cell>
          <table:table-cell office:value-type="float" office:value="1184.093" calcext:value-type="float">
            <text:p>1184.093</text:p>
          </table:table-cell>
          <table:table-cell office:value-type="float" office:value="1.625818" calcext:value-type="float">
            <text:p>1.625818</text:p>
          </table:table-cell>
          <table:table-cell office:value-type="float" office:value="0" calcext:value-type="float">
            <text:p>0</text:p>
          </table:table-cell>
          <table:table-cell office:value-type="float" office:value="0.01669349" calcext:value-type="float">
            <text:p>0.01669349</text:p>
          </table:table-cell>
          <table:table-cell office:value-type="float" office:value="0.07245526" calcext:value-type="float">
            <text:p>0.07245526</text:p>
          </table:table-cell>
          <table:table-cell office:value-type="float" office:value="0.1113593" calcext:value-type="float">
            <text:p>0.1113593</text:p>
          </table:table-cell>
          <table:table-cell office:value-type="float" office:value="0.02976918" calcext:value-type="float">
            <text:p>0.02976918</text:p>
          </table:table-cell>
          <table:table-cell office:value-type="float" office:value="0.02383523" calcext:value-type="float">
            <text:p>0.02383523</text:p>
          </table:table-cell>
          <table:table-cell office:value-type="float" office:value="0.01834216" calcext:value-type="float">
            <text:p>0.01834216</text:p>
          </table:table-cell>
          <table:table-cell office:value-type="float" office:value="0.02315294" calcext:value-type="float">
            <text:p>0.02315294</text:p>
          </table:table-cell>
          <table:table-cell office:value-type="float" office:value="0.06030279" calcext:value-type="float">
            <text:p>0.06030279</text:p>
          </table:table-cell>
          <table:table-cell office:value-type="float" office:value="0.1107156" calcext:value-type="float">
            <text:p>0.1107156</text:p>
          </table:table-cell>
          <table:table-cell office:value-type="float" office:value="0.110337" calcext:value-type="float">
            <text:p>0.110337</text:p>
          </table:table-cell>
          <table:table-cell office:value-type="float" office:value="0.1124944" calcext:value-type="float">
            <text:p>0.1124944</text:p>
          </table:table-cell>
          <table:table-cell office:value-type="float" office:value="0.1125375" calcext:value-type="float">
            <text:p>0.1125375</text:p>
          </table:table-cell>
          <table:table-cell office:value-type="float" office:value="0.1158338" calcext:value-type="float">
            <text:p>0.1158338</text:p>
          </table:table-cell>
          <table:table-cell office:value-type="float" office:value="0.1197146" calcext:value-type="float">
            <text:p>0.1197146</text:p>
          </table:table-cell>
          <table:table-cell office:value-type="float" office:value="0" calcext:value-type="float">
            <text:p>0</text:p>
          </table:table-cell>
          <table:table-cell office:value-type="float" office:value="7.83112" calcext:value-type="float">
            <text:p>7.83112</text:p>
          </table:table-cell>
          <table:table-cell office:value-type="float" office:value="9.670643" calcext:value-type="float">
            <text:p>9.670643</text:p>
          </table:table-cell>
          <table:table-cell office:value-type="float" office:value="16.91767" calcext:value-type="float">
            <text:p>16.91767</text:p>
          </table:table-cell>
          <table:table-cell office:value-type="float" office:value="4.320143" calcext:value-type="float">
            <text:p>4.320143</text:p>
          </table:table-cell>
          <table:table-cell office:value-type="float" office:value="3.427593" calcext:value-type="float">
            <text:p>3.427593</text:p>
          </table:table-cell>
          <table:table-cell office:value-type="float" office:value="1.784956" calcext:value-type="float">
            <text:p>1.784956</text:p>
          </table:table-cell>
          <table:table-cell office:value-type="float" office:value="1.465531" calcext:value-type="float">
            <text:p>1.465531</text:p>
          </table:table-cell>
          <table:table-cell office:value-type="float" office:value="3.172755" calcext:value-type="float">
            <text:p>3.172755</text:p>
          </table:table-cell>
          <table:table-cell office:value-type="float" office:value="4.783428" calcext:value-type="float">
            <text:p>4.783428</text:p>
          </table:table-cell>
          <table:table-cell office:value-type="float" office:value="4.775961" calcext:value-type="float">
            <text:p>4.775961</text:p>
          </table:table-cell>
          <table:table-cell office:value-type="float" office:value="5.003624" calcext:value-type="float">
            <text:p>5.003624</text:p>
          </table:table-cell>
          <table:table-cell office:value-type="float" office:value="5.015801" calcext:value-type="float">
            <text:p>5.015801</text:p>
          </table:table-cell>
          <table:table-cell office:value-type="float" office:value="5.33169" calcext:value-type="float">
            <text:p>5.33169</text:p>
          </table:table-cell>
          <table:table-cell office:value-type="float" office:value="5.701705" calcext:value-type="float">
            <text:p>5.701705</text:p>
          </table:table-cell>
          <table:table-cell office:value-type="float" office:value="0" calcext:value-type="float">
            <text:p>0</text:p>
          </table:table-cell>
          <table:table-cell office:value-type="float" office:value="0.005557999" calcext:value-type="float">
            <text:p>0.00555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087794" calcext:value-type="float">
            <text:p>0.03087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2.179656" calcext:value-type="float">
            <text:p>2.179656</text:p>
          </table:table-cell>
          <table:table-cell office:value-type="float" office:value="136.9431" calcext:value-type="float">
            <text:p>136.9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188" calcext:value-type="float">
            <text:p>19.46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25" calcext:value-type="float">
            <text:p>4.0792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548" calcext:value-type="float">
            <text:p>2.047548E-07</text:p>
          </table:table-cell>
          <table:table-cell office:value-type="float" office:value="1184.063" calcext:value-type="float">
            <text:p>1184.063</text:p>
          </table:table-cell>
          <table:table-cell office:value-type="float" office:value="1.625796" calcext:value-type="float">
            <text:p>1.625796</text:p>
          </table:table-cell>
          <table:table-cell office:value-type="float" office:value="0" calcext:value-type="float">
            <text:p>0</text:p>
          </table:table-cell>
          <table:table-cell office:value-type="float" office:value="0.02265158" calcext:value-type="float">
            <text:p>0.02265158</text:p>
          </table:table-cell>
          <table:table-cell office:value-type="float" office:value="0.07350793" calcext:value-type="float">
            <text:p>0.07350793</text:p>
          </table:table-cell>
          <table:table-cell office:value-type="float" office:value="0.1151079" calcext:value-type="float">
            <text:p>0.1151079</text:p>
          </table:table-cell>
          <table:table-cell office:value-type="float" office:value="0.02980098" calcext:value-type="float">
            <text:p>0.02980098</text:p>
          </table:table-cell>
          <table:table-cell office:value-type="float" office:value="0.02383894" calcext:value-type="float">
            <text:p>0.02383894</text:p>
          </table:table-cell>
          <table:table-cell office:value-type="float" office:value="0.01828332" calcext:value-type="float">
            <text:p>0.01828332</text:p>
          </table:table-cell>
          <table:table-cell office:value-type="float" office:value="0.02310709" calcext:value-type="float">
            <text:p>0.02310709</text:p>
          </table:table-cell>
          <table:table-cell office:value-type="float" office:value="0.06030092" calcext:value-type="float">
            <text:p>0.06030092</text:p>
          </table:table-cell>
          <table:table-cell office:value-type="float" office:value="0.1107832" calcext:value-type="float">
            <text:p>0.1107832</text:p>
          </table:table-cell>
          <table:table-cell office:value-type="float" office:value="0.1104251" calcext:value-type="float">
            <text:p>0.1104251</text:p>
          </table:table-cell>
          <table:table-cell office:value-type="float" office:value="0.1125925" calcext:value-type="float">
            <text:p>0.1125925</text:p>
          </table:table-cell>
          <table:table-cell office:value-type="float" office:value="0.112637" calcext:value-type="float">
            <text:p>0.112637</text:p>
          </table:table-cell>
          <table:table-cell office:value-type="float" office:value="0.1159349" calcext:value-type="float">
            <text:p>0.1159349</text:p>
          </table:table-cell>
          <table:table-cell office:value-type="float" office:value="0.1198208" calcext:value-type="float">
            <text:p>0.1198208</text:p>
          </table:table-cell>
          <table:table-cell office:value-type="float" office:value="0" calcext:value-type="float">
            <text:p>0</text:p>
          </table:table-cell>
          <table:table-cell office:value-type="float" office:value="7.821784" calcext:value-type="float">
            <text:p>7.821784</text:p>
          </table:table-cell>
          <table:table-cell office:value-type="float" office:value="9.668141" calcext:value-type="float">
            <text:p>9.668141</text:p>
          </table:table-cell>
          <table:table-cell office:value-type="float" office:value="16.907" calcext:value-type="float">
            <text:p>16.907</text:p>
          </table:table-cell>
          <table:table-cell office:value-type="float" office:value="4.317748" calcext:value-type="float">
            <text:p>4.317748</text:p>
          </table:table-cell>
          <table:table-cell office:value-type="float" office:value="3.42577" calcext:value-type="float">
            <text:p>3.42577</text:p>
          </table:table-cell>
          <table:table-cell office:value-type="float" office:value="1.785448" calcext:value-type="float">
            <text:p>1.785448</text:p>
          </table:table-cell>
          <table:table-cell office:value-type="float" office:value="1.467324" calcext:value-type="float">
            <text:p>1.467324</text:p>
          </table:table-cell>
          <table:table-cell office:value-type="float" office:value="3.177997" calcext:value-type="float">
            <text:p>3.177997</text:p>
          </table:table-cell>
          <table:table-cell office:value-type="float" office:value="4.791943" calcext:value-type="float">
            <text:p>4.791943</text:p>
          </table:table-cell>
          <table:table-cell office:value-type="float" office:value="4.78477" calcext:value-type="float">
            <text:p>4.78477</text:p>
          </table:table-cell>
          <table:table-cell office:value-type="float" office:value="5.0129" calcext:value-type="float">
            <text:p>5.0129</text:p>
          </table:table-cell>
          <table:table-cell office:value-type="float" office:value="5.025145" calcext:value-type="float">
            <text:p>5.025145</text:p>
          </table:table-cell>
          <table:table-cell office:value-type="float" office:value="5.341145" calcext:value-type="float">
            <text:p>5.341145</text:p>
          </table:table-cell>
          <table:table-cell office:value-type="float" office:value="5.709356" calcext:value-type="float">
            <text:p>5.709356</text:p>
          </table:table-cell>
          <table:table-cell office:value-type="float" office:value="0" calcext:value-type="float">
            <text:p>0</text:p>
          </table:table-cell>
          <table:table-cell office:value-type="float" office:value="0.0059731" calcext:value-type="float">
            <text:p>0.0059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39658" calcext:value-type="float">
            <text:p>0.031396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2.178668" calcext:value-type="float">
            <text:p>2.178668</text:p>
          </table:table-cell>
          <table:table-cell office:value-type="float" office:value="136.9435" calcext:value-type="float">
            <text:p>136.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9245" calcext:value-type="float">
            <text:p>19.4924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568" calcext:value-type="float">
            <text:p>4.07956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718" calcext:value-type="float">
            <text:p>2.047718E-07</text:p>
          </table:table-cell>
          <table:table-cell office:value-type="float" office:value="1184.033" calcext:value-type="float">
            <text:p>1184.033</text:p>
          </table:table-cell>
          <table:table-cell office:value-type="float" office:value="1.632444" calcext:value-type="float">
            <text:p>1.632444</text:p>
          </table:table-cell>
          <table:table-cell office:value-type="float" office:value="0" calcext:value-type="float">
            <text:p>0</text:p>
          </table:table-cell>
          <table:table-cell office:value-type="float" office:value="0.005177269" calcext:value-type="float">
            <text:p>0.005177269</text:p>
          </table:table-cell>
          <table:table-cell office:value-type="float" office:value="0.0640268" calcext:value-type="float">
            <text:p>0.0640268</text:p>
          </table:table-cell>
          <table:table-cell office:value-type="float" office:value="0.113585" calcext:value-type="float">
            <text:p>0.113585</text:p>
          </table:table-cell>
          <table:table-cell office:value-type="float" office:value="0.02977719" calcext:value-type="float">
            <text:p>0.02977719</text:p>
          </table:table-cell>
          <table:table-cell office:value-type="float" office:value="0.02385501" calcext:value-type="float">
            <text:p>0.02385501</text:p>
          </table:table-cell>
          <table:table-cell office:value-type="float" office:value="0.01824938" calcext:value-type="float">
            <text:p>0.01824938</text:p>
          </table:table-cell>
          <table:table-cell office:value-type="float" office:value="0.0230821" calcext:value-type="float">
            <text:p>0.0230821</text:p>
          </table:table-cell>
          <table:table-cell office:value-type="float" office:value="0.06030658" calcext:value-type="float">
            <text:p>0.06030658</text:p>
          </table:table-cell>
          <table:table-cell office:value-type="float" office:value="0.1108501" calcext:value-type="float">
            <text:p>0.1108501</text:p>
          </table:table-cell>
          <table:table-cell office:value-type="float" office:value="0.1105124" calcext:value-type="float">
            <text:p>0.1105124</text:p>
          </table:table-cell>
          <table:table-cell office:value-type="float" office:value="0.1126903" calcext:value-type="float">
            <text:p>0.1126903</text:p>
          </table:table-cell>
          <table:table-cell office:value-type="float" office:value="0.1127355" calcext:value-type="float">
            <text:p>0.1127355</text:p>
          </table:table-cell>
          <table:table-cell office:value-type="float" office:value="0.1160368" calcext:value-type="float">
            <text:p>0.1160368</text:p>
          </table:table-cell>
          <table:table-cell office:value-type="float" office:value="0.1199275" calcext:value-type="float">
            <text:p>0.1199275</text:p>
          </table:table-cell>
          <table:table-cell office:value-type="float" office:value="0" calcext:value-type="float">
            <text:p>0</text:p>
          </table:table-cell>
          <table:table-cell office:value-type="float" office:value="7.811105" calcext:value-type="float">
            <text:p>7.811105</text:p>
          </table:table-cell>
          <table:table-cell office:value-type="float" office:value="9.664534" calcext:value-type="float">
            <text:p>9.664534</text:p>
          </table:table-cell>
          <table:table-cell office:value-type="float" office:value="16.89808" calcext:value-type="float">
            <text:p>16.89808</text:p>
          </table:table-cell>
          <table:table-cell office:value-type="float" office:value="4.315363" calcext:value-type="float">
            <text:p>4.315363</text:p>
          </table:table-cell>
          <table:table-cell office:value-type="float" office:value="3.423965" calcext:value-type="float">
            <text:p>3.423965</text:p>
          </table:table-cell>
          <table:table-cell office:value-type="float" office:value="1.785928" calcext:value-type="float">
            <text:p>1.785928</text:p>
          </table:table-cell>
          <table:table-cell office:value-type="float" office:value="1.469103" calcext:value-type="float">
            <text:p>1.469103</text:p>
          </table:table-cell>
          <table:table-cell office:value-type="float" office:value="3.183213" calcext:value-type="float">
            <text:p>3.183213</text:p>
          </table:table-cell>
          <table:table-cell office:value-type="float" office:value="4.800445" calcext:value-type="float">
            <text:p>4.800445</text:p>
          </table:table-cell>
          <table:table-cell office:value-type="float" office:value="4.793577" calcext:value-type="float">
            <text:p>4.793577</text:p>
          </table:table-cell>
          <table:table-cell office:value-type="float" office:value="5.022177" calcext:value-type="float">
            <text:p>5.022177</text:p>
          </table:table-cell>
          <table:table-cell office:value-type="float" office:value="5.034468" calcext:value-type="float">
            <text:p>5.034468</text:p>
          </table:table-cell>
          <table:table-cell office:value-type="float" office:value="5.350564" calcext:value-type="float">
            <text:p>5.350564</text:p>
          </table:table-cell>
          <table:table-cell office:value-type="float" office:value="5.719964" calcext:value-type="float">
            <text:p>5.719964</text:p>
          </table:table-cell>
          <table:table-cell office:value-type="float" office:value="0" calcext:value-type="float">
            <text:p>0</text:p>
          </table:table-cell>
          <table:table-cell office:value-type="float" office:value="0.004553512" calcext:value-type="float">
            <text:p>0.004553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86524" calcext:value-type="float">
            <text:p>0.031865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2.177036" calcext:value-type="float">
            <text:p>2.177036</text:p>
          </table:table-cell>
          <table:table-cell office:value-type="float" office:value="136.9445" calcext:value-type="float">
            <text:p>136.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2272" calcext:value-type="float">
            <text:p>19.5227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568" calcext:value-type="float">
            <text:p>4.07956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718" calcext:value-type="float">
            <text:p>2.047718E-07</text:p>
          </table:table-cell>
          <table:table-cell office:value-type="float" office:value="1184.004" calcext:value-type="float">
            <text:p>1184.004</text:p>
          </table:table-cell>
          <table:table-cell office:value-type="float" office:value="1.643427" calcext:value-type="float">
            <text:p>1.643427</text:p>
          </table:table-cell>
          <table:table-cell office:value-type="float" office:value="0" calcext:value-type="float">
            <text:p>0</text:p>
          </table:table-cell>
          <table:table-cell office:value-type="float" office:value="0.005005728" calcext:value-type="float">
            <text:p>0.005005728</text:p>
          </table:table-cell>
          <table:table-cell office:value-type="float" office:value="0.06497347" calcext:value-type="float">
            <text:p>0.06497347</text:p>
          </table:table-cell>
          <table:table-cell office:value-type="float" office:value="0.1038421" calcext:value-type="float">
            <text:p>0.1038421</text:p>
          </table:table-cell>
          <table:table-cell office:value-type="float" office:value="0.02981534" calcext:value-type="float">
            <text:p>0.02981534</text:p>
          </table:table-cell>
          <table:table-cell office:value-type="float" office:value="0.02390247" calcext:value-type="float">
            <text:p>0.02390247</text:p>
          </table:table-cell>
          <table:table-cell office:value-type="float" office:value="0.01825952" calcext:value-type="float">
            <text:p>0.01825952</text:p>
          </table:table-cell>
          <table:table-cell office:value-type="float" office:value="0.02308635" calcext:value-type="float">
            <text:p>0.02308635</text:p>
          </table:table-cell>
          <table:table-cell office:value-type="float" office:value="0.06032407" calcext:value-type="float">
            <text:p>0.06032407</text:p>
          </table:table-cell>
          <table:table-cell office:value-type="float" office:value="0.1109186" calcext:value-type="float">
            <text:p>0.1109186</text:p>
          </table:table-cell>
          <table:table-cell office:value-type="float" office:value="0.110599" calcext:value-type="float">
            <text:p>0.110599</text:p>
          </table:table-cell>
          <table:table-cell office:value-type="float" office:value="0.1127878" calcext:value-type="float">
            <text:p>0.1127878</text:p>
          </table:table-cell>
          <table:table-cell office:value-type="float" office:value="0.1128347" calcext:value-type="float">
            <text:p>0.1128347</text:p>
          </table:table-cell>
          <table:table-cell office:value-type="float" office:value="0.1161389" calcext:value-type="float">
            <text:p>0.1161389</text:p>
          </table:table-cell>
          <table:table-cell office:value-type="float" office:value="0.1200341" calcext:value-type="float">
            <text:p>0.1200341</text:p>
          </table:table-cell>
          <table:table-cell office:value-type="float" office:value="0" calcext:value-type="float">
            <text:p>0</text:p>
          </table:table-cell>
          <table:table-cell office:value-type="float" office:value="7.796711" calcext:value-type="float">
            <text:p>7.796711</text:p>
          </table:table-cell>
          <table:table-cell office:value-type="float" office:value="9.659311" calcext:value-type="float">
            <text:p>9.659311</text:p>
          </table:table-cell>
          <table:table-cell office:value-type="float" office:value="16.88626" calcext:value-type="float">
            <text:p>16.88626</text:p>
          </table:table-cell>
          <table:table-cell office:value-type="float" office:value="4.312998" calcext:value-type="float">
            <text:p>4.312998</text:p>
          </table:table-cell>
          <table:table-cell office:value-type="float" office:value="3.422179" calcext:value-type="float">
            <text:p>3.422179</text:p>
          </table:table-cell>
          <table:table-cell office:value-type="float" office:value="1.786401" calcext:value-type="float">
            <text:p>1.786401</text:p>
          </table:table-cell>
          <table:table-cell office:value-type="float" office:value="1.470873" calcext:value-type="float">
            <text:p>1.470873</text:p>
          </table:table-cell>
          <table:table-cell office:value-type="float" office:value="3.188423" calcext:value-type="float">
            <text:p>3.188423</text:p>
          </table:table-cell>
          <table:table-cell office:value-type="float" office:value="4.808947" calcext:value-type="float">
            <text:p>4.808947</text:p>
          </table:table-cell>
          <table:table-cell office:value-type="float" office:value="4.802347" calcext:value-type="float">
            <text:p>4.802347</text:p>
          </table:table-cell>
          <table:table-cell office:value-type="float" office:value="5.031453" calcext:value-type="float">
            <text:p>5.031453</text:p>
          </table:table-cell>
          <table:table-cell office:value-type="float" office:value="5.043768" calcext:value-type="float">
            <text:p>5.043768</text:p>
          </table:table-cell>
          <table:table-cell office:value-type="float" office:value="5.359984" calcext:value-type="float">
            <text:p>5.359984</text:p>
          </table:table-cell>
          <table:table-cell office:value-type="float" office:value="5.733286" calcext:value-type="float">
            <text:p>5.733286</text:p>
          </table:table-cell>
          <table:table-cell office:value-type="float" office:value="0" calcext:value-type="float">
            <text:p>0</text:p>
          </table:table-cell>
          <table:table-cell office:value-type="float" office:value="0.002717434" calcext:value-type="float">
            <text:p>0.00271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32434" calcext:value-type="float">
            <text:p>0.032324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2.176818" calcext:value-type="float">
            <text:p>2.176818</text:p>
          </table:table-cell>
          <table:table-cell office:value-type="float" office:value="136.9441" calcext:value-type="float">
            <text:p>136.9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5291" calcext:value-type="float">
            <text:p>19.5529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79568" calcext:value-type="float">
            <text:p>4.07956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7718" calcext:value-type="float">
            <text:p>2.047718E-07</text:p>
          </table:table-cell>
          <table:table-cell office:value-type="float" office:value="1183.974" calcext:value-type="float">
            <text:p>1183.974</text:p>
          </table:table-cell>
          <table:table-cell office:value-type="float" office:value="1.642755" calcext:value-type="float">
            <text:p>1.642755</text:p>
          </table:table-cell>
          <table:table-cell office:value-type="float" office:value="0" calcext:value-type="float">
            <text:p>0</text:p>
          </table:table-cell>
          <table:table-cell office:value-type="float" office:value="0.01221116" calcext:value-type="float">
            <text:p>0.01221116</text:p>
          </table:table-cell>
          <table:table-cell office:value-type="float" office:value="0.06936871" calcext:value-type="float">
            <text:p>0.06936871</text:p>
          </table:table-cell>
          <table:table-cell office:value-type="float" office:value="0.1081592" calcext:value-type="float">
            <text:p>0.1081592</text:p>
          </table:table-cell>
          <table:table-cell office:value-type="float" office:value="0.02977473" calcext:value-type="float">
            <text:p>0.02977473</text:p>
          </table:table-cell>
          <table:table-cell office:value-type="float" office:value="0.02390444" calcext:value-type="float">
            <text:p>0.02390444</text:p>
          </table:table-cell>
          <table:table-cell office:value-type="float" office:value="0.01826254" calcext:value-type="float">
            <text:p>0.01826254</text:p>
          </table:table-cell>
          <table:table-cell office:value-type="float" office:value="0.02310036" calcext:value-type="float">
            <text:p>0.02310036</text:p>
          </table:table-cell>
          <table:table-cell office:value-type="float" office:value="0.06035433" calcext:value-type="float">
            <text:p>0.06035433</text:p>
          </table:table-cell>
          <table:table-cell office:value-type="float" office:value="0.1109906" calcext:value-type="float">
            <text:p>0.1109906</text:p>
          </table:table-cell>
          <table:table-cell office:value-type="float" office:value="0.1106852" calcext:value-type="float">
            <text:p>0.1106852</text:p>
          </table:table-cell>
          <table:table-cell office:value-type="float" office:value="0.1128854" calcext:value-type="float">
            <text:p>0.1128854</text:p>
          </table:table-cell>
          <table:table-cell office:value-type="float" office:value="0.1129344" calcext:value-type="float">
            <text:p>0.1129344</text:p>
          </table:table-cell>
          <table:table-cell office:value-type="float" office:value="0.1162375" calcext:value-type="float">
            <text:p>0.1162375</text:p>
          </table:table-cell>
          <table:table-cell office:value-type="float" office:value="0.1201409" calcext:value-type="float">
            <text:p>0.1201409</text:p>
          </table:table-cell>
          <table:table-cell office:value-type="float" office:value="0" calcext:value-type="float">
            <text:p>0</text:p>
          </table:table-cell>
          <table:table-cell office:value-type="float" office:value="7.784042" calcext:value-type="float">
            <text:p>7.784042</text:p>
          </table:table-cell>
          <table:table-cell office:value-type="float" office:value="9.654723" calcext:value-type="float">
            <text:p>9.654723</text:p>
          </table:table-cell>
          <table:table-cell office:value-type="float" office:value="16.8726" calcext:value-type="float">
            <text:p>16.8726</text:p>
          </table:table-cell>
          <table:table-cell office:value-type="float" office:value="4.310647" calcext:value-type="float">
            <text:p>4.310647</text:p>
          </table:table-cell>
          <table:table-cell office:value-type="float" office:value="3.420411" calcext:value-type="float">
            <text:p>3.420411</text:p>
          </table:table-cell>
          <table:table-cell office:value-type="float" office:value="1.786874" calcext:value-type="float">
            <text:p>1.786874</text:p>
          </table:table-cell>
          <table:table-cell office:value-type="float" office:value="1.472638" calcext:value-type="float">
            <text:p>1.472638</text:p>
          </table:table-cell>
          <table:table-cell office:value-type="float" office:value="3.193619" calcext:value-type="float">
            <text:p>3.193619</text:p>
          </table:table-cell>
          <table:table-cell office:value-type="float" office:value="4.817404" calcext:value-type="float">
            <text:p>4.817404</text:p>
          </table:table-cell>
          <table:table-cell office:value-type="float" office:value="4.811118" calcext:value-type="float">
            <text:p>4.811118</text:p>
          </table:table-cell>
          <table:table-cell office:value-type="float" office:value="5.04073" calcext:value-type="float">
            <text:p>5.04073</text:p>
          </table:table-cell>
          <table:table-cell office:value-type="float" office:value="5.053074" calcext:value-type="float">
            <text:p>5.053074</text:p>
          </table:table-cell>
          <table:table-cell office:value-type="float" office:value="5.369404" calcext:value-type="float">
            <text:p>5.369404</text:p>
          </table:table-cell>
          <table:table-cell office:value-type="float" office:value="5.743099" calcext:value-type="float">
            <text:p>5.743099</text:p>
          </table:table-cell>
          <table:table-cell office:value-type="float" office:value="0" calcext:value-type="float">
            <text:p>0</text:p>
          </table:table-cell>
          <table:table-cell office:value-type="float" office:value="0.002327941" calcext:value-type="float">
            <text:p>0.002327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76591" calcext:value-type="float">
            <text:p>0.032765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.176625" calcext:value-type="float">
            <text:p>2.176625</text:p>
          </table:table-cell>
          <table:table-cell office:value-type="float" office:value="136.9437" calcext:value-type="float">
            <text:p>136.9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8319" calcext:value-type="float">
            <text:p>19.5831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0216" calcext:value-type="float">
            <text:p>4.08021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063" calcext:value-type="float">
            <text:p>2.048063E-07</text:p>
          </table:table-cell>
          <table:table-cell office:value-type="float" office:value="1183.945" calcext:value-type="float">
            <text:p>1183.945</text:p>
          </table:table-cell>
          <table:table-cell office:value-type="float" office:value="1.641969" calcext:value-type="float">
            <text:p>1.641969</text:p>
          </table:table-cell>
          <table:table-cell office:value-type="float" office:value="0" calcext:value-type="float">
            <text:p>0</text:p>
          </table:table-cell>
          <table:table-cell office:value-type="float" office:value="0.009991584" calcext:value-type="float">
            <text:p>0.009991584</text:p>
          </table:table-cell>
          <table:table-cell office:value-type="float" office:value="0.07039888" calcext:value-type="float">
            <text:p>0.07039888</text:p>
          </table:table-cell>
          <table:table-cell office:value-type="float" office:value="0.1097408" calcext:value-type="float">
            <text:p>0.1097408</text:p>
          </table:table-cell>
          <table:table-cell office:value-type="float" office:value="0.02976096" calcext:value-type="float">
            <text:p>0.02976096</text:p>
          </table:table-cell>
          <table:table-cell office:value-type="float" office:value="0.02390489" calcext:value-type="float">
            <text:p>0.02390489</text:p>
          </table:table-cell>
          <table:table-cell office:value-type="float" office:value="0.0182585" calcext:value-type="float">
            <text:p>0.0182585</text:p>
          </table:table-cell>
          <table:table-cell office:value-type="float" office:value="0.02310936" calcext:value-type="float">
            <text:p>0.02310936</text:p>
          </table:table-cell>
          <table:table-cell office:value-type="float" office:value="0.06038674" calcext:value-type="float">
            <text:p>0.06038674</text:p>
          </table:table-cell>
          <table:table-cell office:value-type="float" office:value="0.1110656" calcext:value-type="float">
            <text:p>0.1110656</text:p>
          </table:table-cell>
          <table:table-cell office:value-type="float" office:value="0.1107718" calcext:value-type="float">
            <text:p>0.1107718</text:p>
          </table:table-cell>
          <table:table-cell office:value-type="float" office:value="0.1129826" calcext:value-type="float">
            <text:p>0.1129826</text:p>
          </table:table-cell>
          <table:table-cell office:value-type="float" office:value="0.1130332" calcext:value-type="float">
            <text:p>0.1130332</text:p>
          </table:table-cell>
          <table:table-cell office:value-type="float" office:value="0.1163374" calcext:value-type="float">
            <text:p>0.1163374</text:p>
          </table:table-cell>
          <table:table-cell office:value-type="float" office:value="0.1202474" calcext:value-type="float">
            <text:p>0.1202474</text:p>
          </table:table-cell>
          <table:table-cell office:value-type="float" office:value="0" calcext:value-type="float">
            <text:p>0</text:p>
          </table:table-cell>
          <table:table-cell office:value-type="float" office:value="7.772888" calcext:value-type="float">
            <text:p>7.772888</text:p>
          </table:table-cell>
          <table:table-cell office:value-type="float" office:value="9.651195" calcext:value-type="float">
            <text:p>9.651195</text:p>
          </table:table-cell>
          <table:table-cell office:value-type="float" office:value="16.85987" calcext:value-type="float">
            <text:p>16.85987</text:p>
          </table:table-cell>
          <table:table-cell office:value-type="float" office:value="4.308286" calcext:value-type="float">
            <text:p>4.308286</text:p>
          </table:table-cell>
          <table:table-cell office:value-type="float" office:value="3.41865" calcext:value-type="float">
            <text:p>3.41865</text:p>
          </table:table-cell>
          <table:table-cell office:value-type="float" office:value="1.787348" calcext:value-type="float">
            <text:p>1.787348</text:p>
          </table:table-cell>
          <table:table-cell office:value-type="float" office:value="1.474402" calcext:value-type="float">
            <text:p>1.474402</text:p>
          </table:table-cell>
          <table:table-cell office:value-type="float" office:value="3.198797" calcext:value-type="float">
            <text:p>3.198797</text:p>
          </table:table-cell>
          <table:table-cell office:value-type="float" office:value="4.825861" calcext:value-type="float">
            <text:p>4.825861</text:p>
          </table:table-cell>
          <table:table-cell office:value-type="float" office:value="4.819888" calcext:value-type="float">
            <text:p>4.819888</text:p>
          </table:table-cell>
          <table:table-cell office:value-type="float" office:value="5.049997" calcext:value-type="float">
            <text:p>5.049997</text:p>
          </table:table-cell>
          <table:table-cell office:value-type="float" office:value="5.062378" calcext:value-type="float">
            <text:p>5.062378</text:p>
          </table:table-cell>
          <table:table-cell office:value-type="float" office:value="5.378821" calcext:value-type="float">
            <text:p>5.378821</text:p>
          </table:table-cell>
          <table:table-cell office:value-type="float" office:value="5.752505" calcext:value-type="float">
            <text:p>5.752505</text:p>
          </table:table-cell>
          <table:table-cell office:value-type="float" office:value="0" calcext:value-type="float">
            <text:p>0</text:p>
          </table:table-cell>
          <table:table-cell office:value-type="float" office:value="0.002986082" calcext:value-type="float">
            <text:p>0.002986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1576" calcext:value-type="float">
            <text:p>0.033215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.176428" calcext:value-type="float">
            <text:p>2.176428</text:p>
          </table:table-cell>
          <table:table-cell office:value-type="float" office:value="136.9432" calcext:value-type="float">
            <text:p>136.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1341" calcext:value-type="float">
            <text:p>19.6134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0216" calcext:value-type="float">
            <text:p>4.08021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063" calcext:value-type="float">
            <text:p>2.048063E-07</text:p>
          </table:table-cell>
          <table:table-cell office:value-type="float" office:value="1183.915" calcext:value-type="float">
            <text:p>1183.915</text:p>
          </table:table-cell>
          <table:table-cell office:value-type="float" office:value="1.641042" calcext:value-type="float">
            <text:p>1.641042</text:p>
          </table:table-cell>
          <table:table-cell office:value-type="float" office:value="0" calcext:value-type="float">
            <text:p>0</text:p>
          </table:table-cell>
          <table:table-cell office:value-type="float" office:value="0.02300685" calcext:value-type="float">
            <text:p>0.02300685</text:p>
          </table:table-cell>
          <table:table-cell office:value-type="float" office:value="0.07336763" calcext:value-type="float">
            <text:p>0.07336763</text:p>
          </table:table-cell>
          <table:table-cell office:value-type="float" office:value="0.1107786" calcext:value-type="float">
            <text:p>0.1107786</text:p>
          </table:table-cell>
          <table:table-cell office:value-type="float" office:value="0.02976813" calcext:value-type="float">
            <text:p>0.02976813</text:p>
          </table:table-cell>
          <table:table-cell office:value-type="float" office:value="0.02390349" calcext:value-type="float">
            <text:p>0.02390349</text:p>
          </table:table-cell>
          <table:table-cell office:value-type="float" office:value="0.01825444" calcext:value-type="float">
            <text:p>0.01825444</text:p>
          </table:table-cell>
          <table:table-cell office:value-type="float" office:value="0.02311757" calcext:value-type="float">
            <text:p>0.02311757</text:p>
          </table:table-cell>
          <table:table-cell office:value-type="float" office:value="0.06042064" calcext:value-type="float">
            <text:p>0.06042064</text:p>
          </table:table-cell>
          <table:table-cell office:value-type="float" office:value="0.1111425" calcext:value-type="float">
            <text:p>0.1111425</text:p>
          </table:table-cell>
          <table:table-cell office:value-type="float" office:value="0.1108587" calcext:value-type="float">
            <text:p>0.1108587</text:p>
          </table:table-cell>
          <table:table-cell office:value-type="float" office:value="0.1130795" calcext:value-type="float">
            <text:p>0.1130795</text:p>
          </table:table-cell>
          <table:table-cell office:value-type="float" office:value="0.1131327" calcext:value-type="float">
            <text:p>0.1131327</text:p>
          </table:table-cell>
          <table:table-cell office:value-type="float" office:value="0.1164376" calcext:value-type="float">
            <text:p>0.1164376</text:p>
          </table:table-cell>
          <table:table-cell office:value-type="float" office:value="0.1203533" calcext:value-type="float">
            <text:p>0.1203533</text:p>
          </table:table-cell>
          <table:table-cell office:value-type="float" office:value="0" calcext:value-type="float">
            <text:p>0</text:p>
          </table:table-cell>
          <table:table-cell office:value-type="float" office:value="7.762358" calcext:value-type="float">
            <text:p>7.762358</text:p>
          </table:table-cell>
          <table:table-cell office:value-type="float" office:value="9.647816" calcext:value-type="float">
            <text:p>9.647816</text:p>
          </table:table-cell>
          <table:table-cell office:value-type="float" office:value="16.84755" calcext:value-type="float">
            <text:p>16.84755</text:p>
          </table:table-cell>
          <table:table-cell office:value-type="float" office:value="4.305933" calcext:value-type="float">
            <text:p>4.305933</text:p>
          </table:table-cell>
          <table:table-cell office:value-type="float" office:value="3.416889" calcext:value-type="float">
            <text:p>3.416889</text:p>
          </table:table-cell>
          <table:table-cell office:value-type="float" office:value="1.787821" calcext:value-type="float">
            <text:p>1.787821</text:p>
          </table:table-cell>
          <table:table-cell office:value-type="float" office:value="1.476163" calcext:value-type="float">
            <text:p>1.476163</text:p>
          </table:table-cell>
          <table:table-cell office:value-type="float" office:value="3.203975" calcext:value-type="float">
            <text:p>3.203975</text:p>
          </table:table-cell>
          <table:table-cell office:value-type="float" office:value="4.834316" calcext:value-type="float">
            <text:p>4.834316</text:p>
          </table:table-cell>
          <table:table-cell office:value-type="float" office:value="4.828629" calcext:value-type="float">
            <text:p>4.828629</text:p>
          </table:table-cell>
          <table:table-cell office:value-type="float" office:value="5.059217" calcext:value-type="float">
            <text:p>5.059217</text:p>
          </table:table-cell>
          <table:table-cell office:value-type="float" office:value="5.071652" calcext:value-type="float">
            <text:p>5.071652</text:p>
          </table:table-cell>
          <table:table-cell office:value-type="float" office:value="5.388202" calcext:value-type="float">
            <text:p>5.388202</text:p>
          </table:table-cell>
          <table:table-cell office:value-type="float" office:value="5.76152" calcext:value-type="float">
            <text:p>5.76152</text:p>
          </table:table-cell>
          <table:table-cell office:value-type="float" office:value="0" calcext:value-type="float">
            <text:p>0</text:p>
          </table:table-cell>
          <table:table-cell office:value-type="float" office:value="0.003191039" calcext:value-type="float">
            <text:p>0.00319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69675" calcext:value-type="float">
            <text:p>0.033696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2.175956" calcext:value-type="float">
            <text:p>2.175956</text:p>
          </table:table-cell>
          <table:table-cell office:value-type="float" office:value="136.9431" calcext:value-type="float">
            <text:p>136.9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366" calcext:value-type="float">
            <text:p>19.6436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0252" calcext:value-type="float">
            <text:p>4.08025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083" calcext:value-type="float">
            <text:p>2.048083E-07</text:p>
          </table:table-cell>
          <table:table-cell office:value-type="float" office:value="1183.886" calcext:value-type="float">
            <text:p>1183.886</text:p>
          </table:table-cell>
          <table:table-cell office:value-type="float" office:value="1.642278" calcext:value-type="float">
            <text:p>1.642278</text:p>
          </table:table-cell>
          <table:table-cell office:value-type="float" office:value="0" calcext:value-type="float">
            <text:p>0</text:p>
          </table:table-cell>
          <table:table-cell office:value-type="float" office:value="0.007787368" calcext:value-type="float">
            <text:p>0.007787368</text:p>
          </table:table-cell>
          <table:table-cell office:value-type="float" office:value="0.06787761" calcext:value-type="float">
            <text:p>0.06787761</text:p>
          </table:table-cell>
          <table:table-cell office:value-type="float" office:value="0.1112536" calcext:value-type="float">
            <text:p>0.1112536</text:p>
          </table:table-cell>
          <table:table-cell office:value-type="float" office:value="0.02981507" calcext:value-type="float">
            <text:p>0.02981507</text:p>
          </table:table-cell>
          <table:table-cell office:value-type="float" office:value="0.02391023" calcext:value-type="float">
            <text:p>0.02391023</text:p>
          </table:table-cell>
          <table:table-cell office:value-type="float" office:value="0.01824802" calcext:value-type="float">
            <text:p>0.01824802</text:p>
          </table:table-cell>
          <table:table-cell office:value-type="float" office:value="0.02312289" calcext:value-type="float">
            <text:p>0.02312289</text:p>
          </table:table-cell>
          <table:table-cell office:value-type="float" office:value="0.0604551" calcext:value-type="float">
            <text:p>0.0604551</text:p>
          </table:table-cell>
          <table:table-cell office:value-type="float" office:value="0.1112206" calcext:value-type="float">
            <text:p>0.1112206</text:p>
          </table:table-cell>
          <table:table-cell office:value-type="float" office:value="0.1109457" calcext:value-type="float">
            <text:p>0.1109457</text:p>
          </table:table-cell>
          <table:table-cell office:value-type="float" office:value="0.1131763" calcext:value-type="float">
            <text:p>0.1131763</text:p>
          </table:table-cell>
          <table:table-cell office:value-type="float" office:value="0.1132296" calcext:value-type="float">
            <text:p>0.1132296</text:p>
          </table:table-cell>
          <table:table-cell office:value-type="float" office:value="0.1165386" calcext:value-type="float">
            <text:p>0.1165386</text:p>
          </table:table-cell>
          <table:table-cell office:value-type="float" office:value="0.1204586" calcext:value-type="float">
            <text:p>0.1204586</text:p>
          </table:table-cell>
          <table:table-cell office:value-type="float" office:value="0" calcext:value-type="float">
            <text:p>0</text:p>
          </table:table-cell>
          <table:table-cell office:value-type="float" office:value="7.753084" calcext:value-type="float">
            <text:p>7.753084</text:p>
          </table:table-cell>
          <table:table-cell office:value-type="float" office:value="9.644661" calcext:value-type="float">
            <text:p>9.644661</text:p>
          </table:table-cell>
          <table:table-cell office:value-type="float" office:value="16.83619" calcext:value-type="float">
            <text:p>16.83619</text:p>
          </table:table-cell>
          <table:table-cell office:value-type="float" office:value="4.303599" calcext:value-type="float">
            <text:p>4.303599</text:p>
          </table:table-cell>
          <table:table-cell office:value-type="float" office:value="3.415144" calcext:value-type="float">
            <text:p>3.415144</text:p>
          </table:table-cell>
          <table:table-cell office:value-type="float" office:value="1.788294" calcext:value-type="float">
            <text:p>1.788294</text:p>
          </table:table-cell>
          <table:table-cell office:value-type="float" office:value="1.477915" calcext:value-type="float">
            <text:p>1.477915</text:p>
          </table:table-cell>
          <table:table-cell office:value-type="float" office:value="3.209149" calcext:value-type="float">
            <text:p>3.209149</text:p>
          </table:table-cell>
          <table:table-cell office:value-type="float" office:value="4.842731" calcext:value-type="float">
            <text:p>4.842731</text:p>
          </table:table-cell>
          <table:table-cell office:value-type="float" office:value="4.837364" calcext:value-type="float">
            <text:p>4.837364</text:p>
          </table:table-cell>
          <table:table-cell office:value-type="float" office:value="5.068437" calcext:value-type="float">
            <text:p>5.068437</text:p>
          </table:table-cell>
          <table:table-cell office:value-type="float" office:value="5.08092" calcext:value-type="float">
            <text:p>5.08092</text:p>
          </table:table-cell>
          <table:table-cell office:value-type="float" office:value="5.397583" calcext:value-type="float">
            <text:p>5.397583</text:p>
          </table:table-cell>
          <table:table-cell office:value-type="float" office:value="5.770959" calcext:value-type="float">
            <text:p>5.770959</text:p>
          </table:table-cell>
          <table:table-cell office:value-type="float" office:value="0" calcext:value-type="float">
            <text:p>0</text:p>
          </table:table-cell>
          <table:table-cell office:value-type="float" office:value="0.003163927" calcext:value-type="float">
            <text:p>0.00316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14743" calcext:value-type="float">
            <text:p>0.034147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2.17506" calcext:value-type="float">
            <text:p>2.17506</text:p>
          </table:table-cell>
          <table:table-cell office:value-type="float" office:value="136.9434" calcext:value-type="float">
            <text:p>136.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7383" calcext:value-type="float">
            <text:p>19.6738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315" calcext:value-type="float">
            <text:p>4.08131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65" calcext:value-type="float">
            <text:p>2.04865E-07</text:p>
          </table:table-cell>
          <table:table-cell office:value-type="float" office:value="1183.856" calcext:value-type="float">
            <text:p>1183.856</text:p>
          </table:table-cell>
          <table:table-cell office:value-type="float" office:value="1.647311" calcext:value-type="float">
            <text:p>1.647311</text:p>
          </table:table-cell>
          <table:table-cell office:value-type="float" office:value="0" calcext:value-type="float">
            <text:p>0</text:p>
          </table:table-cell>
          <table:table-cell office:value-type="float" office:value="0.004434467" calcext:value-type="float">
            <text:p>0.004434467</text:p>
          </table:table-cell>
          <table:table-cell office:value-type="float" office:value="0.06497809" calcext:value-type="float">
            <text:p>0.06497809</text:p>
          </table:table-cell>
          <table:table-cell office:value-type="float" office:value="0.1096475" calcext:value-type="float">
            <text:p>0.1096475</text:p>
          </table:table-cell>
          <table:table-cell office:value-type="float" office:value="0.02983887" calcext:value-type="float">
            <text:p>0.02983887</text:p>
          </table:table-cell>
          <table:table-cell office:value-type="float" office:value="0.02392963" calcext:value-type="float">
            <text:p>0.02392963</text:p>
          </table:table-cell>
          <table:table-cell office:value-type="float" office:value="0.01824914" calcext:value-type="float">
            <text:p>0.01824914</text:p>
          </table:table-cell>
          <table:table-cell office:value-type="float" office:value="0.02313238" calcext:value-type="float">
            <text:p>0.02313238</text:p>
          </table:table-cell>
          <table:table-cell office:value-type="float" office:value="0.06049081" calcext:value-type="float">
            <text:p>0.06049081</text:p>
          </table:table-cell>
          <table:table-cell office:value-type="float" office:value="0.1112994" calcext:value-type="float">
            <text:p>0.1112994</text:p>
          </table:table-cell>
          <table:table-cell office:value-type="float" office:value="0.1110331" calcext:value-type="float">
            <text:p>0.1110331</text:p>
          </table:table-cell>
          <table:table-cell office:value-type="float" office:value="0.113273" calcext:value-type="float">
            <text:p>0.113273</text:p>
          </table:table-cell>
          <table:table-cell office:value-type="float" office:value="0.1133277" calcext:value-type="float">
            <text:p>0.1133277</text:p>
          </table:table-cell>
          <table:table-cell office:value-type="float" office:value="0.1166395" calcext:value-type="float">
            <text:p>0.1166395</text:p>
          </table:table-cell>
          <table:table-cell office:value-type="float" office:value="0.1205643" calcext:value-type="float">
            <text:p>0.1205643</text:p>
          </table:table-cell>
          <table:table-cell office:value-type="float" office:value="0" calcext:value-type="float">
            <text:p>0</text:p>
          </table:table-cell>
          <table:table-cell office:value-type="float" office:value="7.740412" calcext:value-type="float">
            <text:p>7.740412</text:p>
          </table:table-cell>
          <table:table-cell office:value-type="float" office:value="9.640553" calcext:value-type="float">
            <text:p>9.640553</text:p>
          </table:table-cell>
          <table:table-cell office:value-type="float" office:value="16.82462" calcext:value-type="float">
            <text:p>16.82462</text:p>
          </table:table-cell>
          <table:table-cell office:value-type="float" office:value="4.301297" calcext:value-type="float">
            <text:p>4.301297</text:p>
          </table:table-cell>
          <table:table-cell office:value-type="float" office:value="3.413408" calcext:value-type="float">
            <text:p>3.413408</text:p>
          </table:table-cell>
          <table:table-cell office:value-type="float" office:value="1.788765" calcext:value-type="float">
            <text:p>1.788765</text:p>
          </table:table-cell>
          <table:table-cell office:value-type="float" office:value="1.479666" calcext:value-type="float">
            <text:p>1.479666</text:p>
          </table:table-cell>
          <table:table-cell office:value-type="float" office:value="3.214296" calcext:value-type="float">
            <text:p>3.214296</text:p>
          </table:table-cell>
          <table:table-cell office:value-type="float" office:value="4.851141" calcext:value-type="float">
            <text:p>4.851141</text:p>
          </table:table-cell>
          <table:table-cell office:value-type="float" office:value="4.846096" calcext:value-type="float">
            <text:p>4.846096</text:p>
          </table:table-cell>
          <table:table-cell office:value-type="float" office:value="5.077658" calcext:value-type="float">
            <text:p>5.077658</text:p>
          </table:table-cell>
          <table:table-cell office:value-type="float" office:value="5.090185" calcext:value-type="float">
            <text:p>5.090185</text:p>
          </table:table-cell>
          <table:table-cell office:value-type="float" office:value="5.406963" calcext:value-type="float">
            <text:p>5.406963</text:p>
          </table:table-cell>
          <table:table-cell office:value-type="float" office:value="5.781742" calcext:value-type="float">
            <text:p>5.781742</text:p>
          </table:table-cell>
          <table:table-cell office:value-type="float" office:value="0" calcext:value-type="float">
            <text:p>0</text:p>
          </table:table-cell>
          <table:table-cell office:value-type="float" office:value="0.006469587" calcext:value-type="float">
            <text:p>0.006469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7987" calcext:value-type="float">
            <text:p>0.034579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2.173352" calcext:value-type="float">
            <text:p>2.173352</text:p>
          </table:table-cell>
          <table:table-cell office:value-type="float" office:value="136.9445" calcext:value-type="float">
            <text:p>136.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0378" calcext:value-type="float">
            <text:p>19.7037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554" calcext:value-type="float">
            <text:p>4.08155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777" calcext:value-type="float">
            <text:p>2.048777E-07</text:p>
          </table:table-cell>
          <table:table-cell office:value-type="float" office:value="1183.826" calcext:value-type="float">
            <text:p>1183.826</text:p>
          </table:table-cell>
          <table:table-cell office:value-type="float" office:value="1.660291" calcext:value-type="float">
            <text:p>1.660291</text:p>
          </table:table-cell>
          <table:table-cell office:value-type="float" office:value="0" calcext:value-type="float">
            <text:p>0</text:p>
          </table:table-cell>
          <table:table-cell office:value-type="float" office:value="0.005643547" calcext:value-type="float">
            <text:p>0.005643547</text:p>
          </table:table-cell>
          <table:table-cell office:value-type="float" office:value="0.06713913" calcext:value-type="float">
            <text:p>0.06713913</text:p>
          </table:table-cell>
          <table:table-cell office:value-type="float" office:value="0.1043089" calcext:value-type="float">
            <text:p>0.1043089</text:p>
          </table:table-cell>
          <table:table-cell office:value-type="float" office:value="0.03024268" calcext:value-type="float">
            <text:p>0.03024268</text:p>
          </table:table-cell>
          <table:table-cell office:value-type="float" office:value="0.02400462" calcext:value-type="float">
            <text:p>0.02400462</text:p>
          </table:table-cell>
          <table:table-cell office:value-type="float" office:value="0.01826771" calcext:value-type="float">
            <text:p>0.01826771</text:p>
          </table:table-cell>
          <table:table-cell office:value-type="float" office:value="0.02313829" calcext:value-type="float">
            <text:p>0.02313829</text:p>
          </table:table-cell>
          <table:table-cell office:value-type="float" office:value="0.06052932" calcext:value-type="float">
            <text:p>0.06052932</text:p>
          </table:table-cell>
          <table:table-cell office:value-type="float" office:value="0.1113793" calcext:value-type="float">
            <text:p>0.1113793</text:p>
          </table:table-cell>
          <table:table-cell office:value-type="float" office:value="0.1111208" calcext:value-type="float">
            <text:p>0.1111208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0.113426" calcext:value-type="float">
            <text:p>0.113426</text:p>
          </table:table-cell>
          <table:table-cell office:value-type="float" office:value="0.11674" calcext:value-type="float">
            <text:p>0.11674</text:p>
          </table:table-cell>
          <table:table-cell office:value-type="float" office:value="0.1206698" calcext:value-type="float">
            <text:p>0.1206698</text:p>
          </table:table-cell>
          <table:table-cell office:value-type="float" office:value="0" calcext:value-type="float">
            <text:p>0</text:p>
          </table:table-cell>
          <table:table-cell office:value-type="float" office:value="7.723146" calcext:value-type="float">
            <text:p>7.723146</text:p>
          </table:table-cell>
          <table:table-cell office:value-type="float" office:value="9.6357" calcext:value-type="float">
            <text:p>9.6357</text:p>
          </table:table-cell>
          <table:table-cell office:value-type="float" office:value="16.81096" calcext:value-type="float">
            <text:p>16.81096</text:p>
          </table:table-cell>
          <table:table-cell office:value-type="float" office:value="4.299029" calcext:value-type="float">
            <text:p>4.299029</text:p>
          </table:table-cell>
          <table:table-cell office:value-type="float" office:value="3.4117" calcext:value-type="float">
            <text:p>3.4117</text:p>
          </table:table-cell>
          <table:table-cell office:value-type="float" office:value="1.789228" calcext:value-type="float">
            <text:p>1.789228</text:p>
          </table:table-cell>
          <table:table-cell office:value-type="float" office:value="1.481413" calcext:value-type="float">
            <text:p>1.481413</text:p>
          </table:table-cell>
          <table:table-cell office:value-type="float" office:value="3.219443" calcext:value-type="float">
            <text:p>3.219443</text:p>
          </table:table-cell>
          <table:table-cell office:value-type="float" office:value="4.859551" calcext:value-type="float">
            <text:p>4.859551</text:p>
          </table:table-cell>
          <table:table-cell office:value-type="float" office:value="4.854809" calcext:value-type="float">
            <text:p>4.854809</text:p>
          </table:table-cell>
          <table:table-cell office:value-type="float" office:value="5.086877" calcext:value-type="float">
            <text:p>5.086877</text:p>
          </table:table-cell>
          <table:table-cell office:value-type="float" office:value="5.099449" calcext:value-type="float">
            <text:p>5.099449</text:p>
          </table:table-cell>
          <table:table-cell office:value-type="float" office:value="5.416334" calcext:value-type="float">
            <text:p>5.416334</text:p>
          </table:table-cell>
          <table:table-cell office:value-type="float" office:value="5.7938" calcext:value-type="float">
            <text:p>5.7938</text:p>
          </table:table-cell>
          <table:table-cell office:value-type="float" office:value="0" calcext:value-type="float">
            <text:p>0</text:p>
          </table:table-cell>
          <table:table-cell office:value-type="float" office:value="0.003792682" calcext:value-type="float">
            <text:p>0.003792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97628" calcext:value-type="float">
            <text:p>0.034976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2.171422" calcext:value-type="float">
            <text:p>2.171422</text:p>
          </table:table-cell>
          <table:table-cell office:value-type="float" office:value="136.9458" calcext:value-type="float">
            <text:p>136.9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3373" calcext:value-type="float">
            <text:p>19.73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554" calcext:value-type="float">
            <text:p>4.08155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777" calcext:value-type="float">
            <text:p>2.048777E-07</text:p>
          </table:table-cell>
          <table:table-cell office:value-type="float" office:value="1183.797" calcext:value-type="float">
            <text:p>1183.797</text:p>
          </table:table-cell>
          <table:table-cell office:value-type="float" office:value="1.672118" calcext:value-type="float">
            <text:p>1.672118</text:p>
          </table:table-cell>
          <table:table-cell office:value-type="float" office:value="0" calcext:value-type="float">
            <text:p>0</text:p>
          </table:table-cell>
          <table:table-cell office:value-type="float" office:value="0.003466317" calcext:value-type="float">
            <text:p>0.003466317</text:p>
          </table:table-cell>
          <table:table-cell office:value-type="float" office:value="0.07135054" calcext:value-type="float">
            <text:p>0.07135054</text:p>
          </table:table-cell>
          <table:table-cell office:value-type="float" office:value="0.11051" calcext:value-type="float">
            <text:p>0.11051</text:p>
          </table:table-cell>
          <table:table-cell office:value-type="float" office:value="0.03038352" calcext:value-type="float">
            <text:p>0.03038352</text:p>
          </table:table-cell>
          <table:table-cell office:value-type="float" office:value="0.02439407" calcext:value-type="float">
            <text:p>0.02439407</text:p>
          </table:table-cell>
          <table:table-cell office:value-type="float" office:value="0.01842917" calcext:value-type="float">
            <text:p>0.01842917</text:p>
          </table:table-cell>
          <table:table-cell office:value-type="float" office:value="0.02319301" calcext:value-type="float">
            <text:p>0.02319301</text:p>
          </table:table-cell>
          <table:table-cell office:value-type="float" office:value="0.06057706" calcext:value-type="float">
            <text:p>0.06057706</text:p>
          </table:table-cell>
          <table:table-cell office:value-type="float" office:value="0.1114613" calcext:value-type="float">
            <text:p>0.1114613</text:p>
          </table:table-cell>
          <table:table-cell office:value-type="float" office:value="0.1112087" calcext:value-type="float">
            <text:p>0.1112087</text:p>
          </table:table-cell>
          <table:table-cell office:value-type="float" office:value="0.1134666" calcext:value-type="float">
            <text:p>0.1134666</text:p>
          </table:table-cell>
          <table:table-cell office:value-type="float" office:value="0.113524" calcext:value-type="float">
            <text:p>0.113524</text:p>
          </table:table-cell>
          <table:table-cell office:value-type="float" office:value="0.116839" calcext:value-type="float">
            <text:p>0.116839</text:p>
          </table:table-cell>
          <table:table-cell office:value-type="float" office:value="0.1207757" calcext:value-type="float">
            <text:p>0.1207757</text:p>
          </table:table-cell>
          <table:table-cell office:value-type="float" office:value="0" calcext:value-type="float">
            <text:p>0</text:p>
          </table:table-cell>
          <table:table-cell office:value-type="float" office:value="7.709062" calcext:value-type="float">
            <text:p>7.709062</text:p>
          </table:table-cell>
          <table:table-cell office:value-type="float" office:value="9.631661" calcext:value-type="float">
            <text:p>9.631661</text:p>
          </table:table-cell>
          <table:table-cell office:value-type="float" office:value="16.79734" calcext:value-type="float">
            <text:p>16.79734</text:p>
          </table:table-cell>
          <table:table-cell office:value-type="float" office:value="4.296838" calcext:value-type="float">
            <text:p>4.296838</text:p>
          </table:table-cell>
          <table:table-cell office:value-type="float" office:value="3.410041" calcext:value-type="float">
            <text:p>3.410041</text:p>
          </table:table-cell>
          <table:table-cell office:value-type="float" office:value="1.789706" calcext:value-type="float">
            <text:p>1.789706</text:p>
          </table:table-cell>
          <table:table-cell office:value-type="float" office:value="1.483159" calcext:value-type="float">
            <text:p>1.483159</text:p>
          </table:table-cell>
          <table:table-cell office:value-type="float" office:value="3.22459" calcext:value-type="float">
            <text:p>3.22459</text:p>
          </table:table-cell>
          <table:table-cell office:value-type="float" office:value="4.867933" calcext:value-type="float">
            <text:p>4.867933</text:p>
          </table:table-cell>
          <table:table-cell office:value-type="float" office:value="4.863502" calcext:value-type="float">
            <text:p>4.863502</text:p>
          </table:table-cell>
          <table:table-cell office:value-type="float" office:value="5.096094" calcext:value-type="float">
            <text:p>5.096094</text:p>
          </table:table-cell>
          <table:table-cell office:value-type="float" office:value="5.108679" calcext:value-type="float">
            <text:p>5.108679</text:p>
          </table:table-cell>
          <table:table-cell office:value-type="float" office:value="5.425676" calcext:value-type="float">
            <text:p>5.425676</text:p>
          </table:table-cell>
          <table:table-cell office:value-type="float" office:value="5.803798" calcext:value-type="float">
            <text:p>5.803798</text:p>
          </table:table-cell>
          <table:table-cell office:value-type="float" office:value="0" calcext:value-type="float">
            <text:p>0</text:p>
          </table:table-cell>
          <table:table-cell office:value-type="float" office:value="0.002872389" calcext:value-type="float">
            <text:p>0.002872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47393" calcext:value-type="float">
            <text:p>0.035473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2.170189" calcext:value-type="float">
            <text:p>2.170189</text:p>
          </table:table-cell>
          <table:table-cell office:value-type="float" office:value="136.9461" calcext:value-type="float">
            <text:p>136.9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638" calcext:value-type="float">
            <text:p>19.763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554" calcext:value-type="float">
            <text:p>4.08155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777" calcext:value-type="float">
            <text:p>2.048777E-07</text:p>
          </table:table-cell>
          <table:table-cell office:value-type="float" office:value="1183.767" calcext:value-type="float">
            <text:p>1183.767</text:p>
          </table:table-cell>
          <table:table-cell office:value-type="float" office:value="1.676814" calcext:value-type="float">
            <text:p>1.676814</text:p>
          </table:table-cell>
          <table:table-cell office:value-type="float" office:value="0" calcext:value-type="float">
            <text:p>0</text:p>
          </table:table-cell>
          <table:table-cell office:value-type="float" office:value="0.00790344" calcext:value-type="float">
            <text:p>0.00790344</text:p>
          </table:table-cell>
          <table:table-cell office:value-type="float" office:value="0.07427728" calcext:value-type="float">
            <text:p>0.07427728</text:p>
          </table:table-cell>
          <table:table-cell office:value-type="float" office:value="0.1123473" calcext:value-type="float">
            <text:p>0.1123473</text:p>
          </table:table-cell>
          <table:table-cell office:value-type="float" office:value="0.03049158" calcext:value-type="float">
            <text:p>0.03049158</text:p>
          </table:table-cell>
          <table:table-cell office:value-type="float" office:value="0.02456599" calcext:value-type="float">
            <text:p>0.02456599</text:p>
          </table:table-cell>
          <table:table-cell office:value-type="float" office:value="0.01879018" calcext:value-type="float">
            <text:p>0.01879018</text:p>
          </table:table-cell>
          <table:table-cell office:value-type="float" office:value="0.02340821" calcext:value-type="float">
            <text:p>0.02340821</text:p>
          </table:table-cell>
          <table:table-cell office:value-type="float" office:value="0.06068484" calcext:value-type="float">
            <text:p>0.06068484</text:p>
          </table:table-cell>
          <table:table-cell office:value-type="float" office:value="0.1115522" calcext:value-type="float">
            <text:p>0.1115522</text:p>
          </table:table-cell>
          <table:table-cell office:value-type="float" office:value="0.1112972" calcext:value-type="float">
            <text:p>0.1112972</text:p>
          </table:table-cell>
          <table:table-cell office:value-type="float" office:value="0.1135633" calcext:value-type="float">
            <text:p>0.1135633</text:p>
          </table:table-cell>
          <table:table-cell office:value-type="float" office:value="0.1136224" calcext:value-type="float">
            <text:p>0.1136224</text:p>
          </table:table-cell>
          <table:table-cell office:value-type="float" office:value="0.1169382" calcext:value-type="float">
            <text:p>0.1169382</text:p>
          </table:table-cell>
          <table:table-cell office:value-type="float" office:value="0.1208815" calcext:value-type="float">
            <text:p>0.1208815</text:p>
          </table:table-cell>
          <table:table-cell office:value-type="float" office:value="0" calcext:value-type="float">
            <text:p>0</text:p>
          </table:table-cell>
          <table:table-cell office:value-type="float" office:value="7.696227" calcext:value-type="float">
            <text:p>7.696227</text:p>
          </table:table-cell>
          <table:table-cell office:value-type="float" office:value="9.628743" calcext:value-type="float">
            <text:p>9.628743</text:p>
          </table:table-cell>
          <table:table-cell office:value-type="float" office:value="16.78518" calcext:value-type="float">
            <text:p>16.78518</text:p>
          </table:table-cell>
          <table:table-cell office:value-type="float" office:value="4.29468" calcext:value-type="float">
            <text:p>4.29468</text:p>
          </table:table-cell>
          <table:table-cell office:value-type="float" office:value="3.408484" calcext:value-type="float">
            <text:p>3.408484</text:p>
          </table:table-cell>
          <table:table-cell office:value-type="float" office:value="1.790246" calcext:value-type="float">
            <text:p>1.790246</text:p>
          </table:table-cell>
          <table:table-cell office:value-type="float" office:value="1.484932" calcext:value-type="float">
            <text:p>1.484932</text:p>
          </table:table-cell>
          <table:table-cell office:value-type="float" office:value="3.229737" calcext:value-type="float">
            <text:p>3.229737</text:p>
          </table:table-cell>
          <table:table-cell office:value-type="float" office:value="4.876297" calcext:value-type="float">
            <text:p>4.876297</text:p>
          </table:table-cell>
          <table:table-cell office:value-type="float" office:value="4.872196" calcext:value-type="float">
            <text:p>4.872196</text:p>
          </table:table-cell>
          <table:table-cell office:value-type="float" office:value="5.105257" calcext:value-type="float">
            <text:p>5.105257</text:p>
          </table:table-cell>
          <table:table-cell office:value-type="float" office:value="5.117905" calcext:value-type="float">
            <text:p>5.117905</text:p>
          </table:table-cell>
          <table:table-cell office:value-type="float" office:value="5.435018" calcext:value-type="float">
            <text:p>5.435018</text:p>
          </table:table-cell>
          <table:table-cell office:value-type="float" office:value="5.813658" calcext:value-type="float">
            <text:p>5.813658</text:p>
          </table:table-cell>
          <table:table-cell office:value-type="float" office:value="0" calcext:value-type="float">
            <text:p>0</text:p>
          </table:table-cell>
          <table:table-cell office:value-type="float" office:value="0.001930956" calcext:value-type="float">
            <text:p>0.00193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11371" calcext:value-type="float">
            <text:p>0.036113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2.169539" calcext:value-type="float">
            <text:p>2.169539</text:p>
          </table:table-cell>
          <table:table-cell office:value-type="float" office:value="136.9459" calcext:value-type="float">
            <text:p>136.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9392" calcext:value-type="float">
            <text:p>19.7939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554" calcext:value-type="float">
            <text:p>4.08155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777" calcext:value-type="float">
            <text:p>2.048777E-07</text:p>
          </table:table-cell>
          <table:table-cell office:value-type="float" office:value="1183.738" calcext:value-type="float">
            <text:p>1183.738</text:p>
          </table:table-cell>
          <table:table-cell office:value-type="float" office:value="1.677394" calcext:value-type="float">
            <text:p>1.677394</text:p>
          </table:table-cell>
          <table:table-cell office:value-type="float" office:value="0" calcext:value-type="float">
            <text:p>0</text:p>
          </table:table-cell>
          <table:table-cell office:value-type="float" office:value="0.02191381" calcext:value-type="float">
            <text:p>0.02191381</text:p>
          </table:table-cell>
          <table:table-cell office:value-type="float" office:value="0.07552174" calcext:value-type="float">
            <text:p>0.07552174</text:p>
          </table:table-cell>
          <table:table-cell office:value-type="float" office:value="0.1119108" calcext:value-type="float">
            <text:p>0.1119108</text:p>
          </table:table-cell>
          <table:table-cell office:value-type="float" office:value="0.03033769" calcext:value-type="float">
            <text:p>0.03033769</text:p>
          </table:table-cell>
          <table:table-cell office:value-type="float" office:value="0.02441201" calcext:value-type="float">
            <text:p>0.02441201</text:p>
          </table:table-cell>
          <table:table-cell office:value-type="float" office:value="0.01890789" calcext:value-type="float">
            <text:p>0.01890789</text:p>
          </table:table-cell>
          <table:table-cell office:value-type="float" office:value="0.02354922" calcext:value-type="float">
            <text:p>0.02354922</text:p>
          </table:table-cell>
          <table:table-cell office:value-type="float" office:value="0.06081801" calcext:value-type="float">
            <text:p>0.06081801</text:p>
          </table:table-cell>
          <table:table-cell office:value-type="float" office:value="0.1116585" calcext:value-type="float">
            <text:p>0.1116585</text:p>
          </table:table-cell>
          <table:table-cell office:value-type="float" office:value="0.1113883" calcext:value-type="float">
            <text:p>0.1113883</text:p>
          </table:table-cell>
          <table:table-cell office:value-type="float" office:value="0.1136598" calcext:value-type="float">
            <text:p>0.1136598</text:p>
          </table:table-cell>
          <table:table-cell office:value-type="float" office:value="0.1137222" calcext:value-type="float">
            <text:p>0.1137222</text:p>
          </table:table-cell>
          <table:table-cell office:value-type="float" office:value="0.1170378" calcext:value-type="float">
            <text:p>0.1170378</text:p>
          </table:table-cell>
          <table:table-cell office:value-type="float" office:value="0.120987" calcext:value-type="float">
            <text:p>0.120987</text:p>
          </table:table-cell>
          <table:table-cell office:value-type="float" office:value="0" calcext:value-type="float">
            <text:p>0</text:p>
          </table:table-cell>
          <table:table-cell office:value-type="float" office:value="7.68684" calcext:value-type="float">
            <text:p>7.68684</text:p>
          </table:table-cell>
          <table:table-cell office:value-type="float" office:value="9.62605" calcext:value-type="float">
            <text:p>9.62605</text:p>
          </table:table-cell>
          <table:table-cell office:value-type="float" office:value="16.77339" calcext:value-type="float">
            <text:p>16.77339</text:p>
          </table:table-cell>
          <table:table-cell office:value-type="float" office:value="4.292519" calcext:value-type="float">
            <text:p>4.292519</text:p>
          </table:table-cell>
          <table:table-cell office:value-type="float" office:value="3.406927" calcext:value-type="float">
            <text:p>3.406927</text:p>
          </table:table-cell>
          <table:table-cell office:value-type="float" office:value="1.790843" calcext:value-type="float">
            <text:p>1.790843</text:p>
          </table:table-cell>
          <table:table-cell office:value-type="float" office:value="1.486741" calcext:value-type="float">
            <text:p>1.486741</text:p>
          </table:table-cell>
          <table:table-cell office:value-type="float" office:value="3.234892" calcext:value-type="float">
            <text:p>3.234892</text:p>
          </table:table-cell>
          <table:table-cell office:value-type="float" office:value="4.884662" calcext:value-type="float">
            <text:p>4.884662</text:p>
          </table:table-cell>
          <table:table-cell office:value-type="float" office:value="4.880884" calcext:value-type="float">
            <text:p>4.880884</text:p>
          </table:table-cell>
          <table:table-cell office:value-type="float" office:value="5.11442" calcext:value-type="float">
            <text:p>5.11442</text:p>
          </table:table-cell>
          <table:table-cell office:value-type="float" office:value="5.127129" calcext:value-type="float">
            <text:p>5.127129</text:p>
          </table:table-cell>
          <table:table-cell office:value-type="float" office:value="5.444361" calcext:value-type="float">
            <text:p>5.444361</text:p>
          </table:table-cell>
          <table:table-cell office:value-type="float" office:value="5.823489" calcext:value-type="float">
            <text:p>5.823489</text:p>
          </table:table-cell>
          <table:table-cell office:value-type="float" office:value="0" calcext:value-type="float">
            <text:p>0</text:p>
          </table:table-cell>
          <table:table-cell office:value-type="float" office:value="0.002110102" calcext:value-type="float">
            <text:p>0.002110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78662" calcext:value-type="float">
            <text:p>0.036786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.16883" calcext:value-type="float">
            <text:p>2.16883</text:p>
          </table:table-cell>
          <table:table-cell office:value-type="float" office:value="136.9457" calcext:value-type="float">
            <text:p>136.9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2403" calcext:value-type="float">
            <text:p>19.82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614" calcext:value-type="float">
            <text:p>4.08161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811" calcext:value-type="float">
            <text:p>2.048811E-07</text:p>
          </table:table-cell>
          <table:table-cell office:value-type="float" office:value="1183.709" calcext:value-type="float">
            <text:p>1183.709</text:p>
          </table:table-cell>
          <table:table-cell office:value-type="float" office:value="1.67763" calcext:value-type="float">
            <text:p>1.67763</text:p>
          </table:table-cell>
          <table:table-cell office:value-type="float" office:value="0" calcext:value-type="float">
            <text:p>0</text:p>
          </table:table-cell>
          <table:table-cell office:value-type="float" office:value="0.03053763" calcext:value-type="float">
            <text:p>0.03053763</text:p>
          </table:table-cell>
          <table:table-cell office:value-type="float" office:value="0.07604288" calcext:value-type="float">
            <text:p>0.07604288</text:p>
          </table:table-cell>
          <table:table-cell office:value-type="float" office:value="0.1118639" calcext:value-type="float">
            <text:p>0.1118639</text:p>
          </table:table-cell>
          <table:table-cell office:value-type="float" office:value="0.03044008" calcext:value-type="float">
            <text:p>0.03044008</text:p>
          </table:table-cell>
          <table:table-cell office:value-type="float" office:value="0.02450717" calcext:value-type="float">
            <text:p>0.02450717</text:p>
          </table:table-cell>
          <table:table-cell office:value-type="float" office:value="0.01887933" calcext:value-type="float">
            <text:p>0.01887933</text:p>
          </table:table-cell>
          <table:table-cell office:value-type="float" office:value="0.02356277" calcext:value-type="float">
            <text:p>0.02356277</text:p>
          </table:table-cell>
          <table:table-cell office:value-type="float" office:value="0.06090656" calcext:value-type="float">
            <text:p>0.06090656</text:p>
          </table:table-cell>
          <table:table-cell office:value-type="float" office:value="0.1117696" calcext:value-type="float">
            <text:p>0.1117696</text:p>
          </table:table-cell>
          <table:table-cell office:value-type="float" office:value="0.1114817" calcext:value-type="float">
            <text:p>0.1114817</text:p>
          </table:table-cell>
          <table:table-cell office:value-type="float" office:value="0.1137568" calcext:value-type="float">
            <text:p>0.1137568</text:p>
          </table:table-cell>
          <table:table-cell office:value-type="float" office:value="0.1138202" calcext:value-type="float">
            <text:p>0.1138202</text:p>
          </table:table-cell>
          <table:table-cell office:value-type="float" office:value="0.1171374" calcext:value-type="float">
            <text:p>0.1171374</text:p>
          </table:table-cell>
          <table:table-cell office:value-type="float" office:value="0.1210919" calcext:value-type="float">
            <text:p>0.1210919</text:p>
          </table:table-cell>
          <table:table-cell office:value-type="float" office:value="0" calcext:value-type="float">
            <text:p>0</text:p>
          </table:table-cell>
          <table:table-cell office:value-type="float" office:value="7.679688" calcext:value-type="float">
            <text:p>7.679688</text:p>
          </table:table-cell>
          <table:table-cell office:value-type="float" office:value="9.623181" calcext:value-type="float">
            <text:p>9.623181</text:p>
          </table:table-cell>
          <table:table-cell office:value-type="float" office:value="16.76156" calcext:value-type="float">
            <text:p>16.76156</text:p>
          </table:table-cell>
          <table:table-cell office:value-type="float" office:value="4.290367" calcext:value-type="float">
            <text:p>4.290367</text:p>
          </table:table-cell>
          <table:table-cell office:value-type="float" office:value="3.405365" calcext:value-type="float">
            <text:p>3.405365</text:p>
          </table:table-cell>
          <table:table-cell office:value-type="float" office:value="1.79144" calcext:value-type="float">
            <text:p>1.79144</text:p>
          </table:table-cell>
          <table:table-cell office:value-type="float" office:value="1.488559" calcext:value-type="float">
            <text:p>1.488559</text:p>
          </table:table-cell>
          <table:table-cell office:value-type="float" office:value="3.240071" calcext:value-type="float">
            <text:p>3.240071</text:p>
          </table:table-cell>
          <table:table-cell office:value-type="float" office:value="4.893027" calcext:value-type="float">
            <text:p>4.893027</text:p>
          </table:table-cell>
          <table:table-cell office:value-type="float" office:value="4.889541" calcext:value-type="float">
            <text:p>4.889541</text:p>
          </table:table-cell>
          <table:table-cell office:value-type="float" office:value="5.123583" calcext:value-type="float">
            <text:p>5.123583</text:p>
          </table:table-cell>
          <table:table-cell office:value-type="float" office:value="5.136349" calcext:value-type="float">
            <text:p>5.136349</text:p>
          </table:table-cell>
          <table:table-cell office:value-type="float" office:value="5.453672" calcext:value-type="float">
            <text:p>5.453672</text:p>
          </table:table-cell>
          <table:table-cell office:value-type="float" office:value="5.833313" calcext:value-type="float">
            <text:p>5.833313</text:p>
          </table:table-cell>
          <table:table-cell office:value-type="float" office:value="0" calcext:value-type="float">
            <text:p>0</text:p>
          </table:table-cell>
          <table:table-cell office:value-type="float" office:value="0.002112987" calcext:value-type="float">
            <text:p>0.002112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48409" calcext:value-type="float">
            <text:p>0.037484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2.167702" calcext:value-type="float">
            <text:p>2.167702</text:p>
          </table:table-cell>
          <table:table-cell office:value-type="float" office:value="136.9459" calcext:value-type="float">
            <text:p>136.9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5415" calcext:value-type="float">
            <text:p>19.8541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614" calcext:value-type="float">
            <text:p>4.08161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811" calcext:value-type="float">
            <text:p>2.048811E-07</text:p>
          </table:table-cell>
          <table:table-cell office:value-type="float" office:value="1183.68" calcext:value-type="float">
            <text:p>1183.68</text:p>
          </table:table-cell>
          <table:table-cell office:value-type="float" office:value="1.673593" calcext:value-type="float">
            <text:p>1.673593</text:p>
          </table:table-cell>
          <table:table-cell office:value-type="float" office:value="0" calcext:value-type="float">
            <text:p>0</text:p>
          </table:table-cell>
          <table:table-cell office:value-type="float" office:value="0.02698082" calcext:value-type="float">
            <text:p>0.02698082</text:p>
          </table:table-cell>
          <table:table-cell office:value-type="float" office:value="0.07841647" calcext:value-type="float">
            <text:p>0.07841647</text:p>
          </table:table-cell>
          <table:table-cell office:value-type="float" office:value="0.1123964" calcext:value-type="float">
            <text:p>0.1123964</text:p>
          </table:table-cell>
          <table:table-cell office:value-type="float" office:value="0.03067895" calcext:value-type="float">
            <text:p>0.03067895</text:p>
          </table:table-cell>
          <table:table-cell office:value-type="float" office:value="0.02467393" calcext:value-type="float">
            <text:p>0.02467393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2358179" calcext:value-type="float">
            <text:p>0.02358179</text:p>
          </table:table-cell>
          <table:table-cell office:value-type="float" office:value="0.0609699" calcext:value-type="float">
            <text:p>0.0609699</text:p>
          </table:table-cell>
          <table:table-cell office:value-type="float" office:value="0.111876" calcext:value-type="float">
            <text:p>0.111876</text:p>
          </table:table-cell>
          <table:table-cell office:value-type="float" office:value="0.1115761" calcext:value-type="float">
            <text:p>0.1115761</text:p>
          </table:table-cell>
          <table:table-cell office:value-type="float" office:value="0.1138542" calcext:value-type="float">
            <text:p>0.1138542</text:p>
          </table:table-cell>
          <table:table-cell office:value-type="float" office:value="0.1139182" calcext:value-type="float">
            <text:p>0.1139182</text:p>
          </table:table-cell>
          <table:table-cell office:value-type="float" office:value="0.1172368" calcext:value-type="float">
            <text:p>0.1172368</text:p>
          </table:table-cell>
          <table:table-cell office:value-type="float" office:value="0.1211968" calcext:value-type="float">
            <text:p>0.1211968</text:p>
          </table:table-cell>
          <table:table-cell office:value-type="float" office:value="0" calcext:value-type="float">
            <text:p>0</text:p>
          </table:table-cell>
          <table:table-cell office:value-type="float" office:value="7.674171" calcext:value-type="float">
            <text:p>7.674171</text:p>
          </table:table-cell>
          <table:table-cell office:value-type="float" office:value="9.620511" calcext:value-type="float">
            <text:p>9.620511</text:p>
          </table:table-cell>
          <table:table-cell office:value-type="float" office:value="16.74985" calcext:value-type="float">
            <text:p>16.74985</text:p>
          </table:table-cell>
          <table:table-cell office:value-type="float" office:value="4.288249" calcext:value-type="float">
            <text:p>4.288249</text:p>
          </table:table-cell>
          <table:table-cell office:value-type="float" office:value="3.403835" calcext:value-type="float">
            <text:p>3.403835</text:p>
          </table:table-cell>
          <table:table-cell office:value-type="float" office:value="1.792034" calcext:value-type="float">
            <text:p>1.792034</text:p>
          </table:table-cell>
          <table:table-cell office:value-type="float" office:value="1.490376" calcext:value-type="float">
            <text:p>1.490376</text:p>
          </table:table-cell>
          <table:table-cell office:value-type="float" office:value="3.245249" calcext:value-type="float">
            <text:p>3.245249</text:p>
          </table:table-cell>
          <table:table-cell office:value-type="float" office:value="4.901392" calcext:value-type="float">
            <text:p>4.901392</text:p>
          </table:table-cell>
          <table:table-cell office:value-type="float" office:value="4.898198" calcext:value-type="float">
            <text:p>4.898198</text:p>
          </table:table-cell>
          <table:table-cell office:value-type="float" office:value="5.132747" calcext:value-type="float">
            <text:p>5.132747</text:p>
          </table:table-cell>
          <table:table-cell office:value-type="float" office:value="5.145536" calcext:value-type="float">
            <text:p>5.145536</text:p>
          </table:table-cell>
          <table:table-cell office:value-type="float" office:value="5.462976" calcext:value-type="float">
            <text:p>5.462976</text:p>
          </table:table-cell>
          <table:table-cell office:value-type="float" office:value="5.843134" calcext:value-type="float">
            <text:p>5.843134</text:p>
          </table:table-cell>
          <table:table-cell office:value-type="float" office:value="0" calcext:value-type="float">
            <text:p>0</text:p>
          </table:table-cell>
          <table:table-cell office:value-type="float" office:value="0.001798301" calcext:value-type="float">
            <text:p>0.001798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23538" calcext:value-type="float">
            <text:p>0.038235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2.165543" calcext:value-type="float">
            <text:p>2.165543</text:p>
          </table:table-cell>
          <table:table-cell office:value-type="float" office:value="136.9464" calcext:value-type="float">
            <text:p>136.9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8433" calcext:value-type="float">
            <text:p>19.8843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1614" calcext:value-type="float">
            <text:p>4.081614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8811" calcext:value-type="float">
            <text:p>2.048811E-07</text:p>
          </table:table-cell>
          <table:table-cell office:value-type="float" office:value="1183.651" calcext:value-type="float">
            <text:p>1183.651</text:p>
          </table:table-cell>
          <table:table-cell office:value-type="float" office:value="1.667161" calcext:value-type="float">
            <text:p>1.667161</text:p>
          </table:table-cell>
          <table:table-cell office:value-type="float" office:value="0" calcext:value-type="float">
            <text:p>0</text:p>
          </table:table-cell>
          <table:table-cell office:value-type="float" office:value="0.06009955" calcext:value-type="float">
            <text:p>0.06009955</text:p>
          </table:table-cell>
          <table:table-cell office:value-type="float" office:value="0.08252515" calcext:value-type="float">
            <text:p>0.08252515</text:p>
          </table:table-cell>
          <table:table-cell office:value-type="float" office:value="0.1135531" calcext:value-type="float">
            <text:p>0.1135531</text:p>
          </table:table-cell>
          <table:table-cell office:value-type="float" office:value="0.03100824" calcext:value-type="float">
            <text:p>0.03100824</text:p>
          </table:table-cell>
          <table:table-cell office:value-type="float" office:value="0.024933" calcext:value-type="float">
            <text:p>0.024933</text:p>
          </table:table-cell>
          <table:table-cell office:value-type="float" office:value="0.01913588" calcext:value-type="float">
            <text:p>0.01913588</text:p>
          </table:table-cell>
          <table:table-cell office:value-type="float" office:value="0.02370819" calcext:value-type="float">
            <text:p>0.02370819</text:p>
          </table:table-cell>
          <table:table-cell office:value-type="float" office:value="0.06104357" calcext:value-type="float">
            <text:p>0.06104357</text:p>
          </table:table-cell>
          <table:table-cell office:value-type="float" office:value="0.1119802" calcext:value-type="float">
            <text:p>0.1119802</text:p>
          </table:table-cell>
          <table:table-cell office:value-type="float" office:value="0.1116713" calcext:value-type="float">
            <text:p>0.1116713</text:p>
          </table:table-cell>
          <table:table-cell office:value-type="float" office:value="0.1139521" calcext:value-type="float">
            <text:p>0.1139521</text:p>
          </table:table-cell>
          <table:table-cell office:value-type="float" office:value="0.1140163" calcext:value-type="float">
            <text:p>0.1140163</text:p>
          </table:table-cell>
          <table:table-cell office:value-type="float" office:value="0.1173361" calcext:value-type="float">
            <text:p>0.1173361</text:p>
          </table:table-cell>
          <table:table-cell office:value-type="float" office:value="0.1213015" calcext:value-type="float">
            <text:p>0.1213015</text:p>
          </table:table-cell>
          <table:table-cell office:value-type="float" office:value="0" calcext:value-type="float">
            <text:p>0</text:p>
          </table:table-cell>
          <table:table-cell office:value-type="float" office:value="7.670333" calcext:value-type="float">
            <text:p>7.670333</text:p>
          </table:table-cell>
          <table:table-cell office:value-type="float" office:value="9.618768" calcext:value-type="float">
            <text:p>9.618768</text:p>
          </table:table-cell>
          <table:table-cell office:value-type="float" office:value="16.73853" calcext:value-type="float">
            <text:p>16.73853</text:p>
          </table:table-cell>
          <table:table-cell office:value-type="float" office:value="4.286258" calcext:value-type="float">
            <text:p>4.286258</text:p>
          </table:table-cell>
          <table:table-cell office:value-type="float" office:value="3.402398" calcext:value-type="float">
            <text:p>3.402398</text:p>
          </table:table-cell>
          <table:table-cell office:value-type="float" office:value="1.792655" calcext:value-type="float">
            <text:p>1.792655</text:p>
          </table:table-cell>
          <table:table-cell office:value-type="float" office:value="1.492201" calcext:value-type="float">
            <text:p>1.492201</text:p>
          </table:table-cell>
          <table:table-cell office:value-type="float" office:value="3.250428" calcext:value-type="float">
            <text:p>3.250428</text:p>
          </table:table-cell>
          <table:table-cell office:value-type="float" office:value="4.909754" calcext:value-type="float">
            <text:p>4.909754</text:p>
          </table:table-cell>
          <table:table-cell office:value-type="float" office:value="4.906854" calcext:value-type="float">
            <text:p>4.906854</text:p>
          </table:table-cell>
          <table:table-cell office:value-type="float" office:value="5.14191" calcext:value-type="float">
            <text:p>5.14191</text:p>
          </table:table-cell>
          <table:table-cell office:value-type="float" office:value="5.154724" calcext:value-type="float">
            <text:p>5.154724</text:p>
          </table:table-cell>
          <table:table-cell office:value-type="float" office:value="5.472279" calcext:value-type="float">
            <text:p>5.472279</text:p>
          </table:table-cell>
          <table:table-cell office:value-type="float" office:value="5.852931" calcext:value-type="float">
            <text:p>5.852931</text:p>
          </table:table-cell>
          <table:table-cell office:value-type="float" office:value="0" calcext:value-type="float">
            <text:p>0</text:p>
          </table:table-cell>
          <table:table-cell office:value-type="float" office:value="0.3546559" calcext:value-type="float">
            <text:p>0.3546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6876" calcext:value-type="float">
            <text:p>0.039668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2.157069" calcext:value-type="float">
            <text:p>2.157069</text:p>
          </table:table-cell>
          <table:table-cell office:value-type="float" office:value="136.9473" calcext:value-type="float">
            <text:p>136.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1459" calcext:value-type="float">
            <text:p>19.9145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507" calcext:value-type="float">
            <text:p>4.0825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295" calcext:value-type="float">
            <text:p>2.049295E-07</text:p>
          </table:table-cell>
          <table:table-cell office:value-type="float" office:value="1183.624" calcext:value-type="float">
            <text:p>1183.624</text:p>
          </table:table-cell>
          <table:table-cell office:value-type="float" office:value="1.652973" calcext:value-type="float">
            <text:p>1.652973</text:p>
          </table:table-cell>
          <table:table-cell office:value-type="float" office:value="0" calcext:value-type="float">
            <text:p>0</text:p>
          </table:table-cell>
          <table:table-cell office:value-type="float" office:value="0.1536077" calcext:value-type="float">
            <text:p>0.1536077</text:p>
          </table:table-cell>
          <table:table-cell office:value-type="float" office:value="0.09187102" calcext:value-type="float">
            <text:p>0.09187102</text:p>
          </table:table-cell>
          <table:table-cell office:value-type="float" office:value="0.1146968" calcext:value-type="float">
            <text:p>0.1146968</text:p>
          </table:table-cell>
          <table:table-cell office:value-type="float" office:value="0.03135892" calcext:value-type="float">
            <text:p>0.03135892</text:p>
          </table:table-cell>
          <table:table-cell office:value-type="float" office:value="0.02516149" calcext:value-type="float">
            <text:p>0.02516149</text:p>
          </table:table-cell>
          <table:table-cell office:value-type="float" office:value="0.01937242" calcext:value-type="float">
            <text:p>0.01937242</text:p>
          </table:table-cell>
          <table:table-cell office:value-type="float" office:value="0.02386113" calcext:value-type="float">
            <text:p>0.02386113</text:p>
          </table:table-cell>
          <table:table-cell office:value-type="float" office:value="0.06115514" calcext:value-type="float">
            <text:p>0.06115514</text:p>
          </table:table-cell>
          <table:table-cell office:value-type="float" office:value="0.1120888" calcext:value-type="float">
            <text:p>0.1120888</text:p>
          </table:table-cell>
          <table:table-cell office:value-type="float" office:value="0.1117669" calcext:value-type="float">
            <text:p>0.1117669</text:p>
          </table:table-cell>
          <table:table-cell office:value-type="float" office:value="0.1140494" calcext:value-type="float">
            <text:p>0.1140494</text:p>
          </table:table-cell>
          <table:table-cell office:value-type="float" office:value="0.1141192" calcext:value-type="float">
            <text:p>0.1141192</text:p>
          </table:table-cell>
          <table:table-cell office:value-type="float" office:value="0.1174355" calcext:value-type="float">
            <text:p>0.1174355</text:p>
          </table:table-cell>
          <table:table-cell office:value-type="float" office:value="0.1214061" calcext:value-type="float">
            <text:p>0.1214061</text:p>
          </table:table-cell>
          <table:table-cell office:value-type="float" office:value="0" calcext:value-type="float">
            <text:p>0</text:p>
          </table:table-cell>
          <table:table-cell office:value-type="float" office:value="7.673269" calcext:value-type="float">
            <text:p>7.673269</text:p>
          </table:table-cell>
          <table:table-cell office:value-type="float" office:value="9.617908" calcext:value-type="float">
            <text:p>9.617908</text:p>
          </table:table-cell>
          <table:table-cell office:value-type="float" office:value="16.72753" calcext:value-type="float">
            <text:p>16.72753</text:p>
          </table:table-cell>
          <table:table-cell office:value-type="float" office:value="4.28435" calcext:value-type="float">
            <text:p>4.28435</text:p>
          </table:table-cell>
          <table:table-cell office:value-type="float" office:value="3.401018" calcext:value-type="float">
            <text:p>3.401018</text:p>
          </table:table-cell>
          <table:table-cell office:value-type="float" office:value="1.793325" calcext:value-type="float">
            <text:p>1.793325</text:p>
          </table:table-cell>
          <table:table-cell office:value-type="float" office:value="1.494054" calcext:value-type="float">
            <text:p>1.494054</text:p>
          </table:table-cell>
          <table:table-cell office:value-type="float" office:value="3.255606" calcext:value-type="float">
            <text:p>3.255606</text:p>
          </table:table-cell>
          <table:table-cell office:value-type="float" office:value="4.918073" calcext:value-type="float">
            <text:p>4.918073</text:p>
          </table:table-cell>
          <table:table-cell office:value-type="float" office:value="4.915497" calcext:value-type="float">
            <text:p>4.915497</text:p>
          </table:table-cell>
          <table:table-cell office:value-type="float" office:value="5.151019" calcext:value-type="float">
            <text:p>5.151019</text:p>
          </table:table-cell>
          <table:table-cell office:value-type="float" office:value="5.16391" calcext:value-type="float">
            <text:p>5.16391</text:p>
          </table:table-cell>
          <table:table-cell office:value-type="float" office:value="5.481568" calcext:value-type="float">
            <text:p>5.481568</text:p>
          </table:table-cell>
          <table:table-cell office:value-type="float" office:value="5.862713" calcext:value-type="float">
            <text:p>5.862713</text:p>
          </table:table-cell>
          <table:table-cell office:value-type="float" office:value="0" calcext:value-type="float">
            <text:p>0</text:p>
          </table:table-cell>
          <table:table-cell office:value-type="float" office:value="4.405781" calcext:value-type="float">
            <text:p>4.405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88224" calcext:value-type="float">
            <text:p>0.04688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2.159966" calcext:value-type="float">
            <text:p>2.159966</text:p>
          </table:table-cell>
          <table:table-cell office:value-type="float" office:value="136.9472" calcext:value-type="float">
            <text:p>136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449" calcext:value-type="float">
            <text:p>19.944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785" calcext:value-type="float">
            <text:p>4.08278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43" calcext:value-type="float">
            <text:p>2.049443E-07</text:p>
          </table:table-cell>
          <table:table-cell office:value-type="float" office:value="1183.596" calcext:value-type="float">
            <text:p>1183.596</text:p>
          </table:table-cell>
          <table:table-cell office:value-type="float" office:value="1.661123" calcext:value-type="float">
            <text:p>1.661123</text:p>
          </table:table-cell>
          <table:table-cell office:value-type="float" office:value="0" calcext:value-type="float">
            <text:p>0</text:p>
          </table:table-cell>
          <table:table-cell office:value-type="float" office:value="0.01392028" calcext:value-type="float">
            <text:p>0.01392028</text:p>
          </table:table-cell>
          <table:table-cell office:value-type="float" office:value="0.08057889" calcext:value-type="float">
            <text:p>0.08057889</text:p>
          </table:table-cell>
          <table:table-cell office:value-type="float" office:value="0.1133897" calcext:value-type="float">
            <text:p>0.1133897</text:p>
          </table:table-cell>
          <table:table-cell office:value-type="float" office:value="0.03094308" calcext:value-type="float">
            <text:p>0.03094308</text:p>
          </table:table-cell>
          <table:table-cell office:value-type="float" office:value="0.02485157" calcext:value-type="float">
            <text:p>0.02485157</text:p>
          </table:table-cell>
          <table:table-cell office:value-type="float" office:value="0.01946859" calcext:value-type="float">
            <text:p>0.01946859</text:p>
          </table:table-cell>
          <table:table-cell office:value-type="float" office:value="0.0239849" calcext:value-type="float">
            <text:p>0.0239849</text:p>
          </table:table-cell>
          <table:table-cell office:value-type="float" office:value="0.06128947" calcext:value-type="float">
            <text:p>0.06128947</text:p>
          </table:table-cell>
          <table:table-cell office:value-type="float" office:value="0.1122044" calcext:value-type="float">
            <text:p>0.1122044</text:p>
          </table:table-cell>
          <table:table-cell office:value-type="float" office:value="0.1118638" calcext:value-type="float">
            <text:p>0.1118638</text:p>
          </table:table-cell>
          <table:table-cell office:value-type="float" office:value="0.114147" calcext:value-type="float">
            <text:p>0.114147</text:p>
          </table:table-cell>
          <table:table-cell office:value-type="float" office:value="0.1142107" calcext:value-type="float">
            <text:p>0.1142107</text:p>
          </table:table-cell>
          <table:table-cell office:value-type="float" office:value="0.1175349" calcext:value-type="float">
            <text:p>0.1175349</text:p>
          </table:table-cell>
          <table:table-cell office:value-type="float" office:value="0.1215106" calcext:value-type="float">
            <text:p>0.1215106</text:p>
          </table:table-cell>
          <table:table-cell office:value-type="float" office:value="0" calcext:value-type="float">
            <text:p>0</text:p>
          </table:table-cell>
          <table:table-cell office:value-type="float" office:value="7.681661" calcext:value-type="float">
            <text:p>7.681661</text:p>
          </table:table-cell>
          <table:table-cell office:value-type="float" office:value="9.617364" calcext:value-type="float">
            <text:p>9.617364</text:p>
          </table:table-cell>
          <table:table-cell office:value-type="float" office:value="16.71671" calcext:value-type="float">
            <text:p>16.71671</text:p>
          </table:table-cell>
          <table:table-cell office:value-type="float" office:value="4.282475" calcext:value-type="float">
            <text:p>4.282475</text:p>
          </table:table-cell>
          <table:table-cell office:value-type="float" office:value="3.399667" calcext:value-type="float">
            <text:p>3.399667</text:p>
          </table:table-cell>
          <table:table-cell office:value-type="float" office:value="1.794045" calcext:value-type="float">
            <text:p>1.794045</text:p>
          </table:table-cell>
          <table:table-cell office:value-type="float" office:value="1.495932" calcext:value-type="float">
            <text:p>1.495932</text:p>
          </table:table-cell>
          <table:table-cell office:value-type="float" office:value="3.260794" calcext:value-type="float">
            <text:p>3.260794</text:p>
          </table:table-cell>
          <table:table-cell office:value-type="float" office:value="4.926392" calcext:value-type="float">
            <text:p>4.926392</text:p>
          </table:table-cell>
          <table:table-cell office:value-type="float" office:value="4.924117" calcext:value-type="float">
            <text:p>4.924117</text:p>
          </table:table-cell>
          <table:table-cell office:value-type="float" office:value="5.160126" calcext:value-type="float">
            <text:p>5.160126</text:p>
          </table:table-cell>
          <table:table-cell office:value-type="float" office:value="5.173083" calcext:value-type="float">
            <text:p>5.173083</text:p>
          </table:table-cell>
          <table:table-cell office:value-type="float" office:value="5.490833" calcext:value-type="float">
            <text:p>5.490833</text:p>
          </table:table-cell>
          <table:table-cell office:value-type="float" office:value="5.872495" calcext:value-type="float">
            <text:p>5.872495</text:p>
          </table:table-cell>
          <table:table-cell office:value-type="float" office:value="0" calcext:value-type="float">
            <text:p>0</text:p>
          </table:table-cell>
          <table:table-cell office:value-type="float" office:value="0.003687144" calcext:value-type="float">
            <text:p>0.003687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0918" calcext:value-type="float">
            <text:p>0.043809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2.158534" calcext:value-type="float">
            <text:p>2.158534</text:p>
          </table:table-cell>
          <table:table-cell office:value-type="float" office:value="136.9475" calcext:value-type="float">
            <text:p>136.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7495" calcext:value-type="float">
            <text:p>19.9749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785" calcext:value-type="float">
            <text:p>4.08278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43" calcext:value-type="float">
            <text:p>2.049443E-07</text:p>
          </table:table-cell>
          <table:table-cell office:value-type="float" office:value="1183.568" calcext:value-type="float">
            <text:p>1183.568</text:p>
          </table:table-cell>
          <table:table-cell office:value-type="float" office:value="1.668486" calcext:value-type="float">
            <text:p>1.668486</text:p>
          </table:table-cell>
          <table:table-cell office:value-type="float" office:value="0" calcext:value-type="float">
            <text:p>0</text:p>
          </table:table-cell>
          <table:table-cell office:value-type="float" office:value="0.01507845" calcext:value-type="float">
            <text:p>0.01507845</text:p>
          </table:table-cell>
          <table:table-cell office:value-type="float" office:value="0.07925711" calcext:value-type="float">
            <text:p>0.07925711</text:p>
          </table:table-cell>
          <table:table-cell office:value-type="float" office:value="0.1135343" calcext:value-type="float">
            <text:p>0.1135343</text:p>
          </table:table-cell>
          <table:table-cell office:value-type="float" office:value="0.03120965" calcext:value-type="float">
            <text:p>0.03120965</text:p>
          </table:table-cell>
          <table:table-cell office:value-type="float" office:value="0.02509082" calcext:value-type="float">
            <text:p>0.02509082</text:p>
          </table:table-cell>
          <table:table-cell office:value-type="float" office:value="0.01937639" calcext:value-type="float">
            <text:p>0.01937639</text:p>
          </table:table-cell>
          <table:table-cell office:value-type="float" office:value="0.02394527" calcext:value-type="float">
            <text:p>0.02394527</text:p>
          </table:table-cell>
          <table:table-cell office:value-type="float" office:value="0.06135862" calcext:value-type="float">
            <text:p>0.06135862</text:p>
          </table:table-cell>
          <table:table-cell office:value-type="float" office:value="0.1123196" calcext:value-type="float">
            <text:p>0.1123196</text:p>
          </table:table-cell>
          <table:table-cell office:value-type="float" office:value="0.1119614" calcext:value-type="float">
            <text:p>0.1119614</text:p>
          </table:table-cell>
          <table:table-cell office:value-type="float" office:value="0.1142453" calcext:value-type="float">
            <text:p>0.1142453</text:p>
          </table:table-cell>
          <table:table-cell office:value-type="float" office:value="0.1143074" calcext:value-type="float">
            <text:p>0.1143074</text:p>
          </table:table-cell>
          <table:table-cell office:value-type="float" office:value="0.1176338" calcext:value-type="float">
            <text:p>0.1176338</text:p>
          </table:table-cell>
          <table:table-cell office:value-type="float" office:value="0.1216151" calcext:value-type="float">
            <text:p>0.1216151</text:p>
          </table:table-cell>
          <table:table-cell office:value-type="float" office:value="0" calcext:value-type="float">
            <text:p>0</text:p>
          </table:table-cell>
          <table:table-cell office:value-type="float" office:value="7.670652" calcext:value-type="float">
            <text:p>7.670652</text:p>
          </table:table-cell>
          <table:table-cell office:value-type="float" office:value="9.615924" calcext:value-type="float">
            <text:p>9.615924</text:p>
          </table:table-cell>
          <table:table-cell office:value-type="float" office:value="16.70565" calcext:value-type="float">
            <text:p>16.70565</text:p>
          </table:table-cell>
          <table:table-cell office:value-type="float" office:value="4.280577" calcext:value-type="float">
            <text:p>4.280577</text:p>
          </table:table-cell>
          <table:table-cell office:value-type="float" office:value="3.398299" calcext:value-type="float">
            <text:p>3.398299</text:p>
          </table:table-cell>
          <table:table-cell office:value-type="float" office:value="1.794744" calcext:value-type="float">
            <text:p>1.794744</text:p>
          </table:table-cell>
          <table:table-cell office:value-type="float" office:value="1.497807" calcext:value-type="float">
            <text:p>1.497807</text:p>
          </table:table-cell>
          <table:table-cell office:value-type="float" office:value="3.266003" calcext:value-type="float">
            <text:p>3.266003</text:p>
          </table:table-cell>
          <table:table-cell office:value-type="float" office:value="4.934711" calcext:value-type="float">
            <text:p>4.934711</text:p>
          </table:table-cell>
          <table:table-cell office:value-type="float" office:value="4.932735" calcext:value-type="float">
            <text:p>4.932735</text:p>
          </table:table-cell>
          <table:table-cell office:value-type="float" office:value="5.169233" calcext:value-type="float">
            <text:p>5.169233</text:p>
          </table:table-cell>
          <table:table-cell office:value-type="float" office:value="5.182233" calcext:value-type="float">
            <text:p>5.182233</text:p>
          </table:table-cell>
          <table:table-cell office:value-type="float" office:value="5.500097" calcext:value-type="float">
            <text:p>5.500097</text:p>
          </table:table-cell>
          <table:table-cell office:value-type="float" office:value="5.882261" calcext:value-type="float">
            <text:p>5.882261</text:p>
          </table:table-cell>
          <table:table-cell office:value-type="float" office:value="0" calcext:value-type="float">
            <text:p>0</text:p>
          </table:table-cell>
          <table:table-cell office:value-type="float" office:value="0.002221516" calcext:value-type="float">
            <text:p>0.002221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6083" calcext:value-type="float">
            <text:p>0.044660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.157773" calcext:value-type="float">
            <text:p>2.157773</text:p>
          </table:table-cell>
          <table:table-cell office:value-type="float" office:value="136.9472" calcext:value-type="float">
            <text:p>136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0501" calcext:value-type="float">
            <text:p>20.0050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841" calcext:value-type="float">
            <text:p>4.08284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76" calcext:value-type="float">
            <text:p>2.049476E-07</text:p>
          </table:table-cell>
          <table:table-cell office:value-type="float" office:value="1183.539" calcext:value-type="float">
            <text:p>1183.539</text:p>
          </table:table-cell>
          <table:table-cell office:value-type="float" office:value="1.667716" calcext:value-type="float">
            <text:p>1.667716</text:p>
          </table:table-cell>
          <table:table-cell office:value-type="float" office:value="0" calcext:value-type="float">
            <text:p>0</text:p>
          </table:table-cell>
          <table:table-cell office:value-type="float" office:value="0.04207199" calcext:value-type="float">
            <text:p>0.04207199</text:p>
          </table:table-cell>
          <table:table-cell office:value-type="float" office:value="0.07855622" calcext:value-type="float">
            <text:p>0.07855622</text:p>
          </table:table-cell>
          <table:table-cell office:value-type="float" office:value="0.1125498" calcext:value-type="float">
            <text:p>0.1125498</text:p>
          </table:table-cell>
          <table:table-cell office:value-type="float" office:value="0.03095277" calcext:value-type="float">
            <text:p>0.03095277</text:p>
          </table:table-cell>
          <table:table-cell office:value-type="float" office:value="0.02493241" calcext:value-type="float">
            <text:p>0.02493241</text:p>
          </table:table-cell>
          <table:table-cell office:value-type="float" office:value="0.01929732" calcext:value-type="float">
            <text:p>0.01929732</text:p>
          </table:table-cell>
          <table:table-cell office:value-type="float" office:value="0.02392869" calcext:value-type="float">
            <text:p>0.02392869</text:p>
          </table:table-cell>
          <table:table-cell office:value-type="float" office:value="0.06140601" calcext:value-type="float">
            <text:p>0.06140601</text:p>
          </table:table-cell>
          <table:table-cell office:value-type="float" office:value="0.1124257" calcext:value-type="float">
            <text:p>0.1124257</text:p>
          </table:table-cell>
          <table:table-cell office:value-type="float" office:value="0.1120593" calcext:value-type="float">
            <text:p>0.1120593</text:p>
          </table:table-cell>
          <table:table-cell office:value-type="float" office:value="0.114343" calcext:value-type="float">
            <text:p>0.114343</text:p>
          </table:table-cell>
          <table:table-cell office:value-type="float" office:value="0.1144061" calcext:value-type="float">
            <text:p>0.1144061</text:p>
          </table:table-cell>
          <table:table-cell office:value-type="float" office:value="0.1177331" calcext:value-type="float">
            <text:p>0.1177331</text:p>
          </table:table-cell>
          <table:table-cell office:value-type="float" office:value="0.1217196" calcext:value-type="float">
            <text:p>0.1217196</text:p>
          </table:table-cell>
          <table:table-cell office:value-type="float" office:value="0" calcext:value-type="float">
            <text:p>0</text:p>
          </table:table-cell>
          <table:table-cell office:value-type="float" office:value="7.664167" calcext:value-type="float">
            <text:p>7.664167</text:p>
          </table:table-cell>
          <table:table-cell office:value-type="float" office:value="9.61423" calcext:value-type="float">
            <text:p>9.61423</text:p>
          </table:table-cell>
          <table:table-cell office:value-type="float" office:value="16.69455" calcext:value-type="float">
            <text:p>16.69455</text:p>
          </table:table-cell>
          <table:table-cell office:value-type="float" office:value="4.27868" calcext:value-type="float">
            <text:p>4.27868</text:p>
          </table:table-cell>
          <table:table-cell office:value-type="float" office:value="3.396939" calcext:value-type="float">
            <text:p>3.396939</text:p>
          </table:table-cell>
          <table:table-cell office:value-type="float" office:value="1.795429" calcext:value-type="float">
            <text:p>1.795429</text:p>
          </table:table-cell>
          <table:table-cell office:value-type="float" office:value="1.499674" calcext:value-type="float">
            <text:p>1.499674</text:p>
          </table:table-cell>
          <table:table-cell office:value-type="float" office:value="3.271206" calcext:value-type="float">
            <text:p>3.271206</text:p>
          </table:table-cell>
          <table:table-cell office:value-type="float" office:value="4.943029" calcext:value-type="float">
            <text:p>4.943029</text:p>
          </table:table-cell>
          <table:table-cell office:value-type="float" office:value="4.941354" calcext:value-type="float">
            <text:p>4.941354</text:p>
          </table:table-cell>
          <table:table-cell office:value-type="float" office:value="5.178339" calcext:value-type="float">
            <text:p>5.178339</text:p>
          </table:table-cell>
          <table:table-cell office:value-type="float" office:value="5.191383" calcext:value-type="float">
            <text:p>5.191383</text:p>
          </table:table-cell>
          <table:table-cell office:value-type="float" office:value="5.509362" calcext:value-type="float">
            <text:p>5.509362</text:p>
          </table:table-cell>
          <table:table-cell office:value-type="float" office:value="5.892005" calcext:value-type="float">
            <text:p>5.892005</text:p>
          </table:table-cell>
          <table:table-cell office:value-type="float" office:value="0" calcext:value-type="float">
            <text:p>0</text:p>
          </table:table-cell>
          <table:table-cell office:value-type="float" office:value="0.009659042" calcext:value-type="float">
            <text:p>0.009659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53986" calcext:value-type="float">
            <text:p>0.045539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.156218" calcext:value-type="float">
            <text:p>2.156218</text:p>
          </table:table-cell>
          <table:table-cell office:value-type="float" office:value="136.9477" calcext:value-type="float">
            <text:p>136.9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3506" calcext:value-type="float">
            <text:p>20.0350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841" calcext:value-type="float">
            <text:p>4.08284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76" calcext:value-type="float">
            <text:p>2.049476E-07</text:p>
          </table:table-cell>
          <table:table-cell office:value-type="float" office:value="1183.51" calcext:value-type="float">
            <text:p>1183.51</text:p>
          </table:table-cell>
          <table:table-cell office:value-type="float" office:value="1.661586" calcext:value-type="float">
            <text:p>1.661586</text:p>
          </table:table-cell>
          <table:table-cell office:value-type="float" office:value="0" calcext:value-type="float">
            <text:p>0</text:p>
          </table:table-cell>
          <table:table-cell office:value-type="float" office:value="0.0562544" calcext:value-type="float">
            <text:p>0.0562544</text:p>
          </table:table-cell>
          <table:table-cell office:value-type="float" office:value="0.08069999" calcext:value-type="float">
            <text:p>0.08069999</text:p>
          </table:table-cell>
          <table:table-cell office:value-type="float" office:value="0.1126321" calcext:value-type="float">
            <text:p>0.1126321</text:p>
          </table:table-cell>
          <table:table-cell office:value-type="float" office:value="0.03108929" calcext:value-type="float">
            <text:p>0.03108929</text:p>
          </table:table-cell>
          <table:table-cell office:value-type="float" office:value="0.02503501" calcext:value-type="float">
            <text:p>0.02503501</text:p>
          </table:table-cell>
          <table:table-cell office:value-type="float" office:value="0.01916247" calcext:value-type="float">
            <text:p>0.01916247</text:p>
          </table:table-cell>
          <table:table-cell office:value-type="float" office:value="0.02385051" calcext:value-type="float">
            <text:p>0.02385051</text:p>
          </table:table-cell>
          <table:table-cell office:value-type="float" office:value="0.06142152" calcext:value-type="float">
            <text:p>0.06142152</text:p>
          </table:table-cell>
          <table:table-cell office:value-type="float" office:value="0.1125222" calcext:value-type="float">
            <text:p>0.1125222</text:p>
          </table:table-cell>
          <table:table-cell office:value-type="float" office:value="0.1121571" calcext:value-type="float">
            <text:p>0.1121571</text:p>
          </table:table-cell>
          <table:table-cell office:value-type="float" office:value="0.1144415" calcext:value-type="float">
            <text:p>0.1144415</text:p>
          </table:table-cell>
          <table:table-cell office:value-type="float" office:value="0.1145045" calcext:value-type="float">
            <text:p>0.1145045</text:p>
          </table:table-cell>
          <table:table-cell office:value-type="float" office:value="0.1178322" calcext:value-type="float">
            <text:p>0.1178322</text:p>
          </table:table-cell>
          <table:table-cell office:value-type="float" office:value="0.1218234" calcext:value-type="float">
            <text:p>0.1218234</text:p>
          </table:table-cell>
          <table:table-cell office:value-type="float" office:value="0" calcext:value-type="float">
            <text:p>0</text:p>
          </table:table-cell>
          <table:table-cell office:value-type="float" office:value="7.661944" calcext:value-type="float">
            <text:p>7.661944</text:p>
          </table:table-cell>
          <table:table-cell office:value-type="float" office:value="9.612322" calcext:value-type="float">
            <text:p>9.612322</text:p>
          </table:table-cell>
          <table:table-cell office:value-type="float" office:value="16.68322" calcext:value-type="float">
            <text:p>16.68322</text:p>
          </table:table-cell>
          <table:table-cell office:value-type="float" office:value="4.276749" calcext:value-type="float">
            <text:p>4.276749</text:p>
          </table:table-cell>
          <table:table-cell office:value-type="float" office:value="3.395553" calcext:value-type="float">
            <text:p>3.395553</text:p>
          </table:table-cell>
          <table:table-cell office:value-type="float" office:value="1.796082" calcext:value-type="float">
            <text:p>1.796082</text:p>
          </table:table-cell>
          <table:table-cell office:value-type="float" office:value="1.501523" calcext:value-type="float">
            <text:p>1.501523</text:p>
          </table:table-cell>
          <table:table-cell office:value-type="float" office:value="3.276384" calcext:value-type="float">
            <text:p>3.276384</text:p>
          </table:table-cell>
          <table:table-cell office:value-type="float" office:value="4.951348" calcext:value-type="float">
            <text:p>4.951348</text:p>
          </table:table-cell>
          <table:table-cell office:value-type="float" office:value="4.949971" calcext:value-type="float">
            <text:p>4.949971</text:p>
          </table:table-cell>
          <table:table-cell office:value-type="float" office:value="5.187447" calcext:value-type="float">
            <text:p>5.187447</text:p>
          </table:table-cell>
          <table:table-cell office:value-type="float" office:value="5.200531" calcext:value-type="float">
            <text:p>5.200531</text:p>
          </table:table-cell>
          <table:table-cell office:value-type="float" office:value="5.51859" calcext:value-type="float">
            <text:p>5.51859</text:p>
          </table:table-cell>
          <table:table-cell office:value-type="float" office:value="5.901748" calcext:value-type="float">
            <text:p>5.901748</text:p>
          </table:table-cell>
          <table:table-cell office:value-type="float" office:value="0" calcext:value-type="float">
            <text:p>0</text:p>
          </table:table-cell>
          <table:table-cell office:value-type="float" office:value="0.01603078" calcext:value-type="float">
            <text:p>0.01603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46856" calcext:value-type="float">
            <text:p>0.046468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2.152659" calcext:value-type="float">
            <text:p>2.152659</text:p>
          </table:table-cell>
          <table:table-cell office:value-type="float" office:value="136.9478" calcext:value-type="float">
            <text:p>136.9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6511" calcext:value-type="float">
            <text:p>20.0651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841" calcext:value-type="float">
            <text:p>4.08284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76" calcext:value-type="float">
            <text:p>2.049476E-07</text:p>
          </table:table-cell>
          <table:table-cell office:value-type="float" office:value="1183.482" calcext:value-type="float">
            <text:p>1183.482</text:p>
          </table:table-cell>
          <table:table-cell office:value-type="float" office:value="1.654166" calcext:value-type="float">
            <text:p>1.654166</text:p>
          </table:table-cell>
          <table:table-cell office:value-type="float" office:value="0" calcext:value-type="float">
            <text:p>0</text:p>
          </table:table-cell>
          <table:table-cell office:value-type="float" office:value="0.07266756" calcext:value-type="float">
            <text:p>0.07266756</text:p>
          </table:table-cell>
          <table:table-cell office:value-type="float" office:value="0.08592272" calcext:value-type="float">
            <text:p>0.08592272</text:p>
          </table:table-cell>
          <table:table-cell office:value-type="float" office:value="0.1137466" calcext:value-type="float">
            <text:p>0.1137466</text:p>
          </table:table-cell>
          <table:table-cell office:value-type="float" office:value="0.03144903" calcext:value-type="float">
            <text:p>0.03144903</text:p>
          </table:table-cell>
          <table:table-cell office:value-type="float" office:value="0.02528339" calcext:value-type="float">
            <text:p>0.02528339</text:p>
          </table:table-cell>
          <table:table-cell office:value-type="float" office:value="0.01930266" calcext:value-type="float">
            <text:p>0.01930266</text:p>
          </table:table-cell>
          <table:table-cell office:value-type="float" office:value="0.02390794" calcext:value-type="float">
            <text:p>0.02390794</text:p>
          </table:table-cell>
          <table:table-cell office:value-type="float" office:value="0.06145515" calcext:value-type="float">
            <text:p>0.06145515</text:p>
          </table:table-cell>
          <table:table-cell office:value-type="float" office:value="0.1126115" calcext:value-type="float">
            <text:p>0.1126115</text:p>
          </table:table-cell>
          <table:table-cell office:value-type="float" office:value="0.1122527" calcext:value-type="float">
            <text:p>0.1122527</text:p>
          </table:table-cell>
          <table:table-cell office:value-type="float" office:value="0.1145397" calcext:value-type="float">
            <text:p>0.1145397</text:p>
          </table:table-cell>
          <table:table-cell office:value-type="float" office:value="0.1146026" calcext:value-type="float">
            <text:p>0.1146026</text:p>
          </table:table-cell>
          <table:table-cell office:value-type="float" office:value="0.1179308" calcext:value-type="float">
            <text:p>0.1179308</text:p>
          </table:table-cell>
          <table:table-cell office:value-type="float" office:value="0.1219279" calcext:value-type="float">
            <text:p>0.1219279</text:p>
          </table:table-cell>
          <table:table-cell office:value-type="float" office:value="0" calcext:value-type="float">
            <text:p>0</text:p>
          </table:table-cell>
          <table:table-cell office:value-type="float" office:value="7.660161" calcext:value-type="float">
            <text:p>7.660161</text:p>
          </table:table-cell>
          <table:table-cell office:value-type="float" office:value="9.61112" calcext:value-type="float">
            <text:p>9.61112</text:p>
          </table:table-cell>
          <table:table-cell office:value-type="float" office:value="16.67218" calcext:value-type="float">
            <text:p>16.67218</text:p>
          </table:table-cell>
          <table:table-cell office:value-type="float" office:value="4.27492" calcext:value-type="float">
            <text:p>4.27492</text:p>
          </table:table-cell>
          <table:table-cell office:value-type="float" office:value="3.394248" calcext:value-type="float">
            <text:p>3.394248</text:p>
          </table:table-cell>
          <table:table-cell office:value-type="float" office:value="1.796736" calcext:value-type="float">
            <text:p>1.796736</text:p>
          </table:table-cell>
          <table:table-cell office:value-type="float" office:value="1.503367" calcext:value-type="float">
            <text:p>1.503367</text:p>
          </table:table-cell>
          <table:table-cell office:value-type="float" office:value="3.281563" calcext:value-type="float">
            <text:p>3.281563</text:p>
          </table:table-cell>
          <table:table-cell office:value-type="float" office:value="4.959668" calcext:value-type="float">
            <text:p>4.959668</text:p>
          </table:table-cell>
          <table:table-cell office:value-type="float" office:value="4.958556" calcext:value-type="float">
            <text:p>4.958556</text:p>
          </table:table-cell>
          <table:table-cell office:value-type="float" office:value="5.196516" calcext:value-type="float">
            <text:p>5.196516</text:p>
          </table:table-cell>
          <table:table-cell office:value-type="float" office:value="5.209654" calcext:value-type="float">
            <text:p>5.209654</text:p>
          </table:table-cell>
          <table:table-cell office:value-type="float" office:value="5.527816" calcext:value-type="float">
            <text:p>5.527816</text:p>
          </table:table-cell>
          <table:table-cell office:value-type="float" office:value="5.911486" calcext:value-type="float">
            <text:p>5.911486</text:p>
          </table:table-cell>
          <table:table-cell office:value-type="float" office:value="0" calcext:value-type="float">
            <text:p>0</text:p>
          </table:table-cell>
          <table:table-cell office:value-type="float" office:value="1.552818" calcext:value-type="float">
            <text:p>1.552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6354" calcext:value-type="float">
            <text:p>0.04963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2.152768" calcext:value-type="float">
            <text:p>2.152768</text:p>
          </table:table-cell>
          <table:table-cell office:value-type="float" office:value="136.9472" calcext:value-type="float">
            <text:p>136.9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517" calcext:value-type="float">
            <text:p>20.0951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2841" calcext:value-type="float">
            <text:p>4.08284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476" calcext:value-type="float">
            <text:p>2.049476E-07</text:p>
          </table:table-cell>
          <table:table-cell office:value-type="float" office:value="1183.454" calcext:value-type="float">
            <text:p>1183.454</text:p>
          </table:table-cell>
          <table:table-cell office:value-type="float" office:value="1.653892" calcext:value-type="float">
            <text:p>1.653892</text:p>
          </table:table-cell>
          <table:table-cell office:value-type="float" office:value="0" calcext:value-type="float">
            <text:p>0</text:p>
          </table:table-cell>
          <table:table-cell office:value-type="float" office:value="0.06442831" calcext:value-type="float">
            <text:p>0.06442831</text:p>
          </table:table-cell>
          <table:table-cell office:value-type="float" office:value="0.08058511" calcext:value-type="float">
            <text:p>0.08058511</text:p>
          </table:table-cell>
          <table:table-cell office:value-type="float" office:value="0.1122242" calcext:value-type="float">
            <text:p>0.1122242</text:p>
          </table:table-cell>
          <table:table-cell office:value-type="float" office:value="0.03093388" calcext:value-type="float">
            <text:p>0.03093388</text:p>
          </table:table-cell>
          <table:table-cell office:value-type="float" office:value="0.02493516" calcext:value-type="float">
            <text:p>0.02493516</text:p>
          </table:table-cell>
          <table:table-cell office:value-type="float" office:value="0.01931565" calcext:value-type="float">
            <text:p>0.01931565</text:p>
          </table:table-cell>
          <table:table-cell office:value-type="float" office:value="0.02397658" calcext:value-type="float">
            <text:p>0.02397658</text:p>
          </table:table-cell>
          <table:table-cell office:value-type="float" office:value="0.06153219" calcext:value-type="float">
            <text:p>0.06153219</text:p>
          </table:table-cell>
          <table:table-cell office:value-type="float" office:value="0.1127045" calcext:value-type="float">
            <text:p>0.1127045</text:p>
          </table:table-cell>
          <table:table-cell office:value-type="float" office:value="0.112347" calcext:value-type="float">
            <text:p>0.112347</text:p>
          </table:table-cell>
          <table:table-cell office:value-type="float" office:value="0.1146373" calcext:value-type="float">
            <text:p>0.1146373</text:p>
          </table:table-cell>
          <table:table-cell office:value-type="float" office:value="0.1146996" calcext:value-type="float">
            <text:p>0.1146996</text:p>
          </table:table-cell>
          <table:table-cell office:value-type="float" office:value="0.1180295" calcext:value-type="float">
            <text:p>0.1180295</text:p>
          </table:table-cell>
          <table:table-cell office:value-type="float" office:value="0.1220318" calcext:value-type="float">
            <text:p>0.1220318</text:p>
          </table:table-cell>
          <table:table-cell office:value-type="float" office:value="0" calcext:value-type="float">
            <text:p>0</text:p>
          </table:table-cell>
          <table:table-cell office:value-type="float" office:value="7.661977" calcext:value-type="float">
            <text:p>7.661977</text:p>
          </table:table-cell>
          <table:table-cell office:value-type="float" office:value="9.610164" calcext:value-type="float">
            <text:p>9.610164</text:p>
          </table:table-cell>
          <table:table-cell office:value-type="float" office:value="16.66121" calcext:value-type="float">
            <text:p>16.66121</text:p>
          </table:table-cell>
          <table:table-cell office:value-type="float" office:value="4.27311" calcext:value-type="float">
            <text:p>4.27311</text:p>
          </table:table-cell>
          <table:table-cell office:value-type="float" office:value="3.392967" calcext:value-type="float">
            <text:p>3.392967</text:p>
          </table:table-cell>
          <table:table-cell office:value-type="float" office:value="1.797422" calcext:value-type="float">
            <text:p>1.797422</text:p>
          </table:table-cell>
          <table:table-cell office:value-type="float" office:value="1.505223" calcext:value-type="float">
            <text:p>1.505223</text:p>
          </table:table-cell>
          <table:table-cell office:value-type="float" office:value="3.286741" calcext:value-type="float">
            <text:p>3.286741</text:p>
          </table:table-cell>
          <table:table-cell office:value-type="float" office:value="4.967974" calcext:value-type="float">
            <text:p>4.967974</text:p>
          </table:table-cell>
          <table:table-cell office:value-type="float" office:value="4.967135" calcext:value-type="float">
            <text:p>4.967135</text:p>
          </table:table-cell>
          <table:table-cell office:value-type="float" office:value="5.205566" calcext:value-type="float">
            <text:p>5.205566</text:p>
          </table:table-cell>
          <table:table-cell office:value-type="float" office:value="5.218764" calcext:value-type="float">
            <text:p>5.218764</text:p>
          </table:table-cell>
          <table:table-cell office:value-type="float" office:value="5.537042" calcext:value-type="float">
            <text:p>5.537042</text:p>
          </table:table-cell>
          <table:table-cell office:value-type="float" office:value="5.921197" calcext:value-type="float">
            <text:p>5.921197</text:p>
          </table:table-cell>
          <table:table-cell office:value-type="float" office:value="0" calcext:value-type="float">
            <text:p>0</text:p>
          </table:table-cell>
          <table:table-cell office:value-type="float" office:value="0.4593309" calcext:value-type="float">
            <text:p>0.459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2004" calcext:value-type="float">
            <text:p>0.050020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2.152287" calcext:value-type="float">
            <text:p>2.152287</text:p>
          </table:table-cell>
          <table:table-cell office:value-type="float" office:value="136.947" calcext:value-type="float">
            <text:p>136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251" calcext:value-type="float">
            <text:p>20.125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42" calcext:value-type="float">
            <text:p>4.083742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67" calcext:value-type="float">
            <text:p>2.049967E-07</text:p>
          </table:table-cell>
          <table:table-cell office:value-type="float" office:value="1183.425" calcext:value-type="float">
            <text:p>1183.425</text:p>
          </table:table-cell>
          <table:table-cell office:value-type="float" office:value="1.656247" calcext:value-type="float">
            <text:p>1.656247</text:p>
          </table:table-cell>
          <table:table-cell office:value-type="float" office:value="0" calcext:value-type="float">
            <text:p>0</text:p>
          </table:table-cell>
          <table:table-cell office:value-type="float" office:value="0.02916581" calcext:value-type="float">
            <text:p>0.02916581</text:p>
          </table:table-cell>
          <table:table-cell office:value-type="float" office:value="0.0807826" calcext:value-type="float">
            <text:p>0.0807826</text:p>
          </table:table-cell>
          <table:table-cell office:value-type="float" office:value="0.1121475" calcext:value-type="float">
            <text:p>0.1121475</text:p>
          </table:table-cell>
          <table:table-cell office:value-type="float" office:value="0.03103274" calcext:value-type="float">
            <text:p>0.03103274</text:p>
          </table:table-cell>
          <table:table-cell office:value-type="float" office:value="0.02504721" calcext:value-type="float">
            <text:p>0.02504721</text:p>
          </table:table-cell>
          <table:table-cell office:value-type="float" office:value="0.01918183" calcext:value-type="float">
            <text:p>0.01918183</text:p>
          </table:table-cell>
          <table:table-cell office:value-type="float" office:value="0.02389867" calcext:value-type="float">
            <text:p>0.02389867</text:p>
          </table:table-cell>
          <table:table-cell office:value-type="float" office:value="0.06155759" calcext:value-type="float">
            <text:p>0.06155759</text:p>
          </table:table-cell>
          <table:table-cell office:value-type="float" office:value="0.1127972" calcext:value-type="float">
            <text:p>0.1127972</text:p>
          </table:table-cell>
          <table:table-cell office:value-type="float" office:value="0.112441" calcext:value-type="float">
            <text:p>0.112441</text:p>
          </table:table-cell>
          <table:table-cell office:value-type="float" office:value="0.1147345" calcext:value-type="float">
            <text:p>0.1147345</text:p>
          </table:table-cell>
          <table:table-cell office:value-type="float" office:value="0.1147967" calcext:value-type="float">
            <text:p>0.1147967</text:p>
          </table:table-cell>
          <table:table-cell office:value-type="float" office:value="0.1181278" calcext:value-type="float">
            <text:p>0.1181278</text:p>
          </table:table-cell>
          <table:table-cell office:value-type="float" office:value="0.1221356" calcext:value-type="float">
            <text:p>0.1221356</text:p>
          </table:table-cell>
          <table:table-cell office:value-type="float" office:value="0" calcext:value-type="float">
            <text:p>0</text:p>
          </table:table-cell>
          <table:table-cell office:value-type="float" office:value="7.658483" calcext:value-type="float">
            <text:p>7.658483</text:p>
          </table:table-cell>
          <table:table-cell office:value-type="float" office:value="9.608562" calcext:value-type="float">
            <text:p>9.608562</text:p>
          </table:table-cell>
          <table:table-cell office:value-type="float" office:value="16.64995" calcext:value-type="float">
            <text:p>16.64995</text:p>
          </table:table-cell>
          <table:table-cell office:value-type="float" office:value="4.271227" calcext:value-type="float">
            <text:p>4.271227</text:p>
          </table:table-cell>
          <table:table-cell office:value-type="float" office:value="3.391634" calcext:value-type="float">
            <text:p>3.391634</text:p>
          </table:table-cell>
          <table:table-cell office:value-type="float" office:value="1.798073" calcext:value-type="float">
            <text:p>1.798073</text:p>
          </table:table-cell>
          <table:table-cell office:value-type="float" office:value="1.507067" calcext:value-type="float">
            <text:p>1.507067</text:p>
          </table:table-cell>
          <table:table-cell office:value-type="float" office:value="3.29192" calcext:value-type="float">
            <text:p>3.29192</text:p>
          </table:table-cell>
          <table:table-cell office:value-type="float" office:value="4.976247" calcext:value-type="float">
            <text:p>4.976247</text:p>
          </table:table-cell>
          <table:table-cell office:value-type="float" office:value="4.975718" calcext:value-type="float">
            <text:p>4.975718</text:p>
          </table:table-cell>
          <table:table-cell office:value-type="float" office:value="5.214616" calcext:value-type="float">
            <text:p>5.214616</text:p>
          </table:table-cell>
          <table:table-cell office:value-type="float" office:value="5.227874" calcext:value-type="float">
            <text:p>5.227874</text:p>
          </table:table-cell>
          <table:table-cell office:value-type="float" office:value="5.546247" calcext:value-type="float">
            <text:p>5.546247</text:p>
          </table:table-cell>
          <table:table-cell office:value-type="float" office:value="5.930902" calcext:value-type="float">
            <text:p>5.930902</text:p>
          </table:table-cell>
          <table:table-cell office:value-type="float" office:value="0" calcext:value-type="float">
            <text:p>0</text:p>
          </table:table-cell>
          <table:table-cell office:value-type="float" office:value="0.002952146" calcext:value-type="float">
            <text:p>0.00295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7109" calcext:value-type="float">
            <text:p>0.050471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.151261" calcext:value-type="float">
            <text:p>2.151261</text:p>
          </table:table-cell>
          <table:table-cell office:value-type="float" office:value="136.947" calcext:value-type="float">
            <text:p>136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55" calcext:value-type="float">
            <text:p>20.15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56" calcext:value-type="float">
            <text:p>4.0837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74" calcext:value-type="float">
            <text:p>2.049974E-07</text:p>
          </table:table-cell>
          <table:table-cell office:value-type="float" office:value="1183.396" calcext:value-type="float">
            <text:p>1183.396</text:p>
          </table:table-cell>
          <table:table-cell office:value-type="float" office:value="1.653807" calcext:value-type="float">
            <text:p>1.653807</text:p>
          </table:table-cell>
          <table:table-cell office:value-type="float" office:value="0" calcext:value-type="float">
            <text:p>0</text:p>
          </table:table-cell>
          <table:table-cell office:value-type="float" office:value="0.04279726" calcext:value-type="float">
            <text:p>0.04279726</text:p>
          </table:table-cell>
          <table:table-cell office:value-type="float" office:value="0.0830285" calcext:value-type="float">
            <text:p>0.0830285</text:p>
          </table:table-cell>
          <table:table-cell office:value-type="float" office:value="0.1125528" calcext:value-type="float">
            <text:p>0.1125528</text:p>
          </table:table-cell>
          <table:table-cell office:value-type="float" office:value="0.03119707" calcext:value-type="float">
            <text:p>0.03119707</text:p>
          </table:table-cell>
          <table:table-cell office:value-type="float" office:value="0.02517666" calcext:value-type="float">
            <text:p>0.02517666</text:p>
          </table:table-cell>
          <table:table-cell office:value-type="float" office:value="0.01918175" calcext:value-type="float">
            <text:p>0.01918175</text:p>
          </table:table-cell>
          <table:table-cell office:value-type="float" office:value="0.02387586" calcext:value-type="float">
            <text:p>0.02387586</text:p>
          </table:table-cell>
          <table:table-cell office:value-type="float" office:value="0.06157531" calcext:value-type="float">
            <text:p>0.06157531</text:p>
          </table:table-cell>
          <table:table-cell office:value-type="float" office:value="0.1128835" calcext:value-type="float">
            <text:p>0.1128835</text:p>
          </table:table-cell>
          <table:table-cell office:value-type="float" office:value="0.1125344" calcext:value-type="float">
            <text:p>0.1125344</text:p>
          </table:table-cell>
          <table:table-cell office:value-type="float" office:value="0.1148316" calcext:value-type="float">
            <text:p>0.1148316</text:p>
          </table:table-cell>
          <table:table-cell office:value-type="float" office:value="0.1148942" calcext:value-type="float">
            <text:p>0.1148942</text:p>
          </table:table-cell>
          <table:table-cell office:value-type="float" office:value="0.1182262" calcext:value-type="float">
            <text:p>0.1182262</text:p>
          </table:table-cell>
          <table:table-cell office:value-type="float" office:value="0.1222393" calcext:value-type="float">
            <text:p>0.1222393</text:p>
          </table:table-cell>
          <table:table-cell office:value-type="float" office:value="0" calcext:value-type="float">
            <text:p>0</text:p>
          </table:table-cell>
          <table:table-cell office:value-type="float" office:value="7.653575" calcext:value-type="float">
            <text:p>7.653575</text:p>
          </table:table-cell>
          <table:table-cell office:value-type="float" office:value="9.60721" calcext:value-type="float">
            <text:p>9.60721</text:p>
          </table:table-cell>
          <table:table-cell office:value-type="float" office:value="16.63873" calcext:value-type="float">
            <text:p>16.63873</text:p>
          </table:table-cell>
          <table:table-cell office:value-type="float" office:value="4.269364" calcext:value-type="float">
            <text:p>4.269364</text:p>
          </table:table-cell>
          <table:table-cell office:value-type="float" office:value="3.390324" calcext:value-type="float">
            <text:p>3.390324</text:p>
          </table:table-cell>
          <table:table-cell office:value-type="float" office:value="1.798709" calcext:value-type="float">
            <text:p>1.798709</text:p>
          </table:table-cell>
          <table:table-cell office:value-type="float" office:value="1.508895" calcext:value-type="float">
            <text:p>1.508895</text:p>
          </table:table-cell>
          <table:table-cell office:value-type="float" office:value="3.297071" calcext:value-type="float">
            <text:p>3.297071</text:p>
          </table:table-cell>
          <table:table-cell office:value-type="float" office:value="4.98452" calcext:value-type="float">
            <text:p>4.98452</text:p>
          </table:table-cell>
          <table:table-cell office:value-type="float" office:value="4.984298" calcext:value-type="float">
            <text:p>4.984298</text:p>
          </table:table-cell>
          <table:table-cell office:value-type="float" office:value="5.223667" calcext:value-type="float">
            <text:p>5.223667</text:p>
          </table:table-cell>
          <table:table-cell office:value-type="float" office:value="5.236981" calcext:value-type="float">
            <text:p>5.236981</text:p>
          </table:table-cell>
          <table:table-cell office:value-type="float" office:value="5.555434" calcext:value-type="float">
            <text:p>5.555434</text:p>
          </table:table-cell>
          <table:table-cell office:value-type="float" office:value="5.940609" calcext:value-type="float">
            <text:p>5.940609</text:p>
          </table:table-cell>
          <table:table-cell office:value-type="float" office:value="0" calcext:value-type="float">
            <text:p>0</text:p>
          </table:table-cell>
          <table:table-cell office:value-type="float" office:value="0.006487775" calcext:value-type="float">
            <text:p>0.006487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39152" calcext:value-type="float">
            <text:p>0.051391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2.144547" calcext:value-type="float">
            <text:p>2.144547</text:p>
          </table:table-cell>
          <table:table-cell office:value-type="float" office:value="136.9477" calcext:value-type="float">
            <text:p>136.9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8495" calcext:value-type="float">
            <text:p>20.1849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56" calcext:value-type="float">
            <text:p>4.0837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74" calcext:value-type="float">
            <text:p>2.049974E-07</text:p>
          </table:table-cell>
          <table:table-cell office:value-type="float" office:value="1183.369" calcext:value-type="float">
            <text:p>1183.369</text:p>
          </table:table-cell>
          <table:table-cell office:value-type="float" office:value="1.64149" calcext:value-type="float">
            <text:p>1.64149</text:p>
          </table:table-cell>
          <table:table-cell office:value-type="float" office:value="0" calcext:value-type="float">
            <text:p>0</text:p>
          </table:table-cell>
          <table:table-cell office:value-type="float" office:value="0.09238424" calcext:value-type="float">
            <text:p>0.09238424</text:p>
          </table:table-cell>
          <table:table-cell office:value-type="float" office:value="0.09318795" calcext:value-type="float">
            <text:p>0.09318795</text:p>
          </table:table-cell>
          <table:table-cell office:value-type="float" office:value="0.1144441" calcext:value-type="float">
            <text:p>0.1144441</text:p>
          </table:table-cell>
          <table:table-cell office:value-type="float" office:value="0.03185286" calcext:value-type="float">
            <text:p>0.03185286</text:p>
          </table:table-cell>
          <table:table-cell office:value-type="float" office:value="0.02561447" calcext:value-type="float">
            <text:p>0.02561447</text:p>
          </table:table-cell>
          <table:table-cell office:value-type="float" office:value="0.01936821" calcext:value-type="float">
            <text:p>0.01936821</text:p>
          </table:table-cell>
          <table:table-cell office:value-type="float" office:value="0.02395274" calcext:value-type="float">
            <text:p>0.02395274</text:p>
          </table:table-cell>
          <table:table-cell office:value-type="float" office:value="0.06162121" calcext:value-type="float">
            <text:p>0.06162121</text:p>
          </table:table-cell>
          <table:table-cell office:value-type="float" office:value="0.1129689" calcext:value-type="float">
            <text:p>0.1129689</text:p>
          </table:table-cell>
          <table:table-cell office:value-type="float" office:value="0.1126271" calcext:value-type="float">
            <text:p>0.1126271</text:p>
          </table:table-cell>
          <table:table-cell office:value-type="float" office:value="0.1149287" calcext:value-type="float">
            <text:p>0.1149287</text:p>
          </table:table-cell>
          <table:table-cell office:value-type="float" office:value="0.1149928" calcext:value-type="float">
            <text:p>0.1149928</text:p>
          </table:table-cell>
          <table:table-cell office:value-type="float" office:value="0.1183244" calcext:value-type="float">
            <text:p>0.1183244</text:p>
          </table:table-cell>
          <table:table-cell office:value-type="float" office:value="0.1223427" calcext:value-type="float">
            <text:p>0.1223427</text:p>
          </table:table-cell>
          <table:table-cell office:value-type="float" office:value="0" calcext:value-type="float">
            <text:p>0</text:p>
          </table:table-cell>
          <table:table-cell office:value-type="float" office:value="7.652361" calcext:value-type="float">
            <text:p>7.652361</text:p>
          </table:table-cell>
          <table:table-cell office:value-type="float" office:value="9.606817" calcext:value-type="float">
            <text:p>9.606817</text:p>
          </table:table-cell>
          <table:table-cell office:value-type="float" office:value="16.6278" calcext:value-type="float">
            <text:p>16.6278</text:p>
          </table:table-cell>
          <table:table-cell office:value-type="float" office:value="4.267608" calcext:value-type="float">
            <text:p>4.267608</text:p>
          </table:table-cell>
          <table:table-cell office:value-type="float" office:value="3.389096" calcext:value-type="float">
            <text:p>3.389096</text:p>
          </table:table-cell>
          <table:table-cell office:value-type="float" office:value="1.799361" calcext:value-type="float">
            <text:p>1.799361</text:p>
          </table:table-cell>
          <table:table-cell office:value-type="float" office:value="1.510723" calcext:value-type="float">
            <text:p>1.510723</text:p>
          </table:table-cell>
          <table:table-cell office:value-type="float" office:value="3.302218" calcext:value-type="float">
            <text:p>3.302218</text:p>
          </table:table-cell>
          <table:table-cell office:value-type="float" office:value="4.992793" calcext:value-type="float">
            <text:p>4.992793</text:p>
          </table:table-cell>
          <table:table-cell office:value-type="float" office:value="4.992848" calcext:value-type="float">
            <text:p>4.992848</text:p>
          </table:table-cell>
          <table:table-cell office:value-type="float" office:value="5.232717" calcext:value-type="float">
            <text:p>5.232717</text:p>
          </table:table-cell>
          <table:table-cell office:value-type="float" office:value="5.246058" calcext:value-type="float">
            <text:p>5.246058</text:p>
          </table:table-cell>
          <table:table-cell office:value-type="float" office:value="5.564621" calcext:value-type="float">
            <text:p>5.564621</text:p>
          </table:table-cell>
          <table:table-cell office:value-type="float" office:value="5.950276" calcext:value-type="float">
            <text:p>5.950276</text:p>
          </table:table-cell>
          <table:table-cell office:value-type="float" office:value="0" calcext:value-type="float">
            <text:p>0</text:p>
          </table:table-cell>
          <table:table-cell office:value-type="float" office:value="3.313244" calcext:value-type="float">
            <text:p>3.313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9667" calcext:value-type="float">
            <text:p>0.05709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.135688" calcext:value-type="float">
            <text:p>2.135688</text:p>
          </table:table-cell>
          <table:table-cell office:value-type="float" office:value="136.9483" calcext:value-type="float">
            <text:p>136.9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1517" calcext:value-type="float">
            <text:p>20.2151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56" calcext:value-type="float">
            <text:p>4.0837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74" calcext:value-type="float">
            <text:p>2.049974E-07</text:p>
          </table:table-cell>
          <table:table-cell office:value-type="float" office:value="1183.343" calcext:value-type="float">
            <text:p>1183.343</text:p>
          </table:table-cell>
          <table:table-cell office:value-type="float" office:value="1.626712" calcext:value-type="float">
            <text:p>1.626712</text:p>
          </table:table-cell>
          <table:table-cell office:value-type="float" office:value="0" calcext:value-type="float">
            <text:p>0</text:p>
          </table:table-cell>
          <table:table-cell office:value-type="float" office:value="0.1459859" calcext:value-type="float">
            <text:p>0.1459859</text:p>
          </table:table-cell>
          <table:table-cell office:value-type="float" office:value="0.1053215" calcext:value-type="float">
            <text:p>0.1053215</text:p>
          </table:table-cell>
          <table:table-cell office:value-type="float" office:value="0.1168525" calcext:value-type="float">
            <text:p>0.1168525</text:p>
          </table:table-cell>
          <table:table-cell office:value-type="float" office:value="0.03253102" calcext:value-type="float">
            <text:p>0.03253102</text:p>
          </table:table-cell>
          <table:table-cell office:value-type="float" office:value="0.02607656" calcext:value-type="float">
            <text:p>0.02607656</text:p>
          </table:table-cell>
          <table:table-cell office:value-type="float" office:value="0.01990721" calcext:value-type="float">
            <text:p>0.01990721</text:p>
          </table:table-cell>
          <table:table-cell office:value-type="float" office:value="0.02423766" calcext:value-type="float">
            <text:p>0.02423766</text:p>
          </table:table-cell>
          <table:table-cell office:value-type="float" office:value="0.06174369" calcext:value-type="float">
            <text:p>0.06174369</text:p>
          </table:table-cell>
          <table:table-cell office:value-type="float" office:value="0.1130635" calcext:value-type="float">
            <text:p>0.1130635</text:p>
          </table:table-cell>
          <table:table-cell office:value-type="float" office:value="0.1127188" calcext:value-type="float">
            <text:p>0.1127188</text:p>
          </table:table-cell>
          <table:table-cell office:value-type="float" office:value="0.1150255" calcext:value-type="float">
            <text:p>0.1150255</text:p>
          </table:table-cell>
          <table:table-cell office:value-type="float" office:value="0.1150913" calcext:value-type="float">
            <text:p>0.1150913</text:p>
          </table:table-cell>
          <table:table-cell office:value-type="float" office:value="0.1184229" calcext:value-type="float">
            <text:p>0.1184229</text:p>
          </table:table-cell>
          <table:table-cell office:value-type="float" office:value="0.122446" calcext:value-type="float">
            <text:p>0.122446</text:p>
          </table:table-cell>
          <table:table-cell office:value-type="float" office:value="0" calcext:value-type="float">
            <text:p>0</text:p>
          </table:table-cell>
          <table:table-cell office:value-type="float" office:value="7.663061" calcext:value-type="float">
            <text:p>7.663061</text:p>
          </table:table-cell>
          <table:table-cell office:value-type="float" office:value="9.608854" calcext:value-type="float">
            <text:p>9.608854</text:p>
          </table:table-cell>
          <table:table-cell office:value-type="float" office:value="16.61767" calcext:value-type="float">
            <text:p>16.61767</text:p>
          </table:table-cell>
          <table:table-cell office:value-type="float" office:value="4.266143" calcext:value-type="float">
            <text:p>4.266143</text:p>
          </table:table-cell>
          <table:table-cell office:value-type="float" office:value="3.388033" calcext:value-type="float">
            <text:p>3.388033</text:p>
          </table:table-cell>
          <table:table-cell office:value-type="float" office:value="1.800096" calcext:value-type="float">
            <text:p>1.800096</text:p>
          </table:table-cell>
          <table:table-cell office:value-type="float" office:value="1.512584" calcext:value-type="float">
            <text:p>1.512584</text:p>
          </table:table-cell>
          <table:table-cell office:value-type="float" office:value="3.307365" calcext:value-type="float">
            <text:p>3.307365</text:p>
          </table:table-cell>
          <table:table-cell office:value-type="float" office:value="5.001066" calcext:value-type="float">
            <text:p>5.001066</text:p>
          </table:table-cell>
          <table:table-cell office:value-type="float" office:value="5.00139" calcext:value-type="float">
            <text:p>5.00139</text:p>
          </table:table-cell>
          <table:table-cell office:value-type="float" office:value="5.241756" calcext:value-type="float">
            <text:p>5.241756</text:p>
          </table:table-cell>
          <table:table-cell office:value-type="float" office:value="5.255126" calcext:value-type="float">
            <text:p>5.255126</text:p>
          </table:table-cell>
          <table:table-cell office:value-type="float" office:value="5.5738" calcext:value-type="float">
            <text:p>5.5738</text:p>
          </table:table-cell>
          <table:table-cell office:value-type="float" office:value="5.95995" calcext:value-type="float">
            <text:p>5.95995</text:p>
          </table:table-cell>
          <table:table-cell office:value-type="float" office:value="0" calcext:value-type="float">
            <text:p>0</text:p>
          </table:table-cell>
          <table:table-cell office:value-type="float" office:value="6.305351" calcext:value-type="float">
            <text:p>6.305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02055" calcext:value-type="float">
            <text:p>0.065020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.126409" calcext:value-type="float">
            <text:p>2.126409</text:p>
          </table:table-cell>
          <table:table-cell office:value-type="float" office:value="136.9487" calcext:value-type="float">
            <text:p>136.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456" calcext:value-type="float">
            <text:p>20.2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56" calcext:value-type="float">
            <text:p>4.0837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74" calcext:value-type="float">
            <text:p>2.049974E-07</text:p>
          </table:table-cell>
          <table:table-cell office:value-type="float" office:value="1183.319" calcext:value-type="float">
            <text:p>1183.319</text:p>
          </table:table-cell>
          <table:table-cell office:value-type="float" office:value="1.611488" calcext:value-type="float">
            <text:p>1.611488</text:p>
          </table:table-cell>
          <table:table-cell office:value-type="float" office:value="0" calcext:value-type="float">
            <text:p>0</text:p>
          </table:table-cell>
          <table:table-cell office:value-type="float" office:value="0.1787729" calcext:value-type="float">
            <text:p>0.1787729</text:p>
          </table:table-cell>
          <table:table-cell office:value-type="float" office:value="0.1145258" calcext:value-type="float">
            <text:p>0.1145258</text:p>
          </table:table-cell>
          <table:table-cell office:value-type="float" office:value="0.1188395" calcext:value-type="float">
            <text:p>0.1188395</text:p>
          </table:table-cell>
          <table:table-cell office:value-type="float" office:value="0.03310034" calcext:value-type="float">
            <text:p>0.03310034</text:p>
          </table:table-cell>
          <table:table-cell office:value-type="float" office:value="0.02643848" calcext:value-type="float">
            <text:p>0.02643848</text:p>
          </table:table-cell>
          <table:table-cell office:value-type="float" office:value="0.02044153" calcext:value-type="float">
            <text:p>0.02044153</text:p>
          </table:table-cell>
          <table:table-cell office:value-type="float" office:value="0.02457037" calcext:value-type="float">
            <text:p>0.02457037</text:p>
          </table:table-cell>
          <table:table-cell office:value-type="float" office:value="0.06193572" calcext:value-type="float">
            <text:p>0.06193572</text:p>
          </table:table-cell>
          <table:table-cell office:value-type="float" office:value="0.1131786" calcext:value-type="float">
            <text:p>0.1131786</text:p>
          </table:table-cell>
          <table:table-cell office:value-type="float" office:value="0.1128123" calcext:value-type="float">
            <text:p>0.1128123</text:p>
          </table:table-cell>
          <table:table-cell office:value-type="float" office:value="0.1151223" calcext:value-type="float">
            <text:p>0.1151223</text:p>
          </table:table-cell>
          <table:table-cell office:value-type="float" office:value="0.1151894" calcext:value-type="float">
            <text:p>0.1151894</text:p>
          </table:table-cell>
          <table:table-cell office:value-type="float" office:value="0.118521" calcext:value-type="float">
            <text:p>0.118521</text:p>
          </table:table-cell>
          <table:table-cell office:value-type="float" office:value="0.1225493" calcext:value-type="float">
            <text:p>0.1225493</text:p>
          </table:table-cell>
          <table:table-cell office:value-type="float" office:value="0" calcext:value-type="float">
            <text:p>0</text:p>
          </table:table-cell>
          <table:table-cell office:value-type="float" office:value="7.681858" calcext:value-type="float">
            <text:p>7.681858</text:p>
          </table:table-cell>
          <table:table-cell office:value-type="float" office:value="9.612936" calcext:value-type="float">
            <text:p>9.612936</text:p>
          </table:table-cell>
          <table:table-cell office:value-type="float" office:value="16.60822" calcext:value-type="float">
            <text:p>16.60822</text:p>
          </table:table-cell>
          <table:table-cell office:value-type="float" office:value="4.26491" calcext:value-type="float">
            <text:p>4.26491</text:p>
          </table:table-cell>
          <table:table-cell office:value-type="float" office:value="3.387073" calcext:value-type="float">
            <text:p>3.387073</text:p>
          </table:table-cell>
          <table:table-cell office:value-type="float" office:value="1.800945" calcext:value-type="float">
            <text:p>1.800945</text:p>
          </table:table-cell>
          <table:table-cell office:value-type="float" office:value="1.514504" calcext:value-type="float">
            <text:p>1.514504</text:p>
          </table:table-cell>
          <table:table-cell office:value-type="float" office:value="3.312542" calcext:value-type="float">
            <text:p>3.312542</text:p>
          </table:table-cell>
          <table:table-cell office:value-type="float" office:value="5.009339" calcext:value-type="float">
            <text:p>5.009339</text:p>
          </table:table-cell>
          <table:table-cell office:value-type="float" office:value="5.009934" calcext:value-type="float">
            <text:p>5.009934</text:p>
          </table:table-cell>
          <table:table-cell office:value-type="float" office:value="5.25075" calcext:value-type="float">
            <text:p>5.25075</text:p>
          </table:table-cell>
          <table:table-cell office:value-type="float" office:value="5.2642" calcext:value-type="float">
            <text:p>5.2642</text:p>
          </table:table-cell>
          <table:table-cell office:value-type="float" office:value="5.582948" calcext:value-type="float">
            <text:p>5.582948</text:p>
          </table:table-cell>
          <table:table-cell office:value-type="float" office:value="5.969615" calcext:value-type="float">
            <text:p>5.969615</text:p>
          </table:table-cell>
          <table:table-cell office:value-type="float" office:value="0" calcext:value-type="float">
            <text:p>0</text:p>
          </table:table-cell>
          <table:table-cell office:value-type="float" office:value="8.078892" calcext:value-type="float">
            <text:p>8.07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16" calcext:value-type="float">
            <text:p>0.073499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2.124053" calcext:value-type="float">
            <text:p>2.124053</text:p>
          </table:table-cell>
          <table:table-cell office:value-type="float" office:value="136.9475" calcext:value-type="float">
            <text:p>136.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27608" calcext:value-type="float">
            <text:p>20.2760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3756" calcext:value-type="float">
            <text:p>4.083756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49974" calcext:value-type="float">
            <text:p>2.049974E-07</text:p>
          </table:table-cell>
          <table:table-cell office:value-type="float" office:value="1183.295" calcext:value-type="float">
            <text:p>1183.295</text:p>
          </table:table-cell>
          <table:table-cell office:value-type="float" office:value="1.607655" calcext:value-type="float">
            <text:p>1.607655</text:p>
          </table:table-cell>
          <table:table-cell office:value-type="float" office:value="0" calcext:value-type="float">
            <text:p>0</text:p>
          </table:table-cell>
          <table:table-cell office:value-type="float" office:value="0.1699881" calcext:value-type="float">
            <text:p>0.1699881</text:p>
          </table:table-cell>
          <table:table-cell office:value-type="float" office:value="0.1082014" calcext:value-type="float">
            <text:p>0.1082014</text:p>
          </table:table-cell>
          <table:table-cell office:value-type="float" office:value="0.1177239" calcext:value-type="float">
            <text:p>0.1177239</text:p>
          </table:table-cell>
          <table:table-cell office:value-type="float" office:value="0.03289708" calcext:value-type="float">
            <text:p>0.03289708</text:p>
          </table:table-cell>
          <table:table-cell office:value-type="float" office:value="0.02631174" calcext:value-type="float">
            <text:p>0.02631174</text:p>
          </table:table-cell>
          <table:table-cell office:value-type="float" office:value="0.02061059" calcext:value-type="float">
            <text:p>0.02061059</text:p>
          </table:table-cell>
          <table:table-cell office:value-type="float" office:value="0.02477694" calcext:value-type="float">
            <text:p>0.02477694</text:p>
          </table:table-cell>
          <table:table-cell office:value-type="float" office:value="0.06213892" calcext:value-type="float">
            <text:p>0.06213892</text:p>
          </table:table-cell>
          <table:table-cell office:value-type="float" office:value="0.1133119" calcext:value-type="float">
            <text:p>0.1133119</text:p>
          </table:table-cell>
          <table:table-cell office:value-type="float" office:value="0.1129096" calcext:value-type="float">
            <text:p>0.1129096</text:p>
          </table:table-cell>
          <table:table-cell office:value-type="float" office:value="0.1152192" calcext:value-type="float">
            <text:p>0.1152192</text:p>
          </table:table-cell>
          <table:table-cell office:value-type="float" office:value="0.1152858" calcext:value-type="float">
            <text:p>0.1152858</text:p>
          </table:table-cell>
          <table:table-cell office:value-type="float" office:value="0.1186186" calcext:value-type="float">
            <text:p>0.1186186</text:p>
          </table:table-cell>
          <table:table-cell office:value-type="float" office:value="0.1226525" calcext:value-type="float">
            <text:p>0.1226525</text:p>
          </table:table-cell>
          <table:table-cell office:value-type="float" office:value="0" calcext:value-type="float">
            <text:p>0</text:p>
          </table:table-cell>
          <table:table-cell office:value-type="float" office:value="7.701558" calcext:value-type="float">
            <text:p>7.701558</text:p>
          </table:table-cell>
          <table:table-cell office:value-type="float" office:value="9.617157" calcext:value-type="float">
            <text:p>9.617157</text:p>
          </table:table-cell>
          <table:table-cell office:value-type="float" office:value="16.59891" calcext:value-type="float">
            <text:p>16.59891</text:p>
          </table:table-cell>
          <table:table-cell office:value-type="float" office:value="4.263724" calcext:value-type="float">
            <text:p>4.263724</text:p>
          </table:table-cell>
          <table:table-cell office:value-type="float" office:value="3.386144" calcext:value-type="float">
            <text:p>3.386144</text:p>
          </table:table-cell>
          <table:table-cell office:value-type="float" office:value="1.801881" calcext:value-type="float">
            <text:p>1.801881</text:p>
          </table:table-cell>
          <table:table-cell office:value-type="float" office:value="1.516479" calcext:value-type="float">
            <text:p>1.516479</text:p>
          </table:table-cell>
          <table:table-cell office:value-type="float" office:value="3.317749" calcext:value-type="float">
            <text:p>3.317749</text:p>
          </table:table-cell>
          <table:table-cell office:value-type="float" office:value="5.017612" calcext:value-type="float">
            <text:p>5.017612</text:p>
          </table:table-cell>
          <table:table-cell office:value-type="float" office:value="5.018476" calcext:value-type="float">
            <text:p>5.018476</text:p>
          </table:table-cell>
          <table:table-cell office:value-type="float" office:value="5.259744" calcext:value-type="float">
            <text:p>5.259744</text:p>
          </table:table-cell>
          <table:table-cell office:value-type="float" office:value="5.273263" calcext:value-type="float">
            <text:p>5.273263</text:p>
          </table:table-cell>
          <table:table-cell office:value-type="float" office:value="5.592097" calcext:value-type="float">
            <text:p>5.592097</text:p>
          </table:table-cell>
          <table:table-cell office:value-type="float" office:value="5.979271" calcext:value-type="float">
            <text:p>5.979271</text:p>
          </table:table-cell>
          <table:table-cell office:value-type="float" office:value="0" calcext:value-type="float">
            <text:p>0</text:p>
          </table:table-cell>
          <table:table-cell office:value-type="float" office:value="5.409955" calcext:value-type="float">
            <text:p>5.409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52667" calcext:value-type="float">
            <text:p>0.07652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.119887" calcext:value-type="float">
            <text:p>2.119887</text:p>
          </table:table-cell>
          <table:table-cell office:value-type="float" office:value="136.947" calcext:value-type="float">
            <text:p>136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0661" calcext:value-type="float">
            <text:p>20.3066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269" calcext:value-type="float">
            <text:p>1183.269</text:p>
          </table:table-cell>
          <table:table-cell office:value-type="float" office:value="1.601416" calcext:value-type="float">
            <text:p>1.601416</text:p>
          </table:table-cell>
          <table:table-cell office:value-type="float" office:value="0" calcext:value-type="float">
            <text:p>0</text:p>
          </table:table-cell>
          <table:table-cell office:value-type="float" office:value="0.1827237" calcext:value-type="float">
            <text:p>0.1827237</text:p>
          </table:table-cell>
          <table:table-cell office:value-type="float" office:value="0.1137197" calcext:value-type="float">
            <text:p>0.1137197</text:p>
          </table:table-cell>
          <table:table-cell office:value-type="float" office:value="0.1185892" calcext:value-type="float">
            <text:p>0.1185892</text:p>
          </table:table-cell>
          <table:table-cell office:value-type="float" office:value="0.0333921" calcext:value-type="float">
            <text:p>0.0333921</text:p>
          </table:table-cell>
          <table:table-cell office:value-type="float" office:value="0.02673702" calcext:value-type="float">
            <text:p>0.02673702</text:p>
          </table:table-cell>
          <table:table-cell office:value-type="float" office:value="0.02069122" calcext:value-type="float">
            <text:p>0.02069122</text:p>
          </table:table-cell>
          <table:table-cell office:value-type="float" office:value="0.02484329" calcext:value-type="float">
            <text:p>0.02484329</text:p>
          </table:table-cell>
          <table:table-cell office:value-type="float" office:value="0.06226861" calcext:value-type="float">
            <text:p>0.06226861</text:p>
          </table:table-cell>
          <table:table-cell office:value-type="float" office:value="0.1134477" calcext:value-type="float">
            <text:p>0.1134477</text:p>
          </table:table-cell>
          <table:table-cell office:value-type="float" office:value="0.1130096" calcext:value-type="float">
            <text:p>0.1130096</text:p>
          </table:table-cell>
          <table:table-cell office:value-type="float" office:value="0.1153165" calcext:value-type="float">
            <text:p>0.1153165</text:p>
          </table:table-cell>
          <table:table-cell office:value-type="float" office:value="0.1153838" calcext:value-type="float">
            <text:p>0.1153838</text:p>
          </table:table-cell>
          <table:table-cell office:value-type="float" office:value="0.1187168" calcext:value-type="float">
            <text:p>0.1187168</text:p>
          </table:table-cell>
          <table:table-cell office:value-type="float" office:value="0.1227557" calcext:value-type="float">
            <text:p>0.1227557</text:p>
          </table:table-cell>
          <table:table-cell office:value-type="float" office:value="0" calcext:value-type="float">
            <text:p>0</text:p>
          </table:table-cell>
          <table:table-cell office:value-type="float" office:value="7.732123" calcext:value-type="float">
            <text:p>7.732123</text:p>
          </table:table-cell>
          <table:table-cell office:value-type="float" office:value="9.621028" calcext:value-type="float">
            <text:p>9.621028</text:p>
          </table:table-cell>
          <table:table-cell office:value-type="float" office:value="16.58955" calcext:value-type="float">
            <text:p>16.58955</text:p>
          </table:table-cell>
          <table:table-cell office:value-type="float" office:value="4.262592" calcext:value-type="float">
            <text:p>4.262592</text:p>
          </table:table-cell>
          <table:table-cell office:value-type="float" office:value="3.385266" calcext:value-type="float">
            <text:p>3.385266</text:p>
          </table:table-cell>
          <table:table-cell office:value-type="float" office:value="1.802822" calcext:value-type="float">
            <text:p>1.802822</text:p>
          </table:table-cell>
          <table:table-cell office:value-type="float" office:value="1.518468" calcext:value-type="float">
            <text:p>1.518468</text:p>
          </table:table-cell>
          <table:table-cell office:value-type="float" office:value="3.322986" calcext:value-type="float">
            <text:p>3.322986</text:p>
          </table:table-cell>
          <table:table-cell office:value-type="float" office:value="5.025886" calcext:value-type="float">
            <text:p>5.025886</text:p>
          </table:table-cell>
          <table:table-cell office:value-type="float" office:value="5.026995" calcext:value-type="float">
            <text:p>5.026995</text:p>
          </table:table-cell>
          <table:table-cell office:value-type="float" office:value="5.268737" calcext:value-type="float">
            <text:p>5.268737</text:p>
          </table:table-cell>
          <table:table-cell office:value-type="float" office:value="5.282295" calcext:value-type="float">
            <text:p>5.282295</text:p>
          </table:table-cell>
          <table:table-cell office:value-type="float" office:value="5.601245" calcext:value-type="float">
            <text:p>5.601245</text:p>
          </table:table-cell>
          <table:table-cell office:value-type="float" office:value="5.988905" calcext:value-type="float">
            <text:p>5.988905</text:p>
          </table:table-cell>
          <table:table-cell office:value-type="float" office:value="0" calcext:value-type="float">
            <text:p>0</text:p>
          </table:table-cell>
          <table:table-cell office:value-type="float" office:value="4.582973" calcext:value-type="float">
            <text:p>4.582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59335" calcext:value-type="float">
            <text:p>0.080593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.11054" calcext:value-type="float">
            <text:p>2.11054</text:p>
          </table:table-cell>
          <table:table-cell office:value-type="float" office:value="136.9469" calcext:value-type="float">
            <text:p>136.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3713" calcext:value-type="float">
            <text:p>20.3371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245" calcext:value-type="float">
            <text:p>1183.245</text:p>
          </table:table-cell>
          <table:table-cell office:value-type="float" office:value="1.586148" calcext:value-type="float">
            <text:p>1.586148</text:p>
          </table:table-cell>
          <table:table-cell office:value-type="float" office:value="0" calcext:value-type="float">
            <text:p>0</text:p>
          </table:table-cell>
          <table:table-cell office:value-type="float" office:value="0.1928125" calcext:value-type="float">
            <text:p>0.1928125</text:p>
          </table:table-cell>
          <table:table-cell office:value-type="float" office:value="0.1243448" calcext:value-type="float">
            <text:p>0.1243448</text:p>
          </table:table-cell>
          <table:table-cell office:value-type="float" office:value="0.1213069" calcext:value-type="float">
            <text:p>0.1213069</text:p>
          </table:table-cell>
          <table:table-cell office:value-type="float" office:value="0.03432524" calcext:value-type="float">
            <text:p>0.03432524</text:p>
          </table:table-cell>
          <table:table-cell office:value-type="float" office:value="0.02737431" calcext:value-type="float">
            <text:p>0.02737431</text:p>
          </table:table-cell>
          <table:table-cell office:value-type="float" office:value="0.02101588" calcext:value-type="float">
            <text:p>0.02101588</text:p>
          </table:table-cell>
          <table:table-cell office:value-type="float" office:value="0.02500778" calcext:value-type="float">
            <text:p>0.02500778</text:p>
          </table:table-cell>
          <table:table-cell office:value-type="float" office:value="0.06239462" calcext:value-type="float">
            <text:p>0.06239462</text:p>
          </table:table-cell>
          <table:table-cell office:value-type="float" office:value="0.1135784" calcext:value-type="float">
            <text:p>0.1135784</text:p>
          </table:table-cell>
          <table:table-cell office:value-type="float" office:value="0.1131108" calcext:value-type="float">
            <text:p>0.1131108</text:p>
          </table:table-cell>
          <table:table-cell office:value-type="float" office:value="0.1154143" calcext:value-type="float">
            <text:p>0.1154143</text:p>
          </table:table-cell>
          <table:table-cell office:value-type="float" office:value="0.1154804" calcext:value-type="float">
            <text:p>0.1154804</text:p>
          </table:table-cell>
          <table:table-cell office:value-type="float" office:value="0.1188143" calcext:value-type="float">
            <text:p>0.1188143</text:p>
          </table:table-cell>
          <table:table-cell office:value-type="float" office:value="0.1228588" calcext:value-type="float">
            <text:p>0.1228588</text:p>
          </table:table-cell>
          <table:table-cell office:value-type="float" office:value="0" calcext:value-type="float">
            <text:p>0</text:p>
          </table:table-cell>
          <table:table-cell office:value-type="float" office:value="7.753152" calcext:value-type="float">
            <text:p>7.753152</text:p>
          </table:table-cell>
          <table:table-cell office:value-type="float" office:value="9.626207" calcext:value-type="float">
            <text:p>9.626207</text:p>
          </table:table-cell>
          <table:table-cell office:value-type="float" office:value="16.58063" calcext:value-type="float">
            <text:p>16.58063</text:p>
          </table:table-cell>
          <table:table-cell office:value-type="float" office:value="4.261652" calcext:value-type="float">
            <text:p>4.261652</text:p>
          </table:table-cell>
          <table:table-cell office:value-type="float" office:value="3.384535" calcext:value-type="float">
            <text:p>3.384535</text:p>
          </table:table-cell>
          <table:table-cell office:value-type="float" office:value="1.803802" calcext:value-type="float">
            <text:p>1.803802</text:p>
          </table:table-cell>
          <table:table-cell office:value-type="float" office:value="1.520478" calcext:value-type="float">
            <text:p>1.520478</text:p>
          </table:table-cell>
          <table:table-cell office:value-type="float" office:value="3.328228" calcext:value-type="float">
            <text:p>3.328228</text:p>
          </table:table-cell>
          <table:table-cell office:value-type="float" office:value="5.034159" calcext:value-type="float">
            <text:p>5.034159</text:p>
          </table:table-cell>
          <table:table-cell office:value-type="float" office:value="5.035499" calcext:value-type="float">
            <text:p>5.035499</text:p>
          </table:table-cell>
          <table:table-cell office:value-type="float" office:value="5.277731" calcext:value-type="float">
            <text:p>5.277731</text:p>
          </table:table-cell>
          <table:table-cell office:value-type="float" office:value="5.291327" calcext:value-type="float">
            <text:p>5.291327</text:p>
          </table:table-cell>
          <table:table-cell office:value-type="float" office:value="5.610361" calcext:value-type="float">
            <text:p>5.610361</text:p>
          </table:table-cell>
          <table:table-cell office:value-type="float" office:value="5.998538" calcext:value-type="float">
            <text:p>5.998538</text:p>
          </table:table-cell>
          <table:table-cell office:value-type="float" office:value="0" calcext:value-type="float">
            <text:p>0</text:p>
          </table:table-cell>
          <table:table-cell office:value-type="float" office:value="7.231819" calcext:value-type="float">
            <text:p>7.231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37106" calcext:value-type="float">
            <text:p>0.08937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.109421" calcext:value-type="float">
            <text:p>2.109421</text:p>
          </table:table-cell>
          <table:table-cell office:value-type="float" office:value="136.9452" calcext:value-type="float">
            <text:p>136.9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6768" calcext:value-type="float">
            <text:p>20.3676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22" calcext:value-type="float">
            <text:p>1183.22</text:p>
          </table:table-cell>
          <table:table-cell office:value-type="float" office:value="1.584449" calcext:value-type="float">
            <text:p>1.584449</text:p>
          </table:table-cell>
          <table:table-cell office:value-type="float" office:value="0" calcext:value-type="float">
            <text:p>0</text:p>
          </table:table-cell>
          <table:table-cell office:value-type="float" office:value="0.155404" calcext:value-type="float">
            <text:p>0.155404</text:p>
          </table:table-cell>
          <table:table-cell office:value-type="float" office:value="0.1089753" calcext:value-type="float">
            <text:p>0.1089753</text:p>
          </table:table-cell>
          <table:table-cell office:value-type="float" office:value="0.1185401" calcext:value-type="float">
            <text:p>0.1185401</text:p>
          </table:table-cell>
          <table:table-cell office:value-type="float" office:value="0.03357841" calcext:value-type="float">
            <text:p>0.03357841</text:p>
          </table:table-cell>
          <table:table-cell office:value-type="float" office:value="0.02693425" calcext:value-type="float">
            <text:p>0.02693425</text:p>
          </table:table-cell>
          <table:table-cell office:value-type="float" office:value="0.02114696" calcext:value-type="float">
            <text:p>0.02114696</text:p>
          </table:table-cell>
          <table:table-cell office:value-type="float" office:value="0.0251887" calcext:value-type="float">
            <text:p>0.0251887</text:p>
          </table:table-cell>
          <table:table-cell office:value-type="float" office:value="0.06256264" calcext:value-type="float">
            <text:p>0.06256264</text:p>
          </table:table-cell>
          <table:table-cell office:value-type="float" office:value="0.1137123" calcext:value-type="float">
            <text:p>0.1137123</text:p>
          </table:table-cell>
          <table:table-cell office:value-type="float" office:value="0.1132132" calcext:value-type="float">
            <text:p>0.1132132</text:p>
          </table:table-cell>
          <table:table-cell office:value-type="float" office:value="0.1155122" calcext:value-type="float">
            <text:p>0.1155122</text:p>
          </table:table-cell>
          <table:table-cell office:value-type="float" office:value="0.1155756" calcext:value-type="float">
            <text:p>0.1155756</text:p>
          </table:table-cell>
          <table:table-cell office:value-type="float" office:value="0.1189117" calcext:value-type="float">
            <text:p>0.1189117</text:p>
          </table:table-cell>
          <table:table-cell office:value-type="float" office:value="0.1229618" calcext:value-type="float">
            <text:p>0.1229618</text:p>
          </table:table-cell>
          <table:table-cell office:value-type="float" office:value="0" calcext:value-type="float">
            <text:p>0</text:p>
          </table:table-cell>
          <table:table-cell office:value-type="float" office:value="7.773111" calcext:value-type="float">
            <text:p>7.773111</text:p>
          </table:table-cell>
          <table:table-cell office:value-type="float" office:value="9.631675" calcext:value-type="float">
            <text:p>9.631675</text:p>
          </table:table-cell>
          <table:table-cell office:value-type="float" office:value="16.57203" calcext:value-type="float">
            <text:p>16.57203</text:p>
          </table:table-cell>
          <table:table-cell office:value-type="float" office:value="4.260835" calcext:value-type="float">
            <text:p>4.260835</text:p>
          </table:table-cell>
          <table:table-cell office:value-type="float" office:value="3.383907" calcext:value-type="float">
            <text:p>3.383907</text:p>
          </table:table-cell>
          <table:table-cell office:value-type="float" office:value="1.804864" calcext:value-type="float">
            <text:p>1.804864</text:p>
          </table:table-cell>
          <table:table-cell office:value-type="float" office:value="1.522525" calcext:value-type="float">
            <text:p>1.522525</text:p>
          </table:table-cell>
          <table:table-cell office:value-type="float" office:value="3.333494" calcext:value-type="float">
            <text:p>3.333494</text:p>
          </table:table-cell>
          <table:table-cell office:value-type="float" office:value="5.042432" calcext:value-type="float">
            <text:p>5.042432</text:p>
          </table:table-cell>
          <table:table-cell office:value-type="float" office:value="5.044003" calcext:value-type="float">
            <text:p>5.044003</text:p>
          </table:table-cell>
          <table:table-cell office:value-type="float" office:value="5.286725" calcext:value-type="float">
            <text:p>5.286725</text:p>
          </table:table-cell>
          <table:table-cell office:value-type="float" office:value="5.300362" calcext:value-type="float">
            <text:p>5.300362</text:p>
          </table:table-cell>
          <table:table-cell office:value-type="float" office:value="5.619471" calcext:value-type="float">
            <text:p>5.619471</text:p>
          </table:table-cell>
          <table:table-cell office:value-type="float" office:value="6.008161" calcext:value-type="float">
            <text:p>6.008161</text:p>
          </table:table-cell>
          <table:table-cell office:value-type="float" office:value="0" calcext:value-type="float">
            <text:p>0</text:p>
          </table:table-cell>
          <table:table-cell office:value-type="float" office:value="4.239642" calcext:value-type="float">
            <text:p>4.239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60589" calcext:value-type="float">
            <text:p>0.091605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.107142" calcext:value-type="float">
            <text:p>2.107142</text:p>
          </table:table-cell>
          <table:table-cell office:value-type="float" office:value="136.9438" calcext:value-type="float">
            <text:p>136.9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9796" calcext:value-type="float">
            <text:p>20.3979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193" calcext:value-type="float">
            <text:p>1183.193</text:p>
          </table:table-cell>
          <table:table-cell office:value-type="float" office:value="1.580409" calcext:value-type="float">
            <text:p>1.580409</text:p>
          </table:table-cell>
          <table:table-cell office:value-type="float" office:value="0" calcext:value-type="float">
            <text:p>0</text:p>
          </table:table-cell>
          <table:table-cell office:value-type="float" office:value="0.1364461" calcext:value-type="float">
            <text:p>0.1364461</text:p>
          </table:table-cell>
          <table:table-cell office:value-type="float" office:value="0.1028909" calcext:value-type="float">
            <text:p>0.1028909</text:p>
          </table:table-cell>
          <table:table-cell office:value-type="float" office:value="0.1170387" calcext:value-type="float">
            <text:p>0.1170387</text:p>
          </table:table-cell>
          <table:table-cell office:value-type="float" office:value="0.03341626" calcext:value-type="float">
            <text:p>0.03341626</text:p>
          </table:table-cell>
          <table:table-cell office:value-type="float" office:value="0.02696924" calcext:value-type="float">
            <text:p>0.02696924</text:p>
          </table:table-cell>
          <table:table-cell office:value-type="float" office:value="0.02074041" calcext:value-type="float">
            <text:p>0.02074041</text:p>
          </table:table-cell>
          <table:table-cell office:value-type="float" office:value="0.02501247" calcext:value-type="float">
            <text:p>0.02501247</text:p>
          </table:table-cell>
          <table:table-cell office:value-type="float" office:value="0.06261723" calcext:value-type="float">
            <text:p>0.06261723</text:p>
          </table:table-cell>
          <table:table-cell office:value-type="float" office:value="0.1138415" calcext:value-type="float">
            <text:p>0.1138415</text:p>
          </table:table-cell>
          <table:table-cell office:value-type="float" office:value="0.1133169" calcext:value-type="float">
            <text:p>0.1133169</text:p>
          </table:table-cell>
          <table:table-cell office:value-type="float" office:value="0.1156106" calcext:value-type="float">
            <text:p>0.1156106</text:p>
          </table:table-cell>
          <table:table-cell office:value-type="float" office:value="0.1156716" calcext:value-type="float">
            <text:p>0.1156716</text:p>
          </table:table-cell>
          <table:table-cell office:value-type="float" office:value="0.1190093" calcext:value-type="float">
            <text:p>0.1190093</text:p>
          </table:table-cell>
          <table:table-cell office:value-type="float" office:value="0.1230645" calcext:value-type="float">
            <text:p>0.1230645</text:p>
          </table:table-cell>
          <table:table-cell office:value-type="float" office:value="0" calcext:value-type="float">
            <text:p>0</text:p>
          </table:table-cell>
          <table:table-cell office:value-type="float" office:value="7.786851" calcext:value-type="float">
            <text:p>7.786851</text:p>
          </table:table-cell>
          <table:table-cell office:value-type="float" office:value="9.634468" calcext:value-type="float">
            <text:p>9.634468</text:p>
          </table:table-cell>
          <table:table-cell office:value-type="float" office:value="16.56257" calcext:value-type="float">
            <text:p>16.56257</text:p>
          </table:table-cell>
          <table:table-cell office:value-type="float" office:value="4.259789" calcext:value-type="float">
            <text:p>4.259789</text:p>
          </table:table-cell>
          <table:table-cell office:value-type="float" office:value="3.383161" calcext:value-type="float">
            <text:p>3.383161</text:p>
          </table:table-cell>
          <table:table-cell office:value-type="float" office:value="1.805862" calcext:value-type="float">
            <text:p>1.805862</text:p>
          </table:table-cell>
          <table:table-cell office:value-type="float" office:value="1.52456" calcext:value-type="float">
            <text:p>1.52456</text:p>
          </table:table-cell>
          <table:table-cell office:value-type="float" office:value="3.338766" calcext:value-type="float">
            <text:p>3.338766</text:p>
          </table:table-cell>
          <table:table-cell office:value-type="float" office:value="5.050705" calcext:value-type="float">
            <text:p>5.050705</text:p>
          </table:table-cell>
          <table:table-cell office:value-type="float" office:value="5.05251" calcext:value-type="float">
            <text:p>5.05251</text:p>
          </table:table-cell>
          <table:table-cell office:value-type="float" office:value="5.295688" calcext:value-type="float">
            <text:p>5.295688</text:p>
          </table:table-cell>
          <table:table-cell office:value-type="float" office:value="5.309381" calcext:value-type="float">
            <text:p>5.309381</text:p>
          </table:table-cell>
          <table:table-cell office:value-type="float" office:value="5.62858" calcext:value-type="float">
            <text:p>5.62858</text:p>
          </table:table-cell>
          <table:table-cell office:value-type="float" office:value="6.017756" calcext:value-type="float">
            <text:p>6.017756</text:p>
          </table:table-cell>
          <table:table-cell office:value-type="float" office:value="0" calcext:value-type="float">
            <text:p>0</text:p>
          </table:table-cell>
          <table:table-cell office:value-type="float" office:value="3.297444" calcext:value-type="float">
            <text:p>3.29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6326" calcext:value-type="float">
            <text:p>0.09463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.103796" calcext:value-type="float">
            <text:p>2.103796</text:p>
          </table:table-cell>
          <table:table-cell office:value-type="float" office:value="136.9425" calcext:value-type="float">
            <text:p>136.9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2815" calcext:value-type="float">
            <text:p>20.42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167" calcext:value-type="float">
            <text:p>1183.167</text:p>
          </table:table-cell>
          <table:table-cell office:value-type="float" office:value="1.57461" calcext:value-type="float">
            <text:p>1.57461</text:p>
          </table:table-cell>
          <table:table-cell office:value-type="float" office:value="0" calcext:value-type="float">
            <text:p>0</text:p>
          </table:table-cell>
          <table:table-cell office:value-type="float" office:value="0.148878" calcext:value-type="float">
            <text:p>0.148878</text:p>
          </table:table-cell>
          <table:table-cell office:value-type="float" office:value="0.1077936" calcext:value-type="float">
            <text:p>0.1077936</text:p>
          </table:table-cell>
          <table:table-cell office:value-type="float" office:value="0.1177685" calcext:value-type="float">
            <text:p>0.1177685</text:p>
          </table:table-cell>
          <table:table-cell office:value-type="float" office:value="0.03379499" calcext:value-type="float">
            <text:p>0.03379499</text:p>
          </table:table-cell>
          <table:table-cell office:value-type="float" office:value="0.0272737" calcext:value-type="float">
            <text:p>0.0272737</text:p>
          </table:table-cell>
          <table:table-cell office:value-type="float" office:value="0.02063229" calcext:value-type="float">
            <text:p>0.02063229</text:p>
          </table:table-cell>
          <table:table-cell office:value-type="float" office:value="0.02491766" calcext:value-type="float">
            <text:p>0.02491766</text:p>
          </table:table-cell>
          <table:table-cell office:value-type="float" office:value="0.06261259" calcext:value-type="float">
            <text:p>0.06261259</text:p>
          </table:table-cell>
          <table:table-cell office:value-type="float" office:value="0.1139488" calcext:value-type="float">
            <text:p>0.1139488</text:p>
          </table:table-cell>
          <table:table-cell office:value-type="float" office:value="0.1134193" calcext:value-type="float">
            <text:p>0.1134193</text:p>
          </table:table-cell>
          <table:table-cell office:value-type="float" office:value="0.1157089" calcext:value-type="float">
            <text:p>0.1157089</text:p>
          </table:table-cell>
          <table:table-cell office:value-type="float" office:value="0.1157687" calcext:value-type="float">
            <text:p>0.1157687</text:p>
          </table:table-cell>
          <table:table-cell office:value-type="float" office:value="0.1191069" calcext:value-type="float">
            <text:p>0.1191069</text:p>
          </table:table-cell>
          <table:table-cell office:value-type="float" office:value="0.123167" calcext:value-type="float">
            <text:p>0.123167</text:p>
          </table:table-cell>
          <table:table-cell office:value-type="float" office:value="0" calcext:value-type="float">
            <text:p>0</text:p>
          </table:table-cell>
          <table:table-cell office:value-type="float" office:value="7.799908" calcext:value-type="float">
            <text:p>7.799908</text:p>
          </table:table-cell>
          <table:table-cell office:value-type="float" office:value="9.637018" calcext:value-type="float">
            <text:p>9.637018</text:p>
          </table:table-cell>
          <table:table-cell office:value-type="float" office:value="16.55298" calcext:value-type="float">
            <text:p>16.55298</text:p>
          </table:table-cell>
          <table:table-cell office:value-type="float" office:value="4.258753" calcext:value-type="float">
            <text:p>4.258753</text:p>
          </table:table-cell>
          <table:table-cell office:value-type="float" office:value="3.38245" calcext:value-type="float">
            <text:p>3.38245</text:p>
          </table:table-cell>
          <table:table-cell office:value-type="float" office:value="1.806798" calcext:value-type="float">
            <text:p>1.806798</text:p>
          </table:table-cell>
          <table:table-cell office:value-type="float" office:value="1.526559" calcext:value-type="float">
            <text:p>1.526559</text:p>
          </table:table-cell>
          <table:table-cell office:value-type="float" office:value="3.344032" calcext:value-type="float">
            <text:p>3.344032</text:p>
          </table:table-cell>
          <table:table-cell office:value-type="float" office:value="5.058933" calcext:value-type="float">
            <text:p>5.058933</text:p>
          </table:table-cell>
          <table:table-cell office:value-type="float" office:value="5.061015" calcext:value-type="float">
            <text:p>5.061015</text:p>
          </table:table-cell>
          <table:table-cell office:value-type="float" office:value="5.304626" calcext:value-type="float">
            <text:p>5.304626</text:p>
          </table:table-cell>
          <table:table-cell office:value-type="float" office:value="5.318375" calcext:value-type="float">
            <text:p>5.318375</text:p>
          </table:table-cell>
          <table:table-cell office:value-type="float" office:value="5.63767" calcext:value-type="float">
            <text:p>5.63767</text:p>
          </table:table-cell>
          <table:table-cell office:value-type="float" office:value="6.027351" calcext:value-type="float">
            <text:p>6.027351</text:p>
          </table:table-cell>
          <table:table-cell office:value-type="float" office:value="0" calcext:value-type="float">
            <text:p>0</text:p>
          </table:table-cell>
          <table:table-cell office:value-type="float" office:value="3.332216" calcext:value-type="float">
            <text:p>3.33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55453" calcext:value-type="float">
            <text:p>0.098554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.099897" calcext:value-type="float">
            <text:p>2.099897</text:p>
          </table:table-cell>
          <table:table-cell office:value-type="float" office:value="136.9411" calcext:value-type="float">
            <text:p>136.9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5843" calcext:value-type="float">
            <text:p>20.45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141" calcext:value-type="float">
            <text:p>1183.141</text:p>
          </table:table-cell>
          <table:table-cell office:value-type="float" office:value="1.568089" calcext:value-type="float">
            <text:p>1.568089</text:p>
          </table:table-cell>
          <table:table-cell office:value-type="float" office:value="0" calcext:value-type="float">
            <text:p>0</text:p>
          </table:table-cell>
          <table:table-cell office:value-type="float" office:value="0.166586" calcext:value-type="float">
            <text:p>0.166586</text:p>
          </table:table-cell>
          <table:table-cell office:value-type="float" office:value="0.1166715" calcext:value-type="float">
            <text:p>0.1166715</text:p>
          </table:table-cell>
          <table:table-cell office:value-type="float" office:value="0.1198063" calcext:value-type="float">
            <text:p>0.1198063</text:p>
          </table:table-cell>
          <table:table-cell office:value-type="float" office:value="0.03454747" calcext:value-type="float">
            <text:p>0.03454747</text:p>
          </table:table-cell>
          <table:table-cell office:value-type="float" office:value="0.02780104" calcext:value-type="float">
            <text:p>0.02780104</text:p>
          </table:table-cell>
          <table:table-cell office:value-type="float" office:value="0.02088251" calcext:value-type="float">
            <text:p>0.02088251</text:p>
          </table:table-cell>
          <table:table-cell office:value-type="float" office:value="0.02501392" calcext:value-type="float">
            <text:p>0.02501392</text:p>
          </table:table-cell>
          <table:table-cell office:value-type="float" office:value="0.06265522" calcext:value-type="float">
            <text:p>0.06265522</text:p>
          </table:table-cell>
          <table:table-cell office:value-type="float" office:value="0.1140451" calcext:value-type="float">
            <text:p>0.1140451</text:p>
          </table:table-cell>
          <table:table-cell office:value-type="float" office:value="0.1135192" calcext:value-type="float">
            <text:p>0.1135192</text:p>
          </table:table-cell>
          <table:table-cell office:value-type="float" office:value="0.1158066" calcext:value-type="float">
            <text:p>0.1158066</text:p>
          </table:table-cell>
          <table:table-cell office:value-type="float" office:value="0.1158664" calcext:value-type="float">
            <text:p>0.1158664</text:p>
          </table:table-cell>
          <table:table-cell office:value-type="float" office:value="0.1192039" calcext:value-type="float">
            <text:p>0.1192039</text:p>
          </table:table-cell>
          <table:table-cell office:value-type="float" office:value="0.1232695" calcext:value-type="float">
            <text:p>0.1232695</text:p>
          </table:table-cell>
          <table:table-cell office:value-type="float" office:value="0" calcext:value-type="float">
            <text:p>0</text:p>
          </table:table-cell>
          <table:table-cell office:value-type="float" office:value="7.815808" calcext:value-type="float">
            <text:p>7.815808</text:p>
          </table:table-cell>
          <table:table-cell office:value-type="float" office:value="9.640971" calcext:value-type="float">
            <text:p>9.640971</text:p>
          </table:table-cell>
          <table:table-cell office:value-type="float" office:value="16.54388" calcext:value-type="float">
            <text:p>16.54388</text:p>
          </table:table-cell>
          <table:table-cell office:value-type="float" office:value="4.257925" calcext:value-type="float">
            <text:p>4.257925</text:p>
          </table:table-cell>
          <table:table-cell office:value-type="float" office:value="3.381896" calcext:value-type="float">
            <text:p>3.381896</text:p>
          </table:table-cell>
          <table:table-cell office:value-type="float" office:value="1.807753" calcext:value-type="float">
            <text:p>1.807753</text:p>
          </table:table-cell>
          <table:table-cell office:value-type="float" office:value="1.528553" calcext:value-type="float">
            <text:p>1.528553</text:p>
          </table:table-cell>
          <table:table-cell office:value-type="float" office:value="3.349275" calcext:value-type="float">
            <text:p>3.349275</text:p>
          </table:table-cell>
          <table:table-cell office:value-type="float" office:value="5.067161" calcext:value-type="float">
            <text:p>5.067161</text:p>
          </table:table-cell>
          <table:table-cell office:value-type="float" office:value="5.069502" calcext:value-type="float">
            <text:p>5.069502</text:p>
          </table:table-cell>
          <table:table-cell office:value-type="float" office:value="5.313562" calcext:value-type="float">
            <text:p>5.313562</text:p>
          </table:table-cell>
          <table:table-cell office:value-type="float" office:value="5.327365" calcext:value-type="float">
            <text:p>5.327365</text:p>
          </table:table-cell>
          <table:table-cell office:value-type="float" office:value="5.64674" calcext:value-type="float">
            <text:p>5.64674</text:p>
          </table:table-cell>
          <table:table-cell office:value-type="float" office:value="6.036953" calcext:value-type="float">
            <text:p>6.036953</text:p>
          </table:table-cell>
          <table:table-cell office:value-type="float" office:value="0" calcext:value-type="float">
            <text:p>0</text:p>
          </table:table-cell>
          <table:table-cell office:value-type="float" office:value="3.589556" calcext:value-type="float">
            <text:p>3.589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0733" calcext:value-type="float">
            <text:p>0.10307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.096634" calcext:value-type="float">
            <text:p>2.096634</text:p>
          </table:table-cell>
          <table:table-cell office:value-type="float" office:value="136.9395" calcext:value-type="float">
            <text:p>136.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8882" calcext:value-type="float">
            <text:p>20.48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167" calcext:value-type="float">
            <text:p>4.0841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2" calcext:value-type="float">
            <text:p>2.0502E-07</text:p>
          </table:table-cell>
          <table:table-cell office:value-type="float" office:value="1183.115" calcext:value-type="float">
            <text:p>1183.115</text:p>
          </table:table-cell>
          <table:table-cell office:value-type="float" office:value="1.56277" calcext:value-type="float">
            <text:p>1.56277</text:p>
          </table:table-cell>
          <table:table-cell office:value-type="float" office:value="0" calcext:value-type="float">
            <text:p>0</text:p>
          </table:table-cell>
          <table:table-cell office:value-type="float" office:value="0.179898" calcext:value-type="float">
            <text:p>0.179898</text:p>
          </table:table-cell>
          <table:table-cell office:value-type="float" office:value="0.1217472" calcext:value-type="float">
            <text:p>0.1217472</text:p>
          </table:table-cell>
          <table:table-cell office:value-type="float" office:value="0.1211766" calcext:value-type="float">
            <text:p>0.1211766</text:p>
          </table:table-cell>
          <table:table-cell office:value-type="float" office:value="0.03510804" calcext:value-type="float">
            <text:p>0.03510804</text:p>
          </table:table-cell>
          <table:table-cell office:value-type="float" office:value="0.02819584" calcext:value-type="float">
            <text:p>0.02819584</text:p>
          </table:table-cell>
          <table:table-cell office:value-type="float" office:value="0.02120661" calcext:value-type="float">
            <text:p>0.02120661</text:p>
          </table:table-cell>
          <table:table-cell office:value-type="float" office:value="0.02519793" calcext:value-type="float">
            <text:p>0.02519793</text:p>
          </table:table-cell>
          <table:table-cell office:value-type="float" office:value="0.0627652" calcext:value-type="float">
            <text:p>0.0627652</text:p>
          </table:table-cell>
          <table:table-cell office:value-type="float" office:value="0.1141475" calcext:value-type="float">
            <text:p>0.1141475</text:p>
          </table:table-cell>
          <table:table-cell office:value-type="float" office:value="0.1136176" calcext:value-type="float">
            <text:p>0.1136176</text:p>
          </table:table-cell>
          <table:table-cell office:value-type="float" office:value="0.1159044" calcext:value-type="float">
            <text:p>0.1159044</text:p>
          </table:table-cell>
          <table:table-cell office:value-type="float" office:value="0.1159635" calcext:value-type="float">
            <text:p>0.1159635</text:p>
          </table:table-cell>
          <table:table-cell office:value-type="float" office:value="0.1193012" calcext:value-type="float">
            <text:p>0.1193012</text:p>
          </table:table-cell>
          <table:table-cell office:value-type="float" office:value="0.1233716" calcext:value-type="float">
            <text:p>0.1233716</text:p>
          </table:table-cell>
          <table:table-cell office:value-type="float" office:value="0" calcext:value-type="float">
            <text:p>0</text:p>
          </table:table-cell>
          <table:table-cell office:value-type="float" office:value="7.833933" calcext:value-type="float">
            <text:p>7.833933</text:p>
          </table:table-cell>
          <table:table-cell office:value-type="float" office:value="9.64627" calcext:value-type="float">
            <text:p>9.64627</text:p>
          </table:table-cell>
          <table:table-cell office:value-type="float" office:value="16.53535" calcext:value-type="float">
            <text:p>16.53535</text:p>
          </table:table-cell>
          <table:table-cell office:value-type="float" office:value="4.257333" calcext:value-type="float">
            <text:p>4.257333</text:p>
          </table:table-cell>
          <table:table-cell office:value-type="float" office:value="3.381509" calcext:value-type="float">
            <text:p>3.381509</text:p>
          </table:table-cell>
          <table:table-cell office:value-type="float" office:value="1.808774" calcext:value-type="float">
            <text:p>1.808774</text:p>
          </table:table-cell>
          <table:table-cell office:value-type="float" office:value="1.530575" calcext:value-type="float">
            <text:p>1.530575</text:p>
          </table:table-cell>
          <table:table-cell office:value-type="float" office:value="3.354518" calcext:value-type="float">
            <text:p>3.354518</text:p>
          </table:table-cell>
          <table:table-cell office:value-type="float" office:value="5.075388" calcext:value-type="float">
            <text:p>5.075388</text:p>
          </table:table-cell>
          <table:table-cell office:value-type="float" office:value="5.077971" calcext:value-type="float">
            <text:p>5.077971</text:p>
          </table:table-cell>
          <table:table-cell office:value-type="float" office:value="5.322499" calcext:value-type="float">
            <text:p>5.322499</text:p>
          </table:table-cell>
          <table:table-cell office:value-type="float" office:value="5.336361" calcext:value-type="float">
            <text:p>5.336361</text:p>
          </table:table-cell>
          <table:table-cell office:value-type="float" office:value="5.655811" calcext:value-type="float">
            <text:p>5.655811</text:p>
          </table:table-cell>
          <table:table-cell office:value-type="float" office:value="6.046509" calcext:value-type="float">
            <text:p>6.046509</text:p>
          </table:table-cell>
          <table:table-cell office:value-type="float" office:value="0" calcext:value-type="float">
            <text:p>0</text:p>
          </table:table-cell>
          <table:table-cell office:value-type="float" office:value="3.322501" calcext:value-type="float">
            <text:p>3.32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197" calcext:value-type="float">
            <text:p>0.1071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.096858" calcext:value-type="float">
            <text:p>2.096858</text:p>
          </table:table-cell>
          <table:table-cell office:value-type="float" office:value="136.9376" calcext:value-type="float">
            <text:p>136.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1928" calcext:value-type="float">
            <text:p>20.5192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4545" calcext:value-type="float">
            <text:p>4.084545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0411" calcext:value-type="float">
            <text:p>2.050411E-07</text:p>
          </table:table-cell>
          <table:table-cell office:value-type="float" office:value="1183.087" calcext:value-type="float">
            <text:p>1183.087</text:p>
          </table:table-cell>
          <table:table-cell office:value-type="float" office:value="1.563728" calcext:value-type="float">
            <text:p>1.563728</text:p>
          </table:table-cell>
          <table:table-cell office:value-type="float" office:value="0" calcext:value-type="float">
            <text:p>0</text:p>
          </table:table-cell>
          <table:table-cell office:value-type="float" office:value="0.1649762" calcext:value-type="float">
            <text:p>0.1649762</text:p>
          </table:table-cell>
          <table:table-cell office:value-type="float" office:value="0.1186053" calcext:value-type="float">
            <text:p>0.1186053</text:p>
          </table:table-cell>
          <table:table-cell office:value-type="float" office:value="0.1206211" calcext:value-type="float">
            <text:p>0.1206211</text:p>
          </table:table-cell>
          <table:table-cell office:value-type="float" office:value="0.03513686" calcext:value-type="float">
            <text:p>0.03513686</text:p>
          </table:table-cell>
          <table:table-cell office:value-type="float" office:value="0.02829243" calcext:value-type="float">
            <text:p>0.02829243</text:p>
          </table:table-cell>
          <table:table-cell office:value-type="float" office:value="0.02140412" calcext:value-type="float">
            <text:p>0.02140412</text:p>
          </table:table-cell>
          <table:table-cell office:value-type="float" office:value="0.02535656" calcext:value-type="float">
            <text:p>0.02535656</text:p>
          </table:table-cell>
          <table:table-cell office:value-type="float" office:value="0.0629039" calcext:value-type="float">
            <text:p>0.0629039</text:p>
          </table:table-cell>
          <table:table-cell office:value-type="float" office:value="0.1142612" calcext:value-type="float">
            <text:p>0.1142612</text:p>
          </table:table-cell>
          <table:table-cell office:value-type="float" office:value="0.1137159" calcext:value-type="float">
            <text:p>0.1137159</text:p>
          </table:table-cell>
          <table:table-cell office:value-type="float" office:value="0.1160015" calcext:value-type="float">
            <text:p>0.1160015</text:p>
          </table:table-cell>
          <table:table-cell office:value-type="float" office:value="0.1160604" calcext:value-type="float">
            <text:p>0.1160604</text:p>
          </table:table-cell>
          <table:table-cell office:value-type="float" office:value="0.1193982" calcext:value-type="float">
            <text:p>0.1193982</text:p>
          </table:table-cell>
          <table:table-cell office:value-type="float" office:value="0.1234737" calcext:value-type="float">
            <text:p>0.1234737</text:p>
          </table:table-cell>
          <table:table-cell office:value-type="float" office:value="0" calcext:value-type="float">
            <text:p>0</text:p>
          </table:table-cell>
          <table:table-cell office:value-type="float" office:value="7.85412" calcext:value-type="float">
            <text:p>7.85412</text:p>
          </table:table-cell>
          <table:table-cell office:value-type="float" office:value="9.651947" calcext:value-type="float">
            <text:p>9.651947</text:p>
          </table:table-cell>
          <table:table-cell office:value-type="float" office:value="16.52715" calcext:value-type="float">
            <text:p>16.52715</text:p>
          </table:table-cell>
          <table:table-cell office:value-type="float" office:value="4.256913" calcext:value-type="float">
            <text:p>4.256913</text:p>
          </table:table-cell>
          <table:table-cell office:value-type="float" office:value="3.381267" calcext:value-type="float">
            <text:p>3.381267</text:p>
          </table:table-cell>
          <table:table-cell office:value-type="float" office:value="1.809864" calcext:value-type="float">
            <text:p>1.809864</text:p>
          </table:table-cell>
          <table:table-cell office:value-type="float" office:value="1.532629" calcext:value-type="float">
            <text:p>1.532629</text:p>
          </table:table-cell>
          <table:table-cell office:value-type="float" office:value="3.359791" calcext:value-type="float">
            <text:p>3.359791</text:p>
          </table:table-cell>
          <table:table-cell office:value-type="float" office:value="5.083615" calcext:value-type="float">
            <text:p>5.083615</text:p>
          </table:table-cell>
          <table:table-cell office:value-type="float" office:value="5.086437" calcext:value-type="float">
            <text:p>5.086437</text:p>
          </table:table-cell>
          <table:table-cell office:value-type="float" office:value="5.331437" calcext:value-type="float">
            <text:p>5.331437</text:p>
          </table:table-cell>
          <table:table-cell office:value-type="float" office:value="5.345334" calcext:value-type="float">
            <text:p>5.345334</text:p>
          </table:table-cell>
          <table:table-cell office:value-type="float" office:value="5.664876" calcext:value-type="float">
            <text:p>5.664876</text:p>
          </table:table-cell>
          <table:table-cell office:value-type="float" office:value="6.056073" calcext:value-type="float">
            <text:p>6.056073</text:p>
          </table:table-cell>
          <table:table-cell office:value-type="float" office:value="0" calcext:value-type="float">
            <text:p>0</text:p>
          </table:table-cell>
          <table:table-cell office:value-type="float" office:value="0.9395073" calcext:value-type="float">
            <text:p>0.9395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1586" calcext:value-type="float">
            <text:p>0.10815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.096606" calcext:value-type="float">
            <text:p>2.096606</text:p>
          </table:table-cell>
          <table:table-cell office:value-type="float" office:value="136.9365" calcext:value-type="float">
            <text:p>136.9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4944" calcext:value-type="float">
            <text:p>20.54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5667" calcext:value-type="float">
            <text:p>4.085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1041" calcext:value-type="float">
            <text:p>2.051041E-07</text:p>
          </table:table-cell>
          <table:table-cell office:value-type="float" office:value="1183.059" calcext:value-type="float">
            <text:p>1183.059</text:p>
          </table:table-cell>
          <table:table-cell office:value-type="float" office:value="1.572567" calcext:value-type="float">
            <text:p>1.572567</text:p>
          </table:table-cell>
          <table:table-cell office:value-type="float" office:value="0" calcext:value-type="float">
            <text:p>0</text:p>
          </table:table-cell>
          <table:table-cell office:value-type="float" office:value="0.005136509" calcext:value-type="float">
            <text:p>0.005136509</text:p>
          </table:table-cell>
          <table:table-cell office:value-type="float" office:value="0.1068778" calcext:value-type="float">
            <text:p>0.1068778</text:p>
          </table:table-cell>
          <table:table-cell office:value-type="float" office:value="0.120773" calcext:value-type="float">
            <text:p>0.120773</text:p>
          </table:table-cell>
          <table:table-cell office:value-type="float" office:value="0.03542709" calcext:value-type="float">
            <text:p>0.03542709</text:p>
          </table:table-cell>
          <table:table-cell office:value-type="float" office:value="0.02858601" calcext:value-type="float">
            <text:p>0.02858601</text:p>
          </table:table-cell>
          <table:table-cell office:value-type="float" office:value="0.02141629" calcext:value-type="float">
            <text:p>0.02141629</text:p>
          </table:table-cell>
          <table:table-cell office:value-type="float" office:value="0.02538845" calcext:value-type="float">
            <text:p>0.02538845</text:p>
          </table:table-cell>
          <table:table-cell office:value-type="float" office:value="0.06300349" calcext:value-type="float">
            <text:p>0.06300349</text:p>
          </table:table-cell>
          <table:table-cell office:value-type="float" office:value="0.1143797" calcext:value-type="float">
            <text:p>0.1143797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0.1160989" calcext:value-type="float">
            <text:p>0.1160989</text:p>
          </table:table-cell>
          <table:table-cell office:value-type="float" office:value="0.1161503" calcext:value-type="float">
            <text:p>0.1161503</text:p>
          </table:table-cell>
          <table:table-cell office:value-type="float" office:value="0.1194948" calcext:value-type="float">
            <text:p>0.1194948</text:p>
          </table:table-cell>
          <table:table-cell office:value-type="float" office:value="0.1235758" calcext:value-type="float">
            <text:p>0.1235758</text:p>
          </table:table-cell>
          <table:table-cell office:value-type="float" office:value="0" calcext:value-type="float">
            <text:p>0</text:p>
          </table:table-cell>
          <table:table-cell office:value-type="float" office:value="7.85114" calcext:value-type="float">
            <text:p>7.85114</text:p>
          </table:table-cell>
          <table:table-cell office:value-type="float" office:value="9.656955" calcext:value-type="float">
            <text:p>9.656955</text:p>
          </table:table-cell>
          <table:table-cell office:value-type="float" office:value="16.51881" calcext:value-type="float">
            <text:p>16.51881</text:p>
          </table:table-cell>
          <table:table-cell office:value-type="float" office:value="4.25651" calcext:value-type="float">
            <text:p>4.25651</text:p>
          </table:table-cell>
          <table:table-cell office:value-type="float" office:value="3.381065" calcext:value-type="float">
            <text:p>3.381065</text:p>
          </table:table-cell>
          <table:table-cell office:value-type="float" office:value="1.810963" calcext:value-type="float">
            <text:p>1.810963</text:p>
          </table:table-cell>
          <table:table-cell office:value-type="float" office:value="1.534693" calcext:value-type="float">
            <text:p>1.534693</text:p>
          </table:table-cell>
          <table:table-cell office:value-type="float" office:value="3.365065" calcext:value-type="float">
            <text:p>3.365065</text:p>
          </table:table-cell>
          <table:table-cell office:value-type="float" office:value="5.091843" calcext:value-type="float">
            <text:p>5.091843</text:p>
          </table:table-cell>
          <table:table-cell office:value-type="float" office:value="5.094904" calcext:value-type="float">
            <text:p>5.094904</text:p>
          </table:table-cell>
          <table:table-cell office:value-type="float" office:value="5.340374" calcext:value-type="float">
            <text:p>5.340374</text:p>
          </table:table-cell>
          <table:table-cell office:value-type="float" office:value="5.35429" calcext:value-type="float">
            <text:p>5.35429</text:p>
          </table:table-cell>
          <table:table-cell office:value-type="float" office:value="5.673907" calcext:value-type="float">
            <text:p>5.673907</text:p>
          </table:table-cell>
          <table:table-cell office:value-type="float" office:value="6.065629" calcext:value-type="float">
            <text:p>6.065629</text:p>
          </table:table-cell>
          <table:table-cell office:value-type="float" office:value="0" calcext:value-type="float">
            <text:p>0</text:p>
          </table:table-cell>
          <table:table-cell office:value-type="float" office:value="0.002230099" calcext:value-type="float">
            <text:p>0.00223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7884" calcext:value-type="float">
            <text:p>0.10878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.09482" calcext:value-type="float">
            <text:p>2.09482</text:p>
          </table:table-cell>
          <table:table-cell office:value-type="float" office:value="136.9355" calcext:value-type="float">
            <text:p>136.9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7957" calcext:value-type="float">
            <text:p>20.57957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5667" calcext:value-type="float">
            <text:p>4.085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1041" calcext:value-type="float">
            <text:p>2.051041E-07</text:p>
          </table:table-cell>
          <table:table-cell office:value-type="float" office:value="1183.031" calcext:value-type="float">
            <text:p>1183.031</text:p>
          </table:table-cell>
          <table:table-cell office:value-type="float" office:value="1.568522" calcext:value-type="float">
            <text:p>1.568522</text:p>
          </table:table-cell>
          <table:table-cell office:value-type="float" office:value="0" calcext:value-type="float">
            <text:p>0</text:p>
          </table:table-cell>
          <table:table-cell office:value-type="float" office:value="0.02573043" calcext:value-type="float">
            <text:p>0.02573043</text:p>
          </table:table-cell>
          <table:table-cell office:value-type="float" office:value="0.1185138" calcext:value-type="float">
            <text:p>0.1185138</text:p>
          </table:table-cell>
          <table:table-cell office:value-type="float" office:value="0.1233844" calcext:value-type="float">
            <text:p>0.1233844</text:p>
          </table:table-cell>
          <table:table-cell office:value-type="float" office:value="0.0364456" calcext:value-type="float">
            <text:p>0.0364456</text:p>
          </table:table-cell>
          <table:table-cell office:value-type="float" office:value="0.02932168" calcext:value-type="float">
            <text:p>0.02932168</text:p>
          </table:table-cell>
          <table:table-cell office:value-type="float" office:value="0.02158268" calcext:value-type="float">
            <text:p>0.02158268</text:p>
          </table:table-cell>
          <table:table-cell office:value-type="float" office:value="0.02544512" calcext:value-type="float">
            <text:p>0.02544512</text:p>
          </table:table-cell>
          <table:table-cell office:value-type="float" office:value="0.06307837" calcext:value-type="float">
            <text:p>0.06307837</text:p>
          </table:table-cell>
          <table:table-cell office:value-type="float" office:value="0.1144938" calcext:value-type="float">
            <text:p>0.1144938</text:p>
          </table:table-cell>
          <table:table-cell office:value-type="float" office:value="0.1139148" calcext:value-type="float">
            <text:p>0.1139148</text:p>
          </table:table-cell>
          <table:table-cell office:value-type="float" office:value="0.1161962" calcext:value-type="float">
            <text:p>0.1161962</text:p>
          </table:table-cell>
          <table:table-cell office:value-type="float" office:value="0.1162497" calcext:value-type="float">
            <text:p>0.1162497</text:p>
          </table:table-cell>
          <table:table-cell office:value-type="float" office:value="0.1195917" calcext:value-type="float">
            <text:p>0.1195917</text:p>
          </table:table-cell>
          <table:table-cell office:value-type="float" office:value="0.1236778" calcext:value-type="float">
            <text:p>0.1236778</text:p>
          </table:table-cell>
          <table:table-cell office:value-type="float" office:value="0" calcext:value-type="float">
            <text:p>0</text:p>
          </table:table-cell>
          <table:table-cell office:value-type="float" office:value="7.844292" calcext:value-type="float">
            <text:p>7.844292</text:p>
          </table:table-cell>
          <table:table-cell office:value-type="float" office:value="9.66224" calcext:value-type="float">
            <text:p>9.66224</text:p>
          </table:table-cell>
          <table:table-cell office:value-type="float" office:value="16.51068" calcext:value-type="float">
            <text:p>16.51068</text:p>
          </table:table-cell>
          <table:table-cell office:value-type="float" office:value="4.25623" calcext:value-type="float">
            <text:p>4.25623</text:p>
          </table:table-cell>
          <table:table-cell office:value-type="float" office:value="3.380965" calcext:value-type="float">
            <text:p>3.380965</text:p>
          </table:table-cell>
          <table:table-cell office:value-type="float" office:value="1.812064" calcext:value-type="float">
            <text:p>1.812064</text:p>
          </table:table-cell>
          <table:table-cell office:value-type="float" office:value="1.536759" calcext:value-type="float">
            <text:p>1.536759</text:p>
          </table:table-cell>
          <table:table-cell office:value-type="float" office:value="3.370339" calcext:value-type="float">
            <text:p>3.370339</text:p>
          </table:table-cell>
          <table:table-cell office:value-type="float" office:value="5.10007" calcext:value-type="float">
            <text:p>5.10007</text:p>
          </table:table-cell>
          <table:table-cell office:value-type="float" office:value="5.103372" calcext:value-type="float">
            <text:p>5.103372</text:p>
          </table:table-cell>
          <table:table-cell office:value-type="float" office:value="5.349266" calcext:value-type="float">
            <text:p>5.349266</text:p>
          </table:table-cell>
          <table:table-cell office:value-type="float" office:value="5.363245" calcext:value-type="float">
            <text:p>5.363245</text:p>
          </table:table-cell>
          <table:table-cell office:value-type="float" office:value="5.68294" calcext:value-type="float">
            <text:p>5.68294</text:p>
          </table:table-cell>
          <table:table-cell office:value-type="float" office:value="6.075158" calcext:value-type="float">
            <text:p>6.075158</text:p>
          </table:table-cell>
          <table:table-cell office:value-type="float" office:value="0" calcext:value-type="float">
            <text:p>0</text:p>
          </table:table-cell>
          <table:table-cell office:value-type="float" office:value="0.001838041" calcext:value-type="float">
            <text:p>0.001838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8345" calcext:value-type="float">
            <text:p>0.1108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.088845" calcext:value-type="float">
            <text:p>2.088845</text:p>
          </table:table-cell>
          <table:table-cell office:value-type="float" office:value="136.9344" calcext:value-type="float">
            <text:p>136.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0999" calcext:value-type="float">
            <text:p>20.60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5667" calcext:value-type="float">
            <text:p>4.08566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1041" calcext:value-type="float">
            <text:p>2.051041E-07</text:p>
          </table:table-cell>
          <table:table-cell office:value-type="float" office:value="1183.004" calcext:value-type="float">
            <text:p>1183.004</text:p>
          </table:table-cell>
          <table:table-cell office:value-type="float" office:value="1.558728" calcext:value-type="float">
            <text:p>1.558728</text:p>
          </table:table-cell>
          <table:table-cell office:value-type="float" office:value="0" calcext:value-type="float">
            <text:p>0</text:p>
          </table:table-cell>
          <table:table-cell office:value-type="float" office:value="0.137286" calcext:value-type="float">
            <text:p>0.137286</text:p>
          </table:table-cell>
          <table:table-cell office:value-type="float" office:value="0.1371818" calcext:value-type="float">
            <text:p>0.1371818</text:p>
          </table:table-cell>
          <table:table-cell office:value-type="float" office:value="0.1280333" calcext:value-type="float">
            <text:p>0.1280333</text:p>
          </table:table-cell>
          <table:table-cell office:value-type="float" office:value="0.03841842" calcext:value-type="float">
            <text:p>0.03841842</text:p>
          </table:table-cell>
          <table:table-cell office:value-type="float" office:value="0.03052286" calcext:value-type="float">
            <text:p>0.03052286</text:p>
          </table:table-cell>
          <table:table-cell office:value-type="float" office:value="0.02222913" calcext:value-type="float">
            <text:p>0.02222913</text:p>
          </table:table-cell>
          <table:table-cell office:value-type="float" office:value="0.02573256" calcext:value-type="float">
            <text:p>0.02573256</text:p>
          </table:table-cell>
          <table:table-cell office:value-type="float" office:value="0.06321553" calcext:value-type="float">
            <text:p>0.06321553</text:p>
          </table:table-cell>
          <table:table-cell office:value-type="float" office:value="0.1146093" calcext:value-type="float">
            <text:p>0.1146093</text:p>
          </table:table-cell>
          <table:table-cell office:value-type="float" office:value="0.1140144" calcext:value-type="float">
            <text:p>0.1140144</text:p>
          </table:table-cell>
          <table:table-cell office:value-type="float" office:value="0.1162933" calcext:value-type="float">
            <text:p>0.1162933</text:p>
          </table:table-cell>
          <table:table-cell office:value-type="float" office:value="0.1163488" calcext:value-type="float">
            <text:p>0.1163488</text:p>
          </table:table-cell>
          <table:table-cell office:value-type="float" office:value="0.1196883" calcext:value-type="float">
            <text:p>0.1196883</text:p>
          </table:table-cell>
          <table:table-cell office:value-type="float" office:value="0.1237797" calcext:value-type="float">
            <text:p>0.1237797</text:p>
          </table:table-cell>
          <table:table-cell office:value-type="float" office:value="0" calcext:value-type="float">
            <text:p>0</text:p>
          </table:table-cell>
          <table:table-cell office:value-type="float" office:value="7.84725" calcext:value-type="float">
            <text:p>7.84725</text:p>
          </table:table-cell>
          <table:table-cell office:value-type="float" office:value="9.670012" calcext:value-type="float">
            <text:p>9.670012</text:p>
          </table:table-cell>
          <table:table-cell office:value-type="float" office:value="16.50378" calcext:value-type="float">
            <text:p>16.50378</text:p>
          </table:table-cell>
          <table:table-cell office:value-type="float" office:value="4.256425" calcext:value-type="float">
            <text:p>4.256425</text:p>
          </table:table-cell>
          <table:table-cell office:value-type="float" office:value="3.381209" calcext:value-type="float">
            <text:p>3.381209</text:p>
          </table:table-cell>
          <table:table-cell office:value-type="float" office:value="1.813255" calcext:value-type="float">
            <text:p>1.813255</text:p>
          </table:table-cell>
          <table:table-cell office:value-type="float" office:value="1.538855" calcext:value-type="float">
            <text:p>1.538855</text:p>
          </table:table-cell>
          <table:table-cell office:value-type="float" office:value="3.375632" calcext:value-type="float">
            <text:p>3.375632</text:p>
          </table:table-cell>
          <table:table-cell office:value-type="float" office:value="5.108297" calcext:value-type="float">
            <text:p>5.108297</text:p>
          </table:table-cell>
          <table:table-cell office:value-type="float" office:value="5.111816" calcext:value-type="float">
            <text:p>5.111816</text:p>
          </table:table-cell>
          <table:table-cell office:value-type="float" office:value="5.358146" calcext:value-type="float">
            <text:p>5.358146</text:p>
          </table:table-cell>
          <table:table-cell office:value-type="float" office:value="5.3722" calcext:value-type="float">
            <text:p>5.3722</text:p>
          </table:table-cell>
          <table:table-cell office:value-type="float" office:value="5.691971" calcext:value-type="float">
            <text:p>5.691971</text:p>
          </table:table-cell>
          <table:table-cell office:value-type="float" office:value="6.084683" calcext:value-type="float">
            <text:p>6.084683</text:p>
          </table:table-cell>
          <table:table-cell office:value-type="float" office:value="0" calcext:value-type="float">
            <text:p>0</text:p>
          </table:table-cell>
          <table:table-cell office:value-type="float" office:value="2.556649" calcext:value-type="float">
            <text:p>2.556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0834" calcext:value-type="float">
            <text:p>0.11708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2.090172" calcext:value-type="float">
            <text:p>2.090172</text:p>
          </table:table-cell>
          <table:table-cell office:value-type="float" office:value="136.9326" calcext:value-type="float">
            <text:p>136.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4048" calcext:value-type="float">
            <text:p>20.6404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8307" calcext:value-type="float">
            <text:p>4.0883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2482" calcext:value-type="float">
            <text:p>2.052482E-07</text:p>
          </table:table-cell>
          <table:table-cell office:value-type="float" office:value="1182.976" calcext:value-type="float">
            <text:p>1182.976</text:p>
          </table:table-cell>
          <table:table-cell office:value-type="float" office:value="1.567341" calcext:value-type="float">
            <text:p>1.567341</text:p>
          </table:table-cell>
          <table:table-cell office:value-type="float" office:value="0" calcext:value-type="float">
            <text:p>0</text:p>
          </table:table-cell>
          <table:table-cell office:value-type="float" office:value="0.00373949" calcext:value-type="float">
            <text:p>0.00373949</text:p>
          </table:table-cell>
          <table:table-cell office:value-type="float" office:value="0.117842" calcext:value-type="float">
            <text:p>0.117842</text:p>
          </table:table-cell>
          <table:table-cell office:value-type="float" office:value="0.1266748" calcext:value-type="float">
            <text:p>0.1266748</text:p>
          </table:table-cell>
          <table:table-cell office:value-type="float" office:value="0.03821202" calcext:value-type="float">
            <text:p>0.03821202</text:p>
          </table:table-cell>
          <table:table-cell office:value-type="float" office:value="0.03064574" calcext:value-type="float">
            <text:p>0.03064574</text:p>
          </table:table-cell>
          <table:table-cell office:value-type="float" office:value="0.02266382" calcext:value-type="float">
            <text:p>0.02266382</text:p>
          </table:table-cell>
          <table:table-cell office:value-type="float" office:value="0.02604838" calcext:value-type="float">
            <text:p>0.02604838</text:p>
          </table:table-cell>
          <table:table-cell office:value-type="float" office:value="0.06343593" calcext:value-type="float">
            <text:p>0.06343593</text:p>
          </table:table-cell>
          <table:table-cell office:value-type="float" office:value="0.1147418" calcext:value-type="float">
            <text:p>0.1147418</text:p>
          </table:table-cell>
          <table:table-cell office:value-type="float" office:value="0.1141154" calcext:value-type="float">
            <text:p>0.1141154</text:p>
          </table:table-cell>
          <table:table-cell office:value-type="float" office:value="0.1163902" calcext:value-type="float">
            <text:p>0.1163902</text:p>
          </table:table-cell>
          <table:table-cell office:value-type="float" office:value="0.1164398" calcext:value-type="float">
            <text:p>0.1164398</text:p>
          </table:table-cell>
          <table:table-cell office:value-type="float" office:value="0.119785" calcext:value-type="float">
            <text:p>0.119785</text:p>
          </table:table-cell>
          <table:table-cell office:value-type="float" office:value="0.1238815" calcext:value-type="float">
            <text:p>0.1238815</text:p>
          </table:table-cell>
          <table:table-cell office:value-type="float" office:value="0" calcext:value-type="float">
            <text:p>0</text:p>
          </table:table-cell>
          <table:table-cell office:value-type="float" office:value="7.844471" calcext:value-type="float">
            <text:p>7.844471</text:p>
          </table:table-cell>
          <table:table-cell office:value-type="float" office:value="9.67907" calcext:value-type="float">
            <text:p>9.67907</text:p>
          </table:table-cell>
          <table:table-cell office:value-type="float" office:value="16.4978" calcext:value-type="float">
            <text:p>16.4978</text:p>
          </table:table-cell>
          <table:table-cell office:value-type="float" office:value="4.257092" calcext:value-type="float">
            <text:p>4.257092</text:p>
          </table:table-cell>
          <table:table-cell office:value-type="float" office:value="3.381782" calcext:value-type="float">
            <text:p>3.381782</text:p>
          </table:table-cell>
          <table:table-cell office:value-type="float" office:value="1.814596" calcext:value-type="float">
            <text:p>1.814596</text:p>
          </table:table-cell>
          <table:table-cell office:value-type="float" office:value="1.541017" calcext:value-type="float">
            <text:p>1.541017</text:p>
          </table:table-cell>
          <table:table-cell office:value-type="float" office:value="3.380952" calcext:value-type="float">
            <text:p>3.380952</text:p>
          </table:table-cell>
          <table:table-cell office:value-type="float" office:value="5.116525" calcext:value-type="float">
            <text:p>5.116525</text:p>
          </table:table-cell>
          <table:table-cell office:value-type="float" office:value="5.120245" calcext:value-type="float">
            <text:p>5.120245</text:p>
          </table:table-cell>
          <table:table-cell office:value-type="float" office:value="5.367027" calcext:value-type="float">
            <text:p>5.367027</text:p>
          </table:table-cell>
          <table:table-cell office:value-type="float" office:value="5.381128" calcext:value-type="float">
            <text:p>5.381128</text:p>
          </table:table-cell>
          <table:table-cell office:value-type="float" office:value="5.70097" calcext:value-type="float">
            <text:p>5.70097</text:p>
          </table:table-cell>
          <table:table-cell office:value-type="float" office:value="6.094208" calcext:value-type="float">
            <text:p>6.094208</text:p>
          </table:table-cell>
          <table:table-cell office:value-type="float" office:value="0" calcext:value-type="float">
            <text:p>0</text:p>
          </table:table-cell>
          <table:table-cell office:value-type="float" office:value="0.009134061" calcext:value-type="float">
            <text:p>0.009134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6987" calcext:value-type="float">
            <text:p>0.11669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2.086912" calcext:value-type="float">
            <text:p>2.086912</text:p>
          </table:table-cell>
          <table:table-cell office:value-type="float" office:value="136.9329" calcext:value-type="float">
            <text:p>136.9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068" calcext:value-type="float">
            <text:p>20.67068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8307" calcext:value-type="float">
            <text:p>4.0883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2482" calcext:value-type="float">
            <text:p>2.052482E-07</text:p>
          </table:table-cell>
          <table:table-cell office:value-type="float" office:value="1182.948" calcext:value-type="float">
            <text:p>1182.948</text:p>
          </table:table-cell>
          <table:table-cell office:value-type="float" office:value="1.59439" calcext:value-type="float">
            <text:p>1.59439</text:p>
          </table:table-cell>
          <table:table-cell office:value-type="float" office:value="0" calcext:value-type="float">
            <text:p>0</text:p>
          </table:table-cell>
          <table:table-cell office:value-type="float" office:value="0.003641947" calcext:value-type="float">
            <text:p>0.003641947</text:p>
          </table:table-cell>
          <table:table-cell office:value-type="float" office:value="0.1167393" calcext:value-type="float">
            <text:p>0.1167393</text:p>
          </table:table-cell>
          <table:table-cell office:value-type="float" office:value="0.1279326" calcext:value-type="float">
            <text:p>0.1279326</text:p>
          </table:table-cell>
          <table:table-cell office:value-type="float" office:value="0.03909777" calcext:value-type="float">
            <text:p>0.03909777</text:p>
          </table:table-cell>
          <table:table-cell office:value-type="float" office:value="0.03132283" calcext:value-type="float">
            <text:p>0.03132283</text:p>
          </table:table-cell>
          <table:table-cell office:value-type="float" office:value="0.02264277" calcext:value-type="float">
            <text:p>0.02264277</text:p>
          </table:table-cell>
          <table:table-cell office:value-type="float" office:value="0.02606109" calcext:value-type="float">
            <text:p>0.02606109</text:p>
          </table:table-cell>
          <table:table-cell office:value-type="float" office:value="0.06356937" calcext:value-type="float">
            <text:p>0.06356937</text:p>
          </table:table-cell>
          <table:table-cell office:value-type="float" office:value="0.1148822" calcext:value-type="float">
            <text:p>0.1148822</text:p>
          </table:table-cell>
          <table:table-cell office:value-type="float" office:value="0.1142182" calcext:value-type="float">
            <text:p>0.1142182</text:p>
          </table:table-cell>
          <table:table-cell office:value-type="float" office:value="0.1164875" calcext:value-type="float">
            <text:p>0.1164875</text:p>
          </table:table-cell>
          <table:table-cell office:value-type="float" office:value="0.1165357" calcext:value-type="float">
            <text:p>0.1165357</text:p>
          </table:table-cell>
          <table:table-cell office:value-type="float" office:value="0.1198811" calcext:value-type="float">
            <text:p>0.1198811</text:p>
          </table:table-cell>
          <table:table-cell office:value-type="float" office:value="0.1239833" calcext:value-type="float">
            <text:p>0.1239833</text:p>
          </table:table-cell>
          <table:table-cell office:value-type="float" office:value="0" calcext:value-type="float">
            <text:p>0</text:p>
          </table:table-cell>
          <table:table-cell office:value-type="float" office:value="7.824573" calcext:value-type="float">
            <text:p>7.824573</text:p>
          </table:table-cell>
          <table:table-cell office:value-type="float" office:value="9.686033" calcext:value-type="float">
            <text:p>9.686033</text:p>
          </table:table-cell>
          <table:table-cell office:value-type="float" office:value="16.49138" calcext:value-type="float">
            <text:p>16.49138</text:p>
          </table:table-cell>
          <table:table-cell office:value-type="float" office:value="4.257684" calcext:value-type="float">
            <text:p>4.257684</text:p>
          </table:table-cell>
          <table:table-cell office:value-type="float" office:value="3.382367" calcext:value-type="float">
            <text:p>3.382367</text:p>
          </table:table-cell>
          <table:table-cell office:value-type="float" office:value="1.815938" calcext:value-type="float">
            <text:p>1.815938</text:p>
          </table:table-cell>
          <table:table-cell office:value-type="float" office:value="1.543198" calcext:value-type="float">
            <text:p>1.543198</text:p>
          </table:table-cell>
          <table:table-cell office:value-type="float" office:value="3.386293" calcext:value-type="float">
            <text:p>3.386293</text:p>
          </table:table-cell>
          <table:table-cell office:value-type="float" office:value="5.124753" calcext:value-type="float">
            <text:p>5.124753</text:p>
          </table:table-cell>
          <table:table-cell office:value-type="float" office:value="5.128675" calcext:value-type="float">
            <text:p>5.128675</text:p>
          </table:table-cell>
          <table:table-cell office:value-type="float" office:value="5.375907" calcext:value-type="float">
            <text:p>5.375907</text:p>
          </table:table-cell>
          <table:table-cell office:value-type="float" office:value="5.39004" calcext:value-type="float">
            <text:p>5.39004</text:p>
          </table:table-cell>
          <table:table-cell office:value-type="float" office:value="5.709963" calcext:value-type="float">
            <text:p>5.709963</text:p>
          </table:table-cell>
          <table:table-cell office:value-type="float" office:value="6.10371" calcext:value-type="float">
            <text:p>6.10371</text:p>
          </table:table-cell>
          <table:table-cell office:value-type="float" office:value="0" calcext:value-type="float">
            <text:p>0</text:p>
          </table:table-cell>
          <table:table-cell office:value-type="float" office:value="0.003936816" calcext:value-type="float">
            <text:p>0.003936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9328" calcext:value-type="float">
            <text:p>0.11893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2.084143" calcext:value-type="float">
            <text:p>2.084143</text:p>
          </table:table-cell>
          <table:table-cell office:value-type="float" office:value="136.9324" calcext:value-type="float">
            <text:p>136.9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0101" calcext:value-type="float">
            <text:p>20.70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8307" calcext:value-type="float">
            <text:p>4.0883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2482" calcext:value-type="float">
            <text:p>2.052482E-07</text:p>
          </table:table-cell>
          <table:table-cell office:value-type="float" office:value="1182.919" calcext:value-type="float">
            <text:p>1182.919</text:p>
          </table:table-cell>
          <table:table-cell office:value-type="float" office:value="1.601526" calcext:value-type="float">
            <text:p>1.601526</text:p>
          </table:table-cell>
          <table:table-cell office:value-type="float" office:value="0" calcext:value-type="float">
            <text:p>0</text:p>
          </table:table-cell>
          <table:table-cell office:value-type="float" office:value="0.01722438" calcext:value-type="float">
            <text:p>0.01722438</text:p>
          </table:table-cell>
          <table:table-cell office:value-type="float" office:value="0.119692" calcext:value-type="float">
            <text:p>0.119692</text:p>
          </table:table-cell>
          <table:table-cell office:value-type="float" office:value="0.1296159" calcext:value-type="float">
            <text:p>0.1296159</text:p>
          </table:table-cell>
          <table:table-cell office:value-type="float" office:value="0.0400971" calcext:value-type="float">
            <text:p>0.0400971</text:p>
          </table:table-cell>
          <table:table-cell office:value-type="float" office:value="0.03208365" calcext:value-type="float">
            <text:p>0.03208365</text:p>
          </table:table-cell>
          <table:table-cell office:value-type="float" office:value="0.02288714" calcext:value-type="float">
            <text:p>0.02288714</text:p>
          </table:table-cell>
          <table:table-cell office:value-type="float" office:value="0.0261724" calcext:value-type="float">
            <text:p>0.0261724</text:p>
          </table:table-cell>
          <table:table-cell office:value-type="float" office:value="0.06368751" calcext:value-type="float">
            <text:p>0.06368751</text:p>
          </table:table-cell>
          <table:table-cell office:value-type="float" office:value="0.1150156" calcext:value-type="float">
            <text:p>0.1150156</text:p>
          </table:table-cell>
          <table:table-cell office:value-type="float" office:value="0.1143223" calcext:value-type="float">
            <text:p>0.1143223</text:p>
          </table:table-cell>
          <table:table-cell office:value-type="float" office:value="0.1165851" calcext:value-type="float">
            <text:p>0.1165851</text:p>
          </table:table-cell>
          <table:table-cell office:value-type="float" office:value="0.1166337" calcext:value-type="float">
            <text:p>0.1166337</text:p>
          </table:table-cell>
          <table:table-cell office:value-type="float" office:value="0.1199774" calcext:value-type="float">
            <text:p>0.1199774</text:p>
          </table:table-cell>
          <table:table-cell office:value-type="float" office:value="0.1240849" calcext:value-type="float">
            <text:p>0.1240849</text:p>
          </table:table-cell>
          <table:table-cell office:value-type="float" office:value="0" calcext:value-type="float">
            <text:p>0</text:p>
          </table:table-cell>
          <table:table-cell office:value-type="float" office:value="7.813068" calcext:value-type="float">
            <text:p>7.813068</text:p>
          </table:table-cell>
          <table:table-cell office:value-type="float" office:value="9.693237" calcext:value-type="float">
            <text:p>9.693237</text:p>
          </table:table-cell>
          <table:table-cell office:value-type="float" office:value="16.48547" calcext:value-type="float">
            <text:p>16.48547</text:p>
          </table:table-cell>
          <table:table-cell office:value-type="float" office:value="4.258571" calcext:value-type="float">
            <text:p>4.258571</text:p>
          </table:table-cell>
          <table:table-cell office:value-type="float" office:value="3.383198" calcext:value-type="float">
            <text:p>3.383198</text:p>
          </table:table-cell>
          <table:table-cell office:value-type="float" office:value="1.817313" calcext:value-type="float">
            <text:p>1.817313</text:p>
          </table:table-cell>
          <table:table-cell office:value-type="float" office:value="1.545389" calcext:value-type="float">
            <text:p>1.545389</text:p>
          </table:table-cell>
          <table:table-cell office:value-type="float" office:value="3.391661" calcext:value-type="float">
            <text:p>3.391661</text:p>
          </table:table-cell>
          <table:table-cell office:value-type="float" office:value="5.13298" calcext:value-type="float">
            <text:p>5.13298</text:p>
          </table:table-cell>
          <table:table-cell office:value-type="float" office:value="5.137105" calcext:value-type="float">
            <text:p>5.137105</text:p>
          </table:table-cell>
          <table:table-cell office:value-type="float" office:value="5.384788" calcext:value-type="float">
            <text:p>5.384788</text:p>
          </table:table-cell>
          <table:table-cell office:value-type="float" office:value="5.398956" calcext:value-type="float">
            <text:p>5.398956</text:p>
          </table:table-cell>
          <table:table-cell office:value-type="float" office:value="5.718956" calcext:value-type="float">
            <text:p>5.718956</text:p>
          </table:table-cell>
          <table:table-cell office:value-type="float" office:value="6.113189" calcext:value-type="float">
            <text:p>6.113189</text:p>
          </table:table-cell>
          <table:table-cell office:value-type="float" office:value="0" calcext:value-type="float">
            <text:p>0</text:p>
          </table:table-cell>
          <table:table-cell office:value-type="float" office:value="0.001929497" calcext:value-type="float">
            <text:p>0.00192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4271" calcext:value-type="float">
            <text:p>0.12142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2.070849" calcext:value-type="float">
            <text:p>2.070849</text:p>
          </table:table-cell>
          <table:table-cell office:value-type="float" office:value="136.933" calcext:value-type="float">
            <text:p>136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3169" calcext:value-type="float">
            <text:p>20.73169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8307" calcext:value-type="float">
            <text:p>4.0883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2482" calcext:value-type="float">
            <text:p>2.052482E-07</text:p>
          </table:table-cell>
          <table:table-cell office:value-type="float" office:value="1182.893" calcext:value-type="float">
            <text:p>1182.893</text:p>
          </table:table-cell>
          <table:table-cell office:value-type="float" office:value="1.580812" calcext:value-type="float">
            <text:p>1.580812</text:p>
          </table:table-cell>
          <table:table-cell office:value-type="float" office:value="0" calcext:value-type="float">
            <text:p>0</text:p>
          </table:table-cell>
          <table:table-cell office:value-type="float" office:value="0.1528948" calcext:value-type="float">
            <text:p>0.1528948</text:p>
          </table:table-cell>
          <table:table-cell office:value-type="float" office:value="0.1418903" calcext:value-type="float">
            <text:p>0.1418903</text:p>
          </table:table-cell>
          <table:table-cell office:value-type="float" office:value="0.1357284" calcext:value-type="float">
            <text:p>0.1357284</text:p>
          </table:table-cell>
          <table:table-cell office:value-type="float" office:value="0.04296834" calcext:value-type="float">
            <text:p>0.04296834</text:p>
          </table:table-cell>
          <table:table-cell office:value-type="float" office:value="0.03412567" calcext:value-type="float">
            <text:p>0.03412567</text:p>
          </table:table-cell>
          <table:table-cell office:value-type="float" office:value="0.0235351" calcext:value-type="float">
            <text:p>0.0235351</text:p>
          </table:table-cell>
          <table:table-cell office:value-type="float" office:value="0.02643336" calcext:value-type="float">
            <text:p>0.02643336</text:p>
          </table:table-cell>
          <table:table-cell office:value-type="float" office:value="0.06383507" calcext:value-type="float">
            <text:p>0.06383507</text:p>
          </table:table-cell>
          <table:table-cell office:value-type="float" office:value="0.1151482" calcext:value-type="float">
            <text:p>0.1151482</text:p>
          </table:table-cell>
          <table:table-cell office:value-type="float" office:value="0.1144268" calcext:value-type="float">
            <text:p>0.1144268</text:p>
          </table:table-cell>
          <table:table-cell office:value-type="float" office:value="0.1166829" calcext:value-type="float">
            <text:p>0.1166829</text:p>
          </table:table-cell>
          <table:table-cell office:value-type="float" office:value="0.1167346" calcext:value-type="float">
            <text:p>0.1167346</text:p>
          </table:table-cell>
          <table:table-cell office:value-type="float" office:value="0.1200736" calcext:value-type="float">
            <text:p>0.1200736</text:p>
          </table:table-cell>
          <table:table-cell office:value-type="float" office:value="0.1241862" calcext:value-type="float">
            <text:p>0.1241862</text:p>
          </table:table-cell>
          <table:table-cell office:value-type="float" office:value="0" calcext:value-type="float">
            <text:p>0</text:p>
          </table:table-cell>
          <table:table-cell office:value-type="float" office:value="7.816826" calcext:value-type="float">
            <text:p>7.816826</text:p>
          </table:table-cell>
          <table:table-cell office:value-type="float" office:value="9.702321" calcext:value-type="float">
            <text:p>9.702321</text:p>
          </table:table-cell>
          <table:table-cell office:value-type="float" office:value="16.48073" calcext:value-type="float">
            <text:p>16.48073</text:p>
          </table:table-cell>
          <table:table-cell office:value-type="float" office:value="4.260036" calcext:value-type="float">
            <text:p>4.260036</text:p>
          </table:table-cell>
          <table:table-cell office:value-type="float" office:value="3.384453" calcext:value-type="float">
            <text:p>3.384453</text:p>
          </table:table-cell>
          <table:table-cell office:value-type="float" office:value="1.818769" calcext:value-type="float">
            <text:p>1.818769</text:p>
          </table:table-cell>
          <table:table-cell office:value-type="float" office:value="1.547606" calcext:value-type="float">
            <text:p>1.547606</text:p>
          </table:table-cell>
          <table:table-cell office:value-type="float" office:value="3.39703" calcext:value-type="float">
            <text:p>3.39703</text:p>
          </table:table-cell>
          <table:table-cell office:value-type="float" office:value="5.141207" calcext:value-type="float">
            <text:p>5.141207</text:p>
          </table:table-cell>
          <table:table-cell office:value-type="float" office:value="5.145533" calcext:value-type="float">
            <text:p>5.145533</text:p>
          </table:table-cell>
          <table:table-cell office:value-type="float" office:value="5.393666" calcext:value-type="float">
            <text:p>5.393666</text:p>
          </table:table-cell>
          <table:table-cell office:value-type="float" office:value="5.407872" calcext:value-type="float">
            <text:p>5.407872</text:p>
          </table:table-cell>
          <table:table-cell office:value-type="float" office:value="5.727928" calcext:value-type="float">
            <text:p>5.727928</text:p>
          </table:table-cell>
          <table:table-cell office:value-type="float" office:value="6.122668" calcext:value-type="float">
            <text:p>6.122668</text:p>
          </table:table-cell>
          <table:table-cell office:value-type="float" office:value="0" calcext:value-type="float">
            <text:p>0</text:p>
          </table:table-cell>
          <table:table-cell office:value-type="float" office:value="6.402393" calcext:value-type="float">
            <text:p>6.40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279" calcext:value-type="float">
            <text:p>0.133327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2.053218" calcext:value-type="float">
            <text:p>2.053218</text:p>
          </table:table-cell>
          <table:table-cell office:value-type="float" office:value="136.9331" calcext:value-type="float">
            <text:p>136.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6306" calcext:value-type="float">
            <text:p>20.7630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88307" calcext:value-type="float">
            <text:p>4.088307E-08</text:p>
          </table:table-cell>
          <table:table-cell office:value-type="float" office:value="0" calcext:value-type="float">
            <text:p>0</text:p>
          </table:table-cell>
          <table:table-cell office:value-type="float" office:value="0.0000002052482" calcext:value-type="float">
            <text:p>2.052482E-07</text:p>
          </table:table-cell>
          <table:table-cell office:value-type="float" office:value="1182.872" calcext:value-type="float">
            <text:p>1182.872</text:p>
          </table:table-cell>
          <table:table-cell office:value-type="float" office:value="1.554687" calcext:value-type="float">
            <text:p>1.554687</text:p>
          </table:table-cell>
          <table:table-cell office:value-type="float" office:value="0" calcext:value-type="float">
            <text:p>0</text:p>
          </table:table-cell>
          <table:table-cell office:value-type="float" office:value="0.3391792" calcext:value-type="float">
            <text:p>0.3391792</text:p>
          </table:table-cell>
          <table:table-cell office:value-type="float" office:value="0.1746797" calcext:value-type="float">
            <text:p>0.1746797</text:p>
          </table:table-cell>
          <table:table-cell office:value-type="float" office:value="0.1448593" calcext:value-type="float">
            <text:p>0.1448593</text:p>
          </table:table-cell>
          <table:table-cell office:value-type="float" office:value="0.04750763" calcext:value-type="float">
            <text:p>0.04750763</text:p>
          </table:table-cell>
          <table:table-cell office:value-type="float" office:value="0.03729469" calcext:value-type="float">
            <text:p>0.03729469</text:p>
          </table:table-cell>
          <table:table-cell office:value-type="float" office:value="0.02468086" calcext:value-type="float">
            <text:p>0.02468086</text:p>
          </table:table-cell>
          <table:table-cell office:value-type="float" office:value="0.0269461" calcext:value-type="float">
            <text:p>0.0269461</text:p>
          </table:table-cell>
          <table:table-cell office:value-type="float" office:value="0.06408472" calcext:value-type="float">
            <text:p>0.06408472</text:p>
          </table:table-cell>
          <table:table-cell office:value-type="float" office:value="0.1152934" calcext:value-type="float">
            <text:p>0.1152934</text:p>
          </table:table-cell>
          <table:table-cell office:value-type="float" office:value="0.1145324" calcext:value-type="float">
            <text:p>0.1145324</text:p>
          </table:table-cell>
          <table:table-cell office:value-type="float" office:value="0.1167806" calcext:value-type="float">
            <text:p>0.1167806</text:p>
          </table:table-cell>
          <table:table-cell office:value-type="float" office:value="0.1168365" calcext:value-type="float">
            <text:p>0.1168365</text:p>
          </table:table-cell>
          <table:table-cell office:value-type="float" office:value="0.1201697" calcext:value-type="float">
            <text:p>0.1201697</text:p>
          </table:table-cell>
          <table:table-cell office:value-type="float" office:value="0.1242875" calcext:value-type="float">
            <text:p>0.1242875</text:p>
          </table:table-cell>
          <table:table-cell office:value-type="float" office:value="0" calcext:value-type="float">
            <text:p>0</text:p>
          </table:table-cell>
          <table:table-cell office:value-type="float" office:value="7.85203" calcext:value-type="float">
            <text:p>7.85203</text:p>
          </table:table-cell>
          <table:table-cell office:value-type="float" office:value="9.715792" calcext:value-type="float">
            <text:p>9.715792</text:p>
          </table:table-cell>
          <table:table-cell office:value-type="float" office:value="16.4784" calcext:value-type="float">
            <text:p>16.4784</text:p>
          </table:table-cell>
          <table:table-cell office:value-type="float" office:value="4.262702" calcext:value-type="float">
            <text:p>4.262702</text:p>
          </table:table-cell>
          <table:table-cell office:value-type="float" office:value="3.386573" calcext:value-type="float">
            <text:p>3.386573</text:p>
          </table:table-cell>
          <table:table-cell office:value-type="float" office:value="1.820418" calcext:value-type="float">
            <text:p>1.820418</text:p>
          </table:table-cell>
          <table:table-cell office:value-type="float" office:value="1.549897" calcext:value-type="float">
            <text:p>1.549897</text:p>
          </table:table-cell>
          <table:table-cell office:value-type="float" office:value="3.402439" calcext:value-type="float">
            <text:p>3.402439</text:p>
          </table:table-cell>
          <table:table-cell office:value-type="float" office:value="5.149435" calcext:value-type="float">
            <text:p>5.149435</text:p>
          </table:table-cell>
          <table:table-cell office:value-type="float" office:value="5.153961" calcext:value-type="float">
            <text:p>5.153961</text:p>
          </table:table-cell>
          <table:table-cell office:value-type="float" office:value="5.40249" calcext:value-type="float">
            <text:p>5.40249</text:p>
          </table:table-cell>
          <table:table-cell office:value-type="float" office:value="5.416756" calcext:value-type="float">
            <text:p>5.416756</text:p>
          </table:table-cell>
          <table:table-cell office:value-type="float" office:value="5.736882" calcext:value-type="float">
            <text:p>5.736882</text:p>
          </table:table-cell>
          <table:table-cell office:value-type="float" office:value="6.132148" calcext:value-type="float">
            <text:p>6.132148</text:p>
          </table:table-cell>
          <table:table-cell office:value-type="float" office:value="0" calcext:value-type="float">
            <text:p>0</text:p>
          </table:table-cell>
          <table:table-cell office:value-type="float" office:value="11.96963" calcext:value-type="float">
            <text:p>11.9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066" calcext:value-type="float">
            <text:p>0.1500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2.050946" calcext:value-type="float">
            <text:p>2.050946</text:p>
          </table:table-cell>
          <table:table-cell office:value-type="float" office:value="136.9307" calcext:value-type="float">
            <text:p>136.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609" calcext:value-type="float">
            <text:p>20.79609</text:p>
          </table:table-cell>
          <table:table-cell office:value-type="float" office:value="0" calcext:value-type="float">
            <text:p>0</text:p>
          </table:table-cell>
          <table:table-cell office:value-type="float" office:value="0.0000002905473" calcext:value-type="float">
            <text:p>2.905473E-07</text:p>
          </table:table-cell>
          <table:table-cell office:value-type="float" office:value="0" calcext:value-type="float">
            <text:p>0</text:p>
          </table:table-cell>
          <table:table-cell office:value-type="float" office:value="0.000002448218" calcext:value-type="float">
            <text:p>2.448218E-06</text:p>
          </table:table-cell>
          <table:table-cell office:value-type="float" office:value="1182.85" calcext:value-type="float">
            <text:p>1182.85</text:p>
          </table:table-cell>
          <table:table-cell office:value-type="float" office:value="1.555388" calcext:value-type="float">
            <text:p>1.555388</text:p>
          </table:table-cell>
          <table:table-cell office:value-type="float" office:value="0" calcext:value-type="float">
            <text:p>0</text:p>
          </table:table-cell>
          <table:table-cell office:value-type="float" office:value="0.5726298" calcext:value-type="float">
            <text:p>0.5726298</text:p>
          </table:table-cell>
          <table:table-cell office:value-type="float" office:value="0.3911164" calcext:value-type="float">
            <text:p>0.3911164</text:p>
          </table:table-cell>
          <table:table-cell office:value-type="float" office:value="0.1472543" calcext:value-type="float">
            <text:p>0.1472543</text:p>
          </table:table-cell>
          <table:table-cell office:value-type="float" office:value="0.04932922" calcext:value-type="float">
            <text:p>0.04932922</text:p>
          </table:table-cell>
          <table:table-cell office:value-type="float" office:value="0.03951479" calcext:value-type="float">
            <text:p>0.03951479</text:p>
          </table:table-cell>
          <table:table-cell office:value-type="float" office:value="0.02569343" calcext:value-type="float">
            <text:p>0.02569343</text:p>
          </table:table-cell>
          <table:table-cell office:value-type="float" office:value="0.02673518" calcext:value-type="float">
            <text:p>0.02673518</text:p>
          </table:table-cell>
          <table:table-cell office:value-type="float" office:value="0.06441886" calcext:value-type="float">
            <text:p>0.06441886</text:p>
          </table:table-cell>
          <table:table-cell office:value-type="float" office:value="0.1154656" calcext:value-type="float">
            <text:p>0.1154656</text:p>
          </table:table-cell>
          <table:table-cell office:value-type="float" office:value="0.1146401" calcext:value-type="float">
            <text:p>0.1146401</text:p>
          </table:table-cell>
          <table:table-cell office:value-type="float" office:value="0.1168785" calcext:value-type="float">
            <text:p>0.1168785</text:p>
          </table:table-cell>
          <table:table-cell office:value-type="float" office:value="0.1169944" calcext:value-type="float">
            <text:p>0.1169944</text:p>
          </table:table-cell>
          <table:table-cell office:value-type="float" office:value="0.1202655" calcext:value-type="float">
            <text:p>0.1202655</text:p>
          </table:table-cell>
          <table:table-cell office:value-type="float" office:value="0.1243885" calcext:value-type="float">
            <text:p>0.1243885</text:p>
          </table:table-cell>
          <table:table-cell office:value-type="float" office:value="0" calcext:value-type="float">
            <text:p>0</text:p>
          </table:table-cell>
          <table:table-cell office:value-type="float" office:value="7.97252" calcext:value-type="float">
            <text:p>7.97252</text:p>
          </table:table-cell>
          <table:table-cell office:value-type="float" office:value="9.743082" calcext:value-type="float">
            <text:p>9.743082</text:p>
          </table:table-cell>
          <table:table-cell office:value-type="float" office:value="16.47834" calcext:value-type="float">
            <text:p>16.47834</text:p>
          </table:table-cell>
          <table:table-cell office:value-type="float" office:value="4.266652" calcext:value-type="float">
            <text:p>4.266652</text:p>
          </table:table-cell>
          <table:table-cell office:value-type="float" office:value="3.389706" calcext:value-type="float">
            <text:p>3.389706</text:p>
          </table:table-cell>
          <table:table-cell office:value-type="float" office:value="1.822324" calcext:value-type="float">
            <text:p>1.822324</text:p>
          </table:table-cell>
          <table:table-cell office:value-type="float" office:value="1.552287" calcext:value-type="float">
            <text:p>1.552287</text:p>
          </table:table-cell>
          <table:table-cell office:value-type="float" office:value="3.407901" calcext:value-type="float">
            <text:p>3.407901</text:p>
          </table:table-cell>
          <table:table-cell office:value-type="float" office:value="5.157662" calcext:value-type="float">
            <text:p>5.157662</text:p>
          </table:table-cell>
          <table:table-cell office:value-type="float" office:value="5.162361" calcext:value-type="float">
            <text:p>5.162361</text:p>
          </table:table-cell>
          <table:table-cell office:value-type="float" office:value="5.411314" calcext:value-type="float">
            <text:p>5.411314</text:p>
          </table:table-cell>
          <table:table-cell office:value-type="float" office:value="5.425632" calcext:value-type="float">
            <text:p>5.425632</text:p>
          </table:table-cell>
          <table:table-cell office:value-type="float" office:value="5.745837" calcext:value-type="float">
            <text:p>5.745837</text:p>
          </table:table-cell>
          <table:table-cell office:value-type="float" office:value="6.141607" calcext:value-type="float">
            <text:p>6.141607</text:p>
          </table:table-cell>
          <table:table-cell office:value-type="float" office:value="0" calcext:value-type="float">
            <text:p>0</text:p>
          </table:table-cell>
          <table:table-cell office:value-type="float" office:value="1.146573" calcext:value-type="float">
            <text:p>1.14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9812" calcext:value-type="float">
            <text:p>0.15398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2.049686" calcext:value-type="float">
            <text:p>2.049686</text:p>
          </table:table-cell>
          <table:table-cell office:value-type="float" office:value="136.9311" calcext:value-type="float">
            <text:p>136.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2878" calcext:value-type="float">
            <text:p>20.82878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02256" calcext:value-type="float">
            <text:p>7.302256E-06</text:p>
          </table:table-cell>
          <table:table-cell office:value-type="float" office:value="1182.822" calcext:value-type="float">
            <text:p>1182.822</text:p>
          </table:table-cell>
          <table:table-cell office:value-type="float" office:value="1.590784" calcext:value-type="float">
            <text:p>1.590784</text:p>
          </table:table-cell>
          <table:table-cell office:value-type="float" office:value="0" calcext:value-type="float">
            <text:p>0</text:p>
          </table:table-cell>
          <table:table-cell office:value-type="float" office:value="0.003604784" calcext:value-type="float">
            <text:p>0.003604784</text:p>
          </table:table-cell>
          <table:table-cell office:value-type="float" office:value="0.1320133" calcext:value-type="float">
            <text:p>0.1320133</text:p>
          </table:table-cell>
          <table:table-cell office:value-type="float" office:value="0.1438498" calcext:value-type="float">
            <text:p>0.1438498</text:p>
          </table:table-cell>
          <table:table-cell office:value-type="float" office:value="0.04861438" calcext:value-type="float">
            <text:p>0.04861438</text:p>
          </table:table-cell>
          <table:table-cell office:value-type="float" office:value="0.03925033" calcext:value-type="float">
            <text:p>0.03925033</text:p>
          </table:table-cell>
          <table:table-cell office:value-type="float" office:value="0.02551025" calcext:value-type="float">
            <text:p>0.02551025</text:p>
          </table:table-cell>
          <table:table-cell office:value-type="float" office:value="0.02723937" calcext:value-type="float">
            <text:p>0.02723937</text:p>
          </table:table-cell>
          <table:table-cell office:value-type="float" office:value="0.06466187" calcext:value-type="float">
            <text:p>0.06466187</text:p>
          </table:table-cell>
          <table:table-cell office:value-type="float" office:value="0.1156551" calcext:value-type="float">
            <text:p>0.1156551</text:p>
          </table:table-cell>
          <table:table-cell office:value-type="float" office:value="0.1147525" calcext:value-type="float">
            <text:p>0.1147525</text:p>
          </table:table-cell>
          <table:table-cell office:value-type="float" office:value="0.1169767" calcext:value-type="float">
            <text:p>0.1169767</text:p>
          </table:table-cell>
          <table:table-cell office:value-type="float" office:value="0.1170186" calcext:value-type="float">
            <text:p>0.1170186</text:p>
          </table:table-cell>
          <table:table-cell office:value-type="float" office:value="0.1203615" calcext:value-type="float">
            <text:p>0.1203615</text:p>
          </table:table-cell>
          <table:table-cell office:value-type="float" office:value="0.1244895" calcext:value-type="float">
            <text:p>0.1244895</text:p>
          </table:table-cell>
          <table:table-cell office:value-type="float" office:value="0" calcext:value-type="float">
            <text:p>0</text:p>
          </table:table-cell>
          <table:table-cell office:value-type="float" office:value="8.018414" calcext:value-type="float">
            <text:p>8.018414</text:p>
          </table:table-cell>
          <table:table-cell office:value-type="float" office:value="9.781343" calcext:value-type="float">
            <text:p>9.781343</text:p>
          </table:table-cell>
          <table:table-cell office:value-type="float" office:value="16.47747" calcext:value-type="float">
            <text:p>16.47747</text:p>
          </table:table-cell>
          <table:table-cell office:value-type="float" office:value="4.270393" calcext:value-type="float">
            <text:p>4.270393</text:p>
          </table:table-cell>
          <table:table-cell office:value-type="float" office:value="3.392985" calcext:value-type="float">
            <text:p>3.392985</text:p>
          </table:table-cell>
          <table:table-cell office:value-type="float" office:value="1.824303" calcext:value-type="float">
            <text:p>1.824303</text:p>
          </table:table-cell>
          <table:table-cell office:value-type="float" office:value="1.554704" calcext:value-type="float">
            <text:p>1.554704</text:p>
          </table:table-cell>
          <table:table-cell office:value-type="float" office:value="3.413427" calcext:value-type="float">
            <text:p>3.413427</text:p>
          </table:table-cell>
          <table:table-cell office:value-type="float" office:value="5.16589" calcext:value-type="float">
            <text:p>5.16589</text:p>
          </table:table-cell>
          <table:table-cell office:value-type="float" office:value="5.170752" calcext:value-type="float">
            <text:p>5.170752</text:p>
          </table:table-cell>
          <table:table-cell office:value-type="float" office:value="5.420137" calcext:value-type="float">
            <text:p>5.420137</text:p>
          </table:table-cell>
          <table:table-cell office:value-type="float" office:value="5.434509" calcext:value-type="float">
            <text:p>5.434509</text:p>
          </table:table-cell>
          <table:table-cell office:value-type="float" office:value="5.754782" calcext:value-type="float">
            <text:p>5.754782</text:p>
          </table:table-cell>
          <table:table-cell office:value-type="float" office:value="6.151054" calcext:value-type="float">
            <text:p>6.151054</text:p>
          </table:table-cell>
          <table:table-cell office:value-type="float" office:value="0" calcext:value-type="float">
            <text:p>0</text:p>
          </table:table-cell>
          <table:table-cell office:value-type="float" office:value="0.004274229" calcext:value-type="float">
            <text:p>0.00427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1328" calcext:value-type="float">
            <text:p>0.154132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2.035699" calcext:value-type="float">
            <text:p>2.035699</text:p>
          </table:table-cell>
          <table:table-cell office:value-type="float" office:value="136.9325" calcext:value-type="float">
            <text:p>136.9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5994" calcext:value-type="float">
            <text:p>20.85994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02256" calcext:value-type="float">
            <text:p>7.302256E-06</text:p>
          </table:table-cell>
          <table:table-cell office:value-type="float" office:value="1182.796" calcext:value-type="float">
            <text:p>1182.796</text:p>
          </table:table-cell>
          <table:table-cell office:value-type="float" office:value="1.584618" calcext:value-type="float">
            <text:p>1.584618</text:p>
          </table:table-cell>
          <table:table-cell office:value-type="float" office:value="0" calcext:value-type="float">
            <text:p>0</text:p>
          </table:table-cell>
          <table:table-cell office:value-type="float" office:value="0.08469471" calcext:value-type="float">
            <text:p>0.08469471</text:p>
          </table:table-cell>
          <table:table-cell office:value-type="float" office:value="0.1175823" calcext:value-type="float">
            <text:p>0.1175823</text:p>
          </table:table-cell>
          <table:table-cell office:value-type="float" office:value="0.1493216" calcext:value-type="float">
            <text:p>0.1493216</text:p>
          </table:table-cell>
          <table:table-cell office:value-type="float" office:value="0.05199676" calcext:value-type="float">
            <text:p>0.05199676</text:p>
          </table:table-cell>
          <table:table-cell office:value-type="float" office:value="0.04175879" calcext:value-type="float">
            <text:p>0.04175879</text:p>
          </table:table-cell>
          <table:table-cell office:value-type="float" office:value="0.02612184" calcext:value-type="float">
            <text:p>0.02612184</text:p>
          </table:table-cell>
          <table:table-cell office:value-type="float" office:value="0.02763364" calcext:value-type="float">
            <text:p>0.02763364</text:p>
          </table:table-cell>
          <table:table-cell office:value-type="float" office:value="0.06483946" calcext:value-type="float">
            <text:p>0.06483946</text:p>
          </table:table-cell>
          <table:table-cell office:value-type="float" office:value="0.115831" calcext:value-type="float">
            <text:p>0.115831</text:p>
          </table:table-cell>
          <table:table-cell office:value-type="float" office:value="0.1148672" calcext:value-type="float">
            <text:p>0.1148672</text:p>
          </table:table-cell>
          <table:table-cell office:value-type="float" office:value="0.1170756" calcext:value-type="float">
            <text:p>0.1170756</text:p>
          </table:table-cell>
          <table:table-cell office:value-type="float" office:value="0.1171168" calcext:value-type="float">
            <text:p>0.1171168</text:p>
          </table:table-cell>
          <table:table-cell office:value-type="float" office:value="0.1204574" calcext:value-type="float">
            <text:p>0.1204574</text:p>
          </table:table-cell>
          <table:table-cell office:value-type="float" office:value="0.1245905" calcext:value-type="float">
            <text:p>0.1245905</text:p>
          </table:table-cell>
          <table:table-cell office:value-type="float" office:value="0" calcext:value-type="float">
            <text:p>0</text:p>
          </table:table-cell>
          <table:table-cell office:value-type="float" office:value="8.013266" calcext:value-type="float">
            <text:p>8.013266</text:p>
          </table:table-cell>
          <table:table-cell office:value-type="float" office:value="9.791946" calcext:value-type="float">
            <text:p>9.791946</text:p>
          </table:table-cell>
          <table:table-cell office:value-type="float" office:value="16.4772" calcext:value-type="float">
            <text:p>16.4772</text:p>
          </table:table-cell>
          <table:table-cell office:value-type="float" office:value="4.274755" calcext:value-type="float">
            <text:p>4.274755</text:p>
          </table:table-cell>
          <table:table-cell office:value-type="float" office:value="3.396716" calcext:value-type="float">
            <text:p>3.396716</text:p>
          </table:table-cell>
          <table:table-cell office:value-type="float" office:value="1.826321" calcext:value-type="float">
            <text:p>1.826321</text:p>
          </table:table-cell>
          <table:table-cell office:value-type="float" office:value="1.557166" calcext:value-type="float">
            <text:p>1.557166</text:p>
          </table:table-cell>
          <table:table-cell office:value-type="float" office:value="3.418986" calcext:value-type="float">
            <text:p>3.418986</text:p>
          </table:table-cell>
          <table:table-cell office:value-type="float" office:value="5.174154" calcext:value-type="float">
            <text:p>5.174154</text:p>
          </table:table-cell>
          <table:table-cell office:value-type="float" office:value="5.179143" calcext:value-type="float">
            <text:p>5.179143</text:p>
          </table:table-cell>
          <table:table-cell office:value-type="float" office:value="5.428961" calcext:value-type="float">
            <text:p>5.428961</text:p>
          </table:table-cell>
          <table:table-cell office:value-type="float" office:value="5.443387" calcext:value-type="float">
            <text:p>5.443387</text:p>
          </table:table-cell>
          <table:table-cell office:value-type="float" office:value="5.763698" calcext:value-type="float">
            <text:p>5.763698</text:p>
          </table:table-cell>
          <table:table-cell office:value-type="float" office:value="6.160494" calcext:value-type="float">
            <text:p>6.160494</text:p>
          </table:table-cell>
          <table:table-cell office:value-type="float" office:value="0" calcext:value-type="float">
            <text:p>0</text:p>
          </table:table-cell>
          <table:table-cell office:value-type="float" office:value="6.065882" calcext:value-type="float">
            <text:p>6.065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9778" calcext:value-type="float">
            <text:p>0.165977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2.035835" calcext:value-type="float">
            <text:p>2.035835</text:p>
          </table:table-cell>
          <table:table-cell office:value-type="float" office:value="136.9297" calcext:value-type="float">
            <text:p>136.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9112" calcext:value-type="float">
            <text:p>20.89112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02256" calcext:value-type="float">
            <text:p>7.302256E-06</text:p>
          </table:table-cell>
          <table:table-cell office:value-type="float" office:value="1182.771" calcext:value-type="float">
            <text:p>1182.771</text:p>
          </table:table-cell>
          <table:table-cell office:value-type="float" office:value="1.588803" calcext:value-type="float">
            <text:p>1.588803</text:p>
          </table:table-cell>
          <table:table-cell office:value-type="float" office:value="0" calcext:value-type="float">
            <text:p>0</text:p>
          </table:table-cell>
          <table:table-cell office:value-type="float" office:value="0.1365223" calcext:value-type="float">
            <text:p>0.1365223</text:p>
          </table:table-cell>
          <table:table-cell office:value-type="float" office:value="0.1070499" calcext:value-type="float">
            <text:p>0.1070499</text:p>
          </table:table-cell>
          <table:table-cell office:value-type="float" office:value="0.1410359" calcext:value-type="float">
            <text:p>0.1410359</text:p>
          </table:table-cell>
          <table:table-cell office:value-type="float" office:value="0.04902397" calcext:value-type="float">
            <text:p>0.04902397</text:p>
          </table:table-cell>
          <table:table-cell office:value-type="float" office:value="0.04024731" calcext:value-type="float">
            <text:p>0.04024731</text:p>
          </table:table-cell>
          <table:table-cell office:value-type="float" office:value="0.02589762" calcext:value-type="float">
            <text:p>0.02589762</text:p>
          </table:table-cell>
          <table:table-cell office:value-type="float" office:value="0.02778333" calcext:value-type="float">
            <text:p>0.02778333</text:p>
          </table:table-cell>
          <table:table-cell office:value-type="float" office:value="0.06503878" calcext:value-type="float">
            <text:p>0.06503878</text:p>
          </table:table-cell>
          <table:table-cell office:value-type="float" office:value="0.1160022" calcext:value-type="float">
            <text:p>0.1160022</text:p>
          </table:table-cell>
          <table:table-cell office:value-type="float" office:value="0.1149828" calcext:value-type="float">
            <text:p>0.1149828</text:p>
          </table:table-cell>
          <table:table-cell office:value-type="float" office:value="0.117175" calcext:value-type="float">
            <text:p>0.117175</text:p>
          </table:table-cell>
          <table:table-cell office:value-type="float" office:value="0.1172137" calcext:value-type="float">
            <text:p>0.1172137</text:p>
          </table:table-cell>
          <table:table-cell office:value-type="float" office:value="0.120553" calcext:value-type="float">
            <text:p>0.120553</text:p>
          </table:table-cell>
          <table:table-cell office:value-type="float" office:value="0.1246911" calcext:value-type="float">
            <text:p>0.1246911</text:p>
          </table:table-cell>
          <table:table-cell office:value-type="float" office:value="0" calcext:value-type="float">
            <text:p>0</text:p>
          </table:table-cell>
          <table:table-cell office:value-type="float" office:value="8.025087" calcext:value-type="float">
            <text:p>8.025087</text:p>
          </table:table-cell>
          <table:table-cell office:value-type="float" office:value="9.798734" calcext:value-type="float">
            <text:p>9.798734</text:p>
          </table:table-cell>
          <table:table-cell office:value-type="float" office:value="16.47675" calcext:value-type="float">
            <text:p>16.47675</text:p>
          </table:table-cell>
          <table:table-cell office:value-type="float" office:value="4.279377" calcext:value-type="float">
            <text:p>4.279377</text:p>
          </table:table-cell>
          <table:table-cell office:value-type="float" office:value="3.400781" calcext:value-type="float">
            <text:p>3.400781</text:p>
          </table:table-cell>
          <table:table-cell office:value-type="float" office:value="1.828432" calcext:value-type="float">
            <text:p>1.828432</text:p>
          </table:table-cell>
          <table:table-cell office:value-type="float" office:value="1.559689" calcext:value-type="float">
            <text:p>1.559689</text:p>
          </table:table-cell>
          <table:table-cell office:value-type="float" office:value="3.424574" calcext:value-type="float">
            <text:p>3.424574</text:p>
          </table:table-cell>
          <table:table-cell office:value-type="float" office:value="5.182427" calcext:value-type="float">
            <text:p>5.182427</text:p>
          </table:table-cell>
          <table:table-cell office:value-type="float" office:value="5.187532" calcext:value-type="float">
            <text:p>5.187532</text:p>
          </table:table-cell>
          <table:table-cell office:value-type="float" office:value="5.437785" calcext:value-type="float">
            <text:p>5.437785</text:p>
          </table:table-cell>
          <table:table-cell office:value-type="float" office:value="5.452225" calcext:value-type="float">
            <text:p>5.452225</text:p>
          </table:table-cell>
          <table:table-cell office:value-type="float" office:value="5.772614" calcext:value-type="float">
            <text:p>5.772614</text:p>
          </table:table-cell>
          <table:table-cell office:value-type="float" office:value="6.169929" calcext:value-type="float">
            <text:p>6.169929</text:p>
          </table:table-cell>
          <table:table-cell office:value-type="float" office:value="0" calcext:value-type="float">
            <text:p>0</text:p>
          </table:table-cell>
          <table:table-cell office:value-type="float" office:value="2.212616" calcext:value-type="float">
            <text:p>2.21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8913" calcext:value-type="float">
            <text:p>0.16789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2.03678" calcext:value-type="float">
            <text:p>2.03678</text:p>
          </table:table-cell>
          <table:table-cell office:value-type="float" office:value="136.9276" calcext:value-type="float">
            <text:p>136.9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218" calcext:value-type="float">
            <text:p>20.9218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358" calcext:value-type="float">
            <text:p>7.315358E-06</text:p>
          </table:table-cell>
          <table:table-cell office:value-type="float" office:value="1182.744" calcext:value-type="float">
            <text:p>1182.744</text:p>
          </table:table-cell>
          <table:table-cell office:value-type="float" office:value="1.594349" calcext:value-type="float">
            <text:p>1.594349</text:p>
          </table:table-cell>
          <table:table-cell office:value-type="float" office:value="0" calcext:value-type="float">
            <text:p>0</text:p>
          </table:table-cell>
          <table:table-cell office:value-type="float" office:value="0.004435104" calcext:value-type="float">
            <text:p>0.004435104</text:p>
          </table:table-cell>
          <table:table-cell office:value-type="float" office:value="0.0675302" calcext:value-type="float">
            <text:p>0.0675302</text:p>
          </table:table-cell>
          <table:table-cell office:value-type="float" office:value="0.1317997" calcext:value-type="float">
            <text:p>0.1317997</text:p>
          </table:table-cell>
          <table:table-cell office:value-type="float" office:value="0.0449889" calcext:value-type="float">
            <text:p>0.0449889</text:p>
          </table:table-cell>
          <table:table-cell office:value-type="float" office:value="0.0375891" calcext:value-type="float">
            <text:p>0.0375891</text:p>
          </table:table-cell>
          <table:table-cell office:value-type="float" office:value="0.02487115" calcext:value-type="float">
            <text:p>0.02487115</text:p>
          </table:table-cell>
          <table:table-cell office:value-type="float" office:value="0.02735924" calcext:value-type="float">
            <text:p>0.02735924</text:p>
          </table:table-cell>
          <table:table-cell office:value-type="float" office:value="0.065042" calcext:value-type="float">
            <text:p>0.065042</text:p>
          </table:table-cell>
          <table:table-cell office:value-type="float" office:value="0.1161517" calcext:value-type="float">
            <text:p>0.1161517</text:p>
          </table:table-cell>
          <table:table-cell office:value-type="float" office:value="0.115098" calcext:value-type="float">
            <text:p>0.115098</text:p>
          </table:table-cell>
          <table:table-cell office:value-type="float" office:value="0.1172748" calcext:value-type="float">
            <text:p>0.1172748</text:p>
          </table:table-cell>
          <table:table-cell office:value-type="float" office:value="0.1173073" calcext:value-type="float">
            <text:p>0.1173073</text:p>
          </table:table-cell>
          <table:table-cell office:value-type="float" office:value="0.1206485" calcext:value-type="float">
            <text:p>0.1206485</text:p>
          </table:table-cell>
          <table:table-cell office:value-type="float" office:value="0.1247917" calcext:value-type="float">
            <text:p>0.1247917</text:p>
          </table:table-cell>
          <table:table-cell office:value-type="float" office:value="0" calcext:value-type="float">
            <text:p>0</text:p>
          </table:table-cell>
          <table:table-cell office:value-type="float" office:value="8.027041" calcext:value-type="float">
            <text:p>8.027041</text:p>
          </table:table-cell>
          <table:table-cell office:value-type="float" office:value="9.801607" calcext:value-type="float">
            <text:p>9.801607</text:p>
          </table:table-cell>
          <table:table-cell office:value-type="float" office:value="16.47367" calcext:value-type="float">
            <text:p>16.47367</text:p>
          </table:table-cell>
          <table:table-cell office:value-type="float" office:value="4.282824" calcext:value-type="float">
            <text:p>4.282824</text:p>
          </table:table-cell>
          <table:table-cell office:value-type="float" office:value="3.404115" calcext:value-type="float">
            <text:p>3.404115</text:p>
          </table:table-cell>
          <table:table-cell office:value-type="float" office:value="1.830376" calcext:value-type="float">
            <text:p>1.830376</text:p>
          </table:table-cell>
          <table:table-cell office:value-type="float" office:value="1.562167" calcext:value-type="float">
            <text:p>1.562167</text:p>
          </table:table-cell>
          <table:table-cell office:value-type="float" office:value="3.430165" calcext:value-type="float">
            <text:p>3.430165</text:p>
          </table:table-cell>
          <table:table-cell office:value-type="float" office:value="5.190701" calcext:value-type="float">
            <text:p>5.190701</text:p>
          </table:table-cell>
          <table:table-cell office:value-type="float" office:value="5.195923" calcext:value-type="float">
            <text:p>5.195923</text:p>
          </table:table-cell>
          <table:table-cell office:value-type="float" office:value="5.446599" calcext:value-type="float">
            <text:p>5.446599</text:p>
          </table:table-cell>
          <table:table-cell office:value-type="float" office:value="5.461063" calcext:value-type="float">
            <text:p>5.461063</text:p>
          </table:table-cell>
          <table:table-cell office:value-type="float" office:value="5.781529" calcext:value-type="float">
            <text:p>5.781529</text:p>
          </table:table-cell>
          <table:table-cell office:value-type="float" office:value="6.179338" calcext:value-type="float">
            <text:p>6.179338</text:p>
          </table:table-cell>
          <table:table-cell office:value-type="float" office:value="0" calcext:value-type="float">
            <text:p>0</text:p>
          </table:table-cell>
          <table:table-cell office:value-type="float" office:value="0.03512753" calcext:value-type="float">
            <text:p>0.03512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3183" calcext:value-type="float">
            <text:p>0.16831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2.035088" calcext:value-type="float">
            <text:p>2.035088</text:p>
          </table:table-cell>
          <table:table-cell office:value-type="float" office:value="136.9267" calcext:value-type="float">
            <text:p>136.9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5128" calcext:value-type="float">
            <text:p>20.95128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627" calcext:value-type="float">
            <text:p>7.315627E-06</text:p>
          </table:table-cell>
          <table:table-cell office:value-type="float" office:value="1182.715" calcext:value-type="float">
            <text:p>1182.715</text:p>
          </table:table-cell>
          <table:table-cell office:value-type="float" office:value="1.604033" calcext:value-type="float">
            <text:p>1.604033</text:p>
          </table:table-cell>
          <table:table-cell office:value-type="float" office:value="0" calcext:value-type="float">
            <text:p>0</text:p>
          </table:table-cell>
          <table:table-cell office:value-type="float" office:value="0.004244108" calcext:value-type="float">
            <text:p>0.004244108</text:p>
          </table:table-cell>
          <table:table-cell office:value-type="float" office:value="0.0669301" calcext:value-type="float">
            <text:p>0.0669301</text:p>
          </table:table-cell>
          <table:table-cell office:value-type="float" office:value="0.119633" calcext:value-type="float">
            <text:p>0.119633</text:p>
          </table:table-cell>
          <table:table-cell office:value-type="float" office:value="0.04295484" calcext:value-type="float">
            <text:p>0.04295484</text:p>
          </table:table-cell>
          <table:table-cell office:value-type="float" office:value="0.03532165" calcext:value-type="float">
            <text:p>0.03532165</text:p>
          </table:table-cell>
          <table:table-cell office:value-type="float" office:value="0.02366969" calcext:value-type="float">
            <text:p>0.02366969</text:p>
          </table:table-cell>
          <table:table-cell office:value-type="float" office:value="0.02681978" calcext:value-type="float">
            <text:p>0.02681978</text:p>
          </table:table-cell>
          <table:table-cell office:value-type="float" office:value="0.06486465" calcext:value-type="float">
            <text:p>0.06486465</text:p>
          </table:table-cell>
          <table:table-cell office:value-type="float" office:value="0.1162537" calcext:value-type="float">
            <text:p>0.1162537</text:p>
          </table:table-cell>
          <table:table-cell office:value-type="float" office:value="0.1152098" calcext:value-type="float">
            <text:p>0.1152098</text:p>
          </table:table-cell>
          <table:table-cell office:value-type="float" office:value="0.1173742" calcext:value-type="float">
            <text:p>0.1173742</text:p>
          </table:table-cell>
          <table:table-cell office:value-type="float" office:value="0.1174008" calcext:value-type="float">
            <text:p>0.1174008</text:p>
          </table:table-cell>
          <table:table-cell office:value-type="float" office:value="0.1207439" calcext:value-type="float">
            <text:p>0.1207439</text:p>
          </table:table-cell>
          <table:table-cell office:value-type="float" office:value="0.1248922" calcext:value-type="float">
            <text:p>0.1248922</text:p>
          </table:table-cell>
          <table:table-cell office:value-type="float" office:value="0" calcext:value-type="float">
            <text:p>0</text:p>
          </table:table-cell>
          <table:table-cell office:value-type="float" office:value="8.000908" calcext:value-type="float">
            <text:p>8.000908</text:p>
          </table:table-cell>
          <table:table-cell office:value-type="float" office:value="9.792141" calcext:value-type="float">
            <text:p>9.792141</text:p>
          </table:table-cell>
          <table:table-cell office:value-type="float" office:value="16.46622" calcext:value-type="float">
            <text:p>16.46622</text:p>
          </table:table-cell>
          <table:table-cell office:value-type="float" office:value="4.285002" calcext:value-type="float">
            <text:p>4.285002</text:p>
          </table:table-cell>
          <table:table-cell office:value-type="float" office:value="3.406476" calcext:value-type="float">
            <text:p>3.406476</text:p>
          </table:table-cell>
          <table:table-cell office:value-type="float" office:value="1.832048" calcext:value-type="float">
            <text:p>1.832048</text:p>
          </table:table-cell>
          <table:table-cell office:value-type="float" office:value="1.564531" calcext:value-type="float">
            <text:p>1.564531</text:p>
          </table:table-cell>
          <table:table-cell office:value-type="float" office:value="3.435723" calcext:value-type="float">
            <text:p>3.435723</text:p>
          </table:table-cell>
          <table:table-cell office:value-type="float" office:value="5.198974" calcext:value-type="float">
            <text:p>5.198974</text:p>
          </table:table-cell>
          <table:table-cell office:value-type="float" office:value="5.204314" calcext:value-type="float">
            <text:p>5.204314</text:p>
          </table:table-cell>
          <table:table-cell office:value-type="float" office:value="5.455367" calcext:value-type="float">
            <text:p>5.455367</text:p>
          </table:table-cell>
          <table:table-cell office:value-type="float" office:value="5.469899" calcext:value-type="float">
            <text:p>5.469899</text:p>
          </table:table-cell>
          <table:table-cell office:value-type="float" office:value="5.790412" calcext:value-type="float">
            <text:p>5.790412</text:p>
          </table:table-cell>
          <table:table-cell office:value-type="float" office:value="6.188747" calcext:value-type="float">
            <text:p>6.188747</text:p>
          </table:table-cell>
          <table:table-cell office:value-type="float" office:value="0" calcext:value-type="float">
            <text:p>0</text:p>
          </table:table-cell>
          <table:table-cell office:value-type="float" office:value="0.0088235" calcext:value-type="float">
            <text:p>0.008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1318" calcext:value-type="float">
            <text:p>0.17013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2.030329" calcext:value-type="float">
            <text:p>2.030329</text:p>
          </table:table-cell>
          <table:table-cell office:value-type="float" office:value="136.9286" calcext:value-type="float">
            <text:p>136.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98085" calcext:value-type="float">
            <text:p>20.98085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696" calcext:value-type="float">
            <text:p>7.315696E-06</text:p>
          </table:table-cell>
          <table:table-cell office:value-type="float" office:value="1182.687" calcext:value-type="float">
            <text:p>1182.687</text:p>
          </table:table-cell>
          <table:table-cell office:value-type="float" office:value="1.63489" calcext:value-type="float">
            <text:p>1.63489</text:p>
          </table:table-cell>
          <table:table-cell office:value-type="float" office:value="0" calcext:value-type="float">
            <text:p>0</text:p>
          </table:table-cell>
          <table:table-cell office:value-type="float" office:value="0.003456863" calcext:value-type="float">
            <text:p>0.003456863</text:p>
          </table:table-cell>
          <table:table-cell office:value-type="float" office:value="0.07810253" calcext:value-type="float">
            <text:p>0.07810253</text:p>
          </table:table-cell>
          <table:table-cell office:value-type="float" office:value="0.1251112" calcext:value-type="float">
            <text:p>0.1251112</text:p>
          </table:table-cell>
          <table:table-cell office:value-type="float" office:value="0.04378937" calcext:value-type="float">
            <text:p>0.04378937</text:p>
          </table:table-cell>
          <table:table-cell office:value-type="float" office:value="0.03560571" calcext:value-type="float">
            <text:p>0.03560571</text:p>
          </table:table-cell>
          <table:table-cell office:value-type="float" office:value="0.02343247" calcext:value-type="float">
            <text:p>0.02343247</text:p>
          </table:table-cell>
          <table:table-cell office:value-type="float" office:value="0.02656589" calcext:value-type="float">
            <text:p>0.02656589</text:p>
          </table:table-cell>
          <table:table-cell office:value-type="float" office:value="0.06466965" calcext:value-type="float">
            <text:p>0.06466965</text:p>
          </table:table-cell>
          <table:table-cell office:value-type="float" office:value="0.1163097" calcext:value-type="float">
            <text:p>0.1163097</text:p>
          </table:table-cell>
          <table:table-cell office:value-type="float" office:value="0.115314" calcext:value-type="float">
            <text:p>0.115314</text:p>
          </table:table-cell>
          <table:table-cell office:value-type="float" office:value="0.1174731" calcext:value-type="float">
            <text:p>0.1174731</text:p>
          </table:table-cell>
          <table:table-cell office:value-type="float" office:value="0.1174974" calcext:value-type="float">
            <text:p>0.1174974</text:p>
          </table:table-cell>
          <table:table-cell office:value-type="float" office:value="0.120839" calcext:value-type="float">
            <text:p>0.120839</text:p>
          </table:table-cell>
          <table:table-cell office:value-type="float" office:value="0.1249927" calcext:value-type="float">
            <text:p>0.1249927</text:p>
          </table:table-cell>
          <table:table-cell office:value-type="float" office:value="0" calcext:value-type="float">
            <text:p>0</text:p>
          </table:table-cell>
          <table:table-cell office:value-type="float" office:value="7.98058" calcext:value-type="float">
            <text:p>7.98058</text:p>
          </table:table-cell>
          <table:table-cell office:value-type="float" office:value="9.787684" calcext:value-type="float">
            <text:p>9.787684</text:p>
          </table:table-cell>
          <table:table-cell office:value-type="float" office:value="16.457" calcext:value-type="float">
            <text:p>16.457</text:p>
          </table:table-cell>
          <table:table-cell office:value-type="float" office:value="4.287133" calcext:value-type="float">
            <text:p>4.287133</text:p>
          </table:table-cell>
          <table:table-cell office:value-type="float" office:value="3.408444" calcext:value-type="float">
            <text:p>3.408444</text:p>
          </table:table-cell>
          <table:table-cell office:value-type="float" office:value="1.833542" calcext:value-type="float">
            <text:p>1.833542</text:p>
          </table:table-cell>
          <table:table-cell office:value-type="float" office:value="1.566798" calcext:value-type="float">
            <text:p>1.566798</text:p>
          </table:table-cell>
          <table:table-cell office:value-type="float" office:value="3.441216" calcext:value-type="float">
            <text:p>3.441216</text:p>
          </table:table-cell>
          <table:table-cell office:value-type="float" office:value="5.207247" calcext:value-type="float">
            <text:p>5.207247</text:p>
          </table:table-cell>
          <table:table-cell office:value-type="float" office:value="5.212706" calcext:value-type="float">
            <text:p>5.212706</text:p>
          </table:table-cell>
          <table:table-cell office:value-type="float" office:value="5.464134" calcext:value-type="float">
            <text:p>5.464134</text:p>
          </table:table-cell>
          <table:table-cell office:value-type="float" office:value="5.478731" calcext:value-type="float">
            <text:p>5.478731</text:p>
          </table:table-cell>
          <table:table-cell office:value-type="float" office:value="5.79929" calcext:value-type="float">
            <text:p>5.79929</text:p>
          </table:table-cell>
          <table:table-cell office:value-type="float" office:value="6.19812" calcext:value-type="float">
            <text:p>6.19812</text:p>
          </table:table-cell>
          <table:table-cell office:value-type="float" office:value="0" calcext:value-type="float">
            <text:p>0</text:p>
          </table:table-cell>
          <table:table-cell office:value-type="float" office:value="0.00909115" calcext:value-type="float">
            <text:p>0.0090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1719" calcext:value-type="float">
            <text:p>0.17217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2.024774" calcext:value-type="float">
            <text:p>2.024774</text:p>
          </table:table-cell>
          <table:table-cell office:value-type="float" office:value="136.9305" calcext:value-type="float">
            <text:p>136.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1077" calcext:value-type="float">
            <text:p>21.01077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696" calcext:value-type="float">
            <text:p>7.315696E-06</text:p>
          </table:table-cell>
          <table:table-cell office:value-type="float" office:value="1182.659" calcext:value-type="float">
            <text:p>1182.659</text:p>
          </table:table-cell>
          <table:table-cell office:value-type="float" office:value="1.659115" calcext:value-type="float">
            <text:p>1.659115</text:p>
          </table:table-cell>
          <table:table-cell office:value-type="float" office:value="0" calcext:value-type="float">
            <text:p>0</text:p>
          </table:table-cell>
          <table:table-cell office:value-type="float" office:value="0.0078915" calcext:value-type="float">
            <text:p>0.0078915</text:p>
          </table:table-cell>
          <table:table-cell office:value-type="float" office:value="0.09327656" calcext:value-type="float">
            <text:p>0.09327656</text:p>
          </table:table-cell>
          <table:table-cell office:value-type="float" office:value="0.1340693" calcext:value-type="float">
            <text:p>0.1340693</text:p>
          </table:table-cell>
          <table:table-cell office:value-type="float" office:value="0.04573364" calcext:value-type="float">
            <text:p>0.04573364</text:p>
          </table:table-cell>
          <table:table-cell office:value-type="float" office:value="0.03756662" calcext:value-type="float">
            <text:p>0.03756662</text:p>
          </table:table-cell>
          <table:table-cell office:value-type="float" office:value="0.02418927" calcext:value-type="float">
            <text:p>0.02418927</text:p>
          </table:table-cell>
          <table:table-cell office:value-type="float" office:value="0.02679571" calcext:value-type="float">
            <text:p>0.02679571</text:p>
          </table:table-cell>
          <table:table-cell office:value-type="float" office:value="0.06466545" calcext:value-type="float">
            <text:p>0.06466545</text:p>
          </table:table-cell>
          <table:table-cell office:value-type="float" office:value="0.1163589" calcext:value-type="float">
            <text:p>0.1163589</text:p>
          </table:table-cell>
          <table:table-cell office:value-type="float" office:value="0.1154114" calcext:value-type="float">
            <text:p>0.1154114</text:p>
          </table:table-cell>
          <table:table-cell office:value-type="float" office:value="0.117571" calcext:value-type="float">
            <text:p>0.117571</text:p>
          </table:table-cell>
          <table:table-cell office:value-type="float" office:value="0.1175955" calcext:value-type="float">
            <text:p>0.1175955</text:p>
          </table:table-cell>
          <table:table-cell office:value-type="float" office:value="0.1209341" calcext:value-type="float">
            <text:p>0.1209341</text:p>
          </table:table-cell>
          <table:table-cell office:value-type="float" office:value="0.1250932" calcext:value-type="float">
            <text:p>0.1250932</text:p>
          </table:table-cell>
          <table:table-cell office:value-type="float" office:value="0" calcext:value-type="float">
            <text:p>0</text:p>
          </table:table-cell>
          <table:table-cell office:value-type="float" office:value="7.965313" calcext:value-type="float">
            <text:p>7.965313</text:p>
          </table:table-cell>
          <table:table-cell office:value-type="float" office:value="9.787395" calcext:value-type="float">
            <text:p>9.787395</text:p>
          </table:table-cell>
          <table:table-cell office:value-type="float" office:value="16.45072" calcext:value-type="float">
            <text:p>16.45072</text:p>
          </table:table-cell>
          <table:table-cell office:value-type="float" office:value="4.289677" calcext:value-type="float">
            <text:p>4.289677</text:p>
          </table:table-cell>
          <table:table-cell office:value-type="float" office:value="3.410852" calcext:value-type="float">
            <text:p>3.410852</text:p>
          </table:table-cell>
          <table:table-cell office:value-type="float" office:value="1.835118" calcext:value-type="float">
            <text:p>1.835118</text:p>
          </table:table-cell>
          <table:table-cell office:value-type="float" office:value="1.569064" calcext:value-type="float">
            <text:p>1.569064</text:p>
          </table:table-cell>
          <table:table-cell office:value-type="float" office:value="3.446669" calcext:value-type="float">
            <text:p>3.446669</text:p>
          </table:table-cell>
          <table:table-cell office:value-type="float" office:value="5.215487" calcext:value-type="float">
            <text:p>5.215487</text:p>
          </table:table-cell>
          <table:table-cell office:value-type="float" office:value="5.221097" calcext:value-type="float">
            <text:p>5.221097</text:p>
          </table:table-cell>
          <table:table-cell office:value-type="float" office:value="5.472901" calcext:value-type="float">
            <text:p>5.472901</text:p>
          </table:table-cell>
          <table:table-cell office:value-type="float" office:value="5.487531" calcext:value-type="float">
            <text:p>5.487531</text:p>
          </table:table-cell>
          <table:table-cell office:value-type="float" office:value="5.808167" calcext:value-type="float">
            <text:p>5.808167</text:p>
          </table:table-cell>
          <table:table-cell office:value-type="float" office:value="6.207475" calcext:value-type="float">
            <text:p>6.207475</text:p>
          </table:table-cell>
          <table:table-cell office:value-type="float" office:value="0" calcext:value-type="float">
            <text:p>0</text:p>
          </table:table-cell>
          <table:table-cell office:value-type="float" office:value="0.002272106" calcext:value-type="float">
            <text:p>0.00227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0415" calcext:value-type="float">
            <text:p>0.17504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2.020054" calcext:value-type="float">
            <text:p>2.020054</text:p>
          </table:table-cell>
          <table:table-cell office:value-type="float" office:value="136.931" calcext:value-type="float">
            <text:p>136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4116" calcext:value-type="float">
            <text:p>21.04116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787" calcext:value-type="float">
            <text:p>7.315787E-06</text:p>
          </table:table-cell>
          <table:table-cell office:value-type="float" office:value="1182.632" calcext:value-type="float">
            <text:p>1182.632</text:p>
          </table:table-cell>
          <table:table-cell office:value-type="float" office:value="1.668812" calcext:value-type="float">
            <text:p>1.668812</text:p>
          </table:table-cell>
          <table:table-cell office:value-type="float" office:value="0" calcext:value-type="float">
            <text:p>0</text:p>
          </table:table-cell>
          <table:table-cell office:value-type="float" office:value="0.02528259" calcext:value-type="float">
            <text:p>0.02528259</text:p>
          </table:table-cell>
          <table:table-cell office:value-type="float" office:value="0.1004871" calcext:value-type="float">
            <text:p>0.1004871</text:p>
          </table:table-cell>
          <table:table-cell office:value-type="float" office:value="0.1389215" calcext:value-type="float">
            <text:p>0.1389215</text:p>
          </table:table-cell>
          <table:table-cell office:value-type="float" office:value="0.04787064" calcext:value-type="float">
            <text:p>0.04787064</text:p>
          </table:table-cell>
          <table:table-cell office:value-type="float" office:value="0.03959103" calcext:value-type="float">
            <text:p>0.03959103</text:p>
          </table:table-cell>
          <table:table-cell office:value-type="float" office:value="0.02507914" calcext:value-type="float">
            <text:p>0.02507914</text:p>
          </table:table-cell>
          <table:table-cell office:value-type="float" office:value="0.02720576" calcext:value-type="float">
            <text:p>0.02720576</text:p>
          </table:table-cell>
          <table:table-cell office:value-type="float" office:value="0.06484503" calcext:value-type="float">
            <text:p>0.06484503</text:p>
          </table:table-cell>
          <table:table-cell office:value-type="float" office:value="0.1164406" calcext:value-type="float">
            <text:p>0.1164406</text:p>
          </table:table-cell>
          <table:table-cell office:value-type="float" office:value="0.1155057" calcext:value-type="float">
            <text:p>0.1155057</text:p>
          </table:table-cell>
          <table:table-cell office:value-type="float" office:value="0.1176679" calcext:value-type="float">
            <text:p>0.1176679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1251935" calcext:value-type="float">
            <text:p>0.1251935</text:p>
          </table:table-cell>
          <table:table-cell office:value-type="float" office:value="0" calcext:value-type="float">
            <text:p>0</text:p>
          </table:table-cell>
          <table:table-cell office:value-type="float" office:value="7.95838" calcext:value-type="float">
            <text:p>7.95838</text:p>
          </table:table-cell>
          <table:table-cell office:value-type="float" office:value="9.791078" calcext:value-type="float">
            <text:p>9.791078</text:p>
          </table:table-cell>
          <table:table-cell office:value-type="float" office:value="16.4474" calcext:value-type="float">
            <text:p>16.4474</text:p>
          </table:table-cell>
          <table:table-cell office:value-type="float" office:value="4.293114" calcext:value-type="float">
            <text:p>4.293114</text:p>
          </table:table-cell>
          <table:table-cell office:value-type="float" office:value="3.414113" calcext:value-type="float">
            <text:p>3.414113</text:p>
          </table:table-cell>
          <table:table-cell office:value-type="float" office:value="1.836906" calcext:value-type="float">
            <text:p>1.836906</text:p>
          </table:table-cell>
          <table:table-cell office:value-type="float" office:value="1.5714" calcext:value-type="float">
            <text:p>1.5714</text:p>
          </table:table-cell>
          <table:table-cell office:value-type="float" office:value="3.45213" calcext:value-type="float">
            <text:p>3.45213</text:p>
          </table:table-cell>
          <table:table-cell office:value-type="float" office:value="5.223715" calcext:value-type="float">
            <text:p>5.223715</text:p>
          </table:table-cell>
          <table:table-cell office:value-type="float" office:value="5.229458" calcext:value-type="float">
            <text:p>5.229458</text:p>
          </table:table-cell>
          <table:table-cell office:value-type="float" office:value="5.481669" calcext:value-type="float">
            <text:p>5.481669</text:p>
          </table:table-cell>
          <table:table-cell office:value-type="float" office:value="5.496329" calcext:value-type="float">
            <text:p>5.496329</text:p>
          </table:table-cell>
          <table:table-cell office:value-type="float" office:value="5.817024" calcext:value-type="float">
            <text:p>5.817024</text:p>
          </table:table-cell>
          <table:table-cell office:value-type="float" office:value="6.216838" calcext:value-type="float">
            <text:p>6.216838</text:p>
          </table:table-cell>
          <table:table-cell office:value-type="float" office:value="0" calcext:value-type="float">
            <text:p>0</text:p>
          </table:table-cell>
          <table:table-cell office:value-type="float" office:value="0.003005113" calcext:value-type="float">
            <text:p>0.00300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3385" calcext:value-type="float">
            <text:p>0.17833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2.00967" calcext:value-type="float">
            <text:p>2.00967</text:p>
          </table:table-cell>
          <table:table-cell office:value-type="float" office:value="136.9304" calcext:value-type="float">
            <text:p>136.9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7168" calcext:value-type="float">
            <text:p>21.07168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787" calcext:value-type="float">
            <text:p>7.315787E-06</text:p>
          </table:table-cell>
          <table:table-cell office:value-type="float" office:value="1182.606" calcext:value-type="float">
            <text:p>1182.606</text:p>
          </table:table-cell>
          <table:table-cell office:value-type="float" office:value="1.653373" calcext:value-type="float">
            <text:p>1.653373</text:p>
          </table:table-cell>
          <table:table-cell office:value-type="float" office:value="0" calcext:value-type="float">
            <text:p>0</text:p>
          </table:table-cell>
          <table:table-cell office:value-type="float" office:value="0.117741" calcext:value-type="float">
            <text:p>0.117741</text:p>
          </table:table-cell>
          <table:table-cell office:value-type="float" office:value="0.1038014" calcext:value-type="float">
            <text:p>0.1038014</text:p>
          </table:table-cell>
          <table:table-cell office:value-type="float" office:value="0.1372704" calcext:value-type="float">
            <text:p>0.1372704</text:p>
          </table:table-cell>
          <table:table-cell office:value-type="float" office:value="0.04741698" calcext:value-type="float">
            <text:p>0.04741698</text:p>
          </table:table-cell>
          <table:table-cell office:value-type="float" office:value="0.03945631" calcext:value-type="float">
            <text:p>0.03945631</text:p>
          </table:table-cell>
          <table:table-cell office:value-type="float" office:value="0.02502912" calcext:value-type="float">
            <text:p>0.02502912</text:p>
          </table:table-cell>
          <table:table-cell office:value-type="float" office:value="0.02728578" calcext:value-type="float">
            <text:p>0.02728578</text:p>
          </table:table-cell>
          <table:table-cell office:value-type="float" office:value="0.0650193" calcext:value-type="float">
            <text:p>0.0650193</text:p>
          </table:table-cell>
          <table:table-cell office:value-type="float" office:value="0.1165553" calcext:value-type="float">
            <text:p>0.1165553</text:p>
          </table:table-cell>
          <table:table-cell office:value-type="float" office:value="0.1156013" calcext:value-type="float">
            <text:p>0.1156013</text:p>
          </table:table-cell>
          <table:table-cell office:value-type="float" office:value="0.1177644" calcext:value-type="float">
            <text:p>0.1177644</text:p>
          </table:table-cell>
          <table:table-cell office:value-type="float" office:value="0.1177906" calcext:value-type="float">
            <text:p>0.1177906</text:p>
          </table:table-cell>
          <table:table-cell office:value-type="float" office:value="0.1211239" calcext:value-type="float">
            <text:p>0.1211239</text:p>
          </table:table-cell>
          <table:table-cell office:value-type="float" office:value="0.1252936" calcext:value-type="float">
            <text:p>0.1252936</text:p>
          </table:table-cell>
          <table:table-cell office:value-type="float" office:value="0" calcext:value-type="float">
            <text:p>0</text:p>
          </table:table-cell>
          <table:table-cell office:value-type="float" office:value="7.959244" calcext:value-type="float">
            <text:p>7.959244</text:p>
          </table:table-cell>
          <table:table-cell office:value-type="float" office:value="9.795209" calcext:value-type="float">
            <text:p>9.795209</text:p>
          </table:table-cell>
          <table:table-cell office:value-type="float" office:value="16.44424" calcext:value-type="float">
            <text:p>16.44424</text:p>
          </table:table-cell>
          <table:table-cell office:value-type="float" office:value="4.296673" calcext:value-type="float">
            <text:p>4.296673</text:p>
          </table:table-cell>
          <table:table-cell office:value-type="float" office:value="3.417584" calcext:value-type="float">
            <text:p>3.417584</text:p>
          </table:table-cell>
          <table:table-cell office:value-type="float" office:value="1.838783" calcext:value-type="float">
            <text:p>1.838783</text:p>
          </table:table-cell>
          <table:table-cell office:value-type="float" office:value="1.573788" calcext:value-type="float">
            <text:p>1.573788</text:p>
          </table:table-cell>
          <table:table-cell office:value-type="float" office:value="3.457621" calcext:value-type="float">
            <text:p>3.457621</text:p>
          </table:table-cell>
          <table:table-cell office:value-type="float" office:value="5.231943" calcext:value-type="float">
            <text:p>5.231943</text:p>
          </table:table-cell>
          <table:table-cell office:value-type="float" office:value="5.237811" calcext:value-type="float">
            <text:p>5.237811</text:p>
          </table:table-cell>
          <table:table-cell office:value-type="float" office:value="5.490437" calcext:value-type="float">
            <text:p>5.490437</text:p>
          </table:table-cell>
          <table:table-cell office:value-type="float" office:value="5.50513" calcext:value-type="float">
            <text:p>5.50513</text:p>
          </table:table-cell>
          <table:table-cell office:value-type="float" office:value="5.825862" calcext:value-type="float">
            <text:p>5.825862</text:p>
          </table:table-cell>
          <table:table-cell office:value-type="float" office:value="6.226204" calcext:value-type="float">
            <text:p>6.226204</text:p>
          </table:table-cell>
          <table:table-cell office:value-type="float" office:value="0" calcext:value-type="float">
            <text:p>0</text:p>
          </table:table-cell>
          <table:table-cell office:value-type="float" office:value="5.0266" calcext:value-type="float">
            <text:p>5.0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4019" calcext:value-type="float">
            <text:p>0.18840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2.006939" calcext:value-type="float">
            <text:p>2.006939</text:p>
          </table:table-cell>
          <table:table-cell office:value-type="float" office:value="136.9283" calcext:value-type="float">
            <text:p>136.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0226" calcext:value-type="float">
            <text:p>21.10226</text:p>
          </table:table-cell>
          <table:table-cell office:value-type="float" office:value="0" calcext:value-type="float">
            <text:p>0</text:p>
          </table:table-cell>
          <table:table-cell office:value-type="float" office:value="0.0000005195735" calcext:value-type="float">
            <text:p>5.19573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7315802" calcext:value-type="float">
            <text:p>7.315802E-06</text:p>
          </table:table-cell>
          <table:table-cell office:value-type="float" office:value="1182.582" calcext:value-type="float">
            <text:p>1182.582</text:p>
          </table:table-cell>
          <table:table-cell office:value-type="float" office:value="1.651322" calcext:value-type="float">
            <text:p>1.651322</text:p>
          </table:table-cell>
          <table:table-cell office:value-type="float" office:value="0" calcext:value-type="float">
            <text:p>0</text:p>
          </table:table-cell>
          <table:table-cell office:value-type="float" office:value="0.1724418" calcext:value-type="float">
            <text:p>0.1724418</text:p>
          </table:table-cell>
          <table:table-cell office:value-type="float" office:value="0.1017778" calcext:value-type="float">
            <text:p>0.1017778</text:p>
          </table:table-cell>
          <table:table-cell office:value-type="float" office:value="0.1335758" calcext:value-type="float">
            <text:p>0.1335758</text:p>
          </table:table-cell>
          <table:table-cell office:value-type="float" office:value="0.04596543" calcext:value-type="float">
            <text:p>0.04596543</text:p>
          </table:table-cell>
          <table:table-cell office:value-type="float" office:value="0.03851024" calcext:value-type="float">
            <text:p>0.03851024</text:p>
          </table:table-cell>
          <table:table-cell office:value-type="float" office:value="0.02467784" calcext:value-type="float">
            <text:p>0.02467784</text:p>
          </table:table-cell>
          <table:table-cell office:value-type="float" office:value="0.02718649" calcext:value-type="float">
            <text:p>0.02718649</text:p>
          </table:table-cell>
          <table:table-cell office:value-type="float" office:value="0.06509649" calcext:value-type="float">
            <text:p>0.06509649</text:p>
          </table:table-cell>
          <table:table-cell office:value-type="float" office:value="0.1166735" calcext:value-type="float">
            <text:p>0.1166735</text:p>
          </table:table-cell>
          <table:table-cell office:value-type="float" office:value="0.1156991" calcext:value-type="float">
            <text:p>0.1156991</text:p>
          </table:table-cell>
          <table:table-cell office:value-type="float" office:value="0.1178609" calcext:value-type="float">
            <text:p>0.1178609</text:p>
          </table:table-cell>
          <table:table-cell office:value-type="float" office:value="0.1178877" calcext:value-type="float">
            <text:p>0.1178877</text:p>
          </table:table-cell>
          <table:table-cell office:value-type="float" office:value="0.1212185" calcext:value-type="float">
            <text:p>0.1212185</text:p>
          </table:table-cell>
          <table:table-cell office:value-type="float" office:value="0.1253935" calcext:value-type="float">
            <text:p>0.1253935</text:p>
          </table:table-cell>
          <table:table-cell office:value-type="float" office:value="0" calcext:value-type="float">
            <text:p>0</text:p>
          </table:table-cell>
          <table:table-cell office:value-type="float" office:value="7.975086" calcext:value-type="float">
            <text:p>7.975086</text:p>
          </table:table-cell>
          <table:table-cell office:value-type="float" office:value="9.799066" calcext:value-type="float">
            <text:p>9.799066</text:p>
          </table:table-cell>
          <table:table-cell office:value-type="float" office:value="16.4405" calcext:value-type="float">
            <text:p>16.4405</text:p>
          </table:table-cell>
          <table:table-cell office:value-type="float" office:value="4.300038" calcext:value-type="float">
            <text:p>4.300038</text:p>
          </table:table-cell>
          <table:table-cell office:value-type="float" office:value="3.420948" calcext:value-type="float">
            <text:p>3.420948</text:p>
          </table:table-cell>
          <table:table-cell office:value-type="float" office:value="1.840621" calcext:value-type="float">
            <text:p>1.840621</text:p>
          </table:table-cell>
          <table:table-cell office:value-type="float" office:value="1.576168" calcext:value-type="float">
            <text:p>1.576168</text:p>
          </table:table-cell>
          <table:table-cell office:value-type="float" office:value="3.463116" calcext:value-type="float">
            <text:p>3.463116</text:p>
          </table:table-cell>
          <table:table-cell office:value-type="float" office:value="5.24017" calcext:value-type="float">
            <text:p>5.24017</text:p>
          </table:table-cell>
          <table:table-cell office:value-type="float" office:value="5.246164" calcext:value-type="float">
            <text:p>5.246164</text:p>
          </table:table-cell>
          <table:table-cell office:value-type="float" office:value="5.499195" calcext:value-type="float">
            <text:p>5.499195</text:p>
          </table:table-cell>
          <table:table-cell office:value-type="float" office:value="5.513916" calcext:value-type="float">
            <text:p>5.513916</text:p>
          </table:table-cell>
          <table:table-cell office:value-type="float" office:value="5.834701" calcext:value-type="float">
            <text:p>5.834701</text:p>
          </table:table-cell>
          <table:table-cell office:value-type="float" office:value="6.23554" calcext:value-type="float">
            <text:p>6.23554</text:p>
          </table:table-cell>
          <table:table-cell office:value-type="float" office:value="0" calcext:value-type="float">
            <text:p>0</text:p>
          </table:table-cell>
          <table:table-cell office:value-type="float" office:value="3.242254" calcext:value-type="float">
            <text:p>3.242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4564" calcext:value-type="float">
            <text:p>0.19245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.008803" calcext:value-type="float">
            <text:p>2.008803</text:p>
          </table:table-cell>
          <table:table-cell office:value-type="float" office:value="136.9293" calcext:value-type="float">
            <text:p>136.9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3111" calcext:value-type="float">
            <text:p>21.13111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56" calcext:value-type="float">
            <text:p>8.93156E-06</text:p>
          </table:table-cell>
          <table:table-cell office:value-type="float" office:value="1182.555" calcext:value-type="float">
            <text:p>1182.555</text:p>
          </table:table-cell>
          <table:table-cell office:value-type="float" office:value="1.66865" calcext:value-type="float">
            <text:p>1.66865</text:p>
          </table:table-cell>
          <table:table-cell office:value-type="float" office:value="0" calcext:value-type="float">
            <text:p>0</text:p>
          </table:table-cell>
          <table:table-cell office:value-type="float" office:value="0.003070314" calcext:value-type="float">
            <text:p>0.003070314</text:p>
          </table:table-cell>
          <table:table-cell office:value-type="float" office:value="0.0303622" calcext:value-type="float">
            <text:p>0.0303622</text:p>
          </table:table-cell>
          <table:table-cell office:value-type="float" office:value="0.0830882" calcext:value-type="float">
            <text:p>0.0830882</text:p>
          </table:table-cell>
          <table:table-cell office:value-type="float" office:value="0.05048223" calcext:value-type="float">
            <text:p>0.05048223</text:p>
          </table:table-cell>
          <table:table-cell office:value-type="float" office:value="0.04026767" calcext:value-type="float">
            <text:p>0.04026767</text:p>
          </table:table-cell>
          <table:table-cell office:value-type="float" office:value="0.02417123" calcext:value-type="float">
            <text:p>0.02417123</text:p>
          </table:table-cell>
          <table:table-cell office:value-type="float" office:value="0.02622728" calcext:value-type="float">
            <text:p>0.02622728</text:p>
          </table:table-cell>
          <table:table-cell office:value-type="float" office:value="0.06499007" calcext:value-type="float">
            <text:p>0.06499007</text:p>
          </table:table-cell>
          <table:table-cell office:value-type="float" office:value="0.116777" calcext:value-type="float">
            <text:p>0.116777</text:p>
          </table:table-cell>
          <table:table-cell office:value-type="float" office:value="0.1157976" calcext:value-type="float">
            <text:p>0.1157976</text:p>
          </table:table-cell>
          <table:table-cell office:value-type="float" office:value="0.1179568" calcext:value-type="float">
            <text:p>0.1179568</text:p>
          </table:table-cell>
          <table:table-cell office:value-type="float" office:value="0.1179759" calcext:value-type="float">
            <text:p>0.1179759</text:p>
          </table:table-cell>
          <table:table-cell office:value-type="float" office:value="0.1213131" calcext:value-type="float">
            <text:p>0.1213131</text:p>
          </table:table-cell>
          <table:table-cell office:value-type="float" office:value="0.1254932" calcext:value-type="float">
            <text:p>0.1254932</text:p>
          </table:table-cell>
          <table:table-cell office:value-type="float" office:value="0" calcext:value-type="float">
            <text:p>0</text:p>
          </table:table-cell>
          <table:table-cell office:value-type="float" office:value="7.9685" calcext:value-type="float">
            <text:p>7.9685</text:p>
          </table:table-cell>
          <table:table-cell office:value-type="float" office:value="9.787913" calcext:value-type="float">
            <text:p>9.787913</text:p>
          </table:table-cell>
          <table:table-cell office:value-type="float" office:value="16.41674" calcext:value-type="float">
            <text:p>16.41674</text:p>
          </table:table-cell>
          <table:table-cell office:value-type="float" office:value="4.306386" calcext:value-type="float">
            <text:p>4.306386</text:p>
          </table:table-cell>
          <table:table-cell office:value-type="float" office:value="3.425395" calcext:value-type="float">
            <text:p>3.425395</text:p>
          </table:table-cell>
          <table:table-cell office:value-type="float" office:value="1.84235" calcext:value-type="float">
            <text:p>1.84235</text:p>
          </table:table-cell>
          <table:table-cell office:value-type="float" office:value="1.578426" calcext:value-type="float">
            <text:p>1.578426</text:p>
          </table:table-cell>
          <table:table-cell office:value-type="float" office:value="3.468609" calcext:value-type="float">
            <text:p>3.468609</text:p>
          </table:table-cell>
          <table:table-cell office:value-type="float" office:value="5.248397" calcext:value-type="float">
            <text:p>5.248397</text:p>
          </table:table-cell>
          <table:table-cell office:value-type="float" office:value="5.254517" calcext:value-type="float">
            <text:p>5.254517</text:p>
          </table:table-cell>
          <table:table-cell office:value-type="float" office:value="5.507905" calcext:value-type="float">
            <text:p>5.507905</text:p>
          </table:table-cell>
          <table:table-cell office:value-type="float" office:value="5.52268" calcext:value-type="float">
            <text:p>5.52268</text:p>
          </table:table-cell>
          <table:table-cell office:value-type="float" office:value="5.843532" calcext:value-type="float">
            <text:p>5.843532</text:p>
          </table:table-cell>
          <table:table-cell office:value-type="float" office:value="6.244843" calcext:value-type="float">
            <text:p>6.244843</text:p>
          </table:table-cell>
          <table:table-cell office:value-type="float" office:value="0" calcext:value-type="float">
            <text:p>0</text:p>
          </table:table-cell>
          <table:table-cell office:value-type="float" office:value="0.00998835" calcext:value-type="float">
            <text:p>0.00998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796" calcext:value-type="float">
            <text:p>0.1887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2.005285" calcext:value-type="float">
            <text:p>2.005285</text:p>
          </table:table-cell>
          <table:table-cell office:value-type="float" office:value="136.9302" calcext:value-type="float">
            <text:p>136.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5914" calcext:value-type="float">
            <text:p>21.15914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56" calcext:value-type="float">
            <text:p>8.93156E-06</text:p>
          </table:table-cell>
          <table:table-cell office:value-type="float" office:value="1182.528" calcext:value-type="float">
            <text:p>1182.528</text:p>
          </table:table-cell>
          <table:table-cell office:value-type="float" office:value="1.683311" calcext:value-type="float">
            <text:p>1.683311</text:p>
          </table:table-cell>
          <table:table-cell office:value-type="float" office:value="0" calcext:value-type="float">
            <text:p>0</text:p>
          </table:table-cell>
          <table:table-cell office:value-type="float" office:value="0.00310987" calcext:value-type="float">
            <text:p>0.00310987</text:p>
          </table:table-cell>
          <table:table-cell office:value-type="float" office:value="0.06384642" calcext:value-type="float">
            <text:p>0.06384642</text:p>
          </table:table-cell>
          <table:table-cell office:value-type="float" office:value="0.1088703" calcext:value-type="float">
            <text:p>0.1088703</text:p>
          </table:table-cell>
          <table:table-cell office:value-type="float" office:value="0.03902421" calcext:value-type="float">
            <text:p>0.03902421</text:p>
          </table:table-cell>
          <table:table-cell office:value-type="float" office:value="0.03160964" calcext:value-type="float">
            <text:p>0.03160964</text:p>
          </table:table-cell>
          <table:table-cell office:value-type="float" office:value="0.02353493" calcext:value-type="float">
            <text:p>0.02353493</text:p>
          </table:table-cell>
          <table:table-cell office:value-type="float" office:value="0.02628212" calcext:value-type="float">
            <text:p>0.02628212</text:p>
          </table:table-cell>
          <table:table-cell office:value-type="float" office:value="0.0648688" calcext:value-type="float">
            <text:p>0.0648688</text:p>
          </table:table-cell>
          <table:table-cell office:value-type="float" office:value="0.1168536" calcext:value-type="float">
            <text:p>0.1168536</text:p>
          </table:table-cell>
          <table:table-cell office:value-type="float" office:value="0.115894" calcext:value-type="float">
            <text:p>0.115894</text:p>
          </table:table-cell>
          <table:table-cell office:value-type="float" office:value="0.1180528" calcext:value-type="float">
            <text:p>0.1180528</text:p>
          </table:table-cell>
          <table:table-cell office:value-type="float" office:value="0.1180713" calcext:value-type="float">
            <text:p>0.1180713</text:p>
          </table:table-cell>
          <table:table-cell office:value-type="float" office:value="0.1214075" calcext:value-type="float">
            <text:p>0.1214075</text:p>
          </table:table-cell>
          <table:table-cell office:value-type="float" office:value="0.1255929" calcext:value-type="float">
            <text:p>0.1255929</text:p>
          </table:table-cell>
          <table:table-cell office:value-type="float" office:value="0" calcext:value-type="float">
            <text:p>0</text:p>
          </table:table-cell>
          <table:table-cell office:value-type="float" office:value="7.937726" calcext:value-type="float">
            <text:p>7.937726</text:p>
          </table:table-cell>
          <table:table-cell office:value-type="float" office:value="9.769928" calcext:value-type="float">
            <text:p>9.769928</text:p>
          </table:table-cell>
          <table:table-cell office:value-type="float" office:value="16.39173" calcext:value-type="float">
            <text:p>16.39173</text:p>
          </table:table-cell>
          <table:table-cell office:value-type="float" office:value="4.309652" calcext:value-type="float">
            <text:p>4.309652</text:p>
          </table:table-cell>
          <table:table-cell office:value-type="float" office:value="3.428494" calcext:value-type="float">
            <text:p>3.428494</text:p>
          </table:table-cell>
          <table:table-cell office:value-type="float" office:value="1.844045" calcext:value-type="float">
            <text:p>1.844045</text:p>
          </table:table-cell>
          <table:table-cell office:value-type="float" office:value="1.580673" calcext:value-type="float">
            <text:p>1.580673</text:p>
          </table:table-cell>
          <table:table-cell office:value-type="float" office:value="3.474071" calcext:value-type="float">
            <text:p>3.474071</text:p>
          </table:table-cell>
          <table:table-cell office:value-type="float" office:value="5.256625" calcext:value-type="float">
            <text:p>5.256625</text:p>
          </table:table-cell>
          <table:table-cell office:value-type="float" office:value="5.262869" calcext:value-type="float">
            <text:p>5.262869</text:p>
          </table:table-cell>
          <table:table-cell office:value-type="float" office:value="5.516616" calcext:value-type="float">
            <text:p>5.516616</text:p>
          </table:table-cell>
          <table:table-cell office:value-type="float" office:value="5.531439" calcext:value-type="float">
            <text:p>5.531439</text:p>
          </table:table-cell>
          <table:table-cell office:value-type="float" office:value="5.852331" calcext:value-type="float">
            <text:p>5.852331</text:p>
          </table:table-cell>
          <table:table-cell office:value-type="float" office:value="6.254163" calcext:value-type="float">
            <text:p>6.254163</text:p>
          </table:table-cell>
          <table:table-cell office:value-type="float" office:value="0" calcext:value-type="float">
            <text:p>0</text:p>
          </table:table-cell>
          <table:table-cell office:value-type="float" office:value="0.009936537" calcext:value-type="float">
            <text:p>0.009936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5755" calcext:value-type="float">
            <text:p>0.190575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.996063" calcext:value-type="float">
            <text:p>1.996063</text:p>
          </table:table-cell>
          <table:table-cell office:value-type="float" office:value="136.9364" calcext:value-type="float">
            <text:p>136.9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8797" calcext:value-type="float">
            <text:p>21.18797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56" calcext:value-type="float">
            <text:p>8.93156E-06</text:p>
          </table:table-cell>
          <table:table-cell office:value-type="float" office:value="1182.501" calcext:value-type="float">
            <text:p>1182.501</text:p>
          </table:table-cell>
          <table:table-cell office:value-type="float" office:value="1.722849" calcext:value-type="float">
            <text:p>1.722849</text:p>
          </table:table-cell>
          <table:table-cell office:value-type="float" office:value="0" calcext:value-type="float">
            <text:p>0</text:p>
          </table:table-cell>
          <table:table-cell office:value-type="float" office:value="0.005849163" calcext:value-type="float">
            <text:p>0.005849163</text:p>
          </table:table-cell>
          <table:table-cell office:value-type="float" office:value="0.08255935" calcext:value-type="float">
            <text:p>0.08255935</text:p>
          </table:table-cell>
          <table:table-cell office:value-type="float" office:value="0.1177508" calcext:value-type="float">
            <text:p>0.1177508</text:p>
          </table:table-cell>
          <table:table-cell office:value-type="float" office:value="0.04055991" calcext:value-type="float">
            <text:p>0.04055991</text:p>
          </table:table-cell>
          <table:table-cell office:value-type="float" office:value="0.03267472" calcext:value-type="float">
            <text:p>0.03267472</text:p>
          </table:table-cell>
          <table:table-cell office:value-type="float" office:value="0.02347176" calcext:value-type="float">
            <text:p>0.02347176</text:p>
          </table:table-cell>
          <table:table-cell office:value-type="float" office:value="0.02616375" calcext:value-type="float">
            <text:p>0.02616375</text:p>
          </table:table-cell>
          <table:table-cell office:value-type="float" office:value="0.0647037" calcext:value-type="float">
            <text:p>0.0647037</text:p>
          </table:table-cell>
          <table:table-cell office:value-type="float" office:value="0.1169067" calcext:value-type="float">
            <text:p>0.1169067</text:p>
          </table:table-cell>
          <table:table-cell office:value-type="float" office:value="0.1159866" calcext:value-type="float">
            <text:p>0.1159866</text:p>
          </table:table-cell>
          <table:table-cell office:value-type="float" office:value="0.1181483" calcext:value-type="float">
            <text:p>0.1181483</text:p>
          </table:table-cell>
          <table:table-cell office:value-type="float" office:value="0.1181687" calcext:value-type="float">
            <text:p>0.1181687</text:p>
          </table:table-cell>
          <table:table-cell office:value-type="float" office:value="0.1215022" calcext:value-type="float">
            <text:p>0.1215022</text:p>
          </table:table-cell>
          <table:table-cell office:value-type="float" office:value="0.1256925" calcext:value-type="float">
            <text:p>0.1256925</text:p>
          </table:table-cell>
          <table:table-cell office:value-type="float" office:value="0" calcext:value-type="float">
            <text:p>0</text:p>
          </table:table-cell>
          <table:table-cell office:value-type="float" office:value="7.912084" calcext:value-type="float">
            <text:p>7.912084</text:p>
          </table:table-cell>
          <table:table-cell office:value-type="float" office:value="9.764194" calcext:value-type="float">
            <text:p>9.764194</text:p>
          </table:table-cell>
          <table:table-cell office:value-type="float" office:value="16.37534" calcext:value-type="float">
            <text:p>16.37534</text:p>
          </table:table-cell>
          <table:table-cell office:value-type="float" office:value="4.310775" calcext:value-type="float">
            <text:p>4.310775</text:p>
          </table:table-cell>
          <table:table-cell office:value-type="float" office:value="3.429621" calcext:value-type="float">
            <text:p>3.429621</text:p>
          </table:table-cell>
          <table:table-cell office:value-type="float" office:value="1.845767" calcext:value-type="float">
            <text:p>1.845767</text:p>
          </table:table-cell>
          <table:table-cell office:value-type="float" office:value="1.582947" calcext:value-type="float">
            <text:p>1.582947</text:p>
          </table:table-cell>
          <table:table-cell office:value-type="float" office:value="3.479497" calcext:value-type="float">
            <text:p>3.479497</text:p>
          </table:table-cell>
          <table:table-cell office:value-type="float" office:value="5.264852" calcext:value-type="float">
            <text:p>5.264852</text:p>
          </table:table-cell>
          <table:table-cell office:value-type="float" office:value="5.271204" calcext:value-type="float">
            <text:p>5.271204</text:p>
          </table:table-cell>
          <table:table-cell office:value-type="float" office:value="5.525327" calcext:value-type="float">
            <text:p>5.525327</text:p>
          </table:table-cell>
          <table:table-cell office:value-type="float" office:value="5.540198" calcext:value-type="float">
            <text:p>5.540198</text:p>
          </table:table-cell>
          <table:table-cell office:value-type="float" office:value="5.861131" calcext:value-type="float">
            <text:p>5.861131</text:p>
          </table:table-cell>
          <table:table-cell office:value-type="float" office:value="6.26343" calcext:value-type="float">
            <text:p>6.26343</text:p>
          </table:table-cell>
          <table:table-cell office:value-type="float" office:value="0" calcext:value-type="float">
            <text:p>0</text:p>
          </table:table-cell>
          <table:table-cell office:value-type="float" office:value="0.01010119" calcext:value-type="float">
            <text:p>0.0101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27567" calcext:value-type="float">
            <text:p>0.19275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.985664" calcext:value-type="float">
            <text:p>1.985664</text:p>
          </table:table-cell>
          <table:table-cell office:value-type="float" office:value="136.9432" calcext:value-type="float">
            <text:p>136.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174" calcext:value-type="float">
            <text:p>21.2174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589" calcext:value-type="float">
            <text:p>8.931589E-06</text:p>
          </table:table-cell>
          <table:table-cell office:value-type="float" office:value="1182.474" calcext:value-type="float">
            <text:p>1182.474</text:p>
          </table:table-cell>
          <table:table-cell office:value-type="float" office:value="1.756259" calcext:value-type="float">
            <text:p>1.756259</text:p>
          </table:table-cell>
          <table:table-cell office:value-type="float" office:value="0" calcext:value-type="float">
            <text:p>0</text:p>
          </table:table-cell>
          <table:table-cell office:value-type="float" office:value="0.005829575" calcext:value-type="float">
            <text:p>0.005829575</text:p>
          </table:table-cell>
          <table:table-cell office:value-type="float" office:value="0.09088111" calcext:value-type="float">
            <text:p>0.09088111</text:p>
          </table:table-cell>
          <table:table-cell office:value-type="float" office:value="0.1247827" calcext:value-type="float">
            <text:p>0.1247827</text:p>
          </table:table-cell>
          <table:table-cell office:value-type="float" office:value="0.04373641" calcext:value-type="float">
            <text:p>0.04373641</text:p>
          </table:table-cell>
          <table:table-cell office:value-type="float" office:value="0.03516575" calcext:value-type="float">
            <text:p>0.03516575</text:p>
          </table:table-cell>
          <table:table-cell office:value-type="float" office:value="0.0236269" calcext:value-type="float">
            <text:p>0.0236269</text:p>
          </table:table-cell>
          <table:table-cell office:value-type="float" office:value="0.02627656" calcext:value-type="float">
            <text:p>0.02627656</text:p>
          </table:table-cell>
          <table:table-cell office:value-type="float" office:value="0.06459504" calcext:value-type="float">
            <text:p>0.06459504</text:p>
          </table:table-cell>
          <table:table-cell office:value-type="float" office:value="0.1169403" calcext:value-type="float">
            <text:p>0.1169403</text:p>
          </table:table-cell>
          <table:table-cell office:value-type="float" office:value="0.1160763" calcext:value-type="float">
            <text:p>0.1160763</text:p>
          </table:table-cell>
          <table:table-cell office:value-type="float" office:value="0.1182432" calcext:value-type="float">
            <text:p>0.1182432</text:p>
          </table:table-cell>
          <table:table-cell office:value-type="float" office:value="0.1182632" calcext:value-type="float">
            <text:p>0.1182632</text:p>
          </table:table-cell>
          <table:table-cell office:value-type="float" office:value="0.1215965" calcext:value-type="float">
            <text:p>0.1215965</text:p>
          </table:table-cell>
          <table:table-cell office:value-type="float" office:value="0.1257918" calcext:value-type="float">
            <text:p>0.1257918</text:p>
          </table:table-cell>
          <table:table-cell office:value-type="float" office:value="0" calcext:value-type="float">
            <text:p>0</text:p>
          </table:table-cell>
          <table:table-cell office:value-type="float" office:value="7.888625" calcext:value-type="float">
            <text:p>7.888625</text:p>
          </table:table-cell>
          <table:table-cell office:value-type="float" office:value="9.763927" calcext:value-type="float">
            <text:p>9.763927</text:p>
          </table:table-cell>
          <table:table-cell office:value-type="float" office:value="16.36421" calcext:value-type="float">
            <text:p>16.36421</text:p>
          </table:table-cell>
          <table:table-cell office:value-type="float" office:value="4.313549" calcext:value-type="float">
            <text:p>4.313549</text:p>
          </table:table-cell>
          <table:table-cell office:value-type="float" office:value="3.431831" calcext:value-type="float">
            <text:p>3.431831</text:p>
          </table:table-cell>
          <table:table-cell office:value-type="float" office:value="1.847659" calcext:value-type="float">
            <text:p>1.847659</text:p>
          </table:table-cell>
          <table:table-cell office:value-type="float" office:value="1.585368" calcext:value-type="float">
            <text:p>1.585368</text:p>
          </table:table-cell>
          <table:table-cell office:value-type="float" office:value="3.48491" calcext:value-type="float">
            <text:p>3.48491</text:p>
          </table:table-cell>
          <table:table-cell office:value-type="float" office:value="5.273055" calcext:value-type="float">
            <text:p>5.273055</text:p>
          </table:table-cell>
          <table:table-cell office:value-type="float" office:value="5.279519" calcext:value-type="float">
            <text:p>5.279519</text:p>
          </table:table-cell>
          <table:table-cell office:value-type="float" office:value="5.534038" calcext:value-type="float">
            <text:p>5.534038</text:p>
          </table:table-cell>
          <table:table-cell office:value-type="float" office:value="5.548942" calcext:value-type="float">
            <text:p>5.548942</text:p>
          </table:table-cell>
          <table:table-cell office:value-type="float" office:value="5.86993" calcext:value-type="float">
            <text:p>5.86993</text:p>
          </table:table-cell>
          <table:table-cell office:value-type="float" office:value="6.272678" calcext:value-type="float">
            <text:p>6.272678</text:p>
          </table:table-cell>
          <table:table-cell office:value-type="float" office:value="0" calcext:value-type="float">
            <text:p>0</text:p>
          </table:table-cell>
          <table:table-cell office:value-type="float" office:value="0.009507639" calcext:value-type="float">
            <text:p>0.009507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5223" calcext:value-type="float">
            <text:p>0.19552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.979845" calcext:value-type="float">
            <text:p>1.979845</text:p>
          </table:table-cell>
          <table:table-cell office:value-type="float" office:value="136.9457" calcext:value-type="float">
            <text:p>136.9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4697" calcext:value-type="float">
            <text:p>21.24697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698" calcext:value-type="float">
            <text:p>8.931698E-06</text:p>
          </table:table-cell>
          <table:table-cell office:value-type="float" office:value="1182.447" calcext:value-type="float">
            <text:p>1182.447</text:p>
          </table:table-cell>
          <table:table-cell office:value-type="float" office:value="1.771003" calcext:value-type="float">
            <text:p>1.771003</text:p>
          </table:table-cell>
          <table:table-cell office:value-type="float" office:value="0" calcext:value-type="float">
            <text:p>0</text:p>
          </table:table-cell>
          <table:table-cell office:value-type="float" office:value="0.00327115" calcext:value-type="float">
            <text:p>0.00327115</text:p>
          </table:table-cell>
          <table:table-cell office:value-type="float" office:value="0.07117532" calcext:value-type="float">
            <text:p>0.07117532</text:p>
          </table:table-cell>
          <table:table-cell office:value-type="float" office:value="0.1209826" calcext:value-type="float">
            <text:p>0.1209826</text:p>
          </table:table-cell>
          <table:table-cell office:value-type="float" office:value="0.04557315" calcext:value-type="float">
            <text:p>0.04557315</text:p>
          </table:table-cell>
          <table:table-cell office:value-type="float" office:value="0.03559615" calcext:value-type="float">
            <text:p>0.03559615</text:p>
          </table:table-cell>
          <table:table-cell office:value-type="float" office:value="0.02363486" calcext:value-type="float">
            <text:p>0.02363486</text:p>
          </table:table-cell>
          <table:table-cell office:value-type="float" office:value="0.02644645" calcext:value-type="float">
            <text:p>0.02644645</text:p>
          </table:table-cell>
          <table:table-cell office:value-type="float" office:value="0.06467711" calcext:value-type="float">
            <text:p>0.06467711</text:p>
          </table:table-cell>
          <table:table-cell office:value-type="float" office:value="0.1169849" calcext:value-type="float">
            <text:p>0.1169849</text:p>
          </table:table-cell>
          <table:table-cell office:value-type="float" office:value="0.1161667" calcext:value-type="float">
            <text:p>0.1161667</text:p>
          </table:table-cell>
          <table:table-cell office:value-type="float" office:value="0.1183378" calcext:value-type="float">
            <text:p>0.1183378</text:p>
          </table:table-cell>
          <table:table-cell office:value-type="float" office:value="0.1183553" calcext:value-type="float">
            <text:p>0.1183553</text:p>
          </table:table-cell>
          <table:table-cell office:value-type="float" office:value="0.1216909" calcext:value-type="float">
            <text:p>0.1216909</text:p>
          </table:table-cell>
          <table:table-cell office:value-type="float" office:value="0.1258911" calcext:value-type="float">
            <text:p>0.1258911</text:p>
          </table:table-cell>
          <table:table-cell office:value-type="float" office:value="0" calcext:value-type="float">
            <text:p>0</text:p>
          </table:table-cell>
          <table:table-cell office:value-type="float" office:value="7.865039" calcext:value-type="float">
            <text:p>7.865039</text:p>
          </table:table-cell>
          <table:table-cell office:value-type="float" office:value="9.763476" calcext:value-type="float">
            <text:p>9.763476</text:p>
          </table:table-cell>
          <table:table-cell office:value-type="float" office:value="16.35535" calcext:value-type="float">
            <text:p>16.35535</text:p>
          </table:table-cell>
          <table:table-cell office:value-type="float" office:value="4.316604" calcext:value-type="float">
            <text:p>4.316604</text:p>
          </table:table-cell>
          <table:table-cell office:value-type="float" office:value="3.434605" calcext:value-type="float">
            <text:p>3.434605</text:p>
          </table:table-cell>
          <table:table-cell office:value-type="float" office:value="1.849552" calcext:value-type="float">
            <text:p>1.849552</text:p>
          </table:table-cell>
          <table:table-cell office:value-type="float" office:value="1.5879" calcext:value-type="float">
            <text:p>1.5879</text:p>
          </table:table-cell>
          <table:table-cell office:value-type="float" office:value="3.490371" calcext:value-type="float">
            <text:p>3.490371</text:p>
          </table:table-cell>
          <table:table-cell office:value-type="float" office:value="5.281251" calcext:value-type="float">
            <text:p>5.281251</text:p>
          </table:table-cell>
          <table:table-cell office:value-type="float" office:value="5.287833" calcext:value-type="float">
            <text:p>5.287833</text:p>
          </table:table-cell>
          <table:table-cell office:value-type="float" office:value="5.542748" calcext:value-type="float">
            <text:p>5.542748</text:p>
          </table:table-cell>
          <table:table-cell office:value-type="float" office:value="5.557663" calcext:value-type="float">
            <text:p>5.557663</text:p>
          </table:table-cell>
          <table:table-cell office:value-type="float" office:value="5.878696" calcext:value-type="float">
            <text:p>5.878696</text:p>
          </table:table-cell>
          <table:table-cell office:value-type="float" office:value="6.281948" calcext:value-type="float">
            <text:p>6.281948</text:p>
          </table:table-cell>
          <table:table-cell office:value-type="float" office:value="0" calcext:value-type="float">
            <text:p>0</text:p>
          </table:table-cell>
          <table:table-cell office:value-type="float" office:value="0.009630069" calcext:value-type="float">
            <text:p>0.009630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9953" calcext:value-type="float">
            <text:p>0.19799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.969249" calcext:value-type="float">
            <text:p>1.969249</text:p>
          </table:table-cell>
          <table:table-cell office:value-type="float" office:value="136.9528" calcext:value-type="float">
            <text:p>136.9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7646" calcext:value-type="float">
            <text:p>21.27646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698" calcext:value-type="float">
            <text:p>8.931698E-06</text:p>
          </table:table-cell>
          <table:table-cell office:value-type="float" office:value="1182.42" calcext:value-type="float">
            <text:p>1182.42</text:p>
          </table:table-cell>
          <table:table-cell office:value-type="float" office:value="1.798286" calcext:value-type="float">
            <text:p>1.798286</text:p>
          </table:table-cell>
          <table:table-cell office:value-type="float" office:value="0" calcext:value-type="float">
            <text:p>0</text:p>
          </table:table-cell>
          <table:table-cell office:value-type="float" office:value="0.01293207" calcext:value-type="float">
            <text:p>0.01293207</text:p>
          </table:table-cell>
          <table:table-cell office:value-type="float" office:value="0.09269571" calcext:value-type="float">
            <text:p>0.09269571</text:p>
          </table:table-cell>
          <table:table-cell office:value-type="float" office:value="0.1244665" calcext:value-type="float">
            <text:p>0.1244665</text:p>
          </table:table-cell>
          <table:table-cell office:value-type="float" office:value="0.04447586" calcext:value-type="float">
            <text:p>0.04447586</text:p>
          </table:table-cell>
          <table:table-cell office:value-type="float" office:value="0.03587665" calcext:value-type="float">
            <text:p>0.03587665</text:p>
          </table:table-cell>
          <table:table-cell office:value-type="float" office:value="0.0233664" calcext:value-type="float">
            <text:p>0.0233664</text:p>
          </table:table-cell>
          <table:table-cell office:value-type="float" office:value="0.02632194" calcext:value-type="float">
            <text:p>0.02632194</text:p>
          </table:table-cell>
          <table:table-cell office:value-type="float" office:value="0.06475642" calcext:value-type="float">
            <text:p>0.06475642</text:p>
          </table:table-cell>
          <table:table-cell office:value-type="float" office:value="0.11705" calcext:value-type="float">
            <text:p>0.11705</text:p>
          </table:table-cell>
          <table:table-cell office:value-type="float" office:value="0.1162594" calcext:value-type="float">
            <text:p>0.1162594</text:p>
          </table:table-cell>
          <table:table-cell office:value-type="float" office:value="0.1184323" calcext:value-type="float">
            <text:p>0.1184323</text:p>
          </table:table-cell>
          <table:table-cell office:value-type="float" office:value="0.1184533" calcext:value-type="float">
            <text:p>0.1184533</text:p>
          </table:table-cell>
          <table:table-cell office:value-type="float" office:value="0.1217847" calcext:value-type="float">
            <text:p>0.1217847</text:p>
          </table:table-cell>
          <table:table-cell office:value-type="float" office:value="0.1259904" calcext:value-type="float">
            <text:p>0.1259904</text:p>
          </table:table-cell>
          <table:table-cell office:value-type="float" office:value="0" calcext:value-type="float">
            <text:p>0</text:p>
          </table:table-cell>
          <table:table-cell office:value-type="float" office:value="7.843701" calcext:value-type="float">
            <text:p>7.843701</text:p>
          </table:table-cell>
          <table:table-cell office:value-type="float" office:value="9.761506" calcext:value-type="float">
            <text:p>9.761506</text:p>
          </table:table-cell>
          <table:table-cell office:value-type="float" office:value="16.34534" calcext:value-type="float">
            <text:p>16.34534</text:p>
          </table:table-cell>
          <table:table-cell office:value-type="float" office:value="4.319905" calcext:value-type="float">
            <text:p>4.319905</text:p>
          </table:table-cell>
          <table:table-cell office:value-type="float" office:value="3.43724" calcext:value-type="float">
            <text:p>3.43724</text:p>
          </table:table-cell>
          <table:table-cell office:value-type="float" office:value="1.851364" calcext:value-type="float">
            <text:p>1.851364</text:p>
          </table:table-cell>
          <table:table-cell office:value-type="float" office:value="1.590423" calcext:value-type="float">
            <text:p>1.590423</text:p>
          </table:table-cell>
          <table:table-cell office:value-type="float" office:value="3.495884" calcext:value-type="float">
            <text:p>3.495884</text:p>
          </table:table-cell>
          <table:table-cell office:value-type="float" office:value="5.289478" calcext:value-type="float">
            <text:p>5.289478</text:p>
          </table:table-cell>
          <table:table-cell office:value-type="float" office:value="5.296147" calcext:value-type="float">
            <text:p>5.296147</text:p>
          </table:table-cell>
          <table:table-cell office:value-type="float" office:value="5.551446" calcext:value-type="float">
            <text:p>5.551446</text:p>
          </table:table-cell>
          <table:table-cell office:value-type="float" office:value="5.566388" calcext:value-type="float">
            <text:p>5.566388</text:p>
          </table:table-cell>
          <table:table-cell office:value-type="float" office:value="5.887457" calcext:value-type="float">
            <text:p>5.887457</text:p>
          </table:table-cell>
          <table:table-cell office:value-type="float" office:value="6.29118" calcext:value-type="float">
            <text:p>6.29118</text:p>
          </table:table-cell>
          <table:table-cell office:value-type="float" office:value="0" calcext:value-type="float">
            <text:p>0</text:p>
          </table:table-cell>
          <table:table-cell office:value-type="float" office:value="0.009216958" calcext:value-type="float">
            <text:p>0.00921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6908" calcext:value-type="float">
            <text:p>0.20069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.958287" calcext:value-type="float">
            <text:p>1.958287</text:p>
          </table:table-cell>
          <table:table-cell office:value-type="float" office:value="136.9595" calcext:value-type="float">
            <text:p>136.9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0635" calcext:value-type="float">
            <text:p>21.30635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698" calcext:value-type="float">
            <text:p>8.931698E-06</text:p>
          </table:table-cell>
          <table:table-cell office:value-type="float" office:value="1182.393" calcext:value-type="float">
            <text:p>1182.393</text:p>
          </table:table-cell>
          <table:table-cell office:value-type="float" office:value="1.819402" calcext:value-type="float">
            <text:p>1.819402</text:p>
          </table:table-cell>
          <table:table-cell office:value-type="float" office:value="0" calcext:value-type="float">
            <text:p>0</text:p>
          </table:table-cell>
          <table:table-cell office:value-type="float" office:value="0.02605877" calcext:value-type="float">
            <text:p>0.02605877</text:p>
          </table:table-cell>
          <table:table-cell office:value-type="float" office:value="0.1038959" calcext:value-type="float">
            <text:p>0.1038959</text:p>
          </table:table-cell>
          <table:table-cell office:value-type="float" office:value="0.1301233" calcext:value-type="float">
            <text:p>0.1301233</text:p>
          </table:table-cell>
          <table:table-cell office:value-type="float" office:value="0.04642815" calcext:value-type="float">
            <text:p>0.04642815</text:p>
          </table:table-cell>
          <table:table-cell office:value-type="float" office:value="0.03770671" calcext:value-type="float">
            <text:p>0.03770671</text:p>
          </table:table-cell>
          <table:table-cell office:value-type="float" office:value="0.02373995" calcext:value-type="float">
            <text:p>0.02373995</text:p>
          </table:table-cell>
          <table:table-cell office:value-type="float" office:value="0.02650457" calcext:value-type="float">
            <text:p>0.02650457</text:p>
          </table:table-cell>
          <table:table-cell office:value-type="float" office:value="0.06487026" calcext:value-type="float">
            <text:p>0.06487026</text:p>
          </table:table-cell>
          <table:table-cell office:value-type="float" office:value="0.1170956" calcext:value-type="float">
            <text:p>0.1170956</text:p>
          </table:table-cell>
          <table:table-cell office:value-type="float" office:value="0.1163528" calcext:value-type="float">
            <text:p>0.1163528</text:p>
          </table:table-cell>
          <table:table-cell office:value-type="float" office:value="0.1185267" calcext:value-type="float">
            <text:p>0.1185267</text:p>
          </table:table-cell>
          <table:table-cell office:value-type="float" office:value="0.1185494" calcext:value-type="float">
            <text:p>0.1185494</text:p>
          </table:table-cell>
          <table:table-cell office:value-type="float" office:value="0.1218785" calcext:value-type="float">
            <text:p>0.1218785</text:p>
          </table:table-cell>
          <table:table-cell office:value-type="float" office:value="0.1260896" calcext:value-type="float">
            <text:p>0.1260896</text:p>
          </table:table-cell>
          <table:table-cell office:value-type="float" office:value="0" calcext:value-type="float">
            <text:p>0</text:p>
          </table:table-cell>
          <table:table-cell office:value-type="float" office:value="7.830313" calcext:value-type="float">
            <text:p>7.830313</text:p>
          </table:table-cell>
          <table:table-cell office:value-type="float" office:value="9.765318" calcext:value-type="float">
            <text:p>9.765318</text:p>
          </table:table-cell>
          <table:table-cell office:value-type="float" office:value="16.33756" calcext:value-type="float">
            <text:p>16.33756</text:p>
          </table:table-cell>
          <table:table-cell office:value-type="float" office:value="4.323113" calcext:value-type="float">
            <text:p>4.323113</text:p>
          </table:table-cell>
          <table:table-cell office:value-type="float" office:value="3.440213" calcext:value-type="float">
            <text:p>3.440213</text:p>
          </table:table-cell>
          <table:table-cell office:value-type="float" office:value="1.853156" calcext:value-type="float">
            <text:p>1.853156</text:p>
          </table:table-cell>
          <table:table-cell office:value-type="float" office:value="1.592938" calcext:value-type="float">
            <text:p>1.592938</text:p>
          </table:table-cell>
          <table:table-cell office:value-type="float" office:value="3.501432" calcext:value-type="float">
            <text:p>3.501432</text:p>
          </table:table-cell>
          <table:table-cell office:value-type="float" office:value="5.297706" calcext:value-type="float">
            <text:p>5.297706</text:p>
          </table:table-cell>
          <table:table-cell office:value-type="float" office:value="5.304463" calcext:value-type="float">
            <text:p>5.304463</text:p>
          </table:table-cell>
          <table:table-cell office:value-type="float" office:value="5.560101" calcext:value-type="float">
            <text:p>5.560101</text:p>
          </table:table-cell>
          <table:table-cell office:value-type="float" office:value="5.575108" calcext:value-type="float">
            <text:p>5.575108</text:p>
          </table:table-cell>
          <table:table-cell office:value-type="float" office:value="5.896218" calcext:value-type="float">
            <text:p>5.896218</text:p>
          </table:table-cell>
          <table:table-cell office:value-type="float" office:value="6.300389" calcext:value-type="float">
            <text:p>6.300389</text:p>
          </table:table-cell>
          <table:table-cell office:value-type="float" office:value="0" calcext:value-type="float">
            <text:p>0</text:p>
          </table:table-cell>
          <table:table-cell office:value-type="float" office:value="0.005787422" calcext:value-type="float">
            <text:p>0.005787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0128" calcext:value-type="float">
            <text:p>0.2040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.951308" calcext:value-type="float">
            <text:p>1.951308</text:p>
          </table:table-cell>
          <table:table-cell office:value-type="float" office:value="136.9619" calcext:value-type="float">
            <text:p>136.9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3661" calcext:value-type="float">
            <text:p>21.33661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698" calcext:value-type="float">
            <text:p>8.931698E-06</text:p>
          </table:table-cell>
          <table:table-cell office:value-type="float" office:value="1182.366" calcext:value-type="float">
            <text:p>1182.366</text:p>
          </table:table-cell>
          <table:table-cell office:value-type="float" office:value="1.826088" calcext:value-type="float">
            <text:p>1.826088</text:p>
          </table:table-cell>
          <table:table-cell office:value-type="float" office:value="0" calcext:value-type="float">
            <text:p>0</text:p>
          </table:table-cell>
          <table:table-cell office:value-type="float" office:value="0.03221666" calcext:value-type="float">
            <text:p>0.03221666</text:p>
          </table:table-cell>
          <table:table-cell office:value-type="float" office:value="0.108367" calcext:value-type="float">
            <text:p>0.108367</text:p>
          </table:table-cell>
          <table:table-cell office:value-type="float" office:value="0.1334423" calcext:value-type="float">
            <text:p>0.1334423</text:p>
          </table:table-cell>
          <table:table-cell office:value-type="float" office:value="0.04826771" calcext:value-type="float">
            <text:p>0.04826771</text:p>
          </table:table-cell>
          <table:table-cell office:value-type="float" office:value="0.03935364" calcext:value-type="float">
            <text:p>0.03935364</text:p>
          </table:table-cell>
          <table:table-cell office:value-type="float" office:value="0.02429852" calcext:value-type="float">
            <text:p>0.02429852</text:p>
          </table:table-cell>
          <table:table-cell office:value-type="float" office:value="0.02675791" calcext:value-type="float">
            <text:p>0.02675791</text:p>
          </table:table-cell>
          <table:table-cell office:value-type="float" office:value="0.06510068" calcext:value-type="float">
            <text:p>0.06510068</text:p>
          </table:table-cell>
          <table:table-cell office:value-type="float" office:value="0.1171948" calcext:value-type="float">
            <text:p>0.1171948</text:p>
          </table:table-cell>
          <table:table-cell office:value-type="float" office:value="0.1164471" calcext:value-type="float">
            <text:p>0.1164471</text:p>
          </table:table-cell>
          <table:table-cell office:value-type="float" office:value="0.1186211" calcext:value-type="float">
            <text:p>0.1186211</text:p>
          </table:table-cell>
          <table:table-cell office:value-type="float" office:value="0.1186441" calcext:value-type="float">
            <text:p>0.1186441</text:p>
          </table:table-cell>
          <table:table-cell office:value-type="float" office:value="0.1219722" calcext:value-type="float">
            <text:p>0.1219722</text:p>
          </table:table-cell>
          <table:table-cell office:value-type="float" office:value="0.1261888" calcext:value-type="float">
            <text:p>0.1261888</text:p>
          </table:table-cell>
          <table:table-cell office:value-type="float" office:value="0" calcext:value-type="float">
            <text:p>0</text:p>
          </table:table-cell>
          <table:table-cell office:value-type="float" office:value="7.824395" calcext:value-type="float">
            <text:p>7.824395</text:p>
          </table:table-cell>
          <table:table-cell office:value-type="float" office:value="9.771666" calcext:value-type="float">
            <text:p>9.771666</text:p>
          </table:table-cell>
          <table:table-cell office:value-type="float" office:value="16.33196" calcext:value-type="float">
            <text:p>16.33196</text:p>
          </table:table-cell>
          <table:table-cell office:value-type="float" office:value="4.327117" calcext:value-type="float">
            <text:p>4.327117</text:p>
          </table:table-cell>
          <table:table-cell office:value-type="float" office:value="3.443889" calcext:value-type="float">
            <text:p>3.443889</text:p>
          </table:table-cell>
          <table:table-cell office:value-type="float" office:value="1.85505" calcext:value-type="float">
            <text:p>1.85505</text:p>
          </table:table-cell>
          <table:table-cell office:value-type="float" office:value="1.595469" calcext:value-type="float">
            <text:p>1.595469</text:p>
          </table:table-cell>
          <table:table-cell office:value-type="float" office:value="3.50702" calcext:value-type="float">
            <text:p>3.50702</text:p>
          </table:table-cell>
          <table:table-cell office:value-type="float" office:value="5.305945" calcext:value-type="float">
            <text:p>5.305945</text:p>
          </table:table-cell>
          <table:table-cell office:value-type="float" office:value="5.312778" calcext:value-type="float">
            <text:p>5.312778</text:p>
          </table:table-cell>
          <table:table-cell office:value-type="float" office:value="5.568755" calcext:value-type="float">
            <text:p>5.568755</text:p>
          </table:table-cell>
          <table:table-cell office:value-type="float" office:value="5.583808" calcext:value-type="float">
            <text:p>5.583808</text:p>
          </table:table-cell>
          <table:table-cell office:value-type="float" office:value="5.904956" calcext:value-type="float">
            <text:p>5.904956</text:p>
          </table:table-cell>
          <table:table-cell office:value-type="float" office:value="6.30962" calcext:value-type="float">
            <text:p>6.30962</text:p>
          </table:table-cell>
          <table:table-cell office:value-type="float" office:value="0" calcext:value-type="float">
            <text:p>0</text:p>
          </table:table-cell>
          <table:table-cell office:value-type="float" office:value="0.002437426" calcext:value-type="float">
            <text:p>0.00243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6958" calcext:value-type="float">
            <text:p>0.20769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.896449" calcext:value-type="float">
            <text:p>1.896449</text:p>
          </table:table-cell>
          <table:table-cell office:value-type="float" office:value="136.9711" calcext:value-type="float">
            <text:p>136.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674" calcext:value-type="float">
            <text:p>21.3674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698" calcext:value-type="float">
            <text:p>8.931698E-06</text:p>
          </table:table-cell>
          <table:table-cell office:value-type="float" office:value="1182.35" calcext:value-type="float">
            <text:p>1182.35</text:p>
          </table:table-cell>
          <table:table-cell office:value-type="float" office:value="1.735828" calcext:value-type="float">
            <text:p>1.735828</text:p>
          </table:table-cell>
          <table:table-cell office:value-type="float" office:value="0" calcext:value-type="float">
            <text:p>0</text:p>
          </table:table-cell>
          <table:table-cell office:value-type="float" office:value="0.3932965" calcext:value-type="float">
            <text:p>0.3932965</text:p>
          </table:table-cell>
          <table:table-cell office:value-type="float" office:value="0.1262972" calcext:value-type="float">
            <text:p>0.1262972</text:p>
          </table:table-cell>
          <table:table-cell office:value-type="float" office:value="0.1409912" calcext:value-type="float">
            <text:p>0.1409912</text:p>
          </table:table-cell>
          <table:table-cell office:value-type="float" office:value="0.05147762" calcext:value-type="float">
            <text:p>0.05147762</text:p>
          </table:table-cell>
          <table:table-cell office:value-type="float" office:value="0.04193664" calcext:value-type="float">
            <text:p>0.04193664</text:p>
          </table:table-cell>
          <table:table-cell office:value-type="float" office:value="0.02493238" calcext:value-type="float">
            <text:p>0.02493238</text:p>
          </table:table-cell>
          <table:table-cell office:value-type="float" office:value="0.02700358" calcext:value-type="float">
            <text:p>0.02700358</text:p>
          </table:table-cell>
          <table:table-cell office:value-type="float" office:value="0.0653243" calcext:value-type="float">
            <text:p>0.0653243</text:p>
          </table:table-cell>
          <table:table-cell office:value-type="float" office:value="0.1173282" calcext:value-type="float">
            <text:p>0.1173282</text:p>
          </table:table-cell>
          <table:table-cell office:value-type="float" office:value="0.1165429" calcext:value-type="float">
            <text:p>0.1165429</text:p>
          </table:table-cell>
          <table:table-cell office:value-type="float" office:value="0.1187155" calcext:value-type="float">
            <text:p>0.1187155</text:p>
          </table:table-cell>
          <table:table-cell office:value-type="float" office:value="0.1187488" calcext:value-type="float">
            <text:p>0.1187488</text:p>
          </table:table-cell>
          <table:table-cell office:value-type="float" office:value="0.1220656" calcext:value-type="float">
            <text:p>0.1220656</text:p>
          </table:table-cell>
          <table:table-cell office:value-type="float" office:value="0.1262879" calcext:value-type="float">
            <text:p>0.1262879</text:p>
          </table:table-cell>
          <table:table-cell office:value-type="float" office:value="0" calcext:value-type="float">
            <text:p>0</text:p>
          </table:table-cell>
          <table:table-cell office:value-type="float" office:value="7.846631" calcext:value-type="float">
            <text:p>7.846631</text:p>
          </table:table-cell>
          <table:table-cell office:value-type="float" office:value="9.77996" calcext:value-type="float">
            <text:p>9.77996</text:p>
          </table:table-cell>
          <table:table-cell office:value-type="float" office:value="16.32827" calcext:value-type="float">
            <text:p>16.32827</text:p>
          </table:table-cell>
          <table:table-cell office:value-type="float" office:value="4.331882" calcext:value-type="float">
            <text:p>4.331882</text:p>
          </table:table-cell>
          <table:table-cell office:value-type="float" office:value="3.448211" calcext:value-type="float">
            <text:p>3.448211</text:p>
          </table:table-cell>
          <table:table-cell office:value-type="float" office:value="1.857042" calcext:value-type="float">
            <text:p>1.857042</text:p>
          </table:table-cell>
          <table:table-cell office:value-type="float" office:value="1.59802" calcext:value-type="float">
            <text:p>1.59802</text:p>
          </table:table-cell>
          <table:table-cell office:value-type="float" office:value="3.512644" calcext:value-type="float">
            <text:p>3.512644</text:p>
          </table:table-cell>
          <table:table-cell office:value-type="float" office:value="5.314218" calcext:value-type="float">
            <text:p>5.314218</text:p>
          </table:table-cell>
          <table:table-cell office:value-type="float" office:value="5.321092" calcext:value-type="float">
            <text:p>5.321092</text:p>
          </table:table-cell>
          <table:table-cell office:value-type="float" office:value="5.577409" calcext:value-type="float">
            <text:p>5.577409</text:p>
          </table:table-cell>
          <table:table-cell office:value-type="float" office:value="5.592491" calcext:value-type="float">
            <text:p>5.592491</text:p>
          </table:table-cell>
          <table:table-cell office:value-type="float" office:value="5.913678" calcext:value-type="float">
            <text:p>5.913678</text:p>
          </table:table-cell>
          <table:table-cell office:value-type="float" office:value="6.318814" calcext:value-type="float">
            <text:p>6.318814</text:p>
          </table:table-cell>
          <table:table-cell office:value-type="float" office:value="0" calcext:value-type="float">
            <text:p>0</text:p>
          </table:table-cell>
          <table:table-cell office:value-type="float" office:value="32.54285" calcext:value-type="float">
            <text:p>32.5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4399" calcext:value-type="float">
            <text:p>0.25243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.906784" calcext:value-type="float">
            <text:p>1.906784</text:p>
          </table:table-cell>
          <table:table-cell office:value-type="float" office:value="136.9773" calcext:value-type="float">
            <text:p>136.9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007" calcext:value-type="float">
            <text:p>21.4007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826" calcext:value-type="float">
            <text:p>8.931826E-06</text:p>
          </table:table-cell>
          <table:table-cell office:value-type="float" office:value="1182.328" calcext:value-type="float">
            <text:p>1182.328</text:p>
          </table:table-cell>
          <table:table-cell office:value-type="float" office:value="1.793242" calcext:value-type="float">
            <text:p>1.793242</text:p>
          </table:table-cell>
          <table:table-cell office:value-type="float" office:value="0" calcext:value-type="float">
            <text:p>0</text:p>
          </table:table-cell>
          <table:table-cell office:value-type="float" office:value="0.09848831" calcext:value-type="float">
            <text:p>0.09848831</text:p>
          </table:table-cell>
          <table:table-cell office:value-type="float" office:value="0.1434761" calcext:value-type="float">
            <text:p>0.1434761</text:p>
          </table:table-cell>
          <table:table-cell office:value-type="float" office:value="0.1471782" calcext:value-type="float">
            <text:p>0.1471782</text:p>
          </table:table-cell>
          <table:table-cell office:value-type="float" office:value="0.05549298" calcext:value-type="float">
            <text:p>0.05549298</text:p>
          </table:table-cell>
          <table:table-cell office:value-type="float" office:value="0.04519865" calcext:value-type="float">
            <text:p>0.04519865</text:p>
          </table:table-cell>
          <table:table-cell office:value-type="float" office:value="0.02588626" calcext:value-type="float">
            <text:p>0.02588626</text:p>
          </table:table-cell>
          <table:table-cell office:value-type="float" office:value="0.02740324" calcext:value-type="float">
            <text:p>0.02740324</text:p>
          </table:table-cell>
          <table:table-cell office:value-type="float" office:value="0.06558834" calcext:value-type="float">
            <text:p>0.06558834</text:p>
          </table:table-cell>
          <table:table-cell office:value-type="float" office:value="0.1174833" calcext:value-type="float">
            <text:p>0.1174833</text:p>
          </table:table-cell>
          <table:table-cell office:value-type="float" office:value="0.1166407" calcext:value-type="float">
            <text:p>0.1166407</text:p>
          </table:table-cell>
          <table:table-cell office:value-type="float" office:value="0.1188102" calcext:value-type="float">
            <text:p>0.1188102</text:p>
          </table:table-cell>
          <table:table-cell office:value-type="float" office:value="0.1188462" calcext:value-type="float">
            <text:p>0.1188462</text:p>
          </table:table-cell>
          <table:table-cell office:value-type="float" office:value="0.1221592" calcext:value-type="float">
            <text:p>0.1221592</text:p>
          </table:table-cell>
          <table:table-cell office:value-type="float" office:value="0.1263867" calcext:value-type="float">
            <text:p>0.1263867</text:p>
          </table:table-cell>
          <table:table-cell office:value-type="float" office:value="0" calcext:value-type="float">
            <text:p>0</text:p>
          </table:table-cell>
          <table:table-cell office:value-type="float" office:value="8.062268" calcext:value-type="float">
            <text:p>8.062268</text:p>
          </table:table-cell>
          <table:table-cell office:value-type="float" office:value="9.794109" calcext:value-type="float">
            <text:p>9.794109</text:p>
          </table:table-cell>
          <table:table-cell office:value-type="float" office:value="16.32762" calcext:value-type="float">
            <text:p>16.32762</text:p>
          </table:table-cell>
          <table:table-cell office:value-type="float" office:value="4.338147" calcext:value-type="float">
            <text:p>4.338147</text:p>
          </table:table-cell>
          <table:table-cell office:value-type="float" office:value="3.453767" calcext:value-type="float">
            <text:p>3.453767</text:p>
          </table:table-cell>
          <table:table-cell office:value-type="float" office:value="1.859225" calcext:value-type="float">
            <text:p>1.859225</text:p>
          </table:table-cell>
          <table:table-cell office:value-type="float" office:value="1.600619" calcext:value-type="float">
            <text:p>1.600619</text:p>
          </table:table-cell>
          <table:table-cell office:value-type="float" office:value="3.518303" calcext:value-type="float">
            <text:p>3.518303</text:p>
          </table:table-cell>
          <table:table-cell office:value-type="float" office:value="5.322508" calcext:value-type="float">
            <text:p>5.322508</text:p>
          </table:table-cell>
          <table:table-cell office:value-type="float" office:value="5.329408" calcext:value-type="float">
            <text:p>5.329408</text:p>
          </table:table-cell>
          <table:table-cell office:value-type="float" office:value="5.586063" calcext:value-type="float">
            <text:p>5.586063</text:p>
          </table:table-cell>
          <table:table-cell office:value-type="float" office:value="5.601174" calcext:value-type="float">
            <text:p>5.601174</text:p>
          </table:table-cell>
          <table:table-cell office:value-type="float" office:value="5.9224" calcext:value-type="float">
            <text:p>5.9224</text:p>
          </table:table-cell>
          <table:table-cell office:value-type="float" office:value="6.328002" calcext:value-type="float">
            <text:p>6.328002</text:p>
          </table:table-cell>
          <table:table-cell office:value-type="float" office:value="0" calcext:value-type="float">
            <text:p>0</text:p>
          </table:table-cell>
          <table:table-cell office:value-type="float" office:value="0.007907026" calcext:value-type="float">
            <text:p>0.00790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9333" calcext:value-type="float">
            <text:p>0.23493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.899404" calcext:value-type="float">
            <text:p>1.899404</text:p>
          </table:table-cell>
          <table:table-cell office:value-type="float" office:value="136.9789" calcext:value-type="float">
            <text:p>136.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3201" calcext:value-type="float">
            <text:p>21.43201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866" calcext:value-type="float">
            <text:p>8.931866E-06</text:p>
          </table:table-cell>
          <table:table-cell office:value-type="float" office:value="1182.302" calcext:value-type="float">
            <text:p>1182.302</text:p>
          </table:table-cell>
          <table:table-cell office:value-type="float" office:value="1.793624" calcext:value-type="float">
            <text:p>1.793624</text:p>
          </table:table-cell>
          <table:table-cell office:value-type="float" office:value="0" calcext:value-type="float">
            <text:p>0</text:p>
          </table:table-cell>
          <table:table-cell office:value-type="float" office:value="0.05788393" calcext:value-type="float">
            <text:p>0.05788393</text:p>
          </table:table-cell>
          <table:table-cell office:value-type="float" office:value="0.1284319" calcext:value-type="float">
            <text:p>0.1284319</text:p>
          </table:table-cell>
          <table:table-cell office:value-type="float" office:value="0.147427" calcext:value-type="float">
            <text:p>0.147427</text:p>
          </table:table-cell>
          <table:table-cell office:value-type="float" office:value="0.0565412" calcext:value-type="float">
            <text:p>0.0565412</text:p>
          </table:table-cell>
          <table:table-cell office:value-type="float" office:value="0.04647503" calcext:value-type="float">
            <text:p>0.04647503</text:p>
          </table:table-cell>
          <table:table-cell office:value-type="float" office:value="0.02641221" calcext:value-type="float">
            <text:p>0.02641221</text:p>
          </table:table-cell>
          <table:table-cell office:value-type="float" office:value="0.02769361" calcext:value-type="float">
            <text:p>0.02769361</text:p>
          </table:table-cell>
          <table:table-cell office:value-type="float" office:value="0.06586375" calcext:value-type="float">
            <text:p>0.06586375</text:p>
          </table:table-cell>
          <table:table-cell office:value-type="float" office:value="0.1176446" calcext:value-type="float">
            <text:p>0.1176446</text:p>
          </table:table-cell>
          <table:table-cell office:value-type="float" office:value="0.116742" calcext:value-type="float">
            <text:p>0.116742</text:p>
          </table:table-cell>
          <table:table-cell office:value-type="float" office:value="0.1189053" calcext:value-type="float">
            <text:p>0.1189053</text:p>
          </table:table-cell>
          <table:table-cell office:value-type="float" office:value="0.1189292" calcext:value-type="float">
            <text:p>0.1189292</text:p>
          </table:table-cell>
          <table:table-cell office:value-type="float" office:value="0.122253" calcext:value-type="float">
            <text:p>0.122253</text:p>
          </table:table-cell>
          <table:table-cell office:value-type="float" office:value="0.1264852" calcext:value-type="float">
            <text:p>0.1264852</text:p>
          </table:table-cell>
          <table:table-cell office:value-type="float" office:value="0" calcext:value-type="float">
            <text:p>0</text:p>
          </table:table-cell>
          <table:table-cell office:value-type="float" office:value="8.066418" calcext:value-type="float">
            <text:p>8.066418</text:p>
          </table:table-cell>
          <table:table-cell office:value-type="float" office:value="9.80777" calcext:value-type="float">
            <text:p>9.80777</text:p>
          </table:table-cell>
          <table:table-cell office:value-type="float" office:value="16.32815" calcext:value-type="float">
            <text:p>16.32815</text:p>
          </table:table-cell>
          <table:table-cell office:value-type="float" office:value="4.345358" calcext:value-type="float">
            <text:p>4.345358</text:p>
          </table:table-cell>
          <table:table-cell office:value-type="float" office:value="3.460169" calcext:value-type="float">
            <text:p>3.460169</text:p>
          </table:table-cell>
          <table:table-cell office:value-type="float" office:value="1.861582" calcext:value-type="float">
            <text:p>1.861582</text:p>
          </table:table-cell>
          <table:table-cell office:value-type="float" office:value="1.603278" calcext:value-type="float">
            <text:p>1.603278</text:p>
          </table:table-cell>
          <table:table-cell office:value-type="float" office:value="3.524004" calcext:value-type="float">
            <text:p>3.524004</text:p>
          </table:table-cell>
          <table:table-cell office:value-type="float" office:value="5.330827" calcext:value-type="float">
            <text:p>5.330827</text:p>
          </table:table-cell>
          <table:table-cell office:value-type="float" office:value="5.337723" calcext:value-type="float">
            <text:p>5.337723</text:p>
          </table:table-cell>
          <table:table-cell office:value-type="float" office:value="5.594718" calcext:value-type="float">
            <text:p>5.594718</text:p>
          </table:table-cell>
          <table:table-cell office:value-type="float" office:value="5.60986" calcext:value-type="float">
            <text:p>5.60986</text:p>
          </table:table-cell>
          <table:table-cell office:value-type="float" office:value="5.931111" calcext:value-type="float">
            <text:p>5.931111</text:p>
          </table:table-cell>
          <table:table-cell office:value-type="float" office:value="6.337202" calcext:value-type="float">
            <text:p>6.337202</text:p>
          </table:table-cell>
          <table:table-cell office:value-type="float" office:value="0" calcext:value-type="float">
            <text:p>0</text:p>
          </table:table-cell>
          <table:table-cell office:value-type="float" office:value="0.004013907" calcext:value-type="float">
            <text:p>0.00401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699" calcext:value-type="float">
            <text:p>0.23986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.878448" calcext:value-type="float">
            <text:p>1.878448</text:p>
          </table:table-cell>
          <table:table-cell office:value-type="float" office:value="136.9808" calcext:value-type="float">
            <text:p>136.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6346" calcext:value-type="float">
            <text:p>21.46346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875" calcext:value-type="float">
            <text:p>8.931875E-06</text:p>
          </table:table-cell>
          <table:table-cell office:value-type="float" office:value="1182.28" calcext:value-type="float">
            <text:p>1182.28</text:p>
          </table:table-cell>
          <table:table-cell office:value-type="float" office:value="1.765612" calcext:value-type="float">
            <text:p>1.765612</text:p>
          </table:table-cell>
          <table:table-cell office:value-type="float" office:value="0" calcext:value-type="float">
            <text:p>0</text:p>
          </table:table-cell>
          <table:table-cell office:value-type="float" office:value="0.209914" calcext:value-type="float">
            <text:p>0.209914</text:p>
          </table:table-cell>
          <table:table-cell office:value-type="float" office:value="0.1308449" calcext:value-type="float">
            <text:p>0.1308449</text:p>
          </table:table-cell>
          <table:table-cell office:value-type="float" office:value="0.1497518" calcext:value-type="float">
            <text:p>0.1497518</text:p>
          </table:table-cell>
          <table:table-cell office:value-type="float" office:value="0.05815788" calcext:value-type="float">
            <text:p>0.05815788</text:p>
          </table:table-cell>
          <table:table-cell office:value-type="float" office:value="0.04806415" calcext:value-type="float">
            <text:p>0.04806415</text:p>
          </table:table-cell>
          <table:table-cell office:value-type="float" office:value="0.02684594" calcext:value-type="float">
            <text:p>0.02684594</text:p>
          </table:table-cell>
          <table:table-cell office:value-type="float" office:value="0.02789407" calcext:value-type="float">
            <text:p>0.02789407</text:p>
          </table:table-cell>
          <table:table-cell office:value-type="float" office:value="0.0660739" calcext:value-type="float">
            <text:p>0.0660739</text:p>
          </table:table-cell>
          <table:table-cell office:value-type="float" office:value="0.1178243" calcext:value-type="float">
            <text:p>0.1178243</text:p>
          </table:table-cell>
          <table:table-cell office:value-type="float" office:value="0.1168463" calcext:value-type="float">
            <text:p>0.1168463</text:p>
          </table:table-cell>
          <table:table-cell office:value-type="float" office:value="0.1190008" calcext:value-type="float">
            <text:p>0.1190008</text:p>
          </table:table-cell>
          <table:table-cell office:value-type="float" office:value="0.1190253" calcext:value-type="float">
            <text:p>0.1190253</text:p>
          </table:table-cell>
          <table:table-cell office:value-type="float" office:value="0.1223462" calcext:value-type="float">
            <text:p>0.1223462</text:p>
          </table:table-cell>
          <table:table-cell office:value-type="float" office:value="0.1265837" calcext:value-type="float">
            <text:p>0.1265837</text:p>
          </table:table-cell>
          <table:table-cell office:value-type="float" office:value="0" calcext:value-type="float">
            <text:p>0</text:p>
          </table:table-cell>
          <table:table-cell office:value-type="float" office:value="8.077175" calcext:value-type="float">
            <text:p>8.077175</text:p>
          </table:table-cell>
          <table:table-cell office:value-type="float" office:value="9.821206" calcext:value-type="float">
            <text:p>9.821206</text:p>
          </table:table-cell>
          <table:table-cell office:value-type="float" office:value="16.3294" calcext:value-type="float">
            <text:p>16.3294</text:p>
          </table:table-cell>
          <table:table-cell office:value-type="float" office:value="4.352992" calcext:value-type="float">
            <text:p>4.352992</text:p>
          </table:table-cell>
          <table:table-cell office:value-type="float" office:value="3.467016" calcext:value-type="float">
            <text:p>3.467016</text:p>
          </table:table-cell>
          <table:table-cell office:value-type="float" office:value="1.864013" calcext:value-type="float">
            <text:p>1.864013</text:p>
          </table:table-cell>
          <table:table-cell office:value-type="float" office:value="1.605964" calcext:value-type="float">
            <text:p>1.605964</text:p>
          </table:table-cell>
          <table:table-cell office:value-type="float" office:value="3.52973" calcext:value-type="float">
            <text:p>3.52973</text:p>
          </table:table-cell>
          <table:table-cell office:value-type="float" office:value="5.339167" calcext:value-type="float">
            <text:p>5.339167</text:p>
          </table:table-cell>
          <table:table-cell office:value-type="float" office:value="5.346038" calcext:value-type="float">
            <text:p>5.346038</text:p>
          </table:table-cell>
          <table:table-cell office:value-type="float" office:value="5.603373" calcext:value-type="float">
            <text:p>5.603373</text:p>
          </table:table-cell>
          <table:table-cell office:value-type="float" office:value="5.618518" calcext:value-type="float">
            <text:p>5.618518</text:p>
          </table:table-cell>
          <table:table-cell office:value-type="float" office:value="5.939795" calcext:value-type="float">
            <text:p>5.939795</text:p>
          </table:table-cell>
          <table:table-cell office:value-type="float" office:value="6.346409" calcext:value-type="float">
            <text:p>6.346409</text:p>
          </table:table-cell>
          <table:table-cell office:value-type="float" office:value="0" calcext:value-type="float">
            <text:p>0</text:p>
          </table:table-cell>
          <table:table-cell office:value-type="float" office:value="10.99319" calcext:value-type="float">
            <text:p>10.99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78458" calcext:value-type="float">
            <text:p>0.25784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.852759" calcext:value-type="float">
            <text:p>1.852759</text:p>
          </table:table-cell>
          <table:table-cell office:value-type="float" office:value="136.982" calcext:value-type="float">
            <text:p>136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9529" calcext:value-type="float">
            <text:p>21.49529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875" calcext:value-type="float">
            <text:p>8.931875E-06</text:p>
          </table:table-cell>
          <table:table-cell office:value-type="float" office:value="1182.264" calcext:value-type="float">
            <text:p>1182.264</text:p>
          </table:table-cell>
          <table:table-cell office:value-type="float" office:value="1.727011" calcext:value-type="float">
            <text:p>1.727011</text:p>
          </table:table-cell>
          <table:table-cell office:value-type="float" office:value="0" calcext:value-type="float">
            <text:p>0</text:p>
          </table:table-cell>
          <table:table-cell office:value-type="float" office:value="0.3687025" calcext:value-type="float">
            <text:p>0.3687025</text:p>
          </table:table-cell>
          <table:table-cell office:value-type="float" office:value="0.137141" calcext:value-type="float">
            <text:p>0.137141</text:p>
          </table:table-cell>
          <table:table-cell office:value-type="float" office:value="0.1508535" calcext:value-type="float">
            <text:p>0.1508535</text:p>
          </table:table-cell>
          <table:table-cell office:value-type="float" office:value="0.05885628" calcext:value-type="float">
            <text:p>0.05885628</text:p>
          </table:table-cell>
          <table:table-cell office:value-type="float" office:value="0.04878401" calcext:value-type="float">
            <text:p>0.04878401</text:p>
          </table:table-cell>
          <table:table-cell office:value-type="float" office:value="0.0269697" calcext:value-type="float">
            <text:p>0.0269697</text:p>
          </table:table-cell>
          <table:table-cell office:value-type="float" office:value="0.02797134" calcext:value-type="float">
            <text:p>0.02797134</text:p>
          </table:table-cell>
          <table:table-cell office:value-type="float" office:value="0.06622994" calcext:value-type="float">
            <text:p>0.06622994</text:p>
          </table:table-cell>
          <table:table-cell office:value-type="float" office:value="0.1179995" calcext:value-type="float">
            <text:p>0.1179995</text:p>
          </table:table-cell>
          <table:table-cell office:value-type="float" office:value="0.1169525" calcext:value-type="float">
            <text:p>0.1169525</text:p>
          </table:table-cell>
          <table:table-cell office:value-type="float" office:value="0.1190969" calcext:value-type="float">
            <text:p>0.1190969</text:p>
          </table:table-cell>
          <table:table-cell office:value-type="float" office:value="0.1191229" calcext:value-type="float">
            <text:p>0.1191229</text:p>
          </table:table-cell>
          <table:table-cell office:value-type="float" office:value="0.1224393" calcext:value-type="float">
            <text:p>0.1224393</text:p>
          </table:table-cell>
          <table:table-cell office:value-type="float" office:value="0.1266822" calcext:value-type="float">
            <text:p>0.1266822</text:p>
          </table:table-cell>
          <table:table-cell office:value-type="float" office:value="0" calcext:value-type="float">
            <text:p>0</text:p>
          </table:table-cell>
          <table:table-cell office:value-type="float" office:value="8.124884" calcext:value-type="float">
            <text:p>8.124884</text:p>
          </table:table-cell>
          <table:table-cell office:value-type="float" office:value="9.834491" calcext:value-type="float">
            <text:p>9.834491</text:p>
          </table:table-cell>
          <table:table-cell office:value-type="float" office:value="16.33065" calcext:value-type="float">
            <text:p>16.33065</text:p>
          </table:table-cell>
          <table:table-cell office:value-type="float" office:value="4.360724" calcext:value-type="float">
            <text:p>4.360724</text:p>
          </table:table-cell>
          <table:table-cell office:value-type="float" office:value="3.474081" calcext:value-type="float">
            <text:p>3.474081</text:p>
          </table:table-cell>
          <table:table-cell office:value-type="float" office:value="1.86648" calcext:value-type="float">
            <text:p>1.86648</text:p>
          </table:table-cell>
          <table:table-cell office:value-type="float" office:value="1.608657" calcext:value-type="float">
            <text:p>1.608657</text:p>
          </table:table-cell>
          <table:table-cell office:value-type="float" office:value="3.535479" calcext:value-type="float">
            <text:p>3.535479</text:p>
          </table:table-cell>
          <table:table-cell office:value-type="float" office:value="5.347531" calcext:value-type="float">
            <text:p>5.347531</text:p>
          </table:table-cell>
          <table:table-cell office:value-type="float" office:value="5.354353" calcext:value-type="float">
            <text:p>5.354353</text:p>
          </table:table-cell>
          <table:table-cell office:value-type="float" office:value="5.612027" calcext:value-type="float">
            <text:p>5.612027</text:p>
          </table:table-cell>
          <table:table-cell office:value-type="float" office:value="5.627163" calcext:value-type="float">
            <text:p>5.627163</text:p>
          </table:table-cell>
          <table:table-cell office:value-type="float" office:value="5.948478" calcext:value-type="float">
            <text:p>5.948478</text:p>
          </table:table-cell>
          <table:table-cell office:value-type="float" office:value="6.355604" calcext:value-type="float">
            <text:p>6.355604</text:p>
          </table:table-cell>
          <table:table-cell office:value-type="float" office:value="0" calcext:value-type="float">
            <text:p>0</text:p>
          </table:table-cell>
          <table:table-cell office:value-type="float" office:value="20.97607" calcext:value-type="float">
            <text:p>20.9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3248" calcext:value-type="float">
            <text:p>0.28132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.841491" calcext:value-type="float">
            <text:p>1.841491</text:p>
          </table:table-cell>
          <table:table-cell office:value-type="float" office:value="136.9803" calcext:value-type="float">
            <text:p>136.9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2719" calcext:value-type="float">
            <text:p>21.52719</text:p>
          </table:table-cell>
          <table:table-cell office:value-type="float" office:value="0" calcext:value-type="float">
            <text:p>0</text:p>
          </table:table-cell>
          <table:table-cell office:value-type="float" office:value="0.0000006369785" calcext:value-type="float">
            <text:p>6.36978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8931936" calcext:value-type="float">
            <text:p>8.931936E-06</text:p>
          </table:table-cell>
          <table:table-cell office:value-type="float" office:value="1182.248" calcext:value-type="float">
            <text:p>1182.248</text:p>
          </table:table-cell>
          <table:table-cell office:value-type="float" office:value="1.712176" calcext:value-type="float">
            <text:p>1.712176</text:p>
          </table:table-cell>
          <table:table-cell office:value-type="float" office:value="0" calcext:value-type="float">
            <text:p>0</text:p>
          </table:table-cell>
          <table:table-cell office:value-type="float" office:value="0.5195656" calcext:value-type="float">
            <text:p>0.5195656</text:p>
          </table:table-cell>
          <table:table-cell office:value-type="float" office:value="0.1382931" calcext:value-type="float">
            <text:p>0.1382931</text:p>
          </table:table-cell>
          <table:table-cell office:value-type="float" office:value="0.146952" calcext:value-type="float">
            <text:p>0.146952</text:p>
          </table:table-cell>
          <table:table-cell office:value-type="float" office:value="0.05717415" calcext:value-type="float">
            <text:p>0.05717415</text:p>
          </table:table-cell>
          <table:table-cell office:value-type="float" office:value="0.04800943" calcext:value-type="float">
            <text:p>0.04800943</text:p>
          </table:table-cell>
          <table:table-cell office:value-type="float" office:value="0.02684629" calcext:value-type="float">
            <text:p>0.02684629</text:p>
          </table:table-cell>
          <table:table-cell office:value-type="float" office:value="0.02797538" calcext:value-type="float">
            <text:p>0.02797538</text:p>
          </table:table-cell>
          <table:table-cell office:value-type="float" office:value="0.06634393" calcext:value-type="float">
            <text:p>0.06634393</text:p>
          </table:table-cell>
          <table:table-cell office:value-type="float" office:value="0.1181613" calcext:value-type="float">
            <text:p>0.1181613</text:p>
          </table:table-cell>
          <table:table-cell office:value-type="float" office:value="0.1170594" calcext:value-type="float">
            <text:p>0.1170594</text:p>
          </table:table-cell>
          <table:table-cell office:value-type="float" office:value="0.1191932" calcext:value-type="float">
            <text:p>0.1191932</text:p>
          </table:table-cell>
          <table:table-cell office:value-type="float" office:value="0.1192253" calcext:value-type="float">
            <text:p>0.1192253</text:p>
          </table:table-cell>
          <table:table-cell office:value-type="float" office:value="0.1225323" calcext:value-type="float">
            <text:p>0.1225323</text:p>
          </table:table-cell>
          <table:table-cell office:value-type="float" office:value="0.1267804" calcext:value-type="float">
            <text:p>0.1267804</text:p>
          </table:table-cell>
          <table:table-cell office:value-type="float" office:value="0" calcext:value-type="float">
            <text:p>0</text:p>
          </table:table-cell>
          <table:table-cell office:value-type="float" office:value="8.186493" calcext:value-type="float">
            <text:p>8.186493</text:p>
          </table:table-cell>
          <table:table-cell office:value-type="float" office:value="9.847097" calcext:value-type="float">
            <text:p>9.847097</text:p>
          </table:table-cell>
          <table:table-cell office:value-type="float" office:value="16.33156" calcext:value-type="float">
            <text:p>16.33156</text:p>
          </table:table-cell>
          <table:table-cell office:value-type="float" office:value="4.368364" calcext:value-type="float">
            <text:p>4.368364</text:p>
          </table:table-cell>
          <table:table-cell office:value-type="float" office:value="3.481213" calcext:value-type="float">
            <text:p>3.481213</text:p>
          </table:table-cell>
          <table:table-cell office:value-type="float" office:value="1.868953" calcext:value-type="float">
            <text:p>1.868953</text:p>
          </table:table-cell>
          <table:table-cell office:value-type="float" office:value="1.611345" calcext:value-type="float">
            <text:p>1.611345</text:p>
          </table:table-cell>
          <table:table-cell office:value-type="float" office:value="3.541229" calcext:value-type="float">
            <text:p>3.541229</text:p>
          </table:table-cell>
          <table:table-cell office:value-type="float" office:value="5.355896" calcext:value-type="float">
            <text:p>5.355896</text:p>
          </table:table-cell>
          <table:table-cell office:value-type="float" office:value="5.362668" calcext:value-type="float">
            <text:p>5.362668</text:p>
          </table:table-cell>
          <table:table-cell office:value-type="float" office:value="5.620641" calcext:value-type="float">
            <text:p>5.620641</text:p>
          </table:table-cell>
          <table:table-cell office:value-type="float" office:value="5.63581" calcext:value-type="float">
            <text:p>5.63581</text:p>
          </table:table-cell>
          <table:table-cell office:value-type="float" office:value="5.957161" calcext:value-type="float">
            <text:p>5.957161</text:p>
          </table:table-cell>
          <table:table-cell office:value-type="float" office:value="6.36478" calcext:value-type="float">
            <text:p>6.36478</text:p>
          </table:table-cell>
          <table:table-cell office:value-type="float" office:value="0" calcext:value-type="float">
            <text:p>0</text:p>
          </table:table-cell>
          <table:table-cell office:value-type="float" office:value="16.57645" calcext:value-type="float">
            <text:p>16.57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1942" calcext:value-type="float">
            <text:p>0.29319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.841167" calcext:value-type="float">
            <text:p>1.841167</text:p>
          </table:table-cell>
          <table:table-cell office:value-type="float" office:value="136.981" calcext:value-type="float">
            <text:p>136.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6299" calcext:value-type="float">
            <text:p>21.56299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496" calcext:value-type="float">
            <text:p>1.34949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" calcext:value-type="float">
            <text:p>2.28697E-05</text:p>
          </table:table-cell>
          <table:table-cell office:value-type="float" office:value="1182.224" calcext:value-type="float">
            <text:p>1182.224</text:p>
          </table:table-cell>
          <table:table-cell office:value-type="float" office:value="1.732311" calcext:value-type="float">
            <text:p>1.732311</text:p>
          </table:table-cell>
          <table:table-cell office:value-type="float" office:value="0" calcext:value-type="float">
            <text:p>0</text:p>
          </table:table-cell>
          <table:table-cell office:value-type="float" office:value="0.003574331" calcext:value-type="float">
            <text:p>0.003574331</text:p>
          </table:table-cell>
          <table:table-cell office:value-type="float" office:value="0.1475269" calcext:value-type="float">
            <text:p>0.1475269</text:p>
          </table:table-cell>
          <table:table-cell office:value-type="float" office:value="0.1565546" calcext:value-type="float">
            <text:p>0.1565546</text:p>
          </table:table-cell>
          <table:table-cell office:value-type="float" office:value="0.07162257" calcext:value-type="float">
            <text:p>0.07162257</text:p>
          </table:table-cell>
          <table:table-cell office:value-type="float" office:value="0.04899088" calcext:value-type="float">
            <text:p>0.04899088</text:p>
          </table:table-cell>
          <table:table-cell office:value-type="float" office:value="0.02716822" calcext:value-type="float">
            <text:p>0.02716822</text:p>
          </table:table-cell>
          <table:table-cell office:value-type="float" office:value="0.0268717" calcext:value-type="float">
            <text:p>0.0268717</text:p>
          </table:table-cell>
          <table:table-cell office:value-type="float" office:value="0.06611679" calcext:value-type="float">
            <text:p>0.06611679</text:p>
          </table:table-cell>
          <table:table-cell office:value-type="float" office:value="0.118274" calcext:value-type="float">
            <text:p>0.118274</text:p>
          </table:table-cell>
          <table:table-cell office:value-type="float" office:value="0.1171652" calcext:value-type="float">
            <text:p>0.1171652</text:p>
          </table:table-cell>
          <table:table-cell office:value-type="float" office:value="0.1192895" calcext:value-type="float">
            <text:p>0.1192895</text:p>
          </table:table-cell>
          <table:table-cell office:value-type="float" office:value="0.1192962" calcext:value-type="float">
            <text:p>0.1192962</text:p>
          </table:table-cell>
          <table:table-cell office:value-type="float" office:value="0.1226256" calcext:value-type="float">
            <text:p>0.1226256</text:p>
          </table:table-cell>
          <table:table-cell office:value-type="float" office:value="0.1268786" calcext:value-type="float">
            <text:p>0.1268786</text:p>
          </table:table-cell>
          <table:table-cell office:value-type="float" office:value="0" calcext:value-type="float">
            <text:p>0</text:p>
          </table:table-cell>
          <table:table-cell office:value-type="float" office:value="8.262065" calcext:value-type="float">
            <text:p>8.262065</text:p>
          </table:table-cell>
          <table:table-cell office:value-type="float" office:value="9.920495" calcext:value-type="float">
            <text:p>9.920495</text:p>
          </table:table-cell>
          <table:table-cell office:value-type="float" office:value="16.348" calcext:value-type="float">
            <text:p>16.348</text:p>
          </table:table-cell>
          <table:table-cell office:value-type="float" office:value="4.385703" calcext:value-type="float">
            <text:p>4.385703</text:p>
          </table:table-cell>
          <table:table-cell office:value-type="float" office:value="3.490457" calcext:value-type="float">
            <text:p>3.490457</text:p>
          </table:table-cell>
          <table:table-cell office:value-type="float" office:value="1.871497" calcext:value-type="float">
            <text:p>1.871497</text:p>
          </table:table-cell>
          <table:table-cell office:value-type="float" office:value="1.613876" calcext:value-type="float">
            <text:p>1.613876</text:p>
          </table:table-cell>
          <table:table-cell office:value-type="float" office:value="3.546962" calcext:value-type="float">
            <text:p>3.546962</text:p>
          </table:table-cell>
          <table:table-cell office:value-type="float" office:value="5.364261" calcext:value-type="float">
            <text:p>5.364261</text:p>
          </table:table-cell>
          <table:table-cell office:value-type="float" office:value="5.370983" calcext:value-type="float">
            <text:p>5.370983</text:p>
          </table:table-cell>
          <table:table-cell office:value-type="float" office:value="5.629239" calcext:value-type="float">
            <text:p>5.629239</text:p>
          </table:table-cell>
          <table:table-cell office:value-type="float" office:value="5.644454" calcext:value-type="float">
            <text:p>5.644454</text:p>
          </table:table-cell>
          <table:table-cell office:value-type="float" office:value="5.96581" calcext:value-type="float">
            <text:p>5.96581</text:p>
          </table:table-cell>
          <table:table-cell office:value-type="float" office:value="6.373941" calcext:value-type="float">
            <text:p>6.373941</text:p>
          </table:table-cell>
          <table:table-cell office:value-type="float" office:value="0" calcext:value-type="float">
            <text:p>0</text:p>
          </table:table-cell>
          <table:table-cell office:value-type="float" office:value="0.009788362" calcext:value-type="float">
            <text:p>0.009788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8071" calcext:value-type="float">
            <text:p>0.29180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.835755" calcext:value-type="float">
            <text:p>1.835755</text:p>
          </table:table-cell>
          <table:table-cell office:value-type="float" office:value="136.9821" calcext:value-type="float">
            <text:p>136.9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9412" calcext:value-type="float">
            <text:p>21.5941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496" calcext:value-type="float">
            <text:p>1.34949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" calcext:value-type="float">
            <text:p>2.28697E-05</text:p>
          </table:table-cell>
          <table:table-cell office:value-type="float" office:value="1182.199" calcext:value-type="float">
            <text:p>1182.199</text:p>
          </table:table-cell>
          <table:table-cell office:value-type="float" office:value="1.749099" calcext:value-type="float">
            <text:p>1.749099</text:p>
          </table:table-cell>
          <table:table-cell office:value-type="float" office:value="0" calcext:value-type="float">
            <text:p>0</text:p>
          </table:table-cell>
          <table:table-cell office:value-type="float" office:value="0.007478631" calcext:value-type="float">
            <text:p>0.007478631</text:p>
          </table:table-cell>
          <table:table-cell office:value-type="float" office:value="0.1028358" calcext:value-type="float">
            <text:p>0.1028358</text:p>
          </table:table-cell>
          <table:table-cell office:value-type="float" office:value="0.1349292" calcext:value-type="float">
            <text:p>0.1349292</text:p>
          </table:table-cell>
          <table:table-cell office:value-type="float" office:value="0.05276807" calcext:value-type="float">
            <text:p>0.05276807</text:p>
          </table:table-cell>
          <table:table-cell office:value-type="float" office:value="0.04252006" calcext:value-type="float">
            <text:p>0.04252006</text:p>
          </table:table-cell>
          <table:table-cell office:value-type="float" office:value="0.02574152" calcext:value-type="float">
            <text:p>0.02574152</text:p>
          </table:table-cell>
          <table:table-cell office:value-type="float" office:value="0.02708864" calcext:value-type="float">
            <text:p>0.02708864</text:p>
          </table:table-cell>
          <table:table-cell office:value-type="float" office:value="0.06592309" calcext:value-type="float">
            <text:p>0.06592309</text:p>
          </table:table-cell>
          <table:table-cell office:value-type="float" office:value="0.1183294" calcext:value-type="float">
            <text:p>0.1183294</text:p>
          </table:table-cell>
          <table:table-cell office:value-type="float" office:value="0.1172683" calcext:value-type="float">
            <text:p>0.1172683</text:p>
          </table:table-cell>
          <table:table-cell office:value-type="float" office:value="0.1193855" calcext:value-type="float">
            <text:p>0.1193855</text:p>
          </table:table-cell>
          <table:table-cell office:value-type="float" office:value="0.1193911" calcext:value-type="float">
            <text:p>0.1193911</text:p>
          </table:table-cell>
          <table:table-cell office:value-type="float" office:value="0.1227186" calcext:value-type="float">
            <text:p>0.1227186</text:p>
          </table:table-cell>
          <table:table-cell office:value-type="float" office:value="0.1269767" calcext:value-type="float">
            <text:p>0.1269767</text:p>
          </table:table-cell>
          <table:table-cell office:value-type="float" office:value="0" calcext:value-type="float">
            <text:p>0</text:p>
          </table:table-cell>
          <table:table-cell office:value-type="float" office:value="8.235444" calcext:value-type="float">
            <text:p>8.235444</text:p>
          </table:table-cell>
          <table:table-cell office:value-type="float" office:value="9.935539" calcext:value-type="float">
            <text:p>9.935539</text:p>
          </table:table-cell>
          <table:table-cell office:value-type="float" office:value="16.34677" calcext:value-type="float">
            <text:p>16.34677</text:p>
          </table:table-cell>
          <table:table-cell office:value-type="float" office:value="4.396439" calcext:value-type="float">
            <text:p>4.396439</text:p>
          </table:table-cell>
          <table:table-cell office:value-type="float" office:value="3.497734" calcext:value-type="float">
            <text:p>3.497734</text:p>
          </table:table-cell>
          <table:table-cell office:value-type="float" office:value="1.874155" calcext:value-type="float">
            <text:p>1.874155</text:p>
          </table:table-cell>
          <table:table-cell office:value-type="float" office:value="1.616535" calcext:value-type="float">
            <text:p>1.616535</text:p>
          </table:table-cell>
          <table:table-cell office:value-type="float" office:value="3.552674" calcext:value-type="float">
            <text:p>3.552674</text:p>
          </table:table-cell>
          <table:table-cell office:value-type="float" office:value="5.372626" calcext:value-type="float">
            <text:p>5.372626</text:p>
          </table:table-cell>
          <table:table-cell office:value-type="float" office:value="5.379296" calcext:value-type="float">
            <text:p>5.379296</text:p>
          </table:table-cell>
          <table:table-cell office:value-type="float" office:value="5.637836" calcext:value-type="float">
            <text:p>5.637836</text:p>
          </table:table-cell>
          <table:table-cell office:value-type="float" office:value="5.653087" calcext:value-type="float">
            <text:p>5.653087</text:p>
          </table:table-cell>
          <table:table-cell office:value-type="float" office:value="5.974455" calcext:value-type="float">
            <text:p>5.974455</text:p>
          </table:table-cell>
          <table:table-cell office:value-type="float" office:value="6.38311" calcext:value-type="float">
            <text:p>6.38311</text:p>
          </table:table-cell>
          <table:table-cell office:value-type="float" office:value="0" calcext:value-type="float">
            <text:p>0</text:p>
          </table:table-cell>
          <table:table-cell office:value-type="float" office:value="0.009672715" calcext:value-type="float">
            <text:p>0.00967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3321" calcext:value-type="float">
            <text:p>0.29533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.824897" calcext:value-type="float">
            <text:p>1.824897</text:p>
          </table:table-cell>
          <table:table-cell office:value-type="float" office:value="136.9881" calcext:value-type="float">
            <text:p>136.9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2448" calcext:value-type="float">
            <text:p>21.6244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496" calcext:value-type="float">
            <text:p>1.34949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" calcext:value-type="float">
            <text:p>2.28697E-05</text:p>
          </table:table-cell>
          <table:table-cell office:value-type="float" office:value="1182.173" calcext:value-type="float">
            <text:p>1182.173</text:p>
          </table:table-cell>
          <table:table-cell office:value-type="float" office:value="1.781949" calcext:value-type="float">
            <text:p>1.781949</text:p>
          </table:table-cell>
          <table:table-cell office:value-type="float" office:value="0" calcext:value-type="float">
            <text:p>0</text:p>
          </table:table-cell>
          <table:table-cell office:value-type="float" office:value="0.0275994" calcext:value-type="float">
            <text:p>0.0275994</text:p>
          </table:table-cell>
          <table:table-cell office:value-type="float" office:value="0.1197219" calcext:value-type="float">
            <text:p>0.1197219</text:p>
          </table:table-cell>
          <table:table-cell office:value-type="float" office:value="0.1360708" calcext:value-type="float">
            <text:p>0.1360708</text:p>
          </table:table-cell>
          <table:table-cell office:value-type="float" office:value="0.05263513" calcext:value-type="float">
            <text:p>0.05263513</text:p>
          </table:table-cell>
          <table:table-cell office:value-type="float" office:value="0.04296676" calcext:value-type="float">
            <text:p>0.04296676</text:p>
          </table:table-cell>
          <table:table-cell office:value-type="float" office:value="0.02515004" calcext:value-type="float">
            <text:p>0.02515004</text:p>
          </table:table-cell>
          <table:table-cell office:value-type="float" office:value="0.02708636" calcext:value-type="float">
            <text:p>0.02708636</text:p>
          </table:table-cell>
          <table:table-cell office:value-type="float" office:value="0.0658031" calcext:value-type="float">
            <text:p>0.0658031</text:p>
          </table:table-cell>
          <table:table-cell office:value-type="float" office:value="0.1183596" calcext:value-type="float">
            <text:p>0.1183596</text:p>
          </table:table-cell>
          <table:table-cell office:value-type="float" office:value="0.1173671" calcext:value-type="float">
            <text:p>0.1173671</text:p>
          </table:table-cell>
          <table:table-cell office:value-type="float" office:value="0.119481" calcext:value-type="float">
            <text:p>0.119481</text:p>
          </table:table-cell>
          <table:table-cell office:value-type="float" office:value="0.1194917" calcext:value-type="float">
            <text:p>0.1194917</text:p>
          </table:table-cell>
          <table:table-cell office:value-type="float" office:value="0.1228114" calcext:value-type="float">
            <text:p>0.1228114</text:p>
          </table:table-cell>
          <table:table-cell office:value-type="float" office:value="0.1270747" calcext:value-type="float">
            <text:p>0.1270747</text:p>
          </table:table-cell>
          <table:table-cell office:value-type="float" office:value="0" calcext:value-type="float">
            <text:p>0</text:p>
          </table:table-cell>
          <table:table-cell office:value-type="float" office:value="8.218005" calcext:value-type="float">
            <text:p>8.218005</text:p>
          </table:table-cell>
          <table:table-cell office:value-type="float" office:value="9.943189" calcext:value-type="float">
            <text:p>9.943189</text:p>
          </table:table-cell>
          <table:table-cell office:value-type="float" office:value="16.34185" calcext:value-type="float">
            <text:p>16.34185</text:p>
          </table:table-cell>
          <table:table-cell office:value-type="float" office:value="4.402414" calcext:value-type="float">
            <text:p>4.402414</text:p>
          </table:table-cell>
          <table:table-cell office:value-type="float" office:value="3.503095" calcext:value-type="float">
            <text:p>3.503095</text:p>
          </table:table-cell>
          <table:table-cell office:value-type="float" office:value="1.876455" calcext:value-type="float">
            <text:p>1.876455</text:p>
          </table:table-cell>
          <table:table-cell office:value-type="float" office:value="1.619233" calcext:value-type="float">
            <text:p>1.619233</text:p>
          </table:table-cell>
          <table:table-cell office:value-type="float" office:value="3.558378" calcext:value-type="float">
            <text:p>3.558378</text:p>
          </table:table-cell>
          <table:table-cell office:value-type="float" office:value="5.38099" calcext:value-type="float">
            <text:p>5.38099</text:p>
          </table:table-cell>
          <table:table-cell office:value-type="float" office:value="5.387612" calcext:value-type="float">
            <text:p>5.387612</text:p>
          </table:table-cell>
          <table:table-cell office:value-type="float" office:value="5.646434" calcext:value-type="float">
            <text:p>5.646434</text:p>
          </table:table-cell>
          <table:table-cell office:value-type="float" office:value="5.661695" calcext:value-type="float">
            <text:p>5.661695</text:p>
          </table:table-cell>
          <table:table-cell office:value-type="float" office:value="5.983099" calcext:value-type="float">
            <text:p>5.983099</text:p>
          </table:table-cell>
          <table:table-cell office:value-type="float" office:value="6.392207" calcext:value-type="float">
            <text:p>6.392207</text:p>
          </table:table-cell>
          <table:table-cell office:value-type="float" office:value="0" calcext:value-type="float">
            <text:p>0</text:p>
          </table:table-cell>
          <table:table-cell office:value-type="float" office:value="0.01106267" calcext:value-type="float">
            <text:p>0.01106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3638" calcext:value-type="float">
            <text:p>0.29936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.814444" calcext:value-type="float">
            <text:p>1.814444</text:p>
          </table:table-cell>
          <table:table-cell office:value-type="float" office:value="136.9927" calcext:value-type="float">
            <text:p>136.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5525" calcext:value-type="float">
            <text:p>21.6552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496" calcext:value-type="float">
            <text:p>1.34949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" calcext:value-type="float">
            <text:p>2.28697E-05</text:p>
          </table:table-cell>
          <table:table-cell office:value-type="float" office:value="1182.147" calcext:value-type="float">
            <text:p>1182.147</text:p>
          </table:table-cell>
          <table:table-cell office:value-type="float" office:value="1.800813" calcext:value-type="float">
            <text:p>1.800813</text:p>
          </table:table-cell>
          <table:table-cell office:value-type="float" office:value="0" calcext:value-type="float">
            <text:p>0</text:p>
          </table:table-cell>
          <table:table-cell office:value-type="float" office:value="0.03236876" calcext:value-type="float">
            <text:p>0.03236876</text:p>
          </table:table-cell>
          <table:table-cell office:value-type="float" office:value="0.1286807" calcext:value-type="float">
            <text:p>0.1286807</text:p>
          </table:table-cell>
          <table:table-cell office:value-type="float" office:value="0.1430908" calcext:value-type="float">
            <text:p>0.1430908</text:p>
          </table:table-cell>
          <table:table-cell office:value-type="float" office:value="0.05636061" calcext:value-type="float">
            <text:p>0.05636061</text:p>
          </table:table-cell>
          <table:table-cell office:value-type="float" office:value="0.04598473" calcext:value-type="float">
            <text:p>0.04598473</text:p>
          </table:table-cell>
          <table:table-cell office:value-type="float" office:value="0.02583701" calcext:value-type="float">
            <text:p>0.02583701</text:p>
          </table:table-cell>
          <table:table-cell office:value-type="float" office:value="0.02739074" calcext:value-type="float">
            <text:p>0.02739074</text:p>
          </table:table-cell>
          <table:table-cell office:value-type="float" office:value="0.06599035" calcext:value-type="float">
            <text:p>0.06599035</text:p>
          </table:table-cell>
          <table:table-cell office:value-type="float" office:value="0.1183972" calcext:value-type="float">
            <text:p>0.1183972</text:p>
          </table:table-cell>
          <table:table-cell office:value-type="float" office:value="0.1174624" calcext:value-type="float">
            <text:p>0.1174624</text:p>
          </table:table-cell>
          <table:table-cell office:value-type="float" office:value="0.119576" calcext:value-type="float">
            <text:p>0.119576</text:p>
          </table:table-cell>
          <table:table-cell office:value-type="float" office:value="0.1195842" calcext:value-type="float">
            <text:p>0.1195842</text:p>
          </table:table-cell>
          <table:table-cell office:value-type="float" office:value="0.1229041" calcext:value-type="float">
            <text:p>0.1229041</text:p>
          </table:table-cell>
          <table:table-cell office:value-type="float" office:value="0.1271725" calcext:value-type="float">
            <text:p>0.1271725</text:p>
          </table:table-cell>
          <table:table-cell office:value-type="float" office:value="0" calcext:value-type="float">
            <text:p>0</text:p>
          </table:table-cell>
          <table:table-cell office:value-type="float" office:value="8.208969" calcext:value-type="float">
            <text:p>8.208969</text:p>
          </table:table-cell>
          <table:table-cell office:value-type="float" office:value="9.955275" calcext:value-type="float">
            <text:p>9.955275</text:p>
          </table:table-cell>
          <table:table-cell office:value-type="float" office:value="16.33877" calcext:value-type="float">
            <text:p>16.33877</text:p>
          </table:table-cell>
          <table:table-cell office:value-type="float" office:value="4.409114" calcext:value-type="float">
            <text:p>4.409114</text:p>
          </table:table-cell>
          <table:table-cell office:value-type="float" office:value="3.509127" calcext:value-type="float">
            <text:p>3.509127</text:p>
          </table:table-cell>
          <table:table-cell office:value-type="float" office:value="1.878739" calcext:value-type="float">
            <text:p>1.878739</text:p>
          </table:table-cell>
          <table:table-cell office:value-type="float" office:value="1.621938" calcext:value-type="float">
            <text:p>1.621938</text:p>
          </table:table-cell>
          <table:table-cell office:value-type="float" office:value="3.564097" calcext:value-type="float">
            <text:p>3.564097</text:p>
          </table:table-cell>
          <table:table-cell office:value-type="float" office:value="5.389377" calcext:value-type="float">
            <text:p>5.389377</text:p>
          </table:table-cell>
          <table:table-cell office:value-type="float" office:value="5.395927" calcext:value-type="float">
            <text:p>5.395927</text:p>
          </table:table-cell>
          <table:table-cell office:value-type="float" office:value="5.655031" calcext:value-type="float">
            <text:p>5.655031</text:p>
          </table:table-cell>
          <table:table-cell office:value-type="float" office:value="5.670299" calcext:value-type="float">
            <text:p>5.670299</text:p>
          </table:table-cell>
          <table:table-cell office:value-type="float" office:value="5.991728" calcext:value-type="float">
            <text:p>5.991728</text:p>
          </table:table-cell>
          <table:table-cell office:value-type="float" office:value="6.401314" calcext:value-type="float">
            <text:p>6.401314</text:p>
          </table:table-cell>
          <table:table-cell office:value-type="float" office:value="0" calcext:value-type="float">
            <text:p>0</text:p>
          </table:table-cell>
          <table:table-cell office:value-type="float" office:value="0.004084008" calcext:value-type="float">
            <text:p>0.004084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3211" calcext:value-type="float">
            <text:p>0.304321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.78925" calcext:value-type="float">
            <text:p>1.78925</text:p>
          </table:table-cell>
          <table:table-cell office:value-type="float" office:value="136.995" calcext:value-type="float">
            <text:p>136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672" calcext:value-type="float">
            <text:p>21.6867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496" calcext:value-type="float">
            <text:p>1.34949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" calcext:value-type="float">
            <text:p>2.28697E-05</text:p>
          </table:table-cell>
          <table:table-cell office:value-type="float" office:value="1182.125" calcext:value-type="float">
            <text:p>1182.125</text:p>
          </table:table-cell>
          <table:table-cell office:value-type="float" office:value="1.763825" calcext:value-type="float">
            <text:p>1.763825</text:p>
          </table:table-cell>
          <table:table-cell office:value-type="float" office:value="0" calcext:value-type="float">
            <text:p>0</text:p>
          </table:table-cell>
          <table:table-cell office:value-type="float" office:value="0.2849153" calcext:value-type="float">
            <text:p>0.2849153</text:p>
          </table:table-cell>
          <table:table-cell office:value-type="float" office:value="0.1397085" calcext:value-type="float">
            <text:p>0.1397085</text:p>
          </table:table-cell>
          <table:table-cell office:value-type="float" office:value="0.1506484" calcext:value-type="float">
            <text:p>0.1506484</text:p>
          </table:table-cell>
          <table:table-cell office:value-type="float" office:value="0.05995942" calcext:value-type="float">
            <text:p>0.05995942</text:p>
          </table:table-cell>
          <table:table-cell office:value-type="float" office:value="0.04933282" calcext:value-type="float">
            <text:p>0.04933282</text:p>
          </table:table-cell>
          <table:table-cell office:value-type="float" office:value="0.02675563" calcext:value-type="float">
            <text:p>0.02675563</text:p>
          </table:table-cell>
          <table:table-cell office:value-type="float" office:value="0.0277701" calcext:value-type="float">
            <text:p>0.0277701</text:p>
          </table:table-cell>
          <table:table-cell office:value-type="float" office:value="0.06628659" calcext:value-type="float">
            <text:p>0.06628659</text:p>
          </table:table-cell>
          <table:table-cell office:value-type="float" office:value="0.1184854" calcext:value-type="float">
            <text:p>0.1184854</text:p>
          </table:table-cell>
          <table:table-cell office:value-type="float" office:value="0.1175571" calcext:value-type="float">
            <text:p>0.1175571</text:p>
          </table:table-cell>
          <table:table-cell office:value-type="float" office:value="0.1196705" calcext:value-type="float">
            <text:p>0.1196705</text:p>
          </table:table-cell>
          <table:table-cell office:value-type="float" office:value="0.119684" calcext:value-type="float">
            <text:p>0.119684</text:p>
          </table:table-cell>
          <table:table-cell office:value-type="float" office:value="0.1229966" calcext:value-type="float">
            <text:p>0.1229966</text:p>
          </table:table-cell>
          <table:table-cell office:value-type="float" office:value="0.1272703" calcext:value-type="float">
            <text:p>0.1272703</text:p>
          </table:table-cell>
          <table:table-cell office:value-type="float" office:value="0" calcext:value-type="float">
            <text:p>0</text:p>
          </table:table-cell>
          <table:table-cell office:value-type="float" office:value="8.223849" calcext:value-type="float">
            <text:p>8.223849</text:p>
          </table:table-cell>
          <table:table-cell office:value-type="float" office:value="9.97072" calcext:value-type="float">
            <text:p>9.97072</text:p>
          </table:table-cell>
          <table:table-cell office:value-type="float" office:value="16.33902" calcext:value-type="float">
            <text:p>16.33902</text:p>
          </table:table-cell>
          <table:table-cell office:value-type="float" office:value="4.417335" calcext:value-type="float">
            <text:p>4.417335</text:p>
          </table:table-cell>
          <table:table-cell office:value-type="float" office:value="3.516434" calcext:value-type="float">
            <text:p>3.516434</text:p>
          </table:table-cell>
          <table:table-cell office:value-type="float" office:value="1.881201" calcext:value-type="float">
            <text:p>1.881201</text:p>
          </table:table-cell>
          <table:table-cell office:value-type="float" office:value="1.624679" calcext:value-type="float">
            <text:p>1.624679</text:p>
          </table:table-cell>
          <table:table-cell office:value-type="float" office:value="3.569857" calcext:value-type="float">
            <text:p>3.569857</text:p>
          </table:table-cell>
          <table:table-cell office:value-type="float" office:value="5.397788" calcext:value-type="float">
            <text:p>5.397788</text:p>
          </table:table-cell>
          <table:table-cell office:value-type="float" office:value="5.404242" calcext:value-type="float">
            <text:p>5.404242</text:p>
          </table:table-cell>
          <table:table-cell office:value-type="float" office:value="5.663629" calcext:value-type="float">
            <text:p>5.663629</text:p>
          </table:table-cell>
          <table:table-cell office:value-type="float" office:value="5.678906" calcext:value-type="float">
            <text:p>5.678906</text:p>
          </table:table-cell>
          <table:table-cell office:value-type="float" office:value="6.000334" calcext:value-type="float">
            <text:p>6.000334</text:p>
          </table:table-cell>
          <table:table-cell office:value-type="float" office:value="6.410428" calcext:value-type="float">
            <text:p>6.410428</text:p>
          </table:table-cell>
          <table:table-cell office:value-type="float" office:value="0" calcext:value-type="float">
            <text:p>0</text:p>
          </table:table-cell>
          <table:table-cell office:value-type="float" office:value="15.02117" calcext:value-type="float">
            <text:p>15.02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1455" calcext:value-type="float">
            <text:p>0.326145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.773751" calcext:value-type="float">
            <text:p>1.773751</text:p>
          </table:table-cell>
          <table:table-cell office:value-type="float" office:value="136.9942" calcext:value-type="float">
            <text:p>136.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1903" calcext:value-type="float">
            <text:p>21.71903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07" calcext:value-type="float">
            <text:p>1.34950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76" calcext:value-type="float">
            <text:p>2.286976E-05</text:p>
          </table:table-cell>
          <table:table-cell office:value-type="float" office:value="1182.107" calcext:value-type="float">
            <text:p>1182.107</text:p>
          </table:table-cell>
          <table:table-cell office:value-type="float" office:value="1.74342" calcext:value-type="float">
            <text:p>1.74342</text:p>
          </table:table-cell>
          <table:table-cell office:value-type="float" office:value="0" calcext:value-type="float">
            <text:p>0</text:p>
          </table:table-cell>
          <table:table-cell office:value-type="float" office:value="0.4619012" calcext:value-type="float">
            <text:p>0.4619012</text:p>
          </table:table-cell>
          <table:table-cell office:value-type="float" office:value="0.1464986" calcext:value-type="float">
            <text:p>0.1464986</text:p>
          </table:table-cell>
          <table:table-cell office:value-type="float" office:value="0.1537121" calcext:value-type="float">
            <text:p>0.1537121</text:p>
          </table:table-cell>
          <table:table-cell office:value-type="float" office:value="0.06211139" calcext:value-type="float">
            <text:p>0.06211139</text:p>
          </table:table-cell>
          <table:table-cell office:value-type="float" office:value="0.0517732" calcext:value-type="float">
            <text:p>0.0517732</text:p>
          </table:table-cell>
          <table:table-cell office:value-type="float" office:value="0.0275344" calcext:value-type="float">
            <text:p>0.0275344</text:p>
          </table:table-cell>
          <table:table-cell office:value-type="float" office:value="0.02812508" calcext:value-type="float">
            <text:p>0.02812508</text:p>
          </table:table-cell>
          <table:table-cell office:value-type="float" office:value="0.06657613" calcext:value-type="float">
            <text:p>0.06657613</text:p>
          </table:table-cell>
          <table:table-cell office:value-type="float" office:value="0.118641" calcext:value-type="float">
            <text:p>0.118641</text:p>
          </table:table-cell>
          <table:table-cell office:value-type="float" office:value="0.1176539" calcext:value-type="float">
            <text:p>0.1176539</text:p>
          </table:table-cell>
          <table:table-cell office:value-type="float" office:value="0.1197648" calcext:value-type="float">
            <text:p>0.1197648</text:p>
          </table:table-cell>
          <table:table-cell office:value-type="float" office:value="0.1197875" calcext:value-type="float">
            <text:p>0.1197875</text:p>
          </table:table-cell>
          <table:table-cell office:value-type="float" office:value="0.123089" calcext:value-type="float">
            <text:p>0.123089</text:p>
          </table:table-cell>
          <table:table-cell office:value-type="float" office:value="0.1273683" calcext:value-type="float">
            <text:p>0.1273683</text:p>
          </table:table-cell>
          <table:table-cell office:value-type="float" office:value="0" calcext:value-type="float">
            <text:p>0</text:p>
          </table:table-cell>
          <table:table-cell office:value-type="float" office:value="8.284734" calcext:value-type="float">
            <text:p>8.284734</text:p>
          </table:table-cell>
          <table:table-cell office:value-type="float" office:value="9.988461" calcext:value-type="float">
            <text:p>9.988461</text:p>
          </table:table-cell>
          <table:table-cell office:value-type="float" office:value="16.34187" calcext:value-type="float">
            <text:p>16.34187</text:p>
          </table:table-cell>
          <table:table-cell office:value-type="float" office:value="4.426857" calcext:value-type="float">
            <text:p>4.426857</text:p>
          </table:table-cell>
          <table:table-cell office:value-type="float" office:value="3.524977" calcext:value-type="float">
            <text:p>3.524977</text:p>
          </table:table-cell>
          <table:table-cell office:value-type="float" office:value="1.88386" calcext:value-type="float">
            <text:p>1.88386</text:p>
          </table:table-cell>
          <table:table-cell office:value-type="float" office:value="1.627471" calcext:value-type="float">
            <text:p>1.627471</text:p>
          </table:table-cell>
          <table:table-cell office:value-type="float" office:value="3.57566" calcext:value-type="float">
            <text:p>3.57566</text:p>
          </table:table-cell>
          <table:table-cell office:value-type="float" office:value="5.406198" calcext:value-type="float">
            <text:p>5.406198</text:p>
          </table:table-cell>
          <table:table-cell office:value-type="float" office:value="5.412557" calcext:value-type="float">
            <text:p>5.412557</text:p>
          </table:table-cell>
          <table:table-cell office:value-type="float" office:value="5.672227" calcext:value-type="float">
            <text:p>5.672227</text:p>
          </table:table-cell>
          <table:table-cell office:value-type="float" office:value="5.687512" calcext:value-type="float">
            <text:p>5.687512</text:p>
          </table:table-cell>
          <table:table-cell office:value-type="float" office:value="6.00894" calcext:value-type="float">
            <text:p>6.00894</text:p>
          </table:table-cell>
          <table:table-cell office:value-type="float" office:value="6.41955" calcext:value-type="float">
            <text:p>6.41955</text:p>
          </table:table-cell>
          <table:table-cell office:value-type="float" office:value="0" calcext:value-type="float">
            <text:p>0</text:p>
          </table:table-cell>
          <table:table-cell office:value-type="float" office:value="16.19066" calcext:value-type="float">
            <text:p>16.19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4141" calcext:value-type="float">
            <text:p>0.34141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.759916" calcext:value-type="float">
            <text:p>1.759916</text:p>
          </table:table-cell>
          <table:table-cell office:value-type="float" office:value="136.9944" calcext:value-type="float">
            <text:p>136.9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188" calcext:value-type="float">
            <text:p>21.7518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12" calcext:value-type="float">
            <text:p>1.3495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1182.088" calcext:value-type="float">
            <text:p>1182.088</text:p>
          </table:table-cell>
          <table:table-cell office:value-type="float" office:value="1.72796" calcext:value-type="float">
            <text:p>1.72796</text:p>
          </table:table-cell>
          <table:table-cell office:value-type="float" office:value="0" calcext:value-type="float">
            <text:p>0</text:p>
          </table:table-cell>
          <table:table-cell office:value-type="float" office:value="0.4336055" calcext:value-type="float">
            <text:p>0.4336055</text:p>
          </table:table-cell>
          <table:table-cell office:value-type="float" office:value="0.1497093" calcext:value-type="float">
            <text:p>0.1497093</text:p>
          </table:table-cell>
          <table:table-cell office:value-type="float" office:value="0.1555707" calcext:value-type="float">
            <text:p>0.1555707</text:p>
          </table:table-cell>
          <table:table-cell office:value-type="float" office:value="0.06323222" calcext:value-type="float">
            <text:p>0.06323222</text:p>
          </table:table-cell>
          <table:table-cell office:value-type="float" office:value="0.05293973" calcext:value-type="float">
            <text:p>0.05293973</text:p>
          </table:table-cell>
          <table:table-cell office:value-type="float" office:value="0.02781988" calcext:value-type="float">
            <text:p>0.02781988</text:p>
          </table:table-cell>
          <table:table-cell office:value-type="float" office:value="0.02827892" calcext:value-type="float">
            <text:p>0.02827892</text:p>
          </table:table-cell>
          <table:table-cell office:value-type="float" office:value="0.0667939" calcext:value-type="float">
            <text:p>0.0667939</text:p>
          </table:table-cell>
          <table:table-cell office:value-type="float" office:value="0.1188275" calcext:value-type="float">
            <text:p>0.1188275</text:p>
          </table:table-cell>
          <table:table-cell office:value-type="float" office:value="0.1177542" calcext:value-type="float">
            <text:p>0.1177542</text:p>
          </table:table-cell>
          <table:table-cell office:value-type="float" office:value="0.1198594" calcext:value-type="float">
            <text:p>0.1198594</text:p>
          </table:table-cell>
          <table:table-cell office:value-type="float" office:value="0.1198761" calcext:value-type="float">
            <text:p>0.1198761</text:p>
          </table:table-cell>
          <table:table-cell office:value-type="float" office:value="0.1231812" calcext:value-type="float">
            <text:p>0.1231812</text:p>
          </table:table-cell>
          <table:table-cell office:value-type="float" office:value="0.1274656" calcext:value-type="float">
            <text:p>0.1274656</text:p>
          </table:table-cell>
          <table:table-cell office:value-type="float" office:value="0" calcext:value-type="float">
            <text:p>0</text:p>
          </table:table-cell>
          <table:table-cell office:value-type="float" office:value="8.392426" calcext:value-type="float">
            <text:p>8.392426</text:p>
          </table:table-cell>
          <table:table-cell office:value-type="float" office:value="10.00649" calcext:value-type="float">
            <text:p>10.00649</text:p>
          </table:table-cell>
          <table:table-cell office:value-type="float" office:value="16.34495" calcext:value-type="float">
            <text:p>16.34495</text:p>
          </table:table-cell>
          <table:table-cell office:value-type="float" office:value="4.436557" calcext:value-type="float">
            <text:p>4.436557</text:p>
          </table:table-cell>
          <table:table-cell office:value-type="float" office:value="3.53394" calcext:value-type="float">
            <text:p>3.53394</text:p>
          </table:table-cell>
          <table:table-cell office:value-type="float" office:value="1.886606" calcext:value-type="float">
            <text:p>1.886606</text:p>
          </table:table-cell>
          <table:table-cell office:value-type="float" office:value="1.630292" calcext:value-type="float">
            <text:p>1.630292</text:p>
          </table:table-cell>
          <table:table-cell office:value-type="float" office:value="3.581498" calcext:value-type="float">
            <text:p>3.581498</text:p>
          </table:table-cell>
          <table:table-cell office:value-type="float" office:value="5.414651" calcext:value-type="float">
            <text:p>5.414651</text:p>
          </table:table-cell>
          <table:table-cell office:value-type="float" office:value="5.420872" calcext:value-type="float">
            <text:p>5.420872</text:p>
          </table:table-cell>
          <table:table-cell office:value-type="float" office:value="5.680824" calcext:value-type="float">
            <text:p>5.680824</text:p>
          </table:table-cell>
          <table:table-cell office:value-type="float" office:value="5.696094" calcext:value-type="float">
            <text:p>5.696094</text:p>
          </table:table-cell>
          <table:table-cell office:value-type="float" office:value="6.017546" calcext:value-type="float">
            <text:p>6.017546</text:p>
          </table:table-cell>
          <table:table-cell office:value-type="float" office:value="6.42864" calcext:value-type="float">
            <text:p>6.42864</text:p>
          </table:table-cell>
          <table:table-cell office:value-type="float" office:value="0" calcext:value-type="float">
            <text:p>0</text:p>
          </table:table-cell>
          <table:table-cell office:value-type="float" office:value="14.78777" calcext:value-type="float">
            <text:p>14.78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39632" calcext:value-type="float">
            <text:p>0.35396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.745333" calcext:value-type="float">
            <text:p>1.745333</text:p>
          </table:table-cell>
          <table:table-cell office:value-type="float" office:value="136.9924" calcext:value-type="float">
            <text:p>136.9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8444" calcext:value-type="float">
            <text:p>21.7844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12" calcext:value-type="float">
            <text:p>1.3495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1182.071" calcext:value-type="float">
            <text:p>1182.071</text:p>
          </table:table-cell>
          <table:table-cell office:value-type="float" office:value="1.708118" calcext:value-type="float">
            <text:p>1.708118</text:p>
          </table:table-cell>
          <table:table-cell office:value-type="float" office:value="0" calcext:value-type="float">
            <text:p>0</text:p>
          </table:table-cell>
          <table:table-cell office:value-type="float" office:value="0.4713269" calcext:value-type="float">
            <text:p>0.4713269</text:p>
          </table:table-cell>
          <table:table-cell office:value-type="float" office:value="0.1489132" calcext:value-type="float">
            <text:p>0.1489132</text:p>
          </table:table-cell>
          <table:table-cell office:value-type="float" office:value="0.156105" calcext:value-type="float">
            <text:p>0.156105</text:p>
          </table:table-cell>
          <table:table-cell office:value-type="float" office:value="0.06390275" calcext:value-type="float">
            <text:p>0.06390275</text:p>
          </table:table-cell>
          <table:table-cell office:value-type="float" office:value="0.05375806" calcext:value-type="float">
            <text:p>0.05375806</text:p>
          </table:table-cell>
          <table:table-cell office:value-type="float" office:value="0.02807099" calcext:value-type="float">
            <text:p>0.02807099</text:p>
          </table:table-cell>
          <table:table-cell office:value-type="float" office:value="0.0284076" calcext:value-type="float">
            <text:p>0.0284076</text:p>
          </table:table-cell>
          <table:table-cell office:value-type="float" office:value="0.06695824" calcext:value-type="float">
            <text:p>0.06695824</text:p>
          </table:table-cell>
          <table:table-cell office:value-type="float" office:value="0.1190049" calcext:value-type="float">
            <text:p>0.1190049</text:p>
          </table:table-cell>
          <table:table-cell office:value-type="float" office:value="0.1178568" calcext:value-type="float">
            <text:p>0.1178568</text:p>
          </table:table-cell>
          <table:table-cell office:value-type="float" office:value="0.1199543" calcext:value-type="float">
            <text:p>0.1199543</text:p>
          </table:table-cell>
          <table:table-cell office:value-type="float" office:value="0.1199679" calcext:value-type="float">
            <text:p>0.1199679</text:p>
          </table:table-cell>
          <table:table-cell office:value-type="float" office:value="0.1232733" calcext:value-type="float">
            <text:p>0.1232733</text:p>
          </table:table-cell>
          <table:table-cell office:value-type="float" office:value="0.127563" calcext:value-type="float">
            <text:p>0.127563</text:p>
          </table:table-cell>
          <table:table-cell office:value-type="float" office:value="0" calcext:value-type="float">
            <text:p>0</text:p>
          </table:table-cell>
          <table:table-cell office:value-type="float" office:value="8.465366" calcext:value-type="float">
            <text:p>8.465366</text:p>
          </table:table-cell>
          <table:table-cell office:value-type="float" office:value="10.02483" calcext:value-type="float">
            <text:p>10.02483</text:p>
          </table:table-cell>
          <table:table-cell office:value-type="float" office:value="16.34843" calcext:value-type="float">
            <text:p>16.34843</text:p>
          </table:table-cell>
          <table:table-cell office:value-type="float" office:value="4.446558" calcext:value-type="float">
            <text:p>4.446558</text:p>
          </table:table-cell>
          <table:table-cell office:value-type="float" office:value="3.54326" calcext:value-type="float">
            <text:p>3.54326</text:p>
          </table:table-cell>
          <table:table-cell office:value-type="float" office:value="1.889406" calcext:value-type="float">
            <text:p>1.889406</text:p>
          </table:table-cell>
          <table:table-cell office:value-type="float" office:value="1.633127" calcext:value-type="float">
            <text:p>1.633127</text:p>
          </table:table-cell>
          <table:table-cell office:value-type="float" office:value="3.587343" calcext:value-type="float">
            <text:p>3.587343</text:p>
          </table:table-cell>
          <table:table-cell office:value-type="float" office:value="5.423107" calcext:value-type="float">
            <text:p>5.423107</text:p>
          </table:table-cell>
          <table:table-cell office:value-type="float" office:value="5.429222" calcext:value-type="float">
            <text:p>5.429222</text:p>
          </table:table-cell>
          <table:table-cell office:value-type="float" office:value="5.689422" calcext:value-type="float">
            <text:p>5.689422</text:p>
          </table:table-cell>
          <table:table-cell office:value-type="float" office:value="5.70466" calcext:value-type="float">
            <text:p>5.70466</text:p>
          </table:table-cell>
          <table:table-cell office:value-type="float" office:value="6.026124" calcext:value-type="float">
            <text:p>6.026124</text:p>
          </table:table-cell>
          <table:table-cell office:value-type="float" office:value="6.437747" calcext:value-type="float">
            <text:p>6.437747</text:p>
          </table:table-cell>
          <table:table-cell office:value-type="float" office:value="0" calcext:value-type="float">
            <text:p>0</text:p>
          </table:table-cell>
          <table:table-cell office:value-type="float" office:value="15.9622" calcext:value-type="float">
            <text:p>15.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5268" calcext:value-type="float">
            <text:p>0.36952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.733035" calcext:value-type="float">
            <text:p>1.733035</text:p>
          </table:table-cell>
          <table:table-cell office:value-type="float" office:value="136.9894" calcext:value-type="float">
            <text:p>136.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172" calcext:value-type="float">
            <text:p>21.817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12" calcext:value-type="float">
            <text:p>1.3495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1182.053" calcext:value-type="float">
            <text:p>1182.053</text:p>
          </table:table-cell>
          <table:table-cell office:value-type="float" office:value="1.691317" calcext:value-type="float">
            <text:p>1.691317</text:p>
          </table:table-cell>
          <table:table-cell office:value-type="float" office:value="0" calcext:value-type="float">
            <text:p>0</text:p>
          </table:table-cell>
          <table:table-cell office:value-type="float" office:value="0.6584003" calcext:value-type="float">
            <text:p>0.6584003</text:p>
          </table:table-cell>
          <table:table-cell office:value-type="float" office:value="0.1548359" calcext:value-type="float">
            <text:p>0.1548359</text:p>
          </table:table-cell>
          <table:table-cell office:value-type="float" office:value="0.158222" calcext:value-type="float">
            <text:p>0.158222</text:p>
          </table:table-cell>
          <table:table-cell office:value-type="float" office:value="0.06529796" calcext:value-type="float">
            <text:p>0.06529796</text:p>
          </table:table-cell>
          <table:table-cell office:value-type="float" office:value="0.05506811" calcext:value-type="float">
            <text:p>0.05506811</text:p>
          </table:table-cell>
          <table:table-cell office:value-type="float" office:value="0.02839404" calcext:value-type="float">
            <text:p>0.02839404</text:p>
          </table:table-cell>
          <table:table-cell office:value-type="float" office:value="0.02854276" calcext:value-type="float">
            <text:p>0.02854276</text:p>
          </table:table-cell>
          <table:table-cell office:value-type="float" office:value="0.06709704" calcext:value-type="float">
            <text:p>0.06709704</text:p>
          </table:table-cell>
          <table:table-cell office:value-type="float" office:value="0.1191683" calcext:value-type="float">
            <text:p>0.1191683</text:p>
          </table:table-cell>
          <table:table-cell office:value-type="float" office:value="0.1179609" calcext:value-type="float">
            <text:p>0.1179609</text:p>
          </table:table-cell>
          <table:table-cell office:value-type="float" office:value="0.1200496" calcext:value-type="float">
            <text:p>0.1200496</text:p>
          </table:table-cell>
          <table:table-cell office:value-type="float" office:value="0.1200643" calcext:value-type="float">
            <text:p>0.1200643</text:p>
          </table:table-cell>
          <table:table-cell office:value-type="float" office:value="0.1233653" calcext:value-type="float">
            <text:p>0.1233653</text:p>
          </table:table-cell>
          <table:table-cell office:value-type="float" office:value="0.1276603" calcext:value-type="float">
            <text:p>0.1276603</text:p>
          </table:table-cell>
          <table:table-cell office:value-type="float" office:value="0" calcext:value-type="float">
            <text:p>0</text:p>
          </table:table-cell>
          <table:table-cell office:value-type="float" office:value="8.54774" calcext:value-type="float">
            <text:p>8.54774</text:p>
          </table:table-cell>
          <table:table-cell office:value-type="float" office:value="10.04385" calcext:value-type="float">
            <text:p>10.04385</text:p>
          </table:table-cell>
          <table:table-cell office:value-type="float" office:value="16.35248" calcext:value-type="float">
            <text:p>16.35248</text:p>
          </table:table-cell>
          <table:table-cell office:value-type="float" office:value="4.456914" calcext:value-type="float">
            <text:p>4.456914</text:p>
          </table:table-cell>
          <table:table-cell office:value-type="float" office:value="3.552919" calcext:value-type="float">
            <text:p>3.552919</text:p>
          </table:table-cell>
          <table:table-cell office:value-type="float" office:value="1.892255" calcext:value-type="float">
            <text:p>1.892255</text:p>
          </table:table-cell>
          <table:table-cell office:value-type="float" office:value="1.635971" calcext:value-type="float">
            <text:p>1.635971</text:p>
          </table:table-cell>
          <table:table-cell office:value-type="float" office:value="3.59321" calcext:value-type="float">
            <text:p>3.59321</text:p>
          </table:table-cell>
          <table:table-cell office:value-type="float" office:value="5.431576" calcext:value-type="float">
            <text:p>5.431576</text:p>
          </table:table-cell>
          <table:table-cell office:value-type="float" office:value="5.437573" calcext:value-type="float">
            <text:p>5.437573</text:p>
          </table:table-cell>
          <table:table-cell office:value-type="float" office:value="5.69802" calcext:value-type="float">
            <text:p>5.69802</text:p>
          </table:table-cell>
          <table:table-cell office:value-type="float" office:value="5.713224" calcext:value-type="float">
            <text:p>5.713224</text:p>
          </table:table-cell>
          <table:table-cell office:value-type="float" office:value="6.03469" calcext:value-type="float">
            <text:p>6.03469</text:p>
          </table:table-cell>
          <table:table-cell office:value-type="float" office:value="6.446861" calcext:value-type="float">
            <text:p>6.446861</text:p>
          </table:table-cell>
          <table:table-cell office:value-type="float" office:value="0" calcext:value-type="float">
            <text:p>0</text:p>
          </table:table-cell>
          <table:table-cell office:value-type="float" office:value="14.55509" calcext:value-type="float">
            <text:p>14.5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7436" calcext:value-type="float">
            <text:p>0.38374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.721808" calcext:value-type="float">
            <text:p>1.721808</text:p>
          </table:table-cell>
          <table:table-cell office:value-type="float" office:value="136.9856" calcext:value-type="float">
            <text:p>136.9856</text:p>
          </table:table-cell>
          <table:table-cell office:value-type="float" office:value="0" calcext:value-type="float">
            <text:p>0</text:p>
          </table:table-cell>
          <table:table-cell office:value-type="float" office:value="-0.00007394295" calcext:value-type="float">
            <text:p>-7.394295E-05</text:p>
          </table:table-cell>
          <table:table-cell office:value-type="float" office:value="21.85038" calcext:value-type="float">
            <text:p>21.8503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12" calcext:value-type="float">
            <text:p>1.3495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8" calcext:value-type="float">
            <text:p>2.28698E-05</text:p>
          </table:table-cell>
          <table:table-cell office:value-type="float" office:value="1182.035" calcext:value-type="float">
            <text:p>1182.035</text:p>
          </table:table-cell>
          <table:table-cell office:value-type="float" office:value="1.67549" calcext:value-type="float">
            <text:p>1.67549</text:p>
          </table:table-cell>
          <table:table-cell office:value-type="float" office:value="0" calcext:value-type="float">
            <text:p>0</text:p>
          </table:table-cell>
          <table:table-cell office:value-type="float" office:value="1.053486" calcext:value-type="float">
            <text:p>1.053486</text:p>
          </table:table-cell>
          <table:table-cell office:value-type="float" office:value="0.1648487" calcext:value-type="float">
            <text:p>0.1648487</text:p>
          </table:table-cell>
          <table:table-cell office:value-type="float" office:value="0.1616853" calcext:value-type="float">
            <text:p>0.1616853</text:p>
          </table:table-cell>
          <table:table-cell office:value-type="float" office:value="0.06741326" calcext:value-type="float">
            <text:p>0.06741326</text:p>
          </table:table-cell>
          <table:table-cell office:value-type="float" office:value="0.05693113" calcext:value-type="float">
            <text:p>0.05693113</text:p>
          </table:table-cell>
          <table:table-cell office:value-type="float" office:value="0.02884575" calcext:value-type="float">
            <text:p>0.02884575</text:p>
          </table:table-cell>
          <table:table-cell office:value-type="float" office:value="0.02871853" calcext:value-type="float">
            <text:p>0.02871853</text:p>
          </table:table-cell>
          <table:table-cell office:value-type="float" office:value="0.06724087" calcext:value-type="float">
            <text:p>0.06724087</text:p>
          </table:table-cell>
          <table:table-cell office:value-type="float" office:value="0.119324" calcext:value-type="float">
            <text:p>0.119324</text:p>
          </table:table-cell>
          <table:table-cell office:value-type="float" office:value="0.1180654" calcext:value-type="float">
            <text:p>0.1180654</text:p>
          </table:table-cell>
          <table:table-cell office:value-type="float" office:value="0.1201453" calcext:value-type="float">
            <text:p>0.1201453</text:p>
          </table:table-cell>
          <table:table-cell office:value-type="float" office:value="0.1201656" calcext:value-type="float">
            <text:p>0.1201656</text:p>
          </table:table-cell>
          <table:table-cell office:value-type="float" office:value="0.1234572" calcext:value-type="float">
            <text:p>0.1234572</text:p>
          </table:table-cell>
          <table:table-cell office:value-type="float" office:value="0.1277574" calcext:value-type="float">
            <text:p>0.1277574</text:p>
          </table:table-cell>
          <table:table-cell office:value-type="float" office:value="0" calcext:value-type="float">
            <text:p>0</text:p>
          </table:table-cell>
          <table:table-cell office:value-type="float" office:value="8.656857" calcext:value-type="float">
            <text:p>8.656857</text:p>
          </table:table-cell>
          <table:table-cell office:value-type="float" office:value="10.06384" calcext:value-type="float">
            <text:p>10.06384</text:p>
          </table:table-cell>
          <table:table-cell office:value-type="float" office:value="16.35759" calcext:value-type="float">
            <text:p>16.35759</text:p>
          </table:table-cell>
          <table:table-cell office:value-type="float" office:value="4.467874" calcext:value-type="float">
            <text:p>4.467874</text:p>
          </table:table-cell>
          <table:table-cell office:value-type="float" office:value="3.563134" calcext:value-type="float">
            <text:p>3.563134</text:p>
          </table:table-cell>
          <table:table-cell office:value-type="float" office:value="1.895181" calcext:value-type="float">
            <text:p>1.895181</text:p>
          </table:table-cell>
          <table:table-cell office:value-type="float" office:value="1.638831" calcext:value-type="float">
            <text:p>1.638831</text:p>
          </table:table-cell>
          <table:table-cell office:value-type="float" office:value="3.599086" calcext:value-type="float">
            <text:p>3.599086</text:p>
          </table:table-cell>
          <table:table-cell office:value-type="float" office:value="5.440078" calcext:value-type="float">
            <text:p>5.440078</text:p>
          </table:table-cell>
          <table:table-cell office:value-type="float" office:value="5.445926" calcext:value-type="float">
            <text:p>5.445926</text:p>
          </table:table-cell>
          <table:table-cell office:value-type="float" office:value="5.706618" calcext:value-type="float">
            <text:p>5.706618</text:p>
          </table:table-cell>
          <table:table-cell office:value-type="float" office:value="5.721792" calcext:value-type="float">
            <text:p>5.721792</text:p>
          </table:table-cell>
          <table:table-cell office:value-type="float" office:value="6.043257" calcext:value-type="float">
            <text:p>6.043257</text:p>
          </table:table-cell>
          <table:table-cell office:value-type="float" office:value="6.455939" calcext:value-type="float">
            <text:p>6.455939</text:p>
          </table:table-cell>
          <table:table-cell office:value-type="float" office:value="0" calcext:value-type="float">
            <text:p>0</text:p>
          </table:table-cell>
          <table:table-cell office:value-type="float" office:value="12.55501" calcext:value-type="float">
            <text:p>12.55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76674" calcext:value-type="float">
            <text:p>0.39766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.711958" calcext:value-type="float">
            <text:p>1.711958</text:p>
          </table:table-cell>
          <table:table-cell office:value-type="float" office:value="136.9812" calcext:value-type="float">
            <text:p>136.9812</text:p>
          </table:table-cell>
          <table:table-cell office:value-type="float" office:value="0" calcext:value-type="float">
            <text:p>0</text:p>
          </table:table-cell>
          <table:table-cell office:value-type="float" office:value="-0.0002159382" calcext:value-type="float">
            <text:p>-0.0002159382</text:p>
          </table:table-cell>
          <table:table-cell office:value-type="float" office:value="21.8842" calcext:value-type="float">
            <text:p>21.884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18" calcext:value-type="float">
            <text:p>1.349518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6984" calcext:value-type="float">
            <text:p>2.286984E-05</text:p>
          </table:table-cell>
          <table:table-cell office:value-type="float" office:value="1182.016" calcext:value-type="float">
            <text:p>1182.016</text:p>
          </table:table-cell>
          <table:table-cell office:value-type="float" office:value="1.662108" calcext:value-type="float">
            <text:p>1.662108</text:p>
          </table:table-cell>
          <table:table-cell office:value-type="float" office:value="0" calcext:value-type="float">
            <text:p>0</text:p>
          </table:table-cell>
          <table:table-cell office:value-type="float" office:value="1.176772" calcext:value-type="float">
            <text:p>1.176772</text:p>
          </table:table-cell>
          <table:table-cell office:value-type="float" office:value="0.1733518" calcext:value-type="float">
            <text:p>0.1733518</text:p>
          </table:table-cell>
          <table:table-cell office:value-type="float" office:value="0.1658408" calcext:value-type="float">
            <text:p>0.1658408</text:p>
          </table:table-cell>
          <table:table-cell office:value-type="float" office:value="0.07022955" calcext:value-type="float">
            <text:p>0.07022955</text:p>
          </table:table-cell>
          <table:table-cell office:value-type="float" office:value="0.05933022" calcext:value-type="float">
            <text:p>0.05933022</text:p>
          </table:table-cell>
          <table:table-cell office:value-type="float" office:value="0.02944638" calcext:value-type="float">
            <text:p>0.02944638</text:p>
          </table:table-cell>
          <table:table-cell office:value-type="float" office:value="0.02895113" calcext:value-type="float">
            <text:p>0.02895113</text:p>
          </table:table-cell>
          <table:table-cell office:value-type="float" office:value="0.06740958" calcext:value-type="float">
            <text:p>0.06740958</text:p>
          </table:table-cell>
          <table:table-cell office:value-type="float" office:value="0.1194782" calcext:value-type="float">
            <text:p>0.1194782</text:p>
          </table:table-cell>
          <table:table-cell office:value-type="float" office:value="0.1181702" calcext:value-type="float">
            <text:p>0.1181702</text:p>
          </table:table-cell>
          <table:table-cell office:value-type="float" office:value="0.1202409" calcext:value-type="float">
            <text:p>0.1202409</text:p>
          </table:table-cell>
          <table:table-cell office:value-type="float" office:value="0.120262" calcext:value-type="float">
            <text:p>0.120262</text:p>
          </table:table-cell>
          <table:table-cell office:value-type="float" office:value="0.1235491" calcext:value-type="float">
            <text:p>0.1235491</text:p>
          </table:table-cell>
          <table:table-cell office:value-type="float" office:value="0.1278543" calcext:value-type="float">
            <text:p>0.1278543</text:p>
          </table:table-cell>
          <table:table-cell office:value-type="float" office:value="0" calcext:value-type="float">
            <text:p>0</text:p>
          </table:table-cell>
          <table:table-cell office:value-type="float" office:value="8.805916" calcext:value-type="float">
            <text:p>8.805916</text:p>
          </table:table-cell>
          <table:table-cell office:value-type="float" office:value="10.08572" calcext:value-type="float">
            <text:p>10.08572</text:p>
          </table:table-cell>
          <table:table-cell office:value-type="float" office:value="16.3641" calcext:value-type="float">
            <text:p>16.3641</text:p>
          </table:table-cell>
          <table:table-cell office:value-type="float" office:value="4.479764" calcext:value-type="float">
            <text:p>4.479764</text:p>
          </table:table-cell>
          <table:table-cell office:value-type="float" office:value="3.574119" calcext:value-type="float">
            <text:p>3.574119</text:p>
          </table:table-cell>
          <table:table-cell office:value-type="float" office:value="1.898225" calcext:value-type="float">
            <text:p>1.898225</text:p>
          </table:table-cell>
          <table:table-cell office:value-type="float" office:value="1.641721" calcext:value-type="float">
            <text:p>1.641721</text:p>
          </table:table-cell>
          <table:table-cell office:value-type="float" office:value="3.604963" calcext:value-type="float">
            <text:p>3.604963</text:p>
          </table:table-cell>
          <table:table-cell office:value-type="float" office:value="5.448579" calcext:value-type="float">
            <text:p>5.448579</text:p>
          </table:table-cell>
          <table:table-cell office:value-type="float" office:value="5.454281" calcext:value-type="float">
            <text:p>5.454281</text:p>
          </table:table-cell>
          <table:table-cell office:value-type="float" office:value="5.715216" calcext:value-type="float">
            <text:p>5.715216</text:p>
          </table:table-cell>
          <table:table-cell office:value-type="float" office:value="5.730359" calcext:value-type="float">
            <text:p>5.730359</text:p>
          </table:table-cell>
          <table:table-cell office:value-type="float" office:value="6.051824" calcext:value-type="float">
            <text:p>6.051824</text:p>
          </table:table-cell>
          <table:table-cell office:value-type="float" office:value="6.465015" calcext:value-type="float">
            <text:p>6.465015</text:p>
          </table:table-cell>
          <table:table-cell office:value-type="float" office:value="0" calcext:value-type="float">
            <text:p>0</text:p>
          </table:table-cell>
          <table:table-cell office:value-type="float" office:value="10.19835" calcext:value-type="float">
            <text:p>10.19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229" calcext:value-type="float">
            <text:p>0.41082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.70859" calcext:value-type="float">
            <text:p>1.70859</text:p>
          </table:table-cell>
          <table:table-cell office:value-type="float" office:value="136.9768" calcext:value-type="float">
            <text:p>136.9768</text:p>
          </table:table-cell>
          <table:table-cell office:value-type="float" office:value="0" calcext:value-type="float">
            <text:p>0</text:p>
          </table:table-cell>
          <table:table-cell office:value-type="float" office:value="-0.0006689843" calcext:value-type="float">
            <text:p>-0.0006689843</text:p>
          </table:table-cell>
          <table:table-cell office:value-type="float" office:value="21.91777" calcext:value-type="float">
            <text:p>21.91777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48" calcext:value-type="float">
            <text:p>1.349548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7003" calcext:value-type="float">
            <text:p>2.287003E-05</text:p>
          </table:table-cell>
          <table:table-cell office:value-type="float" office:value="1181.992" calcext:value-type="float">
            <text:p>1181.992</text:p>
          </table:table-cell>
          <table:table-cell office:value-type="float" office:value="1.66121" calcext:value-type="float">
            <text:p>1.66121</text:p>
          </table:table-cell>
          <table:table-cell office:value-type="float" office:value="0" calcext:value-type="float">
            <text:p>0</text:p>
          </table:table-cell>
          <table:table-cell office:value-type="float" office:value="0.4758016" calcext:value-type="float">
            <text:p>0.4758016</text:p>
          </table:table-cell>
          <table:table-cell office:value-type="float" office:value="0.1507668" calcext:value-type="float">
            <text:p>0.1507668</text:p>
          </table:table-cell>
          <table:table-cell office:value-type="float" office:value="0.1548639" calcext:value-type="float">
            <text:p>0.1548639</text:p>
          </table:table-cell>
          <table:table-cell office:value-type="float" office:value="0.06877685" calcext:value-type="float">
            <text:p>0.06877685</text:p>
          </table:table-cell>
          <table:table-cell office:value-type="float" office:value="0.05942101" calcext:value-type="float">
            <text:p>0.05942101</text:p>
          </table:table-cell>
          <table:table-cell office:value-type="float" office:value="0.02977012" calcext:value-type="float">
            <text:p>0.02977012</text:p>
          </table:table-cell>
          <table:table-cell office:value-type="float" office:value="0.02916003" calcext:value-type="float">
            <text:p>0.02916003</text:p>
          </table:table-cell>
          <table:table-cell office:value-type="float" office:value="0.06760754" calcext:value-type="float">
            <text:p>0.06760754</text:p>
          </table:table-cell>
          <table:table-cell office:value-type="float" office:value="0.1196365" calcext:value-type="float">
            <text:p>0.1196365</text:p>
          </table:table-cell>
          <table:table-cell office:value-type="float" office:value="0.118276" calcext:value-type="float">
            <text:p>0.118276</text:p>
          </table:table-cell>
          <table:table-cell office:value-type="float" office:value="0.1203365" calcext:value-type="float">
            <text:p>0.1203365</text:p>
          </table:table-cell>
          <table:table-cell office:value-type="float" office:value="0.1203458" calcext:value-type="float">
            <text:p>0.1203458</text:p>
          </table:table-cell>
          <table:table-cell office:value-type="float" office:value="0.1236412" calcext:value-type="float">
            <text:p>0.1236412</text:p>
          </table:table-cell>
          <table:table-cell office:value-type="float" office:value="0.1279512" calcext:value-type="float">
            <text:p>0.1279512</text:p>
          </table:table-cell>
          <table:table-cell office:value-type="float" office:value="0" calcext:value-type="float">
            <text:p>0</text:p>
          </table:table-cell>
          <table:table-cell office:value-type="float" office:value="8.929321" calcext:value-type="float">
            <text:p>8.929321</text:p>
          </table:table-cell>
          <table:table-cell office:value-type="float" office:value="10.10659" calcext:value-type="float">
            <text:p>10.10659</text:p>
          </table:table-cell>
          <table:table-cell office:value-type="float" office:value="16.37034" calcext:value-type="float">
            <text:p>16.37034</text:p>
          </table:table-cell>
          <table:table-cell office:value-type="float" office:value="4.4924" calcext:value-type="float">
            <text:p>4.4924</text:p>
          </table:table-cell>
          <table:table-cell office:value-type="float" office:value="3.585926" calcext:value-type="float">
            <text:p>3.585926</text:p>
          </table:table-cell>
          <table:table-cell office:value-type="float" office:value="1.901417" calcext:value-type="float">
            <text:p>1.901417</text:p>
          </table:table-cell>
          <table:table-cell office:value-type="float" office:value="1.644657" calcext:value-type="float">
            <text:p>1.644657</text:p>
          </table:table-cell>
          <table:table-cell office:value-type="float" office:value="3.61087" calcext:value-type="float">
            <text:p>3.61087</text:p>
          </table:table-cell>
          <table:table-cell office:value-type="float" office:value="5.457081" calcext:value-type="float">
            <text:p>5.457081</text:p>
          </table:table-cell>
          <table:table-cell office:value-type="float" office:value="5.462632" calcext:value-type="float">
            <text:p>5.462632</text:p>
          </table:table-cell>
          <table:table-cell office:value-type="float" office:value="5.723814" calcext:value-type="float">
            <text:p>5.723814</text:p>
          </table:table-cell>
          <table:table-cell office:value-type="float" office:value="5.738907" calcext:value-type="float">
            <text:p>5.738907</text:p>
          </table:table-cell>
          <table:table-cell office:value-type="float" office:value="6.06036" calcext:value-type="float">
            <text:p>6.06036</text:p>
          </table:table-cell>
          <table:table-cell office:value-type="float" office:value="6.474091" calcext:value-type="float">
            <text:p>6.474091</text:p>
          </table:table-cell>
          <table:table-cell office:value-type="float" office:value="0" calcext:value-type="float">
            <text:p>0</text:p>
          </table:table-cell>
          <table:table-cell office:value-type="float" office:value="6.122386" calcext:value-type="float">
            <text:p>6.122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74446" calcext:value-type="float">
            <text:p>0.41744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.707649" calcext:value-type="float">
            <text:p>1.707649</text:p>
          </table:table-cell>
          <table:table-cell office:value-type="float" office:value="136.9747" calcext:value-type="float">
            <text:p>136.9747</text:p>
          </table:table-cell>
          <table:table-cell office:value-type="float" office:value="0" calcext:value-type="float">
            <text:p>0</text:p>
          </table:table-cell>
          <table:table-cell office:value-type="float" office:value="-0.002259027" calcext:value-type="float">
            <text:p>-0.002259027</text:p>
          </table:table-cell>
          <table:table-cell office:value-type="float" office:value="21.94972" calcext:value-type="float">
            <text:p>21.9497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4956" calcext:value-type="float">
            <text:p>1.34956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8701" calcext:value-type="float">
            <text:p>2.28701E-05</text:p>
          </table:table-cell>
          <table:table-cell office:value-type="float" office:value="1181.967" calcext:value-type="float">
            <text:p>1181.967</text:p>
          </table:table-cell>
          <table:table-cell office:value-type="float" office:value="1.677801" calcext:value-type="float">
            <text:p>1.677801</text:p>
          </table:table-cell>
          <table:table-cell office:value-type="float" office:value="0" calcext:value-type="float">
            <text:p>0</text:p>
          </table:table-cell>
          <table:table-cell office:value-type="float" office:value="0.03178173" calcext:value-type="float">
            <text:p>0.03178173</text:p>
          </table:table-cell>
          <table:table-cell office:value-type="float" office:value="0.129308" calcext:value-type="float">
            <text:p>0.129308</text:p>
          </table:table-cell>
          <table:table-cell office:value-type="float" office:value="0.1280263" calcext:value-type="float">
            <text:p>0.1280263</text:p>
          </table:table-cell>
          <table:table-cell office:value-type="float" office:value="0.05906726" calcext:value-type="float">
            <text:p>0.05906726</text:p>
          </table:table-cell>
          <table:table-cell office:value-type="float" office:value="0.058563" calcext:value-type="float">
            <text:p>0.058563</text:p>
          </table:table-cell>
          <table:table-cell office:value-type="float" office:value="0.02941095" calcext:value-type="float">
            <text:p>0.02941095</text:p>
          </table:table-cell>
          <table:table-cell office:value-type="float" office:value="0.0291502" calcext:value-type="float">
            <text:p>0.0291502</text:p>
          </table:table-cell>
          <table:table-cell office:value-type="float" office:value="0.06771973" calcext:value-type="float">
            <text:p>0.06771973</text:p>
          </table:table-cell>
          <table:table-cell office:value-type="float" office:value="0.1197903" calcext:value-type="float">
            <text:p>0.1197903</text:p>
          </table:table-cell>
          <table:table-cell office:value-type="float" office:value="0.1183828" calcext:value-type="float">
            <text:p>0.1183828</text:p>
          </table:table-cell>
          <table:table-cell office:value-type="float" office:value="0.1204323" calcext:value-type="float">
            <text:p>0.1204323</text:p>
          </table:table-cell>
          <table:table-cell office:value-type="float" office:value="0.1204225" calcext:value-type="float">
            <text:p>0.1204225</text:p>
          </table:table-cell>
          <table:table-cell office:value-type="float" office:value="0.123733" calcext:value-type="float">
            <text:p>0.123733</text:p>
          </table:table-cell>
          <table:table-cell office:value-type="float" office:value="0.128048" calcext:value-type="float">
            <text:p>0.128048</text:p>
          </table:table-cell>
          <table:table-cell office:value-type="float" office:value="0" calcext:value-type="float">
            <text:p>0</text:p>
          </table:table-cell>
          <table:table-cell office:value-type="float" office:value="8.96485" calcext:value-type="float">
            <text:p>8.96485</text:p>
          </table:table-cell>
          <table:table-cell office:value-type="float" office:value="10.1222" calcext:value-type="float">
            <text:p>10.1222</text:p>
          </table:table-cell>
          <table:table-cell office:value-type="float" office:value="16.36932" calcext:value-type="float">
            <text:p>16.36932</text:p>
          </table:table-cell>
          <table:table-cell office:value-type="float" office:value="4.502845" calcext:value-type="float">
            <text:p>4.502845</text:p>
          </table:table-cell>
          <table:table-cell office:value-type="float" office:value="3.597293" calcext:value-type="float">
            <text:p>3.597293</text:p>
          </table:table-cell>
          <table:table-cell office:value-type="float" office:value="1.90458" calcext:value-type="float">
            <text:p>1.90458</text:p>
          </table:table-cell>
          <table:table-cell office:value-type="float" office:value="1.647597" calcext:value-type="float">
            <text:p>1.647597</text:p>
          </table:table-cell>
          <table:table-cell office:value-type="float" office:value="3.616793" calcext:value-type="float">
            <text:p>3.616793</text:p>
          </table:table-cell>
          <table:table-cell office:value-type="float" office:value="5.465583" calcext:value-type="float">
            <text:p>5.465583</text:p>
          </table:table-cell>
          <table:table-cell office:value-type="float" office:value="5.470986" calcext:value-type="float">
            <text:p>5.470986</text:p>
          </table:table-cell>
          <table:table-cell office:value-type="float" office:value="5.732369" calcext:value-type="float">
            <text:p>5.732369</text:p>
          </table:table-cell>
          <table:table-cell office:value-type="float" office:value="5.747432" calcext:value-type="float">
            <text:p>5.747432</text:p>
          </table:table-cell>
          <table:table-cell office:value-type="float" office:value="6.068889" calcext:value-type="float">
            <text:p>6.068889</text:p>
          </table:table-cell>
          <table:table-cell office:value-type="float" office:value="6.48314" calcext:value-type="float">
            <text:p>6.48314</text:p>
          </table:table-cell>
          <table:table-cell office:value-type="float" office:value="0" calcext:value-type="float">
            <text:p>0</text:p>
          </table:table-cell>
          <table:table-cell office:value-type="float" office:value="0.007582905" calcext:value-type="float">
            <text:p>0.007582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9259" calcext:value-type="float">
            <text:p>0.4192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.705458" calcext:value-type="float">
            <text:p>1.705458</text:p>
          </table:table-cell>
          <table:table-cell office:value-type="float" office:value="136.9724" calcext:value-type="float">
            <text:p>136.9724</text:p>
          </table:table-cell>
          <table:table-cell office:value-type="float" office:value="0" calcext:value-type="float">
            <text:p>0</text:p>
          </table:table-cell>
          <table:table-cell office:value-type="float" office:value="-0.005618785" calcext:value-type="float">
            <text:p>-0.005618785</text:p>
          </table:table-cell>
          <table:table-cell office:value-type="float" office:value="21.97924" calcext:value-type="float">
            <text:p>21.9792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68612" calcext:value-type="float">
            <text:p>1.3686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96278" calcext:value-type="float">
            <text:p>2.296278E-05</text:p>
          </table:table-cell>
          <table:table-cell office:value-type="float" office:value="1181.94" calcext:value-type="float">
            <text:p>1181.94</text:p>
          </table:table-cell>
          <table:table-cell office:value-type="float" office:value="1.685941" calcext:value-type="float">
            <text:p>1.685941</text:p>
          </table:table-cell>
          <table:table-cell office:value-type="float" office:value="0" calcext:value-type="float">
            <text:p>0</text:p>
          </table:table-cell>
          <table:table-cell office:value-type="float" office:value="0.003909481" calcext:value-type="float">
            <text:p>0.003909481</text:p>
          </table:table-cell>
          <table:table-cell office:value-type="float" office:value="0.0419938" calcext:value-type="float">
            <text:p>0.0419938</text:p>
          </table:table-cell>
          <table:table-cell office:value-type="float" office:value="0.07489487" calcext:value-type="float">
            <text:p>0.07489487</text:p>
          </table:table-cell>
          <table:table-cell office:value-type="float" office:value="0.04062113" calcext:value-type="float">
            <text:p>0.04062113</text:p>
          </table:table-cell>
          <table:table-cell office:value-type="float" office:value="0.04945404" calcext:value-type="float">
            <text:p>0.04945404</text:p>
          </table:table-cell>
          <table:table-cell office:value-type="float" office:value="0.02112558" calcext:value-type="float">
            <text:p>0.02112558</text:p>
          </table:table-cell>
          <table:table-cell office:value-type="float" office:value="0.02732557" calcext:value-type="float">
            <text:p>0.02732557</text:p>
          </table:table-cell>
          <table:table-cell office:value-type="float" office:value="0.06766472" calcext:value-type="float">
            <text:p>0.06766472</text:p>
          </table:table-cell>
          <table:table-cell office:value-type="float" office:value="0.1199264" calcext:value-type="float">
            <text:p>0.1199264</text:p>
          </table:table-cell>
          <table:table-cell office:value-type="float" office:value="0.118489" calcext:value-type="float">
            <text:p>0.118489</text:p>
          </table:table-cell>
          <table:table-cell office:value-type="float" office:value="0.1205278" calcext:value-type="float">
            <text:p>0.1205278</text:p>
          </table:table-cell>
          <table:table-cell office:value-type="float" office:value="0.1205103" calcext:value-type="float">
            <text:p>0.1205103</text:p>
          </table:table-cell>
          <table:table-cell office:value-type="float" office:value="0.1238246" calcext:value-type="float">
            <text:p>0.1238246</text:p>
          </table:table-cell>
          <table:table-cell office:value-type="float" office:value="0.1281446" calcext:value-type="float">
            <text:p>0.1281446</text:p>
          </table:table-cell>
          <table:table-cell office:value-type="float" office:value="0" calcext:value-type="float">
            <text:p>0</text:p>
          </table:table-cell>
          <table:table-cell office:value-type="float" office:value="8.943396" calcext:value-type="float">
            <text:p>8.943396</text:p>
          </table:table-cell>
          <table:table-cell office:value-type="float" office:value="10.12476" calcext:value-type="float">
            <text:p>10.12476</text:p>
          </table:table-cell>
          <table:table-cell office:value-type="float" office:value="16.35301" calcext:value-type="float">
            <text:p>16.35301</text:p>
          </table:table-cell>
          <table:table-cell office:value-type="float" office:value="4.506932" calcext:value-type="float">
            <text:p>4.506932</text:p>
          </table:table-cell>
          <table:table-cell office:value-type="float" office:value="3.606947" calcext:value-type="float">
            <text:p>3.606947</text:p>
          </table:table-cell>
          <table:table-cell office:value-type="float" office:value="1.906696" calcext:value-type="float">
            <text:p>1.906696</text:p>
          </table:table-cell>
          <table:table-cell office:value-type="float" office:value="1.650456" calcext:value-type="float">
            <text:p>1.650456</text:p>
          </table:table-cell>
          <table:table-cell office:value-type="float" office:value="3.622702" calcext:value-type="float">
            <text:p>3.622702</text:p>
          </table:table-cell>
          <table:table-cell office:value-type="float" office:value="5.474084" calcext:value-type="float">
            <text:p>5.474084</text:p>
          </table:table-cell>
          <table:table-cell office:value-type="float" office:value="5.479339" calcext:value-type="float">
            <text:p>5.479339</text:p>
          </table:table-cell>
          <table:table-cell office:value-type="float" office:value="5.740911" calcext:value-type="float">
            <text:p>5.740911</text:p>
          </table:table-cell>
          <table:table-cell office:value-type="float" office:value="5.75596" calcext:value-type="float">
            <text:p>5.75596</text:p>
          </table:table-cell>
          <table:table-cell office:value-type="float" office:value="6.077416" calcext:value-type="float">
            <text:p>6.077416</text:p>
          </table:table-cell>
          <table:table-cell office:value-type="float" office:value="6.492162" calcext:value-type="float">
            <text:p>6.492162</text:p>
          </table:table-cell>
          <table:table-cell office:value-type="float" office:value="0" calcext:value-type="float">
            <text:p>0</text:p>
          </table:table-cell>
          <table:table-cell office:value-type="float" office:value="0.01677618" calcext:value-type="float">
            <text:p>0.0167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6752" calcext:value-type="float">
            <text:p>0.42267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.69713" calcext:value-type="float">
            <text:p>1.69713</text:p>
          </table:table-cell>
          <table:table-cell office:value-type="float" office:value="136.9748" calcext:value-type="float">
            <text:p>136.9748</text:p>
          </table:table-cell>
          <table:table-cell office:value-type="float" office:value="0" calcext:value-type="float">
            <text:p>0</text:p>
          </table:table-cell>
          <table:table-cell office:value-type="float" office:value="-0.01024693" calcext:value-type="float">
            <text:p>-0.01024693</text:p>
          </table:table-cell>
          <table:table-cell office:value-type="float" office:value="22.00665" calcext:value-type="float">
            <text:p>22.0066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68612" calcext:value-type="float">
            <text:p>1.36861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96278" calcext:value-type="float">
            <text:p>2.296278E-05</text:p>
          </table:table-cell>
          <table:table-cell office:value-type="float" office:value="1181.913" calcext:value-type="float">
            <text:p>1181.913</text:p>
          </table:table-cell>
          <table:table-cell office:value-type="float" office:value="1.711147" calcext:value-type="float">
            <text:p>1.711147</text:p>
          </table:table-cell>
          <table:table-cell office:value-type="float" office:value="0" calcext:value-type="float">
            <text:p>0</text:p>
          </table:table-cell>
          <table:table-cell office:value-type="float" office:value="0.009770921" calcext:value-type="float">
            <text:p>0.009770921</text:p>
          </table:table-cell>
          <table:table-cell office:value-type="float" office:value="0.09028715" calcext:value-type="float">
            <text:p>0.09028715</text:p>
          </table:table-cell>
          <table:table-cell office:value-type="float" office:value="0.05703447" calcext:value-type="float">
            <text:p>0.05703447</text:p>
          </table:table-cell>
          <table:table-cell office:value-type="float" office:value="0.03074149" calcext:value-type="float">
            <text:p>0.03074149</text:p>
          </table:table-cell>
          <table:table-cell office:value-type="float" office:value="0.04089134" calcext:value-type="float">
            <text:p>0.04089134</text:p>
          </table:table-cell>
          <table:table-cell office:value-type="float" office:value="0.01517116" calcext:value-type="float">
            <text:p>0.01517116</text:p>
          </table:table-cell>
          <table:table-cell office:value-type="float" office:value="0.02786567" calcext:value-type="float">
            <text:p>0.02786567</text:p>
          </table:table-cell>
          <table:table-cell office:value-type="float" office:value="0.06744664" calcext:value-type="float">
            <text:p>0.06744664</text:p>
          </table:table-cell>
          <table:table-cell office:value-type="float" office:value="0.1200007" calcext:value-type="float">
            <text:p>0.1200007</text:p>
          </table:table-cell>
          <table:table-cell office:value-type="float" office:value="0.1185928" calcext:value-type="float">
            <text:p>0.1185928</text:p>
          </table:table-cell>
          <table:table-cell office:value-type="float" office:value="0.1206233" calcext:value-type="float">
            <text:p>0.1206233</text:p>
          </table:table-cell>
          <table:table-cell office:value-type="float" office:value="0.1206057" calcext:value-type="float">
            <text:p>0.1206057</text:p>
          </table:table-cell>
          <table:table-cell office:value-type="float" office:value="0.123916" calcext:value-type="float">
            <text:p>0.123916</text:p>
          </table:table-cell>
          <table:table-cell office:value-type="float" office:value="0.1282412" calcext:value-type="float">
            <text:p>0.1282412</text:p>
          </table:table-cell>
          <table:table-cell office:value-type="float" office:value="0" calcext:value-type="float">
            <text:p>0</text:p>
          </table:table-cell>
          <table:table-cell office:value-type="float" office:value="8.917478" calcext:value-type="float">
            <text:p>8.917478</text:p>
          </table:table-cell>
          <table:table-cell office:value-type="float" office:value="10.11456" calcext:value-type="float">
            <text:p>10.11456</text:p>
          </table:table-cell>
          <table:table-cell office:value-type="float" office:value="16.3192" calcext:value-type="float">
            <text:p>16.3192</text:p>
          </table:table-cell>
          <table:table-cell office:value-type="float" office:value="4.505981" calcext:value-type="float">
            <text:p>4.505981</text:p>
          </table:table-cell>
          <table:table-cell office:value-type="float" office:value="3.612301" calcext:value-type="float">
            <text:p>3.612301</text:p>
          </table:table-cell>
          <table:table-cell office:value-type="float" office:value="1.906949" calcext:value-type="float">
            <text:p>1.906949</text:p>
          </table:table-cell>
          <table:table-cell office:value-type="float" office:value="1.653126" calcext:value-type="float">
            <text:p>1.653126</text:p>
          </table:table-cell>
          <table:table-cell office:value-type="float" office:value="3.628575" calcext:value-type="float">
            <text:p>3.628575</text:p>
          </table:table-cell>
          <table:table-cell office:value-type="float" office:value="5.482587" calcext:value-type="float">
            <text:p>5.482587</text:p>
          </table:table-cell>
          <table:table-cell office:value-type="float" office:value="5.487692" calcext:value-type="float">
            <text:p>5.487692</text:p>
          </table:table-cell>
          <table:table-cell office:value-type="float" office:value="5.749452" calcext:value-type="float">
            <text:p>5.749452</text:p>
          </table:table-cell>
          <table:table-cell office:value-type="float" office:value="5.764488" calcext:value-type="float">
            <text:p>5.764488</text:p>
          </table:table-cell>
          <table:table-cell office:value-type="float" office:value="6.085945" calcext:value-type="float">
            <text:p>6.085945</text:p>
          </table:table-cell>
          <table:table-cell office:value-type="float" office:value="6.501161" calcext:value-type="float">
            <text:p>6.501161</text:p>
          </table:table-cell>
          <table:table-cell office:value-type="float" office:value="0" calcext:value-type="float">
            <text:p>0</text:p>
          </table:table-cell>
          <table:table-cell office:value-type="float" office:value="0.009458334" calcext:value-type="float">
            <text:p>0.00945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4375" calcext:value-type="float">
            <text:p>0.42743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.687401" calcext:value-type="float">
            <text:p>1.687401</text:p>
          </table:table-cell>
          <table:table-cell office:value-type="float" office:value="136.978" calcext:value-type="float">
            <text:p>136.978</text:p>
          </table:table-cell>
          <table:table-cell office:value-type="float" office:value="0" calcext:value-type="float">
            <text:p>0</text:p>
          </table:table-cell>
          <table:table-cell office:value-type="float" office:value="-0.01719328" calcext:value-type="float">
            <text:p>-0.01719328</text:p>
          </table:table-cell>
          <table:table-cell office:value-type="float" office:value="22.03386" calcext:value-type="float">
            <text:p>22.0338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87669" calcext:value-type="float">
            <text:p>1.387669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98435" calcext:value-type="float">
            <text:p>2.298435E-05</text:p>
          </table:table-cell>
          <table:table-cell office:value-type="float" office:value="1181.885" calcext:value-type="float">
            <text:p>1181.885</text:p>
          </table:table-cell>
          <table:table-cell office:value-type="float" office:value="1.733796" calcext:value-type="float">
            <text:p>1.733796</text:p>
          </table:table-cell>
          <table:table-cell office:value-type="float" office:value="0" calcext:value-type="float">
            <text:p>0</text:p>
          </table:table-cell>
          <table:table-cell office:value-type="float" office:value="0.003238464" calcext:value-type="float">
            <text:p>0.003238464</text:p>
          </table:table-cell>
          <table:table-cell office:value-type="float" office:value="0.05650739" calcext:value-type="float">
            <text:p>0.05650739</text:p>
          </table:table-cell>
          <table:table-cell office:value-type="float" office:value="0.03697302" calcext:value-type="float">
            <text:p>0.03697302</text:p>
          </table:table-cell>
          <table:table-cell office:value-type="float" office:value="0.02267854" calcext:value-type="float">
            <text:p>0.02267854</text:p>
          </table:table-cell>
          <table:table-cell office:value-type="float" office:value="0.03904386" calcext:value-type="float">
            <text:p>0.03904386</text:p>
          </table:table-cell>
          <table:table-cell office:value-type="float" office:value="0.0113697" calcext:value-type="float">
            <text:p>0.0113697</text:p>
          </table:table-cell>
          <table:table-cell office:value-type="float" office:value="0.02473924" calcext:value-type="float">
            <text:p>0.02473924</text:p>
          </table:table-cell>
          <table:table-cell office:value-type="float" office:value="0.06741578" calcext:value-type="float">
            <text:p>0.06741578</text:p>
          </table:table-cell>
          <table:table-cell office:value-type="float" office:value="0.1200545" calcext:value-type="float">
            <text:p>0.1200545</text:p>
          </table:table-cell>
          <table:table-cell office:value-type="float" office:value="0.1186914" calcext:value-type="float">
            <text:p>0.1186914</text:p>
          </table:table-cell>
          <table:table-cell office:value-type="float" office:value="0.1207185" calcext:value-type="float">
            <text:p>0.1207185</text:p>
          </table:table-cell>
          <table:table-cell office:value-type="float" office:value="0.1207001" calcext:value-type="float">
            <text:p>0.1207001</text:p>
          </table:table-cell>
          <table:table-cell office:value-type="float" office:value="0.1240075" calcext:value-type="float">
            <text:p>0.1240075</text:p>
          </table:table-cell>
          <table:table-cell office:value-type="float" office:value="0.1283378" calcext:value-type="float">
            <text:p>0.1283378</text:p>
          </table:table-cell>
          <table:table-cell office:value-type="float" office:value="0" calcext:value-type="float">
            <text:p>0</text:p>
          </table:table-cell>
          <table:table-cell office:value-type="float" office:value="8.898808" calcext:value-type="float">
            <text:p>8.898808</text:p>
          </table:table-cell>
          <table:table-cell office:value-type="float" office:value="10.11749" calcext:value-type="float">
            <text:p>10.11749</text:p>
          </table:table-cell>
          <table:table-cell office:value-type="float" office:value="16.27855" calcext:value-type="float">
            <text:p>16.27855</text:p>
          </table:table-cell>
          <table:table-cell office:value-type="float" office:value="4.50134" calcext:value-type="float">
            <text:p>4.50134</text:p>
          </table:table-cell>
          <table:table-cell office:value-type="float" office:value="3.616186" calcext:value-type="float">
            <text:p>3.616186</text:p>
          </table:table-cell>
          <table:table-cell office:value-type="float" office:value="1.905869" calcext:value-type="float">
            <text:p>1.905869</text:p>
          </table:table-cell>
          <table:table-cell office:value-type="float" office:value="1.65567" calcext:value-type="float">
            <text:p>1.65567</text:p>
          </table:table-cell>
          <table:table-cell office:value-type="float" office:value="3.634414" calcext:value-type="float">
            <text:p>3.634414</text:p>
          </table:table-cell>
          <table:table-cell office:value-type="float" office:value="5.491088" calcext:value-type="float">
            <text:p>5.491088</text:p>
          </table:table-cell>
          <table:table-cell office:value-type="float" office:value="5.496043" calcext:value-type="float">
            <text:p>5.496043</text:p>
          </table:table-cell>
          <table:table-cell office:value-type="float" office:value="5.757993" calcext:value-type="float">
            <text:p>5.757993</text:p>
          </table:table-cell>
          <table:table-cell office:value-type="float" office:value="5.773016" calcext:value-type="float">
            <text:p>5.773016</text:p>
          </table:table-cell>
          <table:table-cell office:value-type="float" office:value="6.094455" calcext:value-type="float">
            <text:p>6.094455</text:p>
          </table:table-cell>
          <table:table-cell office:value-type="float" office:value="6.510151" calcext:value-type="float">
            <text:p>6.510151</text:p>
          </table:table-cell>
          <table:table-cell office:value-type="float" office:value="0" calcext:value-type="float">
            <text:p>0</text:p>
          </table:table-cell>
          <table:table-cell office:value-type="float" office:value="0.03070063" calcext:value-type="float">
            <text:p>0.0307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8558" calcext:value-type="float">
            <text:p>0.43285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.673244" calcext:value-type="float">
            <text:p>1.673244</text:p>
          </table:table-cell>
          <table:table-cell office:value-type="float" office:value="136.9841" calcext:value-type="float">
            <text:p>136.9841</text:p>
          </table:table-cell>
          <table:table-cell office:value-type="float" office:value="0" calcext:value-type="float">
            <text:p>0</text:p>
          </table:table-cell>
          <table:table-cell office:value-type="float" office:value="-0.02557686" calcext:value-type="float">
            <text:p>-0.02557686</text:p>
          </table:table-cell>
          <table:table-cell office:value-type="float" office:value="22.05986" calcext:value-type="float">
            <text:p>22.0598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387669" calcext:value-type="float">
            <text:p>1.387669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298435" calcext:value-type="float">
            <text:p>2.298435E-05</text:p>
          </table:table-cell>
          <table:table-cell office:value-type="float" office:value="1181.857" calcext:value-type="float">
            <text:p>1181.857</text:p>
          </table:table-cell>
          <table:table-cell office:value-type="float" office:value="1.759513" calcext:value-type="float">
            <text:p>1.759513</text:p>
          </table:table-cell>
          <table:table-cell office:value-type="float" office:value="0" calcext:value-type="float">
            <text:p>0</text:p>
          </table:table-cell>
          <table:table-cell office:value-type="float" office:value="0.02446764" calcext:value-type="float">
            <text:p>0.02446764</text:p>
          </table:table-cell>
          <table:table-cell office:value-type="float" office:value="0.1047708" calcext:value-type="float">
            <text:p>0.1047708</text:p>
          </table:table-cell>
          <table:table-cell office:value-type="float" office:value="0.02854167" calcext:value-type="float">
            <text:p>0.02854167</text:p>
          </table:table-cell>
          <table:table-cell office:value-type="float" office:value="0.01449396" calcext:value-type="float">
            <text:p>0.01449396</text:p>
          </table:table-cell>
          <table:table-cell office:value-type="float" office:value="0.03132021" calcext:value-type="float">
            <text:p>0.03132021</text:p>
          </table:table-cell>
          <table:table-cell office:value-type="float" office:value="0.00994983" calcext:value-type="float">
            <text:p>0.00994983</text:p>
          </table:table-cell>
          <table:table-cell office:value-type="float" office:value="0.01995883" calcext:value-type="float">
            <text:p>0.01995883</text:p>
          </table:table-cell>
          <table:table-cell office:value-type="float" office:value="0.06738893" calcext:value-type="float">
            <text:p>0.06738893</text:p>
          </table:table-cell>
          <table:table-cell office:value-type="float" office:value="0.1201354" calcext:value-type="float">
            <text:p>0.1201354</text:p>
          </table:table-cell>
          <table:table-cell office:value-type="float" office:value="0.1187873" calcext:value-type="float">
            <text:p>0.1187873</text:p>
          </table:table-cell>
          <table:table-cell office:value-type="float" office:value="0.1208129" calcext:value-type="float">
            <text:p>0.1208129</text:p>
          </table:table-cell>
          <table:table-cell office:value-type="float" office:value="0.1207954" calcext:value-type="float">
            <text:p>0.1207954</text:p>
          </table:table-cell>
          <table:table-cell office:value-type="float" office:value="0.1240985" calcext:value-type="float">
            <text:p>0.1240985</text:p>
          </table:table-cell>
          <table:table-cell office:value-type="float" office:value="0.1284343" calcext:value-type="float">
            <text:p>0.1284343</text:p>
          </table:table-cell>
          <table:table-cell office:value-type="float" office:value="0" calcext:value-type="float">
            <text:p>0</text:p>
          </table:table-cell>
          <table:table-cell office:value-type="float" office:value="8.877794" calcext:value-type="float">
            <text:p>8.877794</text:p>
          </table:table-cell>
          <table:table-cell office:value-type="float" office:value="10.11263" calcext:value-type="float">
            <text:p>10.11263</text:p>
          </table:table-cell>
          <table:table-cell office:value-type="float" office:value="16.23074" calcext:value-type="float">
            <text:p>16.23074</text:p>
          </table:table-cell>
          <table:table-cell office:value-type="float" office:value="4.492609" calcext:value-type="float">
            <text:p>4.492609</text:p>
          </table:table-cell>
          <table:table-cell office:value-type="float" office:value="3.617965" calcext:value-type="float">
            <text:p>3.617965</text:p>
          </table:table-cell>
          <table:table-cell office:value-type="float" office:value="1.904206" calcext:value-type="float">
            <text:p>1.904206</text:p>
          </table:table-cell>
          <table:table-cell office:value-type="float" office:value="1.657119" calcext:value-type="float">
            <text:p>1.657119</text:p>
          </table:table-cell>
          <table:table-cell office:value-type="float" office:value="3.640262" calcext:value-type="float">
            <text:p>3.640262</text:p>
          </table:table-cell>
          <table:table-cell office:value-type="float" office:value="5.499552" calcext:value-type="float">
            <text:p>5.499552</text:p>
          </table:table-cell>
          <table:table-cell office:value-type="float" office:value="5.504396" calcext:value-type="float">
            <text:p>5.504396</text:p>
          </table:table-cell>
          <table:table-cell office:value-type="float" office:value="5.766534" calcext:value-type="float">
            <text:p>5.766534</text:p>
          </table:table-cell>
          <table:table-cell office:value-type="float" office:value="5.781544" calcext:value-type="float">
            <text:p>5.781544</text:p>
          </table:table-cell>
          <table:table-cell office:value-type="float" office:value="6.102944" calcext:value-type="float">
            <text:p>6.102944</text:p>
          </table:table-cell>
          <table:table-cell office:value-type="float" office:value="6.519095" calcext:value-type="float">
            <text:p>6.519095</text:p>
          </table:table-cell>
          <table:table-cell office:value-type="float" office:value="0" calcext:value-type="float">
            <text:p>0</text:p>
          </table:table-cell>
          <table:table-cell office:value-type="float" office:value="0.01166735" calcext:value-type="float">
            <text:p>0.01166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6665" calcext:value-type="float">
            <text:p>0.43966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.657988" calcext:value-type="float">
            <text:p>1.657988</text:p>
          </table:table-cell>
          <table:table-cell office:value-type="float" office:value="136.9925" calcext:value-type="float">
            <text:p>136.9925</text:p>
          </table:table-cell>
          <table:table-cell office:value-type="float" office:value="0" calcext:value-type="float">
            <text:p>0</text:p>
          </table:table-cell>
          <table:table-cell office:value-type="float" office:value="-0.03540448" calcext:value-type="float">
            <text:p>-0.03540448</text:p>
          </table:table-cell>
          <table:table-cell office:value-type="float" office:value="22.08486" calcext:value-type="float">
            <text:p>22.0848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178" calcext:value-type="float">
            <text:p>1.475178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767" calcext:value-type="float">
            <text:p>2.301767E-05</text:p>
          </table:table-cell>
          <table:table-cell office:value-type="float" office:value="1181.829" calcext:value-type="float">
            <text:p>1181.829</text:p>
          </table:table-cell>
          <table:table-cell office:value-type="float" office:value="1.785065" calcext:value-type="float">
            <text:p>1.785065</text:p>
          </table:table-cell>
          <table:table-cell office:value-type="float" office:value="0" calcext:value-type="float">
            <text:p>0</text:p>
          </table:table-cell>
          <table:table-cell office:value-type="float" office:value="0.003385358" calcext:value-type="float">
            <text:p>0.003385358</text:p>
          </table:table-cell>
          <table:table-cell office:value-type="float" office:value="0.09283559" calcext:value-type="float">
            <text:p>0.09283559</text:p>
          </table:table-cell>
          <table:table-cell office:value-type="float" office:value="0.01958202" calcext:value-type="float">
            <text:p>0.01958202</text:p>
          </table:table-cell>
          <table:table-cell office:value-type="float" office:value="0.01235779" calcext:value-type="float">
            <text:p>0.01235779</text:p>
          </table:table-cell>
          <table:table-cell office:value-type="float" office:value="0.02149115" calcext:value-type="float">
            <text:p>0.02149115</text:p>
          </table:table-cell>
          <table:table-cell office:value-type="float" office:value="0.008317954" calcext:value-type="float">
            <text:p>0.008317954</text:p>
          </table:table-cell>
          <table:table-cell office:value-type="float" office:value="0.01706419" calcext:value-type="float">
            <text:p>0.01706419</text:p>
          </table:table-cell>
          <table:table-cell office:value-type="float" office:value="0.06413461" calcext:value-type="float">
            <text:p>0.06413461</text:p>
          </table:table-cell>
          <table:table-cell office:value-type="float" office:value="0.1202395" calcext:value-type="float">
            <text:p>0.1202395</text:p>
          </table:table-cell>
          <table:table-cell office:value-type="float" office:value="0.1188849" calcext:value-type="float">
            <text:p>0.1188849</text:p>
          </table:table-cell>
          <table:table-cell office:value-type="float" office:value="0.1209069" calcext:value-type="float">
            <text:p>0.1209069</text:p>
          </table:table-cell>
          <table:table-cell office:value-type="float" office:value="0.120886" calcext:value-type="float">
            <text:p>0.120886</text:p>
          </table:table-cell>
          <table:table-cell office:value-type="float" office:value="0.1241896" calcext:value-type="float">
            <text:p>0.1241896</text:p>
          </table:table-cell>
          <table:table-cell office:value-type="float" office:value="0.1285307" calcext:value-type="float">
            <text:p>0.1285307</text:p>
          </table:table-cell>
          <table:table-cell office:value-type="float" office:value="0" calcext:value-type="float">
            <text:p>0</text:p>
          </table:table-cell>
          <table:table-cell office:value-type="float" office:value="8.852687" calcext:value-type="float">
            <text:p>8.852687</text:p>
          </table:table-cell>
          <table:table-cell office:value-type="float" office:value="10.10159" calcext:value-type="float">
            <text:p>10.10159</text:p>
          </table:table-cell>
          <table:table-cell office:value-type="float" office:value="16.17907" calcext:value-type="float">
            <text:p>16.17907</text:p>
          </table:table-cell>
          <table:table-cell office:value-type="float" office:value="4.481874" calcext:value-type="float">
            <text:p>4.481874</text:p>
          </table:table-cell>
          <table:table-cell office:value-type="float" office:value="3.615689" calcext:value-type="float">
            <text:p>3.615689</text:p>
          </table:table-cell>
          <table:table-cell office:value-type="float" office:value="1.902178" calcext:value-type="float">
            <text:p>1.902178</text:p>
          </table:table-cell>
          <table:table-cell office:value-type="float" office:value="1.657605" calcext:value-type="float">
            <text:p>1.657605</text:p>
          </table:table-cell>
          <table:table-cell office:value-type="float" office:value="3.645736" calcext:value-type="float">
            <text:p>3.645736</text:p>
          </table:table-cell>
          <table:table-cell office:value-type="float" office:value="5.508036" calcext:value-type="float">
            <text:p>5.508036</text:p>
          </table:table-cell>
          <table:table-cell office:value-type="float" office:value="5.512751" calcext:value-type="float">
            <text:p>5.512751</text:p>
          </table:table-cell>
          <table:table-cell office:value-type="float" office:value="5.775075" calcext:value-type="float">
            <text:p>5.775075</text:p>
          </table:table-cell>
          <table:table-cell office:value-type="float" office:value="5.79004" calcext:value-type="float">
            <text:p>5.79004</text:p>
          </table:table-cell>
          <table:table-cell office:value-type="float" office:value="6.111434" calcext:value-type="float">
            <text:p>6.111434</text:p>
          </table:table-cell>
          <table:table-cell office:value-type="float" office:value="6.528008" calcext:value-type="float">
            <text:p>6.528008</text:p>
          </table:table-cell>
          <table:table-cell office:value-type="float" office:value="0" calcext:value-type="float">
            <text:p>0</text:p>
          </table:table-cell>
          <table:table-cell office:value-type="float" office:value="0.009823443" calcext:value-type="float">
            <text:p>0.009823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3504" calcext:value-type="float">
            <text:p>0.44535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.642482" calcext:value-type="float">
            <text:p>1.642482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0" calcext:value-type="float">
            <text:p>0</text:p>
          </table:table-cell>
          <table:table-cell office:value-type="float" office:value="-0.04707596" calcext:value-type="float">
            <text:p>-0.04707596</text:p>
          </table:table-cell>
          <table:table-cell office:value-type="float" office:value="22.11004" calcext:value-type="float">
            <text:p>22.1100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57" calcext:value-type="float">
            <text:p>1.47525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28" calcext:value-type="float">
            <text:p>2.301828E-05</text:p>
          </table:table-cell>
          <table:table-cell office:value-type="float" office:value="1181.801" calcext:value-type="float">
            <text:p>1181.801</text:p>
          </table:table-cell>
          <table:table-cell office:value-type="float" office:value="1.799565" calcext:value-type="float">
            <text:p>1.799565</text:p>
          </table:table-cell>
          <table:table-cell office:value-type="float" office:value="0" calcext:value-type="float">
            <text:p>0</text:p>
          </table:table-cell>
          <table:table-cell office:value-type="float" office:value="0.01895374" calcext:value-type="float">
            <text:p>0.01895374</text:p>
          </table:table-cell>
          <table:table-cell office:value-type="float" office:value="0.1129074" calcext:value-type="float">
            <text:p>0.1129074</text:p>
          </table:table-cell>
          <table:table-cell office:value-type="float" office:value="0.01725074" calcext:value-type="float">
            <text:p>0.01725074</text:p>
          </table:table-cell>
          <table:table-cell office:value-type="float" office:value="0.01022185" calcext:value-type="float">
            <text:p>0.01022185</text:p>
          </table:table-cell>
          <table:table-cell office:value-type="float" office:value="0.01860985" calcext:value-type="float">
            <text:p>0.01860985</text:p>
          </table:table-cell>
          <table:table-cell office:value-type="float" office:value="0.006754965" calcext:value-type="float">
            <text:p>0.006754965</text:p>
          </table:table-cell>
          <table:table-cell office:value-type="float" office:value="0.01565084" calcext:value-type="float">
            <text:p>0.01565084</text:p>
          </table:table-cell>
          <table:table-cell office:value-type="float" office:value="0.06040072" calcext:value-type="float">
            <text:p>0.06040072</text:p>
          </table:table-cell>
          <table:table-cell office:value-type="float" office:value="0.1203513" calcext:value-type="float">
            <text:p>0.1203513</text:p>
          </table:table-cell>
          <table:table-cell office:value-type="float" office:value="0.1189865" calcext:value-type="float">
            <text:p>0.1189865</text:p>
          </table:table-cell>
          <table:table-cell office:value-type="float" office:value="0.1210013" calcext:value-type="float">
            <text:p>0.1210013</text:p>
          </table:table-cell>
          <table:table-cell office:value-type="float" office:value="0.1209817" calcext:value-type="float">
            <text:p>0.1209817</text:p>
          </table:table-cell>
          <table:table-cell office:value-type="float" office:value="0.1242806" calcext:value-type="float">
            <text:p>0.1242806</text:p>
          </table:table-cell>
          <table:table-cell office:value-type="float" office:value="0.1286269" calcext:value-type="float">
            <text:p>0.1286269</text:p>
          </table:table-cell>
          <table:table-cell office:value-type="float" office:value="0" calcext:value-type="float">
            <text:p>0</text:p>
          </table:table-cell>
          <table:table-cell office:value-type="float" office:value="8.837205" calcext:value-type="float">
            <text:p>8.837205</text:p>
          </table:table-cell>
          <table:table-cell office:value-type="float" office:value="10.10581" calcext:value-type="float">
            <text:p>10.10581</text:p>
          </table:table-cell>
          <table:table-cell office:value-type="float" office:value="16.12725" calcext:value-type="float">
            <text:p>16.12725</text:p>
          </table:table-cell>
          <table:table-cell office:value-type="float" office:value="4.470665" calcext:value-type="float">
            <text:p>4.470665</text:p>
          </table:table-cell>
          <table:table-cell office:value-type="float" office:value="3.611175" calcext:value-type="float">
            <text:p>3.611175</text:p>
          </table:table-cell>
          <table:table-cell office:value-type="float" office:value="1.899695" calcext:value-type="float">
            <text:p>1.899695</text:p>
          </table:table-cell>
          <table:table-cell office:value-type="float" office:value="1.657637" calcext:value-type="float">
            <text:p>1.657637</text:p>
          </table:table-cell>
          <table:table-cell office:value-type="float" office:value="3.650267" calcext:value-type="float">
            <text:p>3.650267</text:p>
          </table:table-cell>
          <table:table-cell office:value-type="float" office:value="5.516537" calcext:value-type="float">
            <text:p>5.516537</text:p>
          </table:table-cell>
          <table:table-cell office:value-type="float" office:value="5.521103" calcext:value-type="float">
            <text:p>5.521103</text:p>
          </table:table-cell>
          <table:table-cell office:value-type="float" office:value="5.783616" calcext:value-type="float">
            <text:p>5.783616</text:p>
          </table:table-cell>
          <table:table-cell office:value-type="float" office:value="5.798527" calcext:value-type="float">
            <text:p>5.798527</text:p>
          </table:table-cell>
          <table:table-cell office:value-type="float" office:value="6.119923" calcext:value-type="float">
            <text:p>6.119923</text:p>
          </table:table-cell>
          <table:table-cell office:value-type="float" office:value="6.536952" calcext:value-type="float">
            <text:p>6.536952</text:p>
          </table:table-cell>
          <table:table-cell office:value-type="float" office:value="0" calcext:value-type="float">
            <text:p>0</text:p>
          </table:table-cell>
          <table:table-cell office:value-type="float" office:value="0.005134515" calcext:value-type="float">
            <text:p>0.005134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9779" calcext:value-type="float">
            <text:p>0.4539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.595911" calcext:value-type="float">
            <text:p>1.595911</text:p>
          </table:table-cell>
          <table:table-cell office:value-type="float" office:value="137.0028" calcext:value-type="float">
            <text:p>137.0028</text:p>
          </table:table-cell>
          <table:table-cell office:value-type="float" office:value="0" calcext:value-type="float">
            <text:p>0</text:p>
          </table:table-cell>
          <table:table-cell office:value-type="float" office:value="-0.06025771" calcext:value-type="float">
            <text:p>-0.06025771</text:p>
          </table:table-cell>
          <table:table-cell office:value-type="float" office:value="22.13547" calcext:value-type="float">
            <text:p>22.13547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57" calcext:value-type="float">
            <text:p>1.47525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28" calcext:value-type="float">
            <text:p>2.301828E-05</text:p>
          </table:table-cell>
          <table:table-cell office:value-type="float" office:value="1181.781" calcext:value-type="float">
            <text:p>1181.781</text:p>
          </table:table-cell>
          <table:table-cell office:value-type="float" office:value="1.730756" calcext:value-type="float">
            <text:p>1.730756</text:p>
          </table:table-cell>
          <table:table-cell office:value-type="float" office:value="0" calcext:value-type="float">
            <text:p>0</text:p>
          </table:table-cell>
          <table:table-cell office:value-type="float" office:value="0.5562469" calcext:value-type="float">
            <text:p>0.5562469</text:p>
          </table:table-cell>
          <table:table-cell office:value-type="float" office:value="0.1261475" calcext:value-type="float">
            <text:p>0.1261475</text:p>
          </table:table-cell>
          <table:table-cell office:value-type="float" office:value="0.01427773" calcext:value-type="float">
            <text:p>0.01427773</text:p>
          </table:table-cell>
          <table:table-cell office:value-type="float" office:value="0.009224802" calcext:value-type="float">
            <text:p>0.009224802</text:p>
          </table:table-cell>
          <table:table-cell office:value-type="float" office:value="0.01634337" calcext:value-type="float">
            <text:p>0.01634337</text:p>
          </table:table-cell>
          <table:table-cell office:value-type="float" office:value="0.005921334" calcext:value-type="float">
            <text:p>0.005921334</text:p>
          </table:table-cell>
          <table:table-cell office:value-type="float" office:value="0.01471241" calcext:value-type="float">
            <text:p>0.01471241</text:p>
          </table:table-cell>
          <table:table-cell office:value-type="float" office:value="0.05761097" calcext:value-type="float">
            <text:p>0.05761097</text:p>
          </table:table-cell>
          <table:table-cell office:value-type="float" office:value="0.1205063" calcext:value-type="float">
            <text:p>0.1205063</text:p>
          </table:table-cell>
          <table:table-cell office:value-type="float" office:value="0.1190921" calcext:value-type="float">
            <text:p>0.1190921</text:p>
          </table:table-cell>
          <table:table-cell office:value-type="float" office:value="0.1210958" calcext:value-type="float">
            <text:p>0.1210958</text:p>
          </table:table-cell>
          <table:table-cell office:value-type="float" office:value="0.1210885" calcext:value-type="float">
            <text:p>0.1210885</text:p>
          </table:table-cell>
          <table:table-cell office:value-type="float" office:value="0.1243715" calcext:value-type="float">
            <text:p>0.1243715</text:p>
          </table:table-cell>
          <table:table-cell office:value-type="float" office:value="0.1287229" calcext:value-type="float">
            <text:p>0.1287229</text:p>
          </table:table-cell>
          <table:table-cell office:value-type="float" office:value="0" calcext:value-type="float">
            <text:p>0</text:p>
          </table:table-cell>
          <table:table-cell office:value-type="float" office:value="8.869796" calcext:value-type="float">
            <text:p>8.869796</text:p>
          </table:table-cell>
          <table:table-cell office:value-type="float" office:value="10.11362" calcext:value-type="float">
            <text:p>10.11362</text:p>
          </table:table-cell>
          <table:table-cell office:value-type="float" office:value="16.07619" calcext:value-type="float">
            <text:p>16.07619</text:p>
          </table:table-cell>
          <table:table-cell office:value-type="float" office:value="4.459104" calcext:value-type="float">
            <text:p>4.459104</text:p>
          </table:table-cell>
          <table:table-cell office:value-type="float" office:value="3.60579" calcext:value-type="float">
            <text:p>3.60579</text:p>
          </table:table-cell>
          <table:table-cell office:value-type="float" office:value="1.896959" calcext:value-type="float">
            <text:p>1.896959</text:p>
          </table:table-cell>
          <table:table-cell office:value-type="float" office:value="1.657404" calcext:value-type="float">
            <text:p>1.657404</text:p>
          </table:table-cell>
          <table:table-cell office:value-type="float" office:value="3.653984" calcext:value-type="float">
            <text:p>3.653984</text:p>
          </table:table-cell>
          <table:table-cell office:value-type="float" office:value="5.525039" calcext:value-type="float">
            <text:p>5.525039</text:p>
          </table:table-cell>
          <table:table-cell office:value-type="float" office:value="5.529456" calcext:value-type="float">
            <text:p>5.529456</text:p>
          </table:table-cell>
          <table:table-cell office:value-type="float" office:value="5.792157" calcext:value-type="float">
            <text:p>5.792157</text:p>
          </table:table-cell>
          <table:table-cell office:value-type="float" office:value="5.807019" calcext:value-type="float">
            <text:p>5.807019</text:p>
          </table:table-cell>
          <table:table-cell office:value-type="float" office:value="6.128412" calcext:value-type="float">
            <text:p>6.128412</text:p>
          </table:table-cell>
          <table:table-cell office:value-type="float" office:value="6.545871" calcext:value-type="float">
            <text:p>6.545871</text:p>
          </table:table-cell>
          <table:table-cell office:value-type="float" office:value="0" calcext:value-type="float">
            <text:p>0</text:p>
          </table:table-cell>
          <table:table-cell office:value-type="float" office:value="33.02651" calcext:value-type="float">
            <text:p>33.0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8502" calcext:value-type="float">
            <text:p>0.49485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.566289" calcext:value-type="float">
            <text:p>1.566289</text:p>
          </table:table-cell>
          <table:table-cell office:value-type="float" office:value="137.0006" calcext:value-type="float">
            <text:p>137.0006</text:p>
          </table:table-cell>
          <table:table-cell office:value-type="float" office:value="0" calcext:value-type="float">
            <text:p>0</text:p>
          </table:table-cell>
          <table:table-cell office:value-type="float" office:value="-0.07478323" calcext:value-type="float">
            <text:p>-0.07478323</text:p>
          </table:table-cell>
          <table:table-cell office:value-type="float" office:value="22.16175" calcext:value-type="float">
            <text:p>22.1617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57" calcext:value-type="float">
            <text:p>1.47525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28" calcext:value-type="float">
            <text:p>2.301828E-05</text:p>
          </table:table-cell>
          <table:table-cell office:value-type="float" office:value="1181.768" calcext:value-type="float">
            <text:p>1181.768</text:p>
          </table:table-cell>
          <table:table-cell office:value-type="float" office:value="1.687691" calcext:value-type="float">
            <text:p>1.687691</text:p>
          </table:table-cell>
          <table:table-cell office:value-type="float" office:value="0" calcext:value-type="float">
            <text:p>0</text:p>
          </table:table-cell>
          <table:table-cell office:value-type="float" office:value="1.594757" calcext:value-type="float">
            <text:p>1.594757</text:p>
          </table:table-cell>
          <table:table-cell office:value-type="float" office:value="0.1382706" calcext:value-type="float">
            <text:p>0.1382706</text:p>
          </table:table-cell>
          <table:table-cell office:value-type="float" office:value="0.01476037" calcext:value-type="float">
            <text:p>0.01476037</text:p>
          </table:table-cell>
          <table:table-cell office:value-type="float" office:value="0.008554027" calcext:value-type="float">
            <text:p>0.008554027</text:p>
          </table:table-cell>
          <table:table-cell office:value-type="float" office:value="0.01297638" calcext:value-type="float">
            <text:p>0.01297638</text:p>
          </table:table-cell>
          <table:table-cell office:value-type="float" office:value="0.005350532" calcext:value-type="float">
            <text:p>0.005350532</text:p>
          </table:table-cell>
          <table:table-cell office:value-type="float" office:value="0.01408098" calcext:value-type="float">
            <text:p>0.01408098</text:p>
          </table:table-cell>
          <table:table-cell office:value-type="float" office:value="0.05729065" calcext:value-type="float">
            <text:p>0.05729065</text:p>
          </table:table-cell>
          <table:table-cell office:value-type="float" office:value="0.1202455" calcext:value-type="float">
            <text:p>0.1202455</text:p>
          </table:table-cell>
          <table:table-cell office:value-type="float" office:value="0.1192016" calcext:value-type="float">
            <text:p>0.1192016</text:p>
          </table:table-cell>
          <table:table-cell office:value-type="float" office:value="0.1211911" calcext:value-type="float">
            <text:p>0.1211911</text:p>
          </table:table-cell>
          <table:table-cell office:value-type="float" office:value="0.1212016" calcext:value-type="float">
            <text:p>0.1212016</text:p>
          </table:table-cell>
          <table:table-cell office:value-type="float" office:value="0.1244624" calcext:value-type="float">
            <text:p>0.1244624</text:p>
          </table:table-cell>
          <table:table-cell office:value-type="float" office:value="0.1288186" calcext:value-type="float">
            <text:p>0.1288186</text:p>
          </table:table-cell>
          <table:table-cell office:value-type="float" office:value="0" calcext:value-type="float">
            <text:p>0</text:p>
          </table:table-cell>
          <table:table-cell office:value-type="float" office:value="9.016665" calcext:value-type="float">
            <text:p>9.016665</text:p>
          </table:table-cell>
          <table:table-cell office:value-type="float" office:value="10.12034" calcext:value-type="float">
            <text:p>10.12034</text:p>
          </table:table-cell>
          <table:table-cell office:value-type="float" office:value="16.02522" calcext:value-type="float">
            <text:p>16.02522</text:p>
          </table:table-cell>
          <table:table-cell office:value-type="float" office:value="4.447481" calcext:value-type="float">
            <text:p>4.447481</text:p>
          </table:table-cell>
          <table:table-cell office:value-type="float" office:value="3.599323" calcext:value-type="float">
            <text:p>3.599323</text:p>
          </table:table-cell>
          <table:table-cell office:value-type="float" office:value="1.894105" calcext:value-type="float">
            <text:p>1.894105</text:p>
          </table:table-cell>
          <table:table-cell office:value-type="float" office:value="1.656999" calcext:value-type="float">
            <text:p>1.656999</text:p>
          </table:table-cell>
          <table:table-cell office:value-type="float" office:value="3.657234" calcext:value-type="float">
            <text:p>3.657234</text:p>
          </table:table-cell>
          <table:table-cell office:value-type="float" office:value="5.533531" calcext:value-type="float">
            <text:p>5.533531</text:p>
          </table:table-cell>
          <table:table-cell office:value-type="float" office:value="5.537809" calcext:value-type="float">
            <text:p>5.537809</text:p>
          </table:table-cell>
          <table:table-cell office:value-type="float" office:value="5.800699" calcext:value-type="float">
            <text:p>5.800699</text:p>
          </table:table-cell>
          <table:table-cell office:value-type="float" office:value="5.815505" calcext:value-type="float">
            <text:p>5.815505</text:p>
          </table:table-cell>
          <table:table-cell office:value-type="float" office:value="6.13688" calcext:value-type="float">
            <text:p>6.13688</text:p>
          </table:table-cell>
          <table:table-cell office:value-type="float" office:value="6.554823" calcext:value-type="float">
            <text:p>6.554823</text:p>
          </table:table-cell>
          <table:table-cell office:value-type="float" office:value="0" calcext:value-type="float">
            <text:p>0</text:p>
          </table:table-cell>
          <table:table-cell office:value-type="float" office:value="35.06421" calcext:value-type="float">
            <text:p>35.06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3966" calcext:value-type="float">
            <text:p>0.52539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.548608" calcext:value-type="float">
            <text:p>1.548608</text:p>
          </table:table-cell>
          <table:table-cell office:value-type="float" office:value="136.9943" calcext:value-type="float">
            <text:p>136.9943</text:p>
          </table:table-cell>
          <table:table-cell office:value-type="float" office:value="0" calcext:value-type="float">
            <text:p>0</text:p>
          </table:table-cell>
          <table:table-cell office:value-type="float" office:value="-0.09105294" calcext:value-type="float">
            <text:p>-0.09105294</text:p>
          </table:table-cell>
          <table:table-cell office:value-type="float" office:value="22.18888" calcext:value-type="float">
            <text:p>22.1888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57" calcext:value-type="float">
            <text:p>1.47525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28" calcext:value-type="float">
            <text:p>2.301828E-05</text:p>
          </table:table-cell>
          <table:table-cell office:value-type="float" office:value="1181.754" calcext:value-type="float">
            <text:p>1181.754</text:p>
          </table:table-cell>
          <table:table-cell office:value-type="float" office:value="1.663166" calcext:value-type="float">
            <text:p>1.663166</text:p>
          </table:table-cell>
          <table:table-cell office:value-type="float" office:value="0" calcext:value-type="float">
            <text:p>0</text:p>
          </table:table-cell>
          <table:table-cell office:value-type="float" office:value="2.223707" calcext:value-type="float">
            <text:p>2.223707</text:p>
          </table:table-cell>
          <table:table-cell office:value-type="float" office:value="0.1420203" calcext:value-type="float">
            <text:p>0.1420203</text:p>
          </table:table-cell>
          <table:table-cell office:value-type="float" office:value="0.01560321" calcext:value-type="float">
            <text:p>0.01560321</text:p>
          </table:table-cell>
          <table:table-cell office:value-type="float" office:value="0.008621446" calcext:value-type="float">
            <text:p>0.008621446</text:p>
          </table:table-cell>
          <table:table-cell office:value-type="float" office:value="0.01219359" calcext:value-type="float">
            <text:p>0.01219359</text:p>
          </table:table-cell>
          <table:table-cell office:value-type="float" office:value="0.004838589" calcext:value-type="float">
            <text:p>0.004838589</text:p>
          </table:table-cell>
          <table:table-cell office:value-type="float" office:value="0.01370072" calcext:value-type="float">
            <text:p>0.01370072</text:p>
          </table:table-cell>
          <table:table-cell office:value-type="float" office:value="0.05869094" calcext:value-type="float">
            <text:p>0.05869094</text:p>
          </table:table-cell>
          <table:table-cell office:value-type="float" office:value="0.1175723" calcext:value-type="float">
            <text:p>0.1175723</text:p>
          </table:table-cell>
          <table:table-cell office:value-type="float" office:value="0.1193131" calcext:value-type="float">
            <text:p>0.1193131</text:p>
          </table:table-cell>
          <table:table-cell office:value-type="float" office:value="0.1212871" calcext:value-type="float">
            <text:p>0.1212871</text:p>
          </table:table-cell>
          <table:table-cell office:value-type="float" office:value="0.1213064" calcext:value-type="float">
            <text:p>0.1213064</text:p>
          </table:table-cell>
          <table:table-cell office:value-type="float" office:value="0.1245534" calcext:value-type="float">
            <text:p>0.1245534</text:p>
          </table:table-cell>
          <table:table-cell office:value-type="float" office:value="0.1289144" calcext:value-type="float">
            <text:p>0.1289144</text:p>
          </table:table-cell>
          <table:table-cell office:value-type="float" office:value="0" calcext:value-type="float">
            <text:p>0</text:p>
          </table:table-cell>
          <table:table-cell office:value-type="float" office:value="9.267654" calcext:value-type="float">
            <text:p>9.267654</text:p>
          </table:table-cell>
          <table:table-cell office:value-type="float" office:value="10.12486" calcext:value-type="float">
            <text:p>10.12486</text:p>
          </table:table-cell>
          <table:table-cell office:value-type="float" office:value="15.97509" calcext:value-type="float">
            <text:p>15.97509</text:p>
          </table:table-cell>
          <table:table-cell office:value-type="float" office:value="4.435907" calcext:value-type="float">
            <text:p>4.435907</text:p>
          </table:table-cell>
          <table:table-cell office:value-type="float" office:value="3.592183" calcext:value-type="float">
            <text:p>3.592183</text:p>
          </table:table-cell>
          <table:table-cell office:value-type="float" office:value="1.891149" calcext:value-type="float">
            <text:p>1.891149</text:p>
          </table:table-cell>
          <table:table-cell office:value-type="float" office:value="1.656488" calcext:value-type="float">
            <text:p>1.656488</text:p>
          </table:table-cell>
          <table:table-cell office:value-type="float" office:value="3.660696" calcext:value-type="float">
            <text:p>3.660696</text:p>
          </table:table-cell>
          <table:table-cell office:value-type="float" office:value="5.541661" calcext:value-type="float">
            <text:p>5.541661</text:p>
          </table:table-cell>
          <table:table-cell office:value-type="float" office:value="5.54616" calcext:value-type="float">
            <text:p>5.54616</text:p>
          </table:table-cell>
          <table:table-cell office:value-type="float" office:value="5.80924" calcext:value-type="float">
            <text:p>5.80924</text:p>
          </table:table-cell>
          <table:table-cell office:value-type="float" office:value="5.823994" calcext:value-type="float">
            <text:p>5.823994</text:p>
          </table:table-cell>
          <table:table-cell office:value-type="float" office:value="6.14533" calcext:value-type="float">
            <text:p>6.14533</text:p>
          </table:table-cell>
          <table:table-cell office:value-type="float" office:value="6.563798" calcext:value-type="float">
            <text:p>6.563798</text:p>
          </table:table-cell>
          <table:table-cell office:value-type="float" office:value="0" calcext:value-type="float">
            <text:p>0</text:p>
          </table:table-cell>
          <table:table-cell office:value-type="float" office:value="24.60535" calcext:value-type="float">
            <text:p>24.6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81155" calcext:value-type="float">
            <text:p>0.54811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.536605" calcext:value-type="float">
            <text:p>1.536605</text:p>
          </table:table-cell>
          <table:table-cell office:value-type="float" office:value="136.9863" calcext:value-type="float">
            <text:p>136.9863</text:p>
          </table:table-cell>
          <table:table-cell office:value-type="float" office:value="0" calcext:value-type="float">
            <text:p>0</text:p>
          </table:table-cell>
          <table:table-cell office:value-type="float" office:value="-0.1089806" calcext:value-type="float">
            <text:p>-0.1089806</text:p>
          </table:table-cell>
          <table:table-cell office:value-type="float" office:value="22.21556" calcext:value-type="float">
            <text:p>22.2155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57" calcext:value-type="float">
            <text:p>1.47525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28" calcext:value-type="float">
            <text:p>2.301828E-05</text:p>
          </table:table-cell>
          <table:table-cell office:value-type="float" office:value="1181.736" calcext:value-type="float">
            <text:p>1181.736</text:p>
          </table:table-cell>
          <table:table-cell office:value-type="float" office:value="1.649303" calcext:value-type="float">
            <text:p>1.649303</text:p>
          </table:table-cell>
          <table:table-cell office:value-type="float" office:value="0" calcext:value-type="float">
            <text:p>0</text:p>
          </table:table-cell>
          <table:table-cell office:value-type="float" office:value="1.796727" calcext:value-type="float">
            <text:p>1.796727</text:p>
          </table:table-cell>
          <table:table-cell office:value-type="float" office:value="0.120657" calcext:value-type="float">
            <text:p>0.120657</text:p>
          </table:table-cell>
          <table:table-cell office:value-type="float" office:value="0.01613962" calcext:value-type="float">
            <text:p>0.01613962</text:p>
          </table:table-cell>
          <table:table-cell office:value-type="float" office:value="0.009069248" calcext:value-type="float">
            <text:p>0.009069248</text:p>
          </table:table-cell>
          <table:table-cell office:value-type="float" office:value="0.01097584" calcext:value-type="float">
            <text:p>0.01097584</text:p>
          </table:table-cell>
          <table:table-cell office:value-type="float" office:value="0.004553244" calcext:value-type="float">
            <text:p>0.004553244</text:p>
          </table:table-cell>
          <table:table-cell office:value-type="float" office:value="0.01340537" calcext:value-type="float">
            <text:p>0.01340537</text:p>
          </table:table-cell>
          <table:table-cell office:value-type="float" office:value="0.06005983" calcext:value-type="float">
            <text:p>0.06005983</text:p>
          </table:table-cell>
          <table:table-cell office:value-type="float" office:value="0.1143215" calcext:value-type="float">
            <text:p>0.1143215</text:p>
          </table:table-cell>
          <table:table-cell office:value-type="float" office:value="0.1194264" calcext:value-type="float">
            <text:p>0.1194264</text:p>
          </table:table-cell>
          <table:table-cell office:value-type="float" office:value="0.1213839" calcext:value-type="float">
            <text:p>0.1213839</text:p>
          </table:table-cell>
          <table:table-cell office:value-type="float" office:value="0.1213873" calcext:value-type="float">
            <text:p>0.1213873</text:p>
          </table:table-cell>
          <table:table-cell office:value-type="float" office:value="0.1246442" calcext:value-type="float">
            <text:p>0.1246442</text:p>
          </table:table-cell>
          <table:table-cell office:value-type="float" office:value="0.1290101" calcext:value-type="float">
            <text:p>0.1290101</text:p>
          </table:table-cell>
          <table:table-cell office:value-type="float" office:value="0" calcext:value-type="float">
            <text:p>0</text:p>
          </table:table-cell>
          <table:table-cell office:value-type="float" office:value="9.507501" calcext:value-type="float">
            <text:p>9.507501</text:p>
          </table:table-cell>
          <table:table-cell office:value-type="float" office:value="10.12609" calcext:value-type="float">
            <text:p>10.12609</text:p>
          </table:table-cell>
          <table:table-cell office:value-type="float" office:value="15.92577" calcext:value-type="float">
            <text:p>15.92577</text:p>
          </table:table-cell>
          <table:table-cell office:value-type="float" office:value="4.424594" calcext:value-type="float">
            <text:p>4.424594</text:p>
          </table:table-cell>
          <table:table-cell office:value-type="float" office:value="3.584849" calcext:value-type="float">
            <text:p>3.584849</text:p>
          </table:table-cell>
          <table:table-cell office:value-type="float" office:value="1.888118" calcext:value-type="float">
            <text:p>1.888118</text:p>
          </table:table-cell>
          <table:table-cell office:value-type="float" office:value="1.655911" calcext:value-type="float">
            <text:p>1.655911</text:p>
          </table:table-cell>
          <table:table-cell office:value-type="float" office:value="3.664494" calcext:value-type="float">
            <text:p>3.664494</text:p>
          </table:table-cell>
          <table:table-cell office:value-type="float" office:value="5.549069" calcext:value-type="float">
            <text:p>5.549069</text:p>
          </table:table-cell>
          <table:table-cell office:value-type="float" office:value="5.554513" calcext:value-type="float">
            <text:p>5.554513</text:p>
          </table:table-cell>
          <table:table-cell office:value-type="float" office:value="5.817781" calcext:value-type="float">
            <text:p>5.817781</text:p>
          </table:table-cell>
          <table:table-cell office:value-type="float" office:value="5.832484" calcext:value-type="float">
            <text:p>5.832484</text:p>
          </table:table-cell>
          <table:table-cell office:value-type="float" office:value="6.153781" calcext:value-type="float">
            <text:p>6.153781</text:p>
          </table:table-cell>
          <table:table-cell office:value-type="float" office:value="6.572781" calcext:value-type="float">
            <text:p>6.572781</text:p>
          </table:table-cell>
          <table:table-cell office:value-type="float" office:value="0" calcext:value-type="float">
            <text:p>0</text:p>
          </table:table-cell>
          <table:table-cell office:value-type="float" office:value="15.22657" calcext:value-type="float">
            <text:p>15.22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8244" calcext:value-type="float">
            <text:p>0.56682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.529099" calcext:value-type="float">
            <text:p>1.529099</text:p>
          </table:table-cell>
          <table:table-cell office:value-type="float" office:value="136.978" calcext:value-type="float">
            <text:p>136.978</text:p>
          </table:table-cell>
          <table:table-cell office:value-type="float" office:value="0" calcext:value-type="float">
            <text:p>0</text:p>
          </table:table-cell>
          <table:table-cell office:value-type="float" office:value="-0.1272075" calcext:value-type="float">
            <text:p>-0.1272075</text:p>
          </table:table-cell>
          <table:table-cell office:value-type="float" office:value="22.24096" calcext:value-type="float">
            <text:p>22.2409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1" calcext:value-type="float">
            <text:p>1.475261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712" calcext:value-type="float">
            <text:p>1181.712</text:p>
          </table:table-cell>
          <table:table-cell office:value-type="float" office:value="1.643553" calcext:value-type="float">
            <text:p>1.643553</text:p>
          </table:table-cell>
          <table:table-cell office:value-type="float" office:value="0" calcext:value-type="float">
            <text:p>0</text:p>
          </table:table-cell>
          <table:table-cell office:value-type="float" office:value="1.045053" calcext:value-type="float">
            <text:p>1.045053</text:p>
          </table:table-cell>
          <table:table-cell office:value-type="float" office:value="0.07967187" calcext:value-type="float">
            <text:p>0.07967187</text:p>
          </table:table-cell>
          <table:table-cell office:value-type="float" office:value="0.0149483" calcext:value-type="float">
            <text:p>0.0149483</text:p>
          </table:table-cell>
          <table:table-cell office:value-type="float" office:value="0.008530336" calcext:value-type="float">
            <text:p>0.008530336</text:p>
          </table:table-cell>
          <table:table-cell office:value-type="float" office:value="0.009277464" calcext:value-type="float">
            <text:p>0.009277464</text:p>
          </table:table-cell>
          <table:table-cell office:value-type="float" office:value="0.004540635" calcext:value-type="float">
            <text:p>0.004540635</text:p>
          </table:table-cell>
          <table:table-cell office:value-type="float" office:value="0.01318912" calcext:value-type="float">
            <text:p>0.01318912</text:p>
          </table:table-cell>
          <table:table-cell office:value-type="float" office:value="0.06121731" calcext:value-type="float">
            <text:p>0.06121731</text:p>
          </table:table-cell>
          <table:table-cell office:value-type="float" office:value="0.1117972" calcext:value-type="float">
            <text:p>0.1117972</text:p>
          </table:table-cell>
          <table:table-cell office:value-type="float" office:value="0.119544" calcext:value-type="float">
            <text:p>0.119544</text:p>
          </table:table-cell>
          <table:table-cell office:value-type="float" office:value="0.1214816" calcext:value-type="float">
            <text:p>0.1214816</text:p>
          </table:table-cell>
          <table:table-cell office:value-type="float" office:value="0.1214648" calcext:value-type="float">
            <text:p>0.1214648</text:p>
          </table:table-cell>
          <table:table-cell office:value-type="float" office:value="0.1247348" calcext:value-type="float">
            <text:p>0.1247348</text:p>
          </table:table-cell>
          <table:table-cell office:value-type="float" office:value="0.1291055" calcext:value-type="float">
            <text:p>0.1291055</text:p>
          </table:table-cell>
          <table:table-cell office:value-type="float" office:value="0" calcext:value-type="float">
            <text:p>0</text:p>
          </table:table-cell>
          <table:table-cell office:value-type="float" office:value="9.673147" calcext:value-type="float">
            <text:p>9.673147</text:p>
          </table:table-cell>
          <table:table-cell office:value-type="float" office:value="10.11976" calcext:value-type="float">
            <text:p>10.11976</text:p>
          </table:table-cell>
          <table:table-cell office:value-type="float" office:value="15.87676" calcext:value-type="float">
            <text:p>15.87676</text:p>
          </table:table-cell>
          <table:table-cell office:value-type="float" office:value="4.413392" calcext:value-type="float">
            <text:p>4.413392</text:p>
          </table:table-cell>
          <table:table-cell office:value-type="float" office:value="3.576941" calcext:value-type="float">
            <text:p>3.576941</text:p>
          </table:table-cell>
          <table:table-cell office:value-type="float" office:value="1.885088" calcext:value-type="float">
            <text:p>1.885088</text:p>
          </table:table-cell>
          <table:table-cell office:value-type="float" office:value="1.655291" calcext:value-type="float">
            <text:p>1.655291</text:p>
          </table:table-cell>
          <table:table-cell office:value-type="float" office:value="3.668591" calcext:value-type="float">
            <text:p>3.668591</text:p>
          </table:table-cell>
          <table:table-cell office:value-type="float" office:value="5.555823" calcext:value-type="float">
            <text:p>5.555823</text:p>
          </table:table-cell>
          <table:table-cell office:value-type="float" office:value="5.562866" calcext:value-type="float">
            <text:p>5.562866</text:p>
          </table:table-cell>
          <table:table-cell office:value-type="float" office:value="5.826323" calcext:value-type="float">
            <text:p>5.826323</text:p>
          </table:table-cell>
          <table:table-cell office:value-type="float" office:value="5.840954" calcext:value-type="float">
            <text:p>5.840954</text:p>
          </table:table-cell>
          <table:table-cell office:value-type="float" office:value="6.162231" calcext:value-type="float">
            <text:p>6.162231</text:p>
          </table:table-cell>
          <table:table-cell office:value-type="float" office:value="6.581728" calcext:value-type="float">
            <text:p>6.581728</text:p>
          </table:table-cell>
          <table:table-cell office:value-type="float" office:value="0" calcext:value-type="float">
            <text:p>0</text:p>
          </table:table-cell>
          <table:table-cell office:value-type="float" office:value="8.315276" calcext:value-type="float">
            <text:p>8.315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4599" calcext:value-type="float">
            <text:p>0.581459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.523386" calcext:value-type="float">
            <text:p>1.523386</text:p>
          </table:table-cell>
          <table:table-cell office:value-type="float" office:value="136.9707" calcext:value-type="float">
            <text:p>136.9707</text:p>
          </table:table-cell>
          <table:table-cell office:value-type="float" office:value="0" calcext:value-type="float">
            <text:p>0</text:p>
          </table:table-cell>
          <table:table-cell office:value-type="float" office:value="-0.1443617" calcext:value-type="float">
            <text:p>-0.1443617</text:p>
          </table:table-cell>
          <table:table-cell office:value-type="float" office:value="22.26504" calcext:value-type="float">
            <text:p>22.2650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685" calcext:value-type="float">
            <text:p>1181.685</text:p>
          </table:table-cell>
          <table:table-cell office:value-type="float" office:value="1.639516" calcext:value-type="float">
            <text:p>1.639516</text:p>
          </table:table-cell>
          <table:table-cell office:value-type="float" office:value="0" calcext:value-type="float">
            <text:p>0</text:p>
          </table:table-cell>
          <table:table-cell office:value-type="float" office:value="0.6596357" calcext:value-type="float">
            <text:p>0.6596357</text:p>
          </table:table-cell>
          <table:table-cell office:value-type="float" office:value="0.05176655" calcext:value-type="float">
            <text:p>0.05176655</text:p>
          </table:table-cell>
          <table:table-cell office:value-type="float" office:value="0.01397513" calcext:value-type="float">
            <text:p>0.01397513</text:p>
          </table:table-cell>
          <table:table-cell office:value-type="float" office:value="0.007883662" calcext:value-type="float">
            <text:p>0.007883662</text:p>
          </table:table-cell>
          <table:table-cell office:value-type="float" office:value="0.007882977" calcext:value-type="float">
            <text:p>0.007882977</text:p>
          </table:table-cell>
          <table:table-cell office:value-type="float" office:value="0.004406841" calcext:value-type="float">
            <text:p>0.004406841</text:p>
          </table:table-cell>
          <table:table-cell office:value-type="float" office:value="0.01251827" calcext:value-type="float">
            <text:p>0.01251827</text:p>
          </table:table-cell>
          <table:table-cell office:value-type="float" office:value="0.06129519" calcext:value-type="float">
            <text:p>0.06129519</text:p>
          </table:table-cell>
          <table:table-cell office:value-type="float" office:value="0.1096505" calcext:value-type="float">
            <text:p>0.1096505</text:p>
          </table:table-cell>
          <table:table-cell office:value-type="float" office:value="0.119666" calcext:value-type="float">
            <text:p>0.119666</text:p>
          </table:table-cell>
          <table:table-cell office:value-type="float" office:value="0.1215799" calcext:value-type="float">
            <text:p>0.1215799</text:p>
          </table:table-cell>
          <table:table-cell office:value-type="float" office:value="0.1215464" calcext:value-type="float">
            <text:p>0.1215464</text:p>
          </table:table-cell>
          <table:table-cell office:value-type="float" office:value="0.1248255" calcext:value-type="float">
            <text:p>0.1248255</text:p>
          </table:table-cell>
          <table:table-cell office:value-type="float" office:value="0.1292009" calcext:value-type="float">
            <text:p>0.1292009</text:p>
          </table:table-cell>
          <table:table-cell office:value-type="float" office:value="0" calcext:value-type="float">
            <text:p>0</text:p>
          </table:table-cell>
          <table:table-cell office:value-type="float" office:value="9.772099" calcext:value-type="float">
            <text:p>9.772099</text:p>
          </table:table-cell>
          <table:table-cell office:value-type="float" office:value="10.10404" calcext:value-type="float">
            <text:p>10.10404</text:p>
          </table:table-cell>
          <table:table-cell office:value-type="float" office:value="15.82758" calcext:value-type="float">
            <text:p>15.82758</text:p>
          </table:table-cell>
          <table:table-cell office:value-type="float" office:value="4.401941" calcext:value-type="float">
            <text:p>4.401941</text:p>
          </table:table-cell>
          <table:table-cell office:value-type="float" office:value="3.568511" calcext:value-type="float">
            <text:p>3.568511</text:p>
          </table:table-cell>
          <table:table-cell office:value-type="float" office:value="1.882052" calcext:value-type="float">
            <text:p>1.882052</text:p>
          </table:table-cell>
          <table:table-cell office:value-type="float" office:value="1.654571" calcext:value-type="float">
            <text:p>1.654571</text:p>
          </table:table-cell>
          <table:table-cell office:value-type="float" office:value="3.672828" calcext:value-type="float">
            <text:p>3.672828</text:p>
          </table:table-cell>
          <table:table-cell office:value-type="float" office:value="5.562067" calcext:value-type="float">
            <text:p>5.562067</text:p>
          </table:table-cell>
          <table:table-cell office:value-type="float" office:value="5.57122" calcext:value-type="float">
            <text:p>5.57122</text:p>
          </table:table-cell>
          <table:table-cell office:value-type="float" office:value="5.834864" calcext:value-type="float">
            <text:p>5.834864</text:p>
          </table:table-cell>
          <table:table-cell office:value-type="float" office:value="5.849402" calcext:value-type="float">
            <text:p>5.849402</text:p>
          </table:table-cell>
          <table:table-cell office:value-type="float" office:value="6.170682" calcext:value-type="float">
            <text:p>6.170682</text:p>
          </table:table-cell>
          <table:table-cell office:value-type="float" office:value="6.590666" calcext:value-type="float">
            <text:p>6.590666</text:p>
          </table:table-cell>
          <table:table-cell office:value-type="float" office:value="0" calcext:value-type="float">
            <text:p>0</text:p>
          </table:table-cell>
          <table:table-cell office:value-type="float" office:value="4.987042" calcext:value-type="float">
            <text:p>4.987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3308" calcext:value-type="float">
            <text:p>0.5933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.516922" calcext:value-type="float">
            <text:p>1.516922</text:p>
          </table:table-cell>
          <table:table-cell office:value-type="float" office:value="136.9633" calcext:value-type="float">
            <text:p>136.9633</text:p>
          </table:table-cell>
          <table:table-cell office:value-type="float" office:value="0" calcext:value-type="float">
            <text:p>0</text:p>
          </table:table-cell>
          <table:table-cell office:value-type="float" office:value="-0.1618995" calcext:value-type="float">
            <text:p>-0.1618995</text:p>
          </table:table-cell>
          <table:table-cell office:value-type="float" office:value="22.28842" calcext:value-type="float">
            <text:p>22.2884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658" calcext:value-type="float">
            <text:p>1181.658</text:p>
          </table:table-cell>
          <table:table-cell office:value-type="float" office:value="1.633856" calcext:value-type="float">
            <text:p>1.633856</text:p>
          </table:table-cell>
          <table:table-cell office:value-type="float" office:value="0" calcext:value-type="float">
            <text:p>0</text:p>
          </table:table-cell>
          <table:table-cell office:value-type="float" office:value="0.6027707" calcext:value-type="float">
            <text:p>0.6027707</text:p>
          </table:table-cell>
          <table:table-cell office:value-type="float" office:value="0.04203526" calcext:value-type="float">
            <text:p>0.04203526</text:p>
          </table:table-cell>
          <table:table-cell office:value-type="float" office:value="0.01449615" calcext:value-type="float">
            <text:p>0.01449615</text:p>
          </table:table-cell>
          <table:table-cell office:value-type="float" office:value="0.008201775" calcext:value-type="float">
            <text:p>0.008201775</text:p>
          </table:table-cell>
          <table:table-cell office:value-type="float" office:value="0.007480039" calcext:value-type="float">
            <text:p>0.007480039</text:p>
          </table:table-cell>
          <table:table-cell office:value-type="float" office:value="0.004436304" calcext:value-type="float">
            <text:p>0.004436304</text:p>
          </table:table-cell>
          <table:table-cell office:value-type="float" office:value="0.0118908" calcext:value-type="float">
            <text:p>0.0118908</text:p>
          </table:table-cell>
          <table:table-cell office:value-type="float" office:value="0.06083494" calcext:value-type="float">
            <text:p>0.06083494</text:p>
          </table:table-cell>
          <table:table-cell office:value-type="float" office:value="0.1077391" calcext:value-type="float">
            <text:p>0.1077391</text:p>
          </table:table-cell>
          <table:table-cell office:value-type="float" office:value="0.1197889" calcext:value-type="float">
            <text:p>0.1197889</text:p>
          </table:table-cell>
          <table:table-cell office:value-type="float" office:value="0.1216789" calcext:value-type="float">
            <text:p>0.1216789</text:p>
          </table:table-cell>
          <table:table-cell office:value-type="float" office:value="0.1216367" calcext:value-type="float">
            <text:p>0.1216367</text:p>
          </table:table-cell>
          <table:table-cell office:value-type="float" office:value="0.1249161" calcext:value-type="float">
            <text:p>0.1249161</text:p>
          </table:table-cell>
          <table:table-cell office:value-type="float" office:value="0.1292963" calcext:value-type="float">
            <text:p>0.1292963</text:p>
          </table:table-cell>
          <table:table-cell office:value-type="float" office:value="0" calcext:value-type="float">
            <text:p>0</text:p>
          </table:table-cell>
          <table:table-cell office:value-type="float" office:value="9.842586" calcext:value-type="float">
            <text:p>9.842586</text:p>
          </table:table-cell>
          <table:table-cell office:value-type="float" office:value="10.08431" calcext:value-type="float">
            <text:p>10.08431</text:p>
          </table:table-cell>
          <table:table-cell office:value-type="float" office:value="15.77901" calcext:value-type="float">
            <text:p>15.77901</text:p>
          </table:table-cell>
          <table:table-cell office:value-type="float" office:value="4.390563" calcext:value-type="float">
            <text:p>4.390563</text:p>
          </table:table-cell>
          <table:table-cell office:value-type="float" office:value="3.559705" calcext:value-type="float">
            <text:p>3.559705</text:p>
          </table:table-cell>
          <table:table-cell office:value-type="float" office:value="1.879018" calcext:value-type="float">
            <text:p>1.879018</text:p>
          </table:table-cell>
          <table:table-cell office:value-type="float" office:value="1.653699" calcext:value-type="float">
            <text:p>1.653699</text:p>
          </table:table-cell>
          <table:table-cell office:value-type="float" office:value="3.676972" calcext:value-type="float">
            <text:p>3.676972</text:p>
          </table:table-cell>
          <table:table-cell office:value-type="float" office:value="5.567842" calcext:value-type="float">
            <text:p>5.567842</text:p>
          </table:table-cell>
          <table:table-cell office:value-type="float" office:value="5.579573" calcext:value-type="float">
            <text:p>5.579573</text:p>
          </table:table-cell>
          <table:table-cell office:value-type="float" office:value="5.843405" calcext:value-type="float">
            <text:p>5.843405</text:p>
          </table:table-cell>
          <table:table-cell office:value-type="float" office:value="5.857853" calcext:value-type="float">
            <text:p>5.857853</text:p>
          </table:table-cell>
          <table:table-cell office:value-type="float" office:value="6.179132" calcext:value-type="float">
            <text:p>6.179132</text:p>
          </table:table-cell>
          <table:table-cell office:value-type="float" office:value="6.599603" calcext:value-type="float">
            <text:p>6.599603</text:p>
          </table:table-cell>
          <table:table-cell office:value-type="float" office:value="0" calcext:value-type="float">
            <text:p>0</text:p>
          </table:table-cell>
          <table:table-cell office:value-type="float" office:value="4.008997" calcext:value-type="float">
            <text:p>4.00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59462" calcext:value-type="float">
            <text:p>0.60594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.510043" calcext:value-type="float">
            <text:p>1.510043</text:p>
          </table:table-cell>
          <table:table-cell office:value-type="float" office:value="136.9555" calcext:value-type="float">
            <text:p>136.9555</text:p>
          </table:table-cell>
          <table:table-cell office:value-type="float" office:value="0" calcext:value-type="float">
            <text:p>0</text:p>
          </table:table-cell>
          <table:table-cell office:value-type="float" office:value="-0.1802514" calcext:value-type="float">
            <text:p>-0.1802514</text:p>
          </table:table-cell>
          <table:table-cell office:value-type="float" office:value="22.31152" calcext:value-type="float">
            <text:p>22.3115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63" calcext:value-type="float">
            <text:p>1181.63</text:p>
          </table:table-cell>
          <table:table-cell office:value-type="float" office:value="1.628003" calcext:value-type="float">
            <text:p>1.628003</text:p>
          </table:table-cell>
          <table:table-cell office:value-type="float" office:value="0" calcext:value-type="float">
            <text:p>0</text:p>
          </table:table-cell>
          <table:table-cell office:value-type="float" office:value="0.5825325" calcext:value-type="float">
            <text:p>0.5825325</text:p>
          </table:table-cell>
          <table:table-cell office:value-type="float" office:value="0.03714986" calcext:value-type="float">
            <text:p>0.03714986</text:p>
          </table:table-cell>
          <table:table-cell office:value-type="float" office:value="0.0153177" calcext:value-type="float">
            <text:p>0.0153177</text:p>
          </table:table-cell>
          <table:table-cell office:value-type="float" office:value="0.008714255" calcext:value-type="float">
            <text:p>0.008714255</text:p>
          </table:table-cell>
          <table:table-cell office:value-type="float" office:value="0.007848042" calcext:value-type="float">
            <text:p>0.007848042</text:p>
          </table:table-cell>
          <table:table-cell office:value-type="float" office:value="0.004532789" calcext:value-type="float">
            <text:p>0.004532789</text:p>
          </table:table-cell>
          <table:table-cell office:value-type="float" office:value="0.01041335" calcext:value-type="float">
            <text:p>0.01041335</text:p>
          </table:table-cell>
          <table:table-cell office:value-type="float" office:value="0.06067701" calcext:value-type="float">
            <text:p>0.06067701</text:p>
          </table:table-cell>
          <table:table-cell office:value-type="float" office:value="0.1078975" calcext:value-type="float">
            <text:p>0.1078975</text:p>
          </table:table-cell>
          <table:table-cell office:value-type="float" office:value="0.1198852" calcext:value-type="float">
            <text:p>0.1198852</text:p>
          </table:table-cell>
          <table:table-cell office:value-type="float" office:value="0.1217782" calcext:value-type="float">
            <text:p>0.1217782</text:p>
          </table:table-cell>
          <table:table-cell office:value-type="float" office:value="0.1217295" calcext:value-type="float">
            <text:p>0.1217295</text:p>
          </table:table-cell>
          <table:table-cell office:value-type="float" office:value="0.1250067" calcext:value-type="float">
            <text:p>0.1250067</text:p>
          </table:table-cell>
          <table:table-cell office:value-type="float" office:value="0.1293916" calcext:value-type="float">
            <text:p>0.1293916</text:p>
          </table:table-cell>
          <table:table-cell office:value-type="float" office:value="0" calcext:value-type="float">
            <text:p>0</text:p>
          </table:table-cell>
          <table:table-cell office:value-type="float" office:value="9.905522" calcext:value-type="float">
            <text:p>9.905522</text:p>
          </table:table-cell>
          <table:table-cell office:value-type="float" office:value="10.06287" calcext:value-type="float">
            <text:p>10.06287</text:p>
          </table:table-cell>
          <table:table-cell office:value-type="float" office:value="15.73153" calcext:value-type="float">
            <text:p>15.73153</text:p>
          </table:table-cell>
          <table:table-cell office:value-type="float" office:value="4.379509" calcext:value-type="float">
            <text:p>4.379509</text:p>
          </table:table-cell>
          <table:table-cell office:value-type="float" office:value="3.551064" calcext:value-type="float">
            <text:p>3.551064</text:p>
          </table:table-cell>
          <table:table-cell office:value-type="float" office:value="1.876026" calcext:value-type="float">
            <text:p>1.876026</text:p>
          </table:table-cell>
          <table:table-cell office:value-type="float" office:value="1.652642" calcext:value-type="float">
            <text:p>1.652642</text:p>
          </table:table-cell>
          <table:table-cell office:value-type="float" office:value="3.681016" calcext:value-type="float">
            <text:p>3.681016</text:p>
          </table:table-cell>
          <table:table-cell office:value-type="float" office:value="5.573298" calcext:value-type="float">
            <text:p>5.573298</text:p>
          </table:table-cell>
          <table:table-cell office:value-type="float" office:value="5.587925" calcext:value-type="float">
            <text:p>5.587925</text:p>
          </table:table-cell>
          <table:table-cell office:value-type="float" office:value="5.851946" calcext:value-type="float">
            <text:p>5.851946</text:p>
          </table:table-cell>
          <table:table-cell office:value-type="float" office:value="5.866304" calcext:value-type="float">
            <text:p>5.866304</text:p>
          </table:table-cell>
          <table:table-cell office:value-type="float" office:value="6.187579" calcext:value-type="float">
            <text:p>6.187579</text:p>
          </table:table-cell>
          <table:table-cell office:value-type="float" office:value="6.608525" calcext:value-type="float">
            <text:p>6.608525</text:p>
          </table:table-cell>
          <table:table-cell office:value-type="float" office:value="0" calcext:value-type="float">
            <text:p>0</text:p>
          </table:table-cell>
          <table:table-cell office:value-type="float" office:value="3.507663" calcext:value-type="float">
            <text:p>3.507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4952" calcext:value-type="float">
            <text:p>0.61949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.503255" calcext:value-type="float">
            <text:p>1.503255</text:p>
          </table:table-cell>
          <table:table-cell office:value-type="float" office:value="136.947" calcext:value-type="float">
            <text:p>136.947</text:p>
          </table:table-cell>
          <table:table-cell office:value-type="float" office:value="0" calcext:value-type="float">
            <text:p>0</text:p>
          </table:table-cell>
          <table:table-cell office:value-type="float" office:value="-0.1989497" calcext:value-type="float">
            <text:p>-0.1989497</text:p>
          </table:table-cell>
          <table:table-cell office:value-type="float" office:value="22.33483" calcext:value-type="float">
            <text:p>22.33483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602" calcext:value-type="float">
            <text:p>1181.602</text:p>
          </table:table-cell>
          <table:table-cell office:value-type="float" office:value="1.622964" calcext:value-type="float">
            <text:p>1.622964</text:p>
          </table:table-cell>
          <table:table-cell office:value-type="float" office:value="0" calcext:value-type="float">
            <text:p>0</text:p>
          </table:table-cell>
          <table:table-cell office:value-type="float" office:value="0.5281932" calcext:value-type="float">
            <text:p>0.5281932</text:p>
          </table:table-cell>
          <table:table-cell office:value-type="float" office:value="0.03401455" calcext:value-type="float">
            <text:p>0.03401455</text:p>
          </table:table-cell>
          <table:table-cell office:value-type="float" office:value="0.01606725" calcext:value-type="float">
            <text:p>0.01606725</text:p>
          </table:table-cell>
          <table:table-cell office:value-type="float" office:value="0.009230488" calcext:value-type="float">
            <text:p>0.009230488</text:p>
          </table:table-cell>
          <table:table-cell office:value-type="float" office:value="0.008286221" calcext:value-type="float">
            <text:p>0.008286221</text:p>
          </table:table-cell>
          <table:table-cell office:value-type="float" office:value="0.004652528" calcext:value-type="float">
            <text:p>0.004652528</text:p>
          </table:table-cell>
          <table:table-cell office:value-type="float" office:value="0.008615158" calcext:value-type="float">
            <text:p>0.008615158</text:p>
          </table:table-cell>
          <table:table-cell office:value-type="float" office:value="0.06090618" calcext:value-type="float">
            <text:p>0.06090618</text:p>
          </table:table-cell>
          <table:table-cell office:value-type="float" office:value="0.1119022" calcext:value-type="float">
            <text:p>0.1119022</text:p>
          </table:table-cell>
          <table:table-cell office:value-type="float" office:value="0.118792" calcext:value-type="float">
            <text:p>0.118792</text:p>
          </table:table-cell>
          <table:table-cell office:value-type="float" office:value="0.1218765" calcext:value-type="float">
            <text:p>0.1218765</text:p>
          </table:table-cell>
          <table:table-cell office:value-type="float" office:value="0.1218214" calcext:value-type="float">
            <text:p>0.1218214</text:p>
          </table:table-cell>
          <table:table-cell office:value-type="float" office:value="0.1250973" calcext:value-type="float">
            <text:p>0.1250973</text:p>
          </table:table-cell>
          <table:table-cell office:value-type="float" office:value="0.1294868" calcext:value-type="float">
            <text:p>0.1294868</text:p>
          </table:table-cell>
          <table:table-cell office:value-type="float" office:value="0" calcext:value-type="float">
            <text:p>0</text:p>
          </table:table-cell>
          <table:table-cell office:value-type="float" office:value="9.964294" calcext:value-type="float">
            <text:p>9.964294</text:p>
          </table:table-cell>
          <table:table-cell office:value-type="float" office:value="10.04083" calcext:value-type="float">
            <text:p>10.04083</text:p>
          </table:table-cell>
          <table:table-cell office:value-type="float" office:value="15.68528" calcext:value-type="float">
            <text:p>15.68528</text:p>
          </table:table-cell>
          <table:table-cell office:value-type="float" office:value="4.3689" calcext:value-type="float">
            <text:p>4.3689</text:p>
          </table:table-cell>
          <table:table-cell office:value-type="float" office:value="3.542725" calcext:value-type="float">
            <text:p>3.542725</text:p>
          </table:table-cell>
          <table:table-cell office:value-type="float" office:value="1.873098" calcext:value-type="float">
            <text:p>1.873098</text:p>
          </table:table-cell>
          <table:table-cell office:value-type="float" office:value="1.651186" calcext:value-type="float">
            <text:p>1.651186</text:p>
          </table:table-cell>
          <table:table-cell office:value-type="float" office:value="3.685052" calcext:value-type="float">
            <text:p>3.685052</text:p>
          </table:table-cell>
          <table:table-cell office:value-type="float" office:value="5.579405" calcext:value-type="float">
            <text:p>5.579405</text:p>
          </table:table-cell>
          <table:table-cell office:value-type="float" office:value="5.596179" calcext:value-type="float">
            <text:p>5.596179</text:p>
          </table:table-cell>
          <table:table-cell office:value-type="float" office:value="5.860487" calcext:value-type="float">
            <text:p>5.860487</text:p>
          </table:table-cell>
          <table:table-cell office:value-type="float" office:value="5.874754" calcext:value-type="float">
            <text:p>5.874754</text:p>
          </table:table-cell>
          <table:table-cell office:value-type="float" office:value="6.19599" calcext:value-type="float">
            <text:p>6.19599</text:p>
          </table:table-cell>
          <table:table-cell office:value-type="float" office:value="6.617431" calcext:value-type="float">
            <text:p>6.617431</text:p>
          </table:table-cell>
          <table:table-cell office:value-type="float" office:value="0" calcext:value-type="float">
            <text:p>0</text:p>
          </table:table-cell>
          <table:table-cell office:value-type="float" office:value="2.799159" calcext:value-type="float">
            <text:p>2.799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36863" calcext:value-type="float">
            <text:p>0.633686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.496594" calcext:value-type="float">
            <text:p>1.496594</text:p>
          </table:table-cell>
          <table:table-cell office:value-type="float" office:value="136.938" calcext:value-type="float">
            <text:p>136.938</text:p>
          </table:table-cell>
          <table:table-cell office:value-type="float" office:value="0" calcext:value-type="float">
            <text:p>0</text:p>
          </table:table-cell>
          <table:table-cell office:value-type="float" office:value="-0.2190868" calcext:value-type="float">
            <text:p>-0.2190868</text:p>
          </table:table-cell>
          <table:table-cell office:value-type="float" office:value="22.35807" calcext:value-type="float">
            <text:p>22.35807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572" calcext:value-type="float">
            <text:p>1181.572</text:p>
          </table:table-cell>
          <table:table-cell office:value-type="float" office:value="1.618545" calcext:value-type="float">
            <text:p>1.618545</text:p>
          </table:table-cell>
          <table:table-cell office:value-type="float" office:value="0" calcext:value-type="float">
            <text:p>0</text:p>
          </table:table-cell>
          <table:table-cell office:value-type="float" office:value="0.4328412" calcext:value-type="float">
            <text:p>0.4328412</text:p>
          </table:table-cell>
          <table:table-cell office:value-type="float" office:value="0.03066186" calcext:value-type="float">
            <text:p>0.03066186</text:p>
          </table:table-cell>
          <table:table-cell office:value-type="float" office:value="0.01663881" calcext:value-type="float">
            <text:p>0.01663881</text:p>
          </table:table-cell>
          <table:table-cell office:value-type="float" office:value="0.00963213" calcext:value-type="float">
            <text:p>0.00963213</text:p>
          </table:table-cell>
          <table:table-cell office:value-type="float" office:value="0.008638693" calcext:value-type="float">
            <text:p>0.008638693</text:p>
          </table:table-cell>
          <table:table-cell office:value-type="float" office:value="0.00475446" calcext:value-type="float">
            <text:p>0.00475446</text:p>
          </table:table-cell>
          <table:table-cell office:value-type="float" office:value="0.007654398" calcext:value-type="float">
            <text:p>0.007654398</text:p>
          </table:table-cell>
          <table:table-cell office:value-type="float" office:value="0.05779865" calcext:value-type="float">
            <text:p>0.05779865</text:p>
          </table:table-cell>
          <table:table-cell office:value-type="float" office:value="0.1140661" calcext:value-type="float">
            <text:p>0.1140661</text:p>
          </table:table-cell>
          <table:table-cell office:value-type="float" office:value="0.1161315" calcext:value-type="float">
            <text:p>0.1161315</text:p>
          </table:table-cell>
          <table:table-cell office:value-type="float" office:value="0.1219726" calcext:value-type="float">
            <text:p>0.1219726</text:p>
          </table:table-cell>
          <table:table-cell office:value-type="float" office:value="0.1219126" calcext:value-type="float">
            <text:p>0.1219126</text:p>
          </table:table-cell>
          <table:table-cell office:value-type="float" office:value="0.1251877" calcext:value-type="float">
            <text:p>0.1251877</text:p>
          </table:table-cell>
          <table:table-cell office:value-type="float" office:value="0.1295821" calcext:value-type="float">
            <text:p>0.1295821</text:p>
          </table:table-cell>
          <table:table-cell office:value-type="float" office:value="0" calcext:value-type="float">
            <text:p>0</text:p>
          </table:table-cell>
          <table:table-cell office:value-type="float" office:value="10.01477" calcext:value-type="float">
            <text:p>10.01477</text:p>
          </table:table-cell>
          <table:table-cell office:value-type="float" office:value="10.01868" calcext:value-type="float">
            <text:p>10.01868</text:p>
          </table:table-cell>
          <table:table-cell office:value-type="float" office:value="15.64017" calcext:value-type="float">
            <text:p>15.64017</text:p>
          </table:table-cell>
          <table:table-cell office:value-type="float" office:value="4.358656" calcext:value-type="float">
            <text:p>4.358656</text:p>
          </table:table-cell>
          <table:table-cell office:value-type="float" office:value="3.534688" calcext:value-type="float">
            <text:p>3.534688</text:p>
          </table:table-cell>
          <table:table-cell office:value-type="float" office:value="1.87023" calcext:value-type="float">
            <text:p>1.87023</text:p>
          </table:table-cell>
          <table:table-cell office:value-type="float" office:value="1.64941" calcext:value-type="float">
            <text:p>1.64941</text:p>
          </table:table-cell>
          <table:table-cell office:value-type="float" office:value="3.688961" calcext:value-type="float">
            <text:p>3.688961</text:p>
          </table:table-cell>
          <table:table-cell office:value-type="float" office:value="5.586137" calcext:value-type="float">
            <text:p>5.586137</text:p>
          </table:table-cell>
          <table:table-cell office:value-type="float" office:value="5.603942" calcext:value-type="float">
            <text:p>5.603942</text:p>
          </table:table-cell>
          <table:table-cell office:value-type="float" office:value="5.868985" calcext:value-type="float">
            <text:p>5.868985</text:p>
          </table:table-cell>
          <table:table-cell office:value-type="float" office:value="5.883207" calcext:value-type="float">
            <text:p>5.883207</text:p>
          </table:table-cell>
          <table:table-cell office:value-type="float" office:value="6.204402" calcext:value-type="float">
            <text:p>6.204402</text:p>
          </table:table-cell>
          <table:table-cell office:value-type="float" office:value="6.626329" calcext:value-type="float">
            <text:p>6.626329</text:p>
          </table:table-cell>
          <table:table-cell office:value-type="float" office:value="0" calcext:value-type="float">
            <text:p>0</text:p>
          </table:table-cell>
          <table:table-cell office:value-type="float" office:value="2.234439" calcext:value-type="float">
            <text:p>2.23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82632" calcext:value-type="float">
            <text:p>0.64826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.490367" calcext:value-type="float">
            <text:p>1.490367</text:p>
          </table:table-cell>
          <table:table-cell office:value-type="float" office:value="136.929" calcext:value-type="float">
            <text:p>136.929</text:p>
          </table:table-cell>
          <table:table-cell office:value-type="float" office:value="0" calcext:value-type="float">
            <text:p>0</text:p>
          </table:table-cell>
          <table:table-cell office:value-type="float" office:value="-0.2403118" calcext:value-type="float">
            <text:p>-0.2403118</text:p>
          </table:table-cell>
          <table:table-cell office:value-type="float" office:value="22.38056" calcext:value-type="float">
            <text:p>22.3805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263" calcext:value-type="float">
            <text:p>1.47526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3" calcext:value-type="float">
            <text:p>2.30183E-05</text:p>
          </table:table-cell>
          <table:table-cell office:value-type="float" office:value="1181.543" calcext:value-type="float">
            <text:p>1181.543</text:p>
          </table:table-cell>
          <table:table-cell office:value-type="float" office:value="1.614875" calcext:value-type="float">
            <text:p>1.614875</text:p>
          </table:table-cell>
          <table:table-cell office:value-type="float" office:value="0" calcext:value-type="float">
            <text:p>0</text:p>
          </table:table-cell>
          <table:table-cell office:value-type="float" office:value="0.3214439" calcext:value-type="float">
            <text:p>0.3214439</text:p>
          </table:table-cell>
          <table:table-cell office:value-type="float" office:value="0.02628172" calcext:value-type="float">
            <text:p>0.02628172</text:p>
          </table:table-cell>
          <table:table-cell office:value-type="float" office:value="0.01640875" calcext:value-type="float">
            <text:p>0.01640875</text:p>
          </table:table-cell>
          <table:table-cell office:value-type="float" office:value="0.009553731" calcext:value-type="float">
            <text:p>0.009553731</text:p>
          </table:table-cell>
          <table:table-cell office:value-type="float" office:value="0.008653508" calcext:value-type="float">
            <text:p>0.008653508</text:p>
          </table:table-cell>
          <table:table-cell office:value-type="float" office:value="0.004782273" calcext:value-type="float">
            <text:p>0.004782273</text:p>
          </table:table-cell>
          <table:table-cell office:value-type="float" office:value="0.007648727" calcext:value-type="float">
            <text:p>0.007648727</text:p>
          </table:table-cell>
          <table:table-cell office:value-type="float" office:value="0.05408937" calcext:value-type="float">
            <text:p>0.05408937</text:p>
          </table:table-cell>
          <table:table-cell office:value-type="float" office:value="0.1149582" calcext:value-type="float">
            <text:p>0.1149582</text:p>
          </table:table-cell>
          <table:table-cell office:value-type="float" office:value="0.1131588" calcext:value-type="float">
            <text:p>0.1131588</text:p>
          </table:table-cell>
          <table:table-cell office:value-type="float" office:value="0.1220669" calcext:value-type="float">
            <text:p>0.1220669</text:p>
          </table:table-cell>
          <table:table-cell office:value-type="float" office:value="0.1220035" calcext:value-type="float">
            <text:p>0.1220035</text:p>
          </table:table-cell>
          <table:table-cell office:value-type="float" office:value="0.125278" calcext:value-type="float">
            <text:p>0.125278</text:p>
          </table:table-cell>
          <table:table-cell office:value-type="float" office:value="0.129677" calcext:value-type="float">
            <text:p>0.129677</text:p>
          </table:table-cell>
          <table:table-cell office:value-type="float" office:value="0" calcext:value-type="float">
            <text:p>0</text:p>
          </table:table-cell>
          <table:table-cell office:value-type="float" office:value="10.05388" calcext:value-type="float">
            <text:p>10.05388</text:p>
          </table:table-cell>
          <table:table-cell office:value-type="float" office:value="9.996138" calcext:value-type="float">
            <text:p>9.996138</text:p>
          </table:table-cell>
          <table:table-cell office:value-type="float" office:value="15.59597" calcext:value-type="float">
            <text:p>15.59597</text:p>
          </table:table-cell>
          <table:table-cell office:value-type="float" office:value="4.348636" calcext:value-type="float">
            <text:p>4.348636</text:p>
          </table:table-cell>
          <table:table-cell office:value-type="float" office:value="3.526862" calcext:value-type="float">
            <text:p>3.526862</text:p>
          </table:table-cell>
          <table:table-cell office:value-type="float" office:value="1.867414" calcext:value-type="float">
            <text:p>1.867414</text:p>
          </table:table-cell>
          <table:table-cell office:value-type="float" office:value="1.647579" calcext:value-type="float">
            <text:p>1.647579</text:p>
          </table:table-cell>
          <table:table-cell office:value-type="float" office:value="3.691737" calcext:value-type="float">
            <text:p>3.691737</text:p>
          </table:table-cell>
          <table:table-cell office:value-type="float" office:value="5.593133" calcext:value-type="float">
            <text:p>5.593133</text:p>
          </table:table-cell>
          <table:table-cell office:value-type="float" office:value="5.611026" calcext:value-type="float">
            <text:p>5.611026</text:p>
          </table:table-cell>
          <table:table-cell office:value-type="float" office:value="5.87747" calcext:value-type="float">
            <text:p>5.87747</text:p>
          </table:table-cell>
          <table:table-cell office:value-type="float" office:value="5.891652" calcext:value-type="float">
            <text:p>5.891652</text:p>
          </table:table-cell>
          <table:table-cell office:value-type="float" office:value="6.212814" calcext:value-type="float">
            <text:p>6.212814</text:p>
          </table:table-cell>
          <table:table-cell office:value-type="float" office:value="6.635236" calcext:value-type="float">
            <text:p>6.635236</text:p>
          </table:table-cell>
          <table:table-cell office:value-type="float" office:value="0" calcext:value-type="float">
            <text:p>0</text:p>
          </table:table-cell>
          <table:table-cell office:value-type="float" office:value="1.913504" calcext:value-type="float">
            <text:p>1.91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25365" calcext:value-type="float">
            <text:p>0.66253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.484832" calcext:value-type="float">
            <text:p>1.484832</text:p>
          </table:table-cell>
          <table:table-cell office:value-type="float" office:value="136.9204" calcext:value-type="float">
            <text:p>136.9204</text:p>
          </table:table-cell>
          <table:table-cell office:value-type="float" office:value="0" calcext:value-type="float">
            <text:p>0</text:p>
          </table:table-cell>
          <table:table-cell office:value-type="float" office:value="-0.261867" calcext:value-type="float">
            <text:p>-0.261867</text:p>
          </table:table-cell>
          <table:table-cell office:value-type="float" office:value="22.40245" calcext:value-type="float">
            <text:p>22.4024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587" calcext:value-type="float">
            <text:p>1.475587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93" calcext:value-type="float">
            <text:p>2.301893E-05</text:p>
          </table:table-cell>
          <table:table-cell office:value-type="float" office:value="1181.513" calcext:value-type="float">
            <text:p>1181.513</text:p>
          </table:table-cell>
          <table:table-cell office:value-type="float" office:value="1.611879" calcext:value-type="float">
            <text:p>1.611879</text:p>
          </table:table-cell>
          <table:table-cell office:value-type="float" office:value="0" calcext:value-type="float">
            <text:p>0</text:p>
          </table:table-cell>
          <table:table-cell office:value-type="float" office:value="0.1925954" calcext:value-type="float">
            <text:p>0.1925954</text:p>
          </table:table-cell>
          <table:table-cell office:value-type="float" office:value="0.03779262" calcext:value-type="float">
            <text:p>0.03779262</text:p>
          </table:table-cell>
          <table:table-cell office:value-type="float" office:value="0.01530177" calcext:value-type="float">
            <text:p>0.01530177</text:p>
          </table:table-cell>
          <table:table-cell office:value-type="float" office:value="0.009096316" calcext:value-type="float">
            <text:p>0.009096316</text:p>
          </table:table-cell>
          <table:table-cell office:value-type="float" office:value="0.008385516" calcext:value-type="float">
            <text:p>0.008385516</text:p>
          </table:table-cell>
          <table:table-cell office:value-type="float" office:value="0.004751606" calcext:value-type="float">
            <text:p>0.004751606</text:p>
          </table:table-cell>
          <table:table-cell office:value-type="float" office:value="0.007576968" calcext:value-type="float">
            <text:p>0.007576968</text:p>
          </table:table-cell>
          <table:table-cell office:value-type="float" office:value="0.05212039" calcext:value-type="float">
            <text:p>0.05212039</text:p>
          </table:table-cell>
          <table:table-cell office:value-type="float" office:value="0.1152864" calcext:value-type="float">
            <text:p>0.1152864</text:p>
          </table:table-cell>
          <table:table-cell office:value-type="float" office:value="0.1106697" calcext:value-type="float">
            <text:p>0.1106697</text:p>
          </table:table-cell>
          <table:table-cell office:value-type="float" office:value="0.1221613" calcext:value-type="float">
            <text:p>0.1221613</text:p>
          </table:table-cell>
          <table:table-cell office:value-type="float" office:value="0.1221115" calcext:value-type="float">
            <text:p>0.1221115</text:p>
          </table:table-cell>
          <table:table-cell office:value-type="float" office:value="0.1253683" calcext:value-type="float">
            <text:p>0.1253683</text:p>
          </table:table-cell>
          <table:table-cell office:value-type="float" office:value="0.1297717" calcext:value-type="float">
            <text:p>0.1297717</text:p>
          </table:table-cell>
          <table:table-cell office:value-type="float" office:value="0" calcext:value-type="float">
            <text:p>0</text:p>
          </table:table-cell>
          <table:table-cell office:value-type="float" office:value="10.09097" calcext:value-type="float">
            <text:p>10.09097</text:p>
          </table:table-cell>
          <table:table-cell office:value-type="float" office:value="9.973207" calcext:value-type="float">
            <text:p>9.973207</text:p>
          </table:table-cell>
          <table:table-cell office:value-type="float" office:value="15.55241" calcext:value-type="float">
            <text:p>15.55241</text:p>
          </table:table-cell>
          <table:table-cell office:value-type="float" office:value="4.33871" calcext:value-type="float">
            <text:p>4.33871</text:p>
          </table:table-cell>
          <table:table-cell office:value-type="float" office:value="3.519118" calcext:value-type="float">
            <text:p>3.519118</text:p>
          </table:table-cell>
          <table:table-cell office:value-type="float" office:value="1.864628" calcext:value-type="float">
            <text:p>1.864628</text:p>
          </table:table-cell>
          <table:table-cell office:value-type="float" office:value="1.64576" calcext:value-type="float">
            <text:p>1.64576</text:p>
          </table:table-cell>
          <table:table-cell office:value-type="float" office:value="3.693864" calcext:value-type="float">
            <text:p>3.693864</text:p>
          </table:table-cell>
          <table:table-cell office:value-type="float" office:value="5.60021" calcext:value-type="float">
            <text:p>5.60021</text:p>
          </table:table-cell>
          <table:table-cell office:value-type="float" office:value="5.61747" calcext:value-type="float">
            <text:p>5.61747</text:p>
          </table:table-cell>
          <table:table-cell office:value-type="float" office:value="5.885954" calcext:value-type="float">
            <text:p>5.885954</text:p>
          </table:table-cell>
          <table:table-cell office:value-type="float" office:value="5.900066" calcext:value-type="float">
            <text:p>5.900066</text:p>
          </table:table-cell>
          <table:table-cell office:value-type="float" office:value="6.221226" calcext:value-type="float">
            <text:p>6.221226</text:p>
          </table:table-cell>
          <table:table-cell office:value-type="float" office:value="6.644102" calcext:value-type="float">
            <text:p>6.644102</text:p>
          </table:table-cell>
          <table:table-cell office:value-type="float" office:value="0" calcext:value-type="float">
            <text:p>0</text:p>
          </table:table-cell>
          <table:table-cell office:value-type="float" office:value="2.081064" calcext:value-type="float">
            <text:p>2.08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57121" calcext:value-type="float">
            <text:p>0.675712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.481346" calcext:value-type="float">
            <text:p>1.481346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0" calcext:value-type="float">
            <text:p>0</text:p>
          </table:table-cell>
          <table:table-cell office:value-type="float" office:value="-0.28307" calcext:value-type="float">
            <text:p>-0.28307</text:p>
          </table:table-cell>
          <table:table-cell office:value-type="float" office:value="22.42328" calcext:value-type="float">
            <text:p>22.4232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603" calcext:value-type="float">
            <text:p>1.475603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896" calcext:value-type="float">
            <text:p>2.301896E-05</text:p>
          </table:table-cell>
          <table:table-cell office:value-type="float" office:value="1181.482" calcext:value-type="float">
            <text:p>1181.482</text:p>
          </table:table-cell>
          <table:table-cell office:value-type="float" office:value="1.621033" calcext:value-type="float">
            <text:p>1.621033</text:p>
          </table:table-cell>
          <table:table-cell office:value-type="float" office:value="0" calcext:value-type="float">
            <text:p>0</text:p>
          </table:table-cell>
          <table:table-cell office:value-type="float" office:value="0.004750509" calcext:value-type="float">
            <text:p>0.004750509</text:p>
          </table:table-cell>
          <table:table-cell office:value-type="float" office:value="0.01463339" calcext:value-type="float">
            <text:p>0.01463339</text:p>
          </table:table-cell>
          <table:table-cell office:value-type="float" office:value="0.01492264" calcext:value-type="float">
            <text:p>0.01492264</text:p>
          </table:table-cell>
          <table:table-cell office:value-type="float" office:value="0.008771991" calcext:value-type="float">
            <text:p>0.008771991</text:p>
          </table:table-cell>
          <table:table-cell office:value-type="float" office:value="0.008125829" calcext:value-type="float">
            <text:p>0.008125829</text:p>
          </table:table-cell>
          <table:table-cell office:value-type="float" office:value="0.004684962" calcext:value-type="float">
            <text:p>0.004684962</text:p>
          </table:table-cell>
          <table:table-cell office:value-type="float" office:value="0.007423075" calcext:value-type="float">
            <text:p>0.007423075</text:p>
          </table:table-cell>
          <table:table-cell office:value-type="float" office:value="0.05061305" calcext:value-type="float">
            <text:p>0.05061305</text:p>
          </table:table-cell>
          <table:table-cell office:value-type="float" office:value="0.1152696" calcext:value-type="float">
            <text:p>0.1152696</text:p>
          </table:table-cell>
          <table:table-cell office:value-type="float" office:value="0.1089744" calcext:value-type="float">
            <text:p>0.1089744</text:p>
          </table:table-cell>
          <table:table-cell office:value-type="float" office:value="0.1222566" calcext:value-type="float">
            <text:p>0.1222566</text:p>
          </table:table-cell>
          <table:table-cell office:value-type="float" office:value="0.1221817" calcext:value-type="float">
            <text:p>0.1221817</text:p>
          </table:table-cell>
          <table:table-cell office:value-type="float" office:value="0.1254587" calcext:value-type="float">
            <text:p>0.1254587</text:p>
          </table:table-cell>
          <table:table-cell office:value-type="float" office:value="0.1298662" calcext:value-type="float">
            <text:p>0.1298662</text:p>
          </table:table-cell>
          <table:table-cell office:value-type="float" office:value="0" calcext:value-type="float">
            <text:p>0</text:p>
          </table:table-cell>
          <table:table-cell office:value-type="float" office:value="10.08987" calcext:value-type="float">
            <text:p>10.08987</text:p>
          </table:table-cell>
          <table:table-cell office:value-type="float" office:value="9.946939" calcext:value-type="float">
            <text:p>9.946939</text:p>
          </table:table-cell>
          <table:table-cell office:value-type="float" office:value="15.50687" calcext:value-type="float">
            <text:p>15.50687</text:p>
          </table:table-cell>
          <table:table-cell office:value-type="float" office:value="4.328551" calcext:value-type="float">
            <text:p>4.328551</text:p>
          </table:table-cell>
          <table:table-cell office:value-type="float" office:value="3.51126" calcext:value-type="float">
            <text:p>3.51126</text:p>
          </table:table-cell>
          <table:table-cell office:value-type="float" office:value="1.861843" calcext:value-type="float">
            <text:p>1.861843</text:p>
          </table:table-cell>
          <table:table-cell office:value-type="float" office:value="1.643929" calcext:value-type="float">
            <text:p>1.643929</text:p>
          </table:table-cell>
          <table:table-cell office:value-type="float" office:value="3.695584" calcext:value-type="float">
            <text:p>3.695584</text:p>
          </table:table-cell>
          <table:table-cell office:value-type="float" office:value="5.607292" calcext:value-type="float">
            <text:p>5.607292</text:p>
          </table:table-cell>
          <table:table-cell office:value-type="float" office:value="5.623439" calcext:value-type="float">
            <text:p>5.623439</text:p>
          </table:table-cell>
          <table:table-cell office:value-type="float" office:value="5.89444" calcext:value-type="float">
            <text:p>5.89444</text:p>
          </table:table-cell>
          <table:table-cell office:value-type="float" office:value="5.908475" calcext:value-type="float">
            <text:p>5.908475</text:p>
          </table:table-cell>
          <table:table-cell office:value-type="float" office:value="6.229638" calcext:value-type="float">
            <text:p>6.229638</text:p>
          </table:table-cell>
          <table:table-cell office:value-type="float" office:value="6.652962" calcext:value-type="float">
            <text:p>6.652962</text:p>
          </table:table-cell>
          <table:table-cell office:value-type="float" office:value="0" calcext:value-type="float">
            <text:p>0</text:p>
          </table:table-cell>
          <table:table-cell office:value-type="float" office:value="0.006332986" calcext:value-type="float">
            <text:p>0.006332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1301" calcext:value-type="float">
            <text:p>0.684130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.473747" calcext:value-type="float">
            <text:p>1.473747</text:p>
          </table:table-cell>
          <table:table-cell office:value-type="float" office:value="136.9104" calcext:value-type="float">
            <text:p>136.9104</text:p>
          </table:table-cell>
          <table:table-cell office:value-type="float" office:value="0" calcext:value-type="float">
            <text:p>0</text:p>
          </table:table-cell>
          <table:table-cell office:value-type="float" office:value="-0.3040664" calcext:value-type="float">
            <text:p>-0.3040664</text:p>
          </table:table-cell>
          <table:table-cell office:value-type="float" office:value="22.4435" calcext:value-type="float">
            <text:p>22.443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639" calcext:value-type="float">
            <text:p>1.475639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01" calcext:value-type="float">
            <text:p>2.301901E-05</text:p>
          </table:table-cell>
          <table:table-cell office:value-type="float" office:value="1181.452" calcext:value-type="float">
            <text:p>1181.452</text:p>
          </table:table-cell>
          <table:table-cell office:value-type="float" office:value="1.635307" calcext:value-type="float">
            <text:p>1.635307</text:p>
          </table:table-cell>
          <table:table-cell office:value-type="float" office:value="0" calcext:value-type="float">
            <text:p>0</text:p>
          </table:table-cell>
          <table:table-cell office:value-type="float" office:value="0.002685189" calcext:value-type="float">
            <text:p>0.002685189</text:p>
          </table:table-cell>
          <table:table-cell office:value-type="float" office:value="0.01272082" calcext:value-type="float">
            <text:p>0.01272082</text:p>
          </table:table-cell>
          <table:table-cell office:value-type="float" office:value="0.01402344" calcext:value-type="float">
            <text:p>0.01402344</text:p>
          </table:table-cell>
          <table:table-cell office:value-type="float" office:value="0.008173915" calcext:value-type="float">
            <text:p>0.008173915</text:p>
          </table:table-cell>
          <table:table-cell office:value-type="float" office:value="0.007665155" calcext:value-type="float">
            <text:p>0.007665155</text:p>
          </table:table-cell>
          <table:table-cell office:value-type="float" office:value="0.004585071" calcext:value-type="float">
            <text:p>0.004585071</text:p>
          </table:table-cell>
          <table:table-cell office:value-type="float" office:value="0.007237493" calcext:value-type="float">
            <text:p>0.007237493</text:p>
          </table:table-cell>
          <table:table-cell office:value-type="float" office:value="0.05315982" calcext:value-type="float">
            <text:p>0.05315982</text:p>
          </table:table-cell>
          <table:table-cell office:value-type="float" office:value="0.1087361" calcext:value-type="float">
            <text:p>0.1087361</text:p>
          </table:table-cell>
          <table:table-cell office:value-type="float" office:value="0.1079262" calcext:value-type="float">
            <text:p>0.1079262</text:p>
          </table:table-cell>
          <table:table-cell office:value-type="float" office:value="0.1223531" calcext:value-type="float">
            <text:p>0.1223531</text:p>
          </table:table-cell>
          <table:table-cell office:value-type="float" office:value="0.1222746" calcext:value-type="float">
            <text:p>0.1222746</text:p>
          </table:table-cell>
          <table:table-cell office:value-type="float" office:value="0.1255492" calcext:value-type="float">
            <text:p>0.1255492</text:p>
          </table:table-cell>
          <table:table-cell office:value-type="float" office:value="0.1299607" calcext:value-type="float">
            <text:p>0.1299607</text:p>
          </table:table-cell>
          <table:table-cell office:value-type="float" office:value="0" calcext:value-type="float">
            <text:p>0</text:p>
          </table:table-cell>
          <table:table-cell office:value-type="float" office:value="10.06553" calcext:value-type="float">
            <text:p>10.06553</text:p>
          </table:table-cell>
          <table:table-cell office:value-type="float" office:value="9.922959" calcext:value-type="float">
            <text:p>9.922959</text:p>
          </table:table-cell>
          <table:table-cell office:value-type="float" office:value="15.46279" calcext:value-type="float">
            <text:p>15.46279</text:p>
          </table:table-cell>
          <table:table-cell office:value-type="float" office:value="4.318308" calcext:value-type="float">
            <text:p>4.318308</text:p>
          </table:table-cell>
          <table:table-cell office:value-type="float" office:value="3.503335" calcext:value-type="float">
            <text:p>3.503335</text:p>
          </table:table-cell>
          <table:table-cell office:value-type="float" office:value="1.859056" calcext:value-type="float">
            <text:p>1.859056</text:p>
          </table:table-cell>
          <table:table-cell office:value-type="float" office:value="1.642066" calcext:value-type="float">
            <text:p>1.642066</text:p>
          </table:table-cell>
          <table:table-cell office:value-type="float" office:value="3.69737" calcext:value-type="float">
            <text:p>3.69737</text:p>
          </table:table-cell>
          <table:table-cell office:value-type="float" office:value="5.613606" calcext:value-type="float">
            <text:p>5.613606</text:p>
          </table:table-cell>
          <table:table-cell office:value-type="float" office:value="5.629096" calcext:value-type="float">
            <text:p>5.629096</text:p>
          </table:table-cell>
          <table:table-cell office:value-type="float" office:value="5.902924" calcext:value-type="float">
            <text:p>5.902924</text:p>
          </table:table-cell>
          <table:table-cell office:value-type="float" office:value="5.916887" calcext:value-type="float">
            <text:p>5.916887</text:p>
          </table:table-cell>
          <table:table-cell office:value-type="float" office:value="6.23805" calcext:value-type="float">
            <text:p>6.23805</text:p>
          </table:table-cell>
          <table:table-cell office:value-type="float" office:value="6.661798" calcext:value-type="float">
            <text:p>6.661798</text:p>
          </table:table-cell>
          <table:table-cell office:value-type="float" office:value="0" calcext:value-type="float">
            <text:p>0</text:p>
          </table:table-cell>
          <table:table-cell office:value-type="float" office:value="0.009064905" calcext:value-type="float">
            <text:p>0.009064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8584" calcext:value-type="float">
            <text:p>0.69485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.466601" calcext:value-type="float">
            <text:p>1.466601</text:p>
          </table:table-cell>
          <table:table-cell office:value-type="float" office:value="136.907" calcext:value-type="float">
            <text:p>136.907</text:p>
          </table:table-cell>
          <table:table-cell office:value-type="float" office:value="0" calcext:value-type="float">
            <text:p>0</text:p>
          </table:table-cell>
          <table:table-cell office:value-type="float" office:value="-0.3244694" calcext:value-type="float">
            <text:p>-0.3244694</text:p>
          </table:table-cell>
          <table:table-cell office:value-type="float" office:value="22.46314" calcext:value-type="float">
            <text:p>22.4631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639" calcext:value-type="float">
            <text:p>1.475639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01" calcext:value-type="float">
            <text:p>2.301901E-05</text:p>
          </table:table-cell>
          <table:table-cell office:value-type="float" office:value="1181.421" calcext:value-type="float">
            <text:p>1181.421</text:p>
          </table:table-cell>
          <table:table-cell office:value-type="float" office:value="1.645911" calcext:value-type="float">
            <text:p>1.645911</text:p>
          </table:table-cell>
          <table:table-cell office:value-type="float" office:value="0" calcext:value-type="float">
            <text:p>0</text:p>
          </table:table-cell>
          <table:table-cell office:value-type="float" office:value="0.003037314" calcext:value-type="float">
            <text:p>0.003037314</text:p>
          </table:table-cell>
          <table:table-cell office:value-type="float" office:value="0.01265924" calcext:value-type="float">
            <text:p>0.01265924</text:p>
          </table:table-cell>
          <table:table-cell office:value-type="float" office:value="0.01341837" calcext:value-type="float">
            <text:p>0.01341837</text:p>
          </table:table-cell>
          <table:table-cell office:value-type="float" office:value="0.007738429" calcext:value-type="float">
            <text:p>0.007738429</text:p>
          </table:table-cell>
          <table:table-cell office:value-type="float" office:value="0.007285293" calcext:value-type="float">
            <text:p>0.007285293</text:p>
          </table:table-cell>
          <table:table-cell office:value-type="float" office:value="0.004453683" calcext:value-type="float">
            <text:p>0.004453683</text:p>
          </table:table-cell>
          <table:table-cell office:value-type="float" office:value="0.006963848" calcext:value-type="float">
            <text:p>0.006963848</text:p>
          </table:table-cell>
          <table:table-cell office:value-type="float" office:value="0.05355013" calcext:value-type="float">
            <text:p>0.05355013</text:p>
          </table:table-cell>
          <table:table-cell office:value-type="float" office:value="0.1041352" calcext:value-type="float">
            <text:p>0.1041352</text:p>
          </table:table-cell>
          <table:table-cell office:value-type="float" office:value="0.1070933" calcext:value-type="float">
            <text:p>0.1070933</text:p>
          </table:table-cell>
          <table:table-cell office:value-type="float" office:value="0.1224504" calcext:value-type="float">
            <text:p>0.1224504</text:p>
          </table:table-cell>
          <table:table-cell office:value-type="float" office:value="0.1223676" calcext:value-type="float">
            <text:p>0.1223676</text:p>
          </table:table-cell>
          <table:table-cell office:value-type="float" office:value="0.1256395" calcext:value-type="float">
            <text:p>0.1256395</text:p>
          </table:table-cell>
          <table:table-cell office:value-type="float" office:value="0.1300552" calcext:value-type="float">
            <text:p>0.1300552</text:p>
          </table:table-cell>
          <table:table-cell office:value-type="float" office:value="0" calcext:value-type="float">
            <text:p>0</text:p>
          </table:table-cell>
          <table:table-cell office:value-type="float" office:value="10.04333" calcext:value-type="float">
            <text:p>10.04333</text:p>
          </table:table-cell>
          <table:table-cell office:value-type="float" office:value="9.898227" calcext:value-type="float">
            <text:p>9.898227</text:p>
          </table:table-cell>
          <table:table-cell office:value-type="float" office:value="15.41906" calcext:value-type="float">
            <text:p>15.41906</text:p>
          </table:table-cell>
          <table:table-cell office:value-type="float" office:value="4.307953" calcext:value-type="float">
            <text:p>4.307953</text:p>
          </table:table-cell>
          <table:table-cell office:value-type="float" office:value="3.495289" calcext:value-type="float">
            <text:p>3.495289</text:p>
          </table:table-cell>
          <table:table-cell office:value-type="float" office:value="1.856245" calcext:value-type="float">
            <text:p>1.856245</text:p>
          </table:table-cell>
          <table:table-cell office:value-type="float" office:value="1.640163" calcext:value-type="float">
            <text:p>1.640163</text:p>
          </table:table-cell>
          <table:table-cell office:value-type="float" office:value="3.699622" calcext:value-type="float">
            <text:p>3.699622</text:p>
          </table:table-cell>
          <table:table-cell office:value-type="float" office:value="5.618646" calcext:value-type="float">
            <text:p>5.618646</text:p>
          </table:table-cell>
          <table:table-cell office:value-type="float" office:value="5.634544" calcext:value-type="float">
            <text:p>5.634544</text:p>
          </table:table-cell>
          <table:table-cell office:value-type="float" office:value="5.911408" calcext:value-type="float">
            <text:p>5.911408</text:p>
          </table:table-cell>
          <table:table-cell office:value-type="float" office:value="5.925302" calcext:value-type="float">
            <text:p>5.925302</text:p>
          </table:table-cell>
          <table:table-cell office:value-type="float" office:value="6.246461" calcext:value-type="float">
            <text:p>6.246461</text:p>
          </table:table-cell>
          <table:table-cell office:value-type="float" office:value="6.670615" calcext:value-type="float">
            <text:p>6.670615</text:p>
          </table:table-cell>
          <table:table-cell office:value-type="float" office:value="0" calcext:value-type="float">
            <text:p>0</text:p>
          </table:table-cell>
          <table:table-cell office:value-type="float" office:value="0.003031086" calcext:value-type="float">
            <text:p>0.003031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45366" calcext:value-type="float">
            <text:p>0.70453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.458663" calcext:value-type="float">
            <text:p>1.458663</text:p>
          </table:table-cell>
          <table:table-cell office:value-type="float" office:value="136.9021" calcext:value-type="float">
            <text:p>136.9021</text:p>
          </table:table-cell>
          <table:table-cell office:value-type="float" office:value="0" calcext:value-type="float">
            <text:p>0</text:p>
          </table:table-cell>
          <table:table-cell office:value-type="float" office:value="-0.3455514" calcext:value-type="float">
            <text:p>-0.3455514</text:p>
          </table:table-cell>
          <table:table-cell office:value-type="float" office:value="22.48239" calcext:value-type="float">
            <text:p>22.48239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639" calcext:value-type="float">
            <text:p>1.475639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01" calcext:value-type="float">
            <text:p>2.301901E-05</text:p>
          </table:table-cell>
          <table:table-cell office:value-type="float" office:value="1181.391" calcext:value-type="float">
            <text:p>1181.391</text:p>
          </table:table-cell>
          <table:table-cell office:value-type="float" office:value="1.638079" calcext:value-type="float">
            <text:p>1.638079</text:p>
          </table:table-cell>
          <table:table-cell office:value-type="float" office:value="0" calcext:value-type="float">
            <text:p>0</text:p>
          </table:table-cell>
          <table:table-cell office:value-type="float" office:value="0.07232952" calcext:value-type="float">
            <text:p>0.07232952</text:p>
          </table:table-cell>
          <table:table-cell office:value-type="float" office:value="0.01662653" calcext:value-type="float">
            <text:p>0.01662653</text:p>
          </table:table-cell>
          <table:table-cell office:value-type="float" office:value="0.01405663" calcext:value-type="float">
            <text:p>0.01405663</text:p>
          </table:table-cell>
          <table:table-cell office:value-type="float" office:value="0.007996982" calcext:value-type="float">
            <text:p>0.007996982</text:p>
          </table:table-cell>
          <table:table-cell office:value-type="float" office:value="0.007391725" calcext:value-type="float">
            <text:p>0.007391725</text:p>
          </table:table-cell>
          <table:table-cell office:value-type="float" office:value="0.004442964" calcext:value-type="float">
            <text:p>0.004442964</text:p>
          </table:table-cell>
          <table:table-cell office:value-type="float" office:value="0.006679014" calcext:value-type="float">
            <text:p>0.006679014</text:p>
          </table:table-cell>
          <table:table-cell office:value-type="float" office:value="0.05208088" calcext:value-type="float">
            <text:p>0.05208088</text:p>
          </table:table-cell>
          <table:table-cell office:value-type="float" office:value="0.1001809" calcext:value-type="float">
            <text:p>0.1001809</text:p>
          </table:table-cell>
          <table:table-cell office:value-type="float" office:value="0.1059028" calcext:value-type="float">
            <text:p>0.1059028</text:p>
          </table:table-cell>
          <table:table-cell office:value-type="float" office:value="0.1225473" calcext:value-type="float">
            <text:p>0.1225473</text:p>
          </table:table-cell>
          <table:table-cell office:value-type="float" office:value="0.1224629" calcext:value-type="float">
            <text:p>0.1224629</text:p>
          </table:table-cell>
          <table:table-cell office:value-type="float" office:value="0.1257294" calcext:value-type="float">
            <text:p>0.1257294</text:p>
          </table:table-cell>
          <table:table-cell office:value-type="float" office:value="0.1301495" calcext:value-type="float">
            <text:p>0.1301495</text:p>
          </table:table-cell>
          <table:table-cell office:value-type="float" office:value="0" calcext:value-type="float">
            <text:p>0</text:p>
          </table:table-cell>
          <table:table-cell office:value-type="float" office:value="10.03333" calcext:value-type="float">
            <text:p>10.03333</text:p>
          </table:table-cell>
          <table:table-cell office:value-type="float" office:value="9.875916" calcext:value-type="float">
            <text:p>9.875916</text:p>
          </table:table-cell>
          <table:table-cell office:value-type="float" office:value="15.37702" calcext:value-type="float">
            <text:p>15.37702</text:p>
          </table:table-cell>
          <table:table-cell office:value-type="float" office:value="4.297787" calcext:value-type="float">
            <text:p>4.297787</text:p>
          </table:table-cell>
          <table:table-cell office:value-type="float" office:value="3.487277" calcext:value-type="float">
            <text:p>3.487277</text:p>
          </table:table-cell>
          <table:table-cell office:value-type="float" office:value="1.853433" calcext:value-type="float">
            <text:p>1.853433</text:p>
          </table:table-cell>
          <table:table-cell office:value-type="float" office:value="1.638205" calcext:value-type="float">
            <text:p>1.638205</text:p>
          </table:table-cell>
          <table:table-cell office:value-type="float" office:value="3.701669" calcext:value-type="float">
            <text:p>3.701669</text:p>
          </table:table-cell>
          <table:table-cell office:value-type="float" office:value="5.622767" calcext:value-type="float">
            <text:p>5.622767</text:p>
          </table:table-cell>
          <table:table-cell office:value-type="float" office:value="5.639738" calcext:value-type="float">
            <text:p>5.639738</text:p>
          </table:table-cell>
          <table:table-cell office:value-type="float" office:value="5.919893" calcext:value-type="float">
            <text:p>5.919893</text:p>
          </table:table-cell>
          <table:table-cell office:value-type="float" office:value="5.933711" calcext:value-type="float">
            <text:p>5.933711</text:p>
          </table:table-cell>
          <table:table-cell office:value-type="float" office:value="6.254852" calcext:value-type="float">
            <text:p>6.254852</text:p>
          </table:table-cell>
          <table:table-cell office:value-type="float" office:value="6.679421" calcext:value-type="float">
            <text:p>6.679421</text:p>
          </table:table-cell>
          <table:table-cell office:value-type="float" office:value="0" calcext:value-type="float">
            <text:p>0</text:p>
          </table:table-cell>
          <table:table-cell office:value-type="float" office:value="2.737473" calcext:value-type="float">
            <text:p>2.73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4295" calcext:value-type="float">
            <text:p>0.716429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1.452612" calcext:value-type="float">
            <text:p>1.452612</text:p>
          </table:table-cell>
          <table:table-cell office:value-type="float" office:value="136.898" calcext:value-type="float">
            <text:p>136.898</text:p>
          </table:table-cell>
          <table:table-cell office:value-type="float" office:value="0" calcext:value-type="float">
            <text:p>0</text:p>
          </table:table-cell>
          <table:table-cell office:value-type="float" office:value="-0.3674268" calcext:value-type="float">
            <text:p>-0.3674268</text:p>
          </table:table-cell>
          <table:table-cell office:value-type="float" office:value="22.50151" calcext:value-type="float">
            <text:p>22.50151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778" calcext:value-type="float">
            <text:p>1.475778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18" calcext:value-type="float">
            <text:p>2.301918E-05</text:p>
          </table:table-cell>
          <table:table-cell office:value-type="float" office:value="1181.361" calcext:value-type="float">
            <text:p>1181.361</text:p>
          </table:table-cell>
          <table:table-cell office:value-type="float" office:value="1.637743" calcext:value-type="float">
            <text:p>1.637743</text:p>
          </table:table-cell>
          <table:table-cell office:value-type="float" office:value="0" calcext:value-type="float">
            <text:p>0</text:p>
          </table:table-cell>
          <table:table-cell office:value-type="float" office:value="0.02784075" calcext:value-type="float">
            <text:p>0.02784075</text:p>
          </table:table-cell>
          <table:table-cell office:value-type="float" office:value="0.02357021" calcext:value-type="float">
            <text:p>0.02357021</text:p>
          </table:table-cell>
          <table:table-cell office:value-type="float" office:value="0.01387837" calcext:value-type="float">
            <text:p>0.01387837</text:p>
          </table:table-cell>
          <table:table-cell office:value-type="float" office:value="0.007908499" calcext:value-type="float">
            <text:p>0.007908499</text:p>
          </table:table-cell>
          <table:table-cell office:value-type="float" office:value="0.007310839" calcext:value-type="float">
            <text:p>0.007310839</text:p>
          </table:table-cell>
          <table:table-cell office:value-type="float" office:value="0.004422029" calcext:value-type="float">
            <text:p>0.004422029</text:p>
          </table:table-cell>
          <table:table-cell office:value-type="float" office:value="0.006419567" calcext:value-type="float">
            <text:p>0.006419567</text:p>
          </table:table-cell>
          <table:table-cell office:value-type="float" office:value="0.0507275" calcext:value-type="float">
            <text:p>0.0507275</text:p>
          </table:table-cell>
          <table:table-cell office:value-type="float" office:value="0.09689829" calcext:value-type="float">
            <text:p>0.09689829</text:p>
          </table:table-cell>
          <table:table-cell office:value-type="float" office:value="0.1065358" calcext:value-type="float">
            <text:p>0.1065358</text:p>
          </table:table-cell>
          <table:table-cell office:value-type="float" office:value="0.1226025" calcext:value-type="float">
            <text:p>0.1226025</text:p>
          </table:table-cell>
          <table:table-cell office:value-type="float" office:value="0.1225644" calcext:value-type="float">
            <text:p>0.1225644</text:p>
          </table:table-cell>
          <table:table-cell office:value-type="float" office:value="0.1258198" calcext:value-type="float">
            <text:p>0.1258198</text:p>
          </table:table-cell>
          <table:table-cell office:value-type="float" office:value="0.1302436" calcext:value-type="float">
            <text:p>0.1302436</text:p>
          </table:table-cell>
          <table:table-cell office:value-type="float" office:value="0" calcext:value-type="float">
            <text:p>0</text:p>
          </table:table-cell>
          <table:table-cell office:value-type="float" office:value="10.05776" calcext:value-type="float">
            <text:p>10.05776</text:p>
          </table:table-cell>
          <table:table-cell office:value-type="float" office:value="9.855287" calcext:value-type="float">
            <text:p>9.855287</text:p>
          </table:table-cell>
          <table:table-cell office:value-type="float" office:value="15.3366" calcext:value-type="float">
            <text:p>15.3366</text:p>
          </table:table-cell>
          <table:table-cell office:value-type="float" office:value="4.287975" calcext:value-type="float">
            <text:p>4.287975</text:p>
          </table:table-cell>
          <table:table-cell office:value-type="float" office:value="3.479475" calcext:value-type="float">
            <text:p>3.479475</text:p>
          </table:table-cell>
          <table:table-cell office:value-type="float" office:value="1.850653" calcext:value-type="float">
            <text:p>1.850653</text:p>
          </table:table-cell>
          <table:table-cell office:value-type="float" office:value="1.636201" calcext:value-type="float">
            <text:p>1.636201</text:p>
          </table:table-cell>
          <table:table-cell office:value-type="float" office:value="3.703347" calcext:value-type="float">
            <text:p>3.703347</text:p>
          </table:table-cell>
          <table:table-cell office:value-type="float" office:value="5.626096" calcext:value-type="float">
            <text:p>5.626096</text:p>
          </table:table-cell>
          <table:table-cell office:value-type="float" office:value="5.64472" calcext:value-type="float">
            <text:p>5.64472</text:p>
          </table:table-cell>
          <table:table-cell office:value-type="float" office:value="5.928375" calcext:value-type="float">
            <text:p>5.928375</text:p>
          </table:table-cell>
          <table:table-cell office:value-type="float" office:value="5.942125" calcext:value-type="float">
            <text:p>5.942125</text:p>
          </table:table-cell>
          <table:table-cell office:value-type="float" office:value="6.263225" calcext:value-type="float">
            <text:p>6.263225</text:p>
          </table:table-cell>
          <table:table-cell office:value-type="float" office:value="6.688211" calcext:value-type="float">
            <text:p>6.688211</text:p>
          </table:table-cell>
          <table:table-cell office:value-type="float" office:value="0" calcext:value-type="float">
            <text:p>0</text:p>
          </table:table-cell>
          <table:table-cell office:value-type="float" office:value="0.01199539" calcext:value-type="float">
            <text:p>0.01199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57133" calcext:value-type="float">
            <text:p>0.72571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1.44559" calcext:value-type="float">
            <text:p>1.44559</text:p>
          </table:table-cell>
          <table:table-cell office:value-type="float" office:value="136.8949" calcext:value-type="float">
            <text:p>136.8949</text:p>
          </table:table-cell>
          <table:table-cell office:value-type="float" office:value="0" calcext:value-type="float">
            <text:p>0</text:p>
          </table:table-cell>
          <table:table-cell office:value-type="float" office:value="-0.3883139" calcext:value-type="float">
            <text:p>-0.3883139</text:p>
          </table:table-cell>
          <table:table-cell office:value-type="float" office:value="22.52015" calcext:value-type="float">
            <text:p>22.52015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778" calcext:value-type="float">
            <text:p>1.475778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18" calcext:value-type="float">
            <text:p>2.301918E-05</text:p>
          </table:table-cell>
          <table:table-cell office:value-type="float" office:value="1181.33" calcext:value-type="float">
            <text:p>1181.33</text:p>
          </table:table-cell>
          <table:table-cell office:value-type="float" office:value="1.645336" calcext:value-type="float">
            <text:p>1.645336</text:p>
          </table:table-cell>
          <table:table-cell office:value-type="float" office:value="0" calcext:value-type="float">
            <text:p>0</text:p>
          </table:table-cell>
          <table:table-cell office:value-type="float" office:value="0.006519672" calcext:value-type="float">
            <text:p>0.006519672</text:p>
          </table:table-cell>
          <table:table-cell office:value-type="float" office:value="0.01477543" calcext:value-type="float">
            <text:p>0.01477543</text:p>
          </table:table-cell>
          <table:table-cell office:value-type="float" office:value="0.01420822" calcext:value-type="float">
            <text:p>0.01420822</text:p>
          </table:table-cell>
          <table:table-cell office:value-type="float" office:value="0.008073426" calcext:value-type="float">
            <text:p>0.008073426</text:p>
          </table:table-cell>
          <table:table-cell office:value-type="float" office:value="0.007407814" calcext:value-type="float">
            <text:p>0.007407814</text:p>
          </table:table-cell>
          <table:table-cell office:value-type="float" office:value="0.004425676" calcext:value-type="float">
            <text:p>0.004425676</text:p>
          </table:table-cell>
          <table:table-cell office:value-type="float" office:value="0.006180179" calcext:value-type="float">
            <text:p>0.006180179</text:p>
          </table:table-cell>
          <table:table-cell office:value-type="float" office:value="0.04963217" calcext:value-type="float">
            <text:p>0.04963217</text:p>
          </table:table-cell>
          <table:table-cell office:value-type="float" office:value="0.09463865" calcext:value-type="float">
            <text:p>0.09463865</text:p>
          </table:table-cell>
          <table:table-cell office:value-type="float" office:value="0.1096786" calcext:value-type="float">
            <text:p>0.1096786</text:p>
          </table:table-cell>
          <table:table-cell office:value-type="float" office:value="0.1203585" calcext:value-type="float">
            <text:p>0.1203585</text:p>
          </table:table-cell>
          <table:table-cell office:value-type="float" office:value="0.1226459" calcext:value-type="float">
            <text:p>0.1226459</text:p>
          </table:table-cell>
          <table:table-cell office:value-type="float" office:value="0.1259098" calcext:value-type="float">
            <text:p>0.1259098</text:p>
          </table:table-cell>
          <table:table-cell office:value-type="float" office:value="0.1303377" calcext:value-type="float">
            <text:p>0.1303377</text:p>
          </table:table-cell>
          <table:table-cell office:value-type="float" office:value="0" calcext:value-type="float">
            <text:p>0</text:p>
          </table:table-cell>
          <table:table-cell office:value-type="float" office:value="10.03661" calcext:value-type="float">
            <text:p>10.03661</text:p>
          </table:table-cell>
          <table:table-cell office:value-type="float" office:value="9.834562" calcext:value-type="float">
            <text:p>9.834562</text:p>
          </table:table-cell>
          <table:table-cell office:value-type="float" office:value="15.29737" calcext:value-type="float">
            <text:p>15.29737</text:p>
          </table:table-cell>
          <table:table-cell office:value-type="float" office:value="4.278396" calcext:value-type="float">
            <text:p>4.278396</text:p>
          </table:table-cell>
          <table:table-cell office:value-type="float" office:value="3.471827" calcext:value-type="float">
            <text:p>3.471827</text:p>
          </table:table-cell>
          <table:table-cell office:value-type="float" office:value="1.847897" calcext:value-type="float">
            <text:p>1.847897</text:p>
          </table:table-cell>
          <table:table-cell office:value-type="float" office:value="1.634161" calcext:value-type="float">
            <text:p>1.634161</text:p>
          </table:table-cell>
          <table:table-cell office:value-type="float" office:value="3.704738" calcext:value-type="float">
            <text:p>3.704738</text:p>
          </table:table-cell>
          <table:table-cell office:value-type="float" office:value="5.628797" calcext:value-type="float">
            <text:p>5.628797</text:p>
          </table:table-cell>
          <table:table-cell office:value-type="float" office:value="5.650447" calcext:value-type="float">
            <text:p>5.650447</text:p>
          </table:table-cell>
          <table:table-cell office:value-type="float" office:value="5.936605" calcext:value-type="float">
            <text:p>5.936605</text:p>
          </table:table-cell>
          <table:table-cell office:value-type="float" office:value="5.9505" calcext:value-type="float">
            <text:p>5.9505</text:p>
          </table:table-cell>
          <table:table-cell office:value-type="float" office:value="6.271598" calcext:value-type="float">
            <text:p>6.271598</text:p>
          </table:table-cell>
          <table:table-cell office:value-type="float" office:value="6.697001" calcext:value-type="float">
            <text:p>6.697001</text:p>
          </table:table-cell>
          <table:table-cell office:value-type="float" office:value="0" calcext:value-type="float">
            <text:p>0</text:p>
          </table:table-cell>
          <table:table-cell office:value-type="float" office:value="0.001868244" calcext:value-type="float">
            <text:p>0.001868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0023" calcext:value-type="float">
            <text:p>0.7350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1.43301" calcext:value-type="float">
            <text:p>1.43301</text:p>
          </table:table-cell>
          <table:table-cell office:value-type="float" office:value="136.8904" calcext:value-type="float">
            <text:p>136.8904</text:p>
          </table:table-cell>
          <table:table-cell office:value-type="float" office:value="0" calcext:value-type="float">
            <text:p>0</text:p>
          </table:table-cell>
          <table:table-cell office:value-type="float" office:value="-0.4111845" calcext:value-type="float">
            <text:p>-0.4111845</text:p>
          </table:table-cell>
          <table:table-cell office:value-type="float" office:value="22.5386" calcext:value-type="float">
            <text:p>22.5386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301" calcext:value-type="float">
            <text:p>1181.301</text:p>
          </table:table-cell>
          <table:table-cell office:value-type="float" office:value="1.626595" calcext:value-type="float">
            <text:p>1.626595</text:p>
          </table:table-cell>
          <table:table-cell office:value-type="float" office:value="0" calcext:value-type="float">
            <text:p>0</text:p>
          </table:table-cell>
          <table:table-cell office:value-type="float" office:value="0.2317753" calcext:value-type="float">
            <text:p>0.2317753</text:p>
          </table:table-cell>
          <table:table-cell office:value-type="float" office:value="0.02634972" calcext:value-type="float">
            <text:p>0.02634972</text:p>
          </table:table-cell>
          <table:table-cell office:value-type="float" office:value="0.01512251" calcext:value-type="float">
            <text:p>0.01512251</text:p>
          </table:table-cell>
          <table:table-cell office:value-type="float" office:value="0.008573251" calcext:value-type="float">
            <text:p>0.008573251</text:p>
          </table:table-cell>
          <table:table-cell office:value-type="float" office:value="0.007768436" calcext:value-type="float">
            <text:p>0.007768436</text:p>
          </table:table-cell>
          <table:table-cell office:value-type="float" office:value="0.004497631" calcext:value-type="float">
            <text:p>0.004497631</text:p>
          </table:table-cell>
          <table:table-cell office:value-type="float" office:value="0.005963109" calcext:value-type="float">
            <text:p>0.005963109</text:p>
          </table:table-cell>
          <table:table-cell office:value-type="float" office:value="0.0486304" calcext:value-type="float">
            <text:p>0.0486304</text:p>
          </table:table-cell>
          <table:table-cell office:value-type="float" office:value="0.09928294" calcext:value-type="float">
            <text:p>0.09928294</text:p>
          </table:table-cell>
          <table:table-cell office:value-type="float" office:value="0.1048801" calcext:value-type="float">
            <text:p>0.1048801</text:p>
          </table:table-cell>
          <table:table-cell office:value-type="float" office:value="0.1146748" calcext:value-type="float">
            <text:p>0.1146748</text:p>
          </table:table-cell>
          <table:table-cell office:value-type="float" office:value="0.1227421" calcext:value-type="float">
            <text:p>0.1227421</text:p>
          </table:table-cell>
          <table:table-cell office:value-type="float" office:value="0.1259996" calcext:value-type="float">
            <text:p>0.1259996</text:p>
          </table:table-cell>
          <table:table-cell office:value-type="float" office:value="0.1304317" calcext:value-type="float">
            <text:p>0.1304317</text:p>
          </table:table-cell>
          <table:table-cell office:value-type="float" office:value="0" calcext:value-type="float">
            <text:p>0</text:p>
          </table:table-cell>
          <table:table-cell office:value-type="float" office:value="10.0394" calcext:value-type="float">
            <text:p>10.0394</text:p>
          </table:table-cell>
          <table:table-cell office:value-type="float" office:value="9.81646" calcext:value-type="float">
            <text:p>9.81646</text:p>
          </table:table-cell>
          <table:table-cell office:value-type="float" office:value="15.25978" calcext:value-type="float">
            <text:p>15.25978</text:p>
          </table:table-cell>
          <table:table-cell office:value-type="float" office:value="4.269184" calcext:value-type="float">
            <text:p>4.269184</text:p>
          </table:table-cell>
          <table:table-cell office:value-type="float" office:value="3.464423" calcext:value-type="float">
            <text:p>3.464423</text:p>
          </table:table-cell>
          <table:table-cell office:value-type="float" office:value="1.845188" calcext:value-type="float">
            <text:p>1.845188</text:p>
          </table:table-cell>
          <table:table-cell office:value-type="float" office:value="1.632086" calcext:value-type="float">
            <text:p>1.632086</text:p>
          </table:table-cell>
          <table:table-cell office:value-type="float" office:value="3.705863" calcext:value-type="float">
            <text:p>3.705863</text:p>
          </table:table-cell>
          <table:table-cell office:value-type="float" office:value="5.631892" calcext:value-type="float">
            <text:p>5.631892</text:p>
          </table:table-cell>
          <table:table-cell office:value-type="float" office:value="5.655648" calcext:value-type="float">
            <text:p>5.655648</text:p>
          </table:table-cell>
          <table:table-cell office:value-type="float" office:value="5.943759" calcext:value-type="float">
            <text:p>5.943759</text:p>
          </table:table-cell>
          <table:table-cell office:value-type="float" office:value="5.958869" calcext:value-type="float">
            <text:p>5.958869</text:p>
          </table:table-cell>
          <table:table-cell office:value-type="float" office:value="6.279971" calcext:value-type="float">
            <text:p>6.279971</text:p>
          </table:table-cell>
          <table:table-cell office:value-type="float" office:value="6.70577" calcext:value-type="float">
            <text:p>6.70577</text:p>
          </table:table-cell>
          <table:table-cell office:value-type="float" office:value="0" calcext:value-type="float">
            <text:p>0</text:p>
          </table:table-cell>
          <table:table-cell office:value-type="float" office:value="7.507744" calcext:value-type="float">
            <text:p>7.50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14313" calcext:value-type="float">
            <text:p>0.75143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1.419605" calcext:value-type="float">
            <text:p>1.419605</text:p>
          </table:table-cell>
          <table:table-cell office:value-type="float" office:value="136.8843" calcext:value-type="float">
            <text:p>136.8843</text:p>
          </table:table-cell>
          <table:table-cell office:value-type="float" office:value="0" calcext:value-type="float">
            <text:p>0</text:p>
          </table:table-cell>
          <table:table-cell office:value-type="float" office:value="-0.4360749" calcext:value-type="float">
            <text:p>-0.4360749</text:p>
          </table:table-cell>
          <table:table-cell office:value-type="float" office:value="22.5569" calcext:value-type="float">
            <text:p>22.5569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274" calcext:value-type="float">
            <text:p>1181.274</text:p>
          </table:table-cell>
          <table:table-cell office:value-type="float" office:value="1.605297" calcext:value-type="float">
            <text:p>1.605297</text:p>
          </table:table-cell>
          <table:table-cell office:value-type="float" office:value="0" calcext:value-type="float">
            <text:p>0</text:p>
          </table:table-cell>
          <table:table-cell office:value-type="float" office:value="0.5205537" calcext:value-type="float">
            <text:p>0.5205537</text:p>
          </table:table-cell>
          <table:table-cell office:value-type="float" office:value="0.03923665" calcext:value-type="float">
            <text:p>0.03923665</text:p>
          </table:table-cell>
          <table:table-cell office:value-type="float" office:value="0.0163257" calcext:value-type="float">
            <text:p>0.0163257</text:p>
          </table:table-cell>
          <table:table-cell office:value-type="float" office:value="0.009238007" calcext:value-type="float">
            <text:p>0.009238007</text:p>
          </table:table-cell>
          <table:table-cell office:value-type="float" office:value="0.008301568" calcext:value-type="float">
            <text:p>0.008301568</text:p>
          </table:table-cell>
          <table:table-cell office:value-type="float" office:value="0.00461808" calcext:value-type="float">
            <text:p>0.00461808</text:p>
          </table:table-cell>
          <table:table-cell office:value-type="float" office:value="0.005788982" calcext:value-type="float">
            <text:p>0.005788982</text:p>
          </table:table-cell>
          <table:table-cell office:value-type="float" office:value="0.04793437" calcext:value-type="float">
            <text:p>0.04793437</text:p>
          </table:table-cell>
          <table:table-cell office:value-type="float" office:value="0.1014038" calcext:value-type="float">
            <text:p>0.1014038</text:p>
          </table:table-cell>
          <table:table-cell office:value-type="float" office:value="0.1025147" calcext:value-type="float">
            <text:p>0.1025147</text:p>
          </table:table-cell>
          <table:table-cell office:value-type="float" office:value="0.108117" calcext:value-type="float">
            <text:p>0.108117</text:p>
          </table:table-cell>
          <table:table-cell office:value-type="float" office:value="0.1228365" calcext:value-type="float">
            <text:p>0.1228365</text:p>
          </table:table-cell>
          <table:table-cell office:value-type="float" office:value="0.1260896" calcext:value-type="float">
            <text:p>0.1260896</text:p>
          </table:table-cell>
          <table:table-cell office:value-type="float" office:value="0.1305257" calcext:value-type="float">
            <text:p>0.1305257</text:p>
          </table:table-cell>
          <table:table-cell office:value-type="float" office:value="0" calcext:value-type="float">
            <text:p>0</text:p>
          </table:table-cell>
          <table:table-cell office:value-type="float" office:value="10.08248" calcext:value-type="float">
            <text:p>10.08248</text:p>
          </table:table-cell>
          <table:table-cell office:value-type="float" office:value="9.801177" calcext:value-type="float">
            <text:p>9.801177</text:p>
          </table:table-cell>
          <table:table-cell office:value-type="float" office:value="15.22402" calcext:value-type="float">
            <text:p>15.22402</text:p>
          </table:table-cell>
          <table:table-cell office:value-type="float" office:value="4.260462" calcext:value-type="float">
            <text:p>4.260462</text:p>
          </table:table-cell>
          <table:table-cell office:value-type="float" office:value="3.457373" calcext:value-type="float">
            <text:p>3.457373</text:p>
          </table:table-cell>
          <table:table-cell office:value-type="float" office:value="1.842544" calcext:value-type="float">
            <text:p>1.842544</text:p>
          </table:table-cell>
          <table:table-cell office:value-type="float" office:value="1.629991" calcext:value-type="float">
            <text:p>1.629991</text:p>
          </table:table-cell>
          <table:table-cell office:value-type="float" office:value="3.706786" calcext:value-type="float">
            <text:p>3.706786</text:p>
          </table:table-cell>
          <table:table-cell office:value-type="float" office:value="5.635678" calcext:value-type="float">
            <text:p>5.635678</text:p>
          </table:table-cell>
          <table:table-cell office:value-type="float" office:value="5.660098" calcext:value-type="float">
            <text:p>5.660098</text:p>
          </table:table-cell>
          <table:table-cell office:value-type="float" office:value="5.949354" calcext:value-type="float">
            <text:p>5.949354</text:p>
          </table:table-cell>
          <table:table-cell office:value-type="float" office:value="5.967244" calcext:value-type="float">
            <text:p>5.967244</text:p>
          </table:table-cell>
          <table:table-cell office:value-type="float" office:value="6.288344" calcext:value-type="float">
            <text:p>6.288344</text:p>
          </table:table-cell>
          <table:table-cell office:value-type="float" office:value="6.714534" calcext:value-type="float">
            <text:p>6.714534</text:p>
          </table:table-cell>
          <table:table-cell office:value-type="float" office:value="0" calcext:value-type="float">
            <text:p>0</text:p>
          </table:table-cell>
          <table:table-cell office:value-type="float" office:value="11.75505" calcext:value-type="float">
            <text:p>11.75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03648" calcext:value-type="float">
            <text:p>0.77036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1.407485" calcext:value-type="float">
            <text:p>1.407485</text:p>
          </table:table-cell>
          <table:table-cell office:value-type="float" office:value="136.8771" calcext:value-type="float">
            <text:p>136.8771</text:p>
          </table:table-cell>
          <table:table-cell office:value-type="float" office:value="0" calcext:value-type="float">
            <text:p>0</text:p>
          </table:table-cell>
          <table:table-cell office:value-type="float" office:value="-0.4629657" calcext:value-type="float">
            <text:p>-0.4629657</text:p>
          </table:table-cell>
          <table:table-cell office:value-type="float" office:value="22.57498" calcext:value-type="float">
            <text:p>22.5749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248" calcext:value-type="float">
            <text:p>1181.248</text:p>
          </table:table-cell>
          <table:table-cell office:value-type="float" office:value="1.584692" calcext:value-type="float">
            <text:p>1.584692</text:p>
          </table:table-cell>
          <table:table-cell office:value-type="float" office:value="0" calcext:value-type="float">
            <text:p>0</text:p>
          </table:table-cell>
          <table:table-cell office:value-type="float" office:value="0.6222953" calcext:value-type="float">
            <text:p>0.6222953</text:p>
          </table:table-cell>
          <table:table-cell office:value-type="float" office:value="0.04641291" calcext:value-type="float">
            <text:p>0.04641291</text:p>
          </table:table-cell>
          <table:table-cell office:value-type="float" office:value="0.01810906" calcext:value-type="float">
            <text:p>0.01810906</text:p>
          </table:table-cell>
          <table:table-cell office:value-type="float" office:value="0.01018569" calcext:value-type="float">
            <text:p>0.01018569</text:p>
          </table:table-cell>
          <table:table-cell office:value-type="float" office:value="0.00898799" calcext:value-type="float">
            <text:p>0.00898799</text:p>
          </table:table-cell>
          <table:table-cell office:value-type="float" office:value="0.004783376" calcext:value-type="float">
            <text:p>0.004783376</text:p>
          </table:table-cell>
          <table:table-cell office:value-type="float" office:value="0.005653586" calcext:value-type="float">
            <text:p>0.005653586</text:p>
          </table:table-cell>
          <table:table-cell office:value-type="float" office:value="0.0473402" calcext:value-type="float">
            <text:p>0.0473402</text:p>
          </table:table-cell>
          <table:table-cell office:value-type="float" office:value="0.1020088" calcext:value-type="float">
            <text:p>0.1020088</text:p>
          </table:table-cell>
          <table:table-cell office:value-type="float" office:value="0.1012419" calcext:value-type="float">
            <text:p>0.1012419</text:p>
          </table:table-cell>
          <table:table-cell office:value-type="float" office:value="0.1024774" calcext:value-type="float">
            <text:p>0.1024774</text:p>
          </table:table-cell>
          <table:table-cell office:value-type="float" office:value="0.122926" calcext:value-type="float">
            <text:p>0.122926</text:p>
          </table:table-cell>
          <table:table-cell office:value-type="float" office:value="0.1261801" calcext:value-type="float">
            <text:p>0.1261801</text:p>
          </table:table-cell>
          <table:table-cell office:value-type="float" office:value="0.1306196" calcext:value-type="float">
            <text:p>0.1306196</text:p>
          </table:table-cell>
          <table:table-cell office:value-type="float" office:value="0" calcext:value-type="float">
            <text:p>0</text:p>
          </table:table-cell>
          <table:table-cell office:value-type="float" office:value="10.15059" calcext:value-type="float">
            <text:p>10.15059</text:p>
          </table:table-cell>
          <table:table-cell office:value-type="float" office:value="9.78831" calcext:value-type="float">
            <text:p>9.78831</text:p>
          </table:table-cell>
          <table:table-cell office:value-type="float" office:value="15.19064" calcext:value-type="float">
            <text:p>15.19064</text:p>
          </table:table-cell>
          <table:table-cell office:value-type="float" office:value="4.25233" calcext:value-type="float">
            <text:p>4.25233</text:p>
          </table:table-cell>
          <table:table-cell office:value-type="float" office:value="3.450742" calcext:value-type="float">
            <text:p>3.450742</text:p>
          </table:table-cell>
          <table:table-cell office:value-type="float" office:value="1.839976" calcext:value-type="float">
            <text:p>1.839976</text:p>
          </table:table-cell>
          <table:table-cell office:value-type="float" office:value="1.627882" calcext:value-type="float">
            <text:p>1.627882</text:p>
          </table:table-cell>
          <table:table-cell office:value-type="float" office:value="3.707551" calcext:value-type="float">
            <text:p>3.707551</text:p>
          </table:table-cell>
          <table:table-cell office:value-type="float" office:value="5.639704" calcext:value-type="float">
            <text:p>5.639704</text:p>
          </table:table-cell>
          <table:table-cell office:value-type="float" office:value="5.664154" calcext:value-type="float">
            <text:p>5.664154</text:p>
          </table:table-cell>
          <table:table-cell office:value-type="float" office:value="5.953451" calcext:value-type="float">
            <text:p>5.953451</text:p>
          </table:table-cell>
          <table:table-cell office:value-type="float" office:value="5.975616" calcext:value-type="float">
            <text:p>5.975616</text:p>
          </table:table-cell>
          <table:table-cell office:value-type="float" office:value="6.296717" calcext:value-type="float">
            <text:p>6.296717</text:p>
          </table:table-cell>
          <table:table-cell office:value-type="float" office:value="6.723305" calcext:value-type="float">
            <text:p>6.723305</text:p>
          </table:table-cell>
          <table:table-cell office:value-type="float" office:value="0" calcext:value-type="float">
            <text:p>0</text:p>
          </table:table-cell>
          <table:table-cell office:value-type="float" office:value="11.77735" calcext:value-type="float">
            <text:p>11.77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3125" calcext:value-type="float">
            <text:p>0.7893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1.399846" calcext:value-type="float">
            <text:p>1.399846</text:p>
          </table:table-cell>
          <table:table-cell office:value-type="float" office:value="136.8689" calcext:value-type="float">
            <text:p>136.8689</text:p>
          </table:table-cell>
          <table:table-cell office:value-type="float" office:value="0" calcext:value-type="float">
            <text:p>0</text:p>
          </table:table-cell>
          <table:table-cell office:value-type="float" office:value="-0.4895047" calcext:value-type="float">
            <text:p>-0.4895047</text:p>
          </table:table-cell>
          <table:table-cell office:value-type="float" office:value="22.59278" calcext:value-type="float">
            <text:p>22.5927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22" calcext:value-type="float">
            <text:p>1181.22</text:p>
          </table:table-cell>
          <table:table-cell office:value-type="float" office:value="1.571103" calcext:value-type="float">
            <text:p>1.571103</text:p>
          </table:table-cell>
          <table:table-cell office:value-type="float" office:value="0" calcext:value-type="float">
            <text:p>0</text:p>
          </table:table-cell>
          <table:table-cell office:value-type="float" office:value="0.4827116" calcext:value-type="float">
            <text:p>0.4827116</text:p>
          </table:table-cell>
          <table:table-cell office:value-type="float" office:value="0.04125299" calcext:value-type="float">
            <text:p>0.04125299</text:p>
          </table:table-cell>
          <table:table-cell office:value-type="float" office:value="0.01840933" calcext:value-type="float">
            <text:p>0.01840933</text:p>
          </table:table-cell>
          <table:table-cell office:value-type="float" office:value="0.01032333" calcext:value-type="float">
            <text:p>0.01032333</text:p>
          </table:table-cell>
          <table:table-cell office:value-type="float" office:value="0.009102102" calcext:value-type="float">
            <text:p>0.009102102</text:p>
          </table:table-cell>
          <table:table-cell office:value-type="float" office:value="0.004847618" calcext:value-type="float">
            <text:p>0.004847618</text:p>
          </table:table-cell>
          <table:table-cell office:value-type="float" office:value="0.005555052" calcext:value-type="float">
            <text:p>0.005555052</text:p>
          </table:table-cell>
          <table:table-cell office:value-type="float" office:value="0.04693355" calcext:value-type="float">
            <text:p>0.04693355</text:p>
          </table:table-cell>
          <table:table-cell office:value-type="float" office:value="0.102142" calcext:value-type="float">
            <text:p>0.102142</text:p>
          </table:table-cell>
          <table:table-cell office:value-type="float" office:value="0.1005622" calcext:value-type="float">
            <text:p>0.1005622</text:p>
          </table:table-cell>
          <table:table-cell office:value-type="float" office:value="0.1047574" calcext:value-type="float">
            <text:p>0.1047574</text:p>
          </table:table-cell>
          <table:table-cell office:value-type="float" office:value="0.1216336" calcext:value-type="float">
            <text:p>0.1216336</text:p>
          </table:table-cell>
          <table:table-cell office:value-type="float" office:value="0.1262699" calcext:value-type="float">
            <text:p>0.1262699</text:p>
          </table:table-cell>
          <table:table-cell office:value-type="float" office:value="0.1307134" calcext:value-type="float">
            <text:p>0.1307134</text:p>
          </table:table-cell>
          <table:table-cell office:value-type="float" office:value="0" calcext:value-type="float">
            <text:p>0</text:p>
          </table:table-cell>
          <table:table-cell office:value-type="float" office:value="10.2122" calcext:value-type="float">
            <text:p>10.2122</text:p>
          </table:table-cell>
          <table:table-cell office:value-type="float" office:value="9.77608" calcext:value-type="float">
            <text:p>9.77608</text:p>
          </table:table-cell>
          <table:table-cell office:value-type="float" office:value="15.15958" calcext:value-type="float">
            <text:p>15.15958</text:p>
          </table:table-cell>
          <table:table-cell office:value-type="float" office:value="4.244651" calcext:value-type="float">
            <text:p>4.244651</text:p>
          </table:table-cell>
          <table:table-cell office:value-type="float" office:value="3.444427" calcext:value-type="float">
            <text:p>3.444427</text:p>
          </table:table-cell>
          <table:table-cell office:value-type="float" office:value="1.837484" calcext:value-type="float">
            <text:p>1.837484</text:p>
          </table:table-cell>
          <table:table-cell office:value-type="float" office:value="1.625773" calcext:value-type="float">
            <text:p>1.625773</text:p>
          </table:table-cell>
          <table:table-cell office:value-type="float" office:value="3.708202" calcext:value-type="float">
            <text:p>3.708202</text:p>
          </table:table-cell>
          <table:table-cell office:value-type="float" office:value="5.643769" calcext:value-type="float">
            <text:p>5.643769</text:p>
          </table:table-cell>
          <table:table-cell office:value-type="float" office:value="5.667995" calcext:value-type="float">
            <text:p>5.667995</text:p>
          </table:table-cell>
          <table:table-cell office:value-type="float" office:value="5.957116" calcext:value-type="float">
            <text:p>5.957116</text:p>
          </table:table-cell>
          <table:table-cell office:value-type="float" office:value="5.983866" calcext:value-type="float">
            <text:p>5.983866</text:p>
          </table:table-cell>
          <table:table-cell office:value-type="float" office:value="6.30509" calcext:value-type="float">
            <text:p>6.30509</text:p>
          </table:table-cell>
          <table:table-cell office:value-type="float" office:value="6.732076" calcext:value-type="float">
            <text:p>6.732076</text:p>
          </table:table-cell>
          <table:table-cell office:value-type="float" office:value="0" calcext:value-type="float">
            <text:p>0</text:p>
          </table:table-cell>
          <table:table-cell office:value-type="float" office:value="8.191841" calcext:value-type="float">
            <text:p>8.191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49698" calcext:value-type="float">
            <text:p>0.80496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1.392431" calcext:value-type="float">
            <text:p>1.392431</text:p>
          </table:table-cell>
          <table:table-cell office:value-type="float" office:value="136.8604" calcext:value-type="float">
            <text:p>136.8604</text:p>
          </table:table-cell>
          <table:table-cell office:value-type="float" office:value="0" calcext:value-type="float">
            <text:p>0</text:p>
          </table:table-cell>
          <table:table-cell office:value-type="float" office:value="-0.5166288" calcext:value-type="float">
            <text:p>-0.5166288</text:p>
          </table:table-cell>
          <table:table-cell office:value-type="float" office:value="22.61044" calcext:value-type="float">
            <text:p>22.6104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192" calcext:value-type="float">
            <text:p>1181.192</text:p>
          </table:table-cell>
          <table:table-cell office:value-type="float" office:value="1.556835" calcext:value-type="float">
            <text:p>1.556835</text:p>
          </table:table-cell>
          <table:table-cell office:value-type="float" office:value="0" calcext:value-type="float">
            <text:p>0</text:p>
          </table:table-cell>
          <table:table-cell office:value-type="float" office:value="0.4109655" calcext:value-type="float">
            <text:p>0.4109655</text:p>
          </table:table-cell>
          <table:table-cell office:value-type="float" office:value="0.03930303" calcext:value-type="float">
            <text:p>0.03930303</text:p>
          </table:table-cell>
          <table:table-cell office:value-type="float" office:value="0.02006191" calcext:value-type="float">
            <text:p>0.02006191</text:p>
          </table:table-cell>
          <table:table-cell office:value-type="float" office:value="0.01118371" calcext:value-type="float">
            <text:p>0.01118371</text:p>
          </table:table-cell>
          <table:table-cell office:value-type="float" office:value="0.009709967" calcext:value-type="float">
            <text:p>0.009709967</text:p>
          </table:table-cell>
          <table:table-cell office:value-type="float" office:value="0.004975857" calcext:value-type="float">
            <text:p>0.004975857</text:p>
          </table:table-cell>
          <table:table-cell office:value-type="float" office:value="0.005472383" calcext:value-type="float">
            <text:p>0.005472383</text:p>
          </table:table-cell>
          <table:table-cell office:value-type="float" office:value="0.04658998" calcext:value-type="float">
            <text:p>0.04658998</text:p>
          </table:table-cell>
          <table:table-cell office:value-type="float" office:value="0.102074" calcext:value-type="float">
            <text:p>0.102074</text:p>
          </table:table-cell>
          <table:table-cell office:value-type="float" office:value="0.1000614" calcext:value-type="float">
            <text:p>0.1000614</text:p>
          </table:table-cell>
          <table:table-cell office:value-type="float" office:value="0.1086505" calcext:value-type="float">
            <text:p>0.1086505</text:p>
          </table:table-cell>
          <table:table-cell office:value-type="float" office:value="0.1176905" calcext:value-type="float">
            <text:p>0.1176905</text:p>
          </table:table-cell>
          <table:table-cell office:value-type="float" office:value="0.1263588" calcext:value-type="float">
            <text:p>0.1263588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" calcext:value-type="float">
            <text:p>0</text:p>
          </table:table-cell>
          <table:table-cell office:value-type="float" office:value="10.26206" calcext:value-type="float">
            <text:p>10.26206</text:p>
          </table:table-cell>
          <table:table-cell office:value-type="float" office:value="9.764487" calcext:value-type="float">
            <text:p>9.764487</text:p>
          </table:table-cell>
          <table:table-cell office:value-type="float" office:value="15.13087" calcext:value-type="float">
            <text:p>15.13087</text:p>
          </table:table-cell>
          <table:table-cell office:value-type="float" office:value="4.237451" calcext:value-type="float">
            <text:p>4.237451</text:p>
          </table:table-cell>
          <table:table-cell office:value-type="float" office:value="3.438427" calcext:value-type="float">
            <text:p>3.438427</text:p>
          </table:table-cell>
          <table:table-cell office:value-type="float" office:value="1.83505" calcext:value-type="float">
            <text:p>1.83505</text:p>
          </table:table-cell>
          <table:table-cell office:value-type="float" office:value="1.623665" calcext:value-type="float">
            <text:p>1.623665</text:p>
          </table:table-cell>
          <table:table-cell office:value-type="float" office:value="3.708762" calcext:value-type="float">
            <text:p>3.708762</text:p>
          </table:table-cell>
          <table:table-cell office:value-type="float" office:value="5.647816" calcext:value-type="float">
            <text:p>5.647816</text:p>
          </table:table-cell>
          <table:table-cell office:value-type="float" office:value="5.671699" calcext:value-type="float">
            <text:p>5.671699</text:p>
          </table:table-cell>
          <table:table-cell office:value-type="float" office:value="5.961693" calcext:value-type="float">
            <text:p>5.961693</text:p>
          </table:table-cell>
          <table:table-cell office:value-type="float" office:value="5.991381" calcext:value-type="float">
            <text:p>5.991381</text:p>
          </table:table-cell>
          <table:table-cell office:value-type="float" office:value="6.313453" calcext:value-type="float">
            <text:p>6.313453</text:p>
          </table:table-cell>
          <table:table-cell office:value-type="float" office:value="6.740805" calcext:value-type="float">
            <text:p>6.740805</text:p>
          </table:table-cell>
          <table:table-cell office:value-type="float" office:value="0" calcext:value-type="float">
            <text:p>0</text:p>
          </table:table-cell>
          <table:table-cell office:value-type="float" office:value="6.284161" calcext:value-type="float">
            <text:p>6.284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09563" calcext:value-type="float">
            <text:p>0.82095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1.386184" calcext:value-type="float">
            <text:p>1.386184</text:p>
          </table:table-cell>
          <table:table-cell office:value-type="float" office:value="136.8512" calcext:value-type="float">
            <text:p>136.8512</text:p>
          </table:table-cell>
          <table:table-cell office:value-type="float" office:value="0" calcext:value-type="float">
            <text:p>0</text:p>
          </table:table-cell>
          <table:table-cell office:value-type="float" office:value="-0.5444249" calcext:value-type="float">
            <text:p>-0.5444249</text:p>
          </table:table-cell>
          <table:table-cell office:value-type="float" office:value="22.62772" calcext:value-type="float">
            <text:p>22.62772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164" calcext:value-type="float">
            <text:p>1181.164</text:p>
          </table:table-cell>
          <table:table-cell office:value-type="float" office:value="1.543098" calcext:value-type="float">
            <text:p>1.543098</text:p>
          </table:table-cell>
          <table:table-cell office:value-type="float" office:value="0" calcext:value-type="float">
            <text:p>0</text:p>
          </table:table-cell>
          <table:table-cell office:value-type="float" office:value="0.3449608" calcext:value-type="float">
            <text:p>0.3449608</text:p>
          </table:table-cell>
          <table:table-cell office:value-type="float" office:value="0.03650935" calcext:value-type="float">
            <text:p>0.03650935</text:p>
          </table:table-cell>
          <table:table-cell office:value-type="float" office:value="0.02128347" calcext:value-type="float">
            <text:p>0.02128347</text:p>
          </table:table-cell>
          <table:table-cell office:value-type="float" office:value="0.01200067" calcext:value-type="float">
            <text:p>0.01200067</text:p>
          </table:table-cell>
          <table:table-cell office:value-type="float" office:value="0.01029918" calcext:value-type="float">
            <text:p>0.01029918</text:p>
          </table:table-cell>
          <table:table-cell office:value-type="float" office:value="0.005098225" calcext:value-type="float">
            <text:p>0.005098225</text:p>
          </table:table-cell>
          <table:table-cell office:value-type="float" office:value="0.005426794" calcext:value-type="float">
            <text:p>0.005426794</text:p>
          </table:table-cell>
          <table:table-cell office:value-type="float" office:value="0.04631346" calcext:value-type="float">
            <text:p>0.04631346</text:p>
          </table:table-cell>
          <table:table-cell office:value-type="float" office:value="0.1019902" calcext:value-type="float">
            <text:p>0.1019902</text:p>
          </table:table-cell>
          <table:table-cell office:value-type="float" office:value="0.0996592" calcext:value-type="float">
            <text:p>0.0996592</text:p>
          </table:table-cell>
          <table:table-cell office:value-type="float" office:value="0.1110272" calcext:value-type="float">
            <text:p>0.1110272</text:p>
          </table:table-cell>
          <table:table-cell office:value-type="float" office:value="0.1131058" calcext:value-type="float">
            <text:p>0.1131058</text:p>
          </table:table-cell>
          <table:table-cell office:value-type="float" office:value="0.1264468" calcext:value-type="float">
            <text:p>0.1264468</text:p>
          </table:table-cell>
          <table:table-cell office:value-type="float" office:value="0.1309004" calcext:value-type="float">
            <text:p>0.1309004</text:p>
          </table:table-cell>
          <table:table-cell office:value-type="float" office:value="0" calcext:value-type="float">
            <text:p>0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9.753213" calcext:value-type="float">
            <text:p>9.753213</text:p>
          </table:table-cell>
          <table:table-cell office:value-type="float" office:value="15.10449" calcext:value-type="float">
            <text:p>15.10449</text:p>
          </table:table-cell>
          <table:table-cell office:value-type="float" office:value="4.230861" calcext:value-type="float">
            <text:p>4.230861</text:p>
          </table:table-cell>
          <table:table-cell office:value-type="float" office:value="3.43283" calcext:value-type="float">
            <text:p>3.43283</text:p>
          </table:table-cell>
          <table:table-cell office:value-type="float" office:value="1.832686" calcext:value-type="float">
            <text:p>1.832686</text:p>
          </table:table-cell>
          <table:table-cell office:value-type="float" office:value="1.621567" calcext:value-type="float">
            <text:p>1.621567</text:p>
          </table:table-cell>
          <table:table-cell office:value-type="float" office:value="3.709245" calcext:value-type="float">
            <text:p>3.709245</text:p>
          </table:table-cell>
          <table:table-cell office:value-type="float" office:value="5.651831" calcext:value-type="float">
            <text:p>5.651831</text:p>
          </table:table-cell>
          <table:table-cell office:value-type="float" office:value="5.675288" calcext:value-type="float">
            <text:p>5.675288</text:p>
          </table:table-cell>
          <table:table-cell office:value-type="float" office:value="5.967007" calcext:value-type="float">
            <text:p>5.967007</text:p>
          </table:table-cell>
          <table:table-cell office:value-type="float" office:value="5.997791" calcext:value-type="float">
            <text:p>5.997791</text:p>
          </table:table-cell>
          <table:table-cell office:value-type="float" office:value="6.321787" calcext:value-type="float">
            <text:p>6.321787</text:p>
          </table:table-cell>
          <table:table-cell office:value-type="float" office:value="6.749546" calcext:value-type="float">
            <text:p>6.749546</text:p>
          </table:table-cell>
          <table:table-cell office:value-type="float" office:value="0" calcext:value-type="float">
            <text:p>0</text:p>
          </table:table-cell>
          <table:table-cell office:value-type="float" office:value="4.672529" calcext:value-type="float">
            <text:p>4.672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67326" calcext:value-type="float">
            <text:p>0.836732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1.381556" calcext:value-type="float">
            <text:p>1.381556</text:p>
          </table:table-cell>
          <table:table-cell office:value-type="float" office:value="136.8416" calcext:value-type="float">
            <text:p>136.8416</text:p>
          </table:table-cell>
          <table:table-cell office:value-type="float" office:value="0" calcext:value-type="float">
            <text:p>0</text:p>
          </table:table-cell>
          <table:table-cell office:value-type="float" office:value="-0.5718606" calcext:value-type="float">
            <text:p>-0.5718606</text:p>
          </table:table-cell>
          <table:table-cell office:value-type="float" office:value="22.64454" calcext:value-type="float">
            <text:p>22.64454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133" calcext:value-type="float">
            <text:p>1181.133</text:p>
          </table:table-cell>
          <table:table-cell office:value-type="float" office:value="1.529727" calcext:value-type="float">
            <text:p>1.529727</text:p>
          </table:table-cell>
          <table:table-cell office:value-type="float" office:value="0" calcext:value-type="float">
            <text:p>0</text:p>
          </table:table-cell>
          <table:table-cell office:value-type="float" office:value="0.3596027" calcext:value-type="float">
            <text:p>0.3596027</text:p>
          </table:table-cell>
          <table:table-cell office:value-type="float" office:value="0.03613727" calcext:value-type="float">
            <text:p>0.03613727</text:p>
          </table:table-cell>
          <table:table-cell office:value-type="float" office:value="0.02206563" calcext:value-type="float">
            <text:p>0.02206563</text:p>
          </table:table-cell>
          <table:table-cell office:value-type="float" office:value="0.01280427" calcext:value-type="float">
            <text:p>0.01280427</text:p>
          </table:table-cell>
          <table:table-cell office:value-type="float" office:value="0.01092961" calcext:value-type="float">
            <text:p>0.01092961</text:p>
          </table:table-cell>
          <table:table-cell office:value-type="float" office:value="0.005210201" calcext:value-type="float">
            <text:p>0.005210201</text:p>
          </table:table-cell>
          <table:table-cell office:value-type="float" office:value="0.005361192" calcext:value-type="float">
            <text:p>0.005361192</text:p>
          </table:table-cell>
          <table:table-cell office:value-type="float" office:value="0.04625561" calcext:value-type="float">
            <text:p>0.04625561</text:p>
          </table:table-cell>
          <table:table-cell office:value-type="float" office:value="0.1020934" calcext:value-type="float">
            <text:p>0.1020934</text:p>
          </table:table-cell>
          <table:table-cell office:value-type="float" office:value="0.09945954" calcext:value-type="float">
            <text:p>0.09945954</text:p>
          </table:table-cell>
          <table:table-cell office:value-type="float" office:value="0.1122127" calcext:value-type="float">
            <text:p>0.1122127</text:p>
          </table:table-cell>
          <table:table-cell office:value-type="float" office:value="0.1091604" calcext:value-type="float">
            <text:p>0.1091604</text:p>
          </table:table-cell>
          <table:table-cell office:value-type="float" office:value="0.1265348" calcext:value-type="float">
            <text:p>0.1265348</text:p>
          </table:table-cell>
          <table:table-cell office:value-type="float" office:value="0.1309937" calcext:value-type="float">
            <text:p>0.1309937</text:p>
          </table:table-cell>
          <table:table-cell office:value-type="float" office:value="0" calcext:value-type="float">
            <text:p>0</text:p>
          </table:table-cell>
          <table:table-cell office:value-type="float" office:value="10.33504" calcext:value-type="float">
            <text:p>10.33504</text:p>
          </table:table-cell>
          <table:table-cell office:value-type="float" office:value="9.742011" calcext:value-type="float">
            <text:p>9.742011</text:p>
          </table:table-cell>
          <table:table-cell office:value-type="float" office:value="15.07998" calcext:value-type="float">
            <text:p>15.07998</text:p>
          </table:table-cell>
          <table:table-cell office:value-type="float" office:value="4.224895" calcext:value-type="float">
            <text:p>4.224895</text:p>
          </table:table-cell>
          <table:table-cell office:value-type="float" office:value="3.427653" calcext:value-type="float">
            <text:p>3.427653</text:p>
          </table:table-cell>
          <table:table-cell office:value-type="float" office:value="1.830389" calcext:value-type="float">
            <text:p>1.830389</text:p>
          </table:table-cell>
          <table:table-cell office:value-type="float" office:value="1.619483" calcext:value-type="float">
            <text:p>1.619483</text:p>
          </table:table-cell>
          <table:table-cell office:value-type="float" office:value="3.709685" calcext:value-type="float">
            <text:p>3.709685</text:p>
          </table:table-cell>
          <table:table-cell office:value-type="float" office:value="5.655818" calcext:value-type="float">
            <text:p>5.655818</text:p>
          </table:table-cell>
          <table:table-cell office:value-type="float" office:value="5.678781" calcext:value-type="float">
            <text:p>5.678781</text:p>
          </table:table-cell>
          <table:table-cell office:value-type="float" office:value="5.972692" calcext:value-type="float">
            <text:p>5.972692</text:p>
          </table:table-cell>
          <table:table-cell office:value-type="float" office:value="6.003139" calcext:value-type="float">
            <text:p>6.003139</text:p>
          </table:table-cell>
          <table:table-cell office:value-type="float" office:value="6.330121" calcext:value-type="float">
            <text:p>6.330121</text:p>
          </table:table-cell>
          <table:table-cell office:value-type="float" office:value="6.758286" calcext:value-type="float">
            <text:p>6.758286</text:p>
          </table:table-cell>
          <table:table-cell office:value-type="float" office:value="0" calcext:value-type="float">
            <text:p>0</text:p>
          </table:table-cell>
          <table:table-cell office:value-type="float" office:value="3.404556" calcext:value-type="float">
            <text:p>3.40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23179" calcext:value-type="float">
            <text:p>0.8523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1.377452" calcext:value-type="float">
            <text:p>1.377452</text:p>
          </table:table-cell>
          <table:table-cell office:value-type="float" office:value="136.832" calcext:value-type="float">
            <text:p>136.832</text:p>
          </table:table-cell>
          <table:table-cell office:value-type="float" office:value="0" calcext:value-type="float">
            <text:p>0</text:p>
          </table:table-cell>
          <table:table-cell office:value-type="float" office:value="-0.5996334" calcext:value-type="float">
            <text:p>-0.5996334</text:p>
          </table:table-cell>
          <table:table-cell office:value-type="float" office:value="22.66097" calcext:value-type="float">
            <text:p>22.66097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102" calcext:value-type="float">
            <text:p>1181.102</text:p>
          </table:table-cell>
          <table:table-cell office:value-type="float" office:value="1.517405" calcext:value-type="float">
            <text:p>1.517405</text:p>
          </table:table-cell>
          <table:table-cell office:value-type="float" office:value="0" calcext:value-type="float">
            <text:p>0</text:p>
          </table:table-cell>
          <table:table-cell office:value-type="float" office:value="0.3006598" calcext:value-type="float">
            <text:p>0.3006598</text:p>
          </table:table-cell>
          <table:table-cell office:value-type="float" office:value="0.03266153" calcext:value-type="float">
            <text:p>0.03266153</text:p>
          </table:table-cell>
          <table:table-cell office:value-type="float" office:value="0.02176636" calcext:value-type="float">
            <text:p>0.02176636</text:p>
          </table:table-cell>
          <table:table-cell office:value-type="float" office:value="0.01320881" calcext:value-type="float">
            <text:p>0.01320881</text:p>
          </table:table-cell>
          <table:table-cell office:value-type="float" office:value="0.01136754" calcext:value-type="float">
            <text:p>0.01136754</text:p>
          </table:table-cell>
          <table:table-cell office:value-type="float" office:value="0.005262082" calcext:value-type="float">
            <text:p>0.005262082</text:p>
          </table:table-cell>
          <table:table-cell office:value-type="float" office:value="0.005215203" calcext:value-type="float">
            <text:p>0.005215203</text:p>
          </table:table-cell>
          <table:table-cell office:value-type="float" office:value="0.04474097" calcext:value-type="float">
            <text:p>0.04474097</text:p>
          </table:table-cell>
          <table:table-cell office:value-type="float" office:value="0.1022957" calcext:value-type="float">
            <text:p>0.1022957</text:p>
          </table:table-cell>
          <table:table-cell office:value-type="float" office:value="0.09937614" calcext:value-type="float">
            <text:p>0.09937614</text:p>
          </table:table-cell>
          <table:table-cell office:value-type="float" office:value="0.1128356" calcext:value-type="float">
            <text:p>0.1128356</text:p>
          </table:table-cell>
          <table:table-cell office:value-type="float" office:value="0.1065275" calcext:value-type="float">
            <text:p>0.1065275</text:p>
          </table:table-cell>
          <table:table-cell office:value-type="float" office:value="0.1266232" calcext:value-type="float">
            <text:p>0.1266232</text:p>
          </table:table-cell>
          <table:table-cell office:value-type="float" office:value="0.1310869" calcext:value-type="float">
            <text:p>0.1310869</text:p>
          </table:table-cell>
          <table:table-cell office:value-type="float" office:value="0" calcext:value-type="float">
            <text:p>0</text:p>
          </table:table-cell>
          <table:table-cell office:value-type="float" office:value="10.36404" calcext:value-type="float">
            <text:p>10.36404</text:p>
          </table:table-cell>
          <table:table-cell office:value-type="float" office:value="9.730503" calcext:value-type="float">
            <text:p>9.730503</text:p>
          </table:table-cell>
          <table:table-cell office:value-type="float" office:value="15.05653" calcext:value-type="float">
            <text:p>15.05653</text:p>
          </table:table-cell>
          <table:table-cell office:value-type="float" office:value="4.219432" calcext:value-type="float">
            <text:p>4.219432</text:p>
          </table:table-cell>
          <table:table-cell office:value-type="float" office:value="3.422866" calcext:value-type="float">
            <text:p>3.422866</text:p>
          </table:table-cell>
          <table:table-cell office:value-type="float" office:value="1.828145" calcext:value-type="float">
            <text:p>1.828145</text:p>
          </table:table-cell>
          <table:table-cell office:value-type="float" office:value="1.617387" calcext:value-type="float">
            <text:p>1.617387</text:p>
          </table:table-cell>
          <table:table-cell office:value-type="float" office:value="3.710094" calcext:value-type="float">
            <text:p>3.710094</text:p>
          </table:table-cell>
          <table:table-cell office:value-type="float" office:value="5.659826" calcext:value-type="float">
            <text:p>5.659826</text:p>
          </table:table-cell>
          <table:table-cell office:value-type="float" office:value="5.682249" calcext:value-type="float">
            <text:p>5.682249</text:p>
          </table:table-cell>
          <table:table-cell office:value-type="float" office:value="5.978551" calcext:value-type="float">
            <text:p>5.978551</text:p>
          </table:table-cell>
          <table:table-cell office:value-type="float" office:value="6.00769" calcext:value-type="float">
            <text:p>6.00769</text:p>
          </table:table-cell>
          <table:table-cell office:value-type="float" office:value="6.338455" calcext:value-type="float">
            <text:p>6.338455</text:p>
          </table:table-cell>
          <table:table-cell office:value-type="float" office:value="6.767004" calcext:value-type="float">
            <text:p>6.767004</text:p>
          </table:table-cell>
          <table:table-cell office:value-type="float" office:value="0" calcext:value-type="float">
            <text:p>0</text:p>
          </table:table-cell>
          <table:table-cell office:value-type="float" office:value="2.362686" calcext:value-type="float">
            <text:p>2.362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72276" calcext:value-type="float">
            <text:p>0.86722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1.373627" calcext:value-type="float">
            <text:p>1.373627</text:p>
          </table:table-cell>
          <table:table-cell office:value-type="float" office:value="136.8224" calcext:value-type="float">
            <text:p>136.8224</text:p>
          </table:table-cell>
          <table:table-cell office:value-type="float" office:value="0" calcext:value-type="float">
            <text:p>0</text:p>
          </table:table-cell>
          <table:table-cell office:value-type="float" office:value="-0.628024" calcext:value-type="float">
            <text:p>-0.628024</text:p>
          </table:table-cell>
          <table:table-cell office:value-type="float" office:value="22.6768" calcext:value-type="float">
            <text:p>22.6768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071" calcext:value-type="float">
            <text:p>1181.071</text:p>
          </table:table-cell>
          <table:table-cell office:value-type="float" office:value="1.505525" calcext:value-type="float">
            <text:p>1.505525</text:p>
          </table:table-cell>
          <table:table-cell office:value-type="float" office:value="0" calcext:value-type="float">
            <text:p>0</text:p>
          </table:table-cell>
          <table:table-cell office:value-type="float" office:value="0.2237633" calcext:value-type="float">
            <text:p>0.2237633</text:p>
          </table:table-cell>
          <table:table-cell office:value-type="float" office:value="0.02958311" calcext:value-type="float">
            <text:p>0.02958311</text:p>
          </table:table-cell>
          <table:table-cell office:value-type="float" office:value="0.02176451" calcext:value-type="float">
            <text:p>0.02176451</text:p>
          </table:table-cell>
          <table:table-cell office:value-type="float" office:value="0.0137441" calcext:value-type="float">
            <text:p>0.0137441</text:p>
          </table:table-cell>
          <table:table-cell office:value-type="float" office:value="0.0119115" calcext:value-type="float">
            <text:p>0.0119115</text:p>
          </table:table-cell>
          <table:table-cell office:value-type="float" office:value="0.005312129" calcext:value-type="float">
            <text:p>0.005312129</text:p>
          </table:table-cell>
          <table:table-cell office:value-type="float" office:value="0.004989993" calcext:value-type="float">
            <text:p>0.004989993</text:p>
          </table:table-cell>
          <table:table-cell office:value-type="float" office:value="0.04066487" calcext:value-type="float">
            <text:p>0.04066487</text:p>
          </table:table-cell>
          <table:table-cell office:value-type="float" office:value="0.1024139" calcext:value-type="float">
            <text:p>0.1024139</text:p>
          </table:table-cell>
          <table:table-cell office:value-type="float" office:value="0.1012393" calcext:value-type="float">
            <text:p>0.1012393</text:p>
          </table:table-cell>
          <table:table-cell office:value-type="float" office:value="0.1103399" calcext:value-type="float">
            <text:p>0.1103399</text:p>
          </table:table-cell>
          <table:table-cell office:value-type="float" office:value="0.1052759" calcext:value-type="float">
            <text:p>0.1052759</text:p>
          </table:table-cell>
          <table:table-cell office:value-type="float" office:value="0.1267125" calcext:value-type="float">
            <text:p>0.1267125</text:p>
          </table:table-cell>
          <table:table-cell office:value-type="float" office:value="0.1311798" calcext:value-type="float">
            <text:p>0.1311798</text:p>
          </table:table-cell>
          <table:table-cell office:value-type="float" office:value="0" calcext:value-type="float">
            <text:p>0</text:p>
          </table:table-cell>
          <table:table-cell office:value-type="float" office:value="10.386" calcext:value-type="float">
            <text:p>10.386</text:p>
          </table:table-cell>
          <table:table-cell office:value-type="float" office:value="9.718776" calcext:value-type="float">
            <text:p>9.718776</text:p>
          </table:table-cell>
          <table:table-cell office:value-type="float" office:value="15.03362" calcext:value-type="float">
            <text:p>15.03362</text:p>
          </table:table-cell>
          <table:table-cell office:value-type="float" office:value="4.214395" calcext:value-type="float">
            <text:p>4.214395</text:p>
          </table:table-cell>
          <table:table-cell office:value-type="float" office:value="3.418444" calcext:value-type="float">
            <text:p>3.418444</text:p>
          </table:table-cell>
          <table:table-cell office:value-type="float" office:value="1.825947" calcext:value-type="float">
            <text:p>1.825947</text:p>
          </table:table-cell>
          <table:table-cell office:value-type="float" office:value="1.615286" calcext:value-type="float">
            <text:p>1.615286</text:p>
          </table:table-cell>
          <table:table-cell office:value-type="float" office:value="3.709599" calcext:value-type="float">
            <text:p>3.709599</text:p>
          </table:table-cell>
          <table:table-cell office:value-type="float" office:value="5.663848" calcext:value-type="float">
            <text:p>5.663848</text:p>
          </table:table-cell>
          <table:table-cell office:value-type="float" office:value="5.685733" calcext:value-type="float">
            <text:p>5.685733</text:p>
          </table:table-cell>
          <table:table-cell office:value-type="float" office:value="5.98438" calcext:value-type="float">
            <text:p>5.98438</text:p>
          </table:table-cell>
          <table:table-cell office:value-type="float" office:value="6.011774" calcext:value-type="float">
            <text:p>6.011774</text:p>
          </table:table-cell>
          <table:table-cell office:value-type="float" office:value="6.346789" calcext:value-type="float">
            <text:p>6.346789</text:p>
          </table:table-cell>
          <table:table-cell office:value-type="float" office:value="6.775702" calcext:value-type="float">
            <text:p>6.775702</text:p>
          </table:table-cell>
          <table:table-cell office:value-type="float" office:value="0" calcext:value-type="float">
            <text:p>0</text:p>
          </table:table-cell>
          <table:table-cell office:value-type="float" office:value="1.507317" calcext:value-type="float">
            <text:p>1.507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7344" calcext:value-type="float">
            <text:p>0.88173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1.371289" calcext:value-type="float">
            <text:p>1.371289</text:p>
          </table:table-cell>
          <table:table-cell office:value-type="float" office:value="136.8126" calcext:value-type="float">
            <text:p>136.8126</text:p>
          </table:table-cell>
          <table:table-cell office:value-type="float" office:value="0" calcext:value-type="float">
            <text:p>0</text:p>
          </table:table-cell>
          <table:table-cell office:value-type="float" office:value="-0.654424" calcext:value-type="float">
            <text:p>-0.654424</text:p>
          </table:table-cell>
          <table:table-cell office:value-type="float" office:value="22.69253" calcext:value-type="float">
            <text:p>22.69253</text:p>
          </table:table-cell>
          <table:table-cell office:value-type="float" office:value="0.00009259835" calcext:value-type="float">
            <text:p>9.259835E-05</text:p>
          </table:table-cell>
          <table:table-cell office:value-type="float" office:value="0.000001475872" calcext:value-type="float">
            <text:p>1.475872E-06</text:p>
          </table:table-cell>
          <table:table-cell office:value-type="float" office:value="0.0008757106" calcext:value-type="float">
            <text:p>0.0008757106</text:p>
          </table:table-cell>
          <table:table-cell office:value-type="float" office:value="0.00002301942" calcext:value-type="float">
            <text:p>2.301942E-05</text:p>
          </table:table-cell>
          <table:table-cell office:value-type="float" office:value="1181.039" calcext:value-type="float">
            <text:p>1181.039</text:p>
          </table:table-cell>
          <table:table-cell office:value-type="float" office:value="1.493472" calcext:value-type="float">
            <text:p>1.493472</text:p>
          </table:table-cell>
          <table:table-cell office:value-type="float" office:value="0" calcext:value-type="float">
            <text:p>0</text:p>
          </table:table-cell>
          <table:table-cell office:value-type="float" office:value="0.2026623" calcext:value-type="float">
            <text:p>0.2026623</text:p>
          </table:table-cell>
          <table:table-cell office:value-type="float" office:value="0.02820008" calcext:value-type="float">
            <text:p>0.02820008</text:p>
          </table:table-cell>
          <table:table-cell office:value-type="float" office:value="0.0215287" calcext:value-type="float">
            <text:p>0.0215287</text:p>
          </table:table-cell>
          <table:table-cell office:value-type="float" office:value="0.01443853" calcext:value-type="float">
            <text:p>0.01443853</text:p>
          </table:table-cell>
          <table:table-cell office:value-type="float" office:value="0.01272839" calcext:value-type="float">
            <text:p>0.01272839</text:p>
          </table:table-cell>
          <table:table-cell office:value-type="float" office:value="0.005428183" calcext:value-type="float">
            <text:p>0.005428183</text:p>
          </table:table-cell>
          <table:table-cell office:value-type="float" office:value="0.004646158" calcext:value-type="float">
            <text:p>0.004646158</text:p>
          </table:table-cell>
          <table:table-cell office:value-type="float" office:value="0.03821255" calcext:value-type="float">
            <text:p>0.03821255</text:p>
          </table:table-cell>
          <table:table-cell office:value-type="float" office:value="0.102838" calcext:value-type="float">
            <text:p>0.102838</text:p>
          </table:table-cell>
          <table:table-cell office:value-type="float" office:value="0.1063297" calcext:value-type="float">
            <text:p>0.1063297</text:p>
          </table:table-cell>
          <table:table-cell office:value-type="float" office:value="0.1042861" calcext:value-type="float">
            <text:p>0.1042861</text:p>
          </table:table-cell>
          <table:table-cell office:value-type="float" office:value="0.1075236" calcext:value-type="float">
            <text:p>0.1075236</text:p>
          </table:table-cell>
          <table:table-cell office:value-type="float" office:value="0.1268024" calcext:value-type="float">
            <text:p>0.1268024</text:p>
          </table:table-cell>
          <table:table-cell office:value-type="float" office:value="0.1312727" calcext:value-type="float">
            <text:p>0.1312727</text:p>
          </table:table-cell>
          <table:table-cell office:value-type="float" office:value="0" calcext:value-type="float">
            <text:p>0</text:p>
          </table:table-cell>
          <table:table-cell office:value-type="float" office:value="10.4029" calcext:value-type="float">
            <text:p>10.4029</text:p>
          </table:table-cell>
          <table:table-cell office:value-type="float" office:value="9.70713" calcext:value-type="float">
            <text:p>9.70713</text:p>
          </table:table-cell>
          <table:table-cell office:value-type="float" office:value="15.01113" calcext:value-type="float">
            <text:p>15.01113</text:p>
          </table:table-cell>
          <table:table-cell office:value-type="float" office:value="4.209823" calcext:value-type="float">
            <text:p>4.209823</text:p>
          </table:table-cell>
          <table:table-cell office:value-type="float" office:value="3.414488" calcext:value-type="float">
            <text:p>3.414488</text:p>
          </table:table-cell>
          <table:table-cell office:value-type="float" office:value="1.823805" calcext:value-type="float">
            <text:p>1.823805</text:p>
          </table:table-cell>
          <table:table-cell office:value-type="float" office:value="1.61316" calcext:value-type="float">
            <text:p>1.61316</text:p>
          </table:table-cell>
          <table:table-cell office:value-type="float" office:value="3.708469" calcext:value-type="float">
            <text:p>3.708469</text:p>
          </table:table-cell>
          <table:table-cell office:value-type="float" office:value="5.667899" calcext:value-type="float">
            <text:p>5.667899</text:p>
          </table:table-cell>
          <table:table-cell office:value-type="float" office:value="5.690266" calcext:value-type="float">
            <text:p>5.690266</text:p>
          </table:table-cell>
          <table:table-cell office:value-type="float" office:value="5.988777" calcext:value-type="float">
            <text:p>5.988777</text:p>
          </table:table-cell>
          <table:table-cell office:value-type="float" office:value="6.015944" calcext:value-type="float">
            <text:p>6.015944</text:p>
          </table:table-cell>
          <table:table-cell office:value-type="float" office:value="6.355124" calcext:value-type="float">
            <text:p>6.355124</text:p>
          </table:table-cell>
          <table:table-cell office:value-type="float" office:value="6.7844" calcext:value-type="float">
            <text:p>6.7844</text:p>
          </table:table-cell>
          <table:table-cell office:value-type="float" office:value="0" calcext:value-type="float">
            <text:p>0</text:p>
          </table:table-cell>
          <table:table-cell office:value-type="float" office:value="0.9767538" calcext:value-type="float">
            <text:p>0.9767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63521" calcext:value-type="float">
            <text:p>0.89635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1.366047" calcext:value-type="float">
            <text:p>1.366047</text:p>
          </table:table-cell>
          <table:table-cell office:value-type="float" office:value="136.8042" calcext:value-type="float">
            <text:p>136.8042</text:p>
          </table:table-cell>
          <table:table-cell office:value-type="float" office:value="0" calcext:value-type="float">
            <text:p>0</text:p>
          </table:table-cell>
          <table:table-cell office:value-type="float" office:value="-0.684482" calcext:value-type="float">
            <text:p>-0.684482</text:p>
          </table:table-cell>
          <table:table-cell office:value-type="float" office:value="22.70737" calcext:value-type="float">
            <text:p>22.70737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1.007" calcext:value-type="float">
            <text:p>1181.007</text:p>
          </table:table-cell>
          <table:table-cell office:value-type="float" office:value="1.485239" calcext:value-type="float">
            <text:p>1.485239</text:p>
          </table:table-cell>
          <table:table-cell office:value-type="float" office:value="0" calcext:value-type="float">
            <text:p>0</text:p>
          </table:table-cell>
          <table:table-cell office:value-type="float" office:value="0.005718309" calcext:value-type="float">
            <text:p>0.005718309</text:p>
          </table:table-cell>
          <table:table-cell office:value-type="float" office:value="0.01162848" calcext:value-type="float">
            <text:p>0.01162848</text:p>
          </table:table-cell>
          <table:table-cell office:value-type="float" office:value="0.01705865" calcext:value-type="float">
            <text:p>0.01705865</text:p>
          </table:table-cell>
          <table:table-cell office:value-type="float" office:value="0.01114142" calcext:value-type="float">
            <text:p>0.01114142</text:p>
          </table:table-cell>
          <table:table-cell office:value-type="float" office:value="0.01173183" calcext:value-type="float">
            <text:p>0.01173183</text:p>
          </table:table-cell>
          <table:table-cell office:value-type="float" office:value="0.005339238" calcext:value-type="float">
            <text:p>0.005339238</text:p>
          </table:table-cell>
          <table:table-cell office:value-type="float" office:value="0.004272729" calcext:value-type="float">
            <text:p>0.004272729</text:p>
          </table:table-cell>
          <table:table-cell office:value-type="float" office:value="0.03416337" calcext:value-type="float">
            <text:p>0.03416337</text:p>
          </table:table-cell>
          <table:table-cell office:value-type="float" office:value="0.09748691" calcext:value-type="float">
            <text:p>0.09748691</text:p>
          </table:table-cell>
          <table:table-cell office:value-type="float" office:value="0.1081398" calcext:value-type="float">
            <text:p>0.1081398</text:p>
          </table:table-cell>
          <table:table-cell office:value-type="float" office:value="0.100656" calcext:value-type="float">
            <text:p>0.100656</text:p>
          </table:table-cell>
          <table:table-cell office:value-type="float" office:value="0.1115177" calcext:value-type="float">
            <text:p>0.1115177</text:p>
          </table:table-cell>
          <table:table-cell office:value-type="float" office:value="0.1268931" calcext:value-type="float">
            <text:p>0.1268931</text:p>
          </table:table-cell>
          <table:table-cell office:value-type="float" office:value="0.1313654" calcext:value-type="float">
            <text:p>0.1313654</text:p>
          </table:table-cell>
          <table:table-cell office:value-type="float" office:value="0" calcext:value-type="float">
            <text:p>0</text:p>
          </table:table-cell>
          <table:table-cell office:value-type="float" office:value="10.38706" calcext:value-type="float">
            <text:p>10.38706</text:p>
          </table:table-cell>
          <table:table-cell office:value-type="float" office:value="9.683247" calcext:value-type="float">
            <text:p>9.683247</text:p>
          </table:table-cell>
          <table:table-cell office:value-type="float" office:value="14.98787" calcext:value-type="float">
            <text:p>14.98787</text:p>
          </table:table-cell>
          <table:table-cell office:value-type="float" office:value="4.204873" calcext:value-type="float">
            <text:p>4.204873</text:p>
          </table:table-cell>
          <table:table-cell office:value-type="float" office:value="3.41077" calcext:value-type="float">
            <text:p>3.41077</text:p>
          </table:table-cell>
          <table:table-cell office:value-type="float" office:value="1.8217" calcext:value-type="float">
            <text:p>1.8217</text:p>
          </table:table-cell>
          <table:table-cell office:value-type="float" office:value="1.61077" calcext:value-type="float">
            <text:p>1.61077</text:p>
          </table:table-cell>
          <table:table-cell office:value-type="float" office:value="3.706619" calcext:value-type="float">
            <text:p>3.706619</text:p>
          </table:table-cell>
          <table:table-cell office:value-type="float" office:value="5.671615" calcext:value-type="float">
            <text:p>5.671615</text:p>
          </table:table-cell>
          <table:table-cell office:value-type="float" office:value="5.695499" calcext:value-type="float">
            <text:p>5.695499</text:p>
          </table:table-cell>
          <table:table-cell office:value-type="float" office:value="5.992069" calcext:value-type="float">
            <text:p>5.992069</text:p>
          </table:table-cell>
          <table:table-cell office:value-type="float" office:value="6.020973" calcext:value-type="float">
            <text:p>6.020973</text:p>
          </table:table-cell>
          <table:table-cell office:value-type="float" office:value="6.363433" calcext:value-type="float">
            <text:p>6.363433</text:p>
          </table:table-cell>
          <table:table-cell office:value-type="float" office:value="6.793051" calcext:value-type="float">
            <text:p>6.793051</text:p>
          </table:table-cell>
          <table:table-cell office:value-type="float" office:value="0" calcext:value-type="float">
            <text:p>0</text:p>
          </table:table-cell>
          <table:table-cell office:value-type="float" office:value="0.0103936" calcext:value-type="float">
            <text:p>0.010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95363" calcext:value-type="float">
            <text:p>0.90953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1.359874" calcext:value-type="float">
            <text:p>1.359874</text:p>
          </table:table-cell>
          <table:table-cell office:value-type="float" office:value="136.7996" calcext:value-type="float">
            <text:p>136.7996</text:p>
          </table:table-cell>
          <table:table-cell office:value-type="float" office:value="0" calcext:value-type="float">
            <text:p>0</text:p>
          </table:table-cell>
          <table:table-cell office:value-type="float" office:value="-0.7146271" calcext:value-type="float">
            <text:p>-0.7146271</text:p>
          </table:table-cell>
          <table:table-cell office:value-type="float" office:value="22.72032" calcext:value-type="float">
            <text:p>22.72032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0.975" calcext:value-type="float">
            <text:p>1180.975</text:p>
          </table:table-cell>
          <table:table-cell office:value-type="float" office:value="1.49381" calcext:value-type="float">
            <text:p>1.49381</text:p>
          </table:table-cell>
          <table:table-cell office:value-type="float" office:value="0" calcext:value-type="float">
            <text:p>0</text:p>
          </table:table-cell>
          <table:table-cell office:value-type="float" office:value="0.00281179" calcext:value-type="float">
            <text:p>0.00281179</text:p>
          </table:table-cell>
          <table:table-cell office:value-type="float" office:value="0.01090409" calcext:value-type="float">
            <text:p>0.01090409</text:p>
          </table:table-cell>
          <table:table-cell office:value-type="float" office:value="0.01662199" calcext:value-type="float">
            <text:p>0.01662199</text:p>
          </table:table-cell>
          <table:table-cell office:value-type="float" office:value="0.01091742" calcext:value-type="float">
            <text:p>0.01091742</text:p>
          </table:table-cell>
          <table:table-cell office:value-type="float" office:value="0.01086936" calcext:value-type="float">
            <text:p>0.01086936</text:p>
          </table:table-cell>
          <table:table-cell office:value-type="float" office:value="0.005108517" calcext:value-type="float">
            <text:p>0.005108517</text:p>
          </table:table-cell>
          <table:table-cell office:value-type="float" office:value="0.004259993" calcext:value-type="float">
            <text:p>0.004259993</text:p>
          </table:table-cell>
          <table:table-cell office:value-type="float" office:value="0.02847396" calcext:value-type="float">
            <text:p>0.02847396</text:p>
          </table:table-cell>
          <table:table-cell office:value-type="float" office:value="0.09112939" calcext:value-type="float">
            <text:p>0.09112939</text:p>
          </table:table-cell>
          <table:table-cell office:value-type="float" office:value="0.1076975" calcext:value-type="float">
            <text:p>0.1076975</text:p>
          </table:table-cell>
          <table:table-cell office:value-type="float" office:value="0.09748496" calcext:value-type="float">
            <text:p>0.09748496</text:p>
          </table:table-cell>
          <table:table-cell office:value-type="float" office:value="0.1140628" calcext:value-type="float">
            <text:p>0.1140628</text:p>
          </table:table-cell>
          <table:table-cell office:value-type="float" office:value="0.1269836" calcext:value-type="float">
            <text:p>0.1269836</text:p>
          </table:table-cell>
          <table:table-cell office:value-type="float" office:value="0.1314581" calcext:value-type="float">
            <text:p>0.1314581</text:p>
          </table:table-cell>
          <table:table-cell office:value-type="float" office:value="0" calcext:value-type="float">
            <text:p>0</text:p>
          </table:table-cell>
          <table:table-cell office:value-type="float" office:value="10.35081" calcext:value-type="float">
            <text:p>10.35081</text:p>
          </table:table-cell>
          <table:table-cell office:value-type="float" office:value="9.647587" calcext:value-type="float">
            <text:p>9.647587</text:p>
          </table:table-cell>
          <table:table-cell office:value-type="float" office:value="14.96272" calcext:value-type="float">
            <text:p>14.96272</text:p>
          </table:table-cell>
          <table:table-cell office:value-type="float" office:value="4.19904" calcext:value-type="float">
            <text:p>4.19904</text:p>
          </table:table-cell>
          <table:table-cell office:value-type="float" office:value="3.406628" calcext:value-type="float">
            <text:p>3.406628</text:p>
          </table:table-cell>
          <table:table-cell office:value-type="float" office:value="1.819538" calcext:value-type="float">
            <text:p>1.819538</text:p>
          </table:table-cell>
          <table:table-cell office:value-type="float" office:value="1.608238" calcext:value-type="float">
            <text:p>1.608238</text:p>
          </table:table-cell>
          <table:table-cell office:value-type="float" office:value="3.703501" calcext:value-type="float">
            <text:p>3.703501</text:p>
          </table:table-cell>
          <table:table-cell office:value-type="float" office:value="5.67378" calcext:value-type="float">
            <text:p>5.67378</text:p>
          </table:table-cell>
          <table:table-cell office:value-type="float" office:value="5.700795" calcext:value-type="float">
            <text:p>5.700795</text:p>
          </table:table-cell>
          <table:table-cell office:value-type="float" office:value="5.994567" calcext:value-type="float">
            <text:p>5.994567</text:p>
          </table:table-cell>
          <table:table-cell office:value-type="float" office:value="6.026796" calcext:value-type="float">
            <text:p>6.026796</text:p>
          </table:table-cell>
          <table:table-cell office:value-type="float" office:value="6.371729" calcext:value-type="float">
            <text:p>6.371729</text:p>
          </table:table-cell>
          <table:table-cell office:value-type="float" office:value="6.80169" calcext:value-type="float">
            <text:p>6.80169</text:p>
          </table:table-cell>
          <table:table-cell office:value-type="float" office:value="0" calcext:value-type="float">
            <text:p>0</text:p>
          </table:table-cell>
          <table:table-cell office:value-type="float" office:value="0.009273706" calcext:value-type="float">
            <text:p>0.009273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8536" calcext:value-type="float">
            <text:p>0.91985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1.352195" calcext:value-type="float">
            <text:p>1.352195</text:p>
          </table:table-cell>
          <table:table-cell office:value-type="float" office:value="136.7959" calcext:value-type="float">
            <text:p>136.7959</text:p>
          </table:table-cell>
          <table:table-cell office:value-type="float" office:value="0" calcext:value-type="float">
            <text:p>0</text:p>
          </table:table-cell>
          <table:table-cell office:value-type="float" office:value="-0.7460501" calcext:value-type="float">
            <text:p>-0.7460501</text:p>
          </table:table-cell>
          <table:table-cell office:value-type="float" office:value="22.73272" calcext:value-type="float">
            <text:p>22.73272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0.943" calcext:value-type="float">
            <text:p>1180.943</text:p>
          </table:table-cell>
          <table:table-cell office:value-type="float" office:value="1.50423" calcext:value-type="float">
            <text:p>1.50423</text:p>
          </table:table-cell>
          <table:table-cell office:value-type="float" office:value="0" calcext:value-type="float">
            <text:p>0</text:p>
          </table:table-cell>
          <table:table-cell office:value-type="float" office:value="0.004200337" calcext:value-type="float">
            <text:p>0.004200337</text:p>
          </table:table-cell>
          <table:table-cell office:value-type="float" office:value="0.01295856" calcext:value-type="float">
            <text:p>0.01295856</text:p>
          </table:table-cell>
          <table:table-cell office:value-type="float" office:value="0.01679385" calcext:value-type="float">
            <text:p>0.01679385</text:p>
          </table:table-cell>
          <table:table-cell office:value-type="float" office:value="0.01131525" calcext:value-type="float">
            <text:p>0.01131525</text:p>
          </table:table-cell>
          <table:table-cell office:value-type="float" office:value="0.01098144" calcext:value-type="float">
            <text:p>0.01098144</text:p>
          </table:table-cell>
          <table:table-cell office:value-type="float" office:value="0.005114226" calcext:value-type="float">
            <text:p>0.005114226</text:p>
          </table:table-cell>
          <table:table-cell office:value-type="float" office:value="0.004282454" calcext:value-type="float">
            <text:p>0.004282454</text:p>
          </table:table-cell>
          <table:table-cell office:value-type="float" office:value="0.02399568" calcext:value-type="float">
            <text:p>0.02399568</text:p>
          </table:table-cell>
          <table:table-cell office:value-type="float" office:value="0.08685605" calcext:value-type="float">
            <text:p>0.08685605</text:p>
          </table:table-cell>
          <table:table-cell office:value-type="float" office:value="0.1067837" calcext:value-type="float">
            <text:p>0.1067837</text:p>
          </table:table-cell>
          <table:table-cell office:value-type="float" office:value="0.09468126" calcext:value-type="float">
            <text:p>0.09468126</text:p>
          </table:table-cell>
          <table:table-cell office:value-type="float" office:value="0.1149576" calcext:value-type="float">
            <text:p>0.1149576</text:p>
          </table:table-cell>
          <table:table-cell office:value-type="float" office:value="0.1270736" calcext:value-type="float">
            <text:p>0.1270736</text:p>
          </table:table-cell>
          <table:table-cell office:value-type="float" office:value="0.1315508" calcext:value-type="float">
            <text:p>0.1315508</text:p>
          </table:table-cell>
          <table:table-cell office:value-type="float" office:value="0" calcext:value-type="float">
            <text:p>0</text:p>
          </table:table-cell>
          <table:table-cell office:value-type="float" office:value="10.32744" calcext:value-type="float">
            <text:p>10.32744</text:p>
          </table:table-cell>
          <table:table-cell office:value-type="float" office:value="9.622799" calcext:value-type="float">
            <text:p>9.622799</text:p>
          </table:table-cell>
          <table:table-cell office:value-type="float" office:value="14.93768" calcext:value-type="float">
            <text:p>14.93768</text:p>
          </table:table-cell>
          <table:table-cell office:value-type="float" office:value="4.193564" calcext:value-type="float">
            <text:p>4.193564</text:p>
          </table:table-cell>
          <table:table-cell office:value-type="float" office:value="3.402522" calcext:value-type="float">
            <text:p>3.402522</text:p>
          </table:table-cell>
          <table:table-cell office:value-type="float" office:value="1.817369" calcext:value-type="float">
            <text:p>1.817369</text:p>
          </table:table-cell>
          <table:table-cell office:value-type="float" office:value="1.605842" calcext:value-type="float">
            <text:p>1.605842</text:p>
          </table:table-cell>
          <table:table-cell office:value-type="float" office:value="3.699182" calcext:value-type="float">
            <text:p>3.699182</text:p>
          </table:table-cell>
          <table:table-cell office:value-type="float" office:value="5.674887" calcext:value-type="float">
            <text:p>5.674887</text:p>
          </table:table-cell>
          <table:table-cell office:value-type="float" office:value="5.705891" calcext:value-type="float">
            <text:p>5.705891</text:p>
          </table:table-cell>
          <table:table-cell office:value-type="float" office:value="5.996331" calcext:value-type="float">
            <text:p>5.996331</text:p>
          </table:table-cell>
          <table:table-cell office:value-type="float" office:value="6.032975" calcext:value-type="float">
            <text:p>6.032975</text:p>
          </table:table-cell>
          <table:table-cell office:value-type="float" office:value="6.380025" calcext:value-type="float">
            <text:p>6.380025</text:p>
          </table:table-cell>
          <table:table-cell office:value-type="float" office:value="6.810317" calcext:value-type="float">
            <text:p>6.810317</text:p>
          </table:table-cell>
          <table:table-cell office:value-type="float" office:value="0" calcext:value-type="float">
            <text:p>0</text:p>
          </table:table-cell>
          <table:table-cell office:value-type="float" office:value="0.001878759" calcext:value-type="float">
            <text:p>0.001878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04325" calcext:value-type="float">
            <text:p>0.93043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1.341383" calcext:value-type="float">
            <text:p>1.341383</text:p>
          </table:table-cell>
          <table:table-cell office:value-type="float" office:value="136.7897" calcext:value-type="float">
            <text:p>136.7897</text:p>
          </table:table-cell>
          <table:table-cell office:value-type="float" office:value="0" calcext:value-type="float">
            <text:p>0</text:p>
          </table:table-cell>
          <table:table-cell office:value-type="float" office:value="-0.7794163" calcext:value-type="float">
            <text:p>-0.7794163</text:p>
          </table:table-cell>
          <table:table-cell office:value-type="float" office:value="22.74448" calcext:value-type="float">
            <text:p>22.74448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0.912" calcext:value-type="float">
            <text:p>1180.912</text:p>
          </table:table-cell>
          <table:table-cell office:value-type="float" office:value="1.487121" calcext:value-type="float">
            <text:p>1.487121</text:p>
          </table:table-cell>
          <table:table-cell office:value-type="float" office:value="0" calcext:value-type="float">
            <text:p>0</text:p>
          </table:table-cell>
          <table:table-cell office:value-type="float" office:value="0.1675569" calcext:value-type="float">
            <text:p>0.1675569</text:p>
          </table:table-cell>
          <table:table-cell office:value-type="float" office:value="0.02272797" calcext:value-type="float">
            <text:p>0.02272797</text:p>
          </table:table-cell>
          <table:table-cell office:value-type="float" office:value="0.01763119" calcext:value-type="float">
            <text:p>0.01763119</text:p>
          </table:table-cell>
          <table:table-cell office:value-type="float" office:value="0.0121311" calcext:value-type="float">
            <text:p>0.0121311</text:p>
          </table:table-cell>
          <table:table-cell office:value-type="float" office:value="0.01153602" calcext:value-type="float">
            <text:p>0.01153602</text:p>
          </table:table-cell>
          <table:table-cell office:value-type="float" office:value="0.005177941" calcext:value-type="float">
            <text:p>0.005177941</text:p>
          </table:table-cell>
          <table:table-cell office:value-type="float" office:value="0.004322577" calcext:value-type="float">
            <text:p>0.004322577</text:p>
          </table:table-cell>
          <table:table-cell office:value-type="float" office:value="0.02155269" calcext:value-type="float">
            <text:p>0.02155269</text:p>
          </table:table-cell>
          <table:table-cell office:value-type="float" office:value="0.07840306" calcext:value-type="float">
            <text:p>0.07840306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0.09267582" calcext:value-type="float">
            <text:p>0.09267582</text:p>
          </table:table-cell>
          <table:table-cell office:value-type="float" office:value="0.1151768" calcext:value-type="float">
            <text:p>0.1151768</text:p>
          </table:table-cell>
          <table:table-cell office:value-type="float" office:value="0.1271636" calcext:value-type="float">
            <text:p>0.1271636</text:p>
          </table:table-cell>
          <table:table-cell office:value-type="float" office:value="0.1316434" calcext:value-type="float">
            <text:p>0.1316434</text:p>
          </table:table-cell>
          <table:table-cell office:value-type="float" office:value="0" calcext:value-type="float">
            <text:p>0</text:p>
          </table:table-cell>
          <table:table-cell office:value-type="float" office:value="10.32484" calcext:value-type="float">
            <text:p>10.32484</text:p>
          </table:table-cell>
          <table:table-cell office:value-type="float" office:value="9.605226" calcext:value-type="float">
            <text:p>9.605226</text:p>
          </table:table-cell>
          <table:table-cell office:value-type="float" office:value="14.91304" calcext:value-type="float">
            <text:p>14.91304</text:p>
          </table:table-cell>
          <table:table-cell office:value-type="float" office:value="4.188442" calcext:value-type="float">
            <text:p>4.188442</text:p>
          </table:table-cell>
          <table:table-cell office:value-type="float" office:value="3.398602" calcext:value-type="float">
            <text:p>3.398602</text:p>
          </table:table-cell>
          <table:table-cell office:value-type="float" office:value="1.815218" calcext:value-type="float">
            <text:p>1.815218</text:p>
          </table:table-cell>
          <table:table-cell office:value-type="float" office:value="1.603532" calcext:value-type="float">
            <text:p>1.603532</text:p>
          </table:table-cell>
          <table:table-cell office:value-type="float" office:value="3.694038" calcext:value-type="float">
            <text:p>3.694038</text:p>
          </table:table-cell>
          <table:table-cell office:value-type="float" office:value="5.674725" calcext:value-type="float">
            <text:p>5.674725</text:p>
          </table:table-cell>
          <table:table-cell office:value-type="float" office:value="5.710794" calcext:value-type="float">
            <text:p>5.710794</text:p>
          </table:table-cell>
          <table:table-cell office:value-type="float" office:value="5.997513" calcext:value-type="float">
            <text:p>5.997513</text:p>
          </table:table-cell>
          <table:table-cell office:value-type="float" office:value="6.039233" calcext:value-type="float">
            <text:p>6.039233</text:p>
          </table:table-cell>
          <table:table-cell office:value-type="float" office:value="6.38832" calcext:value-type="float">
            <text:p>6.38832</text:p>
          </table:table-cell>
          <table:table-cell office:value-type="float" office:value="6.818961" calcext:value-type="float">
            <text:p>6.818961</text:p>
          </table:table-cell>
          <table:table-cell office:value-type="float" office:value="0" calcext:value-type="float">
            <text:p>0</text:p>
          </table:table-cell>
          <table:table-cell office:value-type="float" office:value="6.57831" calcext:value-type="float">
            <text:p>6.5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68257" calcext:value-type="float">
            <text:p>0.94682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1.331824" calcext:value-type="float">
            <text:p>1.331824</text:p>
          </table:table-cell>
          <table:table-cell office:value-type="float" office:value="136.7818" calcext:value-type="float">
            <text:p>136.7818</text:p>
          </table:table-cell>
          <table:table-cell office:value-type="float" office:value="0" calcext:value-type="float">
            <text:p>0</text:p>
          </table:table-cell>
          <table:table-cell office:value-type="float" office:value="-0.8154201" calcext:value-type="float">
            <text:p>-0.8154201</text:p>
          </table:table-cell>
          <table:table-cell office:value-type="float" office:value="22.75536" calcext:value-type="float">
            <text:p>22.75536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0.882" calcext:value-type="float">
            <text:p>1180.882</text:p>
          </table:table-cell>
          <table:table-cell office:value-type="float" office:value="1.470198" calcext:value-type="float">
            <text:p>1.470198</text:p>
          </table:table-cell>
          <table:table-cell office:value-type="float" office:value="0" calcext:value-type="float">
            <text:p>0</text:p>
          </table:table-cell>
          <table:table-cell office:value-type="float" office:value="0.3144663" calcext:value-type="float">
            <text:p>0.3144663</text:p>
          </table:table-cell>
          <table:table-cell office:value-type="float" office:value="0.03013479" calcext:value-type="float">
            <text:p>0.03013479</text:p>
          </table:table-cell>
          <table:table-cell office:value-type="float" office:value="0.01807295" calcext:value-type="float">
            <text:p>0.01807295</text:p>
          </table:table-cell>
          <table:table-cell office:value-type="float" office:value="0.01263988" calcext:value-type="float">
            <text:p>0.01263988</text:p>
          </table:table-cell>
          <table:table-cell office:value-type="float" office:value="0.0120609" calcext:value-type="float">
            <text:p>0.0120609</text:p>
          </table:table-cell>
          <table:table-cell office:value-type="float" office:value="0.005247749" calcext:value-type="float">
            <text:p>0.005247749</text:p>
          </table:table-cell>
          <table:table-cell office:value-type="float" office:value="0.004363598" calcext:value-type="float">
            <text:p>0.004363598</text:p>
          </table:table-cell>
          <table:table-cell office:value-type="float" office:value="0.02304021" calcext:value-type="float">
            <text:p>0.02304021</text:p>
          </table:table-cell>
          <table:table-cell office:value-type="float" office:value="0.0647706" calcext:value-type="float">
            <text:p>0.0647706</text:p>
          </table:table-cell>
          <table:table-cell office:value-type="float" office:value="0.105945" calcext:value-type="float">
            <text:p>0.105945</text:p>
          </table:table-cell>
          <table:table-cell office:value-type="float" office:value="0.09207034" calcext:value-type="float">
            <text:p>0.09207034</text:p>
          </table:table-cell>
          <table:table-cell office:value-type="float" office:value="0.1147763" calcext:value-type="float">
            <text:p>0.1147763</text:p>
          </table:table-cell>
          <table:table-cell office:value-type="float" office:value="0.1272531" calcext:value-type="float">
            <text:p>0.1272531</text:p>
          </table:table-cell>
          <table:table-cell office:value-type="float" office:value="0.1317361" calcext:value-type="float">
            <text:p>0.1317361</text:p>
          </table:table-cell>
          <table:table-cell office:value-type="float" office:value="0" calcext:value-type="float">
            <text:p>0</text:p>
          </table:table-cell>
          <table:table-cell office:value-type="float" office:value="10.34882" calcext:value-type="float">
            <text:p>10.34882</text:p>
          </table:table-cell>
          <table:table-cell office:value-type="float" office:value="9.591492" calcext:value-type="float">
            <text:p>9.591492</text:p>
          </table:table-cell>
          <table:table-cell office:value-type="float" office:value="14.88912" calcext:value-type="float">
            <text:p>14.88912</text:p>
          </table:table-cell>
          <table:table-cell office:value-type="float" office:value="4.183671" calcext:value-type="float">
            <text:p>4.183671</text:p>
          </table:table-cell>
          <table:table-cell office:value-type="float" office:value="3.394975" calcext:value-type="float">
            <text:p>3.394975</text:p>
          </table:table-cell>
          <table:table-cell office:value-type="float" office:value="1.813104" calcext:value-type="float">
            <text:p>1.813104</text:p>
          </table:table-cell>
          <table:table-cell office:value-type="float" office:value="1.601298" calcext:value-type="float">
            <text:p>1.601298</text:p>
          </table:table-cell>
          <table:table-cell office:value-type="float" office:value="3.688958" calcext:value-type="float">
            <text:p>3.688958</text:p>
          </table:table-cell>
          <table:table-cell office:value-type="float" office:value="5.672113" calcext:value-type="float">
            <text:p>5.672113</text:p>
          </table:table-cell>
          <table:table-cell office:value-type="float" office:value="5.715578" calcext:value-type="float">
            <text:p>5.715578</text:p>
          </table:table-cell>
          <table:table-cell office:value-type="float" office:value="5.998338" calcext:value-type="float">
            <text:p>5.998338</text:p>
          </table:table-cell>
          <table:table-cell office:value-type="float" office:value="6.0455" calcext:value-type="float">
            <text:p>6.0455</text:p>
          </table:table-cell>
          <table:table-cell office:value-type="float" office:value="6.396616" calcext:value-type="float">
            <text:p>6.396616</text:p>
          </table:table-cell>
          <table:table-cell office:value-type="float" office:value="6.827604" calcext:value-type="float">
            <text:p>6.827604</text:p>
          </table:table-cell>
          <table:table-cell office:value-type="float" office:value="0" calcext:value-type="float">
            <text:p>0</text:p>
          </table:table-cell>
          <table:table-cell office:value-type="float" office:value="8.594791" calcext:value-type="float">
            <text:p>8.594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4212" calcext:value-type="float">
            <text:p>0.96342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1.325191" calcext:value-type="float">
            <text:p>1.325191</text:p>
          </table:table-cell>
          <table:table-cell office:value-type="float" office:value="136.7734" calcext:value-type="float">
            <text:p>136.7734</text:p>
          </table:table-cell>
          <table:table-cell office:value-type="float" office:value="0" calcext:value-type="float">
            <text:p>0</text:p>
          </table:table-cell>
          <table:table-cell office:value-type="float" office:value="-0.8535712" calcext:value-type="float">
            <text:p>-0.8535712</text:p>
          </table:table-cell>
          <table:table-cell office:value-type="float" office:value="22.76494" calcext:value-type="float">
            <text:p>22.76494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765996" calcext:value-type="float">
            <text:p>2.765996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5196" calcext:value-type="float">
            <text:p>2.385196E-05</text:p>
          </table:table-cell>
          <table:table-cell office:value-type="float" office:value="1180.851" calcext:value-type="float">
            <text:p>1180.851</text:p>
          </table:table-cell>
          <table:table-cell office:value-type="float" office:value="1.457402" calcext:value-type="float">
            <text:p>1.457402</text:p>
          </table:table-cell>
          <table:table-cell office:value-type="float" office:value="0" calcext:value-type="float">
            <text:p>0</text:p>
          </table:table-cell>
          <table:table-cell office:value-type="float" office:value="0.2973621" calcext:value-type="float">
            <text:p>0.2973621</text:p>
          </table:table-cell>
          <table:table-cell office:value-type="float" office:value="0.02993354" calcext:value-type="float">
            <text:p>0.02993354</text:p>
          </table:table-cell>
          <table:table-cell office:value-type="float" office:value="0.01800901" calcext:value-type="float">
            <text:p>0.01800901</text:p>
          </table:table-cell>
          <table:table-cell office:value-type="float" office:value="0.0126812" calcext:value-type="float">
            <text:p>0.0126812</text:p>
          </table:table-cell>
          <table:table-cell office:value-type="float" office:value="0.01219123" calcext:value-type="float">
            <text:p>0.01219123</text:p>
          </table:table-cell>
          <table:table-cell office:value-type="float" office:value="0.005273511" calcext:value-type="float">
            <text:p>0.005273511</text:p>
          </table:table-cell>
          <table:table-cell office:value-type="float" office:value="0.004392099" calcext:value-type="float">
            <text:p>0.004392099</text:p>
          </table:table-cell>
          <table:table-cell office:value-type="float" office:value="0.02301009" calcext:value-type="float">
            <text:p>0.02301009</text:p>
          </table:table-cell>
          <table:table-cell office:value-type="float" office:value="0.05464582" calcext:value-type="float">
            <text:p>0.05464582</text:p>
          </table:table-cell>
          <table:table-cell office:value-type="float" office:value="0.1007647" calcext:value-type="float">
            <text:p>0.1007647</text:p>
          </table:table-cell>
          <table:table-cell office:value-type="float" office:value="0.09995624" calcext:value-type="float">
            <text:p>0.09995624</text:p>
          </table:table-cell>
          <table:table-cell office:value-type="float" office:value="0.1100893" calcext:value-type="float">
            <text:p>0.1100893</text:p>
          </table:table-cell>
          <table:table-cell office:value-type="float" office:value="0.1273424" calcext:value-type="float">
            <text:p>0.1273424</text:p>
          </table:table-cell>
          <table:table-cell office:value-type="float" office:value="0.1318286" calcext:value-type="float">
            <text:p>0.1318286</text:p>
          </table:table-cell>
          <table:table-cell office:value-type="float" office:value="0" calcext:value-type="float">
            <text:p>0</text:p>
          </table:table-cell>
          <table:table-cell office:value-type="float" office:value="10.38069" calcext:value-type="float">
            <text:p>10.38069</text:p>
          </table:table-cell>
          <table:table-cell office:value-type="float" office:value="9.578713" calcext:value-type="float">
            <text:p>9.578713</text:p>
          </table:table-cell>
          <table:table-cell office:value-type="float" office:value="14.86565" calcext:value-type="float">
            <text:p>14.86565</text:p>
          </table:table-cell>
          <table:table-cell office:value-type="float" office:value="4.179086" calcext:value-type="float">
            <text:p>4.179086</text:p>
          </table:table-cell>
          <table:table-cell office:value-type="float" office:value="3.391527" calcext:value-type="float">
            <text:p>3.391527</text:p>
          </table:table-cell>
          <table:table-cell office:value-type="float" office:value="1.811028" calcext:value-type="float">
            <text:p>1.811028</text:p>
          </table:table-cell>
          <table:table-cell office:value-type="float" office:value="1.59913" calcext:value-type="float">
            <text:p>1.59913</text:p>
          </table:table-cell>
          <table:table-cell office:value-type="float" office:value="3.684049" calcext:value-type="float">
            <text:p>3.684049</text:p>
          </table:table-cell>
          <table:table-cell office:value-type="float" office:value="5.666947" calcext:value-type="float">
            <text:p>5.666947</text:p>
          </table:table-cell>
          <table:table-cell office:value-type="float" office:value="5.719953" calcext:value-type="float">
            <text:p>5.719953</text:p>
          </table:table-cell>
          <table:table-cell office:value-type="float" office:value="6.000271" calcext:value-type="float">
            <text:p>6.000271</text:p>
          </table:table-cell>
          <table:table-cell office:value-type="float" office:value="6.050938" calcext:value-type="float">
            <text:p>6.050938</text:p>
          </table:table-cell>
          <table:table-cell office:value-type="float" office:value="6.404878" calcext:value-type="float">
            <text:p>6.404878</text:p>
          </table:table-cell>
          <table:table-cell office:value-type="float" office:value="6.836256" calcext:value-type="float">
            <text:p>6.836256</text:p>
          </table:table-cell>
          <table:table-cell office:value-type="float" office:value="0" calcext:value-type="float">
            <text:p>0</text:p>
          </table:table-cell>
          <table:table-cell office:value-type="float" office:value="7.043991" calcext:value-type="float">
            <text:p>7.043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77142" calcext:value-type="float">
            <text:p>0.977714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1.320293" calcext:value-type="float">
            <text:p>1.320293</text:p>
          </table:table-cell>
          <table:table-cell office:value-type="float" office:value="136.765" calcext:value-type="float">
            <text:p>136.765</text:p>
          </table:table-cell>
          <table:table-cell office:value-type="float" office:value="0" calcext:value-type="float">
            <text:p>0</text:p>
          </table:table-cell>
          <table:table-cell office:value-type="float" office:value="-0.8927616" calcext:value-type="float">
            <text:p>-0.8927616</text:p>
          </table:table-cell>
          <table:table-cell office:value-type="float" office:value="22.77293" calcext:value-type="float">
            <text:p>22.77293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92417" calcext:value-type="float">
            <text:p>2.92417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8185" calcext:value-type="float">
            <text:p>2.388185E-05</text:p>
          </table:table-cell>
          <table:table-cell office:value-type="float" office:value="1180.818" calcext:value-type="float">
            <text:p>1180.818</text:p>
          </table:table-cell>
          <table:table-cell office:value-type="float" office:value="1.447507" calcext:value-type="float">
            <text:p>1.447507</text:p>
          </table:table-cell>
          <table:table-cell office:value-type="float" office:value="0" calcext:value-type="float">
            <text:p>0</text:p>
          </table:table-cell>
          <table:table-cell office:value-type="float" office:value="0.2225936" calcext:value-type="float">
            <text:p>0.2225936</text:p>
          </table:table-cell>
          <table:table-cell office:value-type="float" office:value="0.02654502" calcext:value-type="float">
            <text:p>0.02654502</text:p>
          </table:table-cell>
          <table:table-cell office:value-type="float" office:value="0.01725771" calcext:value-type="float">
            <text:p>0.01725771</text:p>
          </table:table-cell>
          <table:table-cell office:value-type="float" office:value="0.01213337" calcext:value-type="float">
            <text:p>0.01213337</text:p>
          </table:table-cell>
          <table:table-cell office:value-type="float" office:value="0.01173132" calcext:value-type="float">
            <text:p>0.01173132</text:p>
          </table:table-cell>
          <table:table-cell office:value-type="float" office:value="0.005241184" calcext:value-type="float">
            <text:p>0.005241184</text:p>
          </table:table-cell>
          <table:table-cell office:value-type="float" office:value="0.004400899" calcext:value-type="float">
            <text:p>0.004400899</text:p>
          </table:table-cell>
          <table:table-cell office:value-type="float" office:value="0.02266066" calcext:value-type="float">
            <text:p>0.02266066</text:p>
          </table:table-cell>
          <table:table-cell office:value-type="float" office:value="0.04880922" calcext:value-type="float">
            <text:p>0.04880922</text:p>
          </table:table-cell>
          <table:table-cell office:value-type="float" office:value="0.09621205" calcext:value-type="float">
            <text:p>0.09621205</text:p>
          </table:table-cell>
          <table:table-cell office:value-type="float" office:value="0.1038403" calcext:value-type="float">
            <text:p>0.1038403</text:p>
          </table:table-cell>
          <table:table-cell office:value-type="float" office:value="0.1075754" calcext:value-type="float">
            <text:p>0.1075754</text:p>
          </table:table-cell>
          <table:table-cell office:value-type="float" office:value="0.1274312" calcext:value-type="float">
            <text:p>0.1274312</text:p>
          </table:table-cell>
          <table:table-cell office:value-type="float" office:value="0.1319209" calcext:value-type="float">
            <text:p>0.1319209</text:p>
          </table:table-cell>
          <table:table-cell office:value-type="float" office:value="0" calcext:value-type="float">
            <text:p>0</text:p>
          </table:table-cell>
          <table:table-cell office:value-type="float" office:value="10.4065" calcext:value-type="float">
            <text:p>10.4065</text:p>
          </table:table-cell>
          <table:table-cell office:value-type="float" office:value="9.565808" calcext:value-type="float">
            <text:p>9.565808</text:p>
          </table:table-cell>
          <table:table-cell office:value-type="float" office:value="14.84229" calcext:value-type="float">
            <text:p>14.84229</text:p>
          </table:table-cell>
          <table:table-cell office:value-type="float" office:value="4.174506" calcext:value-type="float">
            <text:p>4.174506</text:p>
          </table:table-cell>
          <table:table-cell office:value-type="float" office:value="3.388114" calcext:value-type="float">
            <text:p>3.388114</text:p>
          </table:table-cell>
          <table:table-cell office:value-type="float" office:value="1.808983" calcext:value-type="float">
            <text:p>1.808983</text:p>
          </table:table-cell>
          <table:table-cell office:value-type="float" office:value="1.597019" calcext:value-type="float">
            <text:p>1.597019</text:p>
          </table:table-cell>
          <table:table-cell office:value-type="float" office:value="3.679135" calcext:value-type="float">
            <text:p>3.679135</text:p>
          </table:table-cell>
          <table:table-cell office:value-type="float" office:value="5.660219" calcext:value-type="float">
            <text:p>5.660219</text:p>
          </table:table-cell>
          <table:table-cell office:value-type="float" office:value="5.722925" calcext:value-type="float">
            <text:p>5.722925</text:p>
          </table:table-cell>
          <table:table-cell office:value-type="float" office:value="6.003583" calcext:value-type="float">
            <text:p>6.003583</text:p>
          </table:table-cell>
          <table:table-cell office:value-type="float" office:value="6.055551" calcext:value-type="float">
            <text:p>6.055551</text:p>
          </table:table-cell>
          <table:table-cell office:value-type="float" office:value="6.413135" calcext:value-type="float">
            <text:p>6.413135</text:p>
          </table:table-cell>
          <table:table-cell office:value-type="float" office:value="6.844872" calcext:value-type="float">
            <text:p>6.844872</text:p>
          </table:table-cell>
          <table:table-cell office:value-type="float" office:value="0" calcext:value-type="float">
            <text:p>0</text:p>
          </table:table-cell>
          <table:table-cell office:value-type="float" office:value="4.957717" calcext:value-type="float">
            <text:p>4.957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03864" calcext:value-type="float">
            <text:p>0.9903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1.316088" calcext:value-type="float">
            <text:p>1.316088</text:p>
          </table:table-cell>
          <table:table-cell office:value-type="float" office:value="136.7566" calcext:value-type="float">
            <text:p>136.7566</text:p>
          </table:table-cell>
          <table:table-cell office:value-type="float" office:value="0" calcext:value-type="float">
            <text:p>0</text:p>
          </table:table-cell>
          <table:table-cell office:value-type="float" office:value="-0.9317895" calcext:value-type="float">
            <text:p>-0.9317895</text:p>
          </table:table-cell>
          <table:table-cell office:value-type="float" office:value="22.77995" calcext:value-type="float">
            <text:p>22.77995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92417" calcext:value-type="float">
            <text:p>2.92417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8185" calcext:value-type="float">
            <text:p>2.388185E-05</text:p>
          </table:table-cell>
          <table:table-cell office:value-type="float" office:value="1180.785" calcext:value-type="float">
            <text:p>1180.785</text:p>
          </table:table-cell>
          <table:table-cell office:value-type="float" office:value="1.437731" calcext:value-type="float">
            <text:p>1.437731</text:p>
          </table:table-cell>
          <table:table-cell office:value-type="float" office:value="0" calcext:value-type="float">
            <text:p>0</text:p>
          </table:table-cell>
          <table:table-cell office:value-type="float" office:value="0.1982449" calcext:value-type="float">
            <text:p>0.1982449</text:p>
          </table:table-cell>
          <table:table-cell office:value-type="float" office:value="0.02505539" calcext:value-type="float">
            <text:p>0.02505539</text:p>
          </table:table-cell>
          <table:table-cell office:value-type="float" office:value="0.01724047" calcext:value-type="float">
            <text:p>0.01724047</text:p>
          </table:table-cell>
          <table:table-cell office:value-type="float" office:value="0.01214462" calcext:value-type="float">
            <text:p>0.01214462</text:p>
          </table:table-cell>
          <table:table-cell office:value-type="float" office:value="0.01180977" calcext:value-type="float">
            <text:p>0.01180977</text:p>
          </table:table-cell>
          <table:table-cell office:value-type="float" office:value="0.005295581" calcext:value-type="float">
            <text:p>0.005295581</text:p>
          </table:table-cell>
          <table:table-cell office:value-type="float" office:value="0.00442331" calcext:value-type="float">
            <text:p>0.00442331</text:p>
          </table:table-cell>
          <table:table-cell office:value-type="float" office:value="0.02221379" calcext:value-type="float">
            <text:p>0.02221379</text:p>
          </table:table-cell>
          <table:table-cell office:value-type="float" office:value="0.04477516" calcext:value-type="float">
            <text:p>0.04477516</text:p>
          </table:table-cell>
          <table:table-cell office:value-type="float" office:value="0.09431856" calcext:value-type="float">
            <text:p>0.09431856</text:p>
          </table:table-cell>
          <table:table-cell office:value-type="float" office:value="0.1052486" calcext:value-type="float">
            <text:p>0.1052486</text:p>
          </table:table-cell>
          <table:table-cell office:value-type="float" office:value="0.1063033" calcext:value-type="float">
            <text:p>0.1063033</text:p>
          </table:table-cell>
          <table:table-cell office:value-type="float" office:value="0.1275199" calcext:value-type="float">
            <text:p>0.1275199</text:p>
          </table:table-cell>
          <table:table-cell office:value-type="float" office:value="0.1320127" calcext:value-type="float">
            <text:p>0.1320127</text:p>
          </table:table-cell>
          <table:table-cell office:value-type="float" office:value="0" calcext:value-type="float">
            <text:p>0</text:p>
          </table:table-cell>
          <table:table-cell office:value-type="float" office:value="10.4249" calcext:value-type="float">
            <text:p>10.4249</text:p>
          </table:table-cell>
          <table:table-cell office:value-type="float" office:value="9.552995" calcext:value-type="float">
            <text:p>9.552995</text:p>
          </table:table-cell>
          <table:table-cell office:value-type="float" office:value="14.81903" calcext:value-type="float">
            <text:p>14.81903</text:p>
          </table:table-cell>
          <table:table-cell office:value-type="float" office:value="4.169925" calcext:value-type="float">
            <text:p>4.169925</text:p>
          </table:table-cell>
          <table:table-cell office:value-type="float" office:value="3.384706" calcext:value-type="float">
            <text:p>3.384706</text:p>
          </table:table-cell>
          <table:table-cell office:value-type="float" office:value="1.80697" calcext:value-type="float">
            <text:p>1.80697</text:p>
          </table:table-cell>
          <table:table-cell office:value-type="float" office:value="1.594958" calcext:value-type="float">
            <text:p>1.594958</text:p>
          </table:table-cell>
          <table:table-cell office:value-type="float" office:value="3.674179" calcext:value-type="float">
            <text:p>3.674179</text:p>
          </table:table-cell>
          <table:table-cell office:value-type="float" office:value="5.652527" calcext:value-type="float">
            <text:p>5.652527</text:p>
          </table:table-cell>
          <table:table-cell office:value-type="float" office:value="5.725255" calcext:value-type="float">
            <text:p>5.725255</text:p>
          </table:table-cell>
          <table:table-cell office:value-type="float" office:value="6.007441" calcext:value-type="float">
            <text:p>6.007441</text:p>
          </table:table-cell>
          <table:table-cell office:value-type="float" office:value="6.05972" calcext:value-type="float">
            <text:p>6.05972</text:p>
          </table:table-cell>
          <table:table-cell office:value-type="float" office:value="6.421391" calcext:value-type="float">
            <text:p>6.421391</text:p>
          </table:table-cell>
          <table:table-cell office:value-type="float" office:value="6.853443" calcext:value-type="float">
            <text:p>6.853443</text:p>
          </table:table-cell>
          <table:table-cell office:value-type="float" office:value="0" calcext:value-type="float">
            <text:p>0</text:p>
          </table:table-cell>
          <table:table-cell office:value-type="float" office:value="3.865757" calcext:value-type="float">
            <text:p>3.865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2867" calcext:value-type="float">
            <text:p>1.0028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1.311882" calcext:value-type="float">
            <text:p>1.311882</text:p>
          </table:table-cell>
          <table:table-cell office:value-type="float" office:value="136.7482" calcext:value-type="float">
            <text:p>136.7482</text:p>
          </table:table-cell>
          <table:table-cell office:value-type="float" office:value="0" calcext:value-type="float">
            <text:p>0</text:p>
          </table:table-cell>
          <table:table-cell office:value-type="float" office:value="-0.9722629" calcext:value-type="float">
            <text:p>-0.9722629</text:p>
          </table:table-cell>
          <table:table-cell office:value-type="float" office:value="22.78618" calcext:value-type="float">
            <text:p>22.78618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92417" calcext:value-type="float">
            <text:p>2.92417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8185" calcext:value-type="float">
            <text:p>2.388185E-05</text:p>
          </table:table-cell>
          <table:table-cell office:value-type="float" office:value="1180.75" calcext:value-type="float">
            <text:p>1180.75</text:p>
          </table:table-cell>
          <table:table-cell office:value-type="float" office:value="1.428304" calcext:value-type="float">
            <text:p>1.428304</text:p>
          </table:table-cell>
          <table:table-cell office:value-type="float" office:value="0" calcext:value-type="float">
            <text:p>0</text:p>
          </table:table-cell>
          <table:table-cell office:value-type="float" office:value="0.1775434" calcext:value-type="float">
            <text:p>0.1775434</text:p>
          </table:table-cell>
          <table:table-cell office:value-type="float" office:value="0.02456419" calcext:value-type="float">
            <text:p>0.02456419</text:p>
          </table:table-cell>
          <table:table-cell office:value-type="float" office:value="0.01752703" calcext:value-type="float">
            <text:p>0.01752703</text:p>
          </table:table-cell>
          <table:table-cell office:value-type="float" office:value="0.01225037" calcext:value-type="float">
            <text:p>0.01225037</text:p>
          </table:table-cell>
          <table:table-cell office:value-type="float" office:value="0.01189417" calcext:value-type="float">
            <text:p>0.01189417</text:p>
          </table:table-cell>
          <table:table-cell office:value-type="float" office:value="0.005366543" calcext:value-type="float">
            <text:p>0.005366543</text:p>
          </table:table-cell>
          <table:table-cell office:value-type="float" office:value="0.00445037" calcext:value-type="float">
            <text:p>0.00445037</text:p>
          </table:table-cell>
          <table:table-cell office:value-type="float" office:value="0.02172979" calcext:value-type="float">
            <text:p>0.02172979</text:p>
          </table:table-cell>
          <table:table-cell office:value-type="float" office:value="0.04329843" calcext:value-type="float">
            <text:p>0.04329843</text:p>
          </table:table-cell>
          <table:table-cell office:value-type="float" office:value="0.08887936" calcext:value-type="float">
            <text:p>0.08887936</text:p>
          </table:table-cell>
          <table:table-cell office:value-type="float" office:value="0.1057087" calcext:value-type="float">
            <text:p>0.1057087</text:p>
          </table:table-cell>
          <table:table-cell office:value-type="float" office:value="0.1057443" calcext:value-type="float">
            <text:p>0.1057443</text:p>
          </table:table-cell>
          <table:table-cell office:value-type="float" office:value="0.1276084" calcext:value-type="float">
            <text:p>0.1276084</text:p>
          </table:table-cell>
          <table:table-cell office:value-type="float" office:value="0.1321045" calcext:value-type="float">
            <text:p>0.1321045</text:p>
          </table:table-cell>
          <table:table-cell office:value-type="float" office:value="0" calcext:value-type="float">
            <text:p>0</text:p>
          </table:table-cell>
          <table:table-cell office:value-type="float" office:value="10.44054" calcext:value-type="float">
            <text:p>10.44054</text:p>
          </table:table-cell>
          <table:table-cell office:value-type="float" office:value="9.540281" calcext:value-type="float">
            <text:p>9.540281</text:p>
          </table:table-cell>
          <table:table-cell office:value-type="float" office:value="14.79595" calcext:value-type="float">
            <text:p>14.79595</text:p>
          </table:table-cell>
          <table:table-cell office:value-type="float" office:value="4.165392" calcext:value-type="float">
            <text:p>4.165392</text:p>
          </table:table-cell>
          <table:table-cell office:value-type="float" office:value="3.381338" calcext:value-type="float">
            <text:p>3.381338</text:p>
          </table:table-cell>
          <table:table-cell office:value-type="float" office:value="1.805007" calcext:value-type="float">
            <text:p>1.805007</text:p>
          </table:table-cell>
          <table:table-cell office:value-type="float" office:value="1.59295" calcext:value-type="float">
            <text:p>1.59295</text:p>
          </table:table-cell>
          <table:table-cell office:value-type="float" office:value="3.669165" calcext:value-type="float">
            <text:p>3.669165</text:p>
          </table:table-cell>
          <table:table-cell office:value-type="float" office:value="5.644269" calcext:value-type="float">
            <text:p>5.644269</text:p>
          </table:table-cell>
          <table:table-cell office:value-type="float" office:value="5.726848" calcext:value-type="float">
            <text:p>5.726848</text:p>
          </table:table-cell>
          <table:table-cell office:value-type="float" office:value="6.011477" calcext:value-type="float">
            <text:p>6.011477</text:p>
          </table:table-cell>
          <table:table-cell office:value-type="float" office:value="6.063667" calcext:value-type="float">
            <text:p>6.063667</text:p>
          </table:table-cell>
          <table:table-cell office:value-type="float" office:value="6.429648" calcext:value-type="float">
            <text:p>6.429648</text:p>
          </table:table-cell>
          <table:table-cell office:value-type="float" office:value="6.862018" calcext:value-type="float">
            <text:p>6.862018</text:p>
          </table:table-cell>
          <table:table-cell office:value-type="float" office:value="0" calcext:value-type="float">
            <text:p>0</text:p>
          </table:table-cell>
          <table:table-cell office:value-type="float" office:value="3.108914" calcext:value-type="float">
            <text:p>3.108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5115" calcext:value-type="float">
            <text:p>1.015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1.310356" calcext:value-type="float">
            <text:p>1.310356</text:p>
          </table:table-cell>
          <table:table-cell office:value-type="float" office:value="136.7398" calcext:value-type="float">
            <text:p>136.7398</text:p>
          </table:table-cell>
          <table:table-cell office:value-type="float" office:value="0" calcext:value-type="float">
            <text:p>0</text:p>
          </table:table-cell>
          <table:table-cell office:value-type="float" office:value="-1.010635" calcext:value-type="float">
            <text:p>-1.010635</text:p>
          </table:table-cell>
          <table:table-cell office:value-type="float" office:value="22.79201" calcext:value-type="float">
            <text:p>22.79201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2924204" calcext:value-type="float">
            <text:p>2.924204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38819" calcext:value-type="float">
            <text:p>2.38819E-05</text:p>
          </table:table-cell>
          <table:table-cell office:value-type="float" office:value="1180.715" calcext:value-type="float">
            <text:p>1180.715</text:p>
          </table:table-cell>
          <table:table-cell office:value-type="float" office:value="1.420521" calcext:value-type="float">
            <text:p>1.420521</text:p>
          </table:table-cell>
          <table:table-cell office:value-type="float" office:value="0" calcext:value-type="float">
            <text:p>0</text:p>
          </table:table-cell>
          <table:table-cell office:value-type="float" office:value="0.1219258" calcext:value-type="float">
            <text:p>0.1219258</text:p>
          </table:table-cell>
          <table:table-cell office:value-type="float" office:value="0.02836207" calcext:value-type="float">
            <text:p>0.02836207</text:p>
          </table:table-cell>
          <table:table-cell office:value-type="float" office:value="0.01656972" calcext:value-type="float">
            <text:p>0.01656972</text:p>
          </table:table-cell>
          <table:table-cell office:value-type="float" office:value="0.01179643" calcext:value-type="float">
            <text:p>0.01179643</text:p>
          </table:table-cell>
          <table:table-cell office:value-type="float" office:value="0.01165891" calcext:value-type="float">
            <text:p>0.01165891</text:p>
          </table:table-cell>
          <table:table-cell office:value-type="float" office:value="0.005449929" calcext:value-type="float">
            <text:p>0.005449929</text:p>
          </table:table-cell>
          <table:table-cell office:value-type="float" office:value="0.00448598" calcext:value-type="float">
            <text:p>0.00448598</text:p>
          </table:table-cell>
          <table:table-cell office:value-type="float" office:value="0.02144869" calcext:value-type="float">
            <text:p>0.02144869</text:p>
          </table:table-cell>
          <table:table-cell office:value-type="float" office:value="0.05524615" calcext:value-type="float">
            <text:p>0.05524615</text:p>
          </table:table-cell>
          <table:table-cell office:value-type="float" office:value="0.07914452" calcext:value-type="float">
            <text:p>0.07914452</text:p>
          </table:table-cell>
          <table:table-cell office:value-type="float" office:value="0.1061193" calcext:value-type="float">
            <text:p>0.1061193</text:p>
          </table:table-cell>
          <table:table-cell office:value-type="float" office:value="0.1057386" calcext:value-type="float">
            <text:p>0.1057386</text:p>
          </table:table-cell>
          <table:table-cell office:value-type="float" office:value="0.1276967" calcext:value-type="float">
            <text:p>0.1276967</text:p>
          </table:table-cell>
          <table:table-cell office:value-type="float" office:value="0.1321963" calcext:value-type="float">
            <text:p>0.1321963</text:p>
          </table:table-cell>
          <table:table-cell office:value-type="float" office:value="0" calcext:value-type="float">
            <text:p>0</text:p>
          </table:table-cell>
          <table:table-cell office:value-type="float" office:value="10.45525" calcext:value-type="float">
            <text:p>10.45525</text:p>
          </table:table-cell>
          <table:table-cell office:value-type="float" office:value="9.527667" calcext:value-type="float">
            <text:p>9.527667</text:p>
          </table:table-cell>
          <table:table-cell office:value-type="float" office:value="14.77306" calcext:value-type="float">
            <text:p>14.77306</text:p>
          </table:table-cell>
          <table:table-cell office:value-type="float" office:value="4.160936" calcext:value-type="float">
            <text:p>4.160936</text:p>
          </table:table-cell>
          <table:table-cell office:value-type="float" office:value="3.378044" calcext:value-type="float">
            <text:p>3.378044</text:p>
          </table:table-cell>
          <table:table-cell office:value-type="float" office:value="1.803105" calcext:value-type="float">
            <text:p>1.803105</text:p>
          </table:table-cell>
          <table:table-cell office:value-type="float" office:value="1.590997" calcext:value-type="float">
            <text:p>1.590997</text:p>
          </table:table-cell>
          <table:table-cell office:value-type="float" office:value="3.664126" calcext:value-type="float">
            <text:p>3.664126</text:p>
          </table:table-cell>
          <table:table-cell office:value-type="float" office:value="5.637306" calcext:value-type="float">
            <text:p>5.637306</text:p>
          </table:table-cell>
          <table:table-cell office:value-type="float" office:value="5.726692" calcext:value-type="float">
            <text:p>5.726692</text:p>
          </table:table-cell>
          <table:table-cell office:value-type="float" office:value="6.015584" calcext:value-type="float">
            <text:p>6.015584</text:p>
          </table:table-cell>
          <table:table-cell office:value-type="float" office:value="6.067546" calcext:value-type="float">
            <text:p>6.067546</text:p>
          </table:table-cell>
          <table:table-cell office:value-type="float" office:value="6.437868" calcext:value-type="float">
            <text:p>6.437868</text:p>
          </table:table-cell>
          <table:table-cell office:value-type="float" office:value="6.870584" calcext:value-type="float">
            <text:p>6.870584</text:p>
          </table:table-cell>
          <table:table-cell office:value-type="float" office:value="0" calcext:value-type="float">
            <text:p>0</text:p>
          </table:table-cell>
          <table:table-cell office:value-type="float" office:value="1.110262" calcext:value-type="float">
            <text:p>1.110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37" calcext:value-type="float">
            <text:p>1.026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1.306981" calcext:value-type="float">
            <text:p>1.306981</text:p>
          </table:table-cell>
          <table:table-cell office:value-type="float" office:value="136.7347" calcext:value-type="float">
            <text:p>136.7347</text:p>
          </table:table-cell>
          <table:table-cell office:value-type="float" office:value="0" calcext:value-type="float">
            <text:p>0</text:p>
          </table:table-cell>
          <table:table-cell office:value-type="float" office:value="-1.051389" calcext:value-type="float">
            <text:p>-1.051389</text:p>
          </table:table-cell>
          <table:table-cell office:value-type="float" office:value="22.79663" calcext:value-type="float">
            <text:p>22.79663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3218095" calcext:value-type="float">
            <text:p>3.218095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40287" calcext:value-type="float">
            <text:p>2.40287E-05</text:p>
          </table:table-cell>
          <table:table-cell office:value-type="float" office:value="1180.68" calcext:value-type="float">
            <text:p>1180.68</text:p>
          </table:table-cell>
          <table:table-cell office:value-type="float" office:value="1.426354" calcext:value-type="float">
            <text:p>1.426354</text:p>
          </table:table-cell>
          <table:table-cell office:value-type="float" office:value="0" calcext:value-type="float">
            <text:p>0</text:p>
          </table:table-cell>
          <table:table-cell office:value-type="float" office:value="0.002851414" calcext:value-type="float">
            <text:p>0.002851414</text:p>
          </table:table-cell>
          <table:table-cell office:value-type="float" office:value="0.01230646" calcext:value-type="float">
            <text:p>0.01230646</text:p>
          </table:table-cell>
          <table:table-cell office:value-type="float" office:value="0.01578118" calcext:value-type="float">
            <text:p>0.01578118</text:p>
          </table:table-cell>
          <table:table-cell office:value-type="float" office:value="0.01067366" calcext:value-type="float">
            <text:p>0.01067366</text:p>
          </table:table-cell>
          <table:table-cell office:value-type="float" office:value="0.01063764" calcext:value-type="float">
            <text:p>0.01063764</text:p>
          </table:table-cell>
          <table:table-cell office:value-type="float" office:value="0.005337531" calcext:value-type="float">
            <text:p>0.005337531</text:p>
          </table:table-cell>
          <table:table-cell office:value-type="float" office:value="0.004385089" calcext:value-type="float">
            <text:p>0.004385089</text:p>
          </table:table-cell>
          <table:table-cell office:value-type="float" office:value="0.02075596" calcext:value-type="float">
            <text:p>0.02075596</text:p>
          </table:table-cell>
          <table:table-cell office:value-type="float" office:value="0.05831638" calcext:value-type="float">
            <text:p>0.05831638</text:p>
          </table:table-cell>
          <table:table-cell office:value-type="float" office:value="0.06963141" calcext:value-type="float">
            <text:p>0.06963141</text:p>
          </table:table-cell>
          <table:table-cell office:value-type="float" office:value="0.1059874" calcext:value-type="float">
            <text:p>0.1059874</text:p>
          </table:table-cell>
          <table:table-cell office:value-type="float" office:value="0.1056337" calcext:value-type="float">
            <text:p>0.1056337</text:p>
          </table:table-cell>
          <table:table-cell office:value-type="float" office:value="0.127785" calcext:value-type="float">
            <text:p>0.127785</text:p>
          </table:table-cell>
          <table:table-cell office:value-type="float" office:value="0.132288" calcext:value-type="float">
            <text:p>0.132288</text:p>
          </table:table-cell>
          <table:table-cell office:value-type="float" office:value="0" calcext:value-type="float">
            <text:p>0</text:p>
          </table:table-cell>
          <table:table-cell office:value-type="float" office:value="10.428" calcext:value-type="float">
            <text:p>10.428</text:p>
          </table:table-cell>
          <table:table-cell office:value-type="float" office:value="9.506842" calcext:value-type="float">
            <text:p>9.506842</text:p>
          </table:table-cell>
          <table:table-cell office:value-type="float" office:value="14.74962" calcext:value-type="float">
            <text:p>14.74962</text:p>
          </table:table-cell>
          <table:table-cell office:value-type="float" office:value="4.156021" calcext:value-type="float">
            <text:p>4.156021</text:p>
          </table:table-cell>
          <table:table-cell office:value-type="float" office:value="3.374482" calcext:value-type="float">
            <text:p>3.374482</text:p>
          </table:table-cell>
          <table:table-cell office:value-type="float" office:value="1.801224" calcext:value-type="float">
            <text:p>1.801224</text:p>
          </table:table-cell>
          <table:table-cell office:value-type="float" office:value="1.588958" calcext:value-type="float">
            <text:p>1.588958</text:p>
          </table:table-cell>
          <table:table-cell office:value-type="float" office:value="3.65905" calcext:value-type="float">
            <text:p>3.65905</text:p>
          </table:table-cell>
          <table:table-cell office:value-type="float" office:value="5.632105" calcext:value-type="float">
            <text:p>5.632105</text:p>
          </table:table-cell>
          <table:table-cell office:value-type="float" office:value="5.724412" calcext:value-type="float">
            <text:p>5.724412</text:p>
          </table:table-cell>
          <table:table-cell office:value-type="float" office:value="6.019736" calcext:value-type="float">
            <text:p>6.019736</text:p>
          </table:table-cell>
          <table:table-cell office:value-type="float" office:value="6.071424" calcext:value-type="float">
            <text:p>6.071424</text:p>
          </table:table-cell>
          <table:table-cell office:value-type="float" office:value="6.446086" calcext:value-type="float">
            <text:p>6.446086</text:p>
          </table:table-cell>
          <table:table-cell office:value-type="float" office:value="6.879142" calcext:value-type="float">
            <text:p>6.879142</text:p>
          </table:table-cell>
          <table:table-cell office:value-type="float" office:value="0" calcext:value-type="float">
            <text:p>0</text:p>
          </table:table-cell>
          <table:table-cell office:value-type="float" office:value="0.005170227" calcext:value-type="float">
            <text:p>0.005170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4633" calcext:value-type="float">
            <text:p>1.0346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1.302312" calcext:value-type="float">
            <text:p>1.302312</text:p>
          </table:table-cell>
          <table:table-cell office:value-type="float" office:value="136.7292" calcext:value-type="float">
            <text:p>136.7292</text:p>
          </table:table-cell>
          <table:table-cell office:value-type="float" office:value="0" calcext:value-type="float">
            <text:p>0</text:p>
          </table:table-cell>
          <table:table-cell office:value-type="float" office:value="-1.094213" calcext:value-type="float">
            <text:p>-1.094213</text:p>
          </table:table-cell>
          <table:table-cell office:value-type="float" office:value="22.80015" calcext:value-type="float">
            <text:p>22.80015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3218095" calcext:value-type="float">
            <text:p>3.218095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40287" calcext:value-type="float">
            <text:p>2.40287E-05</text:p>
          </table:table-cell>
          <table:table-cell office:value-type="float" office:value="1180.644" calcext:value-type="float">
            <text:p>1180.644</text:p>
          </table:table-cell>
          <table:table-cell office:value-type="float" office:value="1.425885" calcext:value-type="float">
            <text:p>1.425885</text:p>
          </table:table-cell>
          <table:table-cell office:value-type="float" office:value="0" calcext:value-type="float">
            <text:p>0</text:p>
          </table:table-cell>
          <table:table-cell office:value-type="float" office:value="0.02146877" calcext:value-type="float">
            <text:p>0.02146877</text:p>
          </table:table-cell>
          <table:table-cell office:value-type="float" office:value="0.01584911" calcext:value-type="float">
            <text:p>0.01584911</text:p>
          </table:table-cell>
          <table:table-cell office:value-type="float" office:value="0.01604881" calcext:value-type="float">
            <text:p>0.01604881</text:p>
          </table:table-cell>
          <table:table-cell office:value-type="float" office:value="0.01088201" calcext:value-type="float">
            <text:p>0.01088201</text:p>
          </table:table-cell>
          <table:table-cell office:value-type="float" office:value="0.01063033" calcext:value-type="float">
            <text:p>0.01063033</text:p>
          </table:table-cell>
          <table:table-cell office:value-type="float" office:value="0.005370633" calcext:value-type="float">
            <text:p>0.005370633</text:p>
          </table:table-cell>
          <table:table-cell office:value-type="float" office:value="0.004408191" calcext:value-type="float">
            <text:p>0.004408191</text:p>
          </table:table-cell>
          <table:table-cell office:value-type="float" office:value="0.01995288" calcext:value-type="float">
            <text:p>0.01995288</text:p>
          </table:table-cell>
          <table:table-cell office:value-type="float" office:value="0.05690093" calcext:value-type="float">
            <text:p>0.05690093</text:p>
          </table:table-cell>
          <table:table-cell office:value-type="float" office:value="0.06174338" calcext:value-type="float">
            <text:p>0.06174338</text:p>
          </table:table-cell>
          <table:table-cell office:value-type="float" office:value="0.1051413" calcext:value-type="float">
            <text:p>0.1051413</text:p>
          </table:table-cell>
          <table:table-cell office:value-type="float" office:value="0.1050058" calcext:value-type="float">
            <text:p>0.1050058</text:p>
          </table:table-cell>
          <table:table-cell office:value-type="float" office:value="0.1278731" calcext:value-type="float">
            <text:p>0.1278731</text:p>
          </table:table-cell>
          <table:table-cell office:value-type="float" office:value="0.1323797" calcext:value-type="float">
            <text:p>0.1323797</text:p>
          </table:table-cell>
          <table:table-cell office:value-type="float" office:value="0" calcext:value-type="float">
            <text:p>0</text:p>
          </table:table-cell>
          <table:table-cell office:value-type="float" office:value="10.41153" calcext:value-type="float">
            <text:p>10.41153</text:p>
          </table:table-cell>
          <table:table-cell office:value-type="float" office:value="9.489065" calcext:value-type="float">
            <text:p>9.489065</text:p>
          </table:table-cell>
          <table:table-cell office:value-type="float" office:value="14.72574" calcext:value-type="float">
            <text:p>14.72574</text:p>
          </table:table-cell>
          <table:table-cell office:value-type="float" office:value="4.151039" calcext:value-type="float">
            <text:p>4.151039</text:p>
          </table:table-cell>
          <table:table-cell office:value-type="float" office:value="3.370781" calcext:value-type="float">
            <text:p>3.370781</text:p>
          </table:table-cell>
          <table:table-cell office:value-type="float" office:value="1.799364" calcext:value-type="float">
            <text:p>1.799364</text:p>
          </table:table-cell>
          <table:table-cell office:value-type="float" office:value="1.58694" calcext:value-type="float">
            <text:p>1.58694</text:p>
          </table:table-cell>
          <table:table-cell office:value-type="float" office:value="3.653811" calcext:value-type="float">
            <text:p>3.653811</text:p>
          </table:table-cell>
          <table:table-cell office:value-type="float" office:value="5.626906" calcext:value-type="float">
            <text:p>5.626906</text:p>
          </table:table-cell>
          <table:table-cell office:value-type="float" office:value="5.720232" calcext:value-type="float">
            <text:p>5.720232</text:p>
          </table:table-cell>
          <table:table-cell office:value-type="float" office:value="6.023716" calcext:value-type="float">
            <text:p>6.023716</text:p>
          </table:table-cell>
          <table:table-cell office:value-type="float" office:value="6.075178" calcext:value-type="float">
            <text:p>6.075178</text:p>
          </table:table-cell>
          <table:table-cell office:value-type="float" office:value="6.454304" calcext:value-type="float">
            <text:p>6.454304</text:p>
          </table:table-cell>
          <table:table-cell office:value-type="float" office:value="6.8877" calcext:value-type="float">
            <text:p>6.8877</text:p>
          </table:table-cell>
          <table:table-cell office:value-type="float" office:value="0" calcext:value-type="float">
            <text:p>0</text:p>
          </table:table-cell>
          <table:table-cell office:value-type="float" office:value="0.06890468" calcext:value-type="float">
            <text:p>0.06890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4637" calcext:value-type="float">
            <text:p>1.0446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1.296145" calcext:value-type="float">
            <text:p>1.296145</text:p>
          </table:table-cell>
          <table:table-cell office:value-type="float" office:value="136.7221" calcext:value-type="float">
            <text:p>136.7221</text:p>
          </table:table-cell>
          <table:table-cell office:value-type="float" office:value="0" calcext:value-type="float">
            <text:p>0</text:p>
          </table:table-cell>
          <table:table-cell office:value-type="float" office:value="-1.137341" calcext:value-type="float">
            <text:p>-1.137341</text:p>
          </table:table-cell>
          <table:table-cell office:value-type="float" office:value="22.80287" calcext:value-type="float">
            <text:p>22.80287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3218095" calcext:value-type="float">
            <text:p>3.218095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40287" calcext:value-type="float">
            <text:p>2.40287E-05</text:p>
          </table:table-cell>
          <table:table-cell office:value-type="float" office:value="1180.608" calcext:value-type="float">
            <text:p>1180.608</text:p>
          </table:table-cell>
          <table:table-cell office:value-type="float" office:value="1.41323" calcext:value-type="float">
            <text:p>1.41323</text:p>
          </table:table-cell>
          <table:table-cell office:value-type="float" office:value="0" calcext:value-type="float">
            <text:p>0</text:p>
          </table:table-cell>
          <table:table-cell office:value-type="float" office:value="0.1200252" calcext:value-type="float">
            <text:p>0.1200252</text:p>
          </table:table-cell>
          <table:table-cell office:value-type="float" office:value="0.02220134" calcext:value-type="float">
            <text:p>0.02220134</text:p>
          </table:table-cell>
          <table:table-cell office:value-type="float" office:value="0.01676072" calcext:value-type="float">
            <text:p>0.01676072</text:p>
          </table:table-cell>
          <table:table-cell office:value-type="float" office:value="0.01133095" calcext:value-type="float">
            <text:p>0.01133095</text:p>
          </table:table-cell>
          <table:table-cell office:value-type="float" office:value="0.01102349" calcext:value-type="float">
            <text:p>0.01102349</text:p>
          </table:table-cell>
          <table:table-cell office:value-type="float" office:value="0.005482888" calcext:value-type="float">
            <text:p>0.005482888</text:p>
          </table:table-cell>
          <table:table-cell office:value-type="float" office:value="0.004454489" calcext:value-type="float">
            <text:p>0.004454489</text:p>
          </table:table-cell>
          <table:table-cell office:value-type="float" office:value="0.01944594" calcext:value-type="float">
            <text:p>0.01944594</text:p>
          </table:table-cell>
          <table:table-cell office:value-type="float" office:value="0.05616304" calcext:value-type="float">
            <text:p>0.05616304</text:p>
          </table:table-cell>
          <table:table-cell office:value-type="float" office:value="0.05633633" calcext:value-type="float">
            <text:p>0.05633633</text:p>
          </table:table-cell>
          <table:table-cell office:value-type="float" office:value="0.1047098" calcext:value-type="float">
            <text:p>0.1047098</text:p>
          </table:table-cell>
          <table:table-cell office:value-type="float" office:value="0.1046201" calcext:value-type="float">
            <text:p>0.1046201</text:p>
          </table:table-cell>
          <table:table-cell office:value-type="float" office:value="0.1279611" calcext:value-type="float">
            <text:p>0.1279611</text:p>
          </table:table-cell>
          <table:table-cell office:value-type="float" office:value="0.1324715" calcext:value-type="float">
            <text:p>0.1324715</text:p>
          </table:table-cell>
          <table:table-cell office:value-type="float" office:value="0" calcext:value-type="float">
            <text:p>0</text:p>
          </table:table-cell>
          <table:table-cell office:value-type="float" office:value="10.40875" calcext:value-type="float">
            <text:p>10.40875</text:p>
          </table:table-cell>
          <table:table-cell office:value-type="float" office:value="9.475448" calcext:value-type="float">
            <text:p>9.475448</text:p>
          </table:table-cell>
          <table:table-cell office:value-type="float" office:value="14.70218" calcext:value-type="float">
            <text:p>14.70218</text:p>
          </table:table-cell>
          <table:table-cell office:value-type="float" office:value="4.146209" calcext:value-type="float">
            <text:p>4.146209</text:p>
          </table:table-cell>
          <table:table-cell office:value-type="float" office:value="3.367168" calcext:value-type="float">
            <text:p>3.367168</text:p>
          </table:table-cell>
          <table:table-cell office:value-type="float" office:value="1.797556" calcext:value-type="float">
            <text:p>1.797556</text:p>
          </table:table-cell>
          <table:table-cell office:value-type="float" office:value="1.584986" calcext:value-type="float">
            <text:p>1.584986</text:p>
          </table:table-cell>
          <table:table-cell office:value-type="float" office:value="3.648473" calcext:value-type="float">
            <text:p>3.648473</text:p>
          </table:table-cell>
          <table:table-cell office:value-type="float" office:value="5.621484" calcext:value-type="float">
            <text:p>5.621484</text:p>
          </table:table-cell>
          <table:table-cell office:value-type="float" office:value="5.714634" calcext:value-type="float">
            <text:p>5.714634</text:p>
          </table:table-cell>
          <table:table-cell office:value-type="float" office:value="6.027507" calcext:value-type="float">
            <text:p>6.027507</text:p>
          </table:table-cell>
          <table:table-cell office:value-type="float" office:value="6.078781" calcext:value-type="float">
            <text:p>6.078781</text:p>
          </table:table-cell>
          <table:table-cell office:value-type="float" office:value="6.462502" calcext:value-type="float">
            <text:p>6.462502</text:p>
          </table:table-cell>
          <table:table-cell office:value-type="float" office:value="6.896266" calcext:value-type="float">
            <text:p>6.896266</text:p>
          </table:table-cell>
          <table:table-cell office:value-type="float" office:value="0" calcext:value-type="float">
            <text:p>0</text:p>
          </table:table-cell>
          <table:table-cell office:value-type="float" office:value="4.42418" calcext:value-type="float">
            <text:p>4.4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8646" calcext:value-type="float">
            <text:p>1.05864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1.294276" calcext:value-type="float">
            <text:p>1.294276</text:p>
          </table:table-cell>
          <table:table-cell office:value-type="float" office:value="136.7158" calcext:value-type="float">
            <text:p>136.7158</text:p>
          </table:table-cell>
          <table:table-cell office:value-type="float" office:value="0" calcext:value-type="float">
            <text:p>0</text:p>
          </table:table-cell>
          <table:table-cell office:value-type="float" office:value="-1.181538" calcext:value-type="float">
            <text:p>-1.181538</text:p>
          </table:table-cell>
          <table:table-cell office:value-type="float" office:value="22.80504" calcext:value-type="float">
            <text:p>22.80504</text:p>
          </table:table-cell>
          <table:table-cell office:value-type="float" office:value="0.0002598167" calcext:value-type="float">
            <text:p>0.0002598167</text:p>
          </table:table-cell>
          <table:table-cell office:value-type="float" office:value="0.000003305431" calcext:value-type="float">
            <text:p>3.305431E-06</text:p>
          </table:table-cell>
          <table:table-cell office:value-type="float" office:value="0.0008991528" calcext:value-type="float">
            <text:p>0.0008991528</text:p>
          </table:table-cell>
          <table:table-cell office:value-type="float" office:value="0.00002416462" calcext:value-type="float">
            <text:p>2.416462E-05</text:p>
          </table:table-cell>
          <table:table-cell office:value-type="float" office:value="1180.573" calcext:value-type="float">
            <text:p>1180.573</text:p>
          </table:table-cell>
          <table:table-cell office:value-type="float" office:value="1.414223" calcext:value-type="float">
            <text:p>1.414223</text:p>
          </table:table-cell>
          <table:table-cell office:value-type="float" office:value="0" calcext:value-type="float">
            <text:p>0</text:p>
          </table:table-cell>
          <table:table-cell office:value-type="float" office:value="0.009852295" calcext:value-type="float">
            <text:p>0.009852295</text:p>
          </table:table-cell>
          <table:table-cell office:value-type="float" office:value="0.01605594" calcext:value-type="float">
            <text:p>0.01605594</text:p>
          </table:table-cell>
          <table:table-cell office:value-type="float" office:value="0.01559654" calcext:value-type="float">
            <text:p>0.01559654</text:p>
          </table:table-cell>
          <table:table-cell office:value-type="float" office:value="0.01056272" calcext:value-type="float">
            <text:p>0.01056272</text:p>
          </table:table-cell>
          <table:table-cell office:value-type="float" office:value="0.01037162" calcext:value-type="float">
            <text:p>0.01037162</text:p>
          </table:table-cell>
          <table:table-cell office:value-type="float" office:value="0.005450889" calcext:value-type="float">
            <text:p>0.005450889</text:p>
          </table:table-cell>
          <table:table-cell office:value-type="float" office:value="0.004469777" calcext:value-type="float">
            <text:p>0.004469777</text:p>
          </table:table-cell>
          <table:table-cell office:value-type="float" office:value="0.01906882" calcext:value-type="float">
            <text:p>0.01906882</text:p>
          </table:table-cell>
          <table:table-cell office:value-type="float" office:value="0.05610837" calcext:value-type="float">
            <text:p>0.05610837</text:p>
          </table:table-cell>
          <table:table-cell office:value-type="float" office:value="0.05294608" calcext:value-type="float">
            <text:p>0.05294608</text:p>
          </table:table-cell>
          <table:table-cell office:value-type="float" office:value="0.1047634" calcext:value-type="float">
            <text:p>0.1047634</text:p>
          </table:table-cell>
          <table:table-cell office:value-type="float" office:value="0.1046327" calcext:value-type="float">
            <text:p>0.1046327</text:p>
          </table:table-cell>
          <table:table-cell office:value-type="float" office:value="0.128049" calcext:value-type="float">
            <text:p>0.128049</text:p>
          </table:table-cell>
          <table:table-cell office:value-type="float" office:value="0.1325632" calcext:value-type="float">
            <text:p>0.1325632</text:p>
          </table:table-cell>
          <table:table-cell office:value-type="float" office:value="0" calcext:value-type="float">
            <text:p>0</text:p>
          </table:table-cell>
          <table:table-cell office:value-type="float" office:value="10.40397" calcext:value-type="float">
            <text:p>10.40397</text:p>
          </table:table-cell>
          <table:table-cell office:value-type="float" office:value="9.462451" calcext:value-type="float">
            <text:p>9.462451</text:p>
          </table:table-cell>
          <table:table-cell office:value-type="float" office:value="14.67879" calcext:value-type="float">
            <text:p>14.67879</text:p>
          </table:table-cell>
          <table:table-cell office:value-type="float" office:value="4.141398" calcext:value-type="float">
            <text:p>4.141398</text:p>
          </table:table-cell>
          <table:table-cell office:value-type="float" office:value="3.363576" calcext:value-type="float">
            <text:p>3.363576</text:p>
          </table:table-cell>
          <table:table-cell office:value-type="float" office:value="1.7958" calcext:value-type="float">
            <text:p>1.7958</text:p>
          </table:table-cell>
          <table:table-cell office:value-type="float" office:value="1.583097" calcext:value-type="float">
            <text:p>1.583097</text:p>
          </table:table-cell>
          <table:table-cell office:value-type="float" office:value="3.643105" calcext:value-type="float">
            <text:p>3.643105</text:p>
          </table:table-cell>
          <table:table-cell office:value-type="float" office:value="5.616059" calcext:value-type="float">
            <text:p>5.616059</text:p>
          </table:table-cell>
          <table:table-cell office:value-type="float" office:value="5.708142" calcext:value-type="float">
            <text:p>5.708142</text:p>
          </table:table-cell>
          <table:table-cell office:value-type="float" office:value="6.031263" calcext:value-type="float">
            <text:p>6.031263</text:p>
          </table:table-cell>
          <table:table-cell office:value-type="float" office:value="6.082344" calcext:value-type="float">
            <text:p>6.082344</text:p>
          </table:table-cell>
          <table:table-cell office:value-type="float" office:value="6.470682" calcext:value-type="float">
            <text:p>6.470682</text:p>
          </table:table-cell>
          <table:table-cell office:value-type="float" office:value="6.904819" calcext:value-type="float">
            <text:p>6.904819</text:p>
          </table:table-cell>
          <table:table-cell office:value-type="float" office:value="0" calcext:value-type="float">
            <text:p>0</text:p>
          </table:table-cell>
          <table:table-cell office:value-type="float" office:value="0.001296668" calcext:value-type="float">
            <text:p>0.00129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713" calcext:value-type="float">
            <text:p>1.0667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1.290586" calcext:value-type="float">
            <text:p>1.290586</text:p>
          </table:table-cell>
          <table:table-cell office:value-type="float" office:value="136.7107" calcext:value-type="float">
            <text:p>136.7107</text:p>
          </table:table-cell>
          <table:table-cell office:value-type="float" office:value="0" calcext:value-type="float">
            <text:p>0</text:p>
          </table:table-cell>
          <table:table-cell office:value-type="float" office:value="-1.225155" calcext:value-type="float">
            <text:p>-1.225155</text:p>
          </table:table-cell>
          <table:table-cell office:value-type="float" office:value="22.80581" calcext:value-type="float">
            <text:p>22.80581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536" calcext:value-type="float">
            <text:p>1180.536</text:p>
          </table:table-cell>
          <table:table-cell office:value-type="float" office:value="1.415191" calcext:value-type="float">
            <text:p>1.415191</text:p>
          </table:table-cell>
          <table:table-cell office:value-type="float" office:value="0" calcext:value-type="float">
            <text:p>0</text:p>
          </table:table-cell>
          <table:table-cell office:value-type="float" office:value="0.004699366" calcext:value-type="float">
            <text:p>0.004699366</text:p>
          </table:table-cell>
          <table:table-cell office:value-type="float" office:value="0.009156918" calcext:value-type="float">
            <text:p>0.009156918</text:p>
          </table:table-cell>
          <table:table-cell office:value-type="float" office:value="0.01254591" calcext:value-type="float">
            <text:p>0.01254591</text:p>
          </table:table-cell>
          <table:table-cell office:value-type="float" office:value="0.008017438" calcext:value-type="float">
            <text:p>0.008017438</text:p>
          </table:table-cell>
          <table:table-cell office:value-type="float" office:value="0.008581" calcext:value-type="float">
            <text:p>0.008581</text:p>
          </table:table-cell>
          <table:table-cell office:value-type="float" office:value="0.005133214" calcext:value-type="float">
            <text:p>0.005133214</text:p>
          </table:table-cell>
          <table:table-cell office:value-type="float" office:value="0.004191229" calcext:value-type="float">
            <text:p>0.004191229</text:p>
          </table:table-cell>
          <table:table-cell office:value-type="float" office:value="0.01840934" calcext:value-type="float">
            <text:p>0.01840934</text:p>
          </table:table-cell>
          <table:table-cell office:value-type="float" office:value="0.05458798" calcext:value-type="float">
            <text:p>0.05458798</text:p>
          </table:table-cell>
          <table:table-cell office:value-type="float" office:value="0.04973409" calcext:value-type="float">
            <text:p>0.04973409</text:p>
          </table:table-cell>
          <table:table-cell office:value-type="float" office:value="0.1030114" calcext:value-type="float">
            <text:p>0.1030114</text:p>
          </table:table-cell>
          <table:table-cell office:value-type="float" office:value="0.1067821" calcext:value-type="float">
            <text:p>0.1067821</text:p>
          </table:table-cell>
          <table:table-cell office:value-type="float" office:value="0.1281368" calcext:value-type="float">
            <text:p>0.1281368</text:p>
          </table:table-cell>
          <table:table-cell office:value-type="float" office:value="0.1326546" calcext:value-type="float">
            <text:p>0.1326546</text:p>
          </table:table-cell>
          <table:table-cell office:value-type="float" office:value="0" calcext:value-type="float">
            <text:p>0</text:p>
          </table:table-cell>
          <table:table-cell office:value-type="float" office:value="10.373" calcext:value-type="float">
            <text:p>10.373</text:p>
          </table:table-cell>
          <table:table-cell office:value-type="float" office:value="9.436104" calcext:value-type="float">
            <text:p>9.436104</text:p>
          </table:table-cell>
          <table:table-cell office:value-type="float" office:value="14.65333" calcext:value-type="float">
            <text:p>14.65333</text:p>
          </table:table-cell>
          <table:table-cell office:value-type="float" office:value="4.135825" calcext:value-type="float">
            <text:p>4.135825</text:p>
          </table:table-cell>
          <table:table-cell office:value-type="float" office:value="3.359637" calcext:value-type="float">
            <text:p>3.359637</text:p>
          </table:table-cell>
          <table:table-cell office:value-type="float" office:value="1.794038" calcext:value-type="float">
            <text:p>1.794038</text:p>
          </table:table-cell>
          <table:table-cell office:value-type="float" office:value="1.580988" calcext:value-type="float">
            <text:p>1.580988</text:p>
          </table:table-cell>
          <table:table-cell office:value-type="float" office:value="3.637669" calcext:value-type="float">
            <text:p>3.637669</text:p>
          </table:table-cell>
          <table:table-cell office:value-type="float" office:value="5.610529" calcext:value-type="float">
            <text:p>5.610529</text:p>
          </table:table-cell>
          <table:table-cell office:value-type="float" office:value="5.700993" calcext:value-type="float">
            <text:p>5.700993</text:p>
          </table:table-cell>
          <table:table-cell office:value-type="float" office:value="6.034962" calcext:value-type="float">
            <text:p>6.034962</text:p>
          </table:table-cell>
          <table:table-cell office:value-type="float" office:value="6.086081" calcext:value-type="float">
            <text:p>6.086081</text:p>
          </table:table-cell>
          <table:table-cell office:value-type="float" office:value="6.478861" calcext:value-type="float">
            <text:p>6.478861</text:p>
          </table:table-cell>
          <table:table-cell office:value-type="float" office:value="6.913291" calcext:value-type="float">
            <text:p>6.913291</text:p>
          </table:table-cell>
          <table:table-cell office:value-type="float" office:value="0" calcext:value-type="float">
            <text:p>0</text:p>
          </table:table-cell>
          <table:table-cell office:value-type="float" office:value="0.02931621" calcext:value-type="float">
            <text:p>0.02931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204" calcext:value-type="float">
            <text:p>1.0752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1.285088" calcext:value-type="float">
            <text:p>1.285088</text:p>
          </table:table-cell>
          <table:table-cell office:value-type="float" office:value="136.709" calcext:value-type="float">
            <text:p>136.709</text:p>
          </table:table-cell>
          <table:table-cell office:value-type="float" office:value="0" calcext:value-type="float">
            <text:p>0</text:p>
          </table:table-cell>
          <table:table-cell office:value-type="float" office:value="-1.271314" calcext:value-type="float">
            <text:p>-1.271314</text:p>
          </table:table-cell>
          <table:table-cell office:value-type="float" office:value="22.80458" calcext:value-type="float">
            <text:p>22.80458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5" calcext:value-type="float">
            <text:p>1180.5</text:p>
          </table:table-cell>
          <table:table-cell office:value-type="float" office:value="1.425065" calcext:value-type="float">
            <text:p>1.425065</text:p>
          </table:table-cell>
          <table:table-cell office:value-type="float" office:value="0" calcext:value-type="float">
            <text:p>0</text:p>
          </table:table-cell>
          <table:table-cell office:value-type="float" office:value="0.004215228" calcext:value-type="float">
            <text:p>0.004215228</text:p>
          </table:table-cell>
          <table:table-cell office:value-type="float" office:value="0.008957206" calcext:value-type="float">
            <text:p>0.008957206</text:p>
          </table:table-cell>
          <table:table-cell office:value-type="float" office:value="0.01269516" calcext:value-type="float">
            <text:p>0.01269516</text:p>
          </table:table-cell>
          <table:table-cell office:value-type="float" office:value="0.007973946" calcext:value-type="float">
            <text:p>0.007973946</text:p>
          </table:table-cell>
          <table:table-cell office:value-type="float" office:value="0.008063501" calcext:value-type="float">
            <text:p>0.008063501</text:p>
          </table:table-cell>
          <table:table-cell office:value-type="float" office:value="0.004971628" calcext:value-type="float">
            <text:p>0.004971628</text:p>
          </table:table-cell>
          <table:table-cell office:value-type="float" office:value="0.00417143" calcext:value-type="float">
            <text:p>0.00417143</text:p>
          </table:table-cell>
          <table:table-cell office:value-type="float" office:value="0.01760703" calcext:value-type="float">
            <text:p>0.01760703</text:p>
          </table:table-cell>
          <table:table-cell office:value-type="float" office:value="0.05180126" calcext:value-type="float">
            <text:p>0.05180126</text:p>
          </table:table-cell>
          <table:table-cell office:value-type="float" office:value="0.04673463" calcext:value-type="float">
            <text:p>0.04673463</text:p>
          </table:table-cell>
          <table:table-cell office:value-type="float" office:value="0.0925222" calcext:value-type="float">
            <text:p>0.0925222</text:p>
          </table:table-cell>
          <table:table-cell office:value-type="float" office:value="0.1090516" calcext:value-type="float">
            <text:p>0.1090516</text:p>
          </table:table-cell>
          <table:table-cell office:value-type="float" office:value="0.1282248" calcext:value-type="float">
            <text:p>0.1282248</text:p>
          </table:table-cell>
          <table:table-cell office:value-type="float" office:value="0.1327458" calcext:value-type="float">
            <text:p>0.1327458</text:p>
          </table:table-cell>
          <table:table-cell office:value-type="float" office:value="0" calcext:value-type="float">
            <text:p>0</text:p>
          </table:table-cell>
          <table:table-cell office:value-type="float" office:value="10.33037" calcext:value-type="float">
            <text:p>10.33037</text:p>
          </table:table-cell>
          <table:table-cell office:value-type="float" office:value="9.395659" calcext:value-type="float">
            <text:p>9.395659</text:p>
          </table:table-cell>
          <table:table-cell office:value-type="float" office:value="14.62401" calcext:value-type="float">
            <text:p>14.62401</text:p>
          </table:table-cell>
          <table:table-cell office:value-type="float" office:value="4.129432" calcext:value-type="float">
            <text:p>4.129432</text:p>
          </table:table-cell>
          <table:table-cell office:value-type="float" office:value="3.355185" calcext:value-type="float">
            <text:p>3.355185</text:p>
          </table:table-cell>
          <table:table-cell office:value-type="float" office:value="1.79222" calcext:value-type="float">
            <text:p>1.79222</text:p>
          </table:table-cell>
          <table:table-cell office:value-type="float" office:value="1.578638" calcext:value-type="float">
            <text:p>1.578638</text:p>
          </table:table-cell>
          <table:table-cell office:value-type="float" office:value="3.632035" calcext:value-type="float">
            <text:p>3.632035</text:p>
          </table:table-cell>
          <table:table-cell office:value-type="float" office:value="5.604556" calcext:value-type="float">
            <text:p>5.604556</text:p>
          </table:table-cell>
          <table:table-cell office:value-type="float" office:value="5.693216" calcext:value-type="float">
            <text:p>5.693216</text:p>
          </table:table-cell>
          <table:table-cell office:value-type="float" office:value="6.03678" calcext:value-type="float">
            <text:p>6.03678</text:p>
          </table:table-cell>
          <table:table-cell office:value-type="float" office:value="6.090483" calcext:value-type="float">
            <text:p>6.090483</text:p>
          </table:table-cell>
          <table:table-cell office:value-type="float" office:value="6.487026" calcext:value-type="float">
            <text:p>6.487026</text:p>
          </table:table-cell>
          <table:table-cell office:value-type="float" office:value="6.921747" calcext:value-type="float">
            <text:p>6.921747</text:p>
          </table:table-cell>
          <table:table-cell office:value-type="float" office:value="0" calcext:value-type="float">
            <text:p>0</text:p>
          </table:table-cell>
          <table:table-cell office:value-type="float" office:value="0.01003306" calcext:value-type="float">
            <text:p>0.01003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2715" calcext:value-type="float">
            <text:p>1.0827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1.278161" calcext:value-type="float">
            <text:p>1.278161</text:p>
          </table:table-cell>
          <table:table-cell office:value-type="float" office:value="136.7086" calcext:value-type="float">
            <text:p>136.7086</text:p>
          </table:table-cell>
          <table:table-cell office:value-type="float" office:value="0" calcext:value-type="float">
            <text:p>0</text:p>
          </table:table-cell>
          <table:table-cell office:value-type="float" office:value="-1.319039" calcext:value-type="float">
            <text:p>-1.319039</text:p>
          </table:table-cell>
          <table:table-cell office:value-type="float" office:value="22.80236" calcext:value-type="float">
            <text:p>22.80236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461" calcext:value-type="float">
            <text:p>1180.461</text:p>
          </table:table-cell>
          <table:table-cell office:value-type="float" office:value="1.438462" calcext:value-type="float">
            <text:p>1.438462</text:p>
          </table:table-cell>
          <table:table-cell office:value-type="float" office:value="0" calcext:value-type="float">
            <text:p>0</text:p>
          </table:table-cell>
          <table:table-cell office:value-type="float" office:value="0.003623032" calcext:value-type="float">
            <text:p>0.003623032</text:p>
          </table:table-cell>
          <table:table-cell office:value-type="float" office:value="0.00938272" calcext:value-type="float">
            <text:p>0.00938272</text:p>
          </table:table-cell>
          <table:table-cell office:value-type="float" office:value="0.01289067" calcext:value-type="float">
            <text:p>0.01289067</text:p>
          </table:table-cell>
          <table:table-cell office:value-type="float" office:value="0.008069023" calcext:value-type="float">
            <text:p>0.008069023</text:p>
          </table:table-cell>
          <table:table-cell office:value-type="float" office:value="0.007976088" calcext:value-type="float">
            <text:p>0.007976088</text:p>
          </table:table-cell>
          <table:table-cell office:value-type="float" office:value="0.004961115" calcext:value-type="float">
            <text:p>0.004961115</text:p>
          </table:table-cell>
          <table:table-cell office:value-type="float" office:value="0.00418619" calcext:value-type="float">
            <text:p>0.00418619</text:p>
          </table:table-cell>
          <table:table-cell office:value-type="float" office:value="0.01668413" calcext:value-type="float">
            <text:p>0.01668413</text:p>
          </table:table-cell>
          <table:table-cell office:value-type="float" office:value="0.04865196" calcext:value-type="float">
            <text:p>0.04865196</text:p>
          </table:table-cell>
          <table:table-cell office:value-type="float" office:value="0.04330256" calcext:value-type="float">
            <text:p>0.04330256</text:p>
          </table:table-cell>
          <table:table-cell office:value-type="float" office:value="0.0860849" calcext:value-type="float">
            <text:p>0.0860849</text:p>
          </table:table-cell>
          <table:table-cell office:value-type="float" office:value="0.109391" calcext:value-type="float">
            <text:p>0.109391</text:p>
          </table:table-cell>
          <table:table-cell office:value-type="float" office:value="0.1283125" calcext:value-type="float">
            <text:p>0.1283125</text:p>
          </table:table-cell>
          <table:table-cell office:value-type="float" office:value="0.1328367" calcext:value-type="float">
            <text:p>0.1328367</text:p>
          </table:table-cell>
          <table:table-cell office:value-type="float" office:value="0" calcext:value-type="float">
            <text:p>0</text:p>
          </table:table-cell>
          <table:table-cell office:value-type="float" office:value="10.29512" calcext:value-type="float">
            <text:p>10.29512</text:p>
          </table:table-cell>
          <table:table-cell office:value-type="float" office:value="9.362554" calcext:value-type="float">
            <text:p>9.362554</text:p>
          </table:table-cell>
          <table:table-cell office:value-type="float" office:value="14.59541" calcext:value-type="float">
            <text:p>14.59541</text:p>
          </table:table-cell>
          <table:table-cell office:value-type="float" office:value="4.123152" calcext:value-type="float">
            <text:p>4.123152</text:p>
          </table:table-cell>
          <table:table-cell office:value-type="float" office:value="3.350608" calcext:value-type="float">
            <text:p>3.350608</text:p>
          </table:table-cell>
          <table:table-cell office:value-type="float" office:value="1.790404" calcext:value-type="float">
            <text:p>1.790404</text:p>
          </table:table-cell>
          <table:table-cell office:value-type="float" office:value="1.576398" calcext:value-type="float">
            <text:p>1.576398</text:p>
          </table:table-cell>
          <table:table-cell office:value-type="float" office:value="3.626178" calcext:value-type="float">
            <text:p>3.626178</text:p>
          </table:table-cell>
          <table:table-cell office:value-type="float" office:value="5.597944" calcext:value-type="float">
            <text:p>5.597944</text:p>
          </table:table-cell>
          <table:table-cell office:value-type="float" office:value="5.684717" calcext:value-type="float">
            <text:p>5.684717</text:p>
          </table:table-cell>
          <table:table-cell office:value-type="float" office:value="6.036738" calcext:value-type="float">
            <text:p>6.036738</text:p>
          </table:table-cell>
          <table:table-cell office:value-type="float" office:value="6.095132" calcext:value-type="float">
            <text:p>6.095132</text:p>
          </table:table-cell>
          <table:table-cell office:value-type="float" office:value="6.495167" calcext:value-type="float">
            <text:p>6.495167</text:p>
          </table:table-cell>
          <table:table-cell office:value-type="float" office:value="6.930202" calcext:value-type="float">
            <text:p>6.930202</text:p>
          </table:table-cell>
          <table:table-cell office:value-type="float" office:value="0" calcext:value-type="float">
            <text:p>0</text:p>
          </table:table-cell>
          <table:table-cell office:value-type="float" office:value="0.009136655" calcext:value-type="float">
            <text:p>0.009136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0123" calcext:value-type="float">
            <text:p>1.0901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1.270175" calcext:value-type="float">
            <text:p>1.270175</text:p>
          </table:table-cell>
          <table:table-cell office:value-type="float" office:value="136.7092" calcext:value-type="float">
            <text:p>136.7092</text:p>
          </table:table-cell>
          <table:table-cell office:value-type="float" office:value="0" calcext:value-type="float">
            <text:p>0</text:p>
          </table:table-cell>
          <table:table-cell office:value-type="float" office:value="-1.366865" calcext:value-type="float">
            <text:p>-1.366865</text:p>
          </table:table-cell>
          <table:table-cell office:value-type="float" office:value="22.79952" calcext:value-type="float">
            <text:p>22.79952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422" calcext:value-type="float">
            <text:p>1180.422</text:p>
          </table:table-cell>
          <table:table-cell office:value-type="float" office:value="1.450753" calcext:value-type="float">
            <text:p>1.450753</text:p>
          </table:table-cell>
          <table:table-cell office:value-type="float" office:value="0" calcext:value-type="float">
            <text:p>0</text:p>
          </table:table-cell>
          <table:table-cell office:value-type="float" office:value="0.003883025" calcext:value-type="float">
            <text:p>0.003883025</text:p>
          </table:table-cell>
          <table:table-cell office:value-type="float" office:value="0.01070996" calcext:value-type="float">
            <text:p>0.01070996</text:p>
          </table:table-cell>
          <table:table-cell office:value-type="float" office:value="0.01332302" calcext:value-type="float">
            <text:p>0.01332302</text:p>
          </table:table-cell>
          <table:table-cell office:value-type="float" office:value="0.008332396" calcext:value-type="float">
            <text:p>0.008332396</text:p>
          </table:table-cell>
          <table:table-cell office:value-type="float" office:value="0.008133056" calcext:value-type="float">
            <text:p>0.008133056</text:p>
          </table:table-cell>
          <table:table-cell office:value-type="float" office:value="0.004996656" calcext:value-type="float">
            <text:p>0.004996656</text:p>
          </table:table-cell>
          <table:table-cell office:value-type="float" office:value="0.004207016" calcext:value-type="float">
            <text:p>0.004207016</text:p>
          </table:table-cell>
          <table:table-cell office:value-type="float" office:value="0.01588744" calcext:value-type="float">
            <text:p>0.01588744</text:p>
          </table:table-cell>
          <table:table-cell office:value-type="float" office:value="0.04654679" calcext:value-type="float">
            <text:p>0.04654679</text:p>
          </table:table-cell>
          <table:table-cell office:value-type="float" office:value="0.05115759" calcext:value-type="float">
            <text:p>0.05115759</text:p>
          </table:table-cell>
          <table:table-cell office:value-type="float" office:value="0.07408836" calcext:value-type="float">
            <text:p>0.07408836</text:p>
          </table:table-cell>
          <table:table-cell office:value-type="float" office:value="0.1091613" calcext:value-type="float">
            <text:p>0.1091613</text:p>
          </table:table-cell>
          <table:table-cell office:value-type="float" office:value="0.1284003" calcext:value-type="float">
            <text:p>0.1284003</text:p>
          </table:table-cell>
          <table:table-cell office:value-type="float" office:value="0.1329277" calcext:value-type="float">
            <text:p>0.1329277</text:p>
          </table:table-cell>
          <table:table-cell office:value-type="float" office:value="0" calcext:value-type="float">
            <text:p>0</text:p>
          </table:table-cell>
          <table:table-cell office:value-type="float" office:value="10.26761" calcext:value-type="float">
            <text:p>10.26761</text:p>
          </table:table-cell>
          <table:table-cell office:value-type="float" office:value="9.336843" calcext:value-type="float">
            <text:p>9.336843</text:p>
          </table:table-cell>
          <table:table-cell office:value-type="float" office:value="14.56773" calcext:value-type="float">
            <text:p>14.56773</text:p>
          </table:table-cell>
          <table:table-cell office:value-type="float" office:value="4.117042" calcext:value-type="float">
            <text:p>4.117042</text:p>
          </table:table-cell>
          <table:table-cell office:value-type="float" office:value="3.345999" calcext:value-type="float">
            <text:p>3.345999</text:p>
          </table:table-cell>
          <table:table-cell office:value-type="float" office:value="1.7886" calcext:value-type="float">
            <text:p>1.7886</text:p>
          </table:table-cell>
          <table:table-cell office:value-type="float" office:value="1.574245" calcext:value-type="float">
            <text:p>1.574245</text:p>
          </table:table-cell>
          <table:table-cell office:value-type="float" office:value="3.620137" calcext:value-type="float">
            <text:p>3.620137</text:p>
          </table:table-cell>
          <table:table-cell office:value-type="float" office:value="5.590824" calcext:value-type="float">
            <text:p>5.590824</text:p>
          </table:table-cell>
          <table:table-cell office:value-type="float" office:value="5.676345" calcext:value-type="float">
            <text:p>5.676345</text:p>
          </table:table-cell>
          <table:table-cell office:value-type="float" office:value="6.034642" calcext:value-type="float">
            <text:p>6.034642</text:p>
          </table:table-cell>
          <table:table-cell office:value-type="float" office:value="6.099742" calcext:value-type="float">
            <text:p>6.099742</text:p>
          </table:table-cell>
          <table:table-cell office:value-type="float" office:value="6.503307" calcext:value-type="float">
            <text:p>6.503307</text:p>
          </table:table-cell>
          <table:table-cell office:value-type="float" office:value="6.938651" calcext:value-type="float">
            <text:p>6.938651</text:p>
          </table:table-cell>
          <table:table-cell office:value-type="float" office:value="0" calcext:value-type="float">
            <text:p>0</text:p>
          </table:table-cell>
          <table:table-cell office:value-type="float" office:value="0.00553104" calcext:value-type="float">
            <text:p>0.00553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773" calcext:value-type="float">
            <text:p>1.097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1.265182" calcext:value-type="float">
            <text:p>1.265182</text:p>
          </table:table-cell>
          <table:table-cell office:value-type="float" office:value="136.7066" calcext:value-type="float">
            <text:p>136.7066</text:p>
          </table:table-cell>
          <table:table-cell office:value-type="float" office:value="0" calcext:value-type="float">
            <text:p>0</text:p>
          </table:table-cell>
          <table:table-cell office:value-type="float" office:value="-1.41512" calcext:value-type="float">
            <text:p>-1.41512</text:p>
          </table:table-cell>
          <table:table-cell office:value-type="float" office:value="22.7969" calcext:value-type="float">
            <text:p>22.7969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383" calcext:value-type="float">
            <text:p>1180.383</text:p>
          </table:table-cell>
          <table:table-cell office:value-type="float" office:value="1.45348" calcext:value-type="float">
            <text:p>1.45348</text:p>
          </table:table-cell>
          <table:table-cell office:value-type="float" office:value="0" calcext:value-type="float">
            <text:p>0</text:p>
          </table:table-cell>
          <table:table-cell office:value-type="float" office:value="0.0050039" calcext:value-type="float">
            <text:p>0.0050039</text:p>
          </table:table-cell>
          <table:table-cell office:value-type="float" office:value="0.01258641" calcext:value-type="float">
            <text:p>0.01258641</text:p>
          </table:table-cell>
          <table:table-cell office:value-type="float" office:value="0.01355063" calcext:value-type="float">
            <text:p>0.01355063</text:p>
          </table:table-cell>
          <table:table-cell office:value-type="float" office:value="0.008455471" calcext:value-type="float">
            <text:p>0.008455471</text:p>
          </table:table-cell>
          <table:table-cell office:value-type="float" office:value="0.008248542" calcext:value-type="float">
            <text:p>0.008248542</text:p>
          </table:table-cell>
          <table:table-cell office:value-type="float" office:value="0.005018821" calcext:value-type="float">
            <text:p>0.005018821</text:p>
          </table:table-cell>
          <table:table-cell office:value-type="float" office:value="0.004234179" calcext:value-type="float">
            <text:p>0.004234179</text:p>
          </table:table-cell>
          <table:table-cell office:value-type="float" office:value="0.01520268" calcext:value-type="float">
            <text:p>0.01520268</text:p>
          </table:table-cell>
          <table:table-cell office:value-type="float" office:value="0.04523637" calcext:value-type="float">
            <text:p>0.04523637</text:p>
          </table:table-cell>
          <table:table-cell office:value-type="float" office:value="0.05885193" calcext:value-type="float">
            <text:p>0.05885193</text:p>
          </table:table-cell>
          <table:table-cell office:value-type="float" office:value="0.05786216" calcext:value-type="float">
            <text:p>0.05786216</text:p>
          </table:table-cell>
          <table:table-cell office:value-type="float" office:value="0.1090399" calcext:value-type="float">
            <text:p>0.1090399</text:p>
          </table:table-cell>
          <table:table-cell office:value-type="float" office:value="0.1284881" calcext:value-type="float">
            <text:p>0.1284881</text:p>
          </table:table-cell>
          <table:table-cell office:value-type="float" office:value="0.1330186" calcext:value-type="float">
            <text:p>0.1330186</text:p>
          </table:table-cell>
          <table:table-cell office:value-type="float" office:value="0" calcext:value-type="float">
            <text:p>0</text:p>
          </table:table-cell>
          <table:table-cell office:value-type="float" office:value="10.24897" calcext:value-type="float">
            <text:p>10.24897</text:p>
          </table:table-cell>
          <table:table-cell office:value-type="float" office:value="9.317879" calcext:value-type="float">
            <text:p>9.317879</text:p>
          </table:table-cell>
          <table:table-cell office:value-type="float" office:value="14.54129" calcext:value-type="float">
            <text:p>14.54129</text:p>
          </table:table-cell>
          <table:table-cell office:value-type="float" office:value="4.111124" calcext:value-type="float">
            <text:p>4.111124</text:p>
          </table:table-cell>
          <table:table-cell office:value-type="float" office:value="3.341541" calcext:value-type="float">
            <text:p>3.341541</text:p>
          </table:table-cell>
          <table:table-cell office:value-type="float" office:value="1.786826" calcext:value-type="float">
            <text:p>1.786826</text:p>
          </table:table-cell>
          <table:table-cell office:value-type="float" office:value="1.572171" calcext:value-type="float">
            <text:p>1.572171</text:p>
          </table:table-cell>
          <table:table-cell office:value-type="float" office:value="3.613969" calcext:value-type="float">
            <text:p>3.613969</text:p>
          </table:table-cell>
          <table:table-cell office:value-type="float" office:value="5.583403" calcext:value-type="float">
            <text:p>5.583403</text:p>
          </table:table-cell>
          <table:table-cell office:value-type="float" office:value="5.670373" calcext:value-type="float">
            <text:p>5.670373</text:p>
          </table:table-cell>
          <table:table-cell office:value-type="float" office:value="6.028976" calcext:value-type="float">
            <text:p>6.028976</text:p>
          </table:table-cell>
          <table:table-cell office:value-type="float" office:value="6.104284" calcext:value-type="float">
            <text:p>6.104284</text:p>
          </table:table-cell>
          <table:table-cell office:value-type="float" office:value="6.511437" calcext:value-type="float">
            <text:p>6.511437</text:p>
          </table:table-cell>
          <table:table-cell office:value-type="float" office:value="6.94711" calcext:value-type="float">
            <text:p>6.94711</text:p>
          </table:table-cell>
          <table:table-cell office:value-type="float" office:value="0" calcext:value-type="float">
            <text:p>0</text:p>
          </table:table-cell>
          <table:table-cell office:value-type="float" office:value="0.001465905" calcext:value-type="float">
            <text:p>0.001465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5576" calcext:value-type="float">
            <text:p>1.1055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1.254842" calcext:value-type="float">
            <text:p>1.254842</text:p>
          </table:table-cell>
          <table:table-cell office:value-type="float" office:value="136.7025" calcext:value-type="float">
            <text:p>136.7025</text:p>
          </table:table-cell>
          <table:table-cell office:value-type="float" office:value="0" calcext:value-type="float">
            <text:p>0</text:p>
          </table:table-cell>
          <table:table-cell office:value-type="float" office:value="-1.465151" calcext:value-type="float">
            <text:p>-1.465151</text:p>
          </table:table-cell>
          <table:table-cell office:value-type="float" office:value="22.79375" calcext:value-type="float">
            <text:p>22.79375</text:p>
          </table:table-cell>
          <table:table-cell office:value-type="float" office:value="0.0006073866" calcext:value-type="float">
            <text:p>0.0006073866</text:p>
          </table:table-cell>
          <table:table-cell office:value-type="float" office:value="0.000005156109" calcext:value-type="float">
            <text:p>5.156109E-06</text:p>
          </table:table-cell>
          <table:table-cell office:value-type="float" office:value="0.0009024738" calcext:value-type="float">
            <text:p>0.0009024738</text:p>
          </table:table-cell>
          <table:table-cell office:value-type="float" office:value="0.00002433736" calcext:value-type="float">
            <text:p>2.433736E-05</text:p>
          </table:table-cell>
          <table:table-cell office:value-type="float" office:value="1180.344" calcext:value-type="float">
            <text:p>1180.344</text:p>
          </table:table-cell>
          <table:table-cell office:value-type="float" office:value="1.435128" calcext:value-type="float">
            <text:p>1.435128</text:p>
          </table:table-cell>
          <table:table-cell office:value-type="float" office:value="0" calcext:value-type="float">
            <text:p>0</text:p>
          </table:table-cell>
          <table:table-cell office:value-type="float" office:value="0.06550345" calcext:value-type="float">
            <text:p>0.06550345</text:p>
          </table:table-cell>
          <table:table-cell office:value-type="float" office:value="0.01656346" calcext:value-type="float">
            <text:p>0.01656346</text:p>
          </table:table-cell>
          <table:table-cell office:value-type="float" office:value="0.01414504" calcext:value-type="float">
            <text:p>0.01414504</text:p>
          </table:table-cell>
          <table:table-cell office:value-type="float" office:value="0.008902879" calcext:value-type="float">
            <text:p>0.008902879</text:p>
          </table:table-cell>
          <table:table-cell office:value-type="float" office:value="0.008693885" calcext:value-type="float">
            <text:p>0.008693885</text:p>
          </table:table-cell>
          <table:table-cell office:value-type="float" office:value="0.005096761" calcext:value-type="float">
            <text:p>0.005096761</text:p>
          </table:table-cell>
          <table:table-cell office:value-type="float" office:value="0.004274531" calcext:value-type="float">
            <text:p>0.004274531</text:p>
          </table:table-cell>
          <table:table-cell office:value-type="float" office:value="0.01463907" calcext:value-type="float">
            <text:p>0.01463907</text:p>
          </table:table-cell>
          <table:table-cell office:value-type="float" office:value="0.04434113" calcext:value-type="float">
            <text:p>0.04434113</text:p>
          </table:table-cell>
          <table:table-cell office:value-type="float" office:value="0.06062496" calcext:value-type="float">
            <text:p>0.06062496</text:p>
          </table:table-cell>
          <table:table-cell office:value-type="float" office:value="0.04682574" calcext:value-type="float">
            <text:p>0.04682574</text:p>
          </table:table-cell>
          <table:table-cell office:value-type="float" office:value="0.1090921" calcext:value-type="float">
            <text:p>0.1090921</text:p>
          </table:table-cell>
          <table:table-cell office:value-type="float" office:value="0.1285751" calcext:value-type="float">
            <text:p>0.1285751</text:p>
          </table:table-cell>
          <table:table-cell office:value-type="float" office:value="0.1331095" calcext:value-type="float">
            <text:p>0.1331095</text:p>
          </table:table-cell>
          <table:table-cell office:value-type="float" office:value="0" calcext:value-type="float">
            <text:p>0</text:p>
          </table:table-cell>
          <table:table-cell office:value-type="float" office:value="10.24261" calcext:value-type="float">
            <text:p>10.24261</text:p>
          </table:table-cell>
          <table:table-cell office:value-type="float" office:value="9.303254" calcext:value-type="float">
            <text:p>9.303254</text:p>
          </table:table-cell>
          <table:table-cell office:value-type="float" office:value="14.51622" calcext:value-type="float">
            <text:p>14.51622</text:p>
          </table:table-cell>
          <table:table-cell office:value-type="float" office:value="4.105479" calcext:value-type="float">
            <text:p>4.105479</text:p>
          </table:table-cell>
          <table:table-cell office:value-type="float" office:value="3.337272" calcext:value-type="float">
            <text:p>3.337272</text:p>
          </table:table-cell>
          <table:table-cell office:value-type="float" office:value="1.785091" calcext:value-type="float">
            <text:p>1.785091</text:p>
          </table:table-cell>
          <table:table-cell office:value-type="float" office:value="1.570179" calcext:value-type="float">
            <text:p>1.570179</text:p>
          </table:table-cell>
          <table:table-cell office:value-type="float" office:value="3.607715" calcext:value-type="float">
            <text:p>3.607715</text:p>
          </table:table-cell>
          <table:table-cell office:value-type="float" office:value="5.575802" calcext:value-type="float">
            <text:p>5.575802</text:p>
          </table:table-cell>
          <table:table-cell office:value-type="float" office:value="5.665281" calcext:value-type="float">
            <text:p>5.665281</text:p>
          </table:table-cell>
          <table:table-cell office:value-type="float" office:value="6.020027" calcext:value-type="float">
            <text:p>6.020027</text:p>
          </table:table-cell>
          <table:table-cell office:value-type="float" office:value="6.108809" calcext:value-type="float">
            <text:p>6.108809</text:p>
          </table:table-cell>
          <table:table-cell office:value-type="float" office:value="6.519539" calcext:value-type="float">
            <text:p>6.519539</text:p>
          </table:table-cell>
          <table:table-cell office:value-type="float" office:value="6.955579" calcext:value-type="float">
            <text:p>6.955579</text:p>
          </table:table-cell>
          <table:table-cell office:value-type="float" office:value="0" calcext:value-type="float">
            <text:p>0</text:p>
          </table:table-cell>
          <table:table-cell office:value-type="float" office:value="8.895205" calcext:value-type="float">
            <text:p>8.895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0243" calcext:value-type="float">
            <text:p>1.1202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1.246562" calcext:value-type="float">
            <text:p>1.246562</text:p>
          </table:table-cell>
          <table:table-cell office:value-type="float" office:value="136.7012" calcext:value-type="float">
            <text:p>136.7012</text:p>
          </table:table-cell>
          <table:table-cell office:value-type="float" office:value="0" calcext:value-type="float">
            <text:p>0</text:p>
          </table:table-cell>
          <table:table-cell office:value-type="float" office:value="-1.520229" calcext:value-type="float">
            <text:p>-1.520229</text:p>
          </table:table-cell>
          <table:table-cell office:value-type="float" office:value="22.78946" calcext:value-type="float">
            <text:p>22.78946</text:p>
          </table:table-cell>
          <table:table-cell office:value-type="float" office:value="0.001269756" calcext:value-type="float">
            <text:p>0.001269756</text:p>
          </table:table-cell>
          <table:table-cell office:value-type="float" office:value="0.00000976653" calcext:value-type="float">
            <text:p>9.76653E-06</text:p>
          </table:table-cell>
          <table:table-cell office:value-type="float" office:value="0.0009960647" calcext:value-type="float">
            <text:p>0.0009960647</text:p>
          </table:table-cell>
          <table:table-cell office:value-type="float" office:value="0.00002874162" calcext:value-type="float">
            <text:p>2.874162E-05</text:p>
          </table:table-cell>
          <table:table-cell office:value-type="float" office:value="1180.306" calcext:value-type="float">
            <text:p>1180.306</text:p>
          </table:table-cell>
          <table:table-cell office:value-type="float" office:value="1.436094" calcext:value-type="float">
            <text:p>1.436094</text:p>
          </table:table-cell>
          <table:table-cell office:value-type="float" office:value="0" calcext:value-type="float">
            <text:p>0</text:p>
          </table:table-cell>
          <table:table-cell office:value-type="float" office:value="0.004930423" calcext:value-type="float">
            <text:p>0.004930423</text:p>
          </table:table-cell>
          <table:table-cell office:value-type="float" office:value="0.01047035" calcext:value-type="float">
            <text:p>0.01047035</text:p>
          </table:table-cell>
          <table:table-cell office:value-type="float" office:value="0.01394661" calcext:value-type="float">
            <text:p>0.01394661</text:p>
          </table:table-cell>
          <table:table-cell office:value-type="float" office:value="0.008516008" calcext:value-type="float">
            <text:p>0.008516008</text:p>
          </table:table-cell>
          <table:table-cell office:value-type="float" office:value="0.008917557" calcext:value-type="float">
            <text:p>0.008917557</text:p>
          </table:table-cell>
          <table:table-cell office:value-type="float" office:value="0.00526017" calcext:value-type="float">
            <text:p>0.00526017</text:p>
          </table:table-cell>
          <table:table-cell office:value-type="float" office:value="0.004142639" calcext:value-type="float">
            <text:p>0.004142639</text:p>
          </table:table-cell>
          <table:table-cell office:value-type="float" office:value="0.01411529" calcext:value-type="float">
            <text:p>0.01411529</text:p>
          </table:table-cell>
          <table:table-cell office:value-type="float" office:value="0.04383383" calcext:value-type="float">
            <text:p>0.04383383</text:p>
          </table:table-cell>
          <table:table-cell office:value-type="float" office:value="0.06128731" calcext:value-type="float">
            <text:p>0.06128731</text:p>
          </table:table-cell>
          <table:table-cell office:value-type="float" office:value="0.04191204" calcext:value-type="float">
            <text:p>0.04191204</text:p>
          </table:table-cell>
          <table:table-cell office:value-type="float" office:value="0.1053275" calcext:value-type="float">
            <text:p>0.1053275</text:p>
          </table:table-cell>
          <table:table-cell office:value-type="float" office:value="0.128662" calcext:value-type="float">
            <text:p>0.128662</text:p>
          </table:table-cell>
          <table:table-cell office:value-type="float" office:value="0.1332005" calcext:value-type="float">
            <text:p>0.1332005</text:p>
          </table:table-cell>
          <table:table-cell office:value-type="float" office:value="0" calcext:value-type="float">
            <text:p>0</text:p>
          </table:table-cell>
          <table:table-cell office:value-type="float" office:value="10.23616" calcext:value-type="float">
            <text:p>10.23616</text:p>
          </table:table-cell>
          <table:table-cell office:value-type="float" office:value="9.28065" calcext:value-type="float">
            <text:p>9.28065</text:p>
          </table:table-cell>
          <table:table-cell office:value-type="float" office:value="14.49148" calcext:value-type="float">
            <text:p>14.49148</text:p>
          </table:table-cell>
          <table:table-cell office:value-type="float" office:value="4.099706" calcext:value-type="float">
            <text:p>4.099706</text:p>
          </table:table-cell>
          <table:table-cell office:value-type="float" office:value="3.333226" calcext:value-type="float">
            <text:p>3.333226</text:p>
          </table:table-cell>
          <table:table-cell office:value-type="float" office:value="1.783411" calcext:value-type="float">
            <text:p>1.783411</text:p>
          </table:table-cell>
          <table:table-cell office:value-type="float" office:value="1.568023" calcext:value-type="float">
            <text:p>1.568023</text:p>
          </table:table-cell>
          <table:table-cell office:value-type="float" office:value="3.601416" calcext:value-type="float">
            <text:p>3.601416</text:p>
          </table:table-cell>
          <table:table-cell office:value-type="float" office:value="5.568134" calcext:value-type="float">
            <text:p>5.568134</text:p>
          </table:table-cell>
          <table:table-cell office:value-type="float" office:value="5.66046" calcext:value-type="float">
            <text:p>5.66046</text:p>
          </table:table-cell>
          <table:table-cell office:value-type="float" office:value="6.009307" calcext:value-type="float">
            <text:p>6.009307</text:p>
          </table:table-cell>
          <table:table-cell office:value-type="float" office:value="6.112891" calcext:value-type="float">
            <text:p>6.112891</text:p>
          </table:table-cell>
          <table:table-cell office:value-type="float" office:value="6.52764" calcext:value-type="float">
            <text:p>6.52764</text:p>
          </table:table-cell>
          <table:table-cell office:value-type="float" office:value="6.964009" calcext:value-type="float">
            <text:p>6.964009</text:p>
          </table:table-cell>
          <table:table-cell office:value-type="float" office:value="0" calcext:value-type="float">
            <text:p>0</text:p>
          </table:table-cell>
          <table:table-cell office:value-type="float" office:value="0.01023756" calcext:value-type="float">
            <text:p>0.0102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9614" calcext:value-type="float">
            <text:p>1.1296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1.236999" calcext:value-type="float">
            <text:p>1.236999</text:p>
          </table:table-cell>
          <table:table-cell office:value-type="float" office:value="136.7031" calcext:value-type="float">
            <text:p>136.7031</text:p>
          </table:table-cell>
          <table:table-cell office:value-type="float" office:value="0" calcext:value-type="float">
            <text:p>0</text:p>
          </table:table-cell>
          <table:table-cell office:value-type="float" office:value="-1.572901" calcext:value-type="float">
            <text:p>-1.572901</text:p>
          </table:table-cell>
          <table:table-cell office:value-type="float" office:value="22.78333" calcext:value-type="float">
            <text:p>22.78333</text:p>
          </table:table-cell>
          <table:table-cell office:value-type="float" office:value="0.001269756" calcext:value-type="float">
            <text:p>0.001269756</text:p>
          </table:table-cell>
          <table:table-cell office:value-type="float" office:value="0.00000976653" calcext:value-type="float">
            <text:p>9.76653E-06</text:p>
          </table:table-cell>
          <table:table-cell office:value-type="float" office:value="0.0009960647" calcext:value-type="float">
            <text:p>0.0009960647</text:p>
          </table:table-cell>
          <table:table-cell office:value-type="float" office:value="0.00002874162" calcext:value-type="float">
            <text:p>2.874162E-05</text:p>
          </table:table-cell>
          <table:table-cell office:value-type="float" office:value="1180.266" calcext:value-type="float">
            <text:p>1180.266</text:p>
          </table:table-cell>
          <table:table-cell office:value-type="float" office:value="1.44998" calcext:value-type="float">
            <text:p>1.44998</text:p>
          </table:table-cell>
          <table:table-cell office:value-type="float" office:value="0" calcext:value-type="float">
            <text:p>0</text:p>
          </table:table-cell>
          <table:table-cell office:value-type="float" office:value="0.002621476" calcext:value-type="float">
            <text:p>0.002621476</text:p>
          </table:table-cell>
          <table:table-cell office:value-type="float" office:value="0.009546532" calcext:value-type="float">
            <text:p>0.009546532</text:p>
          </table:table-cell>
          <table:table-cell office:value-type="float" office:value="0.0139239" calcext:value-type="float">
            <text:p>0.0139239</text:p>
          </table:table-cell>
          <table:table-cell office:value-type="float" office:value="0.00857977" calcext:value-type="float">
            <text:p>0.00857977</text:p>
          </table:table-cell>
          <table:table-cell office:value-type="float" office:value="0.008575195" calcext:value-type="float">
            <text:p>0.008575195</text:p>
          </table:table-cell>
          <table:table-cell office:value-type="float" office:value="0.005230119" calcext:value-type="float">
            <text:p>0.005230119</text:p>
          </table:table-cell>
          <table:table-cell office:value-type="float" office:value="0.004185445" calcext:value-type="float">
            <text:p>0.004185445</text:p>
          </table:table-cell>
          <table:table-cell office:value-type="float" office:value="0.01361118" calcext:value-type="float">
            <text:p>0.01361118</text:p>
          </table:table-cell>
          <table:table-cell office:value-type="float" office:value="0.0429227" calcext:value-type="float">
            <text:p>0.0429227</text:p>
          </table:table-cell>
          <table:table-cell office:value-type="float" office:value="0.06094624" calcext:value-type="float">
            <text:p>0.06094624</text:p>
          </table:table-cell>
          <table:table-cell office:value-type="float" office:value="0.03917262" calcext:value-type="float">
            <text:p>0.03917262</text:p>
          </table:table-cell>
          <table:table-cell office:value-type="float" office:value="0.1024729" calcext:value-type="float">
            <text:p>0.1024729</text:p>
          </table:table-cell>
          <table:table-cell office:value-type="float" office:value="0.1287482" calcext:value-type="float">
            <text:p>0.1287482</text:p>
          </table:table-cell>
          <table:table-cell office:value-type="float" office:value="0.1332912" calcext:value-type="float">
            <text:p>0.1332912</text:p>
          </table:table-cell>
          <table:table-cell office:value-type="float" office:value="0" calcext:value-type="float">
            <text:p>0</text:p>
          </table:table-cell>
          <table:table-cell office:value-type="float" office:value="10.19813" calcext:value-type="float">
            <text:p>10.19813</text:p>
          </table:table-cell>
          <table:table-cell office:value-type="float" office:value="9.245487" calcext:value-type="float">
            <text:p>9.245487</text:p>
          </table:table-cell>
          <table:table-cell office:value-type="float" office:value="14.46546" calcext:value-type="float">
            <text:p>14.46546</text:p>
          </table:table-cell>
          <table:table-cell office:value-type="float" office:value="4.093579" calcext:value-type="float">
            <text:p>4.093579</text:p>
          </table:table-cell>
          <table:table-cell office:value-type="float" office:value="3.329023" calcext:value-type="float">
            <text:p>3.329023</text:p>
          </table:table-cell>
          <table:table-cell office:value-type="float" office:value="1.781758" calcext:value-type="float">
            <text:p>1.781758</text:p>
          </table:table-cell>
          <table:table-cell office:value-type="float" office:value="1.56569" calcext:value-type="float">
            <text:p>1.56569</text:p>
          </table:table-cell>
          <table:table-cell office:value-type="float" office:value="3.594991" calcext:value-type="float">
            <text:p>3.594991</text:p>
          </table:table-cell>
          <table:table-cell office:value-type="float" office:value="5.560364" calcext:value-type="float">
            <text:p>5.560364</text:p>
          </table:table-cell>
          <table:table-cell office:value-type="float" office:value="5.655692" calcext:value-type="float">
            <text:p>5.655692</text:p>
          </table:table-cell>
          <table:table-cell office:value-type="float" office:value="5.99781" calcext:value-type="float">
            <text:p>5.99781</text:p>
          </table:table-cell>
          <table:table-cell office:value-type="float" office:value="6.116093" calcext:value-type="float">
            <text:p>6.116093</text:p>
          </table:table-cell>
          <table:table-cell office:value-type="float" office:value="6.53573" calcext:value-type="float">
            <text:p>6.53573</text:p>
          </table:table-cell>
          <table:table-cell office:value-type="float" office:value="6.972392" calcext:value-type="float">
            <text:p>6.972392</text:p>
          </table:table-cell>
          <table:table-cell office:value-type="float" office:value="0" calcext:value-type="float">
            <text:p>0</text:p>
          </table:table-cell>
          <table:table-cell office:value-type="float" office:value="0.009553298" calcext:value-type="float">
            <text:p>0.00955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7976" calcext:value-type="float">
            <text:p>1.1379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1.227807" calcext:value-type="float">
            <text:p>1.227807</text:p>
          </table:table-cell>
          <table:table-cell office:value-type="float" office:value="136.7046" calcext:value-type="float">
            <text:p>136.7046</text:p>
          </table:table-cell>
          <table:table-cell office:value-type="float" office:value="0" calcext:value-type="float">
            <text:p>0</text:p>
          </table:table-cell>
          <table:table-cell office:value-type="float" office:value="-1.625518" calcext:value-type="float">
            <text:p>-1.625518</text:p>
          </table:table-cell>
          <table:table-cell office:value-type="float" office:value="22.77699" calcext:value-type="float">
            <text:p>22.77699</text:p>
          </table:table-cell>
          <table:table-cell office:value-type="float" office:value="0.001269756" calcext:value-type="float">
            <text:p>0.001269756</text:p>
          </table:table-cell>
          <table:table-cell office:value-type="float" office:value="0.00000976653" calcext:value-type="float">
            <text:p>9.76653E-06</text:p>
          </table:table-cell>
          <table:table-cell office:value-type="float" office:value="0.0009960647" calcext:value-type="float">
            <text:p>0.0009960647</text:p>
          </table:table-cell>
          <table:table-cell office:value-type="float" office:value="0.00002874162" calcext:value-type="float">
            <text:p>2.874162E-05</text:p>
          </table:table-cell>
          <table:table-cell office:value-type="float" office:value="1180.225" calcext:value-type="float">
            <text:p>1180.225</text:p>
          </table:table-cell>
          <table:table-cell office:value-type="float" office:value="1.461319" calcext:value-type="float">
            <text:p>1.461319</text:p>
          </table:table-cell>
          <table:table-cell office:value-type="float" office:value="0" calcext:value-type="float">
            <text:p>0</text:p>
          </table:table-cell>
          <table:table-cell office:value-type="float" office:value="0.00271691" calcext:value-type="float">
            <text:p>0.00271691</text:p>
          </table:table-cell>
          <table:table-cell office:value-type="float" office:value="0.01144893" calcext:value-type="float">
            <text:p>0.01144893</text:p>
          </table:table-cell>
          <table:table-cell office:value-type="float" office:value="0.01415099" calcext:value-type="float">
            <text:p>0.01415099</text:p>
          </table:table-cell>
          <table:table-cell office:value-type="float" office:value="0.008828208" calcext:value-type="float">
            <text:p>0.008828208</text:p>
          </table:table-cell>
          <table:table-cell office:value-type="float" office:value="0.008633482" calcext:value-type="float">
            <text:p>0.008633482</text:p>
          </table:table-cell>
          <table:table-cell office:value-type="float" office:value="0.005262948" calcext:value-type="float">
            <text:p>0.005262948</text:p>
          </table:table-cell>
          <table:table-cell office:value-type="float" office:value="0.004228839" calcext:value-type="float">
            <text:p>0.004228839</text:p>
          </table:table-cell>
          <table:table-cell office:value-type="float" office:value="0.01316851" calcext:value-type="float">
            <text:p>0.01316851</text:p>
          </table:table-cell>
          <table:table-cell office:value-type="float" office:value="0.04189283" calcext:value-type="float">
            <text:p>0.04189283</text:p>
          </table:table-cell>
          <table:table-cell office:value-type="float" office:value="0.06020768" calcext:value-type="float">
            <text:p>0.06020768</text:p>
          </table:table-cell>
          <table:table-cell office:value-type="float" office:value="0.04521298" calcext:value-type="float">
            <text:p>0.04521298</text:p>
          </table:table-cell>
          <table:table-cell office:value-type="float" office:value="0.09731102" calcext:value-type="float">
            <text:p>0.09731102</text:p>
          </table:table-cell>
          <table:table-cell office:value-type="float" office:value="0.1288341" calcext:value-type="float">
            <text:p>0.1288341</text:p>
          </table:table-cell>
          <table:table-cell office:value-type="float" office:value="0.1333813" calcext:value-type="float">
            <text:p>0.1333813</text:p>
          </table:table-cell>
          <table:table-cell office:value-type="float" office:value="0" calcext:value-type="float">
            <text:p>0</text:p>
          </table:table-cell>
          <table:table-cell office:value-type="float" office:value="10.17037" calcext:value-type="float">
            <text:p>10.17037</text:p>
          </table:table-cell>
          <table:table-cell office:value-type="float" office:value="9.219638" calcext:value-type="float">
            <text:p>9.219638</text:p>
          </table:table-cell>
          <table:table-cell office:value-type="float" office:value="14.43986" calcext:value-type="float">
            <text:p>14.43986</text:p>
          </table:table-cell>
          <table:table-cell office:value-type="float" office:value="4.087722" calcext:value-type="float">
            <text:p>4.087722</text:p>
          </table:table-cell>
          <table:table-cell office:value-type="float" office:value="3.324803" calcext:value-type="float">
            <text:p>3.324803</text:p>
          </table:table-cell>
          <table:table-cell office:value-type="float" office:value="1.780123" calcext:value-type="float">
            <text:p>1.780123</text:p>
          </table:table-cell>
          <table:table-cell office:value-type="float" office:value="1.563496" calcext:value-type="float">
            <text:p>1.563496</text:p>
          </table:table-cell>
          <table:table-cell office:value-type="float" office:value="3.588455" calcext:value-type="float">
            <text:p>3.588455</text:p>
          </table:table-cell>
          <table:table-cell office:value-type="float" office:value="5.552423" calcext:value-type="float">
            <text:p>5.552423</text:p>
          </table:table-cell>
          <table:table-cell office:value-type="float" office:value="5.650802" calcext:value-type="float">
            <text:p>5.650802</text:p>
          </table:table-cell>
          <table:table-cell office:value-type="float" office:value="5.986271" calcext:value-type="float">
            <text:p>5.986271</text:p>
          </table:table-cell>
          <table:table-cell office:value-type="float" office:value="6.11842" calcext:value-type="float">
            <text:p>6.11842</text:p>
          </table:table-cell>
          <table:table-cell office:value-type="float" office:value="6.543793" calcext:value-type="float">
            <text:p>6.543793</text:p>
          </table:table-cell>
          <table:table-cell office:value-type="float" office:value="6.980754" calcext:value-type="float">
            <text:p>6.980754</text:p>
          </table:table-cell>
          <table:table-cell office:value-type="float" office:value="0" calcext:value-type="float">
            <text:p>0</text:p>
          </table:table-cell>
          <table:table-cell office:value-type="float" office:value="0.005259559" calcext:value-type="float">
            <text:p>0.005259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6296" calcext:value-type="float">
            <text:p>1.1462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1.220988" calcext:value-type="float">
            <text:p>1.220988</text:p>
          </table:table-cell>
          <table:table-cell office:value-type="float" office:value="136.7018" calcext:value-type="float">
            <text:p>136.7018</text:p>
          </table:table-cell>
          <table:table-cell office:value-type="float" office:value="0" calcext:value-type="float">
            <text:p>0</text:p>
          </table:table-cell>
          <table:table-cell office:value-type="float" office:value="-1.678225" calcext:value-type="float">
            <text:p>-1.678225</text:p>
          </table:table-cell>
          <table:table-cell office:value-type="float" office:value="22.77111" calcext:value-type="float">
            <text:p>22.77111</text:p>
          </table:table-cell>
          <table:table-cell office:value-type="float" office:value="0.001269756" calcext:value-type="float">
            <text:p>0.001269756</text:p>
          </table:table-cell>
          <table:table-cell office:value-type="float" office:value="0.00000976653" calcext:value-type="float">
            <text:p>9.76653E-06</text:p>
          </table:table-cell>
          <table:table-cell office:value-type="float" office:value="0.0009960647" calcext:value-type="float">
            <text:p>0.0009960647</text:p>
          </table:table-cell>
          <table:table-cell office:value-type="float" office:value="0.00002874162" calcext:value-type="float">
            <text:p>2.874162E-05</text:p>
          </table:table-cell>
          <table:table-cell office:value-type="float" office:value="1180.186" calcext:value-type="float">
            <text:p>1180.186</text:p>
          </table:table-cell>
          <table:table-cell office:value-type="float" office:value="1.456353" calcext:value-type="float">
            <text:p>1.456353</text:p>
          </table:table-cell>
          <table:table-cell office:value-type="float" office:value="0" calcext:value-type="float">
            <text:p>0</text:p>
          </table:table-cell>
          <table:table-cell office:value-type="float" office:value="0.02949289" calcext:value-type="float">
            <text:p>0.02949289</text:p>
          </table:table-cell>
          <table:table-cell office:value-type="float" office:value="0.01501267" calcext:value-type="float">
            <text:p>0.01501267</text:p>
          </table:table-cell>
          <table:table-cell office:value-type="float" office:value="0.01451483" calcext:value-type="float">
            <text:p>0.01451483</text:p>
          </table:table-cell>
          <table:table-cell office:value-type="float" office:value="0.009146881" calcext:value-type="float">
            <text:p>0.009146881</text:p>
          </table:table-cell>
          <table:table-cell office:value-type="float" office:value="0.008888254" calcext:value-type="float">
            <text:p>0.008888254</text:p>
          </table:table-cell>
          <table:table-cell office:value-type="float" office:value="0.005309013" calcext:value-type="float">
            <text:p>0.005309013</text:p>
          </table:table-cell>
          <table:table-cell office:value-type="float" office:value="0.004277304" calcext:value-type="float">
            <text:p>0.004277304</text:p>
          </table:table-cell>
          <table:table-cell office:value-type="float" office:value="0.01283337" calcext:value-type="float">
            <text:p>0.01283337</text:p>
          </table:table-cell>
          <table:table-cell office:value-type="float" office:value="0.04126236" calcext:value-type="float">
            <text:p>0.04126236</text:p>
          </table:table-cell>
          <table:table-cell office:value-type="float" office:value="0.05996445" calcext:value-type="float">
            <text:p>0.05996445</text:p>
          </table:table-cell>
          <table:table-cell office:value-type="float" office:value="0.05835769" calcext:value-type="float">
            <text:p>0.05835769</text:p>
          </table:table-cell>
          <table:table-cell office:value-type="float" office:value="0.08589018" calcext:value-type="float">
            <text:p>0.08589018</text:p>
          </table:table-cell>
          <table:table-cell office:value-type="float" office:value="0.1289187" calcext:value-type="float">
            <text:p>0.1289187</text:p>
          </table:table-cell>
          <table:table-cell office:value-type="float" office:value="0.1334714" calcext:value-type="float">
            <text:p>0.1334714</text:p>
          </table:table-cell>
          <table:table-cell office:value-type="float" office:value="0" calcext:value-type="float">
            <text:p>0</text:p>
          </table:table-cell>
          <table:table-cell office:value-type="float" office:value="10.15442" calcext:value-type="float">
            <text:p>10.15442</text:p>
          </table:table-cell>
          <table:table-cell office:value-type="float" office:value="9.201907" calcext:value-type="float">
            <text:p>9.201907</text:p>
          </table:table-cell>
          <table:table-cell office:value-type="float" office:value="14.41494" calcext:value-type="float">
            <text:p>14.41494</text:p>
          </table:table-cell>
          <table:table-cell office:value-type="float" office:value="4.082136" calcext:value-type="float">
            <text:p>4.082136</text:p>
          </table:table-cell>
          <table:table-cell office:value-type="float" office:value="3.320671" calcext:value-type="float">
            <text:p>3.320671</text:p>
          </table:table-cell>
          <table:table-cell office:value-type="float" office:value="1.778517" calcext:value-type="float">
            <text:p>1.778517</text:p>
          </table:table-cell>
          <table:table-cell office:value-type="float" office:value="1.561422" calcext:value-type="float">
            <text:p>1.561422</text:p>
          </table:table-cell>
          <table:table-cell office:value-type="float" office:value="3.581875" calcext:value-type="float">
            <text:p>3.581875</text:p>
          </table:table-cell>
          <table:table-cell office:value-type="float" office:value="5.544355" calcext:value-type="float">
            <text:p>5.544355</text:p>
          </table:table-cell>
          <table:table-cell office:value-type="float" office:value="5.645824" calcext:value-type="float">
            <text:p>5.645824</text:p>
          </table:table-cell>
          <table:table-cell office:value-type="float" office:value="5.977918" calcext:value-type="float">
            <text:p>5.977918</text:p>
          </table:table-cell>
          <table:table-cell office:value-type="float" office:value="6.118694" calcext:value-type="float">
            <text:p>6.118694</text:p>
          </table:table-cell>
          <table:table-cell office:value-type="float" office:value="6.551856" calcext:value-type="float">
            <text:p>6.551856</text:p>
          </table:table-cell>
          <table:table-cell office:value-type="float" office:value="6.989131" calcext:value-type="float">
            <text:p>6.989131</text:p>
          </table:table-cell>
          <table:table-cell office:value-type="float" office:value="0" calcext:value-type="float">
            <text:p>0</text:p>
          </table:table-cell>
          <table:table-cell office:value-type="float" office:value="2.558144" calcext:value-type="float">
            <text:p>2.55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6603" calcext:value-type="float">
            <text:p>1.15660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1.206932" calcext:value-type="float">
            <text:p>1.206932</text:p>
          </table:table-cell>
          <table:table-cell office:value-type="float" office:value="136.6976" calcext:value-type="float">
            <text:p>136.6976</text:p>
          </table:table-cell>
          <table:table-cell office:value-type="float" office:value="0" calcext:value-type="float">
            <text:p>0</text:p>
          </table:table-cell>
          <table:table-cell office:value-type="float" office:value="-1.733779" calcext:value-type="float">
            <text:p>-1.733779</text:p>
          </table:table-cell>
          <table:table-cell office:value-type="float" office:value="22.76485" calcext:value-type="float">
            <text:p>22.76485</text:p>
          </table:table-cell>
          <table:table-cell office:value-type="float" office:value="0.001269756" calcext:value-type="float">
            <text:p>0.001269756</text:p>
          </table:table-cell>
          <table:table-cell office:value-type="float" office:value="0.00001028798" calcext:value-type="float">
            <text:p>1.028798E-05</text:p>
          </table:table-cell>
          <table:table-cell office:value-type="float" office:value="0.0009960647" calcext:value-type="float">
            <text:p>0.0009960647</text:p>
          </table:table-cell>
          <table:table-cell office:value-type="float" office:value="0.00002877073" calcext:value-type="float">
            <text:p>2.877073E-05</text:p>
          </table:table-cell>
          <table:table-cell office:value-type="float" office:value="1180.149" calcext:value-type="float">
            <text:p>1180.149</text:p>
          </table:table-cell>
          <table:table-cell office:value-type="float" office:value="1.428052" calcext:value-type="float">
            <text:p>1.428052</text:p>
          </table:table-cell>
          <table:table-cell office:value-type="float" office:value="0" calcext:value-type="float">
            <text:p>0</text:p>
          </table:table-cell>
          <table:table-cell office:value-type="float" office:value="0.8396404" calcext:value-type="float">
            <text:p>0.8396404</text:p>
          </table:table-cell>
          <table:table-cell office:value-type="float" office:value="0.2815152" calcext:value-type="float">
            <text:p>0.2815152</text:p>
          </table:table-cell>
          <table:table-cell office:value-type="float" office:value="0.01522825" calcext:value-type="float">
            <text:p>0.01522825</text:p>
          </table:table-cell>
          <table:table-cell office:value-type="float" office:value="0.009792922" calcext:value-type="float">
            <text:p>0.009792922</text:p>
          </table:table-cell>
          <table:table-cell office:value-type="float" office:value="0.009514718" calcext:value-type="float">
            <text:p>0.009514718</text:p>
          </table:table-cell>
          <table:table-cell office:value-type="float" office:value="0.005439628" calcext:value-type="float">
            <text:p>0.005439628</text:p>
          </table:table-cell>
          <table:table-cell office:value-type="float" office:value="0.00431074" calcext:value-type="float">
            <text:p>0.00431074</text:p>
          </table:table-cell>
          <table:table-cell office:value-type="float" office:value="0.01262088" calcext:value-type="float">
            <text:p>0.01262088</text:p>
          </table:table-cell>
          <table:table-cell office:value-type="float" office:value="0.04119617" calcext:value-type="float">
            <text:p>0.04119617</text:p>
          </table:table-cell>
          <table:table-cell office:value-type="float" office:value="0.06051436" calcext:value-type="float">
            <text:p>0.06051436</text:p>
          </table:table-cell>
          <table:table-cell office:value-type="float" office:value="0.06329544" calcext:value-type="float">
            <text:p>0.06329544</text:p>
          </table:table-cell>
          <table:table-cell office:value-type="float" office:value="0.07335442" calcext:value-type="float">
            <text:p>0.07335442</text:p>
          </table:table-cell>
          <table:table-cell office:value-type="float" office:value="0.1290017" calcext:value-type="float">
            <text:p>0.1290017</text:p>
          </table:table-cell>
          <table:table-cell office:value-type="float" office:value="0.1335616" calcext:value-type="float">
            <text:p>0.1335616</text:p>
          </table:table-cell>
          <table:table-cell office:value-type="float" office:value="0" calcext:value-type="float">
            <text:p>0</text:p>
          </table:table-cell>
          <table:table-cell office:value-type="float" office:value="10.16583" calcext:value-type="float">
            <text:p>10.16583</text:p>
          </table:table-cell>
          <table:table-cell office:value-type="float" office:value="9.188574" calcext:value-type="float">
            <text:p>9.188574</text:p>
          </table:table-cell>
          <table:table-cell office:value-type="float" office:value="14.39115" calcext:value-type="float">
            <text:p>14.39115</text:p>
          </table:table-cell>
          <table:table-cell office:value-type="float" office:value="4.07689" calcext:value-type="float">
            <text:p>4.07689</text:p>
          </table:table-cell>
          <table:table-cell office:value-type="float" office:value="3.316773" calcext:value-type="float">
            <text:p>3.316773</text:p>
          </table:table-cell>
          <table:table-cell office:value-type="float" office:value="1.776956" calcext:value-type="float">
            <text:p>1.776956</text:p>
          </table:table-cell>
          <table:table-cell office:value-type="float" office:value="1.55947" calcext:value-type="float">
            <text:p>1.55947</text:p>
          </table:table-cell>
          <table:table-cell office:value-type="float" office:value="3.575308" calcext:value-type="float">
            <text:p>3.575308</text:p>
          </table:table-cell>
          <table:table-cell office:value-type="float" office:value="5.536274" calcext:value-type="float">
            <text:p>5.536274</text:p>
          </table:table-cell>
          <table:table-cell office:value-type="float" office:value="5.640905" calcext:value-type="float">
            <text:p>5.640905</text:p>
          </table:table-cell>
          <table:table-cell office:value-type="float" office:value="5.971593" calcext:value-type="float">
            <text:p>5.971593</text:p>
          </table:table-cell>
          <table:table-cell office:value-type="float" office:value="6.115921" calcext:value-type="float">
            <text:p>6.115921</text:p>
          </table:table-cell>
          <table:table-cell office:value-type="float" office:value="6.559892" calcext:value-type="float">
            <text:p>6.559892</text:p>
          </table:table-cell>
          <table:table-cell office:value-type="float" office:value="6.99751" calcext:value-type="float">
            <text:p>6.99751</text:p>
          </table:table-cell>
          <table:table-cell office:value-type="float" office:value="0" calcext:value-type="float">
            <text:p>0</text:p>
          </table:table-cell>
          <table:table-cell office:value-type="float" office:value="3.505705" calcext:value-type="float">
            <text:p>3.505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7537" calcext:value-type="float">
            <text:p>1.1775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1.202124" calcext:value-type="float">
            <text:p>1.202124</text:p>
          </table:table-cell>
          <table:table-cell office:value-type="float" office:value="136.6981" calcext:value-type="float">
            <text:p>136.6981</text:p>
          </table:table-cell>
          <table:table-cell office:value-type="float" office:value="0" calcext:value-type="float">
            <text:p>0</text:p>
          </table:table-cell>
          <table:table-cell office:value-type="float" office:value="-1.794193" calcext:value-type="float">
            <text:p>-1.794193</text:p>
          </table:table-cell>
          <table:table-cell office:value-type="float" office:value="22.75598" calcext:value-type="float">
            <text:p>22.75598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468333" calcext:value-type="float">
            <text:p>1.468333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015" calcext:value-type="float">
            <text:p>2.89015E-05</text:p>
          </table:table-cell>
          <table:table-cell office:value-type="float" office:value="1180.109" calcext:value-type="float">
            <text:p>1180.109</text:p>
          </table:table-cell>
          <table:table-cell office:value-type="float" office:value="1.441955" calcext:value-type="float">
            <text:p>1.441955</text:p>
          </table:table-cell>
          <table:table-cell office:value-type="float" office:value="0" calcext:value-type="float">
            <text:p>0</text:p>
          </table:table-cell>
          <table:table-cell office:value-type="float" office:value="0.00352473" calcext:value-type="float">
            <text:p>0.00352473</text:p>
          </table:table-cell>
          <table:table-cell office:value-type="float" office:value="0.007454156" calcext:value-type="float">
            <text:p>0.007454156</text:p>
          </table:table-cell>
          <table:table-cell office:value-type="float" office:value="0.009988909" calcext:value-type="float">
            <text:p>0.009988909</text:p>
          </table:table-cell>
          <table:table-cell office:value-type="float" office:value="0.008099915" calcext:value-type="float">
            <text:p>0.008099915</text:p>
          </table:table-cell>
          <table:table-cell office:value-type="float" office:value="0.008445916" calcext:value-type="float">
            <text:p>0.008445916</text:p>
          </table:table-cell>
          <table:table-cell office:value-type="float" office:value="0.005273948" calcext:value-type="float">
            <text:p>0.005273948</text:p>
          </table:table-cell>
          <table:table-cell office:value-type="float" office:value="0.004136334" calcext:value-type="float">
            <text:p>0.004136334</text:p>
          </table:table-cell>
          <table:table-cell office:value-type="float" office:value="0.01231784" calcext:value-type="float">
            <text:p>0.01231784</text:p>
          </table:table-cell>
          <table:table-cell office:value-type="float" office:value="0.04067139" calcext:value-type="float">
            <text:p>0.04067139</text:p>
          </table:table-cell>
          <table:table-cell office:value-type="float" office:value="0.0604649" calcext:value-type="float">
            <text:p>0.0604649</text:p>
          </table:table-cell>
          <table:table-cell office:value-type="float" office:value="0.06429083" calcext:value-type="float">
            <text:p>0.06429083</text:p>
          </table:table-cell>
          <table:table-cell office:value-type="float" office:value="0.06255224" calcext:value-type="float">
            <text:p>0.06255224</text:p>
          </table:table-cell>
          <table:table-cell office:value-type="float" office:value="0.1290842" calcext:value-type="float">
            <text:p>0.1290842</text:p>
          </table:table-cell>
          <table:table-cell office:value-type="float" office:value="0.1336517" calcext:value-type="float">
            <text:p>0.1336517</text:p>
          </table:table-cell>
          <table:table-cell office:value-type="float" office:value="0" calcext:value-type="float">
            <text:p>0</text:p>
          </table:table-cell>
          <table:table-cell office:value-type="float" office:value="10.1549" calcext:value-type="float">
            <text:p>10.1549</text:p>
          </table:table-cell>
          <table:table-cell office:value-type="float" office:value="9.162087" calcext:value-type="float">
            <text:p>9.162087</text:p>
          </table:table-cell>
          <table:table-cell office:value-type="float" office:value="14.35525" calcext:value-type="float">
            <text:p>14.35525</text:p>
          </table:table-cell>
          <table:table-cell office:value-type="float" office:value="4.071156" calcext:value-type="float">
            <text:p>4.071156</text:p>
          </table:table-cell>
          <table:table-cell office:value-type="float" office:value="3.312768" calcext:value-type="float">
            <text:p>3.312768</text:p>
          </table:table-cell>
          <table:table-cell office:value-type="float" office:value="1.775413" calcext:value-type="float">
            <text:p>1.775413</text:p>
          </table:table-cell>
          <table:table-cell office:value-type="float" office:value="1.557296" calcext:value-type="float">
            <text:p>1.557296</text:p>
          </table:table-cell>
          <table:table-cell office:value-type="float" office:value="3.568755" calcext:value-type="float">
            <text:p>3.568755</text:p>
          </table:table-cell>
          <table:table-cell office:value-type="float" office:value="5.528226" calcext:value-type="float">
            <text:p>5.528226</text:p>
          </table:table-cell>
          <table:table-cell office:value-type="float" office:value="5.636132" calcext:value-type="float">
            <text:p>5.636132</text:p>
          </table:table-cell>
          <table:table-cell office:value-type="float" office:value="5.965979" calcext:value-type="float">
            <text:p>5.965979</text:p>
          </table:table-cell>
          <table:table-cell office:value-type="float" office:value="6.110393" calcext:value-type="float">
            <text:p>6.110393</text:p>
          </table:table-cell>
          <table:table-cell office:value-type="float" office:value="6.567916" calcext:value-type="float">
            <text:p>6.567916</text:p>
          </table:table-cell>
          <table:table-cell office:value-type="float" office:value="7.005846" calcext:value-type="float">
            <text:p>7.005846</text:p>
          </table:table-cell>
          <table:table-cell office:value-type="float" office:value="0" calcext:value-type="float">
            <text:p>0</text:p>
          </table:table-cell>
          <table:table-cell office:value-type="float" office:value="0.01004602" calcext:value-type="float">
            <text:p>0.0100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2447" calcext:value-type="float">
            <text:p>1.1824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1.196579" calcext:value-type="float">
            <text:p>1.196579</text:p>
          </table:table-cell>
          <table:table-cell office:value-type="float" office:value="136.6974" calcext:value-type="float">
            <text:p>136.6974</text:p>
          </table:table-cell>
          <table:table-cell office:value-type="float" office:value="0" calcext:value-type="float">
            <text:p>0</text:p>
          </table:table-cell>
          <table:table-cell office:value-type="float" office:value="-1.854618" calcext:value-type="float">
            <text:p>-1.854618</text:p>
          </table:table-cell>
          <table:table-cell office:value-type="float" office:value="22.74381" calcext:value-type="float">
            <text:p>22.74381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468333" calcext:value-type="float">
            <text:p>1.468333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015" calcext:value-type="float">
            <text:p>2.89015E-05</text:p>
          </table:table-cell>
          <table:table-cell office:value-type="float" office:value="1180.068" calcext:value-type="float">
            <text:p>1180.068</text:p>
          </table:table-cell>
          <table:table-cell office:value-type="float" office:value="1.452615" calcext:value-type="float">
            <text:p>1.452615</text:p>
          </table:table-cell>
          <table:table-cell office:value-type="float" office:value="0" calcext:value-type="float">
            <text:p>0</text:p>
          </table:table-cell>
          <table:table-cell office:value-type="float" office:value="0.002653445" calcext:value-type="float">
            <text:p>0.002653445</text:p>
          </table:table-cell>
          <table:table-cell office:value-type="float" office:value="0.009150338" calcext:value-type="float">
            <text:p>0.009150338</text:p>
          </table:table-cell>
          <table:table-cell office:value-type="float" office:value="0.01058391" calcext:value-type="float">
            <text:p>0.01058391</text:p>
          </table:table-cell>
          <table:table-cell office:value-type="float" office:value="0.007677461" calcext:value-type="float">
            <text:p>0.007677461</text:p>
          </table:table-cell>
          <table:table-cell office:value-type="float" office:value="0.007731957" calcext:value-type="float">
            <text:p>0.007731957</text:p>
          </table:table-cell>
          <table:table-cell office:value-type="float" office:value="0.005059885" calcext:value-type="float">
            <text:p>0.005059885</text:p>
          </table:table-cell>
          <table:table-cell office:value-type="float" office:value="0.004133594" calcext:value-type="float">
            <text:p>0.004133594</text:p>
          </table:table-cell>
          <table:table-cell office:value-type="float" office:value="0.01193614" calcext:value-type="float">
            <text:p>0.01193614</text:p>
          </table:table-cell>
          <table:table-cell office:value-type="float" office:value="0.03901588" calcext:value-type="float">
            <text:p>0.03901588</text:p>
          </table:table-cell>
          <table:table-cell office:value-type="float" office:value="0.05847106" calcext:value-type="float">
            <text:p>0.05847106</text:p>
          </table:table-cell>
          <table:table-cell office:value-type="float" office:value="0.0622625" calcext:value-type="float">
            <text:p>0.0622625</text:p>
          </table:table-cell>
          <table:table-cell office:value-type="float" office:value="0.0521425" calcext:value-type="float">
            <text:p>0.0521425</text:p>
          </table:table-cell>
          <table:table-cell office:value-type="float" office:value="0.1291676" calcext:value-type="float">
            <text:p>0.1291676</text:p>
          </table:table-cell>
          <table:table-cell office:value-type="float" office:value="0.1337418" calcext:value-type="float">
            <text:p>0.1337418</text:p>
          </table:table-cell>
          <table:table-cell office:value-type="float" office:value="0" calcext:value-type="float">
            <text:p>0</text:p>
          </table:table-cell>
          <table:table-cell office:value-type="float" office:value="10.12018" calcext:value-type="float">
            <text:p>10.12018</text:p>
          </table:table-cell>
          <table:table-cell office:value-type="float" office:value="9.129588" calcext:value-type="float">
            <text:p>9.129588</text:p>
          </table:table-cell>
          <table:table-cell office:value-type="float" office:value="14.30038" calcext:value-type="float">
            <text:p>14.30038</text:p>
          </table:table-cell>
          <table:table-cell office:value-type="float" office:value="4.064692" calcext:value-type="float">
            <text:p>4.064692</text:p>
          </table:table-cell>
          <table:table-cell office:value-type="float" office:value="3.308393" calcext:value-type="float">
            <text:p>3.308393</text:p>
          </table:table-cell>
          <table:table-cell office:value-type="float" office:value="1.773833" calcext:value-type="float">
            <text:p>1.773833</text:p>
          </table:table-cell>
          <table:table-cell office:value-type="float" office:value="1.554928" calcext:value-type="float">
            <text:p>1.554928</text:p>
          </table:table-cell>
          <table:table-cell office:value-type="float" office:value="3.562087" calcext:value-type="float">
            <text:p>3.562087</text:p>
          </table:table-cell>
          <table:table-cell office:value-type="float" office:value="5.519961" calcext:value-type="float">
            <text:p>5.519961</text:p>
          </table:table-cell>
          <table:table-cell office:value-type="float" office:value="5.631107" calcext:value-type="float">
            <text:p>5.631107</text:p>
          </table:table-cell>
          <table:table-cell office:value-type="float" office:value="5.960177" calcext:value-type="float">
            <text:p>5.960177</text:p>
          </table:table-cell>
          <table:table-cell office:value-type="float" office:value="6.102401" calcext:value-type="float">
            <text:p>6.102401</text:p>
          </table:table-cell>
          <table:table-cell office:value-type="float" office:value="6.575919" calcext:value-type="float">
            <text:p>6.575919</text:p>
          </table:table-cell>
          <table:table-cell office:value-type="float" office:value="7.014224" calcext:value-type="float">
            <text:p>7.014224</text:p>
          </table:table-cell>
          <table:table-cell office:value-type="float" office:value="0" calcext:value-type="float">
            <text:p>0</text:p>
          </table:table-cell>
          <table:table-cell office:value-type="float" office:value="0.009528057" calcext:value-type="float">
            <text:p>0.00952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89809" calcext:value-type="float">
            <text:p>1.18980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1.190788" calcext:value-type="float">
            <text:p>1.190788</text:p>
          </table:table-cell>
          <table:table-cell office:value-type="float" office:value="136.697" calcext:value-type="float">
            <text:p>136.697</text:p>
          </table:table-cell>
          <table:table-cell office:value-type="float" office:value="0" calcext:value-type="float">
            <text:p>0</text:p>
          </table:table-cell>
          <table:table-cell office:value-type="float" office:value="-1.917359" calcext:value-type="float">
            <text:p>-1.917359</text:p>
          </table:table-cell>
          <table:table-cell office:value-type="float" office:value="22.73024" calcext:value-type="float">
            <text:p>22.73024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09" calcext:value-type="float">
            <text:p>1.503409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1984" calcext:value-type="float">
            <text:p>2.891984E-05</text:p>
          </table:table-cell>
          <table:table-cell office:value-type="float" office:value="1180.026" calcext:value-type="float">
            <text:p>1180.026</text:p>
          </table:table-cell>
          <table:table-cell office:value-type="float" office:value="1.461675" calcext:value-type="float">
            <text:p>1.461675</text:p>
          </table:table-cell>
          <table:table-cell office:value-type="float" office:value="0" calcext:value-type="float">
            <text:p>0</text:p>
          </table:table-cell>
          <table:table-cell office:value-type="float" office:value="0.006316742" calcext:value-type="float">
            <text:p>0.006316742</text:p>
          </table:table-cell>
          <table:table-cell office:value-type="float" office:value="0.0108161" calcext:value-type="float">
            <text:p>0.0108161</text:p>
          </table:table-cell>
          <table:table-cell office:value-type="float" office:value="0.0111589" calcext:value-type="float">
            <text:p>0.0111589</text:p>
          </table:table-cell>
          <table:table-cell office:value-type="float" office:value="0.007744161" calcext:value-type="float">
            <text:p>0.007744161</text:p>
          </table:table-cell>
          <table:table-cell office:value-type="float" office:value="0.007615115" calcext:value-type="float">
            <text:p>0.007615115</text:p>
          </table:table-cell>
          <table:table-cell office:value-type="float" office:value="0.004994731" calcext:value-type="float">
            <text:p>0.004994731</text:p>
          </table:table-cell>
          <table:table-cell office:value-type="float" office:value="0.004146124" calcext:value-type="float">
            <text:p>0.004146124</text:p>
          </table:table-cell>
          <table:table-cell office:value-type="float" office:value="0.01160291" calcext:value-type="float">
            <text:p>0.01160291</text:p>
          </table:table-cell>
          <table:table-cell office:value-type="float" office:value="0.03771155" calcext:value-type="float">
            <text:p>0.03771155</text:p>
          </table:table-cell>
          <table:table-cell office:value-type="float" office:value="0.05673641" calcext:value-type="float">
            <text:p>0.05673641</text:p>
          </table:table-cell>
          <table:table-cell office:value-type="float" office:value="0.06035193" calcext:value-type="float">
            <text:p>0.06035193</text:p>
          </table:table-cell>
          <table:table-cell office:value-type="float" office:value="0.04157193" calcext:value-type="float">
            <text:p>0.04157193</text:p>
          </table:table-cell>
          <table:table-cell office:value-type="float" office:value="0.1292509" calcext:value-type="float">
            <text:p>0.1292509</text:p>
          </table:table-cell>
          <table:table-cell office:value-type="float" office:value="0.133832" calcext:value-type="float">
            <text:p>0.133832</text:p>
          </table:table-cell>
          <table:table-cell office:value-type="float" office:value="0" calcext:value-type="float">
            <text:p>0</text:p>
          </table:table-cell>
          <table:table-cell office:value-type="float" office:value="10.09087" calcext:value-type="float">
            <text:p>10.09087</text:p>
          </table:table-cell>
          <table:table-cell office:value-type="float" office:value="9.102377" calcext:value-type="float">
            <text:p>9.102377</text:p>
          </table:table-cell>
          <table:table-cell office:value-type="float" office:value="14.25341" calcext:value-type="float">
            <text:p>14.25341</text:p>
          </table:table-cell>
          <table:table-cell office:value-type="float" office:value="4.058238" calcext:value-type="float">
            <text:p>4.058238</text:p>
          </table:table-cell>
          <table:table-cell office:value-type="float" office:value="3.303834" calcext:value-type="float">
            <text:p>3.303834</text:p>
          </table:table-cell>
          <table:table-cell office:value-type="float" office:value="1.77223" calcext:value-type="float">
            <text:p>1.77223</text:p>
          </table:table-cell>
          <table:table-cell office:value-type="float" office:value="1.552684" calcext:value-type="float">
            <text:p>1.552684</text:p>
          </table:table-cell>
          <table:table-cell office:value-type="float" office:value="3.555325" calcext:value-type="float">
            <text:p>3.555325</text:p>
          </table:table-cell>
          <table:table-cell office:value-type="float" office:value="5.511411" calcext:value-type="float">
            <text:p>5.511411</text:p>
          </table:table-cell>
          <table:table-cell office:value-type="float" office:value="5.625665" calcext:value-type="float">
            <text:p>5.625665</text:p>
          </table:table-cell>
          <table:table-cell office:value-type="float" office:value="5.953872" calcext:value-type="float">
            <text:p>5.953872</text:p>
          </table:table-cell>
          <table:table-cell office:value-type="float" office:value="6.091891" calcext:value-type="float">
            <text:p>6.091891</text:p>
          </table:table-cell>
          <table:table-cell office:value-type="float" office:value="6.583905" calcext:value-type="float">
            <text:p>6.583905</text:p>
          </table:table-cell>
          <table:table-cell office:value-type="float" office:value="7.022593" calcext:value-type="float">
            <text:p>7.022593</text:p>
          </table:table-cell>
          <table:table-cell office:value-type="float" office:value="0" calcext:value-type="float">
            <text:p>0</text:p>
          </table:table-cell>
          <table:table-cell office:value-type="float" office:value="0.06433966" calcext:value-type="float">
            <text:p>0.0643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7108" calcext:value-type="float">
            <text:p>1.1971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1.184549" calcext:value-type="float">
            <text:p>1.184549</text:p>
          </table:table-cell>
          <table:table-cell office:value-type="float" office:value="136.6974" calcext:value-type="float">
            <text:p>136.6974</text:p>
          </table:table-cell>
          <table:table-cell office:value-type="float" office:value="0" calcext:value-type="float">
            <text:p>0</text:p>
          </table:table-cell>
          <table:table-cell office:value-type="float" office:value="-1.981486" calcext:value-type="float">
            <text:p>-1.981486</text:p>
          </table:table-cell>
          <table:table-cell office:value-type="float" office:value="22.71519" calcext:value-type="float">
            <text:p>22.71519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93" calcext:value-type="float">
            <text:p>1.503493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2114" calcext:value-type="float">
            <text:p>2.892114E-05</text:p>
          </table:table-cell>
          <table:table-cell office:value-type="float" office:value="1179.984" calcext:value-type="float">
            <text:p>1179.984</text:p>
          </table:table-cell>
          <table:table-cell office:value-type="float" office:value="1.471363" calcext:value-type="float">
            <text:p>1.471363</text:p>
          </table:table-cell>
          <table:table-cell office:value-type="float" office:value="0" calcext:value-type="float">
            <text:p>0</text:p>
          </table:table-cell>
          <table:table-cell office:value-type="float" office:value="0.006250054" calcext:value-type="float">
            <text:p>0.006250054</text:p>
          </table:table-cell>
          <table:table-cell office:value-type="float" office:value="0.01166136" calcext:value-type="float">
            <text:p>0.01166136</text:p>
          </table:table-cell>
          <table:table-cell office:value-type="float" office:value="0.0115808" calcext:value-type="float">
            <text:p>0.0115808</text:p>
          </table:table-cell>
          <table:table-cell office:value-type="float" office:value="0.008023109" calcext:value-type="float">
            <text:p>0.008023109</text:p>
          </table:table-cell>
          <table:table-cell office:value-type="float" office:value="0.007746576" calcext:value-type="float">
            <text:p>0.007746576</text:p>
          </table:table-cell>
          <table:table-cell office:value-type="float" office:value="0.005027173" calcext:value-type="float">
            <text:p>0.005027173</text:p>
          </table:table-cell>
          <table:table-cell office:value-type="float" office:value="0.004173974" calcext:value-type="float">
            <text:p>0.004173974</text:p>
          </table:table-cell>
          <table:table-cell office:value-type="float" office:value="0.01134428" calcext:value-type="float">
            <text:p>0.01134428</text:p>
          </table:table-cell>
          <table:table-cell office:value-type="float" office:value="0.03722601" calcext:value-type="float">
            <text:p>0.03722601</text:p>
          </table:table-cell>
          <table:table-cell office:value-type="float" office:value="0.05639524" calcext:value-type="float">
            <text:p>0.05639524</text:p>
          </table:table-cell>
          <table:table-cell office:value-type="float" office:value="0.05999085" calcext:value-type="float">
            <text:p>0.05999085</text:p>
          </table:table-cell>
          <table:table-cell office:value-type="float" office:value="0.03208108" calcext:value-type="float">
            <text:p>0.03208108</text:p>
          </table:table-cell>
          <table:table-cell office:value-type="float" office:value="0.1293341" calcext:value-type="float">
            <text:p>0.1293341</text:p>
          </table:table-cell>
          <table:table-cell office:value-type="float" office:value="0.1339221" calcext:value-type="float">
            <text:p>0.1339221</text:p>
          </table:table-cell>
          <table:table-cell office:value-type="float" office:value="0" calcext:value-type="float">
            <text:p>0</text:p>
          </table:table-cell>
          <table:table-cell office:value-type="float" office:value="10.06082" calcext:value-type="float">
            <text:p>10.06082</text:p>
          </table:table-cell>
          <table:table-cell office:value-type="float" office:value="9.075686" calcext:value-type="float">
            <text:p>9.075686</text:p>
          </table:table-cell>
          <table:table-cell office:value-type="float" office:value="14.20937" calcext:value-type="float">
            <text:p>14.20937</text:p>
          </table:table-cell>
          <table:table-cell office:value-type="float" office:value="4.051912" calcext:value-type="float">
            <text:p>4.051912</text:p>
          </table:table-cell>
          <table:table-cell office:value-type="float" office:value="3.29924" calcext:value-type="float">
            <text:p>3.29924</text:p>
          </table:table-cell>
          <table:table-cell office:value-type="float" office:value="1.770629" calcext:value-type="float">
            <text:p>1.770629</text:p>
          </table:table-cell>
          <table:table-cell office:value-type="float" office:value="1.550539" calcext:value-type="float">
            <text:p>1.550539</text:p>
          </table:table-cell>
          <table:table-cell office:value-type="float" office:value="3.548499" calcext:value-type="float">
            <text:p>3.548499</text:p>
          </table:table-cell>
          <table:table-cell office:value-type="float" office:value="5.502734" calcext:value-type="float">
            <text:p>5.502734</text:p>
          </table:table-cell>
          <table:table-cell office:value-type="float" office:value="5.62004" calcext:value-type="float">
            <text:p>5.62004</text:p>
          </table:table-cell>
          <table:table-cell office:value-type="float" office:value="5.947349" calcext:value-type="float">
            <text:p>5.947349</text:p>
          </table:table-cell>
          <table:table-cell office:value-type="float" office:value="6.078969" calcext:value-type="float">
            <text:p>6.078969</text:p>
          </table:table-cell>
          <table:table-cell office:value-type="float" office:value="6.591878" calcext:value-type="float">
            <text:p>6.591878</text:p>
          </table:table-cell>
          <table:table-cell office:value-type="float" office:value="7.030946" calcext:value-type="float">
            <text:p>7.030946</text:p>
          </table:table-cell>
          <table:table-cell office:value-type="float" office:value="0" calcext:value-type="float">
            <text:p>0</text:p>
          </table:table-cell>
          <table:table-cell office:value-type="float" office:value="0.01965295" calcext:value-type="float">
            <text:p>0.01965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04277" calcext:value-type="float">
            <text:p>1.2042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1.179466" calcext:value-type="float">
            <text:p>1.179466</text:p>
          </table:table-cell>
          <table:table-cell office:value-type="float" office:value="136.6969" calcext:value-type="float">
            <text:p>136.6969</text:p>
          </table:table-cell>
          <table:table-cell office:value-type="float" office:value="0" calcext:value-type="float">
            <text:p>0</text:p>
          </table:table-cell>
          <table:table-cell office:value-type="float" office:value="-2.045742" calcext:value-type="float">
            <text:p>-2.045742</text:p>
          </table:table-cell>
          <table:table-cell office:value-type="float" office:value="22.6991" calcext:value-type="float">
            <text:p>22.6991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99" calcext:value-type="float">
            <text:p>1.503499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2119" calcext:value-type="float">
            <text:p>2.892119E-05</text:p>
          </table:table-cell>
          <table:table-cell office:value-type="float" office:value="1179.941" calcext:value-type="float">
            <text:p>1179.941</text:p>
          </table:table-cell>
          <table:table-cell office:value-type="float" office:value="1.479362" calcext:value-type="float">
            <text:p>1.479362</text:p>
          </table:table-cell>
          <table:table-cell office:value-type="float" office:value="0" calcext:value-type="float">
            <text:p>0</text:p>
          </table:table-cell>
          <table:table-cell office:value-type="float" office:value="0.00256985" calcext:value-type="float">
            <text:p>0.00256985</text:p>
          </table:table-cell>
          <table:table-cell office:value-type="float" office:value="0.00895178" calcext:value-type="float">
            <text:p>0.00895178</text:p>
          </table:table-cell>
          <table:table-cell office:value-type="float" office:value="0.01103287" calcext:value-type="float">
            <text:p>0.01103287</text:p>
          </table:table-cell>
          <table:table-cell office:value-type="float" office:value="0.007589369" calcext:value-type="float">
            <text:p>0.007589369</text:p>
          </table:table-cell>
          <table:table-cell office:value-type="float" office:value="0.007364757" calcext:value-type="float">
            <text:p>0.007364757</text:p>
          </table:table-cell>
          <table:table-cell office:value-type="float" office:value="0.00491728" calcext:value-type="float">
            <text:p>0.00491728</text:p>
          </table:table-cell>
          <table:table-cell office:value-type="float" office:value="0.004169557" calcext:value-type="float">
            <text:p>0.004169557</text:p>
          </table:table-cell>
          <table:table-cell office:value-type="float" office:value="0.01128822" calcext:value-type="float">
            <text:p>0.01128822</text:p>
          </table:table-cell>
          <table:table-cell office:value-type="float" office:value="0.03809231" calcext:value-type="float">
            <text:p>0.03809231</text:p>
          </table:table-cell>
          <table:table-cell office:value-type="float" office:value="0.05811898" calcext:value-type="float">
            <text:p>0.05811898</text:p>
          </table:table-cell>
          <table:table-cell office:value-type="float" office:value="0.06196743" calcext:value-type="float">
            <text:p>0.06196743</text:p>
          </table:table-cell>
          <table:table-cell office:value-type="float" office:value="0.02487692" calcext:value-type="float">
            <text:p>0.02487692</text:p>
          </table:table-cell>
          <table:table-cell office:value-type="float" office:value="0.1294178" calcext:value-type="float">
            <text:p>0.1294178</text:p>
          </table:table-cell>
          <table:table-cell office:value-type="float" office:value="0.1340121" calcext:value-type="float">
            <text:p>0.1340121</text:p>
          </table:table-cell>
          <table:table-cell office:value-type="float" office:value="0" calcext:value-type="float">
            <text:p>0</text:p>
          </table:table-cell>
          <table:table-cell office:value-type="float" office:value="10.02946" calcext:value-type="float">
            <text:p>10.02946</text:p>
          </table:table-cell>
          <table:table-cell office:value-type="float" office:value="9.049152" calcext:value-type="float">
            <text:p>9.049152</text:p>
          </table:table-cell>
          <table:table-cell office:value-type="float" office:value="14.16667" calcext:value-type="float">
            <text:p>14.16667</text:p>
          </table:table-cell>
          <table:table-cell office:value-type="float" office:value="4.045542" calcext:value-type="float">
            <text:p>4.045542</text:p>
          </table:table-cell>
          <table:table-cell office:value-type="float" office:value="3.29459" calcext:value-type="float">
            <text:p>3.29459</text:p>
          </table:table-cell>
          <table:table-cell office:value-type="float" office:value="1.76903" calcext:value-type="float">
            <text:p>1.76903</text:p>
          </table:table-cell>
          <table:table-cell office:value-type="float" office:value="1.548457" calcext:value-type="float">
            <text:p>1.548457</text:p>
          </table:table-cell>
          <table:table-cell office:value-type="float" office:value="3.541645" calcext:value-type="float">
            <text:p>3.541645</text:p>
          </table:table-cell>
          <table:table-cell office:value-type="float" office:value="5.494071" calcext:value-type="float">
            <text:p>5.494071</text:p>
          </table:table-cell>
          <table:table-cell office:value-type="float" office:value="5.614519" calcext:value-type="float">
            <text:p>5.614519</text:p>
          </table:table-cell>
          <table:table-cell office:value-type="float" office:value="5.940964" calcext:value-type="float">
            <text:p>5.940964</text:p>
          </table:table-cell>
          <table:table-cell office:value-type="float" office:value="6.064046" calcext:value-type="float">
            <text:p>6.064046</text:p>
          </table:table-cell>
          <table:table-cell office:value-type="float" office:value="6.599824" calcext:value-type="float">
            <text:p>6.599824</text:p>
          </table:table-cell>
          <table:table-cell office:value-type="float" office:value="7.039229" calcext:value-type="float">
            <text:p>7.039229</text:p>
          </table:table-cell>
          <table:table-cell office:value-type="float" office:value="0" calcext:value-type="float">
            <text:p>0</text:p>
          </table:table-cell>
          <table:table-cell office:value-type="float" office:value="0.01020731" calcext:value-type="float">
            <text:p>0.01020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292" calcext:value-type="float">
            <text:p>1.2112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1.173483" calcext:value-type="float">
            <text:p>1.173483</text:p>
          </table:table-cell>
          <table:table-cell office:value-type="float" office:value="136.6966" calcext:value-type="float">
            <text:p>136.6966</text:p>
          </table:table-cell>
          <table:table-cell office:value-type="float" office:value="0" calcext:value-type="float">
            <text:p>0</text:p>
          </table:table-cell>
          <table:table-cell office:value-type="float" office:value="-2.109615" calcext:value-type="float">
            <text:p>-2.109615</text:p>
          </table:table-cell>
          <table:table-cell office:value-type="float" office:value="22.68314" calcext:value-type="float">
            <text:p>22.68314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99" calcext:value-type="float">
            <text:p>1.503499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2119" calcext:value-type="float">
            <text:p>2.892119E-05</text:p>
          </table:table-cell>
          <table:table-cell office:value-type="float" office:value="1179.898" calcext:value-type="float">
            <text:p>1179.898</text:p>
          </table:table-cell>
          <table:table-cell office:value-type="float" office:value="1.487308" calcext:value-type="float">
            <text:p>1.487308</text:p>
          </table:table-cell>
          <table:table-cell office:value-type="float" office:value="0" calcext:value-type="float">
            <text:p>0</text:p>
          </table:table-cell>
          <table:table-cell office:value-type="float" office:value="0.004980825" calcext:value-type="float">
            <text:p>0.004980825</text:p>
          </table:table-cell>
          <table:table-cell office:value-type="float" office:value="0.01159396" calcext:value-type="float">
            <text:p>0.01159396</text:p>
          </table:table-cell>
          <table:table-cell office:value-type="float" office:value="0.0118375" calcext:value-type="float">
            <text:p>0.0118375</text:p>
          </table:table-cell>
          <table:table-cell office:value-type="float" office:value="0.008026465" calcext:value-type="float">
            <text:p>0.008026465</text:p>
          </table:table-cell>
          <table:table-cell office:value-type="float" office:value="0.007689777" calcext:value-type="float">
            <text:p>0.007689777</text:p>
          </table:table-cell>
          <table:table-cell office:value-type="float" office:value="0.005010447" calcext:value-type="float">
            <text:p>0.005010447</text:p>
          </table:table-cell>
          <table:table-cell office:value-type="float" office:value="0.004202909" calcext:value-type="float">
            <text:p>0.004202909</text:p>
          </table:table-cell>
          <table:table-cell office:value-type="float" office:value="0.01125618" calcext:value-type="float">
            <text:p>0.01125618</text:p>
          </table:table-cell>
          <table:table-cell office:value-type="float" office:value="0.03908112" calcext:value-type="float">
            <text:p>0.03908112</text:p>
          </table:table-cell>
          <table:table-cell office:value-type="float" office:value="0.06025926" calcext:value-type="float">
            <text:p>0.06025926</text:p>
          </table:table-cell>
          <table:table-cell office:value-type="float" office:value="0.06437083" calcext:value-type="float">
            <text:p>0.06437083</text:p>
          </table:table-cell>
          <table:table-cell office:value-type="float" office:value="0.02026702" calcext:value-type="float">
            <text:p>0.02026702</text:p>
          </table:table-cell>
          <table:table-cell office:value-type="float" office:value="0.1295018" calcext:value-type="float">
            <text:p>0.1295018</text:p>
          </table:table-cell>
          <table:table-cell office:value-type="float" office:value="0.1341017" calcext:value-type="float">
            <text:p>0.1341017</text:p>
          </table:table-cell>
          <table:table-cell office:value-type="float" office:value="0" calcext:value-type="float">
            <text:p>0</text:p>
          </table:table-cell>
          <table:table-cell office:value-type="float" office:value="10.0026" calcext:value-type="float">
            <text:p>10.0026</text:p>
          </table:table-cell>
          <table:table-cell office:value-type="float" office:value="9.024327" calcext:value-type="float">
            <text:p>9.024327</text:p>
          </table:table-cell>
          <table:table-cell office:value-type="float" office:value="14.12383" calcext:value-type="float">
            <text:p>14.12383</text:p>
          </table:table-cell>
          <table:table-cell office:value-type="float" office:value="4.039123" calcext:value-type="float">
            <text:p>4.039123</text:p>
          </table:table-cell>
          <table:table-cell office:value-type="float" office:value="3.289863" calcext:value-type="float">
            <text:p>3.289863</text:p>
          </table:table-cell>
          <table:table-cell office:value-type="float" office:value="1.76742" calcext:value-type="float">
            <text:p>1.76742</text:p>
          </table:table-cell>
          <table:table-cell office:value-type="float" office:value="1.546412" calcext:value-type="float">
            <text:p>1.546412</text:p>
          </table:table-cell>
          <table:table-cell office:value-type="float" office:value="3.53481" calcext:value-type="float">
            <text:p>3.53481</text:p>
          </table:table-cell>
          <table:table-cell office:value-type="float" office:value="5.485721" calcext:value-type="float">
            <text:p>5.485721</text:p>
          </table:table-cell>
          <table:table-cell office:value-type="float" office:value="5.609587" calcext:value-type="float">
            <text:p>5.609587</text:p>
          </table:table-cell>
          <table:table-cell office:value-type="float" office:value="5.935321" calcext:value-type="float">
            <text:p>5.935321</text:p>
          </table:table-cell>
          <table:table-cell office:value-type="float" office:value="6.047764" calcext:value-type="float">
            <text:p>6.047764</text:p>
          </table:table-cell>
          <table:table-cell office:value-type="float" office:value="6.60777" calcext:value-type="float">
            <text:p>6.60777</text:p>
          </table:table-cell>
          <table:table-cell office:value-type="float" office:value="7.047513" calcext:value-type="float">
            <text:p>7.047513</text:p>
          </table:table-cell>
          <table:table-cell office:value-type="float" office:value="0" calcext:value-type="float">
            <text:p>0</text:p>
          </table:table-cell>
          <table:table-cell office:value-type="float" office:value="0.006775311" calcext:value-type="float">
            <text:p>0.00677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9307" calcext:value-type="float">
            <text:p>1.2193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1.16943" calcext:value-type="float">
            <text:p>1.16943</text:p>
          </table:table-cell>
          <table:table-cell office:value-type="float" office:value="136.6942" calcext:value-type="float">
            <text:p>136.6942</text:p>
          </table:table-cell>
          <table:table-cell office:value-type="float" office:value="0" calcext:value-type="float">
            <text:p>0</text:p>
          </table:table-cell>
          <table:table-cell office:value-type="float" office:value="-2.173969" calcext:value-type="float">
            <text:p>-2.173969</text:p>
          </table:table-cell>
          <table:table-cell office:value-type="float" office:value="22.66741" calcext:value-type="float">
            <text:p>22.66741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99" calcext:value-type="float">
            <text:p>1.503499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2119" calcext:value-type="float">
            <text:p>2.892119E-05</text:p>
          </table:table-cell>
          <table:table-cell office:value-type="float" office:value="1179.855" calcext:value-type="float">
            <text:p>1179.855</text:p>
          </table:table-cell>
          <table:table-cell office:value-type="float" office:value="1.490124" calcext:value-type="float">
            <text:p>1.490124</text:p>
          </table:table-cell>
          <table:table-cell office:value-type="float" office:value="0" calcext:value-type="float">
            <text:p>0</text:p>
          </table:table-cell>
          <table:table-cell office:value-type="float" office:value="0.005603614" calcext:value-type="float">
            <text:p>0.005603614</text:p>
          </table:table-cell>
          <table:table-cell office:value-type="float" office:value="0.01213109" calcext:value-type="float">
            <text:p>0.01213109</text:p>
          </table:table-cell>
          <table:table-cell office:value-type="float" office:value="0.0121355" calcext:value-type="float">
            <text:p>0.0121355</text:p>
          </table:table-cell>
          <table:table-cell office:value-type="float" office:value="0.007895518" calcext:value-type="float">
            <text:p>0.007895518</text:p>
          </table:table-cell>
          <table:table-cell office:value-type="float" office:value="0.007627487" calcext:value-type="float">
            <text:p>0.007627487</text:p>
          </table:table-cell>
          <table:table-cell office:value-type="float" office:value="0.00499578" calcext:value-type="float">
            <text:p>0.00499578</text:p>
          </table:table-cell>
          <table:table-cell office:value-type="float" office:value="0.004227937" calcext:value-type="float">
            <text:p>0.004227937</text:p>
          </table:table-cell>
          <table:table-cell office:value-type="float" office:value="0.01108817" calcext:value-type="float">
            <text:p>0.01108817</text:p>
          </table:table-cell>
          <table:table-cell office:value-type="float" office:value="0.03876375" calcext:value-type="float">
            <text:p>0.03876375</text:p>
          </table:table-cell>
          <table:table-cell office:value-type="float" office:value="0.06028247" calcext:value-type="float">
            <text:p>0.06028247</text:p>
          </table:table-cell>
          <table:table-cell office:value-type="float" office:value="0.06432039" calcext:value-type="float">
            <text:p>0.06432039</text:p>
          </table:table-cell>
          <table:table-cell office:value-type="float" office:value="0.01739974" calcext:value-type="float">
            <text:p>0.01739974</text:p>
          </table:table-cell>
          <table:table-cell office:value-type="float" office:value="0.1295857" calcext:value-type="float">
            <text:p>0.1295857</text:p>
          </table:table-cell>
          <table:table-cell office:value-type="float" office:value="0.1341911" calcext:value-type="float">
            <text:p>0.1341911</text:p>
          </table:table-cell>
          <table:table-cell office:value-type="float" office:value="0" calcext:value-type="float">
            <text:p>0</text:p>
          </table:table-cell>
          <table:table-cell office:value-type="float" office:value="9.981265" calcext:value-type="float">
            <text:p>9.981265</text:p>
          </table:table-cell>
          <table:table-cell office:value-type="float" office:value="9.003752" calcext:value-type="float">
            <text:p>9.003752</text:p>
          </table:table-cell>
          <table:table-cell office:value-type="float" office:value="14.08628" calcext:value-type="float">
            <text:p>14.08628</text:p>
          </table:table-cell>
          <table:table-cell office:value-type="float" office:value="4.032814" calcext:value-type="float">
            <text:p>4.032814</text:p>
          </table:table-cell>
          <table:table-cell office:value-type="float" office:value="3.285202" calcext:value-type="float">
            <text:p>3.285202</text:p>
          </table:table-cell>
          <table:table-cell office:value-type="float" office:value="1.765825" calcext:value-type="float">
            <text:p>1.765825</text:p>
          </table:table-cell>
          <table:table-cell office:value-type="float" office:value="1.544427" calcext:value-type="float">
            <text:p>1.544427</text:p>
          </table:table-cell>
          <table:table-cell office:value-type="float" office:value="3.527976" calcext:value-type="float">
            <text:p>3.527976</text:p>
          </table:table-cell>
          <table:table-cell office:value-type="float" office:value="5.477432" calcext:value-type="float">
            <text:p>5.477432</text:p>
          </table:table-cell>
          <table:table-cell office:value-type="float" office:value="5.604844" calcext:value-type="float">
            <text:p>5.604844</text:p>
          </table:table-cell>
          <table:table-cell office:value-type="float" office:value="5.929893" calcext:value-type="float">
            <text:p>5.929893</text:p>
          </table:table-cell>
          <table:table-cell office:value-type="float" office:value="6.030641" calcext:value-type="float">
            <text:p>6.030641</text:p>
          </table:table-cell>
          <table:table-cell office:value-type="float" office:value="6.615678" calcext:value-type="float">
            <text:p>6.615678</text:p>
          </table:table-cell>
          <table:table-cell office:value-type="float" office:value="7.055812" calcext:value-type="float">
            <text:p>7.055812</text:p>
          </table:table-cell>
          <table:table-cell office:value-type="float" office:value="0" calcext:value-type="float">
            <text:p>0</text:p>
          </table:table-cell>
          <table:table-cell office:value-type="float" office:value="0.00339758" calcext:value-type="float">
            <text:p>0.0033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7653" calcext:value-type="float">
            <text:p>1.2276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1.16777" calcext:value-type="float">
            <text:p>1.16777</text:p>
          </table:table-cell>
          <table:table-cell office:value-type="float" office:value="136.6894" calcext:value-type="float">
            <text:p>136.6894</text:p>
          </table:table-cell>
          <table:table-cell office:value-type="float" office:value="0" calcext:value-type="float">
            <text:p>0</text:p>
          </table:table-cell>
          <table:table-cell office:value-type="float" office:value="-2.238162" calcext:value-type="float">
            <text:p>-2.238162</text:p>
          </table:table-cell>
          <table:table-cell office:value-type="float" office:value="22.65182" calcext:value-type="float">
            <text:p>22.65182</text:p>
          </table:table-cell>
          <table:table-cell office:value-type="float" office:value="0.001870816" calcext:value-type="float">
            <text:p>0.001870816</text:p>
          </table:table-cell>
          <table:table-cell office:value-type="float" office:value="0.00001503499" calcext:value-type="float">
            <text:p>1.503499E-05</text:p>
          </table:table-cell>
          <table:table-cell office:value-type="float" office:value="0.0009997555" calcext:value-type="float">
            <text:p>0.0009997555</text:p>
          </table:table-cell>
          <table:table-cell office:value-type="float" office:value="0.00002892119" calcext:value-type="float">
            <text:p>2.892119E-05</text:p>
          </table:table-cell>
          <table:table-cell office:value-type="float" office:value="1179.812" calcext:value-type="float">
            <text:p>1179.812</text:p>
          </table:table-cell>
          <table:table-cell office:value-type="float" office:value="1.487395" calcext:value-type="float">
            <text:p>1.487395</text:p>
          </table:table-cell>
          <table:table-cell office:value-type="float" office:value="0" calcext:value-type="float">
            <text:p>0</text:p>
          </table:table-cell>
          <table:table-cell office:value-type="float" office:value="0.01401082" calcext:value-type="float">
            <text:p>0.01401082</text:p>
          </table:table-cell>
          <table:table-cell office:value-type="float" office:value="0.01457624" calcext:value-type="float">
            <text:p>0.01457624</text:p>
          </table:table-cell>
          <table:table-cell office:value-type="float" office:value="0.0129226" calcext:value-type="float">
            <text:p>0.0129226</text:p>
          </table:table-cell>
          <table:table-cell office:value-type="float" office:value="0.008020936" calcext:value-type="float">
            <text:p>0.008020936</text:p>
          </table:table-cell>
          <table:table-cell office:value-type="float" office:value="0.007712424" calcext:value-type="float">
            <text:p>0.007712424</text:p>
          </table:table-cell>
          <table:table-cell office:value-type="float" office:value="0.004968395" calcext:value-type="float">
            <text:p>0.004968395</text:p>
          </table:table-cell>
          <table:table-cell office:value-type="float" office:value="0.004244013" calcext:value-type="float">
            <text:p>0.004244013</text:p>
          </table:table-cell>
          <table:table-cell office:value-type="float" office:value="0.01092585" calcext:value-type="float">
            <text:p>0.01092585</text:p>
          </table:table-cell>
          <table:table-cell office:value-type="float" office:value="0.03817545" calcext:value-type="float">
            <text:p>0.03817545</text:p>
          </table:table-cell>
          <table:table-cell office:value-type="float" office:value="0.05975446" calcext:value-type="float">
            <text:p>0.05975446</text:p>
          </table:table-cell>
          <table:table-cell office:value-type="float" office:value="0.06364174" calcext:value-type="float">
            <text:p>0.06364174</text:p>
          </table:table-cell>
          <table:table-cell office:value-type="float" office:value="0.01565872" calcext:value-type="float">
            <text:p>0.01565872</text:p>
          </table:table-cell>
          <table:table-cell office:value-type="float" office:value="0.1296694" calcext:value-type="float">
            <text:p>0.1296694</text:p>
          </table:table-cell>
          <table:table-cell office:value-type="float" office:value="0.1342804" calcext:value-type="float">
            <text:p>0.1342804</text:p>
          </table:table-cell>
          <table:table-cell office:value-type="float" office:value="0" calcext:value-type="float">
            <text:p>0</text:p>
          </table:table-cell>
          <table:table-cell office:value-type="float" office:value="9.966416" calcext:value-type="float">
            <text:p>9.966416</text:p>
          </table:table-cell>
          <table:table-cell office:value-type="float" office:value="8.986861" calcext:value-type="float">
            <text:p>8.986861</text:p>
          </table:table-cell>
          <table:table-cell office:value-type="float" office:value="14.05357" calcext:value-type="float">
            <text:p>14.05357</text:p>
          </table:table-cell>
          <table:table-cell office:value-type="float" office:value="4.026592" calcext:value-type="float">
            <text:p>4.026592</text:p>
          </table:table-cell>
          <table:table-cell office:value-type="float" office:value="3.280597" calcext:value-type="float">
            <text:p>3.280597</text:p>
          </table:table-cell>
          <table:table-cell office:value-type="float" office:value="1.764224" calcext:value-type="float">
            <text:p>1.764224</text:p>
          </table:table-cell>
          <table:table-cell office:value-type="float" office:value="1.542494" calcext:value-type="float">
            <text:p>1.542494</text:p>
          </table:table-cell>
          <table:table-cell office:value-type="float" office:value="3.52117" calcext:value-type="float">
            <text:p>3.52117</text:p>
          </table:table-cell>
          <table:table-cell office:value-type="float" office:value="5.469087" calcext:value-type="float">
            <text:p>5.469087</text:p>
          </table:table-cell>
          <table:table-cell office:value-type="float" office:value="5.600065" calcext:value-type="float">
            <text:p>5.600065</text:p>
          </table:table-cell>
          <table:table-cell office:value-type="float" office:value="5.92441" calcext:value-type="float">
            <text:p>5.92441</text:p>
          </table:table-cell>
          <table:table-cell office:value-type="float" office:value="6.013033" calcext:value-type="float">
            <text:p>6.013033</text:p>
          </table:table-cell>
          <table:table-cell office:value-type="float" office:value="6.623586" calcext:value-type="float">
            <text:p>6.623586</text:p>
          </table:table-cell>
          <table:table-cell office:value-type="float" office:value="7.064129" calcext:value-type="float">
            <text:p>7.064129</text:p>
          </table:table-cell>
          <table:table-cell office:value-type="float" office:value="0" calcext:value-type="float">
            <text:p>0</text:p>
          </table:table-cell>
          <table:table-cell office:value-type="float" office:value="0.05766444" calcext:value-type="float">
            <text:p>0.0576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924" calcext:value-type="float">
            <text:p>1.2359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1.164058" calcext:value-type="float">
            <text:p>1.164058</text:p>
          </table:table-cell>
          <table:table-cell office:value-type="float" office:value="136.6869" calcext:value-type="float">
            <text:p>136.6869</text:p>
          </table:table-cell>
          <table:table-cell office:value-type="float" office:value="0" calcext:value-type="float">
            <text:p>0</text:p>
          </table:table-cell>
          <table:table-cell office:value-type="float" office:value="-2.302725" calcext:value-type="float">
            <text:p>-2.302725</text:p>
          </table:table-cell>
          <table:table-cell office:value-type="float" office:value="22.63543" calcext:value-type="float">
            <text:p>22.63543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43035" calcext:value-type="float">
            <text:p>1.843035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6371" calcext:value-type="float">
            <text:p>2.916371E-05</text:p>
          </table:table-cell>
          <table:table-cell office:value-type="float" office:value="1179.77" calcext:value-type="float">
            <text:p>1179.77</text:p>
          </table:table-cell>
          <table:table-cell office:value-type="float" office:value="1.485836" calcext:value-type="float">
            <text:p>1.485836</text:p>
          </table:table-cell>
          <table:table-cell office:value-type="float" office:value="0" calcext:value-type="float">
            <text:p>0</text:p>
          </table:table-cell>
          <table:table-cell office:value-type="float" office:value="0.004434092" calcext:value-type="float">
            <text:p>0.004434092</text:p>
          </table:table-cell>
          <table:table-cell office:value-type="float" office:value="0.009706722" calcext:value-type="float">
            <text:p>0.009706722</text:p>
          </table:table-cell>
          <table:table-cell office:value-type="float" office:value="0.01185695" calcext:value-type="float">
            <text:p>0.01185695</text:p>
          </table:table-cell>
          <table:table-cell office:value-type="float" office:value="0.00751072" calcext:value-type="float">
            <text:p>0.00751072</text:p>
          </table:table-cell>
          <table:table-cell office:value-type="float" office:value="0.007632958" calcext:value-type="float">
            <text:p>0.007632958</text:p>
          </table:table-cell>
          <table:table-cell office:value-type="float" office:value="0.004955277" calcext:value-type="float">
            <text:p>0.004955277</text:p>
          </table:table-cell>
          <table:table-cell office:value-type="float" office:value="0.004090413" calcext:value-type="float">
            <text:p>0.004090413</text:p>
          </table:table-cell>
          <table:table-cell office:value-type="float" office:value="0.01076896" calcext:value-type="float">
            <text:p>0.01076896</text:p>
          </table:table-cell>
          <table:table-cell office:value-type="float" office:value="0.03776067" calcext:value-type="float">
            <text:p>0.03776067</text:p>
          </table:table-cell>
          <table:table-cell office:value-type="float" office:value="0.05930618" calcext:value-type="float">
            <text:p>0.05930618</text:p>
          </table:table-cell>
          <table:table-cell office:value-type="float" office:value="0.06305666" calcext:value-type="float">
            <text:p>0.06305666</text:p>
          </table:table-cell>
          <table:table-cell office:value-type="float" office:value="0.01471628" calcext:value-type="float">
            <text:p>0.01471628</text:p>
          </table:table-cell>
          <table:table-cell office:value-type="float" office:value="0.1297533" calcext:value-type="float">
            <text:p>0.1297533</text:p>
          </table:table-cell>
          <table:table-cell office:value-type="float" office:value="0.1343697" calcext:value-type="float">
            <text:p>0.1343697</text:p>
          </table:table-cell>
          <table:table-cell office:value-type="float" office:value="0" calcext:value-type="float">
            <text:p>0</text:p>
          </table:table-cell>
          <table:table-cell office:value-type="float" office:value="9.937449" calcext:value-type="float">
            <text:p>9.937449</text:p>
          </table:table-cell>
          <table:table-cell office:value-type="float" office:value="8.961456" calcext:value-type="float">
            <text:p>8.961456</text:p>
          </table:table-cell>
          <table:table-cell office:value-type="float" office:value="14.02259" calcext:value-type="float">
            <text:p>14.02259</text:p>
          </table:table-cell>
          <table:table-cell office:value-type="float" office:value="4.020152" calcext:value-type="float">
            <text:p>4.020152</text:p>
          </table:table-cell>
          <table:table-cell office:value-type="float" office:value="3.276062" calcext:value-type="float">
            <text:p>3.276062</text:p>
          </table:table-cell>
          <table:table-cell office:value-type="float" office:value="1.762633" calcext:value-type="float">
            <text:p>1.762633</text:p>
          </table:table-cell>
          <table:table-cell office:value-type="float" office:value="1.540387" calcext:value-type="float">
            <text:p>1.540387</text:p>
          </table:table-cell>
          <table:table-cell office:value-type="float" office:value="3.514369" calcext:value-type="float">
            <text:p>3.514369</text:p>
          </table:table-cell>
          <table:table-cell office:value-type="float" office:value="5.460651" calcext:value-type="float">
            <text:p>5.460651</text:p>
          </table:table-cell>
          <table:table-cell office:value-type="float" office:value="5.595148" calcext:value-type="float">
            <text:p>5.595148</text:p>
          </table:table-cell>
          <table:table-cell office:value-type="float" office:value="5.918733" calcext:value-type="float">
            <text:p>5.918733</text:p>
          </table:table-cell>
          <table:table-cell office:value-type="float" office:value="5.995169" calcext:value-type="float">
            <text:p>5.995169</text:p>
          </table:table-cell>
          <table:table-cell office:value-type="float" office:value="6.631464" calcext:value-type="float">
            <text:p>6.631464</text:p>
          </table:table-cell>
          <table:table-cell office:value-type="float" office:value="7.072396" calcext:value-type="float">
            <text:p>7.072396</text:p>
          </table:table-cell>
          <table:table-cell office:value-type="float" office:value="0" calcext:value-type="float">
            <text:p>0</text:p>
          </table:table-cell>
          <table:table-cell office:value-type="float" office:value="0.01041777" calcext:value-type="float">
            <text:p>0.01041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44107" calcext:value-type="float">
            <text:p>1.24410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1.159489" calcext:value-type="float">
            <text:p>1.159489</text:p>
          </table:table-cell>
          <table:table-cell office:value-type="float" office:value="136.6858" calcext:value-type="float">
            <text:p>136.6858</text:p>
          </table:table-cell>
          <table:table-cell office:value-type="float" office:value="0" calcext:value-type="float">
            <text:p>0</text:p>
          </table:table-cell>
          <table:table-cell office:value-type="float" office:value="-2.36732" calcext:value-type="float">
            <text:p>-2.36732</text:p>
          </table:table-cell>
          <table:table-cell office:value-type="float" office:value="22.61847" calcext:value-type="float">
            <text:p>22.61847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43035" calcext:value-type="float">
            <text:p>1.843035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6371" calcext:value-type="float">
            <text:p>2.916371E-05</text:p>
          </table:table-cell>
          <table:table-cell office:value-type="float" office:value="1179.727" calcext:value-type="float">
            <text:p>1179.727</text:p>
          </table:table-cell>
          <table:table-cell office:value-type="float" office:value="1.493766" calcext:value-type="float">
            <text:p>1.493766</text:p>
          </table:table-cell>
          <table:table-cell office:value-type="float" office:value="0" calcext:value-type="float">
            <text:p>0</text:p>
          </table:table-cell>
          <table:table-cell office:value-type="float" office:value="0.003121557" calcext:value-type="float">
            <text:p>0.003121557</text:p>
          </table:table-cell>
          <table:table-cell office:value-type="float" office:value="0.009973016" calcext:value-type="float">
            <text:p>0.009973016</text:p>
          </table:table-cell>
          <table:table-cell office:value-type="float" office:value="0.01255631" calcext:value-type="float">
            <text:p>0.01255631</text:p>
          </table:table-cell>
          <table:table-cell office:value-type="float" office:value="0.007759323" calcext:value-type="float">
            <text:p>0.007759323</text:p>
          </table:table-cell>
          <table:table-cell office:value-type="float" office:value="0.00766349" calcext:value-type="float">
            <text:p>0.00766349</text:p>
          </table:table-cell>
          <table:table-cell office:value-type="float" office:value="0.004960098" calcext:value-type="float">
            <text:p>0.004960098</text:p>
          </table:table-cell>
          <table:table-cell office:value-type="float" office:value="0.004134046" calcext:value-type="float">
            <text:p>0.004134046</text:p>
          </table:table-cell>
          <table:table-cell office:value-type="float" office:value="0.01060157" calcext:value-type="float">
            <text:p>0.01060157</text:p>
          </table:table-cell>
          <table:table-cell office:value-type="float" office:value="0.03757079" calcext:value-type="float">
            <text:p>0.03757079</text:p>
          </table:table-cell>
          <table:table-cell office:value-type="float" office:value="0.05940025" calcext:value-type="float">
            <text:p>0.05940025</text:p>
          </table:table-cell>
          <table:table-cell office:value-type="float" office:value="0.06311075" calcext:value-type="float">
            <text:p>0.06311075</text:p>
          </table:table-cell>
          <table:table-cell office:value-type="float" office:value="0.01450839" calcext:value-type="float">
            <text:p>0.01450839</text:p>
          </table:table-cell>
          <table:table-cell office:value-type="float" office:value="0.1298373" calcext:value-type="float">
            <text:p>0.1298373</text:p>
          </table:table-cell>
          <table:table-cell office:value-type="float" office:value="0.1344591" calcext:value-type="float">
            <text:p>0.1344591</text:p>
          </table:table-cell>
          <table:table-cell office:value-type="float" office:value="0" calcext:value-type="float">
            <text:p>0</text:p>
          </table:table-cell>
          <table:table-cell office:value-type="float" office:value="9.901054" calcext:value-type="float">
            <text:p>9.901054</text:p>
          </table:table-cell>
          <table:table-cell office:value-type="float" office:value="8.927732" calcext:value-type="float">
            <text:p>8.927732</text:p>
          </table:table-cell>
          <table:table-cell office:value-type="float" office:value="13.98846" calcext:value-type="float">
            <text:p>13.98846</text:p>
          </table:table-cell>
          <table:table-cell office:value-type="float" office:value="4.013369" calcext:value-type="float">
            <text:p>4.013369</text:p>
          </table:table-cell>
          <table:table-cell office:value-type="float" office:value="3.271443" calcext:value-type="float">
            <text:p>3.271443</text:p>
          </table:table-cell>
          <table:table-cell office:value-type="float" office:value="1.761039" calcext:value-type="float">
            <text:p>1.761039</text:p>
          </table:table-cell>
          <table:table-cell office:value-type="float" office:value="1.538107" calcext:value-type="float">
            <text:p>1.538107</text:p>
          </table:table-cell>
          <table:table-cell office:value-type="float" office:value="3.50754" calcext:value-type="float">
            <text:p>3.50754</text:p>
          </table:table-cell>
          <table:table-cell office:value-type="float" office:value="5.452256" calcext:value-type="float">
            <text:p>5.452256</text:p>
          </table:table-cell>
          <table:table-cell office:value-type="float" office:value="5.590294" calcext:value-type="float">
            <text:p>5.590294</text:p>
          </table:table-cell>
          <table:table-cell office:value-type="float" office:value="5.913122" calcext:value-type="float">
            <text:p>5.913122</text:p>
          </table:table-cell>
          <table:table-cell office:value-type="float" office:value="5.977244" calcext:value-type="float">
            <text:p>5.977244</text:p>
          </table:table-cell>
          <table:table-cell office:value-type="float" office:value="6.639332" calcext:value-type="float">
            <text:p>6.639332</text:p>
          </table:table-cell>
          <table:table-cell office:value-type="float" office:value="7.080695" calcext:value-type="float">
            <text:p>7.080695</text:p>
          </table:table-cell>
          <table:table-cell office:value-type="float" office:value="0" calcext:value-type="float">
            <text:p>0</text:p>
          </table:table-cell>
          <table:table-cell office:value-type="float" office:value="0.009591438" calcext:value-type="float">
            <text:p>0.00959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1999" calcext:value-type="float">
            <text:p>1.2519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1.156562" calcext:value-type="float">
            <text:p>1.156562</text:p>
          </table:table-cell>
          <table:table-cell office:value-type="float" office:value="136.6829" calcext:value-type="float">
            <text:p>136.6829</text:p>
          </table:table-cell>
          <table:table-cell office:value-type="float" office:value="0" calcext:value-type="float">
            <text:p>0</text:p>
          </table:table-cell>
          <table:table-cell office:value-type="float" office:value="-2.432064" calcext:value-type="float">
            <text:p>-2.432064</text:p>
          </table:table-cell>
          <table:table-cell office:value-type="float" office:value="22.60192" calcext:value-type="float">
            <text:p>22.60192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43035" calcext:value-type="float">
            <text:p>1.843035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6371" calcext:value-type="float">
            <text:p>2.916371E-05</text:p>
          </table:table-cell>
          <table:table-cell office:value-type="float" office:value="1179.684" calcext:value-type="float">
            <text:p>1179.684</text:p>
          </table:table-cell>
          <table:table-cell office:value-type="float" office:value="1.497717" calcext:value-type="float">
            <text:p>1.497717</text:p>
          </table:table-cell>
          <table:table-cell office:value-type="float" office:value="0" calcext:value-type="float">
            <text:p>0</text:p>
          </table:table-cell>
          <table:table-cell office:value-type="float" office:value="0.003145556" calcext:value-type="float">
            <text:p>0.003145556</text:p>
          </table:table-cell>
          <table:table-cell office:value-type="float" office:value="0.01011667" calcext:value-type="float">
            <text:p>0.01011667</text:p>
          </table:table-cell>
          <table:table-cell office:value-type="float" office:value="0.01187784" calcext:value-type="float">
            <text:p>0.01187784</text:p>
          </table:table-cell>
          <table:table-cell office:value-type="float" office:value="0.007310265" calcext:value-type="float">
            <text:p>0.007310265</text:p>
          </table:table-cell>
          <table:table-cell office:value-type="float" office:value="0.00722381" calcext:value-type="float">
            <text:p>0.00722381</text:p>
          </table:table-cell>
          <table:table-cell office:value-type="float" office:value="0.004836858" calcext:value-type="float">
            <text:p>0.004836858</text:p>
          </table:table-cell>
          <table:table-cell office:value-type="float" office:value="0.004148623" calcext:value-type="float">
            <text:p>0.004148623</text:p>
          </table:table-cell>
          <table:table-cell office:value-type="float" office:value="0.01034771" calcext:value-type="float">
            <text:p>0.01034771</text:p>
          </table:table-cell>
          <table:table-cell office:value-type="float" office:value="0.0365329" calcext:value-type="float">
            <text:p>0.0365329</text:p>
          </table:table-cell>
          <table:table-cell office:value-type="float" office:value="0.05820036" calcext:value-type="float">
            <text:p>0.05820036</text:p>
          </table:table-cell>
          <table:table-cell office:value-type="float" office:value="0.06170241" calcext:value-type="float">
            <text:p>0.06170241</text:p>
          </table:table-cell>
          <table:table-cell office:value-type="float" office:value="0.0147287" calcext:value-type="float">
            <text:p>0.0147287</text:p>
          </table:table-cell>
          <table:table-cell office:value-type="float" office:value="0.1299214" calcext:value-type="float">
            <text:p>0.1299214</text:p>
          </table:table-cell>
          <table:table-cell office:value-type="float" office:value="0.1345484" calcext:value-type="float">
            <text:p>0.1345484</text:p>
          </table:table-cell>
          <table:table-cell office:value-type="float" office:value="0" calcext:value-type="float">
            <text:p>0</text:p>
          </table:table-cell>
          <table:table-cell office:value-type="float" office:value="9.875006" calcext:value-type="float">
            <text:p>9.875006</text:p>
          </table:table-cell>
          <table:table-cell office:value-type="float" office:value="8.903293" calcext:value-type="float">
            <text:p>8.903293</text:p>
          </table:table-cell>
          <table:table-cell office:value-type="float" office:value="13.95594" calcext:value-type="float">
            <text:p>13.95594</text:p>
          </table:table-cell>
          <table:table-cell office:value-type="float" office:value="4.006831" calcext:value-type="float">
            <text:p>4.006831</text:p>
          </table:table-cell>
          <table:table-cell office:value-type="float" office:value="3.266796" calcext:value-type="float">
            <text:p>3.266796</text:p>
          </table:table-cell>
          <table:table-cell office:value-type="float" office:value="1.759447" calcext:value-type="float">
            <text:p>1.759447</text:p>
          </table:table-cell>
          <table:table-cell office:value-type="float" office:value="1.535953" calcext:value-type="float">
            <text:p>1.535953</text:p>
          </table:table-cell>
          <table:table-cell office:value-type="float" office:value="3.500654" calcext:value-type="float">
            <text:p>3.500654</text:p>
          </table:table-cell>
          <table:table-cell office:value-type="float" office:value="5.443746" calcext:value-type="float">
            <text:p>5.443746</text:p>
          </table:table-cell>
          <table:table-cell office:value-type="float" office:value="5.585312" calcext:value-type="float">
            <text:p>5.585312</text:p>
          </table:table-cell>
          <table:table-cell office:value-type="float" office:value="5.907333" calcext:value-type="float">
            <text:p>5.907333</text:p>
          </table:table-cell>
          <table:table-cell office:value-type="float" office:value="5.959403" calcext:value-type="float">
            <text:p>5.959403</text:p>
          </table:table-cell>
          <table:table-cell office:value-type="float" office:value="6.64718" calcext:value-type="float">
            <text:p>6.64718</text:p>
          </table:table-cell>
          <table:table-cell office:value-type="float" office:value="7.088995" calcext:value-type="float">
            <text:p>7.088995</text:p>
          </table:table-cell>
          <table:table-cell office:value-type="float" office:value="0" calcext:value-type="float">
            <text:p>0</text:p>
          </table:table-cell>
          <table:table-cell office:value-type="float" office:value="0.005311323" calcext:value-type="float">
            <text:p>0.005311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59804" calcext:value-type="float">
            <text:p>1.2598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1.155325" calcext:value-type="float">
            <text:p>1.155325</text:p>
          </table:table-cell>
          <table:table-cell office:value-type="float" office:value="136.6791" calcext:value-type="float">
            <text:p>136.6791</text:p>
          </table:table-cell>
          <table:table-cell office:value-type="float" office:value="0" calcext:value-type="float">
            <text:p>0</text:p>
          </table:table-cell>
          <table:table-cell office:value-type="float" office:value="-2.496883" calcext:value-type="float">
            <text:p>-2.496883</text:p>
          </table:table-cell>
          <table:table-cell office:value-type="float" office:value="22.58525" calcext:value-type="float">
            <text:p>22.58525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43035" calcext:value-type="float">
            <text:p>1.843035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6371" calcext:value-type="float">
            <text:p>2.916371E-05</text:p>
          </table:table-cell>
          <table:table-cell office:value-type="float" office:value="1179.641" calcext:value-type="float">
            <text:p>1179.641</text:p>
          </table:table-cell>
          <table:table-cell office:value-type="float" office:value="1.496234" calcext:value-type="float">
            <text:p>1.496234</text:p>
          </table:table-cell>
          <table:table-cell office:value-type="float" office:value="0" calcext:value-type="float">
            <text:p>0</text:p>
          </table:table-cell>
          <table:table-cell office:value-type="float" office:value="0.003757718" calcext:value-type="float">
            <text:p>0.003757718</text:p>
          </table:table-cell>
          <table:table-cell office:value-type="float" office:value="0.0114886" calcext:value-type="float">
            <text:p>0.0114886</text:p>
          </table:table-cell>
          <table:table-cell office:value-type="float" office:value="0.01211745" calcext:value-type="float">
            <text:p>0.01211745</text:p>
          </table:table-cell>
          <table:table-cell office:value-type="float" office:value="0.007195764" calcext:value-type="float">
            <text:p>0.007195764</text:p>
          </table:table-cell>
          <table:table-cell office:value-type="float" office:value="0.006965485" calcext:value-type="float">
            <text:p>0.006965485</text:p>
          </table:table-cell>
          <table:table-cell office:value-type="float" office:value="0.004670156" calcext:value-type="float">
            <text:p>0.004670156</text:p>
          </table:table-cell>
          <table:table-cell office:value-type="float" office:value="0.004124812" calcext:value-type="float">
            <text:p>0.004124812</text:p>
          </table:table-cell>
          <table:table-cell office:value-type="float" office:value="0.01005364" calcext:value-type="float">
            <text:p>0.01005364</text:p>
          </table:table-cell>
          <table:table-cell office:value-type="float" office:value="0.03490996" calcext:value-type="float">
            <text:p>0.03490996</text:p>
          </table:table-cell>
          <table:table-cell office:value-type="float" office:value="0.05588925" calcext:value-type="float">
            <text:p>0.05588925</text:p>
          </table:table-cell>
          <table:table-cell office:value-type="float" office:value="0.05911041" calcext:value-type="float">
            <text:p>0.05911041</text:p>
          </table:table-cell>
          <table:table-cell office:value-type="float" office:value="0.01468864" calcext:value-type="float">
            <text:p>0.01468864</text:p>
          </table:table-cell>
          <table:table-cell office:value-type="float" office:value="0.1300081" calcext:value-type="float">
            <text:p>0.1300081</text:p>
          </table:table-cell>
          <table:table-cell office:value-type="float" office:value="0.1346375" calcext:value-type="float">
            <text:p>0.1346375</text:p>
          </table:table-cell>
          <table:table-cell office:value-type="float" office:value="0" calcext:value-type="float">
            <text:p>0</text:p>
          </table:table-cell>
          <table:table-cell office:value-type="float" office:value="9.856104" calcext:value-type="float">
            <text:p>9.856104</text:p>
          </table:table-cell>
          <table:table-cell office:value-type="float" office:value="8.884486" calcext:value-type="float">
            <text:p>8.884486</text:p>
          </table:table-cell>
          <table:table-cell office:value-type="float" office:value="13.9255" calcext:value-type="float">
            <text:p>13.9255</text:p>
          </table:table-cell>
          <table:table-cell office:value-type="float" office:value="4.000293" calcext:value-type="float">
            <text:p>4.000293</text:p>
          </table:table-cell>
          <table:table-cell office:value-type="float" office:value="3.262001" calcext:value-type="float">
            <text:p>3.262001</text:p>
          </table:table-cell>
          <table:table-cell office:value-type="float" office:value="1.757817" calcext:value-type="float">
            <text:p>1.757817</text:p>
          </table:table-cell>
          <table:table-cell office:value-type="float" office:value="1.533883" calcext:value-type="float">
            <text:p>1.533883</text:p>
          </table:table-cell>
          <table:table-cell office:value-type="float" office:value="3.493736" calcext:value-type="float">
            <text:p>3.493736</text:p>
          </table:table-cell>
          <table:table-cell office:value-type="float" office:value="5.434986" calcext:value-type="float">
            <text:p>5.434986</text:p>
          </table:table-cell>
          <table:table-cell office:value-type="float" office:value="5.579946" calcext:value-type="float">
            <text:p>5.579946</text:p>
          </table:table-cell>
          <table:table-cell office:value-type="float" office:value="5.901064" calcext:value-type="float">
            <text:p>5.901064</text:p>
          </table:table-cell>
          <table:table-cell office:value-type="float" office:value="5.941675" calcext:value-type="float">
            <text:p>5.941675</text:p>
          </table:table-cell>
          <table:table-cell office:value-type="float" office:value="6.655011" calcext:value-type="float">
            <text:p>6.655011</text:p>
          </table:table-cell>
          <table:table-cell office:value-type="float" office:value="7.097264" calcext:value-type="float">
            <text:p>7.097264</text:p>
          </table:table-cell>
          <table:table-cell office:value-type="float" office:value="0" calcext:value-type="float">
            <text:p>0</text:p>
          </table:table-cell>
          <table:table-cell office:value-type="float" office:value="0.002258863" calcext:value-type="float">
            <text:p>0.00225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6796" calcext:value-type="float">
            <text:p>1.2667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1.14737" calcext:value-type="float">
            <text:p>1.14737</text:p>
          </table:table-cell>
          <table:table-cell office:value-type="float" office:value="136.6753" calcext:value-type="float">
            <text:p>136.6753</text:p>
          </table:table-cell>
          <table:table-cell office:value-type="float" office:value="0" calcext:value-type="float">
            <text:p>0</text:p>
          </table:table-cell>
          <table:table-cell office:value-type="float" office:value="-2.5629" calcext:value-type="float">
            <text:p>-2.5629</text:p>
          </table:table-cell>
          <table:table-cell office:value-type="float" office:value="22.56856" calcext:value-type="float">
            <text:p>22.56856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43035" calcext:value-type="float">
            <text:p>1.843035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6371" calcext:value-type="float">
            <text:p>2.916371E-05</text:p>
          </table:table-cell>
          <table:table-cell office:value-type="float" office:value="1179.598" calcext:value-type="float">
            <text:p>1179.598</text:p>
          </table:table-cell>
          <table:table-cell office:value-type="float" office:value="1.478527" calcext:value-type="float">
            <text:p>1.478527</text:p>
          </table:table-cell>
          <table:table-cell office:value-type="float" office:value="0" calcext:value-type="float">
            <text:p>0</text:p>
          </table:table-cell>
          <table:table-cell office:value-type="float" office:value="0.06327233" calcext:value-type="float">
            <text:p>0.06327233</text:p>
          </table:table-cell>
          <table:table-cell office:value-type="float" office:value="0.01717787" calcext:value-type="float">
            <text:p>0.01717787</text:p>
          </table:table-cell>
          <table:table-cell office:value-type="float" office:value="0.01388276" calcext:value-type="float">
            <text:p>0.01388276</text:p>
          </table:table-cell>
          <table:table-cell office:value-type="float" office:value="0.008005829" calcext:value-type="float">
            <text:p>0.008005829</text:p>
          </table:table-cell>
          <table:table-cell office:value-type="float" office:value="0.007582925" calcext:value-type="float">
            <text:p>0.007582925</text:p>
          </table:table-cell>
          <table:table-cell office:value-type="float" office:value="0.004790949" calcext:value-type="float">
            <text:p>0.004790949</text:p>
          </table:table-cell>
          <table:table-cell office:value-type="float" office:value="0.004178165" calcext:value-type="float">
            <text:p>0.004178165</text:p>
          </table:table-cell>
          <table:table-cell office:value-type="float" office:value="0.009778235" calcext:value-type="float">
            <text:p>0.009778235</text:p>
          </table:table-cell>
          <table:table-cell office:value-type="float" office:value="0.03408394" calcext:value-type="float">
            <text:p>0.03408394</text:p>
          </table:table-cell>
          <table:table-cell office:value-type="float" office:value="0.05457927" calcext:value-type="float">
            <text:p>0.05457927</text:p>
          </table:table-cell>
          <table:table-cell office:value-type="float" office:value="0.05773237" calcext:value-type="float">
            <text:p>0.05773237</text:p>
          </table:table-cell>
          <table:table-cell office:value-type="float" office:value="0.01480551" calcext:value-type="float">
            <text:p>0.01480551</text:p>
          </table:table-cell>
          <table:table-cell office:value-type="float" office:value="0.130094" calcext:value-type="float">
            <text:p>0.130094</text:p>
          </table:table-cell>
          <table:table-cell office:value-type="float" office:value="0.1347263" calcext:value-type="float">
            <text:p>0.1347263</text:p>
          </table:table-cell>
          <table:table-cell office:value-type="float" office:value="0" calcext:value-type="float">
            <text:p>0</text:p>
          </table:table-cell>
          <table:table-cell office:value-type="float" office:value="9.84815" calcext:value-type="float">
            <text:p>9.84815</text:p>
          </table:table-cell>
          <table:table-cell office:value-type="float" office:value="8.869731" calcext:value-type="float">
            <text:p>8.869731</text:p>
          </table:table-cell>
          <table:table-cell office:value-type="float" office:value="13.89845" calcext:value-type="float">
            <text:p>13.89845</text:p>
          </table:table-cell>
          <table:table-cell office:value-type="float" office:value="3.994137" calcext:value-type="float">
            <text:p>3.994137</text:p>
          </table:table-cell>
          <table:table-cell office:value-type="float" office:value="3.257413" calcext:value-type="float">
            <text:p>3.257413</text:p>
          </table:table-cell>
          <table:table-cell office:value-type="float" office:value="1.756197" calcext:value-type="float">
            <text:p>1.756197</text:p>
          </table:table-cell>
          <table:table-cell office:value-type="float" office:value="1.53191" calcext:value-type="float">
            <text:p>1.53191</text:p>
          </table:table-cell>
          <table:table-cell office:value-type="float" office:value="3.486802" calcext:value-type="float">
            <text:p>3.486802</text:p>
          </table:table-cell>
          <table:table-cell office:value-type="float" office:value="5.426019" calcext:value-type="float">
            <text:p>5.426019</text:p>
          </table:table-cell>
          <table:table-cell office:value-type="float" office:value="5.57419" calcext:value-type="float">
            <text:p>5.57419</text:p>
          </table:table-cell>
          <table:table-cell office:value-type="float" office:value="5.89432" calcext:value-type="float">
            <text:p>5.89432</text:p>
          </table:table-cell>
          <table:table-cell office:value-type="float" office:value="5.924013" calcext:value-type="float">
            <text:p>5.924013</text:p>
          </table:table-cell>
          <table:table-cell office:value-type="float" office:value="6.662837" calcext:value-type="float">
            <text:p>6.662837</text:p>
          </table:table-cell>
          <table:table-cell office:value-type="float" office:value="7.105486" calcext:value-type="float">
            <text:p>7.105486</text:p>
          </table:table-cell>
          <table:table-cell office:value-type="float" office:value="0" calcext:value-type="float">
            <text:p>0</text:p>
          </table:table-cell>
          <table:table-cell office:value-type="float" office:value="12.12473" calcext:value-type="float">
            <text:p>12.12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0414" calcext:value-type="float">
            <text:p>1.2804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1.145043" calcext:value-type="float">
            <text:p>1.145043</text:p>
          </table:table-cell>
          <table:table-cell office:value-type="float" office:value="136.673" calcext:value-type="float">
            <text:p>136.673</text:p>
          </table:table-cell>
          <table:table-cell office:value-type="float" office:value="0" calcext:value-type="float">
            <text:p>0</text:p>
          </table:table-cell>
          <table:table-cell office:value-type="float" office:value="-2.630478" calcext:value-type="float">
            <text:p>-2.630478</text:p>
          </table:table-cell>
          <table:table-cell office:value-type="float" office:value="22.55207" calcext:value-type="float">
            <text:p>22.55207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8772" calcext:value-type="float">
            <text:p>1.88772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9295" calcext:value-type="float">
            <text:p>2.919295E-05</text:p>
          </table:table-cell>
          <table:table-cell office:value-type="float" office:value="1179.556" calcext:value-type="float">
            <text:p>1179.556</text:p>
          </table:table-cell>
          <table:table-cell office:value-type="float" office:value="1.487061" calcext:value-type="float">
            <text:p>1.487061</text:p>
          </table:table-cell>
          <table:table-cell office:value-type="float" office:value="0" calcext:value-type="float">
            <text:p>0</text:p>
          </table:table-cell>
          <table:table-cell office:value-type="float" office:value="0.002656791" calcext:value-type="float">
            <text:p>0.002656791</text:p>
          </table:table-cell>
          <table:table-cell office:value-type="float" office:value="0.01462235" calcext:value-type="float">
            <text:p>0.01462235</text:p>
          </table:table-cell>
          <table:table-cell office:value-type="float" office:value="0.0143682" calcext:value-type="float">
            <text:p>0.0143682</text:p>
          </table:table-cell>
          <table:table-cell office:value-type="float" office:value="0.008410623" calcext:value-type="float">
            <text:p>0.008410623</text:p>
          </table:table-cell>
          <table:table-cell office:value-type="float" office:value="0.007908466" calcext:value-type="float">
            <text:p>0.007908466</text:p>
          </table:table-cell>
          <table:table-cell office:value-type="float" office:value="0.004941654" calcext:value-type="float">
            <text:p>0.004941654</text:p>
          </table:table-cell>
          <table:table-cell office:value-type="float" office:value="0.004241049" calcext:value-type="float">
            <text:p>0.004241049</text:p>
          </table:table-cell>
          <table:table-cell office:value-type="float" office:value="0.009552987" calcext:value-type="float">
            <text:p>0.009552987</text:p>
          </table:table-cell>
          <table:table-cell office:value-type="float" office:value="0.03414284" calcext:value-type="float">
            <text:p>0.03414284</text:p>
          </table:table-cell>
          <table:table-cell office:value-type="float" office:value="0.05502822" calcext:value-type="float">
            <text:p>0.05502822</text:p>
          </table:table-cell>
          <table:table-cell office:value-type="float" office:value="0.05839187" calcext:value-type="float">
            <text:p>0.05839187</text:p>
          </table:table-cell>
          <table:table-cell office:value-type="float" office:value="0.0158973" calcext:value-type="float">
            <text:p>0.0158973</text:p>
          </table:table-cell>
          <table:table-cell office:value-type="float" office:value="0.1301779" calcext:value-type="float">
            <text:p>0.1301779</text:p>
          </table:table-cell>
          <table:table-cell office:value-type="float" office:value="0.1348151" calcext:value-type="float">
            <text:p>0.1348151</text:p>
          </table:table-cell>
          <table:table-cell office:value-type="float" office:value="0" calcext:value-type="float">
            <text:p>0</text:p>
          </table:table-cell>
          <table:table-cell office:value-type="float" office:value="9.830671" calcext:value-type="float">
            <text:p>9.830671</text:p>
          </table:table-cell>
          <table:table-cell office:value-type="float" office:value="8.855574" calcext:value-type="float">
            <text:p>8.855574</text:p>
          </table:table-cell>
          <table:table-cell office:value-type="float" office:value="13.87388" calcext:value-type="float">
            <text:p>13.87388</text:p>
          </table:table-cell>
          <table:table-cell office:value-type="float" office:value="3.988437" calcext:value-type="float">
            <text:p>3.988437</text:p>
          </table:table-cell>
          <table:table-cell office:value-type="float" office:value="3.253105" calcext:value-type="float">
            <text:p>3.253105</text:p>
          </table:table-cell>
          <table:table-cell office:value-type="float" office:value="1.754623" calcext:value-type="float">
            <text:p>1.754623</text:p>
          </table:table-cell>
          <table:table-cell office:value-type="float" office:value="1.530038" calcext:value-type="float">
            <text:p>1.530038</text:p>
          </table:table-cell>
          <table:table-cell office:value-type="float" office:value="3.479899" calcext:value-type="float">
            <text:p>3.479899</text:p>
          </table:table-cell>
          <table:table-cell office:value-type="float" office:value="5.417059" calcext:value-type="float">
            <text:p>5.417059</text:p>
          </table:table-cell>
          <table:table-cell office:value-type="float" office:value="5.568402" calcext:value-type="float">
            <text:p>5.568402</text:p>
          </table:table-cell>
          <table:table-cell office:value-type="float" office:value="5.887575" calcext:value-type="float">
            <text:p>5.887575</text:p>
          </table:table-cell>
          <table:table-cell office:value-type="float" office:value="5.906575" calcext:value-type="float">
            <text:p>5.906575</text:p>
          </table:table-cell>
          <table:table-cell office:value-type="float" office:value="6.670629" calcext:value-type="float">
            <text:p>6.670629</text:p>
          </table:table-cell>
          <table:table-cell office:value-type="float" office:value="7.1137" calcext:value-type="float">
            <text:p>7.1137</text:p>
          </table:table-cell>
          <table:table-cell office:value-type="float" office:value="0" calcext:value-type="float">
            <text:p>0</text:p>
          </table:table-cell>
          <table:table-cell office:value-type="float" office:value="0.008893408" calcext:value-type="float">
            <text:p>0.00889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6962" calcext:value-type="float">
            <text:p>1.2869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1.142213" calcext:value-type="float">
            <text:p>1.142213</text:p>
          </table:table-cell>
          <table:table-cell office:value-type="float" office:value="136.6711" calcext:value-type="float">
            <text:p>136.6711</text:p>
          </table:table-cell>
          <table:table-cell office:value-type="float" office:value="0" calcext:value-type="float">
            <text:p>0</text:p>
          </table:table-cell>
          <table:table-cell office:value-type="float" office:value="-2.693981" calcext:value-type="float">
            <text:p>-2.693981</text:p>
          </table:table-cell>
          <table:table-cell office:value-type="float" office:value="22.53545" calcext:value-type="float">
            <text:p>22.53545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88032" calcext:value-type="float">
            <text:p>1.888032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983" calcext:value-type="float">
            <text:p>2.91983E-05</text:p>
          </table:table-cell>
          <table:table-cell office:value-type="float" office:value="1179.513" calcext:value-type="float">
            <text:p>1179.513</text:p>
          </table:table-cell>
          <table:table-cell office:value-type="float" office:value="1.493931" calcext:value-type="float">
            <text:p>1.493931</text:p>
          </table:table-cell>
          <table:table-cell office:value-type="float" office:value="0" calcext:value-type="float">
            <text:p>0</text:p>
          </table:table-cell>
          <table:table-cell office:value-type="float" office:value="0.003431564" calcext:value-type="float">
            <text:p>0.003431564</text:p>
          </table:table-cell>
          <table:table-cell office:value-type="float" office:value="0.01152366" calcext:value-type="float">
            <text:p>0.01152366</text:p>
          </table:table-cell>
          <table:table-cell office:value-type="float" office:value="0.01418225" calcext:value-type="float">
            <text:p>0.01418225</text:p>
          </table:table-cell>
          <table:table-cell office:value-type="float" office:value="0.008359655" calcext:value-type="float">
            <text:p>0.008359655</text:p>
          </table:table-cell>
          <table:table-cell office:value-type="float" office:value="0.007805772" calcext:value-type="float">
            <text:p>0.007805772</text:p>
          </table:table-cell>
          <table:table-cell office:value-type="float" office:value="0.00493747" calcext:value-type="float">
            <text:p>0.00493747</text:p>
          </table:table-cell>
          <table:table-cell office:value-type="float" office:value="0.004241906" calcext:value-type="float">
            <text:p>0.004241906</text:p>
          </table:table-cell>
          <table:table-cell office:value-type="float" office:value="0.009367736" calcext:value-type="float">
            <text:p>0.009367736</text:p>
          </table:table-cell>
          <table:table-cell office:value-type="float" office:value="0.03413539" calcext:value-type="float">
            <text:p>0.03413539</text:p>
          </table:table-cell>
          <table:table-cell office:value-type="float" office:value="0.05557255" calcext:value-type="float">
            <text:p>0.05557255</text:p>
          </table:table-cell>
          <table:table-cell office:value-type="float" office:value="0.05923199" calcext:value-type="float">
            <text:p>0.05923199</text:p>
          </table:table-cell>
          <table:table-cell office:value-type="float" office:value="0.01833803" calcext:value-type="float">
            <text:p>0.01833803</text:p>
          </table:table-cell>
          <table:table-cell office:value-type="float" office:value="0.1302616" calcext:value-type="float">
            <text:p>0.1302616</text:p>
          </table:table-cell>
          <table:table-cell office:value-type="float" office:value="0.1349038" calcext:value-type="float">
            <text:p>0.1349038</text:p>
          </table:table-cell>
          <table:table-cell office:value-type="float" office:value="0" calcext:value-type="float">
            <text:p>0</text:p>
          </table:table-cell>
          <table:table-cell office:value-type="float" office:value="9.796196" calcext:value-type="float">
            <text:p>9.796196</text:p>
          </table:table-cell>
          <table:table-cell office:value-type="float" office:value="8.829654" calcext:value-type="float">
            <text:p>8.829654</text:p>
          </table:table-cell>
          <table:table-cell office:value-type="float" office:value="13.84934" calcext:value-type="float">
            <text:p>13.84934</text:p>
          </table:table-cell>
          <table:table-cell office:value-type="float" office:value="3.982777" calcext:value-type="float">
            <text:p>3.982777</text:p>
          </table:table-cell>
          <table:table-cell office:value-type="float" office:value="3.248791" calcext:value-type="float">
            <text:p>3.248791</text:p>
          </table:table-cell>
          <table:table-cell office:value-type="float" office:value="1.753066" calcext:value-type="float">
            <text:p>1.753066</text:p>
          </table:table-cell>
          <table:table-cell office:value-type="float" office:value="1.528185" calcext:value-type="float">
            <text:p>1.528185</text:p>
          </table:table-cell>
          <table:table-cell office:value-type="float" office:value="3.473013" calcext:value-type="float">
            <text:p>3.473013</text:p>
          </table:table-cell>
          <table:table-cell office:value-type="float" office:value="5.40815" calcext:value-type="float">
            <text:p>5.40815</text:p>
          </table:table-cell>
          <table:table-cell office:value-type="float" office:value="5.562761" calcext:value-type="float">
            <text:p>5.562761</text:p>
          </table:table-cell>
          <table:table-cell office:value-type="float" office:value="5.881045" calcext:value-type="float">
            <text:p>5.881045</text:p>
          </table:table-cell>
          <table:table-cell office:value-type="float" office:value="5.889672" calcext:value-type="float">
            <text:p>5.889672</text:p>
          </table:table-cell>
          <table:table-cell office:value-type="float" office:value="6.67842" calcext:value-type="float">
            <text:p>6.67842</text:p>
          </table:table-cell>
          <table:table-cell office:value-type="float" office:value="7.121897" calcext:value-type="float">
            <text:p>7.121897</text:p>
          </table:table-cell>
          <table:table-cell office:value-type="float" office:value="0" calcext:value-type="float">
            <text:p>0</text:p>
          </table:table-cell>
          <table:table-cell office:value-type="float" office:value="0.008405535" calcext:value-type="float">
            <text:p>0.008405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3896" calcext:value-type="float">
            <text:p>1.29389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1.144406" calcext:value-type="float">
            <text:p>1.144406</text:p>
          </table:table-cell>
          <table:table-cell office:value-type="float" office:value="136.6676" calcext:value-type="float">
            <text:p>136.6676</text:p>
          </table:table-cell>
          <table:table-cell office:value-type="float" office:value="0" calcext:value-type="float">
            <text:p>0</text:p>
          </table:table-cell>
          <table:table-cell office:value-type="float" office:value="-2.751955" calcext:value-type="float">
            <text:p>-2.751955</text:p>
          </table:table-cell>
          <table:table-cell office:value-type="float" office:value="22.51979" calcext:value-type="float">
            <text:p>22.51979</text:p>
          </table:table-cell>
          <table:table-cell office:value-type="float" office:value="0.002190037" calcext:value-type="float">
            <text:p>0.002190037</text:p>
          </table:table-cell>
          <table:table-cell office:value-type="float" office:value="0.00001888032" calcext:value-type="float">
            <text:p>1.888032E-05</text:p>
          </table:table-cell>
          <table:table-cell office:value-type="float" office:value="0.00100465" calcext:value-type="float">
            <text:p>0.00100465</text:p>
          </table:table-cell>
          <table:table-cell office:value-type="float" office:value="0.0000291983" calcext:value-type="float">
            <text:p>2.91983E-05</text:p>
          </table:table-cell>
          <table:table-cell office:value-type="float" office:value="1179.47" calcext:value-type="float">
            <text:p>1179.47</text:p>
          </table:table-cell>
          <table:table-cell office:value-type="float" office:value="1.49583" calcext:value-type="float">
            <text:p>1.49583</text:p>
          </table:table-cell>
          <table:table-cell office:value-type="float" office:value="0" calcext:value-type="float">
            <text:p>0</text:p>
          </table:table-cell>
          <table:table-cell office:value-type="float" office:value="0.003785642" calcext:value-type="float">
            <text:p>0.003785642</text:p>
          </table:table-cell>
          <table:table-cell office:value-type="float" office:value="0.01293939" calcext:value-type="float">
            <text:p>0.01293939</text:p>
          </table:table-cell>
          <table:table-cell office:value-type="float" office:value="0.0138653" calcext:value-type="float">
            <text:p>0.0138653</text:p>
          </table:table-cell>
          <table:table-cell office:value-type="float" office:value="0.008283737" calcext:value-type="float">
            <text:p>0.008283737</text:p>
          </table:table-cell>
          <table:table-cell office:value-type="float" office:value="0.007798494" calcext:value-type="float">
            <text:p>0.007798494</text:p>
          </table:table-cell>
          <table:table-cell office:value-type="float" office:value="0.004957993" calcext:value-type="float">
            <text:p>0.004957993</text:p>
          </table:table-cell>
          <table:table-cell office:value-type="float" office:value="0.004277288" calcext:value-type="float">
            <text:p>0.004277288</text:p>
          </table:table-cell>
          <table:table-cell office:value-type="float" office:value="0.00919566" calcext:value-type="float">
            <text:p>0.00919566</text:p>
          </table:table-cell>
          <table:table-cell office:value-type="float" office:value="0.03388926" calcext:value-type="float">
            <text:p>0.03388926</text:p>
          </table:table-cell>
          <table:table-cell office:value-type="float" office:value="0.05571575" calcext:value-type="float">
            <text:p>0.05571575</text:p>
          </table:table-cell>
          <table:table-cell office:value-type="float" office:value="0.05976867" calcext:value-type="float">
            <text:p>0.05976867</text:p>
          </table:table-cell>
          <table:table-cell office:value-type="float" office:value="0.02246536" calcext:value-type="float">
            <text:p>0.02246536</text:p>
          </table:table-cell>
          <table:table-cell office:value-type="float" office:value="0.1303453" calcext:value-type="float">
            <text:p>0.1303453</text:p>
          </table:table-cell>
          <table:table-cell office:value-type="float" office:value="0.1349924" calcext:value-type="float">
            <text:p>0.1349924</text:p>
          </table:table-cell>
          <table:table-cell office:value-type="float" office:value="0" calcext:value-type="float">
            <text:p>0</text:p>
          </table:table-cell>
          <table:table-cell office:value-type="float" office:value="9.773481" calcext:value-type="float">
            <text:p>9.773481</text:p>
          </table:table-cell>
          <table:table-cell office:value-type="float" office:value="8.808755" calcext:value-type="float">
            <text:p>8.808755</text:p>
          </table:table-cell>
          <table:table-cell office:value-type="float" office:value="13.82458" calcext:value-type="float">
            <text:p>13.82458</text:p>
          </table:table-cell>
          <table:table-cell office:value-type="float" office:value="3.977155" calcext:value-type="float">
            <text:p>3.977155</text:p>
          </table:table-cell>
          <table:table-cell office:value-type="float" office:value="3.244426" calcext:value-type="float">
            <text:p>3.244426</text:p>
          </table:table-cell>
          <table:table-cell office:value-type="float" office:value="1.751518" calcext:value-type="float">
            <text:p>1.751518</text:p>
          </table:table-cell>
          <table:table-cell office:value-type="float" office:value="1.526378" calcext:value-type="float">
            <text:p>1.526378</text:p>
          </table:table-cell>
          <table:table-cell office:value-type="float" office:value="3.466143" calcext:value-type="float">
            <text:p>3.466143</text:p>
          </table:table-cell>
          <table:table-cell office:value-type="float" office:value="5.399276" calcext:value-type="float">
            <text:p>5.399276</text:p>
          </table:table-cell>
          <table:table-cell office:value-type="float" office:value="5.557244" calcext:value-type="float">
            <text:p>5.557244</text:p>
          </table:table-cell>
          <table:table-cell office:value-type="float" office:value="5.87474" calcext:value-type="float">
            <text:p>5.87474</text:p>
          </table:table-cell>
          <table:table-cell office:value-type="float" office:value="5.873604" calcext:value-type="float">
            <text:p>5.873604</text:p>
          </table:table-cell>
          <table:table-cell office:value-type="float" office:value="6.686185" calcext:value-type="float">
            <text:p>6.686185</text:p>
          </table:table-cell>
          <table:table-cell office:value-type="float" office:value="7.130119" calcext:value-type="float">
            <text:p>7.130119</text:p>
          </table:table-cell>
          <table:table-cell office:value-type="float" office:value="0" calcext:value-type="float">
            <text:p>0</text:p>
          </table:table-cell>
          <table:table-cell office:value-type="float" office:value="0.003759761" calcext:value-type="float">
            <text:p>0.003759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2499" calcext:value-type="float">
            <text:p>1.3024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1.141304" calcext:value-type="float">
            <text:p>1.141304</text:p>
          </table:table-cell>
          <table:table-cell office:value-type="float" office:value="136.6646" calcext:value-type="float">
            <text:p>136.6646</text:p>
          </table:table-cell>
          <table:table-cell office:value-type="float" office:value="0" calcext:value-type="float">
            <text:p>0</text:p>
          </table:table-cell>
          <table:table-cell office:value-type="float" office:value="-2.813578" calcext:value-type="float">
            <text:p>-2.813578</text:p>
          </table:table-cell>
          <table:table-cell office:value-type="float" office:value="22.50431" calcext:value-type="float">
            <text:p>22.50431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261421" calcext:value-type="float">
            <text:p>2.261421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0.00002933669" calcext:value-type="float">
            <text:p>2.933669E-05</text:p>
          </table:table-cell>
          <table:table-cell office:value-type="float" office:value="1179.427" calcext:value-type="float">
            <text:p>1179.427</text:p>
          </table:table-cell>
          <table:table-cell office:value-type="float" office:value="1.493933" calcext:value-type="float">
            <text:p>1.493933</text:p>
          </table:table-cell>
          <table:table-cell office:value-type="float" office:value="0" calcext:value-type="float">
            <text:p>0</text:p>
          </table:table-cell>
          <table:table-cell office:value-type="float" office:value="0.004035761" calcext:value-type="float">
            <text:p>0.004035761</text:p>
          </table:table-cell>
          <table:table-cell office:value-type="float" office:value="0.008142126" calcext:value-type="float">
            <text:p>0.008142126</text:p>
          </table:table-cell>
          <table:table-cell office:value-type="float" office:value="0.01107313" calcext:value-type="float">
            <text:p>0.01107313</text:p>
          </table:table-cell>
          <table:table-cell office:value-type="float" office:value="0.007663755" calcext:value-type="float">
            <text:p>0.007663755</text:p>
          </table:table-cell>
          <table:table-cell office:value-type="float" office:value="0.007681978" calcext:value-type="float">
            <text:p>0.007681978</text:p>
          </table:table-cell>
          <table:table-cell office:value-type="float" office:value="0.004933124" calcext:value-type="float">
            <text:p>0.004933124</text:p>
          </table:table-cell>
          <table:table-cell office:value-type="float" office:value="0.004105239" calcext:value-type="float">
            <text:p>0.004105239</text:p>
          </table:table-cell>
          <table:table-cell office:value-type="float" office:value="0.008975972" calcext:value-type="float">
            <text:p>0.008975972</text:p>
          </table:table-cell>
          <table:table-cell office:value-type="float" office:value="0.03296803" calcext:value-type="float">
            <text:p>0.03296803</text:p>
          </table:table-cell>
          <table:table-cell office:value-type="float" office:value="0.05462977" calcext:value-type="float">
            <text:p>0.05462977</text:p>
          </table:table-cell>
          <table:table-cell office:value-type="float" office:value="0.05895822" calcext:value-type="float">
            <text:p>0.05895822</text:p>
          </table:table-cell>
          <table:table-cell office:value-type="float" office:value="0.03073981" calcext:value-type="float">
            <text:p>0.03073981</text:p>
          </table:table-cell>
          <table:table-cell office:value-type="float" office:value="0.1304297" calcext:value-type="float">
            <text:p>0.1304297</text:p>
          </table:table-cell>
          <table:table-cell office:value-type="float" office:value="0.1350809" calcext:value-type="float">
            <text:p>0.1350809</text:p>
          </table:table-cell>
          <table:table-cell office:value-type="float" office:value="0" calcext:value-type="float">
            <text:p>0</text:p>
          </table:table-cell>
          <table:table-cell office:value-type="float" office:value="9.739816" calcext:value-type="float">
            <text:p>9.739816</text:p>
          </table:table-cell>
          <table:table-cell office:value-type="float" office:value="8.782216" calcext:value-type="float">
            <text:p>8.782216</text:p>
          </table:table-cell>
          <table:table-cell office:value-type="float" office:value="13.79603" calcext:value-type="float">
            <text:p>13.79603</text:p>
          </table:table-cell>
          <table:table-cell office:value-type="float" office:value="3.971098" calcext:value-type="float">
            <text:p>3.971098</text:p>
          </table:table-cell>
          <table:table-cell office:value-type="float" office:value="3.240025" calcext:value-type="float">
            <text:p>3.240025</text:p>
          </table:table-cell>
          <table:table-cell office:value-type="float" office:value="1.749969" calcext:value-type="float">
            <text:p>1.749969</text:p>
          </table:table-cell>
          <table:table-cell office:value-type="float" office:value="1.524384" calcext:value-type="float">
            <text:p>1.524384</text:p>
          </table:table-cell>
          <table:table-cell office:value-type="float" office:value="3.459281" calcext:value-type="float">
            <text:p>3.459281</text:p>
          </table:table-cell>
          <table:table-cell office:value-type="float" office:value="5.390306" calcext:value-type="float">
            <text:p>5.390306</text:p>
          </table:table-cell>
          <table:table-cell office:value-type="float" office:value="5.55162" calcext:value-type="float">
            <text:p>5.55162</text:p>
          </table:table-cell>
          <table:table-cell office:value-type="float" office:value="5.868402" calcext:value-type="float">
            <text:p>5.868402</text:p>
          </table:table-cell>
          <table:table-cell office:value-type="float" office:value="5.859056" calcext:value-type="float">
            <text:p>5.859056</text:p>
          </table:table-cell>
          <table:table-cell office:value-type="float" office:value="6.693938" calcext:value-type="float">
            <text:p>6.693938</text:p>
          </table:table-cell>
          <table:table-cell office:value-type="float" office:value="7.13829" calcext:value-type="float">
            <text:p>7.13829</text:p>
          </table:table-cell>
          <table:table-cell office:value-type="float" office:value="0" calcext:value-type="float">
            <text:p>0</text:p>
          </table:table-cell>
          <table:table-cell office:value-type="float" office:value="0.01024057" calcext:value-type="float">
            <text:p>0.01024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0347" calcext:value-type="float">
            <text:p>1.3103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1.13874" calcext:value-type="float">
            <text:p>1.13874</text:p>
          </table:table-cell>
          <table:table-cell office:value-type="float" office:value="136.6621" calcext:value-type="float">
            <text:p>136.6621</text:p>
          </table:table-cell>
          <table:table-cell office:value-type="float" office:value="0" calcext:value-type="float">
            <text:p>0</text:p>
          </table:table-cell>
          <table:table-cell office:value-type="float" office:value="-2.872268" calcext:value-type="float">
            <text:p>-2.872268</text:p>
          </table:table-cell>
          <table:table-cell office:value-type="float" office:value="22.48947" calcext:value-type="float">
            <text:p>22.48947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261421" calcext:value-type="float">
            <text:p>2.261421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0.00002933669" calcext:value-type="float">
            <text:p>2.933669E-05</text:p>
          </table:table-cell>
          <table:table-cell office:value-type="float" office:value="1179.385" calcext:value-type="float">
            <text:p>1179.385</text:p>
          </table:table-cell>
          <table:table-cell office:value-type="float" office:value="1.498888" calcext:value-type="float">
            <text:p>1.498888</text:p>
          </table:table-cell>
          <table:table-cell office:value-type="float" office:value="0" calcext:value-type="float">
            <text:p>0</text:p>
          </table:table-cell>
          <table:table-cell office:value-type="float" office:value="0.003558763" calcext:value-type="float">
            <text:p>0.003558763</text:p>
          </table:table-cell>
          <table:table-cell office:value-type="float" office:value="0.009128888" calcext:value-type="float">
            <text:p>0.009128888</text:p>
          </table:table-cell>
          <table:table-cell office:value-type="float" office:value="0.01113221" calcext:value-type="float">
            <text:p>0.01113221</text:p>
          </table:table-cell>
          <table:table-cell office:value-type="float" office:value="0.007202709" calcext:value-type="float">
            <text:p>0.007202709</text:p>
          </table:table-cell>
          <table:table-cell office:value-type="float" office:value="0.007101495" calcext:value-type="float">
            <text:p>0.007101495</text:p>
          </table:table-cell>
          <table:table-cell office:value-type="float" office:value="0.004733381" calcext:value-type="float">
            <text:p>0.004733381</text:p>
          </table:table-cell>
          <table:table-cell office:value-type="float" office:value="0.00410228" calcext:value-type="float">
            <text:p>0.00410228</text:p>
          </table:table-cell>
          <table:table-cell office:value-type="float" office:value="0.008762219" calcext:value-type="float">
            <text:p>0.008762219</text:p>
          </table:table-cell>
          <table:table-cell office:value-type="float" office:value="0.03191146" calcext:value-type="float">
            <text:p>0.03191146</text:p>
          </table:table-cell>
          <table:table-cell office:value-type="float" office:value="0.05316151" calcext:value-type="float">
            <text:p>0.05316151</text:p>
          </table:table-cell>
          <table:table-cell office:value-type="float" office:value="0.05769659" calcext:value-type="float">
            <text:p>0.05769659</text:p>
          </table:table-cell>
          <table:table-cell office:value-type="float" office:value="0.04783991" calcext:value-type="float">
            <text:p>0.04783991</text:p>
          </table:table-cell>
          <table:table-cell office:value-type="float" office:value="0.1305159" calcext:value-type="float">
            <text:p>0.1305159</text:p>
          </table:table-cell>
          <table:table-cell office:value-type="float" office:value="0.1351695" calcext:value-type="float">
            <text:p>0.1351695</text:p>
          </table:table-cell>
          <table:table-cell office:value-type="float" office:value="0" calcext:value-type="float">
            <text:p>0</text:p>
          </table:table-cell>
          <table:table-cell office:value-type="float" office:value="9.704515" calcext:value-type="float">
            <text:p>9.704515</text:p>
          </table:table-cell>
          <table:table-cell office:value-type="float" office:value="8.748878" calcext:value-type="float">
            <text:p>8.748878</text:p>
          </table:table-cell>
          <table:table-cell office:value-type="float" office:value="13.75902" calcext:value-type="float">
            <text:p>13.75902</text:p>
          </table:table-cell>
          <table:table-cell office:value-type="float" office:value="3.964469" calcext:value-type="float">
            <text:p>3.964469</text:p>
          </table:table-cell>
          <table:table-cell office:value-type="float" office:value="3.235414" calcext:value-type="float">
            <text:p>3.235414</text:p>
          </table:table-cell>
          <table:table-cell office:value-type="float" office:value="1.748392" calcext:value-type="float">
            <text:p>1.748392</text:p>
          </table:table-cell>
          <table:table-cell office:value-type="float" office:value="1.5222" calcext:value-type="float">
            <text:p>1.5222</text:p>
          </table:table-cell>
          <table:table-cell office:value-type="float" office:value="3.452363" calcext:value-type="float">
            <text:p>3.452363</text:p>
          </table:table-cell>
          <table:table-cell office:value-type="float" office:value="5.381186" calcext:value-type="float">
            <text:p>5.381186</text:p>
          </table:table-cell>
          <table:table-cell office:value-type="float" office:value="5.545746" calcext:value-type="float">
            <text:p>5.545746</text:p>
          </table:table-cell>
          <table:table-cell office:value-type="float" office:value="5.861856" calcext:value-type="float">
            <text:p>5.861856</text:p>
          </table:table-cell>
          <table:table-cell office:value-type="float" office:value="5.847575" calcext:value-type="float">
            <text:p>5.847575</text:p>
          </table:table-cell>
          <table:table-cell office:value-type="float" office:value="6.70168" calcext:value-type="float">
            <text:p>6.70168</text:p>
          </table:table-cell>
          <table:table-cell office:value-type="float" office:value="7.146521" calcext:value-type="float">
            <text:p>7.146521</text:p>
          </table:table-cell>
          <table:table-cell office:value-type="float" office:value="0" calcext:value-type="float">
            <text:p>0</text:p>
          </table:table-cell>
          <table:table-cell office:value-type="float" office:value="0.009235767" calcext:value-type="float">
            <text:p>0.009235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17181" calcext:value-type="float">
            <text:p>1.31718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1.143829" calcext:value-type="float">
            <text:p>1.143829</text:p>
          </table:table-cell>
          <table:table-cell office:value-type="float" office:value="136.6588" calcext:value-type="float">
            <text:p>136.6588</text:p>
          </table:table-cell>
          <table:table-cell office:value-type="float" office:value="0" calcext:value-type="float">
            <text:p>0</text:p>
          </table:table-cell>
          <table:table-cell office:value-type="float" office:value="-2.918965" calcext:value-type="float">
            <text:p>-2.918965</text:p>
          </table:table-cell>
          <table:table-cell office:value-type="float" office:value="22.47767" calcext:value-type="float">
            <text:p>22.47767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261421" calcext:value-type="float">
            <text:p>2.261421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0.00002933669" calcext:value-type="float">
            <text:p>2.933669E-05</text:p>
          </table:table-cell>
          <table:table-cell office:value-type="float" office:value="1179.344" calcext:value-type="float">
            <text:p>1179.344</text:p>
          </table:table-cell>
          <table:table-cell office:value-type="float" office:value="1.501963" calcext:value-type="float">
            <text:p>1.501963</text:p>
          </table:table-cell>
          <table:table-cell office:value-type="float" office:value="0" calcext:value-type="float">
            <text:p>0</text:p>
          </table:table-cell>
          <table:table-cell office:value-type="float" office:value="0.004631171" calcext:value-type="float">
            <text:p>0.004631171</text:p>
          </table:table-cell>
          <table:table-cell office:value-type="float" office:value="0.01053158" calcext:value-type="float">
            <text:p>0.01053158</text:p>
          </table:table-cell>
          <table:table-cell office:value-type="float" office:value="0.01121415" calcext:value-type="float">
            <text:p>0.01121415</text:p>
          </table:table-cell>
          <table:table-cell office:value-type="float" office:value="0.00709438" calcext:value-type="float">
            <text:p>0.00709438</text:p>
          </table:table-cell>
          <table:table-cell office:value-type="float" office:value="0.006868711" calcext:value-type="float">
            <text:p>0.006868711</text:p>
          </table:table-cell>
          <table:table-cell office:value-type="float" office:value="0.00462548" calcext:value-type="float">
            <text:p>0.00462548</text:p>
          </table:table-cell>
          <table:table-cell office:value-type="float" office:value="0.004094449" calcext:value-type="float">
            <text:p>0.004094449</text:p>
          </table:table-cell>
          <table:table-cell office:value-type="float" office:value="0.00855868" calcext:value-type="float">
            <text:p>0.00855868</text:p>
          </table:table-cell>
          <table:table-cell office:value-type="float" office:value="0.03082959" calcext:value-type="float">
            <text:p>0.03082959</text:p>
          </table:table-cell>
          <table:table-cell office:value-type="float" office:value="0.05144225" calcext:value-type="float">
            <text:p>0.05144225</text:p>
          </table:table-cell>
          <table:table-cell office:value-type="float" office:value="0.05611467" calcext:value-type="float">
            <text:p>0.05611467</text:p>
          </table:table-cell>
          <table:table-cell office:value-type="float" office:value="0.07217585" calcext:value-type="float">
            <text:p>0.07217585</text:p>
          </table:table-cell>
          <table:table-cell office:value-type="float" office:value="0.1306041" calcext:value-type="float">
            <text:p>0.1306041</text:p>
          </table:table-cell>
          <table:table-cell office:value-type="float" office:value="0.135258" calcext:value-type="float">
            <text:p>0.135258</text:p>
          </table:table-cell>
          <table:table-cell office:value-type="float" office:value="0" calcext:value-type="float">
            <text:p>0</text:p>
          </table:table-cell>
          <table:table-cell office:value-type="float" office:value="9.679117" calcext:value-type="float">
            <text:p>9.679117</text:p>
          </table:table-cell>
          <table:table-cell office:value-type="float" office:value="8.725142" calcext:value-type="float">
            <text:p>8.725142</text:p>
          </table:table-cell>
          <table:table-cell office:value-type="float" office:value="13.72098" calcext:value-type="float">
            <text:p>13.72098</text:p>
          </table:table-cell>
          <table:table-cell office:value-type="float" office:value="3.957814" calcext:value-type="float">
            <text:p>3.957814</text:p>
          </table:table-cell>
          <table:table-cell office:value-type="float" office:value="3.230625" calcext:value-type="float">
            <text:p>3.230625</text:p>
          </table:table-cell>
          <table:table-cell office:value-type="float" office:value="1.746787" calcext:value-type="float">
            <text:p>1.746787</text:p>
          </table:table-cell>
          <table:table-cell office:value-type="float" office:value="1.520102" calcext:value-type="float">
            <text:p>1.520102</text:p>
          </table:table-cell>
          <table:table-cell office:value-type="float" office:value="3.445409" calcext:value-type="float">
            <text:p>3.445409</text:p>
          </table:table-cell>
          <table:table-cell office:value-type="float" office:value="5.37188" calcext:value-type="float">
            <text:p>5.37188</text:p>
          </table:table-cell>
          <table:table-cell office:value-type="float" office:value="5.539535" calcext:value-type="float">
            <text:p>5.539535</text:p>
          </table:table-cell>
          <table:table-cell office:value-type="float" office:value="5.854972" calcext:value-type="float">
            <text:p>5.854972</text:p>
          </table:table-cell>
          <table:table-cell office:value-type="float" office:value="5.841436" calcext:value-type="float">
            <text:p>5.841436</text:p>
          </table:table-cell>
          <table:table-cell office:value-type="float" office:value="6.709394" calcext:value-type="float">
            <text:p>6.709394</text:p>
          </table:table-cell>
          <table:table-cell office:value-type="float" office:value="7.154752" calcext:value-type="float">
            <text:p>7.154752</text:p>
          </table:table-cell>
          <table:table-cell office:value-type="float" office:value="0" calcext:value-type="float">
            <text:p>0</text:p>
          </table:table-cell>
          <table:table-cell office:value-type="float" office:value="0.005766371" calcext:value-type="float">
            <text:p>0.00576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4153" calcext:value-type="float">
            <text:p>1.3241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1.141224" calcext:value-type="float">
            <text:p>1.141224</text:p>
          </table:table-cell>
          <table:table-cell office:value-type="float" office:value="136.6549" calcext:value-type="float">
            <text:p>136.6549</text:p>
          </table:table-cell>
          <table:table-cell office:value-type="float" office:value="0" calcext:value-type="float">
            <text:p>0</text:p>
          </table:table-cell>
          <table:table-cell office:value-type="float" office:value="-2.970056" calcext:value-type="float">
            <text:p>-2.970056</text:p>
          </table:table-cell>
          <table:table-cell office:value-type="float" office:value="22.46899" calcext:value-type="float">
            <text:p>22.46899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292455" calcext:value-type="float">
            <text:p>2.292455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0.0000293506" calcext:value-type="float">
            <text:p>2.93506E-05</text:p>
          </table:table-cell>
          <table:table-cell office:value-type="float" office:value="1179.303" calcext:value-type="float">
            <text:p>1179.303</text:p>
          </table:table-cell>
          <table:table-cell office:value-type="float" office:value="1.5023" calcext:value-type="float">
            <text:p>1.5023</text:p>
          </table:table-cell>
          <table:table-cell office:value-type="float" office:value="0" calcext:value-type="float">
            <text:p>0</text:p>
          </table:table-cell>
          <table:table-cell office:value-type="float" office:value="0.005785283" calcext:value-type="float">
            <text:p>0.005785283</text:p>
          </table:table-cell>
          <table:table-cell office:value-type="float" office:value="0.01235739" calcext:value-type="float">
            <text:p>0.01235739</text:p>
          </table:table-cell>
          <table:table-cell office:value-type="float" office:value="0.01212248" calcext:value-type="float">
            <text:p>0.01212248</text:p>
          </table:table-cell>
          <table:table-cell office:value-type="float" office:value="0.007442861" calcext:value-type="float">
            <text:p>0.007442861</text:p>
          </table:table-cell>
          <table:table-cell office:value-type="float" office:value="0.007095832" calcext:value-type="float">
            <text:p>0.007095832</text:p>
          </table:table-cell>
          <table:table-cell office:value-type="float" office:value="0.004677633" calcext:value-type="float">
            <text:p>0.004677633</text:p>
          </table:table-cell>
          <table:table-cell office:value-type="float" office:value="0.004126715" calcext:value-type="float">
            <text:p>0.004126715</text:p>
          </table:table-cell>
          <table:table-cell office:value-type="float" office:value="0.00836604" calcext:value-type="float">
            <text:p>0.00836604</text:p>
          </table:table-cell>
          <table:table-cell office:value-type="float" office:value="0.03015474" calcext:value-type="float">
            <text:p>0.03015474</text:p>
          </table:table-cell>
          <table:table-cell office:value-type="float" office:value="0.05038806" calcext:value-type="float">
            <text:p>0.05038806</text:p>
          </table:table-cell>
          <table:table-cell office:value-type="float" office:value="0.05523012" calcext:value-type="float">
            <text:p>0.05523012</text:p>
          </table:table-cell>
          <table:table-cell office:value-type="float" office:value="0.0917403" calcext:value-type="float">
            <text:p>0.0917403</text:p>
          </table:table-cell>
          <table:table-cell office:value-type="float" office:value="0.1306924" calcext:value-type="float">
            <text:p>0.1306924</text:p>
          </table:table-cell>
          <table:table-cell office:value-type="float" office:value="0.1353461" calcext:value-type="float">
            <text:p>0.1353461</text:p>
          </table:table-cell>
          <table:table-cell office:value-type="float" office:value="0" calcext:value-type="float">
            <text:p>0</text:p>
          </table:table-cell>
          <table:table-cell office:value-type="float" office:value="9.659546" calcext:value-type="float">
            <text:p>9.659546</text:p>
          </table:table-cell>
          <table:table-cell office:value-type="float" office:value="8.706126" calcext:value-type="float">
            <text:p>8.706126</text:p>
          </table:table-cell>
          <table:table-cell office:value-type="float" office:value="13.68656" calcext:value-type="float">
            <text:p>13.68656</text:p>
          </table:table-cell>
          <table:table-cell office:value-type="float" office:value="3.951274" calcext:value-type="float">
            <text:p>3.951274</text:p>
          </table:table-cell>
          <table:table-cell office:value-type="float" office:value="3.225831" calcext:value-type="float">
            <text:p>3.225831</text:p>
          </table:table-cell>
          <table:table-cell office:value-type="float" office:value="1.745175" calcext:value-type="float">
            <text:p>1.745175</text:p>
          </table:table-cell>
          <table:table-cell office:value-type="float" office:value="1.518085" calcext:value-type="float">
            <text:p>1.518085</text:p>
          </table:table-cell>
          <table:table-cell office:value-type="float" office:value="3.438429" calcext:value-type="float">
            <text:p>3.438429</text:p>
          </table:table-cell>
          <table:table-cell office:value-type="float" office:value="5.362431" calcext:value-type="float">
            <text:p>5.362431</text:p>
          </table:table-cell>
          <table:table-cell office:value-type="float" office:value="5.533039" calcext:value-type="float">
            <text:p>5.533039</text:p>
          </table:table-cell>
          <table:table-cell office:value-type="float" office:value="5.847824" calcext:value-type="float">
            <text:p>5.847824</text:p>
          </table:table-cell>
          <table:table-cell office:value-type="float" office:value="5.840624" calcext:value-type="float">
            <text:p>5.840624</text:p>
          </table:table-cell>
          <table:table-cell office:value-type="float" office:value="6.717108" calcext:value-type="float">
            <text:p>6.717108</text:p>
          </table:table-cell>
          <table:table-cell office:value-type="float" office:value="7.162915" calcext:value-type="float">
            <text:p>7.162915</text:p>
          </table:table-cell>
          <table:table-cell office:value-type="float" office:value="0" calcext:value-type="float">
            <text:p>0</text:p>
          </table:table-cell>
          <table:table-cell office:value-type="float" office:value="0.002988322" calcext:value-type="float">
            <text:p>0.00298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625" calcext:value-type="float">
            <text:p>1.3316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1.138275" calcext:value-type="float">
            <text:p>1.138275</text:p>
          </table:table-cell>
          <table:table-cell office:value-type="float" office:value="136.6501" calcext:value-type="float">
            <text:p>136.6501</text:p>
          </table:table-cell>
          <table:table-cell office:value-type="float" office:value="0" calcext:value-type="float">
            <text:p>0</text:p>
          </table:table-cell>
          <table:table-cell office:value-type="float" office:value="-3.0181" calcext:value-type="float">
            <text:p>-3.0181</text:p>
          </table:table-cell>
          <table:table-cell office:value-type="float" office:value="22.46309" calcext:value-type="float">
            <text:p>22.46309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292455" calcext:value-type="float">
            <text:p>2.292455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02617939" calcext:value-type="float">
            <text:p>-2.617939E-05</text:p>
          </table:table-cell>
          <table:table-cell office:value-type="float" office:value="1179.264" calcext:value-type="float">
            <text:p>1179.264</text:p>
          </table:table-cell>
          <table:table-cell office:value-type="float" office:value="1.494933" calcext:value-type="float">
            <text:p>1.494933</text:p>
          </table:table-cell>
          <table:table-cell office:value-type="float" office:value="0" calcext:value-type="float">
            <text:p>0</text:p>
          </table:table-cell>
          <table:table-cell office:value-type="float" office:value="0.0472356" calcext:value-type="float">
            <text:p>0.0472356</text:p>
          </table:table-cell>
          <table:table-cell office:value-type="float" office:value="0.01580359" calcext:value-type="float">
            <text:p>0.01580359</text:p>
          </table:table-cell>
          <table:table-cell office:value-type="float" office:value="0.013027" calcext:value-type="float">
            <text:p>0.013027</text:p>
          </table:table-cell>
          <table:table-cell office:value-type="float" office:value="0.007720711" calcext:value-type="float">
            <text:p>0.007720711</text:p>
          </table:table-cell>
          <table:table-cell office:value-type="float" office:value="0.007326222" calcext:value-type="float">
            <text:p>0.007326222</text:p>
          </table:table-cell>
          <table:table-cell office:value-type="float" office:value="0.004712522" calcext:value-type="float">
            <text:p>0.004712522</text:p>
          </table:table-cell>
          <table:table-cell office:value-type="float" office:value="0.004170136" calcext:value-type="float">
            <text:p>0.004170136</text:p>
          </table:table-cell>
          <table:table-cell office:value-type="float" office:value="0.00819227" calcext:value-type="float">
            <text:p>0.00819227</text:p>
          </table:table-cell>
          <table:table-cell office:value-type="float" office:value="0.02967663" calcext:value-type="float">
            <text:p>0.02967663</text:p>
          </table:table-cell>
          <table:table-cell office:value-type="float" office:value="0.04990918" calcext:value-type="float">
            <text:p>0.04990918</text:p>
          </table:table-cell>
          <table:table-cell office:value-type="float" office:value="0.05497369" calcext:value-type="float">
            <text:p>0.05497369</text:p>
          </table:table-cell>
          <table:table-cell office:value-type="float" office:value="0.1075098" calcext:value-type="float">
            <text:p>0.1075098</text:p>
          </table:table-cell>
          <table:table-cell office:value-type="float" office:value="0.1307887" calcext:value-type="float">
            <text:p>0.1307887</text:p>
          </table:table-cell>
          <table:table-cell office:value-type="float" office:value="0.135434" calcext:value-type="float">
            <text:p>0.135434</text:p>
          </table:table-cell>
          <table:table-cell office:value-type="float" office:value="0" calcext:value-type="float">
            <text:p>0</text:p>
          </table:table-cell>
          <table:table-cell office:value-type="float" office:value="9.648117" calcext:value-type="float">
            <text:p>9.648117</text:p>
          </table:table-cell>
          <table:table-cell office:value-type="float" office:value="8.690616" calcext:value-type="float">
            <text:p>8.690616</text:p>
          </table:table-cell>
          <table:table-cell office:value-type="float" office:value="13.65653" calcext:value-type="float">
            <text:p>13.65653</text:p>
          </table:table-cell>
          <table:table-cell office:value-type="float" office:value="3.94499" calcext:value-type="float">
            <text:p>3.94499</text:p>
          </table:table-cell>
          <table:table-cell office:value-type="float" office:value="3.221171" calcext:value-type="float">
            <text:p>3.221171</text:p>
          </table:table-cell>
          <table:table-cell office:value-type="float" office:value="1.743575" calcext:value-type="float">
            <text:p>1.743575</text:p>
          </table:table-cell>
          <table:table-cell office:value-type="float" office:value="1.516157" calcext:value-type="float">
            <text:p>1.516157</text:p>
          </table:table-cell>
          <table:table-cell office:value-type="float" office:value="3.431438" calcext:value-type="float">
            <text:p>3.431438</text:p>
          </table:table-cell>
          <table:table-cell office:value-type="float" office:value="5.352931" calcext:value-type="float">
            <text:p>5.352931</text:p>
          </table:table-cell>
          <table:table-cell office:value-type="float" office:value="5.526436" calcext:value-type="float">
            <text:p>5.526436</text:p>
          </table:table-cell>
          <table:table-cell office:value-type="float" office:value="5.840603" calcext:value-type="float">
            <text:p>5.840603</text:p>
          </table:table-cell>
          <table:table-cell office:value-type="float" office:value="5.844083" calcext:value-type="float">
            <text:p>5.844083</text:p>
          </table:table-cell>
          <table:table-cell office:value-type="float" office:value="6.724822" calcext:value-type="float">
            <text:p>6.724822</text:p>
          </table:table-cell>
          <table:table-cell office:value-type="float" office:value="7.171077" calcext:value-type="float">
            <text:p>7.171077</text:p>
          </table:table-cell>
          <table:table-cell office:value-type="float" office:value="0" calcext:value-type="float">
            <text:p>0</text:p>
          </table:table-cell>
          <table:table-cell office:value-type="float" office:value="3.210654" calcext:value-type="float">
            <text:p>3.210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0845" calcext:value-type="float">
            <text:p>1.34084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1.139434" calcext:value-type="float">
            <text:p>1.139434</text:p>
          </table:table-cell>
          <table:table-cell office:value-type="float" office:value="136.6454" calcext:value-type="float">
            <text:p>136.6454</text:p>
          </table:table-cell>
          <table:table-cell office:value-type="float" office:value="0" calcext:value-type="float">
            <text:p>0</text:p>
          </table:table-cell>
          <table:table-cell office:value-type="float" office:value="-3.063047" calcext:value-type="float">
            <text:p>-3.063047</text:p>
          </table:table-cell>
          <table:table-cell office:value-type="float" office:value="22.459" calcext:value-type="float">
            <text:p>22.459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421918" calcext:value-type="float">
            <text:p>2.421918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02277207" calcext:value-type="float">
            <text:p>-2.277207E-05</text:p>
          </table:table-cell>
          <table:table-cell office:value-type="float" office:value="1179.226" calcext:value-type="float">
            <text:p>1179.226</text:p>
          </table:table-cell>
          <table:table-cell office:value-type="float" office:value="1.486058" calcext:value-type="float">
            <text:p>1.486058</text:p>
          </table:table-cell>
          <table:table-cell office:value-type="float" office:value="0" calcext:value-type="float">
            <text:p>0</text:p>
          </table:table-cell>
          <table:table-cell office:value-type="float" office:value="0.002967302" calcext:value-type="float">
            <text:p>0.002967302</text:p>
          </table:table-cell>
          <table:table-cell office:value-type="float" office:value="0.008090867" calcext:value-type="float">
            <text:p>0.008090867</text:p>
          </table:table-cell>
          <table:table-cell office:value-type="float" office:value="0.01194569" calcext:value-type="float">
            <text:p>0.01194569</text:p>
          </table:table-cell>
          <table:table-cell office:value-type="float" office:value="0.006810966" calcext:value-type="float">
            <text:p>0.006810966</text:p>
          </table:table-cell>
          <table:table-cell office:value-type="float" office:value="0.006947795" calcext:value-type="float">
            <text:p>0.006947795</text:p>
          </table:table-cell>
          <table:table-cell office:value-type="float" office:value="0.00464859" calcext:value-type="float">
            <text:p>0.00464859</text:p>
          </table:table-cell>
          <table:table-cell office:value-type="float" office:value="0.003952297" calcext:value-type="float">
            <text:p>0.003952297</text:p>
          </table:table-cell>
          <table:table-cell office:value-type="float" office:value="0.008020907" calcext:value-type="float">
            <text:p>0.008020907</text:p>
          </table:table-cell>
          <table:table-cell office:value-type="float" office:value="0.02914139" calcext:value-type="float">
            <text:p>0.02914139</text:p>
          </table:table-cell>
          <table:table-cell office:value-type="float" office:value="0.04940272" calcext:value-type="float">
            <text:p>0.04940272</text:p>
          </table:table-cell>
          <table:table-cell office:value-type="float" office:value="0.05463104" calcext:value-type="float">
            <text:p>0.05463104</text:p>
          </table:table-cell>
          <table:table-cell office:value-type="float" office:value="0.1160636" calcext:value-type="float">
            <text:p>0.1160636</text:p>
          </table:table-cell>
          <table:table-cell office:value-type="float" office:value="0.1308694" calcext:value-type="float">
            <text:p>0.1308694</text:p>
          </table:table-cell>
          <table:table-cell office:value-type="float" office:value="0.135521" calcext:value-type="float">
            <text:p>0.135521</text:p>
          </table:table-cell>
          <table:table-cell office:value-type="float" office:value="0" calcext:value-type="float">
            <text:p>0</text:p>
          </table:table-cell>
          <table:table-cell office:value-type="float" office:value="9.644438" calcext:value-type="float">
            <text:p>9.644438</text:p>
          </table:table-cell>
          <table:table-cell office:value-type="float" office:value="8.674707" calcext:value-type="float">
            <text:p>8.674707</text:p>
          </table:table-cell>
          <table:table-cell office:value-type="float" office:value="13.63011" calcext:value-type="float">
            <text:p>13.63011</text:p>
          </table:table-cell>
          <table:table-cell office:value-type="float" office:value="3.938943" calcext:value-type="float">
            <text:p>3.938943</text:p>
          </table:table-cell>
          <table:table-cell office:value-type="float" office:value="3.216677" calcext:value-type="float">
            <text:p>3.216677</text:p>
          </table:table-cell>
          <table:table-cell office:value-type="float" office:value="1.741994" calcext:value-type="float">
            <text:p>1.741994</text:p>
          </table:table-cell>
          <table:table-cell office:value-type="float" office:value="1.51427" calcext:value-type="float">
            <text:p>1.51427</text:p>
          </table:table-cell>
          <table:table-cell office:value-type="float" office:value="3.424477" calcext:value-type="float">
            <text:p>3.424477</text:p>
          </table:table-cell>
          <table:table-cell office:value-type="float" office:value="5.343387" calcext:value-type="float">
            <text:p>5.343387</text:p>
          </table:table-cell>
          <table:table-cell office:value-type="float" office:value="5.519763" calcext:value-type="float">
            <text:p>5.519763</text:p>
          </table:table-cell>
          <table:table-cell office:value-type="float" office:value="5.833339" calcext:value-type="float">
            <text:p>5.833339</text:p>
          </table:table-cell>
          <table:table-cell office:value-type="float" office:value="5.850353" calcext:value-type="float">
            <text:p>5.850353</text:p>
          </table:table-cell>
          <table:table-cell office:value-type="float" office:value="6.732531" calcext:value-type="float">
            <text:p>6.732531</text:p>
          </table:table-cell>
          <table:table-cell office:value-type="float" office:value="7.179221" calcext:value-type="float">
            <text:p>7.179221</text:p>
          </table:table-cell>
          <table:table-cell office:value-type="float" office:value="0" calcext:value-type="float">
            <text:p>0</text:p>
          </table:table-cell>
          <table:table-cell office:value-type="float" office:value="0.07178228" calcext:value-type="float">
            <text:p>0.07178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1538" calcext:value-type="float">
            <text:p>1.35153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1.13762" calcext:value-type="float">
            <text:p>1.13762</text:p>
          </table:table-cell>
          <table:table-cell office:value-type="float" office:value="136.6427" calcext:value-type="float">
            <text:p>136.6427</text:p>
          </table:table-cell>
          <table:table-cell office:value-type="float" office:value="0" calcext:value-type="float">
            <text:p>0</text:p>
          </table:table-cell>
          <table:table-cell office:value-type="float" office:value="-3.109802" calcext:value-type="float">
            <text:p>-3.109802</text:p>
          </table:table-cell>
          <table:table-cell office:value-type="float" office:value="22.45412" calcext:value-type="float">
            <text:p>22.45412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429441" calcext:value-type="float">
            <text:p>2.429441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05504068" calcext:value-type="float">
            <text:p>-5.504068E-05</text:p>
          </table:table-cell>
          <table:table-cell office:value-type="float" office:value="1179.187" calcext:value-type="float">
            <text:p>1179.187</text:p>
          </table:table-cell>
          <table:table-cell office:value-type="float" office:value="1.492309" calcext:value-type="float">
            <text:p>1.492309</text:p>
          </table:table-cell>
          <table:table-cell office:value-type="float" office:value="0" calcext:value-type="float">
            <text:p>0</text:p>
          </table:table-cell>
          <table:table-cell office:value-type="float" office:value="0.002727973" calcext:value-type="float">
            <text:p>0.002727973</text:p>
          </table:table-cell>
          <table:table-cell office:value-type="float" office:value="0.00783615" calcext:value-type="float">
            <text:p>0.00783615</text:p>
          </table:table-cell>
          <table:table-cell office:value-type="float" office:value="0.01175634" calcext:value-type="float">
            <text:p>0.01175634</text:p>
          </table:table-cell>
          <table:table-cell office:value-type="float" office:value="0.006763766" calcext:value-type="float">
            <text:p>0.006763766</text:p>
          </table:table-cell>
          <table:table-cell office:value-type="float" office:value="0.006553239" calcext:value-type="float">
            <text:p>0.006553239</text:p>
          </table:table-cell>
          <table:table-cell office:value-type="float" office:value="0.004466169" calcext:value-type="float">
            <text:p>0.004466169</text:p>
          </table:table-cell>
          <table:table-cell office:value-type="float" office:value="0.004038559" calcext:value-type="float">
            <text:p>0.004038559</text:p>
          </table:table-cell>
          <table:table-cell office:value-type="float" office:value="0.007772129" calcext:value-type="float">
            <text:p>0.007772129</text:p>
          </table:table-cell>
          <table:table-cell office:value-type="float" office:value="0.02755248" calcext:value-type="float">
            <text:p>0.02755248</text:p>
          </table:table-cell>
          <table:table-cell office:value-type="float" office:value="0.04718028" calcext:value-type="float">
            <text:p>0.04718028</text:p>
          </table:table-cell>
          <table:table-cell office:value-type="float" office:value="0.05215818" calcext:value-type="float">
            <text:p>0.05215818</text:p>
          </table:table-cell>
          <table:table-cell office:value-type="float" office:value="0.1193562" calcext:value-type="float">
            <text:p>0.1193562</text:p>
          </table:table-cell>
          <table:table-cell office:value-type="float" office:value="0.1310667" calcext:value-type="float">
            <text:p>0.1310667</text:p>
          </table:table-cell>
          <table:table-cell office:value-type="float" office:value="0.1355739" calcext:value-type="float">
            <text:p>0.1355739</text:p>
          </table:table-cell>
          <table:table-cell office:value-type="float" office:value="0" calcext:value-type="float">
            <text:p>0</text:p>
          </table:table-cell>
          <table:table-cell office:value-type="float" office:value="9.605986" calcext:value-type="float">
            <text:p>9.605986</text:p>
          </table:table-cell>
          <table:table-cell office:value-type="float" office:value="8.638393" calcext:value-type="float">
            <text:p>8.638393</text:p>
          </table:table-cell>
          <table:table-cell office:value-type="float" office:value="13.6039" calcext:value-type="float">
            <text:p>13.6039</text:p>
          </table:table-cell>
          <table:table-cell office:value-type="float" office:value="3.932403" calcext:value-type="float">
            <text:p>3.932403</text:p>
          </table:table-cell>
          <table:table-cell office:value-type="float" office:value="3.211934" calcext:value-type="float">
            <text:p>3.211934</text:p>
          </table:table-cell>
          <table:table-cell office:value-type="float" office:value="1.740373" calcext:value-type="float">
            <text:p>1.740373</text:p>
          </table:table-cell>
          <table:table-cell office:value-type="float" office:value="1.512155" calcext:value-type="float">
            <text:p>1.512155</text:p>
          </table:table-cell>
          <table:table-cell office:value-type="float" office:value="3.417502" calcext:value-type="float">
            <text:p>3.417502</text:p>
          </table:table-cell>
          <table:table-cell office:value-type="float" office:value="5.333714" calcext:value-type="float">
            <text:p>5.333714</text:p>
          </table:table-cell>
          <table:table-cell office:value-type="float" office:value="5.51289" calcext:value-type="float">
            <text:p>5.51289</text:p>
          </table:table-cell>
          <table:table-cell office:value-type="float" office:value="5.825878" calcext:value-type="float">
            <text:p>5.825878</text:p>
          </table:table-cell>
          <table:table-cell office:value-type="float" office:value="5.857857" calcext:value-type="float">
            <text:p>5.857857</text:p>
          </table:table-cell>
          <table:table-cell office:value-type="float" office:value="6.740259" calcext:value-type="float">
            <text:p>6.740259</text:p>
          </table:table-cell>
          <table:table-cell office:value-type="float" office:value="7.187338" calcext:value-type="float">
            <text:p>7.187338</text:p>
          </table:table-cell>
          <table:table-cell office:value-type="float" office:value="0" calcext:value-type="float">
            <text:p>0</text:p>
          </table:table-cell>
          <table:table-cell office:value-type="float" office:value="0.009997819" calcext:value-type="float">
            <text:p>0.00999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57229" calcext:value-type="float">
            <text:p>1.3572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1.135584" calcext:value-type="float">
            <text:p>1.135584</text:p>
          </table:table-cell>
          <table:table-cell office:value-type="float" office:value="136.6402" calcext:value-type="float">
            <text:p>136.6402</text:p>
          </table:table-cell>
          <table:table-cell office:value-type="float" office:value="0" calcext:value-type="float">
            <text:p>0</text:p>
          </table:table-cell>
          <table:table-cell office:value-type="float" office:value="-3.158932" calcext:value-type="float">
            <text:p>-3.158932</text:p>
          </table:table-cell>
          <table:table-cell office:value-type="float" office:value="22.44759" calcext:value-type="float">
            <text:p>22.44759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1873" calcext:value-type="float">
            <text:p>2.511873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169355" calcext:value-type="float">
            <text:p>-0.000169355</text:p>
          </table:table-cell>
          <table:table-cell office:value-type="float" office:value="1179.149" calcext:value-type="float">
            <text:p>1179.149</text:p>
          </table:table-cell>
          <table:table-cell office:value-type="float" office:value="1.494596" calcext:value-type="float">
            <text:p>1.494596</text:p>
          </table:table-cell>
          <table:table-cell office:value-type="float" office:value="0" calcext:value-type="float">
            <text:p>0</text:p>
          </table:table-cell>
          <table:table-cell office:value-type="float" office:value="0.002561502" calcext:value-type="float">
            <text:p>0.002561502</text:p>
          </table:table-cell>
          <table:table-cell office:value-type="float" office:value="0.006494294" calcext:value-type="float">
            <text:p>0.006494294</text:p>
          </table:table-cell>
          <table:table-cell office:value-type="float" office:value="0.008312886" calcext:value-type="float">
            <text:p>0.008312886</text:p>
          </table:table-cell>
          <table:table-cell office:value-type="float" office:value="0.005597314" calcext:value-type="float">
            <text:p>0.005597314</text:p>
          </table:table-cell>
          <table:table-cell office:value-type="float" office:value="0.006613167" calcext:value-type="float">
            <text:p>0.006613167</text:p>
          </table:table-cell>
          <table:table-cell office:value-type="float" office:value="0.004483862" calcext:value-type="float">
            <text:p>0.004483862</text:p>
          </table:table-cell>
          <table:table-cell office:value-type="float" office:value="0.003982214" calcext:value-type="float">
            <text:p>0.003982214</text:p>
          </table:table-cell>
          <table:table-cell office:value-type="float" office:value="0.007496573" calcext:value-type="float">
            <text:p>0.007496573</text:p>
          </table:table-cell>
          <table:table-cell office:value-type="float" office:value="0.02575052" calcext:value-type="float">
            <text:p>0.02575052</text:p>
          </table:table-cell>
          <table:table-cell office:value-type="float" office:value="0.0437538" calcext:value-type="float">
            <text:p>0.0437538</text:p>
          </table:table-cell>
          <table:table-cell office:value-type="float" office:value="0.04740527" calcext:value-type="float">
            <text:p>0.04740527</text:p>
          </table:table-cell>
          <table:table-cell office:value-type="float" office:value="0.1204758" calcext:value-type="float">
            <text:p>0.1204758</text:p>
          </table:table-cell>
          <table:table-cell office:value-type="float" office:value="0.1310703" calcext:value-type="float">
            <text:p>0.1310703</text:p>
          </table:table-cell>
          <table:table-cell office:value-type="float" office:value="0.135679" calcext:value-type="float">
            <text:p>0.135679</text:p>
          </table:table-cell>
          <table:table-cell office:value-type="float" office:value="0" calcext:value-type="float">
            <text:p>0</text:p>
          </table:table-cell>
          <table:table-cell office:value-type="float" office:value="9.564778" calcext:value-type="float">
            <text:p>9.564778</text:p>
          </table:table-cell>
          <table:table-cell office:value-type="float" office:value="8.603374" calcext:value-type="float">
            <text:p>8.603374</text:p>
          </table:table-cell>
          <table:table-cell office:value-type="float" office:value="13.56077" calcext:value-type="float">
            <text:p>13.56077</text:p>
          </table:table-cell>
          <table:table-cell office:value-type="float" office:value="3.924677" calcext:value-type="float">
            <text:p>3.924677</text:p>
          </table:table-cell>
          <table:table-cell office:value-type="float" office:value="3.207053" calcext:value-type="float">
            <text:p>3.207053</text:p>
          </table:table-cell>
          <table:table-cell office:value-type="float" office:value="1.738734" calcext:value-type="float">
            <text:p>1.738734</text:p>
          </table:table-cell>
          <table:table-cell office:value-type="float" office:value="1.509978" calcext:value-type="float">
            <text:p>1.509978</text:p>
          </table:table-cell>
          <table:table-cell office:value-type="float" office:value="3.410461" calcext:value-type="float">
            <text:p>3.410461</text:p>
          </table:table-cell>
          <table:table-cell office:value-type="float" office:value="5.323679" calcext:value-type="float">
            <text:p>5.323679</text:p>
          </table:table-cell>
          <table:table-cell office:value-type="float" office:value="5.505331" calcext:value-type="float">
            <text:p>5.505331</text:p>
          </table:table-cell>
          <table:table-cell office:value-type="float" office:value="5.817449" calcext:value-type="float">
            <text:p>5.817449</text:p>
          </table:table-cell>
          <table:table-cell office:value-type="float" office:value="5.865777" calcext:value-type="float">
            <text:p>5.865777</text:p>
          </table:table-cell>
          <table:table-cell office:value-type="float" office:value="6.748097" calcext:value-type="float">
            <text:p>6.748097</text:p>
          </table:table-cell>
          <table:table-cell office:value-type="float" office:value="7.195283" calcext:value-type="float">
            <text:p>7.195283</text:p>
          </table:table-cell>
          <table:table-cell office:value-type="float" office:value="0" calcext:value-type="float">
            <text:p>0</text:p>
          </table:table-cell>
          <table:table-cell office:value-type="float" office:value="0.01050579" calcext:value-type="float">
            <text:p>0.01050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2758" calcext:value-type="float">
            <text:p>1.36275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1.140935" calcext:value-type="float">
            <text:p>1.140935</text:p>
          </table:table-cell>
          <table:table-cell office:value-type="float" office:value="136.6378" calcext:value-type="float">
            <text:p>136.6378</text:p>
          </table:table-cell>
          <table:table-cell office:value-type="float" office:value="0" calcext:value-type="float">
            <text:p>0</text:p>
          </table:table-cell>
          <table:table-cell office:value-type="float" office:value="-3.201698" calcext:value-type="float">
            <text:p>-3.201698</text:p>
          </table:table-cell>
          <table:table-cell office:value-type="float" office:value="22.43985" calcext:value-type="float">
            <text:p>22.43985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1873" calcext:value-type="float">
            <text:p>2.511873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2791433" calcext:value-type="float">
            <text:p>-0.0002791433</text:p>
          </table:table-cell>
          <table:table-cell office:value-type="float" office:value="1179.11" calcext:value-type="float">
            <text:p>1179.11</text:p>
          </table:table-cell>
          <table:table-cell office:value-type="float" office:value="1.502001" calcext:value-type="float">
            <text:p>1.502001</text:p>
          </table:table-cell>
          <table:table-cell office:value-type="float" office:value="0" calcext:value-type="float">
            <text:p>0</text:p>
          </table:table-cell>
          <table:table-cell office:value-type="float" office:value="0.002916744" calcext:value-type="float">
            <text:p>0.002916744</text:p>
          </table:table-cell>
          <table:table-cell office:value-type="float" office:value="0.008480683" calcext:value-type="float">
            <text:p>0.008480683</text:p>
          </table:table-cell>
          <table:table-cell office:value-type="float" office:value="0.009986355" calcext:value-type="float">
            <text:p>0.009986355</text:p>
          </table:table-cell>
          <table:table-cell office:value-type="float" office:value="0.005373319" calcext:value-type="float">
            <text:p>0.005373319</text:p>
          </table:table-cell>
          <table:table-cell office:value-type="float" office:value="0.006430531" calcext:value-type="float">
            <text:p>0.006430531</text:p>
          </table:table-cell>
          <table:table-cell office:value-type="float" office:value="0.004478549" calcext:value-type="float">
            <text:p>0.004478549</text:p>
          </table:table-cell>
          <table:table-cell office:value-type="float" office:value="0.004007974" calcext:value-type="float">
            <text:p>0.004007974</text:p>
          </table:table-cell>
          <table:table-cell office:value-type="float" office:value="0.007288671" calcext:value-type="float">
            <text:p>0.007288671</text:p>
          </table:table-cell>
          <table:table-cell office:value-type="float" office:value="0.02499321" calcext:value-type="float">
            <text:p>0.02499321</text:p>
          </table:table-cell>
          <table:table-cell office:value-type="float" office:value="0.04245125" calcext:value-type="float">
            <text:p>0.04245125</text:p>
          </table:table-cell>
          <table:table-cell office:value-type="float" office:value="0.04465608" calcext:value-type="float">
            <text:p>0.04465608</text:p>
          </table:table-cell>
          <table:table-cell office:value-type="float" office:value="0.1208832" calcext:value-type="float">
            <text:p>0.1208832</text:p>
          </table:table-cell>
          <table:table-cell office:value-type="float" office:value="0.1311297" calcext:value-type="float">
            <text:p>0.1311297</text:p>
          </table:table-cell>
          <table:table-cell office:value-type="float" office:value="0.1357725" calcext:value-type="float">
            <text:p>0.1357725</text:p>
          </table:table-cell>
          <table:table-cell office:value-type="float" office:value="0" calcext:value-type="float">
            <text:p>0</text:p>
          </table:table-cell>
          <table:table-cell office:value-type="float" office:value="9.531343" calcext:value-type="float">
            <text:p>9.531343</text:p>
          </table:table-cell>
          <table:table-cell office:value-type="float" office:value="8.571613" calcext:value-type="float">
            <text:p>8.571613</text:p>
          </table:table-cell>
          <table:table-cell office:value-type="float" office:value="13.50743" calcext:value-type="float">
            <text:p>13.50743</text:p>
          </table:table-cell>
          <table:table-cell office:value-type="float" office:value="3.912072" calcext:value-type="float">
            <text:p>3.912072</text:p>
          </table:table-cell>
          <table:table-cell office:value-type="float" office:value="3.202002" calcext:value-type="float">
            <text:p>3.202002</text:p>
          </table:table-cell>
          <table:table-cell office:value-type="float" office:value="1.737098" calcext:value-type="float">
            <text:p>1.737098</text:p>
          </table:table-cell>
          <table:table-cell office:value-type="float" office:value="1.50776" calcext:value-type="float">
            <text:p>1.50776</text:p>
          </table:table-cell>
          <table:table-cell office:value-type="float" office:value="3.403356" calcext:value-type="float">
            <text:p>3.403356</text:p>
          </table:table-cell>
          <table:table-cell office:value-type="float" office:value="5.313443" calcext:value-type="float">
            <text:p>5.313443</text:p>
          </table:table-cell>
          <table:table-cell office:value-type="float" office:value="5.497313" calcext:value-type="float">
            <text:p>5.497313</text:p>
          </table:table-cell>
          <table:table-cell office:value-type="float" office:value="5.808188" calcext:value-type="float">
            <text:p>5.808188</text:p>
          </table:table-cell>
          <table:table-cell office:value-type="float" office:value="5.873828" calcext:value-type="float">
            <text:p>5.873828</text:p>
          </table:table-cell>
          <table:table-cell office:value-type="float" office:value="6.755865" calcext:value-type="float">
            <text:p>6.755865</text:p>
          </table:table-cell>
          <table:table-cell office:value-type="float" office:value="7.203358" calcext:value-type="float">
            <text:p>7.203358</text:p>
          </table:table-cell>
          <table:table-cell office:value-type="float" office:value="0" calcext:value-type="float">
            <text:p>0</text:p>
          </table:table-cell>
          <table:table-cell office:value-type="float" office:value="0.009636465" calcext:value-type="float">
            <text:p>0.009636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8502" calcext:value-type="float">
            <text:p>1.36850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1.144243" calcext:value-type="float">
            <text:p>1.144243</text:p>
          </table:table-cell>
          <table:table-cell office:value-type="float" office:value="136.6352" calcext:value-type="float">
            <text:p>136.6352</text:p>
          </table:table-cell>
          <table:table-cell office:value-type="float" office:value="0" calcext:value-type="float">
            <text:p>0</text:p>
          </table:table-cell>
          <table:table-cell office:value-type="float" office:value="-3.247151" calcext:value-type="float">
            <text:p>-3.247151</text:p>
          </table:table-cell>
          <table:table-cell office:value-type="float" office:value="22.43201" calcext:value-type="float">
            <text:p>22.43201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198" calcext:value-type="float">
            <text:p>2.51198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24" calcext:value-type="float">
            <text:p>-0.000316724</text:p>
          </table:table-cell>
          <table:table-cell office:value-type="float" office:value="1179.071" calcext:value-type="float">
            <text:p>1179.071</text:p>
          </table:table-cell>
          <table:table-cell office:value-type="float" office:value="1.508673" calcext:value-type="float">
            <text:p>1.508673</text:p>
          </table:table-cell>
          <table:table-cell office:value-type="float" office:value="0" calcext:value-type="float">
            <text:p>0</text:p>
          </table:table-cell>
          <table:table-cell office:value-type="float" office:value="0.004232483" calcext:value-type="float">
            <text:p>0.004232483</text:p>
          </table:table-cell>
          <table:table-cell office:value-type="float" office:value="0.009195141" calcext:value-type="float">
            <text:p>0.009195141</text:p>
          </table:table-cell>
          <table:table-cell office:value-type="float" office:value="0.01015582" calcext:value-type="float">
            <text:p>0.01015582</text:p>
          </table:table-cell>
          <table:table-cell office:value-type="float" office:value="0.00535679" calcext:value-type="float">
            <text:p>0.00535679</text:p>
          </table:table-cell>
          <table:table-cell office:value-type="float" office:value="0.006227295" calcext:value-type="float">
            <text:p>0.006227295</text:p>
          </table:table-cell>
          <table:table-cell office:value-type="float" office:value="0.004425505" calcext:value-type="float">
            <text:p>0.004425505</text:p>
          </table:table-cell>
          <table:table-cell office:value-type="float" office:value="0.004005377" calcext:value-type="float">
            <text:p>0.004005377</text:p>
          </table:table-cell>
          <table:table-cell office:value-type="float" office:value="0.007154925" calcext:value-type="float">
            <text:p>0.007154925</text:p>
          </table:table-cell>
          <table:table-cell office:value-type="float" office:value="0.02474751" calcext:value-type="float">
            <text:p>0.02474751</text:p>
          </table:table-cell>
          <table:table-cell office:value-type="float" office:value="0.04205301" calcext:value-type="float">
            <text:p>0.04205301</text:p>
          </table:table-cell>
          <table:table-cell office:value-type="float" office:value="0.04340943" calcext:value-type="float">
            <text:p>0.04340943</text:p>
          </table:table-cell>
          <table:table-cell office:value-type="float" office:value="0.1210621" calcext:value-type="float">
            <text:p>0.1210621</text:p>
          </table:table-cell>
          <table:table-cell office:value-type="float" office:value="0.1312063" calcext:value-type="float">
            <text:p>0.1312063</text:p>
          </table:table-cell>
          <table:table-cell office:value-type="float" office:value="0.1358634" calcext:value-type="float">
            <text:p>0.1358634</text:p>
          </table:table-cell>
          <table:table-cell office:value-type="float" office:value="0" calcext:value-type="float">
            <text:p>0</text:p>
          </table:table-cell>
          <table:table-cell office:value-type="float" office:value="9.498255" calcext:value-type="float">
            <text:p>9.498255</text:p>
          </table:table-cell>
          <table:table-cell office:value-type="float" office:value="8.541105" calcext:value-type="float">
            <text:p>8.541105</text:p>
          </table:table-cell>
          <table:table-cell office:value-type="float" office:value="13.45692" calcext:value-type="float">
            <text:p>13.45692</text:p>
          </table:table-cell>
          <table:table-cell office:value-type="float" office:value="3.899012" calcext:value-type="float">
            <text:p>3.899012</text:p>
          </table:table-cell>
          <table:table-cell office:value-type="float" office:value="3.196603" calcext:value-type="float">
            <text:p>3.196603</text:p>
          </table:table-cell>
          <table:table-cell office:value-type="float" office:value="1.735443" calcext:value-type="float">
            <text:p>1.735443</text:p>
          </table:table-cell>
          <table:table-cell office:value-type="float" office:value="1.50562" calcext:value-type="float">
            <text:p>1.50562</text:p>
          </table:table-cell>
          <table:table-cell office:value-type="float" office:value="3.396202" calcext:value-type="float">
            <text:p>3.396202</text:p>
          </table:table-cell>
          <table:table-cell office:value-type="float" office:value="5.303158" calcext:value-type="float">
            <text:p>5.303158</text:p>
          </table:table-cell>
          <table:table-cell office:value-type="float" office:value="5.489152" calcext:value-type="float">
            <text:p>5.489152</text:p>
          </table:table-cell>
          <table:table-cell office:value-type="float" office:value="5.798488" calcext:value-type="float">
            <text:p>5.798488</text:p>
          </table:table-cell>
          <table:table-cell office:value-type="float" office:value="5.881893" calcext:value-type="float">
            <text:p>5.881893</text:p>
          </table:table-cell>
          <table:table-cell office:value-type="float" office:value="6.763583" calcext:value-type="float">
            <text:p>6.763583</text:p>
          </table:table-cell>
          <table:table-cell office:value-type="float" office:value="7.211483" calcext:value-type="float">
            <text:p>7.211483</text:p>
          </table:table-cell>
          <table:table-cell office:value-type="float" office:value="0" calcext:value-type="float">
            <text:p>0</text:p>
          </table:table-cell>
          <table:table-cell office:value-type="float" office:value="0.01066293" calcext:value-type="float">
            <text:p>0.0106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3954" calcext:value-type="float">
            <text:p>1.3739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1.145187" calcext:value-type="float">
            <text:p>1.145187</text:p>
          </table:table-cell>
          <table:table-cell office:value-type="float" office:value="136.6328" calcext:value-type="float">
            <text:p>136.6328</text:p>
          </table:table-cell>
          <table:table-cell office:value-type="float" office:value="0" calcext:value-type="float">
            <text:p>0</text:p>
          </table:table-cell>
          <table:table-cell office:value-type="float" office:value="-3.295695" calcext:value-type="float">
            <text:p>-3.295695</text:p>
          </table:table-cell>
          <table:table-cell office:value-type="float" office:value="22.42348" calcext:value-type="float">
            <text:p>22.42348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233" calcext:value-type="float">
            <text:p>2.51233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205" calcext:value-type="float">
            <text:p>-0.0003167205</text:p>
          </table:table-cell>
          <table:table-cell office:value-type="float" office:value="1179.032" calcext:value-type="float">
            <text:p>1179.032</text:p>
          </table:table-cell>
          <table:table-cell office:value-type="float" office:value="1.514136" calcext:value-type="float">
            <text:p>1.514136</text:p>
          </table:table-cell>
          <table:table-cell office:value-type="float" office:value="0" calcext:value-type="float">
            <text:p>0</text:p>
          </table:table-cell>
          <table:table-cell office:value-type="float" office:value="0.004094672" calcext:value-type="float">
            <text:p>0.004094672</text:p>
          </table:table-cell>
          <table:table-cell office:value-type="float" office:value="0.007551662" calcext:value-type="float">
            <text:p>0.007551662</text:p>
          </table:table-cell>
          <table:table-cell office:value-type="float" office:value="0.009369868" calcext:value-type="float">
            <text:p>0.009369868</text:p>
          </table:table-cell>
          <table:table-cell office:value-type="float" office:value="0.004971805" calcext:value-type="float">
            <text:p>0.004971805</text:p>
          </table:table-cell>
          <table:table-cell office:value-type="float" office:value="0.005774428" calcext:value-type="float">
            <text:p>0.005774428</text:p>
          </table:table-cell>
          <table:table-cell office:value-type="float" office:value="0.004385866" calcext:value-type="float">
            <text:p>0.004385866</text:p>
          </table:table-cell>
          <table:table-cell office:value-type="float" office:value="0.004016231" calcext:value-type="float">
            <text:p>0.004016231</text:p>
          </table:table-cell>
          <table:table-cell office:value-type="float" office:value="0.007024656" calcext:value-type="float">
            <text:p>0.007024656</text:p>
          </table:table-cell>
          <table:table-cell office:value-type="float" office:value="0.02464735" calcext:value-type="float">
            <text:p>0.02464735</text:p>
          </table:table-cell>
          <table:table-cell office:value-type="float" office:value="0.04198569" calcext:value-type="float">
            <text:p>0.04198569</text:p>
          </table:table-cell>
          <table:table-cell office:value-type="float" office:value="0.04327556" calcext:value-type="float">
            <text:p>0.04327556</text:p>
          </table:table-cell>
          <table:table-cell office:value-type="float" office:value="0.1211694" calcext:value-type="float">
            <text:p>0.1211694</text:p>
          </table:table-cell>
          <table:table-cell office:value-type="float" office:value="0.1312881" calcext:value-type="float">
            <text:p>0.1312881</text:p>
          </table:table-cell>
          <table:table-cell office:value-type="float" office:value="0.1359553" calcext:value-type="float">
            <text:p>0.1359553</text:p>
          </table:table-cell>
          <table:table-cell office:value-type="float" office:value="0" calcext:value-type="float">
            <text:p>0</text:p>
          </table:table-cell>
          <table:table-cell office:value-type="float" office:value="9.460889" calcext:value-type="float">
            <text:p>9.460889</text:p>
          </table:table-cell>
          <table:table-cell office:value-type="float" office:value="8.507059" calcext:value-type="float">
            <text:p>8.507059</text:p>
          </table:table-cell>
          <table:table-cell office:value-type="float" office:value="13.39987" calcext:value-type="float">
            <text:p>13.39987</text:p>
          </table:table-cell>
          <table:table-cell office:value-type="float" office:value="3.883941" calcext:value-type="float">
            <text:p>3.883941</text:p>
          </table:table-cell>
          <table:table-cell office:value-type="float" office:value="3.19089" calcext:value-type="float">
            <text:p>3.19089</text:p>
          </table:table-cell>
          <table:table-cell office:value-type="float" office:value="1.733783" calcext:value-type="float">
            <text:p>1.733783</text:p>
          </table:table-cell>
          <table:table-cell office:value-type="float" office:value="1.503528" calcext:value-type="float">
            <text:p>1.503528</text:p>
          </table:table-cell>
          <table:table-cell office:value-type="float" office:value="3.389013" calcext:value-type="float">
            <text:p>3.389013</text:p>
          </table:table-cell>
          <table:table-cell office:value-type="float" office:value="5.29287" calcext:value-type="float">
            <text:p>5.29287</text:p>
          </table:table-cell>
          <table:table-cell office:value-type="float" office:value="5.480996" calcext:value-type="float">
            <text:p>5.480996</text:p>
          </table:table-cell>
          <table:table-cell office:value-type="float" office:value="5.788711" calcext:value-type="float">
            <text:p>5.788711</text:p>
          </table:table-cell>
          <table:table-cell office:value-type="float" office:value="5.889957" calcext:value-type="float">
            <text:p>5.889957</text:p>
          </table:table-cell>
          <table:table-cell office:value-type="float" office:value="6.771269" calcext:value-type="float">
            <text:p>6.771269</text:p>
          </table:table-cell>
          <table:table-cell office:value-type="float" office:value="7.219597" calcext:value-type="float">
            <text:p>7.219597</text:p>
          </table:table-cell>
          <table:table-cell office:value-type="float" office:value="0" calcext:value-type="float">
            <text:p>0</text:p>
          </table:table-cell>
          <table:table-cell office:value-type="float" office:value="0.01008" calcext:value-type="float">
            <text:p>0.0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8977" calcext:value-type="float">
            <text:p>1.37897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1.144045" calcext:value-type="float">
            <text:p>1.144045</text:p>
          </table:table-cell>
          <table:table-cell office:value-type="float" office:value="136.6298" calcext:value-type="float">
            <text:p>136.6298</text:p>
          </table:table-cell>
          <table:table-cell office:value-type="float" office:value="0" calcext:value-type="float">
            <text:p>0</text:p>
          </table:table-cell>
          <table:table-cell office:value-type="float" office:value="-3.345958" calcext:value-type="float">
            <text:p>-3.345958</text:p>
          </table:table-cell>
          <table:table-cell office:value-type="float" office:value="22.4151" calcext:value-type="float">
            <text:p>22.4151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233" calcext:value-type="float">
            <text:p>2.51233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205" calcext:value-type="float">
            <text:p>-0.0003167205</text:p>
          </table:table-cell>
          <table:table-cell office:value-type="float" office:value="1178.993" calcext:value-type="float">
            <text:p>1178.993</text:p>
          </table:table-cell>
          <table:table-cell office:value-type="float" office:value="1.518251" calcext:value-type="float">
            <text:p>1.518251</text:p>
          </table:table-cell>
          <table:table-cell office:value-type="float" office:value="0" calcext:value-type="float">
            <text:p>0</text:p>
          </table:table-cell>
          <table:table-cell office:value-type="float" office:value="0.004323629" calcext:value-type="float">
            <text:p>0.004323629</text:p>
          </table:table-cell>
          <table:table-cell office:value-type="float" office:value="0.007687499" calcext:value-type="float">
            <text:p>0.007687499</text:p>
          </table:table-cell>
          <table:table-cell office:value-type="float" office:value="0.00920543" calcext:value-type="float">
            <text:p>0.00920543</text:p>
          </table:table-cell>
          <table:table-cell office:value-type="float" office:value="0.004895873" calcext:value-type="float">
            <text:p>0.004895873</text:p>
          </table:table-cell>
          <table:table-cell office:value-type="float" office:value="0.004932575" calcext:value-type="float">
            <text:p>0.004932575</text:p>
          </table:table-cell>
          <table:table-cell office:value-type="float" office:value="0.004202685" calcext:value-type="float">
            <text:p>0.004202685</text:p>
          </table:table-cell>
          <table:table-cell office:value-type="float" office:value="0.003972615" calcext:value-type="float">
            <text:p>0.003972615</text:p>
          </table:table-cell>
          <table:table-cell office:value-type="float" office:value="0.006952224" calcext:value-type="float">
            <text:p>0.006952224</text:p>
          </table:table-cell>
          <table:table-cell office:value-type="float" office:value="0.02448327" calcext:value-type="float">
            <text:p>0.02448327</text:p>
          </table:table-cell>
          <table:table-cell office:value-type="float" office:value="0.04178994" calcext:value-type="float">
            <text:p>0.04178994</text:p>
          </table:table-cell>
          <table:table-cell office:value-type="float" office:value="0.04316107" calcext:value-type="float">
            <text:p>0.04316107</text:p>
          </table:table-cell>
          <table:table-cell office:value-type="float" office:value="0.1212527" calcext:value-type="float">
            <text:p>0.1212527</text:p>
          </table:table-cell>
          <table:table-cell office:value-type="float" office:value="0.1313704" calcext:value-type="float">
            <text:p>0.1313704</text:p>
          </table:table-cell>
          <table:table-cell office:value-type="float" office:value="0.136044" calcext:value-type="float">
            <text:p>0.136044</text:p>
          </table:table-cell>
          <table:table-cell office:value-type="float" office:value="0" calcext:value-type="float">
            <text:p>0</text:p>
          </table:table-cell>
          <table:table-cell office:value-type="float" office:value="9.4263" calcext:value-type="float">
            <text:p>9.4263</text:p>
          </table:table-cell>
          <table:table-cell office:value-type="float" office:value="8.474715" calcext:value-type="float">
            <text:p>8.474715</text:p>
          </table:table-cell>
          <table:table-cell office:value-type="float" office:value="13.3457" calcext:value-type="float">
            <text:p>13.3457</text:p>
          </table:table-cell>
          <table:table-cell office:value-type="float" office:value="3.869572" calcext:value-type="float">
            <text:p>3.869572</text:p>
          </table:table-cell>
          <table:table-cell office:value-type="float" office:value="3.184166" calcext:value-type="float">
            <text:p>3.184166</text:p>
          </table:table-cell>
          <table:table-cell office:value-type="float" office:value="1.732083" calcext:value-type="float">
            <text:p>1.732083</text:p>
          </table:table-cell>
          <table:table-cell office:value-type="float" office:value="1.501484" calcext:value-type="float">
            <text:p>1.501484</text:p>
          </table:table-cell>
          <table:table-cell office:value-type="float" office:value="3.381799" calcext:value-type="float">
            <text:p>3.381799</text:p>
          </table:table-cell>
          <table:table-cell office:value-type="float" office:value="5.282544" calcext:value-type="float">
            <text:p>5.282544</text:p>
          </table:table-cell>
          <table:table-cell office:value-type="float" office:value="5.472795" calcext:value-type="float">
            <text:p>5.472795</text:p>
          </table:table-cell>
          <table:table-cell office:value-type="float" office:value="5.778924" calcext:value-type="float">
            <text:p>5.778924</text:p>
          </table:table-cell>
          <table:table-cell office:value-type="float" office:value="5.89802" calcext:value-type="float">
            <text:p>5.89802</text:p>
          </table:table-cell>
          <table:table-cell office:value-type="float" office:value="6.778944" calcext:value-type="float">
            <text:p>6.778944</text:p>
          </table:table-cell>
          <table:table-cell office:value-type="float" office:value="7.227672" calcext:value-type="float">
            <text:p>7.227672</text:p>
          </table:table-cell>
          <table:table-cell office:value-type="float" office:value="0" calcext:value-type="float">
            <text:p>0</text:p>
          </table:table-cell>
          <table:table-cell office:value-type="float" office:value="0.009962118" calcext:value-type="float">
            <text:p>0.009962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4301" calcext:value-type="float">
            <text:p>1.3843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1.16051" calcext:value-type="float">
            <text:p>1.16051</text:p>
          </table:table-cell>
          <table:table-cell office:value-type="float" office:value="136.6271" calcext:value-type="float">
            <text:p>136.6271</text:p>
          </table:table-cell>
          <table:table-cell office:value-type="float" office:value="0" calcext:value-type="float">
            <text:p>0</text:p>
          </table:table-cell>
          <table:table-cell office:value-type="float" office:value="-3.377705" calcext:value-type="float">
            <text:p>-3.377705</text:p>
          </table:table-cell>
          <table:table-cell office:value-type="float" office:value="22.40723" calcext:value-type="float">
            <text:p>22.40723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233" calcext:value-type="float">
            <text:p>2.51233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205" calcext:value-type="float">
            <text:p>-0.0003167205</text:p>
          </table:table-cell>
          <table:table-cell office:value-type="float" office:value="1178.954" calcext:value-type="float">
            <text:p>1178.954</text:p>
          </table:table-cell>
          <table:table-cell office:value-type="float" office:value="1.524453" calcext:value-type="float">
            <text:p>1.524453</text:p>
          </table:table-cell>
          <table:table-cell office:value-type="float" office:value="0" calcext:value-type="float">
            <text:p>0</text:p>
          </table:table-cell>
          <table:table-cell office:value-type="float" office:value="0.006509293" calcext:value-type="float">
            <text:p>0.006509293</text:p>
          </table:table-cell>
          <table:table-cell office:value-type="float" office:value="0.008785369" calcext:value-type="float">
            <text:p>0.008785369</text:p>
          </table:table-cell>
          <table:table-cell office:value-type="float" office:value="0.009689282" calcext:value-type="float">
            <text:p>0.009689282</text:p>
          </table:table-cell>
          <table:table-cell office:value-type="float" office:value="0.005165033" calcext:value-type="float">
            <text:p>0.005165033</text:p>
          </table:table-cell>
          <table:table-cell office:value-type="float" office:value="0.004643913" calcext:value-type="float">
            <text:p>0.004643913</text:p>
          </table:table-cell>
          <table:table-cell office:value-type="float" office:value="0.004222113" calcext:value-type="float">
            <text:p>0.004222113</text:p>
          </table:table-cell>
          <table:table-cell office:value-type="float" office:value="0.003979909" calcext:value-type="float">
            <text:p>0.003979909</text:p>
          </table:table-cell>
          <table:table-cell office:value-type="float" office:value="0.006880368" calcext:value-type="float">
            <text:p>0.006880368</text:p>
          </table:table-cell>
          <table:table-cell office:value-type="float" office:value="0.02435869" calcext:value-type="float">
            <text:p>0.02435869</text:p>
          </table:table-cell>
          <table:table-cell office:value-type="float" office:value="0.04179675" calcext:value-type="float">
            <text:p>0.04179675</text:p>
          </table:table-cell>
          <table:table-cell office:value-type="float" office:value="0.04329867" calcext:value-type="float">
            <text:p>0.04329867</text:p>
          </table:table-cell>
          <table:table-cell office:value-type="float" office:value="0.1213525" calcext:value-type="float">
            <text:p>0.1213525</text:p>
          </table:table-cell>
          <table:table-cell office:value-type="float" office:value="0.1314532" calcext:value-type="float">
            <text:p>0.1314532</text:p>
          </table:table-cell>
          <table:table-cell office:value-type="float" office:value="0.1361315" calcext:value-type="float">
            <text:p>0.1361315</text:p>
          </table:table-cell>
          <table:table-cell office:value-type="float" office:value="0" calcext:value-type="float">
            <text:p>0</text:p>
          </table:table-cell>
          <table:table-cell office:value-type="float" office:value="9.395172" calcext:value-type="float">
            <text:p>9.395172</text:p>
          </table:table-cell>
          <table:table-cell office:value-type="float" office:value="8.4458" calcext:value-type="float">
            <text:p>8.4458</text:p>
          </table:table-cell>
          <table:table-cell office:value-type="float" office:value="13.29705" calcext:value-type="float">
            <text:p>13.29705</text:p>
          </table:table-cell>
          <table:table-cell office:value-type="float" office:value="3.856857" calcext:value-type="float">
            <text:p>3.856857</text:p>
          </table:table-cell>
          <table:table-cell office:value-type="float" office:value="3.174064" calcext:value-type="float">
            <text:p>3.174064</text:p>
          </table:table-cell>
          <table:table-cell office:value-type="float" office:value="1.730358" calcext:value-type="float">
            <text:p>1.730358</text:p>
          </table:table-cell>
          <table:table-cell office:value-type="float" office:value="1.499477" calcext:value-type="float">
            <text:p>1.499477</text:p>
          </table:table-cell>
          <table:table-cell office:value-type="float" office:value="3.37457" calcext:value-type="float">
            <text:p>3.37457</text:p>
          </table:table-cell>
          <table:table-cell office:value-type="float" office:value="5.272251" calcext:value-type="float">
            <text:p>5.272251</text:p>
          </table:table-cell>
          <table:table-cell office:value-type="float" office:value="5.464658" calcext:value-type="float">
            <text:p>5.464658</text:p>
          </table:table-cell>
          <table:table-cell office:value-type="float" office:value="5.769204" calcext:value-type="float">
            <text:p>5.769204</text:p>
          </table:table-cell>
          <table:table-cell office:value-type="float" office:value="5.906084" calcext:value-type="float">
            <text:p>5.906084</text:p>
          </table:table-cell>
          <table:table-cell office:value-type="float" office:value="6.786619" calcext:value-type="float">
            <text:p>6.786619</text:p>
          </table:table-cell>
          <table:table-cell office:value-type="float" office:value="7.235739" calcext:value-type="float">
            <text:p>7.235739</text:p>
          </table:table-cell>
          <table:table-cell office:value-type="float" office:value="0" calcext:value-type="float">
            <text:p>0</text:p>
          </table:table-cell>
          <table:table-cell office:value-type="float" office:value="0.01271881" calcext:value-type="float">
            <text:p>0.01271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9813" calcext:value-type="float">
            <text:p>1.3898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1.164642" calcext:value-type="float">
            <text:p>1.164642</text:p>
          </table:table-cell>
          <table:table-cell office:value-type="float" office:value="136.6255" calcext:value-type="float">
            <text:p>136.6255</text:p>
          </table:table-cell>
          <table:table-cell office:value-type="float" office:value="0" calcext:value-type="float">
            <text:p>0</text:p>
          </table:table-cell>
          <table:table-cell office:value-type="float" office:value="-3.423381" calcext:value-type="float">
            <text:p>-3.423381</text:p>
          </table:table-cell>
          <table:table-cell office:value-type="float" office:value="22.39843" calcext:value-type="float">
            <text:p>22.39843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2892" calcext:value-type="float">
            <text:p>2.512892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145" calcext:value-type="float">
            <text:p>-0.0003167145</text:p>
          </table:table-cell>
          <table:table-cell office:value-type="float" office:value="1178.914" calcext:value-type="float">
            <text:p>1178.914</text:p>
          </table:table-cell>
          <table:table-cell office:value-type="float" office:value="1.533652" calcext:value-type="float">
            <text:p>1.533652</text:p>
          </table:table-cell>
          <table:table-cell office:value-type="float" office:value="0" calcext:value-type="float">
            <text:p>0</text:p>
          </table:table-cell>
          <table:table-cell office:value-type="float" office:value="0.003134117" calcext:value-type="float">
            <text:p>0.003134117</text:p>
          </table:table-cell>
          <table:table-cell office:value-type="float" office:value="0.00922144" calcext:value-type="float">
            <text:p>0.00922144</text:p>
          </table:table-cell>
          <table:table-cell office:value-type="float" office:value="0.00990698" calcext:value-type="float">
            <text:p>0.00990698</text:p>
          </table:table-cell>
          <table:table-cell office:value-type="float" office:value="0.005171988" calcext:value-type="float">
            <text:p>0.005171988</text:p>
          </table:table-cell>
          <table:table-cell office:value-type="float" office:value="0.004604663" calcext:value-type="float">
            <text:p>0.004604663</text:p>
          </table:table-cell>
          <table:table-cell office:value-type="float" office:value="0.004302125" calcext:value-type="float">
            <text:p>0.004302125</text:p>
          </table:table-cell>
          <table:table-cell office:value-type="float" office:value="0.003991416" calcext:value-type="float">
            <text:p>0.003991416</text:p>
          </table:table-cell>
          <table:table-cell office:value-type="float" office:value="0.006703" calcext:value-type="float">
            <text:p>0.006703</text:p>
          </table:table-cell>
          <table:table-cell office:value-type="float" office:value="0.02315894" calcext:value-type="float">
            <text:p>0.02315894</text:p>
          </table:table-cell>
          <table:table-cell office:value-type="float" office:value="0.04000987" calcext:value-type="float">
            <text:p>0.04000987</text:p>
          </table:table-cell>
          <table:table-cell office:value-type="float" office:value="0.04076974" calcext:value-type="float">
            <text:p>0.04076974</text:p>
          </table:table-cell>
          <table:table-cell office:value-type="float" office:value="0.1214168" calcext:value-type="float">
            <text:p>0.1214168</text:p>
          </table:table-cell>
          <table:table-cell office:value-type="float" office:value="0.1315358" calcext:value-type="float">
            <text:p>0.1315358</text:p>
          </table:table-cell>
          <table:table-cell office:value-type="float" office:value="0.1362188" calcext:value-type="float">
            <text:p>0.1362188</text:p>
          </table:table-cell>
          <table:table-cell office:value-type="float" office:value="0" calcext:value-type="float">
            <text:p>0</text:p>
          </table:table-cell>
          <table:table-cell office:value-type="float" office:value="9.358606" calcext:value-type="float">
            <text:p>9.358606</text:p>
          </table:table-cell>
          <table:table-cell office:value-type="float" office:value="8.412768" calcext:value-type="float">
            <text:p>8.412768</text:p>
          </table:table-cell>
          <table:table-cell office:value-type="float" office:value="13.24176" calcext:value-type="float">
            <text:p>13.24176</text:p>
          </table:table-cell>
          <table:table-cell office:value-type="float" office:value="3.84241" calcext:value-type="float">
            <text:p>3.84241</text:p>
          </table:table-cell>
          <table:table-cell office:value-type="float" office:value="3.162204" calcext:value-type="float">
            <text:p>3.162204</text:p>
          </table:table-cell>
          <table:table-cell office:value-type="float" office:value="1.728627" calcext:value-type="float">
            <text:p>1.728627</text:p>
          </table:table-cell>
          <table:table-cell office:value-type="float" office:value="1.497458" calcext:value-type="float">
            <text:p>1.497458</text:p>
          </table:table-cell>
          <table:table-cell office:value-type="float" office:value="3.367333" calcext:value-type="float">
            <text:p>3.367333</text:p>
          </table:table-cell>
          <table:table-cell office:value-type="float" office:value="5.261868" calcext:value-type="float">
            <text:p>5.261868</text:p>
          </table:table-cell>
          <table:table-cell office:value-type="float" office:value="5.456367" calcext:value-type="float">
            <text:p>5.456367</text:p>
          </table:table-cell>
          <table:table-cell office:value-type="float" office:value="5.759313" calcext:value-type="float">
            <text:p>5.759313</text:p>
          </table:table-cell>
          <table:table-cell office:value-type="float" office:value="5.914136" calcext:value-type="float">
            <text:p>5.914136</text:p>
          </table:table-cell>
          <table:table-cell office:value-type="float" office:value="6.794253" calcext:value-type="float">
            <text:p>6.794253</text:p>
          </table:table-cell>
          <table:table-cell office:value-type="float" office:value="7.243779" calcext:value-type="float">
            <text:p>7.243779</text:p>
          </table:table-cell>
          <table:table-cell office:value-type="float" office:value="0" calcext:value-type="float">
            <text:p>0</text:p>
          </table:table-cell>
          <table:table-cell office:value-type="float" office:value="0.01125711" calcext:value-type="float">
            <text:p>0.0112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4454" calcext:value-type="float">
            <text:p>1.3944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1.167964" calcext:value-type="float">
            <text:p>1.167964</text:p>
          </table:table-cell>
          <table:table-cell office:value-type="float" office:value="136.6241" calcext:value-type="float">
            <text:p>136.6241</text:p>
          </table:table-cell>
          <table:table-cell office:value-type="float" office:value="0" calcext:value-type="float">
            <text:p>0</text:p>
          </table:table-cell>
          <table:table-cell office:value-type="float" office:value="-3.469421" calcext:value-type="float">
            <text:p>-3.469421</text:p>
          </table:table-cell>
          <table:table-cell office:value-type="float" office:value="22.38906" calcext:value-type="float">
            <text:p>22.38906</text:p>
          </table:table-cell>
          <table:table-cell office:value-type="float" office:value="0.002505421" calcext:value-type="float">
            <text:p>0.002505421</text:p>
          </table:table-cell>
          <table:table-cell office:value-type="float" office:value="0.00002513129" calcext:value-type="float">
            <text:p>2.513129E-05</text:p>
          </table:table-cell>
          <table:table-cell office:value-type="float" office:value="0.001005893" calcext:value-type="float">
            <text:p>0.001005893</text:p>
          </table:table-cell>
          <table:table-cell office:value-type="float" office:value="-0.0003167121" calcext:value-type="float">
            <text:p>-0.0003167121</text:p>
          </table:table-cell>
          <table:table-cell office:value-type="float" office:value="1178.874" calcext:value-type="float">
            <text:p>1178.874</text:p>
          </table:table-cell>
          <table:table-cell office:value-type="float" office:value="1.539063" calcext:value-type="float">
            <text:p>1.539063</text:p>
          </table:table-cell>
          <table:table-cell office:value-type="float" office:value="0" calcext:value-type="float">
            <text:p>0</text:p>
          </table:table-cell>
          <table:table-cell office:value-type="float" office:value="0.003910465" calcext:value-type="float">
            <text:p>0.003910465</text:p>
          </table:table-cell>
          <table:table-cell office:value-type="float" office:value="0.008305757" calcext:value-type="float">
            <text:p>0.008305757</text:p>
          </table:table-cell>
          <table:table-cell office:value-type="float" office:value="0.009727254" calcext:value-type="float">
            <text:p>0.009727254</text:p>
          </table:table-cell>
          <table:table-cell office:value-type="float" office:value="0.005426517" calcext:value-type="float">
            <text:p>0.005426517</text:p>
          </table:table-cell>
          <table:table-cell office:value-type="float" office:value="0.005315571" calcext:value-type="float">
            <text:p>0.005315571</text:p>
          </table:table-cell>
          <table:table-cell office:value-type="float" office:value="0.004448256" calcext:value-type="float">
            <text:p>0.004448256</text:p>
          </table:table-cell>
          <table:table-cell office:value-type="float" office:value="0.004050368" calcext:value-type="float">
            <text:p>0.004050368</text:p>
          </table:table-cell>
          <table:table-cell office:value-type="float" office:value="0.006718075" calcext:value-type="float">
            <text:p>0.006718075</text:p>
          </table:table-cell>
          <table:table-cell office:value-type="float" office:value="0.02281388" calcext:value-type="float">
            <text:p>0.02281388</text:p>
          </table:table-cell>
          <table:table-cell office:value-type="float" office:value="0.03970792" calcext:value-type="float">
            <text:p>0.03970792</text:p>
          </table:table-cell>
          <table:table-cell office:value-type="float" office:value="0.0399846" calcext:value-type="float">
            <text:p>0.0399846</text:p>
          </table:table-cell>
          <table:table-cell office:value-type="float" office:value="0.1214958" calcext:value-type="float">
            <text:p>0.1214958</text:p>
          </table:table-cell>
          <table:table-cell office:value-type="float" office:value="0.131618" calcext:value-type="float">
            <text:p>0.131618</text:p>
          </table:table-cell>
          <table:table-cell office:value-type="float" office:value="0.1363059" calcext:value-type="float">
            <text:p>0.1363059</text:p>
          </table:table-cell>
          <table:table-cell office:value-type="float" office:value="0" calcext:value-type="float">
            <text:p>0</text:p>
          </table:table-cell>
          <table:table-cell office:value-type="float" office:value="9.321176" calcext:value-type="float">
            <text:p>9.321176</text:p>
          </table:table-cell>
          <table:table-cell office:value-type="float" office:value="8.379756" calcext:value-type="float">
            <text:p>8.379756</text:p>
          </table:table-cell>
          <table:table-cell office:value-type="float" office:value="13.18527" calcext:value-type="float">
            <text:p>13.18527</text:p>
          </table:table-cell>
          <table:table-cell office:value-type="float" office:value="3.827485" calcext:value-type="float">
            <text:p>3.827485</text:p>
          </table:table-cell>
          <table:table-cell office:value-type="float" office:value="3.149988" calcext:value-type="float">
            <text:p>3.149988</text:p>
          </table:table-cell>
          <table:table-cell office:value-type="float" office:value="1.726913" calcext:value-type="float">
            <text:p>1.726913</text:p>
          </table:table-cell>
          <table:table-cell office:value-type="float" office:value="1.495486" calcext:value-type="float">
            <text:p>1.495486</text:p>
          </table:table-cell>
          <table:table-cell office:value-type="float" office:value="3.360098" calcext:value-type="float">
            <text:p>3.360098</text:p>
          </table:table-cell>
          <table:table-cell office:value-type="float" office:value="5.251315" calcext:value-type="float">
            <text:p>5.251315</text:p>
          </table:table-cell>
          <table:table-cell office:value-type="float" office:value="5.447809" calcext:value-type="float">
            <text:p>5.447809</text:p>
          </table:table-cell>
          <table:table-cell office:value-type="float" office:value="5.748917" calcext:value-type="float">
            <text:p>5.748917</text:p>
          </table:table-cell>
          <table:table-cell office:value-type="float" office:value="5.922158" calcext:value-type="float">
            <text:p>5.922158</text:p>
          </table:table-cell>
          <table:table-cell office:value-type="float" office:value="6.80185" calcext:value-type="float">
            <text:p>6.80185</text:p>
          </table:table-cell>
          <table:table-cell office:value-type="float" office:value="7.251794" calcext:value-type="float">
            <text:p>7.251794</text:p>
          </table:table-cell>
          <table:table-cell office:value-type="float" office:value="0" calcext:value-type="float">
            <text:p>0</text:p>
          </table:table-cell>
          <table:table-cell office:value-type="float" office:value="0.04492261" calcext:value-type="float">
            <text:p>0.04492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0707" calcext:value-type="float">
            <text:p>1.4007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1.183247" calcext:value-type="float">
            <text:p>1.183247</text:p>
          </table:table-cell>
          <table:table-cell office:value-type="float" office:value="136.6234" calcext:value-type="float">
            <text:p>136.6234</text:p>
          </table:table-cell>
          <table:table-cell office:value-type="float" office:value="0" calcext:value-type="float">
            <text:p>0</text:p>
          </table:table-cell>
          <table:table-cell office:value-type="float" office:value="-3.506309" calcext:value-type="float">
            <text:p>-3.506309</text:p>
          </table:table-cell>
          <table:table-cell office:value-type="float" office:value="22.37914" calcext:value-type="float">
            <text:p>22.37914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02" calcext:value-type="float">
            <text:p>2.677902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3991737" calcext:value-type="float">
            <text:p>-0.0003991737</text:p>
          </table:table-cell>
          <table:table-cell office:value-type="float" office:value="1178.835" calcext:value-type="float">
            <text:p>1178.835</text:p>
          </table:table-cell>
          <table:table-cell office:value-type="float" office:value="1.543681" calcext:value-type="float">
            <text:p>1.543681</text:p>
          </table:table-cell>
          <table:table-cell office:value-type="float" office:value="0" calcext:value-type="float">
            <text:p>0</text:p>
          </table:table-cell>
          <table:table-cell office:value-type="float" office:value="0.03047167" calcext:value-type="float">
            <text:p>0.03047167</text:p>
          </table:table-cell>
          <table:table-cell office:value-type="float" office:value="0.01789598" calcext:value-type="float">
            <text:p>0.01789598</text:p>
          </table:table-cell>
          <table:table-cell office:value-type="float" office:value="0.01206306" calcext:value-type="float">
            <text:p>0.01206306</text:p>
          </table:table-cell>
          <table:table-cell office:value-type="float" office:value="0.007262859" calcext:value-type="float">
            <text:p>0.007262859</text:p>
          </table:table-cell>
          <table:table-cell office:value-type="float" office:value="0.005918986" calcext:value-type="float">
            <text:p>0.005918986</text:p>
          </table:table-cell>
          <table:table-cell office:value-type="float" office:value="0.003881342" calcext:value-type="float">
            <text:p>0.003881342</text:p>
          </table:table-cell>
          <table:table-cell office:value-type="float" office:value="0.003828855" calcext:value-type="float">
            <text:p>0.003828855</text:p>
          </table:table-cell>
          <table:table-cell office:value-type="float" office:value="0.006504924" calcext:value-type="float">
            <text:p>0.006504924</text:p>
          </table:table-cell>
          <table:table-cell office:value-type="float" office:value="0.0230692" calcext:value-type="float">
            <text:p>0.0230692</text:p>
          </table:table-cell>
          <table:table-cell office:value-type="float" office:value="0.04076787" calcext:value-type="float">
            <text:p>0.04076787</text:p>
          </table:table-cell>
          <table:table-cell office:value-type="float" office:value="0.04134192" calcext:value-type="float">
            <text:p>0.04134192</text:p>
          </table:table-cell>
          <table:table-cell office:value-type="float" office:value="0.1216455" calcext:value-type="float">
            <text:p>0.1216455</text:p>
          </table:table-cell>
          <table:table-cell office:value-type="float" office:value="0.1318057" calcext:value-type="float">
            <text:p>0.1318057</text:p>
          </table:table-cell>
          <table:table-cell office:value-type="float" office:value="0.1363531" calcext:value-type="float">
            <text:p>0.1363531</text:p>
          </table:table-cell>
          <table:table-cell office:value-type="float" office:value="0" calcext:value-type="float">
            <text:p>0</text:p>
          </table:table-cell>
          <table:table-cell office:value-type="float" office:value="9.279214" calcext:value-type="float">
            <text:p>9.279214</text:p>
          </table:table-cell>
          <table:table-cell office:value-type="float" office:value="8.345508" calcext:value-type="float">
            <text:p>8.345508</text:p>
          </table:table-cell>
          <table:table-cell office:value-type="float" office:value="13.12543" calcext:value-type="float">
            <text:p>13.12543</text:p>
          </table:table-cell>
          <table:table-cell office:value-type="float" office:value="3.812077" calcext:value-type="float">
            <text:p>3.812077</text:p>
          </table:table-cell>
          <table:table-cell office:value-type="float" office:value="3.137269" calcext:value-type="float">
            <text:p>3.137269</text:p>
          </table:table-cell>
          <table:table-cell office:value-type="float" office:value="1.723249" calcext:value-type="float">
            <text:p>1.723249</text:p>
          </table:table-cell>
          <table:table-cell office:value-type="float" office:value="1.492631" calcext:value-type="float">
            <text:p>1.492631</text:p>
          </table:table-cell>
          <table:table-cell office:value-type="float" office:value="3.35277" calcext:value-type="float">
            <text:p>3.35277</text:p>
          </table:table-cell>
          <table:table-cell office:value-type="float" office:value="5.240793" calcext:value-type="float">
            <text:p>5.240793</text:p>
          </table:table-cell>
          <table:table-cell office:value-type="float" office:value="5.439387" calcext:value-type="float">
            <text:p>5.439387</text:p>
          </table:table-cell>
          <table:table-cell office:value-type="float" office:value="5.73864" calcext:value-type="float">
            <text:p>5.73864</text:p>
          </table:table-cell>
          <table:table-cell office:value-type="float" office:value="5.930183" calcext:value-type="float">
            <text:p>5.930183</text:p>
          </table:table-cell>
          <table:table-cell office:value-type="float" office:value="6.809635" calcext:value-type="float">
            <text:p>6.809635</text:p>
          </table:table-cell>
          <table:table-cell office:value-type="float" office:value="7.259614" calcext:value-type="float">
            <text:p>7.259614</text:p>
          </table:table-cell>
          <table:table-cell office:value-type="float" office:value="0" calcext:value-type="float">
            <text:p>0</text:p>
          </table:table-cell>
          <table:table-cell office:value-type="float" office:value="0.2110631" calcext:value-type="float">
            <text:p>0.2110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929" calcext:value-type="float">
            <text:p>1.40492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1.185004" calcext:value-type="float">
            <text:p>1.185004</text:p>
          </table:table-cell>
          <table:table-cell office:value-type="float" office:value="136.623" calcext:value-type="float">
            <text:p>136.623</text:p>
          </table:table-cell>
          <table:table-cell office:value-type="float" office:value="0" calcext:value-type="float">
            <text:p>0</text:p>
          </table:table-cell>
          <table:table-cell office:value-type="float" office:value="-3.555068" calcext:value-type="float">
            <text:p>-3.555068</text:p>
          </table:table-cell>
          <table:table-cell office:value-type="float" office:value="22.36859" calcext:value-type="float">
            <text:p>22.36859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45" calcext:value-type="float">
            <text:p>2.677945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51623" calcext:value-type="float">
            <text:p>-0.00051623</text:p>
          </table:table-cell>
          <table:table-cell office:value-type="float" office:value="1178.795" calcext:value-type="float">
            <text:p>1178.795</text:p>
          </table:table-cell>
          <table:table-cell office:value-type="float" office:value="1.552354" calcext:value-type="float">
            <text:p>1.552354</text:p>
          </table:table-cell>
          <table:table-cell office:value-type="float" office:value="0" calcext:value-type="float">
            <text:p>0</text:p>
          </table:table-cell>
          <table:table-cell office:value-type="float" office:value="0.002673344" calcext:value-type="float">
            <text:p>0.002673344</text:p>
          </table:table-cell>
          <table:table-cell office:value-type="float" office:value="0.008465394" calcext:value-type="float">
            <text:p>0.008465394</text:p>
          </table:table-cell>
          <table:table-cell office:value-type="float" office:value="0.009808214" calcext:value-type="float">
            <text:p>0.009808214</text:p>
          </table:table-cell>
          <table:table-cell office:value-type="float" office:value="0.005318868" calcext:value-type="float">
            <text:p>0.005318868</text:p>
          </table:table-cell>
          <table:table-cell office:value-type="float" office:value="0.004690859" calcext:value-type="float">
            <text:p>0.004690859</text:p>
          </table:table-cell>
          <table:table-cell office:value-type="float" office:value="0.003775953" calcext:value-type="float">
            <text:p>0.003775953</text:p>
          </table:table-cell>
          <table:table-cell office:value-type="float" office:value="0.0038697" calcext:value-type="float">
            <text:p>0.0038697</text:p>
          </table:table-cell>
          <table:table-cell office:value-type="float" office:value="0.006631862" calcext:value-type="float">
            <text:p>0.006631862</text:p>
          </table:table-cell>
          <table:table-cell office:value-type="float" office:value="0.02401758" calcext:value-type="float">
            <text:p>0.02401758</text:p>
          </table:table-cell>
          <table:table-cell office:value-type="float" office:value="0.04234033" calcext:value-type="float">
            <text:p>0.04234033</text:p>
          </table:table-cell>
          <table:table-cell office:value-type="float" office:value="0.04305978" calcext:value-type="float">
            <text:p>0.04305978</text:p>
          </table:table-cell>
          <table:table-cell office:value-type="float" office:value="0.1216472" calcext:value-type="float">
            <text:p>0.1216472</text:p>
          </table:table-cell>
          <table:table-cell office:value-type="float" office:value="0.1318146" calcext:value-type="float">
            <text:p>0.1318146</text:p>
          </table:table-cell>
          <table:table-cell office:value-type="float" office:value="0.1364528" calcext:value-type="float">
            <text:p>0.1364528</text:p>
          </table:table-cell>
          <table:table-cell office:value-type="float" office:value="0" calcext:value-type="float">
            <text:p>0</text:p>
          </table:table-cell>
          <table:table-cell office:value-type="float" office:value="9.244012" calcext:value-type="float">
            <text:p>9.244012</text:p>
          </table:table-cell>
          <table:table-cell office:value-type="float" office:value="8.312989" calcext:value-type="float">
            <text:p>8.312989</text:p>
          </table:table-cell>
          <table:table-cell office:value-type="float" office:value="13.0697" calcext:value-type="float">
            <text:p>13.0697</text:p>
          </table:table-cell>
          <table:table-cell office:value-type="float" office:value="3.797359" calcext:value-type="float">
            <text:p>3.797359</text:p>
          </table:table-cell>
          <table:table-cell office:value-type="float" office:value="3.125281" calcext:value-type="float">
            <text:p>3.125281</text:p>
          </table:table-cell>
          <table:table-cell office:value-type="float" office:value="1.719341" calcext:value-type="float">
            <text:p>1.719341</text:p>
          </table:table-cell>
          <table:table-cell office:value-type="float" office:value="1.489447" calcext:value-type="float">
            <text:p>1.489447</text:p>
          </table:table-cell>
          <table:table-cell office:value-type="float" office:value="3.343601" calcext:value-type="float">
            <text:p>3.343601</text:p>
          </table:table-cell>
          <table:table-cell office:value-type="float" office:value="5.228887" calcext:value-type="float">
            <text:p>5.228887</text:p>
          </table:table-cell>
          <table:table-cell office:value-type="float" office:value="5.431294" calcext:value-type="float">
            <text:p>5.431294</text:p>
          </table:table-cell>
          <table:table-cell office:value-type="float" office:value="5.728796" calcext:value-type="float">
            <text:p>5.728796</text:p>
          </table:table-cell>
          <table:table-cell office:value-type="float" office:value="5.938207" calcext:value-type="float">
            <text:p>5.938207</text:p>
          </table:table-cell>
          <table:table-cell office:value-type="float" office:value="6.817431" calcext:value-type="float">
            <text:p>6.817431</text:p>
          </table:table-cell>
          <table:table-cell office:value-type="float" office:value="7.267484" calcext:value-type="float">
            <text:p>7.267484</text:p>
          </table:table-cell>
          <table:table-cell office:value-type="float" office:value="0" calcext:value-type="float">
            <text:p>0</text:p>
          </table:table-cell>
          <table:table-cell office:value-type="float" office:value="0.01011706" calcext:value-type="float">
            <text:p>0.01011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081" calcext:value-type="float">
            <text:p>1.410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1.182677" calcext:value-type="float">
            <text:p>1.182677</text:p>
          </table:table-cell>
          <table:table-cell office:value-type="float" office:value="136.6207" calcext:value-type="float">
            <text:p>136.6207</text:p>
          </table:table-cell>
          <table:table-cell office:value-type="float" office:value="0" calcext:value-type="float">
            <text:p>0</text:p>
          </table:table-cell>
          <table:table-cell office:value-type="float" office:value="-3.609311" calcext:value-type="float">
            <text:p>-3.609311</text:p>
          </table:table-cell>
          <table:table-cell office:value-type="float" office:value="22.35868" calcext:value-type="float">
            <text:p>22.3586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45" calcext:value-type="float">
            <text:p>2.677945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274034" calcext:value-type="float">
            <text:p>-0.0006274034</text:p>
          </table:table-cell>
          <table:table-cell office:value-type="float" office:value="1178.753" calcext:value-type="float">
            <text:p>1178.753</text:p>
          </table:table-cell>
          <table:table-cell office:value-type="float" office:value="1.560102" calcext:value-type="float">
            <text:p>1.560102</text:p>
          </table:table-cell>
          <table:table-cell office:value-type="float" office:value="0" calcext:value-type="float">
            <text:p>0</text:p>
          </table:table-cell>
          <table:table-cell office:value-type="float" office:value="0.003018779" calcext:value-type="float">
            <text:p>0.003018779</text:p>
          </table:table-cell>
          <table:table-cell office:value-type="float" office:value="0.008483217" calcext:value-type="float">
            <text:p>0.008483217</text:p>
          </table:table-cell>
          <table:table-cell office:value-type="float" office:value="0.009834883" calcext:value-type="float">
            <text:p>0.009834883</text:p>
          </table:table-cell>
          <table:table-cell office:value-type="float" office:value="0.005355476" calcext:value-type="float">
            <text:p>0.005355476</text:p>
          </table:table-cell>
          <table:table-cell office:value-type="float" office:value="0.00472343" calcext:value-type="float">
            <text:p>0.00472343</text:p>
          </table:table-cell>
          <table:table-cell office:value-type="float" office:value="0.003797203" calcext:value-type="float">
            <text:p>0.003797203</text:p>
          </table:table-cell>
          <table:table-cell office:value-type="float" office:value="0.003874318" calcext:value-type="float">
            <text:p>0.003874318</text:p>
          </table:table-cell>
          <table:table-cell office:value-type="float" office:value="0.006644069" calcext:value-type="float">
            <text:p>0.006644069</text:p>
          </table:table-cell>
          <table:table-cell office:value-type="float" office:value="0.02503768" calcext:value-type="float">
            <text:p>0.02503768</text:p>
          </table:table-cell>
          <table:table-cell office:value-type="float" office:value="0.04309651" calcext:value-type="float">
            <text:p>0.04309651</text:p>
          </table:table-cell>
          <table:table-cell office:value-type="float" office:value="0.0449325" calcext:value-type="float">
            <text:p>0.0449325</text:p>
          </table:table-cell>
          <table:table-cell office:value-type="float" office:value="0.1217205" calcext:value-type="float">
            <text:p>0.1217205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.1365461" calcext:value-type="float">
            <text:p>0.1365461</text:p>
          </table:table-cell>
          <table:table-cell office:value-type="float" office:value="0" calcext:value-type="float">
            <text:p>0</text:p>
          </table:table-cell>
          <table:table-cell office:value-type="float" office:value="9.211504" calcext:value-type="float">
            <text:p>9.211504</text:p>
          </table:table-cell>
          <table:table-cell office:value-type="float" office:value="8.282835" calcext:value-type="float">
            <text:p>8.282835</text:p>
          </table:table-cell>
          <table:table-cell office:value-type="float" office:value="13.01882" calcext:value-type="float">
            <text:p>13.01882</text:p>
          </table:table-cell>
          <table:table-cell office:value-type="float" office:value="3.784045" calcext:value-type="float">
            <text:p>3.784045</text:p>
          </table:table-cell>
          <table:table-cell office:value-type="float" office:value="3.114352" calcext:value-type="float">
            <text:p>3.114352</text:p>
          </table:table-cell>
          <table:table-cell office:value-type="float" office:value="1.715839" calcext:value-type="float">
            <text:p>1.715839</text:p>
          </table:table-cell>
          <table:table-cell office:value-type="float" office:value="1.486543" calcext:value-type="float">
            <text:p>1.486543</text:p>
          </table:table-cell>
          <table:table-cell office:value-type="float" office:value="3.334532" calcext:value-type="float">
            <text:p>3.334532</text:p>
          </table:table-cell>
          <table:table-cell office:value-type="float" office:value="5.216477" calcext:value-type="float">
            <text:p>5.216477</text:p>
          </table:table-cell>
          <table:table-cell office:value-type="float" office:value="5.423413" calcext:value-type="float">
            <text:p>5.423413</text:p>
          </table:table-cell>
          <table:table-cell office:value-type="float" office:value="5.719407" calcext:value-type="float">
            <text:p>5.719407</text:p>
          </table:table-cell>
          <table:table-cell office:value-type="float" office:value="5.946234" calcext:value-type="float">
            <text:p>5.946234</text:p>
          </table:table-cell>
          <table:table-cell office:value-type="float" office:value="6.825142" calcext:value-type="float">
            <text:p>6.825142</text:p>
          </table:table-cell>
          <table:table-cell office:value-type="float" office:value="7.27544" calcext:value-type="float">
            <text:p>7.27544</text:p>
          </table:table-cell>
          <table:table-cell office:value-type="float" office:value="0" calcext:value-type="float">
            <text:p>0</text:p>
          </table:table-cell>
          <table:table-cell office:value-type="float" office:value="0.009977127" calcext:value-type="float">
            <text:p>0.009977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174" calcext:value-type="float">
            <text:p>1.41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1.180558" calcext:value-type="float">
            <text:p>1.180558</text:p>
          </table:table-cell>
          <table:table-cell office:value-type="float" office:value="136.6182" calcext:value-type="float">
            <text:p>136.6182</text:p>
          </table:table-cell>
          <table:table-cell office:value-type="float" office:value="0" calcext:value-type="float">
            <text:p>0</text:p>
          </table:table-cell>
          <table:table-cell office:value-type="float" office:value="-3.663117" calcext:value-type="float">
            <text:p>-3.663117</text:p>
          </table:table-cell>
          <table:table-cell office:value-type="float" office:value="22.34935" calcext:value-type="float">
            <text:p>22.3493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45" calcext:value-type="float">
            <text:p>2.677945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5871" calcext:value-type="float">
            <text:p>-0.0006655871</text:p>
          </table:table-cell>
          <table:table-cell office:value-type="float" office:value="1178.711" calcext:value-type="float">
            <text:p>1178.711</text:p>
          </table:table-cell>
          <table:table-cell office:value-type="float" office:value="1.566188" calcext:value-type="float">
            <text:p>1.566188</text:p>
          </table:table-cell>
          <table:table-cell office:value-type="float" office:value="0" calcext:value-type="float">
            <text:p>0</text:p>
          </table:table-cell>
          <table:table-cell office:value-type="float" office:value="0.00316097" calcext:value-type="float">
            <text:p>0.00316097</text:p>
          </table:table-cell>
          <table:table-cell office:value-type="float" office:value="0.00885873" calcext:value-type="float">
            <text:p>0.00885873</text:p>
          </table:table-cell>
          <table:table-cell office:value-type="float" office:value="0.010059" calcext:value-type="float">
            <text:p>0.010059</text:p>
          </table:table-cell>
          <table:table-cell office:value-type="float" office:value="0.005537301" calcext:value-type="float">
            <text:p>0.005537301</text:p>
          </table:table-cell>
          <table:table-cell office:value-type="float" office:value="0.004867451" calcext:value-type="float">
            <text:p>0.004867451</text:p>
          </table:table-cell>
          <table:table-cell office:value-type="float" office:value="0.003840351" calcext:value-type="float">
            <text:p>0.003840351</text:p>
          </table:table-cell>
          <table:table-cell office:value-type="float" office:value="0.003889852" calcext:value-type="float">
            <text:p>0.003889852</text:p>
          </table:table-cell>
          <table:table-cell office:value-type="float" office:value="0.006644476" calcext:value-type="float">
            <text:p>0.006644476</text:p>
          </table:table-cell>
          <table:table-cell office:value-type="float" office:value="0.02563463" calcext:value-type="float">
            <text:p>0.02563463</text:p>
          </table:table-cell>
          <table:table-cell office:value-type="float" office:value="0.04346967" calcext:value-type="float">
            <text:p>0.04346967</text:p>
          </table:table-cell>
          <table:table-cell office:value-type="float" office:value="0.04659758" calcext:value-type="float">
            <text:p>0.04659758</text:p>
          </table:table-cell>
          <table:table-cell office:value-type="float" office:value="0.1218042" calcext:value-type="float">
            <text:p>0.1218042</text:p>
          </table:table-cell>
          <table:table-cell office:value-type="float" office:value="0.1319522" calcext:value-type="float">
            <text:p>0.1319522</text:p>
          </table:table-cell>
          <table:table-cell office:value-type="float" office:value="0.1366393" calcext:value-type="float">
            <text:p>0.1366393</text:p>
          </table:table-cell>
          <table:table-cell office:value-type="float" office:value="0" calcext:value-type="float">
            <text:p>0</text:p>
          </table:table-cell>
          <table:table-cell office:value-type="float" office:value="9.180867" calcext:value-type="float">
            <text:p>9.180867</text:p>
          </table:table-cell>
          <table:table-cell office:value-type="float" office:value="8.254418" calcext:value-type="float">
            <text:p>8.254418</text:p>
          </table:table-cell>
          <table:table-cell office:value-type="float" office:value="12.97053" calcext:value-type="float">
            <text:p>12.97053</text:p>
          </table:table-cell>
          <table:table-cell office:value-type="float" office:value="3.77141" calcext:value-type="float">
            <text:p>3.77141</text:p>
          </table:table-cell>
          <table:table-cell office:value-type="float" office:value="3.104009" calcext:value-type="float">
            <text:p>3.104009</text:p>
          </table:table-cell>
          <table:table-cell office:value-type="float" office:value="1.712481" calcext:value-type="float">
            <text:p>1.712481</text:p>
          </table:table-cell>
          <table:table-cell office:value-type="float" office:value="1.483759" calcext:value-type="float">
            <text:p>1.483759</text:p>
          </table:table-cell>
          <table:table-cell office:value-type="float" office:value="3.325776" calcext:value-type="float">
            <text:p>3.325776</text:p>
          </table:table-cell>
          <table:table-cell office:value-type="float" office:value="5.203903" calcext:value-type="float">
            <text:p>5.203903</text:p>
          </table:table-cell>
          <table:table-cell office:value-type="float" office:value="5.415655" calcext:value-type="float">
            <text:p>5.415655</text:p>
          </table:table-cell>
          <table:table-cell office:value-type="float" office:value="5.710485" calcext:value-type="float">
            <text:p>5.710485</text:p>
          </table:table-cell>
          <table:table-cell office:value-type="float" office:value="5.954252" calcext:value-type="float">
            <text:p>5.954252</text:p>
          </table:table-cell>
          <table:table-cell office:value-type="float" office:value="6.832812" calcext:value-type="float">
            <text:p>6.832812</text:p>
          </table:table-cell>
          <table:table-cell office:value-type="float" office:value="7.28343" calcext:value-type="float">
            <text:p>7.28343</text:p>
          </table:table-cell>
          <table:table-cell office:value-type="float" office:value="0" calcext:value-type="float">
            <text:p>0</text:p>
          </table:table-cell>
          <table:table-cell office:value-type="float" office:value="0.009747862" calcext:value-type="float">
            <text:p>0.00974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4148" calcext:value-type="float">
            <text:p>1.42414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1.178964" calcext:value-type="float">
            <text:p>1.178964</text:p>
          </table:table-cell>
          <table:table-cell office:value-type="float" office:value="136.6154" calcext:value-type="float">
            <text:p>136.6154</text:p>
          </table:table-cell>
          <table:table-cell office:value-type="float" office:value="0" calcext:value-type="float">
            <text:p>0</text:p>
          </table:table-cell>
          <table:table-cell office:value-type="float" office:value="-3.716556" calcext:value-type="float">
            <text:p>-3.716556</text:p>
          </table:table-cell>
          <table:table-cell office:value-type="float" office:value="22.34036" calcext:value-type="float">
            <text:p>22.34036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45" calcext:value-type="float">
            <text:p>2.677945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5871" calcext:value-type="float">
            <text:p>-0.0006655871</text:p>
          </table:table-cell>
          <table:table-cell office:value-type="float" office:value="1178.669" calcext:value-type="float">
            <text:p>1178.669</text:p>
          </table:table-cell>
          <table:table-cell office:value-type="float" office:value="1.570065" calcext:value-type="float">
            <text:p>1.570065</text:p>
          </table:table-cell>
          <table:table-cell office:value-type="float" office:value="0" calcext:value-type="float">
            <text:p>0</text:p>
          </table:table-cell>
          <table:table-cell office:value-type="float" office:value="0.003136646" calcext:value-type="float">
            <text:p>0.003136646</text:p>
          </table:table-cell>
          <table:table-cell office:value-type="float" office:value="0.008755131" calcext:value-type="float">
            <text:p>0.008755131</text:p>
          </table:table-cell>
          <table:table-cell office:value-type="float" office:value="0.009978044" calcext:value-type="float">
            <text:p>0.009978044</text:p>
          </table:table-cell>
          <table:table-cell office:value-type="float" office:value="0.005516631" calcext:value-type="float">
            <text:p>0.005516631</text:p>
          </table:table-cell>
          <table:table-cell office:value-type="float" office:value="0.004881703" calcext:value-type="float">
            <text:p>0.004881703</text:p>
          </table:table-cell>
          <table:table-cell office:value-type="float" office:value="0.003842137" calcext:value-type="float">
            <text:p>0.003842137</text:p>
          </table:table-cell>
          <table:table-cell office:value-type="float" office:value="0.003890894" calcext:value-type="float">
            <text:p>0.003890894</text:p>
          </table:table-cell>
          <table:table-cell office:value-type="float" office:value="0.006641204" calcext:value-type="float">
            <text:p>0.006641204</text:p>
          </table:table-cell>
          <table:table-cell office:value-type="float" office:value="0.02585829" calcext:value-type="float">
            <text:p>0.02585829</text:p>
          </table:table-cell>
          <table:table-cell office:value-type="float" office:value="0.0435911" calcext:value-type="float">
            <text:p>0.0435911</text:p>
          </table:table-cell>
          <table:table-cell office:value-type="float" office:value="0.0478028" calcext:value-type="float">
            <text:p>0.0478028</text:p>
          </table:table-cell>
          <table:table-cell office:value-type="float" office:value="0.1218868" calcext:value-type="float">
            <text:p>0.1218868</text:p>
          </table:table-cell>
          <table:table-cell office:value-type="float" office:value="0.1320338" calcext:value-type="float">
            <text:p>0.1320338</text:p>
          </table:table-cell>
          <table:table-cell office:value-type="float" office:value="0.1367317" calcext:value-type="float">
            <text:p>0.1367317</text:p>
          </table:table-cell>
          <table:table-cell office:value-type="float" office:value="0" calcext:value-type="float">
            <text:p>0</text:p>
          </table:table-cell>
          <table:table-cell office:value-type="float" office:value="9.151334" calcext:value-type="float">
            <text:p>9.151334</text:p>
          </table:table-cell>
          <table:table-cell office:value-type="float" office:value="8.227098" calcext:value-type="float">
            <text:p>8.227098</text:p>
          </table:table-cell>
          <table:table-cell office:value-type="float" office:value="12.9243" calcext:value-type="float">
            <text:p>12.9243</text:p>
          </table:table-cell>
          <table:table-cell office:value-type="float" office:value="3.759382" calcext:value-type="float">
            <text:p>3.759382</text:p>
          </table:table-cell>
          <table:table-cell office:value-type="float" office:value="3.094192" calcext:value-type="float">
            <text:p>3.094192</text:p>
          </table:table-cell>
          <table:table-cell office:value-type="float" office:value="1.709264" calcext:value-type="float">
            <text:p>1.709264</text:p>
          </table:table-cell>
          <table:table-cell office:value-type="float" office:value="1.481078" calcext:value-type="float">
            <text:p>1.481078</text:p>
          </table:table-cell>
          <table:table-cell office:value-type="float" office:value="3.31717" calcext:value-type="float">
            <text:p>3.31717</text:p>
          </table:table-cell>
          <table:table-cell office:value-type="float" office:value="5.191313" calcext:value-type="float">
            <text:p>5.191313</text:p>
          </table:table-cell>
          <table:table-cell office:value-type="float" office:value="5.40789" calcext:value-type="float">
            <text:p>5.40789</text:p>
          </table:table-cell>
          <table:table-cell office:value-type="float" office:value="5.70189" calcext:value-type="float">
            <text:p>5.70189</text:p>
          </table:table-cell>
          <table:table-cell office:value-type="float" office:value="5.962237" calcext:value-type="float">
            <text:p>5.962237</text:p>
          </table:table-cell>
          <table:table-cell office:value-type="float" office:value="6.84041" calcext:value-type="float">
            <text:p>6.84041</text:p>
          </table:table-cell>
          <table:table-cell office:value-type="float" office:value="7.291418" calcext:value-type="float">
            <text:p>7.291418</text:p>
          </table:table-cell>
          <table:table-cell office:value-type="float" office:value="0" calcext:value-type="float">
            <text:p>0</text:p>
          </table:table-cell>
          <table:table-cell office:value-type="float" office:value="0.009598323" calcext:value-type="float">
            <text:p>0.009598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0808" calcext:value-type="float">
            <text:p>1.4308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1.17734" calcext:value-type="float">
            <text:p>1.17734</text:p>
          </table:table-cell>
          <table:table-cell office:value-type="float" office:value="136.6125" calcext:value-type="float">
            <text:p>136.6125</text:p>
          </table:table-cell>
          <table:table-cell office:value-type="float" office:value="0" calcext:value-type="float">
            <text:p>0</text:p>
          </table:table-cell>
          <table:table-cell office:value-type="float" office:value="-3.769589" calcext:value-type="float">
            <text:p>-3.769589</text:p>
          </table:table-cell>
          <table:table-cell office:value-type="float" office:value="22.33183" calcext:value-type="float">
            <text:p>22.33183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677945" calcext:value-type="float">
            <text:p>2.677945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5871" calcext:value-type="float">
            <text:p>-0.0006655871</text:p>
          </table:table-cell>
          <table:table-cell office:value-type="float" office:value="1178.627" calcext:value-type="float">
            <text:p>1178.627</text:p>
          </table:table-cell>
          <table:table-cell office:value-type="float" office:value="1.57306" calcext:value-type="float">
            <text:p>1.57306</text:p>
          </table:table-cell>
          <table:table-cell office:value-type="float" office:value="0" calcext:value-type="float">
            <text:p>0</text:p>
          </table:table-cell>
          <table:table-cell office:value-type="float" office:value="0.003295636" calcext:value-type="float">
            <text:p>0.003295636</text:p>
          </table:table-cell>
          <table:table-cell office:value-type="float" office:value="0.009255175" calcext:value-type="float">
            <text:p>0.009255175</text:p>
          </table:table-cell>
          <table:table-cell office:value-type="float" office:value="0.01021319" calcext:value-type="float">
            <text:p>0.01021319</text:p>
          </table:table-cell>
          <table:table-cell office:value-type="float" office:value="0.005658917" calcext:value-type="float">
            <text:p>0.005658917</text:p>
          </table:table-cell>
          <table:table-cell office:value-type="float" office:value="0.005007012" calcext:value-type="float">
            <text:p>0.005007012</text:p>
          </table:table-cell>
          <table:table-cell office:value-type="float" office:value="0.003874985" calcext:value-type="float">
            <text:p>0.003874985</text:p>
          </table:table-cell>
          <table:table-cell office:value-type="float" office:value="0.003899764" calcext:value-type="float">
            <text:p>0.003899764</text:p>
          </table:table-cell>
          <table:table-cell office:value-type="float" office:value="0.006636009" calcext:value-type="float">
            <text:p>0.006636009</text:p>
          </table:table-cell>
          <table:table-cell office:value-type="float" office:value="0.02591621" calcext:value-type="float">
            <text:p>0.02591621</text:p>
          </table:table-cell>
          <table:table-cell office:value-type="float" office:value="0.04375256" calcext:value-type="float">
            <text:p>0.04375256</text:p>
          </table:table-cell>
          <table:table-cell office:value-type="float" office:value="0.04899685" calcext:value-type="float">
            <text:p>0.04899685</text:p>
          </table:table-cell>
          <table:table-cell office:value-type="float" office:value="0.1219766" calcext:value-type="float">
            <text:p>0.1219766</text:p>
          </table:table-cell>
          <table:table-cell office:value-type="float" office:value="0.1321156" calcext:value-type="float">
            <text:p>0.1321156</text:p>
          </table:table-cell>
          <table:table-cell office:value-type="float" office:value="0.1368199" calcext:value-type="float">
            <text:p>0.1368199</text:p>
          </table:table-cell>
          <table:table-cell office:value-type="float" office:value="0" calcext:value-type="float">
            <text:p>0</text:p>
          </table:table-cell>
          <table:table-cell office:value-type="float" office:value="9.123286" calcext:value-type="float">
            <text:p>9.123286</text:p>
          </table:table-cell>
          <table:table-cell office:value-type="float" office:value="8.20113" calcext:value-type="float">
            <text:p>8.20113</text:p>
          </table:table-cell>
          <table:table-cell office:value-type="float" office:value="12.87997" calcext:value-type="float">
            <text:p>12.87997</text:p>
          </table:table-cell>
          <table:table-cell office:value-type="float" office:value="3.747842" calcext:value-type="float">
            <text:p>3.747842</text:p>
          </table:table-cell>
          <table:table-cell office:value-type="float" office:value="3.084774" calcext:value-type="float">
            <text:p>3.084774</text:p>
          </table:table-cell>
          <table:table-cell office:value-type="float" office:value="1.70614" calcext:value-type="float">
            <text:p>1.70614</text:p>
          </table:table-cell>
          <table:table-cell office:value-type="float" office:value="1.478459" calcext:value-type="float">
            <text:p>1.478459</text:p>
          </table:table-cell>
          <table:table-cell office:value-type="float" office:value="3.308642" calcext:value-type="float">
            <text:p>3.308642</text:p>
          </table:table-cell>
          <table:table-cell office:value-type="float" office:value="5.178836" calcext:value-type="float">
            <text:p>5.178836</text:p>
          </table:table-cell>
          <table:table-cell office:value-type="float" office:value="5.400154" calcext:value-type="float">
            <text:p>5.400154</text:p>
          </table:table-cell>
          <table:table-cell office:value-type="float" office:value="5.693616" calcext:value-type="float">
            <text:p>5.693616</text:p>
          </table:table-cell>
          <table:table-cell office:value-type="float" office:value="5.970222" calcext:value-type="float">
            <text:p>5.970222</text:p>
          </table:table-cell>
          <table:table-cell office:value-type="float" office:value="6.848008" calcext:value-type="float">
            <text:p>6.848008</text:p>
          </table:table-cell>
          <table:table-cell office:value-type="float" office:value="7.299407" calcext:value-type="float">
            <text:p>7.299407</text:p>
          </table:table-cell>
          <table:table-cell office:value-type="float" office:value="0" calcext:value-type="float">
            <text:p>0</text:p>
          </table:table-cell>
          <table:table-cell office:value-type="float" office:value="0.009335654" calcext:value-type="float">
            <text:p>0.009335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767" calcext:value-type="float">
            <text:p>1.437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1.176718" calcext:value-type="float">
            <text:p>1.176718</text:p>
          </table:table-cell>
          <table:table-cell office:value-type="float" office:value="136.6095" calcext:value-type="float">
            <text:p>136.6095</text:p>
          </table:table-cell>
          <table:table-cell office:value-type="float" office:value="0" calcext:value-type="float">
            <text:p>0</text:p>
          </table:table-cell>
          <table:table-cell office:value-type="float" office:value="-3.82257" calcext:value-type="float">
            <text:p>-3.82257</text:p>
          </table:table-cell>
          <table:table-cell office:value-type="float" office:value="22.32337" calcext:value-type="float">
            <text:p>22.3233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2851" calcext:value-type="float">
            <text:p>-0.0006652851</text:p>
          </table:table-cell>
          <table:table-cell office:value-type="float" office:value="1178.585" calcext:value-type="float">
            <text:p>1178.585</text:p>
          </table:table-cell>
          <table:table-cell office:value-type="float" office:value="1.575421" calcext:value-type="float">
            <text:p>1.575421</text:p>
          </table:table-cell>
          <table:table-cell office:value-type="float" office:value="0" calcext:value-type="float">
            <text:p>0</text:p>
          </table:table-cell>
          <table:table-cell office:value-type="float" office:value="0.002567745" calcext:value-type="float">
            <text:p>0.002567745</text:p>
          </table:table-cell>
          <table:table-cell office:value-type="float" office:value="0.007148533" calcext:value-type="float">
            <text:p>0.007148533</text:p>
          </table:table-cell>
          <table:table-cell office:value-type="float" office:value="0.009062584" calcext:value-type="float">
            <text:p>0.009062584</text:p>
          </table:table-cell>
          <table:table-cell office:value-type="float" office:value="0.005335606" calcext:value-type="float">
            <text:p>0.005335606</text:p>
          </table:table-cell>
          <table:table-cell office:value-type="float" office:value="0.00479544" calcext:value-type="float">
            <text:p>0.00479544</text:p>
          </table:table-cell>
          <table:table-cell office:value-type="float" office:value="0.003863268" calcext:value-type="float">
            <text:p>0.003863268</text:p>
          </table:table-cell>
          <table:table-cell office:value-type="float" office:value="0.003890322" calcext:value-type="float">
            <text:p>0.003890322</text:p>
          </table:table-cell>
          <table:table-cell office:value-type="float" office:value="0.00663205" calcext:value-type="float">
            <text:p>0.00663205</text:p>
          </table:table-cell>
          <table:table-cell office:value-type="float" office:value="0.02599456" calcext:value-type="float">
            <text:p>0.02599456</text:p>
          </table:table-cell>
          <table:table-cell office:value-type="float" office:value="0.04401795" calcext:value-type="float">
            <text:p>0.04401795</text:p>
          </table:table-cell>
          <table:table-cell office:value-type="float" office:value="0.05022122" calcext:value-type="float">
            <text:p>0.05022122</text:p>
          </table:table-cell>
          <table:table-cell office:value-type="float" office:value="0.1220653" calcext:value-type="float">
            <text:p>0.1220653</text:p>
          </table:table-cell>
          <table:table-cell office:value-type="float" office:value="0.1321975" calcext:value-type="float">
            <text:p>0.1321975</text:p>
          </table:table-cell>
          <table:table-cell office:value-type="float" office:value="0.1369067" calcext:value-type="float">
            <text:p>0.1369067</text:p>
          </table:table-cell>
          <table:table-cell office:value-type="float" office:value="0" calcext:value-type="float">
            <text:p>0</text:p>
          </table:table-cell>
          <table:table-cell office:value-type="float" office:value="9.092471" calcext:value-type="float">
            <text:p>9.092471</text:p>
          </table:table-cell>
          <table:table-cell office:value-type="float" office:value="8.173708" calcext:value-type="float">
            <text:p>8.173708</text:p>
          </table:table-cell>
          <table:table-cell office:value-type="float" office:value="12.83463" calcext:value-type="float">
            <text:p>12.83463</text:p>
          </table:table-cell>
          <table:table-cell office:value-type="float" office:value="3.736378" calcext:value-type="float">
            <text:p>3.736378</text:p>
          </table:table-cell>
          <table:table-cell office:value-type="float" office:value="3.075515" calcext:value-type="float">
            <text:p>3.075515</text:p>
          </table:table-cell>
          <table:table-cell office:value-type="float" office:value="1.70309" calcext:value-type="float">
            <text:p>1.70309</text:p>
          </table:table-cell>
          <table:table-cell office:value-type="float" office:value="1.475865" calcext:value-type="float">
            <text:p>1.475865</text:p>
          </table:table-cell>
          <table:table-cell office:value-type="float" office:value="3.300175" calcext:value-type="float">
            <text:p>3.300175</text:p>
          </table:table-cell>
          <table:table-cell office:value-type="float" office:value="5.166484" calcext:value-type="float">
            <text:p>5.166484</text:p>
          </table:table-cell>
          <table:table-cell office:value-type="float" office:value="5.392428" calcext:value-type="float">
            <text:p>5.392428</text:p>
          </table:table-cell>
          <table:table-cell office:value-type="float" office:value="5.685622" calcext:value-type="float">
            <text:p>5.685622</text:p>
          </table:table-cell>
          <table:table-cell office:value-type="float" office:value="5.978205" calcext:value-type="float">
            <text:p>5.978205</text:p>
          </table:table-cell>
          <table:table-cell office:value-type="float" office:value="6.855606" calcext:value-type="float">
            <text:p>6.855606</text:p>
          </table:table-cell>
          <table:table-cell office:value-type="float" office:value="7.307386" calcext:value-type="float">
            <text:p>7.307386</text:p>
          </table:table-cell>
          <table:table-cell office:value-type="float" office:value="0" calcext:value-type="float">
            <text:p>0</text:p>
          </table:table-cell>
          <table:table-cell office:value-type="float" office:value="0.01023463" calcext:value-type="float">
            <text:p>0.0102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3641" calcext:value-type="float">
            <text:p>1.44364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1.175663" calcext:value-type="float">
            <text:p>1.175663</text:p>
          </table:table-cell>
          <table:table-cell office:value-type="float" office:value="136.6064" calcext:value-type="float">
            <text:p>136.6064</text:p>
          </table:table-cell>
          <table:table-cell office:value-type="float" office:value="0" calcext:value-type="float">
            <text:p>0</text:p>
          </table:table-cell>
          <table:table-cell office:value-type="float" office:value="-3.875043" calcext:value-type="float">
            <text:p>-3.875043</text:p>
          </table:table-cell>
          <table:table-cell office:value-type="float" office:value="22.31487" calcext:value-type="float">
            <text:p>22.3148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2851" calcext:value-type="float">
            <text:p>-0.0006652851</text:p>
          </table:table-cell>
          <table:table-cell office:value-type="float" office:value="1178.543" calcext:value-type="float">
            <text:p>1178.543</text:p>
          </table:table-cell>
          <table:table-cell office:value-type="float" office:value="1.577591" calcext:value-type="float">
            <text:p>1.577591</text:p>
          </table:table-cell>
          <table:table-cell office:value-type="float" office:value="0" calcext:value-type="float">
            <text:p>0</text:p>
          </table:table-cell>
          <table:table-cell office:value-type="float" office:value="0.002830754" calcext:value-type="float">
            <text:p>0.002830754</text:p>
          </table:table-cell>
          <table:table-cell office:value-type="float" office:value="0.008684758" calcext:value-type="float">
            <text:p>0.008684758</text:p>
          </table:table-cell>
          <table:table-cell office:value-type="float" office:value="0.009847675" calcext:value-type="float">
            <text:p>0.009847675</text:p>
          </table:table-cell>
          <table:table-cell office:value-type="float" office:value="0.005448553" calcext:value-type="float">
            <text:p>0.005448553</text:p>
          </table:table-cell>
          <table:table-cell office:value-type="float" office:value="0.004856068" calcext:value-type="float">
            <text:p>0.004856068</text:p>
          </table:table-cell>
          <table:table-cell office:value-type="float" office:value="0.003817479" calcext:value-type="float">
            <text:p>0.003817479</text:p>
          </table:table-cell>
          <table:table-cell office:value-type="float" office:value="0.003874087" calcext:value-type="float">
            <text:p>0.003874087</text:p>
          </table:table-cell>
          <table:table-cell office:value-type="float" office:value="0.006620879" calcext:value-type="float">
            <text:p>0.006620879</text:p>
          </table:table-cell>
          <table:table-cell office:value-type="float" office:value="0.02592242" calcext:value-type="float">
            <text:p>0.02592242</text:p>
          </table:table-cell>
          <table:table-cell office:value-type="float" office:value="0.04427902" calcext:value-type="float">
            <text:p>0.04427902</text:p>
          </table:table-cell>
          <table:table-cell office:value-type="float" office:value="0.05149709" calcext:value-type="float">
            <text:p>0.05149709</text:p>
          </table:table-cell>
          <table:table-cell office:value-type="float" office:value="0.1221552" calcext:value-type="float">
            <text:p>0.1221552</text:p>
          </table:table-cell>
          <table:table-cell office:value-type="float" office:value="0.1322794" calcext:value-type="float">
            <text:p>0.1322794</text:p>
          </table:table-cell>
          <table:table-cell office:value-type="float" office:value="0.1369929" calcext:value-type="float">
            <text:p>0.1369929</text:p>
          </table:table-cell>
          <table:table-cell office:value-type="float" office:value="0" calcext:value-type="float">
            <text:p>0</text:p>
          </table:table-cell>
          <table:table-cell office:value-type="float" office:value="9.061604" calcext:value-type="float">
            <text:p>9.061604</text:p>
          </table:table-cell>
          <table:table-cell office:value-type="float" office:value="8.145052" calcext:value-type="float">
            <text:p>8.145052</text:p>
          </table:table-cell>
          <table:table-cell office:value-type="float" office:value="12.78656" calcext:value-type="float">
            <text:p>12.78656</text:p>
          </table:table-cell>
          <table:table-cell office:value-type="float" office:value="3.723903" calcext:value-type="float">
            <text:p>3.723903</text:p>
          </table:table-cell>
          <table:table-cell office:value-type="float" office:value="3.065419" calcext:value-type="float">
            <text:p>3.065419</text:p>
          </table:table-cell>
          <table:table-cell office:value-type="float" office:value="1.699869" calcext:value-type="float">
            <text:p>1.699869</text:p>
          </table:table-cell>
          <table:table-cell office:value-type="float" office:value="1.473223" calcext:value-type="float">
            <text:p>1.473223</text:p>
          </table:table-cell>
          <table:table-cell office:value-type="float" office:value="3.291711" calcext:value-type="float">
            <text:p>3.291711</text:p>
          </table:table-cell>
          <table:table-cell office:value-type="float" office:value="5.154273" calcext:value-type="float">
            <text:p>5.154273</text:p>
          </table:table-cell>
          <table:table-cell office:value-type="float" office:value="5.384782" calcext:value-type="float">
            <text:p>5.384782</text:p>
          </table:table-cell>
          <table:table-cell office:value-type="float" office:value="5.677974" calcext:value-type="float">
            <text:p>5.677974</text:p>
          </table:table-cell>
          <table:table-cell office:value-type="float" office:value="5.98619" calcext:value-type="float">
            <text:p>5.98619</text:p>
          </table:table-cell>
          <table:table-cell office:value-type="float" office:value="6.863204" calcext:value-type="float">
            <text:p>6.863204</text:p>
          </table:table-cell>
          <table:table-cell office:value-type="float" office:value="7.315374" calcext:value-type="float">
            <text:p>7.315374</text:p>
          </table:table-cell>
          <table:table-cell office:value-type="float" office:value="0" calcext:value-type="float">
            <text:p>0</text:p>
          </table:table-cell>
          <table:table-cell office:value-type="float" office:value="0.009886633" calcext:value-type="float">
            <text:p>0.009886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129" calcext:value-type="float">
            <text:p>1.4501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1.174649" calcext:value-type="float">
            <text:p>1.174649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0" calcext:value-type="float">
            <text:p>0</text:p>
          </table:table-cell>
          <table:table-cell office:value-type="float" office:value="-3.927668" calcext:value-type="float">
            <text:p>-3.927668</text:p>
          </table:table-cell>
          <table:table-cell office:value-type="float" office:value="22.3067" calcext:value-type="float">
            <text:p>22.306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2851" calcext:value-type="float">
            <text:p>-0.0006652851</text:p>
          </table:table-cell>
          <table:table-cell office:value-type="float" office:value="1178.501" calcext:value-type="float">
            <text:p>1178.501</text:p>
          </table:table-cell>
          <table:table-cell office:value-type="float" office:value="1.579073" calcext:value-type="float">
            <text:p>1.579073</text:p>
          </table:table-cell>
          <table:table-cell office:value-type="float" office:value="0" calcext:value-type="float">
            <text:p>0</text:p>
          </table:table-cell>
          <table:table-cell office:value-type="float" office:value="0.004173116" calcext:value-type="float">
            <text:p>0.004173116</text:p>
          </table:table-cell>
          <table:table-cell office:value-type="float" office:value="0.008930637" calcext:value-type="float">
            <text:p>0.008930637</text:p>
          </table:table-cell>
          <table:table-cell office:value-type="float" office:value="0.009945218" calcext:value-type="float">
            <text:p>0.009945218</text:p>
          </table:table-cell>
          <table:table-cell office:value-type="float" office:value="0.005527958" calcext:value-type="float">
            <text:p>0.005527958</text:p>
          </table:table-cell>
          <table:table-cell office:value-type="float" office:value="0.004934961" calcext:value-type="float">
            <text:p>0.004934961</text:p>
          </table:table-cell>
          <table:table-cell office:value-type="float" office:value="0.003835615" calcext:value-type="float">
            <text:p>0.003835615</text:p>
          </table:table-cell>
          <table:table-cell office:value-type="float" office:value="0.003877139" calcext:value-type="float">
            <text:p>0.003877139</text:p>
          </table:table-cell>
          <table:table-cell office:value-type="float" office:value="0.006615766" calcext:value-type="float">
            <text:p>0.006615766</text:p>
          </table:table-cell>
          <table:table-cell office:value-type="float" office:value="0.0254044" calcext:value-type="float">
            <text:p>0.0254044</text:p>
          </table:table-cell>
          <table:table-cell office:value-type="float" office:value="0.04386232" calcext:value-type="float">
            <text:p>0.04386232</text:p>
          </table:table-cell>
          <table:table-cell office:value-type="float" office:value="0.05217503" calcext:value-type="float">
            <text:p>0.05217503</text:p>
          </table:table-cell>
          <table:table-cell office:value-type="float" office:value="0.122247" calcext:value-type="float">
            <text:p>0.122247</text:p>
          </table:table-cell>
          <table:table-cell office:value-type="float" office:value="0.1323612" calcext:value-type="float">
            <text:p>0.1323612</text:p>
          </table:table-cell>
          <table:table-cell office:value-type="float" office:value="0.137079" calcext:value-type="float">
            <text:p>0.137079</text:p>
          </table:table-cell>
          <table:table-cell office:value-type="float" office:value="0" calcext:value-type="float">
            <text:p>0</text:p>
          </table:table-cell>
          <table:table-cell office:value-type="float" office:value="9.032928" calcext:value-type="float">
            <text:p>9.032928</text:p>
          </table:table-cell>
          <table:table-cell office:value-type="float" office:value="8.118538" calcext:value-type="float">
            <text:p>8.118538</text:p>
          </table:table-cell>
          <table:table-cell office:value-type="float" office:value="12.74147" calcext:value-type="float">
            <text:p>12.74147</text:p>
          </table:table-cell>
          <table:table-cell office:value-type="float" office:value="3.712171" calcext:value-type="float">
            <text:p>3.712171</text:p>
          </table:table-cell>
          <table:table-cell office:value-type="float" office:value="3.05587" calcext:value-type="float">
            <text:p>3.05587</text:p>
          </table:table-cell>
          <table:table-cell office:value-type="float" office:value="1.696711" calcext:value-type="float">
            <text:p>1.696711</text:p>
          </table:table-cell>
          <table:table-cell office:value-type="float" office:value="1.470598" calcext:value-type="float">
            <text:p>1.470598</text:p>
          </table:table-cell>
          <table:table-cell office:value-type="float" office:value="3.283269" calcext:value-type="float">
            <text:p>3.283269</text:p>
          </table:table-cell>
          <table:table-cell office:value-type="float" office:value="5.142046" calcext:value-type="float">
            <text:p>5.142046</text:p>
          </table:table-cell>
          <table:table-cell office:value-type="float" office:value="5.377067" calcext:value-type="float">
            <text:p>5.377067</text:p>
          </table:table-cell>
          <table:table-cell office:value-type="float" office:value="5.670544" calcext:value-type="float">
            <text:p>5.670544</text:p>
          </table:table-cell>
          <table:table-cell office:value-type="float" office:value="5.994145" calcext:value-type="float">
            <text:p>5.994145</text:p>
          </table:table-cell>
          <table:table-cell office:value-type="float" office:value="6.870757" calcext:value-type="float">
            <text:p>6.870757</text:p>
          </table:table-cell>
          <table:table-cell office:value-type="float" office:value="7.323363" calcext:value-type="float">
            <text:p>7.323363</text:p>
          </table:table-cell>
          <table:table-cell office:value-type="float" office:value="0" calcext:value-type="float">
            <text:p>0</text:p>
          </table:table-cell>
          <table:table-cell office:value-type="float" office:value="0.009584185" calcext:value-type="float">
            <text:p>0.009584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6866" calcext:value-type="float">
            <text:p>1.45686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1.173622" calcext:value-type="float">
            <text:p>1.173622</text:p>
          </table:table-cell>
          <table:table-cell office:value-type="float" office:value="136.5995" calcext:value-type="float">
            <text:p>136.5995</text:p>
          </table:table-cell>
          <table:table-cell office:value-type="float" office:value="0" calcext:value-type="float">
            <text:p>0</text:p>
          </table:table-cell>
          <table:table-cell office:value-type="float" office:value="-3.980211" calcext:value-type="float">
            <text:p>-3.980211</text:p>
          </table:table-cell>
          <table:table-cell office:value-type="float" office:value="22.2988" calcext:value-type="float">
            <text:p>22.298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2851" calcext:value-type="float">
            <text:p>-0.0006652851</text:p>
          </table:table-cell>
          <table:table-cell office:value-type="float" office:value="1178.459" calcext:value-type="float">
            <text:p>1178.459</text:p>
          </table:table-cell>
          <table:table-cell office:value-type="float" office:value="1.580324" calcext:value-type="float">
            <text:p>1.580324</text:p>
          </table:table-cell>
          <table:table-cell office:value-type="float" office:value="0" calcext:value-type="float">
            <text:p>0</text:p>
          </table:table-cell>
          <table:table-cell office:value-type="float" office:value="0.005839096" calcext:value-type="float">
            <text:p>0.005839096</text:p>
          </table:table-cell>
          <table:table-cell office:value-type="float" office:value="0.009394989" calcext:value-type="float">
            <text:p>0.009394989</text:p>
          </table:table-cell>
          <table:table-cell office:value-type="float" office:value="0.01017608" calcext:value-type="float">
            <text:p>0.01017608</text:p>
          </table:table-cell>
          <table:table-cell office:value-type="float" office:value="0.005679967" calcext:value-type="float">
            <text:p>0.005679967</text:p>
          </table:table-cell>
          <table:table-cell office:value-type="float" office:value="0.005068956" calcext:value-type="float">
            <text:p>0.005068956</text:p>
          </table:table-cell>
          <table:table-cell office:value-type="float" office:value="0.003870988" calcext:value-type="float">
            <text:p>0.003870988</text:p>
          </table:table-cell>
          <table:table-cell office:value-type="float" office:value="0.003887407" calcext:value-type="float">
            <text:p>0.003887407</text:p>
          </table:table-cell>
          <table:table-cell office:value-type="float" office:value="0.006611572" calcext:value-type="float">
            <text:p>0.006611572</text:p>
          </table:table-cell>
          <table:table-cell office:value-type="float" office:value="0.02466705" calcext:value-type="float">
            <text:p>0.02466705</text:p>
          </table:table-cell>
          <table:table-cell office:value-type="float" office:value="0.04332832" calcext:value-type="float">
            <text:p>0.04332832</text:p>
          </table:table-cell>
          <table:table-cell office:value-type="float" office:value="0.05278816" calcext:value-type="float">
            <text:p>0.05278816</text:p>
          </table:table-cell>
          <table:table-cell office:value-type="float" office:value="0.1223412" calcext:value-type="float">
            <text:p>0.1223412</text:p>
          </table:table-cell>
          <table:table-cell office:value-type="float" office:value="0.1324429" calcext:value-type="float">
            <text:p>0.1324429</text:p>
          </table:table-cell>
          <table:table-cell office:value-type="float" office:value="0.1371652" calcext:value-type="float">
            <text:p>0.1371652</text:p>
          </table:table-cell>
          <table:table-cell office:value-type="float" office:value="0" calcext:value-type="float">
            <text:p>0</text:p>
          </table:table-cell>
          <table:table-cell office:value-type="float" office:value="9.006517" calcext:value-type="float">
            <text:p>9.006517</text:p>
          </table:table-cell>
          <table:table-cell office:value-type="float" office:value="8.093885" calcext:value-type="float">
            <text:p>8.093885</text:p>
          </table:table-cell>
          <table:table-cell office:value-type="float" office:value="12.69889" calcext:value-type="float">
            <text:p>12.69889</text:p>
          </table:table-cell>
          <table:table-cell office:value-type="float" office:value="3.701078" calcext:value-type="float">
            <text:p>3.701078</text:p>
          </table:table-cell>
          <table:table-cell office:value-type="float" office:value="3.04681" calcext:value-type="float">
            <text:p>3.04681</text:p>
          </table:table-cell>
          <table:table-cell office:value-type="float" office:value="1.69366" calcext:value-type="float">
            <text:p>1.69366</text:p>
          </table:table-cell>
          <table:table-cell office:value-type="float" office:value="1.468035" calcext:value-type="float">
            <text:p>1.468035</text:p>
          </table:table-cell>
          <table:table-cell office:value-type="float" office:value="3.274894" calcext:value-type="float">
            <text:p>3.274894</text:p>
          </table:table-cell>
          <table:table-cell office:value-type="float" office:value="5.129771" calcext:value-type="float">
            <text:p>5.129771</text:p>
          </table:table-cell>
          <table:table-cell office:value-type="float" office:value="5.369233" calcext:value-type="float">
            <text:p>5.369233</text:p>
          </table:table-cell>
          <table:table-cell office:value-type="float" office:value="5.663282" calcext:value-type="float">
            <text:p>5.663282</text:p>
          </table:table-cell>
          <table:table-cell office:value-type="float" office:value="6.002092" calcext:value-type="float">
            <text:p>6.002092</text:p>
          </table:table-cell>
          <table:table-cell office:value-type="float" office:value="6.878277" calcext:value-type="float">
            <text:p>6.878277</text:p>
          </table:table-cell>
          <table:table-cell office:value-type="float" office:value="7.331352" calcext:value-type="float">
            <text:p>7.331352</text:p>
          </table:table-cell>
          <table:table-cell office:value-type="float" office:value="0" calcext:value-type="float">
            <text:p>0</text:p>
          </table:table-cell>
          <table:table-cell office:value-type="float" office:value="0.008972502" calcext:value-type="float">
            <text:p>0.00897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3761" calcext:value-type="float">
            <text:p>1.4637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1.172602" calcext:value-type="float">
            <text:p>1.172602</text:p>
          </table:table-cell>
          <table:table-cell office:value-type="float" office:value="136.5957" calcext:value-type="float">
            <text:p>136.5957</text:p>
          </table:table-cell>
          <table:table-cell office:value-type="float" office:value="0" calcext:value-type="float">
            <text:p>0</text:p>
          </table:table-cell>
          <table:table-cell office:value-type="float" office:value="-4.032739" calcext:value-type="float">
            <text:p>-4.032739</text:p>
          </table:table-cell>
          <table:table-cell office:value-type="float" office:value="22.29115" calcext:value-type="float">
            <text:p>22.2911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6652851" calcext:value-type="float">
            <text:p>-0.0006652851</text:p>
          </table:table-cell>
          <table:table-cell office:value-type="float" office:value="1178.418" calcext:value-type="float">
            <text:p>1178.418</text:p>
          </table:table-cell>
          <table:table-cell office:value-type="float" office:value="1.580877" calcext:value-type="float">
            <text:p>1.580877</text:p>
          </table:table-cell>
          <table:table-cell office:value-type="float" office:value="0" calcext:value-type="float">
            <text:p>0</text:p>
          </table:table-cell>
          <table:table-cell office:value-type="float" office:value="0.006341556" calcext:value-type="float">
            <text:p>0.006341556</text:p>
          </table:table-cell>
          <table:table-cell office:value-type="float" office:value="0.01025618" calcext:value-type="float">
            <text:p>0.01025618</text:p>
          </table:table-cell>
          <table:table-cell office:value-type="float" office:value="0.01053351" calcext:value-type="float">
            <text:p>0.01053351</text:p>
          </table:table-cell>
          <table:table-cell office:value-type="float" office:value="0.005873422" calcext:value-type="float">
            <text:p>0.005873422</text:p>
          </table:table-cell>
          <table:table-cell office:value-type="float" office:value="0.005215711" calcext:value-type="float">
            <text:p>0.005215711</text:p>
          </table:table-cell>
          <table:table-cell office:value-type="float" office:value="0.003913162" calcext:value-type="float">
            <text:p>0.003913162</text:p>
          </table:table-cell>
          <table:table-cell office:value-type="float" office:value="0.003901473" calcext:value-type="float">
            <text:p>0.003901473</text:p>
          </table:table-cell>
          <table:table-cell office:value-type="float" office:value="0.006611441" calcext:value-type="float">
            <text:p>0.006611441</text:p>
          </table:table-cell>
          <table:table-cell office:value-type="float" office:value="0.02360642" calcext:value-type="float">
            <text:p>0.02360642</text:p>
          </table:table-cell>
          <table:table-cell office:value-type="float" office:value="0.04267907" calcext:value-type="float">
            <text:p>0.04267907</text:p>
          </table:table-cell>
          <table:table-cell office:value-type="float" office:value="0.05343051" calcext:value-type="float">
            <text:p>0.05343051</text:p>
          </table:table-cell>
          <table:table-cell office:value-type="float" office:value="0.1224351" calcext:value-type="float">
            <text:p>0.1224351</text:p>
          </table:table-cell>
          <table:table-cell office:value-type="float" office:value="0.1325243" calcext:value-type="float">
            <text:p>0.1325243</text:p>
          </table:table-cell>
          <table:table-cell office:value-type="float" office:value="0.1372514" calcext:value-type="float">
            <text:p>0.1372514</text:p>
          </table:table-cell>
          <table:table-cell office:value-type="float" office:value="0" calcext:value-type="float">
            <text:p>0</text:p>
          </table:table-cell>
          <table:table-cell office:value-type="float" office:value="8.982758" calcext:value-type="float">
            <text:p>8.982758</text:p>
          </table:table-cell>
          <table:table-cell office:value-type="float" office:value="8.071189" calcext:value-type="float">
            <text:p>8.071189</text:p>
          </table:table-cell>
          <table:table-cell office:value-type="float" office:value="12.65892" calcext:value-type="float">
            <text:p>12.65892</text:p>
          </table:table-cell>
          <table:table-cell office:value-type="float" office:value="3.69063" calcext:value-type="float">
            <text:p>3.69063</text:p>
          </table:table-cell>
          <table:table-cell office:value-type="float" office:value="3.038242" calcext:value-type="float">
            <text:p>3.038242</text:p>
          </table:table-cell>
          <table:table-cell office:value-type="float" office:value="1.690718" calcext:value-type="float">
            <text:p>1.690718</text:p>
          </table:table-cell>
          <table:table-cell office:value-type="float" office:value="1.465536" calcext:value-type="float">
            <text:p>1.465536</text:p>
          </table:table-cell>
          <table:table-cell office:value-type="float" office:value="3.26659" calcext:value-type="float">
            <text:p>3.26659</text:p>
          </table:table-cell>
          <table:table-cell office:value-type="float" office:value="5.117417" calcext:value-type="float">
            <text:p>5.117417</text:p>
          </table:table-cell>
          <table:table-cell office:value-type="float" office:value="5.361243" calcext:value-type="float">
            <text:p>5.361243</text:p>
          </table:table-cell>
          <table:table-cell office:value-type="float" office:value="5.656165" calcext:value-type="float">
            <text:p>5.656165</text:p>
          </table:table-cell>
          <table:table-cell office:value-type="float" office:value="6.010039" calcext:value-type="float">
            <text:p>6.010039</text:p>
          </table:table-cell>
          <table:table-cell office:value-type="float" office:value="6.885797" calcext:value-type="float">
            <text:p>6.885797</text:p>
          </table:table-cell>
          <table:table-cell office:value-type="float" office:value="7.33934" calcext:value-type="float">
            <text:p>7.33934</text:p>
          </table:table-cell>
          <table:table-cell office:value-type="float" office:value="0" calcext:value-type="float">
            <text:p>0</text:p>
          </table:table-cell>
          <table:table-cell office:value-type="float" office:value="0.007331178" calcext:value-type="float">
            <text:p>0.007331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088" calcext:value-type="float">
            <text:p>1.470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1.171867" calcext:value-type="float">
            <text:p>1.171867</text:p>
          </table:table-cell>
          <table:table-cell office:value-type="float" office:value="136.5913" calcext:value-type="float">
            <text:p>136.5913</text:p>
          </table:table-cell>
          <table:table-cell office:value-type="float" office:value="0" calcext:value-type="float">
            <text:p>0</text:p>
          </table:table-cell>
          <table:table-cell office:value-type="float" office:value="-4.085212" calcext:value-type="float">
            <text:p>-4.085212</text:p>
          </table:table-cell>
          <table:table-cell office:value-type="float" office:value="22.28378" calcext:value-type="float">
            <text:p>22.2837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7286438" calcext:value-type="float">
            <text:p>-0.0007286438</text:p>
          </table:table-cell>
          <table:table-cell office:value-type="float" office:value="1178.377" calcext:value-type="float">
            <text:p>1178.377</text:p>
          </table:table-cell>
          <table:table-cell office:value-type="float" office:value="1.579016" calcext:value-type="float">
            <text:p>1.579016</text:p>
          </table:table-cell>
          <table:table-cell office:value-type="float" office:value="0" calcext:value-type="float">
            <text:p>0</text:p>
          </table:table-cell>
          <table:table-cell office:value-type="float" office:value="0.01462458" calcext:value-type="float">
            <text:p>0.01462458</text:p>
          </table:table-cell>
          <table:table-cell office:value-type="float" office:value="0.009618937" calcext:value-type="float">
            <text:p>0.009618937</text:p>
          </table:table-cell>
          <table:table-cell office:value-type="float" office:value="0.01032457" calcext:value-type="float">
            <text:p>0.01032457</text:p>
          </table:table-cell>
          <table:table-cell office:value-type="float" office:value="0.005862853" calcext:value-type="float">
            <text:p>0.005862853</text:p>
          </table:table-cell>
          <table:table-cell office:value-type="float" office:value="0.005262504" calcext:value-type="float">
            <text:p>0.005262504</text:p>
          </table:table-cell>
          <table:table-cell office:value-type="float" office:value="0.003946445" calcext:value-type="float">
            <text:p>0.003946445</text:p>
          </table:table-cell>
          <table:table-cell office:value-type="float" office:value="0.003917148" calcext:value-type="float">
            <text:p>0.003917148</text:p>
          </table:table-cell>
          <table:table-cell office:value-type="float" office:value="0.006616375" calcext:value-type="float">
            <text:p>0.006616375</text:p>
          </table:table-cell>
          <table:table-cell office:value-type="float" office:value="0.02246456" calcext:value-type="float">
            <text:p>0.02246456</text:p>
          </table:table-cell>
          <table:table-cell office:value-type="float" office:value="0.04173803" calcext:value-type="float">
            <text:p>0.04173803</text:p>
          </table:table-cell>
          <table:table-cell office:value-type="float" office:value="0.05392282" calcext:value-type="float">
            <text:p>0.05392282</text:p>
          </table:table-cell>
          <table:table-cell office:value-type="float" office:value="0.1225392" calcext:value-type="float">
            <text:p>0.1225392</text:p>
          </table:table-cell>
          <table:table-cell office:value-type="float" office:value="0.1327076" calcext:value-type="float">
            <text:p>0.1327076</text:p>
          </table:table-cell>
          <table:table-cell office:value-type="float" office:value="0.1373038" calcext:value-type="float">
            <text:p>0.1373038</text:p>
          </table:table-cell>
          <table:table-cell office:value-type="float" office:value="0" calcext:value-type="float">
            <text:p>0</text:p>
          </table:table-cell>
          <table:table-cell office:value-type="float" office:value="8.964459" calcext:value-type="float">
            <text:p>8.964459</text:p>
          </table:table-cell>
          <table:table-cell office:value-type="float" office:value="8.050783" calcext:value-type="float">
            <text:p>8.050783</text:p>
          </table:table-cell>
          <table:table-cell office:value-type="float" office:value="12.62162" calcext:value-type="float">
            <text:p>12.62162</text:p>
          </table:table-cell>
          <table:table-cell office:value-type="float" office:value="3.680807" calcext:value-type="float">
            <text:p>3.680807</text:p>
          </table:table-cell>
          <table:table-cell office:value-type="float" office:value="3.030141" calcext:value-type="float">
            <text:p>3.030141</text:p>
          </table:table-cell>
          <table:table-cell office:value-type="float" office:value="1.687883" calcext:value-type="float">
            <text:p>1.687883</text:p>
          </table:table-cell>
          <table:table-cell office:value-type="float" office:value="1.463098" calcext:value-type="float">
            <text:p>1.463098</text:p>
          </table:table-cell>
          <table:table-cell office:value-type="float" office:value="3.258374" calcext:value-type="float">
            <text:p>3.258374</text:p>
          </table:table-cell>
          <table:table-cell office:value-type="float" office:value="5.10496" calcext:value-type="float">
            <text:p>5.10496</text:p>
          </table:table-cell>
          <table:table-cell office:value-type="float" office:value="5.353063" calcext:value-type="float">
            <text:p>5.353063</text:p>
          </table:table-cell>
          <table:table-cell office:value-type="float" office:value="5.649198" calcext:value-type="float">
            <text:p>5.649198</text:p>
          </table:table-cell>
          <table:table-cell office:value-type="float" office:value="6.017988" calcext:value-type="float">
            <text:p>6.017988</text:p>
          </table:table-cell>
          <table:table-cell office:value-type="float" office:value="6.893431" calcext:value-type="float">
            <text:p>6.893431</text:p>
          </table:table-cell>
          <table:table-cell office:value-type="float" office:value="7.347214" calcext:value-type="float">
            <text:p>7.347214</text:p>
          </table:table-cell>
          <table:table-cell office:value-type="float" office:value="0" calcext:value-type="float">
            <text:p>0</text:p>
          </table:table-cell>
          <table:table-cell office:value-type="float" office:value="0.7848852" calcext:value-type="float">
            <text:p>0.784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8464" calcext:value-type="float">
            <text:p>1.47846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1.168767" calcext:value-type="float">
            <text:p>1.168767</text:p>
          </table:table-cell>
          <table:table-cell office:value-type="float" office:value="136.5865" calcext:value-type="float">
            <text:p>136.5865</text:p>
          </table:table-cell>
          <table:table-cell office:value-type="float" office:value="0" calcext:value-type="float">
            <text:p>0</text:p>
          </table:table-cell>
          <table:table-cell office:value-type="float" office:value="-4.138136" calcext:value-type="float">
            <text:p>-4.138136</text:p>
          </table:table-cell>
          <table:table-cell office:value-type="float" office:value="22.27655" calcext:value-type="float">
            <text:p>22.2765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8446087" calcext:value-type="float">
            <text:p>-0.0008446087</text:p>
          </table:table-cell>
          <table:table-cell office:value-type="float" office:value="1178.337" calcext:value-type="float">
            <text:p>1178.337</text:p>
          </table:table-cell>
          <table:table-cell office:value-type="float" office:value="1.571506" calcext:value-type="float">
            <text:p>1.571506</text:p>
          </table:table-cell>
          <table:table-cell office:value-type="float" office:value="0" calcext:value-type="float">
            <text:p>0</text:p>
          </table:table-cell>
          <table:table-cell office:value-type="float" office:value="0.04873428" calcext:value-type="float">
            <text:p>0.04873428</text:p>
          </table:table-cell>
          <table:table-cell office:value-type="float" office:value="0.01089179" calcext:value-type="float">
            <text:p>0.01089179</text:p>
          </table:table-cell>
          <table:table-cell office:value-type="float" office:value="0.010289" calcext:value-type="float">
            <text:p>0.010289</text:p>
          </table:table-cell>
          <table:table-cell office:value-type="float" office:value="0.005768602" calcext:value-type="float">
            <text:p>0.005768602</text:p>
          </table:table-cell>
          <table:table-cell office:value-type="float" office:value="0.005166592" calcext:value-type="float">
            <text:p>0.005166592</text:p>
          </table:table-cell>
          <table:table-cell office:value-type="float" office:value="0.00388958" calcext:value-type="float">
            <text:p>0.00388958</text:p>
          </table:table-cell>
          <table:table-cell office:value-type="float" office:value="0.003893161" calcext:value-type="float">
            <text:p>0.003893161</text:p>
          </table:table-cell>
          <table:table-cell office:value-type="float" office:value="0.006604911" calcext:value-type="float">
            <text:p>0.006604911</text:p>
          </table:table-cell>
          <table:table-cell office:value-type="float" office:value="0.02147118" calcext:value-type="float">
            <text:p>0.02147118</text:p>
          </table:table-cell>
          <table:table-cell office:value-type="float" office:value="0.03987242" calcext:value-type="float">
            <text:p>0.03987242</text:p>
          </table:table-cell>
          <table:table-cell office:value-type="float" office:value="0.05468166" calcext:value-type="float">
            <text:p>0.05468166</text:p>
          </table:table-cell>
          <table:table-cell office:value-type="float" office:value="0.1226443" calcext:value-type="float">
            <text:p>0.1226443</text:p>
          </table:table-cell>
          <table:table-cell office:value-type="float" office:value="0.132718" calcext:value-type="float">
            <text:p>0.132718</text:p>
          </table:table-cell>
          <table:table-cell office:value-type="float" office:value="0.137402" calcext:value-type="float">
            <text:p>0.137402</text:p>
          </table:table-cell>
          <table:table-cell office:value-type="float" office:value="0" calcext:value-type="float">
            <text:p>0</text:p>
          </table:table-cell>
          <table:table-cell office:value-type="float" office:value="8.957152" calcext:value-type="float">
            <text:p>8.957152</text:p>
          </table:table-cell>
          <table:table-cell office:value-type="float" office:value="8.031404" calcext:value-type="float">
            <text:p>8.031404</text:p>
          </table:table-cell>
          <table:table-cell office:value-type="float" office:value="12.58642" calcext:value-type="float">
            <text:p>12.58642</text:p>
          </table:table-cell>
          <table:table-cell office:value-type="float" office:value="3.671307" calcext:value-type="float">
            <text:p>3.671307</text:p>
          </table:table-cell>
          <table:table-cell office:value-type="float" office:value="3.022289" calcext:value-type="float">
            <text:p>3.022289</text:p>
          </table:table-cell>
          <table:table-cell office:value-type="float" office:value="1.685113" calcext:value-type="float">
            <text:p>1.685113</text:p>
          </table:table-cell>
          <table:table-cell office:value-type="float" office:value="1.460709" calcext:value-type="float">
            <text:p>1.460709</text:p>
          </table:table-cell>
          <table:table-cell office:value-type="float" office:value="3.250232" calcext:value-type="float">
            <text:p>3.250232</text:p>
          </table:table-cell>
          <table:table-cell office:value-type="float" office:value="5.092432" calcext:value-type="float">
            <text:p>5.092432</text:p>
          </table:table-cell>
          <table:table-cell office:value-type="float" office:value="5.344554" calcext:value-type="float">
            <text:p>5.344554</text:p>
          </table:table-cell>
          <table:table-cell office:value-type="float" office:value="5.642357" calcext:value-type="float">
            <text:p>5.642357</text:p>
          </table:table-cell>
          <table:table-cell office:value-type="float" office:value="6.025934" calcext:value-type="float">
            <text:p>6.025934</text:p>
          </table:table-cell>
          <table:table-cell office:value-type="float" office:value="6.901114" calcext:value-type="float">
            <text:p>6.901114</text:p>
          </table:table-cell>
          <table:table-cell office:value-type="float" office:value="7.355018" calcext:value-type="float">
            <text:p>7.355018</text:p>
          </table:table-cell>
          <table:table-cell office:value-type="float" office:value="0" calcext:value-type="float">
            <text:p>0</text:p>
          </table:table-cell>
          <table:table-cell office:value-type="float" office:value="12.45208" calcext:value-type="float">
            <text:p>12.4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8539" calcext:value-type="float">
            <text:p>1.48853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1.160865" calcext:value-type="float">
            <text:p>1.160865</text:p>
          </table:table-cell>
          <table:table-cell office:value-type="float" office:value="136.5814" calcext:value-type="float">
            <text:p>136.5814</text:p>
          </table:table-cell>
          <table:table-cell office:value-type="float" office:value="0" calcext:value-type="float">
            <text:p>0</text:p>
          </table:table-cell>
          <table:table-cell office:value-type="float" office:value="-4.193135" calcext:value-type="float">
            <text:p>-4.193135</text:p>
          </table:table-cell>
          <table:table-cell office:value-type="float" office:value="22.26948" calcext:value-type="float">
            <text:p>22.2694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554915" calcext:value-type="float">
            <text:p>-0.0009554915</text:p>
          </table:table-cell>
          <table:table-cell office:value-type="float" office:value="1178.298" calcext:value-type="float">
            <text:p>1178.298</text:p>
          </table:table-cell>
          <table:table-cell office:value-type="float" office:value="1.554261" calcext:value-type="float">
            <text:p>1.554261</text:p>
          </table:table-cell>
          <table:table-cell office:value-type="float" office:value="0" calcext:value-type="float">
            <text:p>0</text:p>
          </table:table-cell>
          <table:table-cell office:value-type="float" office:value="0.1178419" calcext:value-type="float">
            <text:p>0.1178419</text:p>
          </table:table-cell>
          <table:table-cell office:value-type="float" office:value="0.01533334" calcext:value-type="float">
            <text:p>0.01533334</text:p>
          </table:table-cell>
          <table:table-cell office:value-type="float" office:value="0.01129707" calcext:value-type="float">
            <text:p>0.01129707</text:p>
          </table:table-cell>
          <table:table-cell office:value-type="float" office:value="0.006211272" calcext:value-type="float">
            <text:p>0.006211272</text:p>
          </table:table-cell>
          <table:table-cell office:value-type="float" office:value="0.005439639" calcext:value-type="float">
            <text:p>0.005439639</text:p>
          </table:table-cell>
          <table:table-cell office:value-type="float" office:value="0.003948639" calcext:value-type="float">
            <text:p>0.003948639</text:p>
          </table:table-cell>
          <table:table-cell office:value-type="float" office:value="0.003903381" calcext:value-type="float">
            <text:p>0.003903381</text:p>
          </table:table-cell>
          <table:table-cell office:value-type="float" office:value="0.006595512" calcext:value-type="float">
            <text:p>0.006595512</text:p>
          </table:table-cell>
          <table:table-cell office:value-type="float" office:value="0.02055237" calcext:value-type="float">
            <text:p>0.02055237</text:p>
          </table:table-cell>
          <table:table-cell office:value-type="float" office:value="0.03730505" calcext:value-type="float">
            <text:p>0.03730505</text:p>
          </table:table-cell>
          <table:table-cell office:value-type="float" office:value="0.05611033" calcext:value-type="float">
            <text:p>0.05611033</text:p>
          </table:table-cell>
          <table:table-cell office:value-type="float" office:value="0.122737" calcext:value-type="float">
            <text:p>0.122737</text:p>
          </table:table-cell>
          <table:table-cell office:value-type="float" office:value="0.132778" calcext:value-type="float">
            <text:p>0.132778</text:p>
          </table:table-cell>
          <table:table-cell office:value-type="float" office:value="0.1374931" calcext:value-type="float">
            <text:p>0.1374931</text:p>
          </table:table-cell>
          <table:table-cell office:value-type="float" office:value="0" calcext:value-type="float">
            <text:p>0</text:p>
          </table:table-cell>
          <table:table-cell office:value-type="float" office:value="8.96246" calcext:value-type="float">
            <text:p>8.96246</text:p>
          </table:table-cell>
          <table:table-cell office:value-type="float" office:value="8.013883" calcext:value-type="float">
            <text:p>8.013883</text:p>
          </table:table-cell>
          <table:table-cell office:value-type="float" office:value="12.55339" calcext:value-type="float">
            <text:p>12.55339</text:p>
          </table:table-cell>
          <table:table-cell office:value-type="float" office:value="3.662339" calcext:value-type="float">
            <text:p>3.662339</text:p>
          </table:table-cell>
          <table:table-cell office:value-type="float" office:value="3.0148" calcext:value-type="float">
            <text:p>3.0148</text:p>
          </table:table-cell>
          <table:table-cell office:value-type="float" office:value="1.682419" calcext:value-type="float">
            <text:p>1.682419</text:p>
          </table:table-cell>
          <table:table-cell office:value-type="float" office:value="1.458369" calcext:value-type="float">
            <text:p>1.458369</text:p>
          </table:table-cell>
          <table:table-cell office:value-type="float" office:value="3.242172" calcext:value-type="float">
            <text:p>3.242172</text:p>
          </table:table-cell>
          <table:table-cell office:value-type="float" office:value="5.079861" calcext:value-type="float">
            <text:p>5.079861</text:p>
          </table:table-cell>
          <table:table-cell office:value-type="float" office:value="5.335514" calcext:value-type="float">
            <text:p>5.335514</text:p>
          </table:table-cell>
          <table:table-cell office:value-type="float" office:value="5.635783" calcext:value-type="float">
            <text:p>5.635783</text:p>
          </table:table-cell>
          <table:table-cell office:value-type="float" office:value="6.033881" calcext:value-type="float">
            <text:p>6.033881</text:p>
          </table:table-cell>
          <table:table-cell office:value-type="float" office:value="6.908712" calcext:value-type="float">
            <text:p>6.908712</text:p>
          </table:table-cell>
          <table:table-cell office:value-type="float" office:value="7.362893" calcext:value-type="float">
            <text:p>7.362893</text:p>
          </table:table-cell>
          <table:table-cell office:value-type="float" office:value="0" calcext:value-type="float">
            <text:p>0</text:p>
          </table:table-cell>
          <table:table-cell office:value-type="float" office:value="30.98333" calcext:value-type="float">
            <text:p>30.9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03648" calcext:value-type="float">
            <text:p>1.5036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1.154663" calcext:value-type="float">
            <text:p>1.154663</text:p>
          </table:table-cell>
          <table:table-cell office:value-type="float" office:value="136.5754" calcext:value-type="float">
            <text:p>136.5754</text:p>
          </table:table-cell>
          <table:table-cell office:value-type="float" office:value="0" calcext:value-type="float">
            <text:p>0</text:p>
          </table:table-cell>
          <table:table-cell office:value-type="float" office:value="-4.248374" calcext:value-type="float">
            <text:p>-4.248374</text:p>
          </table:table-cell>
          <table:table-cell office:value-type="float" office:value="22.26262" calcext:value-type="float">
            <text:p>22.26262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26" calcext:value-type="float">
            <text:p>1178.26</text:p>
          </table:table-cell>
          <table:table-cell office:value-type="float" office:value="1.538038" calcext:value-type="float">
            <text:p>1.538038</text:p>
          </table:table-cell>
          <table:table-cell office:value-type="float" office:value="0" calcext:value-type="float">
            <text:p>0</text:p>
          </table:table-cell>
          <table:table-cell office:value-type="float" office:value="0.1234827" calcext:value-type="float">
            <text:p>0.1234827</text:p>
          </table:table-cell>
          <table:table-cell office:value-type="float" office:value="0.01706805" calcext:value-type="float">
            <text:p>0.01706805</text:p>
          </table:table-cell>
          <table:table-cell office:value-type="float" office:value="0.01197766" calcext:value-type="float">
            <text:p>0.01197766</text:p>
          </table:table-cell>
          <table:table-cell office:value-type="float" office:value="0.006614054" calcext:value-type="float">
            <text:p>0.006614054</text:p>
          </table:table-cell>
          <table:table-cell office:value-type="float" office:value="0.005735719" calcext:value-type="float">
            <text:p>0.005735719</text:p>
          </table:table-cell>
          <table:table-cell office:value-type="float" office:value="0.004059196" calcext:value-type="float">
            <text:p>0.004059196</text:p>
          </table:table-cell>
          <table:table-cell office:value-type="float" office:value="0.003936974" calcext:value-type="float">
            <text:p>0.003936974</text:p>
          </table:table-cell>
          <table:table-cell office:value-type="float" office:value="0.006603739" calcext:value-type="float">
            <text:p>0.006603739</text:p>
          </table:table-cell>
          <table:table-cell office:value-type="float" office:value="0.0200261" calcext:value-type="float">
            <text:p>0.0200261</text:p>
          </table:table-cell>
          <table:table-cell office:value-type="float" office:value="0.03546757" calcext:value-type="float">
            <text:p>0.03546757</text:p>
          </table:table-cell>
          <table:table-cell office:value-type="float" office:value="0.05799422" calcext:value-type="float">
            <text:p>0.05799422</text:p>
          </table:table-cell>
          <table:table-cell office:value-type="float" office:value="0.1228255" calcext:value-type="float">
            <text:p>0.1228255</text:p>
          </table:table-cell>
          <table:table-cell office:value-type="float" office:value="0.1328544" calcext:value-type="float">
            <text:p>0.1328544</text:p>
          </table:table-cell>
          <table:table-cell office:value-type="float" office:value="0.1375848" calcext:value-type="float">
            <text:p>0.1375848</text:p>
          </table:table-cell>
          <table:table-cell office:value-type="float" office:value="0" calcext:value-type="float">
            <text:p>0</text:p>
          </table:table-cell>
          <table:table-cell office:value-type="float" office:value="8.973481" calcext:value-type="float">
            <text:p>8.973481</text:p>
          </table:table-cell>
          <table:table-cell office:value-type="float" office:value="7.998392" calcext:value-type="float">
            <text:p>7.998392</text:p>
          </table:table-cell>
          <table:table-cell office:value-type="float" office:value="12.52265" calcext:value-type="float">
            <text:p>12.52265</text:p>
          </table:table-cell>
          <table:table-cell office:value-type="float" office:value="3.654002" calcext:value-type="float">
            <text:p>3.654002</text:p>
          </table:table-cell>
          <table:table-cell office:value-type="float" office:value="3.007788" calcext:value-type="float">
            <text:p>3.007788</text:p>
          </table:table-cell>
          <table:table-cell office:value-type="float" office:value="1.679829" calcext:value-type="float">
            <text:p>1.679829</text:p>
          </table:table-cell>
          <table:table-cell office:value-type="float" office:value="1.456084" calcext:value-type="float">
            <text:p>1.456084</text:p>
          </table:table-cell>
          <table:table-cell office:value-type="float" office:value="3.234188" calcext:value-type="float">
            <text:p>3.234188</text:p>
          </table:table-cell>
          <table:table-cell office:value-type="float" office:value="5.067313" calcext:value-type="float">
            <text:p>5.067313</text:p>
          </table:table-cell>
          <table:table-cell office:value-type="float" office:value="5.325966" calcext:value-type="float">
            <text:p>5.325966</text:p>
          </table:table-cell>
          <table:table-cell office:value-type="float" office:value="5.629621" calcext:value-type="float">
            <text:p>5.629621</text:p>
          </table:table-cell>
          <table:table-cell office:value-type="float" office:value="6.041828" calcext:value-type="float">
            <text:p>6.041828</text:p>
          </table:table-cell>
          <table:table-cell office:value-type="float" office:value="6.916259" calcext:value-type="float">
            <text:p>6.916259</text:p>
          </table:table-cell>
          <table:table-cell office:value-type="float" office:value="7.370803" calcext:value-type="float">
            <text:p>7.370803</text:p>
          </table:table-cell>
          <table:table-cell office:value-type="float" office:value="0" calcext:value-type="float">
            <text:p>0</text:p>
          </table:table-cell>
          <table:table-cell office:value-type="float" office:value="33.48405" calcext:value-type="float">
            <text:p>33.48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9133" calcext:value-type="float">
            <text:p>1.5191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1.151534" calcext:value-type="float">
            <text:p>1.151534</text:p>
          </table:table-cell>
          <table:table-cell office:value-type="float" office:value="136.5688" calcext:value-type="float">
            <text:p>136.5688</text:p>
          </table:table-cell>
          <table:table-cell office:value-type="float" office:value="0" calcext:value-type="float">
            <text:p>0</text:p>
          </table:table-cell>
          <table:table-cell office:value-type="float" office:value="-4.301211" calcext:value-type="float">
            <text:p>-4.301211</text:p>
          </table:table-cell>
          <table:table-cell office:value-type="float" office:value="22.25604" calcext:value-type="float">
            <text:p>22.25604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222" calcext:value-type="float">
            <text:p>1178.222</text:p>
          </table:table-cell>
          <table:table-cell office:value-type="float" office:value="1.522653" calcext:value-type="float">
            <text:p>1.522653</text:p>
          </table:table-cell>
          <table:table-cell office:value-type="float" office:value="0" calcext:value-type="float">
            <text:p>0</text:p>
          </table:table-cell>
          <table:table-cell office:value-type="float" office:value="0.1218863" calcext:value-type="float">
            <text:p>0.1218863</text:p>
          </table:table-cell>
          <table:table-cell office:value-type="float" office:value="0.01798233" calcext:value-type="float">
            <text:p>0.01798233</text:p>
          </table:table-cell>
          <table:table-cell office:value-type="float" office:value="0.01267432" calcext:value-type="float">
            <text:p>0.01267432</text:p>
          </table:table-cell>
          <table:table-cell office:value-type="float" office:value="0.007053465" calcext:value-type="float">
            <text:p>0.007053465</text:p>
          </table:table-cell>
          <table:table-cell office:value-type="float" office:value="0.00606925" calcext:value-type="float">
            <text:p>0.00606925</text:p>
          </table:table-cell>
          <table:table-cell office:value-type="float" office:value="0.004166455" calcext:value-type="float">
            <text:p>0.004166455</text:p>
          </table:table-cell>
          <table:table-cell office:value-type="float" office:value="0.003970366" calcext:value-type="float">
            <text:p>0.003970366</text:p>
          </table:table-cell>
          <table:table-cell office:value-type="float" office:value="0.006617454" calcext:value-type="float">
            <text:p>0.006617454</text:p>
          </table:table-cell>
          <table:table-cell office:value-type="float" office:value="0.01942907" calcext:value-type="float">
            <text:p>0.01942907</text:p>
          </table:table-cell>
          <table:table-cell office:value-type="float" office:value="0.03420707" calcext:value-type="float">
            <text:p>0.03420707</text:p>
          </table:table-cell>
          <table:table-cell office:value-type="float" office:value="0.05967485" calcext:value-type="float">
            <text:p>0.05967485</text:p>
          </table:table-cell>
          <table:table-cell office:value-type="float" office:value="0.1229239" calcext:value-type="float">
            <text:p>0.1229239</text:p>
          </table:table-cell>
          <table:table-cell office:value-type="float" office:value="0.1329346" calcext:value-type="float">
            <text:p>0.1329346</text:p>
          </table:table-cell>
          <table:table-cell office:value-type="float" office:value="0.1376748" calcext:value-type="float">
            <text:p>0.1376748</text:p>
          </table:table-cell>
          <table:table-cell office:value-type="float" office:value="0" calcext:value-type="float">
            <text:p>0</text:p>
          </table:table-cell>
          <table:table-cell office:value-type="float" office:value="8.984648" calcext:value-type="float">
            <text:p>8.984648</text:p>
          </table:table-cell>
          <table:table-cell office:value-type="float" office:value="7.984617" calcext:value-type="float">
            <text:p>7.984617</text:p>
          </table:table-cell>
          <table:table-cell office:value-type="float" office:value="12.49438" calcext:value-type="float">
            <text:p>12.49438</text:p>
          </table:table-cell>
          <table:table-cell office:value-type="float" office:value="3.64626" calcext:value-type="float">
            <text:p>3.64626</text:p>
          </table:table-cell>
          <table:table-cell office:value-type="float" office:value="3.001222" calcext:value-type="float">
            <text:p>3.001222</text:p>
          </table:table-cell>
          <table:table-cell office:value-type="float" office:value="1.677342" calcext:value-type="float">
            <text:p>1.677342</text:p>
          </table:table-cell>
          <table:table-cell office:value-type="float" office:value="1.453861" calcext:value-type="float">
            <text:p>1.453861</text:p>
          </table:table-cell>
          <table:table-cell office:value-type="float" office:value="3.226291" calcext:value-type="float">
            <text:p>3.226291</text:p>
          </table:table-cell>
          <table:table-cell office:value-type="float" office:value="5.054797" calcext:value-type="float">
            <text:p>5.054797</text:p>
          </table:table-cell>
          <table:table-cell office:value-type="float" office:value="5.316086" calcext:value-type="float">
            <text:p>5.316086</text:p>
          </table:table-cell>
          <table:table-cell office:value-type="float" office:value="5.623906" calcext:value-type="float">
            <text:p>5.623906</text:p>
          </table:table-cell>
          <table:table-cell office:value-type="float" office:value="6.049771" calcext:value-type="float">
            <text:p>6.049771</text:p>
          </table:table-cell>
          <table:table-cell office:value-type="float" office:value="6.923779" calcext:value-type="float">
            <text:p>6.923779</text:p>
          </table:table-cell>
          <table:table-cell office:value-type="float" office:value="7.378723" calcext:value-type="float">
            <text:p>7.378723</text:p>
          </table:table-cell>
          <table:table-cell office:value-type="float" office:value="0" calcext:value-type="float">
            <text:p>0</text:p>
          </table:table-cell>
          <table:table-cell office:value-type="float" office:value="31.96911" calcext:value-type="float">
            <text:p>31.96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4565" calcext:value-type="float">
            <text:p>1.5345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1.151695" calcext:value-type="float">
            <text:p>1.151695</text:p>
          </table:table-cell>
          <table:table-cell office:value-type="float" office:value="136.562" calcext:value-type="float">
            <text:p>136.562</text:p>
          </table:table-cell>
          <table:table-cell office:value-type="float" office:value="0" calcext:value-type="float">
            <text:p>0</text:p>
          </table:table-cell>
          <table:table-cell office:value-type="float" office:value="-4.351855" calcext:value-type="float">
            <text:p>-4.351855</text:p>
          </table:table-cell>
          <table:table-cell office:value-type="float" office:value="22.24966" calcext:value-type="float">
            <text:p>22.24966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184" calcext:value-type="float">
            <text:p>1178.184</text:p>
          </table:table-cell>
          <table:table-cell office:value-type="float" office:value="1.509766" calcext:value-type="float">
            <text:p>1.509766</text:p>
          </table:table-cell>
          <table:table-cell office:value-type="float" office:value="0" calcext:value-type="float">
            <text:p>0</text:p>
          </table:table-cell>
          <table:table-cell office:value-type="float" office:value="0.1038777" calcext:value-type="float">
            <text:p>0.1038777</text:p>
          </table:table-cell>
          <table:table-cell office:value-type="float" office:value="0.0174046" calcext:value-type="float">
            <text:p>0.0174046</text:p>
          </table:table-cell>
          <table:table-cell office:value-type="float" office:value="0.01303992" calcext:value-type="float">
            <text:p>0.01303992</text:p>
          </table:table-cell>
          <table:table-cell office:value-type="float" office:value="0.007340951" calcext:value-type="float">
            <text:p>0.007340951</text:p>
          </table:table-cell>
          <table:table-cell office:value-type="float" office:value="0.006309984" calcext:value-type="float">
            <text:p>0.006309984</text:p>
          </table:table-cell>
          <table:table-cell office:value-type="float" office:value="0.00423612" calcext:value-type="float">
            <text:p>0.00423612</text:p>
          </table:table-cell>
          <table:table-cell office:value-type="float" office:value="0.003993964" calcext:value-type="float">
            <text:p>0.003993964</text:p>
          </table:table-cell>
          <table:table-cell office:value-type="float" office:value="0.006628337" calcext:value-type="float">
            <text:p>0.006628337</text:p>
          </table:table-cell>
          <table:table-cell office:value-type="float" office:value="0.01870396" calcext:value-type="float">
            <text:p>0.01870396</text:p>
          </table:table-cell>
          <table:table-cell office:value-type="float" office:value="0.03330358" calcext:value-type="float">
            <text:p>0.03330358</text:p>
          </table:table-cell>
          <table:table-cell office:value-type="float" office:value="0.05977071" calcext:value-type="float">
            <text:p>0.05977071</text:p>
          </table:table-cell>
          <table:table-cell office:value-type="float" office:value="0.1230236" calcext:value-type="float">
            <text:p>0.1230236</text:p>
          </table:table-cell>
          <table:table-cell office:value-type="float" office:value="0.1330157" calcext:value-type="float">
            <text:p>0.1330157</text:p>
          </table:table-cell>
          <table:table-cell office:value-type="float" office:value="0.1377616" calcext:value-type="float">
            <text:p>0.1377616</text:p>
          </table:table-cell>
          <table:table-cell office:value-type="float" office:value="0" calcext:value-type="float">
            <text:p>0</text:p>
          </table:table-cell>
          <table:table-cell office:value-type="float" office:value="8.993014" calcext:value-type="float">
            <text:p>8.993014</text:p>
          </table:table-cell>
          <table:table-cell office:value-type="float" office:value="7.971904" calcext:value-type="float">
            <text:p>7.971904</text:p>
          </table:table-cell>
          <table:table-cell office:value-type="float" office:value="12.4685" calcext:value-type="float">
            <text:p>12.4685</text:p>
          </table:table-cell>
          <table:table-cell office:value-type="float" office:value="3.63911" calcext:value-type="float">
            <text:p>3.63911</text:p>
          </table:table-cell>
          <table:table-cell office:value-type="float" office:value="2.995087" calcext:value-type="float">
            <text:p>2.995087</text:p>
          </table:table-cell>
          <table:table-cell office:value-type="float" office:value="1.674961" calcext:value-type="float">
            <text:p>1.674961</text:p>
          </table:table-cell>
          <table:table-cell office:value-type="float" office:value="1.451698" calcext:value-type="float">
            <text:p>1.451698</text:p>
          </table:table-cell>
          <table:table-cell office:value-type="float" office:value="3.218486" calcext:value-type="float">
            <text:p>3.218486</text:p>
          </table:table-cell>
          <table:table-cell office:value-type="float" office:value="5.042286" calcext:value-type="float">
            <text:p>5.042286</text:p>
          </table:table-cell>
          <table:table-cell office:value-type="float" office:value="5.306" calcext:value-type="float">
            <text:p>5.306</text:p>
          </table:table-cell>
          <table:table-cell office:value-type="float" office:value="5.618411" calcext:value-type="float">
            <text:p>5.618411</text:p>
          </table:table-cell>
          <table:table-cell office:value-type="float" office:value="6.057721" calcext:value-type="float">
            <text:p>6.057721</text:p>
          </table:table-cell>
          <table:table-cell office:value-type="float" office:value="6.931299" calcext:value-type="float">
            <text:p>6.931299</text:p>
          </table:table-cell>
          <table:table-cell office:value-type="float" office:value="7.386634" calcext:value-type="float">
            <text:p>7.386634</text:p>
          </table:table-cell>
          <table:table-cell office:value-type="float" office:value="0" calcext:value-type="float">
            <text:p>0</text:p>
          </table:table-cell>
          <table:table-cell office:value-type="float" office:value="27.27799" calcext:value-type="float">
            <text:p>27.27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8657" calcext:value-type="float">
            <text:p>1.54865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1.156162" calcext:value-type="float">
            <text:p>1.156162</text:p>
          </table:table-cell>
          <table:table-cell office:value-type="float" office:value="136.5549" calcext:value-type="float">
            <text:p>136.5549</text:p>
          </table:table-cell>
          <table:table-cell office:value-type="float" office:value="0" calcext:value-type="float">
            <text:p>0</text:p>
          </table:table-cell>
          <table:table-cell office:value-type="float" office:value="-4.398438" calcext:value-type="float">
            <text:p>-4.398438</text:p>
          </table:table-cell>
          <table:table-cell office:value-type="float" office:value="22.24345" calcext:value-type="float">
            <text:p>22.2434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146" calcext:value-type="float">
            <text:p>1178.146</text:p>
          </table:table-cell>
          <table:table-cell office:value-type="float" office:value="1.498057" calcext:value-type="float">
            <text:p>1.498057</text:p>
          </table:table-cell>
          <table:table-cell office:value-type="float" office:value="0" calcext:value-type="float">
            <text:p>0</text:p>
          </table:table-cell>
          <table:table-cell office:value-type="float" office:value="0.09076969" calcext:value-type="float">
            <text:p>0.09076969</text:p>
          </table:table-cell>
          <table:table-cell office:value-type="float" office:value="0.01770885" calcext:value-type="float">
            <text:p>0.01770885</text:p>
          </table:table-cell>
          <table:table-cell office:value-type="float" office:value="0.0137211" calcext:value-type="float">
            <text:p>0.0137211</text:p>
          </table:table-cell>
          <table:table-cell office:value-type="float" office:value="0.007809585" calcext:value-type="float">
            <text:p>0.007809585</text:p>
          </table:table-cell>
          <table:table-cell office:value-type="float" office:value="0.006710446" calcext:value-type="float">
            <text:p>0.006710446</text:p>
          </table:table-cell>
          <table:table-cell office:value-type="float" office:value="0.004302511" calcext:value-type="float">
            <text:p>0.004302511</text:p>
          </table:table-cell>
          <table:table-cell office:value-type="float" office:value="0.004013739" calcext:value-type="float">
            <text:p>0.004013739</text:p>
          </table:table-cell>
          <table:table-cell office:value-type="float" office:value="0.006635168" calcext:value-type="float">
            <text:p>0.006635168</text:p>
          </table:table-cell>
          <table:table-cell office:value-type="float" office:value="0.01812249" calcext:value-type="float">
            <text:p>0.01812249</text:p>
          </table:table-cell>
          <table:table-cell office:value-type="float" office:value="0.03244937" calcext:value-type="float">
            <text:p>0.03244937</text:p>
          </table:table-cell>
          <table:table-cell office:value-type="float" office:value="0.06081393" calcext:value-type="float">
            <text:p>0.06081393</text:p>
          </table:table-cell>
          <table:table-cell office:value-type="float" office:value="0.1231207" calcext:value-type="float">
            <text:p>0.1231207</text:p>
          </table:table-cell>
          <table:table-cell office:value-type="float" office:value="0.1330967" calcext:value-type="float">
            <text:p>0.1330967</text:p>
          </table:table-cell>
          <table:table-cell office:value-type="float" office:value="0.1378476" calcext:value-type="float">
            <text:p>0.1378476</text:p>
          </table:table-cell>
          <table:table-cell office:value-type="float" office:value="0" calcext:value-type="float">
            <text:p>0</text:p>
          </table:table-cell>
          <table:table-cell office:value-type="float" office:value="8.999167" calcext:value-type="float">
            <text:p>8.999167</text:p>
          </table:table-cell>
          <table:table-cell office:value-type="float" office:value="7.959808" calcext:value-type="float">
            <text:p>7.959808</text:p>
          </table:table-cell>
          <table:table-cell office:value-type="float" office:value="12.44474" calcext:value-type="float">
            <text:p>12.44474</text:p>
          </table:table-cell>
          <table:table-cell office:value-type="float" office:value="3.632564" calcext:value-type="float">
            <text:p>3.632564</text:p>
          </table:table-cell>
          <table:table-cell office:value-type="float" office:value="2.989404" calcext:value-type="float">
            <text:p>2.989404</text:p>
          </table:table-cell>
          <table:table-cell office:value-type="float" office:value="1.672675" calcext:value-type="float">
            <text:p>1.672675</text:p>
          </table:table-cell>
          <table:table-cell office:value-type="float" office:value="1.449596" calcext:value-type="float">
            <text:p>1.449596</text:p>
          </table:table-cell>
          <table:table-cell office:value-type="float" office:value="3.210768" calcext:value-type="float">
            <text:p>3.210768</text:p>
          </table:table-cell>
          <table:table-cell office:value-type="float" office:value="5.029785" calcext:value-type="float">
            <text:p>5.029785</text:p>
          </table:table-cell>
          <table:table-cell office:value-type="float" office:value="5.295757" calcext:value-type="float">
            <text:p>5.295757</text:p>
          </table:table-cell>
          <table:table-cell office:value-type="float" office:value="5.613068" calcext:value-type="float">
            <text:p>5.613068</text:p>
          </table:table-cell>
          <table:table-cell office:value-type="float" office:value="6.065665" calcext:value-type="float">
            <text:p>6.065665</text:p>
          </table:table-cell>
          <table:table-cell office:value-type="float" office:value="6.938819" calcext:value-type="float">
            <text:p>6.938819</text:p>
          </table:table-cell>
          <table:table-cell office:value-type="float" office:value="7.394554" calcext:value-type="float">
            <text:p>7.394554</text:p>
          </table:table-cell>
          <table:table-cell office:value-type="float" office:value="0" calcext:value-type="float">
            <text:p>0</text:p>
          </table:table-cell>
          <table:table-cell office:value-type="float" office:value="22.39726" calcext:value-type="float">
            <text:p>22.39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6197" calcext:value-type="float">
            <text:p>1.561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1.164846" calcext:value-type="float">
            <text:p>1.164846</text:p>
          </table:table-cell>
          <table:table-cell office:value-type="float" office:value="136.5478" calcext:value-type="float">
            <text:p>136.5478</text:p>
          </table:table-cell>
          <table:table-cell office:value-type="float" office:value="0" calcext:value-type="float">
            <text:p>0</text:p>
          </table:table-cell>
          <table:table-cell office:value-type="float" office:value="-4.441317" calcext:value-type="float">
            <text:p>-4.441317</text:p>
          </table:table-cell>
          <table:table-cell office:value-type="float" office:value="22.23743" calcext:value-type="float">
            <text:p>22.23743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106" calcext:value-type="float">
            <text:p>1178.106</text:p>
          </table:table-cell>
          <table:table-cell office:value-type="float" office:value="1.488992" calcext:value-type="float">
            <text:p>1.488992</text:p>
          </table:table-cell>
          <table:table-cell office:value-type="float" office:value="0" calcext:value-type="float">
            <text:p>0</text:p>
          </table:table-cell>
          <table:table-cell office:value-type="float" office:value="0.07109836" calcext:value-type="float">
            <text:p>0.07109836</text:p>
          </table:table-cell>
          <table:table-cell office:value-type="float" office:value="0.0164933" calcext:value-type="float">
            <text:p>0.0164933</text:p>
          </table:table-cell>
          <table:table-cell office:value-type="float" office:value="0.01366189" calcext:value-type="float">
            <text:p>0.01366189</text:p>
          </table:table-cell>
          <table:table-cell office:value-type="float" office:value="0.007987688" calcext:value-type="float">
            <text:p>0.007987688</text:p>
          </table:table-cell>
          <table:table-cell office:value-type="float" office:value="0.006931804" calcext:value-type="float">
            <text:p>0.006931804</text:p>
          </table:table-cell>
          <table:table-cell office:value-type="float" office:value="0.004340632" calcext:value-type="float">
            <text:p>0.004340632</text:p>
          </table:table-cell>
          <table:table-cell office:value-type="float" office:value="0.004028348" calcext:value-type="float">
            <text:p>0.004028348</text:p>
          </table:table-cell>
          <table:table-cell office:value-type="float" office:value="0.006641083" calcext:value-type="float">
            <text:p>0.006641083</text:p>
          </table:table-cell>
          <table:table-cell office:value-type="float" office:value="0.01770089" calcext:value-type="float">
            <text:p>0.01770089</text:p>
          </table:table-cell>
          <table:table-cell office:value-type="float" office:value="0.03171353" calcext:value-type="float">
            <text:p>0.03171353</text:p>
          </table:table-cell>
          <table:table-cell office:value-type="float" office:value="0.06194553" calcext:value-type="float">
            <text:p>0.06194553</text:p>
          </table:table-cell>
          <table:table-cell office:value-type="float" office:value="0.1232123" calcext:value-type="float">
            <text:p>0.1232123</text:p>
          </table:table-cell>
          <table:table-cell office:value-type="float" office:value="0.1331779" calcext:value-type="float">
            <text:p>0.1331779</text:p>
          </table:table-cell>
          <table:table-cell office:value-type="float" office:value="0.137933" calcext:value-type="float">
            <text:p>0.137933</text:p>
          </table:table-cell>
          <table:table-cell office:value-type="float" office:value="0" calcext:value-type="float">
            <text:p>0</text:p>
          </table:table-cell>
          <table:table-cell office:value-type="float" office:value="9.00178" calcext:value-type="float">
            <text:p>9.00178</text:p>
          </table:table-cell>
          <table:table-cell office:value-type="float" office:value="7.947871" calcext:value-type="float">
            <text:p>7.947871</text:p>
          </table:table-cell>
          <table:table-cell office:value-type="float" office:value="12.42231" calcext:value-type="float">
            <text:p>12.42231</text:p>
          </table:table-cell>
          <table:table-cell office:value-type="float" office:value="3.626568" calcext:value-type="float">
            <text:p>3.626568</text:p>
          </table:table-cell>
          <table:table-cell office:value-type="float" office:value="2.984182" calcext:value-type="float">
            <text:p>2.984182</text:p>
          </table:table-cell>
          <table:table-cell office:value-type="float" office:value="1.670482" calcext:value-type="float">
            <text:p>1.670482</text:p>
          </table:table-cell>
          <table:table-cell office:value-type="float" office:value="1.447556" calcext:value-type="float">
            <text:p>1.447556</text:p>
          </table:table-cell>
          <table:table-cell office:value-type="float" office:value="3.203137" calcext:value-type="float">
            <text:p>3.203137</text:p>
          </table:table-cell>
          <table:table-cell office:value-type="float" office:value="5.017327" calcext:value-type="float">
            <text:p>5.017327</text:p>
          </table:table-cell>
          <table:table-cell office:value-type="float" office:value="5.285388" calcext:value-type="float">
            <text:p>5.285388</text:p>
          </table:table-cell>
          <table:table-cell office:value-type="float" office:value="5.608007" calcext:value-type="float">
            <text:p>5.608007</text:p>
          </table:table-cell>
          <table:table-cell office:value-type="float" office:value="6.073611" calcext:value-type="float">
            <text:p>6.073611</text:p>
          </table:table-cell>
          <table:table-cell office:value-type="float" office:value="6.94634" calcext:value-type="float">
            <text:p>6.94634</text:p>
          </table:table-cell>
          <table:table-cell office:value-type="float" office:value="7.402473" calcext:value-type="float">
            <text:p>7.402473</text:p>
          </table:table-cell>
          <table:table-cell office:value-type="float" office:value="0" calcext:value-type="float">
            <text:p>0</text:p>
          </table:table-cell>
          <table:table-cell office:value-type="float" office:value="16.74569" calcext:value-type="float">
            <text:p>16.74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3878" calcext:value-type="float">
            <text:p>1.57387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1.172782" calcext:value-type="float">
            <text:p>1.172782</text:p>
          </table:table-cell>
          <table:table-cell office:value-type="float" office:value="136.5409" calcext:value-type="float">
            <text:p>136.5409</text:p>
          </table:table-cell>
          <table:table-cell office:value-type="float" office:value="0" calcext:value-type="float">
            <text:p>0</text:p>
          </table:table-cell>
          <table:table-cell office:value-type="float" office:value="-4.485321" calcext:value-type="float">
            <text:p>-4.485321</text:p>
          </table:table-cell>
          <table:table-cell office:value-type="float" office:value="22.23145" calcext:value-type="float">
            <text:p>22.2314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067" calcext:value-type="float">
            <text:p>1178.067</text:p>
          </table:table-cell>
          <table:table-cell office:value-type="float" office:value="1.483586" calcext:value-type="float">
            <text:p>1.483586</text:p>
          </table:table-cell>
          <table:table-cell office:value-type="float" office:value="0" calcext:value-type="float">
            <text:p>0</text:p>
          </table:table-cell>
          <table:table-cell office:value-type="float" office:value="0.04339487" calcext:value-type="float">
            <text:p>0.04339487</text:p>
          </table:table-cell>
          <table:table-cell office:value-type="float" office:value="0.01250588" calcext:value-type="float">
            <text:p>0.01250588</text:p>
          </table:table-cell>
          <table:table-cell office:value-type="float" office:value="0.01209487" calcext:value-type="float">
            <text:p>0.01209487</text:p>
          </table:table-cell>
          <table:table-cell office:value-type="float" office:value="0.007376759" calcext:value-type="float">
            <text:p>0.007376759</text:p>
          </table:table-cell>
          <table:table-cell office:value-type="float" office:value="0.006593929" calcext:value-type="float">
            <text:p>0.006593929</text:p>
          </table:table-cell>
          <table:table-cell office:value-type="float" office:value="0.004270375" calcext:value-type="float">
            <text:p>0.004270375</text:p>
          </table:table-cell>
          <table:table-cell office:value-type="float" office:value="0.004010831" calcext:value-type="float">
            <text:p>0.004010831</text:p>
          </table:table-cell>
          <table:table-cell office:value-type="float" office:value="0.006637932" calcext:value-type="float">
            <text:p>0.006637932</text:p>
          </table:table-cell>
          <table:table-cell office:value-type="float" office:value="0.01736902" calcext:value-type="float">
            <text:p>0.01736902</text:p>
          </table:table-cell>
          <table:table-cell office:value-type="float" office:value="0.03108071" calcext:value-type="float">
            <text:p>0.03108071</text:p>
          </table:table-cell>
          <table:table-cell office:value-type="float" office:value="0.06304509" calcext:value-type="float">
            <text:p>0.06304509</text:p>
          </table:table-cell>
          <table:table-cell office:value-type="float" office:value="0.123298" calcext:value-type="float">
            <text:p>0.123298</text:p>
          </table:table-cell>
          <table:table-cell office:value-type="float" office:value="0.1332591" calcext:value-type="float">
            <text:p>0.1332591</text:p>
          </table:table-cell>
          <table:table-cell office:value-type="float" office:value="0.1380182" calcext:value-type="float">
            <text:p>0.1380182</text:p>
          </table:table-cell>
          <table:table-cell office:value-type="float" office:value="0" calcext:value-type="float">
            <text:p>0</text:p>
          </table:table-cell>
          <table:table-cell office:value-type="float" office:value="9.000394" calcext:value-type="float">
            <text:p>9.000394</text:p>
          </table:table-cell>
          <table:table-cell office:value-type="float" office:value="7.935396" calcext:value-type="float">
            <text:p>7.935396</text:p>
          </table:table-cell>
          <table:table-cell office:value-type="float" office:value="12.40007" calcext:value-type="float">
            <text:p>12.40007</text:p>
          </table:table-cell>
          <table:table-cell office:value-type="float" office:value="3.620808" calcext:value-type="float">
            <text:p>3.620808</text:p>
          </table:table-cell>
          <table:table-cell office:value-type="float" office:value="2.979182" calcext:value-type="float">
            <text:p>2.979182</text:p>
          </table:table-cell>
          <table:table-cell office:value-type="float" office:value="1.668354" calcext:value-type="float">
            <text:p>1.668354</text:p>
          </table:table-cell>
          <table:table-cell office:value-type="float" office:value="1.445558" calcext:value-type="float">
            <text:p>1.445558</text:p>
          </table:table-cell>
          <table:table-cell office:value-type="float" office:value="3.195584" calcext:value-type="float">
            <text:p>3.195584</text:p>
          </table:table-cell>
          <table:table-cell office:value-type="float" office:value="5.004919" calcext:value-type="float">
            <text:p>5.004919</text:p>
          </table:table-cell>
          <table:table-cell office:value-type="float" office:value="5.274919" calcext:value-type="float">
            <text:p>5.274919</text:p>
          </table:table-cell>
          <table:table-cell office:value-type="float" office:value="5.60323" calcext:value-type="float">
            <text:p>5.60323</text:p>
          </table:table-cell>
          <table:table-cell office:value-type="float" office:value="6.081561" calcext:value-type="float">
            <text:p>6.081561</text:p>
          </table:table-cell>
          <table:table-cell office:value-type="float" office:value="6.953816" calcext:value-type="float">
            <text:p>6.953816</text:p>
          </table:table-cell>
          <table:table-cell office:value-type="float" office:value="7.41035" calcext:value-type="float">
            <text:p>7.41035</text:p>
          </table:table-cell>
          <table:table-cell office:value-type="float" office:value="0" calcext:value-type="float">
            <text:p>0</text:p>
          </table:table-cell>
          <table:table-cell office:value-type="float" office:value="10.53909" calcext:value-type="float">
            <text:p>10.53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3503" calcext:value-type="float">
            <text:p>1.5835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1.182741" calcext:value-type="float">
            <text:p>1.182741</text:p>
          </table:table-cell>
          <table:table-cell office:value-type="float" office:value="136.5348" calcext:value-type="float">
            <text:p>136.5348</text:p>
          </table:table-cell>
          <table:table-cell office:value-type="float" office:value="0" calcext:value-type="float">
            <text:p>0</text:p>
          </table:table-cell>
          <table:table-cell office:value-type="float" office:value="-4.52626" calcext:value-type="float">
            <text:p>-4.52626</text:p>
          </table:table-cell>
          <table:table-cell office:value-type="float" office:value="22.22552" calcext:value-type="float">
            <text:p>22.22552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8.026" calcext:value-type="float">
            <text:p>1178.026</text:p>
          </table:table-cell>
          <table:table-cell office:value-type="float" office:value="1.478532" calcext:value-type="float">
            <text:p>1.478532</text:p>
          </table:table-cell>
          <table:table-cell office:value-type="float" office:value="0" calcext:value-type="float">
            <text:p>0</text:p>
          </table:table-cell>
          <table:table-cell office:value-type="float" office:value="0.03838764" calcext:value-type="float">
            <text:p>0.03838764</text:p>
          </table:table-cell>
          <table:table-cell office:value-type="float" office:value="0.0123745" calcext:value-type="float">
            <text:p>0.0123745</text:p>
          </table:table-cell>
          <table:table-cell office:value-type="float" office:value="0.01197056" calcext:value-type="float">
            <text:p>0.01197056</text:p>
          </table:table-cell>
          <table:table-cell office:value-type="float" office:value="0.007292535" calcext:value-type="float">
            <text:p>0.007292535</text:p>
          </table:table-cell>
          <table:table-cell office:value-type="float" office:value="0.006552073" calcext:value-type="float">
            <text:p>0.006552073</text:p>
          </table:table-cell>
          <table:table-cell office:value-type="float" office:value="0.004201197" calcext:value-type="float">
            <text:p>0.004201197</text:p>
          </table:table-cell>
          <table:table-cell office:value-type="float" office:value="0.003981618" calcext:value-type="float">
            <text:p>0.003981618</text:p>
          </table:table-cell>
          <table:table-cell office:value-type="float" office:value="0.006616459" calcext:value-type="float">
            <text:p>0.006616459</text:p>
          </table:table-cell>
          <table:table-cell office:value-type="float" office:value="0.01712331" calcext:value-type="float">
            <text:p>0.01712331</text:p>
          </table:table-cell>
          <table:table-cell office:value-type="float" office:value="0.03048936" calcext:value-type="float">
            <text:p>0.03048936</text:p>
          </table:table-cell>
          <table:table-cell office:value-type="float" office:value="0.06404358" calcext:value-type="float">
            <text:p>0.06404358</text:p>
          </table:table-cell>
          <table:table-cell office:value-type="float" office:value="0.1233906" calcext:value-type="float">
            <text:p>0.1233906</text:p>
          </table:table-cell>
          <table:table-cell office:value-type="float" office:value="0.1333401" calcext:value-type="float">
            <text:p>0.1333401</text:p>
          </table:table-cell>
          <table:table-cell office:value-type="float" office:value="0.1381031" calcext:value-type="float">
            <text:p>0.1381031</text:p>
          </table:table-cell>
          <table:table-cell office:value-type="float" office:value="0" calcext:value-type="float">
            <text:p>0</text:p>
          </table:table-cell>
          <table:table-cell office:value-type="float" office:value="8.996833" calcext:value-type="float">
            <text:p>8.996833</text:p>
          </table:table-cell>
          <table:table-cell office:value-type="float" office:value="7.922482" calcext:value-type="float">
            <text:p>7.922482</text:p>
          </table:table-cell>
          <table:table-cell office:value-type="float" office:value="12.37772" calcext:value-type="float">
            <text:p>12.37772</text:p>
          </table:table-cell>
          <table:table-cell office:value-type="float" office:value="3.615077" calcext:value-type="float">
            <text:p>3.615077</text:p>
          </table:table-cell>
          <table:table-cell office:value-type="float" office:value="2.974254" calcext:value-type="float">
            <text:p>2.974254</text:p>
          </table:table-cell>
          <table:table-cell office:value-type="float" office:value="1.666253" calcext:value-type="float">
            <text:p>1.666253</text:p>
          </table:table-cell>
          <table:table-cell office:value-type="float" office:value="1.443593" calcext:value-type="float">
            <text:p>1.443593</text:p>
          </table:table-cell>
          <table:table-cell office:value-type="float" office:value="3.188094" calcext:value-type="float">
            <text:p>3.188094</text:p>
          </table:table-cell>
          <table:table-cell office:value-type="float" office:value="4.992584" calcext:value-type="float">
            <text:p>4.992584</text:p>
          </table:table-cell>
          <table:table-cell office:value-type="float" office:value="5.264372" calcext:value-type="float">
            <text:p>5.264372</text:p>
          </table:table-cell>
          <table:table-cell office:value-type="float" office:value="5.598717" calcext:value-type="float">
            <text:p>5.598717</text:p>
          </table:table-cell>
          <table:table-cell office:value-type="float" office:value="6.089508" calcext:value-type="float">
            <text:p>6.089508</text:p>
          </table:table-cell>
          <table:table-cell office:value-type="float" office:value="6.961259" calcext:value-type="float">
            <text:p>6.961259</text:p>
          </table:table-cell>
          <table:table-cell office:value-type="float" office:value="7.418183" calcext:value-type="float">
            <text:p>7.418183</text:p>
          </table:table-cell>
          <table:table-cell office:value-type="float" office:value="0" calcext:value-type="float">
            <text:p>0</text:p>
          </table:table-cell>
          <table:table-cell office:value-type="float" office:value="8.283602" calcext:value-type="float">
            <text:p>8.283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209" calcext:value-type="float">
            <text:p>1.592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1.194403" calcext:value-type="float">
            <text:p>1.194403</text:p>
          </table:table-cell>
          <table:table-cell office:value-type="float" office:value="136.529" calcext:value-type="float">
            <text:p>136.529</text:p>
          </table:table-cell>
          <table:table-cell office:value-type="float" office:value="0" calcext:value-type="float">
            <text:p>0</text:p>
          </table:table-cell>
          <table:table-cell office:value-type="float" office:value="-4.565434" calcext:value-type="float">
            <text:p>-4.565434</text:p>
          </table:table-cell>
          <table:table-cell office:value-type="float" office:value="22.21969" calcext:value-type="float">
            <text:p>22.21969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3959" calcext:value-type="float">
            <text:p>2.743959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95" calcext:value-type="float">
            <text:p>-0.0009716295</text:p>
          </table:table-cell>
          <table:table-cell office:value-type="float" office:value="1177.986" calcext:value-type="float">
            <text:p>1177.986</text:p>
          </table:table-cell>
          <table:table-cell office:value-type="float" office:value="1.474821" calcext:value-type="float">
            <text:p>1.474821</text:p>
          </table:table-cell>
          <table:table-cell office:value-type="float" office:value="0" calcext:value-type="float">
            <text:p>0</text:p>
          </table:table-cell>
          <table:table-cell office:value-type="float" office:value="0.02921905" calcext:value-type="float">
            <text:p>0.02921905</text:p>
          </table:table-cell>
          <table:table-cell office:value-type="float" office:value="0.01150532" calcext:value-type="float">
            <text:p>0.01150532</text:p>
          </table:table-cell>
          <table:table-cell office:value-type="float" office:value="0.01151311" calcext:value-type="float">
            <text:p>0.01151311</text:p>
          </table:table-cell>
          <table:table-cell office:value-type="float" office:value="0.007031978" calcext:value-type="float">
            <text:p>0.007031978</text:p>
          </table:table-cell>
          <table:table-cell office:value-type="float" office:value="0.006358101" calcext:value-type="float">
            <text:p>0.006358101</text:p>
          </table:table-cell>
          <table:table-cell office:value-type="float" office:value="0.004160476" calcext:value-type="float">
            <text:p>0.004160476</text:p>
          </table:table-cell>
          <table:table-cell office:value-type="float" office:value="0.003964938" calcext:value-type="float">
            <text:p>0.003964938</text:p>
          </table:table-cell>
          <table:table-cell office:value-type="float" office:value="0.006600101" calcext:value-type="float">
            <text:p>0.006600101</text:p>
          </table:table-cell>
          <table:table-cell office:value-type="float" office:value="0.01698526" calcext:value-type="float">
            <text:p>0.01698526</text:p>
          </table:table-cell>
          <table:table-cell office:value-type="float" office:value="0.03003655" calcext:value-type="float">
            <text:p>0.03003655</text:p>
          </table:table-cell>
          <table:table-cell office:value-type="float" office:value="0.06515233" calcext:value-type="float">
            <text:p>0.06515233</text:p>
          </table:table-cell>
          <table:table-cell office:value-type="float" office:value="0.1234829" calcext:value-type="float">
            <text:p>0.1234829</text:p>
          </table:table-cell>
          <table:table-cell office:value-type="float" office:value="0.1334207" calcext:value-type="float">
            <text:p>0.1334207</text:p>
          </table:table-cell>
          <table:table-cell office:value-type="float" office:value="0.138188" calcext:value-type="float">
            <text:p>0.138188</text:p>
          </table:table-cell>
          <table:table-cell office:value-type="float" office:value="0" calcext:value-type="float">
            <text:p>0</text:p>
          </table:table-cell>
          <table:table-cell office:value-type="float" office:value="8.991628" calcext:value-type="float">
            <text:p>8.991628</text:p>
          </table:table-cell>
          <table:table-cell office:value-type="float" office:value="7.909373" calcext:value-type="float">
            <text:p>7.909373</text:p>
          </table:table-cell>
          <table:table-cell office:value-type="float" office:value="12.35531" calcext:value-type="float">
            <text:p>12.35531</text:p>
          </table:table-cell>
          <table:table-cell office:value-type="float" office:value="3.609441" calcext:value-type="float">
            <text:p>3.609441</text:p>
          </table:table-cell>
          <table:table-cell office:value-type="float" office:value="2.969455" calcext:value-type="float">
            <text:p>2.969455</text:p>
          </table:table-cell>
          <table:table-cell office:value-type="float" office:value="1.664195" calcext:value-type="float">
            <text:p>1.664195</text:p>
          </table:table-cell>
          <table:table-cell office:value-type="float" office:value="1.441662" calcext:value-type="float">
            <text:p>1.441662</text:p>
          </table:table-cell>
          <table:table-cell office:value-type="float" office:value="3.180658" calcext:value-type="float">
            <text:p>3.180658</text:p>
          </table:table-cell>
          <table:table-cell office:value-type="float" office:value="4.980328" calcext:value-type="float">
            <text:p>4.980328</text:p>
          </table:table-cell>
          <table:table-cell office:value-type="float" office:value="5.253771" calcext:value-type="float">
            <text:p>5.253771</text:p>
          </table:table-cell>
          <table:table-cell office:value-type="float" office:value="5.594468" calcext:value-type="float">
            <text:p>5.594468</text:p>
          </table:table-cell>
          <table:table-cell office:value-type="float" office:value="6.097452" calcext:value-type="float">
            <text:p>6.097452</text:p>
          </table:table-cell>
          <table:table-cell office:value-type="float" office:value="6.968701" calcext:value-type="float">
            <text:p>6.968701</text:p>
          </table:table-cell>
          <table:table-cell office:value-type="float" office:value="7.426017" calcext:value-type="float">
            <text:p>7.426017</text:p>
          </table:table-cell>
          <table:table-cell office:value-type="float" office:value="0" calcext:value-type="float">
            <text:p>0</text:p>
          </table:table-cell>
          <table:table-cell office:value-type="float" office:value="5.787779" calcext:value-type="float">
            <text:p>5.78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9857" calcext:value-type="float">
            <text:p>1.5998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1.207208" calcext:value-type="float">
            <text:p>1.207208</text:p>
          </table:table-cell>
          <table:table-cell office:value-type="float" office:value="136.5246" calcext:value-type="float">
            <text:p>136.5246</text:p>
          </table:table-cell>
          <table:table-cell office:value-type="float" office:value="0" calcext:value-type="float">
            <text:p>0</text:p>
          </table:table-cell>
          <table:table-cell office:value-type="float" office:value="-4.60533" calcext:value-type="float">
            <text:p>-4.60533</text:p>
          </table:table-cell>
          <table:table-cell office:value-type="float" office:value="22.21375" calcext:value-type="float">
            <text:p>22.2137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944" calcext:value-type="float">
            <text:p>1177.944</text:p>
          </table:table-cell>
          <table:table-cell office:value-type="float" office:value="1.480125" calcext:value-type="float">
            <text:p>1.480125</text:p>
          </table:table-cell>
          <table:table-cell office:value-type="float" office:value="0" calcext:value-type="float">
            <text:p>0</text:p>
          </table:table-cell>
          <table:table-cell office:value-type="float" office:value="0.02651751" calcext:value-type="float">
            <text:p>0.02651751</text:p>
          </table:table-cell>
          <table:table-cell office:value-type="float" office:value="0.01371941" calcext:value-type="float">
            <text:p>0.01371941</text:p>
          </table:table-cell>
          <table:table-cell office:value-type="float" office:value="0.01107465" calcext:value-type="float">
            <text:p>0.01107465</text:p>
          </table:table-cell>
          <table:table-cell office:value-type="float" office:value="0.006750605" calcext:value-type="float">
            <text:p>0.006750605</text:p>
          </table:table-cell>
          <table:table-cell office:value-type="float" office:value="0.006057485" calcext:value-type="float">
            <text:p>0.006057485</text:p>
          </table:table-cell>
          <table:table-cell office:value-type="float" office:value="0.004105086" calcext:value-type="float">
            <text:p>0.004105086</text:p>
          </table:table-cell>
          <table:table-cell office:value-type="float" office:value="0.003923203" calcext:value-type="float">
            <text:p>0.003923203</text:p>
          </table:table-cell>
          <table:table-cell office:value-type="float" office:value="0.006581994" calcext:value-type="float">
            <text:p>0.006581994</text:p>
          </table:table-cell>
          <table:table-cell office:value-type="float" office:value="0.01692446" calcext:value-type="float">
            <text:p>0.01692446</text:p>
          </table:table-cell>
          <table:table-cell office:value-type="float" office:value="0.02977048" calcext:value-type="float">
            <text:p>0.02977048</text:p>
          </table:table-cell>
          <table:table-cell office:value-type="float" office:value="0.06648339" calcext:value-type="float">
            <text:p>0.06648339</text:p>
          </table:table-cell>
          <table:table-cell office:value-type="float" office:value="0.1235939" calcext:value-type="float">
            <text:p>0.1235939</text:p>
          </table:table-cell>
          <table:table-cell office:value-type="float" office:value="0.1335011" calcext:value-type="float">
            <text:p>0.1335011</text:p>
          </table:table-cell>
          <table:table-cell office:value-type="float" office:value="0.1382727" calcext:value-type="float">
            <text:p>0.1382727</text:p>
          </table:table-cell>
          <table:table-cell office:value-type="float" office:value="0" calcext:value-type="float">
            <text:p>0</text:p>
          </table:table-cell>
          <table:table-cell office:value-type="float" office:value="8.969708" calcext:value-type="float">
            <text:p>8.969708</text:p>
          </table:table-cell>
          <table:table-cell office:value-type="float" office:value="7.89396" calcext:value-type="float">
            <text:p>7.89396</text:p>
          </table:table-cell>
          <table:table-cell office:value-type="float" office:value="12.33242" calcext:value-type="float">
            <text:p>12.33242</text:p>
          </table:table-cell>
          <table:table-cell office:value-type="float" office:value="3.603723" calcext:value-type="float">
            <text:p>3.603723</text:p>
          </table:table-cell>
          <table:table-cell office:value-type="float" office:value="2.964557" calcext:value-type="float">
            <text:p>2.964557</text:p>
          </table:table-cell>
          <table:table-cell office:value-type="float" office:value="1.662156" calcext:value-type="float">
            <text:p>1.662156</text:p>
          </table:table-cell>
          <table:table-cell office:value-type="float" office:value="1.439739" calcext:value-type="float">
            <text:p>1.439739</text:p>
          </table:table-cell>
          <table:table-cell office:value-type="float" office:value="3.173263" calcext:value-type="float">
            <text:p>3.173263</text:p>
          </table:table-cell>
          <table:table-cell office:value-type="float" office:value="4.968152" calcext:value-type="float">
            <text:p>4.968152</text:p>
          </table:table-cell>
          <table:table-cell office:value-type="float" office:value="5.243141" calcext:value-type="float">
            <text:p>5.243141</text:p>
          </table:table-cell>
          <table:table-cell office:value-type="float" office:value="5.590544" calcext:value-type="float">
            <text:p>5.590544</text:p>
          </table:table-cell>
          <table:table-cell office:value-type="float" office:value="6.105397" calcext:value-type="float">
            <text:p>6.105397</text:p>
          </table:table-cell>
          <table:table-cell office:value-type="float" office:value="6.976145" calcext:value-type="float">
            <text:p>6.976145</text:p>
          </table:table-cell>
          <table:table-cell office:value-type="float" office:value="7.433841" calcext:value-type="float">
            <text:p>7.433841</text:p>
          </table:table-cell>
          <table:table-cell office:value-type="float" office:value="0" calcext:value-type="float">
            <text:p>0</text:p>
          </table:table-cell>
          <table:table-cell office:value-type="float" office:value="0.5987516" calcext:value-type="float">
            <text:p>0.5987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4885" calcext:value-type="float">
            <text:p>1.60488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1.210031" calcext:value-type="float">
            <text:p>1.210031</text:p>
          </table:table-cell>
          <table:table-cell office:value-type="float" office:value="136.5206" calcext:value-type="float">
            <text:p>136.5206</text:p>
          </table:table-cell>
          <table:table-cell office:value-type="float" office:value="0" calcext:value-type="float">
            <text:p>0</text:p>
          </table:table-cell>
          <table:table-cell office:value-type="float" office:value="-4.652794" calcext:value-type="float">
            <text:p>-4.652794</text:p>
          </table:table-cell>
          <table:table-cell office:value-type="float" office:value="22.20722" calcext:value-type="float">
            <text:p>22.20722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903" calcext:value-type="float">
            <text:p>1177.903</text:p>
          </table:table-cell>
          <table:table-cell office:value-type="float" office:value="1.486657" calcext:value-type="float">
            <text:p>1.486657</text:p>
          </table:table-cell>
          <table:table-cell office:value-type="float" office:value="0" calcext:value-type="float">
            <text:p>0</text:p>
          </table:table-cell>
          <table:table-cell office:value-type="float" office:value="0.003198754" calcext:value-type="float">
            <text:p>0.003198754</text:p>
          </table:table-cell>
          <table:table-cell office:value-type="float" office:value="0.007276486" calcext:value-type="float">
            <text:p>0.007276486</text:p>
          </table:table-cell>
          <table:table-cell office:value-type="float" office:value="0.01040267" calcext:value-type="float">
            <text:p>0.01040267</text:p>
          </table:table-cell>
          <table:table-cell office:value-type="float" office:value="0.006449989" calcext:value-type="float">
            <text:p>0.006449989</text:p>
          </table:table-cell>
          <table:table-cell office:value-type="float" office:value="0.005814479" calcext:value-type="float">
            <text:p>0.005814479</text:p>
          </table:table-cell>
          <table:table-cell office:value-type="float" office:value="0.004073381" calcext:value-type="float">
            <text:p>0.004073381</text:p>
          </table:table-cell>
          <table:table-cell office:value-type="float" office:value="0.003920162" calcext:value-type="float">
            <text:p>0.003920162</text:p>
          </table:table-cell>
          <table:table-cell office:value-type="float" office:value="0.006566916" calcext:value-type="float">
            <text:p>0.006566916</text:p>
          </table:table-cell>
          <table:table-cell office:value-type="float" office:value="0.01688004" calcext:value-type="float">
            <text:p>0.01688004</text:p>
          </table:table-cell>
          <table:table-cell office:value-type="float" office:value="0.02922083" calcext:value-type="float">
            <text:p>0.02922083</text:p>
          </table:table-cell>
          <table:table-cell office:value-type="float" office:value="0.06562034" calcext:value-type="float">
            <text:p>0.06562034</text:p>
          </table:table-cell>
          <table:table-cell office:value-type="float" office:value="0.1236406" calcext:value-type="float">
            <text:p>0.1236406</text:p>
          </table:table-cell>
          <table:table-cell office:value-type="float" office:value="0.1335816" calcext:value-type="float">
            <text:p>0.1335816</text:p>
          </table:table-cell>
          <table:table-cell office:value-type="float" office:value="0.1383572" calcext:value-type="float">
            <text:p>0.1383572</text:p>
          </table:table-cell>
          <table:table-cell office:value-type="float" office:value="0" calcext:value-type="float">
            <text:p>0</text:p>
          </table:table-cell>
          <table:table-cell office:value-type="float" office:value="8.939085" calcext:value-type="float">
            <text:p>8.939085</text:p>
          </table:table-cell>
          <table:table-cell office:value-type="float" office:value="7.866802" calcext:value-type="float">
            <text:p>7.866802</text:p>
          </table:table-cell>
          <table:table-cell office:value-type="float" office:value="12.30878" calcext:value-type="float">
            <text:p>12.30878</text:p>
          </table:table-cell>
          <table:table-cell office:value-type="float" office:value="3.597876" calcext:value-type="float">
            <text:p>3.597876</text:p>
          </table:table-cell>
          <table:table-cell office:value-type="float" office:value="2.959482" calcext:value-type="float">
            <text:p>2.959482</text:p>
          </table:table-cell>
          <table:table-cell office:value-type="float" office:value="1.660118" calcext:value-type="float">
            <text:p>1.660118</text:p>
          </table:table-cell>
          <table:table-cell office:value-type="float" office:value="1.437786" calcext:value-type="float">
            <text:p>1.437786</text:p>
          </table:table-cell>
          <table:table-cell office:value-type="float" office:value="3.165878" calcext:value-type="float">
            <text:p>3.165878</text:p>
          </table:table-cell>
          <table:table-cell office:value-type="float" office:value="4.956048" calcext:value-type="float">
            <text:p>4.956048</text:p>
          </table:table-cell>
          <table:table-cell office:value-type="float" office:value="5.232461" calcext:value-type="float">
            <text:p>5.232461</text:p>
          </table:table-cell>
          <table:table-cell office:value-type="float" office:value="5.586681" calcext:value-type="float">
            <text:p>5.586681</text:p>
          </table:table-cell>
          <table:table-cell office:value-type="float" office:value="6.113341" calcext:value-type="float">
            <text:p>6.113341</text:p>
          </table:table-cell>
          <table:table-cell office:value-type="float" office:value="6.983588" calcext:value-type="float">
            <text:p>6.983588</text:p>
          </table:table-cell>
          <table:table-cell office:value-type="float" office:value="7.441673" calcext:value-type="float">
            <text:p>7.441673</text:p>
          </table:table-cell>
          <table:table-cell office:value-type="float" office:value="0" calcext:value-type="float">
            <text:p>0</text:p>
          </table:table-cell>
          <table:table-cell office:value-type="float" office:value="0.009498073" calcext:value-type="float">
            <text:p>0.009498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0353" calcext:value-type="float">
            <text:p>1.61035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1.211087" calcext:value-type="float">
            <text:p>1.211087</text:p>
          </table:table-cell>
          <table:table-cell office:value-type="float" office:value="136.5171" calcext:value-type="float">
            <text:p>136.5171</text:p>
          </table:table-cell>
          <table:table-cell office:value-type="float" office:value="0" calcext:value-type="float">
            <text:p>0</text:p>
          </table:table-cell>
          <table:table-cell office:value-type="float" office:value="-4.701416" calcext:value-type="float">
            <text:p>-4.701416</text:p>
          </table:table-cell>
          <table:table-cell office:value-type="float" office:value="22.20066" calcext:value-type="float">
            <text:p>22.20066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862" calcext:value-type="float">
            <text:p>1177.862</text:p>
          </table:table-cell>
          <table:table-cell office:value-type="float" office:value="1.491433" calcext:value-type="float">
            <text:p>1.491433</text:p>
          </table:table-cell>
          <table:table-cell office:value-type="float" office:value="0" calcext:value-type="float">
            <text:p>0</text:p>
          </table:table-cell>
          <table:table-cell office:value-type="float" office:value="0.003894268" calcext:value-type="float">
            <text:p>0.003894268</text:p>
          </table:table-cell>
          <table:table-cell office:value-type="float" office:value="0.00747496" calcext:value-type="float">
            <text:p>0.00747496</text:p>
          </table:table-cell>
          <table:table-cell office:value-type="float" office:value="0.009985449" calcext:value-type="float">
            <text:p>0.009985449</text:p>
          </table:table-cell>
          <table:table-cell office:value-type="float" office:value="0.006127664" calcext:value-type="float">
            <text:p>0.006127664</text:p>
          </table:table-cell>
          <table:table-cell office:value-type="float" office:value="0.005557167" calcext:value-type="float">
            <text:p>0.005557167</text:p>
          </table:table-cell>
          <table:table-cell office:value-type="float" office:value="0.003974449" calcext:value-type="float">
            <text:p>0.003974449</text:p>
          </table:table-cell>
          <table:table-cell office:value-type="float" office:value="0.003885705" calcext:value-type="float">
            <text:p>0.003885705</text:p>
          </table:table-cell>
          <table:table-cell office:value-type="float" office:value="0.006543136" calcext:value-type="float">
            <text:p>0.006543136</text:p>
          </table:table-cell>
          <table:table-cell office:value-type="float" office:value="0.01702537" calcext:value-type="float">
            <text:p>0.01702537</text:p>
          </table:table-cell>
          <table:table-cell office:value-type="float" office:value="0.02917384" calcext:value-type="float">
            <text:p>0.02917384</text:p>
          </table:table-cell>
          <table:table-cell office:value-type="float" office:value="0.06503381" calcext:value-type="float">
            <text:p>0.06503381</text:p>
          </table:table-cell>
          <table:table-cell office:value-type="float" office:value="0.1226496" calcext:value-type="float">
            <text:p>0.1226496</text:p>
          </table:table-cell>
          <table:table-cell office:value-type="float" office:value="0.133662" calcext:value-type="float">
            <text:p>0.133662</text:p>
          </table:table-cell>
          <table:table-cell office:value-type="float" office:value="0.1384417" calcext:value-type="float">
            <text:p>0.1384417</text:p>
          </table:table-cell>
          <table:table-cell office:value-type="float" office:value="0" calcext:value-type="float">
            <text:p>0</text:p>
          </table:table-cell>
          <table:table-cell office:value-type="float" office:value="8.911837" calcext:value-type="float">
            <text:p>8.911837</text:p>
          </table:table-cell>
          <table:table-cell office:value-type="float" office:value="7.842547" calcext:value-type="float">
            <text:p>7.842547</text:p>
          </table:table-cell>
          <table:table-cell office:value-type="float" office:value="12.28421" calcext:value-type="float">
            <text:p>12.28421</text:p>
          </table:table-cell>
          <table:table-cell office:value-type="float" office:value="3.59183" calcext:value-type="float">
            <text:p>3.59183</text:p>
          </table:table-cell>
          <table:table-cell office:value-type="float" office:value="2.954218" calcext:value-type="float">
            <text:p>2.954218</text:p>
          </table:table-cell>
          <table:table-cell office:value-type="float" office:value="1.658063" calcext:value-type="float">
            <text:p>1.658063</text:p>
          </table:table-cell>
          <table:table-cell office:value-type="float" office:value="1.435829" calcext:value-type="float">
            <text:p>1.435829</text:p>
          </table:table-cell>
          <table:table-cell office:value-type="float" office:value="3.158519" calcext:value-type="float">
            <text:p>3.158519</text:p>
          </table:table-cell>
          <table:table-cell office:value-type="float" office:value="4.94403" calcext:value-type="float">
            <text:p>4.94403</text:p>
          </table:table-cell>
          <table:table-cell office:value-type="float" office:value="5.221776" calcext:value-type="float">
            <text:p>5.221776</text:p>
          </table:table-cell>
          <table:table-cell office:value-type="float" office:value="5.582635" calcext:value-type="float">
            <text:p>5.582635</text:p>
          </table:table-cell>
          <table:table-cell office:value-type="float" office:value="6.121136" calcext:value-type="float">
            <text:p>6.121136</text:p>
          </table:table-cell>
          <table:table-cell office:value-type="float" office:value="6.99103" calcext:value-type="float">
            <text:p>6.99103</text:p>
          </table:table-cell>
          <table:table-cell office:value-type="float" office:value="7.449497" calcext:value-type="float">
            <text:p>7.449497</text:p>
          </table:table-cell>
          <table:table-cell office:value-type="float" office:value="0" calcext:value-type="float">
            <text:p>0</text:p>
          </table:table-cell>
          <table:table-cell office:value-type="float" office:value="0.007959059" calcext:value-type="float">
            <text:p>0.007959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5501" calcext:value-type="float">
            <text:p>1.6155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1.211905" calcext:value-type="float">
            <text:p>1.211905</text:p>
          </table:table-cell>
          <table:table-cell office:value-type="float" office:value="136.5135" calcext:value-type="float">
            <text:p>136.5135</text:p>
          </table:table-cell>
          <table:table-cell office:value-type="float" office:value="0" calcext:value-type="float">
            <text:p>0</text:p>
          </table:table-cell>
          <table:table-cell office:value-type="float" office:value="-4.749822" calcext:value-type="float">
            <text:p>-4.749822</text:p>
          </table:table-cell>
          <table:table-cell office:value-type="float" office:value="22.19425" calcext:value-type="float">
            <text:p>22.1942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821" calcext:value-type="float">
            <text:p>1177.821</text:p>
          </table:table-cell>
          <table:table-cell office:value-type="float" office:value="1.494602" calcext:value-type="float">
            <text:p>1.494602</text:p>
          </table:table-cell>
          <table:table-cell office:value-type="float" office:value="0" calcext:value-type="float">
            <text:p>0</text:p>
          </table:table-cell>
          <table:table-cell office:value-type="float" office:value="0.004143462" calcext:value-type="float">
            <text:p>0.004143462</text:p>
          </table:table-cell>
          <table:table-cell office:value-type="float" office:value="0.008103119" calcext:value-type="float">
            <text:p>0.008103119</text:p>
          </table:table-cell>
          <table:table-cell office:value-type="float" office:value="0.01005928" calcext:value-type="float">
            <text:p>0.01005928</text:p>
          </table:table-cell>
          <table:table-cell office:value-type="float" office:value="0.00614163" calcext:value-type="float">
            <text:p>0.00614163</text:p>
          </table:table-cell>
          <table:table-cell office:value-type="float" office:value="0.005567405" calcext:value-type="float">
            <text:p>0.005567405</text:p>
          </table:table-cell>
          <table:table-cell office:value-type="float" office:value="0.003960927" calcext:value-type="float">
            <text:p>0.003960927</text:p>
          </table:table-cell>
          <table:table-cell office:value-type="float" office:value="0.003874137" calcext:value-type="float">
            <text:p>0.003874137</text:p>
          </table:table-cell>
          <table:table-cell office:value-type="float" office:value="0.006523042" calcext:value-type="float">
            <text:p>0.006523042</text:p>
          </table:table-cell>
          <table:table-cell office:value-type="float" office:value="0.01725238" calcext:value-type="float">
            <text:p>0.01725238</text:p>
          </table:table-cell>
          <table:table-cell office:value-type="float" office:value="0.02932466" calcext:value-type="float">
            <text:p>0.02932466</text:p>
          </table:table-cell>
          <table:table-cell office:value-type="float" office:value="0.06488235" calcext:value-type="float">
            <text:p>0.06488235</text:p>
          </table:table-cell>
          <table:table-cell office:value-type="float" office:value="0.1222526" calcext:value-type="float">
            <text:p>0.1222526</text:p>
          </table:table-cell>
          <table:table-cell office:value-type="float" office:value="0.1337425" calcext:value-type="float">
            <text:p>0.1337425</text:p>
          </table:table-cell>
          <table:table-cell office:value-type="float" office:value="0.1385263" calcext:value-type="float">
            <text:p>0.1385263</text:p>
          </table:table-cell>
          <table:table-cell office:value-type="float" office:value="0" calcext:value-type="float">
            <text:p>0</text:p>
          </table:table-cell>
          <table:table-cell office:value-type="float" office:value="8.889999" calcext:value-type="float">
            <text:p>8.889999</text:p>
          </table:table-cell>
          <table:table-cell office:value-type="float" office:value="7.822116" calcext:value-type="float">
            <text:p>7.822116</text:p>
          </table:table-cell>
          <table:table-cell office:value-type="float" office:value="12.25919" calcext:value-type="float">
            <text:p>12.25919</text:p>
          </table:table-cell>
          <table:table-cell office:value-type="float" office:value="3.585683" calcext:value-type="float">
            <text:p>3.585683</text:p>
          </table:table-cell>
          <table:table-cell office:value-type="float" office:value="2.948925" calcext:value-type="float">
            <text:p>2.948925</text:p>
          </table:table-cell>
          <table:table-cell office:value-type="float" office:value="1.656008" calcext:value-type="float">
            <text:p>1.656008</text:p>
          </table:table-cell>
          <table:table-cell office:value-type="float" office:value="1.43388" calcext:value-type="float">
            <text:p>1.43388</text:p>
          </table:table-cell>
          <table:table-cell office:value-type="float" office:value="3.151181" calcext:value-type="float">
            <text:p>3.151181</text:p>
          </table:table-cell>
          <table:table-cell office:value-type="float" office:value="4.932131" calcext:value-type="float">
            <text:p>4.932131</text:p>
          </table:table-cell>
          <table:table-cell office:value-type="float" office:value="5.211163" calcext:value-type="float">
            <text:p>5.211163</text:p>
          </table:table-cell>
          <table:table-cell office:value-type="float" office:value="5.578509" calcext:value-type="float">
            <text:p>5.578509</text:p>
          </table:table-cell>
          <table:table-cell office:value-type="float" office:value="6.128732" calcext:value-type="float">
            <text:p>6.128732</text:p>
          </table:table-cell>
          <table:table-cell office:value-type="float" office:value="6.998473" calcext:value-type="float">
            <text:p>6.998473</text:p>
          </table:table-cell>
          <table:table-cell office:value-type="float" office:value="7.457321" calcext:value-type="float">
            <text:p>7.457321</text:p>
          </table:table-cell>
          <table:table-cell office:value-type="float" office:value="0" calcext:value-type="float">
            <text:p>0</text:p>
          </table:table-cell>
          <table:table-cell office:value-type="float" office:value="0.003519223" calcext:value-type="float">
            <text:p>0.00351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0624" calcext:value-type="float">
            <text:p>1.62062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1.212795" calcext:value-type="float">
            <text:p>1.212795</text:p>
          </table:table-cell>
          <table:table-cell office:value-type="float" office:value="136.5093" calcext:value-type="float">
            <text:p>136.5093</text:p>
          </table:table-cell>
          <table:table-cell office:value-type="float" office:value="0" calcext:value-type="float">
            <text:p>0</text:p>
          </table:table-cell>
          <table:table-cell office:value-type="float" office:value="-4.798171" calcext:value-type="float">
            <text:p>-4.798171</text:p>
          </table:table-cell>
          <table:table-cell office:value-type="float" office:value="22.18811" calcext:value-type="float">
            <text:p>22.18811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781" calcext:value-type="float">
            <text:p>1177.781</text:p>
          </table:table-cell>
          <table:table-cell office:value-type="float" office:value="1.494214" calcext:value-type="float">
            <text:p>1.494214</text:p>
          </table:table-cell>
          <table:table-cell office:value-type="float" office:value="0" calcext:value-type="float">
            <text:p>0</text:p>
          </table:table-cell>
          <table:table-cell office:value-type="float" office:value="0.009936491" calcext:value-type="float">
            <text:p>0.009936491</text:p>
          </table:table-cell>
          <table:table-cell office:value-type="float" office:value="0.009325315" calcext:value-type="float">
            <text:p>0.009325315</text:p>
          </table:table-cell>
          <table:table-cell office:value-type="float" office:value="0.01042129" calcext:value-type="float">
            <text:p>0.01042129</text:p>
          </table:table-cell>
          <table:table-cell office:value-type="float" office:value="0.006273839" calcext:value-type="float">
            <text:p>0.006273839</text:p>
          </table:table-cell>
          <table:table-cell office:value-type="float" office:value="0.005645524" calcext:value-type="float">
            <text:p>0.005645524</text:p>
          </table:table-cell>
          <table:table-cell office:value-type="float" office:value="0.00397394" calcext:value-type="float">
            <text:p>0.00397394</text:p>
          </table:table-cell>
          <table:table-cell office:value-type="float" office:value="0.003873979" calcext:value-type="float">
            <text:p>0.003873979</text:p>
          </table:table-cell>
          <table:table-cell office:value-type="float" office:value="0.006511842" calcext:value-type="float">
            <text:p>0.006511842</text:p>
          </table:table-cell>
          <table:table-cell office:value-type="float" office:value="0.01749187" calcext:value-type="float">
            <text:p>0.01749187</text:p>
          </table:table-cell>
          <table:table-cell office:value-type="float" office:value="0.02956814" calcext:value-type="float">
            <text:p>0.02956814</text:p>
          </table:table-cell>
          <table:table-cell office:value-type="float" office:value="0.06495966" calcext:value-type="float">
            <text:p>0.06495966</text:p>
          </table:table-cell>
          <table:table-cell office:value-type="float" office:value="0.1221828" calcext:value-type="float">
            <text:p>0.1221828</text:p>
          </table:table-cell>
          <table:table-cell office:value-type="float" office:value="0.1338229" calcext:value-type="float">
            <text:p>0.1338229</text:p>
          </table:table-cell>
          <table:table-cell office:value-type="float" office:value="0.1386108" calcext:value-type="float">
            <text:p>0.1386108</text:p>
          </table:table-cell>
          <table:table-cell office:value-type="float" office:value="0" calcext:value-type="float">
            <text:p>0</text:p>
          </table:table-cell>
          <table:table-cell office:value-type="float" office:value="8.874759" calcext:value-type="float">
            <text:p>8.874759</text:p>
          </table:table-cell>
          <table:table-cell office:value-type="float" office:value="7.804395" calcext:value-type="float">
            <text:p>7.804395</text:p>
          </table:table-cell>
          <table:table-cell office:value-type="float" office:value="12.23391" calcext:value-type="float">
            <text:p>12.23391</text:p>
          </table:table-cell>
          <table:table-cell office:value-type="float" office:value="3.579504" calcext:value-type="float">
            <text:p>3.579504</text:p>
          </table:table-cell>
          <table:table-cell office:value-type="float" office:value="2.943664" calcext:value-type="float">
            <text:p>2.943664</text:p>
          </table:table-cell>
          <table:table-cell office:value-type="float" office:value="1.65397" calcext:value-type="float">
            <text:p>1.65397</text:p>
          </table:table-cell>
          <table:table-cell office:value-type="float" office:value="1.431943" calcext:value-type="float">
            <text:p>1.431943</text:p>
          </table:table-cell>
          <table:table-cell office:value-type="float" office:value="3.143871" calcext:value-type="float">
            <text:p>3.143871</text:p>
          </table:table-cell>
          <table:table-cell office:value-type="float" office:value="4.920358" calcext:value-type="float">
            <text:p>4.920358</text:p>
          </table:table-cell>
          <table:table-cell office:value-type="float" office:value="5.200647" calcext:value-type="float">
            <text:p>5.200647</text:p>
          </table:table-cell>
          <table:table-cell office:value-type="float" office:value="5.574405" calcext:value-type="float">
            <text:p>5.574405</text:p>
          </table:table-cell>
          <table:table-cell office:value-type="float" office:value="6.136258" calcext:value-type="float">
            <text:p>6.136258</text:p>
          </table:table-cell>
          <table:table-cell office:value-type="float" office:value="7.005916" calcext:value-type="float">
            <text:p>7.005916</text:p>
          </table:table-cell>
          <table:table-cell office:value-type="float" office:value="7.465154" calcext:value-type="float">
            <text:p>7.465154</text:p>
          </table:table-cell>
          <table:table-cell office:value-type="float" office:value="0" calcext:value-type="float">
            <text:p>0</text:p>
          </table:table-cell>
          <table:table-cell office:value-type="float" office:value="1.019413" calcext:value-type="float">
            <text:p>1.019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6219" calcext:value-type="float">
            <text:p>1.6262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1.211752" calcext:value-type="float">
            <text:p>1.211752</text:p>
          </table:table-cell>
          <table:table-cell office:value-type="float" office:value="136.5043" calcext:value-type="float">
            <text:p>136.5043</text:p>
          </table:table-cell>
          <table:table-cell office:value-type="float" office:value="0" calcext:value-type="float">
            <text:p>0</text:p>
          </table:table-cell>
          <table:table-cell office:value-type="float" office:value="-4.847352" calcext:value-type="float">
            <text:p>-4.847352</text:p>
          </table:table-cell>
          <table:table-cell office:value-type="float" office:value="22.18221" calcext:value-type="float">
            <text:p>22.18221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741" calcext:value-type="float">
            <text:p>1177.741</text:p>
          </table:table-cell>
          <table:table-cell office:value-type="float" office:value="1.489523" calcext:value-type="float">
            <text:p>1.489523</text:p>
          </table:table-cell>
          <table:table-cell office:value-type="float" office:value="0" calcext:value-type="float">
            <text:p>0</text:p>
          </table:table-cell>
          <table:table-cell office:value-type="float" office:value="0.02454999" calcext:value-type="float">
            <text:p>0.02454999</text:p>
          </table:table-cell>
          <table:table-cell office:value-type="float" office:value="0.01028237" calcext:value-type="float">
            <text:p>0.01028237</text:p>
          </table:table-cell>
          <table:table-cell office:value-type="float" office:value="0.01065782" calcext:value-type="float">
            <text:p>0.01065782</text:p>
          </table:table-cell>
          <table:table-cell office:value-type="float" office:value="0.00650742" calcext:value-type="float">
            <text:p>0.00650742</text:p>
          </table:table-cell>
          <table:table-cell office:value-type="float" office:value="0.005873446" calcext:value-type="float">
            <text:p>0.005873446</text:p>
          </table:table-cell>
          <table:table-cell office:value-type="float" office:value="0.004079547" calcext:value-type="float">
            <text:p>0.004079547</text:p>
          </table:table-cell>
          <table:table-cell office:value-type="float" office:value="0.003903471" calcext:value-type="float">
            <text:p>0.003903471</text:p>
          </table:table-cell>
          <table:table-cell office:value-type="float" office:value="0.006515771" calcext:value-type="float">
            <text:p>0.006515771</text:p>
          </table:table-cell>
          <table:table-cell office:value-type="float" office:value="0.01770558" calcext:value-type="float">
            <text:p>0.01770558</text:p>
          </table:table-cell>
          <table:table-cell office:value-type="float" office:value="0.02986417" calcext:value-type="float">
            <text:p>0.02986417</text:p>
          </table:table-cell>
          <table:table-cell office:value-type="float" office:value="0.06518325" calcext:value-type="float">
            <text:p>0.06518325</text:p>
          </table:table-cell>
          <table:table-cell office:value-type="float" office:value="0.1222202" calcext:value-type="float">
            <text:p>0.1222202</text:p>
          </table:table-cell>
          <table:table-cell office:value-type="float" office:value="0.1339033" calcext:value-type="float">
            <text:p>0.1339033</text:p>
          </table:table-cell>
          <table:table-cell office:value-type="float" office:value="0.1386952" calcext:value-type="float">
            <text:p>0.1386952</text:p>
          </table:table-cell>
          <table:table-cell office:value-type="float" office:value="0" calcext:value-type="float">
            <text:p>0</text:p>
          </table:table-cell>
          <table:table-cell office:value-type="float" office:value="8.866613" calcext:value-type="float">
            <text:p>8.866613</text:p>
          </table:table-cell>
          <table:table-cell office:value-type="float" office:value="7.788402" calcext:value-type="float">
            <text:p>7.788402</text:p>
          </table:table-cell>
          <table:table-cell office:value-type="float" office:value="12.20866" calcext:value-type="float">
            <text:p>12.20866</text:p>
          </table:table-cell>
          <table:table-cell office:value-type="float" office:value="3.573376" calcext:value-type="float">
            <text:p>3.573376</text:p>
          </table:table-cell>
          <table:table-cell office:value-type="float" office:value="2.938505" calcext:value-type="float">
            <text:p>2.938505</text:p>
          </table:table-cell>
          <table:table-cell office:value-type="float" office:value="1.651964" calcext:value-type="float">
            <text:p>1.651964</text:p>
          </table:table-cell>
          <table:table-cell office:value-type="float" office:value="1.430023" calcext:value-type="float">
            <text:p>1.430023</text:p>
          </table:table-cell>
          <table:table-cell office:value-type="float" office:value="3.136597" calcext:value-type="float">
            <text:p>3.136597</text:p>
          </table:table-cell>
          <table:table-cell office:value-type="float" office:value="4.908704" calcext:value-type="float">
            <text:p>4.908704</text:p>
          </table:table-cell>
          <table:table-cell office:value-type="float" office:value="5.190249" calcext:value-type="float">
            <text:p>5.190249</text:p>
          </table:table-cell>
          <table:table-cell office:value-type="float" office:value="5.570358" calcext:value-type="float">
            <text:p>5.570358</text:p>
          </table:table-cell>
          <table:table-cell office:value-type="float" office:value="6.143758" calcext:value-type="float">
            <text:p>6.143758</text:p>
          </table:table-cell>
          <table:table-cell office:value-type="float" office:value="7.013303" calcext:value-type="float">
            <text:p>7.013303</text:p>
          </table:table-cell>
          <table:table-cell office:value-type="float" office:value="7.472956" calcext:value-type="float">
            <text:p>7.472956</text:p>
          </table:table-cell>
          <table:table-cell office:value-type="float" office:value="0" calcext:value-type="float">
            <text:p>0</text:p>
          </table:table-cell>
          <table:table-cell office:value-type="float" office:value="7.443923" calcext:value-type="float">
            <text:p>7.443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496" calcext:value-type="float">
            <text:p>1.6344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1.212505" calcext:value-type="float">
            <text:p>1.212505</text:p>
          </table:table-cell>
          <table:table-cell office:value-type="float" office:value="136.4991" calcext:value-type="float">
            <text:p>136.4991</text:p>
          </table:table-cell>
          <table:table-cell office:value-type="float" office:value="0" calcext:value-type="float">
            <text:p>0</text:p>
          </table:table-cell>
          <table:table-cell office:value-type="float" office:value="-4.896097" calcext:value-type="float">
            <text:p>-4.896097</text:p>
          </table:table-cell>
          <table:table-cell office:value-type="float" office:value="22.17643" calcext:value-type="float">
            <text:p>22.17643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702" calcext:value-type="float">
            <text:p>1177.702</text:p>
          </table:table-cell>
          <table:table-cell office:value-type="float" office:value="1.487514" calcext:value-type="float">
            <text:p>1.487514</text:p>
          </table:table-cell>
          <table:table-cell office:value-type="float" office:value="0" calcext:value-type="float">
            <text:p>0</text:p>
          </table:table-cell>
          <table:table-cell office:value-type="float" office:value="0.01931477" calcext:value-type="float">
            <text:p>0.01931477</text:p>
          </table:table-cell>
          <table:table-cell office:value-type="float" office:value="0.009065141" calcext:value-type="float">
            <text:p>0.009065141</text:p>
          </table:table-cell>
          <table:table-cell office:value-type="float" office:value="0.009791026" calcext:value-type="float">
            <text:p>0.009791026</text:p>
          </table:table-cell>
          <table:table-cell office:value-type="float" office:value="0.005907026" calcext:value-type="float">
            <text:p>0.005907026</text:p>
          </table:table-cell>
          <table:table-cell office:value-type="float" office:value="0.005444774" calcext:value-type="float">
            <text:p>0.005444774</text:p>
          </table:table-cell>
          <table:table-cell office:value-type="float" office:value="0.003968635" calcext:value-type="float">
            <text:p>0.003968635</text:p>
          </table:table-cell>
          <table:table-cell office:value-type="float" office:value="0.003882996" calcext:value-type="float">
            <text:p>0.003882996</text:p>
          </table:table-cell>
          <table:table-cell office:value-type="float" office:value="0.006514491" calcext:value-type="float">
            <text:p>0.006514491</text:p>
          </table:table-cell>
          <table:table-cell office:value-type="float" office:value="0.01788248" calcext:value-type="float">
            <text:p>0.01788248</text:p>
          </table:table-cell>
          <table:table-cell office:value-type="float" office:value="0.03018376" calcext:value-type="float">
            <text:p>0.03018376</text:p>
          </table:table-cell>
          <table:table-cell office:value-type="float" office:value="0.06551431" calcext:value-type="float">
            <text:p>0.06551431</text:p>
          </table:table-cell>
          <table:table-cell office:value-type="float" office:value="0.1222902" calcext:value-type="float">
            <text:p>0.1222902</text:p>
          </table:table-cell>
          <table:table-cell office:value-type="float" office:value="0.133983" calcext:value-type="float">
            <text:p>0.133983</text:p>
          </table:table-cell>
          <table:table-cell office:value-type="float" office:value="0.138779" calcext:value-type="float">
            <text:p>0.138779</text:p>
          </table:table-cell>
          <table:table-cell office:value-type="float" office:value="0" calcext:value-type="float">
            <text:p>0</text:p>
          </table:table-cell>
          <table:table-cell office:value-type="float" office:value="8.859563" calcext:value-type="float">
            <text:p>8.859563</text:p>
          </table:table-cell>
          <table:table-cell office:value-type="float" office:value="7.772622" calcext:value-type="float">
            <text:p>7.772622</text:p>
          </table:table-cell>
          <table:table-cell office:value-type="float" office:value="12.18309" calcext:value-type="float">
            <text:p>12.18309</text:p>
          </table:table-cell>
          <table:table-cell office:value-type="float" office:value="3.567114" calcext:value-type="float">
            <text:p>3.567114</text:p>
          </table:table-cell>
          <table:table-cell office:value-type="float" office:value="2.93328" calcext:value-type="float">
            <text:p>2.93328</text:p>
          </table:table-cell>
          <table:table-cell office:value-type="float" office:value="1.649967" calcext:value-type="float">
            <text:p>1.649967</text:p>
          </table:table-cell>
          <table:table-cell office:value-type="float" office:value="1.428115" calcext:value-type="float">
            <text:p>1.428115</text:p>
          </table:table-cell>
          <table:table-cell office:value-type="float" office:value="3.129365" calcext:value-type="float">
            <text:p>3.129365</text:p>
          </table:table-cell>
          <table:table-cell office:value-type="float" office:value="4.897154" calcext:value-type="float">
            <text:p>4.897154</text:p>
          </table:table-cell>
          <table:table-cell office:value-type="float" office:value="5.17997" calcext:value-type="float">
            <text:p>5.17997</text:p>
          </table:table-cell>
          <table:table-cell office:value-type="float" office:value="5.566396" calcext:value-type="float">
            <text:p>5.566396</text:p>
          </table:table-cell>
          <table:table-cell office:value-type="float" office:value="6.151241" calcext:value-type="float">
            <text:p>6.151241</text:p>
          </table:table-cell>
          <table:table-cell office:value-type="float" office:value="7.020669" calcext:value-type="float">
            <text:p>7.020669</text:p>
          </table:table-cell>
          <table:table-cell office:value-type="float" office:value="7.480711" calcext:value-type="float">
            <text:p>7.480711</text:p>
          </table:table-cell>
          <table:table-cell office:value-type="float" office:value="0" calcext:value-type="float">
            <text:p>0</text:p>
          </table:table-cell>
          <table:table-cell office:value-type="float" office:value="4.962296" calcext:value-type="float">
            <text:p>4.962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0861" calcext:value-type="float">
            <text:p>1.6408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1.210324" calcext:value-type="float">
            <text:p>1.210324</text:p>
          </table:table-cell>
          <table:table-cell office:value-type="float" office:value="136.4945" calcext:value-type="float">
            <text:p>136.4945</text:p>
          </table:table-cell>
          <table:table-cell office:value-type="float" office:value="0" calcext:value-type="float">
            <text:p>0</text:p>
          </table:table-cell>
          <table:table-cell office:value-type="float" office:value="-4.944788" calcext:value-type="float">
            <text:p>-4.944788</text:p>
          </table:table-cell>
          <table:table-cell office:value-type="float" office:value="22.17085" calcext:value-type="float">
            <text:p>22.1708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664" calcext:value-type="float">
            <text:p>1177.664</text:p>
          </table:table-cell>
          <table:table-cell office:value-type="float" office:value="1.480296" calcext:value-type="float">
            <text:p>1.480296</text:p>
          </table:table-cell>
          <table:table-cell office:value-type="float" office:value="0" calcext:value-type="float">
            <text:p>0</text:p>
          </table:table-cell>
          <table:table-cell office:value-type="float" office:value="0.04802558" calcext:value-type="float">
            <text:p>0.04802558</text:p>
          </table:table-cell>
          <table:table-cell office:value-type="float" office:value="0.01072136" calcext:value-type="float">
            <text:p>0.01072136</text:p>
          </table:table-cell>
          <table:table-cell office:value-type="float" office:value="0.01028975" calcext:value-type="float">
            <text:p>0.01028975</text:p>
          </table:table-cell>
          <table:table-cell office:value-type="float" office:value="0.006188765" calcext:value-type="float">
            <text:p>0.006188765</text:p>
          </table:table-cell>
          <table:table-cell office:value-type="float" office:value="0.005626106" calcext:value-type="float">
            <text:p>0.005626106</text:p>
          </table:table-cell>
          <table:table-cell office:value-type="float" office:value="0.003999746" calcext:value-type="float">
            <text:p>0.003999746</text:p>
          </table:table-cell>
          <table:table-cell office:value-type="float" office:value="0.003880107" calcext:value-type="float">
            <text:p>0.003880107</text:p>
          </table:table-cell>
          <table:table-cell office:value-type="float" office:value="0.00650074" calcext:value-type="float">
            <text:p>0.00650074</text:p>
          </table:table-cell>
          <table:table-cell office:value-type="float" office:value="0.01810738" calcext:value-type="float">
            <text:p>0.01810738</text:p>
          </table:table-cell>
          <table:table-cell office:value-type="float" office:value="0.03052492" calcext:value-type="float">
            <text:p>0.03052492</text:p>
          </table:table-cell>
          <table:table-cell office:value-type="float" office:value="0.06593369" calcext:value-type="float">
            <text:p>0.06593369</text:p>
          </table:table-cell>
          <table:table-cell office:value-type="float" office:value="0.1223746" calcext:value-type="float">
            <text:p>0.1223746</text:p>
          </table:table-cell>
          <table:table-cell office:value-type="float" office:value="0.1340628" calcext:value-type="float">
            <text:p>0.1340628</text:p>
          </table:table-cell>
          <table:table-cell office:value-type="float" office:value="0.1388628" calcext:value-type="float">
            <text:p>0.1388628</text:p>
          </table:table-cell>
          <table:table-cell office:value-type="float" office:value="0" calcext:value-type="float">
            <text:p>0</text:p>
          </table:table-cell>
          <table:table-cell office:value-type="float" office:value="8.854725" calcext:value-type="float">
            <text:p>8.854725</text:p>
          </table:table-cell>
          <table:table-cell office:value-type="float" office:value="7.75716" calcext:value-type="float">
            <text:p>7.75716</text:p>
          </table:table-cell>
          <table:table-cell office:value-type="float" office:value="12.15742" calcext:value-type="float">
            <text:p>12.15742</text:p>
          </table:table-cell>
          <table:table-cell office:value-type="float" office:value="3.560744" calcext:value-type="float">
            <text:p>3.560744</text:p>
          </table:table-cell>
          <table:table-cell office:value-type="float" office:value="2.927967" calcext:value-type="float">
            <text:p>2.927967</text:p>
          </table:table-cell>
          <table:table-cell office:value-type="float" office:value="1.647957" calcext:value-type="float">
            <text:p>1.647957</text:p>
          </table:table-cell>
          <table:table-cell office:value-type="float" office:value="1.426209" calcext:value-type="float">
            <text:p>1.426209</text:p>
          </table:table-cell>
          <table:table-cell office:value-type="float" office:value="3.122167" calcext:value-type="float">
            <text:p>3.122167</text:p>
          </table:table-cell>
          <table:table-cell office:value-type="float" office:value="4.885707" calcext:value-type="float">
            <text:p>4.885707</text:p>
          </table:table-cell>
          <table:table-cell office:value-type="float" office:value="5.169811" calcext:value-type="float">
            <text:p>5.169811</text:p>
          </table:table-cell>
          <table:table-cell office:value-type="float" office:value="5.562541" calcext:value-type="float">
            <text:p>5.562541</text:p>
          </table:table-cell>
          <table:table-cell office:value-type="float" office:value="6.15872" calcext:value-type="float">
            <text:p>6.15872</text:p>
          </table:table-cell>
          <table:table-cell office:value-type="float" office:value="7.028033" calcext:value-type="float">
            <text:p>7.028033</text:p>
          </table:table-cell>
          <table:table-cell office:value-type="float" office:value="7.488474" calcext:value-type="float">
            <text:p>7.488474</text:p>
          </table:table-cell>
          <table:table-cell office:value-type="float" office:value="0" calcext:value-type="float">
            <text:p>0</text:p>
          </table:table-cell>
          <table:table-cell office:value-type="float" office:value="12.49132" calcext:value-type="float">
            <text:p>12.4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9556" calcext:value-type="float">
            <text:p>1.6495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1.209738" calcext:value-type="float">
            <text:p>1.209738</text:p>
          </table:table-cell>
          <table:table-cell office:value-type="float" office:value="136.4892" calcext:value-type="float">
            <text:p>136.4892</text:p>
          </table:table-cell>
          <table:table-cell office:value-type="float" office:value="0" calcext:value-type="float">
            <text:p>0</text:p>
          </table:table-cell>
          <table:table-cell office:value-type="float" office:value="-4.993463" calcext:value-type="float">
            <text:p>-4.993463</text:p>
          </table:table-cell>
          <table:table-cell office:value-type="float" office:value="22.16547" calcext:value-type="float">
            <text:p>22.1654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626" calcext:value-type="float">
            <text:p>1177.626</text:p>
          </table:table-cell>
          <table:table-cell office:value-type="float" office:value="1.475692" calcext:value-type="float">
            <text:p>1.475692</text:p>
          </table:table-cell>
          <table:table-cell office:value-type="float" office:value="0" calcext:value-type="float">
            <text:p>0</text:p>
          </table:table-cell>
          <table:table-cell office:value-type="float" office:value="0.03969682" calcext:value-type="float">
            <text:p>0.03969682</text:p>
          </table:table-cell>
          <table:table-cell office:value-type="float" office:value="0.009581354" calcext:value-type="float">
            <text:p>0.009581354</text:p>
          </table:table-cell>
          <table:table-cell office:value-type="float" office:value="0.009764711" calcext:value-type="float">
            <text:p>0.009764711</text:p>
          </table:table-cell>
          <table:table-cell office:value-type="float" office:value="0.005874105" calcext:value-type="float">
            <text:p>0.005874105</text:p>
          </table:table-cell>
          <table:table-cell office:value-type="float" office:value="0.005435845" calcext:value-type="float">
            <text:p>0.005435845</text:p>
          </table:table-cell>
          <table:table-cell office:value-type="float" office:value="0.003964952" calcext:value-type="float">
            <text:p>0.003964952</text:p>
          </table:table-cell>
          <table:table-cell office:value-type="float" office:value="0.003875853" calcext:value-type="float">
            <text:p>0.003875853</text:p>
          </table:table-cell>
          <table:table-cell office:value-type="float" office:value="0.006496867" calcext:value-type="float">
            <text:p>0.006496867</text:p>
          </table:table-cell>
          <table:table-cell office:value-type="float" office:value="0.01833907" calcext:value-type="float">
            <text:p>0.01833907</text:p>
          </table:table-cell>
          <table:table-cell office:value-type="float" office:value="0.03088618" calcext:value-type="float">
            <text:p>0.03088618</text:p>
          </table:table-cell>
          <table:table-cell office:value-type="float" office:value="0.06638675" calcext:value-type="float">
            <text:p>0.06638675</text:p>
          </table:table-cell>
          <table:table-cell office:value-type="float" office:value="0.1224613" calcext:value-type="float">
            <text:p>0.1224613</text:p>
          </table:table-cell>
          <table:table-cell office:value-type="float" office:value="0.1341422" calcext:value-type="float">
            <text:p>0.1341422</text:p>
          </table:table-cell>
          <table:table-cell office:value-type="float" office:value="0.1389466" calcext:value-type="float">
            <text:p>0.1389466</text:p>
          </table:table-cell>
          <table:table-cell office:value-type="float" office:value="0" calcext:value-type="float">
            <text:p>0</text:p>
          </table:table-cell>
          <table:table-cell office:value-type="float" office:value="8.851954" calcext:value-type="float">
            <text:p>8.851954</text:p>
          </table:table-cell>
          <table:table-cell office:value-type="float" office:value="7.74169" calcext:value-type="float">
            <text:p>7.74169</text:p>
          </table:table-cell>
          <table:table-cell office:value-type="float" office:value="12.13168" calcext:value-type="float">
            <text:p>12.13168</text:p>
          </table:table-cell>
          <table:table-cell office:value-type="float" office:value="3.554334" calcext:value-type="float">
            <text:p>3.554334</text:p>
          </table:table-cell>
          <table:table-cell office:value-type="float" office:value="2.922656" calcext:value-type="float">
            <text:p>2.922656</text:p>
          </table:table-cell>
          <table:table-cell office:value-type="float" office:value="1.645958" calcext:value-type="float">
            <text:p>1.645958</text:p>
          </table:table-cell>
          <table:table-cell office:value-type="float" office:value="1.424312" calcext:value-type="float">
            <text:p>1.424312</text:p>
          </table:table-cell>
          <table:table-cell office:value-type="float" office:value="3.115001" calcext:value-type="float">
            <text:p>3.115001</text:p>
          </table:table-cell>
          <table:table-cell office:value-type="float" office:value="4.874365" calcext:value-type="float">
            <text:p>4.874365</text:p>
          </table:table-cell>
          <table:table-cell office:value-type="float" office:value="5.159779" calcext:value-type="float">
            <text:p>5.159779</text:p>
          </table:table-cell>
          <table:table-cell office:value-type="float" office:value="5.558808" calcext:value-type="float">
            <text:p>5.558808</text:p>
          </table:table-cell>
          <table:table-cell office:value-type="float" office:value="6.166204" calcext:value-type="float">
            <text:p>6.166204</text:p>
          </table:table-cell>
          <table:table-cell office:value-type="float" office:value="7.035398" calcext:value-type="float">
            <text:p>7.035398</text:p>
          </table:table-cell>
          <table:table-cell office:value-type="float" office:value="7.49623" calcext:value-type="float">
            <text:p>7.49623</text:p>
          </table:table-cell>
          <table:table-cell office:value-type="float" office:value="0" calcext:value-type="float">
            <text:p>0</text:p>
          </table:table-cell>
          <table:table-cell office:value-type="float" office:value="10.78101" calcext:value-type="float">
            <text:p>10.78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1.209237" calcext:value-type="float">
            <text:p>1.209237</text:p>
          </table:table-cell>
          <table:table-cell office:value-type="float" office:value="136.4844" calcext:value-type="float">
            <text:p>136.4844</text:p>
          </table:table-cell>
          <table:table-cell office:value-type="float" office:value="0" calcext:value-type="float">
            <text:p>0</text:p>
          </table:table-cell>
          <table:table-cell office:value-type="float" office:value="-5.041526" calcext:value-type="float">
            <text:p>-5.041526</text:p>
          </table:table-cell>
          <table:table-cell office:value-type="float" office:value="22.16024" calcext:value-type="float">
            <text:p>22.16024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588" calcext:value-type="float">
            <text:p>1177.588</text:p>
          </table:table-cell>
          <table:table-cell office:value-type="float" office:value="1.471374" calcext:value-type="float">
            <text:p>1.471374</text:p>
          </table:table-cell>
          <table:table-cell office:value-type="float" office:value="0" calcext:value-type="float">
            <text:p>0</text:p>
          </table:table-cell>
          <table:table-cell office:value-type="float" office:value="0.03484404" calcext:value-type="float">
            <text:p>0.03484404</text:p>
          </table:table-cell>
          <table:table-cell office:value-type="float" office:value="0.009184256" calcext:value-type="float">
            <text:p>0.009184256</text:p>
          </table:table-cell>
          <table:table-cell office:value-type="float" office:value="0.009645387" calcext:value-type="float">
            <text:p>0.009645387</text:p>
          </table:table-cell>
          <table:table-cell office:value-type="float" office:value="0.005775564" calcext:value-type="float">
            <text:p>0.005775564</text:p>
          </table:table-cell>
          <table:table-cell office:value-type="float" office:value="0.005341056" calcext:value-type="float">
            <text:p>0.005341056</text:p>
          </table:table-cell>
          <table:table-cell office:value-type="float" office:value="0.003919705" calcext:value-type="float">
            <text:p>0.003919705</text:p>
          </table:table-cell>
          <table:table-cell office:value-type="float" office:value="0.003858028" calcext:value-type="float">
            <text:p>0.003858028</text:p>
          </table:table-cell>
          <table:table-cell office:value-type="float" office:value="0.006483455" calcext:value-type="float">
            <text:p>0.006483455</text:p>
          </table:table-cell>
          <table:table-cell office:value-type="float" office:value="0.01858776" calcext:value-type="float">
            <text:p>0.01858776</text:p>
          </table:table-cell>
          <table:table-cell office:value-type="float" office:value="0.03126104" calcext:value-type="float">
            <text:p>0.03126104</text:p>
          </table:table-cell>
          <table:table-cell office:value-type="float" office:value="0.06686519" calcext:value-type="float">
            <text:p>0.06686519</text:p>
          </table:table-cell>
          <table:table-cell office:value-type="float" office:value="0.1225504" calcext:value-type="float">
            <text:p>0.1225504</text:p>
          </table:table-cell>
          <table:table-cell office:value-type="float" office:value="0.1342217" calcext:value-type="float">
            <text:p>0.1342217</text:p>
          </table:table-cell>
          <table:table-cell office:value-type="float" office:value="0.1390303" calcext:value-type="float">
            <text:p>0.1390303</text:p>
          </table:table-cell>
          <table:table-cell office:value-type="float" office:value="0" calcext:value-type="float">
            <text:p>0</text:p>
          </table:table-cell>
          <table:table-cell office:value-type="float" office:value="8.848413" calcext:value-type="float">
            <text:p>8.848413</text:p>
          </table:table-cell>
          <table:table-cell office:value-type="float" office:value="7.726093" calcext:value-type="float">
            <text:p>7.726093</text:p>
          </table:table-cell>
          <table:table-cell office:value-type="float" office:value="12.10577" calcext:value-type="float">
            <text:p>12.10577</text:p>
          </table:table-cell>
          <table:table-cell office:value-type="float" office:value="3.547795" calcext:value-type="float">
            <text:p>3.547795</text:p>
          </table:table-cell>
          <table:table-cell office:value-type="float" office:value="2.917251" calcext:value-type="float">
            <text:p>2.917251</text:p>
          </table:table-cell>
          <table:table-cell office:value-type="float" office:value="1.643946" calcext:value-type="float">
            <text:p>1.643946</text:p>
          </table:table-cell>
          <table:table-cell office:value-type="float" office:value="1.422414" calcext:value-type="float">
            <text:p>1.422414</text:p>
          </table:table-cell>
          <table:table-cell office:value-type="float" office:value="3.107863" calcext:value-type="float">
            <text:p>3.107863</text:p>
          </table:table-cell>
          <table:table-cell office:value-type="float" office:value="4.863128" calcext:value-type="float">
            <text:p>4.863128</text:p>
          </table:table-cell>
          <table:table-cell office:value-type="float" office:value="5.149877" calcext:value-type="float">
            <text:p>5.149877</text:p>
          </table:table-cell>
          <table:table-cell office:value-type="float" office:value="5.5552" calcext:value-type="float">
            <text:p>5.5552</text:p>
          </table:table-cell>
          <table:table-cell office:value-type="float" office:value="6.173682" calcext:value-type="float">
            <text:p>6.173682</text:p>
          </table:table-cell>
          <table:table-cell office:value-type="float" office:value="7.042764" calcext:value-type="float">
            <text:p>7.042764</text:p>
          </table:table-cell>
          <table:table-cell office:value-type="float" office:value="7.503994" calcext:value-type="float">
            <text:p>7.503994</text:p>
          </table:table-cell>
          <table:table-cell office:value-type="float" office:value="0" calcext:value-type="float">
            <text:p>0</text:p>
          </table:table-cell>
          <table:table-cell office:value-type="float" office:value="10.11321" calcext:value-type="float">
            <text:p>10.11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988" calcext:value-type="float">
            <text:p>1.66398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1.209099" calcext:value-type="float">
            <text:p>1.209099</text:p>
          </table:table-cell>
          <table:table-cell office:value-type="float" office:value="136.4795" calcext:value-type="float">
            <text:p>136.4795</text:p>
          </table:table-cell>
          <table:table-cell office:value-type="float" office:value="0" calcext:value-type="float">
            <text:p>0</text:p>
          </table:table-cell>
          <table:table-cell office:value-type="float" office:value="-5.0892" calcext:value-type="float">
            <text:p>-5.0892</text:p>
          </table:table-cell>
          <table:table-cell office:value-type="float" office:value="22.15517" calcext:value-type="float">
            <text:p>22.1551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55" calcext:value-type="float">
            <text:p>1177.55</text:p>
          </table:table-cell>
          <table:table-cell office:value-type="float" office:value="1.467844" calcext:value-type="float">
            <text:p>1.467844</text:p>
          </table:table-cell>
          <table:table-cell office:value-type="float" office:value="0" calcext:value-type="float">
            <text:p>0</text:p>
          </table:table-cell>
          <table:table-cell office:value-type="float" office:value="0.02886488" calcext:value-type="float">
            <text:p>0.02886488</text:p>
          </table:table-cell>
          <table:table-cell office:value-type="float" office:value="0.008613816" calcext:value-type="float">
            <text:p>0.008613816</text:p>
          </table:table-cell>
          <table:table-cell office:value-type="float" office:value="0.00938893" calcext:value-type="float">
            <text:p>0.00938893</text:p>
          </table:table-cell>
          <table:table-cell office:value-type="float" office:value="0.005617453" calcext:value-type="float">
            <text:p>0.005617453</text:p>
          </table:table-cell>
          <table:table-cell office:value-type="float" office:value="0.005236789" calcext:value-type="float">
            <text:p>0.005236789</text:p>
          </table:table-cell>
          <table:table-cell office:value-type="float" office:value="0.003891119" calcext:value-type="float">
            <text:p>0.003891119</text:p>
          </table:table-cell>
          <table:table-cell office:value-type="float" office:value="0.003848952" calcext:value-type="float">
            <text:p>0.003848952</text:p>
          </table:table-cell>
          <table:table-cell office:value-type="float" office:value="0.006472521" calcext:value-type="float">
            <text:p>0.006472521</text:p>
          </table:table-cell>
          <table:table-cell office:value-type="float" office:value="0.01886052" calcext:value-type="float">
            <text:p>0.01886052</text:p>
          </table:table-cell>
          <table:table-cell office:value-type="float" office:value="0.03165107" calcext:value-type="float">
            <text:p>0.03165107</text:p>
          </table:table-cell>
          <table:table-cell office:value-type="float" office:value="0.06735484" calcext:value-type="float">
            <text:p>0.06735484</text:p>
          </table:table-cell>
          <table:table-cell office:value-type="float" office:value="0.1226386" calcext:value-type="float">
            <text:p>0.1226386</text:p>
          </table:table-cell>
          <table:table-cell office:value-type="float" office:value="0.1343012" calcext:value-type="float">
            <text:p>0.1343012</text:p>
          </table:table-cell>
          <table:table-cell office:value-type="float" office:value="0.139114" calcext:value-type="float">
            <text:p>0.139114</text:p>
          </table:table-cell>
          <table:table-cell office:value-type="float" office:value="0" calcext:value-type="float">
            <text:p>0</text:p>
          </table:table-cell>
          <table:table-cell office:value-type="float" office:value="8.844373" calcext:value-type="float">
            <text:p>8.844373</text:p>
          </table:table-cell>
          <table:table-cell office:value-type="float" office:value="7.710462" calcext:value-type="float">
            <text:p>7.710462</text:p>
          </table:table-cell>
          <table:table-cell office:value-type="float" office:value="12.07977" calcext:value-type="float">
            <text:p>12.07977</text:p>
          </table:table-cell>
          <table:table-cell office:value-type="float" office:value="3.541202" calcext:value-type="float">
            <text:p>3.541202</text:p>
          </table:table-cell>
          <table:table-cell office:value-type="float" office:value="2.911813" calcext:value-type="float">
            <text:p>2.911813</text:p>
          </table:table-cell>
          <table:table-cell office:value-type="float" office:value="1.641927" calcext:value-type="float">
            <text:p>1.641927</text:p>
          </table:table-cell>
          <table:table-cell office:value-type="float" office:value="1.420517" calcext:value-type="float">
            <text:p>1.420517</text:p>
          </table:table-cell>
          <table:table-cell office:value-type="float" office:value="3.100756" calcext:value-type="float">
            <text:p>3.100756</text:p>
          </table:table-cell>
          <table:table-cell office:value-type="float" office:value="4.852001" calcext:value-type="float">
            <text:p>4.852001</text:p>
          </table:table-cell>
          <table:table-cell office:value-type="float" office:value="5.140101" calcext:value-type="float">
            <text:p>5.140101</text:p>
          </table:table-cell>
          <table:table-cell office:value-type="float" office:value="5.551725" calcext:value-type="float">
            <text:p>5.551725</text:p>
          </table:table-cell>
          <table:table-cell office:value-type="float" office:value="6.181138" calcext:value-type="float">
            <text:p>6.181138</text:p>
          </table:table-cell>
          <table:table-cell office:value-type="float" office:value="7.050129" calcext:value-type="float">
            <text:p>7.050129</text:p>
          </table:table-cell>
          <table:table-cell office:value-type="float" office:value="7.511749" calcext:value-type="float">
            <text:p>7.511749</text:p>
          </table:table-cell>
          <table:table-cell office:value-type="float" office:value="0" calcext:value-type="float">
            <text:p>0</text:p>
          </table:table-cell>
          <table:table-cell office:value-type="float" office:value="8.71522" calcext:value-type="float">
            <text:p>8.71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0547" calcext:value-type="float">
            <text:p>1.6705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1.208725" calcext:value-type="float">
            <text:p>1.208725</text:p>
          </table:table-cell>
          <table:table-cell office:value-type="float" office:value="136.4748" calcext:value-type="float">
            <text:p>136.4748</text:p>
          </table:table-cell>
          <table:table-cell office:value-type="float" office:value="0" calcext:value-type="float">
            <text:p>0</text:p>
          </table:table-cell>
          <table:table-cell office:value-type="float" office:value="-5.136447" calcext:value-type="float">
            <text:p>-5.136447</text:p>
          </table:table-cell>
          <table:table-cell office:value-type="float" office:value="22.15027" calcext:value-type="float">
            <text:p>22.15027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08" calcext:value-type="float">
            <text:p>2.744308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512" calcext:value-type="float">
            <text:p>1177.512</text:p>
          </table:table-cell>
          <table:table-cell office:value-type="float" office:value="1.464001" calcext:value-type="float">
            <text:p>1.464001</text:p>
          </table:table-cell>
          <table:table-cell office:value-type="float" office:value="0" calcext:value-type="float">
            <text:p>0</text:p>
          </table:table-cell>
          <table:table-cell office:value-type="float" office:value="0.03516008" calcext:value-type="float">
            <text:p>0.03516008</text:p>
          </table:table-cell>
          <table:table-cell office:value-type="float" office:value="0.009860912" calcext:value-type="float">
            <text:p>0.009860912</text:p>
          </table:table-cell>
          <table:table-cell office:value-type="float" office:value="0.009829371" calcext:value-type="float">
            <text:p>0.009829371</text:p>
          </table:table-cell>
          <table:table-cell office:value-type="float" office:value="0.005767702" calcext:value-type="float">
            <text:p>0.005767702</text:p>
          </table:table-cell>
          <table:table-cell office:value-type="float" office:value="0.00529182" calcext:value-type="float">
            <text:p>0.00529182</text:p>
          </table:table-cell>
          <table:table-cell office:value-type="float" office:value="0.003870948" calcext:value-type="float">
            <text:p>0.003870948</text:p>
          </table:table-cell>
          <table:table-cell office:value-type="float" office:value="0.003835322" calcext:value-type="float">
            <text:p>0.003835322</text:p>
          </table:table-cell>
          <table:table-cell office:value-type="float" office:value="0.006458297" calcext:value-type="float">
            <text:p>0.006458297</text:p>
          </table:table-cell>
          <table:table-cell office:value-type="float" office:value="0.01914758" calcext:value-type="float">
            <text:p>0.01914758</text:p>
          </table:table-cell>
          <table:table-cell office:value-type="float" office:value="0.03205557" calcext:value-type="float">
            <text:p>0.03205557</text:p>
          </table:table-cell>
          <table:table-cell office:value-type="float" office:value="0.06785604" calcext:value-type="float">
            <text:p>0.06785604</text:p>
          </table:table-cell>
          <table:table-cell office:value-type="float" office:value="0.1227268" calcext:value-type="float">
            <text:p>0.1227268</text:p>
          </table:table-cell>
          <table:table-cell office:value-type="float" office:value="0.1343807" calcext:value-type="float">
            <text:p>0.1343807</text:p>
          </table:table-cell>
          <table:table-cell office:value-type="float" office:value="0.1391978" calcext:value-type="float">
            <text:p>0.1391978</text:p>
          </table:table-cell>
          <table:table-cell office:value-type="float" office:value="0" calcext:value-type="float">
            <text:p>0</text:p>
          </table:table-cell>
          <table:table-cell office:value-type="float" office:value="8.839874" calcext:value-type="float">
            <text:p>8.839874</text:p>
          </table:table-cell>
          <table:table-cell office:value-type="float" office:value="7.694812" calcext:value-type="float">
            <text:p>7.694812</text:p>
          </table:table-cell>
          <table:table-cell office:value-type="float" office:value="12.05368" calcext:value-type="float">
            <text:p>12.05368</text:p>
          </table:table-cell>
          <table:table-cell office:value-type="float" office:value="3.534523" calcext:value-type="float">
            <text:p>3.534523</text:p>
          </table:table-cell>
          <table:table-cell office:value-type="float" office:value="2.906326" calcext:value-type="float">
            <text:p>2.906326</text:p>
          </table:table-cell>
          <table:table-cell office:value-type="float" office:value="1.639899" calcext:value-type="float">
            <text:p>1.639899</text:p>
          </table:table-cell>
          <table:table-cell office:value-type="float" office:value="1.41862" calcext:value-type="float">
            <text:p>1.41862</text:p>
          </table:table-cell>
          <table:table-cell office:value-type="float" office:value="3.093676" calcext:value-type="float">
            <text:p>3.093676</text:p>
          </table:table-cell>
          <table:table-cell office:value-type="float" office:value="4.840984" calcext:value-type="float">
            <text:p>4.840984</text:p>
          </table:table-cell>
          <table:table-cell office:value-type="float" office:value="5.13046" calcext:value-type="float">
            <text:p>5.13046</text:p>
          </table:table-cell>
          <table:table-cell office:value-type="float" office:value="5.548383" calcext:value-type="float">
            <text:p>5.548383</text:p>
          </table:table-cell>
          <table:table-cell office:value-type="float" office:value="6.188577" calcext:value-type="float">
            <text:p>6.188577</text:p>
          </table:table-cell>
          <table:table-cell office:value-type="float" office:value="7.057494" calcext:value-type="float">
            <text:p>7.057494</text:p>
          </table:table-cell>
          <table:table-cell office:value-type="float" office:value="7.519513" calcext:value-type="float">
            <text:p>7.519513</text:p>
          </table:table-cell>
          <table:table-cell office:value-type="float" office:value="0" calcext:value-type="float">
            <text:p>0</text:p>
          </table:table-cell>
          <table:table-cell office:value-type="float" office:value="9.055655" calcext:value-type="float">
            <text:p>9.055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7026" calcext:value-type="float">
            <text:p>1.6770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1.20955" calcext:value-type="float">
            <text:p>1.20955</text:p>
          </table:table-cell>
          <table:table-cell office:value-type="float" office:value="136.4706" calcext:value-type="float">
            <text:p>136.4706</text:p>
          </table:table-cell>
          <table:table-cell office:value-type="float" office:value="0" calcext:value-type="float">
            <text:p>0</text:p>
          </table:table-cell>
          <table:table-cell office:value-type="float" office:value="-5.184413" calcext:value-type="float">
            <text:p>-5.184413</text:p>
          </table:table-cell>
          <table:table-cell office:value-type="float" office:value="22.14548" calcext:value-type="float">
            <text:p>22.1454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12" calcext:value-type="float">
            <text:p>2.744312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474" calcext:value-type="float">
            <text:p>1177.474</text:p>
          </table:table-cell>
          <table:table-cell office:value-type="float" office:value="1.467139" calcext:value-type="float">
            <text:p>1.467139</text:p>
          </table:table-cell>
          <table:table-cell office:value-type="float" office:value="0" calcext:value-type="float">
            <text:p>0</text:p>
          </table:table-cell>
          <table:table-cell office:value-type="float" office:value="0.003283575" calcext:value-type="float">
            <text:p>0.003283575</text:p>
          </table:table-cell>
          <table:table-cell office:value-type="float" office:value="0.00853277" calcext:value-type="float">
            <text:p>0.00853277</text:p>
          </table:table-cell>
          <table:table-cell office:value-type="float" office:value="0.009494951" calcext:value-type="float">
            <text:p>0.009494951</text:p>
          </table:table-cell>
          <table:table-cell office:value-type="float" office:value="0.005637984" calcext:value-type="float">
            <text:p>0.005637984</text:p>
          </table:table-cell>
          <table:table-cell office:value-type="float" office:value="0.005247323" calcext:value-type="float">
            <text:p>0.005247323</text:p>
          </table:table-cell>
          <table:table-cell office:value-type="float" office:value="0.003880235" calcext:value-type="float">
            <text:p>0.003880235</text:p>
          </table:table-cell>
          <table:table-cell office:value-type="float" office:value="0.003841789" calcext:value-type="float">
            <text:p>0.003841789</text:p>
          </table:table-cell>
          <table:table-cell office:value-type="float" office:value="0.006456602" calcext:value-type="float">
            <text:p>0.006456602</text:p>
          </table:table-cell>
          <table:table-cell office:value-type="float" office:value="0.0194213" calcext:value-type="float">
            <text:p>0.0194213</text:p>
          </table:table-cell>
          <table:table-cell office:value-type="float" office:value="0.03247043" calcext:value-type="float">
            <text:p>0.03247043</text:p>
          </table:table-cell>
          <table:table-cell office:value-type="float" office:value="0.06836443" calcext:value-type="float">
            <text:p>0.06836443</text:p>
          </table:table-cell>
          <table:table-cell office:value-type="float" office:value="0.1228114" calcext:value-type="float">
            <text:p>0.1228114</text:p>
          </table:table-cell>
          <table:table-cell office:value-type="float" office:value="0.1344602" calcext:value-type="float">
            <text:p>0.1344602</text:p>
          </table:table-cell>
          <table:table-cell office:value-type="float" office:value="0.1392815" calcext:value-type="float">
            <text:p>0.1392815</text:p>
          </table:table-cell>
          <table:table-cell office:value-type="float" office:value="0" calcext:value-type="float">
            <text:p>0</text:p>
          </table:table-cell>
          <table:table-cell office:value-type="float" office:value="8.827198" calcext:value-type="float">
            <text:p>8.827198</text:p>
          </table:table-cell>
          <table:table-cell office:value-type="float" office:value="7.679176" calcext:value-type="float">
            <text:p>7.679176</text:p>
          </table:table-cell>
          <table:table-cell office:value-type="float" office:value="12.02764" calcext:value-type="float">
            <text:p>12.02764</text:p>
          </table:table-cell>
          <table:table-cell office:value-type="float" office:value="3.527891" calcext:value-type="float">
            <text:p>3.527891</text:p>
          </table:table-cell>
          <table:table-cell office:value-type="float" office:value="2.900891" calcext:value-type="float">
            <text:p>2.900891</text:p>
          </table:table-cell>
          <table:table-cell office:value-type="float" office:value="1.63788" calcext:value-type="float">
            <text:p>1.63788</text:p>
          </table:table-cell>
          <table:table-cell office:value-type="float" office:value="1.416729" calcext:value-type="float">
            <text:p>1.416729</text:p>
          </table:table-cell>
          <table:table-cell office:value-type="float" office:value="3.086626" calcext:value-type="float">
            <text:p>3.086626</text:p>
          </table:table-cell>
          <table:table-cell office:value-type="float" office:value="4.830075" calcext:value-type="float">
            <text:p>4.830075</text:p>
          </table:table-cell>
          <table:table-cell office:value-type="float" office:value="5.12095" calcext:value-type="float">
            <text:p>5.12095</text:p>
          </table:table-cell>
          <table:table-cell office:value-type="float" office:value="5.545172" calcext:value-type="float">
            <text:p>5.545172</text:p>
          </table:table-cell>
          <table:table-cell office:value-type="float" office:value="6.196023" calcext:value-type="float">
            <text:p>6.196023</text:p>
          </table:table-cell>
          <table:table-cell office:value-type="float" office:value="7.064859" calcext:value-type="float">
            <text:p>7.064859</text:p>
          </table:table-cell>
          <table:table-cell office:value-type="float" office:value="7.527268" calcext:value-type="float">
            <text:p>7.527268</text:p>
          </table:table-cell>
          <table:table-cell office:value-type="float" office:value="0" calcext:value-type="float">
            <text:p>0</text:p>
          </table:table-cell>
          <table:table-cell office:value-type="float" office:value="0.009343852" calcext:value-type="float">
            <text:p>0.009343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1889" calcext:value-type="float">
            <text:p>1.68188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1.210234" calcext:value-type="float">
            <text:p>1.210234</text:p>
          </table:table-cell>
          <table:table-cell office:value-type="float" office:value="136.4671" calcext:value-type="float">
            <text:p>136.4671</text:p>
          </table:table-cell>
          <table:table-cell office:value-type="float" office:value="0" calcext:value-type="float">
            <text:p>0</text:p>
          </table:table-cell>
          <table:table-cell office:value-type="float" office:value="-5.230233" calcext:value-type="float">
            <text:p>-5.230233</text:p>
          </table:table-cell>
          <table:table-cell office:value-type="float" office:value="22.14068" calcext:value-type="float">
            <text:p>22.14068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12" calcext:value-type="float">
            <text:p>2.744312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435" calcext:value-type="float">
            <text:p>1177.435</text:p>
          </table:table-cell>
          <table:table-cell office:value-type="float" office:value="1.470752" calcext:value-type="float">
            <text:p>1.470752</text:p>
          </table:table-cell>
          <table:table-cell office:value-type="float" office:value="0" calcext:value-type="float">
            <text:p>0</text:p>
          </table:table-cell>
          <table:table-cell office:value-type="float" office:value="0.003156183" calcext:value-type="float">
            <text:p>0.003156183</text:p>
          </table:table-cell>
          <table:table-cell office:value-type="float" office:value="0.007324814" calcext:value-type="float">
            <text:p>0.007324814</text:p>
          </table:table-cell>
          <table:table-cell office:value-type="float" office:value="0.008738121" calcext:value-type="float">
            <text:p>0.008738121</text:p>
          </table:table-cell>
          <table:table-cell office:value-type="float" office:value="0.005094131" calcext:value-type="float">
            <text:p>0.005094131</text:p>
          </table:table-cell>
          <table:table-cell office:value-type="float" office:value="0.004815553" calcext:value-type="float">
            <text:p>0.004815553</text:p>
          </table:table-cell>
          <table:table-cell office:value-type="float" office:value="0.003750806" calcext:value-type="float">
            <text:p>0.003750806</text:p>
          </table:table-cell>
          <table:table-cell office:value-type="float" office:value="0.003804056" calcext:value-type="float">
            <text:p>0.003804056</text:p>
          </table:table-cell>
          <table:table-cell office:value-type="float" office:value="0.00649411" calcext:value-type="float">
            <text:p>0.00649411</text:p>
          </table:table-cell>
          <table:table-cell office:value-type="float" office:value="0.01968265" calcext:value-type="float">
            <text:p>0.01968265</text:p>
          </table:table-cell>
          <table:table-cell office:value-type="float" office:value="0.0328848" calcext:value-type="float">
            <text:p>0.0328848</text:p>
          </table:table-cell>
          <table:table-cell office:value-type="float" office:value="0.06888207" calcext:value-type="float">
            <text:p>0.06888207</text:p>
          </table:table-cell>
          <table:table-cell office:value-type="float" office:value="0.1228969" calcext:value-type="float">
            <text:p>0.1228969</text:p>
          </table:table-cell>
          <table:table-cell office:value-type="float" office:value="0.1345396" calcext:value-type="float">
            <text:p>0.1345396</text:p>
          </table:table-cell>
          <table:table-cell office:value-type="float" office:value="0.1393652" calcext:value-type="float">
            <text:p>0.1393652</text:p>
          </table:table-cell>
          <table:table-cell office:value-type="float" office:value="0" calcext:value-type="float">
            <text:p>0</text:p>
          </table:table-cell>
          <table:table-cell office:value-type="float" office:value="8.802944" calcext:value-type="float">
            <text:p>8.802944</text:p>
          </table:table-cell>
          <table:table-cell office:value-type="float" office:value="7.662389" calcext:value-type="float">
            <text:p>7.662389</text:p>
          </table:table-cell>
          <table:table-cell office:value-type="float" office:value="12.0012" calcext:value-type="float">
            <text:p>12.0012</text:p>
          </table:table-cell>
          <table:table-cell office:value-type="float" office:value="3.521094" calcext:value-type="float">
            <text:p>3.521094</text:p>
          </table:table-cell>
          <table:table-cell office:value-type="float" office:value="2.895345" calcext:value-type="float">
            <text:p>2.895345</text:p>
          </table:table-cell>
          <table:table-cell office:value-type="float" office:value="1.635845" calcext:value-type="float">
            <text:p>1.635845</text:p>
          </table:table-cell>
          <table:table-cell office:value-type="float" office:value="1.414833" calcext:value-type="float">
            <text:p>1.414833</text:p>
          </table:table-cell>
          <table:table-cell office:value-type="float" office:value="3.079601" calcext:value-type="float">
            <text:p>3.079601</text:p>
          </table:table-cell>
          <table:table-cell office:value-type="float" office:value="4.819268" calcext:value-type="float">
            <text:p>4.819268</text:p>
          </table:table-cell>
          <table:table-cell office:value-type="float" office:value="5.111569" calcext:value-type="float">
            <text:p>5.111569</text:p>
          </table:table-cell>
          <table:table-cell office:value-type="float" office:value="5.542102" calcext:value-type="float">
            <text:p>5.542102</text:p>
          </table:table-cell>
          <table:table-cell office:value-type="float" office:value="6.203464" calcext:value-type="float">
            <text:p>6.203464</text:p>
          </table:table-cell>
          <table:table-cell office:value-type="float" office:value="7.072224" calcext:value-type="float">
            <text:p>7.072224</text:p>
          </table:table-cell>
          <table:table-cell office:value-type="float" office:value="7.535001" calcext:value-type="float">
            <text:p>7.535001</text:p>
          </table:table-cell>
          <table:table-cell office:value-type="float" office:value="0" calcext:value-type="float">
            <text:p>0</text:p>
          </table:table-cell>
          <table:table-cell office:value-type="float" office:value="0.006057214" calcext:value-type="float">
            <text:p>0.006057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6071" calcext:value-type="float">
            <text:p>1.6860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1.210842" calcext:value-type="float">
            <text:p>1.210842</text:p>
          </table:table-cell>
          <table:table-cell office:value-type="float" office:value="136.464" calcext:value-type="float">
            <text:p>136.464</text:p>
          </table:table-cell>
          <table:table-cell office:value-type="float" office:value="0" calcext:value-type="float">
            <text:p>0</text:p>
          </table:table-cell>
          <table:table-cell office:value-type="float" office:value="-5.275642" calcext:value-type="float">
            <text:p>-5.275642</text:p>
          </table:table-cell>
          <table:table-cell office:value-type="float" office:value="22.13605" calcext:value-type="float">
            <text:p>22.1360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12" calcext:value-type="float">
            <text:p>2.744312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396" calcext:value-type="float">
            <text:p>1177.396</text:p>
          </table:table-cell>
          <table:table-cell office:value-type="float" office:value="1.472547" calcext:value-type="float">
            <text:p>1.472547</text:p>
          </table:table-cell>
          <table:table-cell office:value-type="float" office:value="0" calcext:value-type="float">
            <text:p>0</text:p>
          </table:table-cell>
          <table:table-cell office:value-type="float" office:value="0.003899291" calcext:value-type="float">
            <text:p>0.003899291</text:p>
          </table:table-cell>
          <table:table-cell office:value-type="float" office:value="0.007644407" calcext:value-type="float">
            <text:p>0.007644407</text:p>
          </table:table-cell>
          <table:table-cell office:value-type="float" office:value="0.008957804" calcext:value-type="float">
            <text:p>0.008957804</text:p>
          </table:table-cell>
          <table:table-cell office:value-type="float" office:value="0.005219539" calcext:value-type="float">
            <text:p>0.005219539</text:p>
          </table:table-cell>
          <table:table-cell office:value-type="float" office:value="0.004886055" calcext:value-type="float">
            <text:p>0.004886055</text:p>
          </table:table-cell>
          <table:table-cell office:value-type="float" office:value="0.003744409" calcext:value-type="float">
            <text:p>0.003744409</text:p>
          </table:table-cell>
          <table:table-cell office:value-type="float" office:value="0.003791082" calcext:value-type="float">
            <text:p>0.003791082</text:p>
          </table:table-cell>
          <table:table-cell office:value-type="float" office:value="0.006610471" calcext:value-type="float">
            <text:p>0.006610471</text:p>
          </table:table-cell>
          <table:table-cell office:value-type="float" office:value="0.02001545" calcext:value-type="float">
            <text:p>0.02001545</text:p>
          </table:table-cell>
          <table:table-cell office:value-type="float" office:value="0.03331144" calcext:value-type="float">
            <text:p>0.03331144</text:p>
          </table:table-cell>
          <table:table-cell office:value-type="float" office:value="0.06940482" calcext:value-type="float">
            <text:p>0.06940482</text:p>
          </table:table-cell>
          <table:table-cell office:value-type="float" office:value="0.1229847" calcext:value-type="float">
            <text:p>0.1229847</text:p>
          </table:table-cell>
          <table:table-cell office:value-type="float" office:value="0.1346189" calcext:value-type="float">
            <text:p>0.1346189</text:p>
          </table:table-cell>
          <table:table-cell office:value-type="float" office:value="0.1394487" calcext:value-type="float">
            <text:p>0.1394487</text:p>
          </table:table-cell>
          <table:table-cell office:value-type="float" office:value="0" calcext:value-type="float">
            <text:p>0</text:p>
          </table:table-cell>
          <table:table-cell office:value-type="float" office:value="8.784611" calcext:value-type="float">
            <text:p>8.784611</text:p>
          </table:table-cell>
          <table:table-cell office:value-type="float" office:value="7.645379" calcext:value-type="float">
            <text:p>7.645379</text:p>
          </table:table-cell>
          <table:table-cell office:value-type="float" office:value="11.97447" calcext:value-type="float">
            <text:p>11.97447</text:p>
          </table:table-cell>
          <table:table-cell office:value-type="float" office:value="3.514203" calcext:value-type="float">
            <text:p>3.514203</text:p>
          </table:table-cell>
          <table:table-cell office:value-type="float" office:value="2.889719" calcext:value-type="float">
            <text:p>2.889719</text:p>
          </table:table-cell>
          <table:table-cell office:value-type="float" office:value="1.633788" calcext:value-type="float">
            <text:p>1.633788</text:p>
          </table:table-cell>
          <table:table-cell office:value-type="float" office:value="1.412933" calcext:value-type="float">
            <text:p>1.412933</text:p>
          </table:table-cell>
          <table:table-cell office:value-type="float" office:value="3.072622" calcext:value-type="float">
            <text:p>3.072622</text:p>
          </table:table-cell>
          <table:table-cell office:value-type="float" office:value="4.808565" calcext:value-type="float">
            <text:p>4.808565</text:p>
          </table:table-cell>
          <table:table-cell office:value-type="float" office:value="5.102319" calcext:value-type="float">
            <text:p>5.102319</text:p>
          </table:table-cell>
          <table:table-cell office:value-type="float" office:value="5.539165" calcext:value-type="float">
            <text:p>5.539165</text:p>
          </table:table-cell>
          <table:table-cell office:value-type="float" office:value="6.210905" calcext:value-type="float">
            <text:p>6.210905</text:p>
          </table:table-cell>
          <table:table-cell office:value-type="float" office:value="7.079563" calcext:value-type="float">
            <text:p>7.079563</text:p>
          </table:table-cell>
          <table:table-cell office:value-type="float" office:value="7.542683" calcext:value-type="float">
            <text:p>7.542683</text:p>
          </table:table-cell>
          <table:table-cell office:value-type="float" office:value="0" calcext:value-type="float">
            <text:p>0</text:p>
          </table:table-cell>
          <table:table-cell office:value-type="float" office:value="0.002688893" calcext:value-type="float">
            <text:p>0.002688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122" calcext:value-type="float">
            <text:p>1.69012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1.211352" calcext:value-type="float">
            <text:p>1.211352</text:p>
          </table:table-cell>
          <table:table-cell office:value-type="float" office:value="136.4607" calcext:value-type="float">
            <text:p>136.4607</text:p>
          </table:table-cell>
          <table:table-cell office:value-type="float" office:value="0" calcext:value-type="float">
            <text:p>0</text:p>
          </table:table-cell>
          <table:table-cell office:value-type="float" office:value="-5.320984" calcext:value-type="float">
            <text:p>-5.320984</text:p>
          </table:table-cell>
          <table:table-cell office:value-type="float" office:value="22.13165" calcext:value-type="float">
            <text:p>22.1316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12" calcext:value-type="float">
            <text:p>2.744312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3" calcext:value-type="float">
            <text:p>-0.0009716263</text:p>
          </table:table-cell>
          <table:table-cell office:value-type="float" office:value="1177.357" calcext:value-type="float">
            <text:p>1177.357</text:p>
          </table:table-cell>
          <table:table-cell office:value-type="float" office:value="1.472814" calcext:value-type="float">
            <text:p>1.472814</text:p>
          </table:table-cell>
          <table:table-cell office:value-type="float" office:value="0" calcext:value-type="float">
            <text:p>0</text:p>
          </table:table-cell>
          <table:table-cell office:value-type="float" office:value="0.00973324" calcext:value-type="float">
            <text:p>0.00973324</text:p>
          </table:table-cell>
          <table:table-cell office:value-type="float" office:value="0.008519207" calcext:value-type="float">
            <text:p>0.008519207</text:p>
          </table:table-cell>
          <table:table-cell office:value-type="float" office:value="0.009295157" calcext:value-type="float">
            <text:p>0.009295157</text:p>
          </table:table-cell>
          <table:table-cell office:value-type="float" office:value="0.005410624" calcext:value-type="float">
            <text:p>0.005410624</text:p>
          </table:table-cell>
          <table:table-cell office:value-type="float" office:value="0.005014169" calcext:value-type="float">
            <text:p>0.005014169</text:p>
          </table:table-cell>
          <table:table-cell office:value-type="float" office:value="0.003765128" calcext:value-type="float">
            <text:p>0.003765128</text:p>
          </table:table-cell>
          <table:table-cell office:value-type="float" office:value="0.003793436" calcext:value-type="float">
            <text:p>0.003793436</text:p>
          </table:table-cell>
          <table:table-cell office:value-type="float" office:value="0.006688098" calcext:value-type="float">
            <text:p>0.006688098</text:p>
          </table:table-cell>
          <table:table-cell office:value-type="float" office:value="0.02035772" calcext:value-type="float">
            <text:p>0.02035772</text:p>
          </table:table-cell>
          <table:table-cell office:value-type="float" office:value="0.03376302" calcext:value-type="float">
            <text:p>0.03376302</text:p>
          </table:table-cell>
          <table:table-cell office:value-type="float" office:value="0.06992739" calcext:value-type="float">
            <text:p>0.06992739</text:p>
          </table:table-cell>
          <table:table-cell office:value-type="float" office:value="0.1230754" calcext:value-type="float">
            <text:p>0.1230754</text:p>
          </table:table-cell>
          <table:table-cell office:value-type="float" office:value="0.1346975" calcext:value-type="float">
            <text:p>0.1346975</text:p>
          </table:table-cell>
          <table:table-cell office:value-type="float" office:value="0.1395318" calcext:value-type="float">
            <text:p>0.1395318</text:p>
          </table:table-cell>
          <table:table-cell office:value-type="float" office:value="0" calcext:value-type="float">
            <text:p>0</text:p>
          </table:table-cell>
          <table:table-cell office:value-type="float" office:value="8.770002" calcext:value-type="float">
            <text:p>8.770002</text:p>
          </table:table-cell>
          <table:table-cell office:value-type="float" office:value="7.628996" calcext:value-type="float">
            <text:p>7.628996</text:p>
          </table:table-cell>
          <table:table-cell office:value-type="float" office:value="11.94767" calcext:value-type="float">
            <text:p>11.94767</text:p>
          </table:table-cell>
          <table:table-cell office:value-type="float" office:value="3.507322" calcext:value-type="float">
            <text:p>3.507322</text:p>
          </table:table-cell>
          <table:table-cell office:value-type="float" office:value="2.88412" calcext:value-type="float">
            <text:p>2.88412</text:p>
          </table:table-cell>
          <table:table-cell office:value-type="float" office:value="1.631732" calcext:value-type="float">
            <text:p>1.631732</text:p>
          </table:table-cell>
          <table:table-cell office:value-type="float" office:value="1.411036" calcext:value-type="float">
            <text:p>1.411036</text:p>
          </table:table-cell>
          <table:table-cell office:value-type="float" office:value="3.06569" calcext:value-type="float">
            <text:p>3.06569</text:p>
          </table:table-cell>
          <table:table-cell office:value-type="float" office:value="4.797973" calcext:value-type="float">
            <text:p>4.797973</text:p>
          </table:table-cell>
          <table:table-cell office:value-type="float" office:value="5.093205" calcext:value-type="float">
            <text:p>5.093205</text:p>
          </table:table-cell>
          <table:table-cell office:value-type="float" office:value="5.536365" calcext:value-type="float">
            <text:p>5.536365</text:p>
          </table:table-cell>
          <table:table-cell office:value-type="float" office:value="6.218337" calcext:value-type="float">
            <text:p>6.218337</text:p>
          </table:table-cell>
          <table:table-cell office:value-type="float" office:value="7.08685" calcext:value-type="float">
            <text:p>7.08685</text:p>
          </table:table-cell>
          <table:table-cell office:value-type="float" office:value="7.550361" calcext:value-type="float">
            <text:p>7.550361</text:p>
          </table:table-cell>
          <table:table-cell office:value-type="float" office:value="0" calcext:value-type="float">
            <text:p>0</text:p>
          </table:table-cell>
          <table:table-cell office:value-type="float" office:value="0.01043425" calcext:value-type="float">
            <text:p>0.0104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453" calcext:value-type="float">
            <text:p>1.6944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1.211032" calcext:value-type="float">
            <text:p>1.211032</text:p>
          </table:table-cell>
          <table:table-cell office:value-type="float" office:value="136.458" calcext:value-type="float">
            <text:p>136.458</text:p>
          </table:table-cell>
          <table:table-cell office:value-type="float" office:value="0" calcext:value-type="float">
            <text:p>0</text:p>
          </table:table-cell>
          <table:table-cell office:value-type="float" office:value="-5.366696" calcext:value-type="float">
            <text:p>-5.366696</text:p>
          </table:table-cell>
          <table:table-cell office:value-type="float" office:value="22.12725" calcext:value-type="float">
            <text:p>22.12725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53" calcext:value-type="float">
            <text:p>2.744353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" calcext:value-type="float">
            <text:p>-0.000971626</text:p>
          </table:table-cell>
          <table:table-cell office:value-type="float" office:value="1177.318" calcext:value-type="float">
            <text:p>1177.318</text:p>
          </table:table-cell>
          <table:table-cell office:value-type="float" office:value="1.482134" calcext:value-type="float">
            <text:p>1.482134</text:p>
          </table:table-cell>
          <table:table-cell office:value-type="float" office:value="0" calcext:value-type="float">
            <text:p>0</text:p>
          </table:table-cell>
          <table:table-cell office:value-type="float" office:value="0.00420271" calcext:value-type="float">
            <text:p>0.00420271</text:p>
          </table:table-cell>
          <table:table-cell office:value-type="float" office:value="0.008884585" calcext:value-type="float">
            <text:p>0.008884585</text:p>
          </table:table-cell>
          <table:table-cell office:value-type="float" office:value="0.00971854" calcext:value-type="float">
            <text:p>0.00971854</text:p>
          </table:table-cell>
          <table:table-cell office:value-type="float" office:value="0.005705389" calcext:value-type="float">
            <text:p>0.005705389</text:p>
          </table:table-cell>
          <table:table-cell office:value-type="float" office:value="0.005257085" calcext:value-type="float">
            <text:p>0.005257085</text:p>
          </table:table-cell>
          <table:table-cell office:value-type="float" office:value="0.003838963" calcext:value-type="float">
            <text:p>0.003838963</text:p>
          </table:table-cell>
          <table:table-cell office:value-type="float" office:value="0.003815217" calcext:value-type="float">
            <text:p>0.003815217</text:p>
          </table:table-cell>
          <table:table-cell office:value-type="float" office:value="0.006731032" calcext:value-type="float">
            <text:p>0.006731032</text:p>
          </table:table-cell>
          <table:table-cell office:value-type="float" office:value="0.0206545" calcext:value-type="float">
            <text:p>0.0206545</text:p>
          </table:table-cell>
          <table:table-cell office:value-type="float" office:value="0.03422356" calcext:value-type="float">
            <text:p>0.03422356</text:p>
          </table:table-cell>
          <table:table-cell office:value-type="float" office:value="0.07045174" calcext:value-type="float">
            <text:p>0.07045174</text:p>
          </table:table-cell>
          <table:table-cell office:value-type="float" office:value="0.12316" calcext:value-type="float">
            <text:p>0.12316</text:p>
          </table:table-cell>
          <table:table-cell office:value-type="float" office:value="0.1347762" calcext:value-type="float">
            <text:p>0.1347762</text:p>
          </table:table-cell>
          <table:table-cell office:value-type="float" office:value="0.1396148" calcext:value-type="float">
            <text:p>0.1396148</text:p>
          </table:table-cell>
          <table:table-cell office:value-type="float" office:value="0" calcext:value-type="float">
            <text:p>0</text:p>
          </table:table-cell>
          <table:table-cell office:value-type="float" office:value="8.738554" calcext:value-type="float">
            <text:p>8.738554</text:p>
          </table:table-cell>
          <table:table-cell office:value-type="float" office:value="7.612112" calcext:value-type="float">
            <text:p>7.612112</text:p>
          </table:table-cell>
          <table:table-cell office:value-type="float" office:value="11.92087" calcext:value-type="float">
            <text:p>11.92087</text:p>
          </table:table-cell>
          <table:table-cell office:value-type="float" office:value="3.500504" calcext:value-type="float">
            <text:p>3.500504</text:p>
          </table:table-cell>
          <table:table-cell office:value-type="float" office:value="2.878577" calcext:value-type="float">
            <text:p>2.878577</text:p>
          </table:table-cell>
          <table:table-cell office:value-type="float" office:value="1.629685" calcext:value-type="float">
            <text:p>1.629685</text:p>
          </table:table-cell>
          <table:table-cell office:value-type="float" office:value="1.409145" calcext:value-type="float">
            <text:p>1.409145</text:p>
          </table:table-cell>
          <table:table-cell office:value-type="float" office:value="3.058794" calcext:value-type="float">
            <text:p>3.058794</text:p>
          </table:table-cell>
          <table:table-cell office:value-type="float" office:value="4.787493" calcext:value-type="float">
            <text:p>4.787493</text:p>
          </table:table-cell>
          <table:table-cell office:value-type="float" office:value="5.084226" calcext:value-type="float">
            <text:p>5.084226</text:p>
          </table:table-cell>
          <table:table-cell office:value-type="float" office:value="5.533703" calcext:value-type="float">
            <text:p>5.533703</text:p>
          </table:table-cell>
          <table:table-cell office:value-type="float" office:value="6.225743" calcext:value-type="float">
            <text:p>6.225743</text:p>
          </table:table-cell>
          <table:table-cell office:value-type="float" office:value="7.094138" calcext:value-type="float">
            <text:p>7.094138</text:p>
          </table:table-cell>
          <table:table-cell office:value-type="float" office:value="7.558038" calcext:value-type="float">
            <text:p>7.558038</text:p>
          </table:table-cell>
          <table:table-cell office:value-type="float" office:value="0" calcext:value-type="float">
            <text:p>0</text:p>
          </table:table-cell>
          <table:table-cell office:value-type="float" office:value="0.007669566" calcext:value-type="float">
            <text:p>0.007669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8971" calcext:value-type="float">
            <text:p>1.69897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1.210157" calcext:value-type="float">
            <text:p>1.210157</text:p>
          </table:table-cell>
          <table:table-cell office:value-type="float" office:value="136.4544" calcext:value-type="float">
            <text:p>136.4544</text:p>
          </table:table-cell>
          <table:table-cell office:value-type="float" office:value="0" calcext:value-type="float">
            <text:p>0</text:p>
          </table:table-cell>
          <table:table-cell office:value-type="float" office:value="-5.412575" calcext:value-type="float">
            <text:p>-5.412575</text:p>
          </table:table-cell>
          <table:table-cell office:value-type="float" office:value="22.12321" calcext:value-type="float">
            <text:p>22.12321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53" calcext:value-type="float">
            <text:p>2.744353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" calcext:value-type="float">
            <text:p>-0.000971626</text:p>
          </table:table-cell>
          <table:table-cell office:value-type="float" office:value="1177.279" calcext:value-type="float">
            <text:p>1177.279</text:p>
          </table:table-cell>
          <table:table-cell office:value-type="float" office:value="1.483982" calcext:value-type="float">
            <text:p>1.483982</text:p>
          </table:table-cell>
          <table:table-cell office:value-type="float" office:value="0" calcext:value-type="float">
            <text:p>0</text:p>
          </table:table-cell>
          <table:table-cell office:value-type="float" office:value="0.01576081" calcext:value-type="float">
            <text:p>0.01576081</text:p>
          </table:table-cell>
          <table:table-cell office:value-type="float" office:value="0.00902428" calcext:value-type="float">
            <text:p>0.00902428</text:p>
          </table:table-cell>
          <table:table-cell office:value-type="float" office:value="0.009804511" calcext:value-type="float">
            <text:p>0.009804511</text:p>
          </table:table-cell>
          <table:table-cell office:value-type="float" office:value="0.005877275" calcext:value-type="float">
            <text:p>0.005877275</text:p>
          </table:table-cell>
          <table:table-cell office:value-type="float" office:value="0.005451438" calcext:value-type="float">
            <text:p>0.005451438</text:p>
          </table:table-cell>
          <table:table-cell office:value-type="float" office:value="0.003922455" calcext:value-type="float">
            <text:p>0.003922455</text:p>
          </table:table-cell>
          <table:table-cell office:value-type="float" office:value="0.003849198" calcext:value-type="float">
            <text:p>0.003849198</text:p>
          </table:table-cell>
          <table:table-cell office:value-type="float" office:value="0.006734224" calcext:value-type="float">
            <text:p>0.006734224</text:p>
          </table:table-cell>
          <table:table-cell office:value-type="float" office:value="0.02086856" calcext:value-type="float">
            <text:p>0.02086856</text:p>
          </table:table-cell>
          <table:table-cell office:value-type="float" office:value="0.03466889" calcext:value-type="float">
            <text:p>0.03466889</text:p>
          </table:table-cell>
          <table:table-cell office:value-type="float" office:value="0.07097572" calcext:value-type="float">
            <text:p>0.07097572</text:p>
          </table:table-cell>
          <table:table-cell office:value-type="float" office:value="0.1232495" calcext:value-type="float">
            <text:p>0.1232495</text:p>
          </table:table-cell>
          <table:table-cell office:value-type="float" office:value="0.1348544" calcext:value-type="float">
            <text:p>0.1348544</text:p>
          </table:table-cell>
          <table:table-cell office:value-type="float" office:value="0.1396977" calcext:value-type="float">
            <text:p>0.1396977</text:p>
          </table:table-cell>
          <table:table-cell office:value-type="float" office:value="0" calcext:value-type="float">
            <text:p>0</text:p>
          </table:table-cell>
          <table:table-cell office:value-type="float" office:value="8.723578" calcext:value-type="float">
            <text:p>8.723578</text:p>
          </table:table-cell>
          <table:table-cell office:value-type="float" office:value="7.595139" calcext:value-type="float">
            <text:p>7.595139</text:p>
          </table:table-cell>
          <table:table-cell office:value-type="float" office:value="11.89391" calcext:value-type="float">
            <text:p>11.89391</text:p>
          </table:table-cell>
          <table:table-cell office:value-type="float" office:value="3.49378" calcext:value-type="float">
            <text:p>3.49378</text:p>
          </table:table-cell>
          <table:table-cell office:value-type="float" office:value="2.873137" calcext:value-type="float">
            <text:p>2.873137</text:p>
          </table:table-cell>
          <table:table-cell office:value-type="float" office:value="1.627658" calcext:value-type="float">
            <text:p>1.627658</text:p>
          </table:table-cell>
          <table:table-cell office:value-type="float" office:value="1.407273" calcext:value-type="float">
            <text:p>1.407273</text:p>
          </table:table-cell>
          <table:table-cell office:value-type="float" office:value="3.051932" calcext:value-type="float">
            <text:p>3.051932</text:p>
          </table:table-cell>
          <table:table-cell office:value-type="float" office:value="4.777107" calcext:value-type="float">
            <text:p>4.777107</text:p>
          </table:table-cell>
          <table:table-cell office:value-type="float" office:value="5.075389" calcext:value-type="float">
            <text:p>5.075389</text:p>
          </table:table-cell>
          <table:table-cell office:value-type="float" office:value="5.531174" calcext:value-type="float">
            <text:p>5.531174</text:p>
          </table:table-cell>
          <table:table-cell office:value-type="float" office:value="6.233147" calcext:value-type="float">
            <text:p>6.233147</text:p>
          </table:table-cell>
          <table:table-cell office:value-type="float" office:value="7.101426" calcext:value-type="float">
            <text:p>7.101426</text:p>
          </table:table-cell>
          <table:table-cell office:value-type="float" office:value="7.565726" calcext:value-type="float">
            <text:p>7.565726</text:p>
          </table:table-cell>
          <table:table-cell office:value-type="float" office:value="0" calcext:value-type="float">
            <text:p>0</text:p>
          </table:table-cell>
          <table:table-cell office:value-type="float" office:value="3.40792" calcext:value-type="float">
            <text:p>3.4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5098" calcext:value-type="float">
            <text:p>1.7050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1.20967" calcext:value-type="float">
            <text:p>1.20967</text:p>
          </table:table-cell>
          <table:table-cell office:value-type="float" office:value="136.4508" calcext:value-type="float">
            <text:p>136.4508</text:p>
          </table:table-cell>
          <table:table-cell office:value-type="float" office:value="0" calcext:value-type="float">
            <text:p>0</text:p>
          </table:table-cell>
          <table:table-cell office:value-type="float" office:value="-5.459029" calcext:value-type="float">
            <text:p>-5.459029</text:p>
          </table:table-cell>
          <table:table-cell office:value-type="float" office:value="22.11941" calcext:value-type="float">
            <text:p>22.11941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44361" calcext:value-type="float">
            <text:p>2.744361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626" calcext:value-type="float">
            <text:p>-0.000971626</text:p>
          </table:table-cell>
          <table:table-cell office:value-type="float" office:value="1177.24" calcext:value-type="float">
            <text:p>1177.24</text:p>
          </table:table-cell>
          <table:table-cell office:value-type="float" office:value="1.486253" calcext:value-type="float">
            <text:p>1.486253</text:p>
          </table:table-cell>
          <table:table-cell office:value-type="float" office:value="0" calcext:value-type="float">
            <text:p>0</text:p>
          </table:table-cell>
          <table:table-cell office:value-type="float" office:value="0.008268912" calcext:value-type="float">
            <text:p>0.008268912</text:p>
          </table:table-cell>
          <table:table-cell office:value-type="float" office:value="0.009410348" calcext:value-type="float">
            <text:p>0.009410348</text:p>
          </table:table-cell>
          <table:table-cell office:value-type="float" office:value="0.009775128" calcext:value-type="float">
            <text:p>0.009775128</text:p>
          </table:table-cell>
          <table:table-cell office:value-type="float" office:value="0.00589616" calcext:value-type="float">
            <text:p>0.00589616</text:p>
          </table:table-cell>
          <table:table-cell office:value-type="float" office:value="0.005495821" calcext:value-type="float">
            <text:p>0.005495821</text:p>
          </table:table-cell>
          <table:table-cell office:value-type="float" office:value="0.003943278" calcext:value-type="float">
            <text:p>0.003943278</text:p>
          </table:table-cell>
          <table:table-cell office:value-type="float" office:value="0.003859637" calcext:value-type="float">
            <text:p>0.003859637</text:p>
          </table:table-cell>
          <table:table-cell office:value-type="float" office:value="0.006758183" calcext:value-type="float">
            <text:p>0.006758183</text:p>
          </table:table-cell>
          <table:table-cell office:value-type="float" office:value="0.02101772" calcext:value-type="float">
            <text:p>0.02101772</text:p>
          </table:table-cell>
          <table:table-cell office:value-type="float" office:value="0.03506979" calcext:value-type="float">
            <text:p>0.03506979</text:p>
          </table:table-cell>
          <table:table-cell office:value-type="float" office:value="0.07147847" calcext:value-type="float">
            <text:p>0.07147847</text:p>
          </table:table-cell>
          <table:table-cell office:value-type="float" office:value="0.1233489" calcext:value-type="float">
            <text:p>0.1233489</text:p>
          </table:table-cell>
          <table:table-cell office:value-type="float" office:value="0.1349325" calcext:value-type="float">
            <text:p>0.1349325</text:p>
          </table:table-cell>
          <table:table-cell office:value-type="float" office:value="0.1397806" calcext:value-type="float">
            <text:p>0.1397806</text:p>
          </table:table-cell>
          <table:table-cell office:value-type="float" office:value="0" calcext:value-type="float">
            <text:p>0</text:p>
          </table:table-cell>
          <table:table-cell office:value-type="float" office:value="8.712329" calcext:value-type="float">
            <text:p>8.712329</text:p>
          </table:table-cell>
          <table:table-cell office:value-type="float" office:value="7.578762" calcext:value-type="float">
            <text:p>7.578762</text:p>
          </table:table-cell>
          <table:table-cell office:value-type="float" office:value="11.86681" calcext:value-type="float">
            <text:p>11.86681</text:p>
          </table:table-cell>
          <table:table-cell office:value-type="float" office:value="3.48703" calcext:value-type="float">
            <text:p>3.48703</text:p>
          </table:table-cell>
          <table:table-cell office:value-type="float" office:value="2.867713" calcext:value-type="float">
            <text:p>2.867713</text:p>
          </table:table-cell>
          <table:table-cell office:value-type="float" office:value="1.625641" calcext:value-type="float">
            <text:p>1.625641</text:p>
          </table:table-cell>
          <table:table-cell office:value-type="float" office:value="1.405415" calcext:value-type="float">
            <text:p>1.405415</text:p>
          </table:table-cell>
          <table:table-cell office:value-type="float" office:value="3.0451" calcext:value-type="float">
            <text:p>3.0451</text:p>
          </table:table-cell>
          <table:table-cell office:value-type="float" office:value="4.7668" calcext:value-type="float">
            <text:p>4.7668</text:p>
          </table:table-cell>
          <table:table-cell office:value-type="float" office:value="5.066679" calcext:value-type="float">
            <text:p>5.066679</text:p>
          </table:table-cell>
          <table:table-cell office:value-type="float" office:value="5.528781" calcext:value-type="float">
            <text:p>5.528781</text:p>
          </table:table-cell>
          <table:table-cell office:value-type="float" office:value="6.240551" calcext:value-type="float">
            <text:p>6.240551</text:p>
          </table:table-cell>
          <table:table-cell office:value-type="float" office:value="7.108713" calcext:value-type="float">
            <text:p>7.108713</text:p>
          </table:table-cell>
          <table:table-cell office:value-type="float" office:value="7.573412" calcext:value-type="float">
            <text:p>7.573412</text:p>
          </table:table-cell>
          <table:table-cell office:value-type="float" office:value="0" calcext:value-type="float">
            <text:p>0</text:p>
          </table:table-cell>
          <table:table-cell office:value-type="float" office:value="0.04873893" calcext:value-type="float">
            <text:p>0.04873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0702" calcext:value-type="float">
            <text:p>1.7107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1.210788" calcext:value-type="float">
            <text:p>1.210788</text:p>
          </table:table-cell>
          <table:table-cell office:value-type="float" office:value="136.448" calcext:value-type="float">
            <text:p>136.448</text:p>
          </table:table-cell>
          <table:table-cell office:value-type="float" office:value="0" calcext:value-type="float">
            <text:p>0</text:p>
          </table:table-cell>
          <table:table-cell office:value-type="float" office:value="-5.505002" calcext:value-type="float">
            <text:p>-5.505002</text:p>
          </table:table-cell>
          <table:table-cell office:value-type="float" office:value="22.11431" calcext:value-type="float">
            <text:p>22.11431</text:p>
          </table:table-cell>
          <table:table-cell office:value-type="float" office:value="0.002517256" calcext:value-type="float">
            <text:p>0.002517256</text:p>
          </table:table-cell>
          <table:table-cell office:value-type="float" office:value="0.00002788011" calcext:value-type="float">
            <text:p>2.788011E-05</text:p>
          </table:table-cell>
          <table:table-cell office:value-type="float" office:value="0.001013512" calcext:value-type="float">
            <text:p>0.001013512</text:p>
          </table:table-cell>
          <table:table-cell office:value-type="float" office:value="-0.00097127" calcext:value-type="float">
            <text:p>-0.00097127</text:p>
          </table:table-cell>
          <table:table-cell office:value-type="float" office:value="1177.201" calcext:value-type="float">
            <text:p>1177.201</text:p>
          </table:table-cell>
          <table:table-cell office:value-type="float" office:value="1.491114" calcext:value-type="float">
            <text:p>1.491114</text:p>
          </table:table-cell>
          <table:table-cell office:value-type="float" office:value="0" calcext:value-type="float">
            <text:p>0</text:p>
          </table:table-cell>
          <table:table-cell office:value-type="float" office:value="0.003275136" calcext:value-type="float">
            <text:p>0.003275136</text:p>
          </table:table-cell>
          <table:table-cell office:value-type="float" office:value="0.006312121" calcext:value-type="float">
            <text:p>0.006312121</text:p>
          </table:table-cell>
          <table:table-cell office:value-type="float" office:value="0.00764127" calcext:value-type="float">
            <text:p>0.00764127</text:p>
          </table:table-cell>
          <table:table-cell office:value-type="float" office:value="0.004732285" calcext:value-type="float">
            <text:p>0.004732285</text:p>
          </table:table-cell>
          <table:table-cell office:value-type="float" office:value="0.004613707" calcext:value-type="float">
            <text:p>0.004613707</text:p>
          </table:table-cell>
          <table:table-cell office:value-type="float" office:value="0.003691828" calcext:value-type="float">
            <text:p>0.003691828</text:p>
          </table:table-cell>
          <table:table-cell office:value-type="float" office:value="0.003770287" calcext:value-type="float">
            <text:p>0.003770287</text:p>
          </table:table-cell>
          <table:table-cell office:value-type="float" office:value="0.006844201" calcext:value-type="float">
            <text:p>0.006844201</text:p>
          </table:table-cell>
          <table:table-cell office:value-type="float" office:value="0.0211862" calcext:value-type="float">
            <text:p>0.0211862</text:p>
          </table:table-cell>
          <table:table-cell office:value-type="float" office:value="0.03543342" calcext:value-type="float">
            <text:p>0.03543342</text:p>
          </table:table-cell>
          <table:table-cell office:value-type="float" office:value="0.07195061" calcext:value-type="float">
            <text:p>0.07195061</text:p>
          </table:table-cell>
          <table:table-cell office:value-type="float" office:value="0.1234235" calcext:value-type="float">
            <text:p>0.1234235</text:p>
          </table:table-cell>
          <table:table-cell office:value-type="float" office:value="0.1350105" calcext:value-type="float">
            <text:p>0.1350105</text:p>
          </table:table-cell>
          <table:table-cell office:value-type="float" office:value="0.1398636" calcext:value-type="float">
            <text:p>0.1398636</text:p>
          </table:table-cell>
          <table:table-cell office:value-type="float" office:value="0" calcext:value-type="float">
            <text:p>0</text:p>
          </table:table-cell>
          <table:table-cell office:value-type="float" office:value="8.67781" calcext:value-type="float">
            <text:p>8.67781</text:p>
          </table:table-cell>
          <table:table-cell office:value-type="float" office:value="7.549061" calcext:value-type="float">
            <text:p>7.549061</text:p>
          </table:table-cell>
          <table:table-cell office:value-type="float" office:value="11.8274" calcext:value-type="float">
            <text:p>11.8274</text:p>
          </table:table-cell>
          <table:table-cell office:value-type="float" office:value="3.479749" calcext:value-type="float">
            <text:p>3.479749</text:p>
          </table:table-cell>
          <table:table-cell office:value-type="float" office:value="2.862082" calcext:value-type="float">
            <text:p>2.862082</text:p>
          </table:table-cell>
          <table:table-cell office:value-type="float" office:value="1.623596" calcext:value-type="float">
            <text:p>1.623596</text:p>
          </table:table-cell>
          <table:table-cell office:value-type="float" office:value="1.403421" calcext:value-type="float">
            <text:p>1.403421</text:p>
          </table:table-cell>
          <table:table-cell office:value-type="float" office:value="3.038278" calcext:value-type="float">
            <text:p>3.038278</text:p>
          </table:table-cell>
          <table:table-cell office:value-type="float" office:value="4.756563" calcext:value-type="float">
            <text:p>4.756563</text:p>
          </table:table-cell>
          <table:table-cell office:value-type="float" office:value="5.058088" calcext:value-type="float">
            <text:p>5.058088</text:p>
          </table:table-cell>
          <table:table-cell office:value-type="float" office:value="5.526514" calcext:value-type="float">
            <text:p>5.526514</text:p>
          </table:table-cell>
          <table:table-cell office:value-type="float" office:value="6.247954" calcext:value-type="float">
            <text:p>6.247954</text:p>
          </table:table-cell>
          <table:table-cell office:value-type="float" office:value="7.116001" calcext:value-type="float">
            <text:p>7.116001</text:p>
          </table:table-cell>
          <table:table-cell office:value-type="float" office:value="7.581089" calcext:value-type="float">
            <text:p>7.581089</text:p>
          </table:table-cell>
          <table:table-cell office:value-type="float" office:value="0" calcext:value-type="float">
            <text:p>0</text:p>
          </table:table-cell>
          <table:table-cell office:value-type="float" office:value="0.01935482" calcext:value-type="float">
            <text:p>0.01935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92" calcext:value-type="float">
            <text:p>1.71369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1.212011" calcext:value-type="float">
            <text:p>1.212011</text:p>
          </table:table-cell>
          <table:table-cell office:value-type="float" office:value="136.444" calcext:value-type="float">
            <text:p>136.444</text:p>
          </table:table-cell>
          <table:table-cell office:value-type="float" office:value="0" calcext:value-type="float">
            <text:p>0</text:p>
          </table:table-cell>
          <table:table-cell office:value-type="float" office:value="-5.551382" calcext:value-type="float">
            <text:p>-5.551382</text:p>
          </table:table-cell>
          <table:table-cell office:value-type="float" office:value="22.10891" calcext:value-type="float">
            <text:p>22.1089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" calcext:value-type="float">
            <text:p>2.85128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5006" calcext:value-type="float">
            <text:p>-0.0009705006</text:p>
          </table:table-cell>
          <table:table-cell office:value-type="float" office:value="1177.161" calcext:value-type="float">
            <text:p>1177.161</text:p>
          </table:table-cell>
          <table:table-cell office:value-type="float" office:value="1.497149" calcext:value-type="float">
            <text:p>1.497149</text:p>
          </table:table-cell>
          <table:table-cell office:value-type="float" office:value="0" calcext:value-type="float">
            <text:p>0</text:p>
          </table:table-cell>
          <table:table-cell office:value-type="float" office:value="0.005902787" calcext:value-type="float">
            <text:p>0.005902787</text:p>
          </table:table-cell>
          <table:table-cell office:value-type="float" office:value="0.007882785" calcext:value-type="float">
            <text:p>0.007882785</text:p>
          </table:table-cell>
          <table:table-cell office:value-type="float" office:value="0.00804278" calcext:value-type="float">
            <text:p>0.00804278</text:p>
          </table:table-cell>
          <table:table-cell office:value-type="float" office:value="0.004825293" calcext:value-type="float">
            <text:p>0.004825293</text:p>
          </table:table-cell>
          <table:table-cell office:value-type="float" office:value="0.004462604" calcext:value-type="float">
            <text:p>0.004462604</text:p>
          </table:table-cell>
          <table:table-cell office:value-type="float" office:value="0.003666323" calcext:value-type="float">
            <text:p>0.003666323</text:p>
          </table:table-cell>
          <table:table-cell office:value-type="float" office:value="0.003666136" calcext:value-type="float">
            <text:p>0.003666136</text:p>
          </table:table-cell>
          <table:table-cell office:value-type="float" office:value="0.007010937" calcext:value-type="float">
            <text:p>0.007010937</text:p>
          </table:table-cell>
          <table:table-cell office:value-type="float" office:value="0.0215344" calcext:value-type="float">
            <text:p>0.0215344</text:p>
          </table:table-cell>
          <table:table-cell office:value-type="float" office:value="0.0358118" calcext:value-type="float">
            <text:p>0.0358118</text:p>
          </table:table-cell>
          <table:table-cell office:value-type="float" office:value="0.07240486" calcext:value-type="float">
            <text:p>0.07240486</text:p>
          </table:table-cell>
          <table:table-cell office:value-type="float" office:value="0.1235127" calcext:value-type="float">
            <text:p>0.1235127</text:p>
          </table:table-cell>
          <table:table-cell office:value-type="float" office:value="0.1350887" calcext:value-type="float">
            <text:p>0.1350887</text:p>
          </table:table-cell>
          <table:table-cell office:value-type="float" office:value="0.1399463" calcext:value-type="float">
            <text:p>0.1399463</text:p>
          </table:table-cell>
          <table:table-cell office:value-type="float" office:value="0" calcext:value-type="float">
            <text:p>0</text:p>
          </table:table-cell>
          <table:table-cell office:value-type="float" office:value="8.647119" calcext:value-type="float">
            <text:p>8.647119</text:p>
          </table:table-cell>
          <table:table-cell office:value-type="float" office:value="7.521444" calcext:value-type="float">
            <text:p>7.521444</text:p>
          </table:table-cell>
          <table:table-cell office:value-type="float" office:value="11.77874" calcext:value-type="float">
            <text:p>11.77874</text:p>
          </table:table-cell>
          <table:table-cell office:value-type="float" office:value="3.470998" calcext:value-type="float">
            <text:p>3.470998</text:p>
          </table:table-cell>
          <table:table-cell office:value-type="float" office:value="2.855646" calcext:value-type="float">
            <text:p>2.855646</text:p>
          </table:table-cell>
          <table:table-cell office:value-type="float" office:value="1.621485" calcext:value-type="float">
            <text:p>1.621485</text:p>
          </table:table-cell>
          <table:table-cell office:value-type="float" office:value="1.401613" calcext:value-type="float">
            <text:p>1.401613</text:p>
          </table:table-cell>
          <table:table-cell office:value-type="float" office:value="3.031544" calcext:value-type="float">
            <text:p>3.031544</text:p>
          </table:table-cell>
          <table:table-cell office:value-type="float" office:value="4.746417" calcext:value-type="float">
            <text:p>4.746417</text:p>
          </table:table-cell>
          <table:table-cell office:value-type="float" office:value="5.049612" calcext:value-type="float">
            <text:p>5.049612</text:p>
          </table:table-cell>
          <table:table-cell office:value-type="float" office:value="5.524389" calcext:value-type="float">
            <text:p>5.524389</text:p>
          </table:table-cell>
          <table:table-cell office:value-type="float" office:value="6.255378" calcext:value-type="float">
            <text:p>6.255378</text:p>
          </table:table-cell>
          <table:table-cell office:value-type="float" office:value="7.123293" calcext:value-type="float">
            <text:p>7.123293</text:p>
          </table:table-cell>
          <table:table-cell office:value-type="float" office:value="7.588449" calcext:value-type="float">
            <text:p>7.588449</text:p>
          </table:table-cell>
          <table:table-cell office:value-type="float" office:value="0" calcext:value-type="float">
            <text:p>0</text:p>
          </table:table-cell>
          <table:table-cell office:value-type="float" office:value="0.03215323" calcext:value-type="float">
            <text:p>0.03215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5637" calcext:value-type="float">
            <text:p>1.71563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1.212212" calcext:value-type="float">
            <text:p>1.212212</text:p>
          </table:table-cell>
          <table:table-cell office:value-type="float" office:value="136.4419" calcext:value-type="float">
            <text:p>136.4419</text:p>
          </table:table-cell>
          <table:table-cell office:value-type="float" office:value="0" calcext:value-type="float">
            <text:p>0</text:p>
          </table:table-cell>
          <table:table-cell office:value-type="float" office:value="-5.597568" calcext:value-type="float">
            <text:p>-5.597568</text:p>
          </table:table-cell>
          <table:table-cell office:value-type="float" office:value="22.10271" calcext:value-type="float">
            <text:p>22.1027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7.123" calcext:value-type="float">
            <text:p>1177.123</text:p>
          </table:table-cell>
          <table:table-cell office:value-type="float" office:value="1.503145" calcext:value-type="float">
            <text:p>1.503145</text:p>
          </table:table-cell>
          <table:table-cell office:value-type="float" office:value="0" calcext:value-type="float">
            <text:p>0</text:p>
          </table:table-cell>
          <table:table-cell office:value-type="float" office:value="0.003489579" calcext:value-type="float">
            <text:p>0.003489579</text:p>
          </table:table-cell>
          <table:table-cell office:value-type="float" office:value="0.006112246" calcext:value-type="float">
            <text:p>0.006112246</text:p>
          </table:table-cell>
          <table:table-cell office:value-type="float" office:value="0.007531378" calcext:value-type="float">
            <text:p>0.007531378</text:p>
          </table:table-cell>
          <table:table-cell office:value-type="float" office:value="0.004075867" calcext:value-type="float">
            <text:p>0.004075867</text:p>
          </table:table-cell>
          <table:table-cell office:value-type="float" office:value="0.003778008" calcext:value-type="float">
            <text:p>0.003778008</text:p>
          </table:table-cell>
          <table:table-cell office:value-type="float" office:value="0.003502119" calcext:value-type="float">
            <text:p>0.003502119</text:p>
          </table:table-cell>
          <table:table-cell office:value-type="float" office:value="0.003716883" calcext:value-type="float">
            <text:p>0.003716883</text:p>
          </table:table-cell>
          <table:table-cell office:value-type="float" office:value="0.007101097" calcext:value-type="float">
            <text:p>0.007101097</text:p>
          </table:table-cell>
          <table:table-cell office:value-type="float" office:value="0.02195408" calcext:value-type="float">
            <text:p>0.02195408</text:p>
          </table:table-cell>
          <table:table-cell office:value-type="float" office:value="0.03624897" calcext:value-type="float">
            <text:p>0.03624897</text:p>
          </table:table-cell>
          <table:table-cell office:value-type="float" office:value="0.07285272" calcext:value-type="float">
            <text:p>0.07285272</text:p>
          </table:table-cell>
          <table:table-cell office:value-type="float" office:value="0.1235942" calcext:value-type="float">
            <text:p>0.1235942</text:p>
          </table:table-cell>
          <table:table-cell office:value-type="float" office:value="0.1351668" calcext:value-type="float">
            <text:p>0.1351668</text:p>
          </table:table-cell>
          <table:table-cell office:value-type="float" office:value="0.1400294" calcext:value-type="float">
            <text:p>0.1400294</text:p>
          </table:table-cell>
          <table:table-cell office:value-type="float" office:value="0" calcext:value-type="float">
            <text:p>0</text:p>
          </table:table-cell>
          <table:table-cell office:value-type="float" office:value="8.612469" calcext:value-type="float">
            <text:p>8.612469</text:p>
          </table:table-cell>
          <table:table-cell office:value-type="float" office:value="7.489978" calcext:value-type="float">
            <text:p>7.489978</text:p>
          </table:table-cell>
          <table:table-cell office:value-type="float" office:value="11.72598" calcext:value-type="float">
            <text:p>11.72598</text:p>
          </table:table-cell>
          <table:table-cell office:value-type="float" office:value="3.456264" calcext:value-type="float">
            <text:p>3.456264</text:p>
          </table:table-cell>
          <table:table-cell office:value-type="float" office:value="2.843467" calcext:value-type="float">
            <text:p>2.843467</text:p>
          </table:table-cell>
          <table:table-cell office:value-type="float" office:value="1.618953" calcext:value-type="float">
            <text:p>1.618953</text:p>
          </table:table-cell>
          <table:table-cell office:value-type="float" office:value="1.399446" calcext:value-type="float">
            <text:p>1.399446</text:p>
          </table:table-cell>
          <table:table-cell office:value-type="float" office:value="3.024732" calcext:value-type="float">
            <text:p>3.024732</text:p>
          </table:table-cell>
          <table:table-cell office:value-type="float" office:value="4.736378" calcext:value-type="float">
            <text:p>4.736378</text:p>
          </table:table-cell>
          <table:table-cell office:value-type="float" office:value="5.041255" calcext:value-type="float">
            <text:p>5.041255</text:p>
          </table:table-cell>
          <table:table-cell office:value-type="float" office:value="5.522354" calcext:value-type="float">
            <text:p>5.522354</text:p>
          </table:table-cell>
          <table:table-cell office:value-type="float" office:value="6.26275" calcext:value-type="float">
            <text:p>6.26275</text:p>
          </table:table-cell>
          <table:table-cell office:value-type="float" office:value="7.130581" calcext:value-type="float">
            <text:p>7.130581</text:p>
          </table:table-cell>
          <table:table-cell office:value-type="float" office:value="7.596115" calcext:value-type="float">
            <text:p>7.596115</text:p>
          </table:table-cell>
          <table:table-cell office:value-type="float" office:value="0" calcext:value-type="float">
            <text:p>0</text:p>
          </table:table-cell>
          <table:table-cell office:value-type="float" office:value="0.01031647" calcext:value-type="float">
            <text:p>0.01031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856" calcext:value-type="float">
            <text:p>1.7188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1.212193" calcext:value-type="float">
            <text:p>1.212193</text:p>
          </table:table-cell>
          <table:table-cell office:value-type="float" office:value="136.4398" calcext:value-type="float">
            <text:p>136.4398</text:p>
          </table:table-cell>
          <table:table-cell office:value-type="float" office:value="0" calcext:value-type="float">
            <text:p>0</text:p>
          </table:table-cell>
          <table:table-cell office:value-type="float" office:value="-5.64322" calcext:value-type="float">
            <text:p>-5.64322</text:p>
          </table:table-cell>
          <table:table-cell office:value-type="float" office:value="22.0969" calcext:value-type="float">
            <text:p>22.096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7.084" calcext:value-type="float">
            <text:p>1177.084</text:p>
          </table:table-cell>
          <table:table-cell office:value-type="float" office:value="1.508837" calcext:value-type="float">
            <text:p>1.508837</text:p>
          </table:table-cell>
          <table:table-cell office:value-type="float" office:value="0" calcext:value-type="float">
            <text:p>0</text:p>
          </table:table-cell>
          <table:table-cell office:value-type="float" office:value="0.003154262" calcext:value-type="float">
            <text:p>0.003154262</text:p>
          </table:table-cell>
          <table:table-cell office:value-type="float" office:value="0.006558814" calcext:value-type="float">
            <text:p>0.006558814</text:p>
          </table:table-cell>
          <table:table-cell office:value-type="float" office:value="0.007737804" calcext:value-type="float">
            <text:p>0.007737804</text:p>
          </table:table-cell>
          <table:table-cell office:value-type="float" office:value="0.004228612" calcext:value-type="float">
            <text:p>0.004228612</text:p>
          </table:table-cell>
          <table:table-cell office:value-type="float" office:value="0.003893167" calcext:value-type="float">
            <text:p>0.003893167</text:p>
          </table:table-cell>
          <table:table-cell office:value-type="float" office:value="0.00342326" calcext:value-type="float">
            <text:p>0.00342326</text:p>
          </table:table-cell>
          <table:table-cell office:value-type="float" office:value="0.003689823" calcext:value-type="float">
            <text:p>0.003689823</text:p>
          </table:table-cell>
          <table:table-cell office:value-type="float" office:value="0.007222502" calcext:value-type="float">
            <text:p>0.007222502</text:p>
          </table:table-cell>
          <table:table-cell office:value-type="float" office:value="0.02237246" calcext:value-type="float">
            <text:p>0.02237246</text:p>
          </table:table-cell>
          <table:table-cell office:value-type="float" office:value="0.03673201" calcext:value-type="float">
            <text:p>0.03673201</text:p>
          </table:table-cell>
          <table:table-cell office:value-type="float" office:value="0.07331483" calcext:value-type="float">
            <text:p>0.07331483</text:p>
          </table:table-cell>
          <table:table-cell office:value-type="float" office:value="0.1236813" calcext:value-type="float">
            <text:p>0.1236813</text:p>
          </table:table-cell>
          <table:table-cell office:value-type="float" office:value="0.1352448" calcext:value-type="float">
            <text:p>0.1352448</text:p>
          </table:table-cell>
          <table:table-cell office:value-type="float" office:value="0.1401117" calcext:value-type="float">
            <text:p>0.1401117</text:p>
          </table:table-cell>
          <table:table-cell office:value-type="float" office:value="0" calcext:value-type="float">
            <text:p>0</text:p>
          </table:table-cell>
          <table:table-cell office:value-type="float" office:value="8.579254" calcext:value-type="float">
            <text:p>8.579254</text:p>
          </table:table-cell>
          <table:table-cell office:value-type="float" office:value="7.460006" calcext:value-type="float">
            <text:p>7.460006</text:p>
          </table:table-cell>
          <table:table-cell office:value-type="float" office:value="11.67613" calcext:value-type="float">
            <text:p>11.67613</text:p>
          </table:table-cell>
          <table:table-cell office:value-type="float" office:value="3.442557" calcext:value-type="float">
            <text:p>3.442557</text:p>
          </table:table-cell>
          <table:table-cell office:value-type="float" office:value="2.832188" calcext:value-type="float">
            <text:p>2.832188</text:p>
          </table:table-cell>
          <table:table-cell office:value-type="float" office:value="1.616096" calcext:value-type="float">
            <text:p>1.616096</text:p>
          </table:table-cell>
          <table:table-cell office:value-type="float" office:value="1.3973" calcext:value-type="float">
            <text:p>1.3973</text:p>
          </table:table-cell>
          <table:table-cell office:value-type="float" office:value="3.017907" calcext:value-type="float">
            <text:p>3.017907</text:p>
          </table:table-cell>
          <table:table-cell office:value-type="float" office:value="4.726453" calcext:value-type="float">
            <text:p>4.726453</text:p>
          </table:table-cell>
          <table:table-cell office:value-type="float" office:value="5.033029" calcext:value-type="float">
            <text:p>5.033029</text:p>
          </table:table-cell>
          <table:table-cell office:value-type="float" office:value="5.520435" calcext:value-type="float">
            <text:p>5.520435</text:p>
          </table:table-cell>
          <table:table-cell office:value-type="float" office:value="6.270112" calcext:value-type="float">
            <text:p>6.270112</text:p>
          </table:table-cell>
          <table:table-cell office:value-type="float" office:value="7.137868" calcext:value-type="float">
            <text:p>7.137868</text:p>
          </table:table-cell>
          <table:table-cell office:value-type="float" office:value="7.603724" calcext:value-type="float">
            <text:p>7.603724</text:p>
          </table:table-cell>
          <table:table-cell office:value-type="float" office:value="0" calcext:value-type="float">
            <text:p>0</text:p>
          </table:table-cell>
          <table:table-cell office:value-type="float" office:value="0.01003725" calcext:value-type="float">
            <text:p>0.0100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2019" calcext:value-type="float">
            <text:p>1.7220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1.212225" calcext:value-type="float">
            <text:p>1.212225</text:p>
          </table:table-cell>
          <table:table-cell office:value-type="float" office:value="136.4377" calcext:value-type="float">
            <text:p>136.4377</text:p>
          </table:table-cell>
          <table:table-cell office:value-type="float" office:value="0" calcext:value-type="float">
            <text:p>0</text:p>
          </table:table-cell>
          <table:table-cell office:value-type="float" office:value="-5.688557" calcext:value-type="float">
            <text:p>-5.688557</text:p>
          </table:table-cell>
          <table:table-cell office:value-type="float" office:value="22.09162" calcext:value-type="float">
            <text:p>22.0916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7.045" calcext:value-type="float">
            <text:p>1177.045</text:p>
          </table:table-cell>
          <table:table-cell office:value-type="float" office:value="1.513293" calcext:value-type="float">
            <text:p>1.513293</text:p>
          </table:table-cell>
          <table:table-cell office:value-type="float" office:value="0" calcext:value-type="float">
            <text:p>0</text:p>
          </table:table-cell>
          <table:table-cell office:value-type="float" office:value="0.00370096" calcext:value-type="float">
            <text:p>0.00370096</text:p>
          </table:table-cell>
          <table:table-cell office:value-type="float" office:value="0.006007135" calcext:value-type="float">
            <text:p>0.006007135</text:p>
          </table:table-cell>
          <table:table-cell office:value-type="float" office:value="0.007512041" calcext:value-type="float">
            <text:p>0.007512041</text:p>
          </table:table-cell>
          <table:table-cell office:value-type="float" office:value="0.004150233" calcext:value-type="float">
            <text:p>0.004150233</text:p>
          </table:table-cell>
          <table:table-cell office:value-type="float" office:value="0.003898885" calcext:value-type="float">
            <text:p>0.003898885</text:p>
          </table:table-cell>
          <table:table-cell office:value-type="float" office:value="0.003404375" calcext:value-type="float">
            <text:p>0.003404375</text:p>
          </table:table-cell>
          <table:table-cell office:value-type="float" office:value="0.003664377" calcext:value-type="float">
            <text:p>0.003664377</text:p>
          </table:table-cell>
          <table:table-cell office:value-type="float" office:value="0.007265525" calcext:value-type="float">
            <text:p>0.007265525</text:p>
          </table:table-cell>
          <table:table-cell office:value-type="float" office:value="0.0227656" calcext:value-type="float">
            <text:p>0.0227656</text:p>
          </table:table-cell>
          <table:table-cell office:value-type="float" office:value="0.03724618" calcext:value-type="float">
            <text:p>0.03724618</text:p>
          </table:table-cell>
          <table:table-cell office:value-type="float" office:value="0.0737942" calcext:value-type="float">
            <text:p>0.0737942</text:p>
          </table:table-cell>
          <table:table-cell office:value-type="float" office:value="0.1237688" calcext:value-type="float">
            <text:p>0.1237688</text:p>
          </table:table-cell>
          <table:table-cell office:value-type="float" office:value="0.1353226" calcext:value-type="float">
            <text:p>0.1353226</text:p>
          </table:table-cell>
          <table:table-cell office:value-type="float" office:value="0.140194" calcext:value-type="float">
            <text:p>0.140194</text:p>
          </table:table-cell>
          <table:table-cell office:value-type="float" office:value="0" calcext:value-type="float">
            <text:p>0</text:p>
          </table:table-cell>
          <table:table-cell office:value-type="float" office:value="8.548605" calcext:value-type="float">
            <text:p>8.548605</text:p>
          </table:table-cell>
          <table:table-cell office:value-type="float" office:value="7.432485" calcext:value-type="float">
            <text:p>7.432485</text:p>
          </table:table-cell>
          <table:table-cell office:value-type="float" office:value="11.63069" calcext:value-type="float">
            <text:p>11.63069</text:p>
          </table:table-cell>
          <table:table-cell office:value-type="float" office:value="3.430338" calcext:value-type="float">
            <text:p>3.430338</text:p>
          </table:table-cell>
          <table:table-cell office:value-type="float" office:value="2.82234" calcext:value-type="float">
            <text:p>2.82234</text:p>
          </table:table-cell>
          <table:table-cell office:value-type="float" office:value="1.61295" calcext:value-type="float">
            <text:p>1.61295</text:p>
          </table:table-cell>
          <table:table-cell office:value-type="float" office:value="1.394938" calcext:value-type="float">
            <text:p>1.394938</text:p>
          </table:table-cell>
          <table:table-cell office:value-type="float" office:value="3.011028" calcext:value-type="float">
            <text:p>3.011028</text:p>
          </table:table-cell>
          <table:table-cell office:value-type="float" office:value="4.716628" calcext:value-type="float">
            <text:p>4.716628</text:p>
          </table:table-cell>
          <table:table-cell office:value-type="float" office:value="5.024941" calcext:value-type="float">
            <text:p>5.024941</text:p>
          </table:table-cell>
          <table:table-cell office:value-type="float" office:value="5.518636" calcext:value-type="float">
            <text:p>5.518636</text:p>
          </table:table-cell>
          <table:table-cell office:value-type="float" office:value="6.277477" calcext:value-type="float">
            <text:p>6.277477</text:p>
          </table:table-cell>
          <table:table-cell office:value-type="float" office:value="7.145106" calcext:value-type="float">
            <text:p>7.145106</text:p>
          </table:table-cell>
          <table:table-cell office:value-type="float" office:value="7.611332" calcext:value-type="float">
            <text:p>7.611332</text:p>
          </table:table-cell>
          <table:table-cell office:value-type="float" office:value="0" calcext:value-type="float">
            <text:p>0</text:p>
          </table:table-cell>
          <table:table-cell office:value-type="float" office:value="0.009873734" calcext:value-type="float">
            <text:p>0.009873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5352" calcext:value-type="float">
            <text:p>1.7253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1.212449" calcext:value-type="float">
            <text:p>1.212449</text:p>
          </table:table-cell>
          <table:table-cell office:value-type="float" office:value="136.4358" calcext:value-type="float">
            <text:p>136.4358</text:p>
          </table:table-cell>
          <table:table-cell office:value-type="float" office:value="0" calcext:value-type="float">
            <text:p>0</text:p>
          </table:table-cell>
          <table:table-cell office:value-type="float" office:value="-5.733108" calcext:value-type="float">
            <text:p>-5.733108</text:p>
          </table:table-cell>
          <table:table-cell office:value-type="float" office:value="22.08668" calcext:value-type="float">
            <text:p>22.0866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7.005" calcext:value-type="float">
            <text:p>1177.005</text:p>
          </table:table-cell>
          <table:table-cell office:value-type="float" office:value="1.516291" calcext:value-type="float">
            <text:p>1.516291</text:p>
          </table:table-cell>
          <table:table-cell office:value-type="float" office:value="0" calcext:value-type="float">
            <text:p>0</text:p>
          </table:table-cell>
          <table:table-cell office:value-type="float" office:value="0.003148944" calcext:value-type="float">
            <text:p>0.003148944</text:p>
          </table:table-cell>
          <table:table-cell office:value-type="float" office:value="0.00637485" calcext:value-type="float">
            <text:p>0.00637485</text:p>
          </table:table-cell>
          <table:table-cell office:value-type="float" office:value="0.007635086" calcext:value-type="float">
            <text:p>0.007635086</text:p>
          </table:table-cell>
          <table:table-cell office:value-type="float" office:value="0.004158029" calcext:value-type="float">
            <text:p>0.004158029</text:p>
          </table:table-cell>
          <table:table-cell office:value-type="float" office:value="0.003866075" calcext:value-type="float">
            <text:p>0.003866075</text:p>
          </table:table-cell>
          <table:table-cell office:value-type="float" office:value="0.003360435" calcext:value-type="float">
            <text:p>0.003360435</text:p>
          </table:table-cell>
          <table:table-cell office:value-type="float" office:value="0.00363897" calcext:value-type="float">
            <text:p>0.00363897</text:p>
          </table:table-cell>
          <table:table-cell office:value-type="float" office:value="0.007406627" calcext:value-type="float">
            <text:p>0.007406627</text:p>
          </table:table-cell>
          <table:table-cell office:value-type="float" office:value="0.02315376" calcext:value-type="float">
            <text:p>0.02315376</text:p>
          </table:table-cell>
          <table:table-cell office:value-type="float" office:value="0.03776861" calcext:value-type="float">
            <text:p>0.03776861</text:p>
          </table:table-cell>
          <table:table-cell office:value-type="float" office:value="0.07428659" calcext:value-type="float">
            <text:p>0.07428659</text:p>
          </table:table-cell>
          <table:table-cell office:value-type="float" office:value="0.1238564" calcext:value-type="float">
            <text:p>0.1238564</text:p>
          </table:table-cell>
          <table:table-cell office:value-type="float" office:value="0.1353998" calcext:value-type="float">
            <text:p>0.1353998</text:p>
          </table:table-cell>
          <table:table-cell office:value-type="float" office:value="0.1402762" calcext:value-type="float">
            <text:p>0.1402762</text:p>
          </table:table-cell>
          <table:table-cell office:value-type="float" office:value="0" calcext:value-type="float">
            <text:p>0</text:p>
          </table:table-cell>
          <table:table-cell office:value-type="float" office:value="8.519403" calcext:value-type="float">
            <text:p>8.519403</text:p>
          </table:table-cell>
          <table:table-cell office:value-type="float" office:value="7.406176" calcext:value-type="float">
            <text:p>7.406176</text:p>
          </table:table-cell>
          <table:table-cell office:value-type="float" office:value="11.58754" calcext:value-type="float">
            <text:p>11.58754</text:p>
          </table:table-cell>
          <table:table-cell office:value-type="float" office:value="3.418656" calcext:value-type="float">
            <text:p>3.418656</text:p>
          </table:table-cell>
          <table:table-cell office:value-type="float" office:value="2.812917" calcext:value-type="float">
            <text:p>2.812917</text:p>
          </table:table-cell>
          <table:table-cell office:value-type="float" office:value="1.609829" calcext:value-type="float">
            <text:p>1.609829</text:p>
          </table:table-cell>
          <table:table-cell office:value-type="float" office:value="1.392465" calcext:value-type="float">
            <text:p>1.392465</text:p>
          </table:table-cell>
          <table:table-cell office:value-type="float" office:value="3.004072" calcext:value-type="float">
            <text:p>3.004072</text:p>
          </table:table-cell>
          <table:table-cell office:value-type="float" office:value="4.706883" calcext:value-type="float">
            <text:p>4.706883</text:p>
          </table:table-cell>
          <table:table-cell office:value-type="float" office:value="5.016996" calcext:value-type="float">
            <text:p>5.016996</text:p>
          </table:table-cell>
          <table:table-cell office:value-type="float" office:value="5.516958" calcext:value-type="float">
            <text:p>5.516958</text:p>
          </table:table-cell>
          <table:table-cell office:value-type="float" office:value="6.284842" calcext:value-type="float">
            <text:p>6.284842</text:p>
          </table:table-cell>
          <table:table-cell office:value-type="float" office:value="7.152316" calcext:value-type="float">
            <text:p>7.152316</text:p>
          </table:table-cell>
          <table:table-cell office:value-type="float" office:value="7.618932" calcext:value-type="float">
            <text:p>7.618932</text:p>
          </table:table-cell>
          <table:table-cell office:value-type="float" office:value="0" calcext:value-type="float">
            <text:p>0</text:p>
          </table:table-cell>
          <table:table-cell office:value-type="float" office:value="0.009646325" calcext:value-type="float">
            <text:p>0.009646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161" calcext:value-type="float">
            <text:p>1.7281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1.212057" calcext:value-type="float">
            <text:p>1.212057</text:p>
          </table:table-cell>
          <table:table-cell office:value-type="float" office:value="136.4341" calcext:value-type="float">
            <text:p>136.4341</text:p>
          </table:table-cell>
          <table:table-cell office:value-type="float" office:value="0" calcext:value-type="float">
            <text:p>0</text:p>
          </table:table-cell>
          <table:table-cell office:value-type="float" office:value="-5.777701" calcext:value-type="float">
            <text:p>-5.777701</text:p>
          </table:table-cell>
          <table:table-cell office:value-type="float" office:value="22.08207" calcext:value-type="float">
            <text:p>22.0820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6.967" calcext:value-type="float">
            <text:p>1176.967</text:p>
          </table:table-cell>
          <table:table-cell office:value-type="float" office:value="1.520199" calcext:value-type="float">
            <text:p>1.520199</text:p>
          </table:table-cell>
          <table:table-cell office:value-type="float" office:value="0" calcext:value-type="float">
            <text:p>0</text:p>
          </table:table-cell>
          <table:table-cell office:value-type="float" office:value="0.003220296" calcext:value-type="float">
            <text:p>0.003220296</text:p>
          </table:table-cell>
          <table:table-cell office:value-type="float" office:value="0.006773381" calcext:value-type="float">
            <text:p>0.006773381</text:p>
          </table:table-cell>
          <table:table-cell office:value-type="float" office:value="0.007868997" calcext:value-type="float">
            <text:p>0.007868997</text:p>
          </table:table-cell>
          <table:table-cell office:value-type="float" office:value="0.004314737" calcext:value-type="float">
            <text:p>0.004314737</text:p>
          </table:table-cell>
          <table:table-cell office:value-type="float" office:value="0.003997384" calcext:value-type="float">
            <text:p>0.003997384</text:p>
          </table:table-cell>
          <table:table-cell office:value-type="float" office:value="0.003405153" calcext:value-type="float">
            <text:p>0.003405153</text:p>
          </table:table-cell>
          <table:table-cell office:value-type="float" office:value="0.003650886" calcext:value-type="float">
            <text:p>0.003650886</text:p>
          </table:table-cell>
          <table:table-cell office:value-type="float" office:value="0.007488661" calcext:value-type="float">
            <text:p>0.007488661</text:p>
          </table:table-cell>
          <table:table-cell office:value-type="float" office:value="0.02358768" calcext:value-type="float">
            <text:p>0.02358768</text:p>
          </table:table-cell>
          <table:table-cell office:value-type="float" office:value="0.03831255" calcext:value-type="float">
            <text:p>0.03831255</text:p>
          </table:table-cell>
          <table:table-cell office:value-type="float" office:value="0.0747875" calcext:value-type="float">
            <text:p>0.0747875</text:p>
          </table:table-cell>
          <table:table-cell office:value-type="float" office:value="0.1239449" calcext:value-type="float">
            <text:p>0.1239449</text:p>
          </table:table-cell>
          <table:table-cell office:value-type="float" office:value="0.135477" calcext:value-type="float">
            <text:p>0.135477</text:p>
          </table:table-cell>
          <table:table-cell office:value-type="float" office:value="0.1403584" calcext:value-type="float">
            <text:p>0.1403584</text:p>
          </table:table-cell>
          <table:table-cell office:value-type="float" office:value="0" calcext:value-type="float">
            <text:p>0</text:p>
          </table:table-cell>
          <table:table-cell office:value-type="float" office:value="8.491172" calcext:value-type="float">
            <text:p>8.491172</text:p>
          </table:table-cell>
          <table:table-cell office:value-type="float" office:value="7.380952" calcext:value-type="float">
            <text:p>7.380952</text:p>
          </table:table-cell>
          <table:table-cell office:value-type="float" office:value="11.54578" calcext:value-type="float">
            <text:p>11.54578</text:p>
          </table:table-cell>
          <table:table-cell office:value-type="float" office:value="3.407397" calcext:value-type="float">
            <text:p>3.407397</text:p>
          </table:table-cell>
          <table:table-cell office:value-type="float" office:value="2.803827" calcext:value-type="float">
            <text:p>2.803827</text:p>
          </table:table-cell>
          <table:table-cell office:value-type="float" office:value="1.606779" calcext:value-type="float">
            <text:p>1.606779</text:p>
          </table:table-cell>
          <table:table-cell office:value-type="float" office:value="1.390029" calcext:value-type="float">
            <text:p>1.390029</text:p>
          </table:table-cell>
          <table:table-cell office:value-type="float" office:value="2.997072" calcext:value-type="float">
            <text:p>2.997072</text:p>
          </table:table-cell>
          <table:table-cell office:value-type="float" office:value="4.697216" calcext:value-type="float">
            <text:p>4.697216</text:p>
          </table:table-cell>
          <table:table-cell office:value-type="float" office:value="5.009192" calcext:value-type="float">
            <text:p>5.009192</text:p>
          </table:table-cell>
          <table:table-cell office:value-type="float" office:value="5.515407" calcext:value-type="float">
            <text:p>5.515407</text:p>
          </table:table-cell>
          <table:table-cell office:value-type="float" office:value="6.292211" calcext:value-type="float">
            <text:p>6.292211</text:p>
          </table:table-cell>
          <table:table-cell office:value-type="float" office:value="7.159526" calcext:value-type="float">
            <text:p>7.159526</text:p>
          </table:table-cell>
          <table:table-cell office:value-type="float" office:value="7.626531" calcext:value-type="float">
            <text:p>7.626531</text:p>
          </table:table-cell>
          <table:table-cell office:value-type="float" office:value="0" calcext:value-type="float">
            <text:p>0</text:p>
          </table:table-cell>
          <table:table-cell office:value-type="float" office:value="0.009541936" calcext:value-type="float">
            <text:p>0.009541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343" calcext:value-type="float">
            <text:p>1.73134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4.896394" calcext:value-type="float">
            <text:p>4.896394</text:p>
          </table:table-cell>
          <table:table-cell office:value-type="float" office:value="136.4323" calcext:value-type="float">
            <text:p>136.432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08316" calcext:value-type="float">
            <text:p>22.0831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6.931" calcext:value-type="float">
            <text:p>1176.931</text:p>
          </table:table-cell>
          <table:table-cell office:value-type="float" office:value="1.523107" calcext:value-type="float">
            <text:p>1.523107</text:p>
          </table:table-cell>
          <table:table-cell office:value-type="float" office:value="0" calcext:value-type="float">
            <text:p>0</text:p>
          </table:table-cell>
          <table:table-cell office:value-type="float" office:value="0.0698292" calcext:value-type="float">
            <text:p>0.0698292</text:p>
          </table:table-cell>
          <table:table-cell office:value-type="float" office:value="0.06764986" calcext:value-type="float">
            <text:p>0.06764986</text:p>
          </table:table-cell>
          <table:table-cell office:value-type="float" office:value="0.06971514" calcext:value-type="float">
            <text:p>0.06971514</text:p>
          </table:table-cell>
          <table:table-cell office:value-type="float" office:value="0.03152254" calcext:value-type="float">
            <text:p>0.03152254</text:p>
          </table:table-cell>
          <table:table-cell office:value-type="float" office:value="0.02971038" calcext:value-type="float">
            <text:p>0.02971038</text:p>
          </table:table-cell>
          <table:table-cell office:value-type="float" office:value="0.01587182" calcext:value-type="float">
            <text:p>0.01587182</text:p>
          </table:table-cell>
          <table:table-cell office:value-type="float" office:value="0.01704037" calcext:value-type="float">
            <text:p>0.01704037</text:p>
          </table:table-cell>
          <table:table-cell office:value-type="float" office:value="0.03576922" calcext:value-type="float">
            <text:p>0.03576922</text:p>
          </table:table-cell>
          <table:table-cell office:value-type="float" office:value="0.06552975" calcext:value-type="float">
            <text:p>0.06552975</text:p>
          </table:table-cell>
          <table:table-cell office:value-type="float" office:value="0.07393292" calcext:value-type="float">
            <text:p>0.07393292</text:p>
          </table:table-cell>
          <table:table-cell office:value-type="float" office:value="0.09511947" calcext:value-type="float">
            <text:p>0.09511947</text:p>
          </table:table-cell>
          <table:table-cell office:value-type="float" office:value="0.1251551" calcext:value-type="float">
            <text:p>0.1251551</text:p>
          </table:table-cell>
          <table:table-cell office:value-type="float" office:value="0.1355545" calcext:value-type="float">
            <text:p>0.1355545</text:p>
          </table:table-cell>
          <table:table-cell office:value-type="float" office:value="0.1404402" calcext:value-type="float">
            <text:p>0.1404402</text:p>
          </table:table-cell>
          <table:table-cell office:value-type="float" office:value="0" calcext:value-type="float">
            <text:p>0</text:p>
          </table:table-cell>
          <table:table-cell office:value-type="float" office:value="8.351663" calcext:value-type="float">
            <text:p>8.351663</text:p>
          </table:table-cell>
          <table:table-cell office:value-type="float" office:value="7.37383" calcext:value-type="float">
            <text:p>7.37383</text:p>
          </table:table-cell>
          <table:table-cell office:value-type="float" office:value="11.51108" calcext:value-type="float">
            <text:p>11.51108</text:p>
          </table:table-cell>
          <table:table-cell office:value-type="float" office:value="3.413998" calcext:value-type="float">
            <text:p>3.413998</text:p>
          </table:table-cell>
          <table:table-cell office:value-type="float" office:value="2.800742" calcext:value-type="float">
            <text:p>2.800742</text:p>
          </table:table-cell>
          <table:table-cell office:value-type="float" office:value="1.605102" calcext:value-type="float">
            <text:p>1.605102</text:p>
          </table:table-cell>
          <table:table-cell office:value-type="float" office:value="1.388774" calcext:value-type="float">
            <text:p>1.388774</text:p>
          </table:table-cell>
          <table:table-cell office:value-type="float" office:value="2.992117" calcext:value-type="float">
            <text:p>2.992117</text:p>
          </table:table-cell>
          <table:table-cell office:value-type="float" office:value="4.690395" calcext:value-type="float">
            <text:p>4.690395</text:p>
          </table:table-cell>
          <table:table-cell office:value-type="float" office:value="5.003994" calcext:value-type="float">
            <text:p>5.003994</text:p>
          </table:table-cell>
          <table:table-cell office:value-type="float" office:value="5.515507" calcext:value-type="float">
            <text:p>5.515507</text:p>
          </table:table-cell>
          <table:table-cell office:value-type="float" office:value="6.299685" calcext:value-type="float">
            <text:p>6.299685</text:p>
          </table:table-cell>
          <table:table-cell office:value-type="float" office:value="7.166736" calcext:value-type="float">
            <text:p>7.166736</text:p>
          </table:table-cell>
          <table:table-cell office:value-type="float" office:value="7.631288" calcext:value-type="float">
            <text:p>7.631288</text:p>
          </table:table-cell>
          <table:table-cell office:value-type="float" office:value="0" calcext:value-type="float">
            <text:p>0</text:p>
          </table:table-cell>
          <table:table-cell office:value-type="float" office:value="1.761744" calcext:value-type="float">
            <text:p>1.76174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737912" calcext:value-type="float">
            <text:p>1.7379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4.883088" calcext:value-type="float">
            <text:p>4.883088</text:p>
          </table:table-cell>
          <table:table-cell office:value-type="float" office:value="136.4303" calcext:value-type="float">
            <text:p>136.430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10494" calcext:value-type="float">
            <text:p>22.1049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1" calcext:value-type="float">
            <text:p>2.851281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6.906" calcext:value-type="float">
            <text:p>1176.906</text:p>
          </table:table-cell>
          <table:table-cell office:value-type="float" office:value="1.520012" calcext:value-type="float">
            <text:p>1.520012</text:p>
          </table:table-cell>
          <table:table-cell office:value-type="float" office:value="0" calcext:value-type="float">
            <text:p>0</text:p>
          </table:table-cell>
          <table:table-cell office:value-type="float" office:value="0.2064515" calcext:value-type="float">
            <text:p>0.2064515</text:p>
          </table:table-cell>
          <table:table-cell office:value-type="float" office:value="0.1213362" calcext:value-type="float">
            <text:p>0.1213362</text:p>
          </table:table-cell>
          <table:table-cell office:value-type="float" office:value="0.1150668" calcext:value-type="float">
            <text:p>0.1150668</text:p>
          </table:table-cell>
          <table:table-cell office:value-type="float" office:value="0.05377008" calcext:value-type="float">
            <text:p>0.05377008</text:p>
          </table:table-cell>
          <table:table-cell office:value-type="float" office:value="0.05090447" calcext:value-type="float">
            <text:p>0.05090447</text:p>
          </table:table-cell>
          <table:table-cell office:value-type="float" office:value="0.02448077" calcext:value-type="float">
            <text:p>0.02448077</text:p>
          </table:table-cell>
          <table:table-cell office:value-type="float" office:value="0.02637409" calcext:value-type="float">
            <text:p>0.02637409</text:p>
          </table:table-cell>
          <table:table-cell office:value-type="float" office:value="0.05564484" calcext:value-type="float">
            <text:p>0.05564484</text:p>
          </table:table-cell>
          <table:table-cell office:value-type="float" office:value="0.09774985" calcext:value-type="float">
            <text:p>0.09774985</text:p>
          </table:table-cell>
          <table:table-cell office:value-type="float" office:value="0.1013858" calcext:value-type="float">
            <text:p>0.1013858</text:p>
          </table:table-cell>
          <table:table-cell office:value-type="float" office:value="0.1109523" calcext:value-type="float">
            <text:p>0.1109523</text:p>
          </table:table-cell>
          <table:table-cell office:value-type="float" office:value="0.126141" calcext:value-type="float">
            <text:p>0.126141</text:p>
          </table:table-cell>
          <table:table-cell office:value-type="float" office:value="0.1356321" calcext:value-type="float">
            <text:p>0.1356321</text:p>
          </table:table-cell>
          <table:table-cell office:value-type="float" office:value="0.1405222" calcext:value-type="float">
            <text:p>0.1405222</text:p>
          </table:table-cell>
          <table:table-cell office:value-type="float" office:value="0" calcext:value-type="float">
            <text:p>0</text:p>
          </table:table-cell>
          <table:table-cell office:value-type="float" office:value="8.369338" calcext:value-type="float">
            <text:p>8.369338</text:p>
          </table:table-cell>
          <table:table-cell office:value-type="float" office:value="7.385645" calcext:value-type="float">
            <text:p>7.385645</text:p>
          </table:table-cell>
          <table:table-cell office:value-type="float" office:value="11.50855" calcext:value-type="float">
            <text:p>11.50855</text:p>
          </table:table-cell>
          <table:table-cell office:value-type="float" office:value="3.420383" calcext:value-type="float">
            <text:p>3.420383</text:p>
          </table:table-cell>
          <table:table-cell office:value-type="float" office:value="2.808573" calcext:value-type="float">
            <text:p>2.808573</text:p>
          </table:table-cell>
          <table:table-cell office:value-type="float" office:value="1.606897" calcext:value-type="float">
            <text:p>1.606897</text:p>
          </table:table-cell>
          <table:table-cell office:value-type="float" office:value="1.390965" calcext:value-type="float">
            <text:p>1.390965</text:p>
          </table:table-cell>
          <table:table-cell office:value-type="float" office:value="2.995132" calcext:value-type="float">
            <text:p>2.995132</text:p>
          </table:table-cell>
          <table:table-cell office:value-type="float" office:value="4.693998" calcext:value-type="float">
            <text:p>4.693998</text:p>
          </table:table-cell>
          <table:table-cell office:value-type="float" office:value="5.007875" calcext:value-type="float">
            <text:p>5.007875</text:p>
          </table:table-cell>
          <table:table-cell office:value-type="float" office:value="5.521194" calcext:value-type="float">
            <text:p>5.521194</text:p>
          </table:table-cell>
          <table:table-cell office:value-type="float" office:value="6.307425" calcext:value-type="float">
            <text:p>6.307425</text:p>
          </table:table-cell>
          <table:table-cell office:value-type="float" office:value="7.173946" calcext:value-type="float">
            <text:p>7.173946</text:p>
          </table:table-cell>
          <table:table-cell office:value-type="float" office:value="7.638912" calcext:value-type="float">
            <text:p>7.638912</text:p>
          </table:table-cell>
          <table:table-cell office:value-type="float" office:value="0" calcext:value-type="float">
            <text:p>0</text:p>
          </table:table-cell>
          <table:table-cell office:value-type="float" office:value="7.098632" calcext:value-type="float">
            <text:p>7.09863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752527" calcext:value-type="float">
            <text:p>1.7525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4.868139" calcext:value-type="float">
            <text:p>4.868139</text:p>
          </table:table-cell>
          <table:table-cell office:value-type="float" office:value="136.4281" calcext:value-type="float">
            <text:p>136.4281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13452" calcext:value-type="float">
            <text:p>22.1345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2" calcext:value-type="float">
            <text:p>2.851282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09704915" calcext:value-type="float">
            <text:p>-0.0009704915</text:p>
          </table:table-cell>
          <table:table-cell office:value-type="float" office:value="1176.887" calcext:value-type="float">
            <text:p>1176.887</text:p>
          </table:table-cell>
          <table:table-cell office:value-type="float" office:value="1.508791" calcext:value-type="float">
            <text:p>1.508791</text:p>
          </table:table-cell>
          <table:table-cell office:value-type="float" office:value="0" calcext:value-type="float">
            <text:p>0</text:p>
          </table:table-cell>
          <table:table-cell office:value-type="float" office:value="0.3137216" calcext:value-type="float">
            <text:p>0.3137216</text:p>
          </table:table-cell>
          <table:table-cell office:value-type="float" office:value="0.1449805" calcext:value-type="float">
            <text:p>0.1449805</text:p>
          </table:table-cell>
          <table:table-cell office:value-type="float" office:value="0.131362" calcext:value-type="float">
            <text:p>0.131362</text:p>
          </table:table-cell>
          <table:table-cell office:value-type="float" office:value="0.06313384" calcext:value-type="float">
            <text:p>0.06313384</text:p>
          </table:table-cell>
          <table:table-cell office:value-type="float" office:value="0.06033459" calcext:value-type="float">
            <text:p>0.06033459</text:p>
          </table:table-cell>
          <table:table-cell office:value-type="float" office:value="0.02731338" calcext:value-type="float">
            <text:p>0.02731338</text:p>
          </table:table-cell>
          <table:table-cell office:value-type="float" office:value="0.02904579" calcext:value-type="float">
            <text:p>0.02904579</text:p>
          </table:table-cell>
          <table:table-cell office:value-type="float" office:value="0.06100365" calcext:value-type="float">
            <text:p>0.06100365</text:p>
          </table:table-cell>
          <table:table-cell office:value-type="float" office:value="0.1078336" calcext:value-type="float">
            <text:p>0.1078336</text:p>
          </table:table-cell>
          <table:table-cell office:value-type="float" office:value="0.1100336" calcext:value-type="float">
            <text:p>0.1100336</text:p>
          </table:table-cell>
          <table:table-cell office:value-type="float" office:value="0.1160666" calcext:value-type="float">
            <text:p>0.1160666</text:p>
          </table:table-cell>
          <table:table-cell office:value-type="float" office:value="0.1265259" calcext:value-type="float">
            <text:p>0.1265259</text:p>
          </table:table-cell>
          <table:table-cell office:value-type="float" office:value="0.1357096" calcext:value-type="float">
            <text:p>0.1357096</text:p>
          </table:table-cell>
          <table:table-cell office:value-type="float" office:value="0.1406045" calcext:value-type="float">
            <text:p>0.1406045</text:p>
          </table:table-cell>
          <table:table-cell office:value-type="float" office:value="0" calcext:value-type="float">
            <text:p>0</text:p>
          </table:table-cell>
          <table:table-cell office:value-type="float" office:value="8.407184" calcext:value-type="float">
            <text:p>8.407184</text:p>
          </table:table-cell>
          <table:table-cell office:value-type="float" office:value="7.410909" calcext:value-type="float">
            <text:p>7.410909</text:p>
          </table:table-cell>
          <table:table-cell office:value-type="float" office:value="11.5178" calcext:value-type="float">
            <text:p>11.5178</text:p>
          </table:table-cell>
          <table:table-cell office:value-type="float" office:value="3.432939" calcext:value-type="float">
            <text:p>3.432939</text:p>
          </table:table-cell>
          <table:table-cell office:value-type="float" office:value="2.82244" calcext:value-type="float">
            <text:p>2.82244</text:p>
          </table:table-cell>
          <table:table-cell office:value-type="float" office:value="1.610013" calcext:value-type="float">
            <text:p>1.610013</text:p>
          </table:table-cell>
          <table:table-cell office:value-type="float" office:value="1.394364" calcext:value-type="float">
            <text:p>1.394364</text:p>
          </table:table-cell>
          <table:table-cell office:value-type="float" office:value="3.000827" calcext:value-type="float">
            <text:p>3.000827</text:p>
          </table:table-cell>
          <table:table-cell office:value-type="float" office:value="4.701446" calcext:value-type="float">
            <text:p>4.701446</text:p>
          </table:table-cell>
          <table:table-cell office:value-type="float" office:value="5.015097" calcext:value-type="float">
            <text:p>5.015097</text:p>
          </table:table-cell>
          <table:table-cell office:value-type="float" office:value="5.528951" calcext:value-type="float">
            <text:p>5.528951</text:p>
          </table:table-cell>
          <table:table-cell office:value-type="float" office:value="6.315275" calcext:value-type="float">
            <text:p>6.315275</text:p>
          </table:table-cell>
          <table:table-cell office:value-type="float" office:value="7.181157" calcext:value-type="float">
            <text:p>7.181157</text:p>
          </table:table-cell>
          <table:table-cell office:value-type="float" office:value="7.646545" calcext:value-type="float">
            <text:p>7.646545</text:p>
          </table:table-cell>
          <table:table-cell office:value-type="float" office:value="0" calcext:value-type="float">
            <text:p>0</text:p>
          </table:table-cell>
          <table:table-cell office:value-type="float" office:value="10.60842" calcext:value-type="float">
            <text:p>10.6084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76894" calcext:value-type="float">
            <text:p>1.768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4.857447" calcext:value-type="float">
            <text:p>4.857447</text:p>
          </table:table-cell>
          <table:table-cell office:value-type="float" office:value="136.425" calcext:value-type="float">
            <text:p>136.42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16689" calcext:value-type="float">
            <text:p>22.1668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2" calcext:value-type="float">
            <text:p>2.851282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003988" calcext:value-type="float">
            <text:p>-0.001003988</text:p>
          </table:table-cell>
          <table:table-cell office:value-type="float" office:value="1176.868" calcext:value-type="float">
            <text:p>1176.868</text:p>
          </table:table-cell>
          <table:table-cell office:value-type="float" office:value="1.507142" calcext:value-type="float">
            <text:p>1.507142</text:p>
          </table:table-cell>
          <table:table-cell office:value-type="float" office:value="0" calcext:value-type="float">
            <text:p>0</text:p>
          </table:table-cell>
          <table:table-cell office:value-type="float" office:value="0.3281207" calcext:value-type="float">
            <text:p>0.3281207</text:p>
          </table:table-cell>
          <table:table-cell office:value-type="float" office:value="0.1449756" calcext:value-type="float">
            <text:p>0.1449756</text:p>
          </table:table-cell>
          <table:table-cell office:value-type="float" office:value="0.1343463" calcext:value-type="float">
            <text:p>0.1343463</text:p>
          </table:table-cell>
          <table:table-cell office:value-type="float" office:value="0.06657116" calcext:value-type="float">
            <text:p>0.06657116</text:p>
          </table:table-cell>
          <table:table-cell office:value-type="float" office:value="0.06489158" calcext:value-type="float">
            <text:p>0.06489158</text:p>
          </table:table-cell>
          <table:table-cell office:value-type="float" office:value="0.02853541" calcext:value-type="float">
            <text:p>0.02853541</text:p>
          </table:table-cell>
          <table:table-cell office:value-type="float" office:value="0.03014843" calcext:value-type="float">
            <text:p>0.03014843</text:p>
          </table:table-cell>
          <table:table-cell office:value-type="float" office:value="0.06266784" calcext:value-type="float">
            <text:p>0.06266784</text:p>
          </table:table-cell>
          <table:table-cell office:value-type="float" office:value="0.1111944" calcext:value-type="float">
            <text:p>0.1111944</text:p>
          </table:table-cell>
          <table:table-cell office:value-type="float" office:value="0.112877" calcext:value-type="float">
            <text:p>0.112877</text:p>
          </table:table-cell>
          <table:table-cell office:value-type="float" office:value="0.1177923" calcext:value-type="float">
            <text:p>0.1177923</text:p>
          </table:table-cell>
          <table:table-cell office:value-type="float" office:value="0.1267143" calcext:value-type="float">
            <text:p>0.1267143</text:p>
          </table:table-cell>
          <table:table-cell office:value-type="float" office:value="0.1359754" calcext:value-type="float">
            <text:p>0.1359754</text:p>
          </table:table-cell>
          <table:table-cell office:value-type="float" office:value="0.1406254" calcext:value-type="float">
            <text:p>0.1406254</text:p>
          </table:table-cell>
          <table:table-cell office:value-type="float" office:value="0" calcext:value-type="float">
            <text:p>0</text:p>
          </table:table-cell>
          <table:table-cell office:value-type="float" office:value="8.474332" calcext:value-type="float">
            <text:p>8.474332</text:p>
          </table:table-cell>
          <table:table-cell office:value-type="float" office:value="7.441404" calcext:value-type="float">
            <text:p>7.441404</text:p>
          </table:table-cell>
          <table:table-cell office:value-type="float" office:value="11.53137" calcext:value-type="float">
            <text:p>11.53137</text:p>
          </table:table-cell>
          <table:table-cell office:value-type="float" office:value="3.448316" calcext:value-type="float">
            <text:p>3.448316</text:p>
          </table:table-cell>
          <table:table-cell office:value-type="float" office:value="2.839311" calcext:value-type="float">
            <text:p>2.839311</text:p>
          </table:table-cell>
          <table:table-cell office:value-type="float" office:value="1.61362" calcext:value-type="float">
            <text:p>1.61362</text:p>
          </table:table-cell>
          <table:table-cell office:value-type="float" office:value="1.398144" calcext:value-type="float">
            <text:p>1.398144</text:p>
          </table:table-cell>
          <table:table-cell office:value-type="float" office:value="3.007258" calcext:value-type="float">
            <text:p>3.007258</text:p>
          </table:table-cell>
          <table:table-cell office:value-type="float" office:value="4.710104" calcext:value-type="float">
            <text:p>4.710104</text:p>
          </table:table-cell>
          <table:table-cell office:value-type="float" office:value="5.023347" calcext:value-type="float">
            <text:p>5.023347</text:p>
          </table:table-cell>
          <table:table-cell office:value-type="float" office:value="5.537357" calcext:value-type="float">
            <text:p>5.537357</text:p>
          </table:table-cell>
          <table:table-cell office:value-type="float" office:value="6.323148" calcext:value-type="float">
            <text:p>6.323148</text:p>
          </table:table-cell>
          <table:table-cell office:value-type="float" office:value="7.188434" calcext:value-type="float">
            <text:p>7.188434</text:p>
          </table:table-cell>
          <table:table-cell office:value-type="float" office:value="7.654111" calcext:value-type="float">
            <text:p>7.654111</text:p>
          </table:table-cell>
          <table:table-cell office:value-type="float" office:value="0" calcext:value-type="float">
            <text:p>0</text:p>
          </table:table-cell>
          <table:table-cell office:value-type="float" office:value="8.906596" calcext:value-type="float">
            <text:p>8.90659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782034" calcext:value-type="float">
            <text:p>1.7820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4.847358" calcext:value-type="float">
            <text:p>4.847358</text:p>
          </table:table-cell>
          <table:table-cell office:value-type="float" office:value="136.4221" calcext:value-type="float">
            <text:p>136.4221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19932" calcext:value-type="float">
            <text:p>22.1993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2" calcext:value-type="float">
            <text:p>2.851282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128561" calcext:value-type="float">
            <text:p>-0.001128561</text:p>
          </table:table-cell>
          <table:table-cell office:value-type="float" office:value="1176.847" calcext:value-type="float">
            <text:p>1176.847</text:p>
          </table:table-cell>
          <table:table-cell office:value-type="float" office:value="1.501655" calcext:value-type="float">
            <text:p>1.501655</text:p>
          </table:table-cell>
          <table:table-cell office:value-type="float" office:value="0" calcext:value-type="float">
            <text:p>0</text:p>
          </table:table-cell>
          <table:table-cell office:value-type="float" office:value="0.2780293" calcext:value-type="float">
            <text:p>0.2780293</text:p>
          </table:table-cell>
          <table:table-cell office:value-type="float" office:value="0.1381225" calcext:value-type="float">
            <text:p>0.1381225</text:p>
          </table:table-cell>
          <table:table-cell office:value-type="float" office:value="0.1312982" calcext:value-type="float">
            <text:p>0.1312982</text:p>
          </table:table-cell>
          <table:table-cell office:value-type="float" office:value="0.06493897" calcext:value-type="float">
            <text:p>0.06493897</text:p>
          </table:table-cell>
          <table:table-cell office:value-type="float" office:value="0.0640491" calcext:value-type="float">
            <text:p>0.0640491</text:p>
          </table:table-cell>
          <table:table-cell office:value-type="float" office:value="0.028317" calcext:value-type="float">
            <text:p>0.028317</text:p>
          </table:table-cell>
          <table:table-cell office:value-type="float" office:value="0.03031063" calcext:value-type="float">
            <text:p>0.03031063</text:p>
          </table:table-cell>
          <table:table-cell office:value-type="float" office:value="0.06323454" calcext:value-type="float">
            <text:p>0.06323454</text:p>
          </table:table-cell>
          <table:table-cell office:value-type="float" office:value="0.112385" calcext:value-type="float">
            <text:p>0.112385</text:p>
          </table:table-cell>
          <table:table-cell office:value-type="float" office:value="0.1138651" calcext:value-type="float">
            <text:p>0.1138651</text:p>
          </table:table-cell>
          <table:table-cell office:value-type="float" office:value="0.1184209" calcext:value-type="float">
            <text:p>0.1184209</text:p>
          </table:table-cell>
          <table:table-cell office:value-type="float" office:value="0.1268366" calcext:value-type="float">
            <text:p>0.1268366</text:p>
          </table:table-cell>
          <table:table-cell office:value-type="float" office:value="0.135921" calcext:value-type="float">
            <text:p>0.135921</text:p>
          </table:table-cell>
          <table:table-cell office:value-type="float" office:value="0.1407355" calcext:value-type="float">
            <text:p>0.1407355</text:p>
          </table:table-cell>
          <table:table-cell office:value-type="float" office:value="0" calcext:value-type="float">
            <text:p>0</text:p>
          </table:table-cell>
          <table:table-cell office:value-type="float" office:value="8.514965" calcext:value-type="float">
            <text:p>8.514965</text:p>
          </table:table-cell>
          <table:table-cell office:value-type="float" office:value="7.468147" calcext:value-type="float">
            <text:p>7.468147</text:p>
          </table:table-cell>
          <table:table-cell office:value-type="float" office:value="11.54354" calcext:value-type="float">
            <text:p>11.54354</text:p>
          </table:table-cell>
          <table:table-cell office:value-type="float" office:value="3.463296" calcext:value-type="float">
            <text:p>3.463296</text:p>
          </table:table-cell>
          <table:table-cell office:value-type="float" office:value="2.856372" calcext:value-type="float">
            <text:p>2.856372</text:p>
          </table:table-cell>
          <table:table-cell office:value-type="float" office:value="1.617298" calcext:value-type="float">
            <text:p>1.617298</text:p>
          </table:table-cell>
          <table:table-cell office:value-type="float" office:value="1.402036" calcext:value-type="float">
            <text:p>1.402036</text:p>
          </table:table-cell>
          <table:table-cell office:value-type="float" office:value="3.013911" calcext:value-type="float">
            <text:p>3.013911</text:p>
          </table:table-cell>
          <table:table-cell office:value-type="float" office:value="4.719173" calcext:value-type="float">
            <text:p>4.719173</text:p>
          </table:table-cell>
          <table:table-cell office:value-type="float" office:value="5.031929" calcext:value-type="float">
            <text:p>5.031929</text:p>
          </table:table-cell>
          <table:table-cell office:value-type="float" office:value="5.545968" calcext:value-type="float">
            <text:p>5.545968</text:p>
          </table:table-cell>
          <table:table-cell office:value-type="float" office:value="6.331054" calcext:value-type="float">
            <text:p>6.331054</text:p>
          </table:table-cell>
          <table:table-cell office:value-type="float" office:value="7.195858" calcext:value-type="float">
            <text:p>7.195858</text:p>
          </table:table-cell>
          <table:table-cell office:value-type="float" office:value="7.661499" calcext:value-type="float">
            <text:p>7.661499</text:p>
          </table:table-cell>
          <table:table-cell office:value-type="float" office:value="0" calcext:value-type="float">
            <text:p>0</text:p>
          </table:table-cell>
          <table:table-cell office:value-type="float" office:value="8.326321" calcext:value-type="float">
            <text:p>8.326321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79429" calcext:value-type="float">
            <text:p>1.7942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4.836754" calcext:value-type="float">
            <text:p>4.836754</text:p>
          </table:table-cell>
          <table:table-cell office:value-type="float" office:value="136.4192" calcext:value-type="float">
            <text:p>136.419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23197" calcext:value-type="float">
            <text:p>22.2319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2" calcext:value-type="float">
            <text:p>2.851282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245862" calcext:value-type="float">
            <text:p>-0.001245862</text:p>
          </table:table-cell>
          <table:table-cell office:value-type="float" office:value="1176.826" calcext:value-type="float">
            <text:p>1176.826</text:p>
          </table:table-cell>
          <table:table-cell office:value-type="float" office:value="1.496429" calcext:value-type="float">
            <text:p>1.496429</text:p>
          </table:table-cell>
          <table:table-cell office:value-type="float" office:value="0" calcext:value-type="float">
            <text:p>0</text:p>
          </table:table-cell>
          <table:table-cell office:value-type="float" office:value="0.3002152" calcext:value-type="float">
            <text:p>0.3002152</text:p>
          </table:table-cell>
          <table:table-cell office:value-type="float" office:value="0.1456921" calcext:value-type="float">
            <text:p>0.1456921</text:p>
          </table:table-cell>
          <table:table-cell office:value-type="float" office:value="0.1356032" calcext:value-type="float">
            <text:p>0.1356032</text:p>
          </table:table-cell>
          <table:table-cell office:value-type="float" office:value="0.06742687" calcext:value-type="float">
            <text:p>0.06742687</text:p>
          </table:table-cell>
          <table:table-cell office:value-type="float" office:value="0.06645972" calcext:value-type="float">
            <text:p>0.06645972</text:p>
          </table:table-cell>
          <table:table-cell office:value-type="float" office:value="0.02850227" calcext:value-type="float">
            <text:p>0.02850227</text:p>
          </table:table-cell>
          <table:table-cell office:value-type="float" office:value="0.03049927" calcext:value-type="float">
            <text:p>0.03049927</text:p>
          </table:table-cell>
          <table:table-cell office:value-type="float" office:value="0.06344825" calcext:value-type="float">
            <text:p>0.06344825</text:p>
          </table:table-cell>
          <table:table-cell office:value-type="float" office:value="0.112881" calcext:value-type="float">
            <text:p>0.112881</text:p>
          </table:table-cell>
          <table:table-cell office:value-type="float" office:value="0.1142511" calcext:value-type="float">
            <text:p>0.1142511</text:p>
          </table:table-cell>
          <table:table-cell office:value-type="float" office:value="0.1186902" calcext:value-type="float">
            <text:p>0.1186902</text:p>
          </table:table-cell>
          <table:table-cell office:value-type="float" office:value="0.1269277" calcext:value-type="float">
            <text:p>0.1269277</text:p>
          </table:table-cell>
          <table:table-cell office:value-type="float" office:value="0.1359591" calcext:value-type="float">
            <text:p>0.1359591</text:p>
          </table:table-cell>
          <table:table-cell office:value-type="float" office:value="0.1408248" calcext:value-type="float">
            <text:p>0.1408248</text:p>
          </table:table-cell>
          <table:table-cell office:value-type="float" office:value="0" calcext:value-type="float">
            <text:p>0</text:p>
          </table:table-cell>
          <table:table-cell office:value-type="float" office:value="8.552704" calcext:value-type="float">
            <text:p>8.552704</text:p>
          </table:table-cell>
          <table:table-cell office:value-type="float" office:value="7.495976" calcext:value-type="float">
            <text:p>7.495976</text:p>
          </table:table-cell>
          <table:table-cell office:value-type="float" office:value="11.55616" calcext:value-type="float">
            <text:p>11.55616</text:p>
          </table:table-cell>
          <table:table-cell office:value-type="float" office:value="3.478417" calcext:value-type="float">
            <text:p>3.478417</text:p>
          </table:table-cell>
          <table:table-cell office:value-type="float" office:value="2.873604" calcext:value-type="float">
            <text:p>2.873604</text:p>
          </table:table-cell>
          <table:table-cell office:value-type="float" office:value="1.620927" calcext:value-type="float">
            <text:p>1.620927</text:p>
          </table:table-cell>
          <table:table-cell office:value-type="float" office:value="1.405928" calcext:value-type="float">
            <text:p>1.405928</text:p>
          </table:table-cell>
          <table:table-cell office:value-type="float" office:value="3.020616" calcext:value-type="float">
            <text:p>3.020616</text:p>
          </table:table-cell>
          <table:table-cell office:value-type="float" office:value="4.728399" calcext:value-type="float">
            <text:p>4.728399</text:p>
          </table:table-cell>
          <table:table-cell office:value-type="float" office:value="5.040615" calcext:value-type="float">
            <text:p>5.040615</text:p>
          </table:table-cell>
          <table:table-cell office:value-type="float" office:value="5.554628" calcext:value-type="float">
            <text:p>5.554628</text:p>
          </table:table-cell>
          <table:table-cell office:value-type="float" office:value="6.338959" calcext:value-type="float">
            <text:p>6.338959</text:p>
          </table:table-cell>
          <table:table-cell office:value-type="float" office:value="7.203189" calcext:value-type="float">
            <text:p>7.203189</text:p>
          </table:table-cell>
          <table:table-cell office:value-type="float" office:value="7.66898" calcext:value-type="float">
            <text:p>7.66898</text:p>
          </table:table-cell>
          <table:table-cell office:value-type="float" office:value="0" calcext:value-type="float">
            <text:p>0</text:p>
          </table:table-cell>
          <table:table-cell office:value-type="float" office:value="7.947182" calcext:value-type="float">
            <text:p>7.94718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07153" calcext:value-type="float">
            <text:p>1.80715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4.828388" calcext:value-type="float">
            <text:p>4.828388</text:p>
          </table:table-cell>
          <table:table-cell office:value-type="float" office:value="136.4157" calcext:value-type="float">
            <text:p>136.415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2649" calcext:value-type="float">
            <text:p>22.264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2" calcext:value-type="float">
            <text:p>2.851282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805" calcext:value-type="float">
            <text:p>1176.805</text:p>
          </table:table-cell>
          <table:table-cell office:value-type="float" office:value="1.494976" calcext:value-type="float">
            <text:p>1.494976</text:p>
          </table:table-cell>
          <table:table-cell office:value-type="float" office:value="0" calcext:value-type="float">
            <text:p>0</text:p>
          </table:table-cell>
          <table:table-cell office:value-type="float" office:value="0.2822455" calcext:value-type="float">
            <text:p>0.2822455</text:p>
          </table:table-cell>
          <table:table-cell office:value-type="float" office:value="0.1432789" calcext:value-type="float">
            <text:p>0.1432789</text:p>
          </table:table-cell>
          <table:table-cell office:value-type="float" office:value="0.1358457" calcext:value-type="float">
            <text:p>0.1358457</text:p>
          </table:table-cell>
          <table:table-cell office:value-type="float" office:value="0.06840241" calcext:value-type="float">
            <text:p>0.06840241</text:p>
          </table:table-cell>
          <table:table-cell office:value-type="float" office:value="0.06805424" calcext:value-type="float">
            <text:p>0.06805424</text:p>
          </table:table-cell>
          <table:table-cell office:value-type="float" office:value="0.02871787" calcext:value-type="float">
            <text:p>0.02871787</text:p>
          </table:table-cell>
          <table:table-cell office:value-type="float" office:value="0.0307365" calcext:value-type="float">
            <text:p>0.0307365</text:p>
          </table:table-cell>
          <table:table-cell office:value-type="float" office:value="0.06362394" calcext:value-type="float">
            <text:p>0.06362394</text:p>
          </table:table-cell>
          <table:table-cell office:value-type="float" office:value="0.1131583" calcext:value-type="float">
            <text:p>0.1131583</text:p>
          </table:table-cell>
          <table:table-cell office:value-type="float" office:value="0.1144391" calcext:value-type="float">
            <text:p>0.1144391</text:p>
          </table:table-cell>
          <table:table-cell office:value-type="float" office:value="0.1188408" calcext:value-type="float">
            <text:p>0.1188408</text:p>
          </table:table-cell>
          <table:table-cell office:value-type="float" office:value="0.1270087" calcext:value-type="float">
            <text:p>0.1270087</text:p>
          </table:table-cell>
          <table:table-cell office:value-type="float" office:value="0.1360258" calcext:value-type="float">
            <text:p>0.1360258</text:p>
          </table:table-cell>
          <table:table-cell office:value-type="float" office:value="0.1409115" calcext:value-type="float">
            <text:p>0.1409115</text:p>
          </table:table-cell>
          <table:table-cell office:value-type="float" office:value="0" calcext:value-type="float">
            <text:p>0</text:p>
          </table:table-cell>
          <table:table-cell office:value-type="float" office:value="8.589232" calcext:value-type="float">
            <text:p>8.589232</text:p>
          </table:table-cell>
          <table:table-cell office:value-type="float" office:value="7.525179" calcext:value-type="float">
            <text:p>7.525179</text:p>
          </table:table-cell>
          <table:table-cell office:value-type="float" office:value="11.56992" calcext:value-type="float">
            <text:p>11.56992</text:p>
          </table:table-cell>
          <table:table-cell office:value-type="float" office:value="3.494344" calcext:value-type="float">
            <text:p>3.494344</text:p>
          </table:table-cell>
          <table:table-cell office:value-type="float" office:value="2.891744" calcext:value-type="float">
            <text:p>2.891744</text:p>
          </table:table-cell>
          <table:table-cell office:value-type="float" office:value="1.624607" calcext:value-type="float">
            <text:p>1.624607</text:p>
          </table:table-cell>
          <table:table-cell office:value-type="float" office:value="1.409854" calcext:value-type="float">
            <text:p>1.409854</text:p>
          </table:table-cell>
          <table:table-cell office:value-type="float" office:value="3.027341" calcext:value-type="float">
            <text:p>3.027341</text:p>
          </table:table-cell>
          <table:table-cell office:value-type="float" office:value="4.737693" calcext:value-type="float">
            <text:p>4.737693</text:p>
          </table:table-cell>
          <table:table-cell office:value-type="float" office:value="5.049347" calcext:value-type="float">
            <text:p>5.049347</text:p>
          </table:table-cell>
          <table:table-cell office:value-type="float" office:value="5.563341" calcext:value-type="float">
            <text:p>5.563341</text:p>
          </table:table-cell>
          <table:table-cell office:value-type="float" office:value="6.34687" calcext:value-type="float">
            <text:p>6.34687</text:p>
          </table:table-cell>
          <table:table-cell office:value-type="float" office:value="7.210461" calcext:value-type="float">
            <text:p>7.210461</text:p>
          </table:table-cell>
          <table:table-cell office:value-type="float" office:value="7.676528" calcext:value-type="float">
            <text:p>7.676528</text:p>
          </table:table-cell>
          <table:table-cell office:value-type="float" office:value="0" calcext:value-type="float">
            <text:p>0</text:p>
          </table:table-cell>
          <table:table-cell office:value-type="float" office:value="6.126396" calcext:value-type="float">
            <text:p>6.12639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18185" calcext:value-type="float">
            <text:p>1.8181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4.822245" calcext:value-type="float">
            <text:p>4.822245</text:p>
          </table:table-cell>
          <table:table-cell office:value-type="float" office:value="136.4128" calcext:value-type="float">
            <text:p>136.412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29792" calcext:value-type="float">
            <text:p>22.2979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783" calcext:value-type="float">
            <text:p>1176.783</text:p>
          </table:table-cell>
          <table:table-cell office:value-type="float" office:value="1.498647" calcext:value-type="float">
            <text:p>1.498647</text:p>
          </table:table-cell>
          <table:table-cell office:value-type="float" office:value="0" calcext:value-type="float">
            <text:p>0</text:p>
          </table:table-cell>
          <table:table-cell office:value-type="float" office:value="0.2850106" calcext:value-type="float">
            <text:p>0.2850106</text:p>
          </table:table-cell>
          <table:table-cell office:value-type="float" office:value="0.1322063" calcext:value-type="float">
            <text:p>0.1322063</text:p>
          </table:table-cell>
          <table:table-cell office:value-type="float" office:value="0.1231856" calcext:value-type="float">
            <text:p>0.1231856</text:p>
          </table:table-cell>
          <table:table-cell office:value-type="float" office:value="0.06255349" calcext:value-type="float">
            <text:p>0.06255349</text:p>
          </table:table-cell>
          <table:table-cell office:value-type="float" office:value="0.06402044" calcext:value-type="float">
            <text:p>0.06402044</text:p>
          </table:table-cell>
          <table:table-cell office:value-type="float" office:value="0.02809146" calcext:value-type="float">
            <text:p>0.02809146</text:p>
          </table:table-cell>
          <table:table-cell office:value-type="float" office:value="0.03063036" calcext:value-type="float">
            <text:p>0.03063036</text:p>
          </table:table-cell>
          <table:table-cell office:value-type="float" office:value="0.06371829" calcext:value-type="float">
            <text:p>0.06371829</text:p>
          </table:table-cell>
          <table:table-cell office:value-type="float" office:value="0.1133468" calcext:value-type="float">
            <text:p>0.1133468</text:p>
          </table:table-cell>
          <table:table-cell office:value-type="float" office:value="0.1145612" calcext:value-type="float">
            <text:p>0.1145612</text:p>
          </table:table-cell>
          <table:table-cell office:value-type="float" office:value="0.118952" calcext:value-type="float">
            <text:p>0.118952</text:p>
          </table:table-cell>
          <table:table-cell office:value-type="float" office:value="0.1271065" calcext:value-type="float">
            <text:p>0.1271065</text:p>
          </table:table-cell>
          <table:table-cell office:value-type="float" office:value="0.1361016" calcext:value-type="float">
            <text:p>0.1361016</text:p>
          </table:table-cell>
          <table:table-cell office:value-type="float" office:value="0.141004" calcext:value-type="float">
            <text:p>0.141004</text:p>
          </table:table-cell>
          <table:table-cell office:value-type="float" office:value="0" calcext:value-type="float">
            <text:p>0</text:p>
          </table:table-cell>
          <table:table-cell office:value-type="float" office:value="8.666658" calcext:value-type="float">
            <text:p>8.666658</text:p>
          </table:table-cell>
          <table:table-cell office:value-type="float" office:value="7.550104" calcext:value-type="float">
            <text:p>7.550104</text:p>
          </table:table-cell>
          <table:table-cell office:value-type="float" office:value="11.58192" calcext:value-type="float">
            <text:p>11.58192</text:p>
          </table:table-cell>
          <table:table-cell office:value-type="float" office:value="3.509645" calcext:value-type="float">
            <text:p>3.509645</text:p>
          </table:table-cell>
          <table:table-cell office:value-type="float" office:value="2.909627" calcext:value-type="float">
            <text:p>2.909627</text:p>
          </table:table-cell>
          <table:table-cell office:value-type="float" office:value="1.628246" calcext:value-type="float">
            <text:p>1.628246</text:p>
          </table:table-cell>
          <table:table-cell office:value-type="float" office:value="1.413786" calcext:value-type="float">
            <text:p>1.413786</text:p>
          </table:table-cell>
          <table:table-cell office:value-type="float" office:value="3.034074" calcext:value-type="float">
            <text:p>3.034074</text:p>
          </table:table-cell>
          <table:table-cell office:value-type="float" office:value="4.74702" calcext:value-type="float">
            <text:p>4.74702</text:p>
          </table:table-cell>
          <table:table-cell office:value-type="float" office:value="5.058081" calcext:value-type="float">
            <text:p>5.058081</text:p>
          </table:table-cell>
          <table:table-cell office:value-type="float" office:value="5.572052" calcext:value-type="float">
            <text:p>5.572052</text:p>
          </table:table-cell>
          <table:table-cell office:value-type="float" office:value="6.354767" calcext:value-type="float">
            <text:p>6.354767</text:p>
          </table:table-cell>
          <table:table-cell office:value-type="float" office:value="7.217671" calcext:value-type="float">
            <text:p>7.217671</text:p>
          </table:table-cell>
          <table:table-cell office:value-type="float" office:value="7.684084" calcext:value-type="float">
            <text:p>7.684084</text:p>
          </table:table-cell>
          <table:table-cell office:value-type="float" office:value="0" calcext:value-type="float">
            <text:p>0</text:p>
          </table:table-cell>
          <table:table-cell office:value-type="float" office:value="3.005853" calcext:value-type="float">
            <text:p>3.00585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26657" calcext:value-type="float">
            <text:p>1.82665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4.81005" calcext:value-type="float">
            <text:p>4.81005</text:p>
          </table:table-cell>
          <table:table-cell office:value-type="float" office:value="136.411" calcext:value-type="float">
            <text:p>136.411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32995" calcext:value-type="float">
            <text:p>22.3299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761" calcext:value-type="float">
            <text:p>1176.761</text:p>
          </table:table-cell>
          <table:table-cell office:value-type="float" office:value="1.513177" calcext:value-type="float">
            <text:p>1.513177</text:p>
          </table:table-cell>
          <table:table-cell office:value-type="float" office:value="0" calcext:value-type="float">
            <text:p>0</text:p>
          </table:table-cell>
          <table:table-cell office:value-type="float" office:value="0.1749051" calcext:value-type="float">
            <text:p>0.1749051</text:p>
          </table:table-cell>
          <table:table-cell office:value-type="float" office:value="0.1360288" calcext:value-type="float">
            <text:p>0.1360288</text:p>
          </table:table-cell>
          <table:table-cell office:value-type="float" office:value="0.1248835" calcext:value-type="float">
            <text:p>0.1248835</text:p>
          </table:table-cell>
          <table:table-cell office:value-type="float" office:value="0.06206778" calcext:value-type="float">
            <text:p>0.06206778</text:p>
          </table:table-cell>
          <table:table-cell office:value-type="float" office:value="0.06222874" calcext:value-type="float">
            <text:p>0.06222874</text:p>
          </table:table-cell>
          <table:table-cell office:value-type="float" office:value="0.02712049" calcext:value-type="float">
            <text:p>0.02712049</text:p>
          </table:table-cell>
          <table:table-cell office:value-type="float" office:value="0.03009442" calcext:value-type="float">
            <text:p>0.03009442</text:p>
          </table:table-cell>
          <table:table-cell office:value-type="float" office:value="0.06360313" calcext:value-type="float">
            <text:p>0.06360313</text:p>
          </table:table-cell>
          <table:table-cell office:value-type="float" office:value="0.1134715" calcext:value-type="float">
            <text:p>0.1134715</text:p>
          </table:table-cell>
          <table:table-cell office:value-type="float" office:value="0.1146595" calcext:value-type="float">
            <text:p>0.1146595</text:p>
          </table:table-cell>
          <table:table-cell office:value-type="float" office:value="0.1190497" calcext:value-type="float">
            <text:p>0.1190497</text:p>
          </table:table-cell>
          <table:table-cell office:value-type="float" office:value="0.1271803" calcext:value-type="float">
            <text:p>0.1271803</text:p>
          </table:table-cell>
          <table:table-cell office:value-type="float" office:value="0.1361784" calcext:value-type="float">
            <text:p>0.1361784</text:p>
          </table:table-cell>
          <table:table-cell office:value-type="float" office:value="0.141089" calcext:value-type="float">
            <text:p>0.141089</text:p>
          </table:table-cell>
          <table:table-cell office:value-type="float" office:value="0" calcext:value-type="float">
            <text:p>0</text:p>
          </table:table-cell>
          <table:table-cell office:value-type="float" office:value="8.718775" calcext:value-type="float">
            <text:p>8.718775</text:p>
          </table:table-cell>
          <table:table-cell office:value-type="float" office:value="7.569347" calcext:value-type="float">
            <text:p>7.569347</text:p>
          </table:table-cell>
          <table:table-cell office:value-type="float" office:value="11.58987" calcext:value-type="float">
            <text:p>11.58987</text:p>
          </table:table-cell>
          <table:table-cell office:value-type="float" office:value="3.522336" calcext:value-type="float">
            <text:p>3.522336</text:p>
          </table:table-cell>
          <table:table-cell office:value-type="float" office:value="2.925129" calcext:value-type="float">
            <text:p>2.925129</text:p>
          </table:table-cell>
          <table:table-cell office:value-type="float" office:value="1.631557" calcext:value-type="float">
            <text:p>1.631557</text:p>
          </table:table-cell>
          <table:table-cell office:value-type="float" office:value="1.417589" calcext:value-type="float">
            <text:p>1.417589</text:p>
          </table:table-cell>
          <table:table-cell office:value-type="float" office:value="3.040771" calcext:value-type="float">
            <text:p>3.040771</text:p>
          </table:table-cell>
          <table:table-cell office:value-type="float" office:value="4.756346" calcext:value-type="float">
            <text:p>4.756346</text:p>
          </table:table-cell>
          <table:table-cell office:value-type="float" office:value="5.066814" calcext:value-type="float">
            <text:p>5.066814</text:p>
          </table:table-cell>
          <table:table-cell office:value-type="float" office:value="5.580764" calcext:value-type="float">
            <text:p>5.580764</text:p>
          </table:table-cell>
          <table:table-cell office:value-type="float" office:value="6.362633" calcext:value-type="float">
            <text:p>6.362633</text:p>
          </table:table-cell>
          <table:table-cell office:value-type="float" office:value="7.224881" calcext:value-type="float">
            <text:p>7.224881</text:p>
          </table:table-cell>
          <table:table-cell office:value-type="float" office:value="7.691639" calcext:value-type="float">
            <text:p>7.691639</text:p>
          </table:table-cell>
          <table:table-cell office:value-type="float" office:value="0" calcext:value-type="float">
            <text:p>0</text:p>
          </table:table-cell>
          <table:table-cell office:value-type="float" office:value="7.0221" calcext:value-type="float">
            <text:p>7.0221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39899" calcext:value-type="float">
            <text:p>1.8398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4.79465" calcext:value-type="float">
            <text:p>4.79465</text:p>
          </table:table-cell>
          <table:table-cell office:value-type="float" office:value="136.4097" calcext:value-type="float">
            <text:p>136.409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36237" calcext:value-type="float">
            <text:p>22.3623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741" calcext:value-type="float">
            <text:p>1176.741</text:p>
          </table:table-cell>
          <table:table-cell office:value-type="float" office:value="1.531289" calcext:value-type="float">
            <text:p>1.531289</text:p>
          </table:table-cell>
          <table:table-cell office:value-type="float" office:value="0" calcext:value-type="float">
            <text:p>0</text:p>
          </table:table-cell>
          <table:table-cell office:value-type="float" office:value="0.2238242" calcext:value-type="float">
            <text:p>0.2238242</text:p>
          </table:table-cell>
          <table:table-cell office:value-type="float" office:value="0.1614155" calcext:value-type="float">
            <text:p>0.1614155</text:p>
          </table:table-cell>
          <table:table-cell office:value-type="float" office:value="0.1365004" calcext:value-type="float">
            <text:p>0.1365004</text:p>
          </table:table-cell>
          <table:table-cell office:value-type="float" office:value="0.06890481" calcext:value-type="float">
            <text:p>0.06890481</text:p>
          </table:table-cell>
          <table:table-cell office:value-type="float" office:value="0.06755174" calcext:value-type="float">
            <text:p>0.06755174</text:p>
          </table:table-cell>
          <table:table-cell office:value-type="float" office:value="0.02771557" calcext:value-type="float">
            <text:p>0.02771557</text:p>
          </table:table-cell>
          <table:table-cell office:value-type="float" office:value="0.03032568" calcext:value-type="float">
            <text:p>0.03032568</text:p>
          </table:table-cell>
          <table:table-cell office:value-type="float" office:value="0.06358111" calcext:value-type="float">
            <text:p>0.06358111</text:p>
          </table:table-cell>
          <table:table-cell office:value-type="float" office:value="0.1135365" calcext:value-type="float">
            <text:p>0.1135365</text:p>
          </table:table-cell>
          <table:table-cell office:value-type="float" office:value="0.1147457" calcext:value-type="float">
            <text:p>0.1147457</text:p>
          </table:table-cell>
          <table:table-cell office:value-type="float" office:value="0.1191424" calcext:value-type="float">
            <text:p>0.1191424</text:p>
          </table:table-cell>
          <table:table-cell office:value-type="float" office:value="0.1272664" calcext:value-type="float">
            <text:p>0.1272664</text:p>
          </table:table-cell>
          <table:table-cell office:value-type="float" office:value="0.1362557" calcext:value-type="float">
            <text:p>0.1362557</text:p>
          </table:table-cell>
          <table:table-cell office:value-type="float" office:value="0.1411716" calcext:value-type="float">
            <text:p>0.1411716</text:p>
          </table:table-cell>
          <table:table-cell office:value-type="float" office:value="0" calcext:value-type="float">
            <text:p>0</text:p>
          </table:table-cell>
          <table:table-cell office:value-type="float" office:value="8.764697" calcext:value-type="float">
            <text:p>8.764697</text:p>
          </table:table-cell>
          <table:table-cell office:value-type="float" office:value="7.59475" calcext:value-type="float">
            <text:p>7.59475</text:p>
          </table:table-cell>
          <table:table-cell office:value-type="float" office:value="11.60055" calcext:value-type="float">
            <text:p>11.60055</text:p>
          </table:table-cell>
          <table:table-cell office:value-type="float" office:value="3.536302" calcext:value-type="float">
            <text:p>3.536302</text:p>
          </table:table-cell>
          <table:table-cell office:value-type="float" office:value="2.941286" calcext:value-type="float">
            <text:p>2.941286</text:p>
          </table:table-cell>
          <table:table-cell office:value-type="float" office:value="1.634808" calcext:value-type="float">
            <text:p>1.634808</text:p>
          </table:table-cell>
          <table:table-cell office:value-type="float" office:value="1.421332" calcext:value-type="float">
            <text:p>1.421332</text:p>
          </table:table-cell>
          <table:table-cell office:value-type="float" office:value="3.047418" calcext:value-type="float">
            <text:p>3.047418</text:p>
          </table:table-cell>
          <table:table-cell office:value-type="float" office:value="4.765672" calcext:value-type="float">
            <text:p>4.765672</text:p>
          </table:table-cell>
          <table:table-cell office:value-type="float" office:value="5.075548" calcext:value-type="float">
            <text:p>5.075548</text:p>
          </table:table-cell>
          <table:table-cell office:value-type="float" office:value="5.589476" calcext:value-type="float">
            <text:p>5.589476</text:p>
          </table:table-cell>
          <table:table-cell office:value-type="float" office:value="6.370505" calcext:value-type="float">
            <text:p>6.370505</text:p>
          </table:table-cell>
          <table:table-cell office:value-type="float" office:value="7.232091" calcext:value-type="float">
            <text:p>7.232091</text:p>
          </table:table-cell>
          <table:table-cell office:value-type="float" office:value="7.699186" calcext:value-type="float">
            <text:p>7.699186</text:p>
          </table:table-cell>
          <table:table-cell office:value-type="float" office:value="0" calcext:value-type="float">
            <text:p>0</text:p>
          </table:table-cell>
          <table:table-cell office:value-type="float" office:value="10.22312" calcext:value-type="float">
            <text:p>10.2231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55855" calcext:value-type="float">
            <text:p>1.8558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4.783036" calcext:value-type="float">
            <text:p>4.783036</text:p>
          </table:table-cell>
          <table:table-cell office:value-type="float" office:value="136.4078" calcext:value-type="float">
            <text:p>136.407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39515" calcext:value-type="float">
            <text:p>22.3951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721" calcext:value-type="float">
            <text:p>1176.721</text:p>
          </table:table-cell>
          <table:table-cell office:value-type="float" office:value="1.542941" calcext:value-type="float">
            <text:p>1.542941</text:p>
          </table:table-cell>
          <table:table-cell office:value-type="float" office:value="0" calcext:value-type="float">
            <text:p>0</text:p>
          </table:table-cell>
          <table:table-cell office:value-type="float" office:value="0.2151678" calcext:value-type="float">
            <text:p>0.2151678</text:p>
          </table:table-cell>
          <table:table-cell office:value-type="float" office:value="0.1548604" calcext:value-type="float">
            <text:p>0.1548604</text:p>
          </table:table-cell>
          <table:table-cell office:value-type="float" office:value="0.1348697" calcext:value-type="float">
            <text:p>0.1348697</text:p>
          </table:table-cell>
          <table:table-cell office:value-type="float" office:value="0.06965743" calcext:value-type="float">
            <text:p>0.06965743</text:p>
          </table:table-cell>
          <table:table-cell office:value-type="float" office:value="0.06890945" calcext:value-type="float">
            <text:p>0.06890945</text:p>
          </table:table-cell>
          <table:table-cell office:value-type="float" office:value="0.0280926" calcext:value-type="float">
            <text:p>0.0280926</text:p>
          </table:table-cell>
          <table:table-cell office:value-type="float" office:value="0.03064937" calcext:value-type="float">
            <text:p>0.03064937</text:p>
          </table:table-cell>
          <table:table-cell office:value-type="float" office:value="0.06370425" calcext:value-type="float">
            <text:p>0.06370425</text:p>
          </table:table-cell>
          <table:table-cell office:value-type="float" office:value="0.1136229" calcext:value-type="float">
            <text:p>0.1136229</text:p>
          </table:table-cell>
          <table:table-cell office:value-type="float" office:value="0.1148258" calcext:value-type="float">
            <text:p>0.1148258</text:p>
          </table:table-cell>
          <table:table-cell office:value-type="float" office:value="0.1192325" calcext:value-type="float">
            <text:p>0.1192325</text:p>
          </table:table-cell>
          <table:table-cell office:value-type="float" office:value="0.1273486" calcext:value-type="float">
            <text:p>0.1273486</text:p>
          </table:table-cell>
          <table:table-cell office:value-type="float" office:value="0.1363329" calcext:value-type="float">
            <text:p>0.1363329</text:p>
          </table:table-cell>
          <table:table-cell office:value-type="float" office:value="0.1412534" calcext:value-type="float">
            <text:p>0.1412534</text:p>
          </table:table-cell>
          <table:table-cell office:value-type="float" office:value="0" calcext:value-type="float">
            <text:p>0</text:p>
          </table:table-cell>
          <table:table-cell office:value-type="float" office:value="8.816599" calcext:value-type="float">
            <text:p>8.816599</text:p>
          </table:table-cell>
          <table:table-cell office:value-type="float" office:value="7.622367" calcext:value-type="float">
            <text:p>7.622367</text:p>
          </table:table-cell>
          <table:table-cell office:value-type="float" office:value="11.61315" calcext:value-type="float">
            <text:p>11.61315</text:p>
          </table:table-cell>
          <table:table-cell office:value-type="float" office:value="3.551798" calcext:value-type="float">
            <text:p>3.551798</text:p>
          </table:table-cell>
          <table:table-cell office:value-type="float" office:value="2.958825" calcext:value-type="float">
            <text:p>2.958825</text:p>
          </table:table-cell>
          <table:table-cell office:value-type="float" office:value="1.63819" calcext:value-type="float">
            <text:p>1.63819</text:p>
          </table:table-cell>
          <table:table-cell office:value-type="float" office:value="1.425127" calcext:value-type="float">
            <text:p>1.425127</text:p>
          </table:table-cell>
          <table:table-cell office:value-type="float" office:value="3.054055" calcext:value-type="float">
            <text:p>3.054055</text:p>
          </table:table-cell>
          <table:table-cell office:value-type="float" office:value="4.774998" calcext:value-type="float">
            <text:p>4.774998</text:p>
          </table:table-cell>
          <table:table-cell office:value-type="float" office:value="5.084282" calcext:value-type="float">
            <text:p>5.084282</text:p>
          </table:table-cell>
          <table:table-cell office:value-type="float" office:value="5.598143" calcext:value-type="float">
            <text:p>5.598143</text:p>
          </table:table-cell>
          <table:table-cell office:value-type="float" office:value="6.378371" calcext:value-type="float">
            <text:p>6.378371</text:p>
          </table:table-cell>
          <table:table-cell office:value-type="float" office:value="7.239302" calcext:value-type="float">
            <text:p>7.239302</text:p>
          </table:table-cell>
          <table:table-cell office:value-type="float" office:value="7.706743" calcext:value-type="float">
            <text:p>7.706743</text:p>
          </table:table-cell>
          <table:table-cell office:value-type="float" office:value="0" calcext:value-type="float">
            <text:p>0</text:p>
          </table:table-cell>
          <table:table-cell office:value-type="float" office:value="9.354403" calcext:value-type="float">
            <text:p>9.35440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68584" calcext:value-type="float">
            <text:p>1.8685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4.769758" calcext:value-type="float">
            <text:p>4.769758</text:p>
          </table:table-cell>
          <table:table-cell office:value-type="float" office:value="136.4065" calcext:value-type="float">
            <text:p>136.406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42765" calcext:value-type="float">
            <text:p>22.4276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702" calcext:value-type="float">
            <text:p>1176.702</text:p>
          </table:table-cell>
          <table:table-cell office:value-type="float" office:value="1.555815" calcext:value-type="float">
            <text:p>1.555815</text:p>
          </table:table-cell>
          <table:table-cell office:value-type="float" office:value="0" calcext:value-type="float">
            <text:p>0</text:p>
          </table:table-cell>
          <table:table-cell office:value-type="float" office:value="0.237188" calcext:value-type="float">
            <text:p>0.237188</text:p>
          </table:table-cell>
          <table:table-cell office:value-type="float" office:value="0.1587234" calcext:value-type="float">
            <text:p>0.1587234</text:p>
          </table:table-cell>
          <table:table-cell office:value-type="float" office:value="0.1354553" calcext:value-type="float">
            <text:p>0.1354553</text:p>
          </table:table-cell>
          <table:table-cell office:value-type="float" office:value="0.06954101" calcext:value-type="float">
            <text:p>0.06954101</text:p>
          </table:table-cell>
          <table:table-cell office:value-type="float" office:value="0.06882006" calcext:value-type="float">
            <text:p>0.06882006</text:p>
          </table:table-cell>
          <table:table-cell office:value-type="float" office:value="0.02786061" calcext:value-type="float">
            <text:p>0.02786061</text:p>
          </table:table-cell>
          <table:table-cell office:value-type="float" office:value="0.0305968" calcext:value-type="float">
            <text:p>0.0305968</text:p>
          </table:table-cell>
          <table:table-cell office:value-type="float" office:value="0.0637658" calcext:value-type="float">
            <text:p>0.0637658</text:p>
          </table:table-cell>
          <table:table-cell office:value-type="float" office:value="0.1137284" calcext:value-type="float">
            <text:p>0.1137284</text:p>
          </table:table-cell>
          <table:table-cell office:value-type="float" office:value="0.1149041" calcext:value-type="float">
            <text:p>0.1149041</text:p>
          </table:table-cell>
          <table:table-cell office:value-type="float" office:value="0.1193215" calcext:value-type="float">
            <text:p>0.1193215</text:p>
          </table:table-cell>
          <table:table-cell office:value-type="float" office:value="0.1274319" calcext:value-type="float">
            <text:p>0.1274319</text:p>
          </table:table-cell>
          <table:table-cell office:value-type="float" office:value="0.1364103" calcext:value-type="float">
            <text:p>0.1364103</text:p>
          </table:table-cell>
          <table:table-cell office:value-type="float" office:value="0.1413348" calcext:value-type="float">
            <text:p>0.1413348</text:p>
          </table:table-cell>
          <table:table-cell office:value-type="float" office:value="0" calcext:value-type="float">
            <text:p>0</text:p>
          </table:table-cell>
          <table:table-cell office:value-type="float" office:value="8.865918" calcext:value-type="float">
            <text:p>8.865918</text:p>
          </table:table-cell>
          <table:table-cell office:value-type="float" office:value="7.647338" calcext:value-type="float">
            <text:p>7.647338</text:p>
          </table:table-cell>
          <table:table-cell office:value-type="float" office:value="11.62438" calcext:value-type="float">
            <text:p>11.62438</text:p>
          </table:table-cell>
          <table:table-cell office:value-type="float" office:value="3.566546" calcext:value-type="float">
            <text:p>3.566546</text:p>
          </table:table-cell>
          <table:table-cell office:value-type="float" office:value="2.975832" calcext:value-type="float">
            <text:p>2.975832</text:p>
          </table:table-cell>
          <table:table-cell office:value-type="float" office:value="1.641506" calcext:value-type="float">
            <text:p>1.641506</text:p>
          </table:table-cell>
          <table:table-cell office:value-type="float" office:value="1.428904" calcext:value-type="float">
            <text:p>1.428904</text:p>
          </table:table-cell>
          <table:table-cell office:value-type="float" office:value="3.060681" calcext:value-type="float">
            <text:p>3.060681</text:p>
          </table:table-cell>
          <table:table-cell office:value-type="float" office:value="4.784323" calcext:value-type="float">
            <text:p>4.784323</text:p>
          </table:table-cell>
          <table:table-cell office:value-type="float" office:value="5.093014" calcext:value-type="float">
            <text:p>5.093014</text:p>
          </table:table-cell>
          <table:table-cell office:value-type="float" office:value="5.606798" calcext:value-type="float">
            <text:p>5.606798</text:p>
          </table:table-cell>
          <table:table-cell office:value-type="float" office:value="6.386244" calcext:value-type="float">
            <text:p>6.386244</text:p>
          </table:table-cell>
          <table:table-cell office:value-type="float" office:value="7.246511" calcext:value-type="float">
            <text:p>7.246511</text:p>
          </table:table-cell>
          <table:table-cell office:value-type="float" office:value="7.71429" calcext:value-type="float">
            <text:p>7.71429</text:p>
          </table:table-cell>
          <table:table-cell office:value-type="float" office:value="0" calcext:value-type="float">
            <text:p>0</text:p>
          </table:table-cell>
          <table:table-cell office:value-type="float" office:value="10.30123" calcext:value-type="float">
            <text:p>10.3012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82515" calcext:value-type="float">
            <text:p>1.8825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4.757928" calcext:value-type="float">
            <text:p>4.757928</text:p>
          </table:table-cell>
          <table:table-cell office:value-type="float" office:value="136.4047" calcext:value-type="float">
            <text:p>136.404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46025" calcext:value-type="float">
            <text:p>22.4602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682" calcext:value-type="float">
            <text:p>1176.682</text:p>
          </table:table-cell>
          <table:table-cell office:value-type="float" office:value="1.56539" calcext:value-type="float">
            <text:p>1.56539</text:p>
          </table:table-cell>
          <table:table-cell office:value-type="float" office:value="0" calcext:value-type="float">
            <text:p>0</text:p>
          </table:table-cell>
          <table:table-cell office:value-type="float" office:value="0.224702" calcext:value-type="float">
            <text:p>0.224702</text:p>
          </table:table-cell>
          <table:table-cell office:value-type="float" office:value="0.155159" calcext:value-type="float">
            <text:p>0.155159</text:p>
          </table:table-cell>
          <table:table-cell office:value-type="float" office:value="0.1353264" calcext:value-type="float">
            <text:p>0.1353264</text:p>
          </table:table-cell>
          <table:table-cell office:value-type="float" office:value="0.07059503" calcext:value-type="float">
            <text:p>0.07059503</text:p>
          </table:table-cell>
          <table:table-cell office:value-type="float" office:value="0.07038005" calcext:value-type="float">
            <text:p>0.07038005</text:p>
          </table:table-cell>
          <table:table-cell office:value-type="float" office:value="0.02800909" calcext:value-type="float">
            <text:p>0.02800909</text:p>
          </table:table-cell>
          <table:table-cell office:value-type="float" office:value="0.03072297" calcext:value-type="float">
            <text:p>0.03072297</text:p>
          </table:table-cell>
          <table:table-cell office:value-type="float" office:value="0.06382013" calcext:value-type="float">
            <text:p>0.06382013</text:p>
          </table:table-cell>
          <table:table-cell office:value-type="float" office:value="0.113832" calcext:value-type="float">
            <text:p>0.113832</text:p>
          </table:table-cell>
          <table:table-cell office:value-type="float" office:value="0.1149814" calcext:value-type="float">
            <text:p>0.1149814</text:p>
          </table:table-cell>
          <table:table-cell office:value-type="float" office:value="0.1194094" calcext:value-type="float">
            <text:p>0.1194094</text:p>
          </table:table-cell>
          <table:table-cell office:value-type="float" office:value="0.1275143" calcext:value-type="float">
            <text:p>0.1275143</text:p>
          </table:table-cell>
          <table:table-cell office:value-type="float" office:value="0.1364873" calcext:value-type="float">
            <text:p>0.1364873</text:p>
          </table:table-cell>
          <table:table-cell office:value-type="float" office:value="0.1414161" calcext:value-type="float">
            <text:p>0.1414161</text:p>
          </table:table-cell>
          <table:table-cell office:value-type="float" office:value="0" calcext:value-type="float">
            <text:p>0</text:p>
          </table:table-cell>
          <table:table-cell office:value-type="float" office:value="8.916761" calcext:value-type="float">
            <text:p>8.916761</text:p>
          </table:table-cell>
          <table:table-cell office:value-type="float" office:value="7.673443" calcext:value-type="float">
            <text:p>7.673443</text:p>
          </table:table-cell>
          <table:table-cell office:value-type="float" office:value="11.63646" calcext:value-type="float">
            <text:p>11.63646</text:p>
          </table:table-cell>
          <table:table-cell office:value-type="float" office:value="3.581717" calcext:value-type="float">
            <text:p>3.581717</text:p>
          </table:table-cell>
          <table:table-cell office:value-type="float" office:value="2.993214" calcext:value-type="float">
            <text:p>2.993214</text:p>
          </table:table-cell>
          <table:table-cell office:value-type="float" office:value="1.644793" calcext:value-type="float">
            <text:p>1.644793</text:p>
          </table:table-cell>
          <table:table-cell office:value-type="float" office:value="1.432653" calcext:value-type="float">
            <text:p>1.432653</text:p>
          </table:table-cell>
          <table:table-cell office:value-type="float" office:value="3.067284" calcext:value-type="float">
            <text:p>3.067284</text:p>
          </table:table-cell>
          <table:table-cell office:value-type="float" office:value="4.793648" calcext:value-type="float">
            <text:p>4.793648</text:p>
          </table:table-cell>
          <table:table-cell office:value-type="float" office:value="5.101749" calcext:value-type="float">
            <text:p>5.101749</text:p>
          </table:table-cell>
          <table:table-cell office:value-type="float" office:value="5.615452" calcext:value-type="float">
            <text:p>5.615452</text:p>
          </table:table-cell>
          <table:table-cell office:value-type="float" office:value="6.394087" calcext:value-type="float">
            <text:p>6.394087</text:p>
          </table:table-cell>
          <table:table-cell office:value-type="float" office:value="7.253722" calcext:value-type="float">
            <text:p>7.253722</text:p>
          </table:table-cell>
          <table:table-cell office:value-type="float" office:value="7.721823" calcext:value-type="float">
            <text:p>7.721823</text:p>
          </table:table-cell>
          <table:table-cell office:value-type="float" office:value="0" calcext:value-type="float">
            <text:p>0</text:p>
          </table:table-cell>
          <table:table-cell office:value-type="float" office:value="9.588074" calcext:value-type="float">
            <text:p>9.58807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895309" calcext:value-type="float">
            <text:p>1.8953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4.751921" calcext:value-type="float">
            <text:p>4.751921</text:p>
          </table:table-cell>
          <table:table-cell office:value-type="float" office:value="136.4025" calcext:value-type="float">
            <text:p>136.402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49232" calcext:value-type="float">
            <text:p>22.4923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285" calcext:value-type="float">
            <text:p>2.85128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6" calcext:value-type="float">
            <text:p>-0.001330076</text:p>
          </table:table-cell>
          <table:table-cell office:value-type="float" office:value="1176.661" calcext:value-type="float">
            <text:p>1176.661</text:p>
          </table:table-cell>
          <table:table-cell office:value-type="float" office:value="1.569012" calcext:value-type="float">
            <text:p>1.569012</text:p>
          </table:table-cell>
          <table:table-cell office:value-type="float" office:value="0" calcext:value-type="float">
            <text:p>0</text:p>
          </table:table-cell>
          <table:table-cell office:value-type="float" office:value="0.2541426" calcext:value-type="float">
            <text:p>0.2541426</text:p>
          </table:table-cell>
          <table:table-cell office:value-type="float" office:value="0.1283952" calcext:value-type="float">
            <text:p>0.1283952</text:p>
          </table:table-cell>
          <table:table-cell office:value-type="float" office:value="0.1192843" calcext:value-type="float">
            <text:p>0.1192843</text:p>
          </table:table-cell>
          <table:table-cell office:value-type="float" office:value="0.06247489" calcext:value-type="float">
            <text:p>0.06247489</text:p>
          </table:table-cell>
          <table:table-cell office:value-type="float" office:value="0.06424478" calcext:value-type="float">
            <text:p>0.06424478</text:p>
          </table:table-cell>
          <table:table-cell office:value-type="float" office:value="0.02705408" calcext:value-type="float">
            <text:p>0.02705408</text:p>
          </table:table-cell>
          <table:table-cell office:value-type="float" office:value="0.03037597" calcext:value-type="float">
            <text:p>0.03037597</text:p>
          </table:table-cell>
          <table:table-cell office:value-type="float" office:value="0.06381945" calcext:value-type="float">
            <text:p>0.06381945</text:p>
          </table:table-cell>
          <table:table-cell office:value-type="float" office:value="0.1139375" calcext:value-type="float">
            <text:p>0.1139375</text:p>
          </table:table-cell>
          <table:table-cell office:value-type="float" office:value="0.115058" calcext:value-type="float">
            <text:p>0.115058</text:p>
          </table:table-cell>
          <table:table-cell office:value-type="float" office:value="0.1194966" calcext:value-type="float">
            <text:p>0.1194966</text:p>
          </table:table-cell>
          <table:table-cell office:value-type="float" office:value="0.1276009" calcext:value-type="float">
            <text:p>0.1276009</text:p>
          </table:table-cell>
          <table:table-cell office:value-type="float" office:value="0.1365641" calcext:value-type="float">
            <text:p>0.1365641</text:p>
          </table:table-cell>
          <table:table-cell office:value-type="float" office:value="0.1414971" calcext:value-type="float">
            <text:p>0.1414971</text:p>
          </table:table-cell>
          <table:table-cell office:value-type="float" office:value="0" calcext:value-type="float">
            <text:p>0</text:p>
          </table:table-cell>
          <table:table-cell office:value-type="float" office:value="8.972903" calcext:value-type="float">
            <text:p>8.972903</text:p>
          </table:table-cell>
          <table:table-cell office:value-type="float" office:value="7.693424" calcext:value-type="float">
            <text:p>7.693424</text:p>
          </table:table-cell>
          <table:table-cell office:value-type="float" office:value="11.64565" calcext:value-type="float">
            <text:p>11.64565</text:p>
          </table:table-cell>
          <table:table-cell office:value-type="float" office:value="3.595565" calcext:value-type="float">
            <text:p>3.595565</text:p>
          </table:table-cell>
          <table:table-cell office:value-type="float" office:value="3.009719" calcext:value-type="float">
            <text:p>3.009719</text:p>
          </table:table-cell>
          <table:table-cell office:value-type="float" office:value="1.647974" calcext:value-type="float">
            <text:p>1.647974</text:p>
          </table:table-cell>
          <table:table-cell office:value-type="float" office:value="1.43636" calcext:value-type="float">
            <text:p>1.43636</text:p>
          </table:table-cell>
          <table:table-cell office:value-type="float" office:value="3.073861" calcext:value-type="float">
            <text:p>3.073861</text:p>
          </table:table-cell>
          <table:table-cell office:value-type="float" office:value="4.802973" calcext:value-type="float">
            <text:p>4.802973</text:p>
          </table:table-cell>
          <table:table-cell office:value-type="float" office:value="5.110482" calcext:value-type="float">
            <text:p>5.110482</text:p>
          </table:table-cell>
          <table:table-cell office:value-type="float" office:value="5.624106" calcext:value-type="float">
            <text:p>5.624106</text:p>
          </table:table-cell>
          <table:table-cell office:value-type="float" office:value="6.40192" calcext:value-type="float">
            <text:p>6.40192</text:p>
          </table:table-cell>
          <table:table-cell office:value-type="float" office:value="7.260888" calcext:value-type="float">
            <text:p>7.260888</text:p>
          </table:table-cell>
          <table:table-cell office:value-type="float" office:value="7.729292" calcext:value-type="float">
            <text:p>7.729292</text:p>
          </table:table-cell>
          <table:table-cell office:value-type="float" office:value="0" calcext:value-type="float">
            <text:p>0</text:p>
          </table:table-cell>
          <table:table-cell office:value-type="float" office:value="5.424734" calcext:value-type="float">
            <text:p>5.42473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02842" calcext:value-type="float">
            <text:p>1.90284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4.747521" calcext:value-type="float">
            <text:p>4.747521</text:p>
          </table:table-cell>
          <table:table-cell office:value-type="float" office:value="136.4005" calcext:value-type="float">
            <text:p>136.400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52324" calcext:value-type="float">
            <text:p>22.5232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1307" calcext:value-type="float">
            <text:p>2.85130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30075" calcext:value-type="float">
            <text:p>-0.001330075</text:p>
          </table:table-cell>
          <table:table-cell office:value-type="float" office:value="1176.638" calcext:value-type="float">
            <text:p>1176.638</text:p>
          </table:table-cell>
          <table:table-cell office:value-type="float" office:value="1.5717" calcext:value-type="float">
            <text:p>1.5717</text:p>
          </table:table-cell>
          <table:table-cell office:value-type="float" office:value="0" calcext:value-type="float">
            <text:p>0</text:p>
          </table:table-cell>
          <table:table-cell office:value-type="float" office:value="0.1323897" calcext:value-type="float">
            <text:p>0.1323897</text:p>
          </table:table-cell>
          <table:table-cell office:value-type="float" office:value="0.09865852" calcext:value-type="float">
            <text:p>0.09865852</text:p>
          </table:table-cell>
          <table:table-cell office:value-type="float" office:value="0.107701" calcext:value-type="float">
            <text:p>0.107701</text:p>
          </table:table-cell>
          <table:table-cell office:value-type="float" office:value="0.05480824" calcext:value-type="float">
            <text:p>0.05480824</text:p>
          </table:table-cell>
          <table:table-cell office:value-type="float" office:value="0.05717763" calcext:value-type="float">
            <text:p>0.05717763</text:p>
          </table:table-cell>
          <table:table-cell office:value-type="float" office:value="0.02556423" calcext:value-type="float">
            <text:p>0.02556423</text:p>
          </table:table-cell>
          <table:table-cell office:value-type="float" office:value="0.02957314" calcext:value-type="float">
            <text:p>0.02957314</text:p>
          </table:table-cell>
          <table:table-cell office:value-type="float" office:value="0.06361313" calcext:value-type="float">
            <text:p>0.06361313</text:p>
          </table:table-cell>
          <table:table-cell office:value-type="float" office:value="0.114012" calcext:value-type="float">
            <text:p>0.114012</text:p>
          </table:table-cell>
          <table:table-cell office:value-type="float" office:value="0.1151327" calcext:value-type="float">
            <text:p>0.1151327</text:p>
          </table:table-cell>
          <table:table-cell office:value-type="float" office:value="0.1195837" calcext:value-type="float">
            <text:p>0.1195837</text:p>
          </table:table-cell>
          <table:table-cell office:value-type="float" office:value="0.1276741" calcext:value-type="float">
            <text:p>0.1276741</text:p>
          </table:table-cell>
          <table:table-cell office:value-type="float" office:value="0.1366409" calcext:value-type="float">
            <text:p>0.1366409</text:p>
          </table:table-cell>
          <table:table-cell office:value-type="float" office:value="0.141578" calcext:value-type="float">
            <text:p>0.141578</text:p>
          </table:table-cell>
          <table:table-cell office:value-type="float" office:value="0" calcext:value-type="float">
            <text:p>0</text:p>
          </table:table-cell>
          <table:table-cell office:value-type="float" office:value="9.01053" calcext:value-type="float">
            <text:p>9.01053</text:p>
          </table:table-cell>
          <table:table-cell office:value-type="float" office:value="7.705048" calcext:value-type="float">
            <text:p>7.705048</text:p>
          </table:table-cell>
          <table:table-cell office:value-type="float" office:value="11.64971" calcext:value-type="float">
            <text:p>11.64971</text:p>
          </table:table-cell>
          <table:table-cell office:value-type="float" office:value="3.606069" calcext:value-type="float">
            <text:p>3.606069</text:p>
          </table:table-cell>
          <table:table-cell office:value-type="float" office:value="3.023215" calcext:value-type="float">
            <text:p>3.023215</text:p>
          </table:table-cell>
          <table:table-cell office:value-type="float" office:value="1.650782" calcext:value-type="float">
            <text:p>1.650782</text:p>
          </table:table-cell>
          <table:table-cell office:value-type="float" office:value="1.439887" calcext:value-type="float">
            <text:p>1.439887</text:p>
          </table:table-cell>
          <table:table-cell office:value-type="float" office:value="3.08038" calcext:value-type="float">
            <text:p>3.08038</text:p>
          </table:table-cell>
          <table:table-cell office:value-type="float" office:value="4.812292" calcext:value-type="float">
            <text:p>4.812292</text:p>
          </table:table-cell>
          <table:table-cell office:value-type="float" office:value="5.119215" calcext:value-type="float">
            <text:p>5.119215</text:p>
          </table:table-cell>
          <table:table-cell office:value-type="float" office:value="5.632761" calcext:value-type="float">
            <text:p>5.632761</text:p>
          </table:table-cell>
          <table:table-cell office:value-type="float" office:value="6.409751" calcext:value-type="float">
            <text:p>6.409751</text:p>
          </table:table-cell>
          <table:table-cell office:value-type="float" office:value="7.26802" calcext:value-type="float">
            <text:p>7.26802</text:p>
          </table:table-cell>
          <table:table-cell office:value-type="float" office:value="7.736762" calcext:value-type="float">
            <text:p>7.736762</text:p>
          </table:table-cell>
          <table:table-cell office:value-type="float" office:value="0" calcext:value-type="float">
            <text:p>0</text:p>
          </table:table-cell>
          <table:table-cell office:value-type="float" office:value="3.401214" calcext:value-type="float">
            <text:p>3.40121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08649" calcext:value-type="float">
            <text:p>1.9086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4.743242" calcext:value-type="float">
            <text:p>4.743242</text:p>
          </table:table-cell>
          <table:table-cell office:value-type="float" office:value="136.3988" calcext:value-type="float">
            <text:p>136.398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5532" calcext:value-type="float">
            <text:p>22.553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2869" calcext:value-type="float">
            <text:p>2.852869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988" calcext:value-type="float">
            <text:p>-0.001329988</text:p>
          </table:table-cell>
          <table:table-cell office:value-type="float" office:value="1176.615" calcext:value-type="float">
            <text:p>1176.615</text:p>
          </table:table-cell>
          <table:table-cell office:value-type="float" office:value="1.573832" calcext:value-type="float">
            <text:p>1.573832</text:p>
          </table:table-cell>
          <table:table-cell office:value-type="float" office:value="0" calcext:value-type="float">
            <text:p>0</text:p>
          </table:table-cell>
          <table:table-cell office:value-type="float" office:value="0.1091845" calcext:value-type="float">
            <text:p>0.1091845</text:p>
          </table:table-cell>
          <table:table-cell office:value-type="float" office:value="0.09012167" calcext:value-type="float">
            <text:p>0.09012167</text:p>
          </table:table-cell>
          <table:table-cell office:value-type="float" office:value="0.1020523" calcext:value-type="float">
            <text:p>0.1020523</text:p>
          </table:table-cell>
          <table:table-cell office:value-type="float" office:value="0.0502669" calcext:value-type="float">
            <text:p>0.0502669</text:p>
          </table:table-cell>
          <table:table-cell office:value-type="float" office:value="0.0522217" calcext:value-type="float">
            <text:p>0.0522217</text:p>
          </table:table-cell>
          <table:table-cell office:value-type="float" office:value="0.02433938" calcext:value-type="float">
            <text:p>0.02433938</text:p>
          </table:table-cell>
          <table:table-cell office:value-type="float" office:value="0.0284106" calcext:value-type="float">
            <text:p>0.0284106</text:p>
          </table:table-cell>
          <table:table-cell office:value-type="float" office:value="0.06327798" calcext:value-type="float">
            <text:p>0.06327798</text:p>
          </table:table-cell>
          <table:table-cell office:value-type="float" office:value="0.1140323" calcext:value-type="float">
            <text:p>0.1140323</text:p>
          </table:table-cell>
          <table:table-cell office:value-type="float" office:value="0.1152024" calcext:value-type="float">
            <text:p>0.1152024</text:p>
          </table:table-cell>
          <table:table-cell office:value-type="float" office:value="0.1196703" calcext:value-type="float">
            <text:p>0.1196703</text:p>
          </table:table-cell>
          <table:table-cell office:value-type="float" office:value="0.1277549" calcext:value-type="float">
            <text:p>0.1277549</text:p>
          </table:table-cell>
          <table:table-cell office:value-type="float" office:value="0.1367175" calcext:value-type="float">
            <text:p>0.1367175</text:p>
          </table:table-cell>
          <table:table-cell office:value-type="float" office:value="0.1416585" calcext:value-type="float">
            <text:p>0.1416585</text:p>
          </table:table-cell>
          <table:table-cell office:value-type="float" office:value="0" calcext:value-type="float">
            <text:p>0</text:p>
          </table:table-cell>
          <table:table-cell office:value-type="float" office:value="9.025148" calcext:value-type="float">
            <text:p>9.025148</text:p>
          </table:table-cell>
          <table:table-cell office:value-type="float" office:value="7.711425" calcext:value-type="float">
            <text:p>7.711425</text:p>
          </table:table-cell>
          <table:table-cell office:value-type="float" office:value="11.65043" calcext:value-type="float">
            <text:p>11.65043</text:p>
          </table:table-cell>
          <table:table-cell office:value-type="float" office:value="3.61403" calcext:value-type="float">
            <text:p>3.61403</text:p>
          </table:table-cell>
          <table:table-cell office:value-type="float" office:value="3.034161" calcext:value-type="float">
            <text:p>3.034161</text:p>
          </table:table-cell>
          <table:table-cell office:value-type="float" office:value="1.653229" calcext:value-type="float">
            <text:p>1.653229</text:p>
          </table:table-cell>
          <table:table-cell office:value-type="float" office:value="1.443154" calcext:value-type="float">
            <text:p>1.443154</text:p>
          </table:table-cell>
          <table:table-cell office:value-type="float" office:value="3.086801" calcext:value-type="float">
            <text:p>3.086801</text:p>
          </table:table-cell>
          <table:table-cell office:value-type="float" office:value="4.82157" calcext:value-type="float">
            <text:p>4.82157</text:p>
          </table:table-cell>
          <table:table-cell office:value-type="float" office:value="5.127946" calcext:value-type="float">
            <text:p>5.127946</text:p>
          </table:table-cell>
          <table:table-cell office:value-type="float" office:value="5.641416" calcext:value-type="float">
            <text:p>5.641416</text:p>
          </table:table-cell>
          <table:table-cell office:value-type="float" office:value="6.417581" calcext:value-type="float">
            <text:p>6.417581</text:p>
          </table:table-cell>
          <table:table-cell office:value-type="float" office:value="7.275153" calcext:value-type="float">
            <text:p>7.275153</text:p>
          </table:table-cell>
          <table:table-cell office:value-type="float" office:value="7.744231" calcext:value-type="float">
            <text:p>7.744231</text:p>
          </table:table-cell>
          <table:table-cell office:value-type="float" office:value="0" calcext:value-type="float">
            <text:p>0</text:p>
          </table:table-cell>
          <table:table-cell office:value-type="float" office:value="2.645255" calcext:value-type="float">
            <text:p>2.64525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1413" calcext:value-type="float">
            <text:p>1.914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4.736659" calcext:value-type="float">
            <text:p>4.736659</text:p>
          </table:table-cell>
          <table:table-cell office:value-type="float" office:value="136.3975" calcext:value-type="float">
            <text:p>136.397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58304" calcext:value-type="float">
            <text:p>22.5830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4423" calcext:value-type="float">
            <text:p>2.8544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902" calcext:value-type="float">
            <text:p>-0.001329902</text:p>
          </table:table-cell>
          <table:table-cell office:value-type="float" office:value="1176.591" calcext:value-type="float">
            <text:p>1176.591</text:p>
          </table:table-cell>
          <table:table-cell office:value-type="float" office:value="1.578786" calcext:value-type="float">
            <text:p>1.578786</text:p>
          </table:table-cell>
          <table:table-cell office:value-type="float" office:value="0" calcext:value-type="float">
            <text:p>0</text:p>
          </table:table-cell>
          <table:table-cell office:value-type="float" office:value="0.2000268" calcext:value-type="float">
            <text:p>0.2000268</text:p>
          </table:table-cell>
          <table:table-cell office:value-type="float" office:value="0.1066512" calcext:value-type="float">
            <text:p>0.1066512</text:p>
          </table:table-cell>
          <table:table-cell office:value-type="float" office:value="0.1048924" calcext:value-type="float">
            <text:p>0.1048924</text:p>
          </table:table-cell>
          <table:table-cell office:value-type="float" office:value="0.05064505" calcext:value-type="float">
            <text:p>0.05064505</text:p>
          </table:table-cell>
          <table:table-cell office:value-type="float" office:value="0.05141514" calcext:value-type="float">
            <text:p>0.05141514</text:p>
          </table:table-cell>
          <table:table-cell office:value-type="float" office:value="0.02378917" calcext:value-type="float">
            <text:p>0.02378917</text:p>
          </table:table-cell>
          <table:table-cell office:value-type="float" office:value="0.02771392" calcext:value-type="float">
            <text:p>0.02771392</text:p>
          </table:table-cell>
          <table:table-cell office:value-type="float" office:value="0.06296121" calcext:value-type="float">
            <text:p>0.06296121</text:p>
          </table:table-cell>
          <table:table-cell office:value-type="float" office:value="0.1140114" calcext:value-type="float">
            <text:p>0.1140114</text:p>
          </table:table-cell>
          <table:table-cell office:value-type="float" office:value="0.1152657" calcext:value-type="float">
            <text:p>0.1152657</text:p>
          </table:table-cell>
          <table:table-cell office:value-type="float" office:value="0.1197561" calcext:value-type="float">
            <text:p>0.1197561</text:p>
          </table:table-cell>
          <table:table-cell office:value-type="float" office:value="0.1278449" calcext:value-type="float">
            <text:p>0.1278449</text:p>
          </table:table-cell>
          <table:table-cell office:value-type="float" office:value="0.1367939" calcext:value-type="float">
            <text:p>0.1367939</text:p>
          </table:table-cell>
          <table:table-cell office:value-type="float" office:value="0.1417391" calcext:value-type="float">
            <text:p>0.1417391</text:p>
          </table:table-cell>
          <table:table-cell office:value-type="float" office:value="0" calcext:value-type="float">
            <text:p>0</text:p>
          </table:table-cell>
          <table:table-cell office:value-type="float" office:value="9.051146" calcext:value-type="float">
            <text:p>9.051146</text:p>
          </table:table-cell>
          <table:table-cell office:value-type="float" office:value="7.717645" calcext:value-type="float">
            <text:p>7.717645</text:p>
          </table:table-cell>
          <table:table-cell office:value-type="float" office:value="11.65035" calcext:value-type="float">
            <text:p>11.65035</text:p>
          </table:table-cell>
          <table:table-cell office:value-type="float" office:value="3.621" calcext:value-type="float">
            <text:p>3.621</text:p>
          </table:table-cell>
          <table:table-cell office:value-type="float" office:value="3.043796" calcext:value-type="float">
            <text:p>3.043796</text:p>
          </table:table-cell>
          <table:table-cell office:value-type="float" office:value="1.655445" calcext:value-type="float">
            <text:p>1.655445</text:p>
          </table:table-cell>
          <table:table-cell office:value-type="float" office:value="1.446211" calcext:value-type="float">
            <text:p>1.446211</text:p>
          </table:table-cell>
          <table:table-cell office:value-type="float" office:value="3.093124" calcext:value-type="float">
            <text:p>3.093124</text:p>
          </table:table-cell>
          <table:table-cell office:value-type="float" office:value="4.830817" calcext:value-type="float">
            <text:p>4.830817</text:p>
          </table:table-cell>
          <table:table-cell office:value-type="float" office:value="5.136679" calcext:value-type="float">
            <text:p>5.136679</text:p>
          </table:table-cell>
          <table:table-cell office:value-type="float" office:value="5.65007" calcext:value-type="float">
            <text:p>5.65007</text:p>
          </table:table-cell>
          <table:table-cell office:value-type="float" office:value="6.42541" calcext:value-type="float">
            <text:p>6.42541</text:p>
          </table:table-cell>
          <table:table-cell office:value-type="float" office:value="7.282285" calcext:value-type="float">
            <text:p>7.282285</text:p>
          </table:table-cell>
          <table:table-cell office:value-type="float" office:value="7.751695" calcext:value-type="float">
            <text:p>7.751695</text:p>
          </table:table-cell>
          <table:table-cell office:value-type="float" office:value="0" calcext:value-type="float">
            <text:p>0</text:p>
          </table:table-cell>
          <table:table-cell office:value-type="float" office:value="3.299125" calcext:value-type="float">
            <text:p>3.29912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21535" calcext:value-type="float">
            <text:p>1.9215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4.720879" calcext:value-type="float">
            <text:p>4.720879</text:p>
          </table:table-cell>
          <table:table-cell office:value-type="float" office:value="136.397" calcext:value-type="float">
            <text:p>136.39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6135" calcext:value-type="float">
            <text:p>22.613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4423" calcext:value-type="float">
            <text:p>2.8544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902" calcext:value-type="float">
            <text:p>-0.001329902</text:p>
          </table:table-cell>
          <table:table-cell office:value-type="float" office:value="1176.57" calcext:value-type="float">
            <text:p>1176.57</text:p>
          </table:table-cell>
          <table:table-cell office:value-type="float" office:value="1.596044" calcext:value-type="float">
            <text:p>1.596044</text:p>
          </table:table-cell>
          <table:table-cell office:value-type="float" office:value="0" calcext:value-type="float">
            <text:p>0</text:p>
          </table:table-cell>
          <table:table-cell office:value-type="float" office:value="0.2034669" calcext:value-type="float">
            <text:p>0.2034669</text:p>
          </table:table-cell>
          <table:table-cell office:value-type="float" office:value="0.1350674" calcext:value-type="float">
            <text:p>0.1350674</text:p>
          </table:table-cell>
          <table:table-cell office:value-type="float" office:value="0.1217973" calcext:value-type="float">
            <text:p>0.1217973</text:p>
          </table:table-cell>
          <table:table-cell office:value-type="float" office:value="0.05952265" calcext:value-type="float">
            <text:p>0.05952265</text:p>
          </table:table-cell>
          <table:table-cell office:value-type="float" office:value="0.05868361" calcext:value-type="float">
            <text:p>0.05868361</text:p>
          </table:table-cell>
          <table:table-cell office:value-type="float" office:value="0.02448988" calcext:value-type="float">
            <text:p>0.02448988</text:p>
          </table:table-cell>
          <table:table-cell office:value-type="float" office:value="0.02829183" calcext:value-type="float">
            <text:p>0.02829183</text:p>
          </table:table-cell>
          <table:table-cell office:value-type="float" office:value="0.06289361" calcext:value-type="float">
            <text:p>0.06289361</text:p>
          </table:table-cell>
          <table:table-cell office:value-type="float" office:value="0.1139949" calcext:value-type="float">
            <text:p>0.1139949</text:p>
          </table:table-cell>
          <table:table-cell office:value-type="float" office:value="0.1153238" calcext:value-type="float">
            <text:p>0.1153238</text:p>
          </table:table-cell>
          <table:table-cell office:value-type="float" office:value="0.1198412" calcext:value-type="float">
            <text:p>0.1198412</text:p>
          </table:table-cell>
          <table:table-cell office:value-type="float" office:value="0.1279263" calcext:value-type="float">
            <text:p>0.1279263</text:p>
          </table:table-cell>
          <table:table-cell office:value-type="float" office:value="0.1368704" calcext:value-type="float">
            <text:p>0.1368704</text:p>
          </table:table-cell>
          <table:table-cell office:value-type="float" office:value="0.1418196" calcext:value-type="float">
            <text:p>0.1418196</text:p>
          </table:table-cell>
          <table:table-cell office:value-type="float" office:value="0" calcext:value-type="float">
            <text:p>0</text:p>
          </table:table-cell>
          <table:table-cell office:value-type="float" office:value="9.090293" calcext:value-type="float">
            <text:p>9.090293</text:p>
          </table:table-cell>
          <table:table-cell office:value-type="float" office:value="7.730799" calcext:value-type="float">
            <text:p>7.730799</text:p>
          </table:table-cell>
          <table:table-cell office:value-type="float" office:value="11.65359" calcext:value-type="float">
            <text:p>11.65359</text:p>
          </table:table-cell>
          <table:table-cell office:value-type="float" office:value="3.629463" calcext:value-type="float">
            <text:p>3.629463</text:p>
          </table:table-cell>
          <table:table-cell office:value-type="float" office:value="3.054391" calcext:value-type="float">
            <text:p>3.054391</text:p>
          </table:table-cell>
          <table:table-cell office:value-type="float" office:value="1.657652" calcext:value-type="float">
            <text:p>1.657652</text:p>
          </table:table-cell>
          <table:table-cell office:value-type="float" office:value="1.44927" calcext:value-type="float">
            <text:p>1.44927</text:p>
          </table:table-cell>
          <table:table-cell office:value-type="float" office:value="3.099384" calcext:value-type="float">
            <text:p>3.099384</text:p>
          </table:table-cell>
          <table:table-cell office:value-type="float" office:value="4.840027" calcext:value-type="float">
            <text:p>4.840027</text:p>
          </table:table-cell>
          <table:table-cell office:value-type="float" office:value="5.145396" calcext:value-type="float">
            <text:p>5.145396</text:p>
          </table:table-cell>
          <table:table-cell office:value-type="float" office:value="5.658724" calcext:value-type="float">
            <text:p>5.658724</text:p>
          </table:table-cell>
          <table:table-cell office:value-type="float" office:value="6.433218" calcext:value-type="float">
            <text:p>6.433218</text:p>
          </table:table-cell>
          <table:table-cell office:value-type="float" office:value="7.289418" calcext:value-type="float">
            <text:p>7.289418</text:p>
          </table:table-cell>
          <table:table-cell office:value-type="float" office:value="7.75916" calcext:value-type="float">
            <text:p>7.75916</text:p>
          </table:table-cell>
          <table:table-cell office:value-type="float" office:value="0" calcext:value-type="float">
            <text:p>0</text:p>
          </table:table-cell>
          <table:table-cell office:value-type="float" office:value="10.31634" calcext:value-type="float">
            <text:p>10.3163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3718" calcext:value-type="float">
            <text:p>1.937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4.71326" calcext:value-type="float">
            <text:p>4.71326</text:p>
          </table:table-cell>
          <table:table-cell office:value-type="float" office:value="136.3958" calcext:value-type="float">
            <text:p>136.395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64631" calcext:value-type="float">
            <text:p>22.6463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4695" calcext:value-type="float">
            <text:p>2.85469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888" calcext:value-type="float">
            <text:p>-0.001329888</text:p>
          </table:table-cell>
          <table:table-cell office:value-type="float" office:value="1176.549" calcext:value-type="float">
            <text:p>1176.549</text:p>
          </table:table-cell>
          <table:table-cell office:value-type="float" office:value="1.601966" calcext:value-type="float">
            <text:p>1.601966</text:p>
          </table:table-cell>
          <table:table-cell office:value-type="float" office:value="0" calcext:value-type="float">
            <text:p>0</text:p>
          </table:table-cell>
          <table:table-cell office:value-type="float" office:value="0.4067256" calcext:value-type="float">
            <text:p>0.4067256</text:p>
          </table:table-cell>
          <table:table-cell office:value-type="float" office:value="0.2101073" calcext:value-type="float">
            <text:p>0.2101073</text:p>
          </table:table-cell>
          <table:table-cell office:value-type="float" office:value="0.12196" calcext:value-type="float">
            <text:p>0.12196</text:p>
          </table:table-cell>
          <table:table-cell office:value-type="float" office:value="0.05897082" calcext:value-type="float">
            <text:p>0.05897082</text:p>
          </table:table-cell>
          <table:table-cell office:value-type="float" office:value="0.05949218" calcext:value-type="float">
            <text:p>0.05949218</text:p>
          </table:table-cell>
          <table:table-cell office:value-type="float" office:value="0.02494533" calcext:value-type="float">
            <text:p>0.02494533</text:p>
          </table:table-cell>
          <table:table-cell office:value-type="float" office:value="0.02876911" calcext:value-type="float">
            <text:p>0.02876911</text:p>
          </table:table-cell>
          <table:table-cell office:value-type="float" office:value="0.06301169" calcext:value-type="float">
            <text:p>0.06301169</text:p>
          </table:table-cell>
          <table:table-cell office:value-type="float" office:value="0.1140281" calcext:value-type="float">
            <text:p>0.1140281</text:p>
          </table:table-cell>
          <table:table-cell office:value-type="float" office:value="0.1153806" calcext:value-type="float">
            <text:p>0.1153806</text:p>
          </table:table-cell>
          <table:table-cell office:value-type="float" office:value="0.1199255" calcext:value-type="float">
            <text:p>0.1199255</text:p>
          </table:table-cell>
          <table:table-cell office:value-type="float" office:value="0.1280288" calcext:value-type="float">
            <text:p>0.1280288</text:p>
          </table:table-cell>
          <table:table-cell office:value-type="float" office:value="0.1369469" calcext:value-type="float">
            <text:p>0.1369469</text:p>
          </table:table-cell>
          <table:table-cell office:value-type="float" office:value="0.1419002" calcext:value-type="float">
            <text:p>0.1419002</text:p>
          </table:table-cell>
          <table:table-cell office:value-type="float" office:value="0" calcext:value-type="float">
            <text:p>0</text:p>
          </table:table-cell>
          <table:table-cell office:value-type="float" office:value="9.23947" calcext:value-type="float">
            <text:p>9.23947</text:p>
          </table:table-cell>
          <table:table-cell office:value-type="float" office:value="7.765046" calcext:value-type="float">
            <text:p>7.765046</text:p>
          </table:table-cell>
          <table:table-cell office:value-type="float" office:value="11.66066" calcext:value-type="float">
            <text:p>11.66066</text:p>
          </table:table-cell>
          <table:table-cell office:value-type="float" office:value="3.640313" calcext:value-type="float">
            <text:p>3.640313</text:p>
          </table:table-cell>
          <table:table-cell office:value-type="float" office:value="3.067401" calcext:value-type="float">
            <text:p>3.067401</text:p>
          </table:table-cell>
          <table:table-cell office:value-type="float" office:value="1.660069" calcext:value-type="float">
            <text:p>1.660069</text:p>
          </table:table-cell>
          <table:table-cell office:value-type="float" office:value="1.452446" calcext:value-type="float">
            <text:p>1.452446</text:p>
          </table:table-cell>
          <table:table-cell office:value-type="float" office:value="3.105622" calcext:value-type="float">
            <text:p>3.105622</text:p>
          </table:table-cell>
          <table:table-cell office:value-type="float" office:value="4.849215" calcext:value-type="float">
            <text:p>4.849215</text:p>
          </table:table-cell>
          <table:table-cell office:value-type="float" office:value="5.154088" calcext:value-type="float">
            <text:p>5.154088</text:p>
          </table:table-cell>
          <table:table-cell office:value-type="float" office:value="5.667378" calcext:value-type="float">
            <text:p>5.667378</text:p>
          </table:table-cell>
          <table:table-cell office:value-type="float" office:value="6.441009" calcext:value-type="float">
            <text:p>6.441009</text:p>
          </table:table-cell>
          <table:table-cell office:value-type="float" office:value="7.29655" calcext:value-type="float">
            <text:p>7.29655</text:p>
          </table:table-cell>
          <table:table-cell office:value-type="float" office:value="7.766629" calcext:value-type="float">
            <text:p>7.766629</text:p>
          </table:table-cell>
          <table:table-cell office:value-type="float" office:value="0" calcext:value-type="float">
            <text:p>0</text:p>
          </table:table-cell>
          <table:table-cell office:value-type="float" office:value="2.875307" calcext:value-type="float">
            <text:p>2.87530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45536" calcext:value-type="float">
            <text:p>1.9455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4.70469" calcext:value-type="float">
            <text:p>4.70469</text:p>
          </table:table-cell>
          <table:table-cell office:value-type="float" office:value="136.3949" calcext:value-type="float">
            <text:p>136.394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67786" calcext:value-type="float">
            <text:p>22.6778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5758" calcext:value-type="float">
            <text:p>2.855758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829" calcext:value-type="float">
            <text:p>-0.001329829</text:p>
          </table:table-cell>
          <table:table-cell office:value-type="float" office:value="1176.526" calcext:value-type="float">
            <text:p>1176.526</text:p>
          </table:table-cell>
          <table:table-cell office:value-type="float" office:value="1.609812" calcext:value-type="float">
            <text:p>1.609812</text:p>
          </table:table-cell>
          <table:table-cell office:value-type="float" office:value="0" calcext:value-type="float">
            <text:p>0</text:p>
          </table:table-cell>
          <table:table-cell office:value-type="float" office:value="0.1876536" calcext:value-type="float">
            <text:p>0.1876536</text:p>
          </table:table-cell>
          <table:table-cell office:value-type="float" office:value="0.1228645" calcext:value-type="float">
            <text:p>0.1228645</text:p>
          </table:table-cell>
          <table:table-cell office:value-type="float" office:value="0.1113981" calcext:value-type="float">
            <text:p>0.1113981</text:p>
          </table:table-cell>
          <table:table-cell office:value-type="float" office:value="0.05563196" calcext:value-type="float">
            <text:p>0.05563196</text:p>
          </table:table-cell>
          <table:table-cell office:value-type="float" office:value="0.0562905" calcext:value-type="float">
            <text:p>0.0562905</text:p>
          </table:table-cell>
          <table:table-cell office:value-type="float" office:value="0.02434066" calcext:value-type="float">
            <text:p>0.02434066</text:p>
          </table:table-cell>
          <table:table-cell office:value-type="float" office:value="0.02830868" calcext:value-type="float">
            <text:p>0.02830868</text:p>
          </table:table-cell>
          <table:table-cell office:value-type="float" office:value="0.06300134" calcext:value-type="float">
            <text:p>0.06300134</text:p>
          </table:table-cell>
          <table:table-cell office:value-type="float" office:value="0.1140854" calcext:value-type="float">
            <text:p>0.1140854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1200096" calcext:value-type="float">
            <text:p>0.1200096</text:p>
          </table:table-cell>
          <table:table-cell office:value-type="float" office:value="0.1280899" calcext:value-type="float">
            <text:p>0.1280899</text:p>
          </table:table-cell>
          <table:table-cell office:value-type="float" office:value="0.1370234" calcext:value-type="float">
            <text:p>0.1370234</text:p>
          </table:table-cell>
          <table:table-cell office:value-type="float" office:value="0.1419807" calcext:value-type="float">
            <text:p>0.1419807</text:p>
          </table:table-cell>
          <table:table-cell office:value-type="float" office:value="0" calcext:value-type="float">
            <text:p>0</text:p>
          </table:table-cell>
          <table:table-cell office:value-type="float" office:value="9.311407" calcext:value-type="float">
            <text:p>9.311407</text:p>
          </table:table-cell>
          <table:table-cell office:value-type="float" office:value="7.792504" calcext:value-type="float">
            <text:p>7.792504</text:p>
          </table:table-cell>
          <table:table-cell office:value-type="float" office:value="11.66567" calcext:value-type="float">
            <text:p>11.66567</text:p>
          </table:table-cell>
          <table:table-cell office:value-type="float" office:value="3.650393" calcext:value-type="float">
            <text:p>3.650393</text:p>
          </table:table-cell>
          <table:table-cell office:value-type="float" office:value="3.079513" calcext:value-type="float">
            <text:p>3.079513</text:p>
          </table:table-cell>
          <table:table-cell office:value-type="float" office:value="1.662406" calcext:value-type="float">
            <text:p>1.662406</text:p>
          </table:table-cell>
          <table:table-cell office:value-type="float" office:value="1.455569" calcext:value-type="float">
            <text:p>1.455569</text:p>
          </table:table-cell>
          <table:table-cell office:value-type="float" office:value="3.111844" calcext:value-type="float">
            <text:p>3.111844</text:p>
          </table:table-cell>
          <table:table-cell office:value-type="float" office:value="4.858365" calcext:value-type="float">
            <text:p>4.858365</text:p>
          </table:table-cell>
          <table:table-cell office:value-type="float" office:value="5.162783" calcext:value-type="float">
            <text:p>5.162783</text:p>
          </table:table-cell>
          <table:table-cell office:value-type="float" office:value="5.676032" calcext:value-type="float">
            <text:p>5.676032</text:p>
          </table:table-cell>
          <table:table-cell office:value-type="float" office:value="6.448804" calcext:value-type="float">
            <text:p>6.448804</text:p>
          </table:table-cell>
          <table:table-cell office:value-type="float" office:value="7.303683" calcext:value-type="float">
            <text:p>7.303683</text:p>
          </table:table-cell>
          <table:table-cell office:value-type="float" office:value="7.77409" calcext:value-type="float">
            <text:p>7.77409</text:p>
          </table:table-cell>
          <table:table-cell office:value-type="float" office:value="0" calcext:value-type="float">
            <text:p>0</text:p>
          </table:table-cell>
          <table:table-cell office:value-type="float" office:value="5.100794" calcext:value-type="float">
            <text:p>5.10079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54533" calcext:value-type="float">
            <text:p>1.9545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4.694869" calcext:value-type="float">
            <text:p>4.694869</text:p>
          </table:table-cell>
          <table:table-cell office:value-type="float" office:value="136.3942" calcext:value-type="float">
            <text:p>136.394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70848" calcext:value-type="float">
            <text:p>22.7084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5758" calcext:value-type="float">
            <text:p>2.855758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829" calcext:value-type="float">
            <text:p>-0.001329829</text:p>
          </table:table-cell>
          <table:table-cell office:value-type="float" office:value="1176.504" calcext:value-type="float">
            <text:p>1176.504</text:p>
          </table:table-cell>
          <table:table-cell office:value-type="float" office:value="1.618731" calcext:value-type="float">
            <text:p>1.618731</text:p>
          </table:table-cell>
          <table:table-cell office:value-type="float" office:value="0" calcext:value-type="float">
            <text:p>0</text:p>
          </table:table-cell>
          <table:table-cell office:value-type="float" office:value="0.2194845" calcext:value-type="float">
            <text:p>0.2194845</text:p>
          </table:table-cell>
          <table:table-cell office:value-type="float" office:value="0.1147139" calcext:value-type="float">
            <text:p>0.1147139</text:p>
          </table:table-cell>
          <table:table-cell office:value-type="float" office:value="0.1110141" calcext:value-type="float">
            <text:p>0.1110141</text:p>
          </table:table-cell>
          <table:table-cell office:value-type="float" office:value="0.05456352" calcext:value-type="float">
            <text:p>0.05456352</text:p>
          </table:table-cell>
          <table:table-cell office:value-type="float" office:value="0.05574377" calcext:value-type="float">
            <text:p>0.05574377</text:p>
          </table:table-cell>
          <table:table-cell office:value-type="float" office:value="0.0242332" calcext:value-type="float">
            <text:p>0.0242332</text:p>
          </table:table-cell>
          <table:table-cell office:value-type="float" office:value="0.02839965" calcext:value-type="float">
            <text:p>0.02839965</text:p>
          </table:table-cell>
          <table:table-cell office:value-type="float" office:value="0.062985" calcext:value-type="float">
            <text:p>0.062985</text:p>
          </table:table-cell>
          <table:table-cell office:value-type="float" office:value="0.1141394" calcext:value-type="float">
            <text:p>0.1141394</text:p>
          </table:table-cell>
          <table:table-cell office:value-type="float" office:value="0.1155016" calcext:value-type="float">
            <text:p>0.1155016</text:p>
          </table:table-cell>
          <table:table-cell office:value-type="float" office:value="0.1200937" calcext:value-type="float">
            <text:p>0.1200937</text:p>
          </table:table-cell>
          <table:table-cell office:value-type="float" office:value="0.1281743" calcext:value-type="float">
            <text:p>0.1281743</text:p>
          </table:table-cell>
          <table:table-cell office:value-type="float" office:value="0.1370998" calcext:value-type="float">
            <text:p>0.1370998</text:p>
          </table:table-cell>
          <table:table-cell office:value-type="float" office:value="0.1420613" calcext:value-type="float">
            <text:p>0.1420613</text:p>
          </table:table-cell>
          <table:table-cell office:value-type="float" office:value="0" calcext:value-type="float">
            <text:p>0</text:p>
          </table:table-cell>
          <table:table-cell office:value-type="float" office:value="9.360835" calcext:value-type="float">
            <text:p>9.360835</text:p>
          </table:table-cell>
          <table:table-cell office:value-type="float" office:value="7.806671" calcext:value-type="float">
            <text:p>7.806671</text:p>
          </table:table-cell>
          <table:table-cell office:value-type="float" office:value="11.66902" calcext:value-type="float">
            <text:p>11.66902</text:p>
          </table:table-cell>
          <table:table-cell office:value-type="float" office:value="3.659767" calcext:value-type="float">
            <text:p>3.659767</text:p>
          </table:table-cell>
          <table:table-cell office:value-type="float" office:value="3.091252" calcext:value-type="float">
            <text:p>3.091252</text:p>
          </table:table-cell>
          <table:table-cell office:value-type="float" office:value="1.664681" calcext:value-type="float">
            <text:p>1.664681</text:p>
          </table:table-cell>
          <table:table-cell office:value-type="float" office:value="1.458671" calcext:value-type="float">
            <text:p>1.458671</text:p>
          </table:table-cell>
          <table:table-cell office:value-type="float" office:value="3.118044" calcext:value-type="float">
            <text:p>3.118044</text:p>
          </table:table-cell>
          <table:table-cell office:value-type="float" office:value="4.867506" calcext:value-type="float">
            <text:p>4.867506</text:p>
          </table:table-cell>
          <table:table-cell office:value-type="float" office:value="5.171472" calcext:value-type="float">
            <text:p>5.171472</text:p>
          </table:table-cell>
          <table:table-cell office:value-type="float" office:value="5.684687" calcext:value-type="float">
            <text:p>5.684687</text:p>
          </table:table-cell>
          <table:table-cell office:value-type="float" office:value="6.456592" calcext:value-type="float">
            <text:p>6.456592</text:p>
          </table:table-cell>
          <table:table-cell office:value-type="float" office:value="7.310815" calcext:value-type="float">
            <text:p>7.310815</text:p>
          </table:table-cell>
          <table:table-cell office:value-type="float" office:value="7.781559" calcext:value-type="float">
            <text:p>7.781559</text:p>
          </table:table-cell>
          <table:table-cell office:value-type="float" office:value="0" calcext:value-type="float">
            <text:p>0</text:p>
          </table:table-cell>
          <table:table-cell office:value-type="float" office:value="6.570645" calcext:value-type="float">
            <text:p>6.57064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64677" calcext:value-type="float">
            <text:p>1.96467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4.687179" calcext:value-type="float">
            <text:p>4.687179</text:p>
          </table:table-cell>
          <table:table-cell office:value-type="float" office:value="136.3932" calcext:value-type="float">
            <text:p>136.393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74098" calcext:value-type="float">
            <text:p>22.7409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6955" calcext:value-type="float">
            <text:p>2.85695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765" calcext:value-type="float">
            <text:p>-0.001329765</text:p>
          </table:table-cell>
          <table:table-cell office:value-type="float" office:value="1176.482" calcext:value-type="float">
            <text:p>1176.482</text:p>
          </table:table-cell>
          <table:table-cell office:value-type="float" office:value="1.625493" calcext:value-type="float">
            <text:p>1.625493</text:p>
          </table:table-cell>
          <table:table-cell office:value-type="float" office:value="0" calcext:value-type="float">
            <text:p>0</text:p>
          </table:table-cell>
          <table:table-cell office:value-type="float" office:value="0.1700858" calcext:value-type="float">
            <text:p>0.1700858</text:p>
          </table:table-cell>
          <table:table-cell office:value-type="float" office:value="0.1372384" calcext:value-type="float">
            <text:p>0.1372384</text:p>
          </table:table-cell>
          <table:table-cell office:value-type="float" office:value="0.11263" calcext:value-type="float">
            <text:p>0.11263</text:p>
          </table:table-cell>
          <table:table-cell office:value-type="float" office:value="0.0575916" calcext:value-type="float">
            <text:p>0.0575916</text:p>
          </table:table-cell>
          <table:table-cell office:value-type="float" office:value="0.05262885" calcext:value-type="float">
            <text:p>0.05262885</text:p>
          </table:table-cell>
          <table:table-cell office:value-type="float" office:value="0.02465877" calcext:value-type="float">
            <text:p>0.02465877</text:p>
          </table:table-cell>
          <table:table-cell office:value-type="float" office:value="0.02653156" calcext:value-type="float">
            <text:p>0.02653156</text:p>
          </table:table-cell>
          <table:table-cell office:value-type="float" office:value="0.06293818" calcext:value-type="float">
            <text:p>0.06293818</text:p>
          </table:table-cell>
          <table:table-cell office:value-type="float" office:value="0.1141947" calcext:value-type="float">
            <text:p>0.1141947</text:p>
          </table:table-cell>
          <table:table-cell office:value-type="float" office:value="0.1155643" calcext:value-type="float">
            <text:p>0.1155643</text:p>
          </table:table-cell>
          <table:table-cell office:value-type="float" office:value="0.1201777" calcext:value-type="float">
            <text:p>0.1201777</text:p>
          </table:table-cell>
          <table:table-cell office:value-type="float" office:value="0.128251" calcext:value-type="float">
            <text:p>0.128251</text:p>
          </table:table-cell>
          <table:table-cell office:value-type="float" office:value="0.1371762" calcext:value-type="float">
            <text:p>0.1371762</text:p>
          </table:table-cell>
          <table:table-cell office:value-type="float" office:value="0.1421413" calcext:value-type="float">
            <text:p>0.1421413</text:p>
          </table:table-cell>
          <table:table-cell office:value-type="float" office:value="0" calcext:value-type="float">
            <text:p>0</text:p>
          </table:table-cell>
          <table:table-cell office:value-type="float" office:value="9.475946" calcext:value-type="float">
            <text:p>9.475946</text:p>
          </table:table-cell>
          <table:table-cell office:value-type="float" office:value="7.846795" calcext:value-type="float">
            <text:p>7.846795</text:p>
          </table:table-cell>
          <table:table-cell office:value-type="float" office:value="11.67543" calcext:value-type="float">
            <text:p>11.67543</text:p>
          </table:table-cell>
          <table:table-cell office:value-type="float" office:value="3.670999" calcext:value-type="float">
            <text:p>3.670999</text:p>
          </table:table-cell>
          <table:table-cell office:value-type="float" office:value="3.103077" calcext:value-type="float">
            <text:p>3.103077</text:p>
          </table:table-cell>
          <table:table-cell office:value-type="float" office:value="1.666993" calcext:value-type="float">
            <text:p>1.666993</text:p>
          </table:table-cell>
          <table:table-cell office:value-type="float" office:value="1.461757" calcext:value-type="float">
            <text:p>1.461757</text:p>
          </table:table-cell>
          <table:table-cell office:value-type="float" office:value="3.12422" calcext:value-type="float">
            <text:p>3.12422</text:p>
          </table:table-cell>
          <table:table-cell office:value-type="float" office:value="4.876614" calcext:value-type="float">
            <text:p>4.876614</text:p>
          </table:table-cell>
          <table:table-cell office:value-type="float" office:value="5.180129" calcext:value-type="float">
            <text:p>5.180129</text:p>
          </table:table-cell>
          <table:table-cell office:value-type="float" office:value="5.693305" calcext:value-type="float">
            <text:p>5.693305</text:p>
          </table:table-cell>
          <table:table-cell office:value-type="float" office:value="6.464385" calcext:value-type="float">
            <text:p>6.464385</text:p>
          </table:table-cell>
          <table:table-cell office:value-type="float" office:value="7.317948" calcext:value-type="float">
            <text:p>7.317948</text:p>
          </table:table-cell>
          <table:table-cell office:value-type="float" office:value="7.788949" calcext:value-type="float">
            <text:p>7.788949</text:p>
          </table:table-cell>
          <table:table-cell office:value-type="float" office:value="0" calcext:value-type="float">
            <text:p>0</text:p>
          </table:table-cell>
          <table:table-cell office:value-type="float" office:value="3.194746" calcext:value-type="float">
            <text:p>3.19474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72784" calcext:value-type="float">
            <text:p>1.9727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4.681819" calcext:value-type="float">
            <text:p>4.681819</text:p>
          </table:table-cell>
          <table:table-cell office:value-type="float" office:value="136.3921" calcext:value-type="float">
            <text:p>136.3921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77083" calcext:value-type="float">
            <text:p>22.7708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59944" calcext:value-type="float">
            <text:p>2.859944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607" calcext:value-type="float">
            <text:p>-0.001329607</text:p>
          </table:table-cell>
          <table:table-cell office:value-type="float" office:value="1176.458" calcext:value-type="float">
            <text:p>1176.458</text:p>
          </table:table-cell>
          <table:table-cell office:value-type="float" office:value="1.628657" calcext:value-type="float">
            <text:p>1.628657</text:p>
          </table:table-cell>
          <table:table-cell office:value-type="float" office:value="0" calcext:value-type="float">
            <text:p>0</text:p>
          </table:table-cell>
          <table:table-cell office:value-type="float" office:value="0.1158106" calcext:value-type="float">
            <text:p>0.1158106</text:p>
          </table:table-cell>
          <table:table-cell office:value-type="float" office:value="0.09419935" calcext:value-type="float">
            <text:p>0.09419935</text:p>
          </table:table-cell>
          <table:table-cell office:value-type="float" office:value="0.09928993" calcext:value-type="float">
            <text:p>0.09928993</text:p>
          </table:table-cell>
          <table:table-cell office:value-type="float" office:value="0.04708271" calcext:value-type="float">
            <text:p>0.04708271</text:p>
          </table:table-cell>
          <table:table-cell office:value-type="float" office:value="0.04681953" calcext:value-type="float">
            <text:p>0.04681953</text:p>
          </table:table-cell>
          <table:table-cell office:value-type="float" office:value="0.02319482" calcext:value-type="float">
            <text:p>0.02319482</text:p>
          </table:table-cell>
          <table:table-cell office:value-type="float" office:value="0.0258415" calcext:value-type="float">
            <text:p>0.0258415</text:p>
          </table:table-cell>
          <table:table-cell office:value-type="float" office:value="0.06258014" calcext:value-type="float">
            <text:p>0.06258014</text:p>
          </table:table-cell>
          <table:table-cell office:value-type="float" office:value="0.1141749" calcext:value-type="float">
            <text:p>0.1141749</text:p>
          </table:table-cell>
          <table:table-cell office:value-type="float" office:value="0.1156282" calcext:value-type="float">
            <text:p>0.1156282</text:p>
          </table:table-cell>
          <table:table-cell office:value-type="float" office:value="0.1202617" calcext:value-type="float">
            <text:p>0.1202617</text:p>
          </table:table-cell>
          <table:table-cell office:value-type="float" office:value="0.1283262" calcext:value-type="float">
            <text:p>0.1283262</text:p>
          </table:table-cell>
          <table:table-cell office:value-type="float" office:value="0.1372524" calcext:value-type="float">
            <text:p>0.1372524</text:p>
          </table:table-cell>
          <table:table-cell office:value-type="float" office:value="0.1422211" calcext:value-type="float">
            <text:p>0.1422211</text:p>
          </table:table-cell>
          <table:table-cell office:value-type="float" office:value="0" calcext:value-type="float">
            <text:p>0</text:p>
          </table:table-cell>
          <table:table-cell office:value-type="float" office:value="9.49487" calcext:value-type="float">
            <text:p>9.49487</text:p>
          </table:table-cell>
          <table:table-cell office:value-type="float" office:value="7.859975" calcext:value-type="float">
            <text:p>7.859975</text:p>
          </table:table-cell>
          <table:table-cell office:value-type="float" office:value="11.6762" calcext:value-type="float">
            <text:p>11.6762</text:p>
          </table:table-cell>
          <table:table-cell office:value-type="float" office:value="3.679351" calcext:value-type="float">
            <text:p>3.679351</text:p>
          </table:table-cell>
          <table:table-cell office:value-type="float" office:value="3.112856" calcext:value-type="float">
            <text:p>3.112856</text:p>
          </table:table-cell>
          <table:table-cell office:value-type="float" office:value="1.669342" calcext:value-type="float">
            <text:p>1.669342</text:p>
          </table:table-cell>
          <table:table-cell office:value-type="float" office:value="1.464536" calcext:value-type="float">
            <text:p>1.464536</text:p>
          </table:table-cell>
          <table:table-cell office:value-type="float" office:value="3.130364" calcext:value-type="float">
            <text:p>3.130364</text:p>
          </table:table-cell>
          <table:table-cell office:value-type="float" office:value="4.88571" calcext:value-type="float">
            <text:p>4.88571</text:p>
          </table:table-cell>
          <table:table-cell office:value-type="float" office:value="5.188785" calcext:value-type="float">
            <text:p>5.188785</text:p>
          </table:table-cell>
          <table:table-cell office:value-type="float" office:value="5.701903" calcext:value-type="float">
            <text:p>5.701903</text:p>
          </table:table-cell>
          <table:table-cell office:value-type="float" office:value="6.472163" calcext:value-type="float">
            <text:p>6.472163</text:p>
          </table:table-cell>
          <table:table-cell office:value-type="float" office:value="7.325041" calcext:value-type="float">
            <text:p>7.325041</text:p>
          </table:table-cell>
          <table:table-cell office:value-type="float" office:value="7.796304" calcext:value-type="float">
            <text:p>7.796304</text:p>
          </table:table-cell>
          <table:table-cell office:value-type="float" office:value="0" calcext:value-type="float">
            <text:p>0</text:p>
          </table:table-cell>
          <table:table-cell office:value-type="float" office:value="3.822614" calcext:value-type="float">
            <text:p>3.82261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78857" calcext:value-type="float">
            <text:p>1.9788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4.673735" calcext:value-type="float">
            <text:p>4.673735</text:p>
          </table:table-cell>
          <table:table-cell office:value-type="float" office:value="136.3912" calcext:value-type="float">
            <text:p>136.391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79996" calcext:value-type="float">
            <text:p>22.7999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1069" calcext:value-type="float">
            <text:p>2.861069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547" calcext:value-type="float">
            <text:p>-0.001329547</text:p>
          </table:table-cell>
          <table:table-cell office:value-type="float" office:value="1176.436" calcext:value-type="float">
            <text:p>1176.436</text:p>
          </table:table-cell>
          <table:table-cell office:value-type="float" office:value="1.635051" calcext:value-type="float">
            <text:p>1.635051</text:p>
          </table:table-cell>
          <table:table-cell office:value-type="float" office:value="0" calcext:value-type="float">
            <text:p>0</text:p>
          </table:table-cell>
          <table:table-cell office:value-type="float" office:value="0.20499" calcext:value-type="float">
            <text:p>0.20499</text:p>
          </table:table-cell>
          <table:table-cell office:value-type="float" office:value="0.09796728" calcext:value-type="float">
            <text:p>0.09796728</text:p>
          </table:table-cell>
          <table:table-cell office:value-type="float" office:value="0.09867617" calcext:value-type="float">
            <text:p>0.09867617</text:p>
          </table:table-cell>
          <table:table-cell office:value-type="float" office:value="0.04524029" calcext:value-type="float">
            <text:p>0.04524029</text:p>
          </table:table-cell>
          <table:table-cell office:value-type="float" office:value="0.0445639" calcext:value-type="float">
            <text:p>0.0445639</text:p>
          </table:table-cell>
          <table:table-cell office:value-type="float" office:value="0.02245948" calcext:value-type="float">
            <text:p>0.02245948</text:p>
          </table:table-cell>
          <table:table-cell office:value-type="float" office:value="0.02679563" calcext:value-type="float">
            <text:p>0.02679563</text:p>
          </table:table-cell>
          <table:table-cell office:value-type="float" office:value="0.06250533" calcext:value-type="float">
            <text:p>0.06250533</text:p>
          </table:table-cell>
          <table:table-cell office:value-type="float" office:value="0.1141221" calcext:value-type="float">
            <text:p>0.1141221</text:p>
          </table:table-cell>
          <table:table-cell office:value-type="float" office:value="0.1156917" calcext:value-type="float">
            <text:p>0.1156917</text:p>
          </table:table-cell>
          <table:table-cell office:value-type="float" office:value="0.1203455" calcext:value-type="float">
            <text:p>0.1203455</text:p>
          </table:table-cell>
          <table:table-cell office:value-type="float" office:value="0.1284135" calcext:value-type="float">
            <text:p>0.1284135</text:p>
          </table:table-cell>
          <table:table-cell office:value-type="float" office:value="0.1373287" calcext:value-type="float">
            <text:p>0.1373287</text:p>
          </table:table-cell>
          <table:table-cell office:value-type="float" office:value="0.1423008" calcext:value-type="float">
            <text:p>0.1423008</text:p>
          </table:table-cell>
          <table:table-cell office:value-type="float" office:value="0" calcext:value-type="float">
            <text:p>0</text:p>
          </table:table-cell>
          <table:table-cell office:value-type="float" office:value="9.517452" calcext:value-type="float">
            <text:p>9.517452</text:p>
          </table:table-cell>
          <table:table-cell office:value-type="float" office:value="7.865605" calcext:value-type="float">
            <text:p>7.865605</text:p>
          </table:table-cell>
          <table:table-cell office:value-type="float" office:value="11.67394" calcext:value-type="float">
            <text:p>11.67394</text:p>
          </table:table-cell>
          <table:table-cell office:value-type="float" office:value="3.684956" calcext:value-type="float">
            <text:p>3.684956</text:p>
          </table:table-cell>
          <table:table-cell office:value-type="float" office:value="3.120519" calcext:value-type="float">
            <text:p>3.120519</text:p>
          </table:table-cell>
          <table:table-cell office:value-type="float" office:value="1.671368" calcext:value-type="float">
            <text:p>1.671368</text:p>
          </table:table-cell>
          <table:table-cell office:value-type="float" office:value="1.467372" calcext:value-type="float">
            <text:p>1.467372</text:p>
          </table:table-cell>
          <table:table-cell office:value-type="float" office:value="3.136477" calcext:value-type="float">
            <text:p>3.136477</text:p>
          </table:table-cell>
          <table:table-cell office:value-type="float" office:value="4.89477" calcext:value-type="float">
            <text:p>4.89477</text:p>
          </table:table-cell>
          <table:table-cell office:value-type="float" office:value="5.197443" calcext:value-type="float">
            <text:p>5.197443</text:p>
          </table:table-cell>
          <table:table-cell office:value-type="float" office:value="5.710501" calcext:value-type="float">
            <text:p>5.710501</text:p>
          </table:table-cell>
          <table:table-cell office:value-type="float" office:value="6.479916" calcext:value-type="float">
            <text:p>6.479916</text:p>
          </table:table-cell>
          <table:table-cell office:value-type="float" office:value="7.332096" calcext:value-type="float">
            <text:p>7.332096</text:p>
          </table:table-cell>
          <table:table-cell office:value-type="float" office:value="7.803714" calcext:value-type="float">
            <text:p>7.803714</text:p>
          </table:table-cell>
          <table:table-cell office:value-type="float" office:value="0" calcext:value-type="float">
            <text:p>0</text:p>
          </table:table-cell>
          <table:table-cell office:value-type="float" office:value="5.843084" calcext:value-type="float">
            <text:p>5.84308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87279" calcext:value-type="float">
            <text:p>1.9872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4.668549" calcext:value-type="float">
            <text:p>4.668549</text:p>
          </table:table-cell>
          <table:table-cell office:value-type="float" office:value="136.3913" calcext:value-type="float">
            <text:p>136.391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85091" calcext:value-type="float">
            <text:p>22.8509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4176" calcext:value-type="float">
            <text:p>2.86417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38" calcext:value-type="float">
            <text:p>-0.00132938</text:p>
          </table:table-cell>
          <table:table-cell office:value-type="float" office:value="1176.368" calcext:value-type="float">
            <text:p>1176.368</text:p>
          </table:table-cell>
          <table:table-cell office:value-type="float" office:value="1.63687" calcext:value-type="float">
            <text:p>1.63687</text:p>
          </table:table-cell>
          <table:table-cell office:value-type="float" office:value="0" calcext:value-type="float">
            <text:p>0</text:p>
          </table:table-cell>
          <table:table-cell office:value-type="float" office:value="0.9554036" calcext:value-type="float">
            <text:p>0.9554036</text:p>
          </table:table-cell>
          <table:table-cell office:value-type="float" office:value="0.7881227" calcext:value-type="float">
            <text:p>0.7881227</text:p>
          </table:table-cell>
          <table:table-cell office:value-type="float" office:value="0.7521176" calcext:value-type="float">
            <text:p>0.7521176</text:p>
          </table:table-cell>
          <table:table-cell office:value-type="float" office:value="0.04906926" calcext:value-type="float">
            <text:p>0.04906926</text:p>
          </table:table-cell>
          <table:table-cell office:value-type="float" office:value="0.04309601" calcext:value-type="float">
            <text:p>0.04309601</text:p>
          </table:table-cell>
          <table:table-cell office:value-type="float" office:value="0.02234943" calcext:value-type="float">
            <text:p>0.02234943</text:p>
          </table:table-cell>
          <table:table-cell office:value-type="float" office:value="0.0251357" calcext:value-type="float">
            <text:p>0.0251357</text:p>
          </table:table-cell>
          <table:table-cell office:value-type="float" office:value="0.06231229" calcext:value-type="float">
            <text:p>0.06231229</text:p>
          </table:table-cell>
          <table:table-cell office:value-type="float" office:value="0.1140801" calcext:value-type="float">
            <text:p>0.1140801</text:p>
          </table:table-cell>
          <table:table-cell office:value-type="float" office:value="0.1157542" calcext:value-type="float">
            <text:p>0.1157542</text:p>
          </table:table-cell>
          <table:table-cell office:value-type="float" office:value="0.1204291" calcext:value-type="float">
            <text:p>0.1204291</text:p>
          </table:table-cell>
          <table:table-cell office:value-type="float" office:value="0.1284885" calcext:value-type="float">
            <text:p>0.1284885</text:p>
          </table:table-cell>
          <table:table-cell office:value-type="float" office:value="0.1374043" calcext:value-type="float">
            <text:p>0.1374043</text:p>
          </table:table-cell>
          <table:table-cell office:value-type="float" office:value="0.1423805" calcext:value-type="float">
            <text:p>0.1423805</text:p>
          </table:table-cell>
          <table:table-cell office:value-type="float" office:value="0" calcext:value-type="float">
            <text:p>0</text:p>
          </table:table-cell>
          <table:table-cell office:value-type="float" office:value="9.976353" calcext:value-type="float">
            <text:p>9.976353</text:p>
          </table:table-cell>
          <table:table-cell office:value-type="float" office:value="9.541591" calcext:value-type="float">
            <text:p>9.541591</text:p>
          </table:table-cell>
          <table:table-cell office:value-type="float" office:value="10.68117" calcext:value-type="float">
            <text:p>10.68117</text:p>
          </table:table-cell>
          <table:table-cell office:value-type="float" office:value="3.690962" calcext:value-type="float">
            <text:p>3.690962</text:p>
          </table:table-cell>
          <table:table-cell office:value-type="float" office:value="3.127699" calcext:value-type="float">
            <text:p>3.127699</text:p>
          </table:table-cell>
          <table:table-cell office:value-type="float" office:value="1.673295" calcext:value-type="float">
            <text:p>1.673295</text:p>
          </table:table-cell>
          <table:table-cell office:value-type="float" office:value="1.470153" calcext:value-type="float">
            <text:p>1.470153</text:p>
          </table:table-cell>
          <table:table-cell office:value-type="float" office:value="3.142583" calcext:value-type="float">
            <text:p>3.142583</text:p>
          </table:table-cell>
          <table:table-cell office:value-type="float" office:value="4.903821" calcext:value-type="float">
            <text:p>4.903821</text:p>
          </table:table-cell>
          <table:table-cell office:value-type="float" office:value="5.206064" calcext:value-type="float">
            <text:p>5.206064</text:p>
          </table:table-cell>
          <table:table-cell office:value-type="float" office:value="5.719099" calcext:value-type="float">
            <text:p>5.719099</text:p>
          </table:table-cell>
          <table:table-cell office:value-type="float" office:value="6.487669" calcext:value-type="float">
            <text:p>6.487669</text:p>
          </table:table-cell>
          <table:table-cell office:value-type="float" office:value="7.339151" calcext:value-type="float">
            <text:p>7.339151</text:p>
          </table:table-cell>
          <table:table-cell office:value-type="float" office:value="7.811107" calcext:value-type="float">
            <text:p>7.811107</text:p>
          </table:table-cell>
          <table:table-cell office:value-type="float" office:value="0" calcext:value-type="float">
            <text:p>0</text:p>
          </table:table-cell>
          <table:table-cell office:value-type="float" office:value="14.19501" calcext:value-type="float">
            <text:p>14.19501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91902" calcext:value-type="float">
            <text:p>1.9919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4.663368" calcext:value-type="float">
            <text:p>4.663368</text:p>
          </table:table-cell>
          <table:table-cell office:value-type="float" office:value="136.3906" calcext:value-type="float">
            <text:p>136.390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89256" calcext:value-type="float">
            <text:p>22.8925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456" calcext:value-type="float">
            <text:p>2.8645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361" calcext:value-type="float">
            <text:p>-0.001329361</text:p>
          </table:table-cell>
          <table:table-cell office:value-type="float" office:value="1176.35" calcext:value-type="float">
            <text:p>1176.35</text:p>
          </table:table-cell>
          <table:table-cell office:value-type="float" office:value="1.640422" calcext:value-type="float">
            <text:p>1.640422</text:p>
          </table:table-cell>
          <table:table-cell office:value-type="float" office:value="0" calcext:value-type="float">
            <text:p>0</text:p>
          </table:table-cell>
          <table:table-cell office:value-type="float" office:value="0.5689433" calcext:value-type="float">
            <text:p>0.5689433</text:p>
          </table:table-cell>
          <table:table-cell office:value-type="float" office:value="0.2421438" calcext:value-type="float">
            <text:p>0.2421438</text:p>
          </table:table-cell>
          <table:table-cell office:value-type="float" office:value="0.2137039" calcext:value-type="float">
            <text:p>0.2137039</text:p>
          </table:table-cell>
          <table:table-cell office:value-type="float" office:value="0.0471884" calcext:value-type="float">
            <text:p>0.0471884</text:p>
          </table:table-cell>
          <table:table-cell office:value-type="float" office:value="0.04337409" calcext:value-type="float">
            <text:p>0.04337409</text:p>
          </table:table-cell>
          <table:table-cell office:value-type="float" office:value="0.02223825" calcext:value-type="float">
            <text:p>0.02223825</text:p>
          </table:table-cell>
          <table:table-cell office:value-type="float" office:value="0.02667529" calcext:value-type="float">
            <text:p>0.02667529</text:p>
          </table:table-cell>
          <table:table-cell office:value-type="float" office:value="0.06242114" calcext:value-type="float">
            <text:p>0.06242114</text:p>
          </table:table-cell>
          <table:table-cell office:value-type="float" office:value="0.1140501" calcext:value-type="float">
            <text:p>0.1140501</text:p>
          </table:table-cell>
          <table:table-cell office:value-type="float" office:value="0.1158162" calcext:value-type="float">
            <text:p>0.1158162</text:p>
          </table:table-cell>
          <table:table-cell office:value-type="float" office:value="0.1205126" calcext:value-type="float">
            <text:p>0.1205126</text:p>
          </table:table-cell>
          <table:table-cell office:value-type="float" office:value="0.1285828" calcext:value-type="float">
            <text:p>0.1285828</text:p>
          </table:table-cell>
          <table:table-cell office:value-type="float" office:value="0.1374795" calcext:value-type="float">
            <text:p>0.1374795</text:p>
          </table:table-cell>
          <table:table-cell office:value-type="float" office:value="0.1424603" calcext:value-type="float">
            <text:p>0.1424603</text:p>
          </table:table-cell>
          <table:table-cell office:value-type="float" office:value="0" calcext:value-type="float">
            <text:p>0</text:p>
          </table:table-cell>
          <table:table-cell office:value-type="float" office:value="10.10096" calcext:value-type="float">
            <text:p>10.10096</text:p>
          </table:table-cell>
          <table:table-cell office:value-type="float" office:value="9.67473" calcext:value-type="float">
            <text:p>9.67473</text:p>
          </table:table-cell>
          <table:table-cell office:value-type="float" office:value="10.80535" calcext:value-type="float">
            <text:p>10.80535</text:p>
          </table:table-cell>
          <table:table-cell office:value-type="float" office:value="3.697381" calcext:value-type="float">
            <text:p>3.697381</text:p>
          </table:table-cell>
          <table:table-cell office:value-type="float" office:value="3.13419" calcext:value-type="float">
            <text:p>3.13419</text:p>
          </table:table-cell>
          <table:table-cell office:value-type="float" office:value="1.675171" calcext:value-type="float">
            <text:p>1.675171</text:p>
          </table:table-cell>
          <table:table-cell office:value-type="float" office:value="1.472924" calcext:value-type="float">
            <text:p>1.472924</text:p>
          </table:table-cell>
          <table:table-cell office:value-type="float" office:value="3.148689" calcext:value-type="float">
            <text:p>3.148689</text:p>
          </table:table-cell>
          <table:table-cell office:value-type="float" office:value="4.91287" calcext:value-type="float">
            <text:p>4.91287</text:p>
          </table:table-cell>
          <table:table-cell office:value-type="float" office:value="5.214683" calcext:value-type="float">
            <text:p>5.214683</text:p>
          </table:table-cell>
          <table:table-cell office:value-type="float" office:value="5.727696" calcext:value-type="float">
            <text:p>5.727696</text:p>
          </table:table-cell>
          <table:table-cell office:value-type="float" office:value="6.495418" calcext:value-type="float">
            <text:p>6.495418</text:p>
          </table:table-cell>
          <table:table-cell office:value-type="float" office:value="7.346206" calcext:value-type="float">
            <text:p>7.346206</text:p>
          </table:table-cell>
          <table:table-cell office:value-type="float" office:value="7.818433" calcext:value-type="float">
            <text:p>7.818433</text:p>
          </table:table-cell>
          <table:table-cell office:value-type="float" office:value="0" calcext:value-type="float">
            <text:p>0</text:p>
          </table:table-cell>
          <table:table-cell office:value-type="float" office:value="8.765664" calcext:value-type="float">
            <text:p>8.76566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1.997284" calcext:value-type="float">
            <text:p>1.9972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4.657171" calcext:value-type="float">
            <text:p>4.657171</text:p>
          </table:table-cell>
          <table:table-cell office:value-type="float" office:value="136.39" calcext:value-type="float">
            <text:p>136.3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92447" calcext:value-type="float">
            <text:p>22.9244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4565" calcext:value-type="float">
            <text:p>2.864565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361" calcext:value-type="float">
            <text:p>-0.001329361</text:p>
          </table:table-cell>
          <table:table-cell office:value-type="float" office:value="1176.327" calcext:value-type="float">
            <text:p>1176.327</text:p>
          </table:table-cell>
          <table:table-cell office:value-type="float" office:value="1.644762" calcext:value-type="float">
            <text:p>1.644762</text:p>
          </table:table-cell>
          <table:table-cell office:value-type="float" office:value="0" calcext:value-type="float">
            <text:p>0</text:p>
          </table:table-cell>
          <table:table-cell office:value-type="float" office:value="0.3506928" calcext:value-type="float">
            <text:p>0.3506928</text:p>
          </table:table-cell>
          <table:table-cell office:value-type="float" office:value="0.1590494" calcext:value-type="float">
            <text:p>0.1590494</text:p>
          </table:table-cell>
          <table:table-cell office:value-type="float" office:value="0.1256226" calcext:value-type="float">
            <text:p>0.1256226</text:p>
          </table:table-cell>
          <table:table-cell office:value-type="float" office:value="0.04680528" calcext:value-type="float">
            <text:p>0.04680528</text:p>
          </table:table-cell>
          <table:table-cell office:value-type="float" office:value="0.0448234" calcext:value-type="float">
            <text:p>0.0448234</text:p>
          </table:table-cell>
          <table:table-cell office:value-type="float" office:value="0.02236756" calcext:value-type="float">
            <text:p>0.02236756</text:p>
          </table:table-cell>
          <table:table-cell office:value-type="float" office:value="0.02718551" calcext:value-type="float">
            <text:p>0.02718551</text:p>
          </table:table-cell>
          <table:table-cell office:value-type="float" office:value="0.06254037" calcext:value-type="float">
            <text:p>0.06254037</text:p>
          </table:table-cell>
          <table:table-cell office:value-type="float" office:value="0.1140756" calcext:value-type="float">
            <text:p>0.1140756</text:p>
          </table:table-cell>
          <table:table-cell office:value-type="float" office:value="0.1158784" calcext:value-type="float">
            <text:p>0.1158784</text:p>
          </table:table-cell>
          <table:table-cell office:value-type="float" office:value="0.1205958" calcext:value-type="float">
            <text:p>0.1205958</text:p>
          </table:table-cell>
          <table:table-cell office:value-type="float" office:value="0.1286716" calcext:value-type="float">
            <text:p>0.1286716</text:p>
          </table:table-cell>
          <table:table-cell office:value-type="float" office:value="0.1375555" calcext:value-type="float">
            <text:p>0.1375555</text:p>
          </table:table-cell>
          <table:table-cell office:value-type="float" office:value="0.1425399" calcext:value-type="float">
            <text:p>0.1425399</text:p>
          </table:table-cell>
          <table:table-cell office:value-type="float" office:value="0" calcext:value-type="float">
            <text:p>0</text:p>
          </table:table-cell>
          <table:table-cell office:value-type="float" office:value="10.19074" calcext:value-type="float">
            <text:p>10.19074</text:p>
          </table:table-cell>
          <table:table-cell office:value-type="float" office:value="9.703336" calcext:value-type="float">
            <text:p>9.703336</text:p>
          </table:table-cell>
          <table:table-cell office:value-type="float" office:value="10.82822" calcext:value-type="float">
            <text:p>10.82822</text:p>
          </table:table-cell>
          <table:table-cell office:value-type="float" office:value="3.703059" calcext:value-type="float">
            <text:p>3.703059</text:p>
          </table:table-cell>
          <table:table-cell office:value-type="float" office:value="3.140997" calcext:value-type="float">
            <text:p>3.140997</text:p>
          </table:table-cell>
          <table:table-cell office:value-type="float" office:value="1.677024" calcext:value-type="float">
            <text:p>1.677024</text:p>
          </table:table-cell>
          <table:table-cell office:value-type="float" office:value="1.475843" calcext:value-type="float">
            <text:p>1.475843</text:p>
          </table:table-cell>
          <table:table-cell office:value-type="float" office:value="3.154792" calcext:value-type="float">
            <text:p>3.154792</text:p>
          </table:table-cell>
          <table:table-cell office:value-type="float" office:value="4.921878" calcext:value-type="float">
            <text:p>4.921878</text:p>
          </table:table-cell>
          <table:table-cell office:value-type="float" office:value="5.2233" calcext:value-type="float">
            <text:p>5.2233</text:p>
          </table:table-cell>
          <table:table-cell office:value-type="float" office:value="5.736294" calcext:value-type="float">
            <text:p>5.736294</text:p>
          </table:table-cell>
          <table:table-cell office:value-type="float" office:value="6.503174" calcext:value-type="float">
            <text:p>6.503174</text:p>
          </table:table-cell>
          <table:table-cell office:value-type="float" office:value="7.353261" calcext:value-type="float">
            <text:p>7.353261</text:p>
          </table:table-cell>
          <table:table-cell office:value-type="float" office:value="7.82589" calcext:value-type="float">
            <text:p>7.82589</text:p>
          </table:table-cell>
          <table:table-cell office:value-type="float" office:value="0" calcext:value-type="float">
            <text:p>0</text:p>
          </table:table-cell>
          <table:table-cell office:value-type="float" office:value="6.533179" calcext:value-type="float">
            <text:p>6.53317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03515" calcext:value-type="float">
            <text:p>2.0035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4.650982" calcext:value-type="float">
            <text:p>4.650982</text:p>
          </table:table-cell>
          <table:table-cell office:value-type="float" office:value="136.3895" calcext:value-type="float">
            <text:p>136.389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95477" calcext:value-type="float">
            <text:p>22.9547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5493" calcext:value-type="float">
            <text:p>2.86549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311" calcext:value-type="float">
            <text:p>-0.001329311</text:p>
          </table:table-cell>
          <table:table-cell office:value-type="float" office:value="1176.303" calcext:value-type="float">
            <text:p>1176.303</text:p>
          </table:table-cell>
          <table:table-cell office:value-type="float" office:value="1.650007" calcext:value-type="float">
            <text:p>1.650007</text:p>
          </table:table-cell>
          <table:table-cell office:value-type="float" office:value="0" calcext:value-type="float">
            <text:p>0</text:p>
          </table:table-cell>
          <table:table-cell office:value-type="float" office:value="0.2148914" calcext:value-type="float">
            <text:p>0.2148914</text:p>
          </table:table-cell>
          <table:table-cell office:value-type="float" office:value="0.1204719" calcext:value-type="float">
            <text:p>0.1204719</text:p>
          </table:table-cell>
          <table:table-cell office:value-type="float" office:value="0.1076128" calcext:value-type="float">
            <text:p>0.1076128</text:p>
          </table:table-cell>
          <table:table-cell office:value-type="float" office:value="0.04553827" calcext:value-type="float">
            <text:p>0.04553827</text:p>
          </table:table-cell>
          <table:table-cell office:value-type="float" office:value="0.04478324" calcext:value-type="float">
            <text:p>0.04478324</text:p>
          </table:table-cell>
          <table:table-cell office:value-type="float" office:value="0.0224568" calcext:value-type="float">
            <text:p>0.0224568</text:p>
          </table:table-cell>
          <table:table-cell office:value-type="float" office:value="0.02728592" calcext:value-type="float">
            <text:p>0.02728592</text:p>
          </table:table-cell>
          <table:table-cell office:value-type="float" office:value="0.06257809" calcext:value-type="float">
            <text:p>0.06257809</text:p>
          </table:table-cell>
          <table:table-cell office:value-type="float" office:value="0.1141279" calcext:value-type="float">
            <text:p>0.1141279</text:p>
          </table:table-cell>
          <table:table-cell office:value-type="float" office:value="0.115942" calcext:value-type="float">
            <text:p>0.115942</text:p>
          </table:table-cell>
          <table:table-cell office:value-type="float" office:value="0.1206786" calcext:value-type="float">
            <text:p>0.1206786</text:p>
          </table:table-cell>
          <table:table-cell office:value-type="float" office:value="0.1287397" calcext:value-type="float">
            <text:p>0.1287397</text:p>
          </table:table-cell>
          <table:table-cell office:value-type="float" office:value="0.1376306" calcext:value-type="float">
            <text:p>0.1376306</text:p>
          </table:table-cell>
          <table:table-cell office:value-type="float" office:value="0.1426198" calcext:value-type="float">
            <text:p>0.1426198</text:p>
          </table:table-cell>
          <table:table-cell office:value-type="float" office:value="0" calcext:value-type="float">
            <text:p>0</text:p>
          </table:table-cell>
          <table:table-cell office:value-type="float" office:value="10.26418" calcext:value-type="float">
            <text:p>10.26418</text:p>
          </table:table-cell>
          <table:table-cell office:value-type="float" office:value="9.715865" calcext:value-type="float">
            <text:p>9.715865</text:p>
          </table:table-cell>
          <table:table-cell office:value-type="float" office:value="10.83498" calcext:value-type="float">
            <text:p>10.83498</text:p>
          </table:table-cell>
          <table:table-cell office:value-type="float" office:value="3.70874" calcext:value-type="float">
            <text:p>3.70874</text:p>
          </table:table-cell>
          <table:table-cell office:value-type="float" office:value="3.148306" calcext:value-type="float">
            <text:p>3.148306</text:p>
          </table:table-cell>
          <table:table-cell office:value-type="float" office:value="1.678913" calcext:value-type="float">
            <text:p>1.678913</text:p>
          </table:table-cell>
          <table:table-cell office:value-type="float" office:value="1.478786" calcext:value-type="float">
            <text:p>1.478786</text:p>
          </table:table-cell>
          <table:table-cell office:value-type="float" office:value="3.160883" calcext:value-type="float">
            <text:p>3.160883</text:p>
          </table:table-cell>
          <table:table-cell office:value-type="float" office:value="4.930883" calcext:value-type="float">
            <text:p>4.930883</text:p>
          </table:table-cell>
          <table:table-cell office:value-type="float" office:value="5.231918" calcext:value-type="float">
            <text:p>5.231918</text:p>
          </table:table-cell>
          <table:table-cell office:value-type="float" office:value="5.744892" calcext:value-type="float">
            <text:p>5.744892</text:p>
          </table:table-cell>
          <table:table-cell office:value-type="float" office:value="6.510916" calcext:value-type="float">
            <text:p>6.510916</text:p>
          </table:table-cell>
          <table:table-cell office:value-type="float" office:value="7.360316" calcext:value-type="float">
            <text:p>7.360316</text:p>
          </table:table-cell>
          <table:table-cell office:value-type="float" office:value="7.833282" calcext:value-type="float">
            <text:p>7.833282</text:p>
          </table:table-cell>
          <table:table-cell office:value-type="float" office:value="0" calcext:value-type="float">
            <text:p>0</text:p>
          </table:table-cell>
          <table:table-cell office:value-type="float" office:value="7.861016" calcext:value-type="float">
            <text:p>7.86101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09722" calcext:value-type="float">
            <text:p>2.0097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4.639952" calcext:value-type="float">
            <text:p>4.639952</text:p>
          </table:table-cell>
          <table:table-cell office:value-type="float" office:value="136.3894" calcext:value-type="float">
            <text:p>136.389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2.98467" calcext:value-type="float">
            <text:p>22.9846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6867" calcext:value-type="float">
            <text:p>2.8668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236" calcext:value-type="float">
            <text:p>-0.001329236</text:p>
          </table:table-cell>
          <table:table-cell office:value-type="float" office:value="1176.28" calcext:value-type="float">
            <text:p>1176.28</text:p>
          </table:table-cell>
          <table:table-cell office:value-type="float" office:value="1.661477" calcext:value-type="float">
            <text:p>1.661477</text:p>
          </table:table-cell>
          <table:table-cell office:value-type="float" office:value="0" calcext:value-type="float">
            <text:p>0</text:p>
          </table:table-cell>
          <table:table-cell office:value-type="float" office:value="0.3229958" calcext:value-type="float">
            <text:p>0.3229958</text:p>
          </table:table-cell>
          <table:table-cell office:value-type="float" office:value="0.1571676" calcext:value-type="float">
            <text:p>0.1571676</text:p>
          </table:table-cell>
          <table:table-cell office:value-type="float" office:value="0.1254402" calcext:value-type="float">
            <text:p>0.1254402</text:p>
          </table:table-cell>
          <table:table-cell office:value-type="float" office:value="0.04943639" calcext:value-type="float">
            <text:p>0.04943639</text:p>
          </table:table-cell>
          <table:table-cell office:value-type="float" office:value="0.04705679" calcext:value-type="float">
            <text:p>0.04705679</text:p>
          </table:table-cell>
          <table:table-cell office:value-type="float" office:value="0.02264011" calcext:value-type="float">
            <text:p>0.02264011</text:p>
          </table:table-cell>
          <table:table-cell office:value-type="float" office:value="0.02712538" calcext:value-type="float">
            <text:p>0.02712538</text:p>
          </table:table-cell>
          <table:table-cell office:value-type="float" office:value="0.06253226" calcext:value-type="float">
            <text:p>0.06253226</text:p>
          </table:table-cell>
          <table:table-cell office:value-type="float" office:value="0.1141593" calcext:value-type="float">
            <text:p>0.1141593</text:p>
          </table:table-cell>
          <table:table-cell office:value-type="float" office:value="0.1160077" calcext:value-type="float">
            <text:p>0.1160077</text:p>
          </table:table-cell>
          <table:table-cell office:value-type="float" office:value="0.1207622" calcext:value-type="float">
            <text:p>0.1207622</text:p>
          </table:table-cell>
          <table:table-cell office:value-type="float" office:value="0.1288282" calcext:value-type="float">
            <text:p>0.1288282</text:p>
          </table:table-cell>
          <table:table-cell office:value-type="float" office:value="0.1377063" calcext:value-type="float">
            <text:p>0.1377063</text:p>
          </table:table-cell>
          <table:table-cell office:value-type="float" office:value="0.1426993" calcext:value-type="float">
            <text:p>0.1426993</text:p>
          </table:table-cell>
          <table:table-cell office:value-type="float" office:value="0" calcext:value-type="float">
            <text:p>0</text:p>
          </table:table-cell>
          <table:table-cell office:value-type="float" office:value="10.32531" calcext:value-type="float">
            <text:p>10.32531</text:p>
          </table:table-cell>
          <table:table-cell office:value-type="float" office:value="9.725393" calcext:value-type="float">
            <text:p>9.725393</text:p>
          </table:table-cell>
          <table:table-cell office:value-type="float" office:value="10.83993" calcext:value-type="float">
            <text:p>10.83993</text:p>
          </table:table-cell>
          <table:table-cell office:value-type="float" office:value="3.714218" calcext:value-type="float">
            <text:p>3.714218</text:p>
          </table:table-cell>
          <table:table-cell office:value-type="float" office:value="3.15545" calcext:value-type="float">
            <text:p>3.15545</text:p>
          </table:table-cell>
          <table:table-cell office:value-type="float" office:value="1.68078" calcext:value-type="float">
            <text:p>1.68078</text:p>
          </table:table-cell>
          <table:table-cell office:value-type="float" office:value="1.481676" calcext:value-type="float">
            <text:p>1.481676</text:p>
          </table:table-cell>
          <table:table-cell office:value-type="float" office:value="3.166944" calcext:value-type="float">
            <text:p>3.166944</text:p>
          </table:table-cell>
          <table:table-cell office:value-type="float" office:value="4.939888" calcext:value-type="float">
            <text:p>4.939888</text:p>
          </table:table-cell>
          <table:table-cell office:value-type="float" office:value="5.240519" calcext:value-type="float">
            <text:p>5.240519</text:p>
          </table:table-cell>
          <table:table-cell office:value-type="float" office:value="5.753489" calcext:value-type="float">
            <text:p>5.753489</text:p>
          </table:table-cell>
          <table:table-cell office:value-type="float" office:value="6.518626" calcext:value-type="float">
            <text:p>6.518626</text:p>
          </table:table-cell>
          <table:table-cell office:value-type="float" office:value="7.367372" calcext:value-type="float">
            <text:p>7.367372</text:p>
          </table:table-cell>
          <table:table-cell office:value-type="float" office:value="7.840684" calcext:value-type="float">
            <text:p>7.840684</text:p>
          </table:table-cell>
          <table:table-cell office:value-type="float" office:value="0" calcext:value-type="float">
            <text:p>0</text:p>
          </table:table-cell>
          <table:table-cell office:value-type="float" office:value="17.40692" calcext:value-type="float">
            <text:p>17.4069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20184" calcext:value-type="float">
            <text:p>2.0201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4.622701" calcext:value-type="float">
            <text:p>4.622701</text:p>
          </table:table-cell>
          <table:table-cell office:value-type="float" office:value="136.39" calcext:value-type="float">
            <text:p>136.3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01634" calcext:value-type="float">
            <text:p>23.0163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303" calcext:value-type="float">
            <text:p>2.86730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213" calcext:value-type="float">
            <text:p>-0.001329213</text:p>
          </table:table-cell>
          <table:table-cell office:value-type="float" office:value="1176.258" calcext:value-type="float">
            <text:p>1176.258</text:p>
          </table:table-cell>
          <table:table-cell office:value-type="float" office:value="1.679605" calcext:value-type="float">
            <text:p>1.679605</text:p>
          </table:table-cell>
          <table:table-cell office:value-type="float" office:value="0" calcext:value-type="float">
            <text:p>0</text:p>
          </table:table-cell>
          <table:table-cell office:value-type="float" office:value="0.5571091" calcext:value-type="float">
            <text:p>0.5571091</text:p>
          </table:table-cell>
          <table:table-cell office:value-type="float" office:value="0.2299899" calcext:value-type="float">
            <text:p>0.2299899</text:p>
          </table:table-cell>
          <table:table-cell office:value-type="float" office:value="0.1628288" calcext:value-type="float">
            <text:p>0.1628288</text:p>
          </table:table-cell>
          <table:table-cell office:value-type="float" office:value="0.0580615" calcext:value-type="float">
            <text:p>0.0580615</text:p>
          </table:table-cell>
          <table:table-cell office:value-type="float" office:value="0.05407361" calcext:value-type="float">
            <text:p>0.05407361</text:p>
          </table:table-cell>
          <table:table-cell office:value-type="float" office:value="0.02376728" calcext:value-type="float">
            <text:p>0.02376728</text:p>
          </table:table-cell>
          <table:table-cell office:value-type="float" office:value="0.02812422" calcext:value-type="float">
            <text:p>0.02812422</text:p>
          </table:table-cell>
          <table:table-cell office:value-type="float" office:value="0.06268985" calcext:value-type="float">
            <text:p>0.06268985</text:p>
          </table:table-cell>
          <table:table-cell office:value-type="float" office:value="0.1142298" calcext:value-type="float">
            <text:p>0.1142298</text:p>
          </table:table-cell>
          <table:table-cell office:value-type="float" office:value="0.1160755" calcext:value-type="float">
            <text:p>0.1160755</text:p>
          </table:table-cell>
          <table:table-cell office:value-type="float" office:value="0.1208457" calcext:value-type="float">
            <text:p>0.1208457</text:p>
          </table:table-cell>
          <table:table-cell office:value-type="float" office:value="0.1289247" calcext:value-type="float">
            <text:p>0.1289247</text:p>
          </table:table-cell>
          <table:table-cell office:value-type="float" office:value="0.1377817" calcext:value-type="float">
            <text:p>0.1377817</text:p>
          </table:table-cell>
          <table:table-cell office:value-type="float" office:value="0.1427792" calcext:value-type="float">
            <text:p>0.1427792</text:p>
          </table:table-cell>
          <table:table-cell office:value-type="float" office:value="0" calcext:value-type="float">
            <text:p>0</text:p>
          </table:table-cell>
          <table:table-cell office:value-type="float" office:value="10.44711" calcext:value-type="float">
            <text:p>10.44711</text:p>
          </table:table-cell>
          <table:table-cell office:value-type="float" office:value="9.748171" calcext:value-type="float">
            <text:p>9.748171</text:p>
          </table:table-cell>
          <table:table-cell office:value-type="float" office:value="10.85427" calcext:value-type="float">
            <text:p>10.85427</text:p>
          </table:table-cell>
          <table:table-cell office:value-type="float" office:value="3.721976" calcext:value-type="float">
            <text:p>3.721976</text:p>
          </table:table-cell>
          <table:table-cell office:value-type="float" office:value="3.164326" calcext:value-type="float">
            <text:p>3.164326</text:p>
          </table:table-cell>
          <table:table-cell office:value-type="float" office:value="1.682804" calcext:value-type="float">
            <text:p>1.682804</text:p>
          </table:table-cell>
          <table:table-cell office:value-type="float" office:value="1.484688" calcext:value-type="float">
            <text:p>1.484688</text:p>
          </table:table-cell>
          <table:table-cell office:value-type="float" office:value="3.172986" calcext:value-type="float">
            <text:p>3.172986</text:p>
          </table:table-cell>
          <table:table-cell office:value-type="float" office:value="4.948892" calcext:value-type="float">
            <text:p>4.948892</text:p>
          </table:table-cell>
          <table:table-cell office:value-type="float" office:value="5.249101" calcext:value-type="float">
            <text:p>5.249101</text:p>
          </table:table-cell>
          <table:table-cell office:value-type="float" office:value="5.76205" calcext:value-type="float">
            <text:p>5.76205</text:p>
          </table:table-cell>
          <table:table-cell office:value-type="float" office:value="6.526344" calcext:value-type="float">
            <text:p>6.526344</text:p>
          </table:table-cell>
          <table:table-cell office:value-type="float" office:value="7.374426" calcext:value-type="float">
            <text:p>7.374426</text:p>
          </table:table-cell>
          <table:table-cell office:value-type="float" office:value="7.84805" calcext:value-type="float">
            <text:p>7.84805</text:p>
          </table:table-cell>
          <table:table-cell office:value-type="float" office:value="0" calcext:value-type="float">
            <text:p>0</text:p>
          </table:table-cell>
          <table:table-cell office:value-type="float" office:value="29.3699" calcext:value-type="float">
            <text:p>29.369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36204" calcext:value-type="float">
            <text:p>2.0362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4.60413" calcext:value-type="float">
            <text:p>4.60413</text:p>
          </table:table-cell>
          <table:table-cell office:value-type="float" office:value="136.3906" calcext:value-type="float">
            <text:p>136.390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05041" calcext:value-type="float">
            <text:p>23.0504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303" calcext:value-type="float">
            <text:p>2.86730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213" calcext:value-type="float">
            <text:p>-0.001329213</text:p>
          </table:table-cell>
          <table:table-cell office:value-type="float" office:value="1176.239" calcext:value-type="float">
            <text:p>1176.239</text:p>
          </table:table-cell>
          <table:table-cell office:value-type="float" office:value="1.696816" calcext:value-type="float">
            <text:p>1.696816</text:p>
          </table:table-cell>
          <table:table-cell office:value-type="float" office:value="0" calcext:value-type="float">
            <text:p>0</text:p>
          </table:table-cell>
          <table:table-cell office:value-type="float" office:value="0.6431667" calcext:value-type="float">
            <text:p>0.6431667</text:p>
          </table:table-cell>
          <table:table-cell office:value-type="float" office:value="0.255157" calcext:value-type="float">
            <text:p>0.255157</text:p>
          </table:table-cell>
          <table:table-cell office:value-type="float" office:value="0.1871065" calcext:value-type="float">
            <text:p>0.1871065</text:p>
          </table:table-cell>
          <table:table-cell office:value-type="float" office:value="0.0651365" calcext:value-type="float">
            <text:p>0.0651365</text:p>
          </table:table-cell>
          <table:table-cell office:value-type="float" office:value="0.06129219" calcext:value-type="float">
            <text:p>0.06129219</text:p>
          </table:table-cell>
          <table:table-cell office:value-type="float" office:value="0.02542136" calcext:value-type="float">
            <text:p>0.02542136</text:p>
          </table:table-cell>
          <table:table-cell office:value-type="float" office:value="0.0295083" calcext:value-type="float">
            <text:p>0.0295083</text:p>
          </table:table-cell>
          <table:table-cell office:value-type="float" office:value="0.06302769" calcext:value-type="float">
            <text:p>0.06302769</text:p>
          </table:table-cell>
          <table:table-cell office:value-type="float" office:value="0.114357" calcext:value-type="float">
            <text:p>0.114357</text:p>
          </table:table-cell>
          <table:table-cell office:value-type="float" office:value="0.1161471" calcext:value-type="float">
            <text:p>0.1161471</text:p>
          </table:table-cell>
          <table:table-cell office:value-type="float" office:value="0.1209295" calcext:value-type="float">
            <text:p>0.1209295</text:p>
          </table:table-cell>
          <table:table-cell office:value-type="float" office:value="0.1290117" calcext:value-type="float">
            <text:p>0.1290117</text:p>
          </table:table-cell>
          <table:table-cell office:value-type="float" office:value="0.1378564" calcext:value-type="float">
            <text:p>0.1378564</text:p>
          </table:table-cell>
          <table:table-cell office:value-type="float" office:value="0.1428587" calcext:value-type="float">
            <text:p>0.1428587</text:p>
          </table:table-cell>
          <table:table-cell office:value-type="float" office:value="0" calcext:value-type="float">
            <text:p>0</text:p>
          </table:table-cell>
          <table:table-cell office:value-type="float" office:value="10.62954" calcext:value-type="float">
            <text:p>10.62954</text:p>
          </table:table-cell>
          <table:table-cell office:value-type="float" office:value="9.78817" calcext:value-type="float">
            <text:p>9.78817</text:p>
          </table:table-cell>
          <table:table-cell office:value-type="float" office:value="10.88319" calcext:value-type="float">
            <text:p>10.88319</text:p>
          </table:table-cell>
          <table:table-cell office:value-type="float" office:value="3.733499" calcext:value-type="float">
            <text:p>3.733499</text:p>
          </table:table-cell>
          <table:table-cell office:value-type="float" office:value="3.176552" calcext:value-type="float">
            <text:p>3.176552</text:p>
          </table:table-cell>
          <table:table-cell office:value-type="float" office:value="1.685203" calcext:value-type="float">
            <text:p>1.685203</text:p>
          </table:table-cell>
          <table:table-cell office:value-type="float" office:value="1.487957" calcext:value-type="float">
            <text:p>1.487957</text:p>
          </table:table-cell>
          <table:table-cell office:value-type="float" office:value="3.179066" calcext:value-type="float">
            <text:p>3.179066</text:p>
          </table:table-cell>
          <table:table-cell office:value-type="float" office:value="4.957896" calcext:value-type="float">
            <text:p>4.957896</text:p>
          </table:table-cell>
          <table:table-cell office:value-type="float" office:value="5.25768" calcext:value-type="float">
            <text:p>5.25768</text:p>
          </table:table-cell>
          <table:table-cell office:value-type="float" office:value="5.770591" calcext:value-type="float">
            <text:p>5.770591</text:p>
          </table:table-cell>
          <table:table-cell office:value-type="float" office:value="6.534054" calcext:value-type="float">
            <text:p>6.534054</text:p>
          </table:table-cell>
          <table:table-cell office:value-type="float" office:value="7.381482" calcext:value-type="float">
            <text:p>7.381482</text:p>
          </table:table-cell>
          <table:table-cell office:value-type="float" office:value="7.855392" calcext:value-type="float">
            <text:p>7.855392</text:p>
          </table:table-cell>
          <table:table-cell office:value-type="float" office:value="0" calcext:value-type="float">
            <text:p>0</text:p>
          </table:table-cell>
          <table:table-cell office:value-type="float" office:value="31.71774" calcext:value-type="float">
            <text:p>31.7177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53502" calcext:value-type="float">
            <text:p>2.05350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4.583577" calcext:value-type="float">
            <text:p>4.583577</text:p>
          </table:table-cell>
          <table:table-cell office:value-type="float" office:value="136.3915" calcext:value-type="float">
            <text:p>136.391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08538" calcext:value-type="float">
            <text:p>23.0853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303" calcext:value-type="float">
            <text:p>2.86730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213" calcext:value-type="float">
            <text:p>-0.001329213</text:p>
          </table:table-cell>
          <table:table-cell office:value-type="float" office:value="1176.221" calcext:value-type="float">
            <text:p>1176.221</text:p>
          </table:table-cell>
          <table:table-cell office:value-type="float" office:value="1.715789" calcext:value-type="float">
            <text:p>1.715789</text:p>
          </table:table-cell>
          <table:table-cell office:value-type="float" office:value="0" calcext:value-type="float">
            <text:p>0</text:p>
          </table:table-cell>
          <table:table-cell office:value-type="float" office:value="0.7391745" calcext:value-type="float">
            <text:p>0.7391745</text:p>
          </table:table-cell>
          <table:table-cell office:value-type="float" office:value="0.289609" calcext:value-type="float">
            <text:p>0.289609</text:p>
          </table:table-cell>
          <table:table-cell office:value-type="float" office:value="0.2078196" calcext:value-type="float">
            <text:p>0.2078196</text:p>
          </table:table-cell>
          <table:table-cell office:value-type="float" office:value="0.06891771" calcext:value-type="float">
            <text:p>0.06891771</text:p>
          </table:table-cell>
          <table:table-cell office:value-type="float" office:value="0.06493327" calcext:value-type="float">
            <text:p>0.06493327</text:p>
          </table:table-cell>
          <table:table-cell office:value-type="float" office:value="0.02628546" calcext:value-type="float">
            <text:p>0.02628546</text:p>
          </table:table-cell>
          <table:table-cell office:value-type="float" office:value="0.03039931" calcext:value-type="float">
            <text:p>0.03039931</text:p>
          </table:table-cell>
          <table:table-cell office:value-type="float" office:value="0.06335446" calcext:value-type="float">
            <text:p>0.06335446</text:p>
          </table:table-cell>
          <table:table-cell office:value-type="float" office:value="0.114519" calcext:value-type="float">
            <text:p>0.114519</text:p>
          </table:table-cell>
          <table:table-cell office:value-type="float" office:value="0.1162249" calcext:value-type="float">
            <text:p>0.1162249</text:p>
          </table:table-cell>
          <table:table-cell office:value-type="float" office:value="0.121014" calcext:value-type="float">
            <text:p>0.121014</text:p>
          </table:table-cell>
          <table:table-cell office:value-type="float" office:value="0.1290977" calcext:value-type="float">
            <text:p>0.1290977</text:p>
          </table:table-cell>
          <table:table-cell office:value-type="float" office:value="0.1379315" calcext:value-type="float">
            <text:p>0.1379315</text:p>
          </table:table-cell>
          <table:table-cell office:value-type="float" office:value="0.1429378" calcext:value-type="float">
            <text:p>0.1429378</text:p>
          </table:table-cell>
          <table:table-cell office:value-type="float" office:value="0" calcext:value-type="float">
            <text:p>0</text:p>
          </table:table-cell>
          <table:table-cell office:value-type="float" office:value="10.83586" calcext:value-type="float">
            <text:p>10.83586</text:p>
          </table:table-cell>
          <table:table-cell office:value-type="float" office:value="9.833158" calcext:value-type="float">
            <text:p>9.833158</text:p>
          </table:table-cell>
          <table:table-cell office:value-type="float" office:value="10.91754" calcext:value-type="float">
            <text:p>10.91754</text:p>
          </table:table-cell>
          <table:table-cell office:value-type="float" office:value="3.746336" calcext:value-type="float">
            <text:p>3.746336</text:p>
          </table:table-cell>
          <table:table-cell office:value-type="float" office:value="3.190268" calcext:value-type="float">
            <text:p>3.190268</text:p>
          </table:table-cell>
          <table:table-cell office:value-type="float" office:value="1.687855" calcext:value-type="float">
            <text:p>1.687855</text:p>
          </table:table-cell>
          <table:table-cell office:value-type="float" office:value="1.491441" calcext:value-type="float">
            <text:p>1.491441</text:p>
          </table:table-cell>
          <table:table-cell office:value-type="float" office:value="3.185198" calcext:value-type="float">
            <text:p>3.185198</text:p>
          </table:table-cell>
          <table:table-cell office:value-type="float" office:value="4.966901" calcext:value-type="float">
            <text:p>4.966901</text:p>
          </table:table-cell>
          <table:table-cell office:value-type="float" office:value="5.266263" calcext:value-type="float">
            <text:p>5.266263</text:p>
          </table:table-cell>
          <table:table-cell office:value-type="float" office:value="5.779132" calcext:value-type="float">
            <text:p>5.779132</text:p>
          </table:table-cell>
          <table:table-cell office:value-type="float" office:value="6.541772" calcext:value-type="float">
            <text:p>6.541772</text:p>
          </table:table-cell>
          <table:table-cell office:value-type="float" office:value="7.388536" calcext:value-type="float">
            <text:p>7.388536</text:p>
          </table:table-cell>
          <table:table-cell office:value-type="float" office:value="7.862726" calcext:value-type="float">
            <text:p>7.862726</text:p>
          </table:table-cell>
          <table:table-cell office:value-type="float" office:value="0" calcext:value-type="float">
            <text:p>0</text:p>
          </table:table-cell>
          <table:table-cell office:value-type="float" office:value="35.62129" calcext:value-type="float">
            <text:p>35.6212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72429" calcext:value-type="float">
            <text:p>2.07242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4.568215" calcext:value-type="float">
            <text:p>4.568215</text:p>
          </table:table-cell>
          <table:table-cell office:value-type="float" office:value="136.3917" calcext:value-type="float">
            <text:p>136.391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12082" calcext:value-type="float">
            <text:p>23.1208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303" calcext:value-type="float">
            <text:p>2.86730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213" calcext:value-type="float">
            <text:p>-0.001329213</text:p>
          </table:table-cell>
          <table:table-cell office:value-type="float" office:value="1176.203" calcext:value-type="float">
            <text:p>1176.203</text:p>
          </table:table-cell>
          <table:table-cell office:value-type="float" office:value="1.72774" calcext:value-type="float">
            <text:p>1.72774</text:p>
          </table:table-cell>
          <table:table-cell office:value-type="float" office:value="0" calcext:value-type="float">
            <text:p>0</text:p>
          </table:table-cell>
          <table:table-cell office:value-type="float" office:value="0.6162587" calcext:value-type="float">
            <text:p>0.6162587</text:p>
          </table:table-cell>
          <table:table-cell office:value-type="float" office:value="0.2395707" calcext:value-type="float">
            <text:p>0.2395707</text:p>
          </table:table-cell>
          <table:table-cell office:value-type="float" office:value="0.1890194" calcext:value-type="float">
            <text:p>0.1890194</text:p>
          </table:table-cell>
          <table:table-cell office:value-type="float" office:value="0.06584255" calcext:value-type="float">
            <text:p>0.06584255</text:p>
          </table:table-cell>
          <table:table-cell office:value-type="float" office:value="0.06390449" calcext:value-type="float">
            <text:p>0.06390449</text:p>
          </table:table-cell>
          <table:table-cell office:value-type="float" office:value="0.02668831" calcext:value-type="float">
            <text:p>0.02668831</text:p>
          </table:table-cell>
          <table:table-cell office:value-type="float" office:value="0.03114463" calcext:value-type="float">
            <text:p>0.03114463</text:p>
          </table:table-cell>
          <table:table-cell office:value-type="float" office:value="0.06364176" calcext:value-type="float">
            <text:p>0.06364176</text:p>
          </table:table-cell>
          <table:table-cell office:value-type="float" office:value="0.114695" calcext:value-type="float">
            <text:p>0.114695</text:p>
          </table:table-cell>
          <table:table-cell office:value-type="float" office:value="0.1163088" calcext:value-type="float">
            <text:p>0.1163088</text:p>
          </table:table-cell>
          <table:table-cell office:value-type="float" office:value="0.1210995" calcext:value-type="float">
            <text:p>0.1210995</text:p>
          </table:table-cell>
          <table:table-cell office:value-type="float" office:value="0.1291682" calcext:value-type="float">
            <text:p>0.1291682</text:p>
          </table:table-cell>
          <table:table-cell office:value-type="float" office:value="0.1380068" calcext:value-type="float">
            <text:p>0.1380068</text:p>
          </table:table-cell>
          <table:table-cell office:value-type="float" office:value="0.1430167" calcext:value-type="float">
            <text:p>0.1430167</text:p>
          </table:table-cell>
          <table:table-cell office:value-type="float" office:value="0" calcext:value-type="float">
            <text:p>0</text:p>
          </table:table-cell>
          <table:table-cell office:value-type="float" office:value="11.04833" calcext:value-type="float">
            <text:p>11.04833</text:p>
          </table:table-cell>
          <table:table-cell office:value-type="float" office:value="9.880072" calcext:value-type="float">
            <text:p>9.880072</text:p>
          </table:table-cell>
          <table:table-cell office:value-type="float" office:value="10.95583" calcext:value-type="float">
            <text:p>10.95583</text:p>
          </table:table-cell>
          <table:table-cell office:value-type="float" office:value="3.760067" calcext:value-type="float">
            <text:p>3.760067</text:p>
          </table:table-cell>
          <table:table-cell office:value-type="float" office:value="3.205031" calcext:value-type="float">
            <text:p>3.205031</text:p>
          </table:table-cell>
          <table:table-cell office:value-type="float" office:value="1.690692" calcext:value-type="float">
            <text:p>1.690692</text:p>
          </table:table-cell>
          <table:table-cell office:value-type="float" office:value="1.495096" calcext:value-type="float">
            <text:p>1.495096</text:p>
          </table:table-cell>
          <table:table-cell office:value-type="float" office:value="3.191374" calcext:value-type="float">
            <text:p>3.191374</text:p>
          </table:table-cell>
          <table:table-cell office:value-type="float" office:value="4.975906" calcext:value-type="float">
            <text:p>4.975906</text:p>
          </table:table-cell>
          <table:table-cell office:value-type="float" office:value="5.274842" calcext:value-type="float">
            <text:p>5.274842</text:p>
          </table:table-cell>
          <table:table-cell office:value-type="float" office:value="5.787674" calcext:value-type="float">
            <text:p>5.787674</text:p>
          </table:table-cell>
          <table:table-cell office:value-type="float" office:value="6.549484" calcext:value-type="float">
            <text:p>6.549484</text:p>
          </table:table-cell>
          <table:table-cell office:value-type="float" office:value="7.395591" calcext:value-type="float">
            <text:p>7.395591</text:p>
          </table:table-cell>
          <table:table-cell office:value-type="float" office:value="7.870064" calcext:value-type="float">
            <text:p>7.870064</text:p>
          </table:table-cell>
          <table:table-cell office:value-type="float" office:value="0" calcext:value-type="float">
            <text:p>0</text:p>
          </table:table-cell>
          <table:table-cell office:value-type="float" office:value="27.30134" calcext:value-type="float">
            <text:p>27.3013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86949" calcext:value-type="float">
            <text:p>2.0869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4.557845" calcext:value-type="float">
            <text:p>4.557845</text:p>
          </table:table-cell>
          <table:table-cell office:value-type="float" office:value="136.3915" calcext:value-type="float">
            <text:p>136.391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15407" calcext:value-type="float">
            <text:p>23.1540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647" calcext:value-type="float">
            <text:p>2.86764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4" calcext:value-type="float">
            <text:p>-0.001329194</text:p>
          </table:table-cell>
          <table:table-cell office:value-type="float" office:value="1176.183" calcext:value-type="float">
            <text:p>1176.183</text:p>
          </table:table-cell>
          <table:table-cell office:value-type="float" office:value="1.735421" calcext:value-type="float">
            <text:p>1.735421</text:p>
          </table:table-cell>
          <table:table-cell office:value-type="float" office:value="0" calcext:value-type="float">
            <text:p>0</text:p>
          </table:table-cell>
          <table:table-cell office:value-type="float" office:value="0.5497687" calcext:value-type="float">
            <text:p>0.5497687</text:p>
          </table:table-cell>
          <table:table-cell office:value-type="float" office:value="0.192896" calcext:value-type="float">
            <text:p>0.192896</text:p>
          </table:table-cell>
          <table:table-cell office:value-type="float" office:value="0.1561518" calcext:value-type="float">
            <text:p>0.1561518</text:p>
          </table:table-cell>
          <table:table-cell office:value-type="float" office:value="0.05637643" calcext:value-type="float">
            <text:p>0.05637643</text:p>
          </table:table-cell>
          <table:table-cell office:value-type="float" office:value="0.05565286" calcext:value-type="float">
            <text:p>0.05565286</text:p>
          </table:table-cell>
          <table:table-cell office:value-type="float" office:value="0.02525964" calcext:value-type="float">
            <text:p>0.02525964</text:p>
          </table:table-cell>
          <table:table-cell office:value-type="float" office:value="0.0304873" calcext:value-type="float">
            <text:p>0.0304873</text:p>
          </table:table-cell>
          <table:table-cell office:value-type="float" office:value="0.06368832" calcext:value-type="float">
            <text:p>0.06368832</text:p>
          </table:table-cell>
          <table:table-cell office:value-type="float" office:value="0.1148574" calcext:value-type="float">
            <text:p>0.1148574</text:p>
          </table:table-cell>
          <table:table-cell office:value-type="float" office:value="0.1163971" calcext:value-type="float">
            <text:p>0.1163971</text:p>
          </table:table-cell>
          <table:table-cell office:value-type="float" office:value="0.1211857" calcext:value-type="float">
            <text:p>0.1211857</text:p>
          </table:table-cell>
          <table:table-cell office:value-type="float" office:value="0.1292401" calcext:value-type="float">
            <text:p>0.1292401</text:p>
          </table:table-cell>
          <table:table-cell office:value-type="float" office:value="0.1380824" calcext:value-type="float">
            <text:p>0.1380824</text:p>
          </table:table-cell>
          <table:table-cell office:value-type="float" office:value="0.1430952" calcext:value-type="float">
            <text:p>0.1430952</text:p>
          </table:table-cell>
          <table:table-cell office:value-type="float" office:value="0" calcext:value-type="float">
            <text:p>0</text:p>
          </table:table-cell>
          <table:table-cell office:value-type="float" office:value="11.21605" calcext:value-type="float">
            <text:p>11.21605</text:p>
          </table:table-cell>
          <table:table-cell office:value-type="float" office:value="9.908096" calcext:value-type="float">
            <text:p>9.908096</text:p>
          </table:table-cell>
          <table:table-cell office:value-type="float" office:value="10.9806" calcext:value-type="float">
            <text:p>10.9806</text:p>
          </table:table-cell>
          <table:table-cell office:value-type="float" office:value="3.770401" calcext:value-type="float">
            <text:p>3.770401</text:p>
          </table:table-cell>
          <table:table-cell office:value-type="float" office:value="3.217155" calcext:value-type="float">
            <text:p>3.217155</text:p>
          </table:table-cell>
          <table:table-cell office:value-type="float" office:value="1.693327" calcext:value-type="float">
            <text:p>1.693327</text:p>
          </table:table-cell>
          <table:table-cell office:value-type="float" office:value="1.498722" calcext:value-type="float">
            <text:p>1.498722</text:p>
          </table:table-cell>
          <table:table-cell office:value-type="float" office:value="3.197561" calcext:value-type="float">
            <text:p>3.197561</text:p>
          </table:table-cell>
          <table:table-cell office:value-type="float" office:value="4.98491" calcext:value-type="float">
            <text:p>4.98491</text:p>
          </table:table-cell>
          <table:table-cell office:value-type="float" office:value="5.283422" calcext:value-type="float">
            <text:p>5.283422</text:p>
          </table:table-cell>
          <table:table-cell office:value-type="float" office:value="5.796216" calcext:value-type="float">
            <text:p>5.796216</text:p>
          </table:table-cell>
          <table:table-cell office:value-type="float" office:value="6.557168" calcext:value-type="float">
            <text:p>6.557168</text:p>
          </table:table-cell>
          <table:table-cell office:value-type="float" office:value="7.402646" calcext:value-type="float">
            <text:p>7.402646</text:p>
          </table:table-cell>
          <table:table-cell office:value-type="float" office:value="7.877177" calcext:value-type="float">
            <text:p>7.877177</text:p>
          </table:table-cell>
          <table:table-cell office:value-type="float" office:value="0" calcext:value-type="float">
            <text:p>0</text:p>
          </table:table-cell>
          <table:table-cell office:value-type="float" office:value="19.74306" calcext:value-type="float">
            <text:p>19.7430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096905" calcext:value-type="float">
            <text:p>2.09690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4.543798" calcext:value-type="float">
            <text:p>4.543798</text:p>
          </table:table-cell>
          <table:table-cell office:value-type="float" office:value="136.3919" calcext:value-type="float">
            <text:p>136.391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18623" calcext:value-type="float">
            <text:p>23.1862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06" calcext:value-type="float">
            <text:p>2.86770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1" calcext:value-type="float">
            <text:p>-0.001329191</text:p>
          </table:table-cell>
          <table:table-cell office:value-type="float" office:value="1176.163" calcext:value-type="float">
            <text:p>1176.163</text:p>
          </table:table-cell>
          <table:table-cell office:value-type="float" office:value="1.747797" calcext:value-type="float">
            <text:p>1.747797</text:p>
          </table:table-cell>
          <table:table-cell office:value-type="float" office:value="0" calcext:value-type="float">
            <text:p>0</text:p>
          </table:table-cell>
          <table:table-cell office:value-type="float" office:value="0.5593364" calcext:value-type="float">
            <text:p>0.5593364</text:p>
          </table:table-cell>
          <table:table-cell office:value-type="float" office:value="0.2182301" calcext:value-type="float">
            <text:p>0.2182301</text:p>
          </table:table-cell>
          <table:table-cell office:value-type="float" office:value="0.1677186" calcext:value-type="float">
            <text:p>0.1677186</text:p>
          </table:table-cell>
          <table:table-cell office:value-type="float" office:value="0.05550284" calcext:value-type="float">
            <text:p>0.05550284</text:p>
          </table:table-cell>
          <table:table-cell office:value-type="float" office:value="0.05349815" calcext:value-type="float">
            <text:p>0.05349815</text:p>
          </table:table-cell>
          <table:table-cell office:value-type="float" office:value="0.02446675" calcext:value-type="float">
            <text:p>0.02446675</text:p>
          </table:table-cell>
          <table:table-cell office:value-type="float" office:value="0.02987693" calcext:value-type="float">
            <text:p>0.02987693</text:p>
          </table:table-cell>
          <table:table-cell office:value-type="float" office:value="0.06354205" calcext:value-type="float">
            <text:p>0.06354205</text:p>
          </table:table-cell>
          <table:table-cell office:value-type="float" office:value="0.1149767" calcext:value-type="float">
            <text:p>0.1149767</text:p>
          </table:table-cell>
          <table:table-cell office:value-type="float" office:value="0.1164861" calcext:value-type="float">
            <text:p>0.1164861</text:p>
          </table:table-cell>
          <table:table-cell office:value-type="float" office:value="0.1212732" calcext:value-type="float">
            <text:p>0.1212732</text:p>
          </table:table-cell>
          <table:table-cell office:value-type="float" office:value="0.1293219" calcext:value-type="float">
            <text:p>0.1293219</text:p>
          </table:table-cell>
          <table:table-cell office:value-type="float" office:value="0.1381582" calcext:value-type="float">
            <text:p>0.1381582</text:p>
          </table:table-cell>
          <table:table-cell office:value-type="float" office:value="0.1431737" calcext:value-type="float">
            <text:p>0.1431737</text:p>
          </table:table-cell>
          <table:table-cell office:value-type="float" office:value="0" calcext:value-type="float">
            <text:p>0</text:p>
          </table:table-cell>
          <table:table-cell office:value-type="float" office:value="11.35977" calcext:value-type="float">
            <text:p>11.35977</text:p>
          </table:table-cell>
          <table:table-cell office:value-type="float" office:value="9.931211" calcext:value-type="float">
            <text:p>9.931211</text:p>
          </table:table-cell>
          <table:table-cell office:value-type="float" office:value="10.99924" calcext:value-type="float">
            <text:p>10.99924</text:p>
          </table:table-cell>
          <table:table-cell office:value-type="float" office:value="3.778236" calcext:value-type="float">
            <text:p>3.778236</text:p>
          </table:table-cell>
          <table:table-cell office:value-type="float" office:value="3.226746" calcext:value-type="float">
            <text:p>3.226746</text:p>
          </table:table-cell>
          <table:table-cell office:value-type="float" office:value="1.695622" calcext:value-type="float">
            <text:p>1.695622</text:p>
          </table:table-cell>
          <table:table-cell office:value-type="float" office:value="1.502152" calcext:value-type="float">
            <text:p>1.502152</text:p>
          </table:table-cell>
          <table:table-cell office:value-type="float" office:value="3.203699" calcext:value-type="float">
            <text:p>3.203699</text:p>
          </table:table-cell>
          <table:table-cell office:value-type="float" office:value="4.993905" calcext:value-type="float">
            <text:p>4.993905</text:p>
          </table:table-cell>
          <table:table-cell office:value-type="float" office:value="5.292004" calcext:value-type="float">
            <text:p>5.292004</text:p>
          </table:table-cell>
          <table:table-cell office:value-type="float" office:value="5.804757" calcext:value-type="float">
            <text:p>5.804757</text:p>
          </table:table-cell>
          <table:table-cell office:value-type="float" office:value="6.564844" calcext:value-type="float">
            <text:p>6.564844</text:p>
          </table:table-cell>
          <table:table-cell office:value-type="float" office:value="7.409624" calcext:value-type="float">
            <text:p>7.409624</text:p>
          </table:table-cell>
          <table:table-cell office:value-type="float" office:value="7.884707" calcext:value-type="float">
            <text:p>7.884707</text:p>
          </table:table-cell>
          <table:table-cell office:value-type="float" office:value="0" calcext:value-type="float">
            <text:p>0</text:p>
          </table:table-cell>
          <table:table-cell office:value-type="float" office:value="24.30264" calcext:value-type="float">
            <text:p>24.3026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09912" calcext:value-type="float">
            <text:p>2.1099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4.528997" calcext:value-type="float">
            <text:p>4.528997</text:p>
          </table:table-cell>
          <table:table-cell office:value-type="float" office:value="136.3923" calcext:value-type="float">
            <text:p>136.392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21901" calcext:value-type="float">
            <text:p>23.2190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06" calcext:value-type="float">
            <text:p>2.86770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1" calcext:value-type="float">
            <text:p>-0.001329191</text:p>
          </table:table-cell>
          <table:table-cell office:value-type="float" office:value="1176.143" calcext:value-type="float">
            <text:p>1176.143</text:p>
          </table:table-cell>
          <table:table-cell office:value-type="float" office:value="1.759902" calcext:value-type="float">
            <text:p>1.759902</text:p>
          </table:table-cell>
          <table:table-cell office:value-type="float" office:value="0" calcext:value-type="float">
            <text:p>0</text:p>
          </table:table-cell>
          <table:table-cell office:value-type="float" office:value="0.6079479" calcext:value-type="float">
            <text:p>0.6079479</text:p>
          </table:table-cell>
          <table:table-cell office:value-type="float" office:value="0.23264" calcext:value-type="float">
            <text:p>0.23264</text:p>
          </table:table-cell>
          <table:table-cell office:value-type="float" office:value="0.1782091" calcext:value-type="float">
            <text:p>0.1782091</text:p>
          </table:table-cell>
          <table:table-cell office:value-type="float" office:value="0.05689351" calcext:value-type="float">
            <text:p>0.05689351</text:p>
          </table:table-cell>
          <table:table-cell office:value-type="float" office:value="0.05463836" calcext:value-type="float">
            <text:p>0.05463836</text:p>
          </table:table-cell>
          <table:table-cell office:value-type="float" office:value="0.02462017" calcext:value-type="float">
            <text:p>0.02462017</text:p>
          </table:table-cell>
          <table:table-cell office:value-type="float" office:value="0.02991909" calcext:value-type="float">
            <text:p>0.02991909</text:p>
          </table:table-cell>
          <table:table-cell office:value-type="float" office:value="0.06348319" calcext:value-type="float">
            <text:p>0.06348319</text:p>
          </table:table-cell>
          <table:table-cell office:value-type="float" office:value="0.1150593" calcext:value-type="float">
            <text:p>0.1150593</text:p>
          </table:table-cell>
          <table:table-cell office:value-type="float" office:value="0.1165723" calcext:value-type="float">
            <text:p>0.1165723</text:p>
          </table:table-cell>
          <table:table-cell office:value-type="float" office:value="0.1213611" calcext:value-type="float">
            <text:p>0.1213611</text:p>
          </table:table-cell>
          <table:table-cell office:value-type="float" office:value="0.1294055" calcext:value-type="float">
            <text:p>0.1294055</text:p>
          </table:table-cell>
          <table:table-cell office:value-type="float" office:value="0.1382324" calcext:value-type="float">
            <text:p>0.1382324</text:p>
          </table:table-cell>
          <table:table-cell office:value-type="float" office:value="0.1432531" calcext:value-type="float">
            <text:p>0.1432531</text:p>
          </table:table-cell>
          <table:table-cell office:value-type="float" office:value="0" calcext:value-type="float">
            <text:p>0</text:p>
          </table:table-cell>
          <table:table-cell office:value-type="float" office:value="11.52108" calcext:value-type="float">
            <text:p>11.52108</text:p>
          </table:table-cell>
          <table:table-cell office:value-type="float" office:value="9.959904" calcext:value-type="float">
            <text:p>9.959904</text:p>
          </table:table-cell>
          <table:table-cell office:value-type="float" office:value="11.02282" calcext:value-type="float">
            <text:p>11.02282</text:p>
          </table:table-cell>
          <table:table-cell office:value-type="float" office:value="3.786533" calcext:value-type="float">
            <text:p>3.786533</text:p>
          </table:table-cell>
          <table:table-cell office:value-type="float" office:value="3.23646" calcext:value-type="float">
            <text:p>3.23646</text:p>
          </table:table-cell>
          <table:table-cell office:value-type="float" office:value="1.697864" calcext:value-type="float">
            <text:p>1.697864</text:p>
          </table:table-cell>
          <table:table-cell office:value-type="float" office:value="1.505509" calcext:value-type="float">
            <text:p>1.505509</text:p>
          </table:table-cell>
          <table:table-cell office:value-type="float" office:value="3.209782" calcext:value-type="float">
            <text:p>3.209782</text:p>
          </table:table-cell>
          <table:table-cell office:value-type="float" office:value="5.002864" calcext:value-type="float">
            <text:p>5.002864</text:p>
          </table:table-cell>
          <table:table-cell office:value-type="float" office:value="5.300567" calcext:value-type="float">
            <text:p>5.300567</text:p>
          </table:table-cell>
          <table:table-cell office:value-type="float" office:value="5.813298" calcext:value-type="float">
            <text:p>5.813298</text:p>
          </table:table-cell>
          <table:table-cell office:value-type="float" office:value="6.572516" calcext:value-type="float">
            <text:p>6.572516</text:p>
          </table:table-cell>
          <table:table-cell office:value-type="float" office:value="7.416602" calcext:value-type="float">
            <text:p>7.416602</text:p>
          </table:table-cell>
          <table:table-cell office:value-type="float" office:value="7.892041" calcext:value-type="float">
            <text:p>7.892041</text:p>
          </table:table-cell>
          <table:table-cell office:value-type="float" office:value="0" calcext:value-type="float">
            <text:p>0</text:p>
          </table:table-cell>
          <table:table-cell office:value-type="float" office:value="26.20439" calcext:value-type="float">
            <text:p>26.2043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23585" calcext:value-type="float">
            <text:p>2.12358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4.51618" calcext:value-type="float">
            <text:p>4.51618</text:p>
          </table:table-cell>
          <table:table-cell office:value-type="float" office:value="136.3925" calcext:value-type="float">
            <text:p>136.392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25208" calcext:value-type="float">
            <text:p>23.2520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06" calcext:value-type="float">
            <text:p>2.86770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1" calcext:value-type="float">
            <text:p>-0.001329191</text:p>
          </table:table-cell>
          <table:table-cell office:value-type="float" office:value="1176.124" calcext:value-type="float">
            <text:p>1176.124</text:p>
          </table:table-cell>
          <table:table-cell office:value-type="float" office:value="1.769075" calcext:value-type="float">
            <text:p>1.769075</text:p>
          </table:table-cell>
          <table:table-cell office:value-type="float" office:value="0" calcext:value-type="float">
            <text:p>0</text:p>
          </table:table-cell>
          <table:table-cell office:value-type="float" office:value="0.5105161" calcext:value-type="float">
            <text:p>0.5105161</text:p>
          </table:table-cell>
          <table:table-cell office:value-type="float" office:value="0.2050309" calcext:value-type="float">
            <text:p>0.2050309</text:p>
          </table:table-cell>
          <table:table-cell office:value-type="float" office:value="0.1714499" calcext:value-type="float">
            <text:p>0.1714499</text:p>
          </table:table-cell>
          <table:table-cell office:value-type="float" office:value="0.05608932" calcext:value-type="float">
            <text:p>0.05608932</text:p>
          </table:table-cell>
          <table:table-cell office:value-type="float" office:value="0.05464126" calcext:value-type="float">
            <text:p>0.05464126</text:p>
          </table:table-cell>
          <table:table-cell office:value-type="float" office:value="0.02483581" calcext:value-type="float">
            <text:p>0.02483581</text:p>
          </table:table-cell>
          <table:table-cell office:value-type="float" office:value="0.03011306" calcext:value-type="float">
            <text:p>0.03011306</text:p>
          </table:table-cell>
          <table:table-cell office:value-type="float" office:value="0.06352191" calcext:value-type="float">
            <text:p>0.06352191</text:p>
          </table:table-cell>
          <table:table-cell office:value-type="float" office:value="0.1151393" calcext:value-type="float">
            <text:p>0.1151393</text:p>
          </table:table-cell>
          <table:table-cell office:value-type="float" office:value="0.116656" calcext:value-type="float">
            <text:p>0.116656</text:p>
          </table:table-cell>
          <table:table-cell office:value-type="float" office:value="0.121449" calcext:value-type="float">
            <text:p>0.121449</text:p>
          </table:table-cell>
          <table:table-cell office:value-type="float" office:value="0.1294801" calcext:value-type="float">
            <text:p>0.1294801</text:p>
          </table:table-cell>
          <table:table-cell office:value-type="float" office:value="0.1383069" calcext:value-type="float">
            <text:p>0.1383069</text:p>
          </table:table-cell>
          <table:table-cell office:value-type="float" office:value="0.1433317" calcext:value-type="float">
            <text:p>0.1433317</text:p>
          </table:table-cell>
          <table:table-cell office:value-type="float" office:value="0" calcext:value-type="float">
            <text:p>0</text:p>
          </table:table-cell>
          <table:table-cell office:value-type="float" office:value="11.67741" calcext:value-type="float">
            <text:p>11.67741</text:p>
          </table:table-cell>
          <table:table-cell office:value-type="float" office:value="9.991281" calcext:value-type="float">
            <text:p>9.991281</text:p>
          </table:table-cell>
          <table:table-cell office:value-type="float" office:value="11.0503" calcext:value-type="float">
            <text:p>11.0503</text:p>
          </table:table-cell>
          <table:table-cell office:value-type="float" office:value="3.795478" calcext:value-type="float">
            <text:p>3.795478</text:p>
          </table:table-cell>
          <table:table-cell office:value-type="float" office:value="3.24674" calcext:value-type="float">
            <text:p>3.24674</text:p>
          </table:table-cell>
          <table:table-cell office:value-type="float" office:value="1.700162" calcext:value-type="float">
            <text:p>1.700162</text:p>
          </table:table-cell>
          <table:table-cell office:value-type="float" office:value="1.508877" calcext:value-type="float">
            <text:p>1.508877</text:p>
          </table:table-cell>
          <table:table-cell office:value-type="float" office:value="3.215842" calcext:value-type="float">
            <text:p>3.215842</text:p>
          </table:table-cell>
          <table:table-cell office:value-type="float" office:value="5.01182" calcext:value-type="float">
            <text:p>5.01182</text:p>
          </table:table-cell>
          <table:table-cell office:value-type="float" office:value="5.30911" calcext:value-type="float">
            <text:p>5.30911</text:p>
          </table:table-cell>
          <table:table-cell office:value-type="float" office:value="5.821839" calcext:value-type="float">
            <text:p>5.821839</text:p>
          </table:table-cell>
          <table:table-cell office:value-type="float" office:value="6.580195" calcext:value-type="float">
            <text:p>6.580195</text:p>
          </table:table-cell>
          <table:table-cell office:value-type="float" office:value="7.423579" calcext:value-type="float">
            <text:p>7.423579</text:p>
          </table:table-cell>
          <table:table-cell office:value-type="float" office:value="7.899365" calcext:value-type="float">
            <text:p>7.899365</text:p>
          </table:table-cell>
          <table:table-cell office:value-type="float" office:value="0" calcext:value-type="float">
            <text:p>0</text:p>
          </table:table-cell>
          <table:table-cell office:value-type="float" office:value="22.61985" calcext:value-type="float">
            <text:p>22.6198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35597" calcext:value-type="float">
            <text:p>2.13559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4.507477" calcext:value-type="float">
            <text:p>4.507477</text:p>
          </table:table-cell>
          <table:table-cell office:value-type="float" office:value="136.3922" calcext:value-type="float">
            <text:p>136.392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28397" calcext:value-type="float">
            <text:p>23.2839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06" calcext:value-type="float">
            <text:p>2.86770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1" calcext:value-type="float">
            <text:p>-0.001329191</text:p>
          </table:table-cell>
          <table:table-cell office:value-type="float" office:value="1176.103" calcext:value-type="float">
            <text:p>1176.103</text:p>
          </table:table-cell>
          <table:table-cell office:value-type="float" office:value="1.774732" calcext:value-type="float">
            <text:p>1.774732</text:p>
          </table:table-cell>
          <table:table-cell office:value-type="float" office:value="0" calcext:value-type="float">
            <text:p>0</text:p>
          </table:table-cell>
          <table:table-cell office:value-type="float" office:value="0.4396376" calcext:value-type="float">
            <text:p>0.4396376</text:p>
          </table:table-cell>
          <table:table-cell office:value-type="float" office:value="0.1667664" calcext:value-type="float">
            <text:p>0.1667664</text:p>
          </table:table-cell>
          <table:table-cell office:value-type="float" office:value="0.1452068" calcext:value-type="float">
            <text:p>0.1452068</text:p>
          </table:table-cell>
          <table:table-cell office:value-type="float" office:value="0.04985651" calcext:value-type="float">
            <text:p>0.04985651</text:p>
          </table:table-cell>
          <table:table-cell office:value-type="float" office:value="0.04934924" calcext:value-type="float">
            <text:p>0.04934924</text:p>
          </table:table-cell>
          <table:table-cell office:value-type="float" office:value="0.02396701" calcext:value-type="float">
            <text:p>0.02396701</text:p>
          </table:table-cell>
          <table:table-cell office:value-type="float" office:value="0.02964162" calcext:value-type="float">
            <text:p>0.02964162</text:p>
          </table:table-cell>
          <table:table-cell office:value-type="float" office:value="0.06349203" calcext:value-type="float">
            <text:p>0.06349203</text:p>
          </table:table-cell>
          <table:table-cell office:value-type="float" office:value="0.1152207" calcext:value-type="float">
            <text:p>0.1152207</text:p>
          </table:table-cell>
          <table:table-cell office:value-type="float" office:value="0.1167391" calcext:value-type="float">
            <text:p>0.1167391</text:p>
          </table:table-cell>
          <table:table-cell office:value-type="float" office:value="0.1215369" calcext:value-type="float">
            <text:p>0.1215369</text:p>
          </table:table-cell>
          <table:table-cell office:value-type="float" office:value="0.1295558" calcext:value-type="float">
            <text:p>0.1295558</text:p>
          </table:table-cell>
          <table:table-cell office:value-type="float" office:value="0.1383817" calcext:value-type="float">
            <text:p>0.1383817</text:p>
          </table:table-cell>
          <table:table-cell office:value-type="float" office:value="0.14341" calcext:value-type="float">
            <text:p>0.14341</text:p>
          </table:table-cell>
          <table:table-cell office:value-type="float" office:value="0" calcext:value-type="float">
            <text:p>0</text:p>
          </table:table-cell>
          <table:table-cell office:value-type="float" office:value="11.81458" calcext:value-type="float">
            <text:p>11.81458</text:p>
          </table:table-cell>
          <table:table-cell office:value-type="float" office:value="10.01195" calcext:value-type="float">
            <text:p>10.01195</text:p>
          </table:table-cell>
          <table:table-cell office:value-type="float" office:value="11.07041" calcext:value-type="float">
            <text:p>11.07041</text:p>
          </table:table-cell>
          <table:table-cell office:value-type="float" office:value="3.802782" calcext:value-type="float">
            <text:p>3.802782</text:p>
          </table:table-cell>
          <table:table-cell office:value-type="float" office:value="3.255718" calcext:value-type="float">
            <text:p>3.255718</text:p>
          </table:table-cell>
          <table:table-cell office:value-type="float" office:value="1.70235" calcext:value-type="float">
            <text:p>1.70235</text:p>
          </table:table-cell>
          <table:table-cell office:value-type="float" office:value="1.512192" calcext:value-type="float">
            <text:p>1.512192</text:p>
          </table:table-cell>
          <table:table-cell office:value-type="float" office:value="3.22187" calcext:value-type="float">
            <text:p>3.22187</text:p>
          </table:table-cell>
          <table:table-cell office:value-type="float" office:value="5.020733" calcext:value-type="float">
            <text:p>5.020733</text:p>
          </table:table-cell>
          <table:table-cell office:value-type="float" office:value="5.317654" calcext:value-type="float">
            <text:p>5.317654</text:p>
          </table:table-cell>
          <table:table-cell office:value-type="float" office:value="5.83038" calcext:value-type="float">
            <text:p>5.83038</text:p>
          </table:table-cell>
          <table:table-cell office:value-type="float" office:value="6.587867" calcext:value-type="float">
            <text:p>6.587867</text:p>
          </table:table-cell>
          <table:table-cell office:value-type="float" office:value="7.430556" calcext:value-type="float">
            <text:p>7.430556</text:p>
          </table:table-cell>
          <table:table-cell office:value-type="float" office:value="7.90669" calcext:value-type="float">
            <text:p>7.90669</text:p>
          </table:table-cell>
          <table:table-cell office:value-type="float" office:value="0" calcext:value-type="float">
            <text:p>0</text:p>
          </table:table-cell>
          <table:table-cell office:value-type="float" office:value="15.86479" calcext:value-type="float">
            <text:p>15.8647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43974" calcext:value-type="float">
            <text:p>2.1439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4.496011" calcext:value-type="float">
            <text:p>4.496011</text:p>
          </table:table-cell>
          <table:table-cell office:value-type="float" office:value="136.3923" calcext:value-type="float">
            <text:p>136.392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31512" calcext:value-type="float">
            <text:p>23.3151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06" calcext:value-type="float">
            <text:p>2.86770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1" calcext:value-type="float">
            <text:p>-0.001329191</text:p>
          </table:table-cell>
          <table:table-cell office:value-type="float" office:value="1176.081" calcext:value-type="float">
            <text:p>1176.081</text:p>
          </table:table-cell>
          <table:table-cell office:value-type="float" office:value="1.784577" calcext:value-type="float">
            <text:p>1.784577</text:p>
          </table:table-cell>
          <table:table-cell office:value-type="float" office:value="0" calcext:value-type="float">
            <text:p>0</text:p>
          </table:table-cell>
          <table:table-cell office:value-type="float" office:value="0.4661965" calcext:value-type="float">
            <text:p>0.4661965</text:p>
          </table:table-cell>
          <table:table-cell office:value-type="float" office:value="0.1817275" calcext:value-type="float">
            <text:p>0.1817275</text:p>
          </table:table-cell>
          <table:table-cell office:value-type="float" office:value="0.1530878" calcext:value-type="float">
            <text:p>0.1530878</text:p>
          </table:table-cell>
          <table:table-cell office:value-type="float" office:value="0.04955032" calcext:value-type="float">
            <text:p>0.04955032</text:p>
          </table:table-cell>
          <table:table-cell office:value-type="float" office:value="0.04830809" calcext:value-type="float">
            <text:p>0.04830809</text:p>
          </table:table-cell>
          <table:table-cell office:value-type="float" office:value="0.02346545" calcext:value-type="float">
            <text:p>0.02346545</text:p>
          </table:table-cell>
          <table:table-cell office:value-type="float" office:value="0.02916727" calcext:value-type="float">
            <text:p>0.02916727</text:p>
          </table:table-cell>
          <table:table-cell office:value-type="float" office:value="0.06336018" calcext:value-type="float">
            <text:p>0.06336018</text:p>
          </table:table-cell>
          <table:table-cell office:value-type="float" office:value="0.1152824" calcext:value-type="float">
            <text:p>0.1152824</text:p>
          </table:table-cell>
          <table:table-cell office:value-type="float" office:value="0.1168208" calcext:value-type="float">
            <text:p>0.1168208</text:p>
          </table:table-cell>
          <table:table-cell office:value-type="float" office:value="0.1216247" calcext:value-type="float">
            <text:p>0.1216247</text:p>
          </table:table-cell>
          <table:table-cell office:value-type="float" office:value="0.1296369" calcext:value-type="float">
            <text:p>0.1296369</text:p>
          </table:table-cell>
          <table:table-cell office:value-type="float" office:value="0.1384563" calcext:value-type="float">
            <text:p>0.1384563</text:p>
          </table:table-cell>
          <table:table-cell office:value-type="float" office:value="0.1434879" calcext:value-type="float">
            <text:p>0.1434879</text:p>
          </table:table-cell>
          <table:table-cell office:value-type="float" office:value="0" calcext:value-type="float">
            <text:p>0</text:p>
          </table:table-cell>
          <table:table-cell office:value-type="float" office:value="11.93363" calcext:value-type="float">
            <text:p>11.93363</text:p>
          </table:table-cell>
          <table:table-cell office:value-type="float" office:value="10.02958" calcext:value-type="float">
            <text:p>10.02958</text:p>
          </table:table-cell>
          <table:table-cell office:value-type="float" office:value="11.08641" calcext:value-type="float">
            <text:p>11.08641</text:p>
          </table:table-cell>
          <table:table-cell office:value-type="float" office:value="3.808557" calcext:value-type="float">
            <text:p>3.808557</text:p>
          </table:table-cell>
          <table:table-cell office:value-type="float" office:value="3.263106" calcext:value-type="float">
            <text:p>3.263106</text:p>
          </table:table-cell>
          <table:table-cell office:value-type="float" office:value="1.704314" calcext:value-type="float">
            <text:p>1.704314</text:p>
          </table:table-cell>
          <table:table-cell office:value-type="float" office:value="1.515357" calcext:value-type="float">
            <text:p>1.515357</text:p>
          </table:table-cell>
          <table:table-cell office:value-type="float" office:value="3.227853" calcext:value-type="float">
            <text:p>3.227853</text:p>
          </table:table-cell>
          <table:table-cell office:value-type="float" office:value="5.02964" calcext:value-type="float">
            <text:p>5.02964</text:p>
          </table:table-cell>
          <table:table-cell office:value-type="float" office:value="5.326197" calcext:value-type="float">
            <text:p>5.326197</text:p>
          </table:table-cell>
          <table:table-cell office:value-type="float" office:value="5.838921" calcext:value-type="float">
            <text:p>5.838921</text:p>
          </table:table-cell>
          <table:table-cell office:value-type="float" office:value="6.595542" calcext:value-type="float">
            <text:p>6.595542</text:p>
          </table:table-cell>
          <table:table-cell office:value-type="float" office:value="7.437534" calcext:value-type="float">
            <text:p>7.437534</text:p>
          </table:table-cell>
          <table:table-cell office:value-type="float" office:value="7.913823" calcext:value-type="float">
            <text:p>7.913823</text:p>
          </table:table-cell>
          <table:table-cell office:value-type="float" office:value="0" calcext:value-type="float">
            <text:p>0</text:p>
          </table:table-cell>
          <table:table-cell office:value-type="float" office:value="18.97633" calcext:value-type="float">
            <text:p>18.9763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54729" calcext:value-type="float">
            <text:p>2.1547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4.483145" calcext:value-type="float">
            <text:p>4.483145</text:p>
          </table:table-cell>
          <table:table-cell office:value-type="float" office:value="136.3926" calcext:value-type="float">
            <text:p>136.392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34647" calcext:value-type="float">
            <text:p>23.3464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6.059" calcext:value-type="float">
            <text:p>1176.059</text:p>
          </table:table-cell>
          <table:table-cell office:value-type="float" office:value="1.796241" calcext:value-type="float">
            <text:p>1.796241</text:p>
          </table:table-cell>
          <table:table-cell office:value-type="float" office:value="0" calcext:value-type="float">
            <text:p>0</text:p>
          </table:table-cell>
          <table:table-cell office:value-type="float" office:value="0.5385798" calcext:value-type="float">
            <text:p>0.5385798</text:p>
          </table:table-cell>
          <table:table-cell office:value-type="float" office:value="0.2019079" calcext:value-type="float">
            <text:p>0.2019079</text:p>
          </table:table-cell>
          <table:table-cell office:value-type="float" office:value="0.1612037" calcext:value-type="float">
            <text:p>0.1612037</text:p>
          </table:table-cell>
          <table:table-cell office:value-type="float" office:value="0.04996965" calcext:value-type="float">
            <text:p>0.04996965</text:p>
          </table:table-cell>
          <table:table-cell office:value-type="float" office:value="0.04822538" calcext:value-type="float">
            <text:p>0.04822538</text:p>
          </table:table-cell>
          <table:table-cell office:value-type="float" office:value="0.02332628" calcext:value-type="float">
            <text:p>0.02332628</text:p>
          </table:table-cell>
          <table:table-cell office:value-type="float" office:value="0.02897684" calcext:value-type="float">
            <text:p>0.02897684</text:p>
          </table:table-cell>
          <table:table-cell office:value-type="float" office:value="0.06328227" calcext:value-type="float">
            <text:p>0.06328227</text:p>
          </table:table-cell>
          <table:table-cell office:value-type="float" office:value="0.1153276" calcext:value-type="float">
            <text:p>0.1153276</text:p>
          </table:table-cell>
          <table:table-cell office:value-type="float" office:value="0.1169004" calcext:value-type="float">
            <text:p>0.1169004</text:p>
          </table:table-cell>
          <table:table-cell office:value-type="float" office:value="0.1217122" calcext:value-type="float">
            <text:p>0.1217122</text:p>
          </table:table-cell>
          <table:table-cell office:value-type="float" office:value="0.1297242" calcext:value-type="float">
            <text:p>0.1297242</text:p>
          </table:table-cell>
          <table:table-cell office:value-type="float" office:value="0.1385312" calcext:value-type="float">
            <text:p>0.1385312</text:p>
          </table:table-cell>
          <table:table-cell office:value-type="float" office:value="0.1435652" calcext:value-type="float">
            <text:p>0.1435652</text:p>
          </table:table-cell>
          <table:table-cell office:value-type="float" office:value="0" calcext:value-type="float">
            <text:p>0</text:p>
          </table:table-cell>
          <table:table-cell office:value-type="float" office:value="12.06452" calcext:value-type="float">
            <text:p>12.06452</text:p>
          </table:table-cell>
          <table:table-cell office:value-type="float" office:value="10.04991" calcext:value-type="float">
            <text:p>10.04991</text:p>
          </table:table-cell>
          <table:table-cell office:value-type="float" office:value="11.10394" calcext:value-type="float">
            <text:p>11.10394</text:p>
          </table:table-cell>
          <table:table-cell office:value-type="float" office:value="3.81423" calcext:value-type="float">
            <text:p>3.81423</text:p>
          </table:table-cell>
          <table:table-cell office:value-type="float" office:value="3.270248" calcext:value-type="float">
            <text:p>3.270248</text:p>
          </table:table-cell>
          <table:table-cell office:value-type="float" office:value="1.706207" calcext:value-type="float">
            <text:p>1.706207</text:p>
          </table:table-cell>
          <table:table-cell office:value-type="float" office:value="1.518444" calcext:value-type="float">
            <text:p>1.518444</text:p>
          </table:table-cell>
          <table:table-cell office:value-type="float" office:value="3.233781" calcext:value-type="float">
            <text:p>3.233781</text:p>
          </table:table-cell>
          <table:table-cell office:value-type="float" office:value="5.038507" calcext:value-type="float">
            <text:p>5.038507</text:p>
          </table:table-cell>
          <table:table-cell office:value-type="float" office:value="5.33471" calcext:value-type="float">
            <text:p>5.33471</text:p>
          </table:table-cell>
          <table:table-cell office:value-type="float" office:value="5.847417" calcext:value-type="float">
            <text:p>5.847417</text:p>
          </table:table-cell>
          <table:table-cell office:value-type="float" office:value="6.603202" calcext:value-type="float">
            <text:p>6.603202</text:p>
          </table:table-cell>
          <table:table-cell office:value-type="float" office:value="7.444511" calcext:value-type="float">
            <text:p>7.444511</text:p>
          </table:table-cell>
          <table:table-cell office:value-type="float" office:value="7.921184" calcext:value-type="float">
            <text:p>7.921184</text:p>
          </table:table-cell>
          <table:table-cell office:value-type="float" office:value="0" calcext:value-type="float">
            <text:p>0</text:p>
          </table:table-cell>
          <table:table-cell office:value-type="float" office:value="22.81738" calcext:value-type="float">
            <text:p>22.8173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66631" calcext:value-type="float">
            <text:p>2.1666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4.466188" calcext:value-type="float">
            <text:p>4.466188</text:p>
          </table:table-cell>
          <table:table-cell office:value-type="float" office:value="136.3934" calcext:value-type="float">
            <text:p>136.393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37884" calcext:value-type="float">
            <text:p>23.3788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6.038" calcext:value-type="float">
            <text:p>1176.038</text:p>
          </table:table-cell>
          <table:table-cell office:value-type="float" office:value="1.811698" calcext:value-type="float">
            <text:p>1.811698</text:p>
          </table:table-cell>
          <table:table-cell office:value-type="float" office:value="0" calcext:value-type="float">
            <text:p>0</text:p>
          </table:table-cell>
          <table:table-cell office:value-type="float" office:value="0.6480549" calcext:value-type="float">
            <text:p>0.6480549</text:p>
          </table:table-cell>
          <table:table-cell office:value-type="float" office:value="0.2443576" calcext:value-type="float">
            <text:p>0.2443576</text:p>
          </table:table-cell>
          <table:table-cell office:value-type="float" office:value="0.1917429" calcext:value-type="float">
            <text:p>0.1917429</text:p>
          </table:table-cell>
          <table:table-cell office:value-type="float" office:value="0.05499802" calcext:value-type="float">
            <text:p>0.05499802</text:p>
          </table:table-cell>
          <table:table-cell office:value-type="float" office:value="0.05218827" calcext:value-type="float">
            <text:p>0.05218827</text:p>
          </table:table-cell>
          <table:table-cell office:value-type="float" office:value="0.0239441" calcext:value-type="float">
            <text:p>0.0239441</text:p>
          </table:table-cell>
          <table:table-cell office:value-type="float" office:value="0.02924731" calcext:value-type="float">
            <text:p>0.02924731</text:p>
          </table:table-cell>
          <table:table-cell office:value-type="float" office:value="0.06329299" calcext:value-type="float">
            <text:p>0.06329299</text:p>
          </table:table-cell>
          <table:table-cell office:value-type="float" office:value="0.1153745" calcext:value-type="float">
            <text:p>0.1153745</text:p>
          </table:table-cell>
          <table:table-cell office:value-type="float" office:value="0.1169784" calcext:value-type="float">
            <text:p>0.1169784</text:p>
          </table:table-cell>
          <table:table-cell office:value-type="float" office:value="0.1217991" calcext:value-type="float">
            <text:p>0.1217991</text:p>
          </table:table-cell>
          <table:table-cell office:value-type="float" office:value="0.1298097" calcext:value-type="float">
            <text:p>0.1298097</text:p>
          </table:table-cell>
          <table:table-cell office:value-type="float" office:value="0.1386054" calcext:value-type="float">
            <text:p>0.1386054</text:p>
          </table:table-cell>
          <table:table-cell office:value-type="float" office:value="0.1436431" calcext:value-type="float">
            <text:p>0.1436431</text:p>
          </table:table-cell>
          <table:table-cell office:value-type="float" office:value="0" calcext:value-type="float">
            <text:p>0</text:p>
          </table:table-cell>
          <table:table-cell office:value-type="float" office:value="12.22165" calcext:value-type="float">
            <text:p>12.22165</text:p>
          </table:table-cell>
          <table:table-cell office:value-type="float" office:value="10.07968" calcext:value-type="float">
            <text:p>10.07968</text:p>
          </table:table-cell>
          <table:table-cell office:value-type="float" office:value="11.12863" calcext:value-type="float">
            <text:p>11.12863</text:p>
          </table:table-cell>
          <table:table-cell office:value-type="float" office:value="3.820871" calcext:value-type="float">
            <text:p>3.820871</text:p>
          </table:table-cell>
          <table:table-cell office:value-type="float" office:value="3.278051" calcext:value-type="float">
            <text:p>3.278051</text:p>
          </table:table-cell>
          <table:table-cell office:value-type="float" office:value="1.708137" calcext:value-type="float">
            <text:p>1.708137</text:p>
          </table:table-cell>
          <table:table-cell office:value-type="float" office:value="1.521516" calcext:value-type="float">
            <text:p>1.521516</text:p>
          </table:table-cell>
          <table:table-cell office:value-type="float" office:value="3.239678" calcext:value-type="float">
            <text:p>3.239678</text:p>
          </table:table-cell>
          <table:table-cell office:value-type="float" office:value="5.047347" calcext:value-type="float">
            <text:p>5.047347</text:p>
          </table:table-cell>
          <table:table-cell office:value-type="float" office:value="5.343214" calcext:value-type="float">
            <text:p>5.343214</text:p>
          </table:table-cell>
          <table:table-cell office:value-type="float" office:value="5.855902" calcext:value-type="float">
            <text:p>5.855902</text:p>
          </table:table-cell>
          <table:table-cell office:value-type="float" office:value="6.610837" calcext:value-type="float">
            <text:p>6.610837</text:p>
          </table:table-cell>
          <table:table-cell office:value-type="float" office:value="7.451489" calcext:value-type="float">
            <text:p>7.451489</text:p>
          </table:table-cell>
          <table:table-cell office:value-type="float" office:value="7.92844" calcext:value-type="float">
            <text:p>7.92844</text:p>
          </table:table-cell>
          <table:table-cell office:value-type="float" office:value="0" calcext:value-type="float">
            <text:p>0</text:p>
          </table:table-cell>
          <table:table-cell office:value-type="float" office:value="29.81714" calcext:value-type="float">
            <text:p>29.8171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82017" calcext:value-type="float">
            <text:p>2.1820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4.452048" calcext:value-type="float">
            <text:p>4.452048</text:p>
          </table:table-cell>
          <table:table-cell office:value-type="float" office:value="136.394" calcext:value-type="float">
            <text:p>136.39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41168" calcext:value-type="float">
            <text:p>23.4116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6.018" calcext:value-type="float">
            <text:p>1176.018</text:p>
          </table:table-cell>
          <table:table-cell office:value-type="float" office:value="1.82335" calcext:value-type="float">
            <text:p>1.82335</text:p>
          </table:table-cell>
          <table:table-cell office:value-type="float" office:value="0" calcext:value-type="float">
            <text:p>0</text:p>
          </table:table-cell>
          <table:table-cell office:value-type="float" office:value="0.6759381" calcext:value-type="float">
            <text:p>0.6759381</text:p>
          </table:table-cell>
          <table:table-cell office:value-type="float" office:value="0.2359307" calcext:value-type="float">
            <text:p>0.2359307</text:p>
          </table:table-cell>
          <table:table-cell office:value-type="float" office:value="0.1843369" calcext:value-type="float">
            <text:p>0.1843369</text:p>
          </table:table-cell>
          <table:table-cell office:value-type="float" office:value="0.05373989" calcext:value-type="float">
            <text:p>0.05373989</text:p>
          </table:table-cell>
          <table:table-cell office:value-type="float" office:value="0.05151" calcext:value-type="float">
            <text:p>0.05151</text:p>
          </table:table-cell>
          <table:table-cell office:value-type="float" office:value="0.02403506" calcext:value-type="float">
            <text:p>0.02403506</text:p>
          </table:table-cell>
          <table:table-cell office:value-type="float" office:value="0.02940174" calcext:value-type="float">
            <text:p>0.02940174</text:p>
          </table:table-cell>
          <table:table-cell office:value-type="float" office:value="0.06338477" calcext:value-type="float">
            <text:p>0.06338477</text:p>
          </table:table-cell>
          <table:table-cell office:value-type="float" office:value="0.1154406" calcext:value-type="float">
            <text:p>0.1154406</text:p>
          </table:table-cell>
          <table:table-cell office:value-type="float" office:value="0.1170565" calcext:value-type="float">
            <text:p>0.1170565</text:p>
          </table:table-cell>
          <table:table-cell office:value-type="float" office:value="0.1218858" calcext:value-type="float">
            <text:p>0.1218858</text:p>
          </table:table-cell>
          <table:table-cell office:value-type="float" office:value="0.1298926" calcext:value-type="float">
            <text:p>0.1298926</text:p>
          </table:table-cell>
          <table:table-cell office:value-type="float" office:value="0.13868" calcext:value-type="float">
            <text:p>0.13868</text:p>
          </table:table-cell>
          <table:table-cell office:value-type="float" office:value="0.1437206" calcext:value-type="float">
            <text:p>0.1437206</text:p>
          </table:table-cell>
          <table:table-cell office:value-type="float" office:value="0" calcext:value-type="float">
            <text:p>0</text:p>
          </table:table-cell>
          <table:table-cell office:value-type="float" office:value="12.39938" calcext:value-type="float">
            <text:p>12.39938</text:p>
          </table:table-cell>
          <table:table-cell office:value-type="float" office:value="10.11068" calcext:value-type="float">
            <text:p>10.11068</text:p>
          </table:table-cell>
          <table:table-cell office:value-type="float" office:value="11.15625" calcext:value-type="float">
            <text:p>11.15625</text:p>
          </table:table-cell>
          <table:table-cell office:value-type="float" office:value="3.828206" calcext:value-type="float">
            <text:p>3.828206</text:p>
          </table:table-cell>
          <table:table-cell office:value-type="float" office:value="3.286535" calcext:value-type="float">
            <text:p>3.286535</text:p>
          </table:table-cell>
          <table:table-cell office:value-type="float" office:value="1.710173" calcext:value-type="float">
            <text:p>1.710173</text:p>
          </table:table-cell>
          <table:table-cell office:value-type="float" office:value="1.524641" calcext:value-type="float">
            <text:p>1.524641</text:p>
          </table:table-cell>
          <table:table-cell office:value-type="float" office:value="3.24556" calcext:value-type="float">
            <text:p>3.24556</text:p>
          </table:table-cell>
          <table:table-cell office:value-type="float" office:value="5.056169" calcext:value-type="float">
            <text:p>5.056169</text:p>
          </table:table-cell>
          <table:table-cell office:value-type="float" office:value="5.35172" calcext:value-type="float">
            <text:p>5.35172</text:p>
          </table:table-cell>
          <table:table-cell office:value-type="float" office:value="5.864387" calcext:value-type="float">
            <text:p>5.864387</text:p>
          </table:table-cell>
          <table:table-cell office:value-type="float" office:value="6.618474" calcext:value-type="float">
            <text:p>6.618474</text:p>
          </table:table-cell>
          <table:table-cell office:value-type="float" office:value="7.458467" calcext:value-type="float">
            <text:p>7.458467</text:p>
          </table:table-cell>
          <table:table-cell office:value-type="float" office:value="7.935687" calcext:value-type="float">
            <text:p>7.935687</text:p>
          </table:table-cell>
          <table:table-cell office:value-type="float" office:value="0" calcext:value-type="float">
            <text:p>0</text:p>
          </table:table-cell>
          <table:table-cell office:value-type="float" office:value="27.92588" calcext:value-type="float">
            <text:p>27.9258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194948" calcext:value-type="float">
            <text:p>2.1949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4.433693" calcext:value-type="float">
            <text:p>4.433693</text:p>
          </table:table-cell>
          <table:table-cell office:value-type="float" office:value="136.395" calcext:value-type="float">
            <text:p>136.39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44494" calcext:value-type="float">
            <text:p>23.4449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998" calcext:value-type="float">
            <text:p>1175.998</text:p>
          </table:table-cell>
          <table:table-cell office:value-type="float" office:value="1.838243" calcext:value-type="float">
            <text:p>1.838243</text:p>
          </table:table-cell>
          <table:table-cell office:value-type="float" office:value="0" calcext:value-type="float">
            <text:p>0</text:p>
          </table:table-cell>
          <table:table-cell office:value-type="float" office:value="0.8079223" calcext:value-type="float">
            <text:p>0.8079223</text:p>
          </table:table-cell>
          <table:table-cell office:value-type="float" office:value="0.2764264" calcext:value-type="float">
            <text:p>0.2764264</text:p>
          </table:table-cell>
          <table:table-cell office:value-type="float" office:value="0.2141853" calcext:value-type="float">
            <text:p>0.2141853</text:p>
          </table:table-cell>
          <table:table-cell office:value-type="float" office:value="0.05800285" calcext:value-type="float">
            <text:p>0.05800285</text:p>
          </table:table-cell>
          <table:table-cell office:value-type="float" office:value="0.0547258" calcext:value-type="float">
            <text:p>0.0547258</text:p>
          </table:table-cell>
          <table:table-cell office:value-type="float" office:value="0.02451448" calcext:value-type="float">
            <text:p>0.02451448</text:p>
          </table:table-cell>
          <table:table-cell office:value-type="float" office:value="0.02964054" calcext:value-type="float">
            <text:p>0.02964054</text:p>
          </table:table-cell>
          <table:table-cell office:value-type="float" office:value="0.06345484" calcext:value-type="float">
            <text:p>0.06345484</text:p>
          </table:table-cell>
          <table:table-cell office:value-type="float" office:value="0.1155169" calcext:value-type="float">
            <text:p>0.1155169</text:p>
          </table:table-cell>
          <table:table-cell office:value-type="float" office:value="0.1171357" calcext:value-type="float">
            <text:p>0.1171357</text:p>
          </table:table-cell>
          <table:table-cell office:value-type="float" office:value="0.1219725" calcext:value-type="float">
            <text:p>0.1219725</text:p>
          </table:table-cell>
          <table:table-cell office:value-type="float" office:value="0.129974" calcext:value-type="float">
            <text:p>0.129974</text:p>
          </table:table-cell>
          <table:table-cell office:value-type="float" office:value="0.138754" calcext:value-type="float">
            <text:p>0.138754</text:p>
          </table:table-cell>
          <table:table-cell office:value-type="float" office:value="0.1437981" calcext:value-type="float">
            <text:p>0.1437981</text:p>
          </table:table-cell>
          <table:table-cell office:value-type="float" office:value="0" calcext:value-type="float">
            <text:p>0</text:p>
          </table:table-cell>
          <table:table-cell office:value-type="float" office:value="12.58226" calcext:value-type="float">
            <text:p>12.58226</text:p>
          </table:table-cell>
          <table:table-cell office:value-type="float" office:value="10.14703" calcext:value-type="float">
            <text:p>10.14703</text:p>
          </table:table-cell>
          <table:table-cell office:value-type="float" office:value="11.18732" calcext:value-type="float">
            <text:p>11.18732</text:p>
          </table:table-cell>
          <table:table-cell office:value-type="float" office:value="3.835828" calcext:value-type="float">
            <text:p>3.835828</text:p>
          </table:table-cell>
          <table:table-cell office:value-type="float" office:value="3.295164" calcext:value-type="float">
            <text:p>3.295164</text:p>
          </table:table-cell>
          <table:table-cell office:value-type="float" office:value="1.712224" calcext:value-type="float">
            <text:p>1.712224</text:p>
          </table:table-cell>
          <table:table-cell office:value-type="float" office:value="1.527769" calcext:value-type="float">
            <text:p>1.527769</text:p>
          </table:table-cell>
          <table:table-cell office:value-type="float" office:value="3.251435" calcext:value-type="float">
            <text:p>3.251435</text:p>
          </table:table-cell>
          <table:table-cell office:value-type="float" office:value="5.064953" calcext:value-type="float">
            <text:p>5.064953</text:p>
          </table:table-cell>
          <table:table-cell office:value-type="float" office:value="5.360194" calcext:value-type="float">
            <text:p>5.360194</text:p>
          </table:table-cell>
          <table:table-cell office:value-type="float" office:value="5.872871" calcext:value-type="float">
            <text:p>5.872871</text:p>
          </table:table-cell>
          <table:table-cell office:value-type="float" office:value="6.62611" calcext:value-type="float">
            <text:p>6.62611</text:p>
          </table:table-cell>
          <table:table-cell office:value-type="float" office:value="7.465444" calcext:value-type="float">
            <text:p>7.465444</text:p>
          </table:table-cell>
          <table:table-cell office:value-type="float" office:value="7.942943" calcext:value-type="float">
            <text:p>7.942943</text:p>
          </table:table-cell>
          <table:table-cell office:value-type="float" office:value="0" calcext:value-type="float">
            <text:p>0</text:p>
          </table:table-cell>
          <table:table-cell office:value-type="float" office:value="32.82795" calcext:value-type="float">
            <text:p>32.8279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11504" calcext:value-type="float">
            <text:p>2.21150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4.421744" calcext:value-type="float">
            <text:p>4.421744</text:p>
          </table:table-cell>
          <table:table-cell office:value-type="float" office:value="136.3952" calcext:value-type="float">
            <text:p>136.395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47816" calcext:value-type="float">
            <text:p>23.4781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978" calcext:value-type="float">
            <text:p>1175.978</text:p>
          </table:table-cell>
          <table:table-cell office:value-type="float" office:value="1.845627" calcext:value-type="float">
            <text:p>1.845627</text:p>
          </table:table-cell>
          <table:table-cell office:value-type="float" office:value="0" calcext:value-type="float">
            <text:p>0</text:p>
          </table:table-cell>
          <table:table-cell office:value-type="float" office:value="0.6096889" calcext:value-type="float">
            <text:p>0.6096889</text:p>
          </table:table-cell>
          <table:table-cell office:value-type="float" office:value="0.2179062" calcext:value-type="float">
            <text:p>0.2179062</text:p>
          </table:table-cell>
          <table:table-cell office:value-type="float" office:value="0.1819989" calcext:value-type="float">
            <text:p>0.1819989</text:p>
          </table:table-cell>
          <table:table-cell office:value-type="float" office:value="0.05366284" calcext:value-type="float">
            <text:p>0.05366284</text:p>
          </table:table-cell>
          <table:table-cell office:value-type="float" office:value="0.05210525" calcext:value-type="float">
            <text:p>0.05210525</text:p>
          </table:table-cell>
          <table:table-cell office:value-type="float" office:value="0.02442044" calcext:value-type="float">
            <text:p>0.02442044</text:p>
          </table:table-cell>
          <table:table-cell office:value-type="float" office:value="0.02975907" calcext:value-type="float">
            <text:p>0.02975907</text:p>
          </table:table-cell>
          <table:table-cell office:value-type="float" office:value="0.06357625" calcext:value-type="float">
            <text:p>0.06357625</text:p>
          </table:table-cell>
          <table:table-cell office:value-type="float" office:value="0.115606" calcext:value-type="float">
            <text:p>0.115606</text:p>
          </table:table-cell>
          <table:table-cell office:value-type="float" office:value="0.1172164" calcext:value-type="float">
            <text:p>0.1172164</text:p>
          </table:table-cell>
          <table:table-cell office:value-type="float" office:value="0.1220594" calcext:value-type="float">
            <text:p>0.1220594</text:p>
          </table:table-cell>
          <table:table-cell office:value-type="float" office:value="0.1300464" calcext:value-type="float">
            <text:p>0.1300464</text:p>
          </table:table-cell>
          <table:table-cell office:value-type="float" office:value="0.1388284" calcext:value-type="float">
            <text:p>0.1388284</text:p>
          </table:table-cell>
          <table:table-cell office:value-type="float" office:value="0.1438755" calcext:value-type="float">
            <text:p>0.1438755</text:p>
          </table:table-cell>
          <table:table-cell office:value-type="float" office:value="0" calcext:value-type="float">
            <text:p>0</text:p>
          </table:table-cell>
          <table:table-cell office:value-type="float" office:value="12.75163" calcext:value-type="float">
            <text:p>12.75163</text:p>
          </table:table-cell>
          <table:table-cell office:value-type="float" office:value="10.18194" calcext:value-type="float">
            <text:p>10.18194</text:p>
          </table:table-cell>
          <table:table-cell office:value-type="float" office:value="11.22017" calcext:value-type="float">
            <text:p>11.22017</text:p>
          </table:table-cell>
          <table:table-cell office:value-type="float" office:value="3.843959" calcext:value-type="float">
            <text:p>3.843959</text:p>
          </table:table-cell>
          <table:table-cell office:value-type="float" office:value="3.304437" calcext:value-type="float">
            <text:p>3.304437</text:p>
          </table:table-cell>
          <table:table-cell office:value-type="float" office:value="1.714378" calcext:value-type="float">
            <text:p>1.714378</text:p>
          </table:table-cell>
          <table:table-cell office:value-type="float" office:value="1.530956" calcext:value-type="float">
            <text:p>1.530956</text:p>
          </table:table-cell>
          <table:table-cell office:value-type="float" office:value="3.257308" calcext:value-type="float">
            <text:p>3.257308</text:p>
          </table:table-cell>
          <table:table-cell office:value-type="float" office:value="5.073729" calcext:value-type="float">
            <text:p>5.073729</text:p>
          </table:table-cell>
          <table:table-cell office:value-type="float" office:value="5.368659" calcext:value-type="float">
            <text:p>5.368659</text:p>
          </table:table-cell>
          <table:table-cell office:value-type="float" office:value="5.881356" calcext:value-type="float">
            <text:p>5.881356</text:p>
          </table:table-cell>
          <table:table-cell office:value-type="float" office:value="6.63375" calcext:value-type="float">
            <text:p>6.63375</text:p>
          </table:table-cell>
          <table:table-cell office:value-type="float" office:value="7.472422" calcext:value-type="float">
            <text:p>7.472422</text:p>
          </table:table-cell>
          <table:table-cell office:value-type="float" office:value="7.950115" calcext:value-type="float">
            <text:p>7.950115</text:p>
          </table:table-cell>
          <table:table-cell office:value-type="float" office:value="0" calcext:value-type="float">
            <text:p>0</text:p>
          </table:table-cell>
          <table:table-cell office:value-type="float" office:value="25.21868" calcext:value-type="float">
            <text:p>25.2186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22592" calcext:value-type="float">
            <text:p>2.22259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4.409041" calcext:value-type="float">
            <text:p>4.409041</text:p>
          </table:table-cell>
          <table:table-cell office:value-type="float" office:value="136.3956" calcext:value-type="float">
            <text:p>136.395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50994" calcext:value-type="float">
            <text:p>23.5099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957" calcext:value-type="float">
            <text:p>1175.957</text:p>
          </table:table-cell>
          <table:table-cell office:value-type="float" office:value="1.855678" calcext:value-type="float">
            <text:p>1.855678</text:p>
          </table:table-cell>
          <table:table-cell office:value-type="float" office:value="0" calcext:value-type="float">
            <text:p>0</text:p>
          </table:table-cell>
          <table:table-cell office:value-type="float" office:value="0.590087" calcext:value-type="float">
            <text:p>0.590087</text:p>
          </table:table-cell>
          <table:table-cell office:value-type="float" office:value="0.2190524" calcext:value-type="float">
            <text:p>0.2190524</text:p>
          </table:table-cell>
          <table:table-cell office:value-type="float" office:value="0.176178" calcext:value-type="float">
            <text:p>0.176178</text:p>
          </table:table-cell>
          <table:table-cell office:value-type="float" office:value="0.05073893" calcext:value-type="float">
            <text:p>0.05073893</text:p>
          </table:table-cell>
          <table:table-cell office:value-type="float" office:value="0.04883592" calcext:value-type="float">
            <text:p>0.04883592</text:p>
          </table:table-cell>
          <table:table-cell office:value-type="float" office:value="0.02362927" calcext:value-type="float">
            <text:p>0.02362927</text:p>
          </table:table-cell>
          <table:table-cell office:value-type="float" office:value="0.02922822" calcext:value-type="float">
            <text:p>0.02922822</text:p>
          </table:table-cell>
          <table:table-cell office:value-type="float" office:value="0.06353979" calcext:value-type="float">
            <text:p>0.06353979</text:p>
          </table:table-cell>
          <table:table-cell office:value-type="float" office:value="0.1156908" calcext:value-type="float">
            <text:p>0.1156908</text:p>
          </table:table-cell>
          <table:table-cell office:value-type="float" office:value="0.1172987" calcext:value-type="float">
            <text:p>0.1172987</text:p>
          </table:table-cell>
          <table:table-cell office:value-type="float" office:value="0.1221465" calcext:value-type="float">
            <text:p>0.1221465</text:p>
          </table:table-cell>
          <table:table-cell office:value-type="float" office:value="0.130126" calcext:value-type="float">
            <text:p>0.130126</text:p>
          </table:table-cell>
          <table:table-cell office:value-type="float" office:value="0.1389042" calcext:value-type="float">
            <text:p>0.1389042</text:p>
          </table:table-cell>
          <table:table-cell office:value-type="float" office:value="0.1439521" calcext:value-type="float">
            <text:p>0.1439521</text:p>
          </table:table-cell>
          <table:table-cell office:value-type="float" office:value="0" calcext:value-type="float">
            <text:p>0</text:p>
          </table:table-cell>
          <table:table-cell office:value-type="float" office:value="12.89032" calcext:value-type="float">
            <text:p>12.89032</text:p>
          </table:table-cell>
          <table:table-cell office:value-type="float" office:value="10.20612" calcext:value-type="float">
            <text:p>10.20612</text:p>
          </table:table-cell>
          <table:table-cell office:value-type="float" office:value="11.24311" calcext:value-type="float">
            <text:p>11.24311</text:p>
          </table:table-cell>
          <table:table-cell office:value-type="float" office:value="3.850087" calcext:value-type="float">
            <text:p>3.850087</text:p>
          </table:table-cell>
          <table:table-cell office:value-type="float" office:value="3.311989" calcext:value-type="float">
            <text:p>3.311989</text:p>
          </table:table-cell>
          <table:table-cell office:value-type="float" office:value="1.716355" calcext:value-type="float">
            <text:p>1.716355</text:p>
          </table:table-cell>
          <table:table-cell office:value-type="float" office:value="1.534056" calcext:value-type="float">
            <text:p>1.534056</text:p>
          </table:table-cell>
          <table:table-cell office:value-type="float" office:value="3.263179" calcext:value-type="float">
            <text:p>3.263179</text:p>
          </table:table-cell>
          <table:table-cell office:value-type="float" office:value="5.082483" calcext:value-type="float">
            <text:p>5.082483</text:p>
          </table:table-cell>
          <table:table-cell office:value-type="float" office:value="5.377128" calcext:value-type="float">
            <text:p>5.377128</text:p>
          </table:table-cell>
          <table:table-cell office:value-type="float" office:value="5.88984" calcext:value-type="float">
            <text:p>5.88984</text:p>
          </table:table-cell>
          <table:table-cell office:value-type="float" office:value="6.641384" calcext:value-type="float">
            <text:p>6.641384</text:p>
          </table:table-cell>
          <table:table-cell office:value-type="float" office:value="7.479399" calcext:value-type="float">
            <text:p>7.479399</text:p>
          </table:table-cell>
          <table:table-cell office:value-type="float" office:value="7.957437" calcext:value-type="float">
            <text:p>7.957437</text:p>
          </table:table-cell>
          <table:table-cell office:value-type="float" office:value="0" calcext:value-type="float">
            <text:p>0</text:p>
          </table:table-cell>
          <table:table-cell office:value-type="float" office:value="26.38683" calcext:value-type="float">
            <text:p>26.3868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3426" calcext:value-type="float">
            <text:p>2.234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4.393053" calcext:value-type="float">
            <text:p>4.393053</text:p>
          </table:table-cell>
          <table:table-cell office:value-type="float" office:value="136.3964" calcext:value-type="float">
            <text:p>136.396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5424" calcext:value-type="float">
            <text:p>23.542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937" calcext:value-type="float">
            <text:p>1175.937</text:p>
          </table:table-cell>
          <table:table-cell office:value-type="float" office:value="1.868132" calcext:value-type="float">
            <text:p>1.868132</text:p>
          </table:table-cell>
          <table:table-cell office:value-type="float" office:value="0" calcext:value-type="float">
            <text:p>0</text:p>
          </table:table-cell>
          <table:table-cell office:value-type="float" office:value="0.7097099" calcext:value-type="float">
            <text:p>0.7097099</text:p>
          </table:table-cell>
          <table:table-cell office:value-type="float" office:value="0.2503618" calcext:value-type="float">
            <text:p>0.2503618</text:p>
          </table:table-cell>
          <table:table-cell office:value-type="float" office:value="0.2006831" calcext:value-type="float">
            <text:p>0.2006831</text:p>
          </table:table-cell>
          <table:table-cell office:value-type="float" office:value="0.05433435" calcext:value-type="float">
            <text:p>0.05433435</text:p>
          </table:table-cell>
          <table:table-cell office:value-type="float" office:value="0.05164941" calcext:value-type="float">
            <text:p>0.05164941</text:p>
          </table:table-cell>
          <table:table-cell office:value-type="float" office:value="0.0240387" calcext:value-type="float">
            <text:p>0.0240387</text:p>
          </table:table-cell>
          <table:table-cell office:value-type="float" office:value="0.02935605" calcext:value-type="float">
            <text:p>0.02935605</text:p>
          </table:table-cell>
          <table:table-cell office:value-type="float" office:value="0.06351557" calcext:value-type="float">
            <text:p>0.06351557</text:p>
          </table:table-cell>
          <table:table-cell office:value-type="float" office:value="0.1157583" calcext:value-type="float">
            <text:p>0.1157583</text:p>
          </table:table-cell>
          <table:table-cell office:value-type="float" office:value="0.1173807" calcext:value-type="float">
            <text:p>0.1173807</text:p>
          </table:table-cell>
          <table:table-cell office:value-type="float" office:value="0.1222338" calcext:value-type="float">
            <text:p>0.1222338</text:p>
          </table:table-cell>
          <table:table-cell office:value-type="float" office:value="0.1302096" calcext:value-type="float">
            <text:p>0.1302096</text:p>
          </table:table-cell>
          <table:table-cell office:value-type="float" office:value="0.1389784" calcext:value-type="float">
            <text:p>0.1389784</text:p>
          </table:table-cell>
          <table:table-cell office:value-type="float" office:value="0.14403" calcext:value-type="float">
            <text:p>0.14403</text:p>
          </table:table-cell>
          <table:table-cell office:value-type="float" office:value="0" calcext:value-type="float">
            <text:p>0</text:p>
          </table:table-cell>
          <table:table-cell office:value-type="float" office:value="13.0467" calcext:value-type="float">
            <text:p>13.0467</text:p>
          </table:table-cell>
          <table:table-cell office:value-type="float" office:value="10.238" calcext:value-type="float">
            <text:p>10.238</text:p>
          </table:table-cell>
          <table:table-cell office:value-type="float" office:value="11.27122" calcext:value-type="float">
            <text:p>11.27122</text:p>
          </table:table-cell>
          <table:table-cell office:value-type="float" office:value="3.856589" calcext:value-type="float">
            <text:p>3.856589</text:p>
          </table:table-cell>
          <table:table-cell office:value-type="float" office:value="3.319568" calcext:value-type="float">
            <text:p>3.319568</text:p>
          </table:table-cell>
          <table:table-cell office:value-type="float" office:value="1.718278" calcext:value-type="float">
            <text:p>1.718278</text:p>
          </table:table-cell>
          <table:table-cell office:value-type="float" office:value="1.537089" calcext:value-type="float">
            <text:p>1.537089</text:p>
          </table:table-cell>
          <table:table-cell office:value-type="float" office:value="3.269017" calcext:value-type="float">
            <text:p>3.269017</text:p>
          </table:table-cell>
          <table:table-cell office:value-type="float" office:value="5.091213" calcext:value-type="float">
            <text:p>5.091213</text:p>
          </table:table-cell>
          <table:table-cell office:value-type="float" office:value="5.385559" calcext:value-type="float">
            <text:p>5.385559</text:p>
          </table:table-cell>
          <table:table-cell office:value-type="float" office:value="5.898295" calcext:value-type="float">
            <text:p>5.898295</text:p>
          </table:table-cell>
          <table:table-cell office:value-type="float" office:value="6.648997" calcext:value-type="float">
            <text:p>6.648997</text:p>
          </table:table-cell>
          <table:table-cell office:value-type="float" office:value="7.486376" calcext:value-type="float">
            <text:p>7.486376</text:p>
          </table:table-cell>
          <table:table-cell office:value-type="float" office:value="7.964694" calcext:value-type="float">
            <text:p>7.964694</text:p>
          </table:table-cell>
          <table:table-cell office:value-type="float" office:value="0" calcext:value-type="float">
            <text:p>0</text:p>
          </table:table-cell>
          <table:table-cell office:value-type="float" office:value="28.99863" calcext:value-type="float">
            <text:p>28.9986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48772" calcext:value-type="float">
            <text:p>2.24877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4.385081" calcext:value-type="float">
            <text:p>4.385081</text:p>
          </table:table-cell>
          <table:table-cell office:value-type="float" office:value="136.396" calcext:value-type="float">
            <text:p>136.39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57429" calcext:value-type="float">
            <text:p>23.5742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915" calcext:value-type="float">
            <text:p>1175.915</text:p>
          </table:table-cell>
          <table:table-cell office:value-type="float" office:value="1.872087" calcext:value-type="float">
            <text:p>1.872087</text:p>
          </table:table-cell>
          <table:table-cell office:value-type="float" office:value="0" calcext:value-type="float">
            <text:p>0</text:p>
          </table:table-cell>
          <table:table-cell office:value-type="float" office:value="0.7154701" calcext:value-type="float">
            <text:p>0.7154701</text:p>
          </table:table-cell>
          <table:table-cell office:value-type="float" office:value="0.1784005" calcext:value-type="float">
            <text:p>0.1784005</text:p>
          </table:table-cell>
          <table:table-cell office:value-type="float" office:value="0.1553519" calcext:value-type="float">
            <text:p>0.1553519</text:p>
          </table:table-cell>
          <table:table-cell office:value-type="float" office:value="0.04770566" calcext:value-type="float">
            <text:p>0.04770566</text:p>
          </table:table-cell>
          <table:table-cell office:value-type="float" office:value="0.04690507" calcext:value-type="float">
            <text:p>0.04690507</text:p>
          </table:table-cell>
          <table:table-cell office:value-type="float" office:value="0.02351879" calcext:value-type="float">
            <text:p>0.02351879</text:p>
          </table:table-cell>
          <table:table-cell office:value-type="float" office:value="0.0291896" calcext:value-type="float">
            <text:p>0.0291896</text:p>
          </table:table-cell>
          <table:table-cell office:value-type="float" office:value="0.06355666" calcext:value-type="float">
            <text:p>0.06355666</text:p>
          </table:table-cell>
          <table:table-cell office:value-type="float" office:value="0.1158302" calcext:value-type="float">
            <text:p>0.1158302</text:p>
          </table:table-cell>
          <table:table-cell office:value-type="float" office:value="0.1174615" calcext:value-type="float">
            <text:p>0.1174615</text:p>
          </table:table-cell>
          <table:table-cell office:value-type="float" office:value="0.1223206" calcext:value-type="float">
            <text:p>0.1223206</text:p>
          </table:table-cell>
          <table:table-cell office:value-type="float" office:value="0.1302779" calcext:value-type="float">
            <text:p>0.1302779</text:p>
          </table:table-cell>
          <table:table-cell office:value-type="float" office:value="0.1390529" calcext:value-type="float">
            <text:p>0.1390529</text:p>
          </table:table-cell>
          <table:table-cell office:value-type="float" office:value="0.1441069" calcext:value-type="float">
            <text:p>0.1441069</text:p>
          </table:table-cell>
          <table:table-cell office:value-type="float" office:value="0" calcext:value-type="float">
            <text:p>0</text:p>
          </table:table-cell>
          <table:table-cell office:value-type="float" office:value="13.18409" calcext:value-type="float">
            <text:p>13.18409</text:p>
          </table:table-cell>
          <table:table-cell office:value-type="float" office:value="10.26408" calcext:value-type="float">
            <text:p>10.26408</text:p>
          </table:table-cell>
          <table:table-cell office:value-type="float" office:value="11.29725" calcext:value-type="float">
            <text:p>11.29725</text:p>
          </table:table-cell>
          <table:table-cell office:value-type="float" office:value="3.862965" calcext:value-type="float">
            <text:p>3.862965</text:p>
          </table:table-cell>
          <table:table-cell office:value-type="float" office:value="3.327166" calcext:value-type="float">
            <text:p>3.327166</text:p>
          </table:table-cell>
          <table:table-cell office:value-type="float" office:value="1.720238" calcext:value-type="float">
            <text:p>1.720238</text:p>
          </table:table-cell>
          <table:table-cell office:value-type="float" office:value="1.540136" calcext:value-type="float">
            <text:p>1.540136</text:p>
          </table:table-cell>
          <table:table-cell office:value-type="float" office:value="3.274829" calcext:value-type="float">
            <text:p>3.274829</text:p>
          </table:table-cell>
          <table:table-cell office:value-type="float" office:value="5.099928" calcext:value-type="float">
            <text:p>5.099928</text:p>
          </table:table-cell>
          <table:table-cell office:value-type="float" office:value="5.393987" calcext:value-type="float">
            <text:p>5.393987</text:p>
          </table:table-cell>
          <table:table-cell office:value-type="float" office:value="5.906723" calcext:value-type="float">
            <text:p>5.906723</text:p>
          </table:table-cell>
          <table:table-cell office:value-type="float" office:value="6.656594" calcext:value-type="float">
            <text:p>6.656594</text:p>
          </table:table-cell>
          <table:table-cell office:value-type="float" office:value="7.493354" calcext:value-type="float">
            <text:p>7.493354</text:p>
          </table:table-cell>
          <table:table-cell office:value-type="float" office:value="7.97034" calcext:value-type="float">
            <text:p>7.97034</text:p>
          </table:table-cell>
          <table:table-cell office:value-type="float" office:value="0" calcext:value-type="float">
            <text:p>0</text:p>
          </table:table-cell>
          <table:table-cell office:value-type="float" office:value="18.7049" calcext:value-type="float">
            <text:p>18.704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56458" calcext:value-type="float">
            <text:p>2.25645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4.381361" calcext:value-type="float">
            <text:p>4.381361</text:p>
          </table:table-cell>
          <table:table-cell office:value-type="float" office:value="136.3953" calcext:value-type="float">
            <text:p>136.395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60377" calcext:value-type="float">
            <text:p>23.6037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892" calcext:value-type="float">
            <text:p>1175.892</text:p>
          </table:table-cell>
          <table:table-cell office:value-type="float" office:value="1.872527" calcext:value-type="float">
            <text:p>1.872527</text:p>
          </table:table-cell>
          <table:table-cell office:value-type="float" office:value="0" calcext:value-type="float">
            <text:p>0</text:p>
          </table:table-cell>
          <table:table-cell office:value-type="float" office:value="0.3827576" calcext:value-type="float">
            <text:p>0.3827576</text:p>
          </table:table-cell>
          <table:table-cell office:value-type="float" office:value="0.1280037" calcext:value-type="float">
            <text:p>0.1280037</text:p>
          </table:table-cell>
          <table:table-cell office:value-type="float" office:value="0.114977" calcext:value-type="float">
            <text:p>0.114977</text:p>
          </table:table-cell>
          <table:table-cell office:value-type="float" office:value="0.03944668" calcext:value-type="float">
            <text:p>0.03944668</text:p>
          </table:table-cell>
          <table:table-cell office:value-type="float" office:value="0.03923082" calcext:value-type="float">
            <text:p>0.03923082</text:p>
          </table:table-cell>
          <table:table-cell office:value-type="float" office:value="0.02193632" calcext:value-type="float">
            <text:p>0.02193632</text:p>
          </table:table-cell>
          <table:table-cell office:value-type="float" office:value="0.02818886" calcext:value-type="float">
            <text:p>0.02818886</text:p>
          </table:table-cell>
          <table:table-cell office:value-type="float" office:value="0.06340707" calcext:value-type="float">
            <text:p>0.06340707</text:p>
          </table:table-cell>
          <table:table-cell office:value-type="float" office:value="0.1158884" calcext:value-type="float">
            <text:p>0.1158884</text:p>
          </table:table-cell>
          <table:table-cell office:value-type="float" office:value="0.1175429" calcext:value-type="float">
            <text:p>0.1175429</text:p>
          </table:table-cell>
          <table:table-cell office:value-type="float" office:value="0.1224075" calcext:value-type="float">
            <text:p>0.1224075</text:p>
          </table:table-cell>
          <table:table-cell office:value-type="float" office:value="0.1303454" calcext:value-type="float">
            <text:p>0.1303454</text:p>
          </table:table-cell>
          <table:table-cell office:value-type="float" office:value="0.1391289" calcext:value-type="float">
            <text:p>0.1391289</text:p>
          </table:table-cell>
          <table:table-cell office:value-type="float" office:value="0.1441822" calcext:value-type="float">
            <text:p>0.1441822</text:p>
          </table:table-cell>
          <table:table-cell office:value-type="float" office:value="0" calcext:value-type="float">
            <text:p>0</text:p>
          </table:table-cell>
          <table:table-cell office:value-type="float" office:value="13.25616" calcext:value-type="float">
            <text:p>13.25616</text:p>
          </table:table-cell>
          <table:table-cell office:value-type="float" office:value="10.27461" calcext:value-type="float">
            <text:p>10.27461</text:p>
          </table:table-cell>
          <table:table-cell office:value-type="float" office:value="11.30784" calcext:value-type="float">
            <text:p>11.30784</text:p>
          </table:table-cell>
          <table:table-cell office:value-type="float" office:value="3.866443" calcext:value-type="float">
            <text:p>3.866443</text:p>
          </table:table-cell>
          <table:table-cell office:value-type="float" office:value="3.332257" calcext:value-type="float">
            <text:p>3.332257</text:p>
          </table:table-cell>
          <table:table-cell office:value-type="float" office:value="1.72191" calcext:value-type="float">
            <text:p>1.72191</text:p>
          </table:table-cell>
          <table:table-cell office:value-type="float" office:value="1.543028" calcext:value-type="float">
            <text:p>1.543028</text:p>
          </table:table-cell>
          <table:table-cell office:value-type="float" office:value="3.280616" calcext:value-type="float">
            <text:p>3.280616</text:p>
          </table:table-cell>
          <table:table-cell office:value-type="float" office:value="5.108613" calcext:value-type="float">
            <text:p>5.108613</text:p>
          </table:table-cell>
          <table:table-cell office:value-type="float" office:value="5.402411" calcext:value-type="float">
            <text:p>5.402411</text:p>
          </table:table-cell>
          <table:table-cell office:value-type="float" office:value="5.915151" calcext:value-type="float">
            <text:p>5.915151</text:p>
          </table:table-cell>
          <table:table-cell office:value-type="float" office:value="6.664196" calcext:value-type="float">
            <text:p>6.664196</text:p>
          </table:table-cell>
          <table:table-cell office:value-type="float" office:value="7.500331" calcext:value-type="float">
            <text:p>7.500331</text:p>
          </table:table-cell>
          <table:table-cell office:value-type="float" office:value="7.975729" calcext:value-type="float">
            <text:p>7.975729</text:p>
          </table:table-cell>
          <table:table-cell office:value-type="float" office:value="0" calcext:value-type="float">
            <text:p>0</text:p>
          </table:table-cell>
          <table:table-cell office:value-type="float" office:value="11.1462" calcext:value-type="float">
            <text:p>11.146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60352" calcext:value-type="float">
            <text:p>2.2603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4.377778" calcext:value-type="float">
            <text:p>4.377778</text:p>
          </table:table-cell>
          <table:table-cell office:value-type="float" office:value="136.3948" calcext:value-type="float">
            <text:p>136.394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63199" calcext:value-type="float">
            <text:p>23.6319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868" calcext:value-type="float">
            <text:p>1175.868</text:p>
          </table:table-cell>
          <table:table-cell office:value-type="float" office:value="1.872933" calcext:value-type="float">
            <text:p>1.872933</text:p>
          </table:table-cell>
          <table:table-cell office:value-type="float" office:value="0" calcext:value-type="float">
            <text:p>0</text:p>
          </table:table-cell>
          <table:table-cell office:value-type="float" office:value="0.3039573" calcext:value-type="float">
            <text:p>0.3039573</text:p>
          </table:table-cell>
          <table:table-cell office:value-type="float" office:value="0.1220661" calcext:value-type="float">
            <text:p>0.1220661</text:p>
          </table:table-cell>
          <table:table-cell office:value-type="float" office:value="0.1046355" calcext:value-type="float">
            <text:p>0.1046355</text:p>
          </table:table-cell>
          <table:table-cell office:value-type="float" office:value="0.03648997" calcext:value-type="float">
            <text:p>0.03648997</text:p>
          </table:table-cell>
          <table:table-cell office:value-type="float" office:value="0.03589541" calcext:value-type="float">
            <text:p>0.03589541</text:p>
          </table:table-cell>
          <table:table-cell office:value-type="float" office:value="0.02098603" calcext:value-type="float">
            <text:p>0.02098603</text:p>
          </table:table-cell>
          <table:table-cell office:value-type="float" office:value="0.02735929" calcext:value-type="float">
            <text:p>0.02735929</text:p>
          </table:table-cell>
          <table:table-cell office:value-type="float" office:value="0.06314821" calcext:value-type="float">
            <text:p>0.06314821</text:p>
          </table:table-cell>
          <table:table-cell office:value-type="float" office:value="0.1159088" calcext:value-type="float">
            <text:p>0.1159088</text:p>
          </table:table-cell>
          <table:table-cell office:value-type="float" office:value="0.1176213" calcext:value-type="float">
            <text:p>0.1176213</text:p>
          </table:table-cell>
          <table:table-cell office:value-type="float" office:value="0.1224944" calcext:value-type="float">
            <text:p>0.1224944</text:p>
          </table:table-cell>
          <table:table-cell office:value-type="float" office:value="0.1304212" calcext:value-type="float">
            <text:p>0.1304212</text:p>
          </table:table-cell>
          <table:table-cell office:value-type="float" office:value="0.139204" calcext:value-type="float">
            <text:p>0.139204</text:p>
          </table:table-cell>
          <table:table-cell office:value-type="float" office:value="0.1442578" calcext:value-type="float">
            <text:p>0.1442578</text:p>
          </table:table-cell>
          <table:table-cell office:value-type="float" office:value="0" calcext:value-type="float">
            <text:p>0</text:p>
          </table:table-cell>
          <table:table-cell office:value-type="float" office:value="13.29511" calcext:value-type="float">
            <text:p>13.29511</text:p>
          </table:table-cell>
          <table:table-cell office:value-type="float" office:value="10.27831" calcext:value-type="float">
            <text:p>10.27831</text:p>
          </table:table-cell>
          <table:table-cell office:value-type="float" office:value="11.31119" calcext:value-type="float">
            <text:p>11.31119</text:p>
          </table:table-cell>
          <table:table-cell office:value-type="float" office:value="3.868072" calcext:value-type="float">
            <text:p>3.868072</text:p>
          </table:table-cell>
          <table:table-cell office:value-type="float" office:value="3.335415" calcext:value-type="float">
            <text:p>3.335415</text:p>
          </table:table-cell>
          <table:table-cell office:value-type="float" office:value="1.723268" calcext:value-type="float">
            <text:p>1.723268</text:p>
          </table:table-cell>
          <table:table-cell office:value-type="float" office:value="1.545697" calcext:value-type="float">
            <text:p>1.545697</text:p>
          </table:table-cell>
          <table:table-cell office:value-type="float" office:value="3.286327" calcext:value-type="float">
            <text:p>3.286327</text:p>
          </table:table-cell>
          <table:table-cell office:value-type="float" office:value="5.117273" calcext:value-type="float">
            <text:p>5.117273</text:p>
          </table:table-cell>
          <table:table-cell office:value-type="float" office:value="5.410803" calcext:value-type="float">
            <text:p>5.410803</text:p>
          </table:table-cell>
          <table:table-cell office:value-type="float" office:value="5.923579" calcext:value-type="float">
            <text:p>5.923579</text:p>
          </table:table-cell>
          <table:table-cell office:value-type="float" office:value="6.67179" calcext:value-type="float">
            <text:p>6.67179</text:p>
          </table:table-cell>
          <table:table-cell office:value-type="float" office:value="7.507309" calcext:value-type="float">
            <text:p>7.507309</text:p>
          </table:table-cell>
          <table:table-cell office:value-type="float" office:value="7.980525" calcext:value-type="float">
            <text:p>7.980525</text:p>
          </table:table-cell>
          <table:table-cell office:value-type="float" office:value="0" calcext:value-type="float">
            <text:p>0</text:p>
          </table:table-cell>
          <table:table-cell office:value-type="float" office:value="8.045977" calcext:value-type="float">
            <text:p>8.04597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4.37469" calcext:value-type="float">
            <text:p>4.37469</text:p>
          </table:table-cell>
          <table:table-cell office:value-type="float" office:value="136.3942" calcext:value-type="float">
            <text:p>136.394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65973" calcext:value-type="float">
            <text:p>23.6597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3" calcext:value-type="float">
            <text:p>2.86772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843" calcext:value-type="float">
            <text:p>1175.843</text:p>
          </table:table-cell>
          <table:table-cell office:value-type="float" office:value="1.87314" calcext:value-type="float">
            <text:p>1.87314</text:p>
          </table:table-cell>
          <table:table-cell office:value-type="float" office:value="0" calcext:value-type="float">
            <text:p>0</text:p>
          </table:table-cell>
          <table:table-cell office:value-type="float" office:value="0.2639667" calcext:value-type="float">
            <text:p>0.2639667</text:p>
          </table:table-cell>
          <table:table-cell office:value-type="float" office:value="0.109811" calcext:value-type="float">
            <text:p>0.109811</text:p>
          </table:table-cell>
          <table:table-cell office:value-type="float" office:value="0.1000037" calcext:value-type="float">
            <text:p>0.1000037</text:p>
          </table:table-cell>
          <table:table-cell office:value-type="float" office:value="0.03464772" calcext:value-type="float">
            <text:p>0.03464772</text:p>
          </table:table-cell>
          <table:table-cell office:value-type="float" office:value="0.03361369" calcext:value-type="float">
            <text:p>0.03361369</text:p>
          </table:table-cell>
          <table:table-cell office:value-type="float" office:value="0.02034517" calcext:value-type="float">
            <text:p>0.02034517</text:p>
          </table:table-cell>
          <table:table-cell office:value-type="float" office:value="0.02676675" calcext:value-type="float">
            <text:p>0.02676675</text:p>
          </table:table-cell>
          <table:table-cell office:value-type="float" office:value="0.06292003" calcext:value-type="float">
            <text:p>0.06292003</text:p>
          </table:table-cell>
          <table:table-cell office:value-type="float" office:value="0.1159052" calcext:value-type="float">
            <text:p>0.1159052</text:p>
          </table:table-cell>
          <table:table-cell office:value-type="float" office:value="0.117695" calcext:value-type="float">
            <text:p>0.117695</text:p>
          </table:table-cell>
          <table:table-cell office:value-type="float" office:value="0.1225807" calcext:value-type="float">
            <text:p>0.1225807</text:p>
          </table:table-cell>
          <table:table-cell office:value-type="float" office:value="0.1305002" calcext:value-type="float">
            <text:p>0.1305002</text:p>
          </table:table-cell>
          <table:table-cell office:value-type="float" office:value="0.1392791" calcext:value-type="float">
            <text:p>0.1392791</text:p>
          </table:table-cell>
          <table:table-cell office:value-type="float" office:value="0.1443342" calcext:value-type="float">
            <text:p>0.1443342</text:p>
          </table:table-cell>
          <table:table-cell office:value-type="float" office:value="0" calcext:value-type="float">
            <text:p>0</text:p>
          </table:table-cell>
          <table:table-cell office:value-type="float" office:value="13.32009" calcext:value-type="float">
            <text:p>13.32009</text:p>
          </table:table-cell>
          <table:table-cell office:value-type="float" office:value="10.28029" calcext:value-type="float">
            <text:p>10.28029</text:p>
          </table:table-cell>
          <table:table-cell office:value-type="float" office:value="11.31254" calcext:value-type="float">
            <text:p>11.31254</text:p>
          </table:table-cell>
          <table:table-cell office:value-type="float" office:value="3.868886" calcext:value-type="float">
            <text:p>3.868886</text:p>
          </table:table-cell>
          <table:table-cell office:value-type="float" office:value="3.337594" calcext:value-type="float">
            <text:p>3.337594</text:p>
          </table:table-cell>
          <table:table-cell office:value-type="float" office:value="1.724445" calcext:value-type="float">
            <text:p>1.724445</text:p>
          </table:table-cell>
          <table:table-cell office:value-type="float" office:value="1.548209" calcext:value-type="float">
            <text:p>1.548209</text:p>
          </table:table-cell>
          <table:table-cell office:value-type="float" office:value="3.291955" calcext:value-type="float">
            <text:p>3.291955</text:p>
          </table:table-cell>
          <table:table-cell office:value-type="float" office:value="5.125902" calcext:value-type="float">
            <text:p>5.125902</text:p>
          </table:table-cell>
          <table:table-cell office:value-type="float" office:value="5.419193" calcext:value-type="float">
            <text:p>5.419193</text:p>
          </table:table-cell>
          <table:table-cell office:value-type="float" office:value="5.932007" calcext:value-type="float">
            <text:p>5.932007</text:p>
          </table:table-cell>
          <table:table-cell office:value-type="float" office:value="6.679389" calcext:value-type="float">
            <text:p>6.679389</text:p>
          </table:table-cell>
          <table:table-cell office:value-type="float" office:value="7.514257" calcext:value-type="float">
            <text:p>7.514257</text:p>
          </table:table-cell>
          <table:table-cell office:value-type="float" office:value="7.98518" calcext:value-type="float">
            <text:p>7.98518</text:p>
          </table:table-cell>
          <table:table-cell office:value-type="float" office:value="0" calcext:value-type="float">
            <text:p>0</text:p>
          </table:table-cell>
          <table:table-cell office:value-type="float" office:value="6.507727" calcext:value-type="float">
            <text:p>6.50772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67209" calcext:value-type="float">
            <text:p>2.2672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4.367673" calcext:value-type="float">
            <text:p>4.367673</text:p>
          </table:table-cell>
          <table:table-cell office:value-type="float" office:value="136.3943" calcext:value-type="float">
            <text:p>136.394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68755" calcext:value-type="float">
            <text:p>23.6875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819" calcext:value-type="float">
            <text:p>1175.819</text:p>
          </table:table-cell>
          <table:table-cell office:value-type="float" office:value="1.880479" calcext:value-type="float">
            <text:p>1.880479</text:p>
          </table:table-cell>
          <table:table-cell office:value-type="float" office:value="0" calcext:value-type="float">
            <text:p>0</text:p>
          </table:table-cell>
          <table:table-cell office:value-type="float" office:value="0.5317195" calcext:value-type="float">
            <text:p>0.5317195</text:p>
          </table:table-cell>
          <table:table-cell office:value-type="float" office:value="0.1289981" calcext:value-type="float">
            <text:p>0.1289981</text:p>
          </table:table-cell>
          <table:table-cell office:value-type="float" office:value="0.09623232" calcext:value-type="float">
            <text:p>0.09623232</text:p>
          </table:table-cell>
          <table:table-cell office:value-type="float" office:value="0.03412225" calcext:value-type="float">
            <text:p>0.03412225</text:p>
          </table:table-cell>
          <table:table-cell office:value-type="float" office:value="0.03272084" calcext:value-type="float">
            <text:p>0.03272084</text:p>
          </table:table-cell>
          <table:table-cell office:value-type="float" office:value="0.02001525" calcext:value-type="float">
            <text:p>0.02001525</text:p>
          </table:table-cell>
          <table:table-cell office:value-type="float" office:value="0.02639552" calcext:value-type="float">
            <text:p>0.02639552</text:p>
          </table:table-cell>
          <table:table-cell office:value-type="float" office:value="0.06273983" calcext:value-type="float">
            <text:p>0.06273983</text:p>
          </table:table-cell>
          <table:table-cell office:value-type="float" office:value="0.1158937" calcext:value-type="float">
            <text:p>0.1158937</text:p>
          </table:table-cell>
          <table:table-cell office:value-type="float" office:value="0.1177654" calcext:value-type="float">
            <text:p>0.1177654</text:p>
          </table:table-cell>
          <table:table-cell office:value-type="float" office:value="0.1226663" calcext:value-type="float">
            <text:p>0.1226663</text:p>
          </table:table-cell>
          <table:table-cell office:value-type="float" office:value="0.1306062" calcext:value-type="float">
            <text:p>0.1306062</text:p>
          </table:table-cell>
          <table:table-cell office:value-type="float" office:value="0.1393562" calcext:value-type="float">
            <text:p>0.1393562</text:p>
          </table:table-cell>
          <table:table-cell office:value-type="float" office:value="0.1444112" calcext:value-type="float">
            <text:p>0.1444112</text:p>
          </table:table-cell>
          <table:table-cell office:value-type="float" office:value="0" calcext:value-type="float">
            <text:p>0</text:p>
          </table:table-cell>
          <table:table-cell office:value-type="float" office:value="13.38423" calcext:value-type="float">
            <text:p>13.38423</text:p>
          </table:table-cell>
          <table:table-cell office:value-type="float" office:value="10.27946" calcext:value-type="float">
            <text:p>10.27946</text:p>
          </table:table-cell>
          <table:table-cell office:value-type="float" office:value="11.31292" calcext:value-type="float">
            <text:p>11.31292</text:p>
          </table:table-cell>
          <table:table-cell office:value-type="float" office:value="3.869317" calcext:value-type="float">
            <text:p>3.869317</text:p>
          </table:table-cell>
          <table:table-cell office:value-type="float" office:value="3.339216" calcext:value-type="float">
            <text:p>3.339216</text:p>
          </table:table-cell>
          <table:table-cell office:value-type="float" office:value="1.725503" calcext:value-type="float">
            <text:p>1.725503</text:p>
          </table:table-cell>
          <table:table-cell office:value-type="float" office:value="1.550606" calcext:value-type="float">
            <text:p>1.550606</text:p>
          </table:table-cell>
          <table:table-cell office:value-type="float" office:value="3.297512" calcext:value-type="float">
            <text:p>3.297512</text:p>
          </table:table-cell>
          <table:table-cell office:value-type="float" office:value="5.134494" calcext:value-type="float">
            <text:p>5.134494</text:p>
          </table:table-cell>
          <table:table-cell office:value-type="float" office:value="5.427557" calcext:value-type="float">
            <text:p>5.427557</text:p>
          </table:table-cell>
          <table:table-cell office:value-type="float" office:value="5.940428" calcext:value-type="float">
            <text:p>5.940428</text:p>
          </table:table-cell>
          <table:table-cell office:value-type="float" office:value="6.686972" calcext:value-type="float">
            <text:p>6.686972</text:p>
          </table:table-cell>
          <table:table-cell office:value-type="float" office:value="7.521157" calcext:value-type="float">
            <text:p>7.521157</text:p>
          </table:table-cell>
          <table:table-cell office:value-type="float" office:value="7.996333" calcext:value-type="float">
            <text:p>7.996333</text:p>
          </table:table-cell>
          <table:table-cell office:value-type="float" office:value="0" calcext:value-type="float">
            <text:p>0</text:p>
          </table:table-cell>
          <table:table-cell office:value-type="float" office:value="11.26371" calcext:value-type="float">
            <text:p>11.26371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73636" calcext:value-type="float">
            <text:p>2.27363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4.356674" calcext:value-type="float">
            <text:p>4.356674</text:p>
          </table:table-cell>
          <table:table-cell office:value-type="float" office:value="136.3952" calcext:value-type="float">
            <text:p>136.395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71599" calcext:value-type="float">
            <text:p>23.7159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796" calcext:value-type="float">
            <text:p>1175.796</text:p>
          </table:table-cell>
          <table:table-cell office:value-type="float" office:value="1.892166" calcext:value-type="float">
            <text:p>1.892166</text:p>
          </table:table-cell>
          <table:table-cell office:value-type="float" office:value="0" calcext:value-type="float">
            <text:p>0</text:p>
          </table:table-cell>
          <table:table-cell office:value-type="float" office:value="0.4737677" calcext:value-type="float">
            <text:p>0.4737677</text:p>
          </table:table-cell>
          <table:table-cell office:value-type="float" office:value="0.1502241" calcext:value-type="float">
            <text:p>0.1502241</text:p>
          </table:table-cell>
          <table:table-cell office:value-type="float" office:value="0.115986" calcext:value-type="float">
            <text:p>0.115986</text:p>
          </table:table-cell>
          <table:table-cell office:value-type="float" office:value="0.03655874" calcext:value-type="float">
            <text:p>0.03655874</text:p>
          </table:table-cell>
          <table:table-cell office:value-type="float" office:value="0.03445387" calcext:value-type="float">
            <text:p>0.03445387</text:p>
          </table:table-cell>
          <table:table-cell office:value-type="float" office:value="0.02013738" calcext:value-type="float">
            <text:p>0.02013738</text:p>
          </table:table-cell>
          <table:table-cell office:value-type="float" office:value="0.0263171" calcext:value-type="float">
            <text:p>0.0263171</text:p>
          </table:table-cell>
          <table:table-cell office:value-type="float" office:value="0.06263217" calcext:value-type="float">
            <text:p>0.06263217</text:p>
          </table:table-cell>
          <table:table-cell office:value-type="float" office:value="0.1158868" calcext:value-type="float">
            <text:p>0.1158868</text:p>
          </table:table-cell>
          <table:table-cell office:value-type="float" office:value="0.1178326" calcext:value-type="float">
            <text:p>0.1178326</text:p>
          </table:table-cell>
          <table:table-cell office:value-type="float" office:value="0.1227512" calcext:value-type="float">
            <text:p>0.1227512</text:p>
          </table:table-cell>
          <table:table-cell office:value-type="float" office:value="0.1306832" calcext:value-type="float">
            <text:p>0.1306832</text:p>
          </table:table-cell>
          <table:table-cell office:value-type="float" office:value="0.1394295" calcext:value-type="float">
            <text:p>0.1394295</text:p>
          </table:table-cell>
          <table:table-cell office:value-type="float" office:value="0.1444893" calcext:value-type="float">
            <text:p>0.1444893</text:p>
          </table:table-cell>
          <table:table-cell office:value-type="float" office:value="0" calcext:value-type="float">
            <text:p>0</text:p>
          </table:table-cell>
          <table:table-cell office:value-type="float" office:value="13.50228" calcext:value-type="float">
            <text:p>13.50228</text:p>
          </table:table-cell>
          <table:table-cell office:value-type="float" office:value="10.28287" calcext:value-type="float">
            <text:p>10.28287</text:p>
          </table:table-cell>
          <table:table-cell office:value-type="float" office:value="11.31336" calcext:value-type="float">
            <text:p>11.31336</text:p>
          </table:table-cell>
          <table:table-cell office:value-type="float" office:value="3.869856" calcext:value-type="float">
            <text:p>3.869856</text:p>
          </table:table-cell>
          <table:table-cell office:value-type="float" office:value="3.3408" calcext:value-type="float">
            <text:p>3.3408</text:p>
          </table:table-cell>
          <table:table-cell office:value-type="float" office:value="1.726515" calcext:value-type="float">
            <text:p>1.726515</text:p>
          </table:table-cell>
          <table:table-cell office:value-type="float" office:value="1.552939" calcext:value-type="float">
            <text:p>1.552939</text:p>
          </table:table-cell>
          <table:table-cell office:value-type="float" office:value="3.303016" calcext:value-type="float">
            <text:p>3.303016</text:p>
          </table:table-cell>
          <table:table-cell office:value-type="float" office:value="5.143041" calcext:value-type="float">
            <text:p>5.143041</text:p>
          </table:table-cell>
          <table:table-cell office:value-type="float" office:value="5.43591" calcext:value-type="float">
            <text:p>5.43591</text:p>
          </table:table-cell>
          <table:table-cell office:value-type="float" office:value="5.9488" calcext:value-type="float">
            <text:p>5.9488</text:p>
          </table:table-cell>
          <table:table-cell office:value-type="float" office:value="6.69453" calcext:value-type="float">
            <text:p>6.69453</text:p>
          </table:table-cell>
          <table:table-cell office:value-type="float" office:value="7.528064" calcext:value-type="float">
            <text:p>7.528064</text:p>
          </table:table-cell>
          <table:table-cell office:value-type="float" office:value="8.007683" calcext:value-type="float">
            <text:p>8.007683</text:p>
          </table:table-cell>
          <table:table-cell office:value-type="float" office:value="0" calcext:value-type="float">
            <text:p>0</text:p>
          </table:table-cell>
          <table:table-cell office:value-type="float" office:value="24.03363" calcext:value-type="float">
            <text:p>24.0336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83365" calcext:value-type="float">
            <text:p>2.2833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4.3496" calcext:value-type="float">
            <text:p>4.3496</text:p>
          </table:table-cell>
          <table:table-cell office:value-type="float" office:value="136.3954" calcext:value-type="float">
            <text:p>136.395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74494" calcext:value-type="float">
            <text:p>23.7449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773" calcext:value-type="float">
            <text:p>1175.773</text:p>
          </table:table-cell>
          <table:table-cell office:value-type="float" office:value="1.89722" calcext:value-type="float">
            <text:p>1.89722</text:p>
          </table:table-cell>
          <table:table-cell office:value-type="float" office:value="0" calcext:value-type="float">
            <text:p>0</text:p>
          </table:table-cell>
          <table:table-cell office:value-type="float" office:value="0.6777703" calcext:value-type="float">
            <text:p>0.6777703</text:p>
          </table:table-cell>
          <table:table-cell office:value-type="float" office:value="0.1506618" calcext:value-type="float">
            <text:p>0.1506618</text:p>
          </table:table-cell>
          <table:table-cell office:value-type="float" office:value="0.1224312" calcext:value-type="float">
            <text:p>0.1224312</text:p>
          </table:table-cell>
          <table:table-cell office:value-type="float" office:value="0.03788286" calcext:value-type="float">
            <text:p>0.03788286</text:p>
          </table:table-cell>
          <table:table-cell office:value-type="float" office:value="0.03607263" calcext:value-type="float">
            <text:p>0.03607263</text:p>
          </table:table-cell>
          <table:table-cell office:value-type="float" office:value="0.02054142" calcext:value-type="float">
            <text:p>0.02054142</text:p>
          </table:table-cell>
          <table:table-cell office:value-type="float" office:value="0.02656996" calcext:value-type="float">
            <text:p>0.02656996</text:p>
          </table:table-cell>
          <table:table-cell office:value-type="float" office:value="0.06265323" calcext:value-type="float">
            <text:p>0.06265323</text:p>
          </table:table-cell>
          <table:table-cell office:value-type="float" office:value="0.1159014" calcext:value-type="float">
            <text:p>0.1159014</text:p>
          </table:table-cell>
          <table:table-cell office:value-type="float" office:value="0.1178995" calcext:value-type="float">
            <text:p>0.1178995</text:p>
          </table:table-cell>
          <table:table-cell office:value-type="float" office:value="0.1228352" calcext:value-type="float">
            <text:p>0.1228352</text:p>
          </table:table-cell>
          <table:table-cell office:value-type="float" office:value="0.130759" calcext:value-type="float">
            <text:p>0.130759</text:p>
          </table:table-cell>
          <table:table-cell office:value-type="float" office:value="0.1395025" calcext:value-type="float">
            <text:p>0.1395025</text:p>
          </table:table-cell>
          <table:table-cell office:value-type="float" office:value="0.1445648" calcext:value-type="float">
            <text:p>0.1445648</text:p>
          </table:table-cell>
          <table:table-cell office:value-type="float" office:value="0" calcext:value-type="float">
            <text:p>0</text:p>
          </table:table-cell>
          <table:table-cell office:value-type="float" office:value="13.61286" calcext:value-type="float">
            <text:p>13.61286</text:p>
          </table:table-cell>
          <table:table-cell office:value-type="float" office:value="10.29183" calcext:value-type="float">
            <text:p>10.29183</text:p>
          </table:table-cell>
          <table:table-cell office:value-type="float" office:value="11.32002" calcext:value-type="float">
            <text:p>11.32002</text:p>
          </table:table-cell>
          <table:table-cell office:value-type="float" office:value="3.871271" calcext:value-type="float">
            <text:p>3.871271</text:p>
          </table:table-cell>
          <table:table-cell office:value-type="float" office:value="3.343169" calcext:value-type="float">
            <text:p>3.343169</text:p>
          </table:table-cell>
          <table:table-cell office:value-type="float" office:value="1.727611" calcext:value-type="float">
            <text:p>1.727611</text:p>
          </table:table-cell>
          <table:table-cell office:value-type="float" office:value="1.555291" calcext:value-type="float">
            <text:p>1.555291</text:p>
          </table:table-cell>
          <table:table-cell office:value-type="float" office:value="3.308482" calcext:value-type="float">
            <text:p>3.308482</text:p>
          </table:table-cell>
          <table:table-cell office:value-type="float" office:value="5.151553" calcext:value-type="float">
            <text:p>5.151553</text:p>
          </table:table-cell>
          <table:table-cell office:value-type="float" office:value="5.444249" calcext:value-type="float">
            <text:p>5.444249</text:p>
          </table:table-cell>
          <table:table-cell office:value-type="float" office:value="5.957171" calcext:value-type="float">
            <text:p>5.957171</text:p>
          </table:table-cell>
          <table:table-cell office:value-type="float" office:value="6.702093" calcext:value-type="float">
            <text:p>6.702093</text:p>
          </table:table-cell>
          <table:table-cell office:value-type="float" office:value="7.534964" calcext:value-type="float">
            <text:p>7.534964</text:p>
          </table:table-cell>
          <table:table-cell office:value-type="float" office:value="8.012452" calcext:value-type="float">
            <text:p>8.012452</text:p>
          </table:table-cell>
          <table:table-cell office:value-type="float" office:value="0" calcext:value-type="float">
            <text:p>0</text:p>
          </table:table-cell>
          <table:table-cell office:value-type="float" office:value="18.97426" calcext:value-type="float">
            <text:p>18.9742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89855" calcext:value-type="float">
            <text:p>2.2898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4.339001" calcext:value-type="float">
            <text:p>4.339001</text:p>
          </table:table-cell>
          <table:table-cell office:value-type="float" office:value="136.3962" calcext:value-type="float">
            <text:p>136.396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77379" calcext:value-type="float">
            <text:p>23.7737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751" calcext:value-type="float">
            <text:p>1175.751</text:p>
          </table:table-cell>
          <table:table-cell office:value-type="float" office:value="1.907556" calcext:value-type="float">
            <text:p>1.907556</text:p>
          </table:table-cell>
          <table:table-cell office:value-type="float" office:value="0" calcext:value-type="float">
            <text:p>0</text:p>
          </table:table-cell>
          <table:table-cell office:value-type="float" office:value="0.48901" calcext:value-type="float">
            <text:p>0.48901</text:p>
          </table:table-cell>
          <table:table-cell office:value-type="float" office:value="0.1659934" calcext:value-type="float">
            <text:p>0.1659934</text:p>
          </table:table-cell>
          <table:table-cell office:value-type="float" office:value="0.1343961" calcext:value-type="float">
            <text:p>0.1343961</text:p>
          </table:table-cell>
          <table:table-cell office:value-type="float" office:value="0.03915763" calcext:value-type="float">
            <text:p>0.03915763</text:p>
          </table:table-cell>
          <table:table-cell office:value-type="float" office:value="0.03684151" calcext:value-type="float">
            <text:p>0.03684151</text:p>
          </table:table-cell>
          <table:table-cell office:value-type="float" office:value="0.02061964" calcext:value-type="float">
            <text:p>0.02061964</text:p>
          </table:table-cell>
          <table:table-cell office:value-type="float" office:value="0.02659453" calcext:value-type="float">
            <text:p>0.02659453</text:p>
          </table:table-cell>
          <table:table-cell office:value-type="float" office:value="0.06269038" calcext:value-type="float">
            <text:p>0.06269038</text:p>
          </table:table-cell>
          <table:table-cell office:value-type="float" office:value="0.1159406" calcext:value-type="float">
            <text:p>0.1159406</text:p>
          </table:table-cell>
          <table:table-cell office:value-type="float" office:value="0.1179675" calcext:value-type="float">
            <text:p>0.1179675</text:p>
          </table:table-cell>
          <table:table-cell office:value-type="float" office:value="0.122919" calcext:value-type="float">
            <text:p>0.122919</text:p>
          </table:table-cell>
          <table:table-cell office:value-type="float" office:value="0.1308427" calcext:value-type="float">
            <text:p>0.1308427</text:p>
          </table:table-cell>
          <table:table-cell office:value-type="float" office:value="0.1395779" calcext:value-type="float">
            <text:p>0.1395779</text:p>
          </table:table-cell>
          <table:table-cell office:value-type="float" office:value="0.1446418" calcext:value-type="float">
            <text:p>0.1446418</text:p>
          </table:table-cell>
          <table:table-cell office:value-type="float" office:value="0" calcext:value-type="float">
            <text:p>0</text:p>
          </table:table-cell>
          <table:table-cell office:value-type="float" office:value="13.70852" calcext:value-type="float">
            <text:p>13.70852</text:p>
          </table:table-cell>
          <table:table-cell office:value-type="float" office:value="10.30153" calcext:value-type="float">
            <text:p>10.30153</text:p>
          </table:table-cell>
          <table:table-cell office:value-type="float" office:value="11.3273" calcext:value-type="float">
            <text:p>11.3273</text:p>
          </table:table-cell>
          <table:table-cell office:value-type="float" office:value="3.872769" calcext:value-type="float">
            <text:p>3.872769</text:p>
          </table:table-cell>
          <table:table-cell office:value-type="float" office:value="3.34569" calcext:value-type="float">
            <text:p>3.34569</text:p>
          </table:table-cell>
          <table:table-cell office:value-type="float" office:value="1.728735" calcext:value-type="float">
            <text:p>1.728735</text:p>
          </table:table-cell>
          <table:table-cell office:value-type="float" office:value="1.55766" calcext:value-type="float">
            <text:p>1.55766</text:p>
          </table:table-cell>
          <table:table-cell office:value-type="float" office:value="3.313945" calcext:value-type="float">
            <text:p>3.313945</text:p>
          </table:table-cell>
          <table:table-cell office:value-type="float" office:value="5.160045" calcext:value-type="float">
            <text:p>5.160045</text:p>
          </table:table-cell>
          <table:table-cell office:value-type="float" office:value="5.452562" calcext:value-type="float">
            <text:p>5.452562</text:p>
          </table:table-cell>
          <table:table-cell office:value-type="float" office:value="5.965542" calcext:value-type="float">
            <text:p>5.965542</text:p>
          </table:table-cell>
          <table:table-cell office:value-type="float" office:value="6.709649" calcext:value-type="float">
            <text:p>6.709649</text:p>
          </table:table-cell>
          <table:table-cell office:value-type="float" office:value="7.541864" calcext:value-type="float">
            <text:p>7.541864</text:p>
          </table:table-cell>
          <table:table-cell office:value-type="float" office:value="8.021994" calcext:value-type="float">
            <text:p>8.021994</text:p>
          </table:table-cell>
          <table:table-cell office:value-type="float" office:value="0" calcext:value-type="float">
            <text:p>0</text:p>
          </table:table-cell>
          <table:table-cell office:value-type="float" office:value="26.12098" calcext:value-type="float">
            <text:p>26.1209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299235" calcext:value-type="float">
            <text:p>2.2992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4.330361" calcext:value-type="float">
            <text:p>4.330361</text:p>
          </table:table-cell>
          <table:table-cell office:value-type="float" office:value="136.3966" calcext:value-type="float">
            <text:p>136.396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80332" calcext:value-type="float">
            <text:p>23.8033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729" calcext:value-type="float">
            <text:p>1175.729</text:p>
          </table:table-cell>
          <table:table-cell office:value-type="float" office:value="1.914257" calcext:value-type="float">
            <text:p>1.914257</text:p>
          </table:table-cell>
          <table:table-cell office:value-type="float" office:value="0" calcext:value-type="float">
            <text:p>0</text:p>
          </table:table-cell>
          <table:table-cell office:value-type="float" office:value="0.6398165" calcext:value-type="float">
            <text:p>0.6398165</text:p>
          </table:table-cell>
          <table:table-cell office:value-type="float" office:value="0.1646509" calcext:value-type="float">
            <text:p>0.1646509</text:p>
          </table:table-cell>
          <table:table-cell office:value-type="float" office:value="0.1367181" calcext:value-type="float">
            <text:p>0.1367181</text:p>
          </table:table-cell>
          <table:table-cell office:value-type="float" office:value="0.04029823" calcext:value-type="float">
            <text:p>0.04029823</text:p>
          </table:table-cell>
          <table:table-cell office:value-type="float" office:value="0.03834044" calcext:value-type="float">
            <text:p>0.03834044</text:p>
          </table:table-cell>
          <table:table-cell office:value-type="float" office:value="0.02102368" calcext:value-type="float">
            <text:p>0.02102368</text:p>
          </table:table-cell>
          <table:table-cell office:value-type="float" office:value="0.02686801" calcext:value-type="float">
            <text:p>0.02686801</text:p>
          </table:table-cell>
          <table:table-cell office:value-type="float" office:value="0.06276762" calcext:value-type="float">
            <text:p>0.06276762</text:p>
          </table:table-cell>
          <table:table-cell office:value-type="float" office:value="0.1159957" calcext:value-type="float">
            <text:p>0.1159957</text:p>
          </table:table-cell>
          <table:table-cell office:value-type="float" office:value="0.1180377" calcext:value-type="float">
            <text:p>0.1180377</text:p>
          </table:table-cell>
          <table:table-cell office:value-type="float" office:value="0.1230028" calcext:value-type="float">
            <text:p>0.1230028</text:p>
          </table:table-cell>
          <table:table-cell office:value-type="float" office:value="0.1309211" calcext:value-type="float">
            <text:p>0.1309211</text:p>
          </table:table-cell>
          <table:table-cell office:value-type="float" office:value="0.1396497" calcext:value-type="float">
            <text:p>0.1396497</text:p>
          </table:table-cell>
          <table:table-cell office:value-type="float" office:value="0.1447193" calcext:value-type="float">
            <text:p>0.1447193</text:p>
          </table:table-cell>
          <table:table-cell office:value-type="float" office:value="0" calcext:value-type="float">
            <text:p>0</text:p>
          </table:table-cell>
          <table:table-cell office:value-type="float" office:value="13.82779" calcext:value-type="float">
            <text:p>13.82779</text:p>
          </table:table-cell>
          <table:table-cell office:value-type="float" office:value="10.31529" calcext:value-type="float">
            <text:p>10.31529</text:p>
          </table:table-cell>
          <table:table-cell office:value-type="float" office:value="11.33926" calcext:value-type="float">
            <text:p>11.33926</text:p>
          </table:table-cell>
          <table:table-cell office:value-type="float" office:value="3.875024" calcext:value-type="float">
            <text:p>3.875024</text:p>
          </table:table-cell>
          <table:table-cell office:value-type="float" office:value="3.348834" calcext:value-type="float">
            <text:p>3.348834</text:p>
          </table:table-cell>
          <table:table-cell office:value-type="float" office:value="1.729927" calcext:value-type="float">
            <text:p>1.729927</text:p>
          </table:table-cell>
          <table:table-cell office:value-type="float" office:value="1.560056" calcext:value-type="float">
            <text:p>1.560056</text:p>
          </table:table-cell>
          <table:table-cell office:value-type="float" office:value="3.319407" calcext:value-type="float">
            <text:p>3.319407</text:p>
          </table:table-cell>
          <table:table-cell office:value-type="float" office:value="5.168501" calcext:value-type="float">
            <text:p>5.168501</text:p>
          </table:table-cell>
          <table:table-cell office:value-type="float" office:value="5.460874" calcext:value-type="float">
            <text:p>5.460874</text:p>
          </table:table-cell>
          <table:table-cell office:value-type="float" office:value="5.973914" calcext:value-type="float">
            <text:p>5.973914</text:p>
          </table:table-cell>
          <table:table-cell office:value-type="float" office:value="6.717211" calcext:value-type="float">
            <text:p>6.717211</text:p>
          </table:table-cell>
          <table:table-cell office:value-type="float" office:value="7.548765" calcext:value-type="float">
            <text:p>7.548765</text:p>
          </table:table-cell>
          <table:table-cell office:value-type="float" office:value="8.027899" calcext:value-type="float">
            <text:p>8.027899</text:p>
          </table:table-cell>
          <table:table-cell office:value-type="float" office:value="0" calcext:value-type="float">
            <text:p>0</text:p>
          </table:table-cell>
          <table:table-cell office:value-type="float" office:value="21.22875" calcext:value-type="float">
            <text:p>21.2287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06999" calcext:value-type="float">
            <text:p>2.30699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4.327146" calcext:value-type="float">
            <text:p>4.327146</text:p>
          </table:table-cell>
          <table:table-cell office:value-type="float" office:value="136.3963" calcext:value-type="float">
            <text:p>136.396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83197" calcext:value-type="float">
            <text:p>23.8319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706" calcext:value-type="float">
            <text:p>1175.706</text:p>
          </table:table-cell>
          <table:table-cell office:value-type="float" office:value="1.914148" calcext:value-type="float">
            <text:p>1.914148</text:p>
          </table:table-cell>
          <table:table-cell office:value-type="float" office:value="0" calcext:value-type="float">
            <text:p>0</text:p>
          </table:table-cell>
          <table:table-cell office:value-type="float" office:value="0.4153131" calcext:value-type="float">
            <text:p>0.4153131</text:p>
          </table:table-cell>
          <table:table-cell office:value-type="float" office:value="0.134032" calcext:value-type="float">
            <text:p>0.134032</text:p>
          </table:table-cell>
          <table:table-cell office:value-type="float" office:value="0.1104739" calcext:value-type="float">
            <text:p>0.1104739</text:p>
          </table:table-cell>
          <table:table-cell office:value-type="float" office:value="0.03629111" calcext:value-type="float">
            <text:p>0.03629111</text:p>
          </table:table-cell>
          <table:table-cell office:value-type="float" office:value="0.03497135" calcext:value-type="float">
            <text:p>0.03497135</text:p>
          </table:table-cell>
          <table:table-cell office:value-type="float" office:value="0.02051565" calcext:value-type="float">
            <text:p>0.02051565</text:p>
          </table:table-cell>
          <table:table-cell office:value-type="float" office:value="0.02664602" calcext:value-type="float">
            <text:p>0.02664602</text:p>
          </table:table-cell>
          <table:table-cell office:value-type="float" office:value="0.06281167" calcext:value-type="float">
            <text:p>0.06281167</text:p>
          </table:table-cell>
          <table:table-cell office:value-type="float" office:value="0.116064" calcext:value-type="float">
            <text:p>0.116064</text:p>
          </table:table-cell>
          <table:table-cell office:value-type="float" office:value="0.1181102" calcext:value-type="float">
            <text:p>0.1181102</text:p>
          </table:table-cell>
          <table:table-cell office:value-type="float" office:value="0.1230869" calcext:value-type="float">
            <text:p>0.1230869</text:p>
          </table:table-cell>
          <table:table-cell office:value-type="float" office:value="0.1309861" calcext:value-type="float">
            <text:p>0.1309861</text:p>
          </table:table-cell>
          <table:table-cell office:value-type="float" office:value="0.1397236" calcext:value-type="float">
            <text:p>0.1397236</text:p>
          </table:table-cell>
          <table:table-cell office:value-type="float" office:value="0.1447948" calcext:value-type="float">
            <text:p>0.1447948</text:p>
          </table:table-cell>
          <table:table-cell office:value-type="float" office:value="0" calcext:value-type="float">
            <text:p>0</text:p>
          </table:table-cell>
          <table:table-cell office:value-type="float" office:value="13.90873" calcext:value-type="float">
            <text:p>13.90873</text:p>
          </table:table-cell>
          <table:table-cell office:value-type="float" office:value="10.32419" calcext:value-type="float">
            <text:p>10.32419</text:p>
          </table:table-cell>
          <table:table-cell office:value-type="float" office:value="11.34659" calcext:value-type="float">
            <text:p>11.34659</text:p>
          </table:table-cell>
          <table:table-cell office:value-type="float" office:value="3.87673" calcext:value-type="float">
            <text:p>3.87673</text:p>
          </table:table-cell>
          <table:table-cell office:value-type="float" office:value="3.351669" calcext:value-type="float">
            <text:p>3.351669</text:p>
          </table:table-cell>
          <table:table-cell office:value-type="float" office:value="1.731116" calcext:value-type="float">
            <text:p>1.731116</text:p>
          </table:table-cell>
          <table:table-cell office:value-type="float" office:value="1.562462" calcext:value-type="float">
            <text:p>1.562462</text:p>
          </table:table-cell>
          <table:table-cell office:value-type="float" office:value="3.324868" calcext:value-type="float">
            <text:p>3.324868</text:p>
          </table:table-cell>
          <table:table-cell office:value-type="float" office:value="5.176955" calcext:value-type="float">
            <text:p>5.176955</text:p>
          </table:table-cell>
          <table:table-cell office:value-type="float" office:value="5.469149" calcext:value-type="float">
            <text:p>5.469149</text:p>
          </table:table-cell>
          <table:table-cell office:value-type="float" office:value="5.982277" calcext:value-type="float">
            <text:p>5.982277</text:p>
          </table:table-cell>
          <table:table-cell office:value-type="float" office:value="6.72476" calcext:value-type="float">
            <text:p>6.72476</text:p>
          </table:table-cell>
          <table:table-cell office:value-type="float" office:value="7.555665" calcext:value-type="float">
            <text:p>7.555665</text:p>
          </table:table-cell>
          <table:table-cell office:value-type="float" office:value="8.031253" calcext:value-type="float">
            <text:p>8.031253</text:p>
          </table:table-cell>
          <table:table-cell office:value-type="float" office:value="0" calcext:value-type="float">
            <text:p>0</text:p>
          </table:table-cell>
          <table:table-cell office:value-type="float" office:value="11.66469" calcext:value-type="float">
            <text:p>11.6646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1016" calcext:value-type="float">
            <text:p>2.3101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4.324601" calcext:value-type="float">
            <text:p>4.324601</text:p>
          </table:table-cell>
          <table:table-cell office:value-type="float" office:value="136.3958" calcext:value-type="float">
            <text:p>136.395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85953" calcext:value-type="float">
            <text:p>23.8595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26" calcext:value-type="float">
            <text:p>2.867726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9" calcext:value-type="float">
            <text:p>-0.00132919</text:p>
          </table:table-cell>
          <table:table-cell office:value-type="float" office:value="1175.681" calcext:value-type="float">
            <text:p>1175.681</text:p>
          </table:table-cell>
          <table:table-cell office:value-type="float" office:value="1.913664" calcext:value-type="float">
            <text:p>1.913664</text:p>
          </table:table-cell>
          <table:table-cell office:value-type="float" office:value="0" calcext:value-type="float">
            <text:p>0</text:p>
          </table:table-cell>
          <table:table-cell office:value-type="float" office:value="0.2681932" calcext:value-type="float">
            <text:p>0.2681932</text:p>
          </table:table-cell>
          <table:table-cell office:value-type="float" office:value="0.1218111" calcext:value-type="float">
            <text:p>0.1218111</text:p>
          </table:table-cell>
          <table:table-cell office:value-type="float" office:value="0.1025383" calcext:value-type="float">
            <text:p>0.1025383</text:p>
          </table:table-cell>
          <table:table-cell office:value-type="float" office:value="0.03425522" calcext:value-type="float">
            <text:p>0.03425522</text:p>
          </table:table-cell>
          <table:table-cell office:value-type="float" office:value="0.03281153" calcext:value-type="float">
            <text:p>0.03281153</text:p>
          </table:table-cell>
          <table:table-cell office:value-type="float" office:value="0.01998789" calcext:value-type="float">
            <text:p>0.01998789</text:p>
          </table:table-cell>
          <table:table-cell office:value-type="float" office:value="0.02625383" calcext:value-type="float">
            <text:p>0.02625383</text:p>
          </table:table-cell>
          <table:table-cell office:value-type="float" office:value="0.06274593" calcext:value-type="float">
            <text:p>0.06274593</text:p>
          </table:table-cell>
          <table:table-cell office:value-type="float" office:value="0.1161218" calcext:value-type="float">
            <text:p>0.1161218</text:p>
          </table:table-cell>
          <table:table-cell office:value-type="float" office:value="0.1181843" calcext:value-type="float">
            <text:p>0.1181843</text:p>
          </table:table-cell>
          <table:table-cell office:value-type="float" office:value="0.1231713" calcext:value-type="float">
            <text:p>0.1231713</text:p>
          </table:table-cell>
          <table:table-cell office:value-type="float" office:value="0.1310588" calcext:value-type="float">
            <text:p>0.1310588</text:p>
          </table:table-cell>
          <table:table-cell office:value-type="float" office:value="0.139797" calcext:value-type="float">
            <text:p>0.139797</text:p>
          </table:table-cell>
          <table:table-cell office:value-type="float" office:value="0.1448709" calcext:value-type="float">
            <text:p>0.1448709</text:p>
          </table:table-cell>
          <table:table-cell office:value-type="float" office:value="0" calcext:value-type="float">
            <text:p>0</text:p>
          </table:table-cell>
          <table:table-cell office:value-type="float" office:value="13.94702" calcext:value-type="float">
            <text:p>13.94702</text:p>
          </table:table-cell>
          <table:table-cell office:value-type="float" office:value="10.32872" calcext:value-type="float">
            <text:p>10.32872</text:p>
          </table:table-cell>
          <table:table-cell office:value-type="float" office:value="11.34859" calcext:value-type="float">
            <text:p>11.34859</text:p>
          </table:table-cell>
          <table:table-cell office:value-type="float" office:value="3.877419" calcext:value-type="float">
            <text:p>3.877419</text:p>
          </table:table-cell>
          <table:table-cell office:value-type="float" office:value="3.353499" calcext:value-type="float">
            <text:p>3.353499</text:p>
          </table:table-cell>
          <table:table-cell office:value-type="float" office:value="1.732167" calcext:value-type="float">
            <text:p>1.732167</text:p>
          </table:table-cell>
          <table:table-cell office:value-type="float" office:value="1.564781" calcext:value-type="float">
            <text:p>1.564781</text:p>
          </table:table-cell>
          <table:table-cell office:value-type="float" office:value="3.330297" calcext:value-type="float">
            <text:p>3.330297</text:p>
          </table:table-cell>
          <table:table-cell office:value-type="float" office:value="5.185365" calcext:value-type="float">
            <text:p>5.185365</text:p>
          </table:table-cell>
          <table:table-cell office:value-type="float" office:value="5.477427" calcext:value-type="float">
            <text:p>5.477427</text:p>
          </table:table-cell>
          <table:table-cell office:value-type="float" office:value="5.990592" calcext:value-type="float">
            <text:p>5.990592</text:p>
          </table:table-cell>
          <table:table-cell office:value-type="float" office:value="6.732282" calcext:value-type="float">
            <text:p>6.732282</text:p>
          </table:table-cell>
          <table:table-cell office:value-type="float" office:value="7.562564" calcext:value-type="float">
            <text:p>7.562564</text:p>
          </table:table-cell>
          <table:table-cell office:value-type="float" office:value="8.034724" calcext:value-type="float">
            <text:p>8.034724</text:p>
          </table:table-cell>
          <table:table-cell office:value-type="float" office:value="0" calcext:value-type="float">
            <text:p>0</text:p>
          </table:table-cell>
          <table:table-cell office:value-type="float" office:value="6.788233" calcext:value-type="float">
            <text:p>6.78823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12701" calcext:value-type="float">
            <text:p>2.31270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4.321085" calcext:value-type="float">
            <text:p>4.321085</text:p>
          </table:table-cell>
          <table:table-cell office:value-type="float" office:value="136.3957" calcext:value-type="float">
            <text:p>136.395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88669" calcext:value-type="float">
            <text:p>23.8866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656" calcext:value-type="float">
            <text:p>1175.656</text:p>
          </table:table-cell>
          <table:table-cell office:value-type="float" office:value="1.914125" calcext:value-type="float">
            <text:p>1.914125</text:p>
          </table:table-cell>
          <table:table-cell office:value-type="float" office:value="0" calcext:value-type="float">
            <text:p>0</text:p>
          </table:table-cell>
          <table:table-cell office:value-type="float" office:value="0.3231237" calcext:value-type="float">
            <text:p>0.3231237</text:p>
          </table:table-cell>
          <table:table-cell office:value-type="float" office:value="0.1115642" calcext:value-type="float">
            <text:p>0.1115642</text:p>
          </table:table-cell>
          <table:table-cell office:value-type="float" office:value="0.1026551" calcext:value-type="float">
            <text:p>0.1026551</text:p>
          </table:table-cell>
          <table:table-cell office:value-type="float" office:value="0.03355518" calcext:value-type="float">
            <text:p>0.03355518</text:p>
          </table:table-cell>
          <table:table-cell office:value-type="float" office:value="0.03180448" calcext:value-type="float">
            <text:p>0.03180448</text:p>
          </table:table-cell>
          <table:table-cell office:value-type="float" office:value="0.01967907" calcext:value-type="float">
            <text:p>0.01967907</text:p>
          </table:table-cell>
          <table:table-cell office:value-type="float" office:value="0.02596693" calcext:value-type="float">
            <text:p>0.02596693</text:p>
          </table:table-cell>
          <table:table-cell office:value-type="float" office:value="0.06265847" calcext:value-type="float">
            <text:p>0.06265847</text:p>
          </table:table-cell>
          <table:table-cell office:value-type="float" office:value="0.1161636" calcext:value-type="float">
            <text:p>0.1161636</text:p>
          </table:table-cell>
          <table:table-cell office:value-type="float" office:value="0.1182581" calcext:value-type="float">
            <text:p>0.1182581</text:p>
          </table:table-cell>
          <table:table-cell office:value-type="float" office:value="0.1232556" calcext:value-type="float">
            <text:p>0.1232556</text:p>
          </table:table-cell>
          <table:table-cell office:value-type="float" office:value="0.1311399" calcext:value-type="float">
            <text:p>0.1311399</text:p>
          </table:table-cell>
          <table:table-cell office:value-type="float" office:value="0.139873" calcext:value-type="float">
            <text:p>0.139873</text:p>
          </table:table-cell>
          <table:table-cell office:value-type="float" office:value="0.1449455" calcext:value-type="float">
            <text:p>0.1449455</text:p>
          </table:table-cell>
          <table:table-cell office:value-type="float" office:value="0" calcext:value-type="float">
            <text:p>0</text:p>
          </table:table-cell>
          <table:table-cell office:value-type="float" office:value="13.972" calcext:value-type="float">
            <text:p>13.972</text:p>
          </table:table-cell>
          <table:table-cell office:value-type="float" office:value="10.32933" calcext:value-type="float">
            <text:p>10.32933</text:p>
          </table:table-cell>
          <table:table-cell office:value-type="float" office:value="11.3503" calcext:value-type="float">
            <text:p>11.3503</text:p>
          </table:table-cell>
          <table:table-cell office:value-type="float" office:value="3.877641" calcext:value-type="float">
            <text:p>3.877641</text:p>
          </table:table-cell>
          <table:table-cell office:value-type="float" office:value="3.354772" calcext:value-type="float">
            <text:p>3.354772</text:p>
          </table:table-cell>
          <table:table-cell office:value-type="float" office:value="1.733117" calcext:value-type="float">
            <text:p>1.733117</text:p>
          </table:table-cell>
          <table:table-cell office:value-type="float" office:value="1.56702" calcext:value-type="float">
            <text:p>1.56702</text:p>
          </table:table-cell>
          <table:table-cell office:value-type="float" office:value="3.335686" calcext:value-type="float">
            <text:p>3.335686</text:p>
          </table:table-cell>
          <table:table-cell office:value-type="float" office:value="5.193772" calcext:value-type="float">
            <text:p>5.193772</text:p>
          </table:table-cell>
          <table:table-cell office:value-type="float" office:value="5.48568" calcext:value-type="float">
            <text:p>5.48568</text:p>
          </table:table-cell>
          <table:table-cell office:value-type="float" office:value="5.998907" calcext:value-type="float">
            <text:p>5.998907</text:p>
          </table:table-cell>
          <table:table-cell office:value-type="float" office:value="6.739804" calcext:value-type="float">
            <text:p>6.739804</text:p>
          </table:table-cell>
          <table:table-cell office:value-type="float" office:value="7.569465" calcext:value-type="float">
            <text:p>7.569465</text:p>
          </table:table-cell>
          <table:table-cell office:value-type="float" office:value="8.040203" calcext:value-type="float">
            <text:p>8.040203</text:p>
          </table:table-cell>
          <table:table-cell office:value-type="float" office:value="0" calcext:value-type="float">
            <text:p>0</text:p>
          </table:table-cell>
          <table:table-cell office:value-type="float" office:value="7.132699" calcext:value-type="float">
            <text:p>7.13269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15934" calcext:value-type="float">
            <text:p>2.3159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4.314775" calcext:value-type="float">
            <text:p>4.314775</text:p>
          </table:table-cell>
          <table:table-cell office:value-type="float" office:value="136.3961" calcext:value-type="float">
            <text:p>136.3961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91393" calcext:value-type="float">
            <text:p>23.9139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632" calcext:value-type="float">
            <text:p>1175.632</text:p>
          </table:table-cell>
          <table:table-cell office:value-type="float" office:value="1.918646" calcext:value-type="float">
            <text:p>1.918646</text:p>
          </table:table-cell>
          <table:table-cell office:value-type="float" office:value="0" calcext:value-type="float">
            <text:p>0</text:p>
          </table:table-cell>
          <table:table-cell office:value-type="float" office:value="0.5570274" calcext:value-type="float">
            <text:p>0.5570274</text:p>
          </table:table-cell>
          <table:table-cell office:value-type="float" office:value="0.1176373" calcext:value-type="float">
            <text:p>0.1176373</text:p>
          </table:table-cell>
          <table:table-cell office:value-type="float" office:value="0.09922714" calcext:value-type="float">
            <text:p>0.09922714</text:p>
          </table:table-cell>
          <table:table-cell office:value-type="float" office:value="0.03334708" calcext:value-type="float">
            <text:p>0.03334708</text:p>
          </table:table-cell>
          <table:table-cell office:value-type="float" office:value="0.03144277" calcext:value-type="float">
            <text:p>0.03144277</text:p>
          </table:table-cell>
          <table:table-cell office:value-type="float" office:value="0.01954323" calcext:value-type="float">
            <text:p>0.01954323</text:p>
          </table:table-cell>
          <table:table-cell office:value-type="float" office:value="0.02580864" calcext:value-type="float">
            <text:p>0.02580864</text:p>
          </table:table-cell>
          <table:table-cell office:value-type="float" office:value="0.06259462" calcext:value-type="float">
            <text:p>0.06259462</text:p>
          </table:table-cell>
          <table:table-cell office:value-type="float" office:value="0.1161976" calcext:value-type="float">
            <text:p>0.1161976</text:p>
          </table:table-cell>
          <table:table-cell office:value-type="float" office:value="0.1183307" calcext:value-type="float">
            <text:p>0.1183307</text:p>
          </table:table-cell>
          <table:table-cell office:value-type="float" office:value="0.1233398" calcext:value-type="float">
            <text:p>0.1233398</text:p>
          </table:table-cell>
          <table:table-cell office:value-type="float" office:value="0.1312337" calcext:value-type="float">
            <text:p>0.1312337</text:p>
          </table:table-cell>
          <table:table-cell office:value-type="float" office:value="0.1399498" calcext:value-type="float">
            <text:p>0.1399498</text:p>
          </table:table-cell>
          <table:table-cell office:value-type="float" office:value="0.1450212" calcext:value-type="float">
            <text:p>0.1450212</text:p>
          </table:table-cell>
          <table:table-cell office:value-type="float" office:value="0" calcext:value-type="float">
            <text:p>0</text:p>
          </table:table-cell>
          <table:table-cell office:value-type="float" office:value="14.02182" calcext:value-type="float">
            <text:p>14.02182</text:p>
          </table:table-cell>
          <table:table-cell office:value-type="float" office:value="10.32829" calcext:value-type="float">
            <text:p>10.32829</text:p>
          </table:table-cell>
          <table:table-cell office:value-type="float" office:value="11.35148" calcext:value-type="float">
            <text:p>11.35148</text:p>
          </table:table-cell>
          <table:table-cell office:value-type="float" office:value="3.877723" calcext:value-type="float">
            <text:p>3.877723</text:p>
          </table:table-cell>
          <table:table-cell office:value-type="float" office:value="3.355814" calcext:value-type="float">
            <text:p>3.355814</text:p>
          </table:table-cell>
          <table:table-cell office:value-type="float" office:value="1.734016" calcext:value-type="float">
            <text:p>1.734016</text:p>
          </table:table-cell>
          <table:table-cell office:value-type="float" office:value="1.569206" calcext:value-type="float">
            <text:p>1.569206</text:p>
          </table:table-cell>
          <table:table-cell office:value-type="float" office:value="3.341041" calcext:value-type="float">
            <text:p>3.341041</text:p>
          </table:table-cell>
          <table:table-cell office:value-type="float" office:value="5.202137" calcext:value-type="float">
            <text:p>5.202137</text:p>
          </table:table-cell>
          <table:table-cell office:value-type="float" office:value="5.493919" calcext:value-type="float">
            <text:p>5.493919</text:p>
          </table:table-cell>
          <table:table-cell office:value-type="float" office:value="6.007222" calcext:value-type="float">
            <text:p>6.007222</text:p>
          </table:table-cell>
          <table:table-cell office:value-type="float" office:value="6.747324" calcext:value-type="float">
            <text:p>6.747324</text:p>
          </table:table-cell>
          <table:table-cell office:value-type="float" office:value="7.576365" calcext:value-type="float">
            <text:p>7.576365</text:p>
          </table:table-cell>
          <table:table-cell office:value-type="float" office:value="8.050655" calcext:value-type="float">
            <text:p>8.050655</text:p>
          </table:table-cell>
          <table:table-cell office:value-type="float" office:value="0" calcext:value-type="float">
            <text:p>0</text:p>
          </table:table-cell>
          <table:table-cell office:value-type="float" office:value="12.51045" calcext:value-type="float">
            <text:p>12.51045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21389" calcext:value-type="float">
            <text:p>2.32138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4.30856" calcext:value-type="float">
            <text:p>4.30856</text:p>
          </table:table-cell>
          <table:table-cell office:value-type="float" office:value="136.3964" calcext:value-type="float">
            <text:p>136.396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94139" calcext:value-type="float">
            <text:p>23.9413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609" calcext:value-type="float">
            <text:p>1175.609</text:p>
          </table:table-cell>
          <table:table-cell office:value-type="float" office:value="1.921055" calcext:value-type="float">
            <text:p>1.921055</text:p>
          </table:table-cell>
          <table:table-cell office:value-type="float" office:value="0" calcext:value-type="float">
            <text:p>0</text:p>
          </table:table-cell>
          <table:table-cell office:value-type="float" office:value="0.4564748" calcext:value-type="float">
            <text:p>0.4564748</text:p>
          </table:table-cell>
          <table:table-cell office:value-type="float" office:value="0.116111" calcext:value-type="float">
            <text:p>0.116111</text:p>
          </table:table-cell>
          <table:table-cell office:value-type="float" office:value="0.09591747" calcext:value-type="float">
            <text:p>0.09591747</text:p>
          </table:table-cell>
          <table:table-cell office:value-type="float" office:value="0.03344419" calcext:value-type="float">
            <text:p>0.03344419</text:p>
          </table:table-cell>
          <table:table-cell office:value-type="float" office:value="0.03145928" calcext:value-type="float">
            <text:p>0.03145928</text:p>
          </table:table-cell>
          <table:table-cell office:value-type="float" office:value="0.01951882" calcext:value-type="float">
            <text:p>0.01951882</text:p>
          </table:table-cell>
          <table:table-cell office:value-type="float" office:value="0.02574267" calcext:value-type="float">
            <text:p>0.02574267</text:p>
          </table:table-cell>
          <table:table-cell office:value-type="float" office:value="0.06256168" calcext:value-type="float">
            <text:p>0.06256168</text:p>
          </table:table-cell>
          <table:table-cell office:value-type="float" office:value="0.1162332" calcext:value-type="float">
            <text:p>0.1162332</text:p>
          </table:table-cell>
          <table:table-cell office:value-type="float" office:value="0.1184027" calcext:value-type="float">
            <text:p>0.1184027</text:p>
          </table:table-cell>
          <table:table-cell office:value-type="float" office:value="0.1234238" calcext:value-type="float">
            <text:p>0.1234238</text:p>
          </table:table-cell>
          <table:table-cell office:value-type="float" office:value="0.1313077" calcext:value-type="float">
            <text:p>0.1313077</text:p>
          </table:table-cell>
          <table:table-cell office:value-type="float" office:value="0.1400249" calcext:value-type="float">
            <text:p>0.1400249</text:p>
          </table:table-cell>
          <table:table-cell office:value-type="float" office:value="0.1450972" calcext:value-type="float">
            <text:p>0.1450972</text:p>
          </table:table-cell>
          <table:table-cell office:value-type="float" office:value="0" calcext:value-type="float">
            <text:p>0</text:p>
          </table:table-cell>
          <table:table-cell office:value-type="float" office:value="14.10037" calcext:value-type="float">
            <text:p>14.10037</text:p>
          </table:table-cell>
          <table:table-cell office:value-type="float" office:value="10.3283" calcext:value-type="float">
            <text:p>10.3283</text:p>
          </table:table-cell>
          <table:table-cell office:value-type="float" office:value="11.351" calcext:value-type="float">
            <text:p>11.351</text:p>
          </table:table-cell>
          <table:table-cell office:value-type="float" office:value="3.877813" calcext:value-type="float">
            <text:p>3.877813</text:p>
          </table:table-cell>
          <table:table-cell office:value-type="float" office:value="3.356811" calcext:value-type="float">
            <text:p>3.356811</text:p>
          </table:table-cell>
          <table:table-cell office:value-type="float" office:value="1.734892" calcext:value-type="float">
            <text:p>1.734892</text:p>
          </table:table-cell>
          <table:table-cell office:value-type="float" office:value="1.571361" calcext:value-type="float">
            <text:p>1.571361</text:p>
          </table:table-cell>
          <table:table-cell office:value-type="float" office:value="3.346367" calcext:value-type="float">
            <text:p>3.346367</text:p>
          </table:table-cell>
          <table:table-cell office:value-type="float" office:value="5.210488" calcext:value-type="float">
            <text:p>5.210488</text:p>
          </table:table-cell>
          <table:table-cell office:value-type="float" office:value="5.502155" calcext:value-type="float">
            <text:p>5.502155</text:p>
          </table:table-cell>
          <table:table-cell office:value-type="float" office:value="6.015537" calcext:value-type="float">
            <text:p>6.015537</text:p>
          </table:table-cell>
          <table:table-cell office:value-type="float" office:value="6.754842" calcext:value-type="float">
            <text:p>6.754842</text:p>
          </table:table-cell>
          <table:table-cell office:value-type="float" office:value="7.583264" calcext:value-type="float">
            <text:p>7.583264</text:p>
          </table:table-cell>
          <table:table-cell office:value-type="float" office:value="8.061096" calcext:value-type="float">
            <text:p>8.061096</text:p>
          </table:table-cell>
          <table:table-cell office:value-type="float" office:value="0" calcext:value-type="float">
            <text:p>0</text:p>
          </table:table-cell>
          <table:table-cell office:value-type="float" office:value="16.17984" calcext:value-type="float">
            <text:p>16.1798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26729" calcext:value-type="float">
            <text:p>2.3267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4.30409" calcext:value-type="float">
            <text:p>4.30409</text:p>
          </table:table-cell>
          <table:table-cell office:value-type="float" office:value="136.3964" calcext:value-type="float">
            <text:p>136.396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96868" calcext:value-type="float">
            <text:p>23.9686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585" calcext:value-type="float">
            <text:p>1175.585</text:p>
          </table:table-cell>
          <table:table-cell office:value-type="float" office:value="1.921899" calcext:value-type="float">
            <text:p>1.921899</text:p>
          </table:table-cell>
          <table:table-cell office:value-type="float" office:value="0" calcext:value-type="float">
            <text:p>0</text:p>
          </table:table-cell>
          <table:table-cell office:value-type="float" office:value="0.4533097" calcext:value-type="float">
            <text:p>0.4533097</text:p>
          </table:table-cell>
          <table:table-cell office:value-type="float" office:value="0.1217843" calcext:value-type="float">
            <text:p>0.1217843</text:p>
          </table:table-cell>
          <table:table-cell office:value-type="float" office:value="0.0971958" calcext:value-type="float">
            <text:p>0.0971958</text:p>
          </table:table-cell>
          <table:table-cell office:value-type="float" office:value="0.03333899" calcext:value-type="float">
            <text:p>0.03333899</text:p>
          </table:table-cell>
          <table:table-cell office:value-type="float" office:value="0.03139692" calcext:value-type="float">
            <text:p>0.03139692</text:p>
          </table:table-cell>
          <table:table-cell office:value-type="float" office:value="0.01949617" calcext:value-type="float">
            <text:p>0.01949617</text:p>
          </table:table-cell>
          <table:table-cell office:value-type="float" office:value="0.02569562" calcext:value-type="float">
            <text:p>0.02569562</text:p>
          </table:table-cell>
          <table:table-cell office:value-type="float" office:value="0.06254614" calcext:value-type="float">
            <text:p>0.06254614</text:p>
          </table:table-cell>
          <table:table-cell office:value-type="float" office:value="0.1162755" calcext:value-type="float">
            <text:p>0.1162755</text:p>
          </table:table-cell>
          <table:table-cell office:value-type="float" office:value="0.1184744" calcext:value-type="float">
            <text:p>0.1184744</text:p>
          </table:table-cell>
          <table:table-cell office:value-type="float" office:value="0.1235077" calcext:value-type="float">
            <text:p>0.1235077</text:p>
          </table:table-cell>
          <table:table-cell office:value-type="float" office:value="0.1313831" calcext:value-type="float">
            <text:p>0.1313831</text:p>
          </table:table-cell>
          <table:table-cell office:value-type="float" office:value="0.1400979" calcext:value-type="float">
            <text:p>0.1400979</text:p>
          </table:table-cell>
          <table:table-cell office:value-type="float" office:value="0.1451726" calcext:value-type="float">
            <text:p>0.1451726</text:p>
          </table:table-cell>
          <table:table-cell office:value-type="float" office:value="0" calcext:value-type="float">
            <text:p>0</text:p>
          </table:table-cell>
          <table:table-cell office:value-type="float" office:value="14.16228" calcext:value-type="float">
            <text:p>14.16228</text:p>
          </table:table-cell>
          <table:table-cell office:value-type="float" office:value="10.3301" calcext:value-type="float">
            <text:p>10.3301</text:p>
          </table:table-cell>
          <table:table-cell office:value-type="float" office:value="11.35021" calcext:value-type="float">
            <text:p>11.35021</text:p>
          </table:table-cell>
          <table:table-cell office:value-type="float" office:value="3.877906" calcext:value-type="float">
            <text:p>3.877906</text:p>
          </table:table-cell>
          <table:table-cell office:value-type="float" office:value="3.357802" calcext:value-type="float">
            <text:p>3.357802</text:p>
          </table:table-cell>
          <table:table-cell office:value-type="float" office:value="1.735763" calcext:value-type="float">
            <text:p>1.735763</text:p>
          </table:table-cell>
          <table:table-cell office:value-type="float" office:value="1.573494" calcext:value-type="float">
            <text:p>1.573494</text:p>
          </table:table-cell>
          <table:table-cell office:value-type="float" office:value="3.351671" calcext:value-type="float">
            <text:p>3.351671</text:p>
          </table:table-cell>
          <table:table-cell office:value-type="float" office:value="5.218807" calcext:value-type="float">
            <text:p>5.218807</text:p>
          </table:table-cell>
          <table:table-cell office:value-type="float" office:value="5.510356" calcext:value-type="float">
            <text:p>5.510356</text:p>
          </table:table-cell>
          <table:table-cell office:value-type="float" office:value="6.023829" calcext:value-type="float">
            <text:p>6.023829</text:p>
          </table:table-cell>
          <table:table-cell office:value-type="float" office:value="6.762342" calcext:value-type="float">
            <text:p>6.762342</text:p>
          </table:table-cell>
          <table:table-cell office:value-type="float" office:value="7.590164" calcext:value-type="float">
            <text:p>7.590164</text:p>
          </table:table-cell>
          <table:table-cell office:value-type="float" office:value="8.067387" calcext:value-type="float">
            <text:p>8.067387</text:p>
          </table:table-cell>
          <table:table-cell office:value-type="float" office:value="0" calcext:value-type="float">
            <text:p>0</text:p>
          </table:table-cell>
          <table:table-cell office:value-type="float" office:value="13.25079" calcext:value-type="float">
            <text:p>13.2507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30648" calcext:value-type="float">
            <text:p>2.33064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4.298926" calcext:value-type="float">
            <text:p>4.298926</text:p>
          </table:table-cell>
          <table:table-cell office:value-type="float" office:value="136.3968" calcext:value-type="float">
            <text:p>136.396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3.99585" calcext:value-type="float">
            <text:p>23.9958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562" calcext:value-type="float">
            <text:p>1175.562</text:p>
          </table:table-cell>
          <table:table-cell office:value-type="float" office:value="1.923231" calcext:value-type="float">
            <text:p>1.923231</text:p>
          </table:table-cell>
          <table:table-cell office:value-type="float" office:value="0" calcext:value-type="float">
            <text:p>0</text:p>
          </table:table-cell>
          <table:table-cell office:value-type="float" office:value="0.3994393" calcext:value-type="float">
            <text:p>0.3994393</text:p>
          </table:table-cell>
          <table:table-cell office:value-type="float" office:value="0.1159197" calcext:value-type="float">
            <text:p>0.1159197</text:p>
          </table:table-cell>
          <table:table-cell office:value-type="float" office:value="0.09761748" calcext:value-type="float">
            <text:p>0.09761748</text:p>
          </table:table-cell>
          <table:table-cell office:value-type="float" office:value="0.03323401" calcext:value-type="float">
            <text:p>0.03323401</text:p>
          </table:table-cell>
          <table:table-cell office:value-type="float" office:value="0.03129152" calcext:value-type="float">
            <text:p>0.03129152</text:p>
          </table:table-cell>
          <table:table-cell office:value-type="float" office:value="0.01945779" calcext:value-type="float">
            <text:p>0.01945779</text:p>
          </table:table-cell>
          <table:table-cell office:value-type="float" office:value="0.02565839" calcext:value-type="float">
            <text:p>0.02565839</text:p>
          </table:table-cell>
          <table:table-cell office:value-type="float" office:value="0.06254755" calcext:value-type="float">
            <text:p>0.06254755</text:p>
          </table:table-cell>
          <table:table-cell office:value-type="float" office:value="0.1163225" calcext:value-type="float">
            <text:p>0.1163225</text:p>
          </table:table-cell>
          <table:table-cell office:value-type="float" office:value="0.1185462" calcext:value-type="float">
            <text:p>0.1185462</text:p>
          </table:table-cell>
          <table:table-cell office:value-type="float" office:value="0.1235913" calcext:value-type="float">
            <text:p>0.1235913</text:p>
          </table:table-cell>
          <table:table-cell office:value-type="float" office:value="0.1314616" calcext:value-type="float">
            <text:p>0.1314616</text:p>
          </table:table-cell>
          <table:table-cell office:value-type="float" office:value="0.1401725" calcext:value-type="float">
            <text:p>0.1401725</text:p>
          </table:table-cell>
          <table:table-cell office:value-type="float" office:value="0.1452486" calcext:value-type="float">
            <text:p>0.1452486</text:p>
          </table:table-cell>
          <table:table-cell office:value-type="float" office:value="0" calcext:value-type="float">
            <text:p>0</text:p>
          </table:table-cell>
          <table:table-cell office:value-type="float" office:value="14.21269" calcext:value-type="float">
            <text:p>14.21269</text:p>
          </table:table-cell>
          <table:table-cell office:value-type="float" office:value="10.33237" calcext:value-type="float">
            <text:p>10.33237</text:p>
          </table:table-cell>
          <table:table-cell office:value-type="float" office:value="11.34992" calcext:value-type="float">
            <text:p>11.34992</text:p>
          </table:table-cell>
          <table:table-cell office:value-type="float" office:value="3.877955" calcext:value-type="float">
            <text:p>3.877955</text:p>
          </table:table-cell>
          <table:table-cell office:value-type="float" office:value="3.358756" calcext:value-type="float">
            <text:p>3.358756</text:p>
          </table:table-cell>
          <table:table-cell office:value-type="float" office:value="1.736621" calcext:value-type="float">
            <text:p>1.736621</text:p>
          </table:table-cell>
          <table:table-cell office:value-type="float" office:value="1.575609" calcext:value-type="float">
            <text:p>1.575609</text:p>
          </table:table-cell>
          <table:table-cell office:value-type="float" office:value="3.356946" calcext:value-type="float">
            <text:p>3.356946</text:p>
          </table:table-cell>
          <table:table-cell office:value-type="float" office:value="5.227116" calcext:value-type="float">
            <text:p>5.227116</text:p>
          </table:table-cell>
          <table:table-cell office:value-type="float" office:value="5.518557" calcext:value-type="float">
            <text:p>5.518557</text:p>
          </table:table-cell>
          <table:table-cell office:value-type="float" office:value="6.032088" calcext:value-type="float">
            <text:p>6.032088</text:p>
          </table:table-cell>
          <table:table-cell office:value-type="float" office:value="6.769825" calcext:value-type="float">
            <text:p>6.769825</text:p>
          </table:table-cell>
          <table:table-cell office:value-type="float" office:value="7.597064" calcext:value-type="float">
            <text:p>7.597064</text:p>
          </table:table-cell>
          <table:table-cell office:value-type="float" office:value="8.07553" calcext:value-type="float">
            <text:p>8.07553</text:p>
          </table:table-cell>
          <table:table-cell office:value-type="float" office:value="0" calcext:value-type="float">
            <text:p>0</text:p>
          </table:table-cell>
          <table:table-cell office:value-type="float" office:value="14.2393" calcext:value-type="float">
            <text:p>14.239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35128" calcext:value-type="float">
            <text:p>2.33512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4.294572" calcext:value-type="float">
            <text:p>4.294572</text:p>
          </table:table-cell>
          <table:table-cell office:value-type="float" office:value="136.397" calcext:value-type="float">
            <text:p>136.39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02295" calcext:value-type="float">
            <text:p>24.0229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538" calcext:value-type="float">
            <text:p>1175.538</text:p>
          </table:table-cell>
          <table:table-cell office:value-type="float" office:value="1.923491" calcext:value-type="float">
            <text:p>1.923491</text:p>
          </table:table-cell>
          <table:table-cell office:value-type="float" office:value="0" calcext:value-type="float">
            <text:p>0</text:p>
          </table:table-cell>
          <table:table-cell office:value-type="float" office:value="0.346044" calcext:value-type="float">
            <text:p>0.346044</text:p>
          </table:table-cell>
          <table:table-cell office:value-type="float" office:value="0.1147699" calcext:value-type="float">
            <text:p>0.1147699</text:p>
          </table:table-cell>
          <table:table-cell office:value-type="float" office:value="0.09933995" calcext:value-type="float">
            <text:p>0.09933995</text:p>
          </table:table-cell>
          <table:table-cell office:value-type="float" office:value="0.03324435" calcext:value-type="float">
            <text:p>0.03324435</text:p>
          </table:table-cell>
          <table:table-cell office:value-type="float" office:value="0.03129238" calcext:value-type="float">
            <text:p>0.03129238</text:p>
          </table:table-cell>
          <table:table-cell office:value-type="float" office:value="0.01943591" calcext:value-type="float">
            <text:p>0.01943591</text:p>
          </table:table-cell>
          <table:table-cell office:value-type="float" office:value="0.02563248" calcext:value-type="float">
            <text:p>0.02563248</text:p>
          </table:table-cell>
          <table:table-cell office:value-type="float" office:value="0.06255725" calcext:value-type="float">
            <text:p>0.06255725</text:p>
          </table:table-cell>
          <table:table-cell office:value-type="float" office:value="0.1163735" calcext:value-type="float">
            <text:p>0.1163735</text:p>
          </table:table-cell>
          <table:table-cell office:value-type="float" office:value="0.1186187" calcext:value-type="float">
            <text:p>0.1186187</text:p>
          </table:table-cell>
          <table:table-cell office:value-type="float" office:value="0.1236747" calcext:value-type="float">
            <text:p>0.1236747</text:p>
          </table:table-cell>
          <table:table-cell office:value-type="float" office:value="0.1315399" calcext:value-type="float">
            <text:p>0.1315399</text:p>
          </table:table-cell>
          <table:table-cell office:value-type="float" office:value="0.1402455" calcext:value-type="float">
            <text:p>0.1402455</text:p>
          </table:table-cell>
          <table:table-cell office:value-type="float" office:value="0.1453253" calcext:value-type="float">
            <text:p>0.1453253</text:p>
          </table:table-cell>
          <table:table-cell office:value-type="float" office:value="0" calcext:value-type="float">
            <text:p>0</text:p>
          </table:table-cell>
          <table:table-cell office:value-type="float" office:value="14.26131" calcext:value-type="float">
            <text:p>14.26131</text:p>
          </table:table-cell>
          <table:table-cell office:value-type="float" office:value="10.33411" calcext:value-type="float">
            <text:p>10.33411</text:p>
          </table:table-cell>
          <table:table-cell office:value-type="float" office:value="11.34971" calcext:value-type="float">
            <text:p>11.34971</text:p>
          </table:table-cell>
          <table:table-cell office:value-type="float" office:value="3.877981" calcext:value-type="float">
            <text:p>3.877981</text:p>
          </table:table-cell>
          <table:table-cell office:value-type="float" office:value="3.359687" calcext:value-type="float">
            <text:p>3.359687</text:p>
          </table:table-cell>
          <table:table-cell office:value-type="float" office:value="1.737469" calcext:value-type="float">
            <text:p>1.737469</text:p>
          </table:table-cell>
          <table:table-cell office:value-type="float" office:value="1.577709" calcext:value-type="float">
            <text:p>1.577709</text:p>
          </table:table-cell>
          <table:table-cell office:value-type="float" office:value="3.362211" calcext:value-type="float">
            <text:p>3.362211</text:p>
          </table:table-cell>
          <table:table-cell office:value-type="float" office:value="5.235389" calcext:value-type="float">
            <text:p>5.235389</text:p>
          </table:table-cell>
          <table:table-cell office:value-type="float" office:value="5.526739" calcext:value-type="float">
            <text:p>5.526739</text:p>
          </table:table-cell>
          <table:table-cell office:value-type="float" office:value="6.040346" calcext:value-type="float">
            <text:p>6.040346</text:p>
          </table:table-cell>
          <table:table-cell office:value-type="float" office:value="6.77731" calcext:value-type="float">
            <text:p>6.77731</text:p>
          </table:table-cell>
          <table:table-cell office:value-type="float" office:value="7.603964" calcext:value-type="float">
            <text:p>7.603964</text:p>
          </table:table-cell>
          <table:table-cell office:value-type="float" office:value="8.083112" calcext:value-type="float">
            <text:p>8.083112</text:p>
          </table:table-cell>
          <table:table-cell office:value-type="float" office:value="0" calcext:value-type="float">
            <text:p>0</text:p>
          </table:table-cell>
          <table:table-cell office:value-type="float" office:value="12.16463" calcext:value-type="float">
            <text:p>12.1646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38913" calcext:value-type="float">
            <text:p>2.3389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4.29055" calcext:value-type="float">
            <text:p>4.29055</text:p>
          </table:table-cell>
          <table:table-cell office:value-type="float" office:value="136.3973" calcext:value-type="float">
            <text:p>136.397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05003" calcext:value-type="float">
            <text:p>24.0500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515" calcext:value-type="float">
            <text:p>1175.515</text:p>
          </table:table-cell>
          <table:table-cell office:value-type="float" office:value="1.92299" calcext:value-type="float">
            <text:p>1.92299</text:p>
          </table:table-cell>
          <table:table-cell office:value-type="float" office:value="0" calcext:value-type="float">
            <text:p>0</text:p>
          </table:table-cell>
          <table:table-cell office:value-type="float" office:value="0.34594" calcext:value-type="float">
            <text:p>0.34594</text:p>
          </table:table-cell>
          <table:table-cell office:value-type="float" office:value="0.1156698" calcext:value-type="float">
            <text:p>0.1156698</text:p>
          </table:table-cell>
          <table:table-cell office:value-type="float" office:value="0.1020077" calcext:value-type="float">
            <text:p>0.1020077</text:p>
          </table:table-cell>
          <table:table-cell office:value-type="float" office:value="0.03352311" calcext:value-type="float">
            <text:p>0.03352311</text:p>
          </table:table-cell>
          <table:table-cell office:value-type="float" office:value="0.03152458" calcext:value-type="float">
            <text:p>0.03152458</text:p>
          </table:table-cell>
          <table:table-cell office:value-type="float" office:value="0.01947055" calcext:value-type="float">
            <text:p>0.01947055</text:p>
          </table:table-cell>
          <table:table-cell office:value-type="float" office:value="0.02563772" calcext:value-type="float">
            <text:p>0.02563772</text:p>
          </table:table-cell>
          <table:table-cell office:value-type="float" office:value="0.06257869" calcext:value-type="float">
            <text:p>0.06257869</text:p>
          </table:table-cell>
          <table:table-cell office:value-type="float" office:value="0.1164287" calcext:value-type="float">
            <text:p>0.1164287</text:p>
          </table:table-cell>
          <table:table-cell office:value-type="float" office:value="0.1186917" calcext:value-type="float">
            <text:p>0.1186917</text:p>
          </table:table-cell>
          <table:table-cell office:value-type="float" office:value="0.1237581" calcext:value-type="float">
            <text:p>0.1237581</text:p>
          </table:table-cell>
          <table:table-cell office:value-type="float" office:value="0.131618" calcext:value-type="float">
            <text:p>0.131618</text:p>
          </table:table-cell>
          <table:table-cell office:value-type="float" office:value="0.140318" calcext:value-type="float">
            <text:p>0.140318</text:p>
          </table:table-cell>
          <table:table-cell office:value-type="float" office:value="0.1454021" calcext:value-type="float">
            <text:p>0.1454021</text:p>
          </table:table-cell>
          <table:table-cell office:value-type="float" office:value="0" calcext:value-type="float">
            <text:p>0</text:p>
          </table:table-cell>
          <table:table-cell office:value-type="float" office:value="14.30873" calcext:value-type="float">
            <text:p>14.30873</text:p>
          </table:table-cell>
          <table:table-cell office:value-type="float" office:value="10.33551" calcext:value-type="float">
            <text:p>10.33551</text:p>
          </table:table-cell>
          <table:table-cell office:value-type="float" office:value="11.35036" calcext:value-type="float">
            <text:p>11.35036</text:p>
          </table:table-cell>
          <table:table-cell office:value-type="float" office:value="3.878066" calcext:value-type="float">
            <text:p>3.878066</text:p>
          </table:table-cell>
          <table:table-cell office:value-type="float" office:value="3.360669" calcext:value-type="float">
            <text:p>3.360669</text:p>
          </table:table-cell>
          <table:table-cell office:value-type="float" office:value="1.738318" calcext:value-type="float">
            <text:p>1.738318</text:p>
          </table:table-cell>
          <table:table-cell office:value-type="float" office:value="1.579804" calcext:value-type="float">
            <text:p>1.579804</text:p>
          </table:table-cell>
          <table:table-cell office:value-type="float" office:value="3.367454" calcext:value-type="float">
            <text:p>3.367454</text:p>
          </table:table-cell>
          <table:table-cell office:value-type="float" office:value="5.243662" calcext:value-type="float">
            <text:p>5.243662</text:p>
          </table:table-cell>
          <table:table-cell office:value-type="float" office:value="5.5349" calcext:value-type="float">
            <text:p>5.5349</text:p>
          </table:table-cell>
          <table:table-cell office:value-type="float" office:value="6.048604" calcext:value-type="float">
            <text:p>6.048604</text:p>
          </table:table-cell>
          <table:table-cell office:value-type="float" office:value="6.784755" calcext:value-type="float">
            <text:p>6.784755</text:p>
          </table:table-cell>
          <table:table-cell office:value-type="float" office:value="7.610864" calcext:value-type="float">
            <text:p>7.610864</text:p>
          </table:table-cell>
          <table:table-cell office:value-type="float" office:value="8.089946" calcext:value-type="float">
            <text:p>8.089946</text:p>
          </table:table-cell>
          <table:table-cell office:value-type="float" office:value="0" calcext:value-type="float">
            <text:p>0</text:p>
          </table:table-cell>
          <table:table-cell office:value-type="float" office:value="9.270273" calcext:value-type="float">
            <text:p>9.27027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42413" calcext:value-type="float">
            <text:p>2.3424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4.285018" calcext:value-type="float">
            <text:p>4.285018</text:p>
          </table:table-cell>
          <table:table-cell office:value-type="float" office:value="136.3979" calcext:value-type="float">
            <text:p>136.397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07709" calcext:value-type="float">
            <text:p>24.0770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491" calcext:value-type="float">
            <text:p>1175.491</text:p>
          </table:table-cell>
          <table:table-cell office:value-type="float" office:value="1.925306" calcext:value-type="float">
            <text:p>1.925306</text:p>
          </table:table-cell>
          <table:table-cell office:value-type="float" office:value="0" calcext:value-type="float">
            <text:p>0</text:p>
          </table:table-cell>
          <table:table-cell office:value-type="float" office:value="0.3408761" calcext:value-type="float">
            <text:p>0.3408761</text:p>
          </table:table-cell>
          <table:table-cell office:value-type="float" office:value="0.1144913" calcext:value-type="float">
            <text:p>0.1144913</text:p>
          </table:table-cell>
          <table:table-cell office:value-type="float" office:value="0.1057181" calcext:value-type="float">
            <text:p>0.1057181</text:p>
          </table:table-cell>
          <table:table-cell office:value-type="float" office:value="0.03403133" calcext:value-type="float">
            <text:p>0.03403133</text:p>
          </table:table-cell>
          <table:table-cell office:value-type="float" office:value="0.03189509" calcext:value-type="float">
            <text:p>0.03189509</text:p>
          </table:table-cell>
          <table:table-cell office:value-type="float" office:value="0.01952177" calcext:value-type="float">
            <text:p>0.01952177</text:p>
          </table:table-cell>
          <table:table-cell office:value-type="float" office:value="0.02564869" calcext:value-type="float">
            <text:p>0.02564869</text:p>
          </table:table-cell>
          <table:table-cell office:value-type="float" office:value="0.06260724" calcext:value-type="float">
            <text:p>0.06260724</text:p>
          </table:table-cell>
          <table:table-cell office:value-type="float" office:value="0.1164887" calcext:value-type="float">
            <text:p>0.1164887</text:p>
          </table:table-cell>
          <table:table-cell office:value-type="float" office:value="0.1187657" calcext:value-type="float">
            <text:p>0.1187657</text:p>
          </table:table-cell>
          <table:table-cell office:value-type="float" office:value="0.1238417" calcext:value-type="float">
            <text:p>0.1238417</text:p>
          </table:table-cell>
          <table:table-cell office:value-type="float" office:value="0.1316976" calcext:value-type="float">
            <text:p>0.1316976</text:p>
          </table:table-cell>
          <table:table-cell office:value-type="float" office:value="0.1403934" calcext:value-type="float">
            <text:p>0.1403934</text:p>
          </table:table-cell>
          <table:table-cell office:value-type="float" office:value="0.1454773" calcext:value-type="float">
            <text:p>0.1454773</text:p>
          </table:table-cell>
          <table:table-cell office:value-type="float" office:value="0" calcext:value-type="float">
            <text:p>0</text:p>
          </table:table-cell>
          <table:table-cell office:value-type="float" office:value="14.35358" calcext:value-type="float">
            <text:p>14.35358</text:p>
          </table:table-cell>
          <table:table-cell office:value-type="float" office:value="10.33706" calcext:value-type="float">
            <text:p>10.33706</text:p>
          </table:table-cell>
          <table:table-cell office:value-type="float" office:value="11.3517" calcext:value-type="float">
            <text:p>11.3517</text:p>
          </table:table-cell>
          <table:table-cell office:value-type="float" office:value="3.878229" calcext:value-type="float">
            <text:p>3.878229</text:p>
          </table:table-cell>
          <table:table-cell office:value-type="float" office:value="3.361705" calcext:value-type="float">
            <text:p>3.361705</text:p>
          </table:table-cell>
          <table:table-cell office:value-type="float" office:value="1.739174" calcext:value-type="float">
            <text:p>1.739174</text:p>
          </table:table-cell>
          <table:table-cell office:value-type="float" office:value="1.58189" calcext:value-type="float">
            <text:p>1.58189</text:p>
          </table:table-cell>
          <table:table-cell office:value-type="float" office:value="3.372694" calcext:value-type="float">
            <text:p>3.372694</text:p>
          </table:table-cell>
          <table:table-cell office:value-type="float" office:value="5.251891" calcext:value-type="float">
            <text:p>5.251891</text:p>
          </table:table-cell>
          <table:table-cell office:value-type="float" office:value="5.543065" calcext:value-type="float">
            <text:p>5.543065</text:p>
          </table:table-cell>
          <table:table-cell office:value-type="float" office:value="6.056863" calcext:value-type="float">
            <text:p>6.056863</text:p>
          </table:table-cell>
          <table:table-cell office:value-type="float" office:value="6.792194" calcext:value-type="float">
            <text:p>6.792194</text:p>
          </table:table-cell>
          <table:table-cell office:value-type="float" office:value="7.617764" calcext:value-type="float">
            <text:p>7.617764</text:p>
          </table:table-cell>
          <table:table-cell office:value-type="float" office:value="8.098736" calcext:value-type="float">
            <text:p>8.098736</text:p>
          </table:table-cell>
          <table:table-cell office:value-type="float" office:value="0" calcext:value-type="float">
            <text:p>0</text:p>
          </table:table-cell>
          <table:table-cell office:value-type="float" office:value="12.26978" calcext:value-type="float">
            <text:p>12.2697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47164" calcext:value-type="float">
            <text:p>2.347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4.277166" calcext:value-type="float">
            <text:p>4.277166</text:p>
          </table:table-cell>
          <table:table-cell office:value-type="float" office:value="136.3989" calcext:value-type="float">
            <text:p>136.398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10451" calcext:value-type="float">
            <text:p>24.1045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468" calcext:value-type="float">
            <text:p>1175.468</text:p>
          </table:table-cell>
          <table:table-cell office:value-type="float" office:value="1.930729" calcext:value-type="float">
            <text:p>1.930729</text:p>
          </table:table-cell>
          <table:table-cell office:value-type="float" office:value="0" calcext:value-type="float">
            <text:p>0</text:p>
          </table:table-cell>
          <table:table-cell office:value-type="float" office:value="0.4423747" calcext:value-type="float">
            <text:p>0.4423747</text:p>
          </table:table-cell>
          <table:table-cell office:value-type="float" office:value="0.144287" calcext:value-type="float">
            <text:p>0.144287</text:p>
          </table:table-cell>
          <table:table-cell office:value-type="float" office:value="0.122677" calcext:value-type="float">
            <text:p>0.122677</text:p>
          </table:table-cell>
          <table:table-cell office:value-type="float" office:value="0.03636016" calcext:value-type="float">
            <text:p>0.03636016</text:p>
          </table:table-cell>
          <table:table-cell office:value-type="float" office:value="0.03366381" calcext:value-type="float">
            <text:p>0.03366381</text:p>
          </table:table-cell>
          <table:table-cell office:value-type="float" office:value="0.01978919" calcext:value-type="float">
            <text:p>0.01978919</text:p>
          </table:table-cell>
          <table:table-cell office:value-type="float" office:value="0.02578033" calcext:value-type="float">
            <text:p>0.02578033</text:p>
          </table:table-cell>
          <table:table-cell office:value-type="float" office:value="0.06265175" calcext:value-type="float">
            <text:p>0.06265175</text:p>
          </table:table-cell>
          <table:table-cell office:value-type="float" office:value="0.1165539" calcext:value-type="float">
            <text:p>0.1165539</text:p>
          </table:table-cell>
          <table:table-cell office:value-type="float" office:value="0.1188405" calcext:value-type="float">
            <text:p>0.1188405</text:p>
          </table:table-cell>
          <table:table-cell office:value-type="float" office:value="0.1239256" calcext:value-type="float">
            <text:p>0.1239256</text:p>
          </table:table-cell>
          <table:table-cell office:value-type="float" office:value="0.1317812" calcext:value-type="float">
            <text:p>0.1317812</text:p>
          </table:table-cell>
          <table:table-cell office:value-type="float" office:value="0.1404673" calcext:value-type="float">
            <text:p>0.1404673</text:p>
          </table:table-cell>
          <table:table-cell office:value-type="float" office:value="0.1455527" calcext:value-type="float">
            <text:p>0.1455527</text:p>
          </table:table-cell>
          <table:table-cell office:value-type="float" office:value="0" calcext:value-type="float">
            <text:p>0</text:p>
          </table:table-cell>
          <table:table-cell office:value-type="float" office:value="14.4118" calcext:value-type="float">
            <text:p>14.4118</text:p>
          </table:table-cell>
          <table:table-cell office:value-type="float" office:value="10.34215" calcext:value-type="float">
            <text:p>10.34215</text:p>
          </table:table-cell>
          <table:table-cell office:value-type="float" office:value="11.35543" calcext:value-type="float">
            <text:p>11.35543</text:p>
          </table:table-cell>
          <table:table-cell office:value-type="float" office:value="3.878707" calcext:value-type="float">
            <text:p>3.878707</text:p>
          </table:table-cell>
          <table:table-cell office:value-type="float" office:value="3.362968" calcext:value-type="float">
            <text:p>3.362968</text:p>
          </table:table-cell>
          <table:table-cell office:value-type="float" office:value="1.740051" calcext:value-type="float">
            <text:p>1.740051</text:p>
          </table:table-cell>
          <table:table-cell office:value-type="float" office:value="1.58398" calcext:value-type="float">
            <text:p>1.58398</text:p>
          </table:table-cell>
          <table:table-cell office:value-type="float" office:value="3.377924" calcext:value-type="float">
            <text:p>3.377924</text:p>
          </table:table-cell>
          <table:table-cell office:value-type="float" office:value="5.260118" calcext:value-type="float">
            <text:p>5.260118</text:p>
          </table:table-cell>
          <table:table-cell office:value-type="float" office:value="5.551197" calcext:value-type="float">
            <text:p>5.551197</text:p>
          </table:table-cell>
          <table:table-cell office:value-type="float" office:value="6.065097" calcext:value-type="float">
            <text:p>6.065097</text:p>
          </table:table-cell>
          <table:table-cell office:value-type="float" office:value="6.79964" calcext:value-type="float">
            <text:p>6.79964</text:p>
          </table:table-cell>
          <table:table-cell office:value-type="float" office:value="7.624664" calcext:value-type="float">
            <text:p>7.624664</text:p>
          </table:table-cell>
          <table:table-cell office:value-type="float" office:value="8.106108" calcext:value-type="float">
            <text:p>8.106108</text:p>
          </table:table-cell>
          <table:table-cell office:value-type="float" office:value="0" calcext:value-type="float">
            <text:p>0</text:p>
          </table:table-cell>
          <table:table-cell office:value-type="float" office:value="16.98587" calcext:value-type="float">
            <text:p>16.9858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53856" calcext:value-type="float">
            <text:p>2.35385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4.268662" calcext:value-type="float">
            <text:p>4.268662</text:p>
          </table:table-cell>
          <table:table-cell office:value-type="float" office:value="136.3999" calcext:value-type="float">
            <text:p>136.399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13249" calcext:value-type="float">
            <text:p>24.1324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445" calcext:value-type="float">
            <text:p>1175.445</text:p>
          </table:table-cell>
          <table:table-cell office:value-type="float" office:value="1.93617" calcext:value-type="float">
            <text:p>1.93617</text:p>
          </table:table-cell>
          <table:table-cell office:value-type="float" office:value="0" calcext:value-type="float">
            <text:p>0</text:p>
          </table:table-cell>
          <table:table-cell office:value-type="float" office:value="0.4550863" calcext:value-type="float">
            <text:p>0.4550863</text:p>
          </table:table-cell>
          <table:table-cell office:value-type="float" office:value="0.1620973" calcext:value-type="float">
            <text:p>0.1620973</text:p>
          </table:table-cell>
          <table:table-cell office:value-type="float" office:value="0.1333664" calcext:value-type="float">
            <text:p>0.1333664</text:p>
          </table:table-cell>
          <table:table-cell office:value-type="float" office:value="0.03797708" calcext:value-type="float">
            <text:p>0.03797708</text:p>
          </table:table-cell>
          <table:table-cell office:value-type="float" office:value="0.03510682" calcext:value-type="float">
            <text:p>0.03510682</text:p>
          </table:table-cell>
          <table:table-cell office:value-type="float" office:value="0.02009521" calcext:value-type="float">
            <text:p>0.02009521</text:p>
          </table:table-cell>
          <table:table-cell office:value-type="float" office:value="0.02599834" calcext:value-type="float">
            <text:p>0.02599834</text:p>
          </table:table-cell>
          <table:table-cell office:value-type="float" office:value="0.0627399" calcext:value-type="float">
            <text:p>0.0627399</text:p>
          </table:table-cell>
          <table:table-cell office:value-type="float" office:value="0.1166291" calcext:value-type="float">
            <text:p>0.1166291</text:p>
          </table:table-cell>
          <table:table-cell office:value-type="float" office:value="0.1189168" calcext:value-type="float">
            <text:p>0.1189168</text:p>
          </table:table-cell>
          <table:table-cell office:value-type="float" office:value="0.1240091" calcext:value-type="float">
            <text:p>0.1240091</text:p>
          </table:table-cell>
          <table:table-cell office:value-type="float" office:value="0.1318634" calcext:value-type="float">
            <text:p>0.1318634</text:p>
          </table:table-cell>
          <table:table-cell office:value-type="float" office:value="0.1405407" calcext:value-type="float">
            <text:p>0.1405407</text:p>
          </table:table-cell>
          <table:table-cell office:value-type="float" office:value="0.1456282" calcext:value-type="float">
            <text:p>0.1456282</text:p>
          </table:table-cell>
          <table:table-cell office:value-type="float" office:value="0" calcext:value-type="float">
            <text:p>0</text:p>
          </table:table-cell>
          <table:table-cell office:value-type="float" office:value="14.4892" calcext:value-type="float">
            <text:p>14.4892</text:p>
          </table:table-cell>
          <table:table-cell office:value-type="float" office:value="10.3519" calcext:value-type="float">
            <text:p>10.3519</text:p>
          </table:table-cell>
          <table:table-cell office:value-type="float" office:value="11.36276" calcext:value-type="float">
            <text:p>11.36276</text:p>
          </table:table-cell>
          <table:table-cell office:value-type="float" office:value="3.87978" calcext:value-type="float">
            <text:p>3.87978</text:p>
          </table:table-cell>
          <table:table-cell office:value-type="float" office:value="3.364757" calcext:value-type="float">
            <text:p>3.364757</text:p>
          </table:table-cell>
          <table:table-cell office:value-type="float" office:value="1.740994" calcext:value-type="float">
            <text:p>1.740994</text:p>
          </table:table-cell>
          <table:table-cell office:value-type="float" office:value="1.586108" calcext:value-type="float">
            <text:p>1.586108</text:p>
          </table:table-cell>
          <table:table-cell office:value-type="float" office:value="3.383157" calcext:value-type="float">
            <text:p>3.383157</text:p>
          </table:table-cell>
          <table:table-cell office:value-type="float" office:value="5.268332" calcext:value-type="float">
            <text:p>5.268332</text:p>
          </table:table-cell>
          <table:table-cell office:value-type="float" office:value="5.559321" calcext:value-type="float">
            <text:p>5.559321</text:p>
          </table:table-cell>
          <table:table-cell office:value-type="float" office:value="6.073298" calcext:value-type="float">
            <text:p>6.073298</text:p>
          </table:table-cell>
          <table:table-cell office:value-type="float" office:value="6.80708" calcext:value-type="float">
            <text:p>6.80708</text:p>
          </table:table-cell>
          <table:table-cell office:value-type="float" office:value="7.63149" calcext:value-type="float">
            <text:p>7.63149</text:p>
          </table:table-cell>
          <table:table-cell office:value-type="float" office:value="8.113718" calcext:value-type="float">
            <text:p>8.113718</text:p>
          </table:table-cell>
          <table:table-cell office:value-type="float" office:value="0" calcext:value-type="float">
            <text:p>0</text:p>
          </table:table-cell>
          <table:table-cell office:value-type="float" office:value="19.57273" calcext:value-type="float">
            <text:p>19.5727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61104" calcext:value-type="float">
            <text:p>2.3611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4.257335" calcext:value-type="float">
            <text:p>4.257335</text:p>
          </table:table-cell>
          <table:table-cell office:value-type="float" office:value="136.4015" calcext:value-type="float">
            <text:p>136.4015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16125" calcext:value-type="float">
            <text:p>24.1612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423" calcext:value-type="float">
            <text:p>1175.423</text:p>
          </table:table-cell>
          <table:table-cell office:value-type="float" office:value="1.943108" calcext:value-type="float">
            <text:p>1.943108</text:p>
          </table:table-cell>
          <table:table-cell office:value-type="float" office:value="0" calcext:value-type="float">
            <text:p>0</text:p>
          </table:table-cell>
          <table:table-cell office:value-type="float" office:value="0.5591716" calcext:value-type="float">
            <text:p>0.5591716</text:p>
          </table:table-cell>
          <table:table-cell office:value-type="float" office:value="0.2074348" calcext:value-type="float">
            <text:p>0.2074348</text:p>
          </table:table-cell>
          <table:table-cell office:value-type="float" office:value="0.1602309" calcext:value-type="float">
            <text:p>0.1602309</text:p>
          </table:table-cell>
          <table:table-cell office:value-type="float" office:value="0.04169217" calcext:value-type="float">
            <text:p>0.04169217</text:p>
          </table:table-cell>
          <table:table-cell office:value-type="float" office:value="0.03806482" calcext:value-type="float">
            <text:p>0.03806482</text:p>
          </table:table-cell>
          <table:table-cell office:value-type="float" office:value="0.02061246" calcext:value-type="float">
            <text:p>0.02061246</text:p>
          </table:table-cell>
          <table:table-cell office:value-type="float" office:value="0.02630283" calcext:value-type="float">
            <text:p>0.02630283</text:p>
          </table:table-cell>
          <table:table-cell office:value-type="float" office:value="0.06285094" calcext:value-type="float">
            <text:p>0.06285094</text:p>
          </table:table-cell>
          <table:table-cell office:value-type="float" office:value="0.1167154" calcext:value-type="float">
            <text:p>0.1167154</text:p>
          </table:table-cell>
          <table:table-cell office:value-type="float" office:value="0.1189941" calcext:value-type="float">
            <text:p>0.1189941</text:p>
          </table:table-cell>
          <table:table-cell office:value-type="float" office:value="0.1240928" calcext:value-type="float">
            <text:p>0.1240928</text:p>
          </table:table-cell>
          <table:table-cell office:value-type="float" office:value="0.131948" calcext:value-type="float">
            <text:p>0.131948</text:p>
          </table:table-cell>
          <table:table-cell office:value-type="float" office:value="0.1406128" calcext:value-type="float">
            <text:p>0.1406128</text:p>
          </table:table-cell>
          <table:table-cell office:value-type="float" office:value="0.1457039" calcext:value-type="float">
            <text:p>0.1457039</text:p>
          </table:table-cell>
          <table:table-cell office:value-type="float" office:value="0" calcext:value-type="float">
            <text:p>0</text:p>
          </table:table-cell>
          <table:table-cell office:value-type="float" office:value="14.58986" calcext:value-type="float">
            <text:p>14.58986</text:p>
          </table:table-cell>
          <table:table-cell office:value-type="float" office:value="10.36785" calcext:value-type="float">
            <text:p>10.36785</text:p>
          </table:table-cell>
          <table:table-cell office:value-type="float" office:value="11.3748" calcext:value-type="float">
            <text:p>11.3748</text:p>
          </table:table-cell>
          <table:table-cell office:value-type="float" office:value="3.881541" calcext:value-type="float">
            <text:p>3.881541</text:p>
          </table:table-cell>
          <table:table-cell office:value-type="float" office:value="3.367134" calcext:value-type="float">
            <text:p>3.367134</text:p>
          </table:table-cell>
          <table:table-cell office:value-type="float" office:value="1.742013" calcext:value-type="float">
            <text:p>1.742013</text:p>
          </table:table-cell>
          <table:table-cell office:value-type="float" office:value="1.588282" calcext:value-type="float">
            <text:p>1.588282</text:p>
          </table:table-cell>
          <table:table-cell office:value-type="float" office:value="3.388397" calcext:value-type="float">
            <text:p>3.388397</text:p>
          </table:table-cell>
          <table:table-cell office:value-type="float" office:value="5.276514" calcext:value-type="float">
            <text:p>5.276514</text:p>
          </table:table-cell>
          <table:table-cell office:value-type="float" office:value="5.567445" calcext:value-type="float">
            <text:p>5.567445</text:p>
          </table:table-cell>
          <table:table-cell office:value-type="float" office:value="6.0815" calcext:value-type="float">
            <text:p>6.0815</text:p>
          </table:table-cell>
          <table:table-cell office:value-type="float" office:value="6.814522" calcext:value-type="float">
            <text:p>6.814522</text:p>
          </table:table-cell>
          <table:table-cell office:value-type="float" office:value="7.638312" calcext:value-type="float">
            <text:p>7.638312</text:p>
          </table:table-cell>
          <table:table-cell office:value-type="float" office:value="8.120932" calcext:value-type="float">
            <text:p>8.120932</text:p>
          </table:table-cell>
          <table:table-cell office:value-type="float" office:value="0" calcext:value-type="float">
            <text:p>0</text:p>
          </table:table-cell>
          <table:table-cell office:value-type="float" office:value="23.83066" calcext:value-type="float">
            <text:p>23.8306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70725" calcext:value-type="float">
            <text:p>2.3707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4.245471" calcext:value-type="float">
            <text:p>4.245471</text:p>
          </table:table-cell>
          <table:table-cell office:value-type="float" office:value="136.4029" calcext:value-type="float">
            <text:p>136.402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19113" calcext:value-type="float">
            <text:p>24.19113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402" calcext:value-type="float">
            <text:p>1175.402</text:p>
          </table:table-cell>
          <table:table-cell office:value-type="float" office:value="1.94837" calcext:value-type="float">
            <text:p>1.94837</text:p>
          </table:table-cell>
          <table:table-cell office:value-type="float" office:value="0" calcext:value-type="float">
            <text:p>0</text:p>
          </table:table-cell>
          <table:table-cell office:value-type="float" office:value="0.6342062" calcext:value-type="float">
            <text:p>0.6342062</text:p>
          </table:table-cell>
          <table:table-cell office:value-type="float" office:value="0.2269064" calcext:value-type="float">
            <text:p>0.2269064</text:p>
          </table:table-cell>
          <table:table-cell office:value-type="float" office:value="0.1775195" calcext:value-type="float">
            <text:p>0.1775195</text:p>
          </table:table-cell>
          <table:table-cell office:value-type="float" office:value="0.04505875" calcext:value-type="float">
            <text:p>0.04505875</text:p>
          </table:table-cell>
          <table:table-cell office:value-type="float" office:value="0.04133527" calcext:value-type="float">
            <text:p>0.04133527</text:p>
          </table:table-cell>
          <table:table-cell office:value-type="float" office:value="0.02137768" calcext:value-type="float">
            <text:p>0.02137768</text:p>
          </table:table-cell>
          <table:table-cell office:value-type="float" office:value="0.02682865" calcext:value-type="float">
            <text:p>0.02682865</text:p>
          </table:table-cell>
          <table:table-cell office:value-type="float" office:value="0.06302514" calcext:value-type="float">
            <text:p>0.06302514</text:p>
          </table:table-cell>
          <table:table-cell office:value-type="float" office:value="0.1168166" calcext:value-type="float">
            <text:p>0.1168166</text:p>
          </table:table-cell>
          <table:table-cell office:value-type="float" office:value="0.1190742" calcext:value-type="float">
            <text:p>0.1190742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320283" calcext:value-type="float">
            <text:p>0.1320283</text:p>
          </table:table-cell>
          <table:table-cell office:value-type="float" office:value="0.1406848" calcext:value-type="float">
            <text:p>0.1406848</text:p>
          </table:table-cell>
          <table:table-cell office:value-type="float" office:value="0.1457797" calcext:value-type="float">
            <text:p>0.1457797</text:p>
          </table:table-cell>
          <table:table-cell office:value-type="float" office:value="0" calcext:value-type="float">
            <text:p>0</text:p>
          </table:table-cell>
          <table:table-cell office:value-type="float" office:value="14.71542" calcext:value-type="float">
            <text:p>14.71542</text:p>
          </table:table-cell>
          <table:table-cell office:value-type="float" office:value="10.39257" calcext:value-type="float">
            <text:p>10.39257</text:p>
          </table:table-cell>
          <table:table-cell office:value-type="float" office:value="11.39474" calcext:value-type="float">
            <text:p>11.39474</text:p>
          </table:table-cell>
          <table:table-cell office:value-type="float" office:value="3.88463" calcext:value-type="float">
            <text:p>3.88463</text:p>
          </table:table-cell>
          <table:table-cell office:value-type="float" office:value="3.370686" calcext:value-type="float">
            <text:p>3.370686</text:p>
          </table:table-cell>
          <table:table-cell office:value-type="float" office:value="1.743186" calcext:value-type="float">
            <text:p>1.743186</text:p>
          </table:table-cell>
          <table:table-cell office:value-type="float" office:value="1.590541" calcext:value-type="float">
            <text:p>1.590541</text:p>
          </table:table-cell>
          <table:table-cell office:value-type="float" office:value="3.393647" calcext:value-type="float">
            <text:p>3.393647</text:p>
          </table:table-cell>
          <table:table-cell office:value-type="float" office:value="5.284695" calcext:value-type="float">
            <text:p>5.284695</text:p>
          </table:table-cell>
          <table:table-cell office:value-type="float" office:value="5.575533" calcext:value-type="float">
            <text:p>5.575533</text:p>
          </table:table-cell>
          <table:table-cell office:value-type="float" office:value="6.089702" calcext:value-type="float">
            <text:p>6.089702</text:p>
          </table:table-cell>
          <table:table-cell office:value-type="float" office:value="6.821969" calcext:value-type="float">
            <text:p>6.821969</text:p>
          </table:table-cell>
          <table:table-cell office:value-type="float" office:value="7.645135" calcext:value-type="float">
            <text:p>7.645135</text:p>
          </table:table-cell>
          <table:table-cell office:value-type="float" office:value="8.127937" calcext:value-type="float">
            <text:p>8.127937</text:p>
          </table:table-cell>
          <table:table-cell office:value-type="float" office:value="0" calcext:value-type="float">
            <text:p>0</text:p>
          </table:table-cell>
          <table:table-cell office:value-type="float" office:value="23.80218" calcext:value-type="float">
            <text:p>23.8021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80935" calcext:value-type="float">
            <text:p>2.3809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4.237537" calcext:value-type="float">
            <text:p>4.237537</text:p>
          </table:table-cell>
          <table:table-cell office:value-type="float" office:value="136.4037" calcext:value-type="float">
            <text:p>136.403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22075" calcext:value-type="float">
            <text:p>24.2207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3" calcext:value-type="float">
            <text:p>2.867743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38" calcext:value-type="float">
            <text:p>1175.38</text:p>
          </table:table-cell>
          <table:table-cell office:value-type="float" office:value="1.949946" calcext:value-type="float">
            <text:p>1.949946</text:p>
          </table:table-cell>
          <table:table-cell office:value-type="float" office:value="0" calcext:value-type="float">
            <text:p>0</text:p>
          </table:table-cell>
          <table:table-cell office:value-type="float" office:value="0.4792264" calcext:value-type="float">
            <text:p>0.4792264</text:p>
          </table:table-cell>
          <table:table-cell office:value-type="float" office:value="0.1826352" calcext:value-type="float">
            <text:p>0.1826352</text:p>
          </table:table-cell>
          <table:table-cell office:value-type="float" office:value="0.1509765" calcext:value-type="float">
            <text:p>0.1509765</text:p>
          </table:table-cell>
          <table:table-cell office:value-type="float" office:value="0.04202015" calcext:value-type="float">
            <text:p>0.04202015</text:p>
          </table:table-cell>
          <table:table-cell office:value-type="float" office:value="0.0395381" calcext:value-type="float">
            <text:p>0.0395381</text:p>
          </table:table-cell>
          <table:table-cell office:value-type="float" office:value="0.02135964" calcext:value-type="float">
            <text:p>0.02135964</text:p>
          </table:table-cell>
          <table:table-cell office:value-type="float" office:value="0.02702191" calcext:value-type="float">
            <text:p>0.02702191</text:p>
          </table:table-cell>
          <table:table-cell office:value-type="float" office:value="0.06320137" calcext:value-type="float">
            <text:p>0.06320137</text:p>
          </table:table-cell>
          <table:table-cell office:value-type="float" office:value="0.1169337" calcext:value-type="float">
            <text:p>0.1169337</text:p>
          </table:table-cell>
          <table:table-cell office:value-type="float" office:value="0.1191568" calcext:value-type="float">
            <text:p>0.1191568</text:p>
          </table:table-cell>
          <table:table-cell office:value-type="float" office:value="0.1242616" calcext:value-type="float">
            <text:p>0.1242616</text:p>
          </table:table-cell>
          <table:table-cell office:value-type="float" office:value="0.1321018" calcext:value-type="float">
            <text:p>0.1321018</text:p>
          </table:table-cell>
          <table:table-cell office:value-type="float" office:value="0.1407576" calcext:value-type="float">
            <text:p>0.1407576</text:p>
          </table:table-cell>
          <table:table-cell office:value-type="float" office:value="0.1458547" calcext:value-type="float">
            <text:p>0.1458547</text:p>
          </table:table-cell>
          <table:table-cell office:value-type="float" office:value="0" calcext:value-type="float">
            <text:p>0</text:p>
          </table:table-cell>
          <table:table-cell office:value-type="float" office:value="14.82801" calcext:value-type="float">
            <text:p>14.82801</text:p>
          </table:table-cell>
          <table:table-cell office:value-type="float" office:value="10.41352" calcext:value-type="float">
            <text:p>10.41352</text:p>
          </table:table-cell>
          <table:table-cell office:value-type="float" office:value="11.41397" calcext:value-type="float">
            <text:p>11.41397</text:p>
          </table:table-cell>
          <table:table-cell office:value-type="float" office:value="3.888004" calcext:value-type="float">
            <text:p>3.888004</text:p>
          </table:table-cell>
          <table:table-cell office:value-type="float" office:value="3.374692" calcext:value-type="float">
            <text:p>3.374692</text:p>
          </table:table-cell>
          <table:table-cell office:value-type="float" office:value="1.744468" calcext:value-type="float">
            <text:p>1.744468</text:p>
          </table:table-cell>
          <table:table-cell office:value-type="float" office:value="1.592885" calcext:value-type="float">
            <text:p>1.592885</text:p>
          </table:table-cell>
          <table:table-cell office:value-type="float" office:value="3.398923" calcext:value-type="float">
            <text:p>3.398923</text:p>
          </table:table-cell>
          <table:table-cell office:value-type="float" office:value="5.292877" calcext:value-type="float">
            <text:p>5.292877</text:p>
          </table:table-cell>
          <table:table-cell office:value-type="float" office:value="5.583623" calcext:value-type="float">
            <text:p>5.583623</text:p>
          </table:table-cell>
          <table:table-cell office:value-type="float" office:value="6.097904" calcext:value-type="float">
            <text:p>6.097904</text:p>
          </table:table-cell>
          <table:table-cell office:value-type="float" office:value="6.829408" calcext:value-type="float">
            <text:p>6.829408</text:p>
          </table:table-cell>
          <table:table-cell office:value-type="float" office:value="7.651958" calcext:value-type="float">
            <text:p>7.651958</text:p>
          </table:table-cell>
          <table:table-cell office:value-type="float" office:value="8.134942" calcext:value-type="float">
            <text:p>8.134942</text:p>
          </table:table-cell>
          <table:table-cell office:value-type="float" office:value="0" calcext:value-type="float">
            <text:p>0</text:p>
          </table:table-cell>
          <table:table-cell office:value-type="float" office:value="18.24834" calcext:value-type="float">
            <text:p>18.2483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87826" calcext:value-type="float">
            <text:p>2.3878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4.229262" calcext:value-type="float">
            <text:p>4.229262</text:p>
          </table:table-cell>
          <table:table-cell office:value-type="float" office:value="136.4046" calcext:value-type="float">
            <text:p>136.404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24976" calcext:value-type="float">
            <text:p>24.2497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4" calcext:value-type="float">
            <text:p>2.867744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358" calcext:value-type="float">
            <text:p>1175.358</text:p>
          </table:table-cell>
          <table:table-cell office:value-type="float" office:value="1.953562" calcext:value-type="float">
            <text:p>1.953562</text:p>
          </table:table-cell>
          <table:table-cell office:value-type="float" office:value="0" calcext:value-type="float">
            <text:p>0</text:p>
          </table:table-cell>
          <table:table-cell office:value-type="float" office:value="0.4784068" calcext:value-type="float">
            <text:p>0.4784068</text:p>
          </table:table-cell>
          <table:table-cell office:value-type="float" office:value="0.1725191" calcext:value-type="float">
            <text:p>0.1725191</text:p>
          </table:table-cell>
          <table:table-cell office:value-type="float" office:value="0.1463663" calcext:value-type="float">
            <text:p>0.1463663</text:p>
          </table:table-cell>
          <table:table-cell office:value-type="float" office:value="0.04130508" calcext:value-type="float">
            <text:p>0.04130508</text:p>
          </table:table-cell>
          <table:table-cell office:value-type="float" office:value="0.03887631" calcext:value-type="float">
            <text:p>0.03887631</text:p>
          </table:table-cell>
          <table:table-cell office:value-type="float" office:value="0.02122281" calcext:value-type="float">
            <text:p>0.02122281</text:p>
          </table:table-cell>
          <table:table-cell office:value-type="float" office:value="0.02696807" calcext:value-type="float">
            <text:p>0.02696807</text:p>
          </table:table-cell>
          <table:table-cell office:value-type="float" office:value="0.06327389" calcext:value-type="float">
            <text:p>0.06327389</text:p>
          </table:table-cell>
          <table:table-cell office:value-type="float" office:value="0.1170467" calcext:value-type="float">
            <text:p>0.1170467</text:p>
          </table:table-cell>
          <table:table-cell office:value-type="float" office:value="0.1192416" calcext:value-type="float">
            <text:p>0.1192416</text:p>
          </table:table-cell>
          <table:table-cell office:value-type="float" office:value="0.1243469" calcext:value-type="float">
            <text:p>0.1243469</text:p>
          </table:table-cell>
          <table:table-cell office:value-type="float" office:value="0.1321784" calcext:value-type="float">
            <text:p>0.1321784</text:p>
          </table:table-cell>
          <table:table-cell office:value-type="float" office:value="0.1408307" calcext:value-type="float">
            <text:p>0.1408307</text:p>
          </table:table-cell>
          <table:table-cell office:value-type="float" office:value="0.1459295" calcext:value-type="float">
            <text:p>0.1459295</text:p>
          </table:table-cell>
          <table:table-cell office:value-type="float" office:value="0" calcext:value-type="float">
            <text:p>0</text:p>
          </table:table-cell>
          <table:table-cell office:value-type="float" office:value="14.9297" calcext:value-type="float">
            <text:p>14.9297</text:p>
          </table:table-cell>
          <table:table-cell office:value-type="float" office:value="10.42947" calcext:value-type="float">
            <text:p>10.42947</text:p>
          </table:table-cell>
          <table:table-cell office:value-type="float" office:value="11.42862" calcext:value-type="float">
            <text:p>11.42862</text:p>
          </table:table-cell>
          <table:table-cell office:value-type="float" office:value="3.890645" calcext:value-type="float">
            <text:p>3.890645</text:p>
          </table:table-cell>
          <table:table-cell office:value-type="float" office:value="3.378122" calcext:value-type="float">
            <text:p>3.378122</text:p>
          </table:table-cell>
          <table:table-cell office:value-type="float" office:value="1.745695" calcext:value-type="float">
            <text:p>1.745695</text:p>
          </table:table-cell>
          <table:table-cell office:value-type="float" office:value="1.595214" calcext:value-type="float">
            <text:p>1.595214</text:p>
          </table:table-cell>
          <table:table-cell office:value-type="float" office:value="3.404228" calcext:value-type="float">
            <text:p>3.404228</text:p>
          </table:table-cell>
          <table:table-cell office:value-type="float" office:value="5.301059" calcext:value-type="float">
            <text:p>5.301059</text:p>
          </table:table-cell>
          <table:table-cell office:value-type="float" office:value="5.591708" calcext:value-type="float">
            <text:p>5.591708</text:p>
          </table:table-cell>
          <table:table-cell office:value-type="float" office:value="6.106095" calcext:value-type="float">
            <text:p>6.106095</text:p>
          </table:table-cell>
          <table:table-cell office:value-type="float" office:value="6.836854" calcext:value-type="float">
            <text:p>6.836854</text:p>
          </table:table-cell>
          <table:table-cell office:value-type="float" office:value="7.65878" calcext:value-type="float">
            <text:p>7.65878</text:p>
          </table:table-cell>
          <table:table-cell office:value-type="float" office:value="8.141598" calcext:value-type="float">
            <text:p>8.141598</text:p>
          </table:table-cell>
          <table:table-cell office:value-type="float" office:value="0" calcext:value-type="float">
            <text:p>0</text:p>
          </table:table-cell>
          <table:table-cell office:value-type="float" office:value="16.15069" calcext:value-type="float">
            <text:p>16.1506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394974" calcext:value-type="float">
            <text:p>2.3949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4.219904" calcext:value-type="float">
            <text:p>4.219904</text:p>
          </table:table-cell>
          <table:table-cell office:value-type="float" office:value="136.4057" calcext:value-type="float">
            <text:p>136.405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27855" calcext:value-type="float">
            <text:p>24.2785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44" calcext:value-type="float">
            <text:p>2.867744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9" calcext:value-type="float">
            <text:p>-0.001329189</text:p>
          </table:table-cell>
          <table:table-cell office:value-type="float" office:value="1175.335" calcext:value-type="float">
            <text:p>1175.335</text:p>
          </table:table-cell>
          <table:table-cell office:value-type="float" office:value="1.958796" calcext:value-type="float">
            <text:p>1.958796</text:p>
          </table:table-cell>
          <table:table-cell office:value-type="float" office:value="0" calcext:value-type="float">
            <text:p>0</text:p>
          </table:table-cell>
          <table:table-cell office:value-type="float" office:value="0.4624146" calcext:value-type="float">
            <text:p>0.4624146</text:p>
          </table:table-cell>
          <table:table-cell office:value-type="float" office:value="0.1848231" calcext:value-type="float">
            <text:p>0.1848231</text:p>
          </table:table-cell>
          <table:table-cell office:value-type="float" office:value="0.153044" calcext:value-type="float">
            <text:p>0.153044</text:p>
          </table:table-cell>
          <table:table-cell office:value-type="float" office:value="0.04173654" calcext:value-type="float">
            <text:p>0.04173654</text:p>
          </table:table-cell>
          <table:table-cell office:value-type="float" office:value="0.03894471" calcext:value-type="float">
            <text:p>0.03894471</text:p>
          </table:table-cell>
          <table:table-cell office:value-type="float" office:value="0.02115437" calcext:value-type="float">
            <text:p>0.02115437</text:p>
          </table:table-cell>
          <table:table-cell office:value-type="float" office:value="0.02691117" calcext:value-type="float">
            <text:p>0.02691117</text:p>
          </table:table-cell>
          <table:table-cell office:value-type="float" office:value="0.06331041" calcext:value-type="float">
            <text:p>0.06331041</text:p>
          </table:table-cell>
          <table:table-cell office:value-type="float" office:value="0.1171471" calcext:value-type="float">
            <text:p>0.1171471</text:p>
          </table:table-cell>
          <table:table-cell office:value-type="float" office:value="0.1193273" calcext:value-type="float">
            <text:p>0.1193273</text:p>
          </table:table-cell>
          <table:table-cell office:value-type="float" office:value="0.124432" calcext:value-type="float">
            <text:p>0.124432</text:p>
          </table:table-cell>
          <table:table-cell office:value-type="float" office:value="0.1322577" calcext:value-type="float">
            <text:p>0.1322577</text:p>
          </table:table-cell>
          <table:table-cell office:value-type="float" office:value="0.1409049" calcext:value-type="float">
            <text:p>0.1409049</text:p>
          </table:table-cell>
          <table:table-cell office:value-type="float" office:value="0.1460038" calcext:value-type="float">
            <text:p>0.1460038</text:p>
          </table:table-cell>
          <table:table-cell office:value-type="float" office:value="0" calcext:value-type="float">
            <text:p>0</text:p>
          </table:table-cell>
          <table:table-cell office:value-type="float" office:value="15.02191" calcext:value-type="float">
            <text:p>15.02191</text:p>
          </table:table-cell>
          <table:table-cell office:value-type="float" office:value="10.44509" calcext:value-type="float">
            <text:p>10.44509</text:p>
          </table:table-cell>
          <table:table-cell office:value-type="float" office:value="11.44217" calcext:value-type="float">
            <text:p>11.44217</text:p>
          </table:table-cell>
          <table:table-cell office:value-type="float" office:value="3.893" calcext:value-type="float">
            <text:p>3.893</text:p>
          </table:table-cell>
          <table:table-cell office:value-type="float" office:value="3.381263" calcext:value-type="float">
            <text:p>3.381263</text:p>
          </table:table-cell>
          <table:table-cell office:value-type="float" office:value="1.746883" calcext:value-type="float">
            <text:p>1.746883</text:p>
          </table:table-cell>
          <table:table-cell office:value-type="float" office:value="1.597524" calcext:value-type="float">
            <text:p>1.597524</text:p>
          </table:table-cell>
          <table:table-cell office:value-type="float" office:value="3.409511" calcext:value-type="float">
            <text:p>3.409511</text:p>
          </table:table-cell>
          <table:table-cell office:value-type="float" office:value="5.30924" calcext:value-type="float">
            <text:p>5.30924</text:p>
          </table:table-cell>
          <table:table-cell office:value-type="float" office:value="5.59977" calcext:value-type="float">
            <text:p>5.59977</text:p>
          </table:table-cell>
          <table:table-cell office:value-type="float" office:value="6.11424" calcext:value-type="float">
            <text:p>6.11424</text:p>
          </table:table-cell>
          <table:table-cell office:value-type="float" office:value="6.844297" calcext:value-type="float">
            <text:p>6.844297</text:p>
          </table:table-cell>
          <table:table-cell office:value-type="float" office:value="7.665602" calcext:value-type="float">
            <text:p>7.665602</text:p>
          </table:table-cell>
          <table:table-cell office:value-type="float" office:value="8.148905" calcext:value-type="float">
            <text:p>8.148905</text:p>
          </table:table-cell>
          <table:table-cell office:value-type="float" office:value="0" calcext:value-type="float">
            <text:p>0</text:p>
          </table:table-cell>
          <table:table-cell office:value-type="float" office:value="18.09349" calcext:value-type="float">
            <text:p>18.0934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02943" calcext:value-type="float">
            <text:p>2.4029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4.210437" calcext:value-type="float">
            <text:p>4.210437</text:p>
          </table:table-cell>
          <table:table-cell office:value-type="float" office:value="136.4068" calcext:value-type="float">
            <text:p>136.406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30766" calcext:value-type="float">
            <text:p>24.30766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313" calcext:value-type="float">
            <text:p>1175.313</text:p>
          </table:table-cell>
          <table:table-cell office:value-type="float" office:value="1.967084" calcext:value-type="float">
            <text:p>1.967084</text:p>
          </table:table-cell>
          <table:table-cell office:value-type="float" office:value="0" calcext:value-type="float">
            <text:p>0</text:p>
          </table:table-cell>
          <table:table-cell office:value-type="float" office:value="0.6248634" calcext:value-type="float">
            <text:p>0.6248634</text:p>
          </table:table-cell>
          <table:table-cell office:value-type="float" office:value="0.1897555" calcext:value-type="float">
            <text:p>0.1897555</text:p>
          </table:table-cell>
          <table:table-cell office:value-type="float" office:value="0.1525835" calcext:value-type="float">
            <text:p>0.1525835</text:p>
          </table:table-cell>
          <table:table-cell office:value-type="float" office:value="0.04190415" calcext:value-type="float">
            <text:p>0.04190415</text:p>
          </table:table-cell>
          <table:table-cell office:value-type="float" office:value="0.03922004" calcext:value-type="float">
            <text:p>0.03922004</text:p>
          </table:table-cell>
          <table:table-cell office:value-type="float" office:value="0.02125628" calcext:value-type="float">
            <text:p>0.02125628</text:p>
          </table:table-cell>
          <table:table-cell office:value-type="float" office:value="0.02698525" calcext:value-type="float">
            <text:p>0.02698525</text:p>
          </table:table-cell>
          <table:table-cell office:value-type="float" office:value="0.06336278" calcext:value-type="float">
            <text:p>0.06336278</text:p>
          </table:table-cell>
          <table:table-cell office:value-type="float" office:value="0.1172392" calcext:value-type="float">
            <text:p>0.1172392</text:p>
          </table:table-cell>
          <table:table-cell office:value-type="float" office:value="0.1194123" calcext:value-type="float">
            <text:p>0.1194123</text:p>
          </table:table-cell>
          <table:table-cell office:value-type="float" office:value="0.1245172" calcext:value-type="float">
            <text:p>0.1245172</text:p>
          </table:table-cell>
          <table:table-cell office:value-type="float" office:value="0.1323399" calcext:value-type="float">
            <text:p>0.1323399</text:p>
          </table:table-cell>
          <table:table-cell office:value-type="float" office:value="0.140978" calcext:value-type="float">
            <text:p>0.140978</text:p>
          </table:table-cell>
          <table:table-cell office:value-type="float" office:value="0.1460782" calcext:value-type="float">
            <text:p>0.1460782</text:p>
          </table:table-cell>
          <table:table-cell office:value-type="float" office:value="0" calcext:value-type="float">
            <text:p>0</text:p>
          </table:table-cell>
          <table:table-cell office:value-type="float" office:value="15.1331" calcext:value-type="float">
            <text:p>15.1331</text:p>
          </table:table-cell>
          <table:table-cell office:value-type="float" office:value="10.46354" calcext:value-type="float">
            <text:p>10.46354</text:p>
          </table:table-cell>
          <table:table-cell office:value-type="float" office:value="11.45725" calcext:value-type="float">
            <text:p>11.45725</text:p>
          </table:table-cell>
          <table:table-cell office:value-type="float" office:value="3.895559" calcext:value-type="float">
            <text:p>3.895559</text:p>
          </table:table-cell>
          <table:table-cell office:value-type="float" office:value="3.384531" calcext:value-type="float">
            <text:p>3.384531</text:p>
          </table:table-cell>
          <table:table-cell office:value-type="float" office:value="1.748081" calcext:value-type="float">
            <text:p>1.748081</text:p>
          </table:table-cell>
          <table:table-cell office:value-type="float" office:value="1.599834" calcext:value-type="float">
            <text:p>1.599834</text:p>
          </table:table-cell>
          <table:table-cell office:value-type="float" office:value="3.414785" calcext:value-type="float">
            <text:p>3.414785</text:p>
          </table:table-cell>
          <table:table-cell office:value-type="float" office:value="5.317384" calcext:value-type="float">
            <text:p>5.317384</text:p>
          </table:table-cell>
          <table:table-cell office:value-type="float" office:value="5.60782" calcext:value-type="float">
            <text:p>5.60782</text:p>
          </table:table-cell>
          <table:table-cell office:value-type="float" office:value="6.122386" calcext:value-type="float">
            <text:p>6.122386</text:p>
          </table:table-cell>
          <table:table-cell office:value-type="float" office:value="6.851673" calcext:value-type="float">
            <text:p>6.851673</text:p>
          </table:table-cell>
          <table:table-cell office:value-type="float" office:value="7.672425" calcext:value-type="float">
            <text:p>7.672425</text:p>
          </table:table-cell>
          <table:table-cell office:value-type="float" office:value="8.15486" calcext:value-type="float">
            <text:p>8.15486</text:p>
          </table:table-cell>
          <table:table-cell office:value-type="float" office:value="0" calcext:value-type="float">
            <text:p>0</text:p>
          </table:table-cell>
          <table:table-cell office:value-type="float" office:value="17.18884" calcext:value-type="float">
            <text:p>17.1888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10944" calcext:value-type="float">
            <text:p>2.41094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4.206506" calcext:value-type="float">
            <text:p>4.206506</text:p>
          </table:table-cell>
          <table:table-cell office:value-type="float" office:value="136.4069" calcext:value-type="float">
            <text:p>136.406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33587" calcext:value-type="float">
            <text:p>24.33587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291" calcext:value-type="float">
            <text:p>1175.291</text:p>
          </table:table-cell>
          <table:table-cell office:value-type="float" office:value="1.966627" calcext:value-type="float">
            <text:p>1.966627</text:p>
          </table:table-cell>
          <table:table-cell office:value-type="float" office:value="0" calcext:value-type="float">
            <text:p>0</text:p>
          </table:table-cell>
          <table:table-cell office:value-type="float" office:value="0.5000436" calcext:value-type="float">
            <text:p>0.5000436</text:p>
          </table:table-cell>
          <table:table-cell office:value-type="float" office:value="0.1407426" calcext:value-type="float">
            <text:p>0.1407426</text:p>
          </table:table-cell>
          <table:table-cell office:value-type="float" office:value="0.1168218" calcext:value-type="float">
            <text:p>0.1168218</text:p>
          </table:table-cell>
          <table:table-cell office:value-type="float" office:value="0.03659318" calcext:value-type="float">
            <text:p>0.03659318</text:p>
          </table:table-cell>
          <table:table-cell office:value-type="float" office:value="0.0349522" calcext:value-type="float">
            <text:p>0.0349522</text:p>
          </table:table-cell>
          <table:table-cell office:value-type="float" office:value="0.02060218" calcext:value-type="float">
            <text:p>0.02060218</text:p>
          </table:table-cell>
          <table:table-cell office:value-type="float" office:value="0.02670639" calcext:value-type="float">
            <text:p>0.02670639</text:p>
          </table:table-cell>
          <table:table-cell office:value-type="float" office:value="0.06338848" calcext:value-type="float">
            <text:p>0.06338848</text:p>
          </table:table-cell>
          <table:table-cell office:value-type="float" office:value="0.1173277" calcext:value-type="float">
            <text:p>0.1173277</text:p>
          </table:table-cell>
          <table:table-cell office:value-type="float" office:value="0.1194972" calcext:value-type="float">
            <text:p>0.1194972</text:p>
          </table:table-cell>
          <table:table-cell office:value-type="float" office:value="0.1246026" calcext:value-type="float">
            <text:p>0.1246026</text:p>
          </table:table-cell>
          <table:table-cell office:value-type="float" office:value="0.1324059" calcext:value-type="float">
            <text:p>0.1324059</text:p>
          </table:table-cell>
          <table:table-cell office:value-type="float" office:value="0.1410527" calcext:value-type="float">
            <text:p>0.1410527</text:p>
          </table:table-cell>
          <table:table-cell office:value-type="float" office:value="0.1461508" calcext:value-type="float">
            <text:p>0.1461508</text:p>
          </table:table-cell>
          <table:table-cell office:value-type="float" office:value="0" calcext:value-type="float">
            <text:p>0</text:p>
          </table:table-cell>
          <table:table-cell office:value-type="float" office:value="15.21495" calcext:value-type="float">
            <text:p>15.21495</text:p>
          </table:table-cell>
          <table:table-cell office:value-type="float" office:value="10.47555" calcext:value-type="float">
            <text:p>10.47555</text:p>
          </table:table-cell>
          <table:table-cell office:value-type="float" office:value="11.46716" calcext:value-type="float">
            <text:p>11.46716</text:p>
          </table:table-cell>
          <table:table-cell office:value-type="float" office:value="3.897442" calcext:value-type="float">
            <text:p>3.897442</text:p>
          </table:table-cell>
          <table:table-cell office:value-type="float" office:value="3.387333" calcext:value-type="float">
            <text:p>3.387333</text:p>
          </table:table-cell>
          <table:table-cell office:value-type="float" office:value="1.749243" calcext:value-type="float">
            <text:p>1.749243</text:p>
          </table:table-cell>
          <table:table-cell office:value-type="float" office:value="1.602129" calcext:value-type="float">
            <text:p>1.602129</text:p>
          </table:table-cell>
          <table:table-cell office:value-type="float" office:value="3.420058" calcext:value-type="float">
            <text:p>3.420058</text:p>
          </table:table-cell>
          <table:table-cell office:value-type="float" office:value="5.325521" calcext:value-type="float">
            <text:p>5.325521</text:p>
          </table:table-cell>
          <table:table-cell office:value-type="float" office:value="5.61587" calcext:value-type="float">
            <text:p>5.61587</text:p>
          </table:table-cell>
          <table:table-cell office:value-type="float" office:value="6.130531" calcext:value-type="float">
            <text:p>6.130531</text:p>
          </table:table-cell>
          <table:table-cell office:value-type="float" office:value="6.859042" calcext:value-type="float">
            <text:p>6.859042</text:p>
          </table:table-cell>
          <table:table-cell office:value-type="float" office:value="7.679247" calcext:value-type="float">
            <text:p>7.679247</text:p>
          </table:table-cell>
          <table:table-cell office:value-type="float" office:value="8.158981" calcext:value-type="float">
            <text:p>8.158981</text:p>
          </table:table-cell>
          <table:table-cell office:value-type="float" office:value="0" calcext:value-type="float">
            <text:p>0</text:p>
          </table:table-cell>
          <table:table-cell office:value-type="float" office:value="10.95617" calcext:value-type="float">
            <text:p>10.9561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14486" calcext:value-type="float">
            <text:p>2.41448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4.20245" calcext:value-type="float">
            <text:p>4.20245</text:p>
          </table:table-cell>
          <table:table-cell office:value-type="float" office:value="136.4072" calcext:value-type="float">
            <text:p>136.4072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36302" calcext:value-type="float">
            <text:p>24.36302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267" calcext:value-type="float">
            <text:p>1175.267</text:p>
          </table:table-cell>
          <table:table-cell office:value-type="float" office:value="1.966564" calcext:value-type="float">
            <text:p>1.966564</text:p>
          </table:table-cell>
          <table:table-cell office:value-type="float" office:value="0" calcext:value-type="float">
            <text:p>0</text:p>
          </table:table-cell>
          <table:table-cell office:value-type="float" office:value="0.5244721" calcext:value-type="float">
            <text:p>0.5244721</text:p>
          </table:table-cell>
          <table:table-cell office:value-type="float" office:value="0.1318066" calcext:value-type="float">
            <text:p>0.1318066</text:p>
          </table:table-cell>
          <table:table-cell office:value-type="float" office:value="0.1060455" calcext:value-type="float">
            <text:p>0.1060455</text:p>
          </table:table-cell>
          <table:table-cell office:value-type="float" office:value="0.03436309" calcext:value-type="float">
            <text:p>0.03436309</text:p>
          </table:table-cell>
          <table:table-cell office:value-type="float" office:value="0.03258527" calcext:value-type="float">
            <text:p>0.03258527</text:p>
          </table:table-cell>
          <table:table-cell office:value-type="float" office:value="0.01998129" calcext:value-type="float">
            <text:p>0.01998129</text:p>
          </table:table-cell>
          <table:table-cell office:value-type="float" office:value="0.02625496" calcext:value-type="float">
            <text:p>0.02625496</text:p>
          </table:table-cell>
          <table:table-cell office:value-type="float" office:value="0.06330515" calcext:value-type="float">
            <text:p>0.06330515</text:p>
          </table:table-cell>
          <table:table-cell office:value-type="float" office:value="0.1173975" calcext:value-type="float">
            <text:p>0.1173975</text:p>
          </table:table-cell>
          <table:table-cell office:value-type="float" office:value="0.1195809" calcext:value-type="float">
            <text:p>0.1195809</text:p>
          </table:table-cell>
          <table:table-cell office:value-type="float" office:value="0.1246879" calcext:value-type="float">
            <text:p>0.1246879</text:p>
          </table:table-cell>
          <table:table-cell office:value-type="float" office:value="0.1324852" calcext:value-type="float">
            <text:p>0.1324852</text:p>
          </table:table-cell>
          <table:table-cell office:value-type="float" office:value="0.1411273" calcext:value-type="float">
            <text:p>0.1411273</text:p>
          </table:table-cell>
          <table:table-cell office:value-type="float" office:value="0.1462243" calcext:value-type="float">
            <text:p>0.1462243</text:p>
          </table:table-cell>
          <table:table-cell office:value-type="float" office:value="0" calcext:value-type="float">
            <text:p>0</text:p>
          </table:table-cell>
          <table:table-cell office:value-type="float" office:value="15.27041" calcext:value-type="float">
            <text:p>15.27041</text:p>
          </table:table-cell>
          <table:table-cell office:value-type="float" office:value="10.48057" calcext:value-type="float">
            <text:p>10.48057</text:p>
          </table:table-cell>
          <table:table-cell office:value-type="float" office:value="11.4703" calcext:value-type="float">
            <text:p>11.4703</text:p>
          </table:table-cell>
          <table:table-cell office:value-type="float" office:value="3.898074" calcext:value-type="float">
            <text:p>3.898074</text:p>
          </table:table-cell>
          <table:table-cell office:value-type="float" office:value="3.388928" calcext:value-type="float">
            <text:p>3.388928</text:p>
          </table:table-cell>
          <table:table-cell office:value-type="float" office:value="1.750234" calcext:value-type="float">
            <text:p>1.750234</text:p>
          </table:table-cell>
          <table:table-cell office:value-type="float" office:value="1.604324" calcext:value-type="float">
            <text:p>1.604324</text:p>
          </table:table-cell>
          <table:table-cell office:value-type="float" office:value="3.425307" calcext:value-type="float">
            <text:p>3.425307</text:p>
          </table:table-cell>
          <table:table-cell office:value-type="float" office:value="5.333657" calcext:value-type="float">
            <text:p>5.333657</text:p>
          </table:table-cell>
          <table:table-cell office:value-type="float" office:value="5.623912" calcext:value-type="float">
            <text:p>5.623912</text:p>
          </table:table-cell>
          <table:table-cell office:value-type="float" office:value="6.138676" calcext:value-type="float">
            <text:p>6.138676</text:p>
          </table:table-cell>
          <table:table-cell office:value-type="float" office:value="6.866407" calcext:value-type="float">
            <text:p>6.866407</text:p>
          </table:table-cell>
          <table:table-cell office:value-type="float" office:value="7.686069" calcext:value-type="float">
            <text:p>7.686069</text:p>
          </table:table-cell>
          <table:table-cell office:value-type="float" office:value="8.164815" calcext:value-type="float">
            <text:p>8.164815</text:p>
          </table:table-cell>
          <table:table-cell office:value-type="float" office:value="0" calcext:value-type="float">
            <text:p>0</text:p>
          </table:table-cell>
          <table:table-cell office:value-type="float" office:value="8.106892" calcext:value-type="float">
            <text:p>8.10689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17979" calcext:value-type="float">
            <text:p>2.4179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4.199829" calcext:value-type="float">
            <text:p>4.199829</text:p>
          </table:table-cell>
          <table:table-cell office:value-type="float" office:value="136.4073" calcext:value-type="float">
            <text:p>136.407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38979" calcext:value-type="float">
            <text:p>24.3897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243" calcext:value-type="float">
            <text:p>1175.243</text:p>
          </table:table-cell>
          <table:table-cell office:value-type="float" office:value="1.965352" calcext:value-type="float">
            <text:p>1.965352</text:p>
          </table:table-cell>
          <table:table-cell office:value-type="float" office:value="0" calcext:value-type="float">
            <text:p>0</text:p>
          </table:table-cell>
          <table:table-cell office:value-type="float" office:value="0.2784891" calcext:value-type="float">
            <text:p>0.2784891</text:p>
          </table:table-cell>
          <table:table-cell office:value-type="float" office:value="0.1201516" calcext:value-type="float">
            <text:p>0.1201516</text:p>
          </table:table-cell>
          <table:table-cell office:value-type="float" office:value="0.105597" calcext:value-type="float">
            <text:p>0.105597</text:p>
          </table:table-cell>
          <table:table-cell office:value-type="float" office:value="0.03342381" calcext:value-type="float">
            <text:p>0.03342381</text:p>
          </table:table-cell>
          <table:table-cell office:value-type="float" office:value="0.03147349" calcext:value-type="float">
            <text:p>0.03147349</text:p>
          </table:table-cell>
          <table:table-cell office:value-type="float" office:value="0.01965874" calcext:value-type="float">
            <text:p>0.01965874</text:p>
          </table:table-cell>
          <table:table-cell office:value-type="float" office:value="0.0259741" calcext:value-type="float">
            <text:p>0.0259741</text:p>
          </table:table-cell>
          <table:table-cell office:value-type="float" office:value="0.06321933" calcext:value-type="float">
            <text:p>0.06321933</text:p>
          </table:table-cell>
          <table:table-cell office:value-type="float" office:value="0.1174483" calcext:value-type="float">
            <text:p>0.1174483</text:p>
          </table:table-cell>
          <table:table-cell office:value-type="float" office:value="0.1196619" calcext:value-type="float">
            <text:p>0.1196619</text:p>
          </table:table-cell>
          <table:table-cell office:value-type="float" office:value="0.124773" calcext:value-type="float">
            <text:p>0.124773</text:p>
          </table:table-cell>
          <table:table-cell office:value-type="float" office:value="0.132554" calcext:value-type="float">
            <text:p>0.132554</text:p>
          </table:table-cell>
          <table:table-cell office:value-type="float" office:value="0.141199" calcext:value-type="float">
            <text:p>0.141199</text:p>
          </table:table-cell>
          <table:table-cell office:value-type="float" office:value="0.1462989" calcext:value-type="float">
            <text:p>0.1462989</text:p>
          </table:table-cell>
          <table:table-cell office:value-type="float" office:value="0" calcext:value-type="float">
            <text:p>0</text:p>
          </table:table-cell>
          <table:table-cell office:value-type="float" office:value="15.31149" calcext:value-type="float">
            <text:p>15.31149</text:p>
          </table:table-cell>
          <table:table-cell office:value-type="float" office:value="10.48389" calcext:value-type="float">
            <text:p>10.48389</text:p>
          </table:table-cell>
          <table:table-cell office:value-type="float" office:value="11.47207" calcext:value-type="float">
            <text:p>11.47207</text:p>
          </table:table-cell>
          <table:table-cell office:value-type="float" office:value="3.89825" calcext:value-type="float">
            <text:p>3.89825</text:p>
          </table:table-cell>
          <table:table-cell office:value-type="float" office:value="3.389988" calcext:value-type="float">
            <text:p>3.389988</text:p>
          </table:table-cell>
          <table:table-cell office:value-type="float" office:value="1.751124" calcext:value-type="float">
            <text:p>1.751124</text:p>
          </table:table-cell>
          <table:table-cell office:value-type="float" office:value="1.606438" calcext:value-type="float">
            <text:p>1.606438</text:p>
          </table:table-cell>
          <table:table-cell office:value-type="float" office:value="3.430515" calcext:value-type="float">
            <text:p>3.430515</text:p>
          </table:table-cell>
          <table:table-cell office:value-type="float" office:value="5.341774" calcext:value-type="float">
            <text:p>5.341774</text:p>
          </table:table-cell>
          <table:table-cell office:value-type="float" office:value="5.631923" calcext:value-type="float">
            <text:p>5.631923</text:p>
          </table:table-cell>
          <table:table-cell office:value-type="float" office:value="6.146821" calcext:value-type="float">
            <text:p>6.146821</text:p>
          </table:table-cell>
          <table:table-cell office:value-type="float" office:value="6.873772" calcext:value-type="float">
            <text:p>6.873772</text:p>
          </table:table-cell>
          <table:table-cell office:value-type="float" office:value="7.692893" calcext:value-type="float">
            <text:p>7.692893</text:p>
          </table:table-cell>
          <table:table-cell office:value-type="float" office:value="8.167822" calcext:value-type="float">
            <text:p>8.167822</text:p>
          </table:table-cell>
          <table:table-cell office:value-type="float" office:value="0" calcext:value-type="float">
            <text:p>0</text:p>
          </table:table-cell>
          <table:table-cell office:value-type="float" office:value="5.763482" calcext:value-type="float">
            <text:p>5.763482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20349" calcext:value-type="float">
            <text:p>2.4203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4.1973" calcext:value-type="float">
            <text:p>4.1973</text:p>
          </table:table-cell>
          <table:table-cell office:value-type="float" office:value="136.4074" calcext:value-type="float">
            <text:p>136.4074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41614" calcext:value-type="float">
            <text:p>24.4161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218" calcext:value-type="float">
            <text:p>1175.218</text:p>
          </table:table-cell>
          <table:table-cell office:value-type="float" office:value="1.964069" calcext:value-type="float">
            <text:p>1.964069</text:p>
          </table:table-cell>
          <table:table-cell office:value-type="float" office:value="0" calcext:value-type="float">
            <text:p>0</text:p>
          </table:table-cell>
          <table:table-cell office:value-type="float" office:value="0.226396" calcext:value-type="float">
            <text:p>0.226396</text:p>
          </table:table-cell>
          <table:table-cell office:value-type="float" office:value="0.1125443" calcext:value-type="float">
            <text:p>0.1125443</text:p>
          </table:table-cell>
          <table:table-cell office:value-type="float" office:value="0.1096843" calcext:value-type="float">
            <text:p>0.1096843</text:p>
          </table:table-cell>
          <table:table-cell office:value-type="float" office:value="0.03288628" calcext:value-type="float">
            <text:p>0.03288628</text:p>
          </table:table-cell>
          <table:table-cell office:value-type="float" office:value="0.03081953" calcext:value-type="float">
            <text:p>0.03081953</text:p>
          </table:table-cell>
          <table:table-cell office:value-type="float" office:value="0.01945627" calcext:value-type="float">
            <text:p>0.01945627</text:p>
          </table:table-cell>
          <table:table-cell office:value-type="float" office:value="0.02577311" calcext:value-type="float">
            <text:p>0.02577311</text:p>
          </table:table-cell>
          <table:table-cell office:value-type="float" office:value="0.06315596" calcext:value-type="float">
            <text:p>0.06315596</text:p>
          </table:table-cell>
          <table:table-cell office:value-type="float" office:value="0.1174904" calcext:value-type="float">
            <text:p>0.1174904</text:p>
          </table:table-cell>
          <table:table-cell office:value-type="float" office:value="0.1197404" calcext:value-type="float">
            <text:p>0.1197404</text:p>
          </table:table-cell>
          <table:table-cell office:value-type="float" office:value="0.1248577" calcext:value-type="float">
            <text:p>0.1248577</text:p>
          </table:table-cell>
          <table:table-cell office:value-type="float" office:value="0.1326301" calcext:value-type="float">
            <text:p>0.1326301</text:p>
          </table:table-cell>
          <table:table-cell office:value-type="float" office:value="0.1412719" calcext:value-type="float">
            <text:p>0.1412719</text:p>
          </table:table-cell>
          <table:table-cell office:value-type="float" office:value="0.1463728" calcext:value-type="float">
            <text:p>0.1463728</text:p>
          </table:table-cell>
          <table:table-cell office:value-type="float" office:value="0" calcext:value-type="float">
            <text:p>0</text:p>
          </table:table-cell>
          <table:table-cell office:value-type="float" office:value="15.32974" calcext:value-type="float">
            <text:p>15.32974</text:p>
          </table:table-cell>
          <table:table-cell office:value-type="float" office:value="10.48487" calcext:value-type="float">
            <text:p>10.48487</text:p>
          </table:table-cell>
          <table:table-cell office:value-type="float" office:value="11.47446" calcext:value-type="float">
            <text:p>11.47446</text:p>
          </table:table-cell>
          <table:table-cell office:value-type="float" office:value="3.898191" calcext:value-type="float">
            <text:p>3.898191</text:p>
          </table:table-cell>
          <table:table-cell office:value-type="float" office:value="3.390749" calcext:value-type="float">
            <text:p>3.390749</text:p>
          </table:table-cell>
          <table:table-cell office:value-type="float" office:value="1.751953" calcext:value-type="float">
            <text:p>1.751953</text:p>
          </table:table-cell>
          <table:table-cell office:value-type="float" office:value="1.608496" calcext:value-type="float">
            <text:p>1.608496</text:p>
          </table:table-cell>
          <table:table-cell office:value-type="float" office:value="3.435688" calcext:value-type="float">
            <text:p>3.435688</text:p>
          </table:table-cell>
          <table:table-cell office:value-type="float" office:value="5.349864" calcext:value-type="float">
            <text:p>5.349864</text:p>
          </table:table-cell>
          <table:table-cell office:value-type="float" office:value="5.639934" calcext:value-type="float">
            <text:p>5.639934</text:p>
          </table:table-cell>
          <table:table-cell office:value-type="float" office:value="6.154925" calcext:value-type="float">
            <text:p>6.154925</text:p>
          </table:table-cell>
          <table:table-cell office:value-type="float" office:value="6.881135" calcext:value-type="float">
            <text:p>6.881135</text:p>
          </table:table-cell>
          <table:table-cell office:value-type="float" office:value="7.699654" calcext:value-type="float">
            <text:p>7.699654</text:p>
          </table:table-cell>
          <table:table-cell office:value-type="float" office:value="8.171113" calcext:value-type="float">
            <text:p>8.171113</text:p>
          </table:table-cell>
          <table:table-cell office:value-type="float" office:value="0" calcext:value-type="float">
            <text:p>0</text:p>
          </table:table-cell>
          <table:table-cell office:value-type="float" office:value="4.977388" calcext:value-type="float">
            <text:p>4.97738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22611" calcext:value-type="float">
            <text:p>2.4226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4.194555" calcext:value-type="float">
            <text:p>4.194555</text:p>
          </table:table-cell>
          <table:table-cell office:value-type="float" office:value="136.4076" calcext:value-type="float">
            <text:p>136.407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4424" calcext:value-type="float">
            <text:p>24.4424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194" calcext:value-type="float">
            <text:p>1175.194</text:p>
          </table:table-cell>
          <table:table-cell office:value-type="float" office:value="1.96262" calcext:value-type="float">
            <text:p>1.96262</text:p>
          </table:table-cell>
          <table:table-cell office:value-type="float" office:value="0" calcext:value-type="float">
            <text:p>0</text:p>
          </table:table-cell>
          <table:table-cell office:value-type="float" office:value="0.281306" calcext:value-type="float">
            <text:p>0.281306</text:p>
          </table:table-cell>
          <table:table-cell office:value-type="float" office:value="0.1105062" calcext:value-type="float">
            <text:p>0.1105062</text:p>
          </table:table-cell>
          <table:table-cell office:value-type="float" office:value="0.1072488" calcext:value-type="float">
            <text:p>0.1072488</text:p>
          </table:table-cell>
          <table:table-cell office:value-type="float" office:value="0.03221959" calcext:value-type="float">
            <text:p>0.03221959</text:p>
          </table:table-cell>
          <table:table-cell office:value-type="float" office:value="0.03012727" calcext:value-type="float">
            <text:p>0.03012727</text:p>
          </table:table-cell>
          <table:table-cell office:value-type="float" office:value="0.01926389" calcext:value-type="float">
            <text:p>0.01926389</text:p>
          </table:table-cell>
          <table:table-cell office:value-type="float" office:value="0.02559938" calcext:value-type="float">
            <text:p>0.02559938</text:p>
          </table:table-cell>
          <table:table-cell office:value-type="float" office:value="0.06311034" calcext:value-type="float">
            <text:p>0.06311034</text:p>
          </table:table-cell>
          <table:table-cell office:value-type="float" office:value="0.1175309" calcext:value-type="float">
            <text:p>0.1175309</text:p>
          </table:table-cell>
          <table:table-cell office:value-type="float" office:value="0.1198169" calcext:value-type="float">
            <text:p>0.1198169</text:p>
          </table:table-cell>
          <table:table-cell office:value-type="float" office:value="0.1249417" calcext:value-type="float">
            <text:p>0.1249417</text:p>
          </table:table-cell>
          <table:table-cell office:value-type="float" office:value="0.1327107" calcext:value-type="float">
            <text:p>0.1327107</text:p>
          </table:table-cell>
          <table:table-cell office:value-type="float" office:value="0.1413451" calcext:value-type="float">
            <text:p>0.1413451</text:p>
          </table:table-cell>
          <table:table-cell office:value-type="float" office:value="0.1464469" calcext:value-type="float">
            <text:p>0.1464469</text:p>
          </table:table-cell>
          <table:table-cell office:value-type="float" office:value="0" calcext:value-type="float">
            <text:p>0</text:p>
          </table:table-cell>
          <table:table-cell office:value-type="float" office:value="15.34731" calcext:value-type="float">
            <text:p>15.34731</text:p>
          </table:table-cell>
          <table:table-cell office:value-type="float" office:value="10.4844" calcext:value-type="float">
            <text:p>10.4844</text:p>
          </table:table-cell>
          <table:table-cell office:value-type="float" office:value="11.47721" calcext:value-type="float">
            <text:p>11.47721</text:p>
          </table:table-cell>
          <table:table-cell office:value-type="float" office:value="3.89794" calcext:value-type="float">
            <text:p>3.89794</text:p>
          </table:table-cell>
          <table:table-cell office:value-type="float" office:value="3.391281" calcext:value-type="float">
            <text:p>3.391281</text:p>
          </table:table-cell>
          <table:table-cell office:value-type="float" office:value="1.752737" calcext:value-type="float">
            <text:p>1.752737</text:p>
          </table:table-cell>
          <table:table-cell office:value-type="float" office:value="1.610509" calcext:value-type="float">
            <text:p>1.610509</text:p>
          </table:table-cell>
          <table:table-cell office:value-type="float" office:value="3.440833" calcext:value-type="float">
            <text:p>3.440833</text:p>
          </table:table-cell>
          <table:table-cell office:value-type="float" office:value="5.357946" calcext:value-type="float">
            <text:p>5.357946</text:p>
          </table:table-cell>
          <table:table-cell office:value-type="float" office:value="5.647944" calcext:value-type="float">
            <text:p>5.647944</text:p>
          </table:table-cell>
          <table:table-cell office:value-type="float" office:value="6.163013" calcext:value-type="float">
            <text:p>6.163013</text:p>
          </table:table-cell>
          <table:table-cell office:value-type="float" office:value="6.8885" calcext:value-type="float">
            <text:p>6.8885</text:p>
          </table:table-cell>
          <table:table-cell office:value-type="float" office:value="7.7064" calcext:value-type="float">
            <text:p>7.7064</text:p>
          </table:table-cell>
          <table:table-cell office:value-type="float" office:value="8.176194" calcext:value-type="float">
            <text:p>8.176194</text:p>
          </table:table-cell>
          <table:table-cell office:value-type="float" office:value="0" calcext:value-type="float">
            <text:p>0</text:p>
          </table:table-cell>
          <table:table-cell office:value-type="float" office:value="5.095057" calcext:value-type="float">
            <text:p>5.095057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24963" calcext:value-type="float">
            <text:p>2.4249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4.191038" calcext:value-type="float">
            <text:p>4.191038</text:p>
          </table:table-cell>
          <table:table-cell office:value-type="float" office:value="136.408" calcext:value-type="float">
            <text:p>136.408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46861" calcext:value-type="float">
            <text:p>24.4686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169" calcext:value-type="float">
            <text:p>1175.169</text:p>
          </table:table-cell>
          <table:table-cell office:value-type="float" office:value="1.96142" calcext:value-type="float">
            <text:p>1.96142</text:p>
          </table:table-cell>
          <table:table-cell office:value-type="float" office:value="0" calcext:value-type="float">
            <text:p>0</text:p>
          </table:table-cell>
          <table:table-cell office:value-type="float" office:value="0.3718807" calcext:value-type="float">
            <text:p>0.3718807</text:p>
          </table:table-cell>
          <table:table-cell office:value-type="float" office:value="0.112664" calcext:value-type="float">
            <text:p>0.112664</text:p>
          </table:table-cell>
          <table:table-cell office:value-type="float" office:value="0.09963215" calcext:value-type="float">
            <text:p>0.09963215</text:p>
          </table:table-cell>
          <table:table-cell office:value-type="float" office:value="0.03248712" calcext:value-type="float">
            <text:p>0.03248712</text:p>
          </table:table-cell>
          <table:table-cell office:value-type="float" office:value="0.02983839" calcext:value-type="float">
            <text:p>0.02983839</text:p>
          </table:table-cell>
          <table:table-cell office:value-type="float" office:value="0.01914385" calcext:value-type="float">
            <text:p>0.01914385</text:p>
          </table:table-cell>
          <table:table-cell office:value-type="float" office:value="0.02546099" calcext:value-type="float">
            <text:p>0.02546099</text:p>
          </table:table-cell>
          <table:table-cell office:value-type="float" office:value="0.06307609" calcext:value-type="float">
            <text:p>0.06307609</text:p>
          </table:table-cell>
          <table:table-cell office:value-type="float" office:value="0.1175718" calcext:value-type="float">
            <text:p>0.1175718</text:p>
          </table:table-cell>
          <table:table-cell office:value-type="float" office:value="0.119892" calcext:value-type="float">
            <text:p>0.119892</text:p>
          </table:table-cell>
          <table:table-cell office:value-type="float" office:value="0.1250252" calcext:value-type="float">
            <text:p>0.1250252</text:p>
          </table:table-cell>
          <table:table-cell office:value-type="float" office:value="0.1327938" calcext:value-type="float">
            <text:p>0.1327938</text:p>
          </table:table-cell>
          <table:table-cell office:value-type="float" office:value="0.1414187" calcext:value-type="float">
            <text:p>0.1414187</text:p>
          </table:table-cell>
          <table:table-cell office:value-type="float" office:value="0.1465213" calcext:value-type="float">
            <text:p>0.1465213</text:p>
          </table:table-cell>
          <table:table-cell office:value-type="float" office:value="0" calcext:value-type="float">
            <text:p>0</text:p>
          </table:table-cell>
          <table:table-cell office:value-type="float" office:value="15.377" calcext:value-type="float">
            <text:p>15.377</text:p>
          </table:table-cell>
          <table:table-cell office:value-type="float" office:value="10.48353" calcext:value-type="float">
            <text:p>10.48353</text:p>
          </table:table-cell>
          <table:table-cell office:value-type="float" office:value="11.47831" calcext:value-type="float">
            <text:p>11.47831</text:p>
          </table:table-cell>
          <table:table-cell office:value-type="float" office:value="3.897709" calcext:value-type="float">
            <text:p>3.897709</text:p>
          </table:table-cell>
          <table:table-cell office:value-type="float" office:value="3.391644" calcext:value-type="float">
            <text:p>3.391644</text:p>
          </table:table-cell>
          <table:table-cell office:value-type="float" office:value="1.753483" calcext:value-type="float">
            <text:p>1.753483</text:p>
          </table:table-cell>
          <table:table-cell office:value-type="float" office:value="1.612485" calcext:value-type="float">
            <text:p>1.612485</text:p>
          </table:table-cell>
          <table:table-cell office:value-type="float" office:value="3.445947" calcext:value-type="float">
            <text:p>3.445947</text:p>
          </table:table-cell>
          <table:table-cell office:value-type="float" office:value="5.365991" calcext:value-type="float">
            <text:p>5.365991</text:p>
          </table:table-cell>
          <table:table-cell office:value-type="float" office:value="5.655919" calcext:value-type="float">
            <text:p>5.655919</text:p>
          </table:table-cell>
          <table:table-cell office:value-type="float" office:value="6.171102" calcext:value-type="float">
            <text:p>6.171102</text:p>
          </table:table-cell>
          <table:table-cell office:value-type="float" office:value="6.895865" calcext:value-type="float">
            <text:p>6.895865</text:p>
          </table:table-cell>
          <table:table-cell office:value-type="float" office:value="7.713141" calcext:value-type="float">
            <text:p>7.713141</text:p>
          </table:table-cell>
          <table:table-cell office:value-type="float" office:value="8.183393" calcext:value-type="float">
            <text:p>8.183393</text:p>
          </table:table-cell>
          <table:table-cell office:value-type="float" office:value="0" calcext:value-type="float">
            <text:p>0</text:p>
          </table:table-cell>
          <table:table-cell office:value-type="float" office:value="6.536893" calcext:value-type="float">
            <text:p>6.536893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27875" calcext:value-type="float">
            <text:p>2.4278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4.187358" calcext:value-type="float">
            <text:p>4.187358</text:p>
          </table:table-cell>
          <table:table-cell office:value-type="float" office:value="136.4083" calcext:value-type="float">
            <text:p>136.408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49481" calcext:value-type="float">
            <text:p>24.4948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145" calcext:value-type="float">
            <text:p>1175.145</text:p>
          </table:table-cell>
          <table:table-cell office:value-type="float" office:value="1.959339" calcext:value-type="float">
            <text:p>1.959339</text:p>
          </table:table-cell>
          <table:table-cell office:value-type="float" office:value="0" calcext:value-type="float">
            <text:p>0</text:p>
          </table:table-cell>
          <table:table-cell office:value-type="float" office:value="0.3001761" calcext:value-type="float">
            <text:p>0.3001761</text:p>
          </table:table-cell>
          <table:table-cell office:value-type="float" office:value="0.1100557" calcext:value-type="float">
            <text:p>0.1100557</text:p>
          </table:table-cell>
          <table:table-cell office:value-type="float" office:value="0.0993204" calcext:value-type="float">
            <text:p>0.0993204</text:p>
          </table:table-cell>
          <table:table-cell office:value-type="float" office:value="0.03201176" calcext:value-type="float">
            <text:p>0.03201176</text:p>
          </table:table-cell>
          <table:table-cell office:value-type="float" office:value="0.02977489" calcext:value-type="float">
            <text:p>0.02977489</text:p>
          </table:table-cell>
          <table:table-cell office:value-type="float" office:value="0.019104" calcext:value-type="float">
            <text:p>0.019104</text:p>
          </table:table-cell>
          <table:table-cell office:value-type="float" office:value="0.02539087" calcext:value-type="float">
            <text:p>0.02539087</text:p>
          </table:table-cell>
          <table:table-cell office:value-type="float" office:value="0.06306101" calcext:value-type="float">
            <text:p>0.06306101</text:p>
          </table:table-cell>
          <table:table-cell office:value-type="float" office:value="0.1176157" calcext:value-type="float">
            <text:p>0.1176157</text:p>
          </table:table-cell>
          <table:table-cell office:value-type="float" office:value="0.1199663" calcext:value-type="float">
            <text:p>0.1199663</text:p>
          </table:table-cell>
          <table:table-cell office:value-type="float" office:value="0.1251084" calcext:value-type="float">
            <text:p>0.1251084</text:p>
          </table:table-cell>
          <table:table-cell office:value-type="float" office:value="0.1328692" calcext:value-type="float">
            <text:p>0.1328692</text:p>
          </table:table-cell>
          <table:table-cell office:value-type="float" office:value="0.141492" calcext:value-type="float">
            <text:p>0.141492</text:p>
          </table:table-cell>
          <table:table-cell office:value-type="float" office:value="0.1465958" calcext:value-type="float">
            <text:p>0.1465958</text:p>
          </table:table-cell>
          <table:table-cell office:value-type="float" office:value="0" calcext:value-type="float">
            <text:p>0</text:p>
          </table:table-cell>
          <table:table-cell office:value-type="float" office:value="15.41227" calcext:value-type="float">
            <text:p>15.41227</text:p>
          </table:table-cell>
          <table:table-cell office:value-type="float" office:value="10.48306" calcext:value-type="float">
            <text:p>10.48306</text:p>
          </table:table-cell>
          <table:table-cell office:value-type="float" office:value="11.47821" calcext:value-type="float">
            <text:p>11.47821</text:p>
          </table:table-cell>
          <table:table-cell office:value-type="float" office:value="3.897392" calcext:value-type="float">
            <text:p>3.897392</text:p>
          </table:table-cell>
          <table:table-cell office:value-type="float" office:value="3.391954" calcext:value-type="float">
            <text:p>3.391954</text:p>
          </table:table-cell>
          <table:table-cell office:value-type="float" office:value="1.754209" calcext:value-type="float">
            <text:p>1.754209</text:p>
          </table:table-cell>
          <table:table-cell office:value-type="float" office:value="1.614434" calcext:value-type="float">
            <text:p>1.614434</text:p>
          </table:table-cell>
          <table:table-cell office:value-type="float" office:value="3.45104" calcext:value-type="float">
            <text:p>3.45104</text:p>
          </table:table-cell>
          <table:table-cell office:value-type="float" office:value="5.374035" calcext:value-type="float">
            <text:p>5.374035</text:p>
          </table:table-cell>
          <table:table-cell office:value-type="float" office:value="5.663891" calcext:value-type="float">
            <text:p>5.663891</text:p>
          </table:table-cell>
          <table:table-cell office:value-type="float" office:value="6.179191" calcext:value-type="float">
            <text:p>6.179191</text:p>
          </table:table-cell>
          <table:table-cell office:value-type="float" office:value="6.903231" calcext:value-type="float">
            <text:p>6.903231</text:p>
          </table:table-cell>
          <table:table-cell office:value-type="float" office:value="7.719888" calcext:value-type="float">
            <text:p>7.719888</text:p>
          </table:table-cell>
          <table:table-cell office:value-type="float" office:value="8.192603" calcext:value-type="float">
            <text:p>8.192603</text:p>
          </table:table-cell>
          <table:table-cell office:value-type="float" office:value="0" calcext:value-type="float">
            <text:p>0</text:p>
          </table:table-cell>
          <table:table-cell office:value-type="float" office:value="8.548866" calcext:value-type="float">
            <text:p>8.54886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30976" calcext:value-type="float">
            <text:p>2.43097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4.182122" calcext:value-type="float">
            <text:p>4.182122</text:p>
          </table:table-cell>
          <table:table-cell office:value-type="float" office:value="136.409" calcext:value-type="float">
            <text:p>136.409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521" calcext:value-type="float">
            <text:p>24.521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121" calcext:value-type="float">
            <text:p>1175.121</text:p>
          </table:table-cell>
          <table:table-cell office:value-type="float" office:value="1.956789" calcext:value-type="float">
            <text:p>1.956789</text:p>
          </table:table-cell>
          <table:table-cell office:value-type="float" office:value="0" calcext:value-type="float">
            <text:p>0</text:p>
          </table:table-cell>
          <table:table-cell office:value-type="float" office:value="0.3334188" calcext:value-type="float">
            <text:p>0.3334188</text:p>
          </table:table-cell>
          <table:table-cell office:value-type="float" office:value="0.1113176" calcext:value-type="float">
            <text:p>0.1113176</text:p>
          </table:table-cell>
          <table:table-cell office:value-type="float" office:value="0.09787787" calcext:value-type="float">
            <text:p>0.09787787</text:p>
          </table:table-cell>
          <table:table-cell office:value-type="float" office:value="0.03144557" calcext:value-type="float">
            <text:p>0.03144557</text:p>
          </table:table-cell>
          <table:table-cell office:value-type="float" office:value="0.02978449" calcext:value-type="float">
            <text:p>0.02978449</text:p>
          </table:table-cell>
          <table:table-cell office:value-type="float" office:value="0.01909241" calcext:value-type="float">
            <text:p>0.01909241</text:p>
          </table:table-cell>
          <table:table-cell office:value-type="float" office:value="0.0253629" calcext:value-type="float">
            <text:p>0.0253629</text:p>
          </table:table-cell>
          <table:table-cell office:value-type="float" office:value="0.06306324" calcext:value-type="float">
            <text:p>0.06306324</text:p>
          </table:table-cell>
          <table:table-cell office:value-type="float" office:value="0.1176645" calcext:value-type="float">
            <text:p>0.1176645</text:p>
          </table:table-cell>
          <table:table-cell office:value-type="float" office:value="0.1200404" calcext:value-type="float">
            <text:p>0.1200404</text:p>
          </table:table-cell>
          <table:table-cell office:value-type="float" office:value="0.1251917" calcext:value-type="float">
            <text:p>0.1251917</text:p>
          </table:table-cell>
          <table:table-cell office:value-type="float" office:value="0.1329508" calcext:value-type="float">
            <text:p>0.1329508</text:p>
          </table:table-cell>
          <table:table-cell office:value-type="float" office:value="0.1415661" calcext:value-type="float">
            <text:p>0.1415661</text:p>
          </table:table-cell>
          <table:table-cell office:value-type="float" office:value="0.1466706" calcext:value-type="float">
            <text:p>0.1466706</text:p>
          </table:table-cell>
          <table:table-cell office:value-type="float" office:value="0" calcext:value-type="float">
            <text:p>0</text:p>
          </table:table-cell>
          <table:table-cell office:value-type="float" office:value="15.44811" calcext:value-type="float">
            <text:p>15.44811</text:p>
          </table:table-cell>
          <table:table-cell office:value-type="float" office:value="10.48312" calcext:value-type="float">
            <text:p>10.48312</text:p>
          </table:table-cell>
          <table:table-cell office:value-type="float" office:value="11.4779" calcext:value-type="float">
            <text:p>11.4779</text:p>
          </table:table-cell>
          <table:table-cell office:value-type="float" office:value="3.896894" calcext:value-type="float">
            <text:p>3.896894</text:p>
          </table:table-cell>
          <table:table-cell office:value-type="float" office:value="3.392254" calcext:value-type="float">
            <text:p>3.392254</text:p>
          </table:table-cell>
          <table:table-cell office:value-type="float" office:value="1.754927" calcext:value-type="float">
            <text:p>1.754927</text:p>
          </table:table-cell>
          <table:table-cell office:value-type="float" office:value="1.616369" calcext:value-type="float">
            <text:p>1.616369</text:p>
          </table:table-cell>
          <table:table-cell office:value-type="float" office:value="3.456123" calcext:value-type="float">
            <text:p>3.456123</text:p>
          </table:table-cell>
          <table:table-cell office:value-type="float" office:value="5.382036" calcext:value-type="float">
            <text:p>5.382036</text:p>
          </table:table-cell>
          <table:table-cell office:value-type="float" office:value="5.671862" calcext:value-type="float">
            <text:p>5.671862</text:p>
          </table:table-cell>
          <table:table-cell office:value-type="float" office:value="6.187279" calcext:value-type="float">
            <text:p>6.187279</text:p>
          </table:table-cell>
          <table:table-cell office:value-type="float" office:value="6.910598" calcext:value-type="float">
            <text:p>6.910598</text:p>
          </table:table-cell>
          <table:table-cell office:value-type="float" office:value="7.726633" calcext:value-type="float">
            <text:p>7.726633</text:p>
          </table:table-cell>
          <table:table-cell office:value-type="float" office:value="8.205604" calcext:value-type="float">
            <text:p>8.205604</text:p>
          </table:table-cell>
          <table:table-cell office:value-type="float" office:value="0" calcext:value-type="float">
            <text:p>0</text:p>
          </table:table-cell>
          <table:table-cell office:value-type="float" office:value="13.17609" calcext:value-type="float">
            <text:p>13.17609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35315" calcext:value-type="float">
            <text:p>2.4353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4.177553" calcext:value-type="float">
            <text:p>4.177553</text:p>
          </table:table-cell>
          <table:table-cell office:value-type="float" office:value="136.4096" calcext:value-type="float">
            <text:p>136.4096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54729" calcext:value-type="float">
            <text:p>24.54729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097" calcext:value-type="float">
            <text:p>1175.097</text:p>
          </table:table-cell>
          <table:table-cell office:value-type="float" office:value="1.955114" calcext:value-type="float">
            <text:p>1.955114</text:p>
          </table:table-cell>
          <table:table-cell office:value-type="float" office:value="0" calcext:value-type="float">
            <text:p>0</text:p>
          </table:table-cell>
          <table:table-cell office:value-type="float" office:value="0.3790161" calcext:value-type="float">
            <text:p>0.3790161</text:p>
          </table:table-cell>
          <table:table-cell office:value-type="float" office:value="0.1263794" calcext:value-type="float">
            <text:p>0.1263794</text:p>
          </table:table-cell>
          <table:table-cell office:value-type="float" office:value="0.09712154" calcext:value-type="float">
            <text:p>0.09712154</text:p>
          </table:table-cell>
          <table:table-cell office:value-type="float" office:value="0.03230469" calcext:value-type="float">
            <text:p>0.03230469</text:p>
          </table:table-cell>
          <table:table-cell office:value-type="float" office:value="0.03014747" calcext:value-type="float">
            <text:p>0.03014747</text:p>
          </table:table-cell>
          <table:table-cell office:value-type="float" office:value="0.01914501" calcext:value-type="float">
            <text:p>0.01914501</text:p>
          </table:table-cell>
          <table:table-cell office:value-type="float" office:value="0.02538236" calcext:value-type="float">
            <text:p>0.02538236</text:p>
          </table:table-cell>
          <table:table-cell office:value-type="float" office:value="0.0630799" calcext:value-type="float">
            <text:p>0.0630799</text:p>
          </table:table-cell>
          <table:table-cell office:value-type="float" office:value="0.1177186" calcext:value-type="float">
            <text:p>0.1177186</text:p>
          </table:table-cell>
          <table:table-cell office:value-type="float" office:value="0.1201144" calcext:value-type="float">
            <text:p>0.1201144</text:p>
          </table:table-cell>
          <table:table-cell office:value-type="float" office:value="0.1252749" calcext:value-type="float">
            <text:p>0.1252749</text:p>
          </table:table-cell>
          <table:table-cell office:value-type="float" office:value="0.1330298" calcext:value-type="float">
            <text:p>0.1330298</text:p>
          </table:table-cell>
          <table:table-cell office:value-type="float" office:value="0.1416372" calcext:value-type="float">
            <text:p>0.1416372</text:p>
          </table:table-cell>
          <table:table-cell office:value-type="float" office:value="0.146745" calcext:value-type="float">
            <text:p>0.146745</text:p>
          </table:table-cell>
          <table:table-cell office:value-type="float" office:value="0" calcext:value-type="float">
            <text:p>0</text:p>
          </table:table-cell>
          <table:table-cell office:value-type="float" office:value="15.49522" calcext:value-type="float">
            <text:p>15.49522</text:p>
          </table:table-cell>
          <table:table-cell office:value-type="float" office:value="10.48558" calcext:value-type="float">
            <text:p>10.48558</text:p>
          </table:table-cell>
          <table:table-cell office:value-type="float" office:value="11.47725" calcext:value-type="float">
            <text:p>11.47725</text:p>
          </table:table-cell>
          <table:table-cell office:value-type="float" office:value="3.896386" calcext:value-type="float">
            <text:p>3.896386</text:p>
          </table:table-cell>
          <table:table-cell office:value-type="float" office:value="3.392599" calcext:value-type="float">
            <text:p>3.392599</text:p>
          </table:table-cell>
          <table:table-cell office:value-type="float" office:value="1.755642" calcext:value-type="float">
            <text:p>1.755642</text:p>
          </table:table-cell>
          <table:table-cell office:value-type="float" office:value="1.618294" calcext:value-type="float">
            <text:p>1.618294</text:p>
          </table:table-cell>
          <table:table-cell office:value-type="float" office:value="3.461179" calcext:value-type="float">
            <text:p>3.461179</text:p>
          </table:table-cell>
          <table:table-cell office:value-type="float" office:value="5.390035" calcext:value-type="float">
            <text:p>5.390035</text:p>
          </table:table-cell>
          <table:table-cell office:value-type="float" office:value="5.679797" calcext:value-type="float">
            <text:p>5.679797</text:p>
          </table:table-cell>
          <table:table-cell office:value-type="float" office:value="6.195338" calcext:value-type="float">
            <text:p>6.195338</text:p>
          </table:table-cell>
          <table:table-cell office:value-type="float" office:value="6.917899" calcext:value-type="float">
            <text:p>6.917899</text:p>
          </table:table-cell>
          <table:table-cell office:value-type="float" office:value="7.733378" calcext:value-type="float">
            <text:p>7.733378</text:p>
          </table:table-cell>
          <table:table-cell office:value-type="float" office:value="8.214025" calcext:value-type="float">
            <text:p>8.214025</text:p>
          </table:table-cell>
          <table:table-cell office:value-type="float" office:value="0" calcext:value-type="float">
            <text:p>0</text:p>
          </table:table-cell>
          <table:table-cell office:value-type="float" office:value="12.21444" calcext:value-type="float">
            <text:p>12.21444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39098" calcext:value-type="float">
            <text:p>2.4390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4.172253" calcext:value-type="float">
            <text:p>4.172253</text:p>
          </table:table-cell>
          <table:table-cell office:value-type="float" office:value="136.4103" calcext:value-type="float">
            <text:p>136.4103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57368" calcext:value-type="float">
            <text:p>24.57368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074" calcext:value-type="float">
            <text:p>1175.074</text:p>
          </table:table-cell>
          <table:table-cell office:value-type="float" office:value="1.954082" calcext:value-type="float">
            <text:p>1.954082</text:p>
          </table:table-cell>
          <table:table-cell office:value-type="float" office:value="0" calcext:value-type="float">
            <text:p>0</text:p>
          </table:table-cell>
          <table:table-cell office:value-type="float" office:value="0.4300294" calcext:value-type="float">
            <text:p>0.4300294</text:p>
          </table:table-cell>
          <table:table-cell office:value-type="float" office:value="0.1384942" calcext:value-type="float">
            <text:p>0.1384942</text:p>
          </table:table-cell>
          <table:table-cell office:value-type="float" office:value="0.0969267" calcext:value-type="float">
            <text:p>0.0969267</text:p>
          </table:table-cell>
          <table:table-cell office:value-type="float" office:value="0.03324717" calcext:value-type="float">
            <text:p>0.03324717</text:p>
          </table:table-cell>
          <table:table-cell office:value-type="float" office:value="0.03056589" calcext:value-type="float">
            <text:p>0.03056589</text:p>
          </table:table-cell>
          <table:table-cell office:value-type="float" office:value="0.01923829" calcext:value-type="float">
            <text:p>0.01923829</text:p>
          </table:table-cell>
          <table:table-cell office:value-type="float" office:value="0.02544356" calcext:value-type="float">
            <text:p>0.02544356</text:p>
          </table:table-cell>
          <table:table-cell office:value-type="float" office:value="0.06311738" calcext:value-type="float">
            <text:p>0.06311738</text:p>
          </table:table-cell>
          <table:table-cell office:value-type="float" office:value="0.1177796" calcext:value-type="float">
            <text:p>0.1177796</text:p>
          </table:table-cell>
          <table:table-cell office:value-type="float" office:value="0.1201891" calcext:value-type="float">
            <text:p>0.1201891</text:p>
          </table:table-cell>
          <table:table-cell office:value-type="float" office:value="0.1253577" calcext:value-type="float">
            <text:p>0.1253577</text:p>
          </table:table-cell>
          <table:table-cell office:value-type="float" office:value="0.1331078" calcext:value-type="float">
            <text:p>0.1331078</text:p>
          </table:table-cell>
          <table:table-cell office:value-type="float" office:value="0.1417099" calcext:value-type="float">
            <text:p>0.1417099</text:p>
          </table:table-cell>
          <table:table-cell office:value-type="float" office:value="0.1468188" calcext:value-type="float">
            <text:p>0.1468188</text:p>
          </table:table-cell>
          <table:table-cell office:value-type="float" office:value="0" calcext:value-type="float">
            <text:p>0</text:p>
          </table:table-cell>
          <table:table-cell office:value-type="float" office:value="15.54675" calcext:value-type="float">
            <text:p>15.54675</text:p>
          </table:table-cell>
          <table:table-cell office:value-type="float" office:value="10.49035" calcext:value-type="float">
            <text:p>10.49035</text:p>
          </table:table-cell>
          <table:table-cell office:value-type="float" office:value="11.47615" calcext:value-type="float">
            <text:p>11.47615</text:p>
          </table:table-cell>
          <table:table-cell office:value-type="float" office:value="3.896186" calcext:value-type="float">
            <text:p>3.896186</text:p>
          </table:table-cell>
          <table:table-cell office:value-type="float" office:value="3.393083" calcext:value-type="float">
            <text:p>3.393083</text:p>
          </table:table-cell>
          <table:table-cell office:value-type="float" office:value="1.756376" calcext:value-type="float">
            <text:p>1.756376</text:p>
          </table:table-cell>
          <table:table-cell office:value-type="float" office:value="1.620227" calcext:value-type="float">
            <text:p>1.620227</text:p>
          </table:table-cell>
          <table:table-cell office:value-type="float" office:value="3.466232" calcext:value-type="float">
            <text:p>3.466232</text:p>
          </table:table-cell>
          <table:table-cell office:value-type="float" office:value="5.398017" calcext:value-type="float">
            <text:p>5.398017</text:p>
          </table:table-cell>
          <table:table-cell office:value-type="float" office:value="5.687734" calcext:value-type="float">
            <text:p>5.687734</text:p>
          </table:table-cell>
          <table:table-cell office:value-type="float" office:value="6.20337" calcext:value-type="float">
            <text:p>6.20337</text:p>
          </table:table-cell>
          <table:table-cell office:value-type="float" office:value="6.925183" calcext:value-type="float">
            <text:p>6.925183</text:p>
          </table:table-cell>
          <table:table-cell office:value-type="float" office:value="7.740123" calcext:value-type="float">
            <text:p>7.740123</text:p>
          </table:table-cell>
          <table:table-cell office:value-type="float" office:value="8.223485" calcext:value-type="float">
            <text:p>8.223485</text:p>
          </table:table-cell>
          <table:table-cell office:value-type="float" office:value="0" calcext:value-type="float">
            <text:p>0</text:p>
          </table:table-cell>
          <table:table-cell office:value-type="float" office:value="13.30288" calcext:value-type="float">
            <text:p>13.30288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43472" calcext:value-type="float">
            <text:p>2.44347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4.168018" calcext:value-type="float">
            <text:p>4.168018</text:p>
          </table:table-cell>
          <table:table-cell office:value-type="float" office:value="136.4107" calcext:value-type="float">
            <text:p>136.4107</text:p>
          </table:table-cell>
          <table:table-cell office:value-type="float" office:value="0" calcext:value-type="float">
            <text:p>0</text:p>
          </table:table-cell>
          <table:table-cell office:value-type="float" office:value="-2.109539" calcext:value-type="float">
            <text:p>-2.109539</text:p>
          </table:table-cell>
          <table:table-cell office:value-type="float" office:value="24.60005" calcext:value-type="float">
            <text:p>24.60005</text:p>
          </table:table-cell>
          <table:table-cell office:value-type="float" office:value="0.004546402" calcext:value-type="float">
            <text:p>0.004546402</text:p>
          </table:table-cell>
          <table:table-cell office:value-type="float" office:value="0.00002867767" calcext:value-type="float">
            <text:p>2.867767E-05</text:p>
          </table:table-cell>
          <table:table-cell office:value-type="float" office:value="0.002580073" calcext:value-type="float">
            <text:p>0.002580073</text:p>
          </table:table-cell>
          <table:table-cell office:value-type="float" office:value="-0.001329188" calcext:value-type="float">
            <text:p>-0.001329188</text:p>
          </table:table-cell>
          <table:table-cell office:value-type="float" office:value="1175.05" calcext:value-type="float">
            <text:p>1175.05</text:p>
          </table:table-cell>
          <table:table-cell office:value-type="float" office:value="1.952608" calcext:value-type="float">
            <text:p>1.952608</text:p>
          </table:table-cell>
          <table:table-cell office:value-type="float" office:value="0" calcext:value-type="float">
            <text:p>0</text:p>
          </table:table-cell>
          <table:table-cell office:value-type="float" office:value="0.3511122" calcext:value-type="float">
            <text:p>0.3511122</text:p>
          </table:table-cell>
          <table:table-cell office:value-type="float" office:value="0.1234091" calcext:value-type="float">
            <text:p>0.1234091</text:p>
          </table:table-cell>
          <table:table-cell office:value-type="float" office:value="0.1031425" calcext:value-type="float">
            <text:p>0.1031425</text:p>
          </table:table-cell>
          <table:table-cell office:value-type="float" office:value="0.03321794" calcext:value-type="float">
            <text:p>0.03321794</text:p>
          </table:table-cell>
          <table:table-cell office:value-type="float" office:value="0.03078232" calcext:value-type="float">
            <text:p>0.03078232</text:p>
          </table:table-cell>
          <table:table-cell office:value-type="float" office:value="0.01928564" calcext:value-type="float">
            <text:p>0.01928564</text:p>
          </table:table-cell>
          <table:table-cell office:value-type="float" office:value="0.02548162" calcext:value-type="float">
            <text:p>0.02548162</text:p>
          </table:table-cell>
          <table:table-cell office:value-type="float" office:value="0.06316162" calcext:value-type="float">
            <text:p>0.06316162</text:p>
          </table:table-cell>
          <table:table-cell office:value-type="float" office:value="0.1178471" calcext:value-type="float">
            <text:p>0.1178471</text:p>
          </table:table-cell>
          <table:table-cell office:value-type="float" office:value="0.1202642" calcext:value-type="float">
            <text:p>0.1202642</text:p>
          </table:table-cell>
          <table:table-cell office:value-type="float" office:value="0.1254406" calcext:value-type="float">
            <text:p>0.1254406</text:p>
          </table:table-cell>
          <table:table-cell office:value-type="float" office:value="0.1331829" calcext:value-type="float">
            <text:p>0.1331829</text:p>
          </table:table-cell>
          <table:table-cell office:value-type="float" office:value="0.1417817" calcext:value-type="float">
            <text:p>0.1417817</text:p>
          </table:table-cell>
          <table:table-cell office:value-type="float" office:value="0.1468925" calcext:value-type="float">
            <text:p>0.1468925</text:p>
          </table:table-cell>
          <table:table-cell office:value-type="float" office:value="0" calcext:value-type="float">
            <text:p>0</text:p>
          </table:table-cell>
          <table:table-cell office:value-type="float" office:value="15.59409" calcext:value-type="float">
            <text:p>15.59409</text:p>
          </table:table-cell>
          <table:table-cell office:value-type="float" office:value="10.49476" calcext:value-type="float">
            <text:p>10.49476</text:p>
          </table:table-cell>
          <table:table-cell office:value-type="float" office:value="11.47626" calcext:value-type="float">
            <text:p>11.47626</text:p>
          </table:table-cell>
          <table:table-cell office:value-type="float" office:value="3.896119" calcext:value-type="float">
            <text:p>3.896119</text:p>
          </table:table-cell>
          <table:table-cell office:value-type="float" office:value="3.393653" calcext:value-type="float">
            <text:p>3.393653</text:p>
          </table:table-cell>
          <table:table-cell office:value-type="float" office:value="1.757123" calcext:value-type="float">
            <text:p>1.757123</text:p>
          </table:table-cell>
          <table:table-cell office:value-type="float" office:value="1.622165" calcext:value-type="float">
            <text:p>1.622165</text:p>
          </table:table-cell>
          <table:table-cell office:value-type="float" office:value="3.471284" calcext:value-type="float">
            <text:p>3.471284</text:p>
          </table:table-cell>
          <table:table-cell office:value-type="float" office:value="5.40597" calcext:value-type="float">
            <text:p>5.40597</text:p>
          </table:table-cell>
          <table:table-cell office:value-type="float" office:value="5.695667" calcext:value-type="float">
            <text:p>5.695667</text:p>
          </table:table-cell>
          <table:table-cell office:value-type="float" office:value="6.211402" calcext:value-type="float">
            <text:p>6.211402</text:p>
          </table:table-cell>
          <table:table-cell office:value-type="float" office:value="6.932472" calcext:value-type="float">
            <text:p>6.932472</text:p>
          </table:table-cell>
          <table:table-cell office:value-type="float" office:value="7.746868" calcext:value-type="float">
            <text:p>7.746868</text:p>
          </table:table-cell>
          <table:table-cell office:value-type="float" office:value="8.231268" calcext:value-type="float">
            <text:p>8.231268</text:p>
          </table:table-cell>
          <table:table-cell office:value-type="float" office:value="0" calcext:value-type="float">
            <text:p>0</text:p>
          </table:table-cell>
          <table:table-cell office:value-type="float" office:value="11.80166" calcext:value-type="float">
            <text:p>11.80166</text:p>
          </table:table-cell>
          <table:table-cell office:value-type="float" office:value="0" calcext:value-type="float">
            <text:p>0</text:p>
          </table:table-cell>
          <table:table-cell office:value-type="float" office:value="2.165203" calcext:value-type="float">
            <text:p>2.165203</text:p>
          </table:table-cell>
          <table:table-cell office:value-type="float" office:value="2.447045" calcext:value-type="float">
            <text:p>2.447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1:21.018674065</dc:date>
    <meta:editing-duration>PT9S</meta:editing-duration>
    <meta:editing-cycles>1</meta:editing-cycles>
    <meta:document-statistic meta:table-count="1" meta:cell-count="17568" meta:object-count="0"/>
    <meta:generator>LibreOffice/6.4.7.2$Linux_X86_64 LibreOffice_project/40$Build-2</meta:generator>
  </office:meta>
</office:document-meta>
</file>